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778" calcext:value-type="float">
            <text:p>26778</text:p>
          </table:table-cell>
          <table:table-cell office:value-type="float" office:value="30333" calcext:value-type="float">
            <text:p>30333</text:p>
          </table:table-cell>
          <table:table-cell office:value-type="float" office:value="29111" calcext:value-type="float">
            <text:p>29111</text:p>
          </table:table-cell>
          <table:table-cell office:value-type="float" office:value="26444" calcext:value-type="float">
            <text:p>26444</text:p>
          </table:table-cell>
          <table:table-cell office:value-type="float" office:value="30444" calcext:value-type="float">
            <text:p>30444</text:p>
          </table:table-cell>
          <table:table-cell office:value-type="float" office:value="28778" calcext:value-type="float">
            <text:p>28778</text:p>
          </table:table-cell>
          <table:table-cell office:value-type="float" office:value="31111" calcext:value-type="float">
            <text:p>31111</text:p>
          </table:table-cell>
          <table:table-cell office:value-type="float" office:value="32778" calcext:value-type="float">
            <text:p>32778</text:p>
          </table:table-cell>
          <table:table-cell office:value-type="float" office:value="32333" calcext:value-type="float">
            <text:p>32333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444" calcext:value-type="float">
            <text:p>35444</text:p>
          </table:table-cell>
          <table:table-cell office:value-type="float" office:value="32889" calcext:value-type="float">
            <text:p>32889</text:p>
          </table:table-cell>
          <table:table-cell office:value-type="float" office:value="29778" calcext:value-type="float">
            <text:p>29778</text:p>
          </table:table-cell>
          <table:table-cell office:value-type="float" office:value="32444" calcext:value-type="float">
            <text:p>32444</text:p>
          </table:table-cell>
          <table:table-cell table:number-columns-repeated="2" office:value-type="float" office:value="28111" calcext:value-type="float">
            <text:p>281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490" calcext:value-type="float">
            <text:p>25490</text:p>
          </table:table-cell>
          <table:table-cell office:value-type="float" office:value="31318" calcext:value-type="float">
            <text:p>31318</text:p>
          </table:table-cell>
          <table:table-cell office:value-type="float" office:value="31691" calcext:value-type="float">
            <text:p>31691</text:p>
          </table:table-cell>
          <table:table-cell office:value-type="float" office:value="26076" calcext:value-type="float">
            <text:p>26076</text:p>
          </table:table-cell>
          <table:table-cell office:value-type="float" office:value="29876" calcext:value-type="float">
            <text:p>29876</text:p>
          </table:table-cell>
          <table:table-cell office:value-type="float" office:value="28473" calcext:value-type="float">
            <text:p>28473</text:p>
          </table:table-cell>
          <table:table-cell office:value-type="float" office:value="32338" calcext:value-type="float">
            <text:p>32338</text:p>
          </table:table-cell>
          <table:table-cell office:value-type="float" office:value="31109" calcext:value-type="float">
            <text:p>31109</text:p>
          </table:table-cell>
          <table:table-cell office:value-type="float" office:value="30727" calcext:value-type="float">
            <text:p>30727</text:p>
          </table:table-cell>
          <table:table-cell office:value-type="float" office:value="36129" calcext:value-type="float">
            <text:p>36129</text:p>
          </table:table-cell>
          <table:table-cell office:value-type="float" office:value="39005" calcext:value-type="float">
            <text:p>39005</text:p>
          </table:table-cell>
          <table:table-cell office:value-type="float" office:value="35362" calcext:value-type="float">
            <text:p>35362</text:p>
          </table:table-cell>
          <table:table-cell office:value-type="float" office:value="35493" calcext:value-type="float">
            <text:p>35493</text:p>
          </table:table-cell>
          <table:table-cell office:value-type="float" office:value="31520" calcext:value-type="float">
            <text:p>31520</text:p>
          </table:table-cell>
          <table:table-cell office:value-type="float" office:value="32816" calcext:value-type="float">
            <text:p>32816</text:p>
          </table:table-cell>
          <table:table-cell office:value-type="float" office:value="32747" calcext:value-type="float">
            <text:p>32747</text:p>
          </table:table-cell>
          <table:table-cell office:value-type="float" office:value="30385" calcext:value-type="float">
            <text:p>303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56" calcext:value-type="float">
            <text:p>29656</text:p>
          </table:table-cell>
          <table:table-cell office:value-type="float" office:value="29767" calcext:value-type="float">
            <text:p>29767</text:p>
          </table:table-cell>
          <table:table-cell office:value-type="float" office:value="34366" calcext:value-type="float">
            <text:p>34366</text:p>
          </table:table-cell>
          <table:table-cell office:value-type="float" office:value="28018" calcext:value-type="float">
            <text:p>28018</text:p>
          </table:table-cell>
          <table:table-cell office:value-type="float" office:value="33588" calcext:value-type="float">
            <text:p>33588</text:p>
          </table:table-cell>
          <table:table-cell office:value-type="float" office:value="32081" calcext:value-type="float">
            <text:p>32081</text:p>
          </table:table-cell>
          <table:table-cell office:value-type="float" office:value="36905" calcext:value-type="float">
            <text:p>36905</text:p>
          </table:table-cell>
          <table:table-cell office:value-type="float" office:value="34565" calcext:value-type="float">
            <text:p>34565</text:p>
          </table:table-cell>
          <table:table-cell office:value-type="float" office:value="33309" calcext:value-type="float">
            <text:p>33309</text:p>
          </table:table-cell>
          <table:table-cell office:value-type="float" office:value="36650" calcext:value-type="float">
            <text:p>36650</text:p>
          </table:table-cell>
          <table:table-cell office:value-type="float" office:value="37110" calcext:value-type="float">
            <text:p>37110</text:p>
          </table:table-cell>
          <table:table-cell office:value-type="float" office:value="34969" calcext:value-type="float">
            <text:p>34969</text:p>
          </table:table-cell>
          <table:table-cell office:value-type="float" office:value="32921" calcext:value-type="float">
            <text:p>32921</text:p>
          </table:table-cell>
          <table:table-cell office:value-type="float" office:value="30962" calcext:value-type="float">
            <text:p>30962</text:p>
          </table:table-cell>
          <table:table-cell office:value-type="float" office:value="36042" calcext:value-type="float">
            <text:p>36042</text:p>
          </table:table-cell>
          <table:table-cell office:value-type="float" office:value="33978" calcext:value-type="float">
            <text:p>33978</text:p>
          </table:table-cell>
          <table:table-cell office:value-type="float" office:value="37884" calcext:value-type="float">
            <text:p>378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528" calcext:value-type="float">
            <text:p>28528</text:p>
          </table:table-cell>
          <table:table-cell office:value-type="float" office:value="26910" calcext:value-type="float">
            <text:p>26910</text:p>
          </table:table-cell>
          <table:table-cell office:value-type="float" office:value="31493" calcext:value-type="float">
            <text:p>31493</text:p>
          </table:table-cell>
          <table:table-cell office:value-type="float" office:value="26821" calcext:value-type="float">
            <text:p>26821</text:p>
          </table:table-cell>
          <table:table-cell office:value-type="float" office:value="29983" calcext:value-type="float">
            <text:p>29983</text:p>
          </table:table-cell>
          <table:table-cell office:value-type="float" office:value="32241" calcext:value-type="float">
            <text:p>32241</text:p>
          </table:table-cell>
          <table:table-cell office:value-type="float" office:value="34903" calcext:value-type="float">
            <text:p>34903</text:p>
          </table:table-cell>
          <table:table-cell office:value-type="float" office:value="34723" calcext:value-type="float">
            <text:p>34723</text:p>
          </table:table-cell>
          <table:table-cell office:value-type="float" office:value="31599" calcext:value-type="float">
            <text:p>31599</text:p>
          </table:table-cell>
          <table:table-cell office:value-type="float" office:value="35357" calcext:value-type="float">
            <text:p>35357</text:p>
          </table:table-cell>
          <table:table-cell office:value-type="float" office:value="29968" calcext:value-type="float">
            <text:p>29968</text:p>
          </table:table-cell>
          <table:table-cell office:value-type="float" office:value="33291" calcext:value-type="float">
            <text:p>33291</text:p>
          </table:table-cell>
          <table:table-cell office:value-type="float" office:value="33011" calcext:value-type="float">
            <text:p>33011</text:p>
          </table:table-cell>
          <table:table-cell office:value-type="float" office:value="30426" calcext:value-type="float">
            <text:p>30426</text:p>
          </table:table-cell>
          <table:table-cell office:value-type="float" office:value="31047" calcext:value-type="float">
            <text:p>31047</text:p>
          </table:table-cell>
          <table:table-cell office:value-type="float" office:value="31144" calcext:value-type="float">
            <text:p>31144</text:p>
          </table:table-cell>
          <table:table-cell office:value-type="float" office:value="31441" calcext:value-type="float">
            <text:p>314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1213" calcext:value-type="float">
            <text:p>31213</text:p>
          </table:table-cell>
          <table:table-cell office:value-type="float" office:value="29045" calcext:value-type="float">
            <text:p>29045</text:p>
          </table:table-cell>
          <table:table-cell office:value-type="float" office:value="29275" calcext:value-type="float">
            <text:p>29275</text:p>
          </table:table-cell>
          <table:table-cell office:value-type="float" office:value="23747" calcext:value-type="float">
            <text:p>23747</text:p>
          </table:table-cell>
          <table:table-cell office:value-type="float" office:value="27781" calcext:value-type="float">
            <text:p>27781</text:p>
          </table:table-cell>
          <table:table-cell office:value-type="float" office:value="29810" calcext:value-type="float">
            <text:p>29810</text:p>
          </table:table-cell>
          <table:table-cell office:value-type="float" office:value="34062" calcext:value-type="float">
            <text:p>34062</text:p>
          </table:table-cell>
          <table:table-cell office:value-type="float" office:value="32890" calcext:value-type="float">
            <text:p>32890</text:p>
          </table:table-cell>
          <table:table-cell office:value-type="float" office:value="32114" calcext:value-type="float">
            <text:p>32114</text:p>
          </table:table-cell>
          <table:table-cell office:value-type="float" office:value="34618" calcext:value-type="float">
            <text:p>34618</text:p>
          </table:table-cell>
          <table:table-cell office:value-type="float" office:value="34902" calcext:value-type="float">
            <text:p>34902</text:p>
          </table:table-cell>
          <table:table-cell office:value-type="float" office:value="37812" calcext:value-type="float">
            <text:p>37812</text:p>
          </table:table-cell>
          <table:table-cell office:value-type="float" office:value="36251" calcext:value-type="float">
            <text:p>36251</text:p>
          </table:table-cell>
          <table:table-cell office:value-type="float" office:value="31230" calcext:value-type="float">
            <text:p>31230</text:p>
          </table:table-cell>
          <table:table-cell office:value-type="float" office:value="31801" calcext:value-type="float">
            <text:p>31801</text:p>
          </table:table-cell>
          <table:table-cell office:value-type="float" office:value="31750" calcext:value-type="float">
            <text:p>31750</text:p>
          </table:table-cell>
          <table:table-cell office:value-type="float" office:value="34117" calcext:value-type="float">
            <text:p>3411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559" calcext:value-type="float">
            <text:p>31559</text:p>
          </table:table-cell>
          <table:table-cell office:value-type="float" office:value="28490" calcext:value-type="float">
            <text:p>28490</text:p>
          </table:table-cell>
          <table:table-cell office:value-type="float" office:value="25423" calcext:value-type="float">
            <text:p>25423</text:p>
          </table:table-cell>
          <table:table-cell office:value-type="float" office:value="28552" calcext:value-type="float">
            <text:p>28552</text:p>
          </table:table-cell>
          <table:table-cell office:value-type="float" office:value="31045" calcext:value-type="float">
            <text:p>31045</text:p>
          </table:table-cell>
          <table:table-cell office:value-type="float" office:value="27555" calcext:value-type="float">
            <text:p>27555</text:p>
          </table:table-cell>
          <table:table-cell office:value-type="float" office:value="35295" calcext:value-type="float">
            <text:p>35295</text:p>
          </table:table-cell>
          <table:table-cell office:value-type="float" office:value="34256" calcext:value-type="float">
            <text:p>34256</text:p>
          </table:table-cell>
          <table:table-cell office:value-type="float" office:value="34547" calcext:value-type="float">
            <text:p>34547</text:p>
          </table:table-cell>
          <table:table-cell office:value-type="float" office:value="34606" calcext:value-type="float">
            <text:p>34606</text:p>
          </table:table-cell>
          <table:table-cell office:value-type="float" office:value="36360" calcext:value-type="float">
            <text:p>36360</text:p>
          </table:table-cell>
          <table:table-cell office:value-type="float" office:value="36276" calcext:value-type="float">
            <text:p>36276</text:p>
          </table:table-cell>
          <table:table-cell office:value-type="float" office:value="36032" calcext:value-type="float">
            <text:p>36032</text:p>
          </table:table-cell>
          <table:table-cell office:value-type="float" office:value="30217" calcext:value-type="float">
            <text:p>30217</text:p>
          </table:table-cell>
          <table:table-cell office:value-type="float" office:value="29054" calcext:value-type="float">
            <text:p>29054</text:p>
          </table:table-cell>
          <table:table-cell office:value-type="float" office:value="30981" calcext:value-type="float">
            <text:p>30981</text:p>
          </table:table-cell>
          <table:table-cell office:value-type="float" office:value="32125" calcext:value-type="float">
            <text:p>321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210" calcext:value-type="float">
            <text:p>32210</text:p>
          </table:table-cell>
          <table:table-cell office:value-type="float" office:value="28940" calcext:value-type="float">
            <text:p>28940</text:p>
          </table:table-cell>
          <table:table-cell office:value-type="float" office:value="23961" calcext:value-type="float">
            <text:p>23961</text:p>
          </table:table-cell>
          <table:table-cell office:value-type="float" office:value="27552" calcext:value-type="float">
            <text:p>27552</text:p>
          </table:table-cell>
          <table:table-cell office:value-type="float" office:value="33971" calcext:value-type="float">
            <text:p>33971</text:p>
          </table:table-cell>
          <table:table-cell office:value-type="float" office:value="30490" calcext:value-type="float">
            <text:p>30490</text:p>
          </table:table-cell>
          <table:table-cell office:value-type="float" office:value="32141" calcext:value-type="float">
            <text:p>32141</text:p>
          </table:table-cell>
          <table:table-cell office:value-type="float" office:value="35231" calcext:value-type="float">
            <text:p>35231</text:p>
          </table:table-cell>
          <table:table-cell office:value-type="float" office:value="34742" calcext:value-type="float">
            <text:p>34742</text:p>
          </table:table-cell>
          <table:table-cell office:value-type="float" office:value="32800" calcext:value-type="float">
            <text:p>32800</text:p>
          </table:table-cell>
          <table:table-cell office:value-type="float" office:value="33992" calcext:value-type="float">
            <text:p>33992</text:p>
          </table:table-cell>
          <table:table-cell office:value-type="float" office:value="33959" calcext:value-type="float">
            <text:p>33959</text:p>
          </table:table-cell>
          <table:table-cell office:value-type="float" office:value="36711" calcext:value-type="float">
            <text:p>36711</text:p>
          </table:table-cell>
          <table:table-cell office:value-type="float" office:value="31159" calcext:value-type="float">
            <text:p>31159</text:p>
          </table:table-cell>
          <table:table-cell office:value-type="float" office:value="32188" calcext:value-type="float">
            <text:p>32188</text:p>
          </table:table-cell>
          <table:table-cell office:value-type="float" office:value="32421" calcext:value-type="float">
            <text:p>32421</text:p>
          </table:table-cell>
          <table:table-cell office:value-type="float" office:value="28750" calcext:value-type="float">
            <text:p>2875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210" calcext:value-type="float">
            <text:p>30210</text:p>
          </table:table-cell>
          <table:table-cell office:value-type="float" office:value="30189" calcext:value-type="float">
            <text:p>30189</text:p>
          </table:table-cell>
          <table:table-cell office:value-type="float" office:value="29179" calcext:value-type="float">
            <text:p>29179</text:p>
          </table:table-cell>
          <table:table-cell office:value-type="float" office:value="25254" calcext:value-type="float">
            <text:p>25254</text:p>
          </table:table-cell>
          <table:table-cell office:value-type="float" office:value="33970" calcext:value-type="float">
            <text:p>33970</text:p>
          </table:table-cell>
          <table:table-cell office:value-type="float" office:value="29632" calcext:value-type="float">
            <text:p>29632</text:p>
          </table:table-cell>
          <table:table-cell office:value-type="float" office:value="30880" calcext:value-type="float">
            <text:p>30880</text:p>
          </table:table-cell>
          <table:table-cell office:value-type="float" office:value="33489" calcext:value-type="float">
            <text:p>33489</text:p>
          </table:table-cell>
          <table:table-cell office:value-type="float" office:value="35992" calcext:value-type="float">
            <text:p>35992</text:p>
          </table:table-cell>
          <table:table-cell office:value-type="float" office:value="31481" calcext:value-type="float">
            <text:p>31481</text:p>
          </table:table-cell>
          <table:table-cell office:value-type="float" office:value="31027" calcext:value-type="float">
            <text:p>31027</text:p>
          </table:table-cell>
          <table:table-cell office:value-type="float" office:value="35005" calcext:value-type="float">
            <text:p>35005</text:p>
          </table:table-cell>
          <table:table-cell office:value-type="float" office:value="31344" calcext:value-type="float">
            <text:p>31344</text:p>
          </table:table-cell>
          <table:table-cell office:value-type="float" office:value="33850" calcext:value-type="float">
            <text:p>33850</text:p>
          </table:table-cell>
          <table:table-cell office:value-type="float" office:value="34174" calcext:value-type="float">
            <text:p>34174</text:p>
          </table:table-cell>
          <table:table-cell office:value-type="float" office:value="30376" calcext:value-type="float">
            <text:p>30376</text:p>
          </table:table-cell>
          <table:table-cell office:value-type="float" office:value="27599" calcext:value-type="float">
            <text:p>2759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367" calcext:value-type="float">
            <text:p>28367</text:p>
          </table:table-cell>
          <table:table-cell office:value-type="float" office:value="29434" calcext:value-type="float">
            <text:p>29434</text:p>
          </table:table-cell>
          <table:table-cell office:value-type="float" office:value="28883" calcext:value-type="float">
            <text:p>28883</text:p>
          </table:table-cell>
          <table:table-cell office:value-type="float" office:value="30309" calcext:value-type="float">
            <text:p>30309</text:p>
          </table:table-cell>
          <table:table-cell office:value-type="float" office:value="25871" calcext:value-type="float">
            <text:p>25871</text:p>
          </table:table-cell>
          <table:table-cell office:value-type="float" office:value="32545" calcext:value-type="float">
            <text:p>32545</text:p>
          </table:table-cell>
          <table:table-cell office:value-type="float" office:value="32805" calcext:value-type="float">
            <text:p>32805</text:p>
          </table:table-cell>
          <table:table-cell office:value-type="float" office:value="33636" calcext:value-type="float">
            <text:p>33636</text:p>
          </table:table-cell>
          <table:table-cell office:value-type="float" office:value="34744" calcext:value-type="float">
            <text:p>34744</text:p>
          </table:table-cell>
          <table:table-cell office:value-type="float" office:value="30958" calcext:value-type="float">
            <text:p>30958</text:p>
          </table:table-cell>
          <table:table-cell office:value-type="float" office:value="33131" calcext:value-type="float">
            <text:p>33131</text:p>
          </table:table-cell>
          <table:table-cell office:value-type="float" office:value="35728" calcext:value-type="float">
            <text:p>35728</text:p>
          </table:table-cell>
          <table:table-cell office:value-type="float" office:value="31087" calcext:value-type="float">
            <text:p>31087</text:p>
          </table:table-cell>
          <table:table-cell office:value-type="float" office:value="36257" calcext:value-type="float">
            <text:p>36257</text:p>
          </table:table-cell>
          <table:table-cell office:value-type="float" office:value="32741" calcext:value-type="float">
            <text:p>32741</text:p>
          </table:table-cell>
          <table:table-cell office:value-type="float" office:value="32895" calcext:value-type="float">
            <text:p>32895</text:p>
          </table:table-cell>
          <table:table-cell office:value-type="float" office:value="30298" calcext:value-type="float">
            <text:p>3029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622" calcext:value-type="float">
            <text:p>31622</text:p>
          </table:table-cell>
          <table:table-cell office:value-type="float" office:value="27172" calcext:value-type="float">
            <text:p>27172</text:p>
          </table:table-cell>
          <table:table-cell office:value-type="float" office:value="29869" calcext:value-type="float">
            <text:p>29869</text:p>
          </table:table-cell>
          <table:table-cell office:value-type="float" office:value="31262" calcext:value-type="float">
            <text:p>31262</text:p>
          </table:table-cell>
          <table:table-cell office:value-type="float" office:value="24537" calcext:value-type="float">
            <text:p>24537</text:p>
          </table:table-cell>
          <table:table-cell office:value-type="float" office:value="32431" calcext:value-type="float">
            <text:p>32431</text:p>
          </table:table-cell>
          <table:table-cell office:value-type="float" office:value="34654" calcext:value-type="float">
            <text:p>34654</text:p>
          </table:table-cell>
          <table:table-cell office:value-type="float" office:value="35698" calcext:value-type="float">
            <text:p>35698</text:p>
          </table:table-cell>
          <table:table-cell office:value-type="float" office:value="32643" calcext:value-type="float">
            <text:p>32643</text:p>
          </table:table-cell>
          <table:table-cell office:value-type="float" office:value="32790" calcext:value-type="float">
            <text:p>32790</text:p>
          </table:table-cell>
          <table:table-cell office:value-type="float" office:value="34573" calcext:value-type="float">
            <text:p>34573</text:p>
          </table:table-cell>
          <table:table-cell office:value-type="float" office:value="34390" calcext:value-type="float">
            <text:p>34390</text:p>
          </table:table-cell>
          <table:table-cell office:value-type="float" office:value="35031" calcext:value-type="float">
            <text:p>35031</text:p>
          </table:table-cell>
          <table:table-cell office:value-type="float" office:value="34543" calcext:value-type="float">
            <text:p>34543</text:p>
          </table:table-cell>
          <table:table-cell office:value-type="float" office:value="33310" calcext:value-type="float">
            <text:p>33310</text:p>
          </table:table-cell>
          <table:table-cell office:value-type="float" office:value="34619" calcext:value-type="float">
            <text:p>34619</text:p>
          </table:table-cell>
          <table:table-cell office:value-type="float" office:value="33562" calcext:value-type="float">
            <text:p>335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661" calcext:value-type="float">
            <text:p>31661</text:p>
          </table:table-cell>
          <table:table-cell office:value-type="float" office:value="25844" calcext:value-type="float">
            <text:p>25844</text:p>
          </table:table-cell>
          <table:table-cell office:value-type="float" office:value="28636" calcext:value-type="float">
            <text:p>28636</text:p>
          </table:table-cell>
          <table:table-cell office:value-type="float" office:value="31598" calcext:value-type="float">
            <text:p>31598</text:p>
          </table:table-cell>
          <table:table-cell office:value-type="float" office:value="29176" calcext:value-type="float">
            <text:p>29176</text:p>
          </table:table-cell>
          <table:table-cell office:value-type="float" office:value="31705" calcext:value-type="float">
            <text:p>31705</text:p>
          </table:table-cell>
          <table:table-cell office:value-type="float" office:value="37781" calcext:value-type="float">
            <text:p>37781</text:p>
          </table:table-cell>
          <table:table-cell office:value-type="float" office:value="37648" calcext:value-type="float">
            <text:p>37648</text:p>
          </table:table-cell>
          <table:table-cell office:value-type="float" office:value="33477" calcext:value-type="float">
            <text:p>33477</text:p>
          </table:table-cell>
          <table:table-cell office:value-type="float" office:value="34402" calcext:value-type="float">
            <text:p>34402</text:p>
          </table:table-cell>
          <table:table-cell office:value-type="float" office:value="33314" calcext:value-type="float">
            <text:p>33314</text:p>
          </table:table-cell>
          <table:table-cell office:value-type="float" office:value="35346" calcext:value-type="float">
            <text:p>35346</text:p>
          </table:table-cell>
          <table:table-cell office:value-type="float" office:value="36485" calcext:value-type="float">
            <text:p>36485</text:p>
          </table:table-cell>
          <table:table-cell office:value-type="float" office:value="31208" calcext:value-type="float">
            <text:p>31208</text:p>
          </table:table-cell>
          <table:table-cell office:value-type="float" office:value="32163" calcext:value-type="float">
            <text:p>32163</text:p>
          </table:table-cell>
          <table:table-cell office:value-type="float" office:value="32182" calcext:value-type="float">
            <text:p>32182</text:p>
          </table:table-cell>
          <table:table-cell office:value-type="float" office:value="29521" calcext:value-type="float">
            <text:p>295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961" calcext:value-type="float">
            <text:p>27961</text:p>
          </table:table-cell>
          <table:table-cell office:value-type="float" office:value="31587" calcext:value-type="float">
            <text:p>31587</text:p>
          </table:table-cell>
          <table:table-cell office:value-type="float" office:value="25191" calcext:value-type="float">
            <text:p>25191</text:p>
          </table:table-cell>
          <table:table-cell office:value-type="float" office:value="29099" calcext:value-type="float">
            <text:p>29099</text:p>
          </table:table-cell>
          <table:table-cell office:value-type="float" office:value="33673" calcext:value-type="float">
            <text:p>33673</text:p>
          </table:table-cell>
          <table:table-cell office:value-type="float" office:value="34111" calcext:value-type="float">
            <text:p>34111</text:p>
          </table:table-cell>
          <table:table-cell office:value-type="float" office:value="34415" calcext:value-type="float">
            <text:p>34415</text:p>
          </table:table-cell>
          <table:table-cell office:value-type="float" office:value="37325" calcext:value-type="float">
            <text:p>37325</text:p>
          </table:table-cell>
          <table:table-cell office:value-type="float" office:value="33560" calcext:value-type="float">
            <text:p>33560</text:p>
          </table:table-cell>
          <table:table-cell office:value-type="float" office:value="36057" calcext:value-type="float">
            <text:p>36057</text:p>
          </table:table-cell>
          <table:table-cell office:value-type="float" office:value="33173" calcext:value-type="float">
            <text:p>33173</text:p>
          </table:table-cell>
          <table:table-cell office:value-type="float" office:value="36358" calcext:value-type="float">
            <text:p>36358</text:p>
          </table:table-cell>
          <table:table-cell office:value-type="float" office:value="37177" calcext:value-type="float">
            <text:p>37177</text:p>
          </table:table-cell>
          <table:table-cell office:value-type="float" office:value="33161" calcext:value-type="float">
            <text:p>33161</text:p>
          </table:table-cell>
          <table:table-cell office:value-type="float" office:value="30333" calcext:value-type="float">
            <text:p>30333</text:p>
          </table:table-cell>
          <table:table-cell office:value-type="float" office:value="33339" calcext:value-type="float">
            <text:p>33339</text:p>
          </table:table-cell>
          <table:table-cell office:value-type="float" office:value="23162" calcext:value-type="float">
            <text:p>2316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994" calcext:value-type="float">
            <text:p>25994</text:p>
          </table:table-cell>
          <table:table-cell office:value-type="float" office:value="34066" calcext:value-type="float">
            <text:p>34066</text:p>
          </table:table-cell>
          <table:table-cell office:value-type="float" office:value="28284" calcext:value-type="float">
            <text:p>28284</text:p>
          </table:table-cell>
          <table:table-cell office:value-type="float" office:value="25718" calcext:value-type="float">
            <text:p>25718</text:p>
          </table:table-cell>
          <table:table-cell office:value-type="float" office:value="34884" calcext:value-type="float">
            <text:p>34884</text:p>
          </table:table-cell>
          <table:table-cell office:value-type="float" office:value="30855" calcext:value-type="float">
            <text:p>30855</text:p>
          </table:table-cell>
          <table:table-cell office:value-type="float" office:value="31116" calcext:value-type="float">
            <text:p>31116</text:p>
          </table:table-cell>
          <table:table-cell office:value-type="float" office:value="32303" calcext:value-type="float">
            <text:p>32303</text:p>
          </table:table-cell>
          <table:table-cell office:value-type="float" office:value="35513" calcext:value-type="float">
            <text:p>35513</text:p>
          </table:table-cell>
          <table:table-cell office:value-type="float" office:value="33529" calcext:value-type="float">
            <text:p>33529</text:p>
          </table:table-cell>
          <table:table-cell office:value-type="float" office:value="28941" calcext:value-type="float">
            <text:p>28941</text:p>
          </table:table-cell>
          <table:table-cell office:value-type="float" office:value="31134" calcext:value-type="float">
            <text:p>31134</text:p>
          </table:table-cell>
          <table:table-cell office:value-type="float" office:value="31011" calcext:value-type="float">
            <text:p>31011</text:p>
          </table:table-cell>
          <table:table-cell office:value-type="float" office:value="32241" calcext:value-type="float">
            <text:p>32241</text:p>
          </table:table-cell>
          <table:table-cell office:value-type="float" office:value="27507" calcext:value-type="float">
            <text:p>27507</text:p>
          </table:table-cell>
          <table:table-cell office:value-type="float" office:value="33957" calcext:value-type="float">
            <text:p>33957</text:p>
          </table:table-cell>
          <table:table-cell office:value-type="float" office:value="26893" calcext:value-type="float">
            <text:p>268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142" calcext:value-type="float">
            <text:p>27142</text:p>
          </table:table-cell>
          <table:table-cell office:value-type="float" office:value="26123" calcext:value-type="float">
            <text:p>26123</text:p>
          </table:table-cell>
          <table:table-cell office:value-type="float" office:value="27759" calcext:value-type="float">
            <text:p>27759</text:p>
          </table:table-cell>
          <table:table-cell office:value-type="float" office:value="28776" calcext:value-type="float">
            <text:p>28776</text:p>
          </table:table-cell>
          <table:table-cell office:value-type="float" office:value="29109" calcext:value-type="float">
            <text:p>29109</text:p>
          </table:table-cell>
          <table:table-cell office:value-type="float" office:value="29251" calcext:value-type="float">
            <text:p>29251</text:p>
          </table:table-cell>
          <table:table-cell office:value-type="float" office:value="31306" calcext:value-type="float">
            <text:p>31306</text:p>
          </table:table-cell>
          <table:table-cell office:value-type="float" office:value="32547" calcext:value-type="float">
            <text:p>32547</text:p>
          </table:table-cell>
          <table:table-cell office:value-type="float" office:value="34250" calcext:value-type="float">
            <text:p>34250</text:p>
          </table:table-cell>
          <table:table-cell office:value-type="float" office:value="34041" calcext:value-type="float">
            <text:p>34041</text:p>
          </table:table-cell>
          <table:table-cell office:value-type="float" office:value="30052" calcext:value-type="float">
            <text:p>30052</text:p>
          </table:table-cell>
          <table:table-cell office:value-type="float" office:value="28884" calcext:value-type="float">
            <text:p>28884</text:p>
          </table:table-cell>
          <table:table-cell office:value-type="float" office:value="31403" calcext:value-type="float">
            <text:p>31403</text:p>
          </table:table-cell>
          <table:table-cell office:value-type="float" office:value="32019" calcext:value-type="float">
            <text:p>32019</text:p>
          </table:table-cell>
          <table:table-cell office:value-type="float" office:value="30890" calcext:value-type="float">
            <text:p>30890</text:p>
          </table:table-cell>
          <table:table-cell office:value-type="float" office:value="30446" calcext:value-type="float">
            <text:p>30446</text:p>
          </table:table-cell>
          <table:table-cell office:value-type="float" office:value="31723" calcext:value-type="float">
            <text:p>3172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148" calcext:value-type="float">
            <text:p>28148</text:p>
          </table:table-cell>
          <table:table-cell office:value-type="float" office:value="26064" calcext:value-type="float">
            <text:p>26064</text:p>
          </table:table-cell>
          <table:table-cell office:value-type="float" office:value="26026" calcext:value-type="float">
            <text:p>26026</text:p>
          </table:table-cell>
          <table:table-cell office:value-type="float" office:value="30347" calcext:value-type="float">
            <text:p>30347</text:p>
          </table:table-cell>
          <table:table-cell office:value-type="float" office:value="29671" calcext:value-type="float">
            <text:p>29671</text:p>
          </table:table-cell>
          <table:table-cell office:value-type="float" office:value="34198" calcext:value-type="float">
            <text:p>34198</text:p>
          </table:table-cell>
          <table:table-cell office:value-type="float" office:value="33379" calcext:value-type="float">
            <text:p>33379</text:p>
          </table:table-cell>
          <table:table-cell office:value-type="float" office:value="34191" calcext:value-type="float">
            <text:p>34191</text:p>
          </table:table-cell>
          <table:table-cell office:value-type="float" office:value="34978" calcext:value-type="float">
            <text:p>34978</text:p>
          </table:table-cell>
          <table:table-cell office:value-type="float" office:value="36306" calcext:value-type="float">
            <text:p>36306</text:p>
          </table:table-cell>
          <table:table-cell office:value-type="float" office:value="34899" calcext:value-type="float">
            <text:p>34899</text:p>
          </table:table-cell>
          <table:table-cell office:value-type="float" office:value="28433" calcext:value-type="float">
            <text:p>28433</text:p>
          </table:table-cell>
          <table:table-cell office:value-type="float" office:value="34992" calcext:value-type="float">
            <text:p>34992</text:p>
          </table:table-cell>
          <table:table-cell office:value-type="float" office:value="31201" calcext:value-type="float">
            <text:p>31201</text:p>
          </table:table-cell>
          <table:table-cell office:value-type="float" office:value="34277" calcext:value-type="float">
            <text:p>34277</text:p>
          </table:table-cell>
          <table:table-cell office:value-type="float" office:value="29962" calcext:value-type="float">
            <text:p>29962</text:p>
          </table:table-cell>
          <table:table-cell office:value-type="float" office:value="31729" calcext:value-type="float">
            <text:p>3172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439" calcext:value-type="float">
            <text:p>31439</text:p>
          </table:table-cell>
          <table:table-cell office:value-type="float" office:value="24259" calcext:value-type="float">
            <text:p>24259</text:p>
          </table:table-cell>
          <table:table-cell office:value-type="float" office:value="27541" calcext:value-type="float">
            <text:p>27541</text:p>
          </table:table-cell>
          <table:table-cell office:value-type="float" office:value="30928" calcext:value-type="float">
            <text:p>30928</text:p>
          </table:table-cell>
          <table:table-cell office:value-type="float" office:value="32976" calcext:value-type="float">
            <text:p>32976</text:p>
          </table:table-cell>
          <table:table-cell office:value-type="float" office:value="34768" calcext:value-type="float">
            <text:p>34768</text:p>
          </table:table-cell>
          <table:table-cell office:value-type="float" office:value="32716" calcext:value-type="float">
            <text:p>32716</text:p>
          </table:table-cell>
          <table:table-cell office:value-type="float" office:value="38018" calcext:value-type="float">
            <text:p>38018</text:p>
          </table:table-cell>
          <table:table-cell office:value-type="float" office:value="32834" calcext:value-type="float">
            <text:p>32834</text:p>
          </table:table-cell>
          <table:table-cell office:value-type="float" office:value="33058" calcext:value-type="float">
            <text:p>33058</text:p>
          </table:table-cell>
          <table:table-cell office:value-type="float" office:value="34672" calcext:value-type="float">
            <text:p>34672</text:p>
          </table:table-cell>
          <table:table-cell office:value-type="float" office:value="34371" calcext:value-type="float">
            <text:p>34371</text:p>
          </table:table-cell>
          <table:table-cell office:value-type="float" office:value="34680" calcext:value-type="float">
            <text:p>34680</text:p>
          </table:table-cell>
          <table:table-cell office:value-type="float" office:value="29678" calcext:value-type="float">
            <text:p>29678</text:p>
          </table:table-cell>
          <table:table-cell office:value-type="float" office:value="33807" calcext:value-type="float">
            <text:p>33807</text:p>
          </table:table-cell>
          <table:table-cell office:value-type="float" office:value="31474" calcext:value-type="float">
            <text:p>31474</text:p>
          </table:table-cell>
          <table:table-cell office:value-type="float" office:value="31642" calcext:value-type="float">
            <text:p>3164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3281" calcext:value-type="float">
            <text:p>33281</text:p>
          </table:table-cell>
          <table:table-cell office:value-type="float" office:value="25337" calcext:value-type="float">
            <text:p>25337</text:p>
          </table:table-cell>
          <table:table-cell office:value-type="float" office:value="31143" calcext:value-type="float">
            <text:p>31143</text:p>
          </table:table-cell>
          <table:table-cell office:value-type="float" office:value="29958" calcext:value-type="float">
            <text:p>29958</text:p>
          </table:table-cell>
          <table:table-cell office:value-type="float" office:value="34644" calcext:value-type="float">
            <text:p>34644</text:p>
          </table:table-cell>
          <table:table-cell office:value-type="float" office:value="34043" calcext:value-type="float">
            <text:p>34043</text:p>
          </table:table-cell>
          <table:table-cell office:value-type="float" office:value="34651" calcext:value-type="float">
            <text:p>34651</text:p>
          </table:table-cell>
          <table:table-cell office:value-type="float" office:value="34116" calcext:value-type="float">
            <text:p>34116</text:p>
          </table:table-cell>
          <table:table-cell office:value-type="float" office:value="31772" calcext:value-type="float">
            <text:p>31772</text:p>
          </table:table-cell>
          <table:table-cell office:value-type="float" office:value="29650" calcext:value-type="float">
            <text:p>29650</text:p>
          </table:table-cell>
          <table:table-cell office:value-type="float" office:value="37624" calcext:value-type="float">
            <text:p>37624</text:p>
          </table:table-cell>
          <table:table-cell office:value-type="float" office:value="34455" calcext:value-type="float">
            <text:p>34455</text:p>
          </table:table-cell>
          <table:table-cell office:value-type="float" office:value="34846" calcext:value-type="float">
            <text:p>34846</text:p>
          </table:table-cell>
          <table:table-cell office:value-type="float" office:value="32587" calcext:value-type="float">
            <text:p>32587</text:p>
          </table:table-cell>
          <table:table-cell office:value-type="float" office:value="33902" calcext:value-type="float">
            <text:p>33902</text:p>
          </table:table-cell>
          <table:table-cell office:value-type="float" office:value="33585" calcext:value-type="float">
            <text:p>33585</text:p>
          </table:table-cell>
          <table:table-cell office:value-type="float" office:value="33340" calcext:value-type="float">
            <text:p>3334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9923" calcext:value-type="float">
            <text:p>39923</text:p>
          </table:table-cell>
          <table:table-cell office:value-type="float" office:value="31918" calcext:value-type="float">
            <text:p>31918</text:p>
          </table:table-cell>
          <table:table-cell office:value-type="float" office:value="30667" calcext:value-type="float">
            <text:p>30667</text:p>
          </table:table-cell>
          <table:table-cell office:value-type="float" office:value="29680" calcext:value-type="float">
            <text:p>29680</text:p>
          </table:table-cell>
          <table:table-cell office:value-type="float" office:value="32302" calcext:value-type="float">
            <text:p>32302</text:p>
          </table:table-cell>
          <table:table-cell office:value-type="float" office:value="30337" calcext:value-type="float">
            <text:p>30337</text:p>
          </table:table-cell>
          <table:table-cell office:value-type="float" office:value="35988" calcext:value-type="float">
            <text:p>35988</text:p>
          </table:table-cell>
          <table:table-cell office:value-type="float" office:value="29772" calcext:value-type="float">
            <text:p>29772</text:p>
          </table:table-cell>
          <table:table-cell office:value-type="float" office:value="31405" calcext:value-type="float">
            <text:p>31405</text:p>
          </table:table-cell>
          <table:table-cell office:value-type="float" office:value="32369" calcext:value-type="float">
            <text:p>32369</text:p>
          </table:table-cell>
          <table:table-cell office:value-type="float" office:value="33382" calcext:value-type="float">
            <text:p>33382</text:p>
          </table:table-cell>
          <table:table-cell office:value-type="float" office:value="29349" calcext:value-type="float">
            <text:p>29349</text:p>
          </table:table-cell>
          <table:table-cell office:value-type="float" office:value="35879" calcext:value-type="float">
            <text:p>35879</text:p>
          </table:table-cell>
          <table:table-cell office:value-type="float" office:value="30925" calcext:value-type="float">
            <text:p>30925</text:p>
          </table:table-cell>
          <table:table-cell office:value-type="float" office:value="32877" calcext:value-type="float">
            <text:p>32877</text:p>
          </table:table-cell>
          <table:table-cell office:value-type="float" office:value="34670" calcext:value-type="float">
            <text:p>34670</text:p>
          </table:table-cell>
          <table:table-cell office:value-type="float" office:value="32636" calcext:value-type="float">
            <text:p>326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4102" calcext:value-type="float">
            <text:p>34102</text:p>
          </table:table-cell>
          <table:table-cell office:value-type="float" office:value="28285" calcext:value-type="float">
            <text:p>28285</text:p>
          </table:table-cell>
          <table:table-cell office:value-type="float" office:value="29874" calcext:value-type="float">
            <text:p>29874</text:p>
          </table:table-cell>
          <table:table-cell office:value-type="float" office:value="30512" calcext:value-type="float">
            <text:p>30512</text:p>
          </table:table-cell>
          <table:table-cell office:value-type="float" office:value="35071" calcext:value-type="float">
            <text:p>35071</text:p>
          </table:table-cell>
          <table:table-cell office:value-type="float" office:value="36811" calcext:value-type="float">
            <text:p>36811</text:p>
          </table:table-cell>
          <table:table-cell office:value-type="float" office:value="39243" calcext:value-type="float">
            <text:p>39243</text:p>
          </table:table-cell>
          <table:table-cell office:value-type="float" office:value="32205" calcext:value-type="float">
            <text:p>32205</text:p>
          </table:table-cell>
          <table:table-cell office:value-type="float" office:value="34132" calcext:value-type="float">
            <text:p>34132</text:p>
          </table:table-cell>
          <table:table-cell office:value-type="float" office:value="31665" calcext:value-type="float">
            <text:p>31665</text:p>
          </table:table-cell>
          <table:table-cell office:value-type="float" office:value="34034" calcext:value-type="float">
            <text:p>34034</text:p>
          </table:table-cell>
          <table:table-cell office:value-type="float" office:value="32447" calcext:value-type="float">
            <text:p>32447</text:p>
          </table:table-cell>
          <table:table-cell office:value-type="float" office:value="39174" calcext:value-type="float">
            <text:p>39174</text:p>
          </table:table-cell>
          <table:table-cell office:value-type="float" office:value="37007" calcext:value-type="float">
            <text:p>37007</text:p>
          </table:table-cell>
          <table:table-cell office:value-type="float" office:value="38735" calcext:value-type="float">
            <text:p>38735</text:p>
          </table:table-cell>
          <table:table-cell office:value-type="float" office:value="30404" calcext:value-type="float">
            <text:p>30404</text:p>
          </table:table-cell>
          <table:table-cell office:value-type="float" office:value="35069" calcext:value-type="float">
            <text:p>3506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874" calcext:value-type="float">
            <text:p>26874</text:p>
          </table:table-cell>
          <table:table-cell office:value-type="float" office:value="21750" calcext:value-type="float">
            <text:p>21750</text:p>
          </table:table-cell>
          <table:table-cell office:value-type="float" office:value="25194" calcext:value-type="float">
            <text:p>25194</text:p>
          </table:table-cell>
          <table:table-cell office:value-type="float" office:value="30066" calcext:value-type="float">
            <text:p>30066</text:p>
          </table:table-cell>
          <table:table-cell office:value-type="float" office:value="32751" calcext:value-type="float">
            <text:p>32751</text:p>
          </table:table-cell>
          <table:table-cell office:value-type="float" office:value="33541" calcext:value-type="float">
            <text:p>33541</text:p>
          </table:table-cell>
          <table:table-cell office:value-type="float" office:value="33751" calcext:value-type="float">
            <text:p>33751</text:p>
          </table:table-cell>
          <table:table-cell office:value-type="float" office:value="32787" calcext:value-type="float">
            <text:p>32787</text:p>
          </table:table-cell>
          <table:table-cell office:value-type="float" office:value="34382" calcext:value-type="float">
            <text:p>34382</text:p>
          </table:table-cell>
          <table:table-cell office:value-type="float" office:value="34349" calcext:value-type="float">
            <text:p>34349</text:p>
          </table:table-cell>
          <table:table-cell office:value-type="float" office:value="34889" calcext:value-type="float">
            <text:p>34889</text:p>
          </table:table-cell>
          <table:table-cell office:value-type="float" office:value="40919" calcext:value-type="float">
            <text:p>40919</text:p>
          </table:table-cell>
          <table:table-cell office:value-type="float" office:value="36287" calcext:value-type="float">
            <text:p>36287</text:p>
          </table:table-cell>
          <table:table-cell office:value-type="float" office:value="36001" calcext:value-type="float">
            <text:p>36001</text:p>
          </table:table-cell>
          <table:table-cell office:value-type="float" office:value="34508" calcext:value-type="float">
            <text:p>34508</text:p>
          </table:table-cell>
          <table:table-cell office:value-type="float" office:value="29405" calcext:value-type="float">
            <text:p>29405</text:p>
          </table:table-cell>
          <table:table-cell office:value-type="float" office:value="34772" calcext:value-type="float">
            <text:p>3477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265" calcext:value-type="float">
            <text:p>27265</text:p>
          </table:table-cell>
          <table:table-cell office:value-type="float" office:value="26489" calcext:value-type="float">
            <text:p>26489</text:p>
          </table:table-cell>
          <table:table-cell office:value-type="float" office:value="25825" calcext:value-type="float">
            <text:p>25825</text:p>
          </table:table-cell>
          <table:table-cell office:value-type="float" office:value="25558" calcext:value-type="float">
            <text:p>25558</text:p>
          </table:table-cell>
          <table:table-cell office:value-type="float" office:value="31988" calcext:value-type="float">
            <text:p>31988</text:p>
          </table:table-cell>
          <table:table-cell office:value-type="float" office:value="35890" calcext:value-type="float">
            <text:p>35890</text:p>
          </table:table-cell>
          <table:table-cell office:value-type="float" office:value="32918" calcext:value-type="float">
            <text:p>32918</text:p>
          </table:table-cell>
          <table:table-cell office:value-type="float" office:value="32000" calcext:value-type="float">
            <text:p>32000</text:p>
          </table:table-cell>
          <table:table-cell office:value-type="float" office:value="32756" calcext:value-type="float">
            <text:p>32756</text:p>
          </table:table-cell>
          <table:table-cell office:value-type="float" office:value="36358" calcext:value-type="float">
            <text:p>36358</text:p>
          </table:table-cell>
          <table:table-cell office:value-type="float" office:value="36297" calcext:value-type="float">
            <text:p>36297</text:p>
          </table:table-cell>
          <table:table-cell office:value-type="float" office:value="39480" calcext:value-type="float">
            <text:p>39480</text:p>
          </table:table-cell>
          <table:table-cell office:value-type="float" office:value="35285" calcext:value-type="float">
            <text:p>35285</text:p>
          </table:table-cell>
          <table:table-cell office:value-type="float" office:value="36699" calcext:value-type="float">
            <text:p>36699</text:p>
          </table:table-cell>
          <table:table-cell office:value-type="float" office:value="35668" calcext:value-type="float">
            <text:p>35668</text:p>
          </table:table-cell>
          <table:table-cell office:value-type="float" office:value="34073" calcext:value-type="float">
            <text:p>34073</text:p>
          </table:table-cell>
          <table:table-cell office:value-type="float" office:value="36594" calcext:value-type="float">
            <text:p>3659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0301" calcext:value-type="float">
            <text:p>30301</text:p>
          </table:table-cell>
          <table:table-cell office:value-type="float" office:value="26442" calcext:value-type="float">
            <text:p>26442</text:p>
          </table:table-cell>
          <table:table-cell office:value-type="float" office:value="28295" calcext:value-type="float">
            <text:p>28295</text:p>
          </table:table-cell>
          <table:table-cell office:value-type="float" office:value="23863" calcext:value-type="float">
            <text:p>23863</text:p>
          </table:table-cell>
          <table:table-cell office:value-type="float" office:value="33431" calcext:value-type="float">
            <text:p>33431</text:p>
          </table:table-cell>
          <table:table-cell office:value-type="float" office:value="36960" calcext:value-type="float">
            <text:p>36960</text:p>
          </table:table-cell>
          <table:table-cell office:value-type="float" office:value="30992" calcext:value-type="float">
            <text:p>30992</text:p>
          </table:table-cell>
          <table:table-cell office:value-type="float" office:value="29592" calcext:value-type="float">
            <text:p>29592</text:p>
          </table:table-cell>
          <table:table-cell office:value-type="float" office:value="30190" calcext:value-type="float">
            <text:p>30190</text:p>
          </table:table-cell>
          <table:table-cell office:value-type="float" office:value="33786" calcext:value-type="float">
            <text:p>33786</text:p>
          </table:table-cell>
          <table:table-cell office:value-type="float" office:value="34107" calcext:value-type="float">
            <text:p>34107</text:p>
          </table:table-cell>
          <table:table-cell office:value-type="float" office:value="37062" calcext:value-type="float">
            <text:p>37062</text:p>
          </table:table-cell>
          <table:table-cell office:value-type="float" office:value="36801" calcext:value-type="float">
            <text:p>36801</text:p>
          </table:table-cell>
          <table:table-cell office:value-type="float" office:value="34939" calcext:value-type="float">
            <text:p>34939</text:p>
          </table:table-cell>
          <table:table-cell office:value-type="float" office:value="31073" calcext:value-type="float">
            <text:p>31073</text:p>
          </table:table-cell>
          <table:table-cell office:value-type="float" office:value="28032" calcext:value-type="float">
            <text:p>28032</text:p>
          </table:table-cell>
          <table:table-cell office:value-type="float" office:value="36494" calcext:value-type="float">
            <text:p>3649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0669" calcext:value-type="float">
            <text:p>30669</text:p>
          </table:table-cell>
          <table:table-cell office:value-type="float" office:value="22670" calcext:value-type="float">
            <text:p>22670</text:p>
          </table:table-cell>
          <table:table-cell office:value-type="float" office:value="29131" calcext:value-type="float">
            <text:p>29131</text:p>
          </table:table-cell>
          <table:table-cell office:value-type="float" office:value="29459" calcext:value-type="float">
            <text:p>29459</text:p>
          </table:table-cell>
          <table:table-cell office:value-type="float" office:value="34560" calcext:value-type="float">
            <text:p>34560</text:p>
          </table:table-cell>
          <table:table-cell office:value-type="float" office:value="36445" calcext:value-type="float">
            <text:p>36445</text:p>
          </table:table-cell>
          <table:table-cell office:value-type="float" office:value="31901" calcext:value-type="float">
            <text:p>31901</text:p>
          </table:table-cell>
          <table:table-cell office:value-type="float" office:value="30800" calcext:value-type="float">
            <text:p>30800</text:p>
          </table:table-cell>
          <table:table-cell office:value-type="float" office:value="39233" calcext:value-type="float">
            <text:p>39233</text:p>
          </table:table-cell>
          <table:table-cell office:value-type="float" office:value="34460" calcext:value-type="float">
            <text:p>34460</text:p>
          </table:table-cell>
          <table:table-cell office:value-type="float" office:value="31023" calcext:value-type="float">
            <text:p>31023</text:p>
          </table:table-cell>
          <table:table-cell office:value-type="float" office:value="36097" calcext:value-type="float">
            <text:p>36097</text:p>
          </table:table-cell>
          <table:table-cell office:value-type="float" office:value="36779" calcext:value-type="float">
            <text:p>36779</text:p>
          </table:table-cell>
          <table:table-cell office:value-type="float" office:value="37102" calcext:value-type="float">
            <text:p>37102</text:p>
          </table:table-cell>
          <table:table-cell office:value-type="float" office:value="32336" calcext:value-type="float">
            <text:p>32336</text:p>
          </table:table-cell>
          <table:table-cell office:value-type="float" office:value="28465" calcext:value-type="float">
            <text:p>28465</text:p>
          </table:table-cell>
          <table:table-cell office:value-type="float" office:value="33019" calcext:value-type="float">
            <text:p>3301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1821" calcext:value-type="float">
            <text:p>31821</text:p>
          </table:table-cell>
          <table:table-cell office:value-type="float" office:value="26431" calcext:value-type="float">
            <text:p>26431</text:p>
          </table:table-cell>
          <table:table-cell office:value-type="float" office:value="31871" calcext:value-type="float">
            <text:p>31871</text:p>
          </table:table-cell>
          <table:table-cell office:value-type="float" office:value="35967" calcext:value-type="float">
            <text:p>35967</text:p>
          </table:table-cell>
          <table:table-cell office:value-type="float" office:value="32969" calcext:value-type="float">
            <text:p>32969</text:p>
          </table:table-cell>
          <table:table-cell office:value-type="float" office:value="35719" calcext:value-type="float">
            <text:p>35719</text:p>
          </table:table-cell>
          <table:table-cell office:value-type="float" office:value="35515" calcext:value-type="float">
            <text:p>35515</text:p>
          </table:table-cell>
          <table:table-cell office:value-type="float" office:value="37404" calcext:value-type="float">
            <text:p>37404</text:p>
          </table:table-cell>
          <table:table-cell office:value-type="float" office:value="41563" calcext:value-type="float">
            <text:p>41563</text:p>
          </table:table-cell>
          <table:table-cell office:value-type="float" office:value="35669" calcext:value-type="float">
            <text:p>35669</text:p>
          </table:table-cell>
          <table:table-cell office:value-type="float" office:value="30803" calcext:value-type="float">
            <text:p>30803</text:p>
          </table:table-cell>
          <table:table-cell office:value-type="float" office:value="31533" calcext:value-type="float">
            <text:p>31533</text:p>
          </table:table-cell>
          <table:table-cell office:value-type="float" office:value="35152" calcext:value-type="float">
            <text:p>35152</text:p>
          </table:table-cell>
          <table:table-cell office:value-type="float" office:value="33775" calcext:value-type="float">
            <text:p>33775</text:p>
          </table:table-cell>
          <table:table-cell office:value-type="float" office:value="29203" calcext:value-type="float">
            <text:p>29203</text:p>
          </table:table-cell>
          <table:table-cell office:value-type="float" office:value="29871" calcext:value-type="float">
            <text:p>29871</text:p>
          </table:table-cell>
          <table:table-cell office:value-type="float" office:value="36918" calcext:value-type="float">
            <text:p>3691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279" calcext:value-type="float">
            <text:p>32279</text:p>
          </table:table-cell>
          <table:table-cell office:value-type="float" office:value="30014" calcext:value-type="float">
            <text:p>30014</text:p>
          </table:table-cell>
          <table:table-cell office:value-type="float" office:value="27832" calcext:value-type="float">
            <text:p>27832</text:p>
          </table:table-cell>
          <table:table-cell office:value-type="float" office:value="32951" calcext:value-type="float">
            <text:p>32951</text:p>
          </table:table-cell>
          <table:table-cell office:value-type="float" office:value="33456" calcext:value-type="float">
            <text:p>33456</text:p>
          </table:table-cell>
          <table:table-cell office:value-type="float" office:value="32915" calcext:value-type="float">
            <text:p>32915</text:p>
          </table:table-cell>
          <table:table-cell office:value-type="float" office:value="37022" calcext:value-type="float">
            <text:p>37022</text:p>
          </table:table-cell>
          <table:table-cell office:value-type="float" office:value="34758" calcext:value-type="float">
            <text:p>34758</text:p>
          </table:table-cell>
          <table:table-cell office:value-type="float" office:value="35101" calcext:value-type="float">
            <text:p>35101</text:p>
          </table:table-cell>
          <table:table-cell office:value-type="float" office:value="34166" calcext:value-type="float">
            <text:p>34166</text:p>
          </table:table-cell>
          <table:table-cell office:value-type="float" office:value="33826" calcext:value-type="float">
            <text:p>33826</text:p>
          </table:table-cell>
          <table:table-cell office:value-type="float" office:value="29543" calcext:value-type="float">
            <text:p>29543</text:p>
          </table:table-cell>
          <table:table-cell office:value-type="float" office:value="32852" calcext:value-type="float">
            <text:p>32852</text:p>
          </table:table-cell>
          <table:table-cell office:value-type="float" office:value="33858" calcext:value-type="float">
            <text:p>33858</text:p>
          </table:table-cell>
          <table:table-cell office:value-type="float" office:value="32293" calcext:value-type="float">
            <text:p>32293</text:p>
          </table:table-cell>
          <table:table-cell office:value-type="float" office:value="28615" calcext:value-type="float">
            <text:p>28615</text:p>
          </table:table-cell>
          <table:table-cell office:value-type="float" office:value="34271" calcext:value-type="float">
            <text:p>342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1259" calcext:value-type="float">
            <text:p>31259</text:p>
          </table:table-cell>
          <table:table-cell office:value-type="float" office:value="25463" calcext:value-type="float">
            <text:p>25463</text:p>
          </table:table-cell>
          <table:table-cell office:value-type="float" office:value="32984" calcext:value-type="float">
            <text:p>32984</text:p>
          </table:table-cell>
          <table:table-cell office:value-type="float" office:value="32183" calcext:value-type="float">
            <text:p>32183</text:p>
          </table:table-cell>
          <table:table-cell office:value-type="float" office:value="31609" calcext:value-type="float">
            <text:p>31609</text:p>
          </table:table-cell>
          <table:table-cell office:value-type="float" office:value="32191" calcext:value-type="float">
            <text:p>32191</text:p>
          </table:table-cell>
          <table:table-cell office:value-type="float" office:value="37321" calcext:value-type="float">
            <text:p>37321</text:p>
          </table:table-cell>
          <table:table-cell office:value-type="float" office:value="36928" calcext:value-type="float">
            <text:p>36928</text:p>
          </table:table-cell>
          <table:table-cell office:value-type="float" office:value="39568" calcext:value-type="float">
            <text:p>39568</text:p>
          </table:table-cell>
          <table:table-cell office:value-type="float" office:value="38137" calcext:value-type="float">
            <text:p>38137</text:p>
          </table:table-cell>
          <table:table-cell office:value-type="float" office:value="38115" calcext:value-type="float">
            <text:p>38115</text:p>
          </table:table-cell>
          <table:table-cell office:value-type="float" office:value="35533" calcext:value-type="float">
            <text:p>35533</text:p>
          </table:table-cell>
          <table:table-cell office:value-type="float" office:value="40384" calcext:value-type="float">
            <text:p>40384</text:p>
          </table:table-cell>
          <table:table-cell office:value-type="float" office:value="34202" calcext:value-type="float">
            <text:p>34202</text:p>
          </table:table-cell>
          <table:table-cell office:value-type="float" office:value="38197" calcext:value-type="float">
            <text:p>38197</text:p>
          </table:table-cell>
          <table:table-cell office:value-type="float" office:value="34343" calcext:value-type="float">
            <text:p>34343</text:p>
          </table:table-cell>
          <table:table-cell office:value-type="float" office:value="33724" calcext:value-type="float">
            <text:p>3372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2019" calcext:value-type="float">
            <text:p>32019</text:p>
          </table:table-cell>
          <table:table-cell office:value-type="float" office:value="29217" calcext:value-type="float">
            <text:p>29217</text:p>
          </table:table-cell>
          <table:table-cell office:value-type="float" office:value="30491" calcext:value-type="float">
            <text:p>30491</text:p>
          </table:table-cell>
          <table:table-cell office:value-type="float" office:value="26472" calcext:value-type="float">
            <text:p>26472</text:p>
          </table:table-cell>
          <table:table-cell office:value-type="float" office:value="31064" calcext:value-type="float">
            <text:p>31064</text:p>
          </table:table-cell>
          <table:table-cell office:value-type="float" office:value="36358" calcext:value-type="float">
            <text:p>36358</text:p>
          </table:table-cell>
          <table:table-cell office:value-type="float" office:value="33269" calcext:value-type="float">
            <text:p>33269</text:p>
          </table:table-cell>
          <table:table-cell office:value-type="float" office:value="41823" calcext:value-type="float">
            <text:p>41823</text:p>
          </table:table-cell>
          <table:table-cell office:value-type="float" office:value="38070" calcext:value-type="float">
            <text:p>38070</text:p>
          </table:table-cell>
          <table:table-cell office:value-type="float" office:value="35051" calcext:value-type="float">
            <text:p>35051</text:p>
          </table:table-cell>
          <table:table-cell office:value-type="float" office:value="34612" calcext:value-type="float">
            <text:p>34612</text:p>
          </table:table-cell>
          <table:table-cell office:value-type="float" office:value="35767" calcext:value-type="float">
            <text:p>35767</text:p>
          </table:table-cell>
          <table:table-cell office:value-type="float" office:value="34317" calcext:value-type="float">
            <text:p>34317</text:p>
          </table:table-cell>
          <table:table-cell office:value-type="float" office:value="34910" calcext:value-type="float">
            <text:p>34910</text:p>
          </table:table-cell>
          <table:table-cell office:value-type="float" office:value="36967" calcext:value-type="float">
            <text:p>36967</text:p>
          </table:table-cell>
          <table:table-cell office:value-type="float" office:value="33301" calcext:value-type="float">
            <text:p>33301</text:p>
          </table:table-cell>
          <table:table-cell office:value-type="float" office:value="33348" calcext:value-type="float">
            <text:p>3334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5108" calcext:value-type="float">
            <text:p>25108</text:p>
          </table:table-cell>
          <table:table-cell office:value-type="float" office:value="31465" calcext:value-type="float">
            <text:p>31465</text:p>
          </table:table-cell>
          <table:table-cell office:value-type="float" office:value="35293" calcext:value-type="float">
            <text:p>35293</text:p>
          </table:table-cell>
          <table:table-cell office:value-type="float" office:value="25371" calcext:value-type="float">
            <text:p>25371</text:p>
          </table:table-cell>
          <table:table-cell office:value-type="float" office:value="34419" calcext:value-type="float">
            <text:p>34419</text:p>
          </table:table-cell>
          <table:table-cell office:value-type="float" office:value="38879" calcext:value-type="float">
            <text:p>38879</text:p>
          </table:table-cell>
          <table:table-cell office:value-type="float" office:value="34828" calcext:value-type="float">
            <text:p>34828</text:p>
          </table:table-cell>
          <table:table-cell office:value-type="float" office:value="41144" calcext:value-type="float">
            <text:p>41144</text:p>
          </table:table-cell>
          <table:table-cell office:value-type="float" office:value="36682" calcext:value-type="float">
            <text:p>36682</text:p>
          </table:table-cell>
          <table:table-cell office:value-type="float" office:value="33351" calcext:value-type="float">
            <text:p>33351</text:p>
          </table:table-cell>
          <table:table-cell office:value-type="float" office:value="34412" calcext:value-type="float">
            <text:p>34412</text:p>
          </table:table-cell>
          <table:table-cell office:value-type="float" office:value="33354" calcext:value-type="float">
            <text:p>33354</text:p>
          </table:table-cell>
          <table:table-cell office:value-type="float" office:value="33766" calcext:value-type="float">
            <text:p>33766</text:p>
          </table:table-cell>
          <table:table-cell office:value-type="float" office:value="35721" calcext:value-type="float">
            <text:p>35721</text:p>
          </table:table-cell>
          <table:table-cell office:value-type="float" office:value="30736" calcext:value-type="float">
            <text:p>30736</text:p>
          </table:table-cell>
          <table:table-cell office:value-type="float" office:value="29991" calcext:value-type="float">
            <text:p>29991</text:p>
          </table:table-cell>
          <table:table-cell office:value-type="float" office:value="32432" calcext:value-type="float">
            <text:p>3243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0879" calcext:value-type="float">
            <text:p>30879</text:p>
          </table:table-cell>
          <table:table-cell office:value-type="float" office:value="27846" calcext:value-type="float">
            <text:p>27846</text:p>
          </table:table-cell>
          <table:table-cell office:value-type="float" office:value="31111" calcext:value-type="float">
            <text:p>31111</text:p>
          </table:table-cell>
          <table:table-cell office:value-type="float" office:value="27680" calcext:value-type="float">
            <text:p>27680</text:p>
          </table:table-cell>
          <table:table-cell office:value-type="float" office:value="35463" calcext:value-type="float">
            <text:p>35463</text:p>
          </table:table-cell>
          <table:table-cell office:value-type="float" office:value="31065" calcext:value-type="float">
            <text:p>31065</text:p>
          </table:table-cell>
          <table:table-cell office:value-type="float" office:value="38564" calcext:value-type="float">
            <text:p>38564</text:p>
          </table:table-cell>
          <table:table-cell office:value-type="float" office:value="39714" calcext:value-type="float">
            <text:p>39714</text:p>
          </table:table-cell>
          <table:table-cell office:value-type="float" office:value="34892" calcext:value-type="float">
            <text:p>34892</text:p>
          </table:table-cell>
          <table:table-cell office:value-type="float" office:value="35398" calcext:value-type="float">
            <text:p>35398</text:p>
          </table:table-cell>
          <table:table-cell office:value-type="float" office:value="35585" calcext:value-type="float">
            <text:p>35585</text:p>
          </table:table-cell>
          <table:table-cell office:value-type="float" office:value="39845" calcext:value-type="float">
            <text:p>39845</text:p>
          </table:table-cell>
          <table:table-cell office:value-type="float" office:value="37298" calcext:value-type="float">
            <text:p>37298</text:p>
          </table:table-cell>
          <table:table-cell office:value-type="float" office:value="38919" calcext:value-type="float">
            <text:p>38919</text:p>
          </table:table-cell>
          <table:table-cell office:value-type="float" office:value="30093" calcext:value-type="float">
            <text:p>30093</text:p>
          </table:table-cell>
          <table:table-cell office:value-type="float" office:value="30677" calcext:value-type="float">
            <text:p>30677</text:p>
          </table:table-cell>
          <table:table-cell office:value-type="float" office:value="33493" calcext:value-type="float">
            <text:p>3349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9634" calcext:value-type="float">
            <text:p>29634</text:p>
          </table:table-cell>
          <table:table-cell office:value-type="float" office:value="31214" calcext:value-type="float">
            <text:p>31214</text:p>
          </table:table-cell>
          <table:table-cell office:value-type="float" office:value="32917" calcext:value-type="float">
            <text:p>32917</text:p>
          </table:table-cell>
          <table:table-cell office:value-type="float" office:value="28511" calcext:value-type="float">
            <text:p>28511</text:p>
          </table:table-cell>
          <table:table-cell office:value-type="float" office:value="35111" calcext:value-type="float">
            <text:p>35111</text:p>
          </table:table-cell>
          <table:table-cell office:value-type="float" office:value="33494" calcext:value-type="float">
            <text:p>33494</text:p>
          </table:table-cell>
          <table:table-cell office:value-type="float" office:value="40414" calcext:value-type="float">
            <text:p>40414</text:p>
          </table:table-cell>
          <table:table-cell office:value-type="float" office:value="33773" calcext:value-type="float">
            <text:p>33773</text:p>
          </table:table-cell>
          <table:table-cell office:value-type="float" office:value="39708" calcext:value-type="float">
            <text:p>39708</text:p>
          </table:table-cell>
          <table:table-cell office:value-type="float" office:value="34597" calcext:value-type="float">
            <text:p>34597</text:p>
          </table:table-cell>
          <table:table-cell office:value-type="float" office:value="34516" calcext:value-type="float">
            <text:p>34516</text:p>
          </table:table-cell>
          <table:table-cell office:value-type="float" office:value="34045" calcext:value-type="float">
            <text:p>34045</text:p>
          </table:table-cell>
          <table:table-cell office:value-type="float" office:value="31542" calcext:value-type="float">
            <text:p>31542</text:p>
          </table:table-cell>
          <table:table-cell office:value-type="float" office:value="33828" calcext:value-type="float">
            <text:p>33828</text:p>
          </table:table-cell>
          <table:table-cell office:value-type="float" office:value="31552" calcext:value-type="float">
            <text:p>31552</text:p>
          </table:table-cell>
          <table:table-cell office:value-type="float" office:value="32408" calcext:value-type="float">
            <text:p>32408</text:p>
          </table:table-cell>
          <table:table-cell office:value-type="float" office:value="30544" calcext:value-type="float">
            <text:p>305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680" calcext:value-type="float">
            <text:p>28680</text:p>
          </table:table-cell>
          <table:table-cell office:value-type="float" office:value="28602" calcext:value-type="float">
            <text:p>28602</text:p>
          </table:table-cell>
          <table:table-cell office:value-type="float" office:value="29114" calcext:value-type="float">
            <text:p>29114</text:p>
          </table:table-cell>
          <table:table-cell office:value-type="float" office:value="33613" calcext:value-type="float">
            <text:p>33613</text:p>
          </table:table-cell>
          <table:table-cell office:value-type="float" office:value="34820" calcext:value-type="float">
            <text:p>34820</text:p>
          </table:table-cell>
          <table:table-cell office:value-type="float" office:value="35747" calcext:value-type="float">
            <text:p>35747</text:p>
          </table:table-cell>
          <table:table-cell office:value-type="float" office:value="34357" calcext:value-type="float">
            <text:p>34357</text:p>
          </table:table-cell>
          <table:table-cell office:value-type="float" office:value="34897" calcext:value-type="float">
            <text:p>34897</text:p>
          </table:table-cell>
          <table:table-cell office:value-type="float" office:value="37138" calcext:value-type="float">
            <text:p>37138</text:p>
          </table:table-cell>
          <table:table-cell office:value-type="float" office:value="33270" calcext:value-type="float">
            <text:p>33270</text:p>
          </table:table-cell>
          <table:table-cell office:value-type="float" office:value="34025" calcext:value-type="float">
            <text:p>34025</text:p>
          </table:table-cell>
          <table:table-cell office:value-type="float" office:value="34202" calcext:value-type="float">
            <text:p>34202</text:p>
          </table:table-cell>
          <table:table-cell office:value-type="float" office:value="31954" calcext:value-type="float">
            <text:p>31954</text:p>
          </table:table-cell>
          <table:table-cell office:value-type="float" office:value="28468" calcext:value-type="float">
            <text:p>28468</text:p>
          </table:table-cell>
          <table:table-cell office:value-type="float" office:value="31065" calcext:value-type="float">
            <text:p>31065</text:p>
          </table:table-cell>
          <table:table-cell office:value-type="float" office:value="28749" calcext:value-type="float">
            <text:p>28749</text:p>
          </table:table-cell>
          <table:table-cell office:value-type="float" office:value="30829" calcext:value-type="float">
            <text:p>3082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0126" calcext:value-type="float">
            <text:p>30126</text:p>
          </table:table-cell>
          <table:table-cell office:value-type="float" office:value="25888" calcext:value-type="float">
            <text:p>25888</text:p>
          </table:table-cell>
          <table:table-cell office:value-type="float" office:value="32683" calcext:value-type="float">
            <text:p>32683</text:p>
          </table:table-cell>
          <table:table-cell office:value-type="float" office:value="28721" calcext:value-type="float">
            <text:p>28721</text:p>
          </table:table-cell>
          <table:table-cell office:value-type="float" office:value="30001" calcext:value-type="float">
            <text:p>30001</text:p>
          </table:table-cell>
          <table:table-cell office:value-type="float" office:value="33843" calcext:value-type="float">
            <text:p>33843</text:p>
          </table:table-cell>
          <table:table-cell office:value-type="float" office:value="37489" calcext:value-type="float">
            <text:p>37489</text:p>
          </table:table-cell>
          <table:table-cell office:value-type="float" office:value="36830" calcext:value-type="float">
            <text:p>36830</text:p>
          </table:table-cell>
          <table:table-cell office:value-type="float" office:value="35148" calcext:value-type="float">
            <text:p>35148</text:p>
          </table:table-cell>
          <table:table-cell office:value-type="float" office:value="39958" calcext:value-type="float">
            <text:p>39958</text:p>
          </table:table-cell>
          <table:table-cell office:value-type="float" office:value="28801" calcext:value-type="float">
            <text:p>28801</text:p>
          </table:table-cell>
          <table:table-cell office:value-type="float" office:value="42101" calcext:value-type="float">
            <text:p>42101</text:p>
          </table:table-cell>
          <table:table-cell office:value-type="float" office:value="30365" calcext:value-type="float">
            <text:p>30365</text:p>
          </table:table-cell>
          <table:table-cell office:value-type="float" office:value="34212" calcext:value-type="float">
            <text:p>34212</text:p>
          </table:table-cell>
          <table:table-cell office:value-type="float" office:value="30959" calcext:value-type="float">
            <text:p>30959</text:p>
          </table:table-cell>
          <table:table-cell office:value-type="float" office:value="34277" calcext:value-type="float">
            <text:p>34277</text:p>
          </table:table-cell>
          <table:table-cell office:value-type="float" office:value="26330" calcext:value-type="float">
            <text:p>2633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7966" calcext:value-type="float">
            <text:p>27966</text:p>
          </table:table-cell>
          <table:table-cell office:value-type="float" office:value="32709" calcext:value-type="float">
            <text:p>32709</text:p>
          </table:table-cell>
          <table:table-cell office:value-type="float" office:value="23503" calcext:value-type="float">
            <text:p>23503</text:p>
          </table:table-cell>
          <table:table-cell office:value-type="float" office:value="32627" calcext:value-type="float">
            <text:p>32627</text:p>
          </table:table-cell>
          <table:table-cell office:value-type="float" office:value="35941" calcext:value-type="float">
            <text:p>35941</text:p>
          </table:table-cell>
          <table:table-cell office:value-type="float" office:value="28417" calcext:value-type="float">
            <text:p>28417</text:p>
          </table:table-cell>
          <table:table-cell office:value-type="float" office:value="36045" calcext:value-type="float">
            <text:p>36045</text:p>
          </table:table-cell>
          <table:table-cell office:value-type="float" office:value="35075" calcext:value-type="float">
            <text:p>35075</text:p>
          </table:table-cell>
          <table:table-cell office:value-type="float" office:value="32171" calcext:value-type="float">
            <text:p>32171</text:p>
          </table:table-cell>
          <table:table-cell office:value-type="float" office:value="38176" calcext:value-type="float">
            <text:p>38176</text:p>
          </table:table-cell>
          <table:table-cell office:value-type="float" office:value="34097" calcext:value-type="float">
            <text:p>34097</text:p>
          </table:table-cell>
          <table:table-cell office:value-type="float" office:value="30068" calcext:value-type="float">
            <text:p>30068</text:p>
          </table:table-cell>
          <table:table-cell office:value-type="float" office:value="34274" calcext:value-type="float">
            <text:p>34274</text:p>
          </table:table-cell>
          <table:table-cell office:value-type="float" office:value="39196" calcext:value-type="float">
            <text:p>39196</text:p>
          </table:table-cell>
          <table:table-cell office:value-type="float" office:value="33086" calcext:value-type="float">
            <text:p>33086</text:p>
          </table:table-cell>
          <table:table-cell office:value-type="float" office:value="25581" calcext:value-type="float">
            <text:p>25581</text:p>
          </table:table-cell>
          <table:table-cell office:value-type="float" office:value="26245" calcext:value-type="float">
            <text:p>2624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7523" calcext:value-type="float">
            <text:p>27523</text:p>
          </table:table-cell>
          <table:table-cell office:value-type="float" office:value="26672" calcext:value-type="float">
            <text:p>26672</text:p>
          </table:table-cell>
          <table:table-cell office:value-type="float" office:value="30647" calcext:value-type="float">
            <text:p>30647</text:p>
          </table:table-cell>
          <table:table-cell office:value-type="float" office:value="28991" calcext:value-type="float">
            <text:p>28991</text:p>
          </table:table-cell>
          <table:table-cell office:value-type="float" office:value="37190" calcext:value-type="float">
            <text:p>37190</text:p>
          </table:table-cell>
          <table:table-cell office:value-type="float" office:value="32662" calcext:value-type="float">
            <text:p>32662</text:p>
          </table:table-cell>
          <table:table-cell office:value-type="float" office:value="35012" calcext:value-type="float">
            <text:p>35012</text:p>
          </table:table-cell>
          <table:table-cell office:value-type="float" office:value="38867" calcext:value-type="float">
            <text:p>38867</text:p>
          </table:table-cell>
          <table:table-cell office:value-type="float" office:value="41845" calcext:value-type="float">
            <text:p>41845</text:p>
          </table:table-cell>
          <table:table-cell office:value-type="float" office:value="38365" calcext:value-type="float">
            <text:p>38365</text:p>
          </table:table-cell>
          <table:table-cell office:value-type="float" office:value="34678" calcext:value-type="float">
            <text:p>34678</text:p>
          </table:table-cell>
          <table:table-cell office:value-type="float" office:value="29850" calcext:value-type="float">
            <text:p>29850</text:p>
          </table:table-cell>
          <table:table-cell office:value-type="float" office:value="37861" calcext:value-type="float">
            <text:p>37861</text:p>
          </table:table-cell>
          <table:table-cell office:value-type="float" office:value="22486" calcext:value-type="float">
            <text:p>22486</text:p>
          </table:table-cell>
          <table:table-cell office:value-type="float" office:value="33519" calcext:value-type="float">
            <text:p>33519</text:p>
          </table:table-cell>
          <table:table-cell office:value-type="float" office:value="38531" calcext:value-type="float">
            <text:p>38531</text:p>
          </table:table-cell>
          <table:table-cell office:value-type="float" office:value="30992" calcext:value-type="float">
            <text:p>3099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3599" calcext:value-type="float">
            <text:p>33599</text:p>
          </table:table-cell>
          <table:table-cell office:value-type="float" office:value="33371" calcext:value-type="float">
            <text:p>33371</text:p>
          </table:table-cell>
          <table:table-cell office:value-type="float" office:value="35074" calcext:value-type="float">
            <text:p>35074</text:p>
          </table:table-cell>
          <table:table-cell office:value-type="float" office:value="33931" calcext:value-type="float">
            <text:p>33931</text:p>
          </table:table-cell>
          <table:table-cell office:value-type="float" office:value="38005" calcext:value-type="float">
            <text:p>38005</text:p>
          </table:table-cell>
          <table:table-cell office:value-type="float" office:value="37015" calcext:value-type="float">
            <text:p>37015</text:p>
          </table:table-cell>
          <table:table-cell office:value-type="float" office:value="39478" calcext:value-type="float">
            <text:p>39478</text:p>
          </table:table-cell>
          <table:table-cell office:value-type="float" office:value="42468" calcext:value-type="float">
            <text:p>42468</text:p>
          </table:table-cell>
          <table:table-cell office:value-type="float" office:value="36001" calcext:value-type="float">
            <text:p>36001</text:p>
          </table:table-cell>
          <table:table-cell office:value-type="float" office:value="37697" calcext:value-type="float">
            <text:p>37697</text:p>
          </table:table-cell>
          <table:table-cell office:value-type="float" office:value="41329" calcext:value-type="float">
            <text:p>41329</text:p>
          </table:table-cell>
          <table:table-cell office:value-type="float" office:value="35886" calcext:value-type="float">
            <text:p>35886</text:p>
          </table:table-cell>
          <table:table-cell office:value-type="float" office:value="39230" calcext:value-type="float">
            <text:p>39230</text:p>
          </table:table-cell>
          <table:table-cell office:value-type="float" office:value="29189" calcext:value-type="float">
            <text:p>29189</text:p>
          </table:table-cell>
          <table:table-cell office:value-type="float" office:value="38342" calcext:value-type="float">
            <text:p>38342</text:p>
          </table:table-cell>
          <table:table-cell office:value-type="float" office:value="32734" calcext:value-type="float">
            <text:p>32734</text:p>
          </table:table-cell>
          <table:table-cell office:value-type="float" office:value="29627" calcext:value-type="float">
            <text:p>2962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287" calcext:value-type="float">
            <text:p>32287</text:p>
          </table:table-cell>
          <table:table-cell office:value-type="float" office:value="32540" calcext:value-type="float">
            <text:p>32540</text:p>
          </table:table-cell>
          <table:table-cell office:value-type="float" office:value="34519" calcext:value-type="float">
            <text:p>34519</text:p>
          </table:table-cell>
          <table:table-cell office:value-type="float" office:value="32941" calcext:value-type="float">
            <text:p>32941</text:p>
          </table:table-cell>
          <table:table-cell office:value-type="float" office:value="37164" calcext:value-type="float">
            <text:p>37164</text:p>
          </table:table-cell>
          <table:table-cell office:value-type="float" office:value="37452" calcext:value-type="float">
            <text:p>37452</text:p>
          </table:table-cell>
          <table:table-cell office:value-type="float" office:value="38333" calcext:value-type="float">
            <text:p>38333</text:p>
          </table:table-cell>
          <table:table-cell office:value-type="float" office:value="39848" calcext:value-type="float">
            <text:p>39848</text:p>
          </table:table-cell>
          <table:table-cell office:value-type="float" office:value="32869" calcext:value-type="float">
            <text:p>32869</text:p>
          </table:table-cell>
          <table:table-cell office:value-type="float" office:value="36397" calcext:value-type="float">
            <text:p>36397</text:p>
          </table:table-cell>
          <table:table-cell office:value-type="float" office:value="35843" calcext:value-type="float">
            <text:p>35843</text:p>
          </table:table-cell>
          <table:table-cell office:value-type="float" office:value="34709" calcext:value-type="float">
            <text:p>34709</text:p>
          </table:table-cell>
          <table:table-cell office:value-type="float" office:value="34612" calcext:value-type="float">
            <text:p>34612</text:p>
          </table:table-cell>
          <table:table-cell office:value-type="float" office:value="33270" calcext:value-type="float">
            <text:p>33270</text:p>
          </table:table-cell>
          <table:table-cell office:value-type="float" office:value="30022" calcext:value-type="float">
            <text:p>30022</text:p>
          </table:table-cell>
          <table:table-cell office:value-type="float" office:value="27533" calcext:value-type="float">
            <text:p>27533</text:p>
          </table:table-cell>
          <table:table-cell office:value-type="float" office:value="31448" calcext:value-type="float">
            <text:p>3144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491" calcext:value-type="float">
            <text:p>35491</text:p>
          </table:table-cell>
          <table:table-cell office:value-type="float" office:value="32059" calcext:value-type="float">
            <text:p>32059</text:p>
          </table:table-cell>
          <table:table-cell office:value-type="float" office:value="35942" calcext:value-type="float">
            <text:p>35942</text:p>
          </table:table-cell>
          <table:table-cell office:value-type="float" office:value="31176" calcext:value-type="float">
            <text:p>31176</text:p>
          </table:table-cell>
          <table:table-cell office:value-type="float" office:value="38563" calcext:value-type="float">
            <text:p>38563</text:p>
          </table:table-cell>
          <table:table-cell office:value-type="float" office:value="35101" calcext:value-type="float">
            <text:p>35101</text:p>
          </table:table-cell>
          <table:table-cell office:value-type="float" office:value="39779" calcext:value-type="float">
            <text:p>39779</text:p>
          </table:table-cell>
          <table:table-cell office:value-type="float" office:value="35666" calcext:value-type="float">
            <text:p>35666</text:p>
          </table:table-cell>
          <table:table-cell office:value-type="float" office:value="36970" calcext:value-type="float">
            <text:p>36970</text:p>
          </table:table-cell>
          <table:table-cell office:value-type="float" office:value="38810" calcext:value-type="float">
            <text:p>38810</text:p>
          </table:table-cell>
          <table:table-cell office:value-type="float" office:value="37494" calcext:value-type="float">
            <text:p>37494</text:p>
          </table:table-cell>
          <table:table-cell office:value-type="float" office:value="36346" calcext:value-type="float">
            <text:p>36346</text:p>
          </table:table-cell>
          <table:table-cell office:value-type="float" office:value="39202" calcext:value-type="float">
            <text:p>39202</text:p>
          </table:table-cell>
          <table:table-cell office:value-type="float" office:value="34188" calcext:value-type="float">
            <text:p>34188</text:p>
          </table:table-cell>
          <table:table-cell office:value-type="float" office:value="38620" calcext:value-type="float">
            <text:p>38620</text:p>
          </table:table-cell>
          <table:table-cell office:value-type="float" office:value="29406" calcext:value-type="float">
            <text:p>29406</text:p>
          </table:table-cell>
          <table:table-cell office:value-type="float" office:value="31956" calcext:value-type="float">
            <text:p>3195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242" calcext:value-type="float">
            <text:p>40242</text:p>
          </table:table-cell>
          <table:table-cell office:value-type="float" office:value="29238" calcext:value-type="float">
            <text:p>29238</text:p>
          </table:table-cell>
          <table:table-cell office:value-type="float" office:value="37484" calcext:value-type="float">
            <text:p>37484</text:p>
          </table:table-cell>
          <table:table-cell office:value-type="float" office:value="34170" calcext:value-type="float">
            <text:p>34170</text:p>
          </table:table-cell>
          <table:table-cell office:value-type="float" office:value="34729" calcext:value-type="float">
            <text:p>34729</text:p>
          </table:table-cell>
          <table:table-cell office:value-type="float" office:value="39936" calcext:value-type="float">
            <text:p>39936</text:p>
          </table:table-cell>
          <table:table-cell office:value-type="float" office:value="46787" calcext:value-type="float">
            <text:p>46787</text:p>
          </table:table-cell>
          <table:table-cell office:value-type="float" office:value="36725" calcext:value-type="float">
            <text:p>36725</text:p>
          </table:table-cell>
          <table:table-cell office:value-type="float" office:value="40907" calcext:value-type="float">
            <text:p>40907</text:p>
          </table:table-cell>
          <table:table-cell office:value-type="float" office:value="40285" calcext:value-type="float">
            <text:p>40285</text:p>
          </table:table-cell>
          <table:table-cell office:value-type="float" office:value="40883" calcext:value-type="float">
            <text:p>40883</text:p>
          </table:table-cell>
          <table:table-cell office:value-type="float" office:value="43371" calcext:value-type="float">
            <text:p>43371</text:p>
          </table:table-cell>
          <table:table-cell office:value-type="float" office:value="36215" calcext:value-type="float">
            <text:p>36215</text:p>
          </table:table-cell>
          <table:table-cell office:value-type="float" office:value="40683" calcext:value-type="float">
            <text:p>40683</text:p>
          </table:table-cell>
          <table:table-cell office:value-type="float" office:value="34395" calcext:value-type="float">
            <text:p>34395</text:p>
          </table:table-cell>
          <table:table-cell office:value-type="float" office:value="30247" calcext:value-type="float">
            <text:p>30247</text:p>
          </table:table-cell>
          <table:table-cell office:value-type="float" office:value="34765" calcext:value-type="float">
            <text:p>3476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6243" calcext:value-type="float">
            <text:p>36243</text:p>
          </table:table-cell>
          <table:table-cell office:value-type="float" office:value="32461" calcext:value-type="float">
            <text:p>32461</text:p>
          </table:table-cell>
          <table:table-cell office:value-type="float" office:value="35285" calcext:value-type="float">
            <text:p>35285</text:p>
          </table:table-cell>
          <table:table-cell office:value-type="float" office:value="33922" calcext:value-type="float">
            <text:p>33922</text:p>
          </table:table-cell>
          <table:table-cell office:value-type="float" office:value="37610" calcext:value-type="float">
            <text:p>37610</text:p>
          </table:table-cell>
          <table:table-cell office:value-type="float" office:value="42083" calcext:value-type="float">
            <text:p>42083</text:p>
          </table:table-cell>
          <table:table-cell office:value-type="float" office:value="39463" calcext:value-type="float">
            <text:p>39463</text:p>
          </table:table-cell>
          <table:table-cell office:value-type="float" office:value="33630" calcext:value-type="float">
            <text:p>33630</text:p>
          </table:table-cell>
          <table:table-cell office:value-type="float" office:value="43424" calcext:value-type="float">
            <text:p>43424</text:p>
          </table:table-cell>
          <table:table-cell office:value-type="float" office:value="36008" calcext:value-type="float">
            <text:p>36008</text:p>
          </table:table-cell>
          <table:table-cell office:value-type="float" office:value="40069" calcext:value-type="float">
            <text:p>40069</text:p>
          </table:table-cell>
          <table:table-cell office:value-type="float" office:value="42714" calcext:value-type="float">
            <text:p>42714</text:p>
          </table:table-cell>
          <table:table-cell office:value-type="float" office:value="41038" calcext:value-type="float">
            <text:p>41038</text:p>
          </table:table-cell>
          <table:table-cell office:value-type="float" office:value="41397" calcext:value-type="float">
            <text:p>41397</text:p>
          </table:table-cell>
          <table:table-cell office:value-type="float" office:value="34723" calcext:value-type="float">
            <text:p>34723</text:p>
          </table:table-cell>
          <table:table-cell office:value-type="float" office:value="38494" calcext:value-type="float">
            <text:p>38494</text:p>
          </table:table-cell>
          <table:table-cell office:value-type="float" office:value="44250" calcext:value-type="float">
            <text:p>4425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9456" calcext:value-type="float">
            <text:p>29456</text:p>
          </table:table-cell>
          <table:table-cell office:value-type="float" office:value="29384" calcext:value-type="float">
            <text:p>29384</text:p>
          </table:table-cell>
          <table:table-cell office:value-type="float" office:value="36636" calcext:value-type="float">
            <text:p>36636</text:p>
          </table:table-cell>
          <table:table-cell office:value-type="float" office:value="34811" calcext:value-type="float">
            <text:p>34811</text:p>
          </table:table-cell>
          <table:table-cell office:value-type="float" office:value="35630" calcext:value-type="float">
            <text:p>35630</text:p>
          </table:table-cell>
          <table:table-cell office:value-type="float" office:value="32826" calcext:value-type="float">
            <text:p>32826</text:p>
          </table:table-cell>
          <table:table-cell office:value-type="float" office:value="30526" calcext:value-type="float">
            <text:p>30526</text:p>
          </table:table-cell>
          <table:table-cell office:value-type="float" office:value="43756" calcext:value-type="float">
            <text:p>43756</text:p>
          </table:table-cell>
          <table:table-cell office:value-type="float" office:value="34585" calcext:value-type="float">
            <text:p>34585</text:p>
          </table:table-cell>
          <table:table-cell office:value-type="float" office:value="33478" calcext:value-type="float">
            <text:p>33478</text:p>
          </table:table-cell>
          <table:table-cell office:value-type="float" office:value="36533" calcext:value-type="float">
            <text:p>36533</text:p>
          </table:table-cell>
          <table:table-cell office:value-type="float" office:value="40566" calcext:value-type="float">
            <text:p>40566</text:p>
          </table:table-cell>
          <table:table-cell office:value-type="float" office:value="37293" calcext:value-type="float">
            <text:p>37293</text:p>
          </table:table-cell>
          <table:table-cell office:value-type="float" office:value="34304" calcext:value-type="float">
            <text:p>34304</text:p>
          </table:table-cell>
          <table:table-cell office:value-type="float" office:value="28768" calcext:value-type="float">
            <text:p>28768</text:p>
          </table:table-cell>
          <table:table-cell office:value-type="float" office:value="34419" calcext:value-type="float">
            <text:p>34419</text:p>
          </table:table-cell>
          <table:table-cell office:value-type="float" office:value="30340" calcext:value-type="float">
            <text:p>3034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023" calcext:value-type="float">
            <text:p>30023</text:p>
          </table:table-cell>
          <table:table-cell office:value-type="float" office:value="29418" calcext:value-type="float">
            <text:p>29418</text:p>
          </table:table-cell>
          <table:table-cell office:value-type="float" office:value="30181" calcext:value-type="float">
            <text:p>30181</text:p>
          </table:table-cell>
          <table:table-cell office:value-type="float" office:value="32291" calcext:value-type="float">
            <text:p>32291</text:p>
          </table:table-cell>
          <table:table-cell office:value-type="float" office:value="35921" calcext:value-type="float">
            <text:p>35921</text:p>
          </table:table-cell>
          <table:table-cell office:value-type="float" office:value="32225" calcext:value-type="float">
            <text:p>32225</text:p>
          </table:table-cell>
          <table:table-cell office:value-type="float" office:value="36707" calcext:value-type="float">
            <text:p>36707</text:p>
          </table:table-cell>
          <table:table-cell office:value-type="float" office:value="33788" calcext:value-type="float">
            <text:p>33788</text:p>
          </table:table-cell>
          <table:table-cell office:value-type="float" office:value="36765" calcext:value-type="float">
            <text:p>36765</text:p>
          </table:table-cell>
          <table:table-cell office:value-type="float" office:value="34888" calcext:value-type="float">
            <text:p>34888</text:p>
          </table:table-cell>
          <table:table-cell office:value-type="float" office:value="32119" calcext:value-type="float">
            <text:p>32119</text:p>
          </table:table-cell>
          <table:table-cell office:value-type="float" office:value="35603" calcext:value-type="float">
            <text:p>35603</text:p>
          </table:table-cell>
          <table:table-cell office:value-type="float" office:value="36420" calcext:value-type="float">
            <text:p>36420</text:p>
          </table:table-cell>
          <table:table-cell office:value-type="float" office:value="37509" calcext:value-type="float">
            <text:p>37509</text:p>
          </table:table-cell>
          <table:table-cell office:value-type="float" office:value="26431" calcext:value-type="float">
            <text:p>26431</text:p>
          </table:table-cell>
          <table:table-cell office:value-type="float" office:value="29949" calcext:value-type="float">
            <text:p>29949</text:p>
          </table:table-cell>
          <table:table-cell office:value-type="float" office:value="36172" calcext:value-type="float">
            <text:p>3617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9644" calcext:value-type="float">
            <text:p>29644</text:p>
          </table:table-cell>
          <table:table-cell office:value-type="float" office:value="31560" calcext:value-type="float">
            <text:p>31560</text:p>
          </table:table-cell>
          <table:table-cell office:value-type="float" office:value="36025" calcext:value-type="float">
            <text:p>36025</text:p>
          </table:table-cell>
          <table:table-cell office:value-type="float" office:value="30513" calcext:value-type="float">
            <text:p>30513</text:p>
          </table:table-cell>
          <table:table-cell office:value-type="float" office:value="32051" calcext:value-type="float">
            <text:p>32051</text:p>
          </table:table-cell>
          <table:table-cell office:value-type="float" office:value="38516" calcext:value-type="float">
            <text:p>38516</text:p>
          </table:table-cell>
          <table:table-cell office:value-type="float" office:value="40005" calcext:value-type="float">
            <text:p>40005</text:p>
          </table:table-cell>
          <table:table-cell office:value-type="float" office:value="37123" calcext:value-type="float">
            <text:p>37123</text:p>
          </table:table-cell>
          <table:table-cell office:value-type="float" office:value="34513" calcext:value-type="float">
            <text:p>34513</text:p>
          </table:table-cell>
          <table:table-cell office:value-type="float" office:value="37709" calcext:value-type="float">
            <text:p>37709</text:p>
          </table:table-cell>
          <table:table-cell office:value-type="float" office:value="39161" calcext:value-type="float">
            <text:p>39161</text:p>
          </table:table-cell>
          <table:table-cell office:value-type="float" office:value="38113" calcext:value-type="float">
            <text:p>38113</text:p>
          </table:table-cell>
          <table:table-cell office:value-type="float" office:value="42227" calcext:value-type="float">
            <text:p>42227</text:p>
          </table:table-cell>
          <table:table-cell office:value-type="float" office:value="35483" calcext:value-type="float">
            <text:p>35483</text:p>
          </table:table-cell>
          <table:table-cell office:value-type="float" office:value="34382" calcext:value-type="float">
            <text:p>34382</text:p>
          </table:table-cell>
          <table:table-cell office:value-type="float" office:value="37448" calcext:value-type="float">
            <text:p>37448</text:p>
          </table:table-cell>
          <table:table-cell office:value-type="float" office:value="34234" calcext:value-type="float">
            <text:p>3423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510" calcext:value-type="float">
            <text:p>22510</text:p>
          </table:table-cell>
          <table:table-cell office:value-type="float" office:value="34596" calcext:value-type="float">
            <text:p>34596</text:p>
          </table:table-cell>
          <table:table-cell office:value-type="float" office:value="35529" calcext:value-type="float">
            <text:p>35529</text:p>
          </table:table-cell>
          <table:table-cell office:value-type="float" office:value="35311" calcext:value-type="float">
            <text:p>35311</text:p>
          </table:table-cell>
          <table:table-cell office:value-type="float" office:value="37819" calcext:value-type="float">
            <text:p>37819</text:p>
          </table:table-cell>
          <table:table-cell office:value-type="float" office:value="35872" calcext:value-type="float">
            <text:p>35872</text:p>
          </table:table-cell>
          <table:table-cell office:value-type="float" office:value="37027" calcext:value-type="float">
            <text:p>37027</text:p>
          </table:table-cell>
          <table:table-cell office:value-type="float" office:value="33234" calcext:value-type="float">
            <text:p>33234</text:p>
          </table:table-cell>
          <table:table-cell office:value-type="float" office:value="39773" calcext:value-type="float">
            <text:p>39773</text:p>
          </table:table-cell>
          <table:table-cell office:value-type="float" office:value="33234" calcext:value-type="float">
            <text:p>33234</text:p>
          </table:table-cell>
          <table:table-cell office:value-type="float" office:value="29100" calcext:value-type="float">
            <text:p>29100</text:p>
          </table:table-cell>
          <table:table-cell office:value-type="float" office:value="34180" calcext:value-type="float">
            <text:p>34180</text:p>
          </table:table-cell>
          <table:table-cell office:value-type="float" office:value="30134" calcext:value-type="float">
            <text:p>30134</text:p>
          </table:table-cell>
          <table:table-cell office:value-type="float" office:value="34829" calcext:value-type="float">
            <text:p>34829</text:p>
          </table:table-cell>
          <table:table-cell office:value-type="float" office:value="26217" calcext:value-type="float">
            <text:p>26217</text:p>
          </table:table-cell>
          <table:table-cell office:value-type="float" office:value="36510" calcext:value-type="float">
            <text:p>36510</text:p>
          </table:table-cell>
          <table:table-cell office:value-type="float" office:value="27424" calcext:value-type="float">
            <text:p>2742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692" calcext:value-type="float">
            <text:p>20692</text:p>
          </table:table-cell>
          <table:table-cell office:value-type="float" office:value="31787" calcext:value-type="float">
            <text:p>31787</text:p>
          </table:table-cell>
          <table:table-cell office:value-type="float" office:value="31524" calcext:value-type="float">
            <text:p>31524</text:p>
          </table:table-cell>
          <table:table-cell office:value-type="float" office:value="33269" calcext:value-type="float">
            <text:p>33269</text:p>
          </table:table-cell>
          <table:table-cell office:value-type="float" office:value="32857" calcext:value-type="float">
            <text:p>32857</text:p>
          </table:table-cell>
          <table:table-cell office:value-type="float" office:value="32721" calcext:value-type="float">
            <text:p>32721</text:p>
          </table:table-cell>
          <table:table-cell office:value-type="float" office:value="36076" calcext:value-type="float">
            <text:p>36076</text:p>
          </table:table-cell>
          <table:table-cell office:value-type="float" office:value="34376" calcext:value-type="float">
            <text:p>34376</text:p>
          </table:table-cell>
          <table:table-cell office:value-type="float" office:value="34198" calcext:value-type="float">
            <text:p>34198</text:p>
          </table:table-cell>
          <table:table-cell office:value-type="float" office:value="35573" calcext:value-type="float">
            <text:p>35573</text:p>
          </table:table-cell>
          <table:table-cell office:value-type="float" office:value="36515" calcext:value-type="float">
            <text:p>36515</text:p>
          </table:table-cell>
          <table:table-cell office:value-type="float" office:value="34299" calcext:value-type="float">
            <text:p>34299</text:p>
          </table:table-cell>
          <table:table-cell office:value-type="float" office:value="34325" calcext:value-type="float">
            <text:p>34325</text:p>
          </table:table-cell>
          <table:table-cell office:value-type="float" office:value="34639" calcext:value-type="float">
            <text:p>34639</text:p>
          </table:table-cell>
          <table:table-cell office:value-type="float" office:value="31164" calcext:value-type="float">
            <text:p>31164</text:p>
          </table:table-cell>
          <table:table-cell office:value-type="float" office:value="29049" calcext:value-type="float">
            <text:p>29049</text:p>
          </table:table-cell>
          <table:table-cell office:value-type="float" office:value="26695" calcext:value-type="float">
            <text:p>2669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1258" calcext:value-type="float">
            <text:p>31258</text:p>
          </table:table-cell>
          <table:table-cell office:value-type="float" office:value="27730" calcext:value-type="float">
            <text:p>27730</text:p>
          </table:table-cell>
          <table:table-cell office:value-type="float" office:value="32446" calcext:value-type="float">
            <text:p>32446</text:p>
          </table:table-cell>
          <table:table-cell office:value-type="float" office:value="25982" calcext:value-type="float">
            <text:p>25982</text:p>
          </table:table-cell>
          <table:table-cell office:value-type="float" office:value="32511" calcext:value-type="float">
            <text:p>32511</text:p>
          </table:table-cell>
          <table:table-cell office:value-type="float" office:value="38881" calcext:value-type="float">
            <text:p>38881</text:p>
          </table:table-cell>
          <table:table-cell office:value-type="float" office:value="33325" calcext:value-type="float">
            <text:p>33325</text:p>
          </table:table-cell>
          <table:table-cell office:value-type="float" office:value="34886" calcext:value-type="float">
            <text:p>34886</text:p>
          </table:table-cell>
          <table:table-cell office:value-type="float" office:value="36564" calcext:value-type="float">
            <text:p>36564</text:p>
          </table:table-cell>
          <table:table-cell office:value-type="float" office:value="32764" calcext:value-type="float">
            <text:p>32764</text:p>
          </table:table-cell>
          <table:table-cell office:value-type="float" office:value="35640" calcext:value-type="float">
            <text:p>35640</text:p>
          </table:table-cell>
          <table:table-cell office:value-type="float" office:value="35667" calcext:value-type="float">
            <text:p>35667</text:p>
          </table:table-cell>
          <table:table-cell office:value-type="float" office:value="39986" calcext:value-type="float">
            <text:p>39986</text:p>
          </table:table-cell>
          <table:table-cell office:value-type="float" office:value="35005" calcext:value-type="float">
            <text:p>35005</text:p>
          </table:table-cell>
          <table:table-cell office:value-type="float" office:value="33437" calcext:value-type="float">
            <text:p>33437</text:p>
          </table:table-cell>
          <table:table-cell office:value-type="float" office:value="30224" calcext:value-type="float">
            <text:p>30224</text:p>
          </table:table-cell>
          <table:table-cell office:value-type="float" office:value="34677" calcext:value-type="float">
            <text:p>3467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7617" calcext:value-type="float">
            <text:p>37617</text:p>
          </table:table-cell>
          <table:table-cell office:value-type="float" office:value="31335" calcext:value-type="float">
            <text:p>31335</text:p>
          </table:table-cell>
          <table:table-cell office:value-type="float" office:value="32874" calcext:value-type="float">
            <text:p>32874</text:p>
          </table:table-cell>
          <table:table-cell office:value-type="float" office:value="30430" calcext:value-type="float">
            <text:p>30430</text:p>
          </table:table-cell>
          <table:table-cell office:value-type="float" office:value="32691" calcext:value-type="float">
            <text:p>32691</text:p>
          </table:table-cell>
          <table:table-cell office:value-type="float" office:value="36533" calcext:value-type="float">
            <text:p>36533</text:p>
          </table:table-cell>
          <table:table-cell office:value-type="float" office:value="35848" calcext:value-type="float">
            <text:p>35848</text:p>
          </table:table-cell>
          <table:table-cell office:value-type="float" office:value="37113" calcext:value-type="float">
            <text:p>37113</text:p>
          </table:table-cell>
          <table:table-cell office:value-type="float" office:value="42537" calcext:value-type="float">
            <text:p>42537</text:p>
          </table:table-cell>
          <table:table-cell office:value-type="float" office:value="33074" calcext:value-type="float">
            <text:p>33074</text:p>
          </table:table-cell>
          <table:table-cell office:value-type="float" office:value="32838" calcext:value-type="float">
            <text:p>32838</text:p>
          </table:table-cell>
          <table:table-cell office:value-type="float" office:value="38107" calcext:value-type="float">
            <text:p>38107</text:p>
          </table:table-cell>
          <table:table-cell office:value-type="float" office:value="32777" calcext:value-type="float">
            <text:p>32777</text:p>
          </table:table-cell>
          <table:table-cell office:value-type="float" office:value="33990" calcext:value-type="float">
            <text:p>33990</text:p>
          </table:table-cell>
          <table:table-cell office:value-type="float" office:value="33223" calcext:value-type="float">
            <text:p>33223</text:p>
          </table:table-cell>
          <table:table-cell office:value-type="float" office:value="34566" calcext:value-type="float">
            <text:p>34566</text:p>
          </table:table-cell>
          <table:table-cell office:value-type="float" office:value="33141" calcext:value-type="float">
            <text:p>3314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2318" calcext:value-type="float">
            <text:p>32318</text:p>
          </table:table-cell>
          <table:table-cell office:value-type="float" office:value="27488" calcext:value-type="float">
            <text:p>27488</text:p>
          </table:table-cell>
          <table:table-cell office:value-type="float" office:value="30282" calcext:value-type="float">
            <text:p>30282</text:p>
          </table:table-cell>
          <table:table-cell office:value-type="float" office:value="28585" calcext:value-type="float">
            <text:p>28585</text:p>
          </table:table-cell>
          <table:table-cell office:value-type="float" office:value="36622" calcext:value-type="float">
            <text:p>36622</text:p>
          </table:table-cell>
          <table:table-cell office:value-type="float" office:value="34121" calcext:value-type="float">
            <text:p>34121</text:p>
          </table:table-cell>
          <table:table-cell office:value-type="float" office:value="37243" calcext:value-type="float">
            <text:p>37243</text:p>
          </table:table-cell>
          <table:table-cell office:value-type="float" office:value="37942" calcext:value-type="float">
            <text:p>37942</text:p>
          </table:table-cell>
          <table:table-cell office:value-type="float" office:value="39193" calcext:value-type="float">
            <text:p>39193</text:p>
          </table:table-cell>
          <table:table-cell office:value-type="float" office:value="34373" calcext:value-type="float">
            <text:p>34373</text:p>
          </table:table-cell>
          <table:table-cell office:value-type="float" office:value="38451" calcext:value-type="float">
            <text:p>38451</text:p>
          </table:table-cell>
          <table:table-cell office:value-type="float" office:value="34703" calcext:value-type="float">
            <text:p>34703</text:p>
          </table:table-cell>
          <table:table-cell office:value-type="float" office:value="33462" calcext:value-type="float">
            <text:p>33462</text:p>
          </table:table-cell>
          <table:table-cell office:value-type="float" office:value="37763" calcext:value-type="float">
            <text:p>37763</text:p>
          </table:table-cell>
          <table:table-cell office:value-type="float" office:value="28337" calcext:value-type="float">
            <text:p>28337</text:p>
          </table:table-cell>
          <table:table-cell office:value-type="float" office:value="33304" calcext:value-type="float">
            <text:p>33304</text:p>
          </table:table-cell>
          <table:table-cell office:value-type="float" office:value="33275" calcext:value-type="float">
            <text:p>3327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2805" calcext:value-type="float">
            <text:p>32805</text:p>
          </table:table-cell>
          <table:table-cell office:value-type="float" office:value="30717" calcext:value-type="float">
            <text:p>30717</text:p>
          </table:table-cell>
          <table:table-cell office:value-type="float" office:value="30766" calcext:value-type="float">
            <text:p>30766</text:p>
          </table:table-cell>
          <table:table-cell office:value-type="float" office:value="34637" calcext:value-type="float">
            <text:p>34637</text:p>
          </table:table-cell>
          <table:table-cell office:value-type="float" office:value="33326" calcext:value-type="float">
            <text:p>33326</text:p>
          </table:table-cell>
          <table:table-cell office:value-type="float" office:value="38425" calcext:value-type="float">
            <text:p>38425</text:p>
          </table:table-cell>
          <table:table-cell office:value-type="float" office:value="35078" calcext:value-type="float">
            <text:p>35078</text:p>
          </table:table-cell>
          <table:table-cell office:value-type="float" office:value="36758" calcext:value-type="float">
            <text:p>36758</text:p>
          </table:table-cell>
          <table:table-cell office:value-type="float" office:value="38726" calcext:value-type="float">
            <text:p>38726</text:p>
          </table:table-cell>
          <table:table-cell office:value-type="float" office:value="34757" calcext:value-type="float">
            <text:p>34757</text:p>
          </table:table-cell>
          <table:table-cell office:value-type="float" office:value="34486" calcext:value-type="float">
            <text:p>34486</text:p>
          </table:table-cell>
          <table:table-cell office:value-type="float" office:value="33348" calcext:value-type="float">
            <text:p>33348</text:p>
          </table:table-cell>
          <table:table-cell office:value-type="float" office:value="33178" calcext:value-type="float">
            <text:p>33178</text:p>
          </table:table-cell>
          <table:table-cell office:value-type="float" office:value="36891" calcext:value-type="float">
            <text:p>36891</text:p>
          </table:table-cell>
          <table:table-cell office:value-type="float" office:value="28940" calcext:value-type="float">
            <text:p>28940</text:p>
          </table:table-cell>
          <table:table-cell office:value-type="float" office:value="30286" calcext:value-type="float">
            <text:p>30286</text:p>
          </table:table-cell>
          <table:table-cell office:value-type="float" office:value="33369" calcext:value-type="float">
            <text:p>3336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5073" calcext:value-type="float">
            <text:p>35073</text:p>
          </table:table-cell>
          <table:table-cell office:value-type="float" office:value="38080" calcext:value-type="float">
            <text:p>38080</text:p>
          </table:table-cell>
          <table:table-cell office:value-type="float" office:value="28532" calcext:value-type="float">
            <text:p>28532</text:p>
          </table:table-cell>
          <table:table-cell office:value-type="float" office:value="35320" calcext:value-type="float">
            <text:p>35320</text:p>
          </table:table-cell>
          <table:table-cell office:value-type="float" office:value="36883" calcext:value-type="float">
            <text:p>36883</text:p>
          </table:table-cell>
          <table:table-cell office:value-type="float" office:value="34689" calcext:value-type="float">
            <text:p>34689</text:p>
          </table:table-cell>
          <table:table-cell office:value-type="float" office:value="32209" calcext:value-type="float">
            <text:p>32209</text:p>
          </table:table-cell>
          <table:table-cell office:value-type="float" office:value="35349" calcext:value-type="float">
            <text:p>35349</text:p>
          </table:table-cell>
          <table:table-cell office:value-type="float" office:value="36450" calcext:value-type="float">
            <text:p>36450</text:p>
          </table:table-cell>
          <table:table-cell office:value-type="float" office:value="35526" calcext:value-type="float">
            <text:p>35526</text:p>
          </table:table-cell>
          <table:table-cell office:value-type="float" office:value="30290" calcext:value-type="float">
            <text:p>30290</text:p>
          </table:table-cell>
          <table:table-cell office:value-type="float" office:value="33426" calcext:value-type="float">
            <text:p>33426</text:p>
          </table:table-cell>
          <table:table-cell office:value-type="float" office:value="30018" calcext:value-type="float">
            <text:p>30018</text:p>
          </table:table-cell>
          <table:table-cell office:value-type="float" office:value="34883" calcext:value-type="float">
            <text:p>34883</text:p>
          </table:table-cell>
          <table:table-cell office:value-type="float" office:value="33382" calcext:value-type="float">
            <text:p>33382</text:p>
          </table:table-cell>
          <table:table-cell office:value-type="float" office:value="30642" calcext:value-type="float">
            <text:p>30642</text:p>
          </table:table-cell>
          <table:table-cell office:value-type="float" office:value="31923" calcext:value-type="float">
            <text:p>3192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9323" calcext:value-type="float">
            <text:p>49323</text:p>
          </table:table-cell>
          <table:table-cell office:value-type="float" office:value="38664" calcext:value-type="float">
            <text:p>38664</text:p>
          </table:table-cell>
          <table:table-cell office:value-type="float" office:value="32427" calcext:value-type="float">
            <text:p>32427</text:p>
          </table:table-cell>
          <table:table-cell office:value-type="float" office:value="29857" calcext:value-type="float">
            <text:p>29857</text:p>
          </table:table-cell>
          <table:table-cell office:value-type="float" office:value="38678" calcext:value-type="float">
            <text:p>38678</text:p>
          </table:table-cell>
          <table:table-cell office:value-type="float" office:value="35883" calcext:value-type="float">
            <text:p>35883</text:p>
          </table:table-cell>
          <table:table-cell office:value-type="float" office:value="37776" calcext:value-type="float">
            <text:p>37776</text:p>
          </table:table-cell>
          <table:table-cell office:value-type="float" office:value="37513" calcext:value-type="float">
            <text:p>37513</text:p>
          </table:table-cell>
          <table:table-cell office:value-type="float" office:value="39603" calcext:value-type="float">
            <text:p>39603</text:p>
          </table:table-cell>
          <table:table-cell office:value-type="float" office:value="38683" calcext:value-type="float">
            <text:p>38683</text:p>
          </table:table-cell>
          <table:table-cell office:value-type="float" office:value="44461" calcext:value-type="float">
            <text:p>44461</text:p>
          </table:table-cell>
          <table:table-cell office:value-type="float" office:value="37906" calcext:value-type="float">
            <text:p>37906</text:p>
          </table:table-cell>
          <table:table-cell office:value-type="float" office:value="36953" calcext:value-type="float">
            <text:p>36953</text:p>
          </table:table-cell>
          <table:table-cell office:value-type="float" office:value="38033" calcext:value-type="float">
            <text:p>38033</text:p>
          </table:table-cell>
          <table:table-cell office:value-type="float" office:value="39670" calcext:value-type="float">
            <text:p>39670</text:p>
          </table:table-cell>
          <table:table-cell office:value-type="float" office:value="31543" calcext:value-type="float">
            <text:p>31543</text:p>
          </table:table-cell>
          <table:table-cell office:value-type="float" office:value="36265" calcext:value-type="float">
            <text:p>3626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1629" calcext:value-type="float">
            <text:p>51629</text:p>
          </table:table-cell>
          <table:table-cell office:value-type="float" office:value="36630" calcext:value-type="float">
            <text:p>36630</text:p>
          </table:table-cell>
          <table:table-cell office:value-type="float" office:value="37854" calcext:value-type="float">
            <text:p>37854</text:p>
          </table:table-cell>
          <table:table-cell office:value-type="float" office:value="33680" calcext:value-type="float">
            <text:p>33680</text:p>
          </table:table-cell>
          <table:table-cell office:value-type="float" office:value="41094" calcext:value-type="float">
            <text:p>41094</text:p>
          </table:table-cell>
          <table:table-cell office:value-type="float" office:value="36290" calcext:value-type="float">
            <text:p>36290</text:p>
          </table:table-cell>
          <table:table-cell office:value-type="float" office:value="41063" calcext:value-type="float">
            <text:p>41063</text:p>
          </table:table-cell>
          <table:table-cell office:value-type="float" office:value="39027" calcext:value-type="float">
            <text:p>39027</text:p>
          </table:table-cell>
          <table:table-cell office:value-type="float" office:value="38220" calcext:value-type="float">
            <text:p>38220</text:p>
          </table:table-cell>
          <table:table-cell office:value-type="float" office:value="42009" calcext:value-type="float">
            <text:p>42009</text:p>
          </table:table-cell>
          <table:table-cell office:value-type="float" office:value="55003" calcext:value-type="float">
            <text:p>55003</text:p>
          </table:table-cell>
          <table:table-cell office:value-type="float" office:value="39411" calcext:value-type="float">
            <text:p>39411</text:p>
          </table:table-cell>
          <table:table-cell office:value-type="float" office:value="44690" calcext:value-type="float">
            <text:p>44690</text:p>
          </table:table-cell>
          <table:table-cell office:value-type="float" office:value="34528" calcext:value-type="float">
            <text:p>34528</text:p>
          </table:table-cell>
          <table:table-cell office:value-type="float" office:value="42201" calcext:value-type="float">
            <text:p>42201</text:p>
          </table:table-cell>
          <table:table-cell office:value-type="float" office:value="38964" calcext:value-type="float">
            <text:p>38964</text:p>
          </table:table-cell>
          <table:table-cell office:value-type="float" office:value="38416" calcext:value-type="float">
            <text:p>3841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8965" calcext:value-type="float">
            <text:p>38965</text:p>
          </table:table-cell>
          <table:table-cell office:value-type="float" office:value="33864" calcext:value-type="float">
            <text:p>33864</text:p>
          </table:table-cell>
          <table:table-cell office:value-type="float" office:value="35834" calcext:value-type="float">
            <text:p>35834</text:p>
          </table:table-cell>
          <table:table-cell office:value-type="float" office:value="34870" calcext:value-type="float">
            <text:p>34870</text:p>
          </table:table-cell>
          <table:table-cell office:value-type="float" office:value="35606" calcext:value-type="float">
            <text:p>35606</text:p>
          </table:table-cell>
          <table:table-cell office:value-type="float" office:value="35317" calcext:value-type="float">
            <text:p>35317</text:p>
          </table:table-cell>
          <table:table-cell office:value-type="float" office:value="41851" calcext:value-type="float">
            <text:p>41851</text:p>
          </table:table-cell>
          <table:table-cell office:value-type="float" office:value="39116" calcext:value-type="float">
            <text:p>39116</text:p>
          </table:table-cell>
          <table:table-cell office:value-type="float" office:value="36168" calcext:value-type="float">
            <text:p>36168</text:p>
          </table:table-cell>
          <table:table-cell office:value-type="float" office:value="42649" calcext:value-type="float">
            <text:p>42649</text:p>
          </table:table-cell>
          <table:table-cell office:value-type="float" office:value="46613" calcext:value-type="float">
            <text:p>46613</text:p>
          </table:table-cell>
          <table:table-cell office:value-type="float" office:value="38068" calcext:value-type="float">
            <text:p>38068</text:p>
          </table:table-cell>
          <table:table-cell office:value-type="float" office:value="40348" calcext:value-type="float">
            <text:p>40348</text:p>
          </table:table-cell>
          <table:table-cell office:value-type="float" office:value="39648" calcext:value-type="float">
            <text:p>39648</text:p>
          </table:table-cell>
          <table:table-cell office:value-type="float" office:value="39913" calcext:value-type="float">
            <text:p>39913</text:p>
          </table:table-cell>
          <table:table-cell office:value-type="float" office:value="38623" calcext:value-type="float">
            <text:p>38623</text:p>
          </table:table-cell>
          <table:table-cell office:value-type="float" office:value="42161" calcext:value-type="float">
            <text:p>4216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4409" calcext:value-type="float">
            <text:p>34409</text:p>
          </table:table-cell>
          <table:table-cell office:value-type="float" office:value="35520" calcext:value-type="float">
            <text:p>35520</text:p>
          </table:table-cell>
          <table:table-cell office:value-type="float" office:value="35194" calcext:value-type="float">
            <text:p>35194</text:p>
          </table:table-cell>
          <table:table-cell office:value-type="float" office:value="37021" calcext:value-type="float">
            <text:p>37021</text:p>
          </table:table-cell>
          <table:table-cell office:value-type="float" office:value="36246" calcext:value-type="float">
            <text:p>36246</text:p>
          </table:table-cell>
          <table:table-cell office:value-type="float" office:value="35643" calcext:value-type="float">
            <text:p>35643</text:p>
          </table:table-cell>
          <table:table-cell office:value-type="float" office:value="45564" calcext:value-type="float">
            <text:p>45564</text:p>
          </table:table-cell>
          <table:table-cell office:value-type="float" office:value="41888" calcext:value-type="float">
            <text:p>41888</text:p>
          </table:table-cell>
          <table:table-cell office:value-type="float" office:value="40982" calcext:value-type="float">
            <text:p>40982</text:p>
          </table:table-cell>
          <table:table-cell office:value-type="float" office:value="40710" calcext:value-type="float">
            <text:p>40710</text:p>
          </table:table-cell>
          <table:table-cell office:value-type="float" office:value="37181" calcext:value-type="float">
            <text:p>37181</text:p>
          </table:table-cell>
          <table:table-cell office:value-type="float" office:value="40902" calcext:value-type="float">
            <text:p>40902</text:p>
          </table:table-cell>
          <table:table-cell office:value-type="float" office:value="40493" calcext:value-type="float">
            <text:p>40493</text:p>
          </table:table-cell>
          <table:table-cell office:value-type="float" office:value="44736" calcext:value-type="float">
            <text:p>44736</text:p>
          </table:table-cell>
          <table:table-cell office:value-type="float" office:value="44440" calcext:value-type="float">
            <text:p>44440</text:p>
          </table:table-cell>
          <table:table-cell office:value-type="float" office:value="39874" calcext:value-type="float">
            <text:p>39874</text:p>
          </table:table-cell>
          <table:table-cell office:value-type="float" office:value="41383" calcext:value-type="float">
            <text:p>4138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4400" calcext:value-type="float">
            <text:p>34400</text:p>
          </table:table-cell>
          <table:table-cell office:value-type="float" office:value="36937" calcext:value-type="float">
            <text:p>36937</text:p>
          </table:table-cell>
          <table:table-cell office:value-type="float" office:value="36481" calcext:value-type="float">
            <text:p>36481</text:p>
          </table:table-cell>
          <table:table-cell office:value-type="float" office:value="38853" calcext:value-type="float">
            <text:p>38853</text:p>
          </table:table-cell>
          <table:table-cell office:value-type="float" office:value="42018" calcext:value-type="float">
            <text:p>42018</text:p>
          </table:table-cell>
          <table:table-cell office:value-type="float" office:value="38819" calcext:value-type="float">
            <text:p>38819</text:p>
          </table:table-cell>
          <table:table-cell office:value-type="float" office:value="49102" calcext:value-type="float">
            <text:p>49102</text:p>
          </table:table-cell>
          <table:table-cell office:value-type="float" office:value="45456" calcext:value-type="float">
            <text:p>45456</text:p>
          </table:table-cell>
          <table:table-cell office:value-type="float" office:value="39268" calcext:value-type="float">
            <text:p>39268</text:p>
          </table:table-cell>
          <table:table-cell office:value-type="float" office:value="46494" calcext:value-type="float">
            <text:p>46494</text:p>
          </table:table-cell>
          <table:table-cell office:value-type="float" office:value="42976" calcext:value-type="float">
            <text:p>42976</text:p>
          </table:table-cell>
          <table:table-cell office:value-type="float" office:value="45563" calcext:value-type="float">
            <text:p>45563</text:p>
          </table:table-cell>
          <table:table-cell office:value-type="float" office:value="41268" calcext:value-type="float">
            <text:p>41268</text:p>
          </table:table-cell>
          <table:table-cell office:value-type="float" office:value="47788" calcext:value-type="float">
            <text:p>47788</text:p>
          </table:table-cell>
          <table:table-cell office:value-type="float" office:value="48494" calcext:value-type="float">
            <text:p>48494</text:p>
          </table:table-cell>
          <table:table-cell office:value-type="float" office:value="42518" calcext:value-type="float">
            <text:p>42518</text:p>
          </table:table-cell>
          <table:table-cell office:value-type="float" office:value="48242" calcext:value-type="float">
            <text:p>4824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0179" calcext:value-type="float">
            <text:p>30179</text:p>
          </table:table-cell>
          <table:table-cell office:value-type="float" office:value="33870" calcext:value-type="float">
            <text:p>33870</text:p>
          </table:table-cell>
          <table:table-cell office:value-type="float" office:value="34498" calcext:value-type="float">
            <text:p>34498</text:p>
          </table:table-cell>
          <table:table-cell office:value-type="float" office:value="32737" calcext:value-type="float">
            <text:p>32737</text:p>
          </table:table-cell>
          <table:table-cell office:value-type="float" office:value="42217" calcext:value-type="float">
            <text:p>42217</text:p>
          </table:table-cell>
          <table:table-cell office:value-type="float" office:value="37966" calcext:value-type="float">
            <text:p>37966</text:p>
          </table:table-cell>
          <table:table-cell office:value-type="float" office:value="43381" calcext:value-type="float">
            <text:p>43381</text:p>
          </table:table-cell>
          <table:table-cell office:value-type="float" office:value="38326" calcext:value-type="float">
            <text:p>38326</text:p>
          </table:table-cell>
          <table:table-cell office:value-type="float" office:value="37257" calcext:value-type="float">
            <text:p>37257</text:p>
          </table:table-cell>
          <table:table-cell office:value-type="float" office:value="41997" calcext:value-type="float">
            <text:p>41997</text:p>
          </table:table-cell>
          <table:table-cell office:value-type="float" office:value="43853" calcext:value-type="float">
            <text:p>43853</text:p>
          </table:table-cell>
          <table:table-cell office:value-type="float" office:value="41365" calcext:value-type="float">
            <text:p>41365</text:p>
          </table:table-cell>
          <table:table-cell office:value-type="float" office:value="41394" calcext:value-type="float">
            <text:p>41394</text:p>
          </table:table-cell>
          <table:table-cell office:value-type="float" office:value="42875" calcext:value-type="float">
            <text:p>42875</text:p>
          </table:table-cell>
          <table:table-cell office:value-type="float" office:value="46681" calcext:value-type="float">
            <text:p>46681</text:p>
          </table:table-cell>
          <table:table-cell office:value-type="float" office:value="42155" calcext:value-type="float">
            <text:p>42155</text:p>
          </table:table-cell>
          <table:table-cell office:value-type="float" office:value="42784" calcext:value-type="float">
            <text:p>4278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2093" calcext:value-type="float">
            <text:p>42093</text:p>
          </table:table-cell>
          <table:table-cell office:value-type="float" office:value="37013" calcext:value-type="float">
            <text:p>37013</text:p>
          </table:table-cell>
          <table:table-cell office:value-type="float" office:value="37797" calcext:value-type="float">
            <text:p>37797</text:p>
          </table:table-cell>
          <table:table-cell office:value-type="float" office:value="33607" calcext:value-type="float">
            <text:p>33607</text:p>
          </table:table-cell>
          <table:table-cell office:value-type="float" office:value="44523" calcext:value-type="float">
            <text:p>44523</text:p>
          </table:table-cell>
          <table:table-cell office:value-type="float" office:value="41555" calcext:value-type="float">
            <text:p>41555</text:p>
          </table:table-cell>
          <table:table-cell office:value-type="float" office:value="42084" calcext:value-type="float">
            <text:p>42084</text:p>
          </table:table-cell>
          <table:table-cell office:value-type="float" office:value="42317" calcext:value-type="float">
            <text:p>42317</text:p>
          </table:table-cell>
          <table:table-cell office:value-type="float" office:value="45130" calcext:value-type="float">
            <text:p>45130</text:p>
          </table:table-cell>
          <table:table-cell office:value-type="float" office:value="41113" calcext:value-type="float">
            <text:p>41113</text:p>
          </table:table-cell>
          <table:table-cell office:value-type="float" office:value="46630" calcext:value-type="float">
            <text:p>46630</text:p>
          </table:table-cell>
          <table:table-cell office:value-type="float" office:value="47630" calcext:value-type="float">
            <text:p>47630</text:p>
          </table:table-cell>
          <table:table-cell office:value-type="float" office:value="45800" calcext:value-type="float">
            <text:p>45800</text:p>
          </table:table-cell>
          <table:table-cell office:value-type="float" office:value="42085" calcext:value-type="float">
            <text:p>42085</text:p>
          </table:table-cell>
          <table:table-cell office:value-type="float" office:value="47451" calcext:value-type="float">
            <text:p>47451</text:p>
          </table:table-cell>
          <table:table-cell office:value-type="float" office:value="46377" calcext:value-type="float">
            <text:p>46377</text:p>
          </table:table-cell>
          <table:table-cell office:value-type="float" office:value="42587" calcext:value-type="float">
            <text:p>4258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4775" calcext:value-type="float">
            <text:p>44775</text:p>
          </table:table-cell>
          <table:table-cell office:value-type="float" office:value="34317" calcext:value-type="float">
            <text:p>34317</text:p>
          </table:table-cell>
          <table:table-cell office:value-type="float" office:value="34942" calcext:value-type="float">
            <text:p>34942</text:p>
          </table:table-cell>
          <table:table-cell office:value-type="float" office:value="35581" calcext:value-type="float">
            <text:p>35581</text:p>
          </table:table-cell>
          <table:table-cell office:value-type="float" office:value="38754" calcext:value-type="float">
            <text:p>38754</text:p>
          </table:table-cell>
          <table:table-cell office:value-type="float" office:value="41960" calcext:value-type="float">
            <text:p>41960</text:p>
          </table:table-cell>
          <table:table-cell office:value-type="float" office:value="38546" calcext:value-type="float">
            <text:p>38546</text:p>
          </table:table-cell>
          <table:table-cell office:value-type="float" office:value="45896" calcext:value-type="float">
            <text:p>45896</text:p>
          </table:table-cell>
          <table:table-cell office:value-type="float" office:value="45859" calcext:value-type="float">
            <text:p>45859</text:p>
          </table:table-cell>
          <table:table-cell office:value-type="float" office:value="40027" calcext:value-type="float">
            <text:p>40027</text:p>
          </table:table-cell>
          <table:table-cell office:value-type="float" office:value="41495" calcext:value-type="float">
            <text:p>41495</text:p>
          </table:table-cell>
          <table:table-cell office:value-type="float" office:value="46043" calcext:value-type="float">
            <text:p>46043</text:p>
          </table:table-cell>
          <table:table-cell office:value-type="float" office:value="43468" calcext:value-type="float">
            <text:p>43468</text:p>
          </table:table-cell>
          <table:table-cell office:value-type="float" office:value="39447" calcext:value-type="float">
            <text:p>39447</text:p>
          </table:table-cell>
          <table:table-cell office:value-type="float" office:value="40910" calcext:value-type="float">
            <text:p>40910</text:p>
          </table:table-cell>
          <table:table-cell office:value-type="float" office:value="45159" calcext:value-type="float">
            <text:p>45159</text:p>
          </table:table-cell>
          <table:table-cell office:value-type="float" office:value="40746" calcext:value-type="float">
            <text:p>4074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6369" calcext:value-type="float">
            <text:p>36369</text:p>
          </table:table-cell>
          <table:table-cell office:value-type="float" office:value="34354" calcext:value-type="float">
            <text:p>34354</text:p>
          </table:table-cell>
          <table:table-cell office:value-type="float" office:value="31336" calcext:value-type="float">
            <text:p>31336</text:p>
          </table:table-cell>
          <table:table-cell office:value-type="float" office:value="36983" calcext:value-type="float">
            <text:p>36983</text:p>
          </table:table-cell>
          <table:table-cell office:value-type="float" office:value="31928" calcext:value-type="float">
            <text:p>31928</text:p>
          </table:table-cell>
          <table:table-cell office:value-type="float" office:value="38002" calcext:value-type="float">
            <text:p>38002</text:p>
          </table:table-cell>
          <table:table-cell office:value-type="float" office:value="37301" calcext:value-type="float">
            <text:p>37301</text:p>
          </table:table-cell>
          <table:table-cell office:value-type="float" office:value="39727" calcext:value-type="float">
            <text:p>39727</text:p>
          </table:table-cell>
          <table:table-cell office:value-type="float" office:value="40171" calcext:value-type="float">
            <text:p>40171</text:p>
          </table:table-cell>
          <table:table-cell office:value-type="float" office:value="36847" calcext:value-type="float">
            <text:p>36847</text:p>
          </table:table-cell>
          <table:table-cell office:value-type="float" office:value="32784" calcext:value-type="float">
            <text:p>32784</text:p>
          </table:table-cell>
          <table:table-cell office:value-type="float" office:value="35752" calcext:value-type="float">
            <text:p>35752</text:p>
          </table:table-cell>
          <table:table-cell office:value-type="float" office:value="36543" calcext:value-type="float">
            <text:p>36543</text:p>
          </table:table-cell>
          <table:table-cell office:value-type="float" office:value="41168" calcext:value-type="float">
            <text:p>41168</text:p>
          </table:table-cell>
          <table:table-cell office:value-type="float" office:value="36005" calcext:value-type="float">
            <text:p>36005</text:p>
          </table:table-cell>
          <table:table-cell office:value-type="float" office:value="37391" calcext:value-type="float">
            <text:p>37391</text:p>
          </table:table-cell>
          <table:table-cell office:value-type="float" office:value="34630" calcext:value-type="float">
            <text:p>3463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2117" calcext:value-type="float">
            <text:p>42117</text:p>
          </table:table-cell>
          <table:table-cell office:value-type="float" office:value="30925" calcext:value-type="float">
            <text:p>30925</text:p>
          </table:table-cell>
          <table:table-cell office:value-type="float" office:value="33039" calcext:value-type="float">
            <text:p>33039</text:p>
          </table:table-cell>
          <table:table-cell office:value-type="float" office:value="39585" calcext:value-type="float">
            <text:p>39585</text:p>
          </table:table-cell>
          <table:table-cell office:value-type="float" office:value="31998" calcext:value-type="float">
            <text:p>31998</text:p>
          </table:table-cell>
          <table:table-cell office:value-type="float" office:value="37370" calcext:value-type="float">
            <text:p>37370</text:p>
          </table:table-cell>
          <table:table-cell office:value-type="float" office:value="37581" calcext:value-type="float">
            <text:p>37581</text:p>
          </table:table-cell>
          <table:table-cell office:value-type="float" office:value="36427" calcext:value-type="float">
            <text:p>36427</text:p>
          </table:table-cell>
          <table:table-cell office:value-type="float" office:value="40588" calcext:value-type="float">
            <text:p>40588</text:p>
          </table:table-cell>
          <table:table-cell office:value-type="float" office:value="34278" calcext:value-type="float">
            <text:p>34278</text:p>
          </table:table-cell>
          <table:table-cell office:value-type="float" office:value="36374" calcext:value-type="float">
            <text:p>36374</text:p>
          </table:table-cell>
          <table:table-cell office:value-type="float" office:value="38673" calcext:value-type="float">
            <text:p>38673</text:p>
          </table:table-cell>
          <table:table-cell office:value-type="float" office:value="41282" calcext:value-type="float">
            <text:p>41282</text:p>
          </table:table-cell>
          <table:table-cell office:value-type="float" office:value="39149" calcext:value-type="float">
            <text:p>39149</text:p>
          </table:table-cell>
          <table:table-cell office:value-type="float" office:value="41040" calcext:value-type="float">
            <text:p>41040</text:p>
          </table:table-cell>
          <table:table-cell office:value-type="float" office:value="36818" calcext:value-type="float">
            <text:p>36818</text:p>
          </table:table-cell>
          <table:table-cell office:value-type="float" office:value="34435" calcext:value-type="float">
            <text:p>3443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9710" calcext:value-type="float">
            <text:p>39710</text:p>
          </table:table-cell>
          <table:table-cell office:value-type="float" office:value="27075" calcext:value-type="float">
            <text:p>27075</text:p>
          </table:table-cell>
          <table:table-cell office:value-type="float" office:value="32914" calcext:value-type="float">
            <text:p>32914</text:p>
          </table:table-cell>
          <table:table-cell office:value-type="float" office:value="39866" calcext:value-type="float">
            <text:p>39866</text:p>
          </table:table-cell>
          <table:table-cell office:value-type="float" office:value="34486" calcext:value-type="float">
            <text:p>34486</text:p>
          </table:table-cell>
          <table:table-cell office:value-type="float" office:value="35872" calcext:value-type="float">
            <text:p>35872</text:p>
          </table:table-cell>
          <table:table-cell office:value-type="float" office:value="36713" calcext:value-type="float">
            <text:p>36713</text:p>
          </table:table-cell>
          <table:table-cell office:value-type="float" office:value="36934" calcext:value-type="float">
            <text:p>36934</text:p>
          </table:table-cell>
          <table:table-cell office:value-type="float" office:value="41852" calcext:value-type="float">
            <text:p>41852</text:p>
          </table:table-cell>
          <table:table-cell office:value-type="float" office:value="30673" calcext:value-type="float">
            <text:p>30673</text:p>
          </table:table-cell>
          <table:table-cell office:value-type="float" office:value="38513" calcext:value-type="float">
            <text:p>38513</text:p>
          </table:table-cell>
          <table:table-cell office:value-type="float" office:value="42664" calcext:value-type="float">
            <text:p>42664</text:p>
          </table:table-cell>
          <table:table-cell office:value-type="float" office:value="38969" calcext:value-type="float">
            <text:p>38969</text:p>
          </table:table-cell>
          <table:table-cell office:value-type="float" office:value="43415" calcext:value-type="float">
            <text:p>43415</text:p>
          </table:table-cell>
          <table:table-cell office:value-type="float" office:value="38781" calcext:value-type="float">
            <text:p>38781</text:p>
          </table:table-cell>
          <table:table-cell office:value-type="float" office:value="36132" calcext:value-type="float">
            <text:p>36132</text:p>
          </table:table-cell>
          <table:table-cell office:value-type="float" office:value="42750" calcext:value-type="float">
            <text:p>4275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4259" calcext:value-type="float">
            <text:p>34259</text:p>
          </table:table-cell>
          <table:table-cell office:value-type="float" office:value="30190" calcext:value-type="float">
            <text:p>30190</text:p>
          </table:table-cell>
          <table:table-cell office:value-type="float" office:value="34290" calcext:value-type="float">
            <text:p>34290</text:p>
          </table:table-cell>
          <table:table-cell office:value-type="float" office:value="39917" calcext:value-type="float">
            <text:p>39917</text:p>
          </table:table-cell>
          <table:table-cell office:value-type="float" office:value="37819" calcext:value-type="float">
            <text:p>37819</text:p>
          </table:table-cell>
          <table:table-cell office:value-type="float" office:value="33322" calcext:value-type="float">
            <text:p>33322</text:p>
          </table:table-cell>
          <table:table-cell office:value-type="float" office:value="36415" calcext:value-type="float">
            <text:p>36415</text:p>
          </table:table-cell>
          <table:table-cell office:value-type="float" office:value="38046" calcext:value-type="float">
            <text:p>38046</text:p>
          </table:table-cell>
          <table:table-cell office:value-type="float" office:value="42691" calcext:value-type="float">
            <text:p>42691</text:p>
          </table:table-cell>
          <table:table-cell office:value-type="float" office:value="35403" calcext:value-type="float">
            <text:p>35403</text:p>
          </table:table-cell>
          <table:table-cell office:value-type="float" office:value="37849" calcext:value-type="float">
            <text:p>37849</text:p>
          </table:table-cell>
          <table:table-cell office:value-type="float" office:value="40570" calcext:value-type="float">
            <text:p>40570</text:p>
          </table:table-cell>
          <table:table-cell office:value-type="float" office:value="34004" calcext:value-type="float">
            <text:p>34004</text:p>
          </table:table-cell>
          <table:table-cell office:value-type="float" office:value="47074" calcext:value-type="float">
            <text:p>47074</text:p>
          </table:table-cell>
          <table:table-cell office:value-type="float" office:value="37816" calcext:value-type="float">
            <text:p>37816</text:p>
          </table:table-cell>
          <table:table-cell office:value-type="float" office:value="34837" calcext:value-type="float">
            <text:p>34837</text:p>
          </table:table-cell>
          <table:table-cell office:value-type="float" office:value="45134" calcext:value-type="float">
            <text:p>4513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7148" calcext:value-type="float">
            <text:p>37148</text:p>
          </table:table-cell>
          <table:table-cell office:value-type="float" office:value="28835" calcext:value-type="float">
            <text:p>28835</text:p>
          </table:table-cell>
          <table:table-cell office:value-type="float" office:value="33271" calcext:value-type="float">
            <text:p>33271</text:p>
          </table:table-cell>
          <table:table-cell office:value-type="float" office:value="35787" calcext:value-type="float">
            <text:p>35787</text:p>
          </table:table-cell>
          <table:table-cell office:value-type="float" office:value="37921" calcext:value-type="float">
            <text:p>37921</text:p>
          </table:table-cell>
          <table:table-cell office:value-type="float" office:value="34671" calcext:value-type="float">
            <text:p>34671</text:p>
          </table:table-cell>
          <table:table-cell office:value-type="float" office:value="37467" calcext:value-type="float">
            <text:p>37467</text:p>
          </table:table-cell>
          <table:table-cell office:value-type="float" office:value="37704" calcext:value-type="float">
            <text:p>37704</text:p>
          </table:table-cell>
          <table:table-cell office:value-type="float" office:value="45251" calcext:value-type="float">
            <text:p>45251</text:p>
          </table:table-cell>
          <table:table-cell office:value-type="float" office:value="41256" calcext:value-type="float">
            <text:p>41256</text:p>
          </table:table-cell>
          <table:table-cell office:value-type="float" office:value="40864" calcext:value-type="float">
            <text:p>40864</text:p>
          </table:table-cell>
          <table:table-cell office:value-type="float" office:value="39074" calcext:value-type="float">
            <text:p>39074</text:p>
          </table:table-cell>
          <table:table-cell office:value-type="float" office:value="36204" calcext:value-type="float">
            <text:p>36204</text:p>
          </table:table-cell>
          <table:table-cell office:value-type="float" office:value="43093" calcext:value-type="float">
            <text:p>43093</text:p>
          </table:table-cell>
          <table:table-cell office:value-type="float" office:value="41414" calcext:value-type="float">
            <text:p>41414</text:p>
          </table:table-cell>
          <table:table-cell office:value-type="float" office:value="37890" calcext:value-type="float">
            <text:p>37890</text:p>
          </table:table-cell>
          <table:table-cell office:value-type="float" office:value="39453" calcext:value-type="float">
            <text:p>3945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3836" calcext:value-type="float">
            <text:p>33836</text:p>
          </table:table-cell>
          <table:table-cell office:value-type="float" office:value="29163" calcext:value-type="float">
            <text:p>29163</text:p>
          </table:table-cell>
          <table:table-cell office:value-type="float" office:value="28388" calcext:value-type="float">
            <text:p>28388</text:p>
          </table:table-cell>
          <table:table-cell office:value-type="float" office:value="36240" calcext:value-type="float">
            <text:p>36240</text:p>
          </table:table-cell>
          <table:table-cell office:value-type="float" office:value="34234" calcext:value-type="float">
            <text:p>34234</text:p>
          </table:table-cell>
          <table:table-cell office:value-type="float" office:value="35326" calcext:value-type="float">
            <text:p>35326</text:p>
          </table:table-cell>
          <table:table-cell office:value-type="float" office:value="38092" calcext:value-type="float">
            <text:p>38092</text:p>
          </table:table-cell>
          <table:table-cell office:value-type="float" office:value="40421" calcext:value-type="float">
            <text:p>40421</text:p>
          </table:table-cell>
          <table:table-cell office:value-type="float" office:value="39006" calcext:value-type="float">
            <text:p>39006</text:p>
          </table:table-cell>
          <table:table-cell office:value-type="float" office:value="40469" calcext:value-type="float">
            <text:p>40469</text:p>
          </table:table-cell>
          <table:table-cell office:value-type="float" office:value="41183" calcext:value-type="float">
            <text:p>41183</text:p>
          </table:table-cell>
          <table:table-cell office:value-type="float" office:value="44314" calcext:value-type="float">
            <text:p>44314</text:p>
          </table:table-cell>
          <table:table-cell office:value-type="float" office:value="37405" calcext:value-type="float">
            <text:p>37405</text:p>
          </table:table-cell>
          <table:table-cell office:value-type="float" office:value="45472" calcext:value-type="float">
            <text:p>45472</text:p>
          </table:table-cell>
          <table:table-cell office:value-type="float" office:value="48267" calcext:value-type="float">
            <text:p>48267</text:p>
          </table:table-cell>
          <table:table-cell office:value-type="float" office:value="41542" calcext:value-type="float">
            <text:p>41542</text:p>
          </table:table-cell>
          <table:table-cell office:value-type="float" office:value="40355" calcext:value-type="float">
            <text:p>403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0053" calcext:value-type="float">
            <text:p>30053</text:p>
          </table:table-cell>
          <table:table-cell office:value-type="float" office:value="28259" calcext:value-type="float">
            <text:p>28259</text:p>
          </table:table-cell>
          <table:table-cell office:value-type="float" office:value="30211" calcext:value-type="float">
            <text:p>30211</text:p>
          </table:table-cell>
          <table:table-cell office:value-type="float" office:value="36400" calcext:value-type="float">
            <text:p>36400</text:p>
          </table:table-cell>
          <table:table-cell office:value-type="float" office:value="36313" calcext:value-type="float">
            <text:p>36313</text:p>
          </table:table-cell>
          <table:table-cell office:value-type="float" office:value="36238" calcext:value-type="float">
            <text:p>36238</text:p>
          </table:table-cell>
          <table:table-cell office:value-type="float" office:value="37618" calcext:value-type="float">
            <text:p>37618</text:p>
          </table:table-cell>
          <table:table-cell office:value-type="float" office:value="45276" calcext:value-type="float">
            <text:p>45276</text:p>
          </table:table-cell>
          <table:table-cell office:value-type="float" office:value="40441" calcext:value-type="float">
            <text:p>40441</text:p>
          </table:table-cell>
          <table:table-cell office:value-type="float" office:value="34207" calcext:value-type="float">
            <text:p>34207</text:p>
          </table:table-cell>
          <table:table-cell office:value-type="float" office:value="40598" calcext:value-type="float">
            <text:p>40598</text:p>
          </table:table-cell>
          <table:table-cell office:value-type="float" office:value="41957" calcext:value-type="float">
            <text:p>41957</text:p>
          </table:table-cell>
          <table:table-cell office:value-type="float" office:value="39764" calcext:value-type="float">
            <text:p>39764</text:p>
          </table:table-cell>
          <table:table-cell office:value-type="float" office:value="43825" calcext:value-type="float">
            <text:p>43825</text:p>
          </table:table-cell>
          <table:table-cell office:value-type="float" office:value="43247" calcext:value-type="float">
            <text:p>43247</text:p>
          </table:table-cell>
          <table:table-cell office:value-type="float" office:value="41656" calcext:value-type="float">
            <text:p>41656</text:p>
          </table:table-cell>
          <table:table-cell office:value-type="float" office:value="41986" calcext:value-type="float">
            <text:p>4198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9412" calcext:value-type="float">
            <text:p>29412</text:p>
          </table:table-cell>
          <table:table-cell office:value-type="float" office:value="28136" calcext:value-type="float">
            <text:p>28136</text:p>
          </table:table-cell>
          <table:table-cell office:value-type="float" office:value="34624" calcext:value-type="float">
            <text:p>34624</text:p>
          </table:table-cell>
          <table:table-cell office:value-type="float" office:value="39020" calcext:value-type="float">
            <text:p>39020</text:p>
          </table:table-cell>
          <table:table-cell office:value-type="float" office:value="40059" calcext:value-type="float">
            <text:p>40059</text:p>
          </table:table-cell>
          <table:table-cell office:value-type="float" office:value="42472" calcext:value-type="float">
            <text:p>42472</text:p>
          </table:table-cell>
          <table:table-cell office:value-type="float" office:value="40454" calcext:value-type="float">
            <text:p>40454</text:p>
          </table:table-cell>
          <table:table-cell office:value-type="float" office:value="42951" calcext:value-type="float">
            <text:p>42951</text:p>
          </table:table-cell>
          <table:table-cell office:value-type="float" office:value="51383" calcext:value-type="float">
            <text:p>51383</text:p>
          </table:table-cell>
          <table:table-cell office:value-type="float" office:value="36971" calcext:value-type="float">
            <text:p>36971</text:p>
          </table:table-cell>
          <table:table-cell office:value-type="float" office:value="39206" calcext:value-type="float">
            <text:p>39206</text:p>
          </table:table-cell>
          <table:table-cell office:value-type="float" office:value="37251" calcext:value-type="float">
            <text:p>37251</text:p>
          </table:table-cell>
          <table:table-cell office:value-type="float" office:value="39260" calcext:value-type="float">
            <text:p>39260</text:p>
          </table:table-cell>
          <table:table-cell office:value-type="float" office:value="46204" calcext:value-type="float">
            <text:p>46204</text:p>
          </table:table-cell>
          <table:table-cell office:value-type="float" office:value="38052" calcext:value-type="float">
            <text:p>38052</text:p>
          </table:table-cell>
          <table:table-cell office:value-type="float" office:value="38750" calcext:value-type="float">
            <text:p>38750</text:p>
          </table:table-cell>
          <table:table-cell office:value-type="float" office:value="38989" calcext:value-type="float">
            <text:p>3898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0885" calcext:value-type="float">
            <text:p>30885</text:p>
          </table:table-cell>
          <table:table-cell office:value-type="float" office:value="30870" calcext:value-type="float">
            <text:p>30870</text:p>
          </table:table-cell>
          <table:table-cell office:value-type="float" office:value="35294" calcext:value-type="float">
            <text:p>35294</text:p>
          </table:table-cell>
          <table:table-cell office:value-type="float" office:value="41392" calcext:value-type="float">
            <text:p>41392</text:p>
          </table:table-cell>
          <table:table-cell office:value-type="float" office:value="36524" calcext:value-type="float">
            <text:p>36524</text:p>
          </table:table-cell>
          <table:table-cell office:value-type="float" office:value="42111" calcext:value-type="float">
            <text:p>42111</text:p>
          </table:table-cell>
          <table:table-cell office:value-type="float" office:value="41239" calcext:value-type="float">
            <text:p>41239</text:p>
          </table:table-cell>
          <table:table-cell office:value-type="float" office:value="37003" calcext:value-type="float">
            <text:p>37003</text:p>
          </table:table-cell>
          <table:table-cell office:value-type="float" office:value="44806" calcext:value-type="float">
            <text:p>44806</text:p>
          </table:table-cell>
          <table:table-cell office:value-type="float" office:value="36201" calcext:value-type="float">
            <text:p>36201</text:p>
          </table:table-cell>
          <table:table-cell office:value-type="float" office:value="40674" calcext:value-type="float">
            <text:p>40674</text:p>
          </table:table-cell>
          <table:table-cell office:value-type="float" office:value="37656" calcext:value-type="float">
            <text:p>37656</text:p>
          </table:table-cell>
          <table:table-cell office:value-type="float" office:value="37119" calcext:value-type="float">
            <text:p>37119</text:p>
          </table:table-cell>
          <table:table-cell office:value-type="float" office:value="41371" calcext:value-type="float">
            <text:p>41371</text:p>
          </table:table-cell>
          <table:table-cell office:value-type="float" office:value="36829" calcext:value-type="float">
            <text:p>36829</text:p>
          </table:table-cell>
          <table:table-cell office:value-type="float" office:value="42046" calcext:value-type="float">
            <text:p>42046</text:p>
          </table:table-cell>
          <table:table-cell office:value-type="float" office:value="37118" calcext:value-type="float">
            <text:p>3711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2092" calcext:value-type="float">
            <text:p>32092</text:p>
          </table:table-cell>
          <table:table-cell office:value-type="float" office:value="31622" calcext:value-type="float">
            <text:p>31622</text:p>
          </table:table-cell>
          <table:table-cell office:value-type="float" office:value="34559" calcext:value-type="float">
            <text:p>34559</text:p>
          </table:table-cell>
          <table:table-cell office:value-type="float" office:value="40247" calcext:value-type="float">
            <text:p>40247</text:p>
          </table:table-cell>
          <table:table-cell office:value-type="float" office:value="39694" calcext:value-type="float">
            <text:p>39694</text:p>
          </table:table-cell>
          <table:table-cell office:value-type="float" office:value="43056" calcext:value-type="float">
            <text:p>43056</text:p>
          </table:table-cell>
          <table:table-cell office:value-type="float" office:value="35947" calcext:value-type="float">
            <text:p>35947</text:p>
          </table:table-cell>
          <table:table-cell office:value-type="float" office:value="40950" calcext:value-type="float">
            <text:p>40950</text:p>
          </table:table-cell>
          <table:table-cell office:value-type="float" office:value="42601" calcext:value-type="float">
            <text:p>42601</text:p>
          </table:table-cell>
          <table:table-cell office:value-type="float" office:value="34856" calcext:value-type="float">
            <text:p>34856</text:p>
          </table:table-cell>
          <table:table-cell office:value-type="float" office:value="48814" calcext:value-type="float">
            <text:p>48814</text:p>
          </table:table-cell>
          <table:table-cell office:value-type="float" office:value="46078" calcext:value-type="float">
            <text:p>46078</text:p>
          </table:table-cell>
          <table:table-cell office:value-type="float" office:value="42502" calcext:value-type="float">
            <text:p>42502</text:p>
          </table:table-cell>
          <table:table-cell office:value-type="float" office:value="40425" calcext:value-type="float">
            <text:p>40425</text:p>
          </table:table-cell>
          <table:table-cell office:value-type="float" office:value="39502" calcext:value-type="float">
            <text:p>39502</text:p>
          </table:table-cell>
          <table:table-cell office:value-type="float" office:value="41792" calcext:value-type="float">
            <text:p>41792</text:p>
          </table:table-cell>
          <table:table-cell office:value-type="float" office:value="42192" calcext:value-type="float">
            <text:p>4219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3538" calcext:value-type="float">
            <text:p>33538</text:p>
          </table:table-cell>
          <table:table-cell office:value-type="float" office:value="28992" calcext:value-type="float">
            <text:p>28992</text:p>
          </table:table-cell>
          <table:table-cell office:value-type="float" office:value="35216" calcext:value-type="float">
            <text:p>35216</text:p>
          </table:table-cell>
          <table:table-cell office:value-type="float" office:value="43669" calcext:value-type="float">
            <text:p>43669</text:p>
          </table:table-cell>
          <table:table-cell office:value-type="float" office:value="41064" calcext:value-type="float">
            <text:p>41064</text:p>
          </table:table-cell>
          <table:table-cell office:value-type="float" office:value="42782" calcext:value-type="float">
            <text:p>42782</text:p>
          </table:table-cell>
          <table:table-cell office:value-type="float" office:value="40937" calcext:value-type="float">
            <text:p>40937</text:p>
          </table:table-cell>
          <table:table-cell office:value-type="float" office:value="41394" calcext:value-type="float">
            <text:p>41394</text:p>
          </table:table-cell>
          <table:table-cell office:value-type="float" office:value="46726" calcext:value-type="float">
            <text:p>46726</text:p>
          </table:table-cell>
          <table:table-cell office:value-type="float" office:value="34617" calcext:value-type="float">
            <text:p>34617</text:p>
          </table:table-cell>
          <table:table-cell office:value-type="float" office:value="41340" calcext:value-type="float">
            <text:p>41340</text:p>
          </table:table-cell>
          <table:table-cell office:value-type="float" office:value="53041" calcext:value-type="float">
            <text:p>53041</text:p>
          </table:table-cell>
          <table:table-cell office:value-type="float" office:value="41441" calcext:value-type="float">
            <text:p>41441</text:p>
          </table:table-cell>
          <table:table-cell office:value-type="float" office:value="44527" calcext:value-type="float">
            <text:p>44527</text:p>
          </table:table-cell>
          <table:table-cell office:value-type="float" office:value="39031" calcext:value-type="float">
            <text:p>39031</text:p>
          </table:table-cell>
          <table:table-cell office:value-type="float" office:value="38743" calcext:value-type="float">
            <text:p>38743</text:p>
          </table:table-cell>
          <table:table-cell office:value-type="float" office:value="41210" calcext:value-type="float">
            <text:p>4121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5677" calcext:value-type="float">
            <text:p>25677</text:p>
          </table:table-cell>
          <table:table-cell office:value-type="float" office:value="32853" calcext:value-type="float">
            <text:p>32853</text:p>
          </table:table-cell>
          <table:table-cell office:value-type="float" office:value="32040" calcext:value-type="float">
            <text:p>32040</text:p>
          </table:table-cell>
          <table:table-cell office:value-type="float" office:value="41296" calcext:value-type="float">
            <text:p>41296</text:p>
          </table:table-cell>
          <table:table-cell office:value-type="float" office:value="33904" calcext:value-type="float">
            <text:p>33904</text:p>
          </table:table-cell>
          <table:table-cell office:value-type="float" office:value="40319" calcext:value-type="float">
            <text:p>40319</text:p>
          </table:table-cell>
          <table:table-cell office:value-type="float" office:value="37814" calcext:value-type="float">
            <text:p>37814</text:p>
          </table:table-cell>
          <table:table-cell office:value-type="float" office:value="36100" calcext:value-type="float">
            <text:p>36100</text:p>
          </table:table-cell>
          <table:table-cell office:value-type="float" office:value="45274" calcext:value-type="float">
            <text:p>45274</text:p>
          </table:table-cell>
          <table:table-cell office:value-type="float" office:value="39714" calcext:value-type="float">
            <text:p>39714</text:p>
          </table:table-cell>
          <table:table-cell office:value-type="float" office:value="36292" calcext:value-type="float">
            <text:p>36292</text:p>
          </table:table-cell>
          <table:table-cell office:value-type="float" office:value="46737" calcext:value-type="float">
            <text:p>46737</text:p>
          </table:table-cell>
          <table:table-cell office:value-type="float" office:value="39045" calcext:value-type="float">
            <text:p>39045</text:p>
          </table:table-cell>
          <table:table-cell office:value-type="float" office:value="37630" calcext:value-type="float">
            <text:p>37630</text:p>
          </table:table-cell>
          <table:table-cell office:value-type="float" office:value="35193" calcext:value-type="float">
            <text:p>35193</text:p>
          </table:table-cell>
          <table:table-cell office:value-type="float" office:value="38406" calcext:value-type="float">
            <text:p>38406</text:p>
          </table:table-cell>
          <table:table-cell office:value-type="float" office:value="38646" calcext:value-type="float">
            <text:p>3864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6936" calcext:value-type="float">
            <text:p>26936</text:p>
          </table:table-cell>
          <table:table-cell office:value-type="float" office:value="31791" calcext:value-type="float">
            <text:p>31791</text:p>
          </table:table-cell>
          <table:table-cell office:value-type="float" office:value="30708" calcext:value-type="float">
            <text:p>30708</text:p>
          </table:table-cell>
          <table:table-cell office:value-type="float" office:value="35114" calcext:value-type="float">
            <text:p>35114</text:p>
          </table:table-cell>
          <table:table-cell office:value-type="float" office:value="36169" calcext:value-type="float">
            <text:p>36169</text:p>
          </table:table-cell>
          <table:table-cell office:value-type="float" office:value="42350" calcext:value-type="float">
            <text:p>42350</text:p>
          </table:table-cell>
          <table:table-cell office:value-type="float" office:value="39626" calcext:value-type="float">
            <text:p>39626</text:p>
          </table:table-cell>
          <table:table-cell office:value-type="float" office:value="33518" calcext:value-type="float">
            <text:p>33518</text:p>
          </table:table-cell>
          <table:table-cell office:value-type="float" office:value="41864" calcext:value-type="float">
            <text:p>41864</text:p>
          </table:table-cell>
          <table:table-cell office:value-type="float" office:value="41360" calcext:value-type="float">
            <text:p>41360</text:p>
          </table:table-cell>
          <table:table-cell office:value-type="float" office:value="38679" calcext:value-type="float">
            <text:p>38679</text:p>
          </table:table-cell>
          <table:table-cell office:value-type="float" office:value="39823" calcext:value-type="float">
            <text:p>39823</text:p>
          </table:table-cell>
          <table:table-cell office:value-type="float" office:value="45220" calcext:value-type="float">
            <text:p>45220</text:p>
          </table:table-cell>
          <table:table-cell office:value-type="float" office:value="44631" calcext:value-type="float">
            <text:p>44631</text:p>
          </table:table-cell>
          <table:table-cell office:value-type="float" office:value="37501" calcext:value-type="float">
            <text:p>37501</text:p>
          </table:table-cell>
          <table:table-cell office:value-type="float" office:value="34962" calcext:value-type="float">
            <text:p>34962</text:p>
          </table:table-cell>
          <table:table-cell office:value-type="float" office:value="43521" calcext:value-type="float">
            <text:p>4352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1839" calcext:value-type="float">
            <text:p>31839</text:p>
          </table:table-cell>
          <table:table-cell office:value-type="float" office:value="30505" calcext:value-type="float">
            <text:p>30505</text:p>
          </table:table-cell>
          <table:table-cell office:value-type="float" office:value="33779" calcext:value-type="float">
            <text:p>33779</text:p>
          </table:table-cell>
          <table:table-cell office:value-type="float" office:value="34869" calcext:value-type="float">
            <text:p>34869</text:p>
          </table:table-cell>
          <table:table-cell office:value-type="float" office:value="39954" calcext:value-type="float">
            <text:p>39954</text:p>
          </table:table-cell>
          <table:table-cell office:value-type="float" office:value="42229" calcext:value-type="float">
            <text:p>42229</text:p>
          </table:table-cell>
          <table:table-cell office:value-type="float" office:value="42592" calcext:value-type="float">
            <text:p>42592</text:p>
          </table:table-cell>
          <table:table-cell office:value-type="float" office:value="38021" calcext:value-type="float">
            <text:p>38021</text:p>
          </table:table-cell>
          <table:table-cell office:value-type="float" office:value="39856" calcext:value-type="float">
            <text:p>39856</text:p>
          </table:table-cell>
          <table:table-cell office:value-type="float" office:value="44579" calcext:value-type="float">
            <text:p>44579</text:p>
          </table:table-cell>
          <table:table-cell office:value-type="float" office:value="40472" calcext:value-type="float">
            <text:p>40472</text:p>
          </table:table-cell>
          <table:table-cell office:value-type="float" office:value="42807" calcext:value-type="float">
            <text:p>42807</text:p>
          </table:table-cell>
          <table:table-cell office:value-type="float" office:value="45851" calcext:value-type="float">
            <text:p>45851</text:p>
          </table:table-cell>
          <table:table-cell office:value-type="float" office:value="43338" calcext:value-type="float">
            <text:p>43338</text:p>
          </table:table-cell>
          <table:table-cell office:value-type="float" office:value="42558" calcext:value-type="float">
            <text:p>42558</text:p>
          </table:table-cell>
          <table:table-cell office:value-type="float" office:value="38320" calcext:value-type="float">
            <text:p>38320</text:p>
          </table:table-cell>
          <table:table-cell office:value-type="float" office:value="43302" calcext:value-type="float">
            <text:p>4330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4037" calcext:value-type="float">
            <text:p>34037</text:p>
          </table:table-cell>
          <table:table-cell office:value-type="float" office:value="31953" calcext:value-type="float">
            <text:p>31953</text:p>
          </table:table-cell>
          <table:table-cell office:value-type="float" office:value="40542" calcext:value-type="float">
            <text:p>40542</text:p>
          </table:table-cell>
          <table:table-cell office:value-type="float" office:value="38798" calcext:value-type="float">
            <text:p>38798</text:p>
          </table:table-cell>
          <table:table-cell office:value-type="float" office:value="38221" calcext:value-type="float">
            <text:p>38221</text:p>
          </table:table-cell>
          <table:table-cell office:value-type="float" office:value="42421" calcext:value-type="float">
            <text:p>42421</text:p>
          </table:table-cell>
          <table:table-cell office:value-type="float" office:value="44118" calcext:value-type="float">
            <text:p>44118</text:p>
          </table:table-cell>
          <table:table-cell office:value-type="float" office:value="48523" calcext:value-type="float">
            <text:p>48523</text:p>
          </table:table-cell>
          <table:table-cell office:value-type="float" office:value="45471" calcext:value-type="float">
            <text:p>45471</text:p>
          </table:table-cell>
          <table:table-cell office:value-type="float" office:value="45898" calcext:value-type="float">
            <text:p>45898</text:p>
          </table:table-cell>
          <table:table-cell office:value-type="float" office:value="35983" calcext:value-type="float">
            <text:p>35983</text:p>
          </table:table-cell>
          <table:table-cell office:value-type="float" office:value="42050" calcext:value-type="float">
            <text:p>42050</text:p>
          </table:table-cell>
          <table:table-cell office:value-type="float" office:value="38473" calcext:value-type="float">
            <text:p>38473</text:p>
          </table:table-cell>
          <table:table-cell office:value-type="float" office:value="44746" calcext:value-type="float">
            <text:p>44746</text:p>
          </table:table-cell>
          <table:table-cell office:value-type="float" office:value="44171" calcext:value-type="float">
            <text:p>44171</text:p>
          </table:table-cell>
          <table:table-cell office:value-type="float" office:value="41138" calcext:value-type="float">
            <text:p>41138</text:p>
          </table:table-cell>
          <table:table-cell office:value-type="float" office:value="41123" calcext:value-type="float">
            <text:p>4112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7102" calcext:value-type="float">
            <text:p>37102</text:p>
          </table:table-cell>
          <table:table-cell office:value-type="float" office:value="32706" calcext:value-type="float">
            <text:p>32706</text:p>
          </table:table-cell>
          <table:table-cell office:value-type="float" office:value="32818" calcext:value-type="float">
            <text:p>32818</text:p>
          </table:table-cell>
          <table:table-cell office:value-type="float" office:value="40124" calcext:value-type="float">
            <text:p>40124</text:p>
          </table:table-cell>
          <table:table-cell office:value-type="float" office:value="40883" calcext:value-type="float">
            <text:p>40883</text:p>
          </table:table-cell>
          <table:table-cell office:value-type="float" office:value="40218" calcext:value-type="float">
            <text:p>40218</text:p>
          </table:table-cell>
          <table:table-cell office:value-type="float" office:value="38109" calcext:value-type="float">
            <text:p>38109</text:p>
          </table:table-cell>
          <table:table-cell office:value-type="float" office:value="44863" calcext:value-type="float">
            <text:p>44863</text:p>
          </table:table-cell>
          <table:table-cell office:value-type="float" office:value="44085" calcext:value-type="float">
            <text:p>44085</text:p>
          </table:table-cell>
          <table:table-cell office:value-type="float" office:value="38923" calcext:value-type="float">
            <text:p>38923</text:p>
          </table:table-cell>
          <table:table-cell office:value-type="float" office:value="31559" calcext:value-type="float">
            <text:p>31559</text:p>
          </table:table-cell>
          <table:table-cell office:value-type="float" office:value="41230" calcext:value-type="float">
            <text:p>41230</text:p>
          </table:table-cell>
          <table:table-cell office:value-type="float" office:value="39820" calcext:value-type="float">
            <text:p>39820</text:p>
          </table:table-cell>
          <table:table-cell office:value-type="float" office:value="52813" calcext:value-type="float">
            <text:p>52813</text:p>
          </table:table-cell>
          <table:table-cell office:value-type="float" office:value="43031" calcext:value-type="float">
            <text:p>43031</text:p>
          </table:table-cell>
          <table:table-cell office:value-type="float" office:value="46124" calcext:value-type="float">
            <text:p>46124</text:p>
          </table:table-cell>
          <table:table-cell office:value-type="float" office:value="47829" calcext:value-type="float">
            <text:p>4782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6347" calcext:value-type="float">
            <text:p>36347</text:p>
          </table:table-cell>
          <table:table-cell office:value-type="float" office:value="40408" calcext:value-type="float">
            <text:p>40408</text:p>
          </table:table-cell>
          <table:table-cell office:value-type="float" office:value="43571" calcext:value-type="float">
            <text:p>43571</text:p>
          </table:table-cell>
          <table:table-cell office:value-type="float" office:value="44984" calcext:value-type="float">
            <text:p>44984</text:p>
          </table:table-cell>
          <table:table-cell office:value-type="float" office:value="46420" calcext:value-type="float">
            <text:p>46420</text:p>
          </table:table-cell>
          <table:table-cell office:value-type="float" office:value="53653" calcext:value-type="float">
            <text:p>53653</text:p>
          </table:table-cell>
          <table:table-cell office:value-type="float" office:value="44648" calcext:value-type="float">
            <text:p>44648</text:p>
          </table:table-cell>
          <table:table-cell office:value-type="float" office:value="45722" calcext:value-type="float">
            <text:p>45722</text:p>
          </table:table-cell>
          <table:table-cell office:value-type="float" office:value="50546" calcext:value-type="float">
            <text:p>50546</text:p>
          </table:table-cell>
          <table:table-cell office:value-type="float" office:value="44375" calcext:value-type="float">
            <text:p>44375</text:p>
          </table:table-cell>
          <table:table-cell office:value-type="float" office:value="38244" calcext:value-type="float">
            <text:p>38244</text:p>
          </table:table-cell>
          <table:table-cell office:value-type="float" office:value="46656" calcext:value-type="float">
            <text:p>46656</text:p>
          </table:table-cell>
          <table:table-cell office:value-type="float" office:value="43217" calcext:value-type="float">
            <text:p>43217</text:p>
          </table:table-cell>
          <table:table-cell office:value-type="float" office:value="60398" calcext:value-type="float">
            <text:p>60398</text:p>
          </table:table-cell>
          <table:table-cell office:value-type="float" office:value="39057" calcext:value-type="float">
            <text:p>39057</text:p>
          </table:table-cell>
          <table:table-cell office:value-type="float" office:value="42840" calcext:value-type="float">
            <text:p>42840</text:p>
          </table:table-cell>
          <table:table-cell office:value-type="float" office:value="55655" calcext:value-type="float">
            <text:p>5565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3979" calcext:value-type="float">
            <text:p>33979</text:p>
          </table:table-cell>
          <table:table-cell office:value-type="float" office:value="35447" calcext:value-type="float">
            <text:p>35447</text:p>
          </table:table-cell>
          <table:table-cell office:value-type="float" office:value="36592" calcext:value-type="float">
            <text:p>36592</text:p>
          </table:table-cell>
          <table:table-cell office:value-type="float" office:value="34667" calcext:value-type="float">
            <text:p>34667</text:p>
          </table:table-cell>
          <table:table-cell office:value-type="float" office:value="37622" calcext:value-type="float">
            <text:p>37622</text:p>
          </table:table-cell>
          <table:table-cell office:value-type="float" office:value="39674" calcext:value-type="float">
            <text:p>39674</text:p>
          </table:table-cell>
          <table:table-cell office:value-type="float" office:value="36886" calcext:value-type="float">
            <text:p>36886</text:p>
          </table:table-cell>
          <table:table-cell office:value-type="float" office:value="40776" calcext:value-type="float">
            <text:p>40776</text:p>
          </table:table-cell>
          <table:table-cell office:value-type="float" office:value="41225" calcext:value-type="float">
            <text:p>41225</text:p>
          </table:table-cell>
          <table:table-cell office:value-type="float" office:value="40216" calcext:value-type="float">
            <text:p>40216</text:p>
          </table:table-cell>
          <table:table-cell office:value-type="float" office:value="43795" calcext:value-type="float">
            <text:p>43795</text:p>
          </table:table-cell>
          <table:table-cell office:value-type="float" office:value="44458" calcext:value-type="float">
            <text:p>44458</text:p>
          </table:table-cell>
          <table:table-cell office:value-type="float" office:value="40640" calcext:value-type="float">
            <text:p>40640</text:p>
          </table:table-cell>
          <table:table-cell office:value-type="float" office:value="45938" calcext:value-type="float">
            <text:p>45938</text:p>
          </table:table-cell>
          <table:table-cell office:value-type="float" office:value="37049" calcext:value-type="float">
            <text:p>37049</text:p>
          </table:table-cell>
          <table:table-cell office:value-type="float" office:value="39724" calcext:value-type="float">
            <text:p>39724</text:p>
          </table:table-cell>
          <table:table-cell office:value-type="float" office:value="49583" calcext:value-type="float">
            <text:p>4958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2164" calcext:value-type="float">
            <text:p>32164</text:p>
          </table:table-cell>
          <table:table-cell office:value-type="float" office:value="37549" calcext:value-type="float">
            <text:p>37549</text:p>
          </table:table-cell>
          <table:table-cell office:value-type="float" office:value="35878" calcext:value-type="float">
            <text:p>35878</text:p>
          </table:table-cell>
          <table:table-cell office:value-type="float" office:value="37166" calcext:value-type="float">
            <text:p>37166</text:p>
          </table:table-cell>
          <table:table-cell office:value-type="float" office:value="45627" calcext:value-type="float">
            <text:p>45627</text:p>
          </table:table-cell>
          <table:table-cell office:value-type="float" office:value="44506" calcext:value-type="float">
            <text:p>44506</text:p>
          </table:table-cell>
          <table:table-cell office:value-type="float" office:value="43079" calcext:value-type="float">
            <text:p>43079</text:p>
          </table:table-cell>
          <table:table-cell office:value-type="float" office:value="44273" calcext:value-type="float">
            <text:p>44273</text:p>
          </table:table-cell>
          <table:table-cell office:value-type="float" office:value="41757" calcext:value-type="float">
            <text:p>41757</text:p>
          </table:table-cell>
          <table:table-cell office:value-type="float" office:value="40808" calcext:value-type="float">
            <text:p>40808</text:p>
          </table:table-cell>
          <table:table-cell office:value-type="float" office:value="45874" calcext:value-type="float">
            <text:p>45874</text:p>
          </table:table-cell>
          <table:table-cell office:value-type="float" office:value="49777" calcext:value-type="float">
            <text:p>49777</text:p>
          </table:table-cell>
          <table:table-cell office:value-type="float" office:value="45652" calcext:value-type="float">
            <text:p>45652</text:p>
          </table:table-cell>
          <table:table-cell office:value-type="float" office:value="45343" calcext:value-type="float">
            <text:p>45343</text:p>
          </table:table-cell>
          <table:table-cell office:value-type="float" office:value="46891" calcext:value-type="float">
            <text:p>46891</text:p>
          </table:table-cell>
          <table:table-cell office:value-type="float" office:value="41580" calcext:value-type="float">
            <text:p>41580</text:p>
          </table:table-cell>
          <table:table-cell office:value-type="float" office:value="45421" calcext:value-type="float">
            <text:p>4542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0803" calcext:value-type="float">
            <text:p>30803</text:p>
          </table:table-cell>
          <table:table-cell office:value-type="float" office:value="42083" calcext:value-type="float">
            <text:p>42083</text:p>
          </table:table-cell>
          <table:table-cell office:value-type="float" office:value="38562" calcext:value-type="float">
            <text:p>38562</text:p>
          </table:table-cell>
          <table:table-cell office:value-type="float" office:value="35350" calcext:value-type="float">
            <text:p>35350</text:p>
          </table:table-cell>
          <table:table-cell office:value-type="float" office:value="46941" calcext:value-type="float">
            <text:p>46941</text:p>
          </table:table-cell>
          <table:table-cell office:value-type="float" office:value="45696" calcext:value-type="float">
            <text:p>45696</text:p>
          </table:table-cell>
          <table:table-cell office:value-type="float" office:value="43703" calcext:value-type="float">
            <text:p>43703</text:p>
          </table:table-cell>
          <table:table-cell office:value-type="float" office:value="38931" calcext:value-type="float">
            <text:p>38931</text:p>
          </table:table-cell>
          <table:table-cell office:value-type="float" office:value="43451" calcext:value-type="float">
            <text:p>43451</text:p>
          </table:table-cell>
          <table:table-cell office:value-type="float" office:value="39238" calcext:value-type="float">
            <text:p>39238</text:p>
          </table:table-cell>
          <table:table-cell office:value-type="float" office:value="42123" calcext:value-type="float">
            <text:p>42123</text:p>
          </table:table-cell>
          <table:table-cell office:value-type="float" office:value="43787" calcext:value-type="float">
            <text:p>43787</text:p>
          </table:table-cell>
          <table:table-cell office:value-type="float" office:value="37571" calcext:value-type="float">
            <text:p>37571</text:p>
          </table:table-cell>
          <table:table-cell office:value-type="float" office:value="46037" calcext:value-type="float">
            <text:p>46037</text:p>
          </table:table-cell>
          <table:table-cell office:value-type="float" office:value="42216" calcext:value-type="float">
            <text:p>42216</text:p>
          </table:table-cell>
          <table:table-cell office:value-type="float" office:value="41505" calcext:value-type="float">
            <text:p>41505</text:p>
          </table:table-cell>
          <table:table-cell office:value-type="float" office:value="43859" calcext:value-type="float">
            <text:p>4385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4090" calcext:value-type="float">
            <text:p>34090</text:p>
          </table:table-cell>
          <table:table-cell office:value-type="float" office:value="36670" calcext:value-type="float">
            <text:p>36670</text:p>
          </table:table-cell>
          <table:table-cell office:value-type="float" office:value="35997" calcext:value-type="float">
            <text:p>35997</text:p>
          </table:table-cell>
          <table:table-cell office:value-type="float" office:value="36979" calcext:value-type="float">
            <text:p>36979</text:p>
          </table:table-cell>
          <table:table-cell office:value-type="float" office:value="45117" calcext:value-type="float">
            <text:p>45117</text:p>
          </table:table-cell>
          <table:table-cell office:value-type="float" office:value="50366" calcext:value-type="float">
            <text:p>50366</text:p>
          </table:table-cell>
          <table:table-cell office:value-type="float" office:value="43932" calcext:value-type="float">
            <text:p>43932</text:p>
          </table:table-cell>
          <table:table-cell office:value-type="float" office:value="47947" calcext:value-type="float">
            <text:p>47947</text:p>
          </table:table-cell>
          <table:table-cell office:value-type="float" office:value="47142" calcext:value-type="float">
            <text:p>47142</text:p>
          </table:table-cell>
          <table:table-cell office:value-type="float" office:value="48877" calcext:value-type="float">
            <text:p>48877</text:p>
          </table:table-cell>
          <table:table-cell office:value-type="float" office:value="45654" calcext:value-type="float">
            <text:p>45654</text:p>
          </table:table-cell>
          <table:table-cell office:value-type="float" office:value="42439" calcext:value-type="float">
            <text:p>42439</text:p>
          </table:table-cell>
          <table:table-cell office:value-type="float" office:value="42042" calcext:value-type="float">
            <text:p>42042</text:p>
          </table:table-cell>
          <table:table-cell office:value-type="float" office:value="58123" calcext:value-type="float">
            <text:p>58123</text:p>
          </table:table-cell>
          <table:table-cell office:value-type="float" office:value="41234" calcext:value-type="float">
            <text:p>41234</text:p>
          </table:table-cell>
          <table:table-cell office:value-type="float" office:value="43674" calcext:value-type="float">
            <text:p>43674</text:p>
          </table:table-cell>
          <table:table-cell office:value-type="float" office:value="46098" calcext:value-type="float">
            <text:p>4609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2584" calcext:value-type="float">
            <text:p>32584</text:p>
          </table:table-cell>
          <table:table-cell office:value-type="float" office:value="39542" calcext:value-type="float">
            <text:p>39542</text:p>
          </table:table-cell>
          <table:table-cell office:value-type="float" office:value="41301" calcext:value-type="float">
            <text:p>41301</text:p>
          </table:table-cell>
          <table:table-cell office:value-type="float" office:value="39399" calcext:value-type="float">
            <text:p>39399</text:p>
          </table:table-cell>
          <table:table-cell office:value-type="float" office:value="49163" calcext:value-type="float">
            <text:p>49163</text:p>
          </table:table-cell>
          <table:table-cell office:value-type="float" office:value="53092" calcext:value-type="float">
            <text:p>53092</text:p>
          </table:table-cell>
          <table:table-cell office:value-type="float" office:value="53783" calcext:value-type="float">
            <text:p>53783</text:p>
          </table:table-cell>
          <table:table-cell office:value-type="float" office:value="49628" calcext:value-type="float">
            <text:p>49628</text:p>
          </table:table-cell>
          <table:table-cell office:value-type="float" office:value="52288" calcext:value-type="float">
            <text:p>52288</text:p>
          </table:table-cell>
          <table:table-cell office:value-type="float" office:value="46823" calcext:value-type="float">
            <text:p>46823</text:p>
          </table:table-cell>
          <table:table-cell office:value-type="float" office:value="47285" calcext:value-type="float">
            <text:p>47285</text:p>
          </table:table-cell>
          <table:table-cell office:value-type="float" office:value="42967" calcext:value-type="float">
            <text:p>42967</text:p>
          </table:table-cell>
          <table:table-cell office:value-type="float" office:value="50918" calcext:value-type="float">
            <text:p>50918</text:p>
          </table:table-cell>
          <table:table-cell office:value-type="float" office:value="46739" calcext:value-type="float">
            <text:p>46739</text:p>
          </table:table-cell>
          <table:table-cell office:value-type="float" office:value="41842" calcext:value-type="float">
            <text:p>41842</text:p>
          </table:table-cell>
          <table:table-cell office:value-type="float" office:value="46989" calcext:value-type="float">
            <text:p>46989</text:p>
          </table:table-cell>
          <table:table-cell office:value-type="float" office:value="53927" calcext:value-type="float">
            <text:p>5392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0207" calcext:value-type="float">
            <text:p>50207</text:p>
          </table:table-cell>
          <table:table-cell office:value-type="float" office:value="34798" calcext:value-type="float">
            <text:p>34798</text:p>
          </table:table-cell>
          <table:table-cell office:value-type="float" office:value="42557" calcext:value-type="float">
            <text:p>42557</text:p>
          </table:table-cell>
          <table:table-cell office:value-type="float" office:value="32492" calcext:value-type="float">
            <text:p>32492</text:p>
          </table:table-cell>
          <table:table-cell office:value-type="float" office:value="50356" calcext:value-type="float">
            <text:p>50356</text:p>
          </table:table-cell>
          <table:table-cell office:value-type="float" office:value="44541" calcext:value-type="float">
            <text:p>44541</text:p>
          </table:table-cell>
          <table:table-cell office:value-type="float" office:value="50600" calcext:value-type="float">
            <text:p>50600</text:p>
          </table:table-cell>
          <table:table-cell office:value-type="float" office:value="46824" calcext:value-type="float">
            <text:p>46824</text:p>
          </table:table-cell>
          <table:table-cell office:value-type="float" office:value="51760" calcext:value-type="float">
            <text:p>51760</text:p>
          </table:table-cell>
          <table:table-cell office:value-type="float" office:value="49377" calcext:value-type="float">
            <text:p>49377</text:p>
          </table:table-cell>
          <table:table-cell office:value-type="float" office:value="47241" calcext:value-type="float">
            <text:p>47241</text:p>
          </table:table-cell>
          <table:table-cell office:value-type="float" office:value="54607" calcext:value-type="float">
            <text:p>54607</text:p>
          </table:table-cell>
          <table:table-cell office:value-type="float" office:value="48880" calcext:value-type="float">
            <text:p>48880</text:p>
          </table:table-cell>
          <table:table-cell office:value-type="float" office:value="51855" calcext:value-type="float">
            <text:p>51855</text:p>
          </table:table-cell>
          <table:table-cell office:value-type="float" office:value="47185" calcext:value-type="float">
            <text:p>47185</text:p>
          </table:table-cell>
          <table:table-cell office:value-type="float" office:value="57980" calcext:value-type="float">
            <text:p>57980</text:p>
          </table:table-cell>
          <table:table-cell office:value-type="float" office:value="39238" calcext:value-type="float">
            <text:p>3923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0115" calcext:value-type="float">
            <text:p>40115</text:p>
          </table:table-cell>
          <table:table-cell office:value-type="float" office:value="40889" calcext:value-type="float">
            <text:p>40889</text:p>
          </table:table-cell>
          <table:table-cell office:value-type="float" office:value="46498" calcext:value-type="float">
            <text:p>46498</text:p>
          </table:table-cell>
          <table:table-cell office:value-type="float" office:value="38307" calcext:value-type="float">
            <text:p>38307</text:p>
          </table:table-cell>
          <table:table-cell office:value-type="float" office:value="45326" calcext:value-type="float">
            <text:p>45326</text:p>
          </table:table-cell>
          <table:table-cell office:value-type="float" office:value="43742" calcext:value-type="float">
            <text:p>43742</text:p>
          </table:table-cell>
          <table:table-cell office:value-type="float" office:value="48859" calcext:value-type="float">
            <text:p>48859</text:p>
          </table:table-cell>
          <table:table-cell office:value-type="float" office:value="43531" calcext:value-type="float">
            <text:p>43531</text:p>
          </table:table-cell>
          <table:table-cell office:value-type="float" office:value="46367" calcext:value-type="float">
            <text:p>46367</text:p>
          </table:table-cell>
          <table:table-cell office:value-type="float" office:value="42838" calcext:value-type="float">
            <text:p>42838</text:p>
          </table:table-cell>
          <table:table-cell office:value-type="float" office:value="50057" calcext:value-type="float">
            <text:p>50057</text:p>
          </table:table-cell>
          <table:table-cell office:value-type="float" office:value="47565" calcext:value-type="float">
            <text:p>47565</text:p>
          </table:table-cell>
          <table:table-cell office:value-type="float" office:value="47675" calcext:value-type="float">
            <text:p>47675</text:p>
          </table:table-cell>
          <table:table-cell office:value-type="float" office:value="50801" calcext:value-type="float">
            <text:p>50801</text:p>
          </table:table-cell>
          <table:table-cell office:value-type="float" office:value="44967" calcext:value-type="float">
            <text:p>44967</text:p>
          </table:table-cell>
          <table:table-cell office:value-type="float" office:value="45076" calcext:value-type="float">
            <text:p>45076</text:p>
          </table:table-cell>
          <table:table-cell office:value-type="float" office:value="44191" calcext:value-type="float">
            <text:p>4419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7703" calcext:value-type="float">
            <text:p>37703</text:p>
          </table:table-cell>
          <table:table-cell office:value-type="float" office:value="35266" calcext:value-type="float">
            <text:p>35266</text:p>
          </table:table-cell>
          <table:table-cell office:value-type="float" office:value="34405" calcext:value-type="float">
            <text:p>34405</text:p>
          </table:table-cell>
          <table:table-cell office:value-type="float" office:value="32396" calcext:value-type="float">
            <text:p>32396</text:p>
          </table:table-cell>
          <table:table-cell office:value-type="float" office:value="41991" calcext:value-type="float">
            <text:p>41991</text:p>
          </table:table-cell>
          <table:table-cell office:value-type="float" office:value="40775" calcext:value-type="float">
            <text:p>40775</text:p>
          </table:table-cell>
          <table:table-cell office:value-type="float" office:value="45998" calcext:value-type="float">
            <text:p>45998</text:p>
          </table:table-cell>
          <table:table-cell office:value-type="float" office:value="45145" calcext:value-type="float">
            <text:p>45145</text:p>
          </table:table-cell>
          <table:table-cell office:value-type="float" office:value="39571" calcext:value-type="float">
            <text:p>39571</text:p>
          </table:table-cell>
          <table:table-cell office:value-type="float" office:value="38860" calcext:value-type="float">
            <text:p>38860</text:p>
          </table:table-cell>
          <table:table-cell office:value-type="float" office:value="39149" calcext:value-type="float">
            <text:p>39149</text:p>
          </table:table-cell>
          <table:table-cell office:value-type="float" office:value="40247" calcext:value-type="float">
            <text:p>40247</text:p>
          </table:table-cell>
          <table:table-cell office:value-type="float" office:value="42730" calcext:value-type="float">
            <text:p>42730</text:p>
          </table:table-cell>
          <table:table-cell office:value-type="float" office:value="46924" calcext:value-type="float">
            <text:p>46924</text:p>
          </table:table-cell>
          <table:table-cell office:value-type="float" office:value="41921" calcext:value-type="float">
            <text:p>41921</text:p>
          </table:table-cell>
          <table:table-cell office:value-type="float" office:value="39184" calcext:value-type="float">
            <text:p>39184</text:p>
          </table:table-cell>
          <table:table-cell office:value-type="float" office:value="43453" calcext:value-type="float">
            <text:p>4345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8217" calcext:value-type="float">
            <text:p>38217</text:p>
          </table:table-cell>
          <table:table-cell office:value-type="float" office:value="38708" calcext:value-type="float">
            <text:p>38708</text:p>
          </table:table-cell>
          <table:table-cell office:value-type="float" office:value="39670" calcext:value-type="float">
            <text:p>39670</text:p>
          </table:table-cell>
          <table:table-cell office:value-type="float" office:value="35601" calcext:value-type="float">
            <text:p>35601</text:p>
          </table:table-cell>
          <table:table-cell office:value-type="float" office:value="52745" calcext:value-type="float">
            <text:p>52745</text:p>
          </table:table-cell>
          <table:table-cell office:value-type="float" office:value="43207" calcext:value-type="float">
            <text:p>43207</text:p>
          </table:table-cell>
          <table:table-cell office:value-type="float" office:value="50192" calcext:value-type="float">
            <text:p>50192</text:p>
          </table:table-cell>
          <table:table-cell office:value-type="float" office:value="38989" calcext:value-type="float">
            <text:p>38989</text:p>
          </table:table-cell>
          <table:table-cell office:value-type="float" office:value="51977" calcext:value-type="float">
            <text:p>51977</text:p>
          </table:table-cell>
          <table:table-cell office:value-type="float" office:value="43496" calcext:value-type="float">
            <text:p>43496</text:p>
          </table:table-cell>
          <table:table-cell office:value-type="float" office:value="46471" calcext:value-type="float">
            <text:p>46471</text:p>
          </table:table-cell>
          <table:table-cell office:value-type="float" office:value="44540" calcext:value-type="float">
            <text:p>44540</text:p>
          </table:table-cell>
          <table:table-cell office:value-type="float" office:value="43818" calcext:value-type="float">
            <text:p>43818</text:p>
          </table:table-cell>
          <table:table-cell office:value-type="float" office:value="45176" calcext:value-type="float">
            <text:p>45176</text:p>
          </table:table-cell>
          <table:table-cell office:value-type="float" office:value="42254" calcext:value-type="float">
            <text:p>42254</text:p>
          </table:table-cell>
          <table:table-cell office:value-type="float" office:value="42318" calcext:value-type="float">
            <text:p>42318</text:p>
          </table:table-cell>
          <table:table-cell office:value-type="float" office:value="43810" calcext:value-type="float">
            <text:p>4381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1929" calcext:value-type="float">
            <text:p>41929</text:p>
          </table:table-cell>
          <table:table-cell office:value-type="float" office:value="39029" calcext:value-type="float">
            <text:p>39029</text:p>
          </table:table-cell>
          <table:table-cell office:value-type="float" office:value="44002" calcext:value-type="float">
            <text:p>44002</text:p>
          </table:table-cell>
          <table:table-cell office:value-type="float" office:value="35024" calcext:value-type="float">
            <text:p>35024</text:p>
          </table:table-cell>
          <table:table-cell office:value-type="float" office:value="40067" calcext:value-type="float">
            <text:p>40067</text:p>
          </table:table-cell>
          <table:table-cell office:value-type="float" office:value="45065" calcext:value-type="float">
            <text:p>45065</text:p>
          </table:table-cell>
          <table:table-cell office:value-type="float" office:value="48033" calcext:value-type="float">
            <text:p>48033</text:p>
          </table:table-cell>
          <table:table-cell office:value-type="float" office:value="50893" calcext:value-type="float">
            <text:p>50893</text:p>
          </table:table-cell>
          <table:table-cell office:value-type="float" office:value="33203" calcext:value-type="float">
            <text:p>33203</text:p>
          </table:table-cell>
          <table:table-cell office:value-type="float" office:value="53884" calcext:value-type="float">
            <text:p>53884</text:p>
          </table:table-cell>
          <table:table-cell office:value-type="float" office:value="48949" calcext:value-type="float">
            <text:p>48949</text:p>
          </table:table-cell>
          <table:table-cell office:value-type="float" office:value="43078" calcext:value-type="float">
            <text:p>43078</text:p>
          </table:table-cell>
          <table:table-cell office:value-type="float" office:value="38044" calcext:value-type="float">
            <text:p>38044</text:p>
          </table:table-cell>
          <table:table-cell office:value-type="float" office:value="50962" calcext:value-type="float">
            <text:p>50962</text:p>
          </table:table-cell>
          <table:table-cell office:value-type="float" office:value="46924" calcext:value-type="float">
            <text:p>46924</text:p>
          </table:table-cell>
          <table:table-cell office:value-type="float" office:value="52897" calcext:value-type="float">
            <text:p>52897</text:p>
          </table:table-cell>
          <table:table-cell office:value-type="float" office:value="38102" calcext:value-type="float">
            <text:p>3810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7282" calcext:value-type="float">
            <text:p>37282</text:p>
          </table:table-cell>
          <table:table-cell office:value-type="float" office:value="40966" calcext:value-type="float">
            <text:p>40966</text:p>
          </table:table-cell>
          <table:table-cell office:value-type="float" office:value="47537" calcext:value-type="float">
            <text:p>47537</text:p>
          </table:table-cell>
          <table:table-cell office:value-type="float" office:value="24881" calcext:value-type="float">
            <text:p>24881</text:p>
          </table:table-cell>
          <table:table-cell office:value-type="float" office:value="46078" calcext:value-type="float">
            <text:p>46078</text:p>
          </table:table-cell>
          <table:table-cell office:value-type="float" office:value="51684" calcext:value-type="float">
            <text:p>51684</text:p>
          </table:table-cell>
          <table:table-cell office:value-type="float" office:value="59358" calcext:value-type="float">
            <text:p>59358</text:p>
          </table:table-cell>
          <table:table-cell office:value-type="float" office:value="57934" calcext:value-type="float">
            <text:p>57934</text:p>
          </table:table-cell>
          <table:table-cell office:value-type="float" office:value="47535" calcext:value-type="float">
            <text:p>47535</text:p>
          </table:table-cell>
          <table:table-cell office:value-type="float" office:value="51275" calcext:value-type="float">
            <text:p>51275</text:p>
          </table:table-cell>
          <table:table-cell office:value-type="float" office:value="51874" calcext:value-type="float">
            <text:p>51874</text:p>
          </table:table-cell>
          <table:table-cell office:value-type="float" office:value="47915" calcext:value-type="float">
            <text:p>47915</text:p>
          </table:table-cell>
          <table:table-cell office:value-type="float" office:value="50881" calcext:value-type="float">
            <text:p>50881</text:p>
          </table:table-cell>
          <table:table-cell office:value-type="float" office:value="53082" calcext:value-type="float">
            <text:p>53082</text:p>
          </table:table-cell>
          <table:table-cell office:value-type="float" office:value="46977" calcext:value-type="float">
            <text:p>46977</text:p>
          </table:table-cell>
          <table:table-cell office:value-type="float" office:value="50016" calcext:value-type="float">
            <text:p>50016</text:p>
          </table:table-cell>
          <table:table-cell office:value-type="float" office:value="50678" calcext:value-type="float">
            <text:p>5067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0461" calcext:value-type="float">
            <text:p>40461</text:p>
          </table:table-cell>
          <table:table-cell office:value-type="float" office:value="58958" calcext:value-type="float">
            <text:p>58958</text:p>
          </table:table-cell>
          <table:table-cell office:value-type="float" office:value="48577" calcext:value-type="float">
            <text:p>48577</text:p>
          </table:table-cell>
          <table:table-cell office:value-type="float" office:value="37432" calcext:value-type="float">
            <text:p>37432</text:p>
          </table:table-cell>
          <table:table-cell office:value-type="float" office:value="54273" calcext:value-type="float">
            <text:p>54273</text:p>
          </table:table-cell>
          <table:table-cell office:value-type="float" office:value="45684" calcext:value-type="float">
            <text:p>45684</text:p>
          </table:table-cell>
          <table:table-cell office:value-type="float" office:value="49354" calcext:value-type="float">
            <text:p>49354</text:p>
          </table:table-cell>
          <table:table-cell office:value-type="float" office:value="45087" calcext:value-type="float">
            <text:p>45087</text:p>
          </table:table-cell>
          <table:table-cell office:value-type="float" office:value="39432" calcext:value-type="float">
            <text:p>39432</text:p>
          </table:table-cell>
          <table:table-cell office:value-type="float" office:value="46568" calcext:value-type="float">
            <text:p>46568</text:p>
          </table:table-cell>
          <table:table-cell office:value-type="float" office:value="59396" calcext:value-type="float">
            <text:p>59396</text:p>
          </table:table-cell>
          <table:table-cell office:value-type="float" office:value="53112" calcext:value-type="float">
            <text:p>53112</text:p>
          </table:table-cell>
          <table:table-cell office:value-type="float" office:value="40655" calcext:value-type="float">
            <text:p>40655</text:p>
          </table:table-cell>
          <table:table-cell office:value-type="float" office:value="40657" calcext:value-type="float">
            <text:p>40657</text:p>
          </table:table-cell>
          <table:table-cell office:value-type="float" office:value="39405" calcext:value-type="float">
            <text:p>39405</text:p>
          </table:table-cell>
          <table:table-cell office:value-type="float" office:value="41550" calcext:value-type="float">
            <text:p>41550</text:p>
          </table:table-cell>
          <table:table-cell office:value-type="float" office:value="42264" calcext:value-type="float">
            <text:p>4226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9129" calcext:value-type="float">
            <text:p>49129</text:p>
          </table:table-cell>
          <table:table-cell office:value-type="float" office:value="56196" calcext:value-type="float">
            <text:p>56196</text:p>
          </table:table-cell>
          <table:table-cell office:value-type="float" office:value="54042" calcext:value-type="float">
            <text:p>54042</text:p>
          </table:table-cell>
          <table:table-cell office:value-type="float" office:value="42571" calcext:value-type="float">
            <text:p>42571</text:p>
          </table:table-cell>
          <table:table-cell office:value-type="float" office:value="54300" calcext:value-type="float">
            <text:p>54300</text:p>
          </table:table-cell>
          <table:table-cell office:value-type="float" office:value="57726" calcext:value-type="float">
            <text:p>57726</text:p>
          </table:table-cell>
          <table:table-cell office:value-type="float" office:value="68235" calcext:value-type="float">
            <text:p>68235</text:p>
          </table:table-cell>
          <table:table-cell office:value-type="float" office:value="56505" calcext:value-type="float">
            <text:p>56505</text:p>
          </table:table-cell>
          <table:table-cell office:value-type="float" office:value="50091" calcext:value-type="float">
            <text:p>50091</text:p>
          </table:table-cell>
          <table:table-cell office:value-type="float" office:value="63310" calcext:value-type="float">
            <text:p>63310</text:p>
          </table:table-cell>
          <table:table-cell office:value-type="float" office:value="55406" calcext:value-type="float">
            <text:p>55406</text:p>
          </table:table-cell>
          <table:table-cell office:value-type="float" office:value="58221" calcext:value-type="float">
            <text:p>58221</text:p>
          </table:table-cell>
          <table:table-cell office:value-type="float" office:value="53650" calcext:value-type="float">
            <text:p>53650</text:p>
          </table:table-cell>
          <table:table-cell office:value-type="float" office:value="49610" calcext:value-type="float">
            <text:p>49610</text:p>
          </table:table-cell>
          <table:table-cell office:value-type="float" office:value="48415" calcext:value-type="float">
            <text:p>48415</text:p>
          </table:table-cell>
          <table:table-cell office:value-type="float" office:value="42922" calcext:value-type="float">
            <text:p>42922</text:p>
          </table:table-cell>
          <table:table-cell office:value-type="float" office:value="52874" calcext:value-type="float">
            <text:p>5287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8017" calcext:value-type="float">
            <text:p>48017</text:p>
          </table:table-cell>
          <table:table-cell office:value-type="float" office:value="62758" calcext:value-type="float">
            <text:p>62758</text:p>
          </table:table-cell>
          <table:table-cell office:value-type="float" office:value="56468" calcext:value-type="float">
            <text:p>56468</text:p>
          </table:table-cell>
          <table:table-cell office:value-type="float" office:value="36149" calcext:value-type="float">
            <text:p>36149</text:p>
          </table:table-cell>
          <table:table-cell office:value-type="float" office:value="62196" calcext:value-type="float">
            <text:p>62196</text:p>
          </table:table-cell>
          <table:table-cell office:value-type="float" office:value="66017" calcext:value-type="float">
            <text:p>66017</text:p>
          </table:table-cell>
          <table:table-cell office:value-type="float" office:value="67046" calcext:value-type="float">
            <text:p>67046</text:p>
          </table:table-cell>
          <table:table-cell office:value-type="float" office:value="58583" calcext:value-type="float">
            <text:p>58583</text:p>
          </table:table-cell>
          <table:table-cell office:value-type="float" office:value="50279" calcext:value-type="float">
            <text:p>50279</text:p>
          </table:table-cell>
          <table:table-cell office:value-type="float" office:value="56367" calcext:value-type="float">
            <text:p>56367</text:p>
          </table:table-cell>
          <table:table-cell office:value-type="float" office:value="60237" calcext:value-type="float">
            <text:p>60237</text:p>
          </table:table-cell>
          <table:table-cell office:value-type="float" office:value="54163" calcext:value-type="float">
            <text:p>54163</text:p>
          </table:table-cell>
          <table:table-cell office:value-type="float" office:value="57295" calcext:value-type="float">
            <text:p>57295</text:p>
          </table:table-cell>
          <table:table-cell office:value-type="float" office:value="50962" calcext:value-type="float">
            <text:p>50962</text:p>
          </table:table-cell>
          <table:table-cell office:value-type="float" office:value="49000" calcext:value-type="float">
            <text:p>49000</text:p>
          </table:table-cell>
          <table:table-cell office:value-type="float" office:value="49620" calcext:value-type="float">
            <text:p>49620</text:p>
          </table:table-cell>
          <table:table-cell office:value-type="float" office:value="51535" calcext:value-type="float">
            <text:p>5153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1165" calcext:value-type="float">
            <text:p>61165</text:p>
          </table:table-cell>
          <table:table-cell office:value-type="float" office:value="60655" calcext:value-type="float">
            <text:p>60655</text:p>
          </table:table-cell>
          <table:table-cell office:value-type="float" office:value="60984" calcext:value-type="float">
            <text:p>60984</text:p>
          </table:table-cell>
          <table:table-cell office:value-type="float" office:value="40458" calcext:value-type="float">
            <text:p>40458</text:p>
          </table:table-cell>
          <table:table-cell office:value-type="float" office:value="66810" calcext:value-type="float">
            <text:p>66810</text:p>
          </table:table-cell>
          <table:table-cell office:value-type="float" office:value="87741" calcext:value-type="float">
            <text:p>87741</text:p>
          </table:table-cell>
          <table:table-cell office:value-type="float" office:value="87418" calcext:value-type="float">
            <text:p>87418</text:p>
          </table:table-cell>
          <table:table-cell office:value-type="float" office:value="78618" calcext:value-type="float">
            <text:p>78618</text:p>
          </table:table-cell>
          <table:table-cell office:value-type="float" office:value="78641" calcext:value-type="float">
            <text:p>78641</text:p>
          </table:table-cell>
          <table:table-cell office:value-type="float" office:value="92393" calcext:value-type="float">
            <text:p>92393</text:p>
          </table:table-cell>
          <table:table-cell office:value-type="float" office:value="73319" calcext:value-type="float">
            <text:p>73319</text:p>
          </table:table-cell>
          <table:table-cell office:value-type="float" office:value="86808" calcext:value-type="float">
            <text:p>86808</text:p>
          </table:table-cell>
          <table:table-cell office:value-type="float" office:value="82809" calcext:value-type="float">
            <text:p>82809</text:p>
          </table:table-cell>
          <table:table-cell office:value-type="float" office:value="77092" calcext:value-type="float">
            <text:p>77092</text:p>
          </table:table-cell>
          <table:table-cell office:value-type="float" office:value="79345" calcext:value-type="float">
            <text:p>79345</text:p>
          </table:table-cell>
          <table:table-cell office:value-type="float" office:value="69587" calcext:value-type="float">
            <text:p>69587</text:p>
          </table:table-cell>
          <table:table-cell office:value-type="float" office:value="81523" calcext:value-type="float">
            <text:p>8152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4628" calcext:value-type="float">
            <text:p>54628</text:p>
          </table:table-cell>
          <table:table-cell office:value-type="float" office:value="46520" calcext:value-type="float">
            <text:p>46520</text:p>
          </table:table-cell>
          <table:table-cell office:value-type="float" office:value="48929" calcext:value-type="float">
            <text:p>48929</text:p>
          </table:table-cell>
          <table:table-cell office:value-type="float" office:value="36062" calcext:value-type="float">
            <text:p>36062</text:p>
          </table:table-cell>
          <table:table-cell office:value-type="float" office:value="51290" calcext:value-type="float">
            <text:p>51290</text:p>
          </table:table-cell>
          <table:table-cell office:value-type="float" office:value="54527" calcext:value-type="float">
            <text:p>54527</text:p>
          </table:table-cell>
          <table:table-cell office:value-type="float" office:value="60839" calcext:value-type="float">
            <text:p>60839</text:p>
          </table:table-cell>
          <table:table-cell office:value-type="float" office:value="55003" calcext:value-type="float">
            <text:p>55003</text:p>
          </table:table-cell>
          <table:table-cell office:value-type="float" office:value="48101" calcext:value-type="float">
            <text:p>48101</text:p>
          </table:table-cell>
          <table:table-cell office:value-type="float" office:value="52774" calcext:value-type="float">
            <text:p>52774</text:p>
          </table:table-cell>
          <table:table-cell office:value-type="float" office:value="55251" calcext:value-type="float">
            <text:p>55251</text:p>
          </table:table-cell>
          <table:table-cell office:value-type="float" office:value="47984" calcext:value-type="float">
            <text:p>47984</text:p>
          </table:table-cell>
          <table:table-cell office:value-type="float" office:value="47464" calcext:value-type="float">
            <text:p>47464</text:p>
          </table:table-cell>
          <table:table-cell office:value-type="float" office:value="61931" calcext:value-type="float">
            <text:p>61931</text:p>
          </table:table-cell>
          <table:table-cell office:value-type="float" office:value="46471" calcext:value-type="float">
            <text:p>46471</text:p>
          </table:table-cell>
          <table:table-cell office:value-type="float" office:value="46755" calcext:value-type="float">
            <text:p>46755</text:p>
          </table:table-cell>
          <table:table-cell office:value-type="float" office:value="52435" calcext:value-type="float">
            <text:p>5243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0253" calcext:value-type="float">
            <text:p>70253</text:p>
          </table:table-cell>
          <table:table-cell office:value-type="float" office:value="55456" calcext:value-type="float">
            <text:p>55456</text:p>
          </table:table-cell>
          <table:table-cell office:value-type="float" office:value="46646" calcext:value-type="float">
            <text:p>46646</text:p>
          </table:table-cell>
          <table:table-cell office:value-type="float" office:value="40295" calcext:value-type="float">
            <text:p>40295</text:p>
          </table:table-cell>
          <table:table-cell office:value-type="float" office:value="58190" calcext:value-type="float">
            <text:p>58190</text:p>
          </table:table-cell>
          <table:table-cell office:value-type="float" office:value="51948" calcext:value-type="float">
            <text:p>51948</text:p>
          </table:table-cell>
          <table:table-cell office:value-type="float" office:value="63888" calcext:value-type="float">
            <text:p>63888</text:p>
          </table:table-cell>
          <table:table-cell office:value-type="float" office:value="57785" calcext:value-type="float">
            <text:p>57785</text:p>
          </table:table-cell>
          <table:table-cell office:value-type="float" office:value="50904" calcext:value-type="float">
            <text:p>50904</text:p>
          </table:table-cell>
          <table:table-cell office:value-type="float" office:value="58606" calcext:value-type="float">
            <text:p>58606</text:p>
          </table:table-cell>
          <table:table-cell office:value-type="float" office:value="58275" calcext:value-type="float">
            <text:p>58275</text:p>
          </table:table-cell>
          <table:table-cell office:value-type="float" office:value="60827" calcext:value-type="float">
            <text:p>60827</text:p>
          </table:table-cell>
          <table:table-cell office:value-type="float" office:value="56239" calcext:value-type="float">
            <text:p>56239</text:p>
          </table:table-cell>
          <table:table-cell office:value-type="float" office:value="65378" calcext:value-type="float">
            <text:p>65378</text:p>
          </table:table-cell>
          <table:table-cell office:value-type="float" office:value="62966" calcext:value-type="float">
            <text:p>62966</text:p>
          </table:table-cell>
          <table:table-cell office:value-type="float" office:value="67479" calcext:value-type="float">
            <text:p>67479</text:p>
          </table:table-cell>
          <table:table-cell office:value-type="float" office:value="62656" calcext:value-type="float">
            <text:p>6265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0030" calcext:value-type="float">
            <text:p>60030</text:p>
          </table:table-cell>
          <table:table-cell office:value-type="float" office:value="53144" calcext:value-type="float">
            <text:p>53144</text:p>
          </table:table-cell>
          <table:table-cell office:value-type="float" office:value="51685" calcext:value-type="float">
            <text:p>51685</text:p>
          </table:table-cell>
          <table:table-cell office:value-type="float" office:value="42501" calcext:value-type="float">
            <text:p>42501</text:p>
          </table:table-cell>
          <table:table-cell office:value-type="float" office:value="59394" calcext:value-type="float">
            <text:p>59394</text:p>
          </table:table-cell>
          <table:table-cell office:value-type="float" office:value="65628" calcext:value-type="float">
            <text:p>65628</text:p>
          </table:table-cell>
          <table:table-cell office:value-type="float" office:value="66566" calcext:value-type="float">
            <text:p>66566</text:p>
          </table:table-cell>
          <table:table-cell office:value-type="float" office:value="60179" calcext:value-type="float">
            <text:p>60179</text:p>
          </table:table-cell>
          <table:table-cell office:value-type="float" office:value="58311" calcext:value-type="float">
            <text:p>58311</text:p>
          </table:table-cell>
          <table:table-cell office:value-type="float" office:value="71236" calcext:value-type="float">
            <text:p>71236</text:p>
          </table:table-cell>
          <table:table-cell office:value-type="float" office:value="76565" calcext:value-type="float">
            <text:p>76565</text:p>
          </table:table-cell>
          <table:table-cell office:value-type="float" office:value="66050" calcext:value-type="float">
            <text:p>66050</text:p>
          </table:table-cell>
          <table:table-cell office:value-type="float" office:value="74180" calcext:value-type="float">
            <text:p>74180</text:p>
          </table:table-cell>
          <table:table-cell office:value-type="float" office:value="64818" calcext:value-type="float">
            <text:p>64818</text:p>
          </table:table-cell>
          <table:table-cell office:value-type="float" office:value="74563" calcext:value-type="float">
            <text:p>74563</text:p>
          </table:table-cell>
          <table:table-cell office:value-type="float" office:value="62423" calcext:value-type="float">
            <text:p>62423</text:p>
          </table:table-cell>
          <table:table-cell office:value-type="float" office:value="55286" calcext:value-type="float">
            <text:p>5528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4176" calcext:value-type="float">
            <text:p>44176</text:p>
          </table:table-cell>
          <table:table-cell office:value-type="float" office:value="47643" calcext:value-type="float">
            <text:p>47643</text:p>
          </table:table-cell>
          <table:table-cell office:value-type="float" office:value="38307" calcext:value-type="float">
            <text:p>38307</text:p>
          </table:table-cell>
          <table:table-cell office:value-type="float" office:value="42183" calcext:value-type="float">
            <text:p>42183</text:p>
          </table:table-cell>
          <table:table-cell office:value-type="float" office:value="43696" calcext:value-type="float">
            <text:p>43696</text:p>
          </table:table-cell>
          <table:table-cell office:value-type="float" office:value="46614" calcext:value-type="float">
            <text:p>46614</text:p>
          </table:table-cell>
          <table:table-cell office:value-type="float" office:value="50492" calcext:value-type="float">
            <text:p>50492</text:p>
          </table:table-cell>
          <table:table-cell office:value-type="float" office:value="51993" calcext:value-type="float">
            <text:p>51993</text:p>
          </table:table-cell>
          <table:table-cell office:value-type="float" office:value="48338" calcext:value-type="float">
            <text:p>48338</text:p>
          </table:table-cell>
          <table:table-cell office:value-type="float" office:value="48470" calcext:value-type="float">
            <text:p>48470</text:p>
          </table:table-cell>
          <table:table-cell office:value-type="float" office:value="50938" calcext:value-type="float">
            <text:p>50938</text:p>
          </table:table-cell>
          <table:table-cell office:value-type="float" office:value="51190" calcext:value-type="float">
            <text:p>51190</text:p>
          </table:table-cell>
          <table:table-cell office:value-type="float" office:value="51898" calcext:value-type="float">
            <text:p>51898</text:p>
          </table:table-cell>
          <table:table-cell office:value-type="float" office:value="76473" calcext:value-type="float">
            <text:p>76473</text:p>
          </table:table-cell>
          <table:table-cell office:value-type="float" office:value="59880" calcext:value-type="float">
            <text:p>59880</text:p>
          </table:table-cell>
          <table:table-cell office:value-type="float" office:value="56368" calcext:value-type="float">
            <text:p>56368</text:p>
          </table:table-cell>
          <table:table-cell office:value-type="float" office:value="73505" calcext:value-type="float">
            <text:p>7350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1457" calcext:value-type="float">
            <text:p>51457</text:p>
          </table:table-cell>
          <table:table-cell office:value-type="float" office:value="36948" calcext:value-type="float">
            <text:p>36948</text:p>
          </table:table-cell>
          <table:table-cell office:value-type="float" office:value="34826" calcext:value-type="float">
            <text:p>34826</text:p>
          </table:table-cell>
          <table:table-cell office:value-type="float" office:value="31296" calcext:value-type="float">
            <text:p>31296</text:p>
          </table:table-cell>
          <table:table-cell office:value-type="float" office:value="39377" calcext:value-type="float">
            <text:p>39377</text:p>
          </table:table-cell>
          <table:table-cell office:value-type="float" office:value="39509" calcext:value-type="float">
            <text:p>39509</text:p>
          </table:table-cell>
          <table:table-cell office:value-type="float" office:value="47750" calcext:value-type="float">
            <text:p>47750</text:p>
          </table:table-cell>
          <table:table-cell office:value-type="float" office:value="49157" calcext:value-type="float">
            <text:p>49157</text:p>
          </table:table-cell>
          <table:table-cell office:value-type="float" office:value="41405" calcext:value-type="float">
            <text:p>41405</text:p>
          </table:table-cell>
          <table:table-cell office:value-type="float" office:value="42976" calcext:value-type="float">
            <text:p>42976</text:p>
          </table:table-cell>
          <table:table-cell office:value-type="float" office:value="49108" calcext:value-type="float">
            <text:p>49108</text:p>
          </table:table-cell>
          <table:table-cell office:value-type="float" office:value="53428" calcext:value-type="float">
            <text:p>53428</text:p>
          </table:table-cell>
          <table:table-cell office:value-type="float" office:value="54522" calcext:value-type="float">
            <text:p>54522</text:p>
          </table:table-cell>
          <table:table-cell office:value-type="float" office:value="53229" calcext:value-type="float">
            <text:p>53229</text:p>
          </table:table-cell>
          <table:table-cell office:value-type="float" office:value="53034" calcext:value-type="float">
            <text:p>53034</text:p>
          </table:table-cell>
          <table:table-cell office:value-type="float" office:value="67405" calcext:value-type="float">
            <text:p>67405</text:p>
          </table:table-cell>
          <table:table-cell office:value-type="float" office:value="57155" calcext:value-type="float">
            <text:p>5715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2634" calcext:value-type="float">
            <text:p>52634</text:p>
          </table:table-cell>
          <table:table-cell office:value-type="float" office:value="44665" calcext:value-type="float">
            <text:p>44665</text:p>
          </table:table-cell>
          <table:table-cell office:value-type="float" office:value="42885" calcext:value-type="float">
            <text:p>42885</text:p>
          </table:table-cell>
          <table:table-cell office:value-type="float" office:value="32393" calcext:value-type="float">
            <text:p>32393</text:p>
          </table:table-cell>
          <table:table-cell office:value-type="float" office:value="52783" calcext:value-type="float">
            <text:p>52783</text:p>
          </table:table-cell>
          <table:table-cell office:value-type="float" office:value="49544" calcext:value-type="float">
            <text:p>49544</text:p>
          </table:table-cell>
          <table:table-cell office:value-type="float" office:value="52307" calcext:value-type="float">
            <text:p>52307</text:p>
          </table:table-cell>
          <table:table-cell office:value-type="float" office:value="44051" calcext:value-type="float">
            <text:p>44051</text:p>
          </table:table-cell>
          <table:table-cell office:value-type="float" office:value="45944" calcext:value-type="float">
            <text:p>45944</text:p>
          </table:table-cell>
          <table:table-cell office:value-type="float" office:value="58309" calcext:value-type="float">
            <text:p>58309</text:p>
          </table:table-cell>
          <table:table-cell office:value-type="float" office:value="60374" calcext:value-type="float">
            <text:p>60374</text:p>
          </table:table-cell>
          <table:table-cell office:value-type="float" office:value="55027" calcext:value-type="float">
            <text:p>55027</text:p>
          </table:table-cell>
          <table:table-cell office:value-type="float" office:value="62999" calcext:value-type="float">
            <text:p>62999</text:p>
          </table:table-cell>
          <table:table-cell office:value-type="float" office:value="54272" calcext:value-type="float">
            <text:p>54272</text:p>
          </table:table-cell>
          <table:table-cell office:value-type="float" office:value="60405" calcext:value-type="float">
            <text:p>60405</text:p>
          </table:table-cell>
          <table:table-cell office:value-type="float" office:value="56820" calcext:value-type="float">
            <text:p>56820</text:p>
          </table:table-cell>
          <table:table-cell office:value-type="float" office:value="51711" calcext:value-type="float">
            <text:p>5171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9992" calcext:value-type="float">
            <text:p>49992</text:p>
          </table:table-cell>
          <table:table-cell office:value-type="float" office:value="39671" calcext:value-type="float">
            <text:p>39671</text:p>
          </table:table-cell>
          <table:table-cell office:value-type="float" office:value="39889" calcext:value-type="float">
            <text:p>39889</text:p>
          </table:table-cell>
          <table:table-cell office:value-type="float" office:value="29240" calcext:value-type="float">
            <text:p>29240</text:p>
          </table:table-cell>
          <table:table-cell office:value-type="float" office:value="47503" calcext:value-type="float">
            <text:p>47503</text:p>
          </table:table-cell>
          <table:table-cell office:value-type="float" office:value="43842" calcext:value-type="float">
            <text:p>43842</text:p>
          </table:table-cell>
          <table:table-cell office:value-type="float" office:value="47069" calcext:value-type="float">
            <text:p>47069</text:p>
          </table:table-cell>
          <table:table-cell office:value-type="float" office:value="39321" calcext:value-type="float">
            <text:p>39321</text:p>
          </table:table-cell>
          <table:table-cell office:value-type="float" office:value="40355" calcext:value-type="float">
            <text:p>40355</text:p>
          </table:table-cell>
          <table:table-cell office:value-type="float" office:value="47760" calcext:value-type="float">
            <text:p>47760</text:p>
          </table:table-cell>
          <table:table-cell office:value-type="float" office:value="51180" calcext:value-type="float">
            <text:p>51180</text:p>
          </table:table-cell>
          <table:table-cell office:value-type="float" office:value="45501" calcext:value-type="float">
            <text:p>45501</text:p>
          </table:table-cell>
          <table:table-cell office:value-type="float" office:value="50248" calcext:value-type="float">
            <text:p>50248</text:p>
          </table:table-cell>
          <table:table-cell office:value-type="float" office:value="52754" calcext:value-type="float">
            <text:p>52754</text:p>
          </table:table-cell>
          <table:table-cell office:value-type="float" office:value="46899" calcext:value-type="float">
            <text:p>46899</text:p>
          </table:table-cell>
          <table:table-cell office:value-type="float" office:value="43580" calcext:value-type="float">
            <text:p>43580</text:p>
          </table:table-cell>
          <table:table-cell office:value-type="float" office:value="57431" calcext:value-type="float">
            <text:p>5743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7719" calcext:value-type="float">
            <text:p>37719</text:p>
          </table:table-cell>
          <table:table-cell office:value-type="float" office:value="40719" calcext:value-type="float">
            <text:p>40719</text:p>
          </table:table-cell>
          <table:table-cell office:value-type="float" office:value="35639" calcext:value-type="float">
            <text:p>35639</text:p>
          </table:table-cell>
          <table:table-cell office:value-type="float" office:value="31511" calcext:value-type="float">
            <text:p>31511</text:p>
          </table:table-cell>
          <table:table-cell office:value-type="float" office:value="48078" calcext:value-type="float">
            <text:p>48078</text:p>
          </table:table-cell>
          <table:table-cell office:value-type="float" office:value="47126" calcext:value-type="float">
            <text:p>47126</text:p>
          </table:table-cell>
          <table:table-cell office:value-type="float" office:value="50454" calcext:value-type="float">
            <text:p>50454</text:p>
          </table:table-cell>
          <table:table-cell office:value-type="float" office:value="41166" calcext:value-type="float">
            <text:p>41166</text:p>
          </table:table-cell>
          <table:table-cell office:value-type="float" office:value="41236" calcext:value-type="float">
            <text:p>41236</text:p>
          </table:table-cell>
          <table:table-cell office:value-type="float" office:value="53712" calcext:value-type="float">
            <text:p>53712</text:p>
          </table:table-cell>
          <table:table-cell office:value-type="float" office:value="55642" calcext:value-type="float">
            <text:p>55642</text:p>
          </table:table-cell>
          <table:table-cell office:value-type="float" office:value="45290" calcext:value-type="float">
            <text:p>45290</text:p>
          </table:table-cell>
          <table:table-cell office:value-type="float" office:value="51498" calcext:value-type="float">
            <text:p>51498</text:p>
          </table:table-cell>
          <table:table-cell office:value-type="float" office:value="55254" calcext:value-type="float">
            <text:p>55254</text:p>
          </table:table-cell>
          <table:table-cell office:value-type="float" office:value="49439" calcext:value-type="float">
            <text:p>49439</text:p>
          </table:table-cell>
          <table:table-cell office:value-type="float" office:value="43776" calcext:value-type="float">
            <text:p>43776</text:p>
          </table:table-cell>
          <table:table-cell office:value-type="float" office:value="52401" calcext:value-type="float">
            <text:p>5240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8216" calcext:value-type="float">
            <text:p>48216</text:p>
          </table:table-cell>
          <table:table-cell office:value-type="float" office:value="41904" calcext:value-type="float">
            <text:p>41904</text:p>
          </table:table-cell>
          <table:table-cell office:value-type="float" office:value="36062" calcext:value-type="float">
            <text:p>36062</text:p>
          </table:table-cell>
          <table:table-cell office:value-type="float" office:value="44049" calcext:value-type="float">
            <text:p>44049</text:p>
          </table:table-cell>
          <table:table-cell office:value-type="float" office:value="43938" calcext:value-type="float">
            <text:p>43938</text:p>
          </table:table-cell>
          <table:table-cell office:value-type="float" office:value="46175" calcext:value-type="float">
            <text:p>46175</text:p>
          </table:table-cell>
          <table:table-cell office:value-type="float" office:value="46543" calcext:value-type="float">
            <text:p>46543</text:p>
          </table:table-cell>
          <table:table-cell office:value-type="float" office:value="51984" calcext:value-type="float">
            <text:p>51984</text:p>
          </table:table-cell>
          <table:table-cell office:value-type="float" office:value="49379" calcext:value-type="float">
            <text:p>49379</text:p>
          </table:table-cell>
          <table:table-cell office:value-type="float" office:value="52498" calcext:value-type="float">
            <text:p>52498</text:p>
          </table:table-cell>
          <table:table-cell office:value-type="float" office:value="60509" calcext:value-type="float">
            <text:p>60509</text:p>
          </table:table-cell>
          <table:table-cell office:value-type="float" office:value="51742" calcext:value-type="float">
            <text:p>51742</text:p>
          </table:table-cell>
          <table:table-cell office:value-type="float" office:value="51368" calcext:value-type="float">
            <text:p>51368</text:p>
          </table:table-cell>
          <table:table-cell office:value-type="float" office:value="63862" calcext:value-type="float">
            <text:p>63862</text:p>
          </table:table-cell>
          <table:table-cell office:value-type="float" office:value="58738" calcext:value-type="float">
            <text:p>58738</text:p>
          </table:table-cell>
          <table:table-cell office:value-type="float" office:value="62937" calcext:value-type="float">
            <text:p>62937</text:p>
          </table:table-cell>
          <table:table-cell office:value-type="float" office:value="48945" calcext:value-type="float">
            <text:p>4894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6407" calcext:value-type="float">
            <text:p>46407</text:p>
          </table:table-cell>
          <table:table-cell office:value-type="float" office:value="32864" calcext:value-type="float">
            <text:p>32864</text:p>
          </table:table-cell>
          <table:table-cell office:value-type="float" office:value="33365" calcext:value-type="float">
            <text:p>33365</text:p>
          </table:table-cell>
          <table:table-cell office:value-type="float" office:value="43059" calcext:value-type="float">
            <text:p>43059</text:p>
          </table:table-cell>
          <table:table-cell office:value-type="float" office:value="34297" calcext:value-type="float">
            <text:p>34297</text:p>
          </table:table-cell>
          <table:table-cell office:value-type="float" office:value="47774" calcext:value-type="float">
            <text:p>47774</text:p>
          </table:table-cell>
          <table:table-cell office:value-type="float" office:value="46582" calcext:value-type="float">
            <text:p>46582</text:p>
          </table:table-cell>
          <table:table-cell office:value-type="float" office:value="51762" calcext:value-type="float">
            <text:p>51762</text:p>
          </table:table-cell>
          <table:table-cell office:value-type="float" office:value="50195" calcext:value-type="float">
            <text:p>50195</text:p>
          </table:table-cell>
          <table:table-cell office:value-type="float" office:value="47678" calcext:value-type="float">
            <text:p>47678</text:p>
          </table:table-cell>
          <table:table-cell office:value-type="float" office:value="51024" calcext:value-type="float">
            <text:p>51024</text:p>
          </table:table-cell>
          <table:table-cell office:value-type="float" office:value="53396" calcext:value-type="float">
            <text:p>53396</text:p>
          </table:table-cell>
          <table:table-cell office:value-type="float" office:value="51214" calcext:value-type="float">
            <text:p>51214</text:p>
          </table:table-cell>
          <table:table-cell office:value-type="float" office:value="55884" calcext:value-type="float">
            <text:p>55884</text:p>
          </table:table-cell>
          <table:table-cell office:value-type="float" office:value="61697" calcext:value-type="float">
            <text:p>61697</text:p>
          </table:table-cell>
          <table:table-cell office:value-type="float" office:value="51682" calcext:value-type="float">
            <text:p>51682</text:p>
          </table:table-cell>
          <table:table-cell office:value-type="float" office:value="49292" calcext:value-type="float">
            <text:p>4929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2701" calcext:value-type="float">
            <text:p>42701</text:p>
          </table:table-cell>
          <table:table-cell office:value-type="float" office:value="27014" calcext:value-type="float">
            <text:p>27014</text:p>
          </table:table-cell>
          <table:table-cell office:value-type="float" office:value="36710" calcext:value-type="float">
            <text:p>36710</text:p>
          </table:table-cell>
          <table:table-cell office:value-type="float" office:value="36945" calcext:value-type="float">
            <text:p>36945</text:p>
          </table:table-cell>
          <table:table-cell office:value-type="float" office:value="37180" calcext:value-type="float">
            <text:p>37180</text:p>
          </table:table-cell>
          <table:table-cell office:value-type="float" office:value="39113" calcext:value-type="float">
            <text:p>39113</text:p>
          </table:table-cell>
          <table:table-cell office:value-type="float" office:value="44806" calcext:value-type="float">
            <text:p>44806</text:p>
          </table:table-cell>
          <table:table-cell office:value-type="float" office:value="49018" calcext:value-type="float">
            <text:p>49018</text:p>
          </table:table-cell>
          <table:table-cell office:value-type="float" office:value="51011" calcext:value-type="float">
            <text:p>51011</text:p>
          </table:table-cell>
          <table:table-cell office:value-type="float" office:value="43870" calcext:value-type="float">
            <text:p>43870</text:p>
          </table:table-cell>
          <table:table-cell office:value-type="float" office:value="47633" calcext:value-type="float">
            <text:p>47633</text:p>
          </table:table-cell>
          <table:table-cell office:value-type="float" office:value="45617" calcext:value-type="float">
            <text:p>45617</text:p>
          </table:table-cell>
          <table:table-cell office:value-type="float" office:value="50058" calcext:value-type="float">
            <text:p>50058</text:p>
          </table:table-cell>
          <table:table-cell office:value-type="float" office:value="55725" calcext:value-type="float">
            <text:p>55725</text:p>
          </table:table-cell>
          <table:table-cell office:value-type="float" office:value="54184" calcext:value-type="float">
            <text:p>54184</text:p>
          </table:table-cell>
          <table:table-cell office:value-type="float" office:value="53356" calcext:value-type="float">
            <text:p>53356</text:p>
          </table:table-cell>
          <table:table-cell office:value-type="float" office:value="46139" calcext:value-type="float">
            <text:p>4613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0491" calcext:value-type="float">
            <text:p>40491</text:p>
          </table:table-cell>
          <table:table-cell office:value-type="float" office:value="36057" calcext:value-type="float">
            <text:p>36057</text:p>
          </table:table-cell>
          <table:table-cell office:value-type="float" office:value="34320" calcext:value-type="float">
            <text:p>34320</text:p>
          </table:table-cell>
          <table:table-cell office:value-type="float" office:value="37439" calcext:value-type="float">
            <text:p>37439</text:p>
          </table:table-cell>
          <table:table-cell office:value-type="float" office:value="41347" calcext:value-type="float">
            <text:p>41347</text:p>
          </table:table-cell>
          <table:table-cell office:value-type="float" office:value="39177" calcext:value-type="float">
            <text:p>39177</text:p>
          </table:table-cell>
          <table:table-cell office:value-type="float" office:value="46646" calcext:value-type="float">
            <text:p>46646</text:p>
          </table:table-cell>
          <table:table-cell office:value-type="float" office:value="50770" calcext:value-type="float">
            <text:p>50770</text:p>
          </table:table-cell>
          <table:table-cell office:value-type="float" office:value="46485" calcext:value-type="float">
            <text:p>46485</text:p>
          </table:table-cell>
          <table:table-cell office:value-type="float" office:value="45173" calcext:value-type="float">
            <text:p>45173</text:p>
          </table:table-cell>
          <table:table-cell office:value-type="float" office:value="48230" calcext:value-type="float">
            <text:p>48230</text:p>
          </table:table-cell>
          <table:table-cell office:value-type="float" office:value="48037" calcext:value-type="float">
            <text:p>48037</text:p>
          </table:table-cell>
          <table:table-cell office:value-type="float" office:value="48633" calcext:value-type="float">
            <text:p>48633</text:p>
          </table:table-cell>
          <table:table-cell office:value-type="float" office:value="57352" calcext:value-type="float">
            <text:p>57352</text:p>
          </table:table-cell>
          <table:table-cell office:value-type="float" office:value="46767" calcext:value-type="float">
            <text:p>46767</text:p>
          </table:table-cell>
          <table:table-cell office:value-type="float" office:value="56749" calcext:value-type="float">
            <text:p>56749</text:p>
          </table:table-cell>
          <table:table-cell office:value-type="float" office:value="53591" calcext:value-type="float">
            <text:p>5359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9483" calcext:value-type="float">
            <text:p>59483</text:p>
          </table:table-cell>
          <table:table-cell office:value-type="float" office:value="44092" calcext:value-type="float">
            <text:p>44092</text:p>
          </table:table-cell>
          <table:table-cell office:value-type="float" office:value="34035" calcext:value-type="float">
            <text:p>34035</text:p>
          </table:table-cell>
          <table:table-cell office:value-type="float" office:value="41793" calcext:value-type="float">
            <text:p>41793</text:p>
          </table:table-cell>
          <table:table-cell office:value-type="float" office:value="43678" calcext:value-type="float">
            <text:p>43678</text:p>
          </table:table-cell>
          <table:table-cell office:value-type="float" office:value="42782" calcext:value-type="float">
            <text:p>42782</text:p>
          </table:table-cell>
          <table:table-cell office:value-type="float" office:value="47249" calcext:value-type="float">
            <text:p>47249</text:p>
          </table:table-cell>
          <table:table-cell office:value-type="float" office:value="50123" calcext:value-type="float">
            <text:p>50123</text:p>
          </table:table-cell>
          <table:table-cell office:value-type="float" office:value="47172" calcext:value-type="float">
            <text:p>47172</text:p>
          </table:table-cell>
          <table:table-cell office:value-type="float" office:value="44824" calcext:value-type="float">
            <text:p>44824</text:p>
          </table:table-cell>
          <table:table-cell office:value-type="float" office:value="57700" calcext:value-type="float">
            <text:p>57700</text:p>
          </table:table-cell>
          <table:table-cell office:value-type="float" office:value="51731" calcext:value-type="float">
            <text:p>51731</text:p>
          </table:table-cell>
          <table:table-cell office:value-type="float" office:value="50089" calcext:value-type="float">
            <text:p>50089</text:p>
          </table:table-cell>
          <table:table-cell office:value-type="float" office:value="56377" calcext:value-type="float">
            <text:p>56377</text:p>
          </table:table-cell>
          <table:table-cell office:value-type="float" office:value="42500" calcext:value-type="float">
            <text:p>42500</text:p>
          </table:table-cell>
          <table:table-cell office:value-type="float" office:value="50023" calcext:value-type="float">
            <text:p>50023</text:p>
          </table:table-cell>
          <table:table-cell office:value-type="float" office:value="59170" calcext:value-type="float">
            <text:p>5917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4633" calcext:value-type="float">
            <text:p>54633</text:p>
          </table:table-cell>
          <table:table-cell office:value-type="float" office:value="40953" calcext:value-type="float">
            <text:p>40953</text:p>
          </table:table-cell>
          <table:table-cell office:value-type="float" office:value="41292" calcext:value-type="float">
            <text:p>41292</text:p>
          </table:table-cell>
          <table:table-cell office:value-type="float" office:value="48345" calcext:value-type="float">
            <text:p>48345</text:p>
          </table:table-cell>
          <table:table-cell office:value-type="float" office:value="46709" calcext:value-type="float">
            <text:p>46709</text:p>
          </table:table-cell>
          <table:table-cell office:value-type="float" office:value="47553" calcext:value-type="float">
            <text:p>47553</text:p>
          </table:table-cell>
          <table:table-cell office:value-type="float" office:value="48336" calcext:value-type="float">
            <text:p>48336</text:p>
          </table:table-cell>
          <table:table-cell office:value-type="float" office:value="52338" calcext:value-type="float">
            <text:p>52338</text:p>
          </table:table-cell>
          <table:table-cell office:value-type="float" office:value="51666" calcext:value-type="float">
            <text:p>51666</text:p>
          </table:table-cell>
          <table:table-cell office:value-type="float" office:value="49998" calcext:value-type="float">
            <text:p>49998</text:p>
          </table:table-cell>
          <table:table-cell office:value-type="float" office:value="55380" calcext:value-type="float">
            <text:p>55380</text:p>
          </table:table-cell>
          <table:table-cell office:value-type="float" office:value="55736" calcext:value-type="float">
            <text:p>55736</text:p>
          </table:table-cell>
          <table:table-cell office:value-type="float" office:value="56177" calcext:value-type="float">
            <text:p>56177</text:p>
          </table:table-cell>
          <table:table-cell office:value-type="float" office:value="62522" calcext:value-type="float">
            <text:p>62522</text:p>
          </table:table-cell>
          <table:table-cell office:value-type="float" office:value="41269" calcext:value-type="float">
            <text:p>41269</text:p>
          </table:table-cell>
          <table:table-cell office:value-type="float" office:value="48066" calcext:value-type="float">
            <text:p>48066</text:p>
          </table:table-cell>
          <table:table-cell office:value-type="float" office:value="56180" calcext:value-type="float">
            <text:p>5618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0449" calcext:value-type="float">
            <text:p>40449</text:p>
          </table:table-cell>
          <table:table-cell office:value-type="float" office:value="37323" calcext:value-type="float">
            <text:p>37323</text:p>
          </table:table-cell>
          <table:table-cell office:value-type="float" office:value="41272" calcext:value-type="float">
            <text:p>41272</text:p>
          </table:table-cell>
          <table:table-cell office:value-type="float" office:value="49641" calcext:value-type="float">
            <text:p>49641</text:p>
          </table:table-cell>
          <table:table-cell office:value-type="float" office:value="43127" calcext:value-type="float">
            <text:p>43127</text:p>
          </table:table-cell>
          <table:table-cell office:value-type="float" office:value="51710" calcext:value-type="float">
            <text:p>51710</text:p>
          </table:table-cell>
          <table:table-cell office:value-type="float" office:value="51192" calcext:value-type="float">
            <text:p>51192</text:p>
          </table:table-cell>
          <table:table-cell office:value-type="float" office:value="58166" calcext:value-type="float">
            <text:p>58166</text:p>
          </table:table-cell>
          <table:table-cell office:value-type="float" office:value="57087" calcext:value-type="float">
            <text:p>57087</text:p>
          </table:table-cell>
          <table:table-cell office:value-type="float" office:value="53454" calcext:value-type="float">
            <text:p>53454</text:p>
          </table:table-cell>
          <table:table-cell office:value-type="float" office:value="48436" calcext:value-type="float">
            <text:p>48436</text:p>
          </table:table-cell>
          <table:table-cell office:value-type="float" office:value="64715" calcext:value-type="float">
            <text:p>64715</text:p>
          </table:table-cell>
          <table:table-cell office:value-type="float" office:value="58632" calcext:value-type="float">
            <text:p>58632</text:p>
          </table:table-cell>
          <table:table-cell office:value-type="float" office:value="58821" calcext:value-type="float">
            <text:p>58821</text:p>
          </table:table-cell>
          <table:table-cell office:value-type="float" office:value="55424" calcext:value-type="float">
            <text:p>55424</text:p>
          </table:table-cell>
          <table:table-cell office:value-type="float" office:value="62187" calcext:value-type="float">
            <text:p>62187</text:p>
          </table:table-cell>
          <table:table-cell office:value-type="float" office:value="49069" calcext:value-type="float">
            <text:p>49069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9347" calcext:value-type="float">
            <text:p>39347</text:p>
          </table:table-cell>
          <table:table-cell office:value-type="float" office:value="39273" calcext:value-type="float">
            <text:p>39273</text:p>
          </table:table-cell>
          <table:table-cell office:value-type="float" office:value="39356" calcext:value-type="float">
            <text:p>39356</text:p>
          </table:table-cell>
          <table:table-cell office:value-type="float" office:value="39544" calcext:value-type="float">
            <text:p>39544</text:p>
          </table:table-cell>
          <table:table-cell office:value-type="float" office:value="38765" calcext:value-type="float">
            <text:p>38765</text:p>
          </table:table-cell>
          <table:table-cell office:value-type="float" office:value="47259" calcext:value-type="float">
            <text:p>47259</text:p>
          </table:table-cell>
          <table:table-cell office:value-type="float" office:value="48543" calcext:value-type="float">
            <text:p>48543</text:p>
          </table:table-cell>
          <table:table-cell office:value-type="float" office:value="54870" calcext:value-type="float">
            <text:p>54870</text:p>
          </table:table-cell>
          <table:table-cell office:value-type="float" office:value="51564" calcext:value-type="float">
            <text:p>51564</text:p>
          </table:table-cell>
          <table:table-cell office:value-type="float" office:value="45161" calcext:value-type="float">
            <text:p>45161</text:p>
          </table:table-cell>
          <table:table-cell office:value-type="float" office:value="47894" calcext:value-type="float">
            <text:p>47894</text:p>
          </table:table-cell>
          <table:table-cell office:value-type="float" office:value="58035" calcext:value-type="float">
            <text:p>58035</text:p>
          </table:table-cell>
          <table:table-cell office:value-type="float" office:value="46860" calcext:value-type="float">
            <text:p>46860</text:p>
          </table:table-cell>
          <table:table-cell office:value-type="float" office:value="57756" calcext:value-type="float">
            <text:p>57756</text:p>
          </table:table-cell>
          <table:table-cell office:value-type="float" office:value="53924" calcext:value-type="float">
            <text:p>53924</text:p>
          </table:table-cell>
          <table:table-cell office:value-type="float" office:value="57670" calcext:value-type="float">
            <text:p>57670</text:p>
          </table:table-cell>
          <table:table-cell office:value-type="float" office:value="53179" calcext:value-type="float">
            <text:p>5317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1510" calcext:value-type="float">
            <text:p>61510</text:p>
          </table:table-cell>
          <table:table-cell office:value-type="float" office:value="41163" calcext:value-type="float">
            <text:p>41163</text:p>
          </table:table-cell>
          <table:table-cell office:value-type="float" office:value="45292" calcext:value-type="float">
            <text:p>45292</text:p>
          </table:table-cell>
          <table:table-cell office:value-type="float" office:value="58665" calcext:value-type="float">
            <text:p>58665</text:p>
          </table:table-cell>
          <table:table-cell office:value-type="float" office:value="45587" calcext:value-type="float">
            <text:p>45587</text:p>
          </table:table-cell>
          <table:table-cell office:value-type="float" office:value="56369" calcext:value-type="float">
            <text:p>56369</text:p>
          </table:table-cell>
          <table:table-cell office:value-type="float" office:value="51702" calcext:value-type="float">
            <text:p>51702</text:p>
          </table:table-cell>
          <table:table-cell office:value-type="float" office:value="66973" calcext:value-type="float">
            <text:p>66973</text:p>
          </table:table-cell>
          <table:table-cell office:value-type="float" office:value="75053" calcext:value-type="float">
            <text:p>75053</text:p>
          </table:table-cell>
          <table:table-cell office:value-type="float" office:value="51953" calcext:value-type="float">
            <text:p>51953</text:p>
          </table:table-cell>
          <table:table-cell office:value-type="float" office:value="53320" calcext:value-type="float">
            <text:p>53320</text:p>
          </table:table-cell>
          <table:table-cell office:value-type="float" office:value="69768" calcext:value-type="float">
            <text:p>69768</text:p>
          </table:table-cell>
          <table:table-cell office:value-type="float" office:value="59315" calcext:value-type="float">
            <text:p>59315</text:p>
          </table:table-cell>
          <table:table-cell office:value-type="float" office:value="57869" calcext:value-type="float">
            <text:p>57869</text:p>
          </table:table-cell>
          <table:table-cell office:value-type="float" office:value="58352" calcext:value-type="float">
            <text:p>58352</text:p>
          </table:table-cell>
          <table:table-cell office:value-type="float" office:value="62761" calcext:value-type="float">
            <text:p>62761</text:p>
          </table:table-cell>
          <table:table-cell office:value-type="float" office:value="63026" calcext:value-type="float">
            <text:p>6302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7439" calcext:value-type="float">
            <text:p>57439</text:p>
          </table:table-cell>
          <table:table-cell office:value-type="float" office:value="38091" calcext:value-type="float">
            <text:p>38091</text:p>
          </table:table-cell>
          <table:table-cell office:value-type="float" office:value="48020" calcext:value-type="float">
            <text:p>48020</text:p>
          </table:table-cell>
          <table:table-cell office:value-type="float" office:value="68160" calcext:value-type="float">
            <text:p>68160</text:p>
          </table:table-cell>
          <table:table-cell office:value-type="float" office:value="48177" calcext:value-type="float">
            <text:p>48177</text:p>
          </table:table-cell>
          <table:table-cell office:value-type="float" office:value="55160" calcext:value-type="float">
            <text:p>55160</text:p>
          </table:table-cell>
          <table:table-cell office:value-type="float" office:value="49095" calcext:value-type="float">
            <text:p>49095</text:p>
          </table:table-cell>
          <table:table-cell office:value-type="float" office:value="63063" calcext:value-type="float">
            <text:p>63063</text:p>
          </table:table-cell>
          <table:table-cell office:value-type="float" office:value="75930" calcext:value-type="float">
            <text:p>75930</text:p>
          </table:table-cell>
          <table:table-cell office:value-type="float" office:value="53542" calcext:value-type="float">
            <text:p>53542</text:p>
          </table:table-cell>
          <table:table-cell office:value-type="float" office:value="52989" calcext:value-type="float">
            <text:p>52989</text:p>
          </table:table-cell>
          <table:table-cell office:value-type="float" office:value="68027" calcext:value-type="float">
            <text:p>68027</text:p>
          </table:table-cell>
          <table:table-cell office:value-type="float" office:value="66719" calcext:value-type="float">
            <text:p>66719</text:p>
          </table:table-cell>
          <table:table-cell office:value-type="float" office:value="53781" calcext:value-type="float">
            <text:p>53781</text:p>
          </table:table-cell>
          <table:table-cell office:value-type="float" office:value="63538" calcext:value-type="float">
            <text:p>63538</text:p>
          </table:table-cell>
          <table:table-cell office:value-type="float" office:value="68340" calcext:value-type="float">
            <text:p>68340</text:p>
          </table:table-cell>
          <table:table-cell office:value-type="float" office:value="58002" calcext:value-type="float">
            <text:p>5800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2289" calcext:value-type="float">
            <text:p>42289</text:p>
          </table:table-cell>
          <table:table-cell office:value-type="float" office:value="40450" calcext:value-type="float">
            <text:p>40450</text:p>
          </table:table-cell>
          <table:table-cell office:value-type="float" office:value="41147" calcext:value-type="float">
            <text:p>41147</text:p>
          </table:table-cell>
          <table:table-cell office:value-type="float" office:value="46520" calcext:value-type="float">
            <text:p>46520</text:p>
          </table:table-cell>
          <table:table-cell office:value-type="float" office:value="44070" calcext:value-type="float">
            <text:p>44070</text:p>
          </table:table-cell>
          <table:table-cell office:value-type="float" office:value="46077" calcext:value-type="float">
            <text:p>46077</text:p>
          </table:table-cell>
          <table:table-cell office:value-type="float" office:value="49514" calcext:value-type="float">
            <text:p>49514</text:p>
          </table:table-cell>
          <table:table-cell office:value-type="float" office:value="49526" calcext:value-type="float">
            <text:p>49526</text:p>
          </table:table-cell>
          <table:table-cell office:value-type="float" office:value="53328" calcext:value-type="float">
            <text:p>53328</text:p>
          </table:table-cell>
          <table:table-cell office:value-type="float" office:value="51854" calcext:value-type="float">
            <text:p>51854</text:p>
          </table:table-cell>
          <table:table-cell office:value-type="float" office:value="54465" calcext:value-type="float">
            <text:p>54465</text:p>
          </table:table-cell>
          <table:table-cell office:value-type="float" office:value="53782" calcext:value-type="float">
            <text:p>53782</text:p>
          </table:table-cell>
          <table:table-cell office:value-type="float" office:value="59219" calcext:value-type="float">
            <text:p>59219</text:p>
          </table:table-cell>
          <table:table-cell office:value-type="float" office:value="57096" calcext:value-type="float">
            <text:p>57096</text:p>
          </table:table-cell>
          <table:table-cell office:value-type="float" office:value="64791" calcext:value-type="float">
            <text:p>64791</text:p>
          </table:table-cell>
          <table:table-cell office:value-type="float" office:value="61352" calcext:value-type="float">
            <text:p>61352</text:p>
          </table:table-cell>
          <table:table-cell office:value-type="float" office:value="54692" calcext:value-type="float">
            <text:p>5469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0200" calcext:value-type="float">
            <text:p>40200</text:p>
          </table:table-cell>
          <table:table-cell office:value-type="float" office:value="43499" calcext:value-type="float">
            <text:p>43499</text:p>
          </table:table-cell>
          <table:table-cell office:value-type="float" office:value="37541" calcext:value-type="float">
            <text:p>37541</text:p>
          </table:table-cell>
          <table:table-cell office:value-type="float" office:value="37828" calcext:value-type="float">
            <text:p>37828</text:p>
          </table:table-cell>
          <table:table-cell office:value-type="float" office:value="45212" calcext:value-type="float">
            <text:p>45212</text:p>
          </table:table-cell>
          <table:table-cell office:value-type="float" office:value="45913" calcext:value-type="float">
            <text:p>45913</text:p>
          </table:table-cell>
          <table:table-cell office:value-type="float" office:value="50917" calcext:value-type="float">
            <text:p>50917</text:p>
          </table:table-cell>
          <table:table-cell office:value-type="float" office:value="46444" calcext:value-type="float">
            <text:p>46444</text:p>
          </table:table-cell>
          <table:table-cell office:value-type="float" office:value="46948" calcext:value-type="float">
            <text:p>46948</text:p>
          </table:table-cell>
          <table:table-cell office:value-type="float" office:value="46908" calcext:value-type="float">
            <text:p>46908</text:p>
          </table:table-cell>
          <table:table-cell office:value-type="float" office:value="53103" calcext:value-type="float">
            <text:p>53103</text:p>
          </table:table-cell>
          <table:table-cell office:value-type="float" office:value="47952" calcext:value-type="float">
            <text:p>47952</text:p>
          </table:table-cell>
          <table:table-cell office:value-type="float" office:value="49975" calcext:value-type="float">
            <text:p>49975</text:p>
          </table:table-cell>
          <table:table-cell office:value-type="float" office:value="51432" calcext:value-type="float">
            <text:p>51432</text:p>
          </table:table-cell>
          <table:table-cell office:value-type="float" office:value="54840" calcext:value-type="float">
            <text:p>54840</text:p>
          </table:table-cell>
          <table:table-cell office:value-type="float" office:value="47216" calcext:value-type="float">
            <text:p>47216</text:p>
          </table:table-cell>
          <table:table-cell office:value-type="float" office:value="52395" calcext:value-type="float">
            <text:p>5239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4326" calcext:value-type="float">
            <text:p>44326</text:p>
          </table:table-cell>
          <table:table-cell office:value-type="float" office:value="41489" calcext:value-type="float">
            <text:p>41489</text:p>
          </table:table-cell>
          <table:table-cell office:value-type="float" office:value="45016" calcext:value-type="float">
            <text:p>45016</text:p>
          </table:table-cell>
          <table:table-cell office:value-type="float" office:value="47593" calcext:value-type="float">
            <text:p>47593</text:p>
          </table:table-cell>
          <table:table-cell office:value-type="float" office:value="51578" calcext:value-type="float">
            <text:p>51578</text:p>
          </table:table-cell>
          <table:table-cell office:value-type="float" office:value="47154" calcext:value-type="float">
            <text:p>47154</text:p>
          </table:table-cell>
          <table:table-cell office:value-type="float" office:value="47369" calcext:value-type="float">
            <text:p>47369</text:p>
          </table:table-cell>
          <table:table-cell office:value-type="float" office:value="46863" calcext:value-type="float">
            <text:p>46863</text:p>
          </table:table-cell>
          <table:table-cell office:value-type="float" office:value="55554" calcext:value-type="float">
            <text:p>55554</text:p>
          </table:table-cell>
          <table:table-cell office:value-type="float" office:value="42622" calcext:value-type="float">
            <text:p>42622</text:p>
          </table:table-cell>
          <table:table-cell office:value-type="float" office:value="44813" calcext:value-type="float">
            <text:p>44813</text:p>
          </table:table-cell>
          <table:table-cell office:value-type="float" office:value="48477" calcext:value-type="float">
            <text:p>48477</text:p>
          </table:table-cell>
          <table:table-cell office:value-type="float" office:value="45473" calcext:value-type="float">
            <text:p>45473</text:p>
          </table:table-cell>
          <table:table-cell office:value-type="float" office:value="56910" calcext:value-type="float">
            <text:p>56910</text:p>
          </table:table-cell>
          <table:table-cell office:value-type="float" office:value="49252" calcext:value-type="float">
            <text:p>49252</text:p>
          </table:table-cell>
          <table:table-cell office:value-type="float" office:value="47004" calcext:value-type="float">
            <text:p>47004</text:p>
          </table:table-cell>
          <table:table-cell office:value-type="float" office:value="56049" calcext:value-type="float">
            <text:p>5604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7170" calcext:value-type="float">
            <text:p>47170</text:p>
          </table:table-cell>
          <table:table-cell office:value-type="float" office:value="41346" calcext:value-type="float">
            <text:p>41346</text:p>
          </table:table-cell>
          <table:table-cell office:value-type="float" office:value="45445" calcext:value-type="float">
            <text:p>45445</text:p>
          </table:table-cell>
          <table:table-cell office:value-type="float" office:value="54628" calcext:value-type="float">
            <text:p>54628</text:p>
          </table:table-cell>
          <table:table-cell office:value-type="float" office:value="56085" calcext:value-type="float">
            <text:p>56085</text:p>
          </table:table-cell>
          <table:table-cell office:value-type="float" office:value="50261" calcext:value-type="float">
            <text:p>50261</text:p>
          </table:table-cell>
          <table:table-cell office:value-type="float" office:value="50518" calcext:value-type="float">
            <text:p>50518</text:p>
          </table:table-cell>
          <table:table-cell office:value-type="float" office:value="47980" calcext:value-type="float">
            <text:p>47980</text:p>
          </table:table-cell>
          <table:table-cell office:value-type="float" office:value="66029" calcext:value-type="float">
            <text:p>66029</text:p>
          </table:table-cell>
          <table:table-cell office:value-type="float" office:value="48431" calcext:value-type="float">
            <text:p>48431</text:p>
          </table:table-cell>
          <table:table-cell office:value-type="float" office:value="44947" calcext:value-type="float">
            <text:p>44947</text:p>
          </table:table-cell>
          <table:table-cell office:value-type="float" office:value="53837" calcext:value-type="float">
            <text:p>53837</text:p>
          </table:table-cell>
          <table:table-cell office:value-type="float" office:value="51317" calcext:value-type="float">
            <text:p>51317</text:p>
          </table:table-cell>
          <table:table-cell office:value-type="float" office:value="63981" calcext:value-type="float">
            <text:p>63981</text:p>
          </table:table-cell>
          <table:table-cell office:value-type="float" office:value="57876" calcext:value-type="float">
            <text:p>57876</text:p>
          </table:table-cell>
          <table:table-cell office:value-type="float" office:value="54213" calcext:value-type="float">
            <text:p>54213</text:p>
          </table:table-cell>
          <table:table-cell office:value-type="float" office:value="54152" calcext:value-type="float">
            <text:p>5415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5530" calcext:value-type="float">
            <text:p>45530</text:p>
          </table:table-cell>
          <table:table-cell office:value-type="float" office:value="36824" calcext:value-type="float">
            <text:p>36824</text:p>
          </table:table-cell>
          <table:table-cell office:value-type="float" office:value="44517" calcext:value-type="float">
            <text:p>44517</text:p>
          </table:table-cell>
          <table:table-cell office:value-type="float" office:value="57567" calcext:value-type="float">
            <text:p>57567</text:p>
          </table:table-cell>
          <table:table-cell office:value-type="float" office:value="54670" calcext:value-type="float">
            <text:p>54670</text:p>
          </table:table-cell>
          <table:table-cell office:value-type="float" office:value="53894" calcext:value-type="float">
            <text:p>53894</text:p>
          </table:table-cell>
          <table:table-cell office:value-type="float" office:value="50490" calcext:value-type="float">
            <text:p>50490</text:p>
          </table:table-cell>
          <table:table-cell office:value-type="float" office:value="54583" calcext:value-type="float">
            <text:p>54583</text:p>
          </table:table-cell>
          <table:table-cell office:value-type="float" office:value="67961" calcext:value-type="float">
            <text:p>67961</text:p>
          </table:table-cell>
          <table:table-cell office:value-type="float" office:value="44142" calcext:value-type="float">
            <text:p>44142</text:p>
          </table:table-cell>
          <table:table-cell office:value-type="float" office:value="44820" calcext:value-type="float">
            <text:p>44820</text:p>
          </table:table-cell>
          <table:table-cell office:value-type="float" office:value="55807" calcext:value-type="float">
            <text:p>55807</text:p>
          </table:table-cell>
          <table:table-cell office:value-type="float" office:value="52452" calcext:value-type="float">
            <text:p>52452</text:p>
          </table:table-cell>
          <table:table-cell office:value-type="float" office:value="60077" calcext:value-type="float">
            <text:p>60077</text:p>
          </table:table-cell>
          <table:table-cell office:value-type="float" office:value="58352" calcext:value-type="float">
            <text:p>58352</text:p>
          </table:table-cell>
          <table:table-cell office:value-type="float" office:value="55058" calcext:value-type="float">
            <text:p>55058</text:p>
          </table:table-cell>
          <table:table-cell office:value-type="float" office:value="47590" calcext:value-type="float">
            <text:p>4759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4001" calcext:value-type="float">
            <text:p>44001</text:p>
          </table:table-cell>
          <table:table-cell office:value-type="float" office:value="33923" calcext:value-type="float">
            <text:p>33923</text:p>
          </table:table-cell>
          <table:table-cell office:value-type="float" office:value="41939" calcext:value-type="float">
            <text:p>41939</text:p>
          </table:table-cell>
          <table:table-cell office:value-type="float" office:value="55904" calcext:value-type="float">
            <text:p>55904</text:p>
          </table:table-cell>
          <table:table-cell office:value-type="float" office:value="53334" calcext:value-type="float">
            <text:p>53334</text:p>
          </table:table-cell>
          <table:table-cell office:value-type="float" office:value="50254" calcext:value-type="float">
            <text:p>50254</text:p>
          </table:table-cell>
          <table:table-cell office:value-type="float" office:value="51093" calcext:value-type="float">
            <text:p>51093</text:p>
          </table:table-cell>
          <table:table-cell office:value-type="float" office:value="57259" calcext:value-type="float">
            <text:p>57259</text:p>
          </table:table-cell>
          <table:table-cell office:value-type="float" office:value="63612" calcext:value-type="float">
            <text:p>63612</text:p>
          </table:table-cell>
          <table:table-cell office:value-type="float" office:value="48191" calcext:value-type="float">
            <text:p>48191</text:p>
          </table:table-cell>
          <table:table-cell office:value-type="float" office:value="50946" calcext:value-type="float">
            <text:p>50946</text:p>
          </table:table-cell>
          <table:table-cell office:value-type="float" office:value="58046" calcext:value-type="float">
            <text:p>58046</text:p>
          </table:table-cell>
          <table:table-cell office:value-type="float" office:value="55554" calcext:value-type="float">
            <text:p>55554</text:p>
          </table:table-cell>
          <table:table-cell office:value-type="float" office:value="48346" calcext:value-type="float">
            <text:p>48346</text:p>
          </table:table-cell>
          <table:table-cell office:value-type="float" office:value="57548" calcext:value-type="float">
            <text:p>57548</text:p>
          </table:table-cell>
          <table:table-cell office:value-type="float" office:value="57104" calcext:value-type="float">
            <text:p>57104</text:p>
          </table:table-cell>
          <table:table-cell office:value-type="float" office:value="43925" calcext:value-type="float">
            <text:p>4392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3903" calcext:value-type="float">
            <text:p>43903</text:p>
          </table:table-cell>
          <table:table-cell office:value-type="float" office:value="46558" calcext:value-type="float">
            <text:p>46558</text:p>
          </table:table-cell>
          <table:table-cell office:value-type="float" office:value="48532" calcext:value-type="float">
            <text:p>48532</text:p>
          </table:table-cell>
          <table:table-cell office:value-type="float" office:value="46287" calcext:value-type="float">
            <text:p>46287</text:p>
          </table:table-cell>
          <table:table-cell office:value-type="float" office:value="56428" calcext:value-type="float">
            <text:p>56428</text:p>
          </table:table-cell>
          <table:table-cell office:value-type="float" office:value="50273" calcext:value-type="float">
            <text:p>50273</text:p>
          </table:table-cell>
          <table:table-cell office:value-type="float" office:value="52219" calcext:value-type="float">
            <text:p>52219</text:p>
          </table:table-cell>
          <table:table-cell office:value-type="float" office:value="57691" calcext:value-type="float">
            <text:p>57691</text:p>
          </table:table-cell>
          <table:table-cell office:value-type="float" office:value="63348" calcext:value-type="float">
            <text:p>63348</text:p>
          </table:table-cell>
          <table:table-cell office:value-type="float" office:value="50470" calcext:value-type="float">
            <text:p>50470</text:p>
          </table:table-cell>
          <table:table-cell office:value-type="float" office:value="52285" calcext:value-type="float">
            <text:p>52285</text:p>
          </table:table-cell>
          <table:table-cell office:value-type="float" office:value="59258" calcext:value-type="float">
            <text:p>59258</text:p>
          </table:table-cell>
          <table:table-cell office:value-type="float" office:value="57252" calcext:value-type="float">
            <text:p>57252</text:p>
          </table:table-cell>
          <table:table-cell office:value-type="float" office:value="51527" calcext:value-type="float">
            <text:p>51527</text:p>
          </table:table-cell>
          <table:table-cell office:value-type="float" office:value="56096" calcext:value-type="float">
            <text:p>56096</text:p>
          </table:table-cell>
          <table:table-cell office:value-type="float" office:value="53706" calcext:value-type="float">
            <text:p>53706</text:p>
          </table:table-cell>
          <table:table-cell office:value-type="float" office:value="50693" calcext:value-type="float">
            <text:p>5069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6503" calcext:value-type="float">
            <text:p>46503</text:p>
          </table:table-cell>
          <table:table-cell office:value-type="float" office:value="53216" calcext:value-type="float">
            <text:p>53216</text:p>
          </table:table-cell>
          <table:table-cell office:value-type="float" office:value="56749" calcext:value-type="float">
            <text:p>56749</text:p>
          </table:table-cell>
          <table:table-cell office:value-type="float" office:value="67231" calcext:value-type="float">
            <text:p>67231</text:p>
          </table:table-cell>
          <table:table-cell office:value-type="float" office:value="56829" calcext:value-type="float">
            <text:p>56829</text:p>
          </table:table-cell>
          <table:table-cell office:value-type="float" office:value="58271" calcext:value-type="float">
            <text:p>58271</text:p>
          </table:table-cell>
          <table:table-cell office:value-type="float" office:value="52024" calcext:value-type="float">
            <text:p>52024</text:p>
          </table:table-cell>
          <table:table-cell office:value-type="float" office:value="64142" calcext:value-type="float">
            <text:p>64142</text:p>
          </table:table-cell>
          <table:table-cell office:value-type="float" office:value="67634" calcext:value-type="float">
            <text:p>67634</text:p>
          </table:table-cell>
          <table:table-cell office:value-type="float" office:value="50952" calcext:value-type="float">
            <text:p>50952</text:p>
          </table:table-cell>
          <table:table-cell office:value-type="float" office:value="47325" calcext:value-type="float">
            <text:p>47325</text:p>
          </table:table-cell>
          <table:table-cell office:value-type="float" office:value="60774" calcext:value-type="float">
            <text:p>60774</text:p>
          </table:table-cell>
          <table:table-cell office:value-type="float" office:value="51351" calcext:value-type="float">
            <text:p>51351</text:p>
          </table:table-cell>
          <table:table-cell office:value-type="float" office:value="55483" calcext:value-type="float">
            <text:p>55483</text:p>
          </table:table-cell>
          <table:table-cell office:value-type="float" office:value="55758" calcext:value-type="float">
            <text:p>55758</text:p>
          </table:table-cell>
          <table:table-cell office:value-type="float" office:value="51971" calcext:value-type="float">
            <text:p>51971</text:p>
          </table:table-cell>
          <table:table-cell office:value-type="float" office:value="67025" calcext:value-type="float">
            <text:p>6702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047" calcext:value-type="float">
            <text:p>48047</text:p>
          </table:table-cell>
          <table:table-cell office:value-type="float" office:value="46494" calcext:value-type="float">
            <text:p>46494</text:p>
          </table:table-cell>
          <table:table-cell office:value-type="float" office:value="55395" calcext:value-type="float">
            <text:p>55395</text:p>
          </table:table-cell>
          <table:table-cell office:value-type="float" office:value="57991" calcext:value-type="float">
            <text:p>57991</text:p>
          </table:table-cell>
          <table:table-cell office:value-type="float" office:value="56749" calcext:value-type="float">
            <text:p>56749</text:p>
          </table:table-cell>
          <table:table-cell office:value-type="float" office:value="67684" calcext:value-type="float">
            <text:p>67684</text:p>
          </table:table-cell>
          <table:table-cell office:value-type="float" office:value="61745" calcext:value-type="float">
            <text:p>61745</text:p>
          </table:table-cell>
          <table:table-cell office:value-type="float" office:value="65185" calcext:value-type="float">
            <text:p>65185</text:p>
          </table:table-cell>
          <table:table-cell office:value-type="float" office:value="64465" calcext:value-type="float">
            <text:p>64465</text:p>
          </table:table-cell>
          <table:table-cell office:value-type="float" office:value="62793" calcext:value-type="float">
            <text:p>62793</text:p>
          </table:table-cell>
          <table:table-cell office:value-type="float" office:value="57675" calcext:value-type="float">
            <text:p>57675</text:p>
          </table:table-cell>
          <table:table-cell office:value-type="float" office:value="65749" calcext:value-type="float">
            <text:p>65749</text:p>
          </table:table-cell>
          <table:table-cell office:value-type="float" office:value="54937" calcext:value-type="float">
            <text:p>54937</text:p>
          </table:table-cell>
          <table:table-cell office:value-type="float" office:value="62442" calcext:value-type="float">
            <text:p>62442</text:p>
          </table:table-cell>
          <table:table-cell office:value-type="float" office:value="56907" calcext:value-type="float">
            <text:p>56907</text:p>
          </table:table-cell>
          <table:table-cell office:value-type="float" office:value="56035" calcext:value-type="float">
            <text:p>56035</text:p>
          </table:table-cell>
          <table:table-cell office:value-type="float" office:value="59694" calcext:value-type="float">
            <text:p>5969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1852" calcext:value-type="float">
            <text:p>41852</text:p>
          </table:table-cell>
          <table:table-cell office:value-type="float" office:value="44526" calcext:value-type="float">
            <text:p>44526</text:p>
          </table:table-cell>
          <table:table-cell office:value-type="float" office:value="58150" calcext:value-type="float">
            <text:p>58150</text:p>
          </table:table-cell>
          <table:table-cell office:value-type="float" office:value="47658" calcext:value-type="float">
            <text:p>47658</text:p>
          </table:table-cell>
          <table:table-cell office:value-type="float" office:value="66516" calcext:value-type="float">
            <text:p>66516</text:p>
          </table:table-cell>
          <table:table-cell office:value-type="float" office:value="71858" calcext:value-type="float">
            <text:p>71858</text:p>
          </table:table-cell>
          <table:table-cell office:value-type="float" office:value="64847" calcext:value-type="float">
            <text:p>64847</text:p>
          </table:table-cell>
          <table:table-cell office:value-type="float" office:value="57464" calcext:value-type="float">
            <text:p>57464</text:p>
          </table:table-cell>
          <table:table-cell office:value-type="float" office:value="63095" calcext:value-type="float">
            <text:p>63095</text:p>
          </table:table-cell>
          <table:table-cell office:value-type="float" office:value="64034" calcext:value-type="float">
            <text:p>64034</text:p>
          </table:table-cell>
          <table:table-cell office:value-type="float" office:value="62387" calcext:value-type="float">
            <text:p>62387</text:p>
          </table:table-cell>
          <table:table-cell office:value-type="float" office:value="67141" calcext:value-type="float">
            <text:p>67141</text:p>
          </table:table-cell>
          <table:table-cell office:value-type="float" office:value="64299" calcext:value-type="float">
            <text:p>64299</text:p>
          </table:table-cell>
          <table:table-cell office:value-type="float" office:value="58333" calcext:value-type="float">
            <text:p>58333</text:p>
          </table:table-cell>
          <table:table-cell office:value-type="float" office:value="58494" calcext:value-type="float">
            <text:p>58494</text:p>
          </table:table-cell>
          <table:table-cell office:value-type="float" office:value="58959" calcext:value-type="float">
            <text:p>58959</text:p>
          </table:table-cell>
          <table:table-cell office:value-type="float" office:value="55177" calcext:value-type="float">
            <text:p>5517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8218" calcext:value-type="float">
            <text:p>38218</text:p>
          </table:table-cell>
          <table:table-cell office:value-type="float" office:value="46145" calcext:value-type="float">
            <text:p>46145</text:p>
          </table:table-cell>
          <table:table-cell office:value-type="float" office:value="60732" calcext:value-type="float">
            <text:p>60732</text:p>
          </table:table-cell>
          <table:table-cell office:value-type="float" office:value="48626" calcext:value-type="float">
            <text:p>48626</text:p>
          </table:table-cell>
          <table:table-cell office:value-type="float" office:value="67334" calcext:value-type="float">
            <text:p>67334</text:p>
          </table:table-cell>
          <table:table-cell office:value-type="float" office:value="69989" calcext:value-type="float">
            <text:p>69989</text:p>
          </table:table-cell>
          <table:table-cell office:value-type="float" office:value="64794" calcext:value-type="float">
            <text:p>64794</text:p>
          </table:table-cell>
          <table:table-cell office:value-type="float" office:value="63919" calcext:value-type="float">
            <text:p>63919</text:p>
          </table:table-cell>
          <table:table-cell office:value-type="float" office:value="71011" calcext:value-type="float">
            <text:p>71011</text:p>
          </table:table-cell>
          <table:table-cell office:value-type="float" office:value="62412" calcext:value-type="float">
            <text:p>62412</text:p>
          </table:table-cell>
          <table:table-cell office:value-type="float" office:value="65214" calcext:value-type="float">
            <text:p>65214</text:p>
          </table:table-cell>
          <table:table-cell office:value-type="float" office:value="70066" calcext:value-type="float">
            <text:p>70066</text:p>
          </table:table-cell>
          <table:table-cell office:value-type="float" office:value="69140" calcext:value-type="float">
            <text:p>69140</text:p>
          </table:table-cell>
          <table:table-cell office:value-type="float" office:value="69409" calcext:value-type="float">
            <text:p>69409</text:p>
          </table:table-cell>
          <table:table-cell office:value-type="float" office:value="61969" calcext:value-type="float">
            <text:p>61969</text:p>
          </table:table-cell>
          <table:table-cell office:value-type="float" office:value="53400" calcext:value-type="float">
            <text:p>53400</text:p>
          </table:table-cell>
          <table:table-cell office:value-type="float" office:value="65306" calcext:value-type="float">
            <text:p>6530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9764" calcext:value-type="float">
            <text:p>39764</text:p>
          </table:table-cell>
          <table:table-cell office:value-type="float" office:value="42962" calcext:value-type="float">
            <text:p>42962</text:p>
          </table:table-cell>
          <table:table-cell office:value-type="float" office:value="58806" calcext:value-type="float">
            <text:p>58806</text:p>
          </table:table-cell>
          <table:table-cell office:value-type="float" office:value="50405" calcext:value-type="float">
            <text:p>50405</text:p>
          </table:table-cell>
          <table:table-cell office:value-type="float" office:value="54861" calcext:value-type="float">
            <text:p>54861</text:p>
          </table:table-cell>
          <table:table-cell office:value-type="float" office:value="68199" calcext:value-type="float">
            <text:p>68199</text:p>
          </table:table-cell>
          <table:table-cell office:value-type="float" office:value="62869" calcext:value-type="float">
            <text:p>62869</text:p>
          </table:table-cell>
          <table:table-cell office:value-type="float" office:value="57868" calcext:value-type="float">
            <text:p>57868</text:p>
          </table:table-cell>
          <table:table-cell office:value-type="float" office:value="60245" calcext:value-type="float">
            <text:p>60245</text:p>
          </table:table-cell>
          <table:table-cell office:value-type="float" office:value="64267" calcext:value-type="float">
            <text:p>64267</text:p>
          </table:table-cell>
          <table:table-cell office:value-type="float" office:value="75625" calcext:value-type="float">
            <text:p>75625</text:p>
          </table:table-cell>
          <table:table-cell office:value-type="float" office:value="62867" calcext:value-type="float">
            <text:p>62867</text:p>
          </table:table-cell>
          <table:table-cell office:value-type="float" office:value="60272" calcext:value-type="float">
            <text:p>60272</text:p>
          </table:table-cell>
          <table:table-cell office:value-type="float" office:value="89160" calcext:value-type="float">
            <text:p>89160</text:p>
          </table:table-cell>
          <table:table-cell office:value-type="float" office:value="57481" calcext:value-type="float">
            <text:p>57481</text:p>
          </table:table-cell>
          <table:table-cell office:value-type="float" office:value="47159" calcext:value-type="float">
            <text:p>47159</text:p>
          </table:table-cell>
          <table:table-cell office:value-type="float" office:value="67518" calcext:value-type="float">
            <text:p>6751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0797" calcext:value-type="float">
            <text:p>40797</text:p>
          </table:table-cell>
          <table:table-cell office:value-type="float" office:value="49462" calcext:value-type="float">
            <text:p>49462</text:p>
          </table:table-cell>
          <table:table-cell office:value-type="float" office:value="81659" calcext:value-type="float">
            <text:p>81659</text:p>
          </table:table-cell>
          <table:table-cell office:value-type="float" office:value="56922" calcext:value-type="float">
            <text:p>56922</text:p>
          </table:table-cell>
          <table:table-cell office:value-type="float" office:value="70453" calcext:value-type="float">
            <text:p>70453</text:p>
          </table:table-cell>
          <table:table-cell office:value-type="float" office:value="77892" calcext:value-type="float">
            <text:p>77892</text:p>
          </table:table-cell>
          <table:table-cell office:value-type="float" office:value="75989" calcext:value-type="float">
            <text:p>75989</text:p>
          </table:table-cell>
          <table:table-cell office:value-type="float" office:value="78351" calcext:value-type="float">
            <text:p>78351</text:p>
          </table:table-cell>
          <table:table-cell office:value-type="float" office:value="70963" calcext:value-type="float">
            <text:p>70963</text:p>
          </table:table-cell>
          <table:table-cell office:value-type="float" office:value="71327" calcext:value-type="float">
            <text:p>71327</text:p>
          </table:table-cell>
          <table:table-cell office:value-type="float" office:value="79392" calcext:value-type="float">
            <text:p>79392</text:p>
          </table:table-cell>
          <table:table-cell office:value-type="float" office:value="74444" calcext:value-type="float">
            <text:p>74444</text:p>
          </table:table-cell>
          <table:table-cell office:value-type="float" office:value="74861" calcext:value-type="float">
            <text:p>74861</text:p>
          </table:table-cell>
          <table:table-cell office:value-type="float" office:value="66379" calcext:value-type="float">
            <text:p>66379</text:p>
          </table:table-cell>
          <table:table-cell office:value-type="float" office:value="66006" calcext:value-type="float">
            <text:p>66006</text:p>
          </table:table-cell>
          <table:table-cell office:value-type="float" office:value="60812" calcext:value-type="float">
            <text:p>60812</text:p>
          </table:table-cell>
          <table:table-cell office:value-type="float" office:value="58556" calcext:value-type="float">
            <text:p>5855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48397" calcext:value-type="float">
            <text:p>48397</text:p>
          </table:table-cell>
          <table:table-cell office:value-type="float" office:value="67054" calcext:value-type="float">
            <text:p>67054</text:p>
          </table:table-cell>
          <table:table-cell office:value-type="float" office:value="102022" calcext:value-type="float">
            <text:p>102022</text:p>
          </table:table-cell>
          <table:table-cell office:value-type="float" office:value="64140" calcext:value-type="float">
            <text:p>64140</text:p>
          </table:table-cell>
          <table:table-cell office:value-type="float" office:value="77872" calcext:value-type="float">
            <text:p>77872</text:p>
          </table:table-cell>
          <table:table-cell office:value-type="float" office:value="95239" calcext:value-type="float">
            <text:p>95239</text:p>
          </table:table-cell>
          <table:table-cell office:value-type="float" office:value="84654" calcext:value-type="float">
            <text:p>84654</text:p>
          </table:table-cell>
          <table:table-cell office:value-type="float" office:value="98392" calcext:value-type="float">
            <text:p>98392</text:p>
          </table:table-cell>
          <table:table-cell office:value-type="float" office:value="97290" calcext:value-type="float">
            <text:p>97290</text:p>
          </table:table-cell>
          <table:table-cell office:value-type="float" office:value="91164" calcext:value-type="float">
            <text:p>91164</text:p>
          </table:table-cell>
          <table:table-cell office:value-type="float" office:value="92927" calcext:value-type="float">
            <text:p>92927</text:p>
          </table:table-cell>
          <table:table-cell office:value-type="float" office:value="94131" calcext:value-type="float">
            <text:p>94131</text:p>
          </table:table-cell>
          <table:table-cell office:value-type="float" office:value="89203" calcext:value-type="float">
            <text:p>89203</text:p>
          </table:table-cell>
          <table:table-cell office:value-type="float" office:value="81361" calcext:value-type="float">
            <text:p>81361</text:p>
          </table:table-cell>
          <table:table-cell office:value-type="float" office:value="88087" calcext:value-type="float">
            <text:p>88087</text:p>
          </table:table-cell>
          <table:table-cell office:value-type="float" office:value="76991" calcext:value-type="float">
            <text:p>76991</text:p>
          </table:table-cell>
          <table:table-cell office:value-type="float" office:value="74252" calcext:value-type="float">
            <text:p>7425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8489" calcext:value-type="float">
            <text:p>38489</text:p>
          </table:table-cell>
          <table:table-cell office:value-type="float" office:value="61987" calcext:value-type="float">
            <text:p>61987</text:p>
          </table:table-cell>
          <table:table-cell office:value-type="float" office:value="70149" calcext:value-type="float">
            <text:p>70149</text:p>
          </table:table-cell>
          <table:table-cell office:value-type="float" office:value="47755" calcext:value-type="float">
            <text:p>47755</text:p>
          </table:table-cell>
          <table:table-cell office:value-type="float" office:value="60969" calcext:value-type="float">
            <text:p>60969</text:p>
          </table:table-cell>
          <table:table-cell office:value-type="float" office:value="79966" calcext:value-type="float">
            <text:p>79966</text:p>
          </table:table-cell>
          <table:table-cell office:value-type="float" office:value="74626" calcext:value-type="float">
            <text:p>74626</text:p>
          </table:table-cell>
          <table:table-cell office:value-type="float" office:value="78835" calcext:value-type="float">
            <text:p>78835</text:p>
          </table:table-cell>
          <table:table-cell office:value-type="float" office:value="78454" calcext:value-type="float">
            <text:p>78454</text:p>
          </table:table-cell>
          <table:table-cell office:value-type="float" office:value="80166" calcext:value-type="float">
            <text:p>80166</text:p>
          </table:table-cell>
          <table:table-cell office:value-type="float" office:value="70239" calcext:value-type="float">
            <text:p>70239</text:p>
          </table:table-cell>
          <table:table-cell office:value-type="float" office:value="82684" calcext:value-type="float">
            <text:p>82684</text:p>
          </table:table-cell>
          <table:table-cell office:value-type="float" office:value="77694" calcext:value-type="float">
            <text:p>77694</text:p>
          </table:table-cell>
          <table:table-cell office:value-type="float" office:value="79915" calcext:value-type="float">
            <text:p>79915</text:p>
          </table:table-cell>
          <table:table-cell office:value-type="float" office:value="78507" calcext:value-type="float">
            <text:p>78507</text:p>
          </table:table-cell>
          <table:table-cell office:value-type="float" office:value="77853" calcext:value-type="float">
            <text:p>77853</text:p>
          </table:table-cell>
          <table:table-cell office:value-type="float" office:value="58788" calcext:value-type="float">
            <text:p>5878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1917" calcext:value-type="float">
            <text:p>41917</text:p>
          </table:table-cell>
          <table:table-cell office:value-type="float" office:value="54782" calcext:value-type="float">
            <text:p>54782</text:p>
          </table:table-cell>
          <table:table-cell office:value-type="float" office:value="66070" calcext:value-type="float">
            <text:p>66070</text:p>
          </table:table-cell>
          <table:table-cell office:value-type="float" office:value="52860" calcext:value-type="float">
            <text:p>52860</text:p>
          </table:table-cell>
          <table:table-cell office:value-type="float" office:value="67547" calcext:value-type="float">
            <text:p>67547</text:p>
          </table:table-cell>
          <table:table-cell office:value-type="float" office:value="76567" calcext:value-type="float">
            <text:p>76567</text:p>
          </table:table-cell>
          <table:table-cell office:value-type="float" office:value="69321" calcext:value-type="float">
            <text:p>69321</text:p>
          </table:table-cell>
          <table:table-cell office:value-type="float" office:value="75851" calcext:value-type="float">
            <text:p>75851</text:p>
          </table:table-cell>
          <table:table-cell office:value-type="float" office:value="72063" calcext:value-type="float">
            <text:p>72063</text:p>
          </table:table-cell>
          <table:table-cell office:value-type="float" office:value="83736" calcext:value-type="float">
            <text:p>83736</text:p>
          </table:table-cell>
          <table:table-cell office:value-type="float" office:value="75717" calcext:value-type="float">
            <text:p>75717</text:p>
          </table:table-cell>
          <table:table-cell office:value-type="float" office:value="72407" calcext:value-type="float">
            <text:p>72407</text:p>
          </table:table-cell>
          <table:table-cell office:value-type="float" office:value="84174" calcext:value-type="float">
            <text:p>84174</text:p>
          </table:table-cell>
          <table:table-cell office:value-type="float" office:value="79842" calcext:value-type="float">
            <text:p>79842</text:p>
          </table:table-cell>
          <table:table-cell office:value-type="float" office:value="79939" calcext:value-type="float">
            <text:p>79939</text:p>
          </table:table-cell>
          <table:table-cell office:value-type="float" office:value="73100" calcext:value-type="float">
            <text:p>73100</text:p>
          </table:table-cell>
          <table:table-cell office:value-type="float" office:value="76292" calcext:value-type="float">
            <text:p>7629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2404" calcext:value-type="float">
            <text:p>52404</text:p>
          </table:table-cell>
          <table:table-cell office:value-type="float" office:value="95665" calcext:value-type="float">
            <text:p>95665</text:p>
          </table:table-cell>
          <table:table-cell office:value-type="float" office:value="92998" calcext:value-type="float">
            <text:p>92998</text:p>
          </table:table-cell>
          <table:table-cell office:value-type="float" office:value="56103" calcext:value-type="float">
            <text:p>56103</text:p>
          </table:table-cell>
          <table:table-cell office:value-type="float" office:value="100964" calcext:value-type="float">
            <text:p>100964</text:p>
          </table:table-cell>
          <table:table-cell office:value-type="float" office:value="116535" calcext:value-type="float">
            <text:p>116535</text:p>
          </table:table-cell>
          <table:table-cell office:value-type="float" office:value="93815" calcext:value-type="float">
            <text:p>93815</text:p>
          </table:table-cell>
          <table:table-cell office:value-type="float" office:value="109045" calcext:value-type="float">
            <text:p>109045</text:p>
          </table:table-cell>
          <table:table-cell office:value-type="float" office:value="98649" calcext:value-type="float">
            <text:p>98649</text:p>
          </table:table-cell>
          <table:table-cell office:value-type="float" office:value="107262" calcext:value-type="float">
            <text:p>107262</text:p>
          </table:table-cell>
          <table:table-cell office:value-type="float" office:value="77473" calcext:value-type="float">
            <text:p>77473</text:p>
          </table:table-cell>
          <table:table-cell office:value-type="float" office:value="83082" calcext:value-type="float">
            <text:p>83082</text:p>
          </table:table-cell>
          <table:table-cell office:value-type="float" office:value="92388" calcext:value-type="float">
            <text:p>92388</text:p>
          </table:table-cell>
          <table:table-cell office:value-type="float" office:value="121368" calcext:value-type="float">
            <text:p>121368</text:p>
          </table:table-cell>
          <table:table-cell office:value-type="float" office:value="85580" calcext:value-type="float">
            <text:p>85580</text:p>
          </table:table-cell>
          <table:table-cell office:value-type="float" office:value="75807" calcext:value-type="float">
            <text:p>75807</text:p>
          </table:table-cell>
          <table:table-cell office:value-type="float" office:value="83138" calcext:value-type="float">
            <text:p>8313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8604" calcext:value-type="float">
            <text:p>48604</text:p>
          </table:table-cell>
          <table:table-cell office:value-type="float" office:value="65581" calcext:value-type="float">
            <text:p>65581</text:p>
          </table:table-cell>
          <table:table-cell office:value-type="float" office:value="68705" calcext:value-type="float">
            <text:p>68705</text:p>
          </table:table-cell>
          <table:table-cell office:value-type="float" office:value="66108" calcext:value-type="float">
            <text:p>66108</text:p>
          </table:table-cell>
          <table:table-cell office:value-type="float" office:value="83479" calcext:value-type="float">
            <text:p>83479</text:p>
          </table:table-cell>
          <table:table-cell office:value-type="float" office:value="77836" calcext:value-type="float">
            <text:p>77836</text:p>
          </table:table-cell>
          <table:table-cell office:value-type="float" office:value="66606" calcext:value-type="float">
            <text:p>66606</text:p>
          </table:table-cell>
          <table:table-cell office:value-type="float" office:value="78785" calcext:value-type="float">
            <text:p>78785</text:p>
          </table:table-cell>
          <table:table-cell office:value-type="float" office:value="75422" calcext:value-type="float">
            <text:p>75422</text:p>
          </table:table-cell>
          <table:table-cell office:value-type="float" office:value="78590" calcext:value-type="float">
            <text:p>78590</text:p>
          </table:table-cell>
          <table:table-cell office:value-type="float" office:value="66342" calcext:value-type="float">
            <text:p>66342</text:p>
          </table:table-cell>
          <table:table-cell office:value-type="float" office:value="85628" calcext:value-type="float">
            <text:p>85628</text:p>
          </table:table-cell>
          <table:table-cell office:value-type="float" office:value="75349" calcext:value-type="float">
            <text:p>75349</text:p>
          </table:table-cell>
          <table:table-cell office:value-type="float" office:value="68177" calcext:value-type="float">
            <text:p>68177</text:p>
          </table:table-cell>
          <table:table-cell office:value-type="float" office:value="73047" calcext:value-type="float">
            <text:p>73047</text:p>
          </table:table-cell>
          <table:table-cell office:value-type="float" office:value="79615" calcext:value-type="float">
            <text:p>79615</text:p>
          </table:table-cell>
          <table:table-cell office:value-type="float" office:value="58783" calcext:value-type="float">
            <text:p>5878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8244" calcext:value-type="float">
            <text:p>48244</text:p>
          </table:table-cell>
          <table:table-cell office:value-type="float" office:value="71381" calcext:value-type="float">
            <text:p>71381</text:p>
          </table:table-cell>
          <table:table-cell office:value-type="float" office:value="64990" calcext:value-type="float">
            <text:p>64990</text:p>
          </table:table-cell>
          <table:table-cell office:value-type="float" office:value="42089" calcext:value-type="float">
            <text:p>42089</text:p>
          </table:table-cell>
          <table:table-cell office:value-type="float" office:value="78236" calcext:value-type="float">
            <text:p>78236</text:p>
          </table:table-cell>
          <table:table-cell office:value-type="float" office:value="88751" calcext:value-type="float">
            <text:p>88751</text:p>
          </table:table-cell>
          <table:table-cell office:value-type="float" office:value="84360" calcext:value-type="float">
            <text:p>84360</text:p>
          </table:table-cell>
          <table:table-cell office:value-type="float" office:value="72976" calcext:value-type="float">
            <text:p>72976</text:p>
          </table:table-cell>
          <table:table-cell office:value-type="float" office:value="69081" calcext:value-type="float">
            <text:p>69081</text:p>
          </table:table-cell>
          <table:table-cell office:value-type="float" office:value="76922" calcext:value-type="float">
            <text:p>76922</text:p>
          </table:table-cell>
          <table:table-cell office:value-type="float" office:value="79444" calcext:value-type="float">
            <text:p>79444</text:p>
          </table:table-cell>
          <table:table-cell office:value-type="float" office:value="73147" calcext:value-type="float">
            <text:p>73147</text:p>
          </table:table-cell>
          <table:table-cell office:value-type="float" office:value="82153" calcext:value-type="float">
            <text:p>82153</text:p>
          </table:table-cell>
          <table:table-cell office:value-type="float" office:value="95000" calcext:value-type="float">
            <text:p>95000</text:p>
          </table:table-cell>
          <table:table-cell office:value-type="float" office:value="68499" calcext:value-type="float">
            <text:p>68499</text:p>
          </table:table-cell>
          <table:table-cell office:value-type="float" office:value="64079" calcext:value-type="float">
            <text:p>64079</text:p>
          </table:table-cell>
          <table:table-cell office:value-type="float" office:value="72524" calcext:value-type="float">
            <text:p>7252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73829" calcext:value-type="float">
            <text:p>73829</text:p>
          </table:table-cell>
          <table:table-cell office:value-type="float" office:value="63624" calcext:value-type="float">
            <text:p>63624</text:p>
          </table:table-cell>
          <table:table-cell office:value-type="float" office:value="67276" calcext:value-type="float">
            <text:p>67276</text:p>
          </table:table-cell>
          <table:table-cell office:value-type="float" office:value="36732" calcext:value-type="float">
            <text:p>36732</text:p>
          </table:table-cell>
          <table:table-cell office:value-type="float" office:value="85477" calcext:value-type="float">
            <text:p>85477</text:p>
          </table:table-cell>
          <table:table-cell office:value-type="float" office:value="76384" calcext:value-type="float">
            <text:p>76384</text:p>
          </table:table-cell>
          <table:table-cell office:value-type="float" office:value="97158" calcext:value-type="float">
            <text:p>97158</text:p>
          </table:table-cell>
          <table:table-cell office:value-type="float" office:value="66141" calcext:value-type="float">
            <text:p>66141</text:p>
          </table:table-cell>
          <table:table-cell office:value-type="float" office:value="63287" calcext:value-type="float">
            <text:p>63287</text:p>
          </table:table-cell>
          <table:table-cell office:value-type="float" office:value="85557" calcext:value-type="float">
            <text:p>85557</text:p>
          </table:table-cell>
          <table:table-cell office:value-type="float" office:value="88776" calcext:value-type="float">
            <text:p>88776</text:p>
          </table:table-cell>
          <table:table-cell office:value-type="float" office:value="77428" calcext:value-type="float">
            <text:p>77428</text:p>
          </table:table-cell>
          <table:table-cell office:value-type="float" office:value="72815" calcext:value-type="float">
            <text:p>72815</text:p>
          </table:table-cell>
          <table:table-cell office:value-type="float" office:value="71075" calcext:value-type="float">
            <text:p>71075</text:p>
          </table:table-cell>
          <table:table-cell office:value-type="float" office:value="64475" calcext:value-type="float">
            <text:p>64475</text:p>
          </table:table-cell>
          <table:table-cell office:value-type="float" office:value="63067" calcext:value-type="float">
            <text:p>63067</text:p>
          </table:table-cell>
          <table:table-cell office:value-type="float" office:value="68059" calcext:value-type="float">
            <text:p>6805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0717" calcext:value-type="float">
            <text:p>60717</text:p>
          </table:table-cell>
          <table:table-cell office:value-type="float" office:value="53583" calcext:value-type="float">
            <text:p>53583</text:p>
          </table:table-cell>
          <table:table-cell office:value-type="float" office:value="57629" calcext:value-type="float">
            <text:p>57629</text:p>
          </table:table-cell>
          <table:table-cell office:value-type="float" office:value="44518" calcext:value-type="float">
            <text:p>44518</text:p>
          </table:table-cell>
          <table:table-cell office:value-type="float" office:value="58047" calcext:value-type="float">
            <text:p>58047</text:p>
          </table:table-cell>
          <table:table-cell office:value-type="float" office:value="70382" calcext:value-type="float">
            <text:p>70382</text:p>
          </table:table-cell>
          <table:table-cell office:value-type="float" office:value="79899" calcext:value-type="float">
            <text:p>79899</text:p>
          </table:table-cell>
          <table:table-cell office:value-type="float" office:value="58985" calcext:value-type="float">
            <text:p>58985</text:p>
          </table:table-cell>
          <table:table-cell office:value-type="float" office:value="57443" calcext:value-type="float">
            <text:p>57443</text:p>
          </table:table-cell>
          <table:table-cell office:value-type="float" office:value="71113" calcext:value-type="float">
            <text:p>71113</text:p>
          </table:table-cell>
          <table:table-cell office:value-type="float" office:value="89599" calcext:value-type="float">
            <text:p>89599</text:p>
          </table:table-cell>
          <table:table-cell office:value-type="float" office:value="67898" calcext:value-type="float">
            <text:p>67898</text:p>
          </table:table-cell>
          <table:table-cell office:value-type="float" office:value="67751" calcext:value-type="float">
            <text:p>67751</text:p>
          </table:table-cell>
          <table:table-cell office:value-type="float" office:value="84407" calcext:value-type="float">
            <text:p>84407</text:p>
          </table:table-cell>
          <table:table-cell office:value-type="float" office:value="83284" calcext:value-type="float">
            <text:p>83284</text:p>
          </table:table-cell>
          <table:table-cell office:value-type="float" office:value="67847" calcext:value-type="float">
            <text:p>67847</text:p>
          </table:table-cell>
          <table:table-cell office:value-type="float" office:value="69534" calcext:value-type="float">
            <text:p>6953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1096" calcext:value-type="float">
            <text:p>51096</text:p>
          </table:table-cell>
          <table:table-cell office:value-type="float" office:value="44080" calcext:value-type="float">
            <text:p>44080</text:p>
          </table:table-cell>
          <table:table-cell office:value-type="float" office:value="38973" calcext:value-type="float">
            <text:p>38973</text:p>
          </table:table-cell>
          <table:table-cell office:value-type="float" office:value="36255" calcext:value-type="float">
            <text:p>36255</text:p>
          </table:table-cell>
          <table:table-cell office:value-type="float" office:value="54907" calcext:value-type="float">
            <text:p>54907</text:p>
          </table:table-cell>
          <table:table-cell office:value-type="float" office:value="60452" calcext:value-type="float">
            <text:p>60452</text:p>
          </table:table-cell>
          <table:table-cell office:value-type="float" office:value="60662" calcext:value-type="float">
            <text:p>60662</text:p>
          </table:table-cell>
          <table:table-cell office:value-type="float" office:value="45033" calcext:value-type="float">
            <text:p>45033</text:p>
          </table:table-cell>
          <table:table-cell office:value-type="float" office:value="47747" calcext:value-type="float">
            <text:p>47747</text:p>
          </table:table-cell>
          <table:table-cell office:value-type="float" office:value="57221" calcext:value-type="float">
            <text:p>57221</text:p>
          </table:table-cell>
          <table:table-cell office:value-type="float" office:value="71970" calcext:value-type="float">
            <text:p>71970</text:p>
          </table:table-cell>
          <table:table-cell office:value-type="float" office:value="60803" calcext:value-type="float">
            <text:p>60803</text:p>
          </table:table-cell>
          <table:table-cell office:value-type="float" office:value="58868" calcext:value-type="float">
            <text:p>58868</text:p>
          </table:table-cell>
          <table:table-cell office:value-type="float" office:value="80263" calcext:value-type="float">
            <text:p>80263</text:p>
          </table:table-cell>
          <table:table-cell office:value-type="float" office:value="73878" calcext:value-type="float">
            <text:p>73878</text:p>
          </table:table-cell>
          <table:table-cell office:value-type="float" office:value="69157" calcext:value-type="float">
            <text:p>69157</text:p>
          </table:table-cell>
          <table:table-cell office:value-type="float" office:value="60428" calcext:value-type="float">
            <text:p>6042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0196" calcext:value-type="float">
            <text:p>90196</text:p>
          </table:table-cell>
          <table:table-cell office:value-type="float" office:value="51866" calcext:value-type="float">
            <text:p>51866</text:p>
          </table:table-cell>
          <table:table-cell office:value-type="float" office:value="62485" calcext:value-type="float">
            <text:p>62485</text:p>
          </table:table-cell>
          <table:table-cell office:value-type="float" office:value="44755" calcext:value-type="float">
            <text:p>44755</text:p>
          </table:table-cell>
          <table:table-cell office:value-type="float" office:value="77240" calcext:value-type="float">
            <text:p>77240</text:p>
          </table:table-cell>
          <table:table-cell office:value-type="float" office:value="81419" calcext:value-type="float">
            <text:p>81419</text:p>
          </table:table-cell>
          <table:table-cell office:value-type="float" office:value="90213" calcext:value-type="float">
            <text:p>90213</text:p>
          </table:table-cell>
          <table:table-cell office:value-type="float" office:value="77661" calcext:value-type="float">
            <text:p>77661</text:p>
          </table:table-cell>
          <table:table-cell office:value-type="float" office:value="71941" calcext:value-type="float">
            <text:p>71941</text:p>
          </table:table-cell>
          <table:table-cell office:value-type="float" office:value="78451" calcext:value-type="float">
            <text:p>78451</text:p>
          </table:table-cell>
          <table:table-cell office:value-type="float" office:value="103150" calcext:value-type="float">
            <text:p>103150</text:p>
          </table:table-cell>
          <table:table-cell office:value-type="float" office:value="89801" calcext:value-type="float">
            <text:p>89801</text:p>
          </table:table-cell>
          <table:table-cell office:value-type="float" office:value="86847" calcext:value-type="float">
            <text:p>86847</text:p>
          </table:table-cell>
          <table:table-cell office:value-type="float" office:value="114099" calcext:value-type="float">
            <text:p>114099</text:p>
          </table:table-cell>
          <table:table-cell office:value-type="float" office:value="68282" calcext:value-type="float">
            <text:p>68282</text:p>
          </table:table-cell>
          <table:table-cell office:value-type="float" office:value="61011" calcext:value-type="float">
            <text:p>61011</text:p>
          </table:table-cell>
          <table:table-cell office:value-type="float" office:value="83787" calcext:value-type="float">
            <text:p>8378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1215" calcext:value-type="float">
            <text:p>91215</text:p>
          </table:table-cell>
          <table:table-cell office:value-type="float" office:value="72920" calcext:value-type="float">
            <text:p>72920</text:p>
          </table:table-cell>
          <table:table-cell office:value-type="float" office:value="83617" calcext:value-type="float">
            <text:p>83617</text:p>
          </table:table-cell>
          <table:table-cell office:value-type="float" office:value="52840" calcext:value-type="float">
            <text:p>52840</text:p>
          </table:table-cell>
          <table:table-cell office:value-type="float" office:value="96754" calcext:value-type="float">
            <text:p>96754</text:p>
          </table:table-cell>
          <table:table-cell office:value-type="float" office:value="106877" calcext:value-type="float">
            <text:p>106877</text:p>
          </table:table-cell>
          <table:table-cell office:value-type="float" office:value="121608" calcext:value-type="float">
            <text:p>121608</text:p>
          </table:table-cell>
          <table:table-cell office:value-type="float" office:value="109355" calcext:value-type="float">
            <text:p>109355</text:p>
          </table:table-cell>
          <table:table-cell office:value-type="float" office:value="96097" calcext:value-type="float">
            <text:p>96097</text:p>
          </table:table-cell>
          <table:table-cell office:value-type="float" office:value="130488" calcext:value-type="float">
            <text:p>130488</text:p>
          </table:table-cell>
          <table:table-cell office:value-type="float" office:value="109342" calcext:value-type="float">
            <text:p>109342</text:p>
          </table:table-cell>
          <table:table-cell office:value-type="float" office:value="119032" calcext:value-type="float">
            <text:p>119032</text:p>
          </table:table-cell>
          <table:table-cell office:value-type="float" office:value="122228" calcext:value-type="float">
            <text:p>122228</text:p>
          </table:table-cell>
          <table:table-cell office:value-type="float" office:value="133340" calcext:value-type="float">
            <text:p>133340</text:p>
          </table:table-cell>
          <table:table-cell office:value-type="float" office:value="118207" calcext:value-type="float">
            <text:p>118207</text:p>
          </table:table-cell>
          <table:table-cell office:value-type="float" office:value="109776" calcext:value-type="float">
            <text:p>109776</text:p>
          </table:table-cell>
          <table:table-cell office:value-type="float" office:value="81867" calcext:value-type="float">
            <text:p>8186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72803" calcext:value-type="float">
            <text:p>72803</text:p>
          </table:table-cell>
          <table:table-cell office:value-type="float" office:value="65986" calcext:value-type="float">
            <text:p>65986</text:p>
          </table:table-cell>
          <table:table-cell office:value-type="float" office:value="70488" calcext:value-type="float">
            <text:p>70488</text:p>
          </table:table-cell>
          <table:table-cell office:value-type="float" office:value="48372" calcext:value-type="float">
            <text:p>48372</text:p>
          </table:table-cell>
          <table:table-cell office:value-type="float" office:value="95444" calcext:value-type="float">
            <text:p>95444</text:p>
          </table:table-cell>
          <table:table-cell office:value-type="float" office:value="93351" calcext:value-type="float">
            <text:p>93351</text:p>
          </table:table-cell>
          <table:table-cell office:value-type="float" office:value="86996" calcext:value-type="float">
            <text:p>86996</text:p>
          </table:table-cell>
          <table:table-cell office:value-type="float" office:value="99240" calcext:value-type="float">
            <text:p>99240</text:p>
          </table:table-cell>
          <table:table-cell office:value-type="float" office:value="100178" calcext:value-type="float">
            <text:p>100178</text:p>
          </table:table-cell>
          <table:table-cell office:value-type="float" office:value="99226" calcext:value-type="float">
            <text:p>99226</text:p>
          </table:table-cell>
          <table:table-cell office:value-type="float" office:value="106841" calcext:value-type="float">
            <text:p>106841</text:p>
          </table:table-cell>
          <table:table-cell office:value-type="float" office:value="140291" calcext:value-type="float">
            <text:p>140291</text:p>
          </table:table-cell>
          <table:table-cell office:value-type="float" office:value="138533" calcext:value-type="float">
            <text:p>138533</text:p>
          </table:table-cell>
          <table:table-cell office:value-type="float" office:value="78283" calcext:value-type="float">
            <text:p>78283</text:p>
          </table:table-cell>
          <table:table-cell office:value-type="float" office:value="133449" calcext:value-type="float">
            <text:p>133449</text:p>
          </table:table-cell>
          <table:table-cell office:value-type="float" office:value="148154" calcext:value-type="float">
            <text:p>148154</text:p>
          </table:table-cell>
          <table:table-cell office:value-type="float" office:value="71719" calcext:value-type="float">
            <text:p>7171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3321" calcext:value-type="float">
            <text:p>63321</text:p>
          </table:table-cell>
          <table:table-cell office:value-type="float" office:value="56786" calcext:value-type="float">
            <text:p>56786</text:p>
          </table:table-cell>
          <table:table-cell office:value-type="float" office:value="51554" calcext:value-type="float">
            <text:p>51554</text:p>
          </table:table-cell>
          <table:table-cell office:value-type="float" office:value="47277" calcext:value-type="float">
            <text:p>47277</text:p>
          </table:table-cell>
          <table:table-cell office:value-type="float" office:value="57573" calcext:value-type="float">
            <text:p>57573</text:p>
          </table:table-cell>
          <table:table-cell office:value-type="float" office:value="58792" calcext:value-type="float">
            <text:p>58792</text:p>
          </table:table-cell>
          <table:table-cell office:value-type="float" office:value="64321" calcext:value-type="float">
            <text:p>64321</text:p>
          </table:table-cell>
          <table:table-cell office:value-type="float" office:value="52387" calcext:value-type="float">
            <text:p>52387</text:p>
          </table:table-cell>
          <table:table-cell office:value-type="float" office:value="51724" calcext:value-type="float">
            <text:p>51724</text:p>
          </table:table-cell>
          <table:table-cell office:value-type="float" office:value="64801" calcext:value-type="float">
            <text:p>64801</text:p>
          </table:table-cell>
          <table:table-cell office:value-type="float" office:value="76922" calcext:value-type="float">
            <text:p>76922</text:p>
          </table:table-cell>
          <table:table-cell office:value-type="float" office:value="54359" calcext:value-type="float">
            <text:p>54359</text:p>
          </table:table-cell>
          <table:table-cell office:value-type="float" office:value="58028" calcext:value-type="float">
            <text:p>58028</text:p>
          </table:table-cell>
          <table:table-cell office:value-type="float" office:value="90263" calcext:value-type="float">
            <text:p>90263</text:p>
          </table:table-cell>
          <table:table-cell office:value-type="float" office:value="56240" calcext:value-type="float">
            <text:p>56240</text:p>
          </table:table-cell>
          <table:table-cell office:value-type="float" office:value="56299" calcext:value-type="float">
            <text:p>56299</text:p>
          </table:table-cell>
          <table:table-cell office:value-type="float" office:value="62952" calcext:value-type="float">
            <text:p>6295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73159" calcext:value-type="float">
            <text:p>73159</text:p>
          </table:table-cell>
          <table:table-cell office:value-type="float" office:value="90040" calcext:value-type="float">
            <text:p>90040</text:p>
          </table:table-cell>
          <table:table-cell office:value-type="float" office:value="56762" calcext:value-type="float">
            <text:p>56762</text:p>
          </table:table-cell>
          <table:table-cell office:value-type="float" office:value="44041" calcext:value-type="float">
            <text:p>44041</text:p>
          </table:table-cell>
          <table:table-cell office:value-type="float" office:value="62563" calcext:value-type="float">
            <text:p>62563</text:p>
          </table:table-cell>
          <table:table-cell office:value-type="float" office:value="71654" calcext:value-type="float">
            <text:p>71654</text:p>
          </table:table-cell>
          <table:table-cell office:value-type="float" office:value="69205" calcext:value-type="float">
            <text:p>69205</text:p>
          </table:table-cell>
          <table:table-cell office:value-type="float" office:value="56554" calcext:value-type="float">
            <text:p>56554</text:p>
          </table:table-cell>
          <table:table-cell office:value-type="float" office:value="55803" calcext:value-type="float">
            <text:p>55803</text:p>
          </table:table-cell>
          <table:table-cell office:value-type="float" office:value="71664" calcext:value-type="float">
            <text:p>71664</text:p>
          </table:table-cell>
          <table:table-cell office:value-type="float" office:value="75970" calcext:value-type="float">
            <text:p>75970</text:p>
          </table:table-cell>
          <table:table-cell office:value-type="float" office:value="70440" calcext:value-type="float">
            <text:p>70440</text:p>
          </table:table-cell>
          <table:table-cell office:value-type="float" office:value="72010" calcext:value-type="float">
            <text:p>72010</text:p>
          </table:table-cell>
          <table:table-cell office:value-type="float" office:value="97490" calcext:value-type="float">
            <text:p>97490</text:p>
          </table:table-cell>
          <table:table-cell office:value-type="float" office:value="65871" calcext:value-type="float">
            <text:p>65871</text:p>
          </table:table-cell>
          <table:table-cell office:value-type="float" office:value="63189" calcext:value-type="float">
            <text:p>63189</text:p>
          </table:table-cell>
          <table:table-cell office:value-type="float" office:value="53950" calcext:value-type="float">
            <text:p>5395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61293" calcext:value-type="float">
            <text:p>61293</text:p>
          </table:table-cell>
          <table:table-cell office:value-type="float" office:value="66394" calcext:value-type="float">
            <text:p>66394</text:p>
          </table:table-cell>
          <table:table-cell office:value-type="float" office:value="44002" calcext:value-type="float">
            <text:p>44002</text:p>
          </table:table-cell>
          <table:table-cell office:value-type="float" office:value="39246" calcext:value-type="float">
            <text:p>39246</text:p>
          </table:table-cell>
          <table:table-cell office:value-type="float" office:value="61589" calcext:value-type="float">
            <text:p>61589</text:p>
          </table:table-cell>
          <table:table-cell office:value-type="float" office:value="60341" calcext:value-type="float">
            <text:p>60341</text:p>
          </table:table-cell>
          <table:table-cell office:value-type="float" office:value="51523" calcext:value-type="float">
            <text:p>51523</text:p>
          </table:table-cell>
          <table:table-cell office:value-type="float" office:value="57323" calcext:value-type="float">
            <text:p>57323</text:p>
          </table:table-cell>
          <table:table-cell office:value-type="float" office:value="65527" calcext:value-type="float">
            <text:p>65527</text:p>
          </table:table-cell>
          <table:table-cell office:value-type="float" office:value="52189" calcext:value-type="float">
            <text:p>52189</text:p>
          </table:table-cell>
          <table:table-cell office:value-type="float" office:value="67091" calcext:value-type="float">
            <text:p>67091</text:p>
          </table:table-cell>
          <table:table-cell office:value-type="float" office:value="72509" calcext:value-type="float">
            <text:p>72509</text:p>
          </table:table-cell>
          <table:table-cell office:value-type="float" office:value="69450" calcext:value-type="float">
            <text:p>69450</text:p>
          </table:table-cell>
          <table:table-cell office:value-type="float" office:value="110204" calcext:value-type="float">
            <text:p>110204</text:p>
          </table:table-cell>
          <table:table-cell office:value-type="float" office:value="49421" calcext:value-type="float">
            <text:p>49421</text:p>
          </table:table-cell>
          <table:table-cell office:value-type="float" office:value="58349" calcext:value-type="float">
            <text:p>58349</text:p>
          </table:table-cell>
          <table:table-cell office:value-type="float" office:value="98763" calcext:value-type="float">
            <text:p>9876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24825" calcext:value-type="float">
            <text:p>124825</text:p>
          </table:table-cell>
          <table:table-cell office:value-type="float" office:value="80926" calcext:value-type="float">
            <text:p>80926</text:p>
          </table:table-cell>
          <table:table-cell office:value-type="float" office:value="58837" calcext:value-type="float">
            <text:p>58837</text:p>
          </table:table-cell>
          <table:table-cell office:value-type="float" office:value="89693" calcext:value-type="float">
            <text:p>89693</text:p>
          </table:table-cell>
          <table:table-cell office:value-type="float" office:value="62144" calcext:value-type="float">
            <text:p>62144</text:p>
          </table:table-cell>
          <table:table-cell office:value-type="float" office:value="56602" calcext:value-type="float">
            <text:p>56602</text:p>
          </table:table-cell>
          <table:table-cell office:value-type="float" office:value="58921" calcext:value-type="float">
            <text:p>58921</text:p>
          </table:table-cell>
          <table:table-cell office:value-type="float" office:value="85039" calcext:value-type="float">
            <text:p>85039</text:p>
          </table:table-cell>
          <table:table-cell office:value-type="float" office:value="82264" calcext:value-type="float">
            <text:p>82264</text:p>
          </table:table-cell>
          <table:table-cell office:value-type="float" office:value="63375" calcext:value-type="float">
            <text:p>63375</text:p>
          </table:table-cell>
          <table:table-cell office:value-type="float" office:value="97478" calcext:value-type="float">
            <text:p>97478</text:p>
          </table:table-cell>
          <table:table-cell office:value-type="float" office:value="75475" calcext:value-type="float">
            <text:p>75475</text:p>
          </table:table-cell>
          <table:table-cell office:value-type="float" office:value="74150" calcext:value-type="float">
            <text:p>74150</text:p>
          </table:table-cell>
          <table:table-cell office:value-type="float" office:value="104271" calcext:value-type="float">
            <text:p>104271</text:p>
          </table:table-cell>
          <table:table-cell office:value-type="float" office:value="73356" calcext:value-type="float">
            <text:p>73356</text:p>
          </table:table-cell>
          <table:table-cell office:value-type="float" office:value="88653" calcext:value-type="float">
            <text:p>88653</text:p>
          </table:table-cell>
          <table:table-cell office:value-type="float" office:value="119291" calcext:value-type="float">
            <text:p>11929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88353" calcext:value-type="float">
            <text:p>88353</text:p>
          </table:table-cell>
          <table:table-cell office:value-type="float" office:value="60063" calcext:value-type="float">
            <text:p>60063</text:p>
          </table:table-cell>
          <table:table-cell office:value-type="float" office:value="53824" calcext:value-type="float">
            <text:p>53824</text:p>
          </table:table-cell>
          <table:table-cell office:value-type="float" office:value="62301" calcext:value-type="float">
            <text:p>62301</text:p>
          </table:table-cell>
          <table:table-cell office:value-type="float" office:value="66433" calcext:value-type="float">
            <text:p>66433</text:p>
          </table:table-cell>
          <table:table-cell office:value-type="float" office:value="60656" calcext:value-type="float">
            <text:p>60656</text:p>
          </table:table-cell>
          <table:table-cell office:value-type="float" office:value="74472" calcext:value-type="float">
            <text:p>74472</text:p>
          </table:table-cell>
          <table:table-cell office:value-type="float" office:value="59961" calcext:value-type="float">
            <text:p>59961</text:p>
          </table:table-cell>
          <table:table-cell office:value-type="float" office:value="72467" calcext:value-type="float">
            <text:p>72467</text:p>
          </table:table-cell>
          <table:table-cell office:value-type="float" office:value="65775" calcext:value-type="float">
            <text:p>65775</text:p>
          </table:table-cell>
          <table:table-cell office:value-type="float" office:value="82246" calcext:value-type="float">
            <text:p>82246</text:p>
          </table:table-cell>
          <table:table-cell office:value-type="float" office:value="77312" calcext:value-type="float">
            <text:p>77312</text:p>
          </table:table-cell>
          <table:table-cell office:value-type="float" office:value="87103" calcext:value-type="float">
            <text:p>87103</text:p>
          </table:table-cell>
          <table:table-cell office:value-type="float" office:value="66085" calcext:value-type="float">
            <text:p>66085</text:p>
          </table:table-cell>
          <table:table-cell office:value-type="float" office:value="76897" calcext:value-type="float">
            <text:p>76897</text:p>
          </table:table-cell>
          <table:table-cell office:value-type="float" office:value="74059" calcext:value-type="float">
            <text:p>74059</text:p>
          </table:table-cell>
          <table:table-cell office:value-type="float" office:value="80551" calcext:value-type="float">
            <text:p>8055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72423" calcext:value-type="float">
            <text:p>72423</text:p>
          </table:table-cell>
          <table:table-cell office:value-type="float" office:value="61517" calcext:value-type="float">
            <text:p>61517</text:p>
          </table:table-cell>
          <table:table-cell office:value-type="float" office:value="46815" calcext:value-type="float">
            <text:p>46815</text:p>
          </table:table-cell>
          <table:table-cell office:value-type="float" office:value="51840" calcext:value-type="float">
            <text:p>51840</text:p>
          </table:table-cell>
          <table:table-cell office:value-type="float" office:value="56561" calcext:value-type="float">
            <text:p>56561</text:p>
          </table:table-cell>
          <table:table-cell office:value-type="float" office:value="57860" calcext:value-type="float">
            <text:p>57860</text:p>
          </table:table-cell>
          <table:table-cell office:value-type="float" office:value="69350" calcext:value-type="float">
            <text:p>69350</text:p>
          </table:table-cell>
          <table:table-cell office:value-type="float" office:value="64239" calcext:value-type="float">
            <text:p>64239</text:p>
          </table:table-cell>
          <table:table-cell office:value-type="float" office:value="67243" calcext:value-type="float">
            <text:p>67243</text:p>
          </table:table-cell>
          <table:table-cell office:value-type="float" office:value="66835" calcext:value-type="float">
            <text:p>66835</text:p>
          </table:table-cell>
          <table:table-cell office:value-type="float" office:value="74256" calcext:value-type="float">
            <text:p>74256</text:p>
          </table:table-cell>
          <table:table-cell office:value-type="float" office:value="68706" calcext:value-type="float">
            <text:p>68706</text:p>
          </table:table-cell>
          <table:table-cell office:value-type="float" office:value="75271" calcext:value-type="float">
            <text:p>75271</text:p>
          </table:table-cell>
          <table:table-cell office:value-type="float" office:value="93197" calcext:value-type="float">
            <text:p>93197</text:p>
          </table:table-cell>
          <table:table-cell office:value-type="float" office:value="87472" calcext:value-type="float">
            <text:p>87472</text:p>
          </table:table-cell>
          <table:table-cell office:value-type="float" office:value="77773" calcext:value-type="float">
            <text:p>77773</text:p>
          </table:table-cell>
          <table:table-cell office:value-type="float" office:value="67568" calcext:value-type="float">
            <text:p>6756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63027" calcext:value-type="float">
            <text:p>63027</text:p>
          </table:table-cell>
          <table:table-cell office:value-type="float" office:value="64914" calcext:value-type="float">
            <text:p>64914</text:p>
          </table:table-cell>
          <table:table-cell office:value-type="float" office:value="41222" calcext:value-type="float">
            <text:p>41222</text:p>
          </table:table-cell>
          <table:table-cell office:value-type="float" office:value="43082" calcext:value-type="float">
            <text:p>43082</text:p>
          </table:table-cell>
          <table:table-cell office:value-type="float" office:value="62426" calcext:value-type="float">
            <text:p>62426</text:p>
          </table:table-cell>
          <table:table-cell office:value-type="float" office:value="64314" calcext:value-type="float">
            <text:p>64314</text:p>
          </table:table-cell>
          <table:table-cell office:value-type="float" office:value="80446" calcext:value-type="float">
            <text:p>80446</text:p>
          </table:table-cell>
          <table:table-cell office:value-type="float" office:value="61681" calcext:value-type="float">
            <text:p>61681</text:p>
          </table:table-cell>
          <table:table-cell office:value-type="float" office:value="59573" calcext:value-type="float">
            <text:p>59573</text:p>
          </table:table-cell>
          <table:table-cell office:value-type="float" office:value="87311" calcext:value-type="float">
            <text:p>87311</text:p>
          </table:table-cell>
          <table:table-cell office:value-type="float" office:value="112666" calcext:value-type="float">
            <text:p>112666</text:p>
          </table:table-cell>
          <table:table-cell office:value-type="float" office:value="99037" calcext:value-type="float">
            <text:p>99037</text:p>
          </table:table-cell>
          <table:table-cell office:value-type="float" office:value="91546" calcext:value-type="float">
            <text:p>91546</text:p>
          </table:table-cell>
          <table:table-cell office:value-type="float" office:value="74134" calcext:value-type="float">
            <text:p>74134</text:p>
          </table:table-cell>
          <table:table-cell office:value-type="float" office:value="109250" calcext:value-type="float">
            <text:p>109250</text:p>
          </table:table-cell>
          <table:table-cell office:value-type="float" office:value="108088" calcext:value-type="float">
            <text:p>108088</text:p>
          </table:table-cell>
          <table:table-cell office:value-type="float" office:value="72749" calcext:value-type="float">
            <text:p>72749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67193" calcext:value-type="float">
            <text:p>67193</text:p>
          </table:table-cell>
          <table:table-cell office:value-type="float" office:value="61614" calcext:value-type="float">
            <text:p>61614</text:p>
          </table:table-cell>
          <table:table-cell office:value-type="float" office:value="35699" calcext:value-type="float">
            <text:p>35699</text:p>
          </table:table-cell>
          <table:table-cell office:value-type="float" office:value="46813" calcext:value-type="float">
            <text:p>46813</text:p>
          </table:table-cell>
          <table:table-cell office:value-type="float" office:value="46046" calcext:value-type="float">
            <text:p>46046</text:p>
          </table:table-cell>
          <table:table-cell office:value-type="float" office:value="38820" calcext:value-type="float">
            <text:p>38820</text:p>
          </table:table-cell>
          <table:table-cell office:value-type="float" office:value="61855" calcext:value-type="float">
            <text:p>61855</text:p>
          </table:table-cell>
          <table:table-cell office:value-type="float" office:value="44818" calcext:value-type="float">
            <text:p>44818</text:p>
          </table:table-cell>
          <table:table-cell office:value-type="float" office:value="54157" calcext:value-type="float">
            <text:p>54157</text:p>
          </table:table-cell>
          <table:table-cell office:value-type="float" office:value="55851" calcext:value-type="float">
            <text:p>55851</text:p>
          </table:table-cell>
          <table:table-cell office:value-type="float" office:value="90907" calcext:value-type="float">
            <text:p>90907</text:p>
          </table:table-cell>
          <table:table-cell office:value-type="float" office:value="55336" calcext:value-type="float">
            <text:p>55336</text:p>
          </table:table-cell>
          <table:table-cell office:value-type="float" office:value="59100" calcext:value-type="float">
            <text:p>59100</text:p>
          </table:table-cell>
          <table:table-cell office:value-type="float" office:value="84780" calcext:value-type="float">
            <text:p>84780</text:p>
          </table:table-cell>
          <table:table-cell office:value-type="float" office:value="55127" calcext:value-type="float">
            <text:p>55127</text:p>
          </table:table-cell>
          <table:table-cell office:value-type="float" office:value="54732" calcext:value-type="float">
            <text:p>54732</text:p>
          </table:table-cell>
          <table:table-cell office:value-type="float" office:value="74135" calcext:value-type="float">
            <text:p>7413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70034" calcext:value-type="float">
            <text:p>70034</text:p>
          </table:table-cell>
          <table:table-cell office:value-type="float" office:value="58629" calcext:value-type="float">
            <text:p>58629</text:p>
          </table:table-cell>
          <table:table-cell office:value-type="float" office:value="50405" calcext:value-type="float">
            <text:p>50405</text:p>
          </table:table-cell>
          <table:table-cell office:value-type="float" office:value="61803" calcext:value-type="float">
            <text:p>61803</text:p>
          </table:table-cell>
          <table:table-cell office:value-type="float" office:value="54647" calcext:value-type="float">
            <text:p>54647</text:p>
          </table:table-cell>
          <table:table-cell office:value-type="float" office:value="61206" calcext:value-type="float">
            <text:p>61206</text:p>
          </table:table-cell>
          <table:table-cell office:value-type="float" office:value="70624" calcext:value-type="float">
            <text:p>70624</text:p>
          </table:table-cell>
          <table:table-cell office:value-type="float" office:value="62646" calcext:value-type="float">
            <text:p>62646</text:p>
          </table:table-cell>
          <table:table-cell office:value-type="float" office:value="63108" calcext:value-type="float">
            <text:p>63108</text:p>
          </table:table-cell>
          <table:table-cell office:value-type="float" office:value="65160" calcext:value-type="float">
            <text:p>65160</text:p>
          </table:table-cell>
          <table:table-cell office:value-type="float" office:value="79259" calcext:value-type="float">
            <text:p>79259</text:p>
          </table:table-cell>
          <table:table-cell office:value-type="float" office:value="75693" calcext:value-type="float">
            <text:p>75693</text:p>
          </table:table-cell>
          <table:table-cell office:value-type="float" office:value="63577" calcext:value-type="float">
            <text:p>63577</text:p>
          </table:table-cell>
          <table:table-cell office:value-type="float" office:value="79859" calcext:value-type="float">
            <text:p>79859</text:p>
          </table:table-cell>
          <table:table-cell office:value-type="float" office:value="73283" calcext:value-type="float">
            <text:p>73283</text:p>
          </table:table-cell>
          <table:table-cell office:value-type="float" office:value="64031" calcext:value-type="float">
            <text:p>64031</text:p>
          </table:table-cell>
          <table:table-cell office:value-type="float" office:value="80131" calcext:value-type="float">
            <text:p>8013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6307" calcext:value-type="float">
            <text:p>96307</text:p>
          </table:table-cell>
          <table:table-cell office:value-type="float" office:value="64202" calcext:value-type="float">
            <text:p>64202</text:p>
          </table:table-cell>
          <table:table-cell office:value-type="float" office:value="49177" calcext:value-type="float">
            <text:p>49177</text:p>
          </table:table-cell>
          <table:table-cell office:value-type="float" office:value="78559" calcext:value-type="float">
            <text:p>78559</text:p>
          </table:table-cell>
          <table:table-cell office:value-type="float" office:value="68644" calcext:value-type="float">
            <text:p>68644</text:p>
          </table:table-cell>
          <table:table-cell office:value-type="float" office:value="87590" calcext:value-type="float">
            <text:p>87590</text:p>
          </table:table-cell>
          <table:table-cell office:value-type="float" office:value="84038" calcext:value-type="float">
            <text:p>84038</text:p>
          </table:table-cell>
          <table:table-cell office:value-type="float" office:value="87081" calcext:value-type="float">
            <text:p>87081</text:p>
          </table:table-cell>
          <table:table-cell office:value-type="float" office:value="85961" calcext:value-type="float">
            <text:p>85961</text:p>
          </table:table-cell>
          <table:table-cell office:value-type="float" office:value="92761" calcext:value-type="float">
            <text:p>92761</text:p>
          </table:table-cell>
          <table:table-cell office:value-type="float" office:value="115655" calcext:value-type="float">
            <text:p>115655</text:p>
          </table:table-cell>
          <table:table-cell office:value-type="float" office:value="116312" calcext:value-type="float">
            <text:p>116312</text:p>
          </table:table-cell>
          <table:table-cell office:value-type="float" office:value="125024" calcext:value-type="float">
            <text:p>125024</text:p>
          </table:table-cell>
          <table:table-cell office:value-type="float" office:value="128696" calcext:value-type="float">
            <text:p>128696</text:p>
          </table:table-cell>
          <table:table-cell office:value-type="float" office:value="107652" calcext:value-type="float">
            <text:p>107652</text:p>
          </table:table-cell>
          <table:table-cell office:value-type="float" office:value="108758" calcext:value-type="float">
            <text:p>108758</text:p>
          </table:table-cell>
          <table:table-cell office:value-type="float" office:value="122203" calcext:value-type="float">
            <text:p>12220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75171" calcext:value-type="float">
            <text:p>75171</text:p>
          </table:table-cell>
          <table:table-cell office:value-type="float" office:value="60725" calcext:value-type="float">
            <text:p>60725</text:p>
          </table:table-cell>
          <table:table-cell office:value-type="float" office:value="50229" calcext:value-type="float">
            <text:p>50229</text:p>
          </table:table-cell>
          <table:table-cell office:value-type="float" office:value="60548" calcext:value-type="float">
            <text:p>60548</text:p>
          </table:table-cell>
          <table:table-cell office:value-type="float" office:value="63642" calcext:value-type="float">
            <text:p>63642</text:p>
          </table:table-cell>
          <table:table-cell office:value-type="float" office:value="61471" calcext:value-type="float">
            <text:p>61471</text:p>
          </table:table-cell>
          <table:table-cell office:value-type="float" office:value="71191" calcext:value-type="float">
            <text:p>71191</text:p>
          </table:table-cell>
          <table:table-cell office:value-type="float" office:value="66416" calcext:value-type="float">
            <text:p>66416</text:p>
          </table:table-cell>
          <table:table-cell office:value-type="float" office:value="68735" calcext:value-type="float">
            <text:p>68735</text:p>
          </table:table-cell>
          <table:table-cell office:value-type="float" office:value="66719" calcext:value-type="float">
            <text:p>66719</text:p>
          </table:table-cell>
          <table:table-cell office:value-type="float" office:value="88180" calcext:value-type="float">
            <text:p>88180</text:p>
          </table:table-cell>
          <table:table-cell office:value-type="float" office:value="73022" calcext:value-type="float">
            <text:p>73022</text:p>
          </table:table-cell>
          <table:table-cell office:value-type="float" office:value="76918" calcext:value-type="float">
            <text:p>76918</text:p>
          </table:table-cell>
          <table:table-cell office:value-type="float" office:value="103136" calcext:value-type="float">
            <text:p>103136</text:p>
          </table:table-cell>
          <table:table-cell office:value-type="float" office:value="84877" calcext:value-type="float">
            <text:p>84877</text:p>
          </table:table-cell>
          <table:table-cell office:value-type="float" office:value="69994" calcext:value-type="float">
            <text:p>69994</text:p>
          </table:table-cell>
          <table:table-cell office:value-type="float" office:value="88621" calcext:value-type="float">
            <text:p>8862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89268" calcext:value-type="float">
            <text:p>89268</text:p>
          </table:table-cell>
          <table:table-cell office:value-type="float" office:value="56317" calcext:value-type="float">
            <text:p>56317</text:p>
          </table:table-cell>
          <table:table-cell office:value-type="float" office:value="54966" calcext:value-type="float">
            <text:p>54966</text:p>
          </table:table-cell>
          <table:table-cell office:value-type="float" office:value="75657" calcext:value-type="float">
            <text:p>75657</text:p>
          </table:table-cell>
          <table:table-cell office:value-type="float" office:value="70305" calcext:value-type="float">
            <text:p>70305</text:p>
          </table:table-cell>
          <table:table-cell office:value-type="float" office:value="73869" calcext:value-type="float">
            <text:p>73869</text:p>
          </table:table-cell>
          <table:table-cell office:value-type="float" office:value="65328" calcext:value-type="float">
            <text:p>65328</text:p>
          </table:table-cell>
          <table:table-cell office:value-type="float" office:value="83405" calcext:value-type="float">
            <text:p>83405</text:p>
          </table:table-cell>
          <table:table-cell office:value-type="float" office:value="88715" calcext:value-type="float">
            <text:p>88715</text:p>
          </table:table-cell>
          <table:table-cell office:value-type="float" office:value="79943" calcext:value-type="float">
            <text:p>79943</text:p>
          </table:table-cell>
          <table:table-cell office:value-type="float" office:value="80278" calcext:value-type="float">
            <text:p>80278</text:p>
          </table:table-cell>
          <table:table-cell office:value-type="float" office:value="99288" calcext:value-type="float">
            <text:p>99288</text:p>
          </table:table-cell>
          <table:table-cell office:value-type="float" office:value="95918" calcext:value-type="float">
            <text:p>95918</text:p>
          </table:table-cell>
          <table:table-cell office:value-type="float" office:value="89225" calcext:value-type="float">
            <text:p>89225</text:p>
          </table:table-cell>
          <table:table-cell office:value-type="float" office:value="120328" calcext:value-type="float">
            <text:p>120328</text:p>
          </table:table-cell>
          <table:table-cell office:value-type="float" office:value="127408" calcext:value-type="float">
            <text:p>127408</text:p>
          </table:table-cell>
          <table:table-cell office:value-type="float" office:value="82908" calcext:value-type="float">
            <text:p>8290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89375" calcext:value-type="float">
            <text:p>89375</text:p>
          </table:table-cell>
          <table:table-cell office:value-type="float" office:value="54701" calcext:value-type="float">
            <text:p>54701</text:p>
          </table:table-cell>
          <table:table-cell office:value-type="float" office:value="49035" calcext:value-type="float">
            <text:p>49035</text:p>
          </table:table-cell>
          <table:table-cell office:value-type="float" office:value="72238" calcext:value-type="float">
            <text:p>72238</text:p>
          </table:table-cell>
          <table:table-cell office:value-type="float" office:value="62838" calcext:value-type="float">
            <text:p>62838</text:p>
          </table:table-cell>
          <table:table-cell office:value-type="float" office:value="67545" calcext:value-type="float">
            <text:p>67545</text:p>
          </table:table-cell>
          <table:table-cell office:value-type="float" office:value="71633" calcext:value-type="float">
            <text:p>71633</text:p>
          </table:table-cell>
          <table:table-cell office:value-type="float" office:value="73954" calcext:value-type="float">
            <text:p>73954</text:p>
          </table:table-cell>
          <table:table-cell office:value-type="float" office:value="79366" calcext:value-type="float">
            <text:p>79366</text:p>
          </table:table-cell>
          <table:table-cell office:value-type="float" office:value="82772" calcext:value-type="float">
            <text:p>82772</text:p>
          </table:table-cell>
          <table:table-cell office:value-type="float" office:value="93777" calcext:value-type="float">
            <text:p>93777</text:p>
          </table:table-cell>
          <table:table-cell office:value-type="float" office:value="89301" calcext:value-type="float">
            <text:p>89301</text:p>
          </table:table-cell>
          <table:table-cell office:value-type="float" office:value="85992" calcext:value-type="float">
            <text:p>85992</text:p>
          </table:table-cell>
          <table:table-cell office:value-type="float" office:value="116361" calcext:value-type="float">
            <text:p>116361</text:p>
          </table:table-cell>
          <table:table-cell office:value-type="float" office:value="118075" calcext:value-type="float">
            <text:p>118075</text:p>
          </table:table-cell>
          <table:table-cell office:value-type="float" office:value="134817" calcext:value-type="float">
            <text:p>134817</text:p>
          </table:table-cell>
          <table:table-cell office:value-type="float" office:value="111126" calcext:value-type="float">
            <text:p>11112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93195" calcext:value-type="float">
            <text:p>93195</text:p>
          </table:table-cell>
          <table:table-cell office:value-type="float" office:value="64492" calcext:value-type="float">
            <text:p>64492</text:p>
          </table:table-cell>
          <table:table-cell office:value-type="float" office:value="44806" calcext:value-type="float">
            <text:p>44806</text:p>
          </table:table-cell>
          <table:table-cell office:value-type="float" office:value="61482" calcext:value-type="float">
            <text:p>61482</text:p>
          </table:table-cell>
          <table:table-cell office:value-type="float" office:value="65298" calcext:value-type="float">
            <text:p>65298</text:p>
          </table:table-cell>
          <table:table-cell office:value-type="float" office:value="65660" calcext:value-type="float">
            <text:p>65660</text:p>
          </table:table-cell>
          <table:table-cell office:value-type="float" office:value="87468" calcext:value-type="float">
            <text:p>87468</text:p>
          </table:table-cell>
          <table:table-cell office:value-type="float" office:value="61463" calcext:value-type="float">
            <text:p>61463</text:p>
          </table:table-cell>
          <table:table-cell office:value-type="float" office:value="66265" calcext:value-type="float">
            <text:p>66265</text:p>
          </table:table-cell>
          <table:table-cell office:value-type="float" office:value="87505" calcext:value-type="float">
            <text:p>87505</text:p>
          </table:table-cell>
          <table:table-cell office:value-type="float" office:value="114425" calcext:value-type="float">
            <text:p>114425</text:p>
          </table:table-cell>
          <table:table-cell office:value-type="float" office:value="81015" calcext:value-type="float">
            <text:p>81015</text:p>
          </table:table-cell>
          <table:table-cell office:value-type="float" office:value="80291" calcext:value-type="float">
            <text:p>80291</text:p>
          </table:table-cell>
          <table:table-cell office:value-type="float" office:value="96069" calcext:value-type="float">
            <text:p>96069</text:p>
          </table:table-cell>
          <table:table-cell office:value-type="float" office:value="88321" calcext:value-type="float">
            <text:p>88321</text:p>
          </table:table-cell>
          <table:table-cell office:value-type="float" office:value="83733" calcext:value-type="float">
            <text:p>83733</text:p>
          </table:table-cell>
          <table:table-cell office:value-type="float" office:value="95114" calcext:value-type="float">
            <text:p>9511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79635" calcext:value-type="float">
            <text:p>79635</text:p>
          </table:table-cell>
          <table:table-cell office:value-type="float" office:value="57725" calcext:value-type="float">
            <text:p>57725</text:p>
          </table:table-cell>
          <table:table-cell office:value-type="float" office:value="43094" calcext:value-type="float">
            <text:p>43094</text:p>
          </table:table-cell>
          <table:table-cell office:value-type="float" office:value="63333" calcext:value-type="float">
            <text:p>63333</text:p>
          </table:table-cell>
          <table:table-cell office:value-type="float" office:value="64035" calcext:value-type="float">
            <text:p>64035</text:p>
          </table:table-cell>
          <table:table-cell office:value-type="float" office:value="60755" calcext:value-type="float">
            <text:p>60755</text:p>
          </table:table-cell>
          <table:table-cell office:value-type="float" office:value="70892" calcext:value-type="float">
            <text:p>70892</text:p>
          </table:table-cell>
          <table:table-cell office:value-type="float" office:value="70155" calcext:value-type="float">
            <text:p>70155</text:p>
          </table:table-cell>
          <table:table-cell office:value-type="float" office:value="77808" calcext:value-type="float">
            <text:p>77808</text:p>
          </table:table-cell>
          <table:table-cell office:value-type="float" office:value="85017" calcext:value-type="float">
            <text:p>85017</text:p>
          </table:table-cell>
          <table:table-cell office:value-type="float" office:value="85879" calcext:value-type="float">
            <text:p>85879</text:p>
          </table:table-cell>
          <table:table-cell office:value-type="float" office:value="97148" calcext:value-type="float">
            <text:p>97148</text:p>
          </table:table-cell>
          <table:table-cell office:value-type="float" office:value="93021" calcext:value-type="float">
            <text:p>93021</text:p>
          </table:table-cell>
          <table:table-cell office:value-type="float" office:value="89642" calcext:value-type="float">
            <text:p>89642</text:p>
          </table:table-cell>
          <table:table-cell office:value-type="float" office:value="93569" calcext:value-type="float">
            <text:p>93569</text:p>
          </table:table-cell>
          <table:table-cell office:value-type="float" office:value="94251" calcext:value-type="float">
            <text:p>94251</text:p>
          </table:table-cell>
          <table:table-cell office:value-type="float" office:value="81160" calcext:value-type="float">
            <text:p>8116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75491" calcext:value-type="float">
            <text:p>75491</text:p>
          </table:table-cell>
          <table:table-cell office:value-type="float" office:value="44219" calcext:value-type="float">
            <text:p>44219</text:p>
          </table:table-cell>
          <table:table-cell office:value-type="float" office:value="55026" calcext:value-type="float">
            <text:p>55026</text:p>
          </table:table-cell>
          <table:table-cell office:value-type="float" office:value="74785" calcext:value-type="float">
            <text:p>74785</text:p>
          </table:table-cell>
          <table:table-cell office:value-type="float" office:value="85850" calcext:value-type="float">
            <text:p>85850</text:p>
          </table:table-cell>
          <table:table-cell office:value-type="float" office:value="67740" calcext:value-type="float">
            <text:p>67740</text:p>
          </table:table-cell>
          <table:table-cell office:value-type="float" office:value="54736" calcext:value-type="float">
            <text:p>54736</text:p>
          </table:table-cell>
          <table:table-cell office:value-type="float" office:value="90002" calcext:value-type="float">
            <text:p>90002</text:p>
          </table:table-cell>
          <table:table-cell office:value-type="float" office:value="108889" calcext:value-type="float">
            <text:p>108889</text:p>
          </table:table-cell>
          <table:table-cell office:value-type="float" office:value="65335" calcext:value-type="float">
            <text:p>65335</text:p>
          </table:table-cell>
          <table:table-cell office:value-type="float" office:value="55280" calcext:value-type="float">
            <text:p>55280</text:p>
          </table:table-cell>
          <table:table-cell office:value-type="float" office:value="90722" calcext:value-type="float">
            <text:p>90722</text:p>
          </table:table-cell>
          <table:table-cell office:value-type="float" office:value="78365" calcext:value-type="float">
            <text:p>78365</text:p>
          </table:table-cell>
          <table:table-cell office:value-type="float" office:value="83227" calcext:value-type="float">
            <text:p>83227</text:p>
          </table:table-cell>
          <table:table-cell office:value-type="float" office:value="74839" calcext:value-type="float">
            <text:p>74839</text:p>
          </table:table-cell>
          <table:table-cell office:value-type="float" office:value="85478" calcext:value-type="float">
            <text:p>85478</text:p>
          </table:table-cell>
          <table:table-cell office:value-type="float" office:value="74632" calcext:value-type="float">
            <text:p>74632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63414" calcext:value-type="float">
            <text:p>63414</text:p>
          </table:table-cell>
          <table:table-cell office:value-type="float" office:value="38982" calcext:value-type="float">
            <text:p>38982</text:p>
          </table:table-cell>
          <table:table-cell office:value-type="float" office:value="50474" calcext:value-type="float">
            <text:p>50474</text:p>
          </table:table-cell>
          <table:table-cell office:value-type="float" office:value="82382" calcext:value-type="float">
            <text:p>82382</text:p>
          </table:table-cell>
          <table:table-cell office:value-type="float" office:value="73370" calcext:value-type="float">
            <text:p>73370</text:p>
          </table:table-cell>
          <table:table-cell office:value-type="float" office:value="56475" calcext:value-type="float">
            <text:p>56475</text:p>
          </table:table-cell>
          <table:table-cell office:value-type="float" office:value="46600" calcext:value-type="float">
            <text:p>46600</text:p>
          </table:table-cell>
          <table:table-cell office:value-type="float" office:value="74089" calcext:value-type="float">
            <text:p>74089</text:p>
          </table:table-cell>
          <table:table-cell office:value-type="float" office:value="91830" calcext:value-type="float">
            <text:p>91830</text:p>
          </table:table-cell>
          <table:table-cell office:value-type="float" office:value="59239" calcext:value-type="float">
            <text:p>59239</text:p>
          </table:table-cell>
          <table:table-cell office:value-type="float" office:value="53968" calcext:value-type="float">
            <text:p>53968</text:p>
          </table:table-cell>
          <table:table-cell office:value-type="float" office:value="80352" calcext:value-type="float">
            <text:p>80352</text:p>
          </table:table-cell>
          <table:table-cell office:value-type="float" office:value="66982" calcext:value-type="float">
            <text:p>66982</text:p>
          </table:table-cell>
          <table:table-cell office:value-type="float" office:value="75830" calcext:value-type="float">
            <text:p>75830</text:p>
          </table:table-cell>
          <table:table-cell office:value-type="float" office:value="68226" calcext:value-type="float">
            <text:p>68226</text:p>
          </table:table-cell>
          <table:table-cell office:value-type="float" office:value="79987" calcext:value-type="float">
            <text:p>79987</text:p>
          </table:table-cell>
          <table:table-cell office:value-type="float" office:value="75611" calcext:value-type="float">
            <text:p>7561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40667" calcext:value-type="float">
            <text:p>40667</text:p>
          </table:table-cell>
          <table:table-cell office:value-type="float" office:value="35333" calcext:value-type="float">
            <text:p>35333</text:p>
          </table:table-cell>
          <table:table-cell office:value-type="float" office:value="48667" calcext:value-type="float">
            <text:p>48667</text:p>
          </table:table-cell>
          <table:table-cell office:value-type="float" office:value="64333" calcext:value-type="float">
            <text:p>64333</text:p>
          </table:table-cell>
          <table:table-cell office:value-type="float" office:value="66667" calcext:value-type="float">
            <text:p>66667</text:p>
          </table:table-cell>
          <table:table-cell office:value-type="float" office:value="53000" calcext:value-type="float">
            <text:p>53000</text:p>
          </table:table-cell>
          <table:table-cell office:value-type="float" office:value="45333" calcext:value-type="float">
            <text:p>45333</text:p>
          </table:table-cell>
          <table:table-cell office:value-type="float" office:value="62333" calcext:value-type="float">
            <text:p>62333</text:p>
          </table:table-cell>
          <table:table-cell office:value-type="float" office:value="71000" calcext:value-type="float">
            <text:p>71000</text:p>
          </table:table-cell>
          <table:table-cell office:value-type="float" office:value="52333" calcext:value-type="float">
            <text:p>52333</text:p>
          </table:table-cell>
          <table:table-cell office:value-type="float" office:value="52667" calcext:value-type="float">
            <text:p>52667</text:p>
          </table:table-cell>
          <table:table-cell office:value-type="float" office:value="76000" calcext:value-type="float">
            <text:p>76000</text:p>
          </table:table-cell>
          <table:table-cell office:value-type="float" office:value="68333" calcext:value-type="float">
            <text:p>68333</text:p>
          </table:table-cell>
          <table:table-cell office:value-type="float" office:value="60333" calcext:value-type="float">
            <text:p>60333</text:p>
          </table:table-cell>
          <table:table-cell office:value-type="float" office:value="61667" calcext:value-type="float">
            <text:p>61667</text:p>
          </table:table-cell>
          <table:table-cell office:value-type="float" office:value="68333" calcext:value-type="float">
            <text:p>68333</text:p>
          </table:table-cell>
          <table:table-cell office:value-type="float" office:value="54333" calcext:value-type="float">
            <text:p>5433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0032" calcext:value-type="float">
            <text:p>50032</text:p>
          </table:table-cell>
          <table:table-cell office:value-type="float" office:value="42609" calcext:value-type="float">
            <text:p>42609</text:p>
          </table:table-cell>
          <table:table-cell office:value-type="float" office:value="68993" calcext:value-type="float">
            <text:p>68993</text:p>
          </table:table-cell>
          <table:table-cell office:value-type="float" office:value="66041" calcext:value-type="float">
            <text:p>66041</text:p>
          </table:table-cell>
          <table:table-cell office:value-type="float" office:value="85616" calcext:value-type="float">
            <text:p>85616</text:p>
          </table:table-cell>
          <table:table-cell office:value-type="float" office:value="82458" calcext:value-type="float">
            <text:p>82458</text:p>
          </table:table-cell>
          <table:table-cell office:value-type="float" office:value="82572" calcext:value-type="float">
            <text:p>82572</text:p>
          </table:table-cell>
          <table:table-cell office:value-type="float" office:value="97216" calcext:value-type="float">
            <text:p>97216</text:p>
          </table:table-cell>
          <table:table-cell office:value-type="float" office:value="98224" calcext:value-type="float">
            <text:p>98224</text:p>
          </table:table-cell>
          <table:table-cell office:value-type="float" office:value="101564" calcext:value-type="float">
            <text:p>101564</text:p>
          </table:table-cell>
          <table:table-cell office:value-type="float" office:value="94786" calcext:value-type="float">
            <text:p>94786</text:p>
          </table:table-cell>
          <table:table-cell office:value-type="float" office:value="111464" calcext:value-type="float">
            <text:p>111464</text:p>
          </table:table-cell>
          <table:table-cell office:value-type="float" office:value="111160" calcext:value-type="float">
            <text:p>111160</text:p>
          </table:table-cell>
          <table:table-cell office:value-type="float" office:value="111224" calcext:value-type="float">
            <text:p>111224</text:p>
          </table:table-cell>
          <table:table-cell office:value-type="float" office:value="111065" calcext:value-type="float">
            <text:p>111065</text:p>
          </table:table-cell>
          <table:table-cell office:value-type="float" office:value="98627" calcext:value-type="float">
            <text:p>98627</text:p>
          </table:table-cell>
          <table:table-cell office:value-type="float" office:value="87153" calcext:value-type="float">
            <text:p>8715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47099" calcext:value-type="float">
            <text:p>47099</text:p>
          </table:table-cell>
          <table:table-cell office:value-type="float" office:value="43358" calcext:value-type="float">
            <text:p>43358</text:p>
          </table:table-cell>
          <table:table-cell office:value-type="float" office:value="63584" calcext:value-type="float">
            <text:p>63584</text:p>
          </table:table-cell>
          <table:table-cell office:value-type="float" office:value="63583" calcext:value-type="float">
            <text:p>63583</text:p>
          </table:table-cell>
          <table:table-cell office:value-type="float" office:value="77866" calcext:value-type="float">
            <text:p>77866</text:p>
          </table:table-cell>
          <table:table-cell office:value-type="float" office:value="75228" calcext:value-type="float">
            <text:p>75228</text:p>
          </table:table-cell>
          <table:table-cell office:value-type="float" office:value="77206" calcext:value-type="float">
            <text:p>77206</text:p>
          </table:table-cell>
          <table:table-cell office:value-type="float" office:value="87512" calcext:value-type="float">
            <text:p>87512</text:p>
          </table:table-cell>
          <table:table-cell office:value-type="float" office:value="85487" calcext:value-type="float">
            <text:p>85487</text:p>
          </table:table-cell>
          <table:table-cell office:value-type="float" office:value="93434" calcext:value-type="float">
            <text:p>93434</text:p>
          </table:table-cell>
          <table:table-cell office:value-type="float" office:value="96831" calcext:value-type="float">
            <text:p>96831</text:p>
          </table:table-cell>
          <table:table-cell office:value-type="float" office:value="97910" calcext:value-type="float">
            <text:p>97910</text:p>
          </table:table-cell>
          <table:table-cell office:value-type="float" office:value="97115" calcext:value-type="float">
            <text:p>97115</text:p>
          </table:table-cell>
          <table:table-cell office:value-type="float" office:value="108922" calcext:value-type="float">
            <text:p>108922</text:p>
          </table:table-cell>
          <table:table-cell office:value-type="float" office:value="104359" calcext:value-type="float">
            <text:p>104359</text:p>
          </table:table-cell>
          <table:table-cell office:value-type="float" office:value="98832" calcext:value-type="float">
            <text:p>98832</text:p>
          </table:table-cell>
          <table:table-cell office:value-type="float" office:value="88592" calcext:value-type="float">
            <text:p>88592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3800" calcext:value-type="float">
            <text:p>43800</text:p>
          </table:table-cell>
          <table:table-cell office:value-type="float" office:value="64545" calcext:value-type="float">
            <text:p>64545</text:p>
          </table:table-cell>
          <table:table-cell office:value-type="float" office:value="70253" calcext:value-type="float">
            <text:p>70253</text:p>
          </table:table-cell>
          <table:table-cell office:value-type="float" office:value="71407" calcext:value-type="float">
            <text:p>71407</text:p>
          </table:table-cell>
          <table:table-cell office:value-type="float" office:value="78924" calcext:value-type="float">
            <text:p>78924</text:p>
          </table:table-cell>
          <table:table-cell office:value-type="float" office:value="76842" calcext:value-type="float">
            <text:p>76842</text:p>
          </table:table-cell>
          <table:table-cell office:value-type="float" office:value="65464" calcext:value-type="float">
            <text:p>65464</text:p>
          </table:table-cell>
          <table:table-cell office:value-type="float" office:value="82690" calcext:value-type="float">
            <text:p>82690</text:p>
          </table:table-cell>
          <table:table-cell office:value-type="float" office:value="79699" calcext:value-type="float">
            <text:p>79699</text:p>
          </table:table-cell>
          <table:table-cell office:value-type="float" office:value="70771" calcext:value-type="float">
            <text:p>70771</text:p>
          </table:table-cell>
          <table:table-cell office:value-type="float" office:value="72703" calcext:value-type="float">
            <text:p>72703</text:p>
          </table:table-cell>
          <table:table-cell office:value-type="float" office:value="79675" calcext:value-type="float">
            <text:p>79675</text:p>
          </table:table-cell>
          <table:table-cell office:value-type="float" office:value="75628" calcext:value-type="float">
            <text:p>75628</text:p>
          </table:table-cell>
          <table:table-cell office:value-type="float" office:value="102975" calcext:value-type="float">
            <text:p>102975</text:p>
          </table:table-cell>
          <table:table-cell office:value-type="float" office:value="79694" calcext:value-type="float">
            <text:p>79694</text:p>
          </table:table-cell>
          <table:table-cell office:value-type="float" office:value="79635" calcext:value-type="float">
            <text:p>79635</text:p>
          </table:table-cell>
          <table:table-cell office:value-type="float" office:value="91174" calcext:value-type="float">
            <text:p>9117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1508" calcext:value-type="float">
            <text:p>41508</text:p>
          </table:table-cell>
          <table:table-cell office:value-type="float" office:value="71905" calcext:value-type="float">
            <text:p>71905</text:p>
          </table:table-cell>
          <table:table-cell office:value-type="float" office:value="74439" calcext:value-type="float">
            <text:p>74439</text:p>
          </table:table-cell>
          <table:table-cell office:value-type="float" office:value="77188" calcext:value-type="float">
            <text:p>77188</text:p>
          </table:table-cell>
          <table:table-cell office:value-type="float" office:value="78565" calcext:value-type="float">
            <text:p>78565</text:p>
          </table:table-cell>
          <table:table-cell office:value-type="float" office:value="75519" calcext:value-type="float">
            <text:p>75519</text:p>
          </table:table-cell>
          <table:table-cell office:value-type="float" office:value="68045" calcext:value-type="float">
            <text:p>68045</text:p>
          </table:table-cell>
          <table:table-cell office:value-type="float" office:value="84497" calcext:value-type="float">
            <text:p>84497</text:p>
          </table:table-cell>
          <table:table-cell office:value-type="float" office:value="84915" calcext:value-type="float">
            <text:p>84915</text:p>
          </table:table-cell>
          <table:table-cell office:value-type="float" office:value="73746" calcext:value-type="float">
            <text:p>73746</text:p>
          </table:table-cell>
          <table:table-cell office:value-type="float" office:value="66900" calcext:value-type="float">
            <text:p>66900</text:p>
          </table:table-cell>
          <table:table-cell office:value-type="float" office:value="85091" calcext:value-type="float">
            <text:p>85091</text:p>
          </table:table-cell>
          <table:table-cell office:value-type="float" office:value="77816" calcext:value-type="float">
            <text:p>77816</text:p>
          </table:table-cell>
          <table:table-cell office:value-type="float" office:value="94304" calcext:value-type="float">
            <text:p>94304</text:p>
          </table:table-cell>
          <table:table-cell office:value-type="float" office:value="79644" calcext:value-type="float">
            <text:p>79644</text:p>
          </table:table-cell>
          <table:table-cell office:value-type="float" office:value="79977" calcext:value-type="float">
            <text:p>79977</text:p>
          </table:table-cell>
          <table:table-cell office:value-type="float" office:value="85655" calcext:value-type="float">
            <text:p>8565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1668" calcext:value-type="float">
            <text:p>51668</text:p>
          </table:table-cell>
          <table:table-cell office:value-type="float" office:value="59780" calcext:value-type="float">
            <text:p>59780</text:p>
          </table:table-cell>
          <table:table-cell office:value-type="float" office:value="64777" calcext:value-type="float">
            <text:p>64777</text:p>
          </table:table-cell>
          <table:table-cell office:value-type="float" office:value="65044" calcext:value-type="float">
            <text:p>65044</text:p>
          </table:table-cell>
          <table:table-cell office:value-type="float" office:value="75032" calcext:value-type="float">
            <text:p>75032</text:p>
          </table:table-cell>
          <table:table-cell office:value-type="float" office:value="68848" calcext:value-type="float">
            <text:p>68848</text:p>
          </table:table-cell>
          <table:table-cell office:value-type="float" office:value="77107" calcext:value-type="float">
            <text:p>77107</text:p>
          </table:table-cell>
          <table:table-cell office:value-type="float" office:value="78489" calcext:value-type="float">
            <text:p>78489</text:p>
          </table:table-cell>
          <table:table-cell office:value-type="float" office:value="86054" calcext:value-type="float">
            <text:p>86054</text:p>
          </table:table-cell>
          <table:table-cell office:value-type="float" office:value="69124" calcext:value-type="float">
            <text:p>69124</text:p>
          </table:table-cell>
          <table:table-cell office:value-type="float" office:value="69209" calcext:value-type="float">
            <text:p>69209</text:p>
          </table:table-cell>
          <table:table-cell office:value-type="float" office:value="86939" calcext:value-type="float">
            <text:p>86939</text:p>
          </table:table-cell>
          <table:table-cell office:value-type="float" office:value="77146" calcext:value-type="float">
            <text:p>77146</text:p>
          </table:table-cell>
          <table:table-cell office:value-type="float" office:value="74112" calcext:value-type="float">
            <text:p>74112</text:p>
          </table:table-cell>
          <table:table-cell office:value-type="float" office:value="72760" calcext:value-type="float">
            <text:p>72760</text:p>
          </table:table-cell>
          <table:table-cell office:value-type="float" office:value="76742" calcext:value-type="float">
            <text:p>76742</text:p>
          </table:table-cell>
          <table:table-cell office:value-type="float" office:value="82673" calcext:value-type="float">
            <text:p>8267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63872" calcext:value-type="float">
            <text:p>63872</text:p>
          </table:table-cell>
          <table:table-cell office:value-type="float" office:value="61222" calcext:value-type="float">
            <text:p>61222</text:p>
          </table:table-cell>
          <table:table-cell office:value-type="float" office:value="65737" calcext:value-type="float">
            <text:p>65737</text:p>
          </table:table-cell>
          <table:table-cell office:value-type="float" office:value="57715" calcext:value-type="float">
            <text:p>57715</text:p>
          </table:table-cell>
          <table:table-cell office:value-type="float" office:value="79011" calcext:value-type="float">
            <text:p>79011</text:p>
          </table:table-cell>
          <table:table-cell office:value-type="float" office:value="77342" calcext:value-type="float">
            <text:p>77342</text:p>
          </table:table-cell>
          <table:table-cell office:value-type="float" office:value="90765" calcext:value-type="float">
            <text:p>90765</text:p>
          </table:table-cell>
          <table:table-cell office:value-type="float" office:value="77635" calcext:value-type="float">
            <text:p>77635</text:p>
          </table:table-cell>
          <table:table-cell office:value-type="float" office:value="79516" calcext:value-type="float">
            <text:p>79516</text:p>
          </table:table-cell>
          <table:table-cell office:value-type="float" office:value="83627" calcext:value-type="float">
            <text:p>83627</text:p>
          </table:table-cell>
          <table:table-cell office:value-type="float" office:value="99731" calcext:value-type="float">
            <text:p>99731</text:p>
          </table:table-cell>
          <table:table-cell office:value-type="float" office:value="82486" calcext:value-type="float">
            <text:p>82486</text:p>
          </table:table-cell>
          <table:table-cell office:value-type="float" office:value="80969" calcext:value-type="float">
            <text:p>80969</text:p>
          </table:table-cell>
          <table:table-cell office:value-type="float" office:value="88254" calcext:value-type="float">
            <text:p>88254</text:p>
          </table:table-cell>
          <table:table-cell office:value-type="float" office:value="78627" calcext:value-type="float">
            <text:p>78627</text:p>
          </table:table-cell>
          <table:table-cell office:value-type="float" office:value="69397" calcext:value-type="float">
            <text:p>69397</text:p>
          </table:table-cell>
          <table:table-cell office:value-type="float" office:value="95066" calcext:value-type="float">
            <text:p>9506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9378" calcext:value-type="float">
            <text:p>59378</text:p>
          </table:table-cell>
          <table:table-cell office:value-type="float" office:value="55486" calcext:value-type="float">
            <text:p>55486</text:p>
          </table:table-cell>
          <table:table-cell office:value-type="float" office:value="60827" calcext:value-type="float">
            <text:p>60827</text:p>
          </table:table-cell>
          <table:table-cell office:value-type="float" office:value="50417" calcext:value-type="float">
            <text:p>50417</text:p>
          </table:table-cell>
          <table:table-cell office:value-type="float" office:value="75975" calcext:value-type="float">
            <text:p>75975</text:p>
          </table:table-cell>
          <table:table-cell office:value-type="float" office:value="73238" calcext:value-type="float">
            <text:p>73238</text:p>
          </table:table-cell>
          <table:table-cell office:value-type="float" office:value="86557" calcext:value-type="float">
            <text:p>86557</text:p>
          </table:table-cell>
          <table:table-cell office:value-type="float" office:value="69743" calcext:value-type="float">
            <text:p>69743</text:p>
          </table:table-cell>
          <table:table-cell office:value-type="float" office:value="63557" calcext:value-type="float">
            <text:p>63557</text:p>
          </table:table-cell>
          <table:table-cell office:value-type="float" office:value="85487" calcext:value-type="float">
            <text:p>85487</text:p>
          </table:table-cell>
          <table:table-cell office:value-type="float" office:value="95860" calcext:value-type="float">
            <text:p>95860</text:p>
          </table:table-cell>
          <table:table-cell office:value-type="float" office:value="76959" calcext:value-type="float">
            <text:p>76959</text:p>
          </table:table-cell>
          <table:table-cell office:value-type="float" office:value="84415" calcext:value-type="float">
            <text:p>84415</text:p>
          </table:table-cell>
          <table:table-cell office:value-type="float" office:value="98592" calcext:value-type="float">
            <text:p>98592</text:p>
          </table:table-cell>
          <table:table-cell office:value-type="float" office:value="82806" calcext:value-type="float">
            <text:p>82806</text:p>
          </table:table-cell>
          <table:table-cell office:value-type="float" office:value="71888" calcext:value-type="float">
            <text:p>71888</text:p>
          </table:table-cell>
          <table:table-cell office:value-type="float" office:value="89737" calcext:value-type="float">
            <text:p>8973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5635" calcext:value-type="float">
            <text:p>55635</text:p>
          </table:table-cell>
          <table:table-cell office:value-type="float" office:value="67965" calcext:value-type="float">
            <text:p>67965</text:p>
          </table:table-cell>
          <table:table-cell office:value-type="float" office:value="96237" calcext:value-type="float">
            <text:p>96237</text:p>
          </table:table-cell>
          <table:table-cell office:value-type="float" office:value="68379" calcext:value-type="float">
            <text:p>68379</text:p>
          </table:table-cell>
          <table:table-cell office:value-type="float" office:value="117818" calcext:value-type="float">
            <text:p>117818</text:p>
          </table:table-cell>
          <table:table-cell office:value-type="float" office:value="118459" calcext:value-type="float">
            <text:p>118459</text:p>
          </table:table-cell>
          <table:table-cell office:value-type="float" office:value="110233" calcext:value-type="float">
            <text:p>110233</text:p>
          </table:table-cell>
          <table:table-cell office:value-type="float" office:value="118988" calcext:value-type="float">
            <text:p>118988</text:p>
          </table:table-cell>
          <table:table-cell office:value-type="float" office:value="108009" calcext:value-type="float">
            <text:p>108009</text:p>
          </table:table-cell>
          <table:table-cell office:value-type="float" office:value="117196" calcext:value-type="float">
            <text:p>117196</text:p>
          </table:table-cell>
          <table:table-cell office:value-type="float" office:value="94140" calcext:value-type="float">
            <text:p>94140</text:p>
          </table:table-cell>
          <table:table-cell office:value-type="float" office:value="112997" calcext:value-type="float">
            <text:p>112997</text:p>
          </table:table-cell>
          <table:table-cell office:value-type="float" office:value="117298" calcext:value-type="float">
            <text:p>117298</text:p>
          </table:table-cell>
          <table:table-cell office:value-type="float" office:value="131783" calcext:value-type="float">
            <text:p>131783</text:p>
          </table:table-cell>
          <table:table-cell office:value-type="float" office:value="120198" calcext:value-type="float">
            <text:p>120198</text:p>
          </table:table-cell>
          <table:table-cell office:value-type="float" office:value="109544" calcext:value-type="float">
            <text:p>109544</text:p>
          </table:table-cell>
          <table:table-cell office:value-type="float" office:value="110924" calcext:value-type="float">
            <text:p>11092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61984" calcext:value-type="float">
            <text:p>61984</text:p>
          </table:table-cell>
          <table:table-cell office:value-type="float" office:value="75796" calcext:value-type="float">
            <text:p>75796</text:p>
          </table:table-cell>
          <table:table-cell office:value-type="float" office:value="119606" calcext:value-type="float">
            <text:p>119606</text:p>
          </table:table-cell>
          <table:table-cell office:value-type="float" office:value="82146" calcext:value-type="float">
            <text:p>82146</text:p>
          </table:table-cell>
          <table:table-cell office:value-type="float" office:value="135704" calcext:value-type="float">
            <text:p>135704</text:p>
          </table:table-cell>
          <table:table-cell office:value-type="float" office:value="145464" calcext:value-type="float">
            <text:p>145464</text:p>
          </table:table-cell>
          <table:table-cell office:value-type="float" office:value="118290" calcext:value-type="float">
            <text:p>118290</text:p>
          </table:table-cell>
          <table:table-cell office:value-type="float" office:value="139286" calcext:value-type="float">
            <text:p>139286</text:p>
          </table:table-cell>
          <table:table-cell office:value-type="float" office:value="137185" calcext:value-type="float">
            <text:p>137185</text:p>
          </table:table-cell>
          <table:table-cell office:value-type="float" office:value="126236" calcext:value-type="float">
            <text:p>126236</text:p>
          </table:table-cell>
          <table:table-cell office:value-type="float" office:value="101932" calcext:value-type="float">
            <text:p>101932</text:p>
          </table:table-cell>
          <table:table-cell office:value-type="float" office:value="134476" calcext:value-type="float">
            <text:p>134476</text:p>
          </table:table-cell>
          <table:table-cell office:value-type="float" office:value="127081" calcext:value-type="float">
            <text:p>127081</text:p>
          </table:table-cell>
          <table:table-cell office:value-type="float" office:value="121835" calcext:value-type="float">
            <text:p>121835</text:p>
          </table:table-cell>
          <table:table-cell office:value-type="float" office:value="130739" calcext:value-type="float">
            <text:p>130739</text:p>
          </table:table-cell>
          <table:table-cell office:value-type="float" office:value="128119" calcext:value-type="float">
            <text:p>128119</text:p>
          </table:table-cell>
          <table:table-cell office:value-type="float" office:value="117111" calcext:value-type="float">
            <text:p>11711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75506" calcext:value-type="float">
            <text:p>75506</text:p>
          </table:table-cell>
          <table:table-cell office:value-type="float" office:value="89513" calcext:value-type="float">
            <text:p>89513</text:p>
          </table:table-cell>
          <table:table-cell office:value-type="float" office:value="131549" calcext:value-type="float">
            <text:p>131549</text:p>
          </table:table-cell>
          <table:table-cell office:value-type="float" office:value="79263" calcext:value-type="float">
            <text:p>79263</text:p>
          </table:table-cell>
          <table:table-cell office:value-type="float" office:value="150888" calcext:value-type="float">
            <text:p>150888</text:p>
          </table:table-cell>
          <table:table-cell office:value-type="float" office:value="138854" calcext:value-type="float">
            <text:p>138854</text:p>
          </table:table-cell>
          <table:table-cell office:value-type="float" office:value="122800" calcext:value-type="float">
            <text:p>122800</text:p>
          </table:table-cell>
          <table:table-cell office:value-type="float" office:value="108079" calcext:value-type="float">
            <text:p>108079</text:p>
          </table:table-cell>
          <table:table-cell office:value-type="float" office:value="120862" calcext:value-type="float">
            <text:p>120862</text:p>
          </table:table-cell>
          <table:table-cell office:value-type="float" office:value="113221" calcext:value-type="float">
            <text:p>113221</text:p>
          </table:table-cell>
          <table:table-cell office:value-type="float" office:value="121741" calcext:value-type="float">
            <text:p>121741</text:p>
          </table:table-cell>
          <table:table-cell office:value-type="float" office:value="137610" calcext:value-type="float">
            <text:p>137610</text:p>
          </table:table-cell>
          <table:table-cell office:value-type="float" office:value="126438" calcext:value-type="float">
            <text:p>126438</text:p>
          </table:table-cell>
          <table:table-cell office:value-type="float" office:value="90093" calcext:value-type="float">
            <text:p>90093</text:p>
          </table:table-cell>
          <table:table-cell office:value-type="float" office:value="106953" calcext:value-type="float">
            <text:p>106953</text:p>
          </table:table-cell>
          <table:table-cell office:value-type="float" office:value="111756" calcext:value-type="float">
            <text:p>111756</text:p>
          </table:table-cell>
          <table:table-cell office:value-type="float" office:value="95080" calcext:value-type="float">
            <text:p>9508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5884" calcext:value-type="float">
            <text:p>65884</text:p>
          </table:table-cell>
          <table:table-cell office:value-type="float" office:value="90806" calcext:value-type="float">
            <text:p>90806</text:p>
          </table:table-cell>
          <table:table-cell office:value-type="float" office:value="121071" calcext:value-type="float">
            <text:p>121071</text:p>
          </table:table-cell>
          <table:table-cell office:value-type="float" office:value="77257" calcext:value-type="float">
            <text:p>77257</text:p>
          </table:table-cell>
          <table:table-cell office:value-type="float" office:value="149874" calcext:value-type="float">
            <text:p>149874</text:p>
          </table:table-cell>
          <table:table-cell office:value-type="float" office:value="129008" calcext:value-type="float">
            <text:p>129008</text:p>
          </table:table-cell>
          <table:table-cell office:value-type="float" office:value="110631" calcext:value-type="float">
            <text:p>110631</text:p>
          </table:table-cell>
          <table:table-cell office:value-type="float" office:value="105123" calcext:value-type="float">
            <text:p>105123</text:p>
          </table:table-cell>
          <table:table-cell office:value-type="float" office:value="111684" calcext:value-type="float">
            <text:p>111684</text:p>
          </table:table-cell>
          <table:table-cell office:value-type="float" office:value="110588" calcext:value-type="float">
            <text:p>110588</text:p>
          </table:table-cell>
          <table:table-cell office:value-type="float" office:value="108784" calcext:value-type="float">
            <text:p>108784</text:p>
          </table:table-cell>
          <table:table-cell office:value-type="float" office:value="118963" calcext:value-type="float">
            <text:p>118963</text:p>
          </table:table-cell>
          <table:table-cell office:value-type="float" office:value="116948" calcext:value-type="float">
            <text:p>116948</text:p>
          </table:table-cell>
          <table:table-cell office:value-type="float" office:value="110648" calcext:value-type="float">
            <text:p>110648</text:p>
          </table:table-cell>
          <table:table-cell office:value-type="float" office:value="93729" calcext:value-type="float">
            <text:p>93729</text:p>
          </table:table-cell>
          <table:table-cell office:value-type="float" office:value="87770" calcext:value-type="float">
            <text:p>87770</text:p>
          </table:table-cell>
          <table:table-cell office:value-type="float" office:value="109097" calcext:value-type="float">
            <text:p>109097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72615" calcext:value-type="float">
            <text:p>72615</text:p>
          </table:table-cell>
          <table:table-cell office:value-type="float" office:value="85649" calcext:value-type="float">
            <text:p>85649</text:p>
          </table:table-cell>
          <table:table-cell office:value-type="float" office:value="107192" calcext:value-type="float">
            <text:p>107192</text:p>
          </table:table-cell>
          <table:table-cell office:value-type="float" office:value="73195" calcext:value-type="float">
            <text:p>73195</text:p>
          </table:table-cell>
          <table:table-cell office:value-type="float" office:value="128279" calcext:value-type="float">
            <text:p>128279</text:p>
          </table:table-cell>
          <table:table-cell office:value-type="float" office:value="140017" calcext:value-type="float">
            <text:p>140017</text:p>
          </table:table-cell>
          <table:table-cell office:value-type="float" office:value="125569" calcext:value-type="float">
            <text:p>125569</text:p>
          </table:table-cell>
          <table:table-cell office:value-type="float" office:value="137611" calcext:value-type="float">
            <text:p>137611</text:p>
          </table:table-cell>
          <table:table-cell office:value-type="float" office:value="133441" calcext:value-type="float">
            <text:p>133441</text:p>
          </table:table-cell>
          <table:table-cell office:value-type="float" office:value="136297" calcext:value-type="float">
            <text:p>136297</text:p>
          </table:table-cell>
          <table:table-cell office:value-type="float" office:value="108250" calcext:value-type="float">
            <text:p>108250</text:p>
          </table:table-cell>
          <table:table-cell office:value-type="float" office:value="134845" calcext:value-type="float">
            <text:p>134845</text:p>
          </table:table-cell>
          <table:table-cell office:value-type="float" office:value="129428" calcext:value-type="float">
            <text:p>129428</text:p>
          </table:table-cell>
          <table:table-cell office:value-type="float" office:value="134225" calcext:value-type="float">
            <text:p>134225</text:p>
          </table:table-cell>
          <table:table-cell office:value-type="float" office:value="112762" calcext:value-type="float">
            <text:p>112762</text:p>
          </table:table-cell>
          <table:table-cell office:value-type="float" office:value="109789" calcext:value-type="float">
            <text:p>109789</text:p>
          </table:table-cell>
          <table:table-cell office:value-type="float" office:value="116415" calcext:value-type="float">
            <text:p>11641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84163" calcext:value-type="float">
            <text:p>84163</text:p>
          </table:table-cell>
          <table:table-cell office:value-type="float" office:value="99644" calcext:value-type="float">
            <text:p>99644</text:p>
          </table:table-cell>
          <table:table-cell office:value-type="float" office:value="118944" calcext:value-type="float">
            <text:p>118944</text:p>
          </table:table-cell>
          <table:table-cell office:value-type="float" office:value="79332" calcext:value-type="float">
            <text:p>79332</text:p>
          </table:table-cell>
          <table:table-cell office:value-type="float" office:value="123407" calcext:value-type="float">
            <text:p>123407</text:p>
          </table:table-cell>
          <table:table-cell office:value-type="float" office:value="147121" calcext:value-type="float">
            <text:p>147121</text:p>
          </table:table-cell>
          <table:table-cell office:value-type="float" office:value="147034" calcext:value-type="float">
            <text:p>147034</text:p>
          </table:table-cell>
          <table:table-cell office:value-type="float" office:value="135996" calcext:value-type="float">
            <text:p>135996</text:p>
          </table:table-cell>
          <table:table-cell office:value-type="float" office:value="129586" calcext:value-type="float">
            <text:p>129586</text:p>
          </table:table-cell>
          <table:table-cell office:value-type="float" office:value="145738" calcext:value-type="float">
            <text:p>145738</text:p>
          </table:table-cell>
          <table:table-cell office:value-type="float" office:value="130603" calcext:value-type="float">
            <text:p>130603</text:p>
          </table:table-cell>
          <table:table-cell office:value-type="float" office:value="148398" calcext:value-type="float">
            <text:p>148398</text:p>
          </table:table-cell>
          <table:table-cell office:value-type="float" office:value="138643" calcext:value-type="float">
            <text:p>138643</text:p>
          </table:table-cell>
          <table:table-cell office:value-type="float" office:value="118293" calcext:value-type="float">
            <text:p>118293</text:p>
          </table:table-cell>
          <table:table-cell office:value-type="float" office:value="131036" calcext:value-type="float">
            <text:p>131036</text:p>
          </table:table-cell>
          <table:table-cell office:value-type="float" office:value="127830" calcext:value-type="float">
            <text:p>127830</text:p>
          </table:table-cell>
          <table:table-cell office:value-type="float" office:value="105707" calcext:value-type="float">
            <text:p>105707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61568" calcext:value-type="float">
            <text:p>61568</text:p>
          </table:table-cell>
          <table:table-cell office:value-type="float" office:value="95713" calcext:value-type="float">
            <text:p>95713</text:p>
          </table:table-cell>
          <table:table-cell office:value-type="float" office:value="103427" calcext:value-type="float">
            <text:p>103427</text:p>
          </table:table-cell>
          <table:table-cell office:value-type="float" office:value="66592" calcext:value-type="float">
            <text:p>66592</text:p>
          </table:table-cell>
          <table:table-cell office:value-type="float" office:value="118930" calcext:value-type="float">
            <text:p>118930</text:p>
          </table:table-cell>
          <table:table-cell office:value-type="float" office:value="117794" calcext:value-type="float">
            <text:p>117794</text:p>
          </table:table-cell>
          <table:table-cell office:value-type="float" office:value="117617" calcext:value-type="float">
            <text:p>117617</text:p>
          </table:table-cell>
          <table:table-cell office:value-type="float" office:value="100557" calcext:value-type="float">
            <text:p>100557</text:p>
          </table:table-cell>
          <table:table-cell office:value-type="float" office:value="100325" calcext:value-type="float">
            <text:p>100325</text:p>
          </table:table-cell>
          <table:table-cell office:value-type="float" office:value="110009" calcext:value-type="float">
            <text:p>110009</text:p>
          </table:table-cell>
          <table:table-cell office:value-type="float" office:value="99347" calcext:value-type="float">
            <text:p>99347</text:p>
          </table:table-cell>
          <table:table-cell office:value-type="float" office:value="116662" calcext:value-type="float">
            <text:p>116662</text:p>
          </table:table-cell>
          <table:table-cell office:value-type="float" office:value="112956" calcext:value-type="float">
            <text:p>112956</text:p>
          </table:table-cell>
          <table:table-cell office:value-type="float" office:value="78428" calcext:value-type="float">
            <text:p>78428</text:p>
          </table:table-cell>
          <table:table-cell office:value-type="float" office:value="98842" calcext:value-type="float">
            <text:p>98842</text:p>
          </table:table-cell>
          <table:table-cell office:value-type="float" office:value="108807" calcext:value-type="float">
            <text:p>108807</text:p>
          </table:table-cell>
          <table:table-cell office:value-type="float" office:value="96401" calcext:value-type="float">
            <text:p>9640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63257" calcext:value-type="float">
            <text:p>63257</text:p>
          </table:table-cell>
          <table:table-cell office:value-type="float" office:value="95715" calcext:value-type="float">
            <text:p>95715</text:p>
          </table:table-cell>
          <table:table-cell office:value-type="float" office:value="98322" calcext:value-type="float">
            <text:p>98322</text:p>
          </table:table-cell>
          <table:table-cell office:value-type="float" office:value="67117" calcext:value-type="float">
            <text:p>67117</text:p>
          </table:table-cell>
          <table:table-cell office:value-type="float" office:value="124873" calcext:value-type="float">
            <text:p>124873</text:p>
          </table:table-cell>
          <table:table-cell office:value-type="float" office:value="113280" calcext:value-type="float">
            <text:p>113280</text:p>
          </table:table-cell>
          <table:table-cell office:value-type="float" office:value="109644" calcext:value-type="float">
            <text:p>109644</text:p>
          </table:table-cell>
          <table:table-cell office:value-type="float" office:value="95846" calcext:value-type="float">
            <text:p>95846</text:p>
          </table:table-cell>
          <table:table-cell office:value-type="float" office:value="99332" calcext:value-type="float">
            <text:p>99332</text:p>
          </table:table-cell>
          <table:table-cell office:value-type="float" office:value="89609" calcext:value-type="float">
            <text:p>89609</text:p>
          </table:table-cell>
          <table:table-cell office:value-type="float" office:value="96420" calcext:value-type="float">
            <text:p>96420</text:p>
          </table:table-cell>
          <table:table-cell office:value-type="float" office:value="108990" calcext:value-type="float">
            <text:p>108990</text:p>
          </table:table-cell>
          <table:table-cell office:value-type="float" office:value="110439" calcext:value-type="float">
            <text:p>110439</text:p>
          </table:table-cell>
          <table:table-cell office:value-type="float" office:value="106011" calcext:value-type="float">
            <text:p>106011</text:p>
          </table:table-cell>
          <table:table-cell office:value-type="float" office:value="85629" calcext:value-type="float">
            <text:p>85629</text:p>
          </table:table-cell>
          <table:table-cell office:value-type="float" office:value="94066" calcext:value-type="float">
            <text:p>94066</text:p>
          </table:table-cell>
          <table:table-cell office:value-type="float" office:value="112208" calcext:value-type="float">
            <text:p>11220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81995" calcext:value-type="float">
            <text:p>81995</text:p>
          </table:table-cell>
          <table:table-cell office:value-type="float" office:value="104048" calcext:value-type="float">
            <text:p>104048</text:p>
          </table:table-cell>
          <table:table-cell office:value-type="float" office:value="127273" calcext:value-type="float">
            <text:p>127273</text:p>
          </table:table-cell>
          <table:table-cell office:value-type="float" office:value="74259" calcext:value-type="float">
            <text:p>74259</text:p>
          </table:table-cell>
          <table:table-cell office:value-type="float" office:value="124218" calcext:value-type="float">
            <text:p>124218</text:p>
          </table:table-cell>
          <table:table-cell office:value-type="float" office:value="139383" calcext:value-type="float">
            <text:p>139383</text:p>
          </table:table-cell>
          <table:table-cell office:value-type="float" office:value="132660" calcext:value-type="float">
            <text:p>132660</text:p>
          </table:table-cell>
          <table:table-cell office:value-type="float" office:value="114929" calcext:value-type="float">
            <text:p>114929</text:p>
          </table:table-cell>
          <table:table-cell office:value-type="float" office:value="107060" calcext:value-type="float">
            <text:p>107060</text:p>
          </table:table-cell>
          <table:table-cell office:value-type="float" office:value="125320" calcext:value-type="float">
            <text:p>125320</text:p>
          </table:table-cell>
          <table:table-cell office:value-type="float" office:value="122979" calcext:value-type="float">
            <text:p>122979</text:p>
          </table:table-cell>
          <table:table-cell office:value-type="float" office:value="117834" calcext:value-type="float">
            <text:p>117834</text:p>
          </table:table-cell>
          <table:table-cell office:value-type="float" office:value="120145" calcext:value-type="float">
            <text:p>120145</text:p>
          </table:table-cell>
          <table:table-cell office:value-type="float" office:value="162916" calcext:value-type="float">
            <text:p>162916</text:p>
          </table:table-cell>
          <table:table-cell office:value-type="float" office:value="128103" calcext:value-type="float">
            <text:p>128103</text:p>
          </table:table-cell>
          <table:table-cell office:value-type="float" office:value="109993" calcext:value-type="float">
            <text:p>109993</text:p>
          </table:table-cell>
          <table:table-cell office:value-type="float" office:value="120988" calcext:value-type="float">
            <text:p>120988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18143" calcext:value-type="float">
            <text:p>118143</text:p>
          </table:table-cell>
          <table:table-cell office:value-type="float" office:value="130664" calcext:value-type="float">
            <text:p>130664</text:p>
          </table:table-cell>
          <table:table-cell office:value-type="float" office:value="167707" calcext:value-type="float">
            <text:p>167707</text:p>
          </table:table-cell>
          <table:table-cell office:value-type="float" office:value="85335" calcext:value-type="float">
            <text:p>85335</text:p>
          </table:table-cell>
          <table:table-cell office:value-type="float" office:value="154899" calcext:value-type="float">
            <text:p>154899</text:p>
          </table:table-cell>
          <table:table-cell office:value-type="float" office:value="189101" calcext:value-type="float">
            <text:p>189101</text:p>
          </table:table-cell>
          <table:table-cell office:value-type="float" office:value="190078" calcext:value-type="float">
            <text:p>190078</text:p>
          </table:table-cell>
          <table:table-cell office:value-type="float" office:value="144408" calcext:value-type="float">
            <text:p>144408</text:p>
          </table:table-cell>
          <table:table-cell office:value-type="float" office:value="120532" calcext:value-type="float">
            <text:p>120532</text:p>
          </table:table-cell>
          <table:table-cell office:value-type="float" office:value="190170" calcext:value-type="float">
            <text:p>190170</text:p>
          </table:table-cell>
          <table:table-cell office:value-type="float" office:value="183796" calcext:value-type="float">
            <text:p>183796</text:p>
          </table:table-cell>
          <table:table-cell office:value-type="float" office:value="164296" calcext:value-type="float">
            <text:p>164296</text:p>
          </table:table-cell>
          <table:table-cell office:value-type="float" office:value="178229" calcext:value-type="float">
            <text:p>178229</text:p>
          </table:table-cell>
          <table:table-cell office:value-type="float" office:value="160916" calcext:value-type="float">
            <text:p>160916</text:p>
          </table:table-cell>
          <table:table-cell office:value-type="float" office:value="184335" calcext:value-type="float">
            <text:p>184335</text:p>
          </table:table-cell>
          <table:table-cell office:value-type="float" office:value="174974" calcext:value-type="float">
            <text:p>174974</text:p>
          </table:table-cell>
          <table:table-cell office:value-type="float" office:value="147325" calcext:value-type="float">
            <text:p>14732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28277" calcext:value-type="float">
            <text:p>128277</text:p>
          </table:table-cell>
          <table:table-cell office:value-type="float" office:value="140922" calcext:value-type="float">
            <text:p>140922</text:p>
          </table:table-cell>
          <table:table-cell office:value-type="float" office:value="153237" calcext:value-type="float">
            <text:p>153237</text:p>
          </table:table-cell>
          <table:table-cell office:value-type="float" office:value="78362" calcext:value-type="float">
            <text:p>78362</text:p>
          </table:table-cell>
          <table:table-cell office:value-type="float" office:value="159221" calcext:value-type="float">
            <text:p>159221</text:p>
          </table:table-cell>
          <table:table-cell office:value-type="float" office:value="180394" calcext:value-type="float">
            <text:p>180394</text:p>
          </table:table-cell>
          <table:table-cell office:value-type="float" office:value="193470" calcext:value-type="float">
            <text:p>193470</text:p>
          </table:table-cell>
          <table:table-cell office:value-type="float" office:value="149427" calcext:value-type="float">
            <text:p>149427</text:p>
          </table:table-cell>
          <table:table-cell office:value-type="float" office:value="127787" calcext:value-type="float">
            <text:p>127787</text:p>
          </table:table-cell>
          <table:table-cell office:value-type="float" office:value="189909" calcext:value-type="float">
            <text:p>189909</text:p>
          </table:table-cell>
          <table:table-cell office:value-type="float" office:value="190610" calcext:value-type="float">
            <text:p>190610</text:p>
          </table:table-cell>
          <table:table-cell office:value-type="float" office:value="166140" calcext:value-type="float">
            <text:p>166140</text:p>
          </table:table-cell>
          <table:table-cell office:value-type="float" office:value="178178" calcext:value-type="float">
            <text:p>178178</text:p>
          </table:table-cell>
          <table:table-cell office:value-type="float" office:value="147905" calcext:value-type="float">
            <text:p>147905</text:p>
          </table:table-cell>
          <table:table-cell office:value-type="float" office:value="164302" calcext:value-type="float">
            <text:p>164302</text:p>
          </table:table-cell>
          <table:table-cell office:value-type="float" office:value="151284" calcext:value-type="float">
            <text:p>151284</text:p>
          </table:table-cell>
          <table:table-cell office:value-type="float" office:value="138967" calcext:value-type="float">
            <text:p>138967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61021" calcext:value-type="float">
            <text:p>161021</text:p>
          </table:table-cell>
          <table:table-cell office:value-type="float" office:value="196894" calcext:value-type="float">
            <text:p>196894</text:p>
          </table:table-cell>
          <table:table-cell office:value-type="float" office:value="211083" calcext:value-type="float">
            <text:p>211083</text:p>
          </table:table-cell>
          <table:table-cell office:value-type="float" office:value="76176" calcext:value-type="float">
            <text:p>76176</text:p>
          </table:table-cell>
          <table:table-cell office:value-type="float" office:value="205690" calcext:value-type="float">
            <text:p>205690</text:p>
          </table:table-cell>
          <table:table-cell office:value-type="float" office:value="228638" calcext:value-type="float">
            <text:p>228638</text:p>
          </table:table-cell>
          <table:table-cell office:value-type="float" office:value="221034" calcext:value-type="float">
            <text:p>221034</text:p>
          </table:table-cell>
          <table:table-cell office:value-type="float" office:value="192167" calcext:value-type="float">
            <text:p>192167</text:p>
          </table:table-cell>
          <table:table-cell office:value-type="float" office:value="168618" calcext:value-type="float">
            <text:p>168618</text:p>
          </table:table-cell>
          <table:table-cell office:value-type="float" office:value="218061" calcext:value-type="float">
            <text:p>218061</text:p>
          </table:table-cell>
          <table:table-cell office:value-type="float" office:value="196515" calcext:value-type="float">
            <text:p>196515</text:p>
          </table:table-cell>
          <table:table-cell office:value-type="float" office:value="207784" calcext:value-type="float">
            <text:p>207784</text:p>
          </table:table-cell>
          <table:table-cell office:value-type="float" office:value="194093" calcext:value-type="float">
            <text:p>194093</text:p>
          </table:table-cell>
          <table:table-cell office:value-type="float" office:value="135633" calcext:value-type="float">
            <text:p>135633</text:p>
          </table:table-cell>
          <table:table-cell office:value-type="float" office:value="162156" calcext:value-type="float">
            <text:p>162156</text:p>
          </table:table-cell>
          <table:table-cell office:value-type="float" office:value="159728" calcext:value-type="float">
            <text:p>159728</text:p>
          </table:table-cell>
          <table:table-cell office:value-type="float" office:value="143426" calcext:value-type="float">
            <text:p>14342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05605" calcext:value-type="float">
            <text:p>105605</text:p>
          </table:table-cell>
          <table:table-cell office:value-type="float" office:value="158362" calcext:value-type="float">
            <text:p>158362</text:p>
          </table:table-cell>
          <table:table-cell office:value-type="float" office:value="162739" calcext:value-type="float">
            <text:p>162739</text:p>
          </table:table-cell>
          <table:table-cell office:value-type="float" office:value="64499" calcext:value-type="float">
            <text:p>64499</text:p>
          </table:table-cell>
          <table:table-cell office:value-type="float" office:value="152564" calcext:value-type="float">
            <text:p>152564</text:p>
          </table:table-cell>
          <table:table-cell office:value-type="float" office:value="179363" calcext:value-type="float">
            <text:p>179363</text:p>
          </table:table-cell>
          <table:table-cell office:value-type="float" office:value="168215" calcext:value-type="float">
            <text:p>168215</text:p>
          </table:table-cell>
          <table:table-cell office:value-type="float" office:value="143821" calcext:value-type="float">
            <text:p>143821</text:p>
          </table:table-cell>
          <table:table-cell office:value-type="float" office:value="140779" calcext:value-type="float">
            <text:p>140779</text:p>
          </table:table-cell>
          <table:table-cell office:value-type="float" office:value="154869" calcext:value-type="float">
            <text:p>154869</text:p>
          </table:table-cell>
          <table:table-cell office:value-type="float" office:value="149484" calcext:value-type="float">
            <text:p>149484</text:p>
          </table:table-cell>
          <table:table-cell office:value-type="float" office:value="171458" calcext:value-type="float">
            <text:p>171458</text:p>
          </table:table-cell>
          <table:table-cell office:value-type="float" office:value="150461" calcext:value-type="float">
            <text:p>150461</text:p>
          </table:table-cell>
          <table:table-cell office:value-type="float" office:value="154708" calcext:value-type="float">
            <text:p>154708</text:p>
          </table:table-cell>
          <table:table-cell office:value-type="float" office:value="140533" calcext:value-type="float">
            <text:p>140533</text:p>
          </table:table-cell>
          <table:table-cell office:value-type="float" office:value="149064" calcext:value-type="float">
            <text:p>149064</text:p>
          </table:table-cell>
          <table:table-cell office:value-type="float" office:value="126983" calcext:value-type="float">
            <text:p>12698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71293" calcext:value-type="float">
            <text:p>71293</text:p>
          </table:table-cell>
          <table:table-cell office:value-type="float" office:value="81403" calcext:value-type="float">
            <text:p>81403</text:p>
          </table:table-cell>
          <table:table-cell office:value-type="float" office:value="76813" calcext:value-type="float">
            <text:p>76813</text:p>
          </table:table-cell>
          <table:table-cell office:value-type="float" office:value="43324" calcext:value-type="float">
            <text:p>43324</text:p>
          </table:table-cell>
          <table:table-cell office:value-type="float" office:value="97929" calcext:value-type="float">
            <text:p>97929</text:p>
          </table:table-cell>
          <table:table-cell office:value-type="float" office:value="104406" calcext:value-type="float">
            <text:p>104406</text:p>
          </table:table-cell>
          <table:table-cell office:value-type="float" office:value="104150" calcext:value-type="float">
            <text:p>104150</text:p>
          </table:table-cell>
          <table:table-cell office:value-type="float" office:value="84596" calcext:value-type="float">
            <text:p>84596</text:p>
          </table:table-cell>
          <table:table-cell office:value-type="float" office:value="89524" calcext:value-type="float">
            <text:p>89524</text:p>
          </table:table-cell>
          <table:table-cell office:value-type="float" office:value="98831" calcext:value-type="float">
            <text:p>98831</text:p>
          </table:table-cell>
          <table:table-cell office:value-type="float" office:value="104614" calcext:value-type="float">
            <text:p>104614</text:p>
          </table:table-cell>
          <table:table-cell office:value-type="float" office:value="101645" calcext:value-type="float">
            <text:p>101645</text:p>
          </table:table-cell>
          <table:table-cell office:value-type="float" office:value="100190" calcext:value-type="float">
            <text:p>100190</text:p>
          </table:table-cell>
          <table:table-cell office:value-type="float" office:value="93645" calcext:value-type="float">
            <text:p>93645</text:p>
          </table:table-cell>
          <table:table-cell office:value-type="float" office:value="97326" calcext:value-type="float">
            <text:p>97326</text:p>
          </table:table-cell>
          <table:table-cell office:value-type="float" office:value="104571" calcext:value-type="float">
            <text:p>104571</text:p>
          </table:table-cell>
          <table:table-cell office:value-type="float" office:value="101257" calcext:value-type="float">
            <text:p>10125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84011" calcext:value-type="float">
            <text:p>84011</text:p>
          </table:table-cell>
          <table:table-cell office:value-type="float" office:value="94079" calcext:value-type="float">
            <text:p>94079</text:p>
          </table:table-cell>
          <table:table-cell office:value-type="float" office:value="76670" calcext:value-type="float">
            <text:p>76670</text:p>
          </table:table-cell>
          <table:table-cell office:value-type="float" office:value="49119" calcext:value-type="float">
            <text:p>49119</text:p>
          </table:table-cell>
          <table:table-cell office:value-type="float" office:value="89983" calcext:value-type="float">
            <text:p>89983</text:p>
          </table:table-cell>
          <table:table-cell office:value-type="float" office:value="95143" calcext:value-type="float">
            <text:p>95143</text:p>
          </table:table-cell>
          <table:table-cell office:value-type="float" office:value="113965" calcext:value-type="float">
            <text:p>113965</text:p>
          </table:table-cell>
          <table:table-cell office:value-type="float" office:value="84091" calcext:value-type="float">
            <text:p>84091</text:p>
          </table:table-cell>
          <table:table-cell office:value-type="float" office:value="75735" calcext:value-type="float">
            <text:p>75735</text:p>
          </table:table-cell>
          <table:table-cell office:value-type="float" office:value="94235" calcext:value-type="float">
            <text:p>94235</text:p>
          </table:table-cell>
          <table:table-cell office:value-type="float" office:value="117184" calcext:value-type="float">
            <text:p>117184</text:p>
          </table:table-cell>
          <table:table-cell office:value-type="float" office:value="96879" calcext:value-type="float">
            <text:p>96879</text:p>
          </table:table-cell>
          <table:table-cell office:value-type="float" office:value="108376" calcext:value-type="float">
            <text:p>108376</text:p>
          </table:table-cell>
          <table:table-cell office:value-type="float" office:value="95330" calcext:value-type="float">
            <text:p>95330</text:p>
          </table:table-cell>
          <table:table-cell office:value-type="float" office:value="98919" calcext:value-type="float">
            <text:p>98919</text:p>
          </table:table-cell>
          <table:table-cell office:value-type="float" office:value="94051" calcext:value-type="float">
            <text:p>94051</text:p>
          </table:table-cell>
          <table:table-cell office:value-type="float" office:value="92801" calcext:value-type="float">
            <text:p>9280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17812" calcext:value-type="float">
            <text:p>117812</text:p>
          </table:table-cell>
          <table:table-cell office:value-type="float" office:value="107578" calcext:value-type="float">
            <text:p>107578</text:p>
          </table:table-cell>
          <table:table-cell office:value-type="float" office:value="87222" calcext:value-type="float">
            <text:p>87222</text:p>
          </table:table-cell>
          <table:table-cell office:value-type="float" office:value="53053" calcext:value-type="float">
            <text:p>53053</text:p>
          </table:table-cell>
          <table:table-cell office:value-type="float" office:value="93523" calcext:value-type="float">
            <text:p>93523</text:p>
          </table:table-cell>
          <table:table-cell office:value-type="float" office:value="96193" calcext:value-type="float">
            <text:p>96193</text:p>
          </table:table-cell>
          <table:table-cell office:value-type="float" office:value="125074" calcext:value-type="float">
            <text:p>125074</text:p>
          </table:table-cell>
          <table:table-cell office:value-type="float" office:value="90236" calcext:value-type="float">
            <text:p>90236</text:p>
          </table:table-cell>
          <table:table-cell office:value-type="float" office:value="86483" calcext:value-type="float">
            <text:p>86483</text:p>
          </table:table-cell>
          <table:table-cell office:value-type="float" office:value="105243" calcext:value-type="float">
            <text:p>105243</text:p>
          </table:table-cell>
          <table:table-cell office:value-type="float" office:value="131668" calcext:value-type="float">
            <text:p>131668</text:p>
          </table:table-cell>
          <table:table-cell office:value-type="float" office:value="114709" calcext:value-type="float">
            <text:p>114709</text:p>
          </table:table-cell>
          <table:table-cell office:value-type="float" office:value="131603" calcext:value-type="float">
            <text:p>131603</text:p>
          </table:table-cell>
          <table:table-cell office:value-type="float" office:value="98110" calcext:value-type="float">
            <text:p>98110</text:p>
          </table:table-cell>
          <table:table-cell office:value-type="float" office:value="109582" calcext:value-type="float">
            <text:p>109582</text:p>
          </table:table-cell>
          <table:table-cell office:value-type="float" office:value="97420" calcext:value-type="float">
            <text:p>97420</text:p>
          </table:table-cell>
          <table:table-cell office:value-type="float" office:value="116150" calcext:value-type="float">
            <text:p>11615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24598" calcext:value-type="float">
            <text:p>124598</text:p>
          </table:table-cell>
          <table:table-cell office:value-type="float" office:value="176205" calcext:value-type="float">
            <text:p>176205</text:p>
          </table:table-cell>
          <table:table-cell office:value-type="float" office:value="114390" calcext:value-type="float">
            <text:p>114390</text:p>
          </table:table-cell>
          <table:table-cell office:value-type="float" office:value="64059" calcext:value-type="float">
            <text:p>64059</text:p>
          </table:table-cell>
          <table:table-cell office:value-type="float" office:value="120721" calcext:value-type="float">
            <text:p>120721</text:p>
          </table:table-cell>
          <table:table-cell office:value-type="float" office:value="134354" calcext:value-type="float">
            <text:p>134354</text:p>
          </table:table-cell>
          <table:table-cell office:value-type="float" office:value="142289" calcext:value-type="float">
            <text:p>142289</text:p>
          </table:table-cell>
          <table:table-cell office:value-type="float" office:value="116965" calcext:value-type="float">
            <text:p>116965</text:p>
          </table:table-cell>
          <table:table-cell office:value-type="float" office:value="116673" calcext:value-type="float">
            <text:p>116673</text:p>
          </table:table-cell>
          <table:table-cell office:value-type="float" office:value="125455" calcext:value-type="float">
            <text:p>125455</text:p>
          </table:table-cell>
          <table:table-cell office:value-type="float" office:value="131285" calcext:value-type="float">
            <text:p>131285</text:p>
          </table:table-cell>
          <table:table-cell office:value-type="float" office:value="112674" calcext:value-type="float">
            <text:p>112674</text:p>
          </table:table-cell>
          <table:table-cell office:value-type="float" office:value="114000" calcext:value-type="float">
            <text:p>114000</text:p>
          </table:table-cell>
          <table:table-cell office:value-type="float" office:value="155025" calcext:value-type="float">
            <text:p>155025</text:p>
          </table:table-cell>
          <table:table-cell office:value-type="float" office:value="97466" calcext:value-type="float">
            <text:p>97466</text:p>
          </table:table-cell>
          <table:table-cell office:value-type="float" office:value="88759" calcext:value-type="float">
            <text:p>88759</text:p>
          </table:table-cell>
          <table:table-cell office:value-type="float" office:value="132027" calcext:value-type="float">
            <text:p>13202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73938" calcext:value-type="float">
            <text:p>73938</text:p>
          </table:table-cell>
          <table:table-cell office:value-type="float" office:value="97500" calcext:value-type="float">
            <text:p>97500</text:p>
          </table:table-cell>
          <table:table-cell office:value-type="float" office:value="76453" calcext:value-type="float">
            <text:p>76453</text:p>
          </table:table-cell>
          <table:table-cell office:value-type="float" office:value="60114" calcext:value-type="float">
            <text:p>60114</text:p>
          </table:table-cell>
          <table:table-cell office:value-type="float" office:value="97799" calcext:value-type="float">
            <text:p>97799</text:p>
          </table:table-cell>
          <table:table-cell office:value-type="float" office:value="112448" calcext:value-type="float">
            <text:p>112448</text:p>
          </table:table-cell>
          <table:table-cell office:value-type="float" office:value="107963" calcext:value-type="float">
            <text:p>107963</text:p>
          </table:table-cell>
          <table:table-cell office:value-type="float" office:value="103002" calcext:value-type="float">
            <text:p>103002</text:p>
          </table:table-cell>
          <table:table-cell office:value-type="float" office:value="87042" calcext:value-type="float">
            <text:p>87042</text:p>
          </table:table-cell>
          <table:table-cell office:value-type="float" office:value="119025" calcext:value-type="float">
            <text:p>119025</text:p>
          </table:table-cell>
          <table:table-cell office:value-type="float" office:value="139672" calcext:value-type="float">
            <text:p>139672</text:p>
          </table:table-cell>
          <table:table-cell office:value-type="float" office:value="126693" calcext:value-type="float">
            <text:p>126693</text:p>
          </table:table-cell>
          <table:table-cell office:value-type="float" office:value="124723" calcext:value-type="float">
            <text:p>124723</text:p>
          </table:table-cell>
          <table:table-cell office:value-type="float" office:value="128212" calcext:value-type="float">
            <text:p>128212</text:p>
          </table:table-cell>
          <table:table-cell office:value-type="float" office:value="126550" calcext:value-type="float">
            <text:p>126550</text:p>
          </table:table-cell>
          <table:table-cell office:value-type="float" office:value="118938" calcext:value-type="float">
            <text:p>118938</text:p>
          </table:table-cell>
          <table:table-cell office:value-type="float" office:value="113695" calcext:value-type="float">
            <text:p>11369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05913" calcext:value-type="float">
            <text:p>105913</text:p>
          </table:table-cell>
          <table:table-cell office:value-type="float" office:value="74700" calcext:value-type="float">
            <text:p>74700</text:p>
          </table:table-cell>
          <table:table-cell office:value-type="float" office:value="68127" calcext:value-type="float">
            <text:p>68127</text:p>
          </table:table-cell>
          <table:table-cell office:value-type="float" office:value="66719" calcext:value-type="float">
            <text:p>66719</text:p>
          </table:table-cell>
          <table:table-cell office:value-type="float" office:value="80153" calcext:value-type="float">
            <text:p>80153</text:p>
          </table:table-cell>
          <table:table-cell office:value-type="float" office:value="100106" calcext:value-type="float">
            <text:p>100106</text:p>
          </table:table-cell>
          <table:table-cell office:value-type="float" office:value="112465" calcext:value-type="float">
            <text:p>112465</text:p>
          </table:table-cell>
          <table:table-cell office:value-type="float" office:value="87169" calcext:value-type="float">
            <text:p>87169</text:p>
          </table:table-cell>
          <table:table-cell office:value-type="float" office:value="80468" calcext:value-type="float">
            <text:p>80468</text:p>
          </table:table-cell>
          <table:table-cell office:value-type="float" office:value="141317" calcext:value-type="float">
            <text:p>141317</text:p>
          </table:table-cell>
          <table:table-cell office:value-type="float" office:value="178037" calcext:value-type="float">
            <text:p>178037</text:p>
          </table:table-cell>
          <table:table-cell office:value-type="float" office:value="139478" calcext:value-type="float">
            <text:p>139478</text:p>
          </table:table-cell>
          <table:table-cell office:value-type="float" office:value="164028" calcext:value-type="float">
            <text:p>164028</text:p>
          </table:table-cell>
          <table:table-cell office:value-type="float" office:value="106210" calcext:value-type="float">
            <text:p>106210</text:p>
          </table:table-cell>
          <table:table-cell office:value-type="float" office:value="152388" calcext:value-type="float">
            <text:p>152388</text:p>
          </table:table-cell>
          <table:table-cell office:value-type="float" office:value="133428" calcext:value-type="float">
            <text:p>133428</text:p>
          </table:table-cell>
          <table:table-cell office:value-type="float" office:value="111927" calcext:value-type="float">
            <text:p>111927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25160" calcext:value-type="float">
            <text:p>125160</text:p>
          </table:table-cell>
          <table:table-cell office:value-type="float" office:value="111193" calcext:value-type="float">
            <text:p>111193</text:p>
          </table:table-cell>
          <table:table-cell office:value-type="float" office:value="61185" calcext:value-type="float">
            <text:p>61185</text:p>
          </table:table-cell>
          <table:table-cell office:value-type="float" office:value="54469" calcext:value-type="float">
            <text:p>54469</text:p>
          </table:table-cell>
          <table:table-cell office:value-type="float" office:value="73751" calcext:value-type="float">
            <text:p>73751</text:p>
          </table:table-cell>
          <table:table-cell office:value-type="float" office:value="72093" calcext:value-type="float">
            <text:p>72093</text:p>
          </table:table-cell>
          <table:table-cell office:value-type="float" office:value="99641" calcext:value-type="float">
            <text:p>99641</text:p>
          </table:table-cell>
          <table:table-cell office:value-type="float" office:value="79359" calcext:value-type="float">
            <text:p>79359</text:p>
          </table:table-cell>
          <table:table-cell office:value-type="float" office:value="76584" calcext:value-type="float">
            <text:p>76584</text:p>
          </table:table-cell>
          <table:table-cell office:value-type="float" office:value="108188" calcext:value-type="float">
            <text:p>108188</text:p>
          </table:table-cell>
          <table:table-cell office:value-type="float" office:value="125308" calcext:value-type="float">
            <text:p>125308</text:p>
          </table:table-cell>
          <table:table-cell office:value-type="float" office:value="94348" calcext:value-type="float">
            <text:p>94348</text:p>
          </table:table-cell>
          <table:table-cell office:value-type="float" office:value="96691" calcext:value-type="float">
            <text:p>96691</text:p>
          </table:table-cell>
          <table:table-cell office:value-type="float" office:value="108950" calcext:value-type="float">
            <text:p>108950</text:p>
          </table:table-cell>
          <table:table-cell office:value-type="float" office:value="100339" calcext:value-type="float">
            <text:p>100339</text:p>
          </table:table-cell>
          <table:table-cell office:value-type="float" office:value="111521" calcext:value-type="float">
            <text:p>111521</text:p>
          </table:table-cell>
          <table:table-cell office:value-type="float" office:value="88027" calcext:value-type="float">
            <text:p>8802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46512" calcext:value-type="float">
            <text:p>146512</text:p>
          </table:table-cell>
          <table:table-cell office:value-type="float" office:value="127507" calcext:value-type="float">
            <text:p>127507</text:p>
          </table:table-cell>
          <table:table-cell office:value-type="float" office:value="63526" calcext:value-type="float">
            <text:p>63526</text:p>
          </table:table-cell>
          <table:table-cell office:value-type="float" office:value="62095" calcext:value-type="float">
            <text:p>62095</text:p>
          </table:table-cell>
          <table:table-cell office:value-type="float" office:value="84779" calcext:value-type="float">
            <text:p>84779</text:p>
          </table:table-cell>
          <table:table-cell office:value-type="float" office:value="84587" calcext:value-type="float">
            <text:p>84587</text:p>
          </table:table-cell>
          <table:table-cell office:value-type="float" office:value="110561" calcext:value-type="float">
            <text:p>110561</text:p>
          </table:table-cell>
          <table:table-cell office:value-type="float" office:value="74274" calcext:value-type="float">
            <text:p>74274</text:p>
          </table:table-cell>
          <table:table-cell office:value-type="float" office:value="78862" calcext:value-type="float">
            <text:p>78862</text:p>
          </table:table-cell>
          <table:table-cell office:value-type="float" office:value="124267" calcext:value-type="float">
            <text:p>124267</text:p>
          </table:table-cell>
          <table:table-cell office:value-type="float" office:value="170233" calcext:value-type="float">
            <text:p>170233</text:p>
          </table:table-cell>
          <table:table-cell office:value-type="float" office:value="115075" calcext:value-type="float">
            <text:p>115075</text:p>
          </table:table-cell>
          <table:table-cell office:value-type="float" office:value="142024" calcext:value-type="float">
            <text:p>142024</text:p>
          </table:table-cell>
          <table:table-cell office:value-type="float" office:value="154949" calcext:value-type="float">
            <text:p>154949</text:p>
          </table:table-cell>
          <table:table-cell office:value-type="float" office:value="142933" calcext:value-type="float">
            <text:p>142933</text:p>
          </table:table-cell>
          <table:table-cell office:value-type="float" office:value="139970" calcext:value-type="float">
            <text:p>139970</text:p>
          </table:table-cell>
          <table:table-cell office:value-type="float" office:value="149846" calcext:value-type="float">
            <text:p>149846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35577" calcext:value-type="float">
            <text:p>135577</text:p>
          </table:table-cell>
          <table:table-cell office:value-type="float" office:value="85512" calcext:value-type="float">
            <text:p>85512</text:p>
          </table:table-cell>
          <table:table-cell office:value-type="float" office:value="78090" calcext:value-type="float">
            <text:p>78090</text:p>
          </table:table-cell>
          <table:table-cell office:value-type="float" office:value="86646" calcext:value-type="float">
            <text:p>86646</text:p>
          </table:table-cell>
          <table:table-cell office:value-type="float" office:value="102300" calcext:value-type="float">
            <text:p>102300</text:p>
          </table:table-cell>
          <table:table-cell office:value-type="float" office:value="86868" calcext:value-type="float">
            <text:p>86868</text:p>
          </table:table-cell>
          <table:table-cell office:value-type="float" office:value="95882" calcext:value-type="float">
            <text:p>95882</text:p>
          </table:table-cell>
          <table:table-cell office:value-type="float" office:value="83495" calcext:value-type="float">
            <text:p>83495</text:p>
          </table:table-cell>
          <table:table-cell office:value-type="float" office:value="105734" calcext:value-type="float">
            <text:p>105734</text:p>
          </table:table-cell>
          <table:table-cell office:value-type="float" office:value="96239" calcext:value-type="float">
            <text:p>96239</text:p>
          </table:table-cell>
          <table:table-cell office:value-type="float" office:value="111573" calcext:value-type="float">
            <text:p>111573</text:p>
          </table:table-cell>
          <table:table-cell office:value-type="float" office:value="93398" calcext:value-type="float">
            <text:p>93398</text:p>
          </table:table-cell>
          <table:table-cell office:value-type="float" office:value="89775" calcext:value-type="float">
            <text:p>89775</text:p>
          </table:table-cell>
          <table:table-cell office:value-type="float" office:value="119692" calcext:value-type="float">
            <text:p>119692</text:p>
          </table:table-cell>
          <table:table-cell office:value-type="float" office:value="79230" calcext:value-type="float">
            <text:p>79230</text:p>
          </table:table-cell>
          <table:table-cell office:value-type="float" office:value="67125" calcext:value-type="float">
            <text:p>67125</text:p>
          </table:table-cell>
          <table:table-cell office:value-type="float" office:value="162287" calcext:value-type="float">
            <text:p>162287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55134" calcext:value-type="float">
            <text:p>155134</text:p>
          </table:table-cell>
          <table:table-cell office:value-type="float" office:value="157643" calcext:value-type="float">
            <text:p>157643</text:p>
          </table:table-cell>
          <table:table-cell office:value-type="float" office:value="79327" calcext:value-type="float">
            <text:p>79327</text:p>
          </table:table-cell>
          <table:table-cell office:value-type="float" office:value="65133" calcext:value-type="float">
            <text:p>65133</text:p>
          </table:table-cell>
          <table:table-cell office:value-type="float" office:value="94493" calcext:value-type="float">
            <text:p>94493</text:p>
          </table:table-cell>
          <table:table-cell office:value-type="float" office:value="99613" calcext:value-type="float">
            <text:p>99613</text:p>
          </table:table-cell>
          <table:table-cell office:value-type="float" office:value="165730" calcext:value-type="float">
            <text:p>165730</text:p>
          </table:table-cell>
          <table:table-cell office:value-type="float" office:value="68963" calcext:value-type="float">
            <text:p>68963</text:p>
          </table:table-cell>
          <table:table-cell office:value-type="float" office:value="95536" calcext:value-type="float">
            <text:p>95536</text:p>
          </table:table-cell>
          <table:table-cell office:value-type="float" office:value="156047" calcext:value-type="float">
            <text:p>156047</text:p>
          </table:table-cell>
          <table:table-cell office:value-type="float" office:value="189861" calcext:value-type="float">
            <text:p>189861</text:p>
          </table:table-cell>
          <table:table-cell office:value-type="float" office:value="107268" calcext:value-type="float">
            <text:p>107268</text:p>
          </table:table-cell>
          <table:table-cell office:value-type="float" office:value="133829" calcext:value-type="float">
            <text:p>133829</text:p>
          </table:table-cell>
          <table:table-cell office:value-type="float" office:value="122039" calcext:value-type="float">
            <text:p>122039</text:p>
          </table:table-cell>
          <table:table-cell office:value-type="float" office:value="136227" calcext:value-type="float">
            <text:p>136227</text:p>
          </table:table-cell>
          <table:table-cell office:value-type="float" office:value="89640" calcext:value-type="float">
            <text:p>89640</text:p>
          </table:table-cell>
          <table:table-cell office:value-type="float" office:value="128175" calcext:value-type="float">
            <text:p>12817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71881" calcext:value-type="float">
            <text:p>171881</text:p>
          </table:table-cell>
          <table:table-cell office:value-type="float" office:value="138165" calcext:value-type="float">
            <text:p>138165</text:p>
          </table:table-cell>
          <table:table-cell office:value-type="float" office:value="80686" calcext:value-type="float">
            <text:p>80686</text:p>
          </table:table-cell>
          <table:table-cell office:value-type="float" office:value="71390" calcext:value-type="float">
            <text:p>71390</text:p>
          </table:table-cell>
          <table:table-cell office:value-type="float" office:value="113004" calcext:value-type="float">
            <text:p>113004</text:p>
          </table:table-cell>
          <table:table-cell office:value-type="float" office:value="110476" calcext:value-type="float">
            <text:p>110476</text:p>
          </table:table-cell>
          <table:table-cell office:value-type="float" office:value="150585" calcext:value-type="float">
            <text:p>150585</text:p>
          </table:table-cell>
          <table:table-cell office:value-type="float" office:value="92336" calcext:value-type="float">
            <text:p>92336</text:p>
          </table:table-cell>
          <table:table-cell office:value-type="float" office:value="117390" calcext:value-type="float">
            <text:p>117390</text:p>
          </table:table-cell>
          <table:table-cell office:value-type="float" office:value="158146" calcext:value-type="float">
            <text:p>158146</text:p>
          </table:table-cell>
          <table:table-cell office:value-type="float" office:value="208827" calcext:value-type="float">
            <text:p>208827</text:p>
          </table:table-cell>
          <table:table-cell office:value-type="float" office:value="190093" calcext:value-type="float">
            <text:p>190093</text:p>
          </table:table-cell>
          <table:table-cell office:value-type="float" office:value="206745" calcext:value-type="float">
            <text:p>206745</text:p>
          </table:table-cell>
          <table:table-cell office:value-type="float" office:value="125431" calcext:value-type="float">
            <text:p>125431</text:p>
          </table:table-cell>
          <table:table-cell office:value-type="float" office:value="229478" calcext:value-type="float">
            <text:p>229478</text:p>
          </table:table-cell>
          <table:table-cell office:value-type="float" office:value="210708" calcext:value-type="float">
            <text:p>210708</text:p>
          </table:table-cell>
          <table:table-cell office:value-type="float" office:value="152095" calcext:value-type="float">
            <text:p>15209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36429" calcext:value-type="float">
            <text:p>136429</text:p>
          </table:table-cell>
          <table:table-cell office:value-type="float" office:value="86853" calcext:value-type="float">
            <text:p>86853</text:p>
          </table:table-cell>
          <table:table-cell office:value-type="float" office:value="93890" calcext:value-type="float">
            <text:p>93890</text:p>
          </table:table-cell>
          <table:table-cell office:value-type="float" office:value="71463" calcext:value-type="float">
            <text:p>71463</text:p>
          </table:table-cell>
          <table:table-cell office:value-type="float" office:value="114468" calcext:value-type="float">
            <text:p>114468</text:p>
          </table:table-cell>
          <table:table-cell office:value-type="float" office:value="135213" calcext:value-type="float">
            <text:p>135213</text:p>
          </table:table-cell>
          <table:table-cell office:value-type="float" office:value="188277" calcext:value-type="float">
            <text:p>188277</text:p>
          </table:table-cell>
          <table:table-cell office:value-type="float" office:value="124810" calcext:value-type="float">
            <text:p>124810</text:p>
          </table:table-cell>
          <table:table-cell office:value-type="float" office:value="127546" calcext:value-type="float">
            <text:p>127546</text:p>
          </table:table-cell>
          <table:table-cell office:value-type="float" office:value="202009" calcext:value-type="float">
            <text:p>202009</text:p>
          </table:table-cell>
          <table:table-cell office:value-type="float" office:value="214304" calcext:value-type="float">
            <text:p>214304</text:p>
          </table:table-cell>
          <table:table-cell office:value-type="float" office:value="189960" calcext:value-type="float">
            <text:p>189960</text:p>
          </table:table-cell>
          <table:table-cell office:value-type="float" office:value="208476" calcext:value-type="float">
            <text:p>208476</text:p>
          </table:table-cell>
          <table:table-cell office:value-type="float" office:value="163940" calcext:value-type="float">
            <text:p>163940</text:p>
          </table:table-cell>
          <table:table-cell office:value-type="float" office:value="205020" calcext:value-type="float">
            <text:p>205020</text:p>
          </table:table-cell>
          <table:table-cell office:value-type="float" office:value="158953" calcext:value-type="float">
            <text:p>158953</text:p>
          </table:table-cell>
          <table:table-cell office:value-type="float" office:value="112609" calcext:value-type="float">
            <text:p>11260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87647" calcext:value-type="float">
            <text:p>187647</text:p>
          </table:table-cell>
          <table:table-cell office:value-type="float" office:value="133023" calcext:value-type="float">
            <text:p>133023</text:p>
          </table:table-cell>
          <table:table-cell office:value-type="float" office:value="70981" calcext:value-type="float">
            <text:p>70981</text:p>
          </table:table-cell>
          <table:table-cell office:value-type="float" office:value="128165" calcext:value-type="float">
            <text:p>128165</text:p>
          </table:table-cell>
          <table:table-cell office:value-type="float" office:value="82563" calcext:value-type="float">
            <text:p>82563</text:p>
          </table:table-cell>
          <table:table-cell office:value-type="float" office:value="84023" calcext:value-type="float">
            <text:p>84023</text:p>
          </table:table-cell>
          <table:table-cell office:value-type="float" office:value="97604" calcext:value-type="float">
            <text:p>97604</text:p>
          </table:table-cell>
          <table:table-cell office:value-type="float" office:value="104483" calcext:value-type="float">
            <text:p>104483</text:p>
          </table:table-cell>
          <table:table-cell office:value-type="float" office:value="98954" calcext:value-type="float">
            <text:p>98954</text:p>
          </table:table-cell>
          <table:table-cell office:value-type="float" office:value="99243" calcext:value-type="float">
            <text:p>99243</text:p>
          </table:table-cell>
          <table:table-cell office:value-type="float" office:value="171076" calcext:value-type="float">
            <text:p>171076</text:p>
          </table:table-cell>
          <table:table-cell office:value-type="float" office:value="136164" calcext:value-type="float">
            <text:p>136164</text:p>
          </table:table-cell>
          <table:table-cell office:value-type="float" office:value="147191" calcext:value-type="float">
            <text:p>147191</text:p>
          </table:table-cell>
          <table:table-cell office:value-type="float" office:value="114759" calcext:value-type="float">
            <text:p>114759</text:p>
          </table:table-cell>
          <table:table-cell office:value-type="float" office:value="154261" calcext:value-type="float">
            <text:p>154261</text:p>
          </table:table-cell>
          <table:table-cell office:value-type="float" office:value="162186" calcext:value-type="float">
            <text:p>162186</text:p>
          </table:table-cell>
          <table:table-cell office:value-type="float" office:value="160615" calcext:value-type="float">
            <text:p>16061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53618" calcext:value-type="float">
            <text:p>153618</text:p>
          </table:table-cell>
          <table:table-cell office:value-type="float" office:value="73970" calcext:value-type="float">
            <text:p>73970</text:p>
          </table:table-cell>
          <table:table-cell office:value-type="float" office:value="59596" calcext:value-type="float">
            <text:p>59596</text:p>
          </table:table-cell>
          <table:table-cell office:value-type="float" office:value="96960" calcext:value-type="float">
            <text:p>96960</text:p>
          </table:table-cell>
          <table:table-cell office:value-type="float" office:value="78998" calcext:value-type="float">
            <text:p>78998</text:p>
          </table:table-cell>
          <table:table-cell office:value-type="float" office:value="71724" calcext:value-type="float">
            <text:p>71724</text:p>
          </table:table-cell>
          <table:table-cell office:value-type="float" office:value="98635" calcext:value-type="float">
            <text:p>98635</text:p>
          </table:table-cell>
          <table:table-cell office:value-type="float" office:value="78303" calcext:value-type="float">
            <text:p>78303</text:p>
          </table:table-cell>
          <table:table-cell office:value-type="float" office:value="81045" calcext:value-type="float">
            <text:p>81045</text:p>
          </table:table-cell>
          <table:table-cell office:value-type="float" office:value="97540" calcext:value-type="float">
            <text:p>97540</text:p>
          </table:table-cell>
          <table:table-cell office:value-type="float" office:value="137930" calcext:value-type="float">
            <text:p>137930</text:p>
          </table:table-cell>
          <table:table-cell office:value-type="float" office:value="90333" calcext:value-type="float">
            <text:p>90333</text:p>
          </table:table-cell>
          <table:table-cell office:value-type="float" office:value="83030" calcext:value-type="float">
            <text:p>83030</text:p>
          </table:table-cell>
          <table:table-cell office:value-type="float" office:value="187473" calcext:value-type="float">
            <text:p>187473</text:p>
          </table:table-cell>
          <table:table-cell office:value-type="float" office:value="118203" calcext:value-type="float">
            <text:p>118203</text:p>
          </table:table-cell>
          <table:table-cell office:value-type="float" office:value="88259" calcext:value-type="float">
            <text:p>88259</text:p>
          </table:table-cell>
          <table:table-cell office:value-type="float" office:value="164594" calcext:value-type="float">
            <text:p>16459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38374" calcext:value-type="float">
            <text:p>138374</text:p>
          </table:table-cell>
          <table:table-cell office:value-type="float" office:value="66597" calcext:value-type="float">
            <text:p>66597</text:p>
          </table:table-cell>
          <table:table-cell office:value-type="float" office:value="59668" calcext:value-type="float">
            <text:p>59668</text:p>
          </table:table-cell>
          <table:table-cell office:value-type="float" office:value="88649" calcext:value-type="float">
            <text:p>88649</text:p>
          </table:table-cell>
          <table:table-cell office:value-type="float" office:value="73419" calcext:value-type="float">
            <text:p>73419</text:p>
          </table:table-cell>
          <table:table-cell office:value-type="float" office:value="69242" calcext:value-type="float">
            <text:p>69242</text:p>
          </table:table-cell>
          <table:table-cell office:value-type="float" office:value="78763" calcext:value-type="float">
            <text:p>78763</text:p>
          </table:table-cell>
          <table:table-cell office:value-type="float" office:value="82433" calcext:value-type="float">
            <text:p>82433</text:p>
          </table:table-cell>
          <table:table-cell office:value-type="float" office:value="81956" calcext:value-type="float">
            <text:p>81956</text:p>
          </table:table-cell>
          <table:table-cell office:value-type="float" office:value="95308" calcext:value-type="float">
            <text:p>95308</text:p>
          </table:table-cell>
          <table:table-cell office:value-type="float" office:value="117691" calcext:value-type="float">
            <text:p>117691</text:p>
          </table:table-cell>
          <table:table-cell office:value-type="float" office:value="83650" calcext:value-type="float">
            <text:p>83650</text:p>
          </table:table-cell>
          <table:table-cell office:value-type="float" office:value="83359" calcext:value-type="float">
            <text:p>83359</text:p>
          </table:table-cell>
          <table:table-cell office:value-type="float" office:value="125915" calcext:value-type="float">
            <text:p>125915</text:p>
          </table:table-cell>
          <table:table-cell office:value-type="float" office:value="110077" calcext:value-type="float">
            <text:p>110077</text:p>
          </table:table-cell>
          <table:table-cell office:value-type="float" office:value="116406" calcext:value-type="float">
            <text:p>116406</text:p>
          </table:table-cell>
          <table:table-cell office:value-type="float" office:value="128150" calcext:value-type="float">
            <text:p>12815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08690" calcext:value-type="float">
            <text:p>108690</text:p>
          </table:table-cell>
          <table:table-cell office:value-type="float" office:value="53349" calcext:value-type="float">
            <text:p>53349</text:p>
          </table:table-cell>
          <table:table-cell office:value-type="float" office:value="53203" calcext:value-type="float">
            <text:p>53203</text:p>
          </table:table-cell>
          <table:table-cell office:value-type="float" office:value="104881" calcext:value-type="float">
            <text:p>104881</text:p>
          </table:table-cell>
          <table:table-cell office:value-type="float" office:value="61594" calcext:value-type="float">
            <text:p>61594</text:p>
          </table:table-cell>
          <table:table-cell office:value-type="float" office:value="64903" calcext:value-type="float">
            <text:p>64903</text:p>
          </table:table-cell>
          <table:table-cell office:value-type="float" office:value="55644" calcext:value-type="float">
            <text:p>55644</text:p>
          </table:table-cell>
          <table:table-cell office:value-type="float" office:value="76182" calcext:value-type="float">
            <text:p>76182</text:p>
          </table:table-cell>
          <table:table-cell office:value-type="float" office:value="84656" calcext:value-type="float">
            <text:p>84656</text:p>
          </table:table-cell>
          <table:table-cell office:value-type="float" office:value="63411" calcext:value-type="float">
            <text:p>63411</text:p>
          </table:table-cell>
          <table:table-cell office:value-type="float" office:value="73246" calcext:value-type="float">
            <text:p>73246</text:p>
          </table:table-cell>
          <table:table-cell office:value-type="float" office:value="61970" calcext:value-type="float">
            <text:p>61970</text:p>
          </table:table-cell>
          <table:table-cell office:value-type="float" office:value="55170" calcext:value-type="float">
            <text:p>55170</text:p>
          </table:table-cell>
          <table:table-cell office:value-type="float" office:value="106773" calcext:value-type="float">
            <text:p>106773</text:p>
          </table:table-cell>
          <table:table-cell office:value-type="float" office:value="77438" calcext:value-type="float">
            <text:p>77438</text:p>
          </table:table-cell>
          <table:table-cell office:value-type="float" office:value="83800" calcext:value-type="float">
            <text:p>83800</text:p>
          </table:table-cell>
          <table:table-cell office:value-type="float" office:value="99175" calcext:value-type="float">
            <text:p>9917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77358" calcext:value-type="float">
            <text:p>77358</text:p>
          </table:table-cell>
          <table:table-cell office:value-type="float" office:value="65553" calcext:value-type="float">
            <text:p>65553</text:p>
          </table:table-cell>
          <table:table-cell office:value-type="float" office:value="58589" calcext:value-type="float">
            <text:p>58589</text:p>
          </table:table-cell>
          <table:table-cell office:value-type="float" office:value="64822" calcext:value-type="float">
            <text:p>64822</text:p>
          </table:table-cell>
          <table:table-cell office:value-type="float" office:value="83620" calcext:value-type="float">
            <text:p>83620</text:p>
          </table:table-cell>
          <table:table-cell office:value-type="float" office:value="85815" calcext:value-type="float">
            <text:p>85815</text:p>
          </table:table-cell>
          <table:table-cell office:value-type="float" office:value="91052" calcext:value-type="float">
            <text:p>91052</text:p>
          </table:table-cell>
          <table:table-cell office:value-type="float" office:value="91443" calcext:value-type="float">
            <text:p>91443</text:p>
          </table:table-cell>
          <table:table-cell office:value-type="float" office:value="89236" calcext:value-type="float">
            <text:p>89236</text:p>
          </table:table-cell>
          <table:table-cell office:value-type="float" office:value="91581" calcext:value-type="float">
            <text:p>91581</text:p>
          </table:table-cell>
          <table:table-cell office:value-type="float" office:value="103446" calcext:value-type="float">
            <text:p>103446</text:p>
          </table:table-cell>
          <table:table-cell office:value-type="float" office:value="89600" calcext:value-type="float">
            <text:p>89600</text:p>
          </table:table-cell>
          <table:table-cell office:value-type="float" office:value="88790" calcext:value-type="float">
            <text:p>88790</text:p>
          </table:table-cell>
          <table:table-cell office:value-type="float" office:value="116207" calcext:value-type="float">
            <text:p>116207</text:p>
          </table:table-cell>
          <table:table-cell office:value-type="float" office:value="101406" calcext:value-type="float">
            <text:p>101406</text:p>
          </table:table-cell>
          <table:table-cell office:value-type="float" office:value="107794" calcext:value-type="float">
            <text:p>107794</text:p>
          </table:table-cell>
          <table:table-cell office:value-type="float" office:value="87200" calcext:value-type="float">
            <text:p>8720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0566" calcext:value-type="float">
            <text:p>90566</text:p>
          </table:table-cell>
          <table:table-cell office:value-type="float" office:value="71050" calcext:value-type="float">
            <text:p>71050</text:p>
          </table:table-cell>
          <table:table-cell office:value-type="float" office:value="75754" calcext:value-type="float">
            <text:p>75754</text:p>
          </table:table-cell>
          <table:table-cell office:value-type="float" office:value="101207" calcext:value-type="float">
            <text:p>101207</text:p>
          </table:table-cell>
          <table:table-cell office:value-type="float" office:value="77708" calcext:value-type="float">
            <text:p>77708</text:p>
          </table:table-cell>
          <table:table-cell office:value-type="float" office:value="93067" calcext:value-type="float">
            <text:p>93067</text:p>
          </table:table-cell>
          <table:table-cell office:value-type="float" office:value="96540" calcext:value-type="float">
            <text:p>96540</text:p>
          </table:table-cell>
          <table:table-cell office:value-type="float" office:value="106102" calcext:value-type="float">
            <text:p>106102</text:p>
          </table:table-cell>
          <table:table-cell office:value-type="float" office:value="114521" calcext:value-type="float">
            <text:p>114521</text:p>
          </table:table-cell>
          <table:table-cell office:value-type="float" office:value="115086" calcext:value-type="float">
            <text:p>115086</text:p>
          </table:table-cell>
          <table:table-cell office:value-type="float" office:value="137666" calcext:value-type="float">
            <text:p>137666</text:p>
          </table:table-cell>
          <table:table-cell office:value-type="float" office:value="136208" calcext:value-type="float">
            <text:p>136208</text:p>
          </table:table-cell>
          <table:table-cell office:value-type="float" office:value="145873" calcext:value-type="float">
            <text:p>145873</text:p>
          </table:table-cell>
          <table:table-cell office:value-type="float" office:value="135757" calcext:value-type="float">
            <text:p>135757</text:p>
          </table:table-cell>
          <table:table-cell office:value-type="float" office:value="155740" calcext:value-type="float">
            <text:p>155740</text:p>
          </table:table-cell>
          <table:table-cell office:value-type="float" office:value="157458" calcext:value-type="float">
            <text:p>157458</text:p>
          </table:table-cell>
          <table:table-cell office:value-type="float" office:value="156773" calcext:value-type="float">
            <text:p>15677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37556" calcext:value-type="float">
            <text:p>137556</text:p>
          </table:table-cell>
          <table:table-cell office:value-type="float" office:value="69897" calcext:value-type="float">
            <text:p>69897</text:p>
          </table:table-cell>
          <table:table-cell office:value-type="float" office:value="80073" calcext:value-type="float">
            <text:p>80073</text:p>
          </table:table-cell>
          <table:table-cell office:value-type="float" office:value="130639" calcext:value-type="float">
            <text:p>130639</text:p>
          </table:table-cell>
          <table:table-cell office:value-type="float" office:value="105996" calcext:value-type="float">
            <text:p>105996</text:p>
          </table:table-cell>
          <table:table-cell office:value-type="float" office:value="103365" calcext:value-type="float">
            <text:p>103365</text:p>
          </table:table-cell>
          <table:table-cell office:value-type="float" office:value="104824" calcext:value-type="float">
            <text:p>104824</text:p>
          </table:table-cell>
          <table:table-cell office:value-type="float" office:value="117058" calcext:value-type="float">
            <text:p>117058</text:p>
          </table:table-cell>
          <table:table-cell office:value-type="float" office:value="126661" calcext:value-type="float">
            <text:p>126661</text:p>
          </table:table-cell>
          <table:table-cell office:value-type="float" office:value="117565" calcext:value-type="float">
            <text:p>117565</text:p>
          </table:table-cell>
          <table:table-cell office:value-type="float" office:value="164285" calcext:value-type="float">
            <text:p>164285</text:p>
          </table:table-cell>
          <table:table-cell office:value-type="float" office:value="115870" calcext:value-type="float">
            <text:p>115870</text:p>
          </table:table-cell>
          <table:table-cell office:value-type="float" office:value="134866" calcext:value-type="float">
            <text:p>134866</text:p>
          </table:table-cell>
          <table:table-cell office:value-type="float" office:value="175879" calcext:value-type="float">
            <text:p>175879</text:p>
          </table:table-cell>
          <table:table-cell office:value-type="float" office:value="150890" calcext:value-type="float">
            <text:p>150890</text:p>
          </table:table-cell>
          <table:table-cell office:value-type="float" office:value="117082" calcext:value-type="float">
            <text:p>117082</text:p>
          </table:table-cell>
          <table:table-cell office:value-type="float" office:value="187739" calcext:value-type="float">
            <text:p>187739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43677" calcext:value-type="float">
            <text:p>143677</text:p>
          </table:table-cell>
          <table:table-cell office:value-type="float" office:value="98124" calcext:value-type="float">
            <text:p>98124</text:p>
          </table:table-cell>
          <table:table-cell office:value-type="float" office:value="74778" calcext:value-type="float">
            <text:p>74778</text:p>
          </table:table-cell>
          <table:table-cell office:value-type="float" office:value="101007" calcext:value-type="float">
            <text:p>101007</text:p>
          </table:table-cell>
          <table:table-cell office:value-type="float" office:value="89541" calcext:value-type="float">
            <text:p>89541</text:p>
          </table:table-cell>
          <table:table-cell office:value-type="float" office:value="77197" calcext:value-type="float">
            <text:p>77197</text:p>
          </table:table-cell>
          <table:table-cell office:value-type="float" office:value="95056" calcext:value-type="float">
            <text:p>95056</text:p>
          </table:table-cell>
          <table:table-cell office:value-type="float" office:value="95123" calcext:value-type="float">
            <text:p>95123</text:p>
          </table:table-cell>
          <table:table-cell office:value-type="float" office:value="105592" calcext:value-type="float">
            <text:p>105592</text:p>
          </table:table-cell>
          <table:table-cell office:value-type="float" office:value="92923" calcext:value-type="float">
            <text:p>92923</text:p>
          </table:table-cell>
          <table:table-cell office:value-type="float" office:value="140611" calcext:value-type="float">
            <text:p>140611</text:p>
          </table:table-cell>
          <table:table-cell office:value-type="float" office:value="86141" calcext:value-type="float">
            <text:p>86141</text:p>
          </table:table-cell>
          <table:table-cell office:value-type="float" office:value="88061" calcext:value-type="float">
            <text:p>88061</text:p>
          </table:table-cell>
          <table:table-cell office:value-type="float" office:value="134750" calcext:value-type="float">
            <text:p>134750</text:p>
          </table:table-cell>
          <table:table-cell office:value-type="float" office:value="108816" calcext:value-type="float">
            <text:p>108816</text:p>
          </table:table-cell>
          <table:table-cell office:value-type="float" office:value="93038" calcext:value-type="float">
            <text:p>93038</text:p>
          </table:table-cell>
          <table:table-cell office:value-type="float" office:value="126166" calcext:value-type="float">
            <text:p>12616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78024" calcext:value-type="float">
            <text:p>78024</text:p>
          </table:table-cell>
          <table:table-cell office:value-type="float" office:value="65852" calcext:value-type="float">
            <text:p>65852</text:p>
          </table:table-cell>
          <table:table-cell office:value-type="float" office:value="65482" calcext:value-type="float">
            <text:p>65482</text:p>
          </table:table-cell>
          <table:table-cell office:value-type="float" office:value="95812" calcext:value-type="float">
            <text:p>95812</text:p>
          </table:table-cell>
          <table:table-cell office:value-type="float" office:value="84974" calcext:value-type="float">
            <text:p>84974</text:p>
          </table:table-cell>
          <table:table-cell office:value-type="float" office:value="85416" calcext:value-type="float">
            <text:p>85416</text:p>
          </table:table-cell>
          <table:table-cell office:value-type="float" office:value="93591" calcext:value-type="float">
            <text:p>93591</text:p>
          </table:table-cell>
          <table:table-cell office:value-type="float" office:value="112492" calcext:value-type="float">
            <text:p>112492</text:p>
          </table:table-cell>
          <table:table-cell office:value-type="float" office:value="111013" calcext:value-type="float">
            <text:p>111013</text:p>
          </table:table-cell>
          <table:table-cell office:value-type="float" office:value="119324" calcext:value-type="float">
            <text:p>119324</text:p>
          </table:table-cell>
          <table:table-cell office:value-type="float" office:value="116072" calcext:value-type="float">
            <text:p>116072</text:p>
          </table:table-cell>
          <table:table-cell office:value-type="float" office:value="149634" calcext:value-type="float">
            <text:p>149634</text:p>
          </table:table-cell>
          <table:table-cell office:value-type="float" office:value="144894" calcext:value-type="float">
            <text:p>144894</text:p>
          </table:table-cell>
          <table:table-cell office:value-type="float" office:value="174533" calcext:value-type="float">
            <text:p>174533</text:p>
          </table:table-cell>
          <table:table-cell office:value-type="float" office:value="137502" calcext:value-type="float">
            <text:p>137502</text:p>
          </table:table-cell>
          <table:table-cell office:value-type="float" office:value="178858" calcext:value-type="float">
            <text:p>178858</text:p>
          </table:table-cell>
          <table:table-cell office:value-type="float" office:value="210162" calcext:value-type="float">
            <text:p>210162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72305" calcext:value-type="float">
            <text:p>72305</text:p>
          </table:table-cell>
          <table:table-cell office:value-type="float" office:value="47144" calcext:value-type="float">
            <text:p>47144</text:p>
          </table:table-cell>
          <table:table-cell office:value-type="float" office:value="57625" calcext:value-type="float">
            <text:p>57625</text:p>
          </table:table-cell>
          <table:table-cell office:value-type="float" office:value="70434" calcext:value-type="float">
            <text:p>70434</text:p>
          </table:table-cell>
          <table:table-cell office:value-type="float" office:value="79061" calcext:value-type="float">
            <text:p>79061</text:p>
          </table:table-cell>
          <table:table-cell office:value-type="float" office:value="77519" calcext:value-type="float">
            <text:p>77519</text:p>
          </table:table-cell>
          <table:table-cell office:value-type="float" office:value="75781" calcext:value-type="float">
            <text:p>75781</text:p>
          </table:table-cell>
          <table:table-cell office:value-type="float" office:value="83513" calcext:value-type="float">
            <text:p>83513</text:p>
          </table:table-cell>
          <table:table-cell office:value-type="float" office:value="88197" calcext:value-type="float">
            <text:p>88197</text:p>
          </table:table-cell>
          <table:table-cell office:value-type="float" office:value="88713" calcext:value-type="float">
            <text:p>88713</text:p>
          </table:table-cell>
          <table:table-cell office:value-type="float" office:value="92647" calcext:value-type="float">
            <text:p>92647</text:p>
          </table:table-cell>
          <table:table-cell office:value-type="float" office:value="99950" calcext:value-type="float">
            <text:p>99950</text:p>
          </table:table-cell>
          <table:table-cell office:value-type="float" office:value="108648" calcext:value-type="float">
            <text:p>108648</text:p>
          </table:table-cell>
          <table:table-cell office:value-type="float" office:value="139598" calcext:value-type="float">
            <text:p>139598</text:p>
          </table:table-cell>
          <table:table-cell office:value-type="float" office:value="94360" calcext:value-type="float">
            <text:p>94360</text:p>
          </table:table-cell>
          <table:table-cell office:value-type="float" office:value="99759" calcext:value-type="float">
            <text:p>99759</text:p>
          </table:table-cell>
          <table:table-cell office:value-type="float" office:value="116539" calcext:value-type="float">
            <text:p>116539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80420" calcext:value-type="float">
            <text:p>80420</text:p>
          </table:table-cell>
          <table:table-cell office:value-type="float" office:value="67161" calcext:value-type="float">
            <text:p>67161</text:p>
          </table:table-cell>
          <table:table-cell office:value-type="float" office:value="88103" calcext:value-type="float">
            <text:p>88103</text:p>
          </table:table-cell>
          <table:table-cell office:value-type="float" office:value="97777" calcext:value-type="float">
            <text:p>97777</text:p>
          </table:table-cell>
          <table:table-cell office:value-type="float" office:value="106165" calcext:value-type="float">
            <text:p>106165</text:p>
          </table:table-cell>
          <table:table-cell office:value-type="float" office:value="138921" calcext:value-type="float">
            <text:p>138921</text:p>
          </table:table-cell>
          <table:table-cell office:value-type="float" office:value="101313" calcext:value-type="float">
            <text:p>101313</text:p>
          </table:table-cell>
          <table:table-cell office:value-type="float" office:value="148611" calcext:value-type="float">
            <text:p>148611</text:p>
          </table:table-cell>
          <table:table-cell office:value-type="float" office:value="153519" calcext:value-type="float">
            <text:p>153519</text:p>
          </table:table-cell>
          <table:table-cell office:value-type="float" office:value="108473" calcext:value-type="float">
            <text:p>108473</text:p>
          </table:table-cell>
          <table:table-cell office:value-type="float" office:value="95391" calcext:value-type="float">
            <text:p>95391</text:p>
          </table:table-cell>
          <table:table-cell office:value-type="float" office:value="135586" calcext:value-type="float">
            <text:p>135586</text:p>
          </table:table-cell>
          <table:table-cell office:value-type="float" office:value="123325" calcext:value-type="float">
            <text:p>123325</text:p>
          </table:table-cell>
          <table:table-cell office:value-type="float" office:value="145146" calcext:value-type="float">
            <text:p>145146</text:p>
          </table:table-cell>
          <table:table-cell office:value-type="float" office:value="105803" calcext:value-type="float">
            <text:p>105803</text:p>
          </table:table-cell>
          <table:table-cell office:value-type="float" office:value="140335" calcext:value-type="float">
            <text:p>140335</text:p>
          </table:table-cell>
          <table:table-cell office:value-type="float" office:value="132257" calcext:value-type="float">
            <text:p>13225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0389" calcext:value-type="float">
            <text:p>90389</text:p>
          </table:table-cell>
          <table:table-cell office:value-type="float" office:value="60049" calcext:value-type="float">
            <text:p>60049</text:p>
          </table:table-cell>
          <table:table-cell office:value-type="float" office:value="118874" calcext:value-type="float">
            <text:p>118874</text:p>
          </table:table-cell>
          <table:table-cell office:value-type="float" office:value="151135" calcext:value-type="float">
            <text:p>151135</text:p>
          </table:table-cell>
          <table:table-cell office:value-type="float" office:value="140253" calcext:value-type="float">
            <text:p>140253</text:p>
          </table:table-cell>
          <table:table-cell office:value-type="float" office:value="156195" calcext:value-type="float">
            <text:p>156195</text:p>
          </table:table-cell>
          <table:table-cell office:value-type="float" office:value="123957" calcext:value-type="float">
            <text:p>123957</text:p>
          </table:table-cell>
          <table:table-cell office:value-type="float" office:value="175048" calcext:value-type="float">
            <text:p>175048</text:p>
          </table:table-cell>
          <table:table-cell office:value-type="float" office:value="164658" calcext:value-type="float">
            <text:p>164658</text:p>
          </table:table-cell>
          <table:table-cell office:value-type="float" office:value="129892" calcext:value-type="float">
            <text:p>129892</text:p>
          </table:table-cell>
          <table:table-cell office:value-type="float" office:value="110937" calcext:value-type="float">
            <text:p>110937</text:p>
          </table:table-cell>
          <table:table-cell office:value-type="float" office:value="155855" calcext:value-type="float">
            <text:p>155855</text:p>
          </table:table-cell>
          <table:table-cell office:value-type="float" office:value="139968" calcext:value-type="float">
            <text:p>139968</text:p>
          </table:table-cell>
          <table:table-cell office:value-type="float" office:value="143567" calcext:value-type="float">
            <text:p>143567</text:p>
          </table:table-cell>
          <table:table-cell office:value-type="float" office:value="143636" calcext:value-type="float">
            <text:p>143636</text:p>
          </table:table-cell>
          <table:table-cell office:value-type="float" office:value="159103" calcext:value-type="float">
            <text:p>159103</text:p>
          </table:table-cell>
          <table:table-cell office:value-type="float" office:value="124556" calcext:value-type="float">
            <text:p>12455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77300" calcext:value-type="float">
            <text:p>77300</text:p>
          </table:table-cell>
          <table:table-cell office:value-type="float" office:value="76877" calcext:value-type="float">
            <text:p>76877</text:p>
          </table:table-cell>
          <table:table-cell office:value-type="float" office:value="118010" calcext:value-type="float">
            <text:p>118010</text:p>
          </table:table-cell>
          <table:table-cell office:value-type="float" office:value="175608" calcext:value-type="float">
            <text:p>175608</text:p>
          </table:table-cell>
          <table:table-cell office:value-type="float" office:value="145145" calcext:value-type="float">
            <text:p>145145</text:p>
          </table:table-cell>
          <table:table-cell office:value-type="float" office:value="144215" calcext:value-type="float">
            <text:p>144215</text:p>
          </table:table-cell>
          <table:table-cell office:value-type="float" office:value="102281" calcext:value-type="float">
            <text:p>102281</text:p>
          </table:table-cell>
          <table:table-cell office:value-type="float" office:value="168868" calcext:value-type="float">
            <text:p>168868</text:p>
          </table:table-cell>
          <table:table-cell office:value-type="float" office:value="174490" calcext:value-type="float">
            <text:p>174490</text:p>
          </table:table-cell>
          <table:table-cell office:value-type="float" office:value="110379" calcext:value-type="float">
            <text:p>110379</text:p>
          </table:table-cell>
          <table:table-cell office:value-type="float" office:value="146177" calcext:value-type="float">
            <text:p>146177</text:p>
          </table:table-cell>
          <table:table-cell office:value-type="float" office:value="133583" calcext:value-type="float">
            <text:p>133583</text:p>
          </table:table-cell>
          <table:table-cell office:value-type="float" office:value="111087" calcext:value-type="float">
            <text:p>111087</text:p>
          </table:table-cell>
          <table:table-cell office:value-type="float" office:value="169117" calcext:value-type="float">
            <text:p>169117</text:p>
          </table:table-cell>
          <table:table-cell office:value-type="float" office:value="134099" calcext:value-type="float">
            <text:p>134099</text:p>
          </table:table-cell>
          <table:table-cell office:value-type="float" office:value="116940" calcext:value-type="float">
            <text:p>116940</text:p>
          </table:table-cell>
          <table:table-cell office:value-type="float" office:value="133415" calcext:value-type="float">
            <text:p>13341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67297" calcext:value-type="float">
            <text:p>67297</text:p>
          </table:table-cell>
          <table:table-cell office:value-type="float" office:value="87326" calcext:value-type="float">
            <text:p>87326</text:p>
          </table:table-cell>
          <table:table-cell office:value-type="float" office:value="165995" calcext:value-type="float">
            <text:p>165995</text:p>
          </table:table-cell>
          <table:table-cell office:value-type="float" office:value="179461" calcext:value-type="float">
            <text:p>179461</text:p>
          </table:table-cell>
          <table:table-cell office:value-type="float" office:value="191060" calcext:value-type="float">
            <text:p>191060</text:p>
          </table:table-cell>
          <table:table-cell office:value-type="float" office:value="186023" calcext:value-type="float">
            <text:p>186023</text:p>
          </table:table-cell>
          <table:table-cell office:value-type="float" office:value="122634" calcext:value-type="float">
            <text:p>122634</text:p>
          </table:table-cell>
          <table:table-cell office:value-type="float" office:value="180666" calcext:value-type="float">
            <text:p>180666</text:p>
          </table:table-cell>
          <table:table-cell office:value-type="float" office:value="200843" calcext:value-type="float">
            <text:p>200843</text:p>
          </table:table-cell>
          <table:table-cell office:value-type="float" office:value="103612" calcext:value-type="float">
            <text:p>103612</text:p>
          </table:table-cell>
          <table:table-cell office:value-type="float" office:value="110831" calcext:value-type="float">
            <text:p>110831</text:p>
          </table:table-cell>
          <table:table-cell office:value-type="float" office:value="113848" calcext:value-type="float">
            <text:p>113848</text:p>
          </table:table-cell>
          <table:table-cell office:value-type="float" office:value="92033" calcext:value-type="float">
            <text:p>92033</text:p>
          </table:table-cell>
          <table:table-cell office:value-type="float" office:value="131194" calcext:value-type="float">
            <text:p>131194</text:p>
          </table:table-cell>
          <table:table-cell office:value-type="float" office:value="111052" calcext:value-type="float">
            <text:p>111052</text:p>
          </table:table-cell>
          <table:table-cell office:value-type="float" office:value="89916" calcext:value-type="float">
            <text:p>89916</text:p>
          </table:table-cell>
          <table:table-cell office:value-type="float" office:value="155016" calcext:value-type="float">
            <text:p>15501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66491" calcext:value-type="float">
            <text:p>66491</text:p>
          </table:table-cell>
          <table:table-cell office:value-type="float" office:value="83029" calcext:value-type="float">
            <text:p>83029</text:p>
          </table:table-cell>
          <table:table-cell office:value-type="float" office:value="190216" calcext:value-type="float">
            <text:p>190216</text:p>
          </table:table-cell>
          <table:table-cell office:value-type="float" office:value="200974" calcext:value-type="float">
            <text:p>200974</text:p>
          </table:table-cell>
          <table:table-cell office:value-type="float" office:value="212345" calcext:value-type="float">
            <text:p>212345</text:p>
          </table:table-cell>
          <table:table-cell office:value-type="float" office:value="209984" calcext:value-type="float">
            <text:p>209984</text:p>
          </table:table-cell>
          <table:table-cell office:value-type="float" office:value="135725" calcext:value-type="float">
            <text:p>135725</text:p>
          </table:table-cell>
          <table:table-cell office:value-type="float" office:value="207776" calcext:value-type="float">
            <text:p>207776</text:p>
          </table:table-cell>
          <table:table-cell office:value-type="float" office:value="214153" calcext:value-type="float">
            <text:p>214153</text:p>
          </table:table-cell>
          <table:table-cell office:value-type="float" office:value="120081" calcext:value-type="float">
            <text:p>120081</text:p>
          </table:table-cell>
          <table:table-cell office:value-type="float" office:value="92668" calcext:value-type="float">
            <text:p>92668</text:p>
          </table:table-cell>
          <table:table-cell office:value-type="float" office:value="163964" calcext:value-type="float">
            <text:p>163964</text:p>
          </table:table-cell>
          <table:table-cell office:value-type="float" office:value="111273" calcext:value-type="float">
            <text:p>111273</text:p>
          </table:table-cell>
          <table:table-cell office:value-type="float" office:value="104903" calcext:value-type="float">
            <text:p>104903</text:p>
          </table:table-cell>
          <table:table-cell office:value-type="float" office:value="110001" calcext:value-type="float">
            <text:p>110001</text:p>
          </table:table-cell>
          <table:table-cell office:value-type="float" office:value="137514" calcext:value-type="float">
            <text:p>137514</text:p>
          </table:table-cell>
          <table:table-cell office:value-type="float" office:value="130690" calcext:value-type="float">
            <text:p>13069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69582" calcext:value-type="float">
            <text:p>69582</text:p>
          </table:table-cell>
          <table:table-cell office:value-type="float" office:value="69966" calcext:value-type="float">
            <text:p>69966</text:p>
          </table:table-cell>
          <table:table-cell office:value-type="float" office:value="128188" calcext:value-type="float">
            <text:p>128188</text:p>
          </table:table-cell>
          <table:table-cell office:value-type="float" office:value="155035" calcext:value-type="float">
            <text:p>155035</text:p>
          </table:table-cell>
          <table:table-cell office:value-type="float" office:value="137409" calcext:value-type="float">
            <text:p>137409</text:p>
          </table:table-cell>
          <table:table-cell office:value-type="float" office:value="144864" calcext:value-type="float">
            <text:p>144864</text:p>
          </table:table-cell>
          <table:table-cell office:value-type="float" office:value="112188" calcext:value-type="float">
            <text:p>112188</text:p>
          </table:table-cell>
          <table:table-cell office:value-type="float" office:value="149819" calcext:value-type="float">
            <text:p>149819</text:p>
          </table:table-cell>
          <table:table-cell office:value-type="float" office:value="156178" calcext:value-type="float">
            <text:p>156178</text:p>
          </table:table-cell>
          <table:table-cell office:value-type="float" office:value="96433" calcext:value-type="float">
            <text:p>96433</text:p>
          </table:table-cell>
          <table:table-cell office:value-type="float" office:value="96858" calcext:value-type="float">
            <text:p>96858</text:p>
          </table:table-cell>
          <table:table-cell office:value-type="float" office:value="120316" calcext:value-type="float">
            <text:p>120316</text:p>
          </table:table-cell>
          <table:table-cell office:value-type="float" office:value="96770" calcext:value-type="float">
            <text:p>96770</text:p>
          </table:table-cell>
          <table:table-cell office:value-type="float" office:value="89047" calcext:value-type="float">
            <text:p>89047</text:p>
          </table:table-cell>
          <table:table-cell office:value-type="float" office:value="88909" calcext:value-type="float">
            <text:p>88909</text:p>
          </table:table-cell>
          <table:table-cell office:value-type="float" office:value="110296" calcext:value-type="float">
            <text:p>110296</text:p>
          </table:table-cell>
          <table:table-cell office:value-type="float" office:value="112094" calcext:value-type="float">
            <text:p>11209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70024" calcext:value-type="float">
            <text:p>70024</text:p>
          </table:table-cell>
          <table:table-cell office:value-type="float" office:value="64229" calcext:value-type="float">
            <text:p>64229</text:p>
          </table:table-cell>
          <table:table-cell office:value-type="float" office:value="118708" calcext:value-type="float">
            <text:p>118708</text:p>
          </table:table-cell>
          <table:table-cell office:value-type="float" office:value="107763" calcext:value-type="float">
            <text:p>107763</text:p>
          </table:table-cell>
          <table:table-cell office:value-type="float" office:value="148338" calcext:value-type="float">
            <text:p>148338</text:p>
          </table:table-cell>
          <table:table-cell office:value-type="float" office:value="144561" calcext:value-type="float">
            <text:p>144561</text:p>
          </table:table-cell>
          <table:table-cell office:value-type="float" office:value="149978" calcext:value-type="float">
            <text:p>149978</text:p>
          </table:table-cell>
          <table:table-cell office:value-type="float" office:value="141498" calcext:value-type="float">
            <text:p>141498</text:p>
          </table:table-cell>
          <table:table-cell office:value-type="float" office:value="143943" calcext:value-type="float">
            <text:p>143943</text:p>
          </table:table-cell>
          <table:table-cell office:value-type="float" office:value="127738" calcext:value-type="float">
            <text:p>127738</text:p>
          </table:table-cell>
          <table:table-cell office:value-type="float" office:value="124380" calcext:value-type="float">
            <text:p>124380</text:p>
          </table:table-cell>
          <table:table-cell office:value-type="float" office:value="135981" calcext:value-type="float">
            <text:p>135981</text:p>
          </table:table-cell>
          <table:table-cell office:value-type="float" office:value="123434" calcext:value-type="float">
            <text:p>123434</text:p>
          </table:table-cell>
          <table:table-cell office:value-type="float" office:value="162348" calcext:value-type="float">
            <text:p>162348</text:p>
          </table:table-cell>
          <table:table-cell office:value-type="float" office:value="121821" calcext:value-type="float">
            <text:p>121821</text:p>
          </table:table-cell>
          <table:table-cell office:value-type="float" office:value="112127" calcext:value-type="float">
            <text:p>112127</text:p>
          </table:table-cell>
          <table:table-cell office:value-type="float" office:value="133098" calcext:value-type="float">
            <text:p>13309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75584" calcext:value-type="float">
            <text:p>75584</text:p>
          </table:table-cell>
          <table:table-cell office:value-type="float" office:value="81820" calcext:value-type="float">
            <text:p>81820</text:p>
          </table:table-cell>
          <table:table-cell office:value-type="float" office:value="144772" calcext:value-type="float">
            <text:p>144772</text:p>
          </table:table-cell>
          <table:table-cell office:value-type="float" office:value="93959" calcext:value-type="float">
            <text:p>93959</text:p>
          </table:table-cell>
          <table:table-cell office:value-type="float" office:value="158357" calcext:value-type="float">
            <text:p>158357</text:p>
          </table:table-cell>
          <table:table-cell office:value-type="float" office:value="187234" calcext:value-type="float">
            <text:p>187234</text:p>
          </table:table-cell>
          <table:table-cell office:value-type="float" office:value="198058" calcext:value-type="float">
            <text:p>198058</text:p>
          </table:table-cell>
          <table:table-cell office:value-type="float" office:value="161193" calcext:value-type="float">
            <text:p>161193</text:p>
          </table:table-cell>
          <table:table-cell office:value-type="float" office:value="154027" calcext:value-type="float">
            <text:p>154027</text:p>
          </table:table-cell>
          <table:table-cell office:value-type="float" office:value="187653" calcext:value-type="float">
            <text:p>187653</text:p>
          </table:table-cell>
          <table:table-cell office:value-type="float" office:value="184263" calcext:value-type="float">
            <text:p>184263</text:p>
          </table:table-cell>
          <table:table-cell office:value-type="float" office:value="193307" calcext:value-type="float">
            <text:p>193307</text:p>
          </table:table-cell>
          <table:table-cell office:value-type="float" office:value="197215" calcext:value-type="float">
            <text:p>197215</text:p>
          </table:table-cell>
          <table:table-cell office:value-type="float" office:value="212495" calcext:value-type="float">
            <text:p>212495</text:p>
          </table:table-cell>
          <table:table-cell office:value-type="float" office:value="210486" calcext:value-type="float">
            <text:p>210486</text:p>
          </table:table-cell>
          <table:table-cell office:value-type="float" office:value="196744" calcext:value-type="float">
            <text:p>196744</text:p>
          </table:table-cell>
          <table:table-cell office:value-type="float" office:value="189460" calcext:value-type="float">
            <text:p>18946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73964" calcext:value-type="float">
            <text:p>73964</text:p>
          </table:table-cell>
          <table:table-cell office:value-type="float" office:value="177708" calcext:value-type="float">
            <text:p>177708</text:p>
          </table:table-cell>
          <table:table-cell office:value-type="float" office:value="181497" calcext:value-type="float">
            <text:p>181497</text:p>
          </table:table-cell>
          <table:table-cell office:value-type="float" office:value="117967" calcext:value-type="float">
            <text:p>117967</text:p>
          </table:table-cell>
          <table:table-cell office:value-type="float" office:value="196734" calcext:value-type="float">
            <text:p>196734</text:p>
          </table:table-cell>
          <table:table-cell office:value-type="float" office:value="223317" calcext:value-type="float">
            <text:p>223317</text:p>
          </table:table-cell>
          <table:table-cell office:value-type="float" office:value="225043" calcext:value-type="float">
            <text:p>225043</text:p>
          </table:table-cell>
          <table:table-cell office:value-type="float" office:value="198359" calcext:value-type="float">
            <text:p>198359</text:p>
          </table:table-cell>
          <table:table-cell office:value-type="float" office:value="203563" calcext:value-type="float">
            <text:p>203563</text:p>
          </table:table-cell>
          <table:table-cell office:value-type="float" office:value="203160" calcext:value-type="float">
            <text:p>203160</text:p>
          </table:table-cell>
          <table:table-cell office:value-type="float" office:value="183645" calcext:value-type="float">
            <text:p>183645</text:p>
          </table:table-cell>
          <table:table-cell office:value-type="float" office:value="221424" calcext:value-type="float">
            <text:p>221424</text:p>
          </table:table-cell>
          <table:table-cell office:value-type="float" office:value="222848" calcext:value-type="float">
            <text:p>222848</text:p>
          </table:table-cell>
          <table:table-cell office:value-type="float" office:value="226612" calcext:value-type="float">
            <text:p>226612</text:p>
          </table:table-cell>
          <table:table-cell office:value-type="float" office:value="213483" calcext:value-type="float">
            <text:p>213483</text:p>
          </table:table-cell>
          <table:table-cell office:value-type="float" office:value="201379" calcext:value-type="float">
            <text:p>201379</text:p>
          </table:table-cell>
          <table:table-cell office:value-type="float" office:value="205447" calcext:value-type="float">
            <text:p>20544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4516" calcext:value-type="float">
            <text:p>94516</text:p>
          </table:table-cell>
          <table:table-cell office:value-type="float" office:value="174899" calcext:value-type="float">
            <text:p>174899</text:p>
          </table:table-cell>
          <table:table-cell office:value-type="float" office:value="192605" calcext:value-type="float">
            <text:p>192605</text:p>
          </table:table-cell>
          <table:table-cell office:value-type="float" office:value="135882" calcext:value-type="float">
            <text:p>135882</text:p>
          </table:table-cell>
          <table:table-cell office:value-type="float" office:value="245426" calcext:value-type="float">
            <text:p>245426</text:p>
          </table:table-cell>
          <table:table-cell office:value-type="float" office:value="247489" calcext:value-type="float">
            <text:p>247489</text:p>
          </table:table-cell>
          <table:table-cell office:value-type="float" office:value="218732" calcext:value-type="float">
            <text:p>218732</text:p>
          </table:table-cell>
          <table:table-cell office:value-type="float" office:value="238672" calcext:value-type="float">
            <text:p>238672</text:p>
          </table:table-cell>
          <table:table-cell office:value-type="float" office:value="245068" calcext:value-type="float">
            <text:p>245068</text:p>
          </table:table-cell>
          <table:table-cell office:value-type="float" office:value="203047" calcext:value-type="float">
            <text:p>203047</text:p>
          </table:table-cell>
          <table:table-cell office:value-type="float" office:value="176855" calcext:value-type="float">
            <text:p>176855</text:p>
          </table:table-cell>
          <table:table-cell office:value-type="float" office:value="242908" calcext:value-type="float">
            <text:p>242908</text:p>
          </table:table-cell>
          <table:table-cell office:value-type="float" office:value="219817" calcext:value-type="float">
            <text:p>219817</text:p>
          </table:table-cell>
          <table:table-cell office:value-type="float" office:value="218092" calcext:value-type="float">
            <text:p>218092</text:p>
          </table:table-cell>
          <table:table-cell office:value-type="float" office:value="176066" calcext:value-type="float">
            <text:p>176066</text:p>
          </table:table-cell>
          <table:table-cell office:value-type="float" office:value="213124" calcext:value-type="float">
            <text:p>213124</text:p>
          </table:table-cell>
          <table:table-cell office:value-type="float" office:value="219570" calcext:value-type="float">
            <text:p>21957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87482" calcext:value-type="float">
            <text:p>87482</text:p>
          </table:table-cell>
          <table:table-cell office:value-type="float" office:value="120664" calcext:value-type="float">
            <text:p>120664</text:p>
          </table:table-cell>
          <table:table-cell office:value-type="float" office:value="143259" calcext:value-type="float">
            <text:p>143259</text:p>
          </table:table-cell>
          <table:table-cell office:value-type="float" office:value="124675" calcext:value-type="float">
            <text:p>124675</text:p>
          </table:table-cell>
          <table:table-cell office:value-type="float" office:value="184195" calcext:value-type="float">
            <text:p>184195</text:p>
          </table:table-cell>
          <table:table-cell office:value-type="float" office:value="179918" calcext:value-type="float">
            <text:p>179918</text:p>
          </table:table-cell>
          <table:table-cell office:value-type="float" office:value="157485" calcext:value-type="float">
            <text:p>157485</text:p>
          </table:table-cell>
          <table:table-cell office:value-type="float" office:value="178381" calcext:value-type="float">
            <text:p>178381</text:p>
          </table:table-cell>
          <table:table-cell office:value-type="float" office:value="175689" calcext:value-type="float">
            <text:p>175689</text:p>
          </table:table-cell>
          <table:table-cell office:value-type="float" office:value="158600" calcext:value-type="float">
            <text:p>158600</text:p>
          </table:table-cell>
          <table:table-cell office:value-type="float" office:value="150454" calcext:value-type="float">
            <text:p>150454</text:p>
          </table:table-cell>
          <table:table-cell office:value-type="float" office:value="184467" calcext:value-type="float">
            <text:p>184467</text:p>
          </table:table-cell>
          <table:table-cell office:value-type="float" office:value="173033" calcext:value-type="float">
            <text:p>173033</text:p>
          </table:table-cell>
          <table:table-cell office:value-type="float" office:value="165286" calcext:value-type="float">
            <text:p>165286</text:p>
          </table:table-cell>
          <table:table-cell office:value-type="float" office:value="145780" calcext:value-type="float">
            <text:p>145780</text:p>
          </table:table-cell>
          <table:table-cell office:value-type="float" office:value="170083" calcext:value-type="float">
            <text:p>170083</text:p>
          </table:table-cell>
          <table:table-cell office:value-type="float" office:value="176666" calcext:value-type="float">
            <text:p>17666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70377" calcext:value-type="float">
            <text:p>70377</text:p>
          </table:table-cell>
          <table:table-cell office:value-type="float" office:value="139284" calcext:value-type="float">
            <text:p>139284</text:p>
          </table:table-cell>
          <table:table-cell office:value-type="float" office:value="139900" calcext:value-type="float">
            <text:p>139900</text:p>
          </table:table-cell>
          <table:table-cell office:value-type="float" office:value="103748" calcext:value-type="float">
            <text:p>103748</text:p>
          </table:table-cell>
          <table:table-cell office:value-type="float" office:value="175268" calcext:value-type="float">
            <text:p>175268</text:p>
          </table:table-cell>
          <table:table-cell office:value-type="float" office:value="162933" calcext:value-type="float">
            <text:p>162933</text:p>
          </table:table-cell>
          <table:table-cell office:value-type="float" office:value="157263" calcext:value-type="float">
            <text:p>157263</text:p>
          </table:table-cell>
          <table:table-cell office:value-type="float" office:value="152211" calcext:value-type="float">
            <text:p>152211</text:p>
          </table:table-cell>
          <table:table-cell office:value-type="float" office:value="145993" calcext:value-type="float">
            <text:p>145993</text:p>
          </table:table-cell>
          <table:table-cell office:value-type="float" office:value="149038" calcext:value-type="float">
            <text:p>149038</text:p>
          </table:table-cell>
          <table:table-cell office:value-type="float" office:value="127196" calcext:value-type="float">
            <text:p>127196</text:p>
          </table:table-cell>
          <table:table-cell office:value-type="float" office:value="140142" calcext:value-type="float">
            <text:p>140142</text:p>
          </table:table-cell>
          <table:table-cell office:value-type="float" office:value="131758" calcext:value-type="float">
            <text:p>131758</text:p>
          </table:table-cell>
          <table:table-cell office:value-type="float" office:value="139962" calcext:value-type="float">
            <text:p>139962</text:p>
          </table:table-cell>
          <table:table-cell office:value-type="float" office:value="129472" calcext:value-type="float">
            <text:p>129472</text:p>
          </table:table-cell>
          <table:table-cell office:value-type="float" office:value="123538" calcext:value-type="float">
            <text:p>123538</text:p>
          </table:table-cell>
          <table:table-cell office:value-type="float" office:value="157081" calcext:value-type="float">
            <text:p>157081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71944" calcext:value-type="float">
            <text:p>71944</text:p>
          </table:table-cell>
          <table:table-cell office:value-type="float" office:value="129885" calcext:value-type="float">
            <text:p>129885</text:p>
          </table:table-cell>
          <table:table-cell office:value-type="float" office:value="152027" calcext:value-type="float">
            <text:p>152027</text:p>
          </table:table-cell>
          <table:table-cell office:value-type="float" office:value="120115" calcext:value-type="float">
            <text:p>120115</text:p>
          </table:table-cell>
          <table:table-cell office:value-type="float" office:value="207716" calcext:value-type="float">
            <text:p>207716</text:p>
          </table:table-cell>
          <table:table-cell office:value-type="float" office:value="178128" calcext:value-type="float">
            <text:p>178128</text:p>
          </table:table-cell>
          <table:table-cell office:value-type="float" office:value="152870" calcext:value-type="float">
            <text:p>152870</text:p>
          </table:table-cell>
          <table:table-cell office:value-type="float" office:value="163683" calcext:value-type="float">
            <text:p>163683</text:p>
          </table:table-cell>
          <table:table-cell office:value-type="float" office:value="167878" calcext:value-type="float">
            <text:p>167878</text:p>
          </table:table-cell>
          <table:table-cell office:value-type="float" office:value="143677" calcext:value-type="float">
            <text:p>143677</text:p>
          </table:table-cell>
          <table:table-cell office:value-type="float" office:value="125577" calcext:value-type="float">
            <text:p>125577</text:p>
          </table:table-cell>
          <table:table-cell office:value-type="float" office:value="147690" calcext:value-type="float">
            <text:p>147690</text:p>
          </table:table-cell>
          <table:table-cell office:value-type="float" office:value="132013" calcext:value-type="float">
            <text:p>132013</text:p>
          </table:table-cell>
          <table:table-cell office:value-type="float" office:value="110105" calcext:value-type="float">
            <text:p>110105</text:p>
          </table:table-cell>
          <table:table-cell office:value-type="float" office:value="121226" calcext:value-type="float">
            <text:p>121226</text:p>
          </table:table-cell>
          <table:table-cell office:value-type="float" office:value="129138" calcext:value-type="float">
            <text:p>129138</text:p>
          </table:table-cell>
          <table:table-cell office:value-type="float" office:value="148333" calcext:value-type="float">
            <text:p>148333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02646" calcext:value-type="float">
            <text:p>102646</text:p>
          </table:table-cell>
          <table:table-cell office:value-type="float" office:value="117141" calcext:value-type="float">
            <text:p>117141</text:p>
          </table:table-cell>
          <table:table-cell office:value-type="float" office:value="139260" calcext:value-type="float">
            <text:p>139260</text:p>
          </table:table-cell>
          <table:table-cell office:value-type="float" office:value="114833" calcext:value-type="float">
            <text:p>114833</text:p>
          </table:table-cell>
          <table:table-cell office:value-type="float" office:value="168948" calcext:value-type="float">
            <text:p>168948</text:p>
          </table:table-cell>
          <table:table-cell office:value-type="float" office:value="155182" calcext:value-type="float">
            <text:p>155182</text:p>
          </table:table-cell>
          <table:table-cell office:value-type="float" office:value="154947" calcext:value-type="float">
            <text:p>154947</text:p>
          </table:table-cell>
          <table:table-cell office:value-type="float" office:value="151190" calcext:value-type="float">
            <text:p>151190</text:p>
          </table:table-cell>
          <table:table-cell office:value-type="float" office:value="158066" calcext:value-type="float">
            <text:p>158066</text:p>
          </table:table-cell>
          <table:table-cell office:value-type="float" office:value="130818" calcext:value-type="float">
            <text:p>130818</text:p>
          </table:table-cell>
          <table:table-cell office:value-type="float" office:value="132685" calcext:value-type="float">
            <text:p>132685</text:p>
          </table:table-cell>
          <table:table-cell office:value-type="float" office:value="131762" calcext:value-type="float">
            <text:p>131762</text:p>
          </table:table-cell>
          <table:table-cell office:value-type="float" office:value="131932" calcext:value-type="float">
            <text:p>131932</text:p>
          </table:table-cell>
          <table:table-cell office:value-type="float" office:value="149715" calcext:value-type="float">
            <text:p>149715</text:p>
          </table:table-cell>
          <table:table-cell office:value-type="float" office:value="125063" calcext:value-type="float">
            <text:p>125063</text:p>
          </table:table-cell>
          <table:table-cell office:value-type="float" office:value="120602" calcext:value-type="float">
            <text:p>120602</text:p>
          </table:table-cell>
          <table:table-cell office:value-type="float" office:value="124790" calcext:value-type="float">
            <text:p>12479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30765" calcext:value-type="float">
            <text:p>130765</text:p>
          </table:table-cell>
          <table:table-cell office:value-type="float" office:value="163154" calcext:value-type="float">
            <text:p>163154</text:p>
          </table:table-cell>
          <table:table-cell office:value-type="float" office:value="148928" calcext:value-type="float">
            <text:p>148928</text:p>
          </table:table-cell>
          <table:table-cell office:value-type="float" office:value="73488" calcext:value-type="float">
            <text:p>73488</text:p>
          </table:table-cell>
          <table:table-cell office:value-type="float" office:value="146614" calcext:value-type="float">
            <text:p>146614</text:p>
          </table:table-cell>
          <table:table-cell office:value-type="float" office:value="163759" calcext:value-type="float">
            <text:p>163759</text:p>
          </table:table-cell>
          <table:table-cell office:value-type="float" office:value="185688" calcext:value-type="float">
            <text:p>185688</text:p>
          </table:table-cell>
          <table:table-cell office:value-type="float" office:value="138826" calcext:value-type="float">
            <text:p>138826</text:p>
          </table:table-cell>
          <table:table-cell office:value-type="float" office:value="134304" calcext:value-type="float">
            <text:p>134304</text:p>
          </table:table-cell>
          <table:table-cell office:value-type="float" office:value="173869" calcext:value-type="float">
            <text:p>173869</text:p>
          </table:table-cell>
          <table:table-cell office:value-type="float" office:value="190522" calcext:value-type="float">
            <text:p>190522</text:p>
          </table:table-cell>
          <table:table-cell office:value-type="float" office:value="151047" calcext:value-type="float">
            <text:p>151047</text:p>
          </table:table-cell>
          <table:table-cell office:value-type="float" office:value="170229" calcext:value-type="float">
            <text:p>170229</text:p>
          </table:table-cell>
          <table:table-cell office:value-type="float" office:value="184040" calcext:value-type="float">
            <text:p>184040</text:p>
          </table:table-cell>
          <table:table-cell office:value-type="float" office:value="187013" calcext:value-type="float">
            <text:p>187013</text:p>
          </table:table-cell>
          <table:table-cell office:value-type="float" office:value="154991" calcext:value-type="float">
            <text:p>154991</text:p>
          </table:table-cell>
          <table:table-cell office:value-type="float" office:value="143942" calcext:value-type="float">
            <text:p>143942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42550" calcext:value-type="float">
            <text:p>142550</text:p>
          </table:table-cell>
          <table:table-cell office:value-type="float" office:value="209895" calcext:value-type="float">
            <text:p>209895</text:p>
          </table:table-cell>
          <table:table-cell office:value-type="float" office:value="185436" calcext:value-type="float">
            <text:p>185436</text:p>
          </table:table-cell>
          <table:table-cell office:value-type="float" office:value="79627" calcext:value-type="float">
            <text:p>79627</text:p>
          </table:table-cell>
          <table:table-cell office:value-type="float" office:value="201971" calcext:value-type="float">
            <text:p>201971</text:p>
          </table:table-cell>
          <table:table-cell office:value-type="float" office:value="214754" calcext:value-type="float">
            <text:p>214754</text:p>
          </table:table-cell>
          <table:table-cell office:value-type="float" office:value="221202" calcext:value-type="float">
            <text:p>221202</text:p>
          </table:table-cell>
          <table:table-cell office:value-type="float" office:value="167186" calcext:value-type="float">
            <text:p>167186</text:p>
          </table:table-cell>
          <table:table-cell office:value-type="float" office:value="161303" calcext:value-type="float">
            <text:p>161303</text:p>
          </table:table-cell>
          <table:table-cell office:value-type="float" office:value="210743" calcext:value-type="float">
            <text:p>210743</text:p>
          </table:table-cell>
          <table:table-cell office:value-type="float" office:value="229030" calcext:value-type="float">
            <text:p>229030</text:p>
          </table:table-cell>
          <table:table-cell office:value-type="float" office:value="185743" calcext:value-type="float">
            <text:p>185743</text:p>
          </table:table-cell>
          <table:table-cell office:value-type="float" office:value="199320" calcext:value-type="float">
            <text:p>199320</text:p>
          </table:table-cell>
          <table:table-cell office:value-type="float" office:value="196092" calcext:value-type="float">
            <text:p>196092</text:p>
          </table:table-cell>
          <table:table-cell office:value-type="float" office:value="194186" calcext:value-type="float">
            <text:p>194186</text:p>
          </table:table-cell>
          <table:table-cell office:value-type="float" office:value="167077" calcext:value-type="float">
            <text:p>167077</text:p>
          </table:table-cell>
          <table:table-cell office:value-type="float" office:value="176012" calcext:value-type="float">
            <text:p>176012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25491" calcext:value-type="float">
            <text:p>125491</text:p>
          </table:table-cell>
          <table:table-cell office:value-type="float" office:value="177575" calcext:value-type="float">
            <text:p>177575</text:p>
          </table:table-cell>
          <table:table-cell office:value-type="float" office:value="167790" calcext:value-type="float">
            <text:p>167790</text:p>
          </table:table-cell>
          <table:table-cell office:value-type="float" office:value="97097" calcext:value-type="float">
            <text:p>97097</text:p>
          </table:table-cell>
          <table:table-cell office:value-type="float" office:value="195020" calcext:value-type="float">
            <text:p>195020</text:p>
          </table:table-cell>
          <table:table-cell office:value-type="float" office:value="203315" calcext:value-type="float">
            <text:p>203315</text:p>
          </table:table-cell>
          <table:table-cell office:value-type="float" office:value="199253" calcext:value-type="float">
            <text:p>199253</text:p>
          </table:table-cell>
          <table:table-cell office:value-type="float" office:value="180591" calcext:value-type="float">
            <text:p>180591</text:p>
          </table:table-cell>
          <table:table-cell office:value-type="float" office:value="181477" calcext:value-type="float">
            <text:p>181477</text:p>
          </table:table-cell>
          <table:table-cell office:value-type="float" office:value="198613" calcext:value-type="float">
            <text:p>198613</text:p>
          </table:table-cell>
          <table:table-cell office:value-type="float" office:value="202376" calcext:value-type="float">
            <text:p>202376</text:p>
          </table:table-cell>
          <table:table-cell office:value-type="float" office:value="191185" calcext:value-type="float">
            <text:p>191185</text:p>
          </table:table-cell>
          <table:table-cell office:value-type="float" office:value="195074" calcext:value-type="float">
            <text:p>195074</text:p>
          </table:table-cell>
          <table:table-cell office:value-type="float" office:value="173158" calcext:value-type="float">
            <text:p>173158</text:p>
          </table:table-cell>
          <table:table-cell office:value-type="float" office:value="184961" calcext:value-type="float">
            <text:p>184961</text:p>
          </table:table-cell>
          <table:table-cell office:value-type="float" office:value="178398" calcext:value-type="float">
            <text:p>178398</text:p>
          </table:table-cell>
          <table:table-cell office:value-type="float" office:value="151157" calcext:value-type="float">
            <text:p>151157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04415" calcext:value-type="float">
            <text:p>104415</text:p>
          </table:table-cell>
          <table:table-cell office:value-type="float" office:value="143017" calcext:value-type="float">
            <text:p>143017</text:p>
          </table:table-cell>
          <table:table-cell office:value-type="float" office:value="135708" calcext:value-type="float">
            <text:p>135708</text:p>
          </table:table-cell>
          <table:table-cell office:value-type="float" office:value="85211" calcext:value-type="float">
            <text:p>85211</text:p>
          </table:table-cell>
          <table:table-cell office:value-type="float" office:value="143292" calcext:value-type="float">
            <text:p>143292</text:p>
          </table:table-cell>
          <table:table-cell office:value-type="float" office:value="161950" calcext:value-type="float">
            <text:p>161950</text:p>
          </table:table-cell>
          <table:table-cell office:value-type="float" office:value="158702" calcext:value-type="float">
            <text:p>158702</text:p>
          </table:table-cell>
          <table:table-cell office:value-type="float" office:value="172169" calcext:value-type="float">
            <text:p>172169</text:p>
          </table:table-cell>
          <table:table-cell office:value-type="float" office:value="153299" calcext:value-type="float">
            <text:p>153299</text:p>
          </table:table-cell>
          <table:table-cell office:value-type="float" office:value="158088" calcext:value-type="float">
            <text:p>158088</text:p>
          </table:table-cell>
          <table:table-cell office:value-type="float" office:value="147744" calcext:value-type="float">
            <text:p>147744</text:p>
          </table:table-cell>
          <table:table-cell office:value-type="float" office:value="149788" calcext:value-type="float">
            <text:p>149788</text:p>
          </table:table-cell>
          <table:table-cell office:value-type="float" office:value="137532" calcext:value-type="float">
            <text:p>137532</text:p>
          </table:table-cell>
          <table:table-cell office:value-type="float" office:value="138230" calcext:value-type="float">
            <text:p>138230</text:p>
          </table:table-cell>
          <table:table-cell office:value-type="float" office:value="142525" calcext:value-type="float">
            <text:p>142525</text:p>
          </table:table-cell>
          <table:table-cell office:value-type="float" office:value="143401" calcext:value-type="float">
            <text:p>143401</text:p>
          </table:table-cell>
          <table:table-cell office:value-type="float" office:value="119647" calcext:value-type="float">
            <text:p>119647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32553" calcext:value-type="float">
            <text:p>132553</text:p>
          </table:table-cell>
          <table:table-cell office:value-type="float" office:value="166955" calcext:value-type="float">
            <text:p>166955</text:p>
          </table:table-cell>
          <table:table-cell office:value-type="float" office:value="184602" calcext:value-type="float">
            <text:p>184602</text:p>
          </table:table-cell>
          <table:table-cell office:value-type="float" office:value="74593" calcext:value-type="float">
            <text:p>74593</text:p>
          </table:table-cell>
          <table:table-cell office:value-type="float" office:value="190429" calcext:value-type="float">
            <text:p>190429</text:p>
          </table:table-cell>
          <table:table-cell office:value-type="float" office:value="220084" calcext:value-type="float">
            <text:p>220084</text:p>
          </table:table-cell>
          <table:table-cell office:value-type="float" office:value="215784" calcext:value-type="float">
            <text:p>215784</text:p>
          </table:table-cell>
          <table:table-cell office:value-type="float" office:value="239107" calcext:value-type="float">
            <text:p>239107</text:p>
          </table:table-cell>
          <table:table-cell office:value-type="float" office:value="210134" calcext:value-type="float">
            <text:p>210134</text:p>
          </table:table-cell>
          <table:table-cell office:value-type="float" office:value="212353" calcext:value-type="float">
            <text:p>212353</text:p>
          </table:table-cell>
          <table:table-cell office:value-type="float" office:value="186279" calcext:value-type="float">
            <text:p>186279</text:p>
          </table:table-cell>
          <table:table-cell office:value-type="float" office:value="204753" calcext:value-type="float">
            <text:p>204753</text:p>
          </table:table-cell>
          <table:table-cell office:value-type="float" office:value="183844" calcext:value-type="float">
            <text:p>183844</text:p>
          </table:table-cell>
          <table:table-cell office:value-type="float" office:value="159913" calcext:value-type="float">
            <text:p>159913</text:p>
          </table:table-cell>
          <table:table-cell office:value-type="float" office:value="185139" calcext:value-type="float">
            <text:p>185139</text:p>
          </table:table-cell>
          <table:table-cell office:value-type="float" office:value="152674" calcext:value-type="float">
            <text:p>152674</text:p>
          </table:table-cell>
          <table:table-cell office:value-type="float" office:value="131571" calcext:value-type="float">
            <text:p>131571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61629" calcext:value-type="float">
            <text:p>161629</text:p>
          </table:table-cell>
          <table:table-cell office:value-type="float" office:value="221577" calcext:value-type="float">
            <text:p>221577</text:p>
          </table:table-cell>
          <table:table-cell office:value-type="float" office:value="212320" calcext:value-type="float">
            <text:p>212320</text:p>
          </table:table-cell>
          <table:table-cell office:value-type="float" office:value="77222" calcext:value-type="float">
            <text:p>77222</text:p>
          </table:table-cell>
          <table:table-cell office:value-type="float" office:value="238802" calcext:value-type="float">
            <text:p>238802</text:p>
          </table:table-cell>
          <table:table-cell office:value-type="float" office:value="251205" calcext:value-type="float">
            <text:p>251205</text:p>
          </table:table-cell>
          <table:table-cell office:value-type="float" office:value="252245" calcext:value-type="float">
            <text:p>252245</text:p>
          </table:table-cell>
          <table:table-cell office:value-type="float" office:value="232385" calcext:value-type="float">
            <text:p>232385</text:p>
          </table:table-cell>
          <table:table-cell office:value-type="float" office:value="238018" calcext:value-type="float">
            <text:p>238018</text:p>
          </table:table-cell>
          <table:table-cell office:value-type="float" office:value="248700" calcext:value-type="float">
            <text:p>248700</text:p>
          </table:table-cell>
          <table:table-cell office:value-type="float" office:value="247202" calcext:value-type="float">
            <text:p>247202</text:p>
          </table:table-cell>
          <table:table-cell office:value-type="float" office:value="247937" calcext:value-type="float">
            <text:p>247937</text:p>
          </table:table-cell>
          <table:table-cell office:value-type="float" office:value="249420" calcext:value-type="float">
            <text:p>249420</text:p>
          </table:table-cell>
          <table:table-cell office:value-type="float" office:value="213509" calcext:value-type="float">
            <text:p>213509</text:p>
          </table:table-cell>
          <table:table-cell office:value-type="float" office:value="241045" calcext:value-type="float">
            <text:p>241045</text:p>
          </table:table-cell>
          <table:table-cell office:value-type="float" office:value="219421" calcext:value-type="float">
            <text:p>219421</text:p>
          </table:table-cell>
          <table:table-cell office:value-type="float" office:value="177212" calcext:value-type="float">
            <text:p>177212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72917" calcext:value-type="float">
            <text:p>172917</text:p>
          </table:table-cell>
          <table:table-cell office:value-type="float" office:value="185502" calcext:value-type="float">
            <text:p>185502</text:p>
          </table:table-cell>
          <table:table-cell office:value-type="float" office:value="174754" calcext:value-type="float">
            <text:p>174754</text:p>
          </table:table-cell>
          <table:table-cell office:value-type="float" office:value="80872" calcext:value-type="float">
            <text:p>80872</text:p>
          </table:table-cell>
          <table:table-cell office:value-type="float" office:value="204064" calcext:value-type="float">
            <text:p>204064</text:p>
          </table:table-cell>
          <table:table-cell office:value-type="float" office:value="217177" calcext:value-type="float">
            <text:p>217177</text:p>
          </table:table-cell>
          <table:table-cell office:value-type="float" office:value="228163" calcext:value-type="float">
            <text:p>228163</text:p>
          </table:table-cell>
          <table:table-cell office:value-type="float" office:value="188948" calcext:value-type="float">
            <text:p>188948</text:p>
          </table:table-cell>
          <table:table-cell office:value-type="float" office:value="198306" calcext:value-type="float">
            <text:p>198306</text:p>
          </table:table-cell>
          <table:table-cell office:value-type="float" office:value="225291" calcext:value-type="float">
            <text:p>225291</text:p>
          </table:table-cell>
          <table:table-cell office:value-type="float" office:value="225903" calcext:value-type="float">
            <text:p>225903</text:p>
          </table:table-cell>
          <table:table-cell office:value-type="float" office:value="243161" calcext:value-type="float">
            <text:p>243161</text:p>
          </table:table-cell>
          <table:table-cell office:value-type="float" office:value="242346" calcext:value-type="float">
            <text:p>242346</text:p>
          </table:table-cell>
          <table:table-cell office:value-type="float" office:value="193636" calcext:value-type="float">
            <text:p>193636</text:p>
          </table:table-cell>
          <table:table-cell office:value-type="float" office:value="226071" calcext:value-type="float">
            <text:p>226071</text:p>
          </table:table-cell>
          <table:table-cell office:value-type="float" office:value="234816" calcext:value-type="float">
            <text:p>234816</text:p>
          </table:table-cell>
          <table:table-cell office:value-type="float" office:value="165490" calcext:value-type="float">
            <text:p>16549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66223" calcext:value-type="float">
            <text:p>166223</text:p>
          </table:table-cell>
          <table:table-cell office:value-type="float" office:value="150999" calcext:value-type="float">
            <text:p>150999</text:p>
          </table:table-cell>
          <table:table-cell office:value-type="float" office:value="145876" calcext:value-type="float">
            <text:p>145876</text:p>
          </table:table-cell>
          <table:table-cell office:value-type="float" office:value="67295" calcext:value-type="float">
            <text:p>67295</text:p>
          </table:table-cell>
          <table:table-cell office:value-type="float" office:value="163612" calcext:value-type="float">
            <text:p>163612</text:p>
          </table:table-cell>
          <table:table-cell office:value-type="float" office:value="164647" calcext:value-type="float">
            <text:p>164647</text:p>
          </table:table-cell>
          <table:table-cell office:value-type="float" office:value="182293" calcext:value-type="float">
            <text:p>182293</text:p>
          </table:table-cell>
          <table:table-cell office:value-type="float" office:value="148225" calcext:value-type="float">
            <text:p>148225</text:p>
          </table:table-cell>
          <table:table-cell office:value-type="float" office:value="142650" calcext:value-type="float">
            <text:p>142650</text:p>
          </table:table-cell>
          <table:table-cell office:value-type="float" office:value="192981" calcext:value-type="float">
            <text:p>192981</text:p>
          </table:table-cell>
          <table:table-cell office:value-type="float" office:value="199633" calcext:value-type="float">
            <text:p>199633</text:p>
          </table:table-cell>
          <table:table-cell office:value-type="float" office:value="196962" calcext:value-type="float">
            <text:p>196962</text:p>
          </table:table-cell>
          <table:table-cell office:value-type="float" office:value="210150" calcext:value-type="float">
            <text:p>210150</text:p>
          </table:table-cell>
          <table:table-cell office:value-type="float" office:value="184237" calcext:value-type="float">
            <text:p>184237</text:p>
          </table:table-cell>
          <table:table-cell office:value-type="float" office:value="190115" calcext:value-type="float">
            <text:p>190115</text:p>
          </table:table-cell>
          <table:table-cell office:value-type="float" office:value="187028" calcext:value-type="float">
            <text:p>187028</text:p>
          </table:table-cell>
          <table:table-cell office:value-type="float" office:value="148510" calcext:value-type="float">
            <text:p>14851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66335" calcext:value-type="float">
            <text:p>166335</text:p>
          </table:table-cell>
          <table:table-cell office:value-type="float" office:value="193921" calcext:value-type="float">
            <text:p>193921</text:p>
          </table:table-cell>
          <table:table-cell office:value-type="float" office:value="145927" calcext:value-type="float">
            <text:p>145927</text:p>
          </table:table-cell>
          <table:table-cell office:value-type="float" office:value="58198" calcext:value-type="float">
            <text:p>58198</text:p>
          </table:table-cell>
          <table:table-cell office:value-type="float" office:value="143960" calcext:value-type="float">
            <text:p>143960</text:p>
          </table:table-cell>
          <table:table-cell office:value-type="float" office:value="133989" calcext:value-type="float">
            <text:p>133989</text:p>
          </table:table-cell>
          <table:table-cell office:value-type="float" office:value="176305" calcext:value-type="float">
            <text:p>176305</text:p>
          </table:table-cell>
          <table:table-cell office:value-type="float" office:value="110695" calcext:value-type="float">
            <text:p>110695</text:p>
          </table:table-cell>
          <table:table-cell office:value-type="float" office:value="107703" calcext:value-type="float">
            <text:p>107703</text:p>
          </table:table-cell>
          <table:table-cell office:value-type="float" office:value="145443" calcext:value-type="float">
            <text:p>145443</text:p>
          </table:table-cell>
          <table:table-cell office:value-type="float" office:value="179309" calcext:value-type="float">
            <text:p>179309</text:p>
          </table:table-cell>
          <table:table-cell office:value-type="float" office:value="126261" calcext:value-type="float">
            <text:p>126261</text:p>
          </table:table-cell>
          <table:table-cell office:value-type="float" office:value="132401" calcext:value-type="float">
            <text:p>132401</text:p>
          </table:table-cell>
          <table:table-cell office:value-type="float" office:value="189202" calcext:value-type="float">
            <text:p>189202</text:p>
          </table:table-cell>
          <table:table-cell office:value-type="float" office:value="118794" calcext:value-type="float">
            <text:p>118794</text:p>
          </table:table-cell>
          <table:table-cell office:value-type="float" office:value="100179" calcext:value-type="float">
            <text:p>100179</text:p>
          </table:table-cell>
          <table:table-cell office:value-type="float" office:value="162525" calcext:value-type="float">
            <text:p>162525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92659" calcext:value-type="float">
            <text:p>192659</text:p>
          </table:table-cell>
          <table:table-cell office:value-type="float" office:value="225572" calcext:value-type="float">
            <text:p>225572</text:p>
          </table:table-cell>
          <table:table-cell office:value-type="float" office:value="151780" calcext:value-type="float">
            <text:p>151780</text:p>
          </table:table-cell>
          <table:table-cell office:value-type="float" office:value="62358" calcext:value-type="float">
            <text:p>62358</text:p>
          </table:table-cell>
          <table:table-cell office:value-type="float" office:value="141326" calcext:value-type="float">
            <text:p>141326</text:p>
          </table:table-cell>
          <table:table-cell office:value-type="float" office:value="124960" calcext:value-type="float">
            <text:p>124960</text:p>
          </table:table-cell>
          <table:table-cell office:value-type="float" office:value="212876" calcext:value-type="float">
            <text:p>212876</text:p>
          </table:table-cell>
          <table:table-cell office:value-type="float" office:value="107321" calcext:value-type="float">
            <text:p>107321</text:p>
          </table:table-cell>
          <table:table-cell office:value-type="float" office:value="94488" calcext:value-type="float">
            <text:p>94488</text:p>
          </table:table-cell>
          <table:table-cell office:value-type="float" office:value="159255" calcext:value-type="float">
            <text:p>159255</text:p>
          </table:table-cell>
          <table:table-cell office:value-type="float" office:value="242964" calcext:value-type="float">
            <text:p>242964</text:p>
          </table:table-cell>
          <table:table-cell office:value-type="float" office:value="143216" calcext:value-type="float">
            <text:p>143216</text:p>
          </table:table-cell>
          <table:table-cell office:value-type="float" office:value="159144" calcext:value-type="float">
            <text:p>159144</text:p>
          </table:table-cell>
          <table:table-cell office:value-type="float" office:value="209969" calcext:value-type="float">
            <text:p>209969</text:p>
          </table:table-cell>
          <table:table-cell office:value-type="float" office:value="162812" calcext:value-type="float">
            <text:p>162812</text:p>
          </table:table-cell>
          <table:table-cell office:value-type="float" office:value="131786" calcext:value-type="float">
            <text:p>131786</text:p>
          </table:table-cell>
          <table:table-cell office:value-type="float" office:value="231765" calcext:value-type="float">
            <text:p>231765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39139" calcext:value-type="float">
            <text:p>239139</text:p>
          </table:table-cell>
          <table:table-cell office:value-type="float" office:value="190830" calcext:value-type="float">
            <text:p>190830</text:p>
          </table:table-cell>
          <table:table-cell office:value-type="float" office:value="136608" calcext:value-type="float">
            <text:p>136608</text:p>
          </table:table-cell>
          <table:table-cell office:value-type="float" office:value="66935" calcext:value-type="float">
            <text:p>66935</text:p>
          </table:table-cell>
          <table:table-cell office:value-type="float" office:value="159365" calcext:value-type="float">
            <text:p>159365</text:p>
          </table:table-cell>
          <table:table-cell office:value-type="float" office:value="163639" calcext:value-type="float">
            <text:p>163639</text:p>
          </table:table-cell>
          <table:table-cell office:value-type="float" office:value="220944" calcext:value-type="float">
            <text:p>220944</text:p>
          </table:table-cell>
          <table:table-cell office:value-type="float" office:value="160029" calcext:value-type="float">
            <text:p>160029</text:p>
          </table:table-cell>
          <table:table-cell office:value-type="float" office:value="156438" calcext:value-type="float">
            <text:p>156438</text:p>
          </table:table-cell>
          <table:table-cell office:value-type="float" office:value="213109" calcext:value-type="float">
            <text:p>213109</text:p>
          </table:table-cell>
          <table:table-cell office:value-type="float" office:value="236709" calcext:value-type="float">
            <text:p>236709</text:p>
          </table:table-cell>
          <table:table-cell office:value-type="float" office:value="228389" calcext:value-type="float">
            <text:p>228389</text:p>
          </table:table-cell>
          <table:table-cell office:value-type="float" office:value="226765" calcext:value-type="float">
            <text:p>226765</text:p>
          </table:table-cell>
          <table:table-cell office:value-type="float" office:value="230808" calcext:value-type="float">
            <text:p>230808</text:p>
          </table:table-cell>
          <table:table-cell office:value-type="float" office:value="229190" calcext:value-type="float">
            <text:p>229190</text:p>
          </table:table-cell>
          <table:table-cell office:value-type="float" office:value="229157" calcext:value-type="float">
            <text:p>229157</text:p>
          </table:table-cell>
          <table:table-cell office:value-type="float" office:value="203083" calcext:value-type="float">
            <text:p>203083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12753" calcext:value-type="float">
            <text:p>212753</text:p>
          </table:table-cell>
          <table:table-cell office:value-type="float" office:value="184576" calcext:value-type="float">
            <text:p>184576</text:p>
          </table:table-cell>
          <table:table-cell office:value-type="float" office:value="127915" calcext:value-type="float">
            <text:p>127915</text:p>
          </table:table-cell>
          <table:table-cell office:value-type="float" office:value="70240" calcext:value-type="float">
            <text:p>70240</text:p>
          </table:table-cell>
          <table:table-cell office:value-type="float" office:value="133587" calcext:value-type="float">
            <text:p>133587</text:p>
          </table:table-cell>
          <table:table-cell office:value-type="float" office:value="136131" calcext:value-type="float">
            <text:p>136131</text:p>
          </table:table-cell>
          <table:table-cell office:value-type="float" office:value="186672" calcext:value-type="float">
            <text:p>186672</text:p>
          </table:table-cell>
          <table:table-cell office:value-type="float" office:value="109199" calcext:value-type="float">
            <text:p>109199</text:p>
          </table:table-cell>
          <table:table-cell office:value-type="float" office:value="120868" calcext:value-type="float">
            <text:p>120868</text:p>
          </table:table-cell>
          <table:table-cell office:value-type="float" office:value="158357" calcext:value-type="float">
            <text:p>158357</text:p>
          </table:table-cell>
          <table:table-cell office:value-type="float" office:value="201935" calcext:value-type="float">
            <text:p>201935</text:p>
          </table:table-cell>
          <table:table-cell office:value-type="float" office:value="163093" calcext:value-type="float">
            <text:p>163093</text:p>
          </table:table-cell>
          <table:table-cell office:value-type="float" office:value="172465" calcext:value-type="float">
            <text:p>172465</text:p>
          </table:table-cell>
          <table:table-cell office:value-type="float" office:value="197273" calcext:value-type="float">
            <text:p>197273</text:p>
          </table:table-cell>
          <table:table-cell office:value-type="float" office:value="168033" calcext:value-type="float">
            <text:p>168033</text:p>
          </table:table-cell>
          <table:table-cell office:value-type="float" office:value="175337" calcext:value-type="float">
            <text:p>175337</text:p>
          </table:table-cell>
          <table:table-cell office:value-type="float" office:value="178014" calcext:value-type="float">
            <text:p>178014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45492" calcext:value-type="float">
            <text:p>145492</text:p>
          </table:table-cell>
          <table:table-cell office:value-type="float" office:value="133194" calcext:value-type="float">
            <text:p>133194</text:p>
          </table:table-cell>
          <table:table-cell office:value-type="float" office:value="112063" calcext:value-type="float">
            <text:p>112063</text:p>
          </table:table-cell>
          <table:table-cell office:value-type="float" office:value="62331" calcext:value-type="float">
            <text:p>62331</text:p>
          </table:table-cell>
          <table:table-cell office:value-type="float" office:value="113851" calcext:value-type="float">
            <text:p>113851</text:p>
          </table:table-cell>
          <table:table-cell office:value-type="float" office:value="108111" calcext:value-type="float">
            <text:p>108111</text:p>
          </table:table-cell>
          <table:table-cell office:value-type="float" office:value="139932" calcext:value-type="float">
            <text:p>139932</text:p>
          </table:table-cell>
          <table:table-cell office:value-type="float" office:value="92617" calcext:value-type="float">
            <text:p>92617</text:p>
          </table:table-cell>
          <table:table-cell office:value-type="float" office:value="97195" calcext:value-type="float">
            <text:p>97195</text:p>
          </table:table-cell>
          <table:table-cell office:value-type="float" office:value="123917" calcext:value-type="float">
            <text:p>123917</text:p>
          </table:table-cell>
          <table:table-cell office:value-type="float" office:value="140025" calcext:value-type="float">
            <text:p>140025</text:p>
          </table:table-cell>
          <table:table-cell office:value-type="float" office:value="123604" calcext:value-type="float">
            <text:p>123604</text:p>
          </table:table-cell>
          <table:table-cell office:value-type="float" office:value="130129" calcext:value-type="float">
            <text:p>130129</text:p>
          </table:table-cell>
          <table:table-cell office:value-type="float" office:value="188535" calcext:value-type="float">
            <text:p>188535</text:p>
          </table:table-cell>
          <table:table-cell office:value-type="float" office:value="130202" calcext:value-type="float">
            <text:p>130202</text:p>
          </table:table-cell>
          <table:table-cell office:value-type="float" office:value="142161" calcext:value-type="float">
            <text:p>142161</text:p>
          </table:table-cell>
          <table:table-cell office:value-type="float" office:value="166667" calcext:value-type="float">
            <text:p>166667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07592" calcext:value-type="float">
            <text:p>207592</text:p>
          </table:table-cell>
          <table:table-cell office:value-type="float" office:value="129098" calcext:value-type="float">
            <text:p>129098</text:p>
          </table:table-cell>
          <table:table-cell office:value-type="float" office:value="103885" calcext:value-type="float">
            <text:p>103885</text:p>
          </table:table-cell>
          <table:table-cell office:value-type="float" office:value="63737" calcext:value-type="float">
            <text:p>63737</text:p>
          </table:table-cell>
          <table:table-cell office:value-type="float" office:value="123044" calcext:value-type="float">
            <text:p>123044</text:p>
          </table:table-cell>
          <table:table-cell office:value-type="float" office:value="115193" calcext:value-type="float">
            <text:p>115193</text:p>
          </table:table-cell>
          <table:table-cell office:value-type="float" office:value="168671" calcext:value-type="float">
            <text:p>168671</text:p>
          </table:table-cell>
          <table:table-cell office:value-type="float" office:value="102116" calcext:value-type="float">
            <text:p>102116</text:p>
          </table:table-cell>
          <table:table-cell office:value-type="float" office:value="117380" calcext:value-type="float">
            <text:p>117380</text:p>
          </table:table-cell>
          <table:table-cell office:value-type="float" office:value="141702" calcext:value-type="float">
            <text:p>141702</text:p>
          </table:table-cell>
          <table:table-cell office:value-type="float" office:value="192366" calcext:value-type="float">
            <text:p>192366</text:p>
          </table:table-cell>
          <table:table-cell office:value-type="float" office:value="142942" calcext:value-type="float">
            <text:p>142942</text:p>
          </table:table-cell>
          <table:table-cell office:value-type="float" office:value="150993" calcext:value-type="float">
            <text:p>150993</text:p>
          </table:table-cell>
          <table:table-cell office:value-type="float" office:value="145356" calcext:value-type="float">
            <text:p>145356</text:p>
          </table:table-cell>
          <table:table-cell office:value-type="float" office:value="137049" calcext:value-type="float">
            <text:p>137049</text:p>
          </table:table-cell>
          <table:table-cell office:value-type="float" office:value="137299" calcext:value-type="float">
            <text:p>137299</text:p>
          </table:table-cell>
          <table:table-cell office:value-type="float" office:value="158622" calcext:value-type="float">
            <text:p>158622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36738" calcext:value-type="float">
            <text:p>136738</text:p>
          </table:table-cell>
          <table:table-cell office:value-type="float" office:value="80297" calcext:value-type="float">
            <text:p>80297</text:p>
          </table:table-cell>
          <table:table-cell office:value-type="float" office:value="96261" calcext:value-type="float">
            <text:p>96261</text:p>
          </table:table-cell>
          <table:table-cell office:value-type="float" office:value="88850" calcext:value-type="float">
            <text:p>88850</text:p>
          </table:table-cell>
          <table:table-cell office:value-type="float" office:value="122509" calcext:value-type="float">
            <text:p>122509</text:p>
          </table:table-cell>
          <table:table-cell office:value-type="float" office:value="122727" calcext:value-type="float">
            <text:p>122727</text:p>
          </table:table-cell>
          <table:table-cell office:value-type="float" office:value="156394" calcext:value-type="float">
            <text:p>156394</text:p>
          </table:table-cell>
          <table:table-cell office:value-type="float" office:value="162836" calcext:value-type="float">
            <text:p>162836</text:p>
          </table:table-cell>
          <table:table-cell office:value-type="float" office:value="145601" calcext:value-type="float">
            <text:p>145601</text:p>
          </table:table-cell>
          <table:table-cell office:value-type="float" office:value="198614" calcext:value-type="float">
            <text:p>198614</text:p>
          </table:table-cell>
          <table:table-cell office:value-type="float" office:value="191584" calcext:value-type="float">
            <text:p>191584</text:p>
          </table:table-cell>
          <table:table-cell office:value-type="float" office:value="189898" calcext:value-type="float">
            <text:p>189898</text:p>
          </table:table-cell>
          <table:table-cell office:value-type="float" office:value="194507" calcext:value-type="float">
            <text:p>194507</text:p>
          </table:table-cell>
          <table:table-cell office:value-type="float" office:value="134147" calcext:value-type="float">
            <text:p>134147</text:p>
          </table:table-cell>
          <table:table-cell office:value-type="float" office:value="177541" calcext:value-type="float">
            <text:p>177541</text:p>
          </table:table-cell>
          <table:table-cell office:value-type="float" office:value="185599" calcext:value-type="float">
            <text:p>185599</text:p>
          </table:table-cell>
          <table:table-cell office:value-type="float" office:value="93857" calcext:value-type="float">
            <text:p>93857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75688" calcext:value-type="float">
            <text:p>175688</text:p>
          </table:table-cell>
          <table:table-cell office:value-type="float" office:value="108675" calcext:value-type="float">
            <text:p>108675</text:p>
          </table:table-cell>
          <table:table-cell office:value-type="float" office:value="84976" calcext:value-type="float">
            <text:p>84976</text:p>
          </table:table-cell>
          <table:table-cell office:value-type="float" office:value="82970" calcext:value-type="float">
            <text:p>82970</text:p>
          </table:table-cell>
          <table:table-cell office:value-type="float" office:value="126221" calcext:value-type="float">
            <text:p>126221</text:p>
          </table:table-cell>
          <table:table-cell office:value-type="float" office:value="141668" calcext:value-type="float">
            <text:p>141668</text:p>
          </table:table-cell>
          <table:table-cell office:value-type="float" office:value="169170" calcext:value-type="float">
            <text:p>169170</text:p>
          </table:table-cell>
          <table:table-cell office:value-type="float" office:value="178364" calcext:value-type="float">
            <text:p>178364</text:p>
          </table:table-cell>
          <table:table-cell office:value-type="float" office:value="170201" calcext:value-type="float">
            <text:p>170201</text:p>
          </table:table-cell>
          <table:table-cell office:value-type="float" office:value="234090" calcext:value-type="float">
            <text:p>234090</text:p>
          </table:table-cell>
          <table:table-cell office:value-type="float" office:value="212527" calcext:value-type="float">
            <text:p>212527</text:p>
          </table:table-cell>
          <table:table-cell office:value-type="float" office:value="238961" calcext:value-type="float">
            <text:p>238961</text:p>
          </table:table-cell>
          <table:table-cell office:value-type="float" office:value="238476" calcext:value-type="float">
            <text:p>238476</text:p>
          </table:table-cell>
          <table:table-cell office:value-type="float" office:value="163953" calcext:value-type="float">
            <text:p>163953</text:p>
          </table:table-cell>
          <table:table-cell office:value-type="float" office:value="240569" calcext:value-type="float">
            <text:p>240569</text:p>
          </table:table-cell>
          <table:table-cell office:value-type="float" office:value="243402" calcext:value-type="float">
            <text:p>243402</text:p>
          </table:table-cell>
          <table:table-cell office:value-type="float" office:value="131322" calcext:value-type="float">
            <text:p>131322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23193" calcext:value-type="float">
            <text:p>223193</text:p>
          </table:table-cell>
          <table:table-cell office:value-type="float" office:value="159098" calcext:value-type="float">
            <text:p>159098</text:p>
          </table:table-cell>
          <table:table-cell office:value-type="float" office:value="84166" calcext:value-type="float">
            <text:p>84166</text:p>
          </table:table-cell>
          <table:table-cell office:value-type="float" office:value="77739" calcext:value-type="float">
            <text:p>77739</text:p>
          </table:table-cell>
          <table:table-cell office:value-type="float" office:value="128747" calcext:value-type="float">
            <text:p>128747</text:p>
          </table:table-cell>
          <table:table-cell office:value-type="float" office:value="131312" calcext:value-type="float">
            <text:p>131312</text:p>
          </table:table-cell>
          <table:table-cell office:value-type="float" office:value="158891" calcext:value-type="float">
            <text:p>158891</text:p>
          </table:table-cell>
          <table:table-cell office:value-type="float" office:value="157792" calcext:value-type="float">
            <text:p>157792</text:p>
          </table:table-cell>
          <table:table-cell office:value-type="float" office:value="170342" calcext:value-type="float">
            <text:p>170342</text:p>
          </table:table-cell>
          <table:table-cell office:value-type="float" office:value="206334" calcext:value-type="float">
            <text:p>206334</text:p>
          </table:table-cell>
          <table:table-cell office:value-type="float" office:value="195043" calcext:value-type="float">
            <text:p>195043</text:p>
          </table:table-cell>
          <table:table-cell office:value-type="float" office:value="218956" calcext:value-type="float">
            <text:p>218956</text:p>
          </table:table-cell>
          <table:table-cell office:value-type="float" office:value="227792" calcext:value-type="float">
            <text:p>227792</text:p>
          </table:table-cell>
          <table:table-cell office:value-type="float" office:value="230479" calcext:value-type="float">
            <text:p>230479</text:p>
          </table:table-cell>
          <table:table-cell office:value-type="float" office:value="230128" calcext:value-type="float">
            <text:p>230128</text:p>
          </table:table-cell>
          <table:table-cell office:value-type="float" office:value="226069" calcext:value-type="float">
            <text:p>226069</text:p>
          </table:table-cell>
          <table:table-cell office:value-type="float" office:value="215830" calcext:value-type="float">
            <text:p>21583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252281" calcext:value-type="float">
            <text:p>252281</text:p>
          </table:table-cell>
          <table:table-cell office:value-type="float" office:value="174345" calcext:value-type="float">
            <text:p>174345</text:p>
          </table:table-cell>
          <table:table-cell office:value-type="float" office:value="112983" calcext:value-type="float">
            <text:p>112983</text:p>
          </table:table-cell>
          <table:table-cell office:value-type="float" office:value="120345" calcext:value-type="float">
            <text:p>120345</text:p>
          </table:table-cell>
          <table:table-cell office:value-type="float" office:value="161218" calcext:value-type="float">
            <text:p>161218</text:p>
          </table:table-cell>
          <table:table-cell office:value-type="float" office:value="166517" calcext:value-type="float">
            <text:p>166517</text:p>
          </table:table-cell>
          <table:table-cell office:value-type="float" office:value="167718" calcext:value-type="float">
            <text:p>167718</text:p>
          </table:table-cell>
          <table:table-cell office:value-type="float" office:value="193760" calcext:value-type="float">
            <text:p>193760</text:p>
          </table:table-cell>
          <table:table-cell office:value-type="float" office:value="212821" calcext:value-type="float">
            <text:p>212821</text:p>
          </table:table-cell>
          <table:table-cell office:value-type="float" office:value="229754" calcext:value-type="float">
            <text:p>229754</text:p>
          </table:table-cell>
          <table:table-cell office:value-type="float" office:value="204040" calcext:value-type="float">
            <text:p>204040</text:p>
          </table:table-cell>
          <table:table-cell office:value-type="float" office:value="245187" calcext:value-type="float">
            <text:p>245187</text:p>
          </table:table-cell>
          <table:table-cell office:value-type="float" office:value="240579" calcext:value-type="float">
            <text:p>240579</text:p>
          </table:table-cell>
          <table:table-cell office:value-type="float" office:value="214585" calcext:value-type="float">
            <text:p>214585</text:p>
          </table:table-cell>
          <table:table-cell office:value-type="float" office:value="236952" calcext:value-type="float">
            <text:p>236952</text:p>
          </table:table-cell>
          <table:table-cell office:value-type="float" office:value="251184" calcext:value-type="float">
            <text:p>251184</text:p>
          </table:table-cell>
          <table:table-cell office:value-type="float" office:value="200764" calcext:value-type="float">
            <text:p>200764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38731" calcext:value-type="float">
            <text:p>238731</text:p>
          </table:table-cell>
          <table:table-cell office:value-type="float" office:value="185687" calcext:value-type="float">
            <text:p>185687</text:p>
          </table:table-cell>
          <table:table-cell office:value-type="float" office:value="123912" calcext:value-type="float">
            <text:p>123912</text:p>
          </table:table-cell>
          <table:table-cell office:value-type="float" office:value="129990" calcext:value-type="float">
            <text:p>129990</text:p>
          </table:table-cell>
          <table:table-cell office:value-type="float" office:value="119854" calcext:value-type="float">
            <text:p>119854</text:p>
          </table:table-cell>
          <table:table-cell office:value-type="float" office:value="150400" calcext:value-type="float">
            <text:p>150400</text:p>
          </table:table-cell>
          <table:table-cell office:value-type="float" office:value="156781" calcext:value-type="float">
            <text:p>156781</text:p>
          </table:table-cell>
          <table:table-cell office:value-type="float" office:value="163944" calcext:value-type="float">
            <text:p>163944</text:p>
          </table:table-cell>
          <table:table-cell office:value-type="float" office:value="164659" calcext:value-type="float">
            <text:p>164659</text:p>
          </table:table-cell>
          <table:table-cell office:value-type="float" office:value="166889" calcext:value-type="float">
            <text:p>166889</text:p>
          </table:table-cell>
          <table:table-cell office:value-type="float" office:value="199811" calcext:value-type="float">
            <text:p>199811</text:p>
          </table:table-cell>
          <table:table-cell office:value-type="float" office:value="180144" calcext:value-type="float">
            <text:p>180144</text:p>
          </table:table-cell>
          <table:table-cell office:value-type="float" office:value="174769" calcext:value-type="float">
            <text:p>174769</text:p>
          </table:table-cell>
          <table:table-cell office:value-type="float" office:value="215535" calcext:value-type="float">
            <text:p>215535</text:p>
          </table:table-cell>
          <table:table-cell office:value-type="float" office:value="204377" calcext:value-type="float">
            <text:p>204377</text:p>
          </table:table-cell>
          <table:table-cell office:value-type="float" office:value="212080" calcext:value-type="float">
            <text:p>212080</text:p>
          </table:table-cell>
          <table:table-cell office:value-type="float" office:value="187396" calcext:value-type="float">
            <text:p>187396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94750" calcext:value-type="float">
            <text:p>194750</text:p>
          </table:table-cell>
          <table:table-cell office:value-type="float" office:value="104317" calcext:value-type="float">
            <text:p>104317</text:p>
          </table:table-cell>
          <table:table-cell office:value-type="float" office:value="92836" calcext:value-type="float">
            <text:p>92836</text:p>
          </table:table-cell>
          <table:table-cell office:value-type="float" office:value="137242" calcext:value-type="float">
            <text:p>137242</text:p>
          </table:table-cell>
          <table:table-cell office:value-type="float" office:value="106061" calcext:value-type="float">
            <text:p>106061</text:p>
          </table:table-cell>
          <table:table-cell office:value-type="float" office:value="141124" calcext:value-type="float">
            <text:p>141124</text:p>
          </table:table-cell>
          <table:table-cell office:value-type="float" office:value="166889" calcext:value-type="float">
            <text:p>166889</text:p>
          </table:table-cell>
          <table:table-cell office:value-type="float" office:value="164456" calcext:value-type="float">
            <text:p>164456</text:p>
          </table:table-cell>
          <table:table-cell office:value-type="float" office:value="157389" calcext:value-type="float">
            <text:p>157389</text:p>
          </table:table-cell>
          <table:table-cell office:value-type="float" office:value="160919" calcext:value-type="float">
            <text:p>160919</text:p>
          </table:table-cell>
          <table:table-cell office:value-type="float" office:value="199027" calcext:value-type="float">
            <text:p>199027</text:p>
          </table:table-cell>
          <table:table-cell office:value-type="float" office:value="154957" calcext:value-type="float">
            <text:p>154957</text:p>
          </table:table-cell>
          <table:table-cell office:value-type="float" office:value="152019" calcext:value-type="float">
            <text:p>152019</text:p>
          </table:table-cell>
          <table:table-cell office:value-type="float" office:value="180713" calcext:value-type="float">
            <text:p>180713</text:p>
          </table:table-cell>
          <table:table-cell office:value-type="float" office:value="180458" calcext:value-type="float">
            <text:p>180458</text:p>
          </table:table-cell>
          <table:table-cell office:value-type="float" office:value="144622" calcext:value-type="float">
            <text:p>144622</text:p>
          </table:table-cell>
          <table:table-cell office:value-type="float" office:value="162273" calcext:value-type="float">
            <text:p>162273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03681" calcext:value-type="float">
            <text:p>203681</text:p>
          </table:table-cell>
          <table:table-cell office:value-type="float" office:value="110869" calcext:value-type="float">
            <text:p>110869</text:p>
          </table:table-cell>
          <table:table-cell office:value-type="float" office:value="103403" calcext:value-type="float">
            <text:p>103403</text:p>
          </table:table-cell>
          <table:table-cell office:value-type="float" office:value="177679" calcext:value-type="float">
            <text:p>177679</text:p>
          </table:table-cell>
          <table:table-cell office:value-type="float" office:value="147392" calcext:value-type="float">
            <text:p>147392</text:p>
          </table:table-cell>
          <table:table-cell office:value-type="float" office:value="152673" calcext:value-type="float">
            <text:p>152673</text:p>
          </table:table-cell>
          <table:table-cell office:value-type="float" office:value="136701" calcext:value-type="float">
            <text:p>136701</text:p>
          </table:table-cell>
          <table:table-cell office:value-type="float" office:value="236600" calcext:value-type="float">
            <text:p>236600</text:p>
          </table:table-cell>
          <table:table-cell office:value-type="float" office:value="217876" calcext:value-type="float">
            <text:p>217876</text:p>
          </table:table-cell>
          <table:table-cell office:value-type="float" office:value="219362" calcext:value-type="float">
            <text:p>219362</text:p>
          </table:table-cell>
          <table:table-cell office:value-type="float" office:value="176415" calcext:value-type="float">
            <text:p>176415</text:p>
          </table:table-cell>
          <table:table-cell office:value-type="float" office:value="240212" calcext:value-type="float">
            <text:p>240212</text:p>
          </table:table-cell>
          <table:table-cell office:value-type="float" office:value="242248" calcext:value-type="float">
            <text:p>242248</text:p>
          </table:table-cell>
          <table:table-cell office:value-type="float" office:value="241081" calcext:value-type="float">
            <text:p>241081</text:p>
          </table:table-cell>
          <table:table-cell office:value-type="float" office:value="252395" calcext:value-type="float">
            <text:p>252395</text:p>
          </table:table-cell>
          <table:table-cell office:value-type="float" office:value="250936" calcext:value-type="float">
            <text:p>250936</text:p>
          </table:table-cell>
          <table:table-cell office:value-type="float" office:value="244232" calcext:value-type="float">
            <text:p>244232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203209" calcext:value-type="float">
            <text:p>203209</text:p>
          </table:table-cell>
          <table:table-cell office:value-type="float" office:value="115908" calcext:value-type="float">
            <text:p>115908</text:p>
          </table:table-cell>
          <table:table-cell office:value-type="float" office:value="74601" calcext:value-type="float">
            <text:p>74601</text:p>
          </table:table-cell>
          <table:table-cell office:value-type="float" office:value="207055" calcext:value-type="float">
            <text:p>207055</text:p>
          </table:table-cell>
          <table:table-cell office:value-type="float" office:value="126519" calcext:value-type="float">
            <text:p>126519</text:p>
          </table:table-cell>
          <table:table-cell office:value-type="float" office:value="105686" calcext:value-type="float">
            <text:p>105686</text:p>
          </table:table-cell>
          <table:table-cell office:value-type="float" office:value="101057" calcext:value-type="float">
            <text:p>101057</text:p>
          </table:table-cell>
          <table:table-cell office:value-type="float" office:value="171102" calcext:value-type="float">
            <text:p>171102</text:p>
          </table:table-cell>
          <table:table-cell office:value-type="float" office:value="178855" calcext:value-type="float">
            <text:p>178855</text:p>
          </table:table-cell>
          <table:table-cell office:value-type="float" office:value="132037" calcext:value-type="float">
            <text:p>132037</text:p>
          </table:table-cell>
          <table:table-cell office:value-type="float" office:value="154432" calcext:value-type="float">
            <text:p>154432</text:p>
          </table:table-cell>
          <table:table-cell office:value-type="float" office:value="169722" calcext:value-type="float">
            <text:p>169722</text:p>
          </table:table-cell>
          <table:table-cell office:value-type="float" office:value="176205" calcext:value-type="float">
            <text:p>176205</text:p>
          </table:table-cell>
          <table:table-cell office:value-type="float" office:value="146460" calcext:value-type="float">
            <text:p>146460</text:p>
          </table:table-cell>
          <table:table-cell office:value-type="float" office:value="206625" calcext:value-type="float">
            <text:p>206625</text:p>
          </table:table-cell>
          <table:table-cell office:value-type="float" office:value="206174" calcext:value-type="float">
            <text:p>206174</text:p>
          </table:table-cell>
          <table:table-cell office:value-type="float" office:value="174534" calcext:value-type="float">
            <text:p>174534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39379" calcext:value-type="float">
            <text:p>239379</text:p>
          </table:table-cell>
          <table:table-cell office:value-type="float" office:value="130463" calcext:value-type="float">
            <text:p>130463</text:p>
          </table:table-cell>
          <table:table-cell office:value-type="float" office:value="78166" calcext:value-type="float">
            <text:p>78166</text:p>
          </table:table-cell>
          <table:table-cell office:value-type="float" office:value="194276" calcext:value-type="float">
            <text:p>194276</text:p>
          </table:table-cell>
          <table:table-cell office:value-type="float" office:value="131562" calcext:value-type="float">
            <text:p>131562</text:p>
          </table:table-cell>
          <table:table-cell office:value-type="float" office:value="113791" calcext:value-type="float">
            <text:p>113791</text:p>
          </table:table-cell>
          <table:table-cell office:value-type="float" office:value="115795" calcext:value-type="float">
            <text:p>115795</text:p>
          </table:table-cell>
          <table:table-cell office:value-type="float" office:value="181105" calcext:value-type="float">
            <text:p>181105</text:p>
          </table:table-cell>
          <table:table-cell office:value-type="float" office:value="171133" calcext:value-type="float">
            <text:p>171133</text:p>
          </table:table-cell>
          <table:table-cell office:value-type="float" office:value="147452" calcext:value-type="float">
            <text:p>147452</text:p>
          </table:table-cell>
          <table:table-cell office:value-type="float" office:value="163245" calcext:value-type="float">
            <text:p>163245</text:p>
          </table:table-cell>
          <table:table-cell office:value-type="float" office:value="180473" calcext:value-type="float">
            <text:p>180473</text:p>
          </table:table-cell>
          <table:table-cell office:value-type="float" office:value="177140" calcext:value-type="float">
            <text:p>177140</text:p>
          </table:table-cell>
          <table:table-cell office:value-type="float" office:value="180721" calcext:value-type="float">
            <text:p>180721</text:p>
          </table:table-cell>
          <table:table-cell office:value-type="float" office:value="209562" calcext:value-type="float">
            <text:p>209562</text:p>
          </table:table-cell>
          <table:table-cell office:value-type="float" office:value="215927" calcext:value-type="float">
            <text:p>215927</text:p>
          </table:table-cell>
          <table:table-cell office:value-type="float" office:value="166799" calcext:value-type="float">
            <text:p>166799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56279" calcext:value-type="float">
            <text:p>156279</text:p>
          </table:table-cell>
          <table:table-cell office:value-type="float" office:value="84671" calcext:value-type="float">
            <text:p>84671</text:p>
          </table:table-cell>
          <table:table-cell office:value-type="float" office:value="90317" calcext:value-type="float">
            <text:p>90317</text:p>
          </table:table-cell>
          <table:table-cell office:value-type="float" office:value="207234" calcext:value-type="float">
            <text:p>207234</text:p>
          </table:table-cell>
          <table:table-cell office:value-type="float" office:value="126659" calcext:value-type="float">
            <text:p>126659</text:p>
          </table:table-cell>
          <table:table-cell office:value-type="float" office:value="114418" calcext:value-type="float">
            <text:p>114418</text:p>
          </table:table-cell>
          <table:table-cell office:value-type="float" office:value="115173" calcext:value-type="float">
            <text:p>115173</text:p>
          </table:table-cell>
          <table:table-cell office:value-type="float" office:value="155067" calcext:value-type="float">
            <text:p>155067</text:p>
          </table:table-cell>
          <table:table-cell office:value-type="float" office:value="156359" calcext:value-type="float">
            <text:p>156359</text:p>
          </table:table-cell>
          <table:table-cell office:value-type="float" office:value="153294" calcext:value-type="float">
            <text:p>153294</text:p>
          </table:table-cell>
          <table:table-cell office:value-type="float" office:value="180477" calcext:value-type="float">
            <text:p>180477</text:p>
          </table:table-cell>
          <table:table-cell office:value-type="float" office:value="164393" calcext:value-type="float">
            <text:p>164393</text:p>
          </table:table-cell>
          <table:table-cell office:value-type="float" office:value="185969" calcext:value-type="float">
            <text:p>185969</text:p>
          </table:table-cell>
          <table:table-cell office:value-type="float" office:value="148906" calcext:value-type="float">
            <text:p>148906</text:p>
          </table:table-cell>
          <table:table-cell office:value-type="float" office:value="249800" calcext:value-type="float">
            <text:p>249800</text:p>
          </table:table-cell>
          <table:table-cell office:value-type="float" office:value="241748" calcext:value-type="float">
            <text:p>241748</text:p>
          </table:table-cell>
          <table:table-cell office:value-type="float" office:value="222101" calcext:value-type="float">
            <text:p>22210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19218" calcext:value-type="float">
            <text:p>119218</text:p>
          </table:table-cell>
          <table:table-cell office:value-type="float" office:value="68647" calcext:value-type="float">
            <text:p>68647</text:p>
          </table:table-cell>
          <table:table-cell office:value-type="float" office:value="98514" calcext:value-type="float">
            <text:p>98514</text:p>
          </table:table-cell>
          <table:table-cell office:value-type="float" office:value="172911" calcext:value-type="float">
            <text:p>172911</text:p>
          </table:table-cell>
          <table:table-cell office:value-type="float" office:value="169287" calcext:value-type="float">
            <text:p>169287</text:p>
          </table:table-cell>
          <table:table-cell office:value-type="float" office:value="183459" calcext:value-type="float">
            <text:p>183459</text:p>
          </table:table-cell>
          <table:table-cell office:value-type="float" office:value="111169" calcext:value-type="float">
            <text:p>111169</text:p>
          </table:table-cell>
          <table:table-cell office:value-type="float" office:value="249213" calcext:value-type="float">
            <text:p>249213</text:p>
          </table:table-cell>
          <table:table-cell office:value-type="float" office:value="247892" calcext:value-type="float">
            <text:p>247892</text:p>
          </table:table-cell>
          <table:table-cell office:value-type="float" office:value="139238" calcext:value-type="float">
            <text:p>139238</text:p>
          </table:table-cell>
          <table:table-cell office:value-type="float" office:value="99642" calcext:value-type="float">
            <text:p>99642</text:p>
          </table:table-cell>
          <table:table-cell office:value-type="float" office:value="183112" calcext:value-type="float">
            <text:p>183112</text:p>
          </table:table-cell>
          <table:table-cell office:value-type="float" office:value="135717" calcext:value-type="float">
            <text:p>135717</text:p>
          </table:table-cell>
          <table:table-cell office:value-type="float" office:value="187257" calcext:value-type="float">
            <text:p>187257</text:p>
          </table:table-cell>
          <table:table-cell office:value-type="float" office:value="154052" calcext:value-type="float">
            <text:p>154052</text:p>
          </table:table-cell>
          <table:table-cell office:value-type="float" office:value="176369" calcext:value-type="float">
            <text:p>176369</text:p>
          </table:table-cell>
          <table:table-cell office:value-type="float" office:value="97201" calcext:value-type="float">
            <text:p>9720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75657" calcext:value-type="float">
            <text:p>175657</text:p>
          </table:table-cell>
          <table:table-cell office:value-type="float" office:value="112143" calcext:value-type="float">
            <text:p>112143</text:p>
          </table:table-cell>
          <table:table-cell office:value-type="float" office:value="142940" calcext:value-type="float">
            <text:p>142940</text:p>
          </table:table-cell>
          <table:table-cell office:value-type="float" office:value="247278" calcext:value-type="float">
            <text:p>247278</text:p>
          </table:table-cell>
          <table:table-cell office:value-type="float" office:value="213804" calcext:value-type="float">
            <text:p>213804</text:p>
          </table:table-cell>
          <table:table-cell office:value-type="float" office:value="234428" calcext:value-type="float">
            <text:p>234428</text:p>
          </table:table-cell>
          <table:table-cell office:value-type="float" office:value="198442" calcext:value-type="float">
            <text:p>198442</text:p>
          </table:table-cell>
          <table:table-cell office:value-type="float" office:value="253336" calcext:value-type="float">
            <text:p>253336</text:p>
          </table:table-cell>
          <table:table-cell office:value-type="float" office:value="253390" calcext:value-type="float">
            <text:p>253390</text:p>
          </table:table-cell>
          <table:table-cell office:value-type="float" office:value="228055" calcext:value-type="float">
            <text:p>228055</text:p>
          </table:table-cell>
          <table:table-cell office:value-type="float" office:value="193685" calcext:value-type="float">
            <text:p>193685</text:p>
          </table:table-cell>
          <table:table-cell office:value-type="float" office:value="248853" calcext:value-type="float">
            <text:p>248853</text:p>
          </table:table-cell>
          <table:table-cell office:value-type="float" office:value="230799" calcext:value-type="float">
            <text:p>230799</text:p>
          </table:table-cell>
          <table:table-cell office:value-type="float" office:value="181369" calcext:value-type="float">
            <text:p>181369</text:p>
          </table:table-cell>
          <table:table-cell office:value-type="float" office:value="230099" calcext:value-type="float">
            <text:p>230099</text:p>
          </table:table-cell>
          <table:table-cell office:value-type="float" office:value="245464" calcext:value-type="float">
            <text:p>245464</text:p>
          </table:table-cell>
          <table:table-cell office:value-type="float" office:value="145487" calcext:value-type="float">
            <text:p>145487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02820" calcext:value-type="float">
            <text:p>202820</text:p>
          </table:table-cell>
          <table:table-cell office:value-type="float" office:value="83001" calcext:value-type="float">
            <text:p>83001</text:p>
          </table:table-cell>
          <table:table-cell office:value-type="float" office:value="136085" calcext:value-type="float">
            <text:p>136085</text:p>
          </table:table-cell>
          <table:table-cell office:value-type="float" office:value="241401" calcext:value-type="float">
            <text:p>241401</text:p>
          </table:table-cell>
          <table:table-cell office:value-type="float" office:value="173302" calcext:value-type="float">
            <text:p>173302</text:p>
          </table:table-cell>
          <table:table-cell office:value-type="float" office:value="157612" calcext:value-type="float">
            <text:p>157612</text:p>
          </table:table-cell>
          <table:table-cell office:value-type="float" office:value="151564" calcext:value-type="float">
            <text:p>151564</text:p>
          </table:table-cell>
          <table:table-cell office:value-type="float" office:value="173532" calcext:value-type="float">
            <text:p>173532</text:p>
          </table:table-cell>
          <table:table-cell office:value-type="float" office:value="176160" calcext:value-type="float">
            <text:p>176160</text:p>
          </table:table-cell>
          <table:table-cell office:value-type="float" office:value="175978" calcext:value-type="float">
            <text:p>175978</text:p>
          </table:table-cell>
          <table:table-cell office:value-type="float" office:value="254707" calcext:value-type="float">
            <text:p>254707</text:p>
          </table:table-cell>
          <table:table-cell office:value-type="float" office:value="202385" calcext:value-type="float">
            <text:p>202385</text:p>
          </table:table-cell>
          <table:table-cell office:value-type="float" office:value="248262" calcext:value-type="float">
            <text:p>248262</text:p>
          </table:table-cell>
          <table:table-cell office:value-type="float" office:value="242260" calcext:value-type="float">
            <text:p>242260</text:p>
          </table:table-cell>
          <table:table-cell office:value-type="float" office:value="254854" calcext:value-type="float">
            <text:p>254854</text:p>
          </table:table-cell>
          <table:table-cell office:value-type="float" office:value="236505" calcext:value-type="float">
            <text:p>236505</text:p>
          </table:table-cell>
          <table:table-cell office:value-type="float" office:value="254587" calcext:value-type="float">
            <text:p>254587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20288" calcext:value-type="float">
            <text:p>120288</text:p>
          </table:table-cell>
          <table:table-cell office:value-type="float" office:value="68194" calcext:value-type="float">
            <text:p>68194</text:p>
          </table:table-cell>
          <table:table-cell office:value-type="float" office:value="116397" calcext:value-type="float">
            <text:p>116397</text:p>
          </table:table-cell>
          <table:table-cell office:value-type="float" office:value="164410" calcext:value-type="float">
            <text:p>164410</text:p>
          </table:table-cell>
          <table:table-cell office:value-type="float" office:value="170901" calcext:value-type="float">
            <text:p>170901</text:p>
          </table:table-cell>
          <table:table-cell office:value-type="float" office:value="171662" calcext:value-type="float">
            <text:p>171662</text:p>
          </table:table-cell>
          <table:table-cell office:value-type="float" office:value="160500" calcext:value-type="float">
            <text:p>160500</text:p>
          </table:table-cell>
          <table:table-cell office:value-type="float" office:value="174266" calcext:value-type="float">
            <text:p>174266</text:p>
          </table:table-cell>
          <table:table-cell office:value-type="float" office:value="199835" calcext:value-type="float">
            <text:p>199835</text:p>
          </table:table-cell>
          <table:table-cell office:value-type="float" office:value="156506" calcext:value-type="float">
            <text:p>156506</text:p>
          </table:table-cell>
          <table:table-cell office:value-type="float" office:value="166030" calcext:value-type="float">
            <text:p>166030</text:p>
          </table:table-cell>
          <table:table-cell office:value-type="float" office:value="206137" calcext:value-type="float">
            <text:p>206137</text:p>
          </table:table-cell>
          <table:table-cell office:value-type="float" office:value="221998" calcext:value-type="float">
            <text:p>221998</text:p>
          </table:table-cell>
          <table:table-cell office:value-type="float" office:value="254783" calcext:value-type="float">
            <text:p>254783</text:p>
          </table:table-cell>
          <table:table-cell office:value-type="float" office:value="234052" calcext:value-type="float">
            <text:p>234052</text:p>
          </table:table-cell>
          <table:table-cell office:value-type="float" office:value="211384" calcext:value-type="float">
            <text:p>211384</text:p>
          </table:table-cell>
          <table:table-cell office:value-type="float" office:value="233613" calcext:value-type="float">
            <text:p>233613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27733" calcext:value-type="float">
            <text:p>127733</text:p>
          </table:table-cell>
          <table:table-cell office:value-type="float" office:value="69353" calcext:value-type="float">
            <text:p>69353</text:p>
          </table:table-cell>
          <table:table-cell office:value-type="float" office:value="146887" calcext:value-type="float">
            <text:p>146887</text:p>
          </table:table-cell>
          <table:table-cell office:value-type="float" office:value="226015" calcext:value-type="float">
            <text:p>226015</text:p>
          </table:table-cell>
          <table:table-cell office:value-type="float" office:value="216748" calcext:value-type="float">
            <text:p>216748</text:p>
          </table:table-cell>
          <table:table-cell office:value-type="float" office:value="194846" calcext:value-type="float">
            <text:p>194846</text:p>
          </table:table-cell>
          <table:table-cell office:value-type="float" office:value="117711" calcext:value-type="float">
            <text:p>117711</text:p>
          </table:table-cell>
          <table:table-cell office:value-type="float" office:value="203902" calcext:value-type="float">
            <text:p>203902</text:p>
          </table:table-cell>
          <table:table-cell office:value-type="float" office:value="227542" calcext:value-type="float">
            <text:p>227542</text:p>
          </table:table-cell>
          <table:table-cell office:value-type="float" office:value="169643" calcext:value-type="float">
            <text:p>169643</text:p>
          </table:table-cell>
          <table:table-cell office:value-type="float" office:value="152736" calcext:value-type="float">
            <text:p>152736</text:p>
          </table:table-cell>
          <table:table-cell office:value-type="float" office:value="229262" calcext:value-type="float">
            <text:p>229262</text:p>
          </table:table-cell>
          <table:table-cell office:value-type="float" office:value="199973" calcext:value-type="float">
            <text:p>199973</text:p>
          </table:table-cell>
          <table:table-cell office:value-type="float" office:value="232621" calcext:value-type="float">
            <text:p>232621</text:p>
          </table:table-cell>
          <table:table-cell office:value-type="float" office:value="253687" calcext:value-type="float">
            <text:p>253687</text:p>
          </table:table-cell>
          <table:table-cell office:value-type="float" office:value="245665" calcext:value-type="float">
            <text:p>245665</text:p>
          </table:table-cell>
          <table:table-cell office:value-type="float" office:value="242847" calcext:value-type="float">
            <text:p>242847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7210" calcext:value-type="float">
            <text:p>97210</text:p>
          </table:table-cell>
          <table:table-cell office:value-type="float" office:value="58875" calcext:value-type="float">
            <text:p>58875</text:p>
          </table:table-cell>
          <table:table-cell office:value-type="float" office:value="84604" calcext:value-type="float">
            <text:p>84604</text:p>
          </table:table-cell>
          <table:table-cell office:value-type="float" office:value="198744" calcext:value-type="float">
            <text:p>198744</text:p>
          </table:table-cell>
          <table:table-cell office:value-type="float" office:value="180322" calcext:value-type="float">
            <text:p>180322</text:p>
          </table:table-cell>
          <table:table-cell office:value-type="float" office:value="142362" calcext:value-type="float">
            <text:p>142362</text:p>
          </table:table-cell>
          <table:table-cell office:value-type="float" office:value="95465" calcext:value-type="float">
            <text:p>95465</text:p>
          </table:table-cell>
          <table:table-cell office:value-type="float" office:value="199667" calcext:value-type="float">
            <text:p>199667</text:p>
          </table:table-cell>
          <table:table-cell office:value-type="float" office:value="219745" calcext:value-type="float">
            <text:p>219745</text:p>
          </table:table-cell>
          <table:table-cell office:value-type="float" office:value="146327" calcext:value-type="float">
            <text:p>146327</text:p>
          </table:table-cell>
          <table:table-cell office:value-type="float" office:value="109933" calcext:value-type="float">
            <text:p>109933</text:p>
          </table:table-cell>
          <table:table-cell office:value-type="float" office:value="176500" calcext:value-type="float">
            <text:p>176500</text:p>
          </table:table-cell>
          <table:table-cell office:value-type="float" office:value="136039" calcext:value-type="float">
            <text:p>136039</text:p>
          </table:table-cell>
          <table:table-cell office:value-type="float" office:value="153860" calcext:value-type="float">
            <text:p>153860</text:p>
          </table:table-cell>
          <table:table-cell office:value-type="float" office:value="160207" calcext:value-type="float">
            <text:p>160207</text:p>
          </table:table-cell>
          <table:table-cell office:value-type="float" office:value="201553" calcext:value-type="float">
            <text:p>201553</text:p>
          </table:table-cell>
          <table:table-cell office:value-type="float" office:value="119782" calcext:value-type="float">
            <text:p>119782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04459" calcext:value-type="float">
            <text:p>104459</text:p>
          </table:table-cell>
          <table:table-cell office:value-type="float" office:value="99268" calcext:value-type="float">
            <text:p>99268</text:p>
          </table:table-cell>
          <table:table-cell office:value-type="float" office:value="86060" calcext:value-type="float">
            <text:p>86060</text:p>
          </table:table-cell>
          <table:table-cell office:value-type="float" office:value="138287" calcext:value-type="float">
            <text:p>138287</text:p>
          </table:table-cell>
          <table:table-cell office:value-type="float" office:value="176347" calcext:value-type="float">
            <text:p>176347</text:p>
          </table:table-cell>
          <table:table-cell office:value-type="float" office:value="133355" calcext:value-type="float">
            <text:p>133355</text:p>
          </table:table-cell>
          <table:table-cell office:value-type="float" office:value="99497" calcext:value-type="float">
            <text:p>99497</text:p>
          </table:table-cell>
          <table:table-cell office:value-type="float" office:value="157118" calcext:value-type="float">
            <text:p>157118</text:p>
          </table:table-cell>
          <table:table-cell office:value-type="float" office:value="170701" calcext:value-type="float">
            <text:p>170701</text:p>
          </table:table-cell>
          <table:table-cell office:value-type="float" office:value="134018" calcext:value-type="float">
            <text:p>134018</text:p>
          </table:table-cell>
          <table:table-cell office:value-type="float" office:value="158750" calcext:value-type="float">
            <text:p>158750</text:p>
          </table:table-cell>
          <table:table-cell office:value-type="float" office:value="156989" calcext:value-type="float">
            <text:p>156989</text:p>
          </table:table-cell>
          <table:table-cell office:value-type="float" office:value="157330" calcext:value-type="float">
            <text:p>157330</text:p>
          </table:table-cell>
          <table:table-cell office:value-type="float" office:value="146551" calcext:value-type="float">
            <text:p>146551</text:p>
          </table:table-cell>
          <table:table-cell office:value-type="float" office:value="169706" calcext:value-type="float">
            <text:p>169706</text:p>
          </table:table-cell>
          <table:table-cell office:value-type="float" office:value="174331" calcext:value-type="float">
            <text:p>174331</text:p>
          </table:table-cell>
          <table:table-cell office:value-type="float" office:value="198091" calcext:value-type="float">
            <text:p>198091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56982" calcext:value-type="float">
            <text:p>156982</text:p>
          </table:table-cell>
          <table:table-cell office:value-type="float" office:value="105244" calcext:value-type="float">
            <text:p>105244</text:p>
          </table:table-cell>
          <table:table-cell office:value-type="float" office:value="111340" calcext:value-type="float">
            <text:p>111340</text:p>
          </table:table-cell>
          <table:table-cell office:value-type="float" office:value="204699" calcext:value-type="float">
            <text:p>204699</text:p>
          </table:table-cell>
          <table:table-cell office:value-type="float" office:value="157859" calcext:value-type="float">
            <text:p>157859</text:p>
          </table:table-cell>
          <table:table-cell office:value-type="float" office:value="148743" calcext:value-type="float">
            <text:p>148743</text:p>
          </table:table-cell>
          <table:table-cell office:value-type="float" office:value="122828" calcext:value-type="float">
            <text:p>122828</text:p>
          </table:table-cell>
          <table:table-cell office:value-type="float" office:value="190958" calcext:value-type="float">
            <text:p>190958</text:p>
          </table:table-cell>
          <table:table-cell office:value-type="float" office:value="178545" calcext:value-type="float">
            <text:p>178545</text:p>
          </table:table-cell>
          <table:table-cell office:value-type="float" office:value="142281" calcext:value-type="float">
            <text:p>142281</text:p>
          </table:table-cell>
          <table:table-cell office:value-type="float" office:value="152325" calcext:value-type="float">
            <text:p>152325</text:p>
          </table:table-cell>
          <table:table-cell office:value-type="float" office:value="135153" calcext:value-type="float">
            <text:p>135153</text:p>
          </table:table-cell>
          <table:table-cell office:value-type="float" office:value="116461" calcext:value-type="float">
            <text:p>116461</text:p>
          </table:table-cell>
          <table:table-cell office:value-type="float" office:value="154153" calcext:value-type="float">
            <text:p>154153</text:p>
          </table:table-cell>
          <table:table-cell office:value-type="float" office:value="134868" calcext:value-type="float">
            <text:p>134868</text:p>
          </table:table-cell>
          <table:table-cell office:value-type="float" office:value="139916" calcext:value-type="float">
            <text:p>139916</text:p>
          </table:table-cell>
          <table:table-cell office:value-type="float" office:value="162055" calcext:value-type="float">
            <text:p>162055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32360" calcext:value-type="float">
            <text:p>132360</text:p>
          </table:table-cell>
          <table:table-cell office:value-type="float" office:value="128653" calcext:value-type="float">
            <text:p>128653</text:p>
          </table:table-cell>
          <table:table-cell office:value-type="float" office:value="226230" calcext:value-type="float">
            <text:p>226230</text:p>
          </table:table-cell>
          <table:table-cell office:value-type="float" office:value="209625" calcext:value-type="float">
            <text:p>209625</text:p>
          </table:table-cell>
          <table:table-cell office:value-type="float" office:value="241554" calcext:value-type="float">
            <text:p>241554</text:p>
          </table:table-cell>
          <table:table-cell office:value-type="float" office:value="241443" calcext:value-type="float">
            <text:p>241443</text:p>
          </table:table-cell>
          <table:table-cell office:value-type="float" office:value="234935" calcext:value-type="float">
            <text:p>234935</text:p>
          </table:table-cell>
          <table:table-cell office:value-type="float" office:value="246597" calcext:value-type="float">
            <text:p>246597</text:p>
          </table:table-cell>
          <table:table-cell office:value-type="float" office:value="237873" calcext:value-type="float">
            <text:p>237873</text:p>
          </table:table-cell>
          <table:table-cell office:value-type="float" office:value="240354" calcext:value-type="float">
            <text:p>240354</text:p>
          </table:table-cell>
          <table:table-cell office:value-type="float" office:value="234675" calcext:value-type="float">
            <text:p>234675</text:p>
          </table:table-cell>
          <table:table-cell office:value-type="float" office:value="239368" calcext:value-type="float">
            <text:p>239368</text:p>
          </table:table-cell>
          <table:table-cell office:value-type="float" office:value="236954" calcext:value-type="float">
            <text:p>236954</text:p>
          </table:table-cell>
          <table:table-cell office:value-type="float" office:value="228798" calcext:value-type="float">
            <text:p>228798</text:p>
          </table:table-cell>
          <table:table-cell office:value-type="float" office:value="239568" calcext:value-type="float">
            <text:p>239568</text:p>
          </table:table-cell>
          <table:table-cell office:value-type="float" office:value="235571" calcext:value-type="float">
            <text:p>235571</text:p>
          </table:table-cell>
          <table:table-cell office:value-type="float" office:value="223429" calcext:value-type="float">
            <text:p>223429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94813" calcext:value-type="float">
            <text:p>94813</text:p>
          </table:table-cell>
          <table:table-cell office:value-type="float" office:value="116235" calcext:value-type="float">
            <text:p>116235</text:p>
          </table:table-cell>
          <table:table-cell office:value-type="float" office:value="252389" calcext:value-type="float">
            <text:p>252389</text:p>
          </table:table-cell>
          <table:table-cell office:value-type="float" office:value="216984" calcext:value-type="float">
            <text:p>216984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165" calcext:value-type="float">
            <text:p>25416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434" calcext:value-type="float">
            <text:p>25343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4513" calcext:value-type="float">
            <text:p>234513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2790" calcext:value-type="float">
            <text:p>25279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851" calcext:value-type="float">
            <text:p>253851</text:p>
          </table:table-cell>
          <table:table-cell office:value-type="float" office:value="252787" calcext:value-type="float">
            <text:p>252787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10534" calcext:value-type="float">
            <text:p>110534</text:p>
          </table:table-cell>
          <table:table-cell office:value-type="float" office:value="120623" calcext:value-type="float">
            <text:p>120623</text:p>
          </table:table-cell>
          <table:table-cell office:value-type="float" office:value="239730" calcext:value-type="float">
            <text:p>239730</text:p>
          </table:table-cell>
          <table:table-cell office:value-type="float" office:value="209704" calcext:value-type="float">
            <text:p>209704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196095" calcext:value-type="float">
            <text:p>196095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45074" calcext:value-type="float">
            <text:p>245074</text:p>
          </table:table-cell>
          <table:table-cell table:number-columns-repeated="2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69436" calcext:value-type="float">
            <text:p>69436</text:p>
          </table:table-cell>
          <table:table-cell office:value-type="float" office:value="151300" calcext:value-type="float">
            <text:p>151300</text:p>
          </table:table-cell>
          <table:table-cell office:value-type="float" office:value="248567" calcext:value-type="float">
            <text:p>248567</text:p>
          </table:table-cell>
          <table:table-cell office:value-type="float" office:value="205797" calcext:value-type="float">
            <text:p>205797</text:p>
          </table:table-cell>
          <table:table-cell office:value-type="float" office:value="251745" calcext:value-type="float">
            <text:p>25174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271" calcext:value-type="float">
            <text:p>25427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453" calcext:value-type="float">
            <text:p>25445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5684" calcext:value-type="float">
            <text:p>235684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31245" calcext:value-type="float">
            <text:p>231245</text:p>
          </table:table-cell>
          <table:table-cell office:value-type="float" office:value="252856" calcext:value-type="float">
            <text:p>25285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537" calcext:value-type="float">
            <text:p>250537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47674" calcext:value-type="float">
            <text:p>47674</text:p>
          </table:table-cell>
          <table:table-cell office:value-type="float" office:value="113316" calcext:value-type="float">
            <text:p>113316</text:p>
          </table:table-cell>
          <table:table-cell office:value-type="float" office:value="200140" calcext:value-type="float">
            <text:p>200140</text:p>
          </table:table-cell>
          <table:table-cell office:value-type="float" office:value="180433" calcext:value-type="float">
            <text:p>180433</text:p>
          </table:table-cell>
          <table:table-cell office:value-type="float" office:value="234045" calcext:value-type="float">
            <text:p>234045</text:p>
          </table:table-cell>
          <table:table-cell office:value-type="float" office:value="223878" calcext:value-type="float">
            <text:p>223878</text:p>
          </table:table-cell>
          <table:table-cell office:value-type="float" office:value="174071" calcext:value-type="float">
            <text:p>174071</text:p>
          </table:table-cell>
          <table:table-cell office:value-type="float" office:value="245438" calcext:value-type="float">
            <text:p>245438</text:p>
          </table:table-cell>
          <table:table-cell office:value-type="float" office:value="224690" calcext:value-type="float">
            <text:p>224690</text:p>
          </table:table-cell>
          <table:table-cell office:value-type="float" office:value="225935" calcext:value-type="float">
            <text:p>225935</text:p>
          </table:table-cell>
          <table:table-cell office:value-type="float" office:value="169905" calcext:value-type="float">
            <text:p>169905</text:p>
          </table:table-cell>
          <table:table-cell office:value-type="float" office:value="212269" calcext:value-type="float">
            <text:p>212269</text:p>
          </table:table-cell>
          <table:table-cell office:value-type="float" office:value="198394" calcext:value-type="float">
            <text:p>198394</text:p>
          </table:table-cell>
          <table:table-cell office:value-type="float" office:value="211172" calcext:value-type="float">
            <text:p>211172</text:p>
          </table:table-cell>
          <table:table-cell office:value-type="float" office:value="245203" calcext:value-type="float">
            <text:p>245203</text:p>
          </table:table-cell>
          <table:table-cell office:value-type="float" office:value="247970" calcext:value-type="float">
            <text:p>247970</text:p>
          </table:table-cell>
          <table:table-cell office:value-type="float" office:value="180165" calcext:value-type="float">
            <text:p>180165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55239" calcext:value-type="float">
            <text:p>55239</text:p>
          </table:table-cell>
          <table:table-cell office:value-type="float" office:value="172341" calcext:value-type="float">
            <text:p>172341</text:p>
          </table:table-cell>
          <table:table-cell office:value-type="float" office:value="206801" calcext:value-type="float">
            <text:p>206801</text:p>
          </table:table-cell>
          <table:table-cell office:value-type="float" office:value="204878" calcext:value-type="float">
            <text:p>204878</text:p>
          </table:table-cell>
          <table:table-cell office:value-type="float" office:value="235885" calcext:value-type="float">
            <text:p>235885</text:p>
          </table:table-cell>
          <table:table-cell office:value-type="float" office:value="227839" calcext:value-type="float">
            <text:p>227839</text:p>
          </table:table-cell>
          <table:table-cell office:value-type="float" office:value="197491" calcext:value-type="float">
            <text:p>197491</text:p>
          </table:table-cell>
          <table:table-cell office:value-type="float" office:value="250545" calcext:value-type="float">
            <text:p>250545</text:p>
          </table:table-cell>
          <table:table-cell office:value-type="float" office:value="239678" calcext:value-type="float">
            <text:p>239678</text:p>
          </table:table-cell>
          <table:table-cell office:value-type="float" office:value="206728" calcext:value-type="float">
            <text:p>206728</text:p>
          </table:table-cell>
          <table:table-cell office:value-type="float" office:value="150653" calcext:value-type="float">
            <text:p>150653</text:p>
          </table:table-cell>
          <table:table-cell office:value-type="float" office:value="233632" calcext:value-type="float">
            <text:p>233632</text:p>
          </table:table-cell>
          <table:table-cell office:value-type="float" office:value="180652" calcext:value-type="float">
            <text:p>180652</text:p>
          </table:table-cell>
          <table:table-cell office:value-type="float" office:value="221110" calcext:value-type="float">
            <text:p>221110</text:p>
          </table:table-cell>
          <table:table-cell office:value-type="float" office:value="208649" calcext:value-type="float">
            <text:p>208649</text:p>
          </table:table-cell>
          <table:table-cell office:value-type="float" office:value="234731" calcext:value-type="float">
            <text:p>234731</text:p>
          </table:table-cell>
          <table:table-cell office:value-type="float" office:value="205465" calcext:value-type="float">
            <text:p>205465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115162" calcext:value-type="float">
            <text:p>115162</text:p>
          </table:table-cell>
          <table:table-cell office:value-type="float" office:value="198457" calcext:value-type="float">
            <text:p>198457</text:p>
          </table:table-cell>
          <table:table-cell office:value-type="float" office:value="249142" calcext:value-type="float">
            <text:p>249142</text:p>
          </table:table-cell>
          <table:table-cell office:value-type="float" office:value="228074" calcext:value-type="float">
            <text:p>228074</text:p>
          </table:table-cell>
          <table:table-cell office:value-type="float" office:value="252803" calcext:value-type="float">
            <text:p>252803</text:p>
          </table:table-cell>
          <table:table-cell office:value-type="float" office:value="251778" calcext:value-type="float">
            <text:p>251778</text:p>
          </table:table-cell>
          <table:table-cell office:value-type="float" office:value="248630" calcext:value-type="float">
            <text:p>24863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268" calcext:value-type="float">
            <text:p>254268</text:p>
          </table:table-cell>
          <table:table-cell office:value-type="float" office:value="243912" calcext:value-type="float">
            <text:p>243912</text:p>
          </table:table-cell>
          <table:table-cell office:value-type="float" office:value="208804" calcext:value-type="float">
            <text:p>208804</text:p>
          </table:table-cell>
          <table:table-cell office:value-type="float" office:value="253536" calcext:value-type="float">
            <text:p>253536</text:p>
          </table:table-cell>
          <table:table-cell office:value-type="float" office:value="234718" calcext:value-type="float">
            <text:p>234718</text:p>
          </table:table-cell>
          <table:table-cell office:value-type="float" office:value="250241" calcext:value-type="float">
            <text:p>250241</text:p>
          </table:table-cell>
          <table:table-cell office:value-type="float" office:value="239546" calcext:value-type="float">
            <text:p>239546</text:p>
          </table:table-cell>
          <table:table-cell office:value-type="float" office:value="241889" calcext:value-type="float">
            <text:p>241889</text:p>
          </table:table-cell>
          <table:table-cell office:value-type="float" office:value="248906" calcext:value-type="float">
            <text:p>248906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01739" calcext:value-type="float">
            <text:p>101739</text:p>
          </table:table-cell>
          <table:table-cell office:value-type="float" office:value="158646" calcext:value-type="float">
            <text:p>15864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7830" calcext:value-type="float">
            <text:p>217830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246860" calcext:value-type="float">
            <text:p>246860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39822" calcext:value-type="float">
            <text:p>23982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384" calcext:value-type="float">
            <text:p>254384</text:p>
          </table:table-cell>
          <table:table-cell office:value-type="float" office:value="227704" calcext:value-type="float">
            <text:p>227704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06958" calcext:value-type="float">
            <text:p>106958</text:p>
          </table:table-cell>
          <table:table-cell office:value-type="float" office:value="226085" calcext:value-type="float">
            <text:p>226085</text:p>
          </table:table-cell>
          <table:table-cell office:value-type="float" office:value="255000" calcext:value-type="float">
            <text:p>255000</text:p>
          </table:table-cell>
          <table:table-cell office:value-type="float" office:value="147535" calcext:value-type="float">
            <text:p>147535</text:p>
          </table:table-cell>
          <table:table-cell table:number-columns-repeated="9" office:value-type="float" office:value="255000" calcext:value-type="float">
            <text:p>255000</text:p>
          </table:table-cell>
          <table:table-cell office:value-type="float" office:value="246926" calcext:value-type="float">
            <text:p>246926</text:p>
          </table:table-cell>
          <table:table-cell office:value-type="float" office:value="254229" calcext:value-type="float">
            <text:p>25422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1001" calcext:value-type="float">
            <text:p>241001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45268" calcext:value-type="float">
            <text:p>145268</text:p>
          </table:table-cell>
          <table:table-cell office:value-type="float" office:value="192478" calcext:value-type="float">
            <text:p>192478</text:p>
          </table:table-cell>
          <table:table-cell office:value-type="float" office:value="237318" calcext:value-type="float">
            <text:p>237318</text:p>
          </table:table-cell>
          <table:table-cell office:value-type="float" office:value="131534" calcext:value-type="float">
            <text:p>131534</text:p>
          </table:table-cell>
          <table:table-cell office:value-type="float" office:value="242602" calcext:value-type="float">
            <text:p>242602</text:p>
          </table:table-cell>
          <table:table-cell office:value-type="float" office:value="244635" calcext:value-type="float">
            <text:p>244635</text:p>
          </table:table-cell>
          <table:table-cell office:value-type="float" office:value="251342" calcext:value-type="float">
            <text:p>251342</text:p>
          </table:table-cell>
          <table:table-cell office:value-type="float" office:value="226017" calcext:value-type="float">
            <text:p>226017</text:p>
          </table:table-cell>
          <table:table-cell office:value-type="float" office:value="222118" calcext:value-type="float">
            <text:p>222118</text:p>
          </table:table-cell>
          <table:table-cell office:value-type="float" office:value="234995" calcext:value-type="float">
            <text:p>23499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2938" calcext:value-type="float">
            <text:p>232938</text:p>
          </table:table-cell>
          <table:table-cell office:value-type="float" office:value="240292" calcext:value-type="float">
            <text:p>240292</text:p>
          </table:table-cell>
          <table:table-cell office:value-type="float" office:value="247480" calcext:value-type="float">
            <text:p>247480</text:p>
          </table:table-cell>
          <table:table-cell office:value-type="float" office:value="222642" calcext:value-type="float">
            <text:p>222642</text:p>
          </table:table-cell>
          <table:table-cell office:value-type="float" office:value="212347" calcext:value-type="float">
            <text:p>212347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47344" calcext:value-type="float">
            <text:p>147344</text:p>
          </table:table-cell>
          <table:table-cell office:value-type="float" office:value="184754" calcext:value-type="float">
            <text:p>184754</text:p>
          </table:table-cell>
          <table:table-cell office:value-type="float" office:value="199175" calcext:value-type="float">
            <text:p>199175</text:p>
          </table:table-cell>
          <table:table-cell office:value-type="float" office:value="122233" calcext:value-type="float">
            <text:p>122233</text:p>
          </table:table-cell>
          <table:table-cell office:value-type="float" office:value="217074" calcext:value-type="float">
            <text:p>217074</text:p>
          </table:table-cell>
          <table:table-cell office:value-type="float" office:value="210775" calcext:value-type="float">
            <text:p>210775</text:p>
          </table:table-cell>
          <table:table-cell office:value-type="float" office:value="227733" calcext:value-type="float">
            <text:p>227733</text:p>
          </table:table-cell>
          <table:table-cell office:value-type="float" office:value="195457" calcext:value-type="float">
            <text:p>195457</text:p>
          </table:table-cell>
          <table:table-cell office:value-type="float" office:value="207013" calcext:value-type="float">
            <text:p>207013</text:p>
          </table:table-cell>
          <table:table-cell office:value-type="float" office:value="224260" calcext:value-type="float">
            <text:p>224260</text:p>
          </table:table-cell>
          <table:table-cell office:value-type="float" office:value="226492" calcext:value-type="float">
            <text:p>226492</text:p>
          </table:table-cell>
          <table:table-cell office:value-type="float" office:value="226551" calcext:value-type="float">
            <text:p>226551</text:p>
          </table:table-cell>
          <table:table-cell office:value-type="float" office:value="223212" calcext:value-type="float">
            <text:p>223212</text:p>
          </table:table-cell>
          <table:table-cell office:value-type="float" office:value="249079" calcext:value-type="float">
            <text:p>249079</text:p>
          </table:table-cell>
          <table:table-cell office:value-type="float" office:value="208627" calcext:value-type="float">
            <text:p>208627</text:p>
          </table:table-cell>
          <table:table-cell office:value-type="float" office:value="197572" calcext:value-type="float">
            <text:p>197572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04860" calcext:value-type="float">
            <text:p>104860</text:p>
          </table:table-cell>
          <table:table-cell office:value-type="float" office:value="189629" calcext:value-type="float">
            <text:p>189629</text:p>
          </table:table-cell>
          <table:table-cell office:value-type="float" office:value="224360" calcext:value-type="float">
            <text:p>224360</text:p>
          </table:table-cell>
          <table:table-cell office:value-type="float" office:value="126923" calcext:value-type="float">
            <text:p>126923</text:p>
          </table:table-cell>
          <table:table-cell office:value-type="float" office:value="238729" calcext:value-type="float">
            <text:p>238729</text:p>
          </table:table-cell>
          <table:table-cell office:value-type="float" office:value="242778" calcext:value-type="float">
            <text:p>242778</text:p>
          </table:table-cell>
          <table:table-cell office:value-type="float" office:value="247289" calcext:value-type="float">
            <text:p>247289</text:p>
          </table:table-cell>
          <table:table-cell office:value-type="float" office:value="235370" calcext:value-type="float">
            <text:p>235370</text:p>
          </table:table-cell>
          <table:table-cell office:value-type="float" office:value="241205" calcext:value-type="float">
            <text:p>241205</text:p>
          </table:table-cell>
          <table:table-cell office:value-type="float" office:value="247832" calcext:value-type="float">
            <text:p>247832</text:p>
          </table:table-cell>
          <table:table-cell office:value-type="float" office:value="245986" calcext:value-type="float">
            <text:p>245986</text:p>
          </table:table-cell>
          <table:table-cell office:value-type="float" office:value="248375" calcext:value-type="float">
            <text:p>248375</text:p>
          </table:table-cell>
          <table:table-cell office:value-type="float" office:value="246529" calcext:value-type="float">
            <text:p>24652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3814" calcext:value-type="float">
            <text:p>243814</text:p>
          </table:table-cell>
          <table:table-cell office:value-type="float" office:value="241425" calcext:value-type="float">
            <text:p>241425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8757" calcext:value-type="float">
            <text:p>98757</text:p>
          </table:table-cell>
          <table:table-cell office:value-type="float" office:value="194621" calcext:value-type="float">
            <text:p>194621</text:p>
          </table:table-cell>
          <table:table-cell office:value-type="float" office:value="250267" calcext:value-type="float">
            <text:p>250267</text:p>
          </table:table-cell>
          <table:table-cell office:value-type="float" office:value="119052" calcext:value-type="float">
            <text:p>119052</text:p>
          </table:table-cell>
          <table:table-cell office:value-type="float" office:value="253463" calcext:value-type="float">
            <text:p>253463</text:p>
          </table:table-cell>
          <table:table-cell office:value-type="float" office:value="254829" calcext:value-type="float">
            <text:p>25482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805" calcext:value-type="float">
            <text:p>253805</text:p>
          </table:table-cell>
          <table:table-cell office:value-type="float" office:value="254274" calcext:value-type="float">
            <text:p>25427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405" calcext:value-type="float">
            <text:p>249405</text:p>
          </table:table-cell>
          <table:table-cell office:value-type="float" office:value="252203" calcext:value-type="float">
            <text:p>252203</text:p>
          </table:table-cell>
          <table:table-cell office:value-type="float" office:value="253322" calcext:value-type="float">
            <text:p>25332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25349" calcext:value-type="float">
            <text:p>225349</text:p>
          </table:table-cell>
          <table:table-cell office:value-type="float" office:value="211922" calcext:value-type="float">
            <text:p>211922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07487" calcext:value-type="float">
            <text:p>107487</text:p>
          </table:table-cell>
          <table:table-cell office:value-type="float" office:value="204531" calcext:value-type="float">
            <text:p>204531</text:p>
          </table:table-cell>
          <table:table-cell office:value-type="float" office:value="238738" calcext:value-type="float">
            <text:p>238738</text:p>
          </table:table-cell>
          <table:table-cell office:value-type="float" office:value="132764" calcext:value-type="float">
            <text:p>132764</text:p>
          </table:table-cell>
          <table:table-cell office:value-type="float" office:value="250823" calcext:value-type="float">
            <text:p>250823</text:p>
          </table:table-cell>
          <table:table-cell office:value-type="float" office:value="250699" calcext:value-type="float">
            <text:p>250699</text:p>
          </table:table-cell>
          <table:table-cell office:value-type="float" office:value="251725" calcext:value-type="float">
            <text:p>251725</text:p>
          </table:table-cell>
          <table:table-cell office:value-type="float" office:value="250449" calcext:value-type="float">
            <text:p>250449</text:p>
          </table:table-cell>
          <table:table-cell office:value-type="float" office:value="248407" calcext:value-type="float">
            <text:p>248407</text:p>
          </table:table-cell>
          <table:table-cell office:value-type="float" office:value="253130" calcext:value-type="float">
            <text:p>253130</text:p>
          </table:table-cell>
          <table:table-cell office:value-type="float" office:value="249353" calcext:value-type="float">
            <text:p>249353</text:p>
          </table:table-cell>
          <table:table-cell office:value-type="float" office:value="251974" calcext:value-type="float">
            <text:p>251974</text:p>
          </table:table-cell>
          <table:table-cell office:value-type="float" office:value="252841" calcext:value-type="float">
            <text:p>252841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36140" calcext:value-type="float">
            <text:p>236140</text:p>
          </table:table-cell>
          <table:table-cell office:value-type="float" office:value="205055" calcext:value-type="float">
            <text:p>205055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34338" calcext:value-type="float">
            <text:p>134338</text:p>
          </table:table-cell>
          <table:table-cell office:value-type="float" office:value="224631" calcext:value-type="float">
            <text:p>224631</text:p>
          </table:table-cell>
          <table:table-cell office:value-type="float" office:value="243624" calcext:value-type="float">
            <text:p>243624</text:p>
          </table:table-cell>
          <table:table-cell office:value-type="float" office:value="106524" calcext:value-type="float">
            <text:p>106524</text:p>
          </table:table-cell>
          <table:table-cell office:value-type="float" office:value="238297" calcext:value-type="float">
            <text:p>238297</text:p>
          </table:table-cell>
          <table:table-cell office:value-type="float" office:value="238133" calcext:value-type="float">
            <text:p>238133</text:p>
          </table:table-cell>
          <table:table-cell office:value-type="float" office:value="237999" calcext:value-type="float">
            <text:p>237999</text:p>
          </table:table-cell>
          <table:table-cell office:value-type="float" office:value="219227" calcext:value-type="float">
            <text:p>219227</text:p>
          </table:table-cell>
          <table:table-cell office:value-type="float" office:value="204507" calcext:value-type="float">
            <text:p>204507</text:p>
          </table:table-cell>
          <table:table-cell office:value-type="float" office:value="219016" calcext:value-type="float">
            <text:p>219016</text:p>
          </table:table-cell>
          <table:table-cell office:value-type="float" office:value="228440" calcext:value-type="float">
            <text:p>228440</text:p>
          </table:table-cell>
          <table:table-cell office:value-type="float" office:value="214315" calcext:value-type="float">
            <text:p>214315</text:p>
          </table:table-cell>
          <table:table-cell office:value-type="float" office:value="216480" calcext:value-type="float">
            <text:p>216480</text:p>
          </table:table-cell>
          <table:table-cell office:value-type="float" office:value="241679" calcext:value-type="float">
            <text:p>241679</text:p>
          </table:table-cell>
          <table:table-cell office:value-type="float" office:value="209561" calcext:value-type="float">
            <text:p>209561</text:p>
          </table:table-cell>
          <table:table-cell office:value-type="float" office:value="201805" calcext:value-type="float">
            <text:p>201805</text:p>
          </table:table-cell>
          <table:table-cell office:value-type="float" office:value="232048" calcext:value-type="float">
            <text:p>232048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62079" calcext:value-type="float">
            <text:p>162079</text:p>
          </table:table-cell>
          <table:table-cell office:value-type="float" office:value="235343" calcext:value-type="float">
            <text:p>235343</text:p>
          </table:table-cell>
          <table:table-cell office:value-type="float" office:value="227521" calcext:value-type="float">
            <text:p>227521</text:p>
          </table:table-cell>
          <table:table-cell office:value-type="float" office:value="97462" calcext:value-type="float">
            <text:p>97462</text:p>
          </table:table-cell>
          <table:table-cell office:value-type="float" office:value="232684" calcext:value-type="float">
            <text:p>232684</text:p>
          </table:table-cell>
          <table:table-cell office:value-type="float" office:value="236396" calcext:value-type="float">
            <text:p>236396</text:p>
          </table:table-cell>
          <table:table-cell office:value-type="float" office:value="238411" calcext:value-type="float">
            <text:p>238411</text:p>
          </table:table-cell>
          <table:table-cell office:value-type="float" office:value="218819" calcext:value-type="float">
            <text:p>218819</text:p>
          </table:table-cell>
          <table:table-cell office:value-type="float" office:value="208787" calcext:value-type="float">
            <text:p>208787</text:p>
          </table:table-cell>
          <table:table-cell office:value-type="float" office:value="229081" calcext:value-type="float">
            <text:p>229081</text:p>
          </table:table-cell>
          <table:table-cell office:value-type="float" office:value="228728" calcext:value-type="float">
            <text:p>228728</text:p>
          </table:table-cell>
          <table:table-cell office:value-type="float" office:value="227224" calcext:value-type="float">
            <text:p>227224</text:p>
          </table:table-cell>
          <table:table-cell office:value-type="float" office:value="234218" calcext:value-type="float">
            <text:p>234218</text:p>
          </table:table-cell>
          <table:table-cell office:value-type="float" office:value="238585" calcext:value-type="float">
            <text:p>238585</text:p>
          </table:table-cell>
          <table:table-cell office:value-type="float" office:value="229338" calcext:value-type="float">
            <text:p>229338</text:p>
          </table:table-cell>
          <table:table-cell office:value-type="float" office:value="213977" calcext:value-type="float">
            <text:p>213977</text:p>
          </table:table-cell>
          <table:table-cell office:value-type="float" office:value="241220" calcext:value-type="float">
            <text:p>24122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54828" calcext:value-type="float">
            <text:p>154828</text:p>
          </table:table-cell>
          <table:table-cell office:value-type="float" office:value="214532" calcext:value-type="float">
            <text:p>214532</text:p>
          </table:table-cell>
          <table:table-cell office:value-type="float" office:value="212441" calcext:value-type="float">
            <text:p>212441</text:p>
          </table:table-cell>
          <table:table-cell office:value-type="float" office:value="101966" calcext:value-type="float">
            <text:p>101966</text:p>
          </table:table-cell>
          <table:table-cell office:value-type="float" office:value="222042" calcext:value-type="float">
            <text:p>222042</text:p>
          </table:table-cell>
          <table:table-cell office:value-type="float" office:value="227493" calcext:value-type="float">
            <text:p>227493</text:p>
          </table:table-cell>
          <table:table-cell office:value-type="float" office:value="239897" calcext:value-type="float">
            <text:p>239897</text:p>
          </table:table-cell>
          <table:table-cell office:value-type="float" office:value="201536" calcext:value-type="float">
            <text:p>201536</text:p>
          </table:table-cell>
          <table:table-cell office:value-type="float" office:value="193414" calcext:value-type="float">
            <text:p>193414</text:p>
          </table:table-cell>
          <table:table-cell office:value-type="float" office:value="221364" calcext:value-type="float">
            <text:p>221364</text:p>
          </table:table-cell>
          <table:table-cell office:value-type="float" office:value="236358" calcext:value-type="float">
            <text:p>236358</text:p>
          </table:table-cell>
          <table:table-cell office:value-type="float" office:value="209475" calcext:value-type="float">
            <text:p>209475</text:p>
          </table:table-cell>
          <table:table-cell office:value-type="float" office:value="219806" calcext:value-type="float">
            <text:p>219806</text:p>
          </table:table-cell>
          <table:table-cell office:value-type="float" office:value="230153" calcext:value-type="float">
            <text:p>230153</text:p>
          </table:table-cell>
          <table:table-cell office:value-type="float" office:value="225606" calcext:value-type="float">
            <text:p>225606</text:p>
          </table:table-cell>
          <table:table-cell office:value-type="float" office:value="187191" calcext:value-type="float">
            <text:p>187191</text:p>
          </table:table-cell>
          <table:table-cell office:value-type="float" office:value="228858" calcext:value-type="float">
            <text:p>228858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71297" calcext:value-type="float">
            <text:p>171297</text:p>
          </table:table-cell>
          <table:table-cell office:value-type="float" office:value="206923" calcext:value-type="float">
            <text:p>206923</text:p>
          </table:table-cell>
          <table:table-cell office:value-type="float" office:value="222970" calcext:value-type="float">
            <text:p>222970</text:p>
          </table:table-cell>
          <table:table-cell office:value-type="float" office:value="88140" calcext:value-type="float">
            <text:p>88140</text:p>
          </table:table-cell>
          <table:table-cell office:value-type="float" office:value="209654" calcext:value-type="float">
            <text:p>209654</text:p>
          </table:table-cell>
          <table:table-cell office:value-type="float" office:value="230607" calcext:value-type="float">
            <text:p>230607</text:p>
          </table:table-cell>
          <table:table-cell office:value-type="float" office:value="243260" calcext:value-type="float">
            <text:p>243260</text:p>
          </table:table-cell>
          <table:table-cell office:value-type="float" office:value="207223" calcext:value-type="float">
            <text:p>207223</text:p>
          </table:table-cell>
          <table:table-cell office:value-type="float" office:value="192050" calcext:value-type="float">
            <text:p>192050</text:p>
          </table:table-cell>
          <table:table-cell office:value-type="float" office:value="227174" calcext:value-type="float">
            <text:p>227174</text:p>
          </table:table-cell>
          <table:table-cell office:value-type="float" office:value="241201" calcext:value-type="float">
            <text:p>241201</text:p>
          </table:table-cell>
          <table:table-cell office:value-type="float" office:value="213103" calcext:value-type="float">
            <text:p>213103</text:p>
          </table:table-cell>
          <table:table-cell office:value-type="float" office:value="217857" calcext:value-type="float">
            <text:p>217857</text:p>
          </table:table-cell>
          <table:table-cell office:value-type="float" office:value="227808" calcext:value-type="float">
            <text:p>227808</text:p>
          </table:table-cell>
          <table:table-cell office:value-type="float" office:value="229213" calcext:value-type="float">
            <text:p>229213</text:p>
          </table:table-cell>
          <table:table-cell office:value-type="float" office:value="192602" calcext:value-type="float">
            <text:p>192602</text:p>
          </table:table-cell>
          <table:table-cell office:value-type="float" office:value="226529" calcext:value-type="float">
            <text:p>22652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36204" calcext:value-type="float">
            <text:p>236204</text:p>
          </table:table-cell>
          <table:table-cell office:value-type="float" office:value="240411" calcext:value-type="float">
            <text:p>240411</text:p>
          </table:table-cell>
          <table:table-cell office:value-type="float" office:value="246956" calcext:value-type="float">
            <text:p>246956</text:p>
          </table:table-cell>
          <table:table-cell office:value-type="float" office:value="69390" calcext:value-type="float">
            <text:p>69390</text:p>
          </table:table-cell>
          <table:table-cell office:value-type="float" office:value="233885" calcext:value-type="float">
            <text:p>233885</text:p>
          </table:table-cell>
          <table:table-cell office:value-type="float" office:value="244916" calcext:value-type="float">
            <text:p>244916</text:p>
          </table:table-cell>
          <table:table-cell office:value-type="float" office:value="251994" calcext:value-type="float">
            <text:p>251994</text:p>
          </table:table-cell>
          <table:table-cell office:value-type="float" office:value="213820" calcext:value-type="float">
            <text:p>213820</text:p>
          </table:table-cell>
          <table:table-cell office:value-type="float" office:value="188734" calcext:value-type="float">
            <text:p>188734</text:p>
          </table:table-cell>
          <table:table-cell office:value-type="float" office:value="246294" calcext:value-type="float">
            <text:p>246294</text:p>
          </table:table-cell>
          <table:table-cell office:value-type="float" office:value="254336" calcext:value-type="float">
            <text:p>254336</text:p>
          </table:table-cell>
          <table:table-cell office:value-type="float" office:value="230872" calcext:value-type="float">
            <text:p>230872</text:p>
          </table:table-cell>
          <table:table-cell office:value-type="float" office:value="249526" calcext:value-type="float">
            <text:p>249526</text:p>
          </table:table-cell>
          <table:table-cell office:value-type="float" office:value="253450" calcext:value-type="float">
            <text:p>253450</text:p>
          </table:table-cell>
          <table:table-cell office:value-type="float" office:value="242011" calcext:value-type="float">
            <text:p>242011</text:p>
          </table:table-cell>
          <table:table-cell office:value-type="float" office:value="195138" calcext:value-type="float">
            <text:p>195138</text:p>
          </table:table-cell>
          <table:table-cell office:value-type="float" office:value="253197" calcext:value-type="float">
            <text:p>253197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219346" calcext:value-type="float">
            <text:p>219346</text:p>
          </table:table-cell>
          <table:table-cell office:value-type="float" office:value="242283" calcext:value-type="float">
            <text:p>242283</text:p>
          </table:table-cell>
          <table:table-cell office:value-type="float" office:value="213896" calcext:value-type="float">
            <text:p>213896</text:p>
          </table:table-cell>
          <table:table-cell office:value-type="float" office:value="75978" calcext:value-type="float">
            <text:p>75978</text:p>
          </table:table-cell>
          <table:table-cell office:value-type="float" office:value="234104" calcext:value-type="float">
            <text:p>234104</text:p>
          </table:table-cell>
          <table:table-cell office:value-type="float" office:value="220449" calcext:value-type="float">
            <text:p>220449</text:p>
          </table:table-cell>
          <table:table-cell office:value-type="float" office:value="237559" calcext:value-type="float">
            <text:p>237559</text:p>
          </table:table-cell>
          <table:table-cell office:value-type="float" office:value="171232" calcext:value-type="float">
            <text:p>171232</text:p>
          </table:table-cell>
          <table:table-cell office:value-type="float" office:value="156889" calcext:value-type="float">
            <text:p>156889</text:p>
          </table:table-cell>
          <table:table-cell office:value-type="float" office:value="227141" calcext:value-type="float">
            <text:p>227141</text:p>
          </table:table-cell>
          <table:table-cell office:value-type="float" office:value="246280" calcext:value-type="float">
            <text:p>246280</text:p>
          </table:table-cell>
          <table:table-cell office:value-type="float" office:value="187833" calcext:value-type="float">
            <text:p>187833</text:p>
          </table:table-cell>
          <table:table-cell office:value-type="float" office:value="227143" calcext:value-type="float">
            <text:p>22714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2621" calcext:value-type="float">
            <text:p>222621</text:p>
          </table:table-cell>
          <table:table-cell office:value-type="float" office:value="155613" calcext:value-type="float">
            <text:p>155613</text:p>
          </table:table-cell>
          <table:table-cell office:value-type="float" office:value="234653" calcext:value-type="float">
            <text:p>234653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88113" calcext:value-type="float">
            <text:p>188113</text:p>
          </table:table-cell>
          <table:table-cell office:value-type="float" office:value="217401" calcext:value-type="float">
            <text:p>217401</text:p>
          </table:table-cell>
          <table:table-cell office:value-type="float" office:value="160272" calcext:value-type="float">
            <text:p>160272</text:p>
          </table:table-cell>
          <table:table-cell office:value-type="float" office:value="80286" calcext:value-type="float">
            <text:p>80286</text:p>
          </table:table-cell>
          <table:table-cell office:value-type="float" office:value="201615" calcext:value-type="float">
            <text:p>201615</text:p>
          </table:table-cell>
          <table:table-cell office:value-type="float" office:value="173994" calcext:value-type="float">
            <text:p>173994</text:p>
          </table:table-cell>
          <table:table-cell office:value-type="float" office:value="195763" calcext:value-type="float">
            <text:p>195763</text:p>
          </table:table-cell>
          <table:table-cell office:value-type="float" office:value="143309" calcext:value-type="float">
            <text:p>143309</text:p>
          </table:table-cell>
          <table:table-cell office:value-type="float" office:value="153090" calcext:value-type="float">
            <text:p>153090</text:p>
          </table:table-cell>
          <table:table-cell office:value-type="float" office:value="186130" calcext:value-type="float">
            <text:p>186130</text:p>
          </table:table-cell>
          <table:table-cell office:value-type="float" office:value="229740" calcext:value-type="float">
            <text:p>229740</text:p>
          </table:table-cell>
          <table:table-cell office:value-type="float" office:value="173328" calcext:value-type="float">
            <text:p>173328</text:p>
          </table:table-cell>
          <table:table-cell office:value-type="float" office:value="204143" calcext:value-type="float">
            <text:p>204143</text:p>
          </table:table-cell>
          <table:table-cell office:value-type="float" office:value="229456" calcext:value-type="float">
            <text:p>229456</text:p>
          </table:table-cell>
          <table:table-cell office:value-type="float" office:value="194096" calcext:value-type="float">
            <text:p>194096</text:p>
          </table:table-cell>
          <table:table-cell office:value-type="float" office:value="162561" calcext:value-type="float">
            <text:p>162561</text:p>
          </table:table-cell>
          <table:table-cell office:value-type="float" office:value="210702" calcext:value-type="float">
            <text:p>210702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78038" calcext:value-type="float">
            <text:p>178038</text:p>
          </table:table-cell>
          <table:table-cell office:value-type="float" office:value="192129" calcext:value-type="float">
            <text:p>192129</text:p>
          </table:table-cell>
          <table:table-cell office:value-type="float" office:value="142778" calcext:value-type="float">
            <text:p>142778</text:p>
          </table:table-cell>
          <table:table-cell office:value-type="float" office:value="63426" calcext:value-type="float">
            <text:p>63426</text:p>
          </table:table-cell>
          <table:table-cell office:value-type="float" office:value="170766" calcext:value-type="float">
            <text:p>170766</text:p>
          </table:table-cell>
          <table:table-cell office:value-type="float" office:value="156071" calcext:value-type="float">
            <text:p>156071</text:p>
          </table:table-cell>
          <table:table-cell office:value-type="float" office:value="177313" calcext:value-type="float">
            <text:p>177313</text:p>
          </table:table-cell>
          <table:table-cell office:value-type="float" office:value="148833" calcext:value-type="float">
            <text:p>148833</text:p>
          </table:table-cell>
          <table:table-cell office:value-type="float" office:value="158305" calcext:value-type="float">
            <text:p>158305</text:p>
          </table:table-cell>
          <table:table-cell office:value-type="float" office:value="183508" calcext:value-type="float">
            <text:p>183508</text:p>
          </table:table-cell>
          <table:table-cell office:value-type="float" office:value="233703" calcext:value-type="float">
            <text:p>233703</text:p>
          </table:table-cell>
          <table:table-cell office:value-type="float" office:value="191435" calcext:value-type="float">
            <text:p>191435</text:p>
          </table:table-cell>
          <table:table-cell office:value-type="float" office:value="218411" calcext:value-type="float">
            <text:p>218411</text:p>
          </table:table-cell>
          <table:table-cell office:value-type="float" office:value="229548" calcext:value-type="float">
            <text:p>229548</text:p>
          </table:table-cell>
          <table:table-cell office:value-type="float" office:value="196413" calcext:value-type="float">
            <text:p>196413</text:p>
          </table:table-cell>
          <table:table-cell office:value-type="float" office:value="171139" calcext:value-type="float">
            <text:p>171139</text:p>
          </table:table-cell>
          <table:table-cell office:value-type="float" office:value="227836" calcext:value-type="float">
            <text:p>227836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93668" calcext:value-type="float">
            <text:p>193668</text:p>
          </table:table-cell>
          <table:table-cell office:value-type="float" office:value="206676" calcext:value-type="float">
            <text:p>206676</text:p>
          </table:table-cell>
          <table:table-cell office:value-type="float" office:value="188364" calcext:value-type="float">
            <text:p>188364</text:p>
          </table:table-cell>
          <table:table-cell office:value-type="float" office:value="67464" calcext:value-type="float">
            <text:p>67464</text:p>
          </table:table-cell>
          <table:table-cell office:value-type="float" office:value="191242" calcext:value-type="float">
            <text:p>191242</text:p>
          </table:table-cell>
          <table:table-cell office:value-type="float" office:value="205278" calcext:value-type="float">
            <text:p>205278</text:p>
          </table:table-cell>
          <table:table-cell office:value-type="float" office:value="219439" calcext:value-type="float">
            <text:p>219439</text:p>
          </table:table-cell>
          <table:table-cell office:value-type="float" office:value="158050" calcext:value-type="float">
            <text:p>158050</text:p>
          </table:table-cell>
          <table:table-cell office:value-type="float" office:value="169655" calcext:value-type="float">
            <text:p>169655</text:p>
          </table:table-cell>
          <table:table-cell office:value-type="float" office:value="238048" calcext:value-type="float">
            <text:p>238048</text:p>
          </table:table-cell>
          <table:table-cell office:value-type="float" office:value="242407" calcext:value-type="float">
            <text:p>242407</text:p>
          </table:table-cell>
          <table:table-cell office:value-type="float" office:value="239986" calcext:value-type="float">
            <text:p>239986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37564" calcext:value-type="float">
            <text:p>237564</text:p>
          </table:table-cell>
          <table:table-cell office:value-type="float" office:value="232156" calcext:value-type="float">
            <text:p>232156</text:p>
          </table:table-cell>
          <table:table-cell office:value-type="float" office:value="253238" calcext:value-type="float">
            <text:p>253238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51390" calcext:value-type="float">
            <text:p>251390</text:p>
          </table:table-cell>
          <table:table-cell office:value-type="float" office:value="253839" calcext:value-type="float">
            <text:p>253839</text:p>
          </table:table-cell>
          <table:table-cell office:value-type="float" office:value="229733" calcext:value-type="float">
            <text:p>229733</text:p>
          </table:table-cell>
          <table:table-cell office:value-type="float" office:value="73892" calcext:value-type="float">
            <text:p>73892</text:p>
          </table:table-cell>
          <table:table-cell office:value-type="float" office:value="213084" calcext:value-type="float">
            <text:p>213084</text:p>
          </table:table-cell>
          <table:table-cell office:value-type="float" office:value="252249" calcext:value-type="float">
            <text:p>252249</text:p>
          </table:table-cell>
          <table:table-cell office:value-type="float" office:value="253668" calcext:value-type="float">
            <text:p>253668</text:p>
          </table:table-cell>
          <table:table-cell office:value-type="float" office:value="183639" calcext:value-type="float">
            <text:p>183639</text:p>
          </table:table-cell>
          <table:table-cell office:value-type="float" office:value="191549" calcext:value-type="float">
            <text:p>191549</text:p>
          </table:table-cell>
          <table:table-cell office:value-type="float" office:value="254884" calcext:value-type="float">
            <text:p>25488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294" calcext:value-type="float">
            <text:p>253294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710" calcext:value-type="float">
            <text:p>254710</text:p>
          </table:table-cell>
          <table:table-cell office:value-type="float" office:value="248354" calcext:value-type="float">
            <text:p>248354</text:p>
          </table:table-cell>
          <table:table-cell office:value-type="float" office:value="241693" calcext:value-type="float">
            <text:p>241693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34923" calcext:value-type="float">
            <text:p>234923</text:p>
          </table:table-cell>
          <table:table-cell office:value-type="float" office:value="250987" calcext:value-type="float">
            <text:p>250987</text:p>
          </table:table-cell>
          <table:table-cell office:value-type="float" office:value="180249" calcext:value-type="float">
            <text:p>180249</text:p>
          </table:table-cell>
          <table:table-cell office:value-type="float" office:value="77747" calcext:value-type="float">
            <text:p>77747</text:p>
          </table:table-cell>
          <table:table-cell office:value-type="float" office:value="187517" calcext:value-type="float">
            <text:p>187517</text:p>
          </table:table-cell>
          <table:table-cell office:value-type="float" office:value="210136" calcext:value-type="float">
            <text:p>210136</text:p>
          </table:table-cell>
          <table:table-cell office:value-type="float" office:value="219286" calcext:value-type="float">
            <text:p>219286</text:p>
          </table:table-cell>
          <table:table-cell office:value-type="float" office:value="198298" calcext:value-type="float">
            <text:p>198298</text:p>
          </table:table-cell>
          <table:table-cell office:value-type="float" office:value="201488" calcext:value-type="float">
            <text:p>201488</text:p>
          </table:table-cell>
          <table:table-cell office:value-type="float" office:value="228731" calcext:value-type="float">
            <text:p>228731</text:p>
          </table:table-cell>
          <table:table-cell office:value-type="float" office:value="240242" calcext:value-type="float">
            <text:p>240242</text:p>
          </table:table-cell>
          <table:table-cell office:value-type="float" office:value="242441" calcext:value-type="float">
            <text:p>242441</text:p>
          </table:table-cell>
          <table:table-cell office:value-type="float" office:value="242013" calcext:value-type="float">
            <text:p>242013</text:p>
          </table:table-cell>
          <table:table-cell office:value-type="float" office:value="252639" calcext:value-type="float">
            <text:p>252639</text:p>
          </table:table-cell>
          <table:table-cell office:value-type="float" office:value="252048" calcext:value-type="float">
            <text:p>252048</text:p>
          </table:table-cell>
          <table:table-cell office:value-type="float" office:value="247812" calcext:value-type="float">
            <text:p>247812</text:p>
          </table:table-cell>
          <table:table-cell office:value-type="float" office:value="220512" calcext:value-type="float">
            <text:p>220512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203839" calcext:value-type="float">
            <text:p>203839</text:p>
          </table:table-cell>
          <table:table-cell office:value-type="float" office:value="222122" calcext:value-type="float">
            <text:p>222122</text:p>
          </table:table-cell>
          <table:table-cell office:value-type="float" office:value="143963" calcext:value-type="float">
            <text:p>143963</text:p>
          </table:table-cell>
          <table:table-cell office:value-type="float" office:value="85436" calcext:value-type="float">
            <text:p>85436</text:p>
          </table:table-cell>
          <table:table-cell office:value-type="float" office:value="148574" calcext:value-type="float">
            <text:p>148574</text:p>
          </table:table-cell>
          <table:table-cell office:value-type="float" office:value="148069" calcext:value-type="float">
            <text:p>148069</text:p>
          </table:table-cell>
          <table:table-cell office:value-type="float" office:value="173770" calcext:value-type="float">
            <text:p>173770</text:p>
          </table:table-cell>
          <table:table-cell office:value-type="float" office:value="150942" calcext:value-type="float">
            <text:p>150942</text:p>
          </table:table-cell>
          <table:table-cell office:value-type="float" office:value="163779" calcext:value-type="float">
            <text:p>163779</text:p>
          </table:table-cell>
          <table:table-cell office:value-type="float" office:value="192874" calcext:value-type="float">
            <text:p>192874</text:p>
          </table:table-cell>
          <table:table-cell office:value-type="float" office:value="215556" calcext:value-type="float">
            <text:p>215556</text:p>
          </table:table-cell>
          <table:table-cell office:value-type="float" office:value="207586" calcext:value-type="float">
            <text:p>207586</text:p>
          </table:table-cell>
          <table:table-cell office:value-type="float" office:value="217911" calcext:value-type="float">
            <text:p>217911</text:p>
          </table:table-cell>
          <table:table-cell office:value-type="float" office:value="252199" calcext:value-type="float">
            <text:p>252199</text:p>
          </table:table-cell>
          <table:table-cell office:value-type="float" office:value="240327" calcext:value-type="float">
            <text:p>240327</text:p>
          </table:table-cell>
          <table:table-cell office:value-type="float" office:value="243398" calcext:value-type="float">
            <text:p>243398</text:p>
          </table:table-cell>
          <table:table-cell office:value-type="float" office:value="223770" calcext:value-type="float">
            <text:p>223770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48796" calcext:value-type="float">
            <text:p>148796</text:p>
          </table:table-cell>
          <table:table-cell office:value-type="float" office:value="167107" calcext:value-type="float">
            <text:p>167107</text:p>
          </table:table-cell>
          <table:table-cell office:value-type="float" office:value="102345" calcext:value-type="float">
            <text:p>102345</text:p>
          </table:table-cell>
          <table:table-cell office:value-type="float" office:value="74841" calcext:value-type="float">
            <text:p>74841</text:p>
          </table:table-cell>
          <table:table-cell office:value-type="float" office:value="114431" calcext:value-type="float">
            <text:p>114431</text:p>
          </table:table-cell>
          <table:table-cell office:value-type="float" office:value="125615" calcext:value-type="float">
            <text:p>125615</text:p>
          </table:table-cell>
          <table:table-cell office:value-type="float" office:value="191442" calcext:value-type="float">
            <text:p>191442</text:p>
          </table:table-cell>
          <table:table-cell office:value-type="float" office:value="104992" calcext:value-type="float">
            <text:p>104992</text:p>
          </table:table-cell>
          <table:table-cell office:value-type="float" office:value="118564" calcext:value-type="float">
            <text:p>118564</text:p>
          </table:table-cell>
          <table:table-cell office:value-type="float" office:value="187696" calcext:value-type="float">
            <text:p>187696</text:p>
          </table:table-cell>
          <table:table-cell office:value-type="float" office:value="222427" calcext:value-type="float">
            <text:p>222427</text:p>
          </table:table-cell>
          <table:table-cell office:value-type="float" office:value="183648" calcext:value-type="float">
            <text:p>183648</text:p>
          </table:table-cell>
          <table:table-cell office:value-type="float" office:value="217742" calcext:value-type="float">
            <text:p>21774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6495" calcext:value-type="float">
            <text:p>226495</text:p>
          </table:table-cell>
          <table:table-cell office:value-type="float" office:value="213900" calcext:value-type="float">
            <text:p>213900</text:p>
          </table:table-cell>
          <table:table-cell office:value-type="float" office:value="236785" calcext:value-type="float">
            <text:p>236785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60342" calcext:value-type="float">
            <text:p>160342</text:p>
          </table:table-cell>
          <table:table-cell office:value-type="float" office:value="182803" calcext:value-type="float">
            <text:p>182803</text:p>
          </table:table-cell>
          <table:table-cell office:value-type="float" office:value="121683" calcext:value-type="float">
            <text:p>121683</text:p>
          </table:table-cell>
          <table:table-cell office:value-type="float" office:value="67544" calcext:value-type="float">
            <text:p>67544</text:p>
          </table:table-cell>
          <table:table-cell office:value-type="float" office:value="152847" calcext:value-type="float">
            <text:p>152847</text:p>
          </table:table-cell>
          <table:table-cell office:value-type="float" office:value="175237" calcext:value-type="float">
            <text:p>175237</text:p>
          </table:table-cell>
          <table:table-cell office:value-type="float" office:value="248284" calcext:value-type="float">
            <text:p>248284</text:p>
          </table:table-cell>
          <table:table-cell office:value-type="float" office:value="118699" calcext:value-type="float">
            <text:p>118699</text:p>
          </table:table-cell>
          <table:table-cell office:value-type="float" office:value="137532" calcext:value-type="float">
            <text:p>137532</text:p>
          </table:table-cell>
          <table:table-cell office:value-type="float" office:value="220832" calcext:value-type="float">
            <text:p>22083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3795" calcext:value-type="float">
            <text:p>223795</text:p>
          </table:table-cell>
          <table:table-cell office:value-type="float" office:value="246045" calcext:value-type="float">
            <text:p>24604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9345" calcext:value-type="float">
            <text:p>219345</text:p>
          </table:table-cell>
          <table:table-cell office:value-type="float" office:value="210716" calcext:value-type="float">
            <text:p>210716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60677" calcext:value-type="float">
            <text:p>160677</text:p>
          </table:table-cell>
          <table:table-cell office:value-type="float" office:value="225951" calcext:value-type="float">
            <text:p>225951</text:p>
          </table:table-cell>
          <table:table-cell office:value-type="float" office:value="145074" calcext:value-type="float">
            <text:p>145074</text:p>
          </table:table-cell>
          <table:table-cell office:value-type="float" office:value="108232" calcext:value-type="float">
            <text:p>108232</text:p>
          </table:table-cell>
          <table:table-cell office:value-type="float" office:value="168063" calcext:value-type="float">
            <text:p>168063</text:p>
          </table:table-cell>
          <table:table-cell office:value-type="float" office:value="210626" calcext:value-type="float">
            <text:p>210626</text:p>
          </table:table-cell>
          <table:table-cell office:value-type="float" office:value="214059" calcext:value-type="float">
            <text:p>214059</text:p>
          </table:table-cell>
          <table:table-cell office:value-type="float" office:value="163715" calcext:value-type="float">
            <text:p>163715</text:p>
          </table:table-cell>
          <table:table-cell office:value-type="float" office:value="170101" calcext:value-type="float">
            <text:p>170101</text:p>
          </table:table-cell>
          <table:table-cell office:value-type="float" office:value="223605" calcext:value-type="float">
            <text:p>223605</text:p>
          </table:table-cell>
          <table:table-cell office:value-type="float" office:value="247487" calcext:value-type="float">
            <text:p>247487</text:p>
          </table:table-cell>
          <table:table-cell office:value-type="float" office:value="226661" calcext:value-type="float">
            <text:p>226661</text:p>
          </table:table-cell>
          <table:table-cell office:value-type="float" office:value="234186" calcext:value-type="float">
            <text:p>234186</text:p>
          </table:table-cell>
          <table:table-cell office:value-type="float" office:value="252000" calcext:value-type="float">
            <text:p>252000</text:p>
          </table:table-cell>
          <table:table-cell office:value-type="float" office:value="254937" calcext:value-type="float">
            <text:p>254937</text:p>
          </table:table-cell>
          <table:table-cell office:value-type="float" office:value="227182" calcext:value-type="float">
            <text:p>227182</text:p>
          </table:table-cell>
          <table:table-cell office:value-type="float" office:value="250770" calcext:value-type="float">
            <text:p>25077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32387" calcext:value-type="float">
            <text:p>132387</text:p>
          </table:table-cell>
          <table:table-cell office:value-type="float" office:value="155540" calcext:value-type="float">
            <text:p>155540</text:p>
          </table:table-cell>
          <table:table-cell office:value-type="float" office:value="89774" calcext:value-type="float">
            <text:p>89774</text:p>
          </table:table-cell>
          <table:table-cell office:value-type="float" office:value="157708" calcext:value-type="float">
            <text:p>157708</text:p>
          </table:table-cell>
          <table:table-cell office:value-type="float" office:value="107550" calcext:value-type="float">
            <text:p>107550</text:p>
          </table:table-cell>
          <table:table-cell office:value-type="float" office:value="116737" calcext:value-type="float">
            <text:p>116737</text:p>
          </table:table-cell>
          <table:table-cell office:value-type="float" office:value="121307" calcext:value-type="float">
            <text:p>121307</text:p>
          </table:table-cell>
          <table:table-cell office:value-type="float" office:value="136056" calcext:value-type="float">
            <text:p>136056</text:p>
          </table:table-cell>
          <table:table-cell office:value-type="float" office:value="139741" calcext:value-type="float">
            <text:p>139741</text:p>
          </table:table-cell>
          <table:table-cell office:value-type="float" office:value="156920" calcext:value-type="float">
            <text:p>156920</text:p>
          </table:table-cell>
          <table:table-cell office:value-type="float" office:value="205287" calcext:value-type="float">
            <text:p>205287</text:p>
          </table:table-cell>
          <table:table-cell office:value-type="float" office:value="176750" calcext:value-type="float">
            <text:p>176750</text:p>
          </table:table-cell>
          <table:table-cell office:value-type="float" office:value="189203" calcext:value-type="float">
            <text:p>189203</text:p>
          </table:table-cell>
          <table:table-cell office:value-type="float" office:value="210964" calcext:value-type="float">
            <text:p>210964</text:p>
          </table:table-cell>
          <table:table-cell office:value-type="float" office:value="240286" calcext:value-type="float">
            <text:p>240286</text:p>
          </table:table-cell>
          <table:table-cell office:value-type="float" office:value="197178" calcext:value-type="float">
            <text:p>197178</text:p>
          </table:table-cell>
          <table:table-cell office:value-type="float" office:value="205397" calcext:value-type="float">
            <text:p>205397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64163" calcext:value-type="float">
            <text:p>164163</text:p>
          </table:table-cell>
          <table:table-cell office:value-type="float" office:value="136765" calcext:value-type="float">
            <text:p>136765</text:p>
          </table:table-cell>
          <table:table-cell office:value-type="float" office:value="90118" calcext:value-type="float">
            <text:p>90118</text:p>
          </table:table-cell>
          <table:table-cell office:value-type="float" office:value="150727" calcext:value-type="float">
            <text:p>150727</text:p>
          </table:table-cell>
          <table:table-cell office:value-type="float" office:value="137847" calcext:value-type="float">
            <text:p>137847</text:p>
          </table:table-cell>
          <table:table-cell office:value-type="float" office:value="124712" calcext:value-type="float">
            <text:p>124712</text:p>
          </table:table-cell>
          <table:table-cell office:value-type="float" office:value="125788" calcext:value-type="float">
            <text:p>125788</text:p>
          </table:table-cell>
          <table:table-cell office:value-type="float" office:value="164843" calcext:value-type="float">
            <text:p>164843</text:p>
          </table:table-cell>
          <table:table-cell office:value-type="float" office:value="181574" calcext:value-type="float">
            <text:p>181574</text:p>
          </table:table-cell>
          <table:table-cell office:value-type="float" office:value="160808" calcext:value-type="float">
            <text:p>160808</text:p>
          </table:table-cell>
          <table:table-cell office:value-type="float" office:value="164745" calcext:value-type="float">
            <text:p>164745</text:p>
          </table:table-cell>
          <table:table-cell office:value-type="float" office:value="190482" calcext:value-type="float">
            <text:p>190482</text:p>
          </table:table-cell>
          <table:table-cell office:value-type="float" office:value="182922" calcext:value-type="float">
            <text:p>182922</text:p>
          </table:table-cell>
          <table:table-cell office:value-type="float" office:value="185860" calcext:value-type="float">
            <text:p>185860</text:p>
          </table:table-cell>
          <table:table-cell office:value-type="float" office:value="195356" calcext:value-type="float">
            <text:p>195356</text:p>
          </table:table-cell>
          <table:table-cell office:value-type="float" office:value="225628" calcext:value-type="float">
            <text:p>225628</text:p>
          </table:table-cell>
          <table:table-cell office:value-type="float" office:value="158393" calcext:value-type="float">
            <text:p>158393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84785" calcext:value-type="float">
            <text:p>184785</text:p>
          </table:table-cell>
          <table:table-cell office:value-type="float" office:value="203535" calcext:value-type="float">
            <text:p>203535</text:p>
          </table:table-cell>
          <table:table-cell office:value-type="float" office:value="103739" calcext:value-type="float">
            <text:p>103739</text:p>
          </table:table-cell>
          <table:table-cell office:value-type="float" office:value="105193" calcext:value-type="float">
            <text:p>105193</text:p>
          </table:table-cell>
          <table:table-cell office:value-type="float" office:value="134700" calcext:value-type="float">
            <text:p>134700</text:p>
          </table:table-cell>
          <table:table-cell office:value-type="float" office:value="134012" calcext:value-type="float">
            <text:p>134012</text:p>
          </table:table-cell>
          <table:table-cell office:value-type="float" office:value="170238" calcext:value-type="float">
            <text:p>170238</text:p>
          </table:table-cell>
          <table:table-cell office:value-type="float" office:value="146684" calcext:value-type="float">
            <text:p>146684</text:p>
          </table:table-cell>
          <table:table-cell office:value-type="float" office:value="146502" calcext:value-type="float">
            <text:p>146502</text:p>
          </table:table-cell>
          <table:table-cell office:value-type="float" office:value="153875" calcext:value-type="float">
            <text:p>153875</text:p>
          </table:table-cell>
          <table:table-cell office:value-type="float" office:value="186457" calcext:value-type="float">
            <text:p>186457</text:p>
          </table:table-cell>
          <table:table-cell office:value-type="float" office:value="151785" calcext:value-type="float">
            <text:p>151785</text:p>
          </table:table-cell>
          <table:table-cell office:value-type="float" office:value="163172" calcext:value-type="float">
            <text:p>163172</text:p>
          </table:table-cell>
          <table:table-cell office:value-type="float" office:value="207968" calcext:value-type="float">
            <text:p>207968</text:p>
          </table:table-cell>
          <table:table-cell office:value-type="float" office:value="169856" calcext:value-type="float">
            <text:p>169856</text:p>
          </table:table-cell>
          <table:table-cell office:value-type="float" office:value="164662" calcext:value-type="float">
            <text:p>164662</text:p>
          </table:table-cell>
          <table:table-cell office:value-type="float" office:value="149822" calcext:value-type="float">
            <text:p>14982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80139" calcext:value-type="float">
            <text:p>180139</text:p>
          </table:table-cell>
          <table:table-cell office:value-type="float" office:value="117999" calcext:value-type="float">
            <text:p>117999</text:p>
          </table:table-cell>
          <table:table-cell office:value-type="float" office:value="76934" calcext:value-type="float">
            <text:p>76934</text:p>
          </table:table-cell>
          <table:table-cell office:value-type="float" office:value="129952" calcext:value-type="float">
            <text:p>129952</text:p>
          </table:table-cell>
          <table:table-cell office:value-type="float" office:value="118127" calcext:value-type="float">
            <text:p>118127</text:p>
          </table:table-cell>
          <table:table-cell office:value-type="float" office:value="128877" calcext:value-type="float">
            <text:p>128877</text:p>
          </table:table-cell>
          <table:table-cell office:value-type="float" office:value="120578" calcext:value-type="float">
            <text:p>120578</text:p>
          </table:table-cell>
          <table:table-cell office:value-type="float" office:value="189083" calcext:value-type="float">
            <text:p>189083</text:p>
          </table:table-cell>
          <table:table-cell office:value-type="float" office:value="166117" calcext:value-type="float">
            <text:p>166117</text:p>
          </table:table-cell>
          <table:table-cell office:value-type="float" office:value="141678" calcext:value-type="float">
            <text:p>141678</text:p>
          </table:table-cell>
          <table:table-cell office:value-type="float" office:value="143992" calcext:value-type="float">
            <text:p>143992</text:p>
          </table:table-cell>
          <table:table-cell office:value-type="float" office:value="166275" calcext:value-type="float">
            <text:p>166275</text:p>
          </table:table-cell>
          <table:table-cell office:value-type="float" office:value="158218" calcext:value-type="float">
            <text:p>158218</text:p>
          </table:table-cell>
          <table:table-cell office:value-type="float" office:value="203524" calcext:value-type="float">
            <text:p>203524</text:p>
          </table:table-cell>
          <table:table-cell office:value-type="float" office:value="195417" calcext:value-type="float">
            <text:p>195417</text:p>
          </table:table-cell>
          <table:table-cell office:value-type="float" office:value="197898" calcext:value-type="float">
            <text:p>197898</text:p>
          </table:table-cell>
          <table:table-cell office:value-type="float" office:value="136451" calcext:value-type="float">
            <text:p>136451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50994" calcext:value-type="float">
            <text:p>250994</text:p>
          </table:table-cell>
          <table:table-cell office:value-type="float" office:value="111864" calcext:value-type="float">
            <text:p>111864</text:p>
          </table:table-cell>
          <table:table-cell office:value-type="float" office:value="141411" calcext:value-type="float">
            <text:p>141411</text:p>
          </table:table-cell>
          <table:table-cell office:value-type="float" office:value="216430" calcext:value-type="float">
            <text:p>216430</text:p>
          </table:table-cell>
          <table:table-cell office:value-type="float" office:value="200325" calcext:value-type="float">
            <text:p>200325</text:p>
          </table:table-cell>
          <table:table-cell office:value-type="float" office:value="220641" calcext:value-type="float">
            <text:p>220641</text:p>
          </table:table-cell>
          <table:table-cell office:value-type="float" office:value="229367" calcext:value-type="float">
            <text:p>229367</text:p>
          </table:table-cell>
          <table:table-cell office:value-type="float" office:value="252658" calcext:value-type="float">
            <text:p>252658</text:p>
          </table:table-cell>
          <table:table-cell office:value-type="float" office:value="245683" calcext:value-type="float">
            <text:p>245683</text:p>
          </table:table-cell>
          <table:table-cell office:value-type="float" office:value="232547" calcext:value-type="float">
            <text:p>232547</text:p>
          </table:table-cell>
          <table:table-cell office:value-type="float" office:value="252788" calcext:value-type="float">
            <text:p>252788</text:p>
          </table:table-cell>
          <table:table-cell office:value-type="float" office:value="252811" calcext:value-type="float">
            <text:p>252811</text:p>
          </table:table-cell>
          <table:table-cell office:value-type="float" office:value="224582" calcext:value-type="float">
            <text:p>224582</text:p>
          </table:table-cell>
          <table:table-cell office:value-type="float" office:value="195734" calcext:value-type="float">
            <text:p>195734</text:p>
          </table:table-cell>
          <table:table-cell office:value-type="float" office:value="253730" calcext:value-type="float">
            <text:p>253730</text:p>
          </table:table-cell>
          <table:table-cell office:value-type="float" office:value="253037" calcext:value-type="float">
            <text:p>253037</text:p>
          </table:table-cell>
          <table:table-cell office:value-type="float" office:value="114598" calcext:value-type="float">
            <text:p>114598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227930" calcext:value-type="float">
            <text:p>227930</text:p>
          </table:table-cell>
          <table:table-cell office:value-type="float" office:value="127533" calcext:value-type="float">
            <text:p>127533</text:p>
          </table:table-cell>
          <table:table-cell office:value-type="float" office:value="150262" calcext:value-type="float">
            <text:p>150262</text:p>
          </table:table-cell>
          <table:table-cell office:value-type="float" office:value="234396" calcext:value-type="float">
            <text:p>234396</text:p>
          </table:table-cell>
          <table:table-cell office:value-type="float" office:value="211437" calcext:value-type="float">
            <text:p>211437</text:p>
          </table:table-cell>
          <table:table-cell office:value-type="float" office:value="220822" calcext:value-type="float">
            <text:p>220822</text:p>
          </table:table-cell>
          <table:table-cell office:value-type="float" office:value="220214" calcext:value-type="float">
            <text:p>220214</text:p>
          </table:table-cell>
          <table:table-cell office:value-type="float" office:value="241231" calcext:value-type="float">
            <text:p>241231</text:p>
          </table:table-cell>
          <table:table-cell office:value-type="float" office:value="241570" calcext:value-type="float">
            <text:p>241570</text:p>
          </table:table-cell>
          <table:table-cell office:value-type="float" office:value="238776" calcext:value-type="float">
            <text:p>238776</text:p>
          </table:table-cell>
          <table:table-cell office:value-type="float" office:value="230609" calcext:value-type="float">
            <text:p>230609</text:p>
          </table:table-cell>
          <table:table-cell office:value-type="float" office:value="239634" calcext:value-type="float">
            <text:p>239634</text:p>
          </table:table-cell>
          <table:table-cell office:value-type="float" office:value="242129" calcext:value-type="float">
            <text:p>242129</text:p>
          </table:table-cell>
          <table:table-cell office:value-type="float" office:value="247553" calcext:value-type="float">
            <text:p>247553</text:p>
          </table:table-cell>
          <table:table-cell office:value-type="float" office:value="240738" calcext:value-type="float">
            <text:p>240738</text:p>
          </table:table-cell>
          <table:table-cell office:value-type="float" office:value="242651" calcext:value-type="float">
            <text:p>242651</text:p>
          </table:table-cell>
          <table:table-cell office:value-type="float" office:value="190591" calcext:value-type="float">
            <text:p>190591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211735" calcext:value-type="float">
            <text:p>211735</text:p>
          </table:table-cell>
          <table:table-cell office:value-type="float" office:value="108457" calcext:value-type="float">
            <text:p>108457</text:p>
          </table:table-cell>
          <table:table-cell office:value-type="float" office:value="98549" calcext:value-type="float">
            <text:p>98549</text:p>
          </table:table-cell>
          <table:table-cell office:value-type="float" office:value="232592" calcext:value-type="float">
            <text:p>232592</text:p>
          </table:table-cell>
          <table:table-cell office:value-type="float" office:value="154620" calcext:value-type="float">
            <text:p>154620</text:p>
          </table:table-cell>
          <table:table-cell office:value-type="float" office:value="173782" calcext:value-type="float">
            <text:p>173782</text:p>
          </table:table-cell>
          <table:table-cell office:value-type="float" office:value="162613" calcext:value-type="float">
            <text:p>162613</text:p>
          </table:table-cell>
          <table:table-cell office:value-type="float" office:value="234612" calcext:value-type="float">
            <text:p>234612</text:p>
          </table:table-cell>
          <table:table-cell office:value-type="float" office:value="230300" calcext:value-type="float">
            <text:p>230300</text:p>
          </table:table-cell>
          <table:table-cell office:value-type="float" office:value="230557" calcext:value-type="float">
            <text:p>230557</text:p>
          </table:table-cell>
          <table:table-cell office:value-type="float" office:value="215374" calcext:value-type="float">
            <text:p>215374</text:p>
          </table:table-cell>
          <table:table-cell office:value-type="float" office:value="240622" calcext:value-type="float">
            <text:p>240622</text:p>
          </table:table-cell>
          <table:table-cell office:value-type="float" office:value="246388" calcext:value-type="float">
            <text:p>246388</text:p>
          </table:table-cell>
          <table:table-cell office:value-type="float" office:value="250900" calcext:value-type="float">
            <text:p>2509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1711" calcext:value-type="float">
            <text:p>251711</text:p>
          </table:table-cell>
          <table:table-cell office:value-type="float" office:value="247067" calcext:value-type="float">
            <text:p>247067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215273" calcext:value-type="float">
            <text:p>215273</text:p>
          </table:table-cell>
          <table:table-cell office:value-type="float" office:value="86847" calcext:value-type="float">
            <text:p>86847</text:p>
          </table:table-cell>
          <table:table-cell office:value-type="float" office:value="123586" calcext:value-type="float">
            <text:p>123586</text:p>
          </table:table-cell>
          <table:table-cell office:value-type="float" office:value="188545" calcext:value-type="float">
            <text:p>188545</text:p>
          </table:table-cell>
          <table:table-cell office:value-type="float" office:value="155783" calcext:value-type="float">
            <text:p>155783</text:p>
          </table:table-cell>
          <table:table-cell office:value-type="float" office:value="172445" calcext:value-type="float">
            <text:p>172445</text:p>
          </table:table-cell>
          <table:table-cell office:value-type="float" office:value="156882" calcext:value-type="float">
            <text:p>156882</text:p>
          </table:table-cell>
          <table:table-cell office:value-type="float" office:value="191980" calcext:value-type="float">
            <text:p>191980</text:p>
          </table:table-cell>
          <table:table-cell office:value-type="float" office:value="193035" calcext:value-type="float">
            <text:p>193035</text:p>
          </table:table-cell>
          <table:table-cell office:value-type="float" office:value="182124" calcext:value-type="float">
            <text:p>182124</text:p>
          </table:table-cell>
          <table:table-cell office:value-type="float" office:value="212595" calcext:value-type="float">
            <text:p>212595</text:p>
          </table:table-cell>
          <table:table-cell office:value-type="float" office:value="201739" calcext:value-type="float">
            <text:p>201739</text:p>
          </table:table-cell>
          <table:table-cell office:value-type="float" office:value="216962" calcext:value-type="float">
            <text:p>21696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30687" calcext:value-type="float">
            <text:p>230687</text:p>
          </table:table-cell>
          <table:table-cell office:value-type="float" office:value="251339" calcext:value-type="float">
            <text:p>251339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54773" calcext:value-type="float">
            <text:p>254773</text:p>
          </table:table-cell>
          <table:table-cell office:value-type="float" office:value="82584" calcext:value-type="float">
            <text:p>82584</text:p>
          </table:table-cell>
          <table:table-cell office:value-type="float" office:value="219435" calcext:value-type="float">
            <text:p>219435</text:p>
          </table:table-cell>
          <table:table-cell office:value-type="float" office:value="251443" calcext:value-type="float">
            <text:p>251443</text:p>
          </table:table-cell>
          <table:table-cell office:value-type="float" office:value="227826" calcext:value-type="float">
            <text:p>227826</text:p>
          </table:table-cell>
          <table:table-cell office:value-type="float" office:value="246531" calcext:value-type="float">
            <text:p>246531</text:p>
          </table:table-cell>
          <table:table-cell office:value-type="float" office:value="161292" calcext:value-type="float">
            <text:p>16129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411" calcext:value-type="float">
            <text:p>249411</text:p>
          </table:table-cell>
          <table:table-cell office:value-type="float" office:value="191221" calcext:value-type="float">
            <text:p>19122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153" calcext:value-type="float">
            <text:p>254153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53015" calcext:value-type="float">
            <text:p>253015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241095" calcext:value-type="float">
            <text:p>241095</text:p>
          </table:table-cell>
          <table:table-cell office:value-type="float" office:value="212323" calcext:value-type="float">
            <text:p>212323</text:p>
          </table:table-cell>
          <table:table-cell office:value-type="float" office:value="146105" calcext:value-type="float">
            <text:p>146105</text:p>
          </table:table-cell>
          <table:table-cell office:value-type="float" office:value="254822" calcext:value-type="float">
            <text:p>254822</text:p>
          </table:table-cell>
          <table:table-cell office:value-type="float" office:value="201196" calcext:value-type="float">
            <text:p>201196</text:p>
          </table:table-cell>
          <table:table-cell office:value-type="float" office:value="244704" calcext:value-type="float">
            <text:p>244704</text:p>
          </table:table-cell>
          <table:table-cell office:value-type="float" office:value="241941" calcext:value-type="float">
            <text:p>241941</text:p>
          </table:table-cell>
          <table:table-cell office:value-type="float" office:value="246705" calcext:value-type="float">
            <text:p>246705</text:p>
          </table:table-cell>
          <table:table-cell office:value-type="float" office:value="246030" calcext:value-type="float">
            <text:p>246030</text:p>
          </table:table-cell>
          <table:table-cell office:value-type="float" office:value="249223" calcext:value-type="float">
            <text:p>249223</text:p>
          </table:table-cell>
          <table:table-cell office:value-type="float" office:value="249420" calcext:value-type="float">
            <text:p>249420</text:p>
          </table:table-cell>
          <table:table-cell office:value-type="float" office:value="253135" calcext:value-type="float">
            <text:p>253135</text:p>
          </table:table-cell>
          <table:table-cell office:value-type="float" office:value="253864" calcext:value-type="float">
            <text:p>253864</text:p>
          </table:table-cell>
          <table:table-cell office:value-type="float" office:value="254851" calcext:value-type="float">
            <text:p>254851</text:p>
          </table:table-cell>
          <table:table-cell office:value-type="float" office:value="254757" calcext:value-type="float">
            <text:p>254757</text:p>
          </table:table-cell>
          <table:table-cell office:value-type="float" office:value="254831" calcext:value-type="float">
            <text:p>254831</text:p>
          </table:table-cell>
          <table:table-cell office:value-type="float" office:value="237955" calcext:value-type="float">
            <text:p>23795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44846" calcext:value-type="float">
            <text:p>144846</text:p>
          </table:table-cell>
          <table:table-cell office:value-type="float" office:value="95709" calcext:value-type="float">
            <text:p>95709</text:p>
          </table:table-cell>
          <table:table-cell office:value-type="float" office:value="106495" calcext:value-type="float">
            <text:p>106495</text:p>
          </table:table-cell>
          <table:table-cell office:value-type="float" office:value="248781" calcext:value-type="float">
            <text:p>248781</text:p>
          </table:table-cell>
          <table:table-cell office:value-type="float" office:value="149332" calcext:value-type="float">
            <text:p>149332</text:p>
          </table:table-cell>
          <table:table-cell office:value-type="float" office:value="158776" calcext:value-type="float">
            <text:p>158776</text:p>
          </table:table-cell>
          <table:table-cell office:value-type="float" office:value="147738" calcext:value-type="float">
            <text:p>147738</text:p>
          </table:table-cell>
          <table:table-cell office:value-type="float" office:value="178567" calcext:value-type="float">
            <text:p>178567</text:p>
          </table:table-cell>
          <table:table-cell office:value-type="float" office:value="174513" calcext:value-type="float">
            <text:p>174513</text:p>
          </table:table-cell>
          <table:table-cell office:value-type="float" office:value="207075" calcext:value-type="float">
            <text:p>207075</text:p>
          </table:table-cell>
          <table:table-cell office:value-type="float" office:value="218858" calcext:value-type="float">
            <text:p>218858</text:p>
          </table:table-cell>
          <table:table-cell office:value-type="float" office:value="235497" calcext:value-type="float">
            <text:p>235497</text:p>
          </table:table-cell>
          <table:table-cell office:value-type="float" office:value="249166" calcext:value-type="float">
            <text:p>249166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4887" calcext:value-type="float">
            <text:p>244887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07600" calcext:value-type="float">
            <text:p>107600</text:p>
          </table:table-cell>
          <table:table-cell office:value-type="float" office:value="73967" calcext:value-type="float">
            <text:p>73967</text:p>
          </table:table-cell>
          <table:table-cell office:value-type="float" office:value="157695" calcext:value-type="float">
            <text:p>157695</text:p>
          </table:table-cell>
          <table:table-cell office:value-type="float" office:value="232574" calcext:value-type="float">
            <text:p>232574</text:p>
          </table:table-cell>
          <table:table-cell office:value-type="float" office:value="184958" calcext:value-type="float">
            <text:p>184958</text:p>
          </table:table-cell>
          <table:table-cell office:value-type="float" office:value="194717" calcext:value-type="float">
            <text:p>194717</text:p>
          </table:table-cell>
          <table:table-cell office:value-type="float" office:value="159186" calcext:value-type="float">
            <text:p>159186</text:p>
          </table:table-cell>
          <table:table-cell office:value-type="float" office:value="195049" calcext:value-type="float">
            <text:p>195049</text:p>
          </table:table-cell>
          <table:table-cell office:value-type="float" office:value="185869" calcext:value-type="float">
            <text:p>185869</text:p>
          </table:table-cell>
          <table:table-cell office:value-type="float" office:value="196076" calcext:value-type="float">
            <text:p>196076</text:p>
          </table:table-cell>
          <table:table-cell office:value-type="float" office:value="241833" calcext:value-type="float">
            <text:p>241833</text:p>
          </table:table-cell>
          <table:table-cell office:value-type="float" office:value="242839" calcext:value-type="float">
            <text:p>242839</text:p>
          </table:table-cell>
          <table:table-cell office:value-type="float" office:value="254455" calcext:value-type="float">
            <text:p>25445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1900" calcext:value-type="float">
            <text:p>251900</text:p>
          </table:table-cell>
          <table:table-cell office:value-type="float" office:value="252052" calcext:value-type="float">
            <text:p>252052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03160" calcext:value-type="float">
            <text:p>103160</text:p>
          </table:table-cell>
          <table:table-cell office:value-type="float" office:value="68443" calcext:value-type="float">
            <text:p>68443</text:p>
          </table:table-cell>
          <table:table-cell office:value-type="float" office:value="169887" calcext:value-type="float">
            <text:p>169887</text:p>
          </table:table-cell>
          <table:table-cell office:value-type="float" office:value="203143" calcext:value-type="float">
            <text:p>203143</text:p>
          </table:table-cell>
          <table:table-cell office:value-type="float" office:value="205398" calcext:value-type="float">
            <text:p>205398</text:p>
          </table:table-cell>
          <table:table-cell office:value-type="float" office:value="208780" calcext:value-type="float">
            <text:p>208780</text:p>
          </table:table-cell>
          <table:table-cell office:value-type="float" office:value="231371" calcext:value-type="float">
            <text:p>231371</text:p>
          </table:table-cell>
          <table:table-cell office:value-type="float" office:value="210471" calcext:value-type="float">
            <text:p>210471</text:p>
          </table:table-cell>
          <table:table-cell office:value-type="float" office:value="217798" calcext:value-type="float">
            <text:p>21779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0440" calcext:value-type="float">
            <text:p>21044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967" calcext:value-type="float">
            <text:p>24996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6353" calcext:value-type="float">
            <text:p>226353</text:p>
          </table:table-cell>
          <table:table-cell table:number-columns-repeated="2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13517" calcext:value-type="float">
            <text:p>113517</text:p>
          </table:table-cell>
          <table:table-cell office:value-type="float" office:value="85958" calcext:value-type="float">
            <text:p>85958</text:p>
          </table:table-cell>
          <table:table-cell office:value-type="float" office:value="254242" calcext:value-type="float">
            <text:p>254242</text:p>
          </table:table-cell>
          <table:table-cell office:value-type="float" office:value="254651" calcext:value-type="float">
            <text:p>254651</text:p>
          </table:table-cell>
          <table:table-cell office:value-type="float" office:value="254609" calcext:value-type="float">
            <text:p>254609</text:p>
          </table:table-cell>
          <table:table-cell office:value-type="float" office:value="254627" calcext:value-type="float">
            <text:p>254627</text:p>
          </table:table-cell>
          <table:table-cell office:value-type="float" office:value="251250" calcext:value-type="float">
            <text:p>251250</text:p>
          </table:table-cell>
          <table:table-cell office:value-type="float" office:value="254706" calcext:value-type="float">
            <text:p>254706</text:p>
          </table:table-cell>
          <table:table-cell office:value-type="float" office:value="254602" calcext:value-type="float">
            <text:p>254602</text:p>
          </table:table-cell>
          <table:table-cell office:value-type="float" office:value="254957" calcext:value-type="float">
            <text:p>254957</text:p>
          </table:table-cell>
          <table:table-cell office:value-type="float" office:value="242364" calcext:value-type="float">
            <text:p>242364</text:p>
          </table:table-cell>
          <table:table-cell office:value-type="float" office:value="254780" calcext:value-type="float">
            <text:p>254780</text:p>
          </table:table-cell>
          <table:table-cell office:value-type="float" office:value="254914" calcext:value-type="float">
            <text:p>25491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902" calcext:value-type="float">
            <text:p>254902</text:p>
          </table:table-cell>
          <table:table-cell office:value-type="float" office:value="254914" calcext:value-type="float">
            <text:p>254914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35268" calcext:value-type="float">
            <text:p>135268</text:p>
          </table:table-cell>
          <table:table-cell office:value-type="float" office:value="120854" calcext:value-type="float">
            <text:p>120854</text:p>
          </table:table-cell>
          <table:table-cell office:value-type="float" office:value="252840" calcext:value-type="float">
            <text:p>252840</text:p>
          </table:table-cell>
          <table:table-cell office:value-type="float" office:value="254233" calcext:value-type="float">
            <text:p>254233</text:p>
          </table:table-cell>
          <table:table-cell office:value-type="float" office:value="253946" calcext:value-type="float">
            <text:p>253946</text:p>
          </table:table-cell>
          <table:table-cell office:value-type="float" office:value="254179" calcext:value-type="float">
            <text:p>254179</text:p>
          </table:table-cell>
          <table:table-cell office:value-type="float" office:value="253416" calcext:value-type="float">
            <text:p>253416</text:p>
          </table:table-cell>
          <table:table-cell office:value-type="float" office:value="254361" calcext:value-type="float">
            <text:p>254361</text:p>
          </table:table-cell>
          <table:table-cell office:value-type="float" office:value="254135" calcext:value-type="float">
            <text:p>254135</text:p>
          </table:table-cell>
          <table:table-cell office:value-type="float" office:value="254721" calcext:value-type="float">
            <text:p>254721</text:p>
          </table:table-cell>
          <table:table-cell office:value-type="float" office:value="253820" calcext:value-type="float">
            <text:p>253820</text:p>
          </table:table-cell>
          <table:table-cell office:value-type="float" office:value="254521" calcext:value-type="float">
            <text:p>254521</text:p>
          </table:table-cell>
          <table:table-cell office:value-type="float" office:value="254814" calcext:value-type="float">
            <text:p>254814</text:p>
          </table:table-cell>
          <table:table-cell office:value-type="float" office:value="254974" calcext:value-type="float">
            <text:p>254974</text:p>
          </table:table-cell>
          <table:table-cell office:value-type="float" office:value="254787" calcext:value-type="float">
            <text:p>254787</text:p>
          </table:table-cell>
          <table:table-cell office:value-type="float" office:value="254814" calcext:value-type="float">
            <text:p>254814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46052" calcext:value-type="float">
            <text:p>146052</text:p>
          </table:table-cell>
          <table:table-cell office:value-type="float" office:value="77734" calcext:value-type="float">
            <text:p>77734</text:p>
          </table:table-cell>
          <table:table-cell office:value-type="float" office:value="208848" calcext:value-type="float">
            <text:p>208848</text:p>
          </table:table-cell>
          <table:table-cell office:value-type="float" office:value="254949" calcext:value-type="float">
            <text:p>254949</text:p>
          </table:table-cell>
          <table:table-cell office:value-type="float" office:value="236374" calcext:value-type="float">
            <text:p>236374</text:p>
          </table:table-cell>
          <table:table-cell office:value-type="float" office:value="254125" calcext:value-type="float">
            <text:p>254125</text:p>
          </table:table-cell>
          <table:table-cell office:value-type="float" office:value="206534" calcext:value-type="float">
            <text:p>20653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988" calcext:value-type="float">
            <text:p>254988</text:p>
          </table:table-cell>
          <table:table-cell office:value-type="float" office:value="238044" calcext:value-type="float">
            <text:p>238044</text:p>
          </table:table-cell>
          <table:table-cell office:value-type="float" office:value="215591" calcext:value-type="float">
            <text:p>215591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2578" calcext:value-type="float">
            <text:p>252578</text:p>
          </table:table-cell>
          <table:table-cell table:number-columns-repeated="3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66695" calcext:value-type="float">
            <text:p>166695</text:p>
          </table:table-cell>
          <table:table-cell office:value-type="float" office:value="97178" calcext:value-type="float">
            <text:p>97178</text:p>
          </table:table-cell>
          <table:table-cell office:value-type="float" office:value="234085" calcext:value-type="float">
            <text:p>23408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9547" calcext:value-type="float">
            <text:p>239547</text:p>
          </table:table-cell>
          <table:table-cell office:value-type="float" office:value="254981" calcext:value-type="float">
            <text:p>254981</text:p>
          </table:table-cell>
          <table:table-cell office:value-type="float" office:value="253835" calcext:value-type="float">
            <text:p>25383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592" calcext:value-type="float">
            <text:p>254592</text:p>
          </table:table-cell>
          <table:table-cell office:value-type="float" office:value="243375" calcext:value-type="float">
            <text:p>24337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942" calcext:value-type="float">
            <text:p>254942</text:p>
          </table:table-cell>
          <table:table-cell table:number-columns-repeated="3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84091" calcext:value-type="float">
            <text:p>84091</text:p>
          </table:table-cell>
          <table:table-cell office:value-type="float" office:value="91148" calcext:value-type="float">
            <text:p>91148</text:p>
          </table:table-cell>
          <table:table-cell office:value-type="float" office:value="224603" calcext:value-type="float">
            <text:p>224603</text:p>
          </table:table-cell>
          <table:table-cell office:value-type="float" office:value="230535" calcext:value-type="float">
            <text:p>230535</text:p>
          </table:table-cell>
          <table:table-cell office:value-type="float" office:value="254456" calcext:value-type="float">
            <text:p>254456</text:p>
          </table:table-cell>
          <table:table-cell table:number-columns-repeated="5" office:value-type="float" office:value="255000" calcext:value-type="float">
            <text:p>255000</text:p>
          </table:table-cell>
          <table:table-cell office:value-type="float" office:value="226794" calcext:value-type="float">
            <text:p>226794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0073" calcext:value-type="float">
            <text:p>250073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84922" calcext:value-type="float">
            <text:p>184922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60536" calcext:value-type="float">
            <text:p>60536</text:p>
          </table:table-cell>
          <table:table-cell office:value-type="float" office:value="54545" calcext:value-type="float">
            <text:p>54545</text:p>
          </table:table-cell>
          <table:table-cell office:value-type="float" office:value="235164" calcext:value-type="float">
            <text:p>235164</text:p>
          </table:table-cell>
          <table:table-cell office:value-type="float" office:value="191743" calcext:value-type="float">
            <text:p>191743</text:p>
          </table:table-cell>
          <table:table-cell office:value-type="float" office:value="249965" calcext:value-type="float">
            <text:p>249965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50595" calcext:value-type="float">
            <text:p>250595</text:p>
          </table:table-cell>
          <table:table-cell office:value-type="float" office:value="240482" calcext:value-type="float">
            <text:p>24048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532" calcext:value-type="float">
            <text:p>253532</text:p>
          </table:table-cell>
          <table:table-cell office:value-type="float" office:value="212102" calcext:value-type="float">
            <text:p>212102</text:p>
          </table:table-cell>
          <table:table-cell office:value-type="float" office:value="252692" calcext:value-type="float">
            <text:p>252692</text:p>
          </table:table-cell>
          <table:table-cell office:value-type="float" office:value="244511" calcext:value-type="float">
            <text:p>244511</text:p>
          </table:table-cell>
          <table:table-cell office:value-type="float" office:value="188260" calcext:value-type="float">
            <text:p>18826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98820" calcext:value-type="float">
            <text:p>98820</text:p>
          </table:table-cell>
          <table:table-cell office:value-type="float" office:value="103129" calcext:value-type="float">
            <text:p>103129</text:p>
          </table:table-cell>
          <table:table-cell office:value-type="float" office:value="254603" calcext:value-type="float">
            <text:p>254603</text:p>
          </table:table-cell>
          <table:table-cell office:value-type="float" office:value="249733" calcext:value-type="float">
            <text:p>249733</text:p>
          </table:table-cell>
          <table:table-cell office:value-type="float" office:value="254936" calcext:value-type="float">
            <text:p>254936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54944" calcext:value-type="float">
            <text:p>254944</text:p>
          </table:table-cell>
          <table:table-cell office:value-type="float" office:value="187116" calcext:value-type="float">
            <text:p>18711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981" calcext:value-type="float">
            <text:p>254981</text:p>
          </table:table-cell>
          <table:table-cell office:value-type="float" office:value="249402" calcext:value-type="float">
            <text:p>249402</text:p>
          </table:table-cell>
          <table:table-cell office:value-type="float" office:value="254971" calcext:value-type="float">
            <text:p>254971</text:p>
          </table:table-cell>
          <table:table-cell office:value-type="float" office:value="254867" calcext:value-type="float">
            <text:p>254867</text:p>
          </table:table-cell>
          <table:table-cell office:value-type="float" office:value="188871" calcext:value-type="float">
            <text:p>188871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36337" calcext:value-type="float">
            <text:p>136337</text:p>
          </table:table-cell>
          <table:table-cell office:value-type="float" office:value="220503" calcext:value-type="float">
            <text:p>220503</text:p>
          </table:table-cell>
          <table:table-cell office:value-type="float" office:value="253874" calcext:value-type="float">
            <text:p>253874</text:p>
          </table:table-cell>
          <table:table-cell office:value-type="float" office:value="254587" calcext:value-type="float">
            <text:p>254587</text:p>
          </table:table-cell>
          <table:table-cell office:value-type="float" office:value="254662" calcext:value-type="float">
            <text:p>25466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7785" calcext:value-type="float">
            <text:p>24778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2616" calcext:value-type="float">
            <text:p>252616</text:p>
          </table:table-cell>
          <table:table-cell office:value-type="float" office:value="175023" calcext:value-type="float">
            <text:p>17502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5102" calcext:value-type="float">
            <text:p>245102</text:p>
          </table:table-cell>
          <table:table-cell office:value-type="float" office:value="245776" calcext:value-type="float">
            <text:p>245776</text:p>
          </table:table-cell>
          <table:table-cell office:value-type="float" office:value="240724" calcext:value-type="float">
            <text:p>240724</text:p>
          </table:table-cell>
          <table:table-cell office:value-type="float" office:value="254587" calcext:value-type="float">
            <text:p>254587</text:p>
          </table:table-cell>
          <table:table-cell office:value-type="float" office:value="235743" calcext:value-type="float">
            <text:p>235743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98031" calcext:value-type="float">
            <text:p>98031</text:p>
          </table:table-cell>
          <table:table-cell office:value-type="float" office:value="105994" calcext:value-type="float">
            <text:p>105994</text:p>
          </table:table-cell>
          <table:table-cell office:value-type="float" office:value="210780" calcext:value-type="float">
            <text:p>210780</text:p>
          </table:table-cell>
          <table:table-cell office:value-type="float" office:value="218491" calcext:value-type="float">
            <text:p>218491</text:p>
          </table:table-cell>
          <table:table-cell office:value-type="float" office:value="205347" calcext:value-type="float">
            <text:p>205347</text:p>
          </table:table-cell>
          <table:table-cell office:value-type="float" office:value="236801" calcext:value-type="float">
            <text:p>236801</text:p>
          </table:table-cell>
          <table:table-cell office:value-type="float" office:value="187366" calcext:value-type="float">
            <text:p>187366</text:p>
          </table:table-cell>
          <table:table-cell office:value-type="float" office:value="250885" calcext:value-type="float">
            <text:p>250885</text:p>
          </table:table-cell>
          <table:table-cell office:value-type="float" office:value="246137" calcext:value-type="float">
            <text:p>246137</text:p>
          </table:table-cell>
          <table:table-cell office:value-type="float" office:value="215548" calcext:value-type="float">
            <text:p>215548</text:p>
          </table:table-cell>
          <table:table-cell office:value-type="float" office:value="161600" calcext:value-type="float">
            <text:p>161600</text:p>
          </table:table-cell>
          <table:table-cell office:value-type="float" office:value="223732" calcext:value-type="float">
            <text:p>223732</text:p>
          </table:table-cell>
          <table:table-cell office:value-type="float" office:value="184110" calcext:value-type="float">
            <text:p>184110</text:p>
          </table:table-cell>
          <table:table-cell office:value-type="float" office:value="214232" calcext:value-type="float">
            <text:p>214232</text:p>
          </table:table-cell>
          <table:table-cell office:value-type="float" office:value="170045" calcext:value-type="float">
            <text:p>170045</text:p>
          </table:table-cell>
          <table:table-cell office:value-type="float" office:value="233956" calcext:value-type="float">
            <text:p>233956</text:p>
          </table:table-cell>
          <table:table-cell office:value-type="float" office:value="190664" calcext:value-type="float">
            <text:p>190664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89095" calcext:value-type="float">
            <text:p>89095</text:p>
          </table:table-cell>
          <table:table-cell office:value-type="float" office:value="191526" calcext:value-type="float">
            <text:p>191526</text:p>
          </table:table-cell>
          <table:table-cell office:value-type="float" office:value="231052" calcext:value-type="float">
            <text:p>231052</text:p>
          </table:table-cell>
          <table:table-cell office:value-type="float" office:value="219041" calcext:value-type="float">
            <text:p>219041</text:p>
          </table:table-cell>
          <table:table-cell office:value-type="float" office:value="248334" calcext:value-type="float">
            <text:p>248334</text:p>
          </table:table-cell>
          <table:table-cell office:value-type="float" office:value="252799" calcext:value-type="float">
            <text:p>252799</text:p>
          </table:table-cell>
          <table:table-cell office:value-type="float" office:value="245389" calcext:value-type="float">
            <text:p>245389</text:p>
          </table:table-cell>
          <table:table-cell office:value-type="float" office:value="253890" calcext:value-type="float">
            <text:p>253890</text:p>
          </table:table-cell>
          <table:table-cell office:value-type="float" office:value="252608" calcext:value-type="float">
            <text:p>252608</text:p>
          </table:table-cell>
          <table:table-cell office:value-type="float" office:value="247682" calcext:value-type="float">
            <text:p>247682</text:p>
          </table:table-cell>
          <table:table-cell office:value-type="float" office:value="239190" calcext:value-type="float">
            <text:p>239190</text:p>
          </table:table-cell>
          <table:table-cell office:value-type="float" office:value="248861" calcext:value-type="float">
            <text:p>248861</text:p>
          </table:table-cell>
          <table:table-cell office:value-type="float" office:value="226981" calcext:value-type="float">
            <text:p>226981</text:p>
          </table:table-cell>
          <table:table-cell office:value-type="float" office:value="249281" calcext:value-type="float">
            <text:p>249281</text:p>
          </table:table-cell>
          <table:table-cell office:value-type="float" office:value="239659" calcext:value-type="float">
            <text:p>239659</text:p>
          </table:table-cell>
          <table:table-cell office:value-type="float" office:value="249485" calcext:value-type="float">
            <text:p>249485</text:p>
          </table:table-cell>
          <table:table-cell office:value-type="float" office:value="244909" calcext:value-type="float">
            <text:p>244909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07254" calcext:value-type="float">
            <text:p>107254</text:p>
          </table:table-cell>
          <table:table-cell office:value-type="float" office:value="205057" calcext:value-type="float">
            <text:p>205057</text:p>
          </table:table-cell>
          <table:table-cell office:value-type="float" office:value="242697" calcext:value-type="float">
            <text:p>242697</text:p>
          </table:table-cell>
          <table:table-cell office:value-type="float" office:value="203021" calcext:value-type="float">
            <text:p>203021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875" calcext:value-type="float">
            <text:p>254875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4501" calcext:value-type="float">
            <text:p>25450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127" calcext:value-type="float">
            <text:p>253127</text:p>
          </table:table-cell>
          <table:table-cell table:number-columns-repeated="4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73426" calcext:value-type="float">
            <text:p>173426</text:p>
          </table:table-cell>
          <table:table-cell office:value-type="float" office:value="245989" calcext:value-type="float">
            <text:p>245989</text:p>
          </table:table-cell>
          <table:table-cell office:value-type="float" office:value="252832" calcext:value-type="float">
            <text:p>252832</text:p>
          </table:table-cell>
          <table:table-cell office:value-type="float" office:value="243856" calcext:value-type="float">
            <text:p>243856</text:p>
          </table:table-cell>
          <table:table-cell table:number-columns-repeated="11" office:value-type="float" office:value="255000" calcext:value-type="float">
            <text:p>255000</text:p>
          </table:table-cell>
          <table:table-cell office:value-type="float" office:value="253049" calcext:value-type="float">
            <text:p>253049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73037" calcext:value-type="float">
            <text:p>173037</text:p>
          </table:table-cell>
          <table:table-cell office:value-type="float" office:value="233108" calcext:value-type="float">
            <text:p>233108</text:p>
          </table:table-cell>
          <table:table-cell office:value-type="float" office:value="243140" calcext:value-type="float">
            <text:p>243140</text:p>
          </table:table-cell>
          <table:table-cell office:value-type="float" office:value="185739" calcext:value-type="float">
            <text:p>185739</text:p>
          </table:table-cell>
          <table:table-cell office:value-type="float" office:value="249609" calcext:value-type="float">
            <text:p>249609</text:p>
          </table:table-cell>
          <table:table-cell office:value-type="float" office:value="250328" calcext:value-type="float">
            <text:p>250328</text:p>
          </table:table-cell>
          <table:table-cell office:value-type="float" office:value="251526" calcext:value-type="float">
            <text:p>251526</text:p>
          </table:table-cell>
          <table:table-cell office:value-type="float" office:value="254401" calcext:value-type="float">
            <text:p>254401</text:p>
          </table:table-cell>
          <table:table-cell office:value-type="float" office:value="251526" calcext:value-type="float">
            <text:p>251526</text:p>
          </table:table-cell>
          <table:table-cell office:value-type="float" office:value="254806" calcext:value-type="float">
            <text:p>254806</text:p>
          </table:table-cell>
          <table:table-cell office:value-type="float" office:value="242929" calcext:value-type="float">
            <text:p>242929</text:p>
          </table:table-cell>
          <table:table-cell office:value-type="float" office:value="252604" calcext:value-type="float">
            <text:p>252604</text:p>
          </table:table-cell>
          <table:table-cell office:value-type="float" office:value="250208" calcext:value-type="float">
            <text:p>250208</text:p>
          </table:table-cell>
          <table:table-cell office:value-type="float" office:value="254515" calcext:value-type="float">
            <text:p>254515</text:p>
          </table:table-cell>
          <table:table-cell office:value-type="float" office:value="254760" calcext:value-type="float">
            <text:p>254760</text:p>
          </table:table-cell>
          <table:table-cell office:value-type="float" office:value="251885" calcext:value-type="float">
            <text:p>251885</text:p>
          </table:table-cell>
          <table:table-cell office:value-type="float" office:value="254483" calcext:value-type="float">
            <text:p>254483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01598" calcext:value-type="float">
            <text:p>201598</text:p>
          </table:table-cell>
          <table:table-cell office:value-type="float" office:value="229480" calcext:value-type="float">
            <text:p>229480</text:p>
          </table:table-cell>
          <table:table-cell office:value-type="float" office:value="246961" calcext:value-type="float">
            <text:p>246961</text:p>
          </table:table-cell>
          <table:table-cell office:value-type="float" office:value="131427" calcext:value-type="float">
            <text:p>131427</text:p>
          </table:table-cell>
          <table:table-cell office:value-type="float" office:value="251346" calcext:value-type="float">
            <text:p>251346</text:p>
          </table:table-cell>
          <table:table-cell office:value-type="float" office:value="251833" calcext:value-type="float">
            <text:p>251833</text:p>
          </table:table-cell>
          <table:table-cell office:value-type="float" office:value="252645" calcext:value-type="float">
            <text:p>252645</text:p>
          </table:table-cell>
          <table:table-cell office:value-type="float" office:value="254594" calcext:value-type="float">
            <text:p>254594</text:p>
          </table:table-cell>
          <table:table-cell office:value-type="float" office:value="252645" calcext:value-type="float">
            <text:p>25264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7936" calcext:value-type="float">
            <text:p>247936</text:p>
          </table:table-cell>
          <table:table-cell office:value-type="float" office:value="253376" calcext:value-type="float">
            <text:p>253376</text:p>
          </table:table-cell>
          <table:table-cell office:value-type="float" office:value="251752" calcext:value-type="float">
            <text:p>25175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838" calcext:value-type="float">
            <text:p>254838</text:p>
          </table:table-cell>
          <table:table-cell office:value-type="float" office:value="252889" calcext:value-type="float">
            <text:p>252889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245417" calcext:value-type="float">
            <text:p>245417</text:p>
          </table:table-cell>
          <table:table-cell office:value-type="float" office:value="246858" calcext:value-type="float">
            <text:p>246858</text:p>
          </table:table-cell>
          <table:table-cell office:value-type="float" office:value="255000" calcext:value-type="float">
            <text:p>255000</text:p>
          </table:table-cell>
          <table:table-cell office:value-type="float" office:value="138998" calcext:value-type="float">
            <text:p>138998</text:p>
          </table:table-cell>
          <table:table-cell table:number-columns-repeated="12" office:value-type="float" office:value="255000" calcext:value-type="float">
            <text:p>255000</text:p>
          </table:table-cell>
          <table:table-cell office:value-type="float" office:value="248474" calcext:value-type="float">
            <text:p>248474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06399" calcext:value-type="float">
            <text:p>206399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11649" calcext:value-type="float">
            <text:p>111649</text:p>
          </table:table-cell>
          <table:table-cell office:value-type="float" office:value="244740" calcext:value-type="float">
            <text:p>244740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45820" calcext:value-type="float">
            <text:p>24582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1760" calcext:value-type="float">
            <text:p>25176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380" calcext:value-type="float">
            <text:p>253380</text:p>
          </table:table-cell>
          <table:table-cell office:value-type="float" office:value="250698" calcext:value-type="float">
            <text:p>250698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2404" calcext:value-type="float">
            <text:p>242404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78407" calcext:value-type="float">
            <text:p>178407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03106" calcext:value-type="float">
            <text:p>103106</text:p>
          </table:table-cell>
          <table:table-cell office:value-type="float" office:value="249768" calcext:value-type="float">
            <text:p>249768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27766" calcext:value-type="float">
            <text:p>227766</text:p>
          </table:table-cell>
          <table:table-cell office:value-type="float" office:value="211129" calcext:value-type="float">
            <text:p>21112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348" calcext:value-type="float">
            <text:p>25334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174" calcext:value-type="float">
            <text:p>254174</text:p>
          </table:table-cell>
          <table:table-cell office:value-type="float" office:value="254593" calcext:value-type="float">
            <text:p>254593</text:p>
          </table:table-cell>
          <table:table-cell office:value-type="float" office:value="239723" calcext:value-type="float">
            <text:p>239723</text:p>
          </table:table-cell>
          <table:table-cell office:value-type="float" office:value="235073" calcext:value-type="float">
            <text:p>235073</text:p>
          </table:table-cell>
          <table:table-cell office:value-type="float" office:value="250870" calcext:value-type="float">
            <text:p>25087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07216" calcext:value-type="float">
            <text:p>207216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37602" calcext:value-type="float">
            <text:p>13760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3221" calcext:value-type="float">
            <text:p>253221</text:p>
          </table:table-cell>
          <table:table-cell office:value-type="float" office:value="220781" calcext:value-type="float">
            <text:p>220781</text:p>
          </table:table-cell>
          <table:table-cell office:value-type="float" office:value="207017" calcext:value-type="float">
            <text:p>207017</text:p>
          </table:table-cell>
          <table:table-cell office:value-type="float" office:value="234835" calcext:value-type="float">
            <text:p>234835</text:p>
          </table:table-cell>
          <table:table-cell office:value-type="float" office:value="217043" calcext:value-type="float">
            <text:p>21704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7125" calcext:value-type="float">
            <text:p>227125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1251" calcext:value-type="float">
            <text:p>191251</text:p>
          </table:table-cell>
          <table:table-cell office:value-type="float" office:value="202406" calcext:value-type="float">
            <text:p>202406</text:p>
          </table:table-cell>
          <table:table-cell office:value-type="float" office:value="253969" calcext:value-type="float">
            <text:p>253969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221889" calcext:value-type="float">
            <text:p>221889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27667" calcext:value-type="float">
            <text:p>127667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333" calcext:value-type="float">
            <text:p>254333</text:p>
          </table:table-cell>
          <table:table-cell office:value-type="float" office:value="230333" calcext:value-type="float">
            <text:p>230333</text:p>
          </table:table-cell>
          <table:table-cell office:value-type="float" office:value="232333" calcext:value-type="float">
            <text:p>232333</text:p>
          </table:table-cell>
          <table:table-cell office:value-type="float" office:value="247444" calcext:value-type="float">
            <text:p>247444</text:p>
          </table:table-cell>
          <table:table-cell office:value-type="float" office:value="240778" calcext:value-type="float">
            <text:p>24077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4556" calcext:value-type="float">
            <text:p>24455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9667" calcext:value-type="float">
            <text:p>219667</text:p>
          </table:table-cell>
          <table:table-cell office:value-type="float" office:value="237444" calcext:value-type="float">
            <text:p>237444</text:p>
          </table:table-cell>
          <table:table-cell office:value-type="float" office:value="253778" calcext:value-type="float">
            <text:p>253778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30896" calcext:value-type="float">
            <text:p>230896</text:p>
          </table:table-cell>
          <table:table-cell office:value-type="float" office:value="252570" calcext:value-type="float">
            <text:p>252570</text:p>
          </table:table-cell>
          <table:table-cell office:value-type="float" office:value="227967" calcext:value-type="float">
            <text:p>227967</text:p>
          </table:table-cell>
          <table:table-cell office:value-type="float" office:value="119094" calcext:value-type="float">
            <text:p>119094</text:p>
          </table:table-cell>
          <table:table-cell office:value-type="float" office:value="231308" calcext:value-type="float">
            <text:p>231308</text:p>
          </table:table-cell>
          <table:table-cell office:value-type="float" office:value="243154" calcext:value-type="float">
            <text:p>243154</text:p>
          </table:table-cell>
          <table:table-cell office:value-type="float" office:value="237687" calcext:value-type="float">
            <text:p>237687</text:p>
          </table:table-cell>
          <table:table-cell office:value-type="float" office:value="216825" calcext:value-type="float">
            <text:p>216825</text:p>
          </table:table-cell>
          <table:table-cell office:value-type="float" office:value="221856" calcext:value-type="float">
            <text:p>221856</text:p>
          </table:table-cell>
          <table:table-cell office:value-type="float" office:value="238294" calcext:value-type="float">
            <text:p>238294</text:p>
          </table:table-cell>
          <table:table-cell office:value-type="float" office:value="236168" calcext:value-type="float">
            <text:p>236168</text:p>
          </table:table-cell>
          <table:table-cell office:value-type="float" office:value="224019" calcext:value-type="float">
            <text:p>224019</text:p>
          </table:table-cell>
          <table:table-cell office:value-type="float" office:value="220374" calcext:value-type="float">
            <text:p>220374</text:p>
          </table:table-cell>
          <table:table-cell office:value-type="float" office:value="249515" calcext:value-type="float">
            <text:p>249515</text:p>
          </table:table-cell>
          <table:table-cell office:value-type="float" office:value="224945" calcext:value-type="float">
            <text:p>224945</text:p>
          </table:table-cell>
          <table:table-cell office:value-type="float" office:value="227028" calcext:value-type="float">
            <text:p>227028</text:p>
          </table:table-cell>
          <table:table-cell office:value-type="float" office:value="239813" calcext:value-type="float">
            <text:p>239813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38227" calcext:value-type="float">
            <text:p>238227</text:p>
          </table:table-cell>
          <table:table-cell office:value-type="float" office:value="254184" calcext:value-type="float">
            <text:p>254184</text:p>
          </table:table-cell>
          <table:table-cell office:value-type="float" office:value="240967" calcext:value-type="float">
            <text:p>240967</text:p>
          </table:table-cell>
          <table:table-cell office:value-type="float" office:value="110652" calcext:value-type="float">
            <text:p>110652</text:p>
          </table:table-cell>
          <table:table-cell office:value-type="float" office:value="247047" calcext:value-type="float">
            <text:p>247047</text:p>
          </table:table-cell>
          <table:table-cell office:value-type="float" office:value="251023" calcext:value-type="float">
            <text:p>251023</text:p>
          </table:table-cell>
          <table:table-cell office:value-type="float" office:value="243204" calcext:value-type="float">
            <text:p>243204</text:p>
          </table:table-cell>
          <table:table-cell office:value-type="float" office:value="233485" calcext:value-type="float">
            <text:p>233485</text:p>
          </table:table-cell>
          <table:table-cell office:value-type="float" office:value="245211" calcext:value-type="float">
            <text:p>245211</text:p>
          </table:table-cell>
          <table:table-cell office:value-type="float" office:value="244434" calcext:value-type="float">
            <text:p>244434</text:p>
          </table:table-cell>
          <table:table-cell office:value-type="float" office:value="235856" calcext:value-type="float">
            <text:p>235856</text:p>
          </table:table-cell>
          <table:table-cell office:value-type="float" office:value="242890" calcext:value-type="float">
            <text:p>242890</text:p>
          </table:table-cell>
          <table:table-cell office:value-type="float" office:value="236024" calcext:value-type="float">
            <text:p>236024</text:p>
          </table:table-cell>
          <table:table-cell office:value-type="float" office:value="250654" calcext:value-type="float">
            <text:p>250654</text:p>
          </table:table-cell>
          <table:table-cell office:value-type="float" office:value="238261" calcext:value-type="float">
            <text:p>238261</text:p>
          </table:table-cell>
          <table:table-cell office:value-type="float" office:value="228747" calcext:value-type="float">
            <text:p>228747</text:p>
          </table:table-cell>
          <table:table-cell office:value-type="float" office:value="234003" calcext:value-type="float">
            <text:p>234003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229475" calcext:value-type="float">
            <text:p>229475</text:p>
          </table:table-cell>
          <table:table-cell office:value-type="float" office:value="252759" calcext:value-type="float">
            <text:p>252759</text:p>
          </table:table-cell>
          <table:table-cell office:value-type="float" office:value="254131" calcext:value-type="float">
            <text:p>254131</text:p>
          </table:table-cell>
          <table:table-cell office:value-type="float" office:value="126217" calcext:value-type="float">
            <text:p>126217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3952" calcext:value-type="float">
            <text:p>253952</text:p>
          </table:table-cell>
          <table:table-cell office:value-type="float" office:value="248580" calcext:value-type="float">
            <text:p>24858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131" calcext:value-type="float">
            <text:p>254131</text:p>
          </table:table-cell>
          <table:table-cell office:value-type="float" office:value="252754" calcext:value-type="float">
            <text:p>252754</text:p>
          </table:table-cell>
          <table:table-cell office:value-type="float" office:value="254701" calcext:value-type="float">
            <text:p>254701</text:p>
          </table:table-cell>
          <table:table-cell office:value-type="float" office:value="253712" calcext:value-type="float">
            <text:p>25371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533" calcext:value-type="float">
            <text:p>253533</text:p>
          </table:table-cell>
          <table:table-cell office:value-type="float" office:value="247198" calcext:value-type="float">
            <text:p>247198</text:p>
          </table:table-cell>
          <table:table-cell office:value-type="float" office:value="251363" calcext:value-type="float">
            <text:p>251363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217074" calcext:value-type="float">
            <text:p>217074</text:p>
          </table:table-cell>
          <table:table-cell office:value-type="float" office:value="253545" calcext:value-type="float">
            <text:p>253545</text:p>
          </table:table-cell>
          <table:table-cell office:value-type="float" office:value="221504" calcext:value-type="float">
            <text:p>221504</text:p>
          </table:table-cell>
          <table:table-cell office:value-type="float" office:value="105761" calcext:value-type="float">
            <text:p>10576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331" calcext:value-type="float">
            <text:p>24933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0167" calcext:value-type="float">
            <text:p>210167</text:p>
          </table:table-cell>
          <table:table-cell office:value-type="float" office:value="218412" calcext:value-type="float">
            <text:p>218412</text:p>
          </table:table-cell>
          <table:table-cell table:number-columns-repeated="5" office:value-type="float" office:value="255000" calcext:value-type="float">
            <text:p>255000</text:p>
          </table:table-cell>
          <table:table-cell office:value-type="float" office:value="254050" calcext:value-type="float">
            <text:p>254050</text:p>
          </table:table-cell>
          <table:table-cell office:value-type="float" office:value="254950" calcext:value-type="float">
            <text:p>254950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223556" calcext:value-type="float">
            <text:p>223556</text:p>
          </table:table-cell>
          <table:table-cell office:value-type="float" office:value="208657" calcext:value-type="float">
            <text:p>208657</text:p>
          </table:table-cell>
          <table:table-cell office:value-type="float" office:value="233487" calcext:value-type="float">
            <text:p>233487</text:p>
          </table:table-cell>
          <table:table-cell office:value-type="float" office:value="130271" calcext:value-type="float">
            <text:p>130271</text:p>
          </table:table-cell>
          <table:table-cell office:value-type="float" office:value="246909" calcext:value-type="float">
            <text:p>246909</text:p>
          </table:table-cell>
          <table:table-cell office:value-type="float" office:value="248686" calcext:value-type="float">
            <text:p>248686</text:p>
          </table:table-cell>
          <table:table-cell office:value-type="float" office:value="248527" calcext:value-type="float">
            <text:p>248527</text:p>
          </table:table-cell>
          <table:table-cell office:value-type="float" office:value="205404" calcext:value-type="float">
            <text:p>205404</text:p>
          </table:table-cell>
          <table:table-cell office:value-type="float" office:value="221029" calcext:value-type="float">
            <text:p>221029</text:p>
          </table:table-cell>
          <table:table-cell office:value-type="float" office:value="240975" calcext:value-type="float">
            <text:p>240975</text:p>
          </table:table-cell>
          <table:table-cell office:value-type="float" office:value="244931" calcext:value-type="float">
            <text:p>244931</text:p>
          </table:table-cell>
          <table:table-cell office:value-type="float" office:value="232884" calcext:value-type="float">
            <text:p>232884</text:p>
          </table:table-cell>
          <table:table-cell office:value-type="float" office:value="237379" calcext:value-type="float">
            <text:p>237379</text:p>
          </table:table-cell>
          <table:table-cell office:value-type="float" office:value="204795" calcext:value-type="float">
            <text:p>204795</text:p>
          </table:table-cell>
          <table:table-cell office:value-type="float" office:value="233244" calcext:value-type="float">
            <text:p>233244</text:p>
          </table:table-cell>
          <table:table-cell office:value-type="float" office:value="230187" calcext:value-type="float">
            <text:p>230187</text:p>
          </table:table-cell>
          <table:table-cell office:value-type="float" office:value="228739" calcext:value-type="float">
            <text:p>228739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29530" calcext:value-type="float">
            <text:p>229530</text:p>
          </table:table-cell>
          <table:table-cell office:value-type="float" office:value="212380" calcext:value-type="float">
            <text:p>212380</text:p>
          </table:table-cell>
          <table:table-cell office:value-type="float" office:value="232779" calcext:value-type="float">
            <text:p>232779</text:p>
          </table:table-cell>
          <table:table-cell office:value-type="float" office:value="117665" calcext:value-type="float">
            <text:p>117665</text:p>
          </table:table-cell>
          <table:table-cell office:value-type="float" office:value="235475" calcext:value-type="float">
            <text:p>235475</text:p>
          </table:table-cell>
          <table:table-cell office:value-type="float" office:value="244933" calcext:value-type="float">
            <text:p>244933</text:p>
          </table:table-cell>
          <table:table-cell office:value-type="float" office:value="246588" calcext:value-type="float">
            <text:p>246588</text:p>
          </table:table-cell>
          <table:table-cell office:value-type="float" office:value="193837" calcext:value-type="float">
            <text:p>193837</text:p>
          </table:table-cell>
          <table:table-cell office:value-type="float" office:value="214561" calcext:value-type="float">
            <text:p>214561</text:p>
          </table:table-cell>
          <table:table-cell office:value-type="float" office:value="236773" calcext:value-type="float">
            <text:p>236773</text:p>
          </table:table-cell>
          <table:table-cell office:value-type="float" office:value="241914" calcext:value-type="float">
            <text:p>241914</text:p>
          </table:table-cell>
          <table:table-cell office:value-type="float" office:value="226258" calcext:value-type="float">
            <text:p>226258</text:p>
          </table:table-cell>
          <table:table-cell office:value-type="float" office:value="232100" calcext:value-type="float">
            <text:p>232100</text:p>
          </table:table-cell>
          <table:table-cell office:value-type="float" office:value="217633" calcext:value-type="float">
            <text:p>217633</text:p>
          </table:table-cell>
          <table:table-cell office:value-type="float" office:value="226726" calcext:value-type="float">
            <text:p>226726</text:p>
          </table:table-cell>
          <table:table-cell office:value-type="float" office:value="207305" calcext:value-type="float">
            <text:p>207305</text:p>
          </table:table-cell>
          <table:table-cell office:value-type="float" office:value="211641" calcext:value-type="float">
            <text:p>211641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6651" calcext:value-type="float">
            <text:p>246651</text:p>
          </table:table-cell>
          <table:table-cell office:value-type="float" office:value="240061" calcext:value-type="float">
            <text:p>240061</text:p>
          </table:table-cell>
          <table:table-cell office:value-type="float" office:value="89151" calcext:value-type="float">
            <text:p>89151</text:p>
          </table:table-cell>
          <table:table-cell office:value-type="float" office:value="250346" calcext:value-type="float">
            <text:p>250346</text:p>
          </table:table-cell>
          <table:table-cell office:value-type="float" office:value="251852" calcext:value-type="float">
            <text:p>25185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3192" calcext:value-type="float">
            <text:p>203192</text:p>
          </table:table-cell>
          <table:table-cell office:value-type="float" office:value="216804" calcext:value-type="float">
            <text:p>216804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44541" calcext:value-type="float">
            <text:p>24454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9711" calcext:value-type="float">
            <text:p>229711</text:p>
          </table:table-cell>
          <table:table-cell office:value-type="float" office:value="207483" calcext:value-type="float">
            <text:p>207483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2403" calcext:value-type="float">
            <text:p>252403</text:p>
          </table:table-cell>
          <table:table-cell office:value-type="float" office:value="197105" calcext:value-type="float">
            <text:p>197105</text:p>
          </table:table-cell>
          <table:table-cell office:value-type="float" office:value="110040" calcext:value-type="float">
            <text:p>110040</text:p>
          </table:table-cell>
          <table:table-cell office:value-type="float" office:value="217679" calcext:value-type="float">
            <text:p>217679</text:p>
          </table:table-cell>
          <table:table-cell office:value-type="float" office:value="225838" calcext:value-type="float">
            <text:p>225838</text:p>
          </table:table-cell>
          <table:table-cell office:value-type="float" office:value="252871" calcext:value-type="float">
            <text:p>252871</text:p>
          </table:table-cell>
          <table:table-cell office:value-type="float" office:value="217282" calcext:value-type="float">
            <text:p>217282</text:p>
          </table:table-cell>
          <table:table-cell office:value-type="float" office:value="218138" calcext:value-type="float">
            <text:p>218138</text:p>
          </table:table-cell>
          <table:table-cell office:value-type="float" office:value="252403" calcext:value-type="float">
            <text:p>25240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191" calcext:value-type="float">
            <text:p>253191</text:p>
          </table:table-cell>
          <table:table-cell office:value-type="float" office:value="254536" calcext:value-type="float">
            <text:p>254536</text:p>
          </table:table-cell>
          <table:table-cell office:value-type="float" office:value="251730" calcext:value-type="float">
            <text:p>251730</text:p>
          </table:table-cell>
          <table:table-cell office:value-type="float" office:value="253191" calcext:value-type="float">
            <text:p>253191</text:p>
          </table:table-cell>
          <table:table-cell office:value-type="float" office:value="242882" calcext:value-type="float">
            <text:p>242882</text:p>
          </table:table-cell>
          <table:table-cell office:value-type="float" office:value="238073" calcext:value-type="float">
            <text:p>238073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99395" calcext:value-type="float">
            <text:p>199395</text:p>
          </table:table-cell>
          <table:table-cell office:value-type="float" office:value="191141" calcext:value-type="float">
            <text:p>191141</text:p>
          </table:table-cell>
          <table:table-cell office:value-type="float" office:value="139756" calcext:value-type="float">
            <text:p>139756</text:p>
          </table:table-cell>
          <table:table-cell office:value-type="float" office:value="101342" calcext:value-type="float">
            <text:p>101342</text:p>
          </table:table-cell>
          <table:table-cell office:value-type="float" office:value="180637" calcext:value-type="float">
            <text:p>180637</text:p>
          </table:table-cell>
          <table:table-cell office:value-type="float" office:value="203663" calcext:value-type="float">
            <text:p>203663</text:p>
          </table:table-cell>
          <table:table-cell office:value-type="float" office:value="243245" calcext:value-type="float">
            <text:p>243245</text:p>
          </table:table-cell>
          <table:table-cell office:value-type="float" office:value="188246" calcext:value-type="float">
            <text:p>188246</text:p>
          </table:table-cell>
          <table:table-cell office:value-type="float" office:value="191682" calcext:value-type="float">
            <text:p>19168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0230" calcext:value-type="float">
            <text:p>240230</text:p>
          </table:table-cell>
          <table:table-cell office:value-type="float" office:value="235886" calcext:value-type="float">
            <text:p>235886</text:p>
          </table:table-cell>
          <table:table-cell office:value-type="float" office:value="252698" calcext:value-type="float">
            <text:p>25269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9223" calcext:value-type="float">
            <text:p>239223</text:p>
          </table:table-cell>
          <table:table-cell office:value-type="float" office:value="250856" calcext:value-type="float">
            <text:p>250856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88231" calcext:value-type="float">
            <text:p>188231</text:p>
          </table:table-cell>
          <table:table-cell office:value-type="float" office:value="183251" calcext:value-type="float">
            <text:p>183251</text:p>
          </table:table-cell>
          <table:table-cell office:value-type="float" office:value="176395" calcext:value-type="float">
            <text:p>176395</text:p>
          </table:table-cell>
          <table:table-cell office:value-type="float" office:value="73254" calcext:value-type="float">
            <text:p>73254</text:p>
          </table:table-cell>
          <table:table-cell office:value-type="float" office:value="213639" calcext:value-type="float">
            <text:p>213639</text:p>
          </table:table-cell>
          <table:table-cell office:value-type="float" office:value="226381" calcext:value-type="float">
            <text:p>226381</text:p>
          </table:table-cell>
          <table:table-cell office:value-type="float" office:value="245297" calcext:value-type="float">
            <text:p>245297</text:p>
          </table:table-cell>
          <table:table-cell office:value-type="float" office:value="181456" calcext:value-type="float">
            <text:p>181456</text:p>
          </table:table-cell>
          <table:table-cell office:value-type="float" office:value="200036" calcext:value-type="float">
            <text:p>200036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2311" calcext:value-type="float">
            <text:p>242311</text:p>
          </table:table-cell>
          <table:table-cell office:value-type="float" office:value="238579" calcext:value-type="float">
            <text:p>238579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38253" calcext:value-type="float">
            <text:p>238253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208740" calcext:value-type="float">
            <text:p>208740</text:p>
          </table:table-cell>
          <table:table-cell office:value-type="float" office:value="229165" calcext:value-type="float">
            <text:p>229165</text:p>
          </table:table-cell>
          <table:table-cell office:value-type="float" office:value="197498" calcext:value-type="float">
            <text:p>197498</text:p>
          </table:table-cell>
          <table:table-cell office:value-type="float" office:value="69015" calcext:value-type="float">
            <text:p>69015</text:p>
          </table:table-cell>
          <table:table-cell office:value-type="float" office:value="227787" calcext:value-type="float">
            <text:p>227787</text:p>
          </table:table-cell>
          <table:table-cell office:value-type="float" office:value="240636" calcext:value-type="float">
            <text:p>24063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3292" calcext:value-type="float">
            <text:p>213292</text:p>
          </table:table-cell>
          <table:table-cell office:value-type="float" office:value="225938" calcext:value-type="float">
            <text:p>225938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254334" calcext:value-type="float">
            <text:p>254334</text:p>
          </table:table-cell>
          <table:table-cell office:value-type="float" office:value="235145" calcext:value-type="float">
            <text:p>235145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21989" calcext:value-type="float">
            <text:p>221989</text:p>
          </table:table-cell>
          <table:table-cell office:value-type="float" office:value="240776" calcext:value-type="float">
            <text:p>240776</text:p>
          </table:table-cell>
          <table:table-cell office:value-type="float" office:value="178473" calcext:value-type="float">
            <text:p>178473</text:p>
          </table:table-cell>
          <table:table-cell office:value-type="float" office:value="85245" calcext:value-type="float">
            <text:p>85245</text:p>
          </table:table-cell>
          <table:table-cell office:value-type="float" office:value="210498" calcext:value-type="float">
            <text:p>210498</text:p>
          </table:table-cell>
          <table:table-cell office:value-type="float" office:value="223094" calcext:value-type="float">
            <text:p>22309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3646" calcext:value-type="float">
            <text:p>223646</text:p>
          </table:table-cell>
          <table:table-cell office:value-type="float" office:value="247108" calcext:value-type="float">
            <text:p>247108</text:p>
          </table:table-cell>
          <table:table-cell office:value-type="float" office:value="238735" calcext:value-type="float">
            <text:p>238735</text:p>
          </table:table-cell>
          <table:table-cell office:value-type="float" office:value="245537" calcext:value-type="float">
            <text:p>245537</text:p>
          </table:table-cell>
          <table:table-cell office:value-type="float" office:value="251451" calcext:value-type="float">
            <text:p>251451</text:p>
          </table:table-cell>
          <table:table-cell office:value-type="float" office:value="240213" calcext:value-type="float">
            <text:p>24021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409" calcext:value-type="float">
            <text:p>254409</text:p>
          </table:table-cell>
          <table:table-cell office:value-type="float" office:value="253800" calcext:value-type="float">
            <text:p>253800</text:p>
          </table:table-cell>
          <table:table-cell office:value-type="float" office:value="233224" calcext:value-type="float">
            <text:p>23322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47715" calcext:value-type="float">
            <text:p>247715</text:p>
          </table:table-cell>
          <table:table-cell office:value-type="float" office:value="252380" calcext:value-type="float">
            <text:p>252380</text:p>
          </table:table-cell>
          <table:table-cell office:value-type="float" office:value="148994" calcext:value-type="float">
            <text:p>148994</text:p>
          </table:table-cell>
          <table:table-cell office:value-type="float" office:value="113742" calcext:value-type="float">
            <text:p>113742</text:p>
          </table:table-cell>
          <table:table-cell office:value-type="float" office:value="215274" calcext:value-type="float">
            <text:p>215274</text:p>
          </table:table-cell>
          <table:table-cell office:value-type="float" office:value="212620" calcext:value-type="float">
            <text:p>212620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0380" calcext:value-type="float">
            <text:p>190380</text:p>
          </table:table-cell>
          <table:table-cell office:value-type="float" office:value="234669" calcext:value-type="float">
            <text:p>234669</text:p>
          </table:table-cell>
          <table:table-cell office:value-type="float" office:value="225785" calcext:value-type="float">
            <text:p>225785</text:p>
          </table:table-cell>
          <table:table-cell office:value-type="float" office:value="238002" calcext:value-type="float">
            <text:p>238002</text:p>
          </table:table-cell>
          <table:table-cell office:value-type="float" office:value="248626" calcext:value-type="float">
            <text:p>248626</text:p>
          </table:table-cell>
          <table:table-cell office:value-type="float" office:value="228441" calcext:value-type="float">
            <text:p>22844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938" calcext:value-type="float">
            <text:p>25393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1933" calcext:value-type="float">
            <text:p>251933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6652" calcext:value-type="float">
            <text:p>236652</text:p>
          </table:table-cell>
          <table:table-cell office:value-type="float" office:value="156451" calcext:value-type="float">
            <text:p>156451</text:p>
          </table:table-cell>
          <table:table-cell office:value-type="float" office:value="111539" calcext:value-type="float">
            <text:p>111539</text:p>
          </table:table-cell>
          <table:table-cell office:value-type="float" office:value="223340" calcext:value-type="float">
            <text:p>223340</text:p>
          </table:table-cell>
          <table:table-cell office:value-type="float" office:value="227490" calcext:value-type="float">
            <text:p>227490</text:p>
          </table:table-cell>
          <table:table-cell office:value-type="float" office:value="250167" calcext:value-type="float">
            <text:p>250167</text:p>
          </table:table-cell>
          <table:table-cell office:value-type="float" office:value="199918" calcext:value-type="float">
            <text:p>199918</text:p>
          </table:table-cell>
          <table:table-cell office:value-type="float" office:value="229779" calcext:value-type="float">
            <text:p>229779</text:p>
          </table:table-cell>
          <table:table-cell office:value-type="float" office:value="251283" calcext:value-type="float">
            <text:p>251283</text:p>
          </table:table-cell>
          <table:table-cell office:value-type="float" office:value="251743" calcext:value-type="float">
            <text:p>251743</text:p>
          </table:table-cell>
          <table:table-cell office:value-type="float" office:value="249630" calcext:value-type="float">
            <text:p>249630</text:p>
          </table:table-cell>
          <table:table-cell office:value-type="float" office:value="251496" calcext:value-type="float">
            <text:p>251496</text:p>
          </table:table-cell>
          <table:table-cell office:value-type="float" office:value="251157" calcext:value-type="float">
            <text:p>251157</text:p>
          </table:table-cell>
          <table:table-cell office:value-type="float" office:value="252192" calcext:value-type="float">
            <text:p>252192</text:p>
          </table:table-cell>
          <table:table-cell office:value-type="float" office:value="251874" calcext:value-type="float">
            <text:p>251874</text:p>
          </table:table-cell>
          <table:table-cell office:value-type="float" office:value="251626" calcext:value-type="float">
            <text:p>251626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3224" calcext:value-type="float">
            <text:p>213224</text:p>
          </table:table-cell>
          <table:table-cell office:value-type="float" office:value="136723" calcext:value-type="float">
            <text:p>136723</text:p>
          </table:table-cell>
          <table:table-cell office:value-type="float" office:value="124687" calcext:value-type="float">
            <text:p>124687</text:p>
          </table:table-cell>
          <table:table-cell office:value-type="float" office:value="188361" calcext:value-type="float">
            <text:p>188361</text:p>
          </table:table-cell>
          <table:table-cell office:value-type="float" office:value="204299" calcext:value-type="float">
            <text:p>204299</text:p>
          </table:table-cell>
          <table:table-cell office:value-type="float" office:value="239354" calcext:value-type="float">
            <text:p>239354</text:p>
          </table:table-cell>
          <table:table-cell office:value-type="float" office:value="204195" calcext:value-type="float">
            <text:p>204195</text:p>
          </table:table-cell>
          <table:table-cell office:value-type="float" office:value="209115" calcext:value-type="float">
            <text:p>209115</text:p>
          </table:table-cell>
          <table:table-cell office:value-type="float" office:value="249906" calcext:value-type="float">
            <text:p>249906</text:p>
          </table:table-cell>
          <table:table-cell office:value-type="float" office:value="239536" calcext:value-type="float">
            <text:p>239536</text:p>
          </table:table-cell>
          <table:table-cell office:value-type="float" office:value="239718" calcext:value-type="float">
            <text:p>239718</text:p>
          </table:table-cell>
          <table:table-cell office:value-type="float" office:value="246085" calcext:value-type="float">
            <text:p>246085</text:p>
          </table:table-cell>
          <table:table-cell office:value-type="float" office:value="234778" calcext:value-type="float">
            <text:p>23477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2265" calcext:value-type="float">
            <text:p>242265</text:p>
          </table:table-cell>
          <table:table-cell office:value-type="float" office:value="237170" calcext:value-type="float">
            <text:p>237170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253668" calcext:value-type="float">
            <text:p>253668</text:p>
          </table:table-cell>
          <table:table-cell office:value-type="float" office:value="216072" calcext:value-type="float">
            <text:p>216072</text:p>
          </table:table-cell>
          <table:table-cell office:value-type="float" office:value="149990" calcext:value-type="float">
            <text:p>149990</text:p>
          </table:table-cell>
          <table:table-cell office:value-type="float" office:value="124763" calcext:value-type="float">
            <text:p>124763</text:p>
          </table:table-cell>
          <table:table-cell office:value-type="float" office:value="216985" calcext:value-type="float">
            <text:p>216985</text:p>
          </table:table-cell>
          <table:table-cell office:value-type="float" office:value="221519" calcext:value-type="float">
            <text:p>221519</text:p>
          </table:table-cell>
          <table:table-cell office:value-type="float" office:value="234347" calcext:value-type="float">
            <text:p>234347</text:p>
          </table:table-cell>
          <table:table-cell office:value-type="float" office:value="203079" calcext:value-type="float">
            <text:p>203079</text:p>
          </table:table-cell>
          <table:table-cell office:value-type="float" office:value="213203" calcext:value-type="float">
            <text:p>213203</text:p>
          </table:table-cell>
          <table:table-cell office:value-type="float" office:value="230252" calcext:value-type="float">
            <text:p>230252</text:p>
          </table:table-cell>
          <table:table-cell office:value-type="float" office:value="243071" calcext:value-type="float">
            <text:p>243071</text:p>
          </table:table-cell>
          <table:table-cell office:value-type="float" office:value="239511" calcext:value-type="float">
            <text:p>239511</text:p>
          </table:table-cell>
          <table:table-cell office:value-type="float" office:value="242181" calcext:value-type="float">
            <text:p>242181</text:p>
          </table:table-cell>
          <table:table-cell office:value-type="float" office:value="254367" calcext:value-type="float">
            <text:p>254367</text:p>
          </table:table-cell>
          <table:table-cell office:value-type="float" office:value="241469" calcext:value-type="float">
            <text:p>241469</text:p>
          </table:table-cell>
          <table:table-cell office:value-type="float" office:value="246810" calcext:value-type="float">
            <text:p>246810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45617" calcext:value-type="float">
            <text:p>245617</text:p>
          </table:table-cell>
          <table:table-cell office:value-type="float" office:value="234341" calcext:value-type="float">
            <text:p>234341</text:p>
          </table:table-cell>
          <table:table-cell office:value-type="float" office:value="151871" calcext:value-type="float">
            <text:p>151871</text:p>
          </table:table-cell>
          <table:table-cell office:value-type="float" office:value="114865" calcext:value-type="float">
            <text:p>114865</text:p>
          </table:table-cell>
          <table:table-cell office:value-type="float" office:value="209347" calcext:value-type="float">
            <text:p>209347</text:p>
          </table:table-cell>
          <table:table-cell office:value-type="float" office:value="204834" calcext:value-type="float">
            <text:p>204834</text:p>
          </table:table-cell>
          <table:table-cell office:value-type="float" office:value="213843" calcext:value-type="float">
            <text:p>213843</text:p>
          </table:table-cell>
          <table:table-cell office:value-type="float" office:value="188718" calcext:value-type="float">
            <text:p>188718</text:p>
          </table:table-cell>
          <table:table-cell office:value-type="float" office:value="200800" calcext:value-type="float">
            <text:p>200800</text:p>
          </table:table-cell>
          <table:table-cell office:value-type="float" office:value="210221" calcext:value-type="float">
            <text:p>210221</text:p>
          </table:table-cell>
          <table:table-cell office:value-type="float" office:value="228896" calcext:value-type="float">
            <text:p>228896</text:p>
          </table:table-cell>
          <table:table-cell office:value-type="float" office:value="223536" calcext:value-type="float">
            <text:p>223536</text:p>
          </table:table-cell>
          <table:table-cell office:value-type="float" office:value="227504" calcext:value-type="float">
            <text:p>22750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2451" calcext:value-type="float">
            <text:p>232451</text:p>
          </table:table-cell>
          <table:table-cell office:value-type="float" office:value="242048" calcext:value-type="float">
            <text:p>242048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250292" calcext:value-type="float">
            <text:p>250292</text:p>
          </table:table-cell>
          <table:table-cell office:value-type="float" office:value="250472" calcext:value-type="float">
            <text:p>250472</text:p>
          </table:table-cell>
          <table:table-cell office:value-type="float" office:value="197627" calcext:value-type="float">
            <text:p>197627</text:p>
          </table:table-cell>
          <table:table-cell office:value-type="float" office:value="175784" calcext:value-type="float">
            <text:p>175784</text:p>
          </table:table-cell>
          <table:table-cell office:value-type="float" office:value="237231" calcext:value-type="float">
            <text:p>237231</text:p>
          </table:table-cell>
          <table:table-cell office:value-type="float" office:value="238714" calcext:value-type="float">
            <text:p>238714</text:p>
          </table:table-cell>
          <table:table-cell office:value-type="float" office:value="241731" calcext:value-type="float">
            <text:p>241731</text:p>
          </table:table-cell>
          <table:table-cell office:value-type="float" office:value="236880" calcext:value-type="float">
            <text:p>236880</text:p>
          </table:table-cell>
          <table:table-cell office:value-type="float" office:value="236955" calcext:value-type="float">
            <text:p>236955</text:p>
          </table:table-cell>
          <table:table-cell office:value-type="float" office:value="242844" calcext:value-type="float">
            <text:p>242844</text:p>
          </table:table-cell>
          <table:table-cell office:value-type="float" office:value="245412" calcext:value-type="float">
            <text:p>245412</text:p>
          </table:table-cell>
          <table:table-cell office:value-type="float" office:value="244556" calcext:value-type="float">
            <text:p>244556</text:p>
          </table:table-cell>
          <table:table-cell office:value-type="float" office:value="245155" calcext:value-type="float">
            <text:p>24515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949" calcext:value-type="float">
            <text:p>249949</text:p>
          </table:table-cell>
          <table:table-cell office:value-type="float" office:value="252517" calcext:value-type="float">
            <text:p>252517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098" calcext:value-type="float">
            <text:p>254098</text:p>
          </table:table-cell>
          <table:table-cell office:value-type="float" office:value="216396" calcext:value-type="float">
            <text:p>216396</text:p>
          </table:table-cell>
          <table:table-cell office:value-type="float" office:value="236371" calcext:value-type="float">
            <text:p>236371</text:p>
          </table:table-cell>
          <table:table-cell office:value-type="float" office:value="237806" calcext:value-type="float">
            <text:p>237806</text:p>
          </table:table-cell>
          <table:table-cell office:value-type="float" office:value="233216" calcext:value-type="float">
            <text:p>23321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527" calcext:value-type="float">
            <text:p>250527</text:p>
          </table:table-cell>
          <table:table-cell office:value-type="float" office:value="249211" calcext:value-type="float">
            <text:p>249211</text:p>
          </table:table-cell>
          <table:table-cell table:number-columns-repeated="8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0204" calcext:value-type="float">
            <text:p>240204</text:p>
          </table:table-cell>
          <table:table-cell office:value-type="float" office:value="127102" calcext:value-type="float">
            <text:p>127102</text:p>
          </table:table-cell>
          <table:table-cell office:value-type="float" office:value="218990" calcext:value-type="float">
            <text:p>218990</text:p>
          </table:table-cell>
          <table:table-cell office:value-type="float" office:value="179591" calcext:value-type="float">
            <text:p>179591</text:p>
          </table:table-cell>
          <table:table-cell office:value-type="float" office:value="174679" calcext:value-type="float">
            <text:p>174679</text:p>
          </table:table-cell>
          <table:table-cell office:value-type="float" office:value="235896" calcext:value-type="float">
            <text:p>235896</text:p>
          </table:table-cell>
          <table:table-cell office:value-type="float" office:value="241667" calcext:value-type="float">
            <text:p>241667</text:p>
          </table:table-cell>
          <table:table-cell office:value-type="float" office:value="234809" calcext:value-type="float">
            <text:p>234809</text:p>
          </table:table-cell>
          <table:table-cell table:number-columns-repeated="8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7482" calcext:value-type="float">
            <text:p>227482</text:p>
          </table:table-cell>
          <table:table-cell office:value-type="float" office:value="104296" calcext:value-type="float">
            <text:p>104296</text:p>
          </table:table-cell>
          <table:table-cell office:value-type="float" office:value="235555" calcext:value-type="float">
            <text:p>235555</text:p>
          </table:table-cell>
          <table:table-cell office:value-type="float" office:value="161162" calcext:value-type="float">
            <text:p>161162</text:p>
          </table:table-cell>
          <table:table-cell office:value-type="float" office:value="160951" calcext:value-type="float">
            <text:p>160951</text:p>
          </table:table-cell>
          <table:table-cell office:value-type="float" office:value="186045" calcext:value-type="float">
            <text:p>186045</text:p>
          </table:table-cell>
          <table:table-cell office:value-type="float" office:value="245180" calcext:value-type="float">
            <text:p>245180</text:p>
          </table:table-cell>
          <table:table-cell office:value-type="float" office:value="228663" calcext:value-type="float">
            <text:p>228663</text:p>
          </table:table-cell>
          <table:table-cell office:value-type="float" office:value="249641" calcext:value-type="float">
            <text:p>249641</text:p>
          </table:table-cell>
          <table:table-cell table:number-columns-repeated="7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1812" calcext:value-type="float">
            <text:p>231812</text:p>
          </table:table-cell>
          <table:table-cell office:value-type="float" office:value="109361" calcext:value-type="float">
            <text:p>109361</text:p>
          </table:table-cell>
          <table:table-cell office:value-type="float" office:value="233600" calcext:value-type="float">
            <text:p>233600</text:p>
          </table:table-cell>
          <table:table-cell office:value-type="float" office:value="164952" calcext:value-type="float">
            <text:p>164952</text:p>
          </table:table-cell>
          <table:table-cell office:value-type="float" office:value="155885" calcext:value-type="float">
            <text:p>155885</text:p>
          </table:table-cell>
          <table:table-cell office:value-type="float" office:value="207747" calcext:value-type="float">
            <text:p>207747</text:p>
          </table:table-cell>
          <table:table-cell office:value-type="float" office:value="235082" calcext:value-type="float">
            <text:p>235082</text:p>
          </table:table-cell>
          <table:table-cell office:value-type="float" office:value="225091" calcext:value-type="float">
            <text:p>225091</text:p>
          </table:table-cell>
          <table:table-cell office:value-type="float" office:value="228677" calcext:value-type="float">
            <text:p>228677</text:p>
          </table:table-cell>
          <table:table-cell table:number-columns-repeated="7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55000" calcext:value-type="float">
            <text:p>255000</text:p>
          </table:table-cell>
          <table:table-cell office:value-type="float" office:value="133438" calcext:value-type="float">
            <text:p>133438</text:p>
          </table:table-cell>
          <table:table-cell office:value-type="float" office:value="94505" calcext:value-type="float">
            <text:p>94505</text:p>
          </table:table-cell>
          <table:table-cell office:value-type="float" office:value="165740" calcext:value-type="float">
            <text:p>165740</text:p>
          </table:table-cell>
          <table:table-cell office:value-type="float" office:value="138288" calcext:value-type="float">
            <text:p>138288</text:p>
          </table:table-cell>
          <table:table-cell office:value-type="float" office:value="127993" calcext:value-type="float">
            <text:p>127993</text:p>
          </table:table-cell>
          <table:table-cell office:value-type="float" office:value="203215" calcext:value-type="float">
            <text:p>203215</text:p>
          </table:table-cell>
          <table:table-cell office:value-type="float" office:value="138265" calcext:value-type="float">
            <text:p>138265</text:p>
          </table:table-cell>
          <table:table-cell office:value-type="float" office:value="159289" calcext:value-type="float">
            <text:p>159289</text:p>
          </table:table-cell>
          <table:table-cell office:value-type="float" office:value="245086" calcext:value-type="float">
            <text:p>24508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153" calcext:value-type="float">
            <text:p>254153</text:p>
          </table:table-cell>
          <table:table-cell table:number-columns-repeated="5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235760" calcext:value-type="float">
            <text:p>235760</text:p>
          </table:table-cell>
          <table:table-cell office:value-type="float" office:value="165614" calcext:value-type="float">
            <text:p>165614</text:p>
          </table:table-cell>
          <table:table-cell office:value-type="float" office:value="81955" calcext:value-type="float">
            <text:p>81955</text:p>
          </table:table-cell>
          <table:table-cell office:value-type="float" office:value="179179" calcext:value-type="float">
            <text:p>179179</text:p>
          </table:table-cell>
          <table:table-cell office:value-type="float" office:value="147057" calcext:value-type="float">
            <text:p>147057</text:p>
          </table:table-cell>
          <table:table-cell office:value-type="float" office:value="141276" calcext:value-type="float">
            <text:p>141276</text:p>
          </table:table-cell>
          <table:table-cell office:value-type="float" office:value="248542" calcext:value-type="float">
            <text:p>248542</text:p>
          </table:table-cell>
          <table:table-cell office:value-type="float" office:value="127547" calcext:value-type="float">
            <text:p>127547</text:p>
          </table:table-cell>
          <table:table-cell office:value-type="float" office:value="151578" calcext:value-type="float">
            <text:p>151578</text:p>
          </table:table-cell>
          <table:table-cell office:value-type="float" office:value="254947" calcext:value-type="float">
            <text:p>254947</text:p>
          </table:table-cell>
          <table:table-cell office:value-type="float" office:value="251628" calcext:value-type="float">
            <text:p>251628</text:p>
          </table:table-cell>
          <table:table-cell office:value-type="float" office:value="254827" calcext:value-type="float">
            <text:p>254827</text:p>
          </table:table-cell>
          <table:table-cell office:value-type="float" office:value="253612" calcext:value-type="float">
            <text:p>253612</text:p>
          </table:table-cell>
          <table:table-cell office:value-type="float" office:value="254755" calcext:value-type="float">
            <text:p>25475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552" calcext:value-type="float">
            <text:p>254552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94758" calcext:value-type="float">
            <text:p>194758</text:p>
          </table:table-cell>
          <table:table-cell office:value-type="float" office:value="134834" calcext:value-type="float">
            <text:p>134834</text:p>
          </table:table-cell>
          <table:table-cell office:value-type="float" office:value="72162" calcext:value-type="float">
            <text:p>72162</text:p>
          </table:table-cell>
          <table:table-cell office:value-type="float" office:value="152401" calcext:value-type="float">
            <text:p>152401</text:p>
          </table:table-cell>
          <table:table-cell office:value-type="float" office:value="147181" calcext:value-type="float">
            <text:p>147181</text:p>
          </table:table-cell>
          <table:table-cell office:value-type="float" office:value="147390" calcext:value-type="float">
            <text:p>147390</text:p>
          </table:table-cell>
          <table:table-cell office:value-type="float" office:value="240938" calcext:value-type="float">
            <text:p>240938</text:p>
          </table:table-cell>
          <table:table-cell office:value-type="float" office:value="157067" calcext:value-type="float">
            <text:p>157067</text:p>
          </table:table-cell>
          <table:table-cell office:value-type="float" office:value="175837" calcext:value-type="float">
            <text:p>175837</text:p>
          </table:table-cell>
          <table:table-cell office:value-type="float" office:value="253683" calcext:value-type="float">
            <text:p>25368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377" calcext:value-type="float">
            <text:p>254377</text:p>
          </table:table-cell>
          <table:table-cell office:value-type="float" office:value="254787" calcext:value-type="float">
            <text:p>254787</text:p>
          </table:table-cell>
          <table:table-cell office:value-type="float" office:value="250092" calcext:value-type="float">
            <text:p>25009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6038" calcext:value-type="float">
            <text:p>246038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250600" calcext:value-type="float">
            <text:p>250600</text:p>
          </table:table-cell>
          <table:table-cell office:value-type="float" office:value="132951" calcext:value-type="float">
            <text:p>132951</text:p>
          </table:table-cell>
          <table:table-cell office:value-type="float" office:value="85441" calcext:value-type="float">
            <text:p>85441</text:p>
          </table:table-cell>
          <table:table-cell office:value-type="float" office:value="209698" calcext:value-type="float">
            <text:p>209698</text:p>
          </table:table-cell>
          <table:table-cell office:value-type="float" office:value="185928" calcext:value-type="float">
            <text:p>185928</text:p>
          </table:table-cell>
          <table:table-cell office:value-type="float" office:value="178362" calcext:value-type="float">
            <text:p>178362</text:p>
          </table:table-cell>
          <table:table-cell office:value-type="float" office:value="217561" calcext:value-type="float">
            <text:p>217561</text:p>
          </table:table-cell>
          <table:table-cell office:value-type="float" office:value="229566" calcext:value-type="float">
            <text:p>229566</text:p>
          </table:table-cell>
          <table:table-cell office:value-type="float" office:value="221887" calcext:value-type="float">
            <text:p>221887</text:p>
          </table:table-cell>
          <table:table-cell office:value-type="float" office:value="252677" calcext:value-type="float">
            <text:p>252677</text:p>
          </table:table-cell>
          <table:table-cell table:number-columns-repeated="7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08170" calcext:value-type="float">
            <text:p>208170</text:p>
          </table:table-cell>
          <table:table-cell office:value-type="float" office:value="156467" calcext:value-type="float">
            <text:p>156467</text:p>
          </table:table-cell>
          <table:table-cell office:value-type="float" office:value="98830" calcext:value-type="float">
            <text:p>98830</text:p>
          </table:table-cell>
          <table:table-cell office:value-type="float" office:value="195358" calcext:value-type="float">
            <text:p>195358</text:p>
          </table:table-cell>
          <table:table-cell office:value-type="float" office:value="182263" calcext:value-type="float">
            <text:p>182263</text:p>
          </table:table-cell>
          <table:table-cell office:value-type="float" office:value="174505" calcext:value-type="float">
            <text:p>174505</text:p>
          </table:table-cell>
          <table:table-cell office:value-type="float" office:value="217052" calcext:value-type="float">
            <text:p>217052</text:p>
          </table:table-cell>
          <table:table-cell office:value-type="float" office:value="221165" calcext:value-type="float">
            <text:p>221165</text:p>
          </table:table-cell>
          <table:table-cell office:value-type="float" office:value="224608" calcext:value-type="float">
            <text:p>224608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2685" calcext:value-type="float">
            <text:p>252685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52206" calcext:value-type="float">
            <text:p>252206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70865" calcext:value-type="float">
            <text:p>170865</text:p>
          </table:table-cell>
          <table:table-cell office:value-type="float" office:value="102483" calcext:value-type="float">
            <text:p>102483</text:p>
          </table:table-cell>
          <table:table-cell office:value-type="float" office:value="94839" calcext:value-type="float">
            <text:p>94839</text:p>
          </table:table-cell>
          <table:table-cell office:value-type="float" office:value="154299" calcext:value-type="float">
            <text:p>154299</text:p>
          </table:table-cell>
          <table:table-cell office:value-type="float" office:value="169029" calcext:value-type="float">
            <text:p>169029</text:p>
          </table:table-cell>
          <table:table-cell office:value-type="float" office:value="147284" calcext:value-type="float">
            <text:p>147284</text:p>
          </table:table-cell>
          <table:table-cell office:value-type="float" office:value="192456" calcext:value-type="float">
            <text:p>192456</text:p>
          </table:table-cell>
          <table:table-cell office:value-type="float" office:value="181216" calcext:value-type="float">
            <text:p>181216</text:p>
          </table:table-cell>
          <table:table-cell office:value-type="float" office:value="206089" calcext:value-type="float">
            <text:p>206089</text:p>
          </table:table-cell>
          <table:table-cell office:value-type="float" office:value="242034" calcext:value-type="float">
            <text:p>242034</text:p>
          </table:table-cell>
          <table:table-cell office:value-type="float" office:value="250401" calcext:value-type="float">
            <text:p>250401</text:p>
          </table:table-cell>
          <table:table-cell office:value-type="float" office:value="223602" calcext:value-type="float">
            <text:p>223602</text:p>
          </table:table-cell>
          <table:table-cell office:value-type="float" office:value="248251" calcext:value-type="float">
            <text:p>248251</text:p>
          </table:table-cell>
          <table:table-cell office:value-type="float" office:value="254142" calcext:value-type="float">
            <text:p>254142</text:p>
          </table:table-cell>
          <table:table-cell office:value-type="float" office:value="248821" calcext:value-type="float">
            <text:p>248821</text:p>
          </table:table-cell>
          <table:table-cell office:value-type="float" office:value="252650" calcext:value-type="float">
            <text:p>252650</text:p>
          </table:table-cell>
          <table:table-cell office:value-type="float" office:value="228433" calcext:value-type="float">
            <text:p>228433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205375" calcext:value-type="float">
            <text:p>205375</text:p>
          </table:table-cell>
          <table:table-cell office:value-type="float" office:value="84521" calcext:value-type="float">
            <text:p>84521</text:p>
          </table:table-cell>
          <table:table-cell office:value-type="float" office:value="161264" calcext:value-type="float">
            <text:p>161264</text:p>
          </table:table-cell>
          <table:table-cell office:value-type="float" office:value="251037" calcext:value-type="float">
            <text:p>251037</text:p>
          </table:table-cell>
          <table:table-cell office:value-type="float" office:value="217169" calcext:value-type="float">
            <text:p>217169</text:p>
          </table:table-cell>
          <table:table-cell office:value-type="float" office:value="144770" calcext:value-type="float">
            <text:p>144770</text:p>
          </table:table-cell>
          <table:table-cell office:value-type="float" office:value="105091" calcext:value-type="float">
            <text:p>105091</text:p>
          </table:table-cell>
          <table:table-cell office:value-type="float" office:value="245339" calcext:value-type="float">
            <text:p>245339</text:p>
          </table:table-cell>
          <table:table-cell office:value-type="float" office:value="220749" calcext:value-type="float">
            <text:p>220749</text:p>
          </table:table-cell>
          <table:table-cell office:value-type="float" office:value="122320" calcext:value-type="float">
            <text:p>122320</text:p>
          </table:table-cell>
          <table:table-cell office:value-type="float" office:value="214211" calcext:value-type="float">
            <text:p>214211</text:p>
          </table:table-cell>
          <table:table-cell office:value-type="float" office:value="160150" calcext:value-type="float">
            <text:p>160150</text:p>
          </table:table-cell>
          <table:table-cell office:value-type="float" office:value="189132" calcext:value-type="float">
            <text:p>189132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2645" calcext:value-type="float">
            <text:p>192645</text:p>
          </table:table-cell>
          <table:table-cell office:value-type="float" office:value="230416" calcext:value-type="float">
            <text:p>230416</text:p>
          </table:table-cell>
          <table:table-cell office:value-type="float" office:value="254972" calcext:value-type="float">
            <text:p>254972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218712" calcext:value-type="float">
            <text:p>218712</text:p>
          </table:table-cell>
          <table:table-cell office:value-type="float" office:value="104735" calcext:value-type="float">
            <text:p>104735</text:p>
          </table:table-cell>
          <table:table-cell office:value-type="float" office:value="154022" calcext:value-type="float">
            <text:p>154022</text:p>
          </table:table-cell>
          <table:table-cell office:value-type="float" office:value="214253" calcext:value-type="float">
            <text:p>214253</text:p>
          </table:table-cell>
          <table:table-cell office:value-type="float" office:value="232074" calcext:value-type="float">
            <text:p>232074</text:p>
          </table:table-cell>
          <table:table-cell office:value-type="float" office:value="212776" calcext:value-type="float">
            <text:p>212776</text:p>
          </table:table-cell>
          <table:table-cell office:value-type="float" office:value="211874" calcext:value-type="float">
            <text:p>211874</text:p>
          </table:table-cell>
          <table:table-cell office:value-type="float" office:value="251141" calcext:value-type="float">
            <text:p>251141</text:p>
          </table:table-cell>
          <table:table-cell office:value-type="float" office:value="251570" calcext:value-type="float">
            <text:p>251570</text:p>
          </table:table-cell>
          <table:table-cell office:value-type="float" office:value="236267" calcext:value-type="float">
            <text:p>236267</text:p>
          </table:table-cell>
          <table:table-cell office:value-type="float" office:value="241061" calcext:value-type="float">
            <text:p>241061</text:p>
          </table:table-cell>
          <table:table-cell office:value-type="float" office:value="254047" calcext:value-type="float">
            <text:p>254047</text:p>
          </table:table-cell>
          <table:table-cell office:value-type="float" office:value="254571" calcext:value-type="float">
            <text:p>254571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7157" calcext:value-type="float">
            <text:p>247157</text:p>
          </table:table-cell>
          <table:table-cell office:value-type="float" office:value="253205" calcext:value-type="float">
            <text:p>253205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89824" calcext:value-type="float">
            <text:p>189824</text:p>
          </table:table-cell>
          <table:table-cell office:value-type="float" office:value="113671" calcext:value-type="float">
            <text:p>113671</text:p>
          </table:table-cell>
          <table:table-cell office:value-type="float" office:value="159217" calcext:value-type="float">
            <text:p>159217</text:p>
          </table:table-cell>
          <table:table-cell office:value-type="float" office:value="197242" calcext:value-type="float">
            <text:p>197242</text:p>
          </table:table-cell>
          <table:table-cell office:value-type="float" office:value="179602" calcext:value-type="float">
            <text:p>179602</text:p>
          </table:table-cell>
          <table:table-cell office:value-type="float" office:value="180323" calcext:value-type="float">
            <text:p>180323</text:p>
          </table:table-cell>
          <table:table-cell office:value-type="float" office:value="184681" calcext:value-type="float">
            <text:p>184681</text:p>
          </table:table-cell>
          <table:table-cell office:value-type="float" office:value="211277" calcext:value-type="float">
            <text:p>211277</text:p>
          </table:table-cell>
          <table:table-cell office:value-type="float" office:value="215838" calcext:value-type="float">
            <text:p>215838</text:p>
          </table:table-cell>
          <table:table-cell office:value-type="float" office:value="228550" calcext:value-type="float">
            <text:p>228550</text:p>
          </table:table-cell>
          <table:table-cell office:value-type="float" office:value="216644" calcext:value-type="float">
            <text:p>216644</text:p>
          </table:table-cell>
          <table:table-cell office:value-type="float" office:value="244204" calcext:value-type="float">
            <text:p>244204</text:p>
          </table:table-cell>
          <table:table-cell office:value-type="float" office:value="250142" calcext:value-type="float">
            <text:p>250142</text:p>
          </table:table-cell>
          <table:table-cell office:value-type="float" office:value="254314" calcext:value-type="float">
            <text:p>254314</text:p>
          </table:table-cell>
          <table:table-cell table:number-columns-repeated="3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73204" calcext:value-type="float">
            <text:p>173204</text:p>
          </table:table-cell>
          <table:table-cell office:value-type="float" office:value="94529" calcext:value-type="float">
            <text:p>94529</text:p>
          </table:table-cell>
          <table:table-cell office:value-type="float" office:value="207168" calcext:value-type="float">
            <text:p>20716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6057" calcext:value-type="float">
            <text:p>206057</text:p>
          </table:table-cell>
          <table:table-cell office:value-type="float" office:value="248400" calcext:value-type="float">
            <text:p>248400</text:p>
          </table:table-cell>
          <table:table-cell office:value-type="float" office:value="218021" calcext:value-type="float">
            <text:p>21802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5097" calcext:value-type="float">
            <text:p>245097</text:p>
          </table:table-cell>
          <table:table-cell office:value-type="float" office:value="254647" calcext:value-type="float">
            <text:p>254647</text:p>
          </table:table-cell>
          <table:table-cell office:value-type="float" office:value="216698" calcext:value-type="float">
            <text:p>216698</text:p>
          </table:table-cell>
          <table:table-cell office:value-type="float" office:value="254762" calcext:value-type="float">
            <text:p>254762</text:p>
          </table:table-cell>
          <table:table-cell office:value-type="float" office:value="254828" calcext:value-type="float">
            <text:p>254828</text:p>
          </table:table-cell>
          <table:table-cell office:value-type="float" office:value="232099" calcext:value-type="float">
            <text:p>232099</text:p>
          </table:table-cell>
          <table:table-cell table:number-columns-repeated="3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94656" calcext:value-type="float">
            <text:p>94656</text:p>
          </table:table-cell>
          <table:table-cell office:value-type="float" office:value="118309" calcext:value-type="float">
            <text:p>118309</text:p>
          </table:table-cell>
          <table:table-cell office:value-type="float" office:value="214914" calcext:value-type="float">
            <text:p>21491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1095" calcext:value-type="float">
            <text:p>241095</text:p>
          </table:table-cell>
          <table:table-cell office:value-type="float" office:value="246371" calcext:value-type="float">
            <text:p>246371</text:p>
          </table:table-cell>
          <table:table-cell office:value-type="float" office:value="223412" calcext:value-type="float">
            <text:p>22341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7483" calcext:value-type="float">
            <text:p>247483</text:p>
          </table:table-cell>
          <table:table-cell office:value-type="float" office:value="200439" calcext:value-type="float">
            <text:p>200439</text:p>
          </table:table-cell>
          <table:table-cell office:value-type="float" office:value="249952" calcext:value-type="float">
            <text:p>249952</text:p>
          </table:table-cell>
          <table:table-cell office:value-type="float" office:value="251251" calcext:value-type="float">
            <text:p>251251</text:p>
          </table:table-cell>
          <table:table-cell office:value-type="float" office:value="254948" calcext:value-type="float">
            <text:p>254948</text:p>
          </table:table-cell>
          <table:table-cell office:value-type="float" office:value="254864" calcext:value-type="float">
            <text:p>254864</text:p>
          </table:table-cell>
          <table:table-cell office:value-type="float" office:value="254997" calcext:value-type="float">
            <text:p>254997</text:p>
          </table:table-cell>
          <table:table-cell office:value-type="float" office:value="254950" calcext:value-type="float">
            <text:p>25495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31840" calcext:value-type="float">
            <text:p>131840</text:p>
          </table:table-cell>
          <table:table-cell office:value-type="float" office:value="156812" calcext:value-type="float">
            <text:p>156812</text:p>
          </table:table-cell>
          <table:table-cell office:value-type="float" office:value="236070" calcext:value-type="float">
            <text:p>236070</text:p>
          </table:table-cell>
          <table:table-cell office:value-type="float" office:value="254969" calcext:value-type="float">
            <text:p>254969</text:p>
          </table:table-cell>
          <table:table-cell office:value-type="float" office:value="178890" calcext:value-type="float">
            <text:p>178890</text:p>
          </table:table-cell>
          <table:table-cell office:value-type="float" office:value="192877" calcext:value-type="float">
            <text:p>192877</text:p>
          </table:table-cell>
          <table:table-cell office:value-type="float" office:value="133273" calcext:value-type="float">
            <text:p>133273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43179" calcext:value-type="float">
            <text:p>143179</text:p>
          </table:table-cell>
          <table:table-cell office:value-type="float" office:value="162152" calcext:value-type="float">
            <text:p>162152</text:p>
          </table:table-cell>
          <table:table-cell office:value-type="float" office:value="191921" calcext:value-type="float">
            <text:p>191921</text:p>
          </table:table-cell>
          <table:table-cell office:value-type="float" office:value="159426" calcext:value-type="float">
            <text:p>159426</text:p>
          </table:table-cell>
          <table:table-cell office:value-type="float" office:value="255000" calcext:value-type="float">
            <text:p>255000</text:p>
          </table:table-cell>
          <table:table-cell office:value-type="float" office:value="185231" calcext:value-type="float">
            <text:p>185231</text:p>
          </table:table-cell>
          <table:table-cell table:number-columns-repeated="2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29346" calcext:value-type="float">
            <text:p>129346</text:p>
          </table:table-cell>
          <table:table-cell office:value-type="float" office:value="94834" calcext:value-type="float">
            <text:p>94834</text:p>
          </table:table-cell>
          <table:table-cell office:value-type="float" office:value="208046" calcext:value-type="float">
            <text:p>20804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1692" calcext:value-type="float">
            <text:p>201692</text:p>
          </table:table-cell>
          <table:table-cell office:value-type="float" office:value="235905" calcext:value-type="float">
            <text:p>235905</text:p>
          </table:table-cell>
          <table:table-cell office:value-type="float" office:value="176686" calcext:value-type="float">
            <text:p>176686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89461" calcext:value-type="float">
            <text:p>189461</text:p>
          </table:table-cell>
          <table:table-cell office:value-type="float" office:value="196905" calcext:value-type="float">
            <text:p>196905</text:p>
          </table:table-cell>
          <table:table-cell office:value-type="float" office:value="186450" calcext:value-type="float">
            <text:p>186450</text:p>
          </table:table-cell>
          <table:table-cell office:value-type="float" office:value="196787" calcext:value-type="float">
            <text:p>19678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3558" calcext:value-type="float">
            <text:p>203558</text:p>
          </table:table-cell>
          <table:table-cell office:value-type="float" office:value="197499" calcext:value-type="float">
            <text:p>197499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117122" calcext:value-type="float">
            <text:p>117122</text:p>
          </table:table-cell>
          <table:table-cell office:value-type="float" office:value="86531" calcext:value-type="float">
            <text:p>86531</text:p>
          </table:table-cell>
          <table:table-cell office:value-type="float" office:value="192882" calcext:value-type="float">
            <text:p>192882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9228" calcext:value-type="float">
            <text:p>199228</text:p>
          </table:table-cell>
          <table:table-cell office:value-type="float" office:value="198016" calcext:value-type="float">
            <text:p>198016</text:p>
          </table:table-cell>
          <table:table-cell office:value-type="float" office:value="193523" calcext:value-type="float">
            <text:p>193523</text:p>
          </table:table-cell>
          <table:table-cell office:value-type="float" office:value="233171" calcext:value-type="float">
            <text:p>233171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4618" calcext:value-type="float">
            <text:p>194618</text:p>
          </table:table-cell>
          <table:table-cell office:value-type="float" office:value="225220" calcext:value-type="float">
            <text:p>225220</text:p>
          </table:table-cell>
          <table:table-cell office:value-type="float" office:value="248454" calcext:value-type="float">
            <text:p>248454</text:p>
          </table:table-cell>
          <table:table-cell office:value-type="float" office:value="230677" calcext:value-type="float">
            <text:p>23067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047" calcext:value-type="float">
            <text:p>250047</text:p>
          </table:table-cell>
          <table:table-cell office:value-type="float" office:value="252405" calcext:value-type="float">
            <text:p>252405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78482" calcext:value-type="float">
            <text:p>178482</text:p>
          </table:table-cell>
          <table:table-cell office:value-type="float" office:value="96459" calcext:value-type="float">
            <text:p>96459</text:p>
          </table:table-cell>
          <table:table-cell office:value-type="float" office:value="236896" calcext:value-type="float">
            <text:p>23689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2065" calcext:value-type="float">
            <text:p>252065</text:p>
          </table:table-cell>
          <table:table-cell office:value-type="float" office:value="251915" calcext:value-type="float">
            <text:p>251915</text:p>
          </table:table-cell>
          <table:table-cell office:value-type="float" office:value="250092" calcext:value-type="float">
            <text:p>250092</text:p>
          </table:table-cell>
          <table:table-cell office:value-type="float" office:value="253802" calcext:value-type="float">
            <text:p>25380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1885" calcext:value-type="float">
            <text:p>251885</text:p>
          </table:table-cell>
          <table:table-cell office:value-type="float" office:value="253502" calcext:value-type="float">
            <text:p>253502</text:p>
          </table:table-cell>
          <table:table-cell office:value-type="float" office:value="254820" calcext:value-type="float">
            <text:p>254820</text:p>
          </table:table-cell>
          <table:table-cell office:value-type="float" office:value="253802" calcext:value-type="float">
            <text:p>25380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850" calcext:value-type="float">
            <text:p>254850</text:p>
          </table:table-cell>
          <table:table-cell table:number-columns-repeated="2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34653" calcext:value-type="float">
            <text:p>134653</text:p>
          </table:table-cell>
          <table:table-cell office:value-type="float" office:value="81007" calcext:value-type="float">
            <text:p>81007</text:p>
          </table:table-cell>
          <table:table-cell office:value-type="float" office:value="232470" calcext:value-type="float">
            <text:p>23247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7132" calcext:value-type="float">
            <text:p>247132</text:p>
          </table:table-cell>
          <table:table-cell office:value-type="float" office:value="242110" calcext:value-type="float">
            <text:p>242110</text:p>
          </table:table-cell>
          <table:table-cell office:value-type="float" office:value="234485" calcext:value-type="float">
            <text:p>23448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2991" calcext:value-type="float">
            <text:p>252991</text:p>
          </table:table-cell>
          <table:table-cell office:value-type="float" office:value="239599" calcext:value-type="float">
            <text:p>239599</text:p>
          </table:table-cell>
          <table:table-cell office:value-type="float" office:value="246462" calcext:value-type="float">
            <text:p>246462</text:p>
          </table:table-cell>
          <table:table-cell office:value-type="float" office:value="246128" calcext:value-type="float">
            <text:p>246128</text:p>
          </table:table-cell>
          <table:table-cell table:number-columns-repeated="4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08834" calcext:value-type="float">
            <text:p>108834</text:p>
          </table:table-cell>
          <table:table-cell office:value-type="float" office:value="125319" calcext:value-type="float">
            <text:p>125319</text:p>
          </table:table-cell>
          <table:table-cell office:value-type="float" office:value="227103" calcext:value-type="float">
            <text:p>227103</text:p>
          </table:table-cell>
          <table:table-cell office:value-type="float" office:value="254566" calcext:value-type="float">
            <text:p>254566</text:p>
          </table:table-cell>
          <table:table-cell office:value-type="float" office:value="254132" calcext:value-type="float">
            <text:p>254132</text:p>
          </table:table-cell>
          <table:table-cell office:value-type="float" office:value="254208" calcext:value-type="float">
            <text:p>254208</text:p>
          </table:table-cell>
          <table:table-cell office:value-type="float" office:value="253666" calcext:value-type="float">
            <text:p>253666</text:p>
          </table:table-cell>
          <table:table-cell office:value-type="float" office:value="254497" calcext:value-type="float">
            <text:p>254497</text:p>
          </table:table-cell>
          <table:table-cell office:value-type="float" office:value="254103" calcext:value-type="float">
            <text:p>254103</text:p>
          </table:table-cell>
          <table:table-cell office:value-type="float" office:value="253718" calcext:value-type="float">
            <text:p>253718</text:p>
          </table:table-cell>
          <table:table-cell office:value-type="float" office:value="254678" calcext:value-type="float">
            <text:p>254678</text:p>
          </table:table-cell>
          <table:table-cell office:value-type="float" office:value="254141" calcext:value-type="float">
            <text:p>254141</text:p>
          </table:table-cell>
          <table:table-cell office:value-type="float" office:value="254762" calcext:value-type="float">
            <text:p>254762</text:p>
          </table:table-cell>
          <table:table-cell office:value-type="float" office:value="254227" calcext:value-type="float">
            <text:p>254227</text:p>
          </table:table-cell>
          <table:table-cell office:value-type="float" office:value="254379" calcext:value-type="float">
            <text:p>254379</text:p>
          </table:table-cell>
          <table:table-cell office:value-type="float" office:value="253876" calcext:value-type="float">
            <text:p>253876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27879" calcext:value-type="float">
            <text:p>127879</text:p>
          </table:table-cell>
          <table:table-cell office:value-type="float" office:value="91884" calcext:value-type="float">
            <text:p>91884</text:p>
          </table:table-cell>
          <table:table-cell office:value-type="float" office:value="185908" calcext:value-type="float">
            <text:p>185908</text:p>
          </table:table-cell>
          <table:table-cell office:value-type="float" office:value="253730" calcext:value-type="float">
            <text:p>253730</text:p>
          </table:table-cell>
          <table:table-cell office:value-type="float" office:value="228829" calcext:value-type="float">
            <text:p>228829</text:p>
          </table:table-cell>
          <table:table-cell office:value-type="float" office:value="250761" calcext:value-type="float">
            <text:p>250761</text:p>
          </table:table-cell>
          <table:table-cell office:value-type="float" office:value="227779" calcext:value-type="float">
            <text:p>227779</text:p>
          </table:table-cell>
          <table:table-cell office:value-type="float" office:value="253528" calcext:value-type="float">
            <text:p>253528</text:p>
          </table:table-cell>
          <table:table-cell office:value-type="float" office:value="252374" calcext:value-type="float">
            <text:p>252374</text:p>
          </table:table-cell>
          <table:table-cell office:value-type="float" office:value="241745" calcext:value-type="float">
            <text:p>241745</text:p>
          </table:table-cell>
          <table:table-cell office:value-type="float" office:value="234596" calcext:value-type="float">
            <text:p>234596</text:p>
          </table:table-cell>
          <table:table-cell office:value-type="float" office:value="252489" calcext:value-type="float">
            <text:p>252489</text:p>
          </table:table-cell>
          <table:table-cell office:value-type="float" office:value="250746" calcext:value-type="float">
            <text:p>250746</text:p>
          </table:table-cell>
          <table:table-cell office:value-type="float" office:value="246205" calcext:value-type="float">
            <text:p>246205</text:p>
          </table:table-cell>
          <table:table-cell office:value-type="float" office:value="253182" calcext:value-type="float">
            <text:p>253182</text:p>
          </table:table-cell>
          <table:table-cell office:value-type="float" office:value="251710" calcext:value-type="float">
            <text:p>251710</text:p>
          </table:table-cell>
          <table:table-cell office:value-type="float" office:value="246936" calcext:value-type="float">
            <text:p>246936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22981" calcext:value-type="float">
            <text:p>122981</text:p>
          </table:table-cell>
          <table:table-cell office:value-type="float" office:value="105454" calcext:value-type="float">
            <text:p>105454</text:p>
          </table:table-cell>
          <table:table-cell office:value-type="float" office:value="175325" calcext:value-type="float">
            <text:p>175325</text:p>
          </table:table-cell>
          <table:table-cell office:value-type="float" office:value="215160" calcext:value-type="float">
            <text:p>215160</text:p>
          </table:table-cell>
          <table:table-cell office:value-type="float" office:value="199943" calcext:value-type="float">
            <text:p>199943</text:p>
          </table:table-cell>
          <table:table-cell office:value-type="float" office:value="205154" calcext:value-type="float">
            <text:p>205154</text:p>
          </table:table-cell>
          <table:table-cell office:value-type="float" office:value="213060" calcext:value-type="float">
            <text:p>213060</text:p>
          </table:table-cell>
          <table:table-cell office:value-type="float" office:value="215149" calcext:value-type="float">
            <text:p>215149</text:p>
          </table:table-cell>
          <table:table-cell office:value-type="float" office:value="228433" calcext:value-type="float">
            <text:p>228433</text:p>
          </table:table-cell>
          <table:table-cell office:value-type="float" office:value="213865" calcext:value-type="float">
            <text:p>213865</text:p>
          </table:table-cell>
          <table:table-cell office:value-type="float" office:value="220466" calcext:value-type="float">
            <text:p>220466</text:p>
          </table:table-cell>
          <table:table-cell office:value-type="float" office:value="235926" calcext:value-type="float">
            <text:p>235926</text:p>
          </table:table-cell>
          <table:table-cell office:value-type="float" office:value="230829" calcext:value-type="float">
            <text:p>230829</text:p>
          </table:table-cell>
          <table:table-cell office:value-type="float" office:value="220263" calcext:value-type="float">
            <text:p>22026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4782" calcext:value-type="float">
            <text:p>244782</text:p>
          </table:table-cell>
          <table:table-cell office:value-type="float" office:value="213958" calcext:value-type="float">
            <text:p>213958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85245" calcext:value-type="float">
            <text:p>85245</text:p>
          </table:table-cell>
          <table:table-cell office:value-type="float" office:value="107919" calcext:value-type="float">
            <text:p>107919</text:p>
          </table:table-cell>
          <table:table-cell office:value-type="float" office:value="187489" calcext:value-type="float">
            <text:p>187489</text:p>
          </table:table-cell>
          <table:table-cell office:value-type="float" office:value="206190" calcext:value-type="float">
            <text:p>206190</text:p>
          </table:table-cell>
          <table:table-cell office:value-type="float" office:value="232685" calcext:value-type="float">
            <text:p>232685</text:p>
          </table:table-cell>
          <table:table-cell office:value-type="float" office:value="202459" calcext:value-type="float">
            <text:p>202459</text:p>
          </table:table-cell>
          <table:table-cell office:value-type="float" office:value="199280" calcext:value-type="float">
            <text:p>199280</text:p>
          </table:table-cell>
          <table:table-cell office:value-type="float" office:value="234552" calcext:value-type="float">
            <text:p>234552</text:p>
          </table:table-cell>
          <table:table-cell office:value-type="float" office:value="223276" calcext:value-type="float">
            <text:p>223276</text:p>
          </table:table-cell>
          <table:table-cell office:value-type="float" office:value="199347" calcext:value-type="float">
            <text:p>199347</text:p>
          </table:table-cell>
          <table:table-cell office:value-type="float" office:value="180657" calcext:value-type="float">
            <text:p>180657</text:p>
          </table:table-cell>
          <table:table-cell office:value-type="float" office:value="200548" calcext:value-type="float">
            <text:p>200548</text:p>
          </table:table-cell>
          <table:table-cell office:value-type="float" office:value="189482" calcext:value-type="float">
            <text:p>189482</text:p>
          </table:table-cell>
          <table:table-cell office:value-type="float" office:value="236922" calcext:value-type="float">
            <text:p>236922</text:p>
          </table:table-cell>
          <table:table-cell office:value-type="float" office:value="226837" calcext:value-type="float">
            <text:p>226837</text:p>
          </table:table-cell>
          <table:table-cell office:value-type="float" office:value="223832" calcext:value-type="float">
            <text:p>223832</text:p>
          </table:table-cell>
          <table:table-cell office:value-type="float" office:value="226917" calcext:value-type="float">
            <text:p>226917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78232" calcext:value-type="float">
            <text:p>78232</text:p>
          </table:table-cell>
          <table:table-cell office:value-type="float" office:value="102698" calcext:value-type="float">
            <text:p>102698</text:p>
          </table:table-cell>
          <table:table-cell office:value-type="float" office:value="238558" calcext:value-type="float">
            <text:p>238558</text:p>
          </table:table-cell>
          <table:table-cell office:value-type="float" office:value="243110" calcext:value-type="float">
            <text:p>243110</text:p>
          </table:table-cell>
          <table:table-cell office:value-type="float" office:value="252297" calcext:value-type="float">
            <text:p>252297</text:p>
          </table:table-cell>
          <table:table-cell office:value-type="float" office:value="245682" calcext:value-type="float">
            <text:p>245682</text:p>
          </table:table-cell>
          <table:table-cell office:value-type="float" office:value="240922" calcext:value-type="float">
            <text:p>240922</text:p>
          </table:table-cell>
          <table:table-cell office:value-type="float" office:value="254038" calcext:value-type="float">
            <text:p>254038</text:p>
          </table:table-cell>
          <table:table-cell office:value-type="float" office:value="249187" calcext:value-type="float">
            <text:p>249187</text:p>
          </table:table-cell>
          <table:table-cell office:value-type="float" office:value="240529" calcext:value-type="float">
            <text:p>240529</text:p>
          </table:table-cell>
          <table:table-cell office:value-type="float" office:value="229857" calcext:value-type="float">
            <text:p>229857</text:p>
          </table:table-cell>
          <table:table-cell office:value-type="float" office:value="239416" calcext:value-type="float">
            <text:p>239416</text:p>
          </table:table-cell>
          <table:table-cell office:value-type="float" office:value="236236" calcext:value-type="float">
            <text:p>236236</text:p>
          </table:table-cell>
          <table:table-cell office:value-type="float" office:value="254038" calcext:value-type="float">
            <text:p>254038</text:p>
          </table:table-cell>
          <table:table-cell office:value-type="float" office:value="245936" calcext:value-type="float">
            <text:p>245936</text:p>
          </table:table-cell>
          <table:table-cell office:value-type="float" office:value="247637" calcext:value-type="float">
            <text:p>247637</text:p>
          </table:table-cell>
          <table:table-cell office:value-type="float" office:value="222973" calcext:value-type="float">
            <text:p>222973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99423" calcext:value-type="float">
            <text:p>99423</text:p>
          </table:table-cell>
          <table:table-cell office:value-type="float" office:value="118082" calcext:value-type="float">
            <text:p>118082</text:p>
          </table:table-cell>
          <table:table-cell office:value-type="float" office:value="254127" calcext:value-type="float">
            <text:p>254127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231682" calcext:value-type="float">
            <text:p>231682</text:p>
          </table:table-cell>
          <table:table-cell office:value-type="float" office:value="220486" calcext:value-type="float">
            <text:p>22048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6241" calcext:value-type="float">
            <text:p>226241</text:p>
          </table:table-cell>
          <table:table-cell office:value-type="float" office:value="209919" calcext:value-type="float">
            <text:p>20991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6346" calcext:value-type="float">
            <text:p>236346</text:p>
          </table:table-cell>
          <table:table-cell office:value-type="float" office:value="199660" calcext:value-type="float">
            <text:p>19966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84921" calcext:value-type="float">
            <text:p>84921</text:p>
          </table:table-cell>
          <table:table-cell office:value-type="float" office:value="130810" calcext:value-type="float">
            <text:p>130810</text:p>
          </table:table-cell>
          <table:table-cell office:value-type="float" office:value="229339" calcext:value-type="float">
            <text:p>229339</text:p>
          </table:table-cell>
          <table:table-cell office:value-type="float" office:value="241486" calcext:value-type="float">
            <text:p>24148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4557" calcext:value-type="float">
            <text:p>244557</text:p>
          </table:table-cell>
          <table:table-cell office:value-type="float" office:value="250086" calcext:value-type="float">
            <text:p>250086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9200" calcext:value-type="float">
            <text:p>249200</text:p>
          </table:table-cell>
          <table:table-cell office:value-type="float" office:value="245490" calcext:value-type="float">
            <text:p>24549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7847" calcext:value-type="float">
            <text:p>247847</text:p>
          </table:table-cell>
          <table:table-cell office:value-type="float" office:value="243787" calcext:value-type="float">
            <text:p>24378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360" calcext:value-type="float">
            <text:p>250360</text:p>
          </table:table-cell>
          <table:table-cell office:value-type="float" office:value="243787" calcext:value-type="float">
            <text:p>243787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44066" calcext:value-type="float">
            <text:p>144066</text:p>
          </table:table-cell>
          <table:table-cell office:value-type="float" office:value="175444" calcext:value-type="float">
            <text:p>175444</text:p>
          </table:table-cell>
          <table:table-cell office:value-type="float" office:value="248819" calcext:value-type="float">
            <text:p>248819</text:p>
          </table:table-cell>
          <table:table-cell office:value-type="float" office:value="233876" calcext:value-type="float">
            <text:p>23387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2306" calcext:value-type="float">
            <text:p>252306</text:p>
          </table:table-cell>
          <table:table-cell office:value-type="float" office:value="253732" calcext:value-type="float">
            <text:p>253732</text:p>
          </table:table-cell>
          <table:table-cell table:number-columns-repeated="9" office:value-type="float" office:value="255000" calcext:value-type="float">
            <text:p>255000</text:p>
          </table:table-cell>
          <table:table-cell office:value-type="float" office:value="237849" calcext:value-type="float">
            <text:p>237849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02335" calcext:value-type="float">
            <text:p>102335</text:p>
          </table:table-cell>
          <table:table-cell office:value-type="float" office:value="175382" calcext:value-type="float">
            <text:p>17538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486" calcext:value-type="float">
            <text:p>250486</text:p>
          </table:table-cell>
          <table:table-cell table:number-columns-repeated="12" office:value-type="float" office:value="255000" calcext:value-type="float">
            <text:p>255000</text:p>
          </table:table-cell>
          <table:table-cell office:value-type="float" office:value="249349" calcext:value-type="float">
            <text:p>249349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18658" calcext:value-type="float">
            <text:p>118658</text:p>
          </table:table-cell>
          <table:table-cell office:value-type="float" office:value="224384" calcext:value-type="float">
            <text:p>224384</text:p>
          </table:table-cell>
          <table:table-cell table:number-columns-repeated="15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28114" calcext:value-type="float">
            <text:p>128114</text:p>
          </table:table-cell>
          <table:table-cell office:value-type="float" office:value="219681" calcext:value-type="float">
            <text:p>219681</text:p>
          </table:table-cell>
          <table:table-cell office:value-type="float" office:value="252334" calcext:value-type="float">
            <text:p>252334</text:p>
          </table:table-cell>
          <table:table-cell office:value-type="float" office:value="191583" calcext:value-type="float">
            <text:p>191583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3001" calcext:value-type="float">
            <text:p>253001</text:p>
          </table:table-cell>
          <table:table-cell table:number-columns-repeated="9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46467" calcext:value-type="float">
            <text:p>146467</text:p>
          </table:table-cell>
          <table:table-cell office:value-type="float" office:value="238996" calcext:value-type="float">
            <text:p>238996</text:p>
          </table:table-cell>
          <table:table-cell office:value-type="float" office:value="253880" calcext:value-type="float">
            <text:p>253880</text:p>
          </table:table-cell>
          <table:table-cell office:value-type="float" office:value="215928" calcext:value-type="float">
            <text:p>215928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4160" calcext:value-type="float">
            <text:p>254160</text:p>
          </table:table-cell>
          <table:table-cell table:number-columns-repeated="9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78628" calcext:value-type="float">
            <text:p>178628</text:p>
          </table:table-cell>
          <table:table-cell office:value-type="float" office:value="253654" calcext:value-type="float">
            <text:p>25365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4070" calcext:value-type="float">
            <text:p>214070</text:p>
          </table:table-cell>
          <table:table-cell office:value-type="float" office:value="247112" calcext:value-type="float">
            <text:p>24711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936" calcext:value-type="float">
            <text:p>250936</text:p>
          </table:table-cell>
          <table:table-cell office:value-type="float" office:value="252132" calcext:value-type="float">
            <text:p>252132</text:p>
          </table:table-cell>
          <table:table-cell office:value-type="float" office:value="248785" calcext:value-type="float">
            <text:p>24878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9502" calcext:value-type="float">
            <text:p>249502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49024" calcext:value-type="float">
            <text:p>249024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66022" calcext:value-type="float">
            <text:p>16602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28965" calcext:value-type="float">
            <text:p>228965</text:p>
          </table:table-cell>
          <table:table-cell office:value-type="float" office:value="247840" calcext:value-type="float">
            <text:p>24784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1312" calcext:value-type="float">
            <text:p>251312</text:p>
          </table:table-cell>
          <table:table-cell office:value-type="float" office:value="252397" calcext:value-type="float">
            <text:p>252397</text:p>
          </table:table-cell>
          <table:table-cell office:value-type="float" office:value="249359" calcext:value-type="float">
            <text:p>249359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0010" calcext:value-type="float">
            <text:p>250010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46041" calcext:value-type="float">
            <text:p>246041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184852" calcext:value-type="float">
            <text:p>18485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0955" calcext:value-type="float">
            <text:p>250955</text:p>
          </table:table-cell>
          <table:table-cell table:number-columns-repeated="11" office:value-type="float" office:value="255000" calcext:value-type="float">
            <text:p>255000</text:p>
          </table:table-cell>
          <table:table-cell office:value-type="float" office:value="251927" calcext:value-type="float">
            <text:p>251927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204498" calcext:value-type="float">
            <text:p>204498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3340" calcext:value-type="float">
            <text:p>253340</text:p>
          </table:table-cell>
          <table:table-cell table:number-columns-repeated="13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205711" calcext:value-type="float">
            <text:p>205711</text:p>
          </table:table-cell>
          <table:table-cell office:value-type="float" office:value="253829" calcext:value-type="float">
            <text:p>25382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2028" calcext:value-type="float">
            <text:p>242028</text:p>
          </table:table-cell>
          <table:table-cell table:number-columns-repeated="12" office:value-type="float" office:value="255000" calcext:value-type="float">
            <text:p>255000</text:p>
          </table:table-cell>
          <table:table-cell office:value-type="float" office:value="249325" calcext:value-type="float">
            <text:p>249325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236195" calcext:value-type="float">
            <text:p>236195</text:p>
          </table:table-cell>
          <table:table-cell office:value-type="float" office:value="252856" calcext:value-type="float">
            <text:p>25285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1246" calcext:value-type="float">
            <text:p>231246</text:p>
          </table:table-cell>
          <table:table-cell table:number-columns-repeated="11" office:value-type="float" office:value="255000" calcext:value-type="float">
            <text:p>255000</text:p>
          </table:table-cell>
          <table:table-cell office:value-type="float" office:value="228691" calcext:value-type="float">
            <text:p>228691</text:p>
          </table:table-cell>
          <table:table-cell office:value-type="float" office:value="244608" calcext:value-type="float">
            <text:p>244608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250681" calcext:value-type="float">
            <text:p>250681</text:p>
          </table:table-cell>
          <table:table-cell office:value-type="float" office:value="253848" calcext:value-type="float">
            <text:p>25384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4346" calcext:value-type="float">
            <text:p>244346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238011" calcext:value-type="float">
            <text:p>238011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45785" calcext:value-type="float">
            <text:p>245785</text:p>
          </table:table-cell>
          <table:table-cell office:value-type="float" office:value="238726" calcext:value-type="float">
            <text:p>238726</text:p>
          </table:table-cell>
          <table:table-cell office:value-type="float" office:value="218729" calcext:value-type="float">
            <text:p>218729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216725" calcext:value-type="float">
            <text:p>216725</text:p>
          </table:table-cell>
          <table:table-cell office:value-type="float" office:value="241868" calcext:value-type="float">
            <text:p>24186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8063" calcext:value-type="float">
            <text:p>238063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194901" calcext:value-type="float">
            <text:p>194901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42946" calcext:value-type="float">
            <text:p>242946</text:p>
          </table:table-cell>
          <table:table-cell office:value-type="float" office:value="255000" calcext:value-type="float">
            <text:p>255000</text:p>
          </table:table-cell>
          <table:table-cell office:value-type="float" office:value="169947" calcext:value-type="float">
            <text:p>169947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58727" calcext:value-type="float">
            <text:p>158727</text:p>
          </table:table-cell>
          <table:table-cell office:value-type="float" office:value="238310" calcext:value-type="float">
            <text:p>238310</text:p>
          </table:table-cell>
          <table:table-cell office:value-type="float" office:value="255000" calcext:value-type="float">
            <text:p>255000</text:p>
          </table:table-cell>
          <table:table-cell office:value-type="float" office:value="189739" calcext:value-type="float">
            <text:p>189739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1367" calcext:value-type="float">
            <text:p>251367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05062" calcext:value-type="float">
            <text:p>205062</text:p>
          </table:table-cell>
          <table:table-cell table:number-columns-repeated="5" office:value-type="float" office:value="255000" calcext:value-type="float">
            <text:p>255000</text:p>
          </table:table-cell>
          <table:table-cell office:value-type="float" office:value="209192" calcext:value-type="float">
            <text:p>209192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98267" calcext:value-type="float">
            <text:p>198267</text:p>
          </table:table-cell>
          <table:table-cell office:value-type="float" office:value="253612" calcext:value-type="float">
            <text:p>253612</text:p>
          </table:table-cell>
          <table:table-cell office:value-type="float" office:value="255000" calcext:value-type="float">
            <text:p>255000</text:p>
          </table:table-cell>
          <table:table-cell office:value-type="float" office:value="183042" calcext:value-type="float">
            <text:p>183042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1299" calcext:value-type="float">
            <text:p>251299</text:p>
          </table:table-cell>
          <table:table-cell table:number-columns-repeated="8" office:value-type="float" office:value="255000" calcext:value-type="float">
            <text:p>255000</text:p>
          </table:table-cell>
          <table:table-cell office:value-type="float" office:value="245717" calcext:value-type="float">
            <text:p>245717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244755" calcext:value-type="float">
            <text:p>24475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85709" calcext:value-type="float">
            <text:p>185709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1248" calcext:value-type="float">
            <text:p>251248</text:p>
          </table:table-cell>
          <table:table-cell office:value-type="float" office:value="253949" calcext:value-type="float">
            <text:p>253949</text:p>
          </table:table-cell>
          <table:table-cell table:number-columns-repeated="5" office:value-type="float" office:value="255000" calcext:value-type="float">
            <text:p>255000</text:p>
          </table:table-cell>
          <table:table-cell office:value-type="float" office:value="250798" calcext:value-type="float">
            <text:p>250798</text:p>
          </table:table-cell>
          <table:table-cell office:value-type="float" office:value="248396" calcext:value-type="float">
            <text:p>248396</text:p>
          </table:table-cell>
          <table:table-cell office:value-type="float" office:value="239816" calcext:value-type="float">
            <text:p>239816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48567" calcext:value-type="float">
            <text:p>248567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36261" calcext:value-type="float">
            <text:p>136261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47160" calcext:value-type="float">
            <text:p>247160</text:p>
          </table:table-cell>
          <table:table-cell office:value-type="float" office:value="252805" calcext:value-type="float">
            <text:p>252805</text:p>
          </table:table-cell>
          <table:table-cell table:number-columns-repeated="5" office:value-type="float" office:value="255000" calcext:value-type="float">
            <text:p>255000</text:p>
          </table:table-cell>
          <table:table-cell office:value-type="float" office:value="246219" calcext:value-type="float">
            <text:p>246219</text:p>
          </table:table-cell>
          <table:table-cell office:value-type="float" office:value="236382" calcext:value-type="float">
            <text:p>236382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47747" calcext:value-type="float">
            <text:p>247747</text:p>
          </table:table-cell>
          <table:table-cell office:value-type="float" office:value="242353" calcext:value-type="float">
            <text:p>242353</text:p>
          </table:table-cell>
          <table:table-cell office:value-type="float" office:value="255000" calcext:value-type="float">
            <text:p>255000</text:p>
          </table:table-cell>
          <table:table-cell office:value-type="float" office:value="169522" calcext:value-type="float">
            <text:p>169522</text:p>
          </table:table-cell>
          <table:table-cell table:number-columns-repeated="11" office:value-type="float" office:value="255000" calcext:value-type="float">
            <text:p>255000</text:p>
          </table:table-cell>
          <table:table-cell office:value-type="float" office:value="251028" calcext:value-type="float">
            <text:p>251028</text:p>
          </table:table-cell>
          <table:table-cell office:value-type="float" office:value="245621" calcext:value-type="float">
            <text:p>24562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252120" calcext:value-type="float">
            <text:p>252120</text:p>
          </table:table-cell>
          <table:table-cell office:value-type="float" office:value="230962" calcext:value-type="float">
            <text:p>230962</text:p>
          </table:table-cell>
          <table:table-cell office:value-type="float" office:value="255000" calcext:value-type="float">
            <text:p>255000</text:p>
          </table:table-cell>
          <table:table-cell office:value-type="float" office:value="170765" calcext:value-type="float">
            <text:p>170765</text:p>
          </table:table-cell>
          <table:table-cell table:number-columns-repeated="12" office:value-type="float" office:value="255000" calcext:value-type="float">
            <text:p>255000</text:p>
          </table:table-cell>
          <table:table-cell office:value-type="float" office:value="236434" calcext:value-type="float">
            <text:p>236434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248355" calcext:value-type="float">
            <text:p>248355</text:p>
          </table:table-cell>
          <table:table-cell office:value-type="float" office:value="238947" calcext:value-type="float">
            <text:p>238947</text:p>
          </table:table-cell>
          <table:table-cell office:value-type="float" office:value="255000" calcext:value-type="float">
            <text:p>255000</text:p>
          </table:table-cell>
          <table:table-cell office:value-type="float" office:value="141735" calcext:value-type="float">
            <text:p>141735</text:p>
          </table:table-cell>
          <table:table-cell table:number-columns-repeated="12" office:value-type="float" office:value="255000" calcext:value-type="float">
            <text:p>255000</text:p>
          </table:table-cell>
          <table:table-cell office:value-type="float" office:value="253839" calcext:value-type="float">
            <text:p>253839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234103" calcext:value-type="float">
            <text:p>234103</text:p>
          </table:table-cell>
          <table:table-cell office:value-type="float" office:value="232259" calcext:value-type="float">
            <text:p>232259</text:p>
          </table:table-cell>
          <table:table-cell office:value-type="float" office:value="255000" calcext:value-type="float">
            <text:p>255000</text:p>
          </table:table-cell>
          <table:table-cell office:value-type="float" office:value="139822" calcext:value-type="float">
            <text:p>139822</text:p>
          </table:table-cell>
          <table:table-cell table:number-columns-repeated="12" office:value-type="float" office:value="255000" calcext:value-type="float">
            <text:p>255000</text:p>
          </table:table-cell>
          <table:table-cell office:value-type="float" office:value="249593" calcext:value-type="float">
            <text:p>249593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013" calcext:value-type="float">
            <text:p>249013</text:p>
          </table:table-cell>
          <table:table-cell office:value-type="float" office:value="255000" calcext:value-type="float">
            <text:p>255000</text:p>
          </table:table-cell>
          <table:table-cell office:value-type="float" office:value="144043" calcext:value-type="float">
            <text:p>144043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39035" calcext:value-type="float">
            <text:p>239035</text:p>
          </table:table-cell>
          <table:table-cell office:value-type="float" office:value="247018" calcext:value-type="float">
            <text:p>247018</text:p>
          </table:table-cell>
          <table:table-cell table:number-columns-repeated="7" office:value-type="float" office:value="255000" calcext:value-type="float">
            <text:p>255000</text:p>
          </table:table-cell>
          <table:table-cell office:value-type="float" office:value="252173" calcext:value-type="float">
            <text:p>252173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247927" calcext:value-type="float">
            <text:p>247927</text:p>
          </table:table-cell>
          <table:table-cell office:value-type="float" office:value="230353" calcext:value-type="float">
            <text:p>230353</text:p>
          </table:table-cell>
          <table:table-cell office:value-type="float" office:value="246641" calcext:value-type="float">
            <text:p>246641</text:p>
          </table:table-cell>
          <table:table-cell office:value-type="float" office:value="120436" calcext:value-type="float">
            <text:p>120436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06422" calcext:value-type="float">
            <text:p>206422</text:p>
          </table:table-cell>
          <table:table-cell office:value-type="float" office:value="230711" calcext:value-type="float">
            <text:p>230711</text:p>
          </table:table-cell>
          <table:table-cell table:number-columns-repeated="7" office:value-type="float" office:value="255000" calcext:value-type="float">
            <text:p>255000</text:p>
          </table:table-cell>
          <table:table-cell office:value-type="float" office:value="246398" calcext:value-type="float">
            <text:p>246398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222470" calcext:value-type="float">
            <text:p>222470</text:p>
          </table:table-cell>
          <table:table-cell office:value-type="float" office:value="235117" calcext:value-type="float">
            <text:p>235117</text:p>
          </table:table-cell>
          <table:table-cell office:value-type="float" office:value="214139" calcext:value-type="float">
            <text:p>214139</text:p>
          </table:table-cell>
          <table:table-cell office:value-type="float" office:value="110441" calcext:value-type="float">
            <text:p>110441</text:p>
          </table:table-cell>
          <table:table-cell office:value-type="float" office:value="244313" calcext:value-type="float">
            <text:p>244313</text:p>
          </table:table-cell>
          <table:table-cell office:value-type="float" office:value="228538" calcext:value-type="float">
            <text:p>228538</text:p>
          </table:table-cell>
          <table:table-cell office:value-type="float" office:value="235408" calcext:value-type="float">
            <text:p>235408</text:p>
          </table:table-cell>
          <table:table-cell office:value-type="float" office:value="229047" calcext:value-type="float">
            <text:p>229047</text:p>
          </table:table-cell>
          <table:table-cell office:value-type="float" office:value="239988" calcext:value-type="float">
            <text:p>239988</text:p>
          </table:table-cell>
          <table:table-cell table:number-columns-repeated="8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229338" calcext:value-type="float">
            <text:p>22933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6179" calcext:value-type="float">
            <text:p>216179</text:p>
          </table:table-cell>
          <table:table-cell office:value-type="float" office:value="105011" calcext:value-type="float">
            <text:p>105011</text:p>
          </table:table-cell>
          <table:table-cell office:value-type="float" office:value="227364" calcext:value-type="float">
            <text:p>227364</text:p>
          </table:table-cell>
          <table:table-cell office:value-type="float" office:value="186569" calcext:value-type="float">
            <text:p>186569</text:p>
          </table:table-cell>
          <table:table-cell office:value-type="float" office:value="204335" calcext:value-type="float">
            <text:p>204335</text:p>
          </table:table-cell>
          <table:table-cell office:value-type="float" office:value="184239" calcext:value-type="float">
            <text:p>184239</text:p>
          </table:table-cell>
          <table:table-cell office:value-type="float" office:value="216179" calcext:value-type="float">
            <text:p>21617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795" calcext:value-type="float">
            <text:p>25479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941" calcext:value-type="float">
            <text:p>254941</text:p>
          </table:table-cell>
          <table:table-cell office:value-type="float" office:value="252949" calcext:value-type="float">
            <text:p>252949</text:p>
          </table:table-cell>
          <table:table-cell office:value-type="float" office:value="252493" calcext:value-type="float">
            <text:p>252493</text:p>
          </table:table-cell>
          <table:table-cell office:value-type="float" office:value="246210" calcext:value-type="float">
            <text:p>246210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132732" calcext:value-type="float">
            <text:p>132732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46590" calcext:value-type="float">
            <text:p>246590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3339" calcext:value-type="float">
            <text:p>253339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526" calcext:value-type="float">
            <text:p>254526</text:p>
          </table:table-cell>
          <table:table-cell office:value-type="float" office:value="250269" calcext:value-type="float">
            <text:p>250269</text:p>
          </table:table-cell>
          <table:table-cell office:value-type="float" office:value="249218" calcext:value-type="float">
            <text:p>249218</text:p>
          </table:table-cell>
          <table:table-cell office:value-type="float" office:value="226081" calcext:value-type="float">
            <text:p>226081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243407" calcext:value-type="float">
            <text:p>243407</text:p>
          </table:table-cell>
          <table:table-cell office:value-type="float" office:value="248058" calcext:value-type="float">
            <text:p>248058</text:p>
          </table:table-cell>
          <table:table-cell office:value-type="float" office:value="244608" calcext:value-type="float">
            <text:p>244608</text:p>
          </table:table-cell>
          <table:table-cell office:value-type="float" office:value="169363" calcext:value-type="float">
            <text:p>16936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359" calcext:value-type="float">
            <text:p>25435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8912" calcext:value-type="float">
            <text:p>248912</text:p>
          </table:table-cell>
          <table:table-cell office:value-type="float" office:value="251796" calcext:value-type="float">
            <text:p>25179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1445" calcext:value-type="float">
            <text:p>24144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380" calcext:value-type="float">
            <text:p>249380</text:p>
          </table:table-cell>
          <table:table-cell office:value-type="float" office:value="250514" calcext:value-type="float">
            <text:p>250514</text:p>
          </table:table-cell>
          <table:table-cell office:value-type="float" office:value="251914" calcext:value-type="float">
            <text:p>251914</text:p>
          </table:table-cell>
          <table:table-cell office:value-type="float" office:value="254669" calcext:value-type="float">
            <text:p>254669</text:p>
          </table:table-cell>
          <table:table-cell office:value-type="float" office:value="235256" calcext:value-type="float">
            <text:p>235256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203556" calcext:value-type="float">
            <text:p>203556</text:p>
          </table:table-cell>
          <table:table-cell office:value-type="float" office:value="239584" calcext:value-type="float">
            <text:p>239584</text:p>
          </table:table-cell>
          <table:table-cell office:value-type="float" office:value="218751" calcext:value-type="float">
            <text:p>218751</text:p>
          </table:table-cell>
          <table:table-cell office:value-type="float" office:value="130929" calcext:value-type="float">
            <text:p>13092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577" calcext:value-type="float">
            <text:p>25357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1482" calcext:value-type="float">
            <text:p>241482</text:p>
          </table:table-cell>
          <table:table-cell office:value-type="float" office:value="247885" calcext:value-type="float">
            <text:p>247885</text:p>
          </table:table-cell>
          <table:table-cell office:value-type="float" office:value="255000" calcext:value-type="float">
            <text:p>255000</text:p>
          </table:table-cell>
          <table:table-cell office:value-type="float" office:value="185386" calcext:value-type="float">
            <text:p>18538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6136" calcext:value-type="float">
            <text:p>226136</text:p>
          </table:table-cell>
          <table:table-cell office:value-type="float" office:value="245039" calcext:value-type="float">
            <text:p>245039</text:p>
          </table:table-cell>
          <table:table-cell office:value-type="float" office:value="239153" calcext:value-type="float">
            <text:p>239153</text:p>
          </table:table-cell>
          <table:table-cell office:value-type="float" office:value="253302" calcext:value-type="float">
            <text:p>253302</text:p>
          </table:table-cell>
          <table:table-cell office:value-type="float" office:value="182244" calcext:value-type="float">
            <text:p>182244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159257" calcext:value-type="float">
            <text:p>159257</text:p>
          </table:table-cell>
          <table:table-cell table:number-columns-repeated="13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54585" calcext:value-type="float">
            <text:p>25458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091" calcext:value-type="float">
            <text:p>253091</text:p>
          </table:table-cell>
          <table:table-cell office:value-type="float" office:value="101988" calcext:value-type="float">
            <text:p>101988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48893" calcext:value-type="float">
            <text:p>248893</text:p>
          </table:table-cell>
          <table:table-cell office:value-type="float" office:value="253008" calcext:value-type="float">
            <text:p>253008</text:p>
          </table:table-cell>
          <table:table-cell table:number-columns-repeated="7" office:value-type="float" office:value="255000" calcext:value-type="float">
            <text:p>255000</text:p>
          </table:table-cell>
          <table:table-cell office:value-type="float" office:value="252176" calcext:value-type="float">
            <text:p>252176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94302" calcext:value-type="float">
            <text:p>94302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4235" calcext:value-type="float">
            <text:p>254235</text:p>
          </table:table-cell>
          <table:table-cell table:number-columns-repeated="8" office:value-type="float" office:value="255000" calcext:value-type="float">
            <text:p>255000</text:p>
          </table:table-cell>
          <table:table-cell office:value-type="float" office:value="242829" calcext:value-type="float">
            <text:p>242829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249329" calcext:value-type="float">
            <text:p>249329</text:p>
          </table:table-cell>
          <table:table-cell office:value-type="float" office:value="254485" calcext:value-type="float">
            <text:p>254485</text:p>
          </table:table-cell>
          <table:table-cell office:value-type="float" office:value="253604" calcext:value-type="float">
            <text:p>253604</text:p>
          </table:table-cell>
          <table:table-cell office:value-type="float" office:value="96522" calcext:value-type="float">
            <text:p>96522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2996" calcext:value-type="float">
            <text:p>252996</text:p>
          </table:table-cell>
          <table:table-cell table:number-columns-repeated="9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226165" calcext:value-type="float">
            <text:p>226165</text:p>
          </table:table-cell>
          <table:table-cell office:value-type="float" office:value="249395" calcext:value-type="float">
            <text:p>249395</text:p>
          </table:table-cell>
          <table:table-cell office:value-type="float" office:value="244154" calcext:value-type="float">
            <text:p>244154</text:p>
          </table:table-cell>
          <table:table-cell office:value-type="float" office:value="78782" calcext:value-type="float">
            <text:p>78782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33204" calcext:value-type="float">
            <text:p>233204</text:p>
          </table:table-cell>
          <table:table-cell table:number-columns-repeated="9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248464" calcext:value-type="float">
            <text:p>24846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913" calcext:value-type="float">
            <text:p>254913</text:p>
          </table:table-cell>
          <table:table-cell office:value-type="float" office:value="109555" calcext:value-type="float">
            <text:p>109555</text:p>
          </table:table-cell>
          <table:table-cell table:number-columns-repeated="13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90517" calcext:value-type="float">
            <text:p>9051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384" calcext:value-type="float">
            <text:p>25438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101" calcext:value-type="float">
            <text:p>249101</text:p>
          </table:table-cell>
          <table:table-cell office:value-type="float" office:value="253153" calcext:value-type="float">
            <text:p>253153</text:p>
          </table:table-cell>
          <table:table-cell table:number-columns-repeated="8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58152" calcext:value-type="float">
            <text:p>5815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6665" calcext:value-type="float">
            <text:p>246665</text:p>
          </table:table-cell>
          <table:table-cell office:value-type="float" office:value="255000" calcext:value-type="float">
            <text:p>255000</text:p>
          </table:table-cell>
          <table:table-cell office:value-type="float" office:value="175124" calcext:value-type="float">
            <text:p>175124</text:p>
          </table:table-cell>
          <table:table-cell office:value-type="float" office:value="229995" calcext:value-type="float">
            <text:p>229995</text:p>
          </table:table-cell>
          <table:table-cell table:number-columns-repeated="8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104032" calcext:value-type="float">
            <text:p>104032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4566" calcext:value-type="float">
            <text:p>254566</text:p>
          </table:table-cell>
          <table:table-cell table:number-columns-repeated="9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114444" calcext:value-type="float">
            <text:p>114444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37766" calcext:value-type="float">
            <text:p>237766</text:p>
          </table:table-cell>
          <table:table-cell table:number-columns-repeated="9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04919" calcext:value-type="float">
            <text:p>204919</text:p>
          </table:table-cell>
          <table:table-cell office:value-type="float" office:value="95405" calcext:value-type="float">
            <text:p>95405</text:p>
          </table:table-cell>
          <table:table-cell office:value-type="float" office:value="247361" calcext:value-type="float">
            <text:p>247361</text:p>
          </table:table-cell>
          <table:table-cell office:value-type="float" office:value="235477" calcext:value-type="float">
            <text:p>235477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0507" calcext:value-type="float">
            <text:p>190507</text:p>
          </table:table-cell>
          <table:table-cell office:value-type="float" office:value="217883" calcext:value-type="float">
            <text:p>21788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2268" calcext:value-type="float">
            <text:p>242268</text:p>
          </table:table-cell>
          <table:table-cell office:value-type="float" office:value="226989" calcext:value-type="float">
            <text:p>226989</text:p>
          </table:table-cell>
          <table:table-cell office:value-type="float" office:value="187094" calcext:value-type="float">
            <text:p>187094</text:p>
          </table:table-cell>
          <table:table-cell office:value-type="float" office:value="246200" calcext:value-type="float">
            <text:p>246200</text:p>
          </table:table-cell>
          <table:table-cell office:value-type="float" office:value="221047" calcext:value-type="float">
            <text:p>221047</text:p>
          </table:table-cell>
          <table:table-cell office:value-type="float" office:value="238167" calcext:value-type="float">
            <text:p>238167</text:p>
          </table:table-cell>
          <table:table-cell office:value-type="float" office:value="158205" calcext:value-type="float">
            <text:p>158205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254808" calcext:value-type="float">
            <text:p>25480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771" calcext:value-type="float">
            <text:p>249771</text:p>
          </table:table-cell>
          <table:table-cell office:value-type="float" office:value="79153" calcext:value-type="float">
            <text:p>79153</text:p>
          </table:table-cell>
          <table:table-cell office:value-type="float" office:value="253374" calcext:value-type="float">
            <text:p>253374</text:p>
          </table:table-cell>
          <table:table-cell office:value-type="float" office:value="254022" calcext:value-type="float">
            <text:p>25402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536" calcext:value-type="float">
            <text:p>250536</text:p>
          </table:table-cell>
          <table:table-cell office:value-type="float" office:value="253270" calcext:value-type="float">
            <text:p>25327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338" calcext:value-type="float">
            <text:p>254338</text:p>
          </table:table-cell>
          <table:table-cell office:value-type="float" office:value="253623" calcext:value-type="float">
            <text:p>253623</text:p>
          </table:table-cell>
          <table:table-cell office:value-type="float" office:value="251661" calcext:value-type="float">
            <text:p>251661</text:p>
          </table:table-cell>
          <table:table-cell office:value-type="float" office:value="254791" calcext:value-type="float">
            <text:p>254791</text:p>
          </table:table-cell>
          <table:table-cell office:value-type="float" office:value="253312" calcext:value-type="float">
            <text:p>25331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701" calcext:value-type="float">
            <text:p>250701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254949" calcext:value-type="float">
            <text:p>25494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6929" calcext:value-type="float">
            <text:p>206929</text:p>
          </table:table-cell>
          <table:table-cell office:value-type="float" office:value="81831" calcext:value-type="float">
            <text:p>81831</text:p>
          </table:table-cell>
          <table:table-cell office:value-type="float" office:value="250742" calcext:value-type="float">
            <text:p>250742</text:p>
          </table:table-cell>
          <table:table-cell office:value-type="float" office:value="242657" calcext:value-type="float">
            <text:p>24265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6660" calcext:value-type="float">
            <text:p>226660</text:p>
          </table:table-cell>
          <table:table-cell office:value-type="float" office:value="244879" calcext:value-type="float">
            <text:p>244879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51544" calcext:value-type="float">
            <text:p>25154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519" calcext:value-type="float">
            <text:p>253519</text:p>
          </table:table-cell>
          <table:table-cell office:value-type="float" office:value="238214" calcext:value-type="float">
            <text:p>238214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4458" calcext:value-type="float">
            <text:p>244458</text:p>
          </table:table-cell>
          <table:table-cell office:value-type="float" office:value="195391" calcext:value-type="float">
            <text:p>195391</text:p>
          </table:table-cell>
          <table:table-cell office:value-type="float" office:value="59355" calcext:value-type="float">
            <text:p>59355</text:p>
          </table:table-cell>
          <table:table-cell office:value-type="float" office:value="205459" calcext:value-type="float">
            <text:p>205459</text:p>
          </table:table-cell>
          <table:table-cell office:value-type="float" office:value="217621" calcext:value-type="float">
            <text:p>217621</text:p>
          </table:table-cell>
          <table:table-cell office:value-type="float" office:value="242350" calcext:value-type="float">
            <text:p>242350</text:p>
          </table:table-cell>
          <table:table-cell office:value-type="float" office:value="185363" calcext:value-type="float">
            <text:p>185363</text:p>
          </table:table-cell>
          <table:table-cell office:value-type="float" office:value="222612" calcext:value-type="float">
            <text:p>222612</text:p>
          </table:table-cell>
          <table:table-cell office:value-type="float" office:value="253313" calcext:value-type="float">
            <text:p>253313</text:p>
          </table:table-cell>
          <table:table-cell office:value-type="float" office:value="245723" calcext:value-type="float">
            <text:p>245723</text:p>
          </table:table-cell>
          <table:table-cell office:value-type="float" office:value="249940" calcext:value-type="float">
            <text:p>249940</text:p>
          </table:table-cell>
          <table:table-cell office:value-type="float" office:value="242350" calcext:value-type="float">
            <text:p>242350</text:p>
          </table:table-cell>
          <table:table-cell office:value-type="float" office:value="254452" calcext:value-type="float">
            <text:p>254452</text:p>
          </table:table-cell>
          <table:table-cell office:value-type="float" office:value="250362" calcext:value-type="float">
            <text:p>250362</text:p>
          </table:table-cell>
          <table:table-cell office:value-type="float" office:value="245122" calcext:value-type="float">
            <text:p>245122</text:p>
          </table:table-cell>
          <table:table-cell office:value-type="float" office:value="239016" calcext:value-type="float">
            <text:p>239016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271" calcext:value-type="float">
            <text:p>253271</text:p>
          </table:table-cell>
          <table:table-cell office:value-type="float" office:value="235902" calcext:value-type="float">
            <text:p>235902</text:p>
          </table:table-cell>
          <table:table-cell office:value-type="float" office:value="116254" calcext:value-type="float">
            <text:p>116254</text:p>
          </table:table-cell>
          <table:table-cell office:value-type="float" office:value="246978" calcext:value-type="float">
            <text:p>246978</text:p>
          </table:table-cell>
          <table:table-cell office:value-type="float" office:value="239083" calcext:value-type="float">
            <text:p>239083</text:p>
          </table:table-cell>
          <table:table-cell office:value-type="float" office:value="252925" calcext:value-type="float">
            <text:p>252925</text:p>
          </table:table-cell>
          <table:table-cell office:value-type="float" office:value="243876" calcext:value-type="float">
            <text:p>243876</text:p>
          </table:table-cell>
          <table:table-cell office:value-type="float" office:value="249952" calcext:value-type="float">
            <text:p>249952</text:p>
          </table:table-cell>
          <table:table-cell office:value-type="float" office:value="254723" calcext:value-type="float">
            <text:p>254723</text:p>
          </table:table-cell>
          <table:table-cell office:value-type="float" office:value="253479" calcext:value-type="float">
            <text:p>253479</text:p>
          </table:table-cell>
          <table:table-cell office:value-type="float" office:value="254170" calcext:value-type="float">
            <text:p>254170</text:p>
          </table:table-cell>
          <table:table-cell office:value-type="float" office:value="252925" calcext:value-type="float">
            <text:p>25292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239" calcext:value-type="float">
            <text:p>254239</text:p>
          </table:table-cell>
          <table:table-cell office:value-type="float" office:value="253913" calcext:value-type="float">
            <text:p>253913</text:p>
          </table:table-cell>
          <table:table-cell office:value-type="float" office:value="254028" calcext:value-type="float">
            <text:p>254028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12064" calcext:value-type="float">
            <text:p>212064</text:p>
          </table:table-cell>
          <table:table-cell office:value-type="float" office:value="93558" calcext:value-type="float">
            <text:p>93558</text:p>
          </table:table-cell>
          <table:table-cell office:value-type="float" office:value="253601" calcext:value-type="float">
            <text:p>253601</text:p>
          </table:table-cell>
          <table:table-cell office:value-type="float" office:value="253890" calcext:value-type="float">
            <text:p>25389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7707" calcext:value-type="float">
            <text:p>227707</text:p>
          </table:table-cell>
          <table:table-cell office:value-type="float" office:value="252456" calcext:value-type="float">
            <text:p>252456</text:p>
          </table:table-cell>
          <table:table-cell table:number-columns-repeated="8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71882" calcext:value-type="float">
            <text:p>171882</text:p>
          </table:table-cell>
          <table:table-cell office:value-type="float" office:value="80420" calcext:value-type="float">
            <text:p>80420</text:p>
          </table:table-cell>
          <table:table-cell office:value-type="float" office:value="223845" calcext:value-type="float">
            <text:p>223845</text:p>
          </table:table-cell>
          <table:table-cell office:value-type="float" office:value="244330" calcext:value-type="float">
            <text:p>244330</text:p>
          </table:table-cell>
          <table:table-cell office:value-type="float" office:value="255000" calcext:value-type="float">
            <text:p>255000</text:p>
          </table:table-cell>
          <table:table-cell office:value-type="float" office:value="170525" calcext:value-type="float">
            <text:p>170525</text:p>
          </table:table-cell>
          <table:table-cell office:value-type="float" office:value="224197" calcext:value-type="float">
            <text:p>224197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192583" calcext:value-type="float">
            <text:p>192583</text:p>
          </table:table-cell>
          <table:table-cell office:value-type="float" office:value="254903" calcext:value-type="float">
            <text:p>254903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37053" calcext:value-type="float">
            <text:p>237053</text:p>
          </table:table-cell>
          <table:table-cell office:value-type="float" office:value="119399" calcext:value-type="float">
            <text:p>119399</text:p>
          </table:table-cell>
          <table:table-cell office:value-type="float" office:value="248688" calcext:value-type="float">
            <text:p>248688</text:p>
          </table:table-cell>
          <table:table-cell office:value-type="float" office:value="253259" calcext:value-type="float">
            <text:p>25325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8881" calcext:value-type="float">
            <text:p>228881</text:p>
          </table:table-cell>
          <table:table-cell office:value-type="float" office:value="250271" calcext:value-type="float">
            <text:p>250271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47333" calcext:value-type="float">
            <text:p>24733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5418" calcext:value-type="float">
            <text:p>245418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95780" calcext:value-type="float">
            <text:p>195780</text:p>
          </table:table-cell>
          <table:table-cell office:value-type="float" office:value="102221" calcext:value-type="float">
            <text:p>102221</text:p>
          </table:table-cell>
          <table:table-cell office:value-type="float" office:value="234855" calcext:value-type="float">
            <text:p>234855</text:p>
          </table:table-cell>
          <table:table-cell office:value-type="float" office:value="228536" calcext:value-type="float">
            <text:p>228536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1264" calcext:value-type="float">
            <text:p>191264</text:p>
          </table:table-cell>
          <table:table-cell office:value-type="float" office:value="236149" calcext:value-type="float">
            <text:p>236149</text:p>
          </table:table-cell>
          <table:table-cell office:value-type="float" office:value="240861" calcext:value-type="float">
            <text:p>24086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2825" calcext:value-type="float">
            <text:p>252825</text:p>
          </table:table-cell>
          <table:table-cell office:value-type="float" office:value="245937" calcext:value-type="float">
            <text:p>245937</text:p>
          </table:table-cell>
          <table:table-cell office:value-type="float" office:value="217153" calcext:value-type="float">
            <text:p>217153</text:p>
          </table:table-cell>
          <table:table-cell office:value-type="float" office:value="202599" calcext:value-type="float">
            <text:p>202599</text:p>
          </table:table-cell>
          <table:table-cell office:value-type="float" office:value="228942" calcext:value-type="float">
            <text:p>228942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14499" calcext:value-type="float">
            <text:p>214499</text:p>
          </table:table-cell>
          <table:table-cell office:value-type="float" office:value="83915" calcext:value-type="float">
            <text:p>83915</text:p>
          </table:table-cell>
          <table:table-cell office:value-type="float" office:value="247732" calcext:value-type="float">
            <text:p>247732</text:p>
          </table:table-cell>
          <table:table-cell office:value-type="float" office:value="235972" calcext:value-type="float">
            <text:p>23597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2219" calcext:value-type="float">
            <text:p>212219</text:p>
          </table:table-cell>
          <table:table-cell office:value-type="float" office:value="248128" calcext:value-type="float">
            <text:p>248128</text:p>
          </table:table-cell>
          <table:table-cell office:value-type="float" office:value="249846" calcext:value-type="float">
            <text:p>24984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207" calcext:value-type="float">
            <text:p>254207</text:p>
          </table:table-cell>
          <table:table-cell office:value-type="float" office:value="251696" calcext:value-type="float">
            <text:p>251696</text:p>
          </table:table-cell>
          <table:table-cell office:value-type="float" office:value="249327" calcext:value-type="float">
            <text:p>249327</text:p>
          </table:table-cell>
          <table:table-cell office:value-type="float" office:value="240905" calcext:value-type="float">
            <text:p>240905</text:p>
          </table:table-cell>
          <table:table-cell office:value-type="float" office:value="248414" calcext:value-type="float">
            <text:p>248414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0714" calcext:value-type="float">
            <text:p>240714</text:p>
          </table:table-cell>
          <table:table-cell office:value-type="float" office:value="166829" calcext:value-type="float">
            <text:p>166829</text:p>
          </table:table-cell>
          <table:table-cell office:value-type="float" office:value="77186" calcext:value-type="float">
            <text:p>77186</text:p>
          </table:table-cell>
          <table:table-cell office:value-type="float" office:value="203050" calcext:value-type="float">
            <text:p>203050</text:p>
          </table:table-cell>
          <table:table-cell office:value-type="float" office:value="244058" calcext:value-type="float">
            <text:p>24405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1407" calcext:value-type="float">
            <text:p>241407</text:p>
          </table:table-cell>
          <table:table-cell table:number-columns-repeated="9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253246" calcext:value-type="float">
            <text:p>253246</text:p>
          </table:table-cell>
          <table:table-cell office:value-type="float" office:value="185463" calcext:value-type="float">
            <text:p>185463</text:p>
          </table:table-cell>
          <table:table-cell office:value-type="float" office:value="134514" calcext:value-type="float">
            <text:p>134514</text:p>
          </table:table-cell>
          <table:table-cell office:value-type="float" office:value="106394" calcext:value-type="float">
            <text:p>106394</text:p>
          </table:table-cell>
          <table:table-cell office:value-type="float" office:value="182109" calcext:value-type="float">
            <text:p>182109</text:p>
          </table:table-cell>
          <table:table-cell office:value-type="float" office:value="195974" calcext:value-type="float">
            <text:p>195974</text:p>
          </table:table-cell>
          <table:table-cell office:value-type="float" office:value="238252" calcext:value-type="float">
            <text:p>238252</text:p>
          </table:table-cell>
          <table:table-cell office:value-type="float" office:value="218073" calcext:value-type="float">
            <text:p>218073</text:p>
          </table:table-cell>
          <table:table-cell office:value-type="float" office:value="228622" calcext:value-type="float">
            <text:p>228622</text:p>
          </table:table-cell>
          <table:table-cell office:value-type="float" office:value="219188" calcext:value-type="float">
            <text:p>219188</text:p>
          </table:table-cell>
          <table:table-cell office:value-type="float" office:value="237847" calcext:value-type="float">
            <text:p>237847</text:p>
          </table:table-cell>
          <table:table-cell office:value-type="float" office:value="211244" calcext:value-type="float">
            <text:p>211244</text:p>
          </table:table-cell>
          <table:table-cell office:value-type="float" office:value="215284" calcext:value-type="float">
            <text:p>215284</text:p>
          </table:table-cell>
          <table:table-cell office:value-type="float" office:value="227078" calcext:value-type="float">
            <text:p>227078</text:p>
          </table:table-cell>
          <table:table-cell office:value-type="float" office:value="189435" calcext:value-type="float">
            <text:p>189435</text:p>
          </table:table-cell>
          <table:table-cell office:value-type="float" office:value="203516" calcext:value-type="float">
            <text:p>203516</text:p>
          </table:table-cell>
          <table:table-cell office:value-type="float" office:value="149779" calcext:value-type="float">
            <text:p>149779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50974" calcext:value-type="float">
            <text:p>250974</text:p>
          </table:table-cell>
          <table:table-cell office:value-type="float" office:value="234087" calcext:value-type="float">
            <text:p>234087</text:p>
          </table:table-cell>
          <table:table-cell office:value-type="float" office:value="176869" calcext:value-type="float">
            <text:p>176869</text:p>
          </table:table-cell>
          <table:table-cell office:value-type="float" office:value="100021" calcext:value-type="float">
            <text:p>100021</text:p>
          </table:table-cell>
          <table:table-cell office:value-type="float" office:value="232316" calcext:value-type="float">
            <text:p>232316</text:p>
          </table:table-cell>
          <table:table-cell office:value-type="float" office:value="234346" calcext:value-type="float">
            <text:p>234346</text:p>
          </table:table-cell>
          <table:table-cell office:value-type="float" office:value="248772" calcext:value-type="float">
            <text:p>248772</text:p>
          </table:table-cell>
          <table:table-cell office:value-type="float" office:value="214878" calcext:value-type="float">
            <text:p>214878</text:p>
          </table:table-cell>
          <table:table-cell office:value-type="float" office:value="241836" calcext:value-type="float">
            <text:p>241836</text:p>
          </table:table-cell>
          <table:table-cell office:value-type="float" office:value="241621" calcext:value-type="float">
            <text:p>241621</text:p>
          </table:table-cell>
          <table:table-cell office:value-type="float" office:value="247842" calcext:value-type="float">
            <text:p>247842</text:p>
          </table:table-cell>
          <table:table-cell office:value-type="float" office:value="238029" calcext:value-type="float">
            <text:p>238029</text:p>
          </table:table-cell>
          <table:table-cell office:value-type="float" office:value="239980" calcext:value-type="float">
            <text:p>239980</text:p>
          </table:table-cell>
          <table:table-cell office:value-type="float" office:value="245088" calcext:value-type="float">
            <text:p>245088</text:p>
          </table:table-cell>
          <table:table-cell office:value-type="float" office:value="230433" calcext:value-type="float">
            <text:p>230433</text:p>
          </table:table-cell>
          <table:table-cell office:value-type="float" office:value="234934" calcext:value-type="float">
            <text:p>234934</text:p>
          </table:table-cell>
          <table:table-cell office:value-type="float" office:value="215604" calcext:value-type="float">
            <text:p>215604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97963" calcext:value-type="float">
            <text:p>197963</text:p>
          </table:table-cell>
          <table:table-cell office:value-type="float" office:value="90300" calcext:value-type="float">
            <text:p>90300</text:p>
          </table:table-cell>
          <table:table-cell office:value-type="float" office:value="225034" calcext:value-type="float">
            <text:p>225034</text:p>
          </table:table-cell>
          <table:table-cell office:value-type="float" office:value="238715" calcext:value-type="float">
            <text:p>23871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5946" calcext:value-type="float">
            <text:p>205946</text:p>
          </table:table-cell>
          <table:table-cell office:value-type="float" office:value="237901" calcext:value-type="float">
            <text:p>237901</text:p>
          </table:table-cell>
          <table:table-cell table:number-columns-repeated="7" office:value-type="float" office:value="255000" calcext:value-type="float">
            <text:p>255000</text:p>
          </table:table-cell>
          <table:table-cell office:value-type="float" office:value="250818" calcext:value-type="float">
            <text:p>250818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241009" calcext:value-type="float">
            <text:p>241009</text:p>
          </table:table-cell>
          <table:table-cell office:value-type="float" office:value="224068" calcext:value-type="float">
            <text:p>224068</text:p>
          </table:table-cell>
          <table:table-cell office:value-type="float" office:value="141778" calcext:value-type="float">
            <text:p>141778</text:p>
          </table:table-cell>
          <table:table-cell office:value-type="float" office:value="102946" calcext:value-type="float">
            <text:p>102946</text:p>
          </table:table-cell>
          <table:table-cell office:value-type="float" office:value="166789" calcext:value-type="float">
            <text:p>166789</text:p>
          </table:table-cell>
          <table:table-cell office:value-type="float" office:value="176886" calcext:value-type="float">
            <text:p>176886</text:p>
          </table:table-cell>
          <table:table-cell office:value-type="float" office:value="228313" calcext:value-type="float">
            <text:p>228313</text:p>
          </table:table-cell>
          <table:table-cell office:value-type="float" office:value="172316" calcext:value-type="float">
            <text:p>172316</text:p>
          </table:table-cell>
          <table:table-cell office:value-type="float" office:value="184704" calcext:value-type="float">
            <text:p>184704</text:p>
          </table:table-cell>
          <table:table-cell office:value-type="float" office:value="245932" calcext:value-type="float">
            <text:p>245932</text:p>
          </table:table-cell>
          <table:table-cell office:value-type="float" office:value="242563" calcext:value-type="float">
            <text:p>242563</text:p>
          </table:table-cell>
          <table:table-cell office:value-type="float" office:value="248263" calcext:value-type="float">
            <text:p>248263</text:p>
          </table:table-cell>
          <table:table-cell office:value-type="float" office:value="253186" calcext:value-type="float">
            <text:p>253186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22853" calcext:value-type="float">
            <text:p>222853</text:p>
          </table:table-cell>
          <table:table-cell office:value-type="float" office:value="246191" calcext:value-type="float">
            <text:p>246191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251883" calcext:value-type="float">
            <text:p>251883</text:p>
          </table:table-cell>
          <table:table-cell office:value-type="float" office:value="247248" calcext:value-type="float">
            <text:p>247248</text:p>
          </table:table-cell>
          <table:table-cell office:value-type="float" office:value="149726" calcext:value-type="float">
            <text:p>149726</text:p>
          </table:table-cell>
          <table:table-cell office:value-type="float" office:value="106056" calcext:value-type="float">
            <text:p>106056</text:p>
          </table:table-cell>
          <table:table-cell office:value-type="float" office:value="193162" calcext:value-type="float">
            <text:p>193162</text:p>
          </table:table-cell>
          <table:table-cell office:value-type="float" office:value="199955" calcext:value-type="float">
            <text:p>199955</text:p>
          </table:table-cell>
          <table:table-cell office:value-type="float" office:value="249054" calcext:value-type="float">
            <text:p>249054</text:p>
          </table:table-cell>
          <table:table-cell office:value-type="float" office:value="163190" calcext:value-type="float">
            <text:p>163190</text:p>
          </table:table-cell>
          <table:table-cell office:value-type="float" office:value="211811" calcext:value-type="float">
            <text:p>211811</text:p>
          </table:table-cell>
          <table:table-cell office:value-type="float" office:value="252980" calcext:value-type="float">
            <text:p>252980</text:p>
          </table:table-cell>
          <table:table-cell office:value-type="float" office:value="252229" calcext:value-type="float">
            <text:p>252229</text:p>
          </table:table-cell>
          <table:table-cell office:value-type="float" office:value="253499" calcext:value-type="float">
            <text:p>253499</text:p>
          </table:table-cell>
          <table:table-cell office:value-type="float" office:value="254596" calcext:value-type="float">
            <text:p>254596</text:p>
          </table:table-cell>
          <table:table-cell office:value-type="float" office:value="243913" calcext:value-type="float">
            <text:p>24391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2906" calcext:value-type="float">
            <text:p>222906</text:p>
          </table:table-cell>
          <table:table-cell office:value-type="float" office:value="253037" calcext:value-type="float">
            <text:p>253037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54770" calcext:value-type="float">
            <text:p>254770</text:p>
          </table:table-cell>
          <table:table-cell office:value-type="float" office:value="230036" calcext:value-type="float">
            <text:p>230036</text:p>
          </table:table-cell>
          <table:table-cell office:value-type="float" office:value="112242" calcext:value-type="float">
            <text:p>112242</text:p>
          </table:table-cell>
          <table:table-cell office:value-type="float" office:value="79357" calcext:value-type="float">
            <text:p>79357</text:p>
          </table:table-cell>
          <table:table-cell office:value-type="float" office:value="139402" calcext:value-type="float">
            <text:p>139402</text:p>
          </table:table-cell>
          <table:table-cell office:value-type="float" office:value="142860" calcext:value-type="float">
            <text:p>142860</text:p>
          </table:table-cell>
          <table:table-cell office:value-type="float" office:value="181979" calcext:value-type="float">
            <text:p>181979</text:p>
          </table:table-cell>
          <table:table-cell office:value-type="float" office:value="125249" calcext:value-type="float">
            <text:p>125249</text:p>
          </table:table-cell>
          <table:table-cell office:value-type="float" office:value="161424" calcext:value-type="float">
            <text:p>161424</text:p>
          </table:table-cell>
          <table:table-cell office:value-type="float" office:value="175084" calcext:value-type="float">
            <text:p>175084</text:p>
          </table:table-cell>
          <table:table-cell office:value-type="float" office:value="218361" calcext:value-type="float">
            <text:p>218361</text:p>
          </table:table-cell>
          <table:table-cell office:value-type="float" office:value="189032" calcext:value-type="float">
            <text:p>189032</text:p>
          </table:table-cell>
          <table:table-cell office:value-type="float" office:value="194399" calcext:value-type="float">
            <text:p>194399</text:p>
          </table:table-cell>
          <table:table-cell office:value-type="float" office:value="248205" calcext:value-type="float">
            <text:p>248205</text:p>
          </table:table-cell>
          <table:table-cell office:value-type="float" office:value="193288" calcext:value-type="float">
            <text:p>193288</text:p>
          </table:table-cell>
          <table:table-cell office:value-type="float" office:value="219260" calcext:value-type="float">
            <text:p>219260</text:p>
          </table:table-cell>
          <table:table-cell office:value-type="float" office:value="254421" calcext:value-type="float">
            <text:p>254421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3479" calcext:value-type="float">
            <text:p>213479</text:p>
          </table:table-cell>
          <table:table-cell office:value-type="float" office:value="151507" calcext:value-type="float">
            <text:p>151507</text:p>
          </table:table-cell>
          <table:table-cell office:value-type="float" office:value="77275" calcext:value-type="float">
            <text:p>77275</text:p>
          </table:table-cell>
          <table:table-cell office:value-type="float" office:value="184224" calcext:value-type="float">
            <text:p>184224</text:p>
          </table:table-cell>
          <table:table-cell office:value-type="float" office:value="201029" calcext:value-type="float">
            <text:p>201029</text:p>
          </table:table-cell>
          <table:table-cell office:value-type="float" office:value="222538" calcext:value-type="float">
            <text:p>222538</text:p>
          </table:table-cell>
          <table:table-cell office:value-type="float" office:value="170183" calcext:value-type="float">
            <text:p>170183</text:p>
          </table:table-cell>
          <table:table-cell office:value-type="float" office:value="180213" calcext:value-type="float">
            <text:p>180213</text:p>
          </table:table-cell>
          <table:table-cell office:value-type="float" office:value="219378" calcext:value-type="float">
            <text:p>219378</text:p>
          </table:table-cell>
          <table:table-cell office:value-type="float" office:value="238625" calcext:value-type="float">
            <text:p>238625</text:p>
          </table:table-cell>
          <table:table-cell office:value-type="float" office:value="223787" calcext:value-type="float">
            <text:p>223787</text:p>
          </table:table-cell>
          <table:table-cell office:value-type="float" office:value="227996" calcext:value-type="float">
            <text:p>22799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5829" calcext:value-type="float">
            <text:p>225829</text:p>
          </table:table-cell>
          <table:table-cell office:value-type="float" office:value="209293" calcext:value-type="float">
            <text:p>209293</text:p>
          </table:table-cell>
          <table:table-cell office:value-type="float" office:value="251497" calcext:value-type="float">
            <text:p>25149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34705" calcext:value-type="float">
            <text:p>234705</text:p>
          </table:table-cell>
          <table:table-cell office:value-type="float" office:value="178523" calcext:value-type="float">
            <text:p>178523</text:p>
          </table:table-cell>
          <table:table-cell office:value-type="float" office:value="121645" calcext:value-type="float">
            <text:p>121645</text:p>
          </table:table-cell>
          <table:table-cell office:value-type="float" office:value="82118" calcext:value-type="float">
            <text:p>82118</text:p>
          </table:table-cell>
          <table:table-cell office:value-type="float" office:value="178822" calcext:value-type="float">
            <text:p>178822</text:p>
          </table:table-cell>
          <table:table-cell office:value-type="float" office:value="205142" calcext:value-type="float">
            <text:p>205142</text:p>
          </table:table-cell>
          <table:table-cell office:value-type="float" office:value="246207" calcext:value-type="float">
            <text:p>246207</text:p>
          </table:table-cell>
          <table:table-cell office:value-type="float" office:value="204421" calcext:value-type="float">
            <text:p>204421</text:p>
          </table:table-cell>
          <table:table-cell office:value-type="float" office:value="214859" calcext:value-type="float">
            <text:p>214859</text:p>
          </table:table-cell>
          <table:table-cell office:value-type="float" office:value="252844" calcext:value-type="float">
            <text:p>252844</text:p>
          </table:table-cell>
          <table:table-cell office:value-type="float" office:value="248174" calcext:value-type="float">
            <text:p>248174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43431" calcext:value-type="float">
            <text:p>243431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10645" calcext:value-type="float">
            <text:p>210645</text:p>
          </table:table-cell>
          <table:table-cell office:value-type="float" office:value="177162" calcext:value-type="float">
            <text:p>177162</text:p>
          </table:table-cell>
          <table:table-cell office:value-type="float" office:value="83719" calcext:value-type="float">
            <text:p>83719</text:p>
          </table:table-cell>
          <table:table-cell office:value-type="float" office:value="99961" calcext:value-type="float">
            <text:p>99961</text:p>
          </table:table-cell>
          <table:table-cell office:value-type="float" office:value="129626" calcext:value-type="float">
            <text:p>129626</text:p>
          </table:table-cell>
          <table:table-cell office:value-type="float" office:value="147033" calcext:value-type="float">
            <text:p>147033</text:p>
          </table:table-cell>
          <table:table-cell office:value-type="float" office:value="218768" calcext:value-type="float">
            <text:p>218768</text:p>
          </table:table-cell>
          <table:table-cell office:value-type="float" office:value="152907" calcext:value-type="float">
            <text:p>152907</text:p>
          </table:table-cell>
          <table:table-cell office:value-type="float" office:value="180799" calcext:value-type="float">
            <text:p>180799</text:p>
          </table:table-cell>
          <table:table-cell office:value-type="float" office:value="219652" calcext:value-type="float">
            <text:p>219652</text:p>
          </table:table-cell>
          <table:table-cell office:value-type="float" office:value="251989" calcext:value-type="float">
            <text:p>251989</text:p>
          </table:table-cell>
          <table:table-cell office:value-type="float" office:value="226396" calcext:value-type="float">
            <text:p>226396</text:p>
          </table:table-cell>
          <table:table-cell office:value-type="float" office:value="254638" calcext:value-type="float">
            <text:p>25463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4362" calcext:value-type="float">
            <text:p>234362</text:p>
          </table:table-cell>
          <table:table-cell office:value-type="float" office:value="212276" calcext:value-type="float">
            <text:p>212276</text:p>
          </table:table-cell>
          <table:table-cell office:value-type="float" office:value="249931" calcext:value-type="float">
            <text:p>249931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238022" calcext:value-type="float">
            <text:p>238022</text:p>
          </table:table-cell>
          <table:table-cell office:value-type="float" office:value="231642" calcext:value-type="float">
            <text:p>231642</text:p>
          </table:table-cell>
          <table:table-cell office:value-type="float" office:value="111662" calcext:value-type="float">
            <text:p>111662</text:p>
          </table:table-cell>
          <table:table-cell office:value-type="float" office:value="172827" calcext:value-type="float">
            <text:p>172827</text:p>
          </table:table-cell>
          <table:table-cell office:value-type="float" office:value="171052" calcext:value-type="float">
            <text:p>171052</text:p>
          </table:table-cell>
          <table:table-cell office:value-type="float" office:value="180812" calcext:value-type="float">
            <text:p>180812</text:p>
          </table:table-cell>
          <table:table-cell office:value-type="float" office:value="226555" calcext:value-type="float">
            <text:p>226555</text:p>
          </table:table-cell>
          <table:table-cell office:value-type="float" office:value="144666" calcext:value-type="float">
            <text:p>144666</text:p>
          </table:table-cell>
          <table:table-cell office:value-type="float" office:value="169706" calcext:value-type="float">
            <text:p>169706</text:p>
          </table:table-cell>
          <table:table-cell office:value-type="float" office:value="222217" calcext:value-type="float">
            <text:p>22221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7738" calcext:value-type="float">
            <text:p>227738</text:p>
          </table:table-cell>
          <table:table-cell office:value-type="float" office:value="254655" calcext:value-type="float">
            <text:p>254655</text:p>
          </table:table-cell>
          <table:table-cell office:value-type="float" office:value="244362" calcext:value-type="float">
            <text:p>244362</text:p>
          </table:table-cell>
          <table:table-cell office:value-type="float" office:value="235330" calcext:value-type="float">
            <text:p>235330</text:p>
          </table:table-cell>
          <table:table-cell office:value-type="float" office:value="213288" calcext:value-type="float">
            <text:p>213288</text:p>
          </table:table-cell>
          <table:table-cell office:value-type="float" office:value="250169" calcext:value-type="float">
            <text:p>250169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832" calcext:value-type="float">
            <text:p>254832</text:p>
          </table:table-cell>
          <table:table-cell office:value-type="float" office:value="209327" calcext:value-type="float">
            <text:p>209327</text:p>
          </table:table-cell>
          <table:table-cell office:value-type="float" office:value="236295" calcext:value-type="float">
            <text:p>236295</text:p>
          </table:table-cell>
          <table:table-cell office:value-type="float" office:value="250083" calcext:value-type="float">
            <text:p>250083</text:p>
          </table:table-cell>
          <table:table-cell office:value-type="float" office:value="250714" calcext:value-type="float">
            <text:p>250714</text:p>
          </table:table-cell>
          <table:table-cell office:value-type="float" office:value="254966" calcext:value-type="float">
            <text:p>254966</text:p>
          </table:table-cell>
          <table:table-cell office:value-type="float" office:value="222519" calcext:value-type="float">
            <text:p>222519</text:p>
          </table:table-cell>
          <table:table-cell office:value-type="float" office:value="232002" calcext:value-type="float">
            <text:p>232002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44755" calcext:value-type="float">
            <text:p>24475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960" calcext:value-type="float">
            <text:p>254960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80695" calcext:value-type="float">
            <text:p>180695</text:p>
          </table:table-cell>
          <table:table-cell office:value-type="float" office:value="154498" calcext:value-type="float">
            <text:p>154498</text:p>
          </table:table-cell>
          <table:table-cell office:value-type="float" office:value="223313" calcext:value-type="float">
            <text:p>223313</text:p>
          </table:table-cell>
          <table:table-cell office:value-type="float" office:value="240948" calcext:value-type="float">
            <text:p>240948</text:p>
          </table:table-cell>
          <table:table-cell office:value-type="float" office:value="254464" calcext:value-type="float">
            <text:p>254464</text:p>
          </table:table-cell>
          <table:table-cell office:value-type="float" office:value="186346" calcext:value-type="float">
            <text:p>186346</text:p>
          </table:table-cell>
          <table:table-cell office:value-type="float" office:value="221053" calcext:value-type="float">
            <text:p>221053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252207" calcext:value-type="float">
            <text:p>252207</text:p>
          </table:table-cell>
          <table:table-cell office:value-type="float" office:value="251141" calcext:value-type="float">
            <text:p>251141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245208" calcext:value-type="float">
            <text:p>245208</text:p>
          </table:table-cell>
          <table:table-cell office:value-type="float" office:value="238865" calcext:value-type="float">
            <text:p>238865</text:p>
          </table:table-cell>
          <table:table-cell office:value-type="float" office:value="97994" calcext:value-type="float">
            <text:p>97994</text:p>
          </table:table-cell>
          <table:table-cell office:value-type="float" office:value="158583" calcext:value-type="float">
            <text:p>158583</text:p>
          </table:table-cell>
          <table:table-cell office:value-type="float" office:value="151136" calcext:value-type="float">
            <text:p>151136</text:p>
          </table:table-cell>
          <table:table-cell office:value-type="float" office:value="163792" calcext:value-type="float">
            <text:p>163792</text:p>
          </table:table-cell>
          <table:table-cell office:value-type="float" office:value="245053" calcext:value-type="float">
            <text:p>245053</text:p>
          </table:table-cell>
          <table:table-cell office:value-type="float" office:value="124150" calcext:value-type="float">
            <text:p>124150</text:p>
          </table:table-cell>
          <table:table-cell office:value-type="float" office:value="143159" calcext:value-type="float">
            <text:p>143159</text:p>
          </table:table-cell>
          <table:table-cell office:value-type="float" office:value="247656" calcext:value-type="float">
            <text:p>24765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7989" calcext:value-type="float">
            <text:p>227989</text:p>
          </table:table-cell>
          <table:table-cell office:value-type="float" office:value="243611" calcext:value-type="float">
            <text:p>243611</text:p>
          </table:table-cell>
          <table:table-cell office:value-type="float" office:value="237219" calcext:value-type="float">
            <text:p>237219</text:p>
          </table:table-cell>
          <table:table-cell office:value-type="float" office:value="238606" calcext:value-type="float">
            <text:p>238606</text:p>
          </table:table-cell>
          <table:table-cell office:value-type="float" office:value="251242" calcext:value-type="float">
            <text:p>251242</text:p>
          </table:table-cell>
          <table:table-cell office:value-type="float" office:value="233116" calcext:value-type="float">
            <text:p>233116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240494" calcext:value-type="float">
            <text:p>240494</text:p>
          </table:table-cell>
          <table:table-cell office:value-type="float" office:value="223346" calcext:value-type="float">
            <text:p>223346</text:p>
          </table:table-cell>
          <table:table-cell office:value-type="float" office:value="73590" calcext:value-type="float">
            <text:p>73590</text:p>
          </table:table-cell>
          <table:table-cell office:value-type="float" office:value="190509" calcext:value-type="float">
            <text:p>190509</text:p>
          </table:table-cell>
          <table:table-cell office:value-type="float" office:value="118979" calcext:value-type="float">
            <text:p>118979</text:p>
          </table:table-cell>
          <table:table-cell office:value-type="float" office:value="111952" calcext:value-type="float">
            <text:p>111952</text:p>
          </table:table-cell>
          <table:table-cell office:value-type="float" office:value="230344" calcext:value-type="float">
            <text:p>230344</text:p>
          </table:table-cell>
          <table:table-cell office:value-type="float" office:value="108153" calcext:value-type="float">
            <text:p>108153</text:p>
          </table:table-cell>
          <table:table-cell office:value-type="float" office:value="100432" calcext:value-type="float">
            <text:p>100432</text:p>
          </table:table-cell>
          <table:table-cell office:value-type="float" office:value="230059" calcext:value-type="float">
            <text:p>230059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2639" calcext:value-type="float">
            <text:p>192639</text:p>
          </table:table-cell>
          <table:table-cell office:value-type="float" office:value="245117" calcext:value-type="float">
            <text:p>245117</text:p>
          </table:table-cell>
          <table:table-cell office:value-type="float" office:value="199666" calcext:value-type="float">
            <text:p>199666</text:p>
          </table:table-cell>
          <table:table-cell office:value-type="float" office:value="203604" calcext:value-type="float">
            <text:p>203604</text:p>
          </table:table-cell>
          <table:table-cell office:value-type="float" office:value="227697" calcext:value-type="float">
            <text:p>227697</text:p>
          </table:table-cell>
          <table:table-cell office:value-type="float" office:value="218349" calcext:value-type="float">
            <text:p>218349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0127" calcext:value-type="float">
            <text:p>220127</text:p>
          </table:table-cell>
          <table:table-cell office:value-type="float" office:value="71108" calcext:value-type="float">
            <text:p>71108</text:p>
          </table:table-cell>
          <table:table-cell office:value-type="float" office:value="204087" calcext:value-type="float">
            <text:p>204087</text:p>
          </table:table-cell>
          <table:table-cell office:value-type="float" office:value="132457" calcext:value-type="float">
            <text:p>132457</text:p>
          </table:table-cell>
          <table:table-cell office:value-type="float" office:value="120090" calcext:value-type="float">
            <text:p>120090</text:p>
          </table:table-cell>
          <table:table-cell office:value-type="float" office:value="234533" calcext:value-type="float">
            <text:p>234533</text:p>
          </table:table-cell>
          <table:table-cell office:value-type="float" office:value="136800" calcext:value-type="float">
            <text:p>136800</text:p>
          </table:table-cell>
          <table:table-cell office:value-type="float" office:value="122830" calcext:value-type="float">
            <text:p>122830</text:p>
          </table:table-cell>
          <table:table-cell office:value-type="float" office:value="226208" calcext:value-type="float">
            <text:p>22620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1073" calcext:value-type="float">
            <text:p>201073</text:p>
          </table:table-cell>
          <table:table-cell office:value-type="float" office:value="254582" calcext:value-type="float">
            <text:p>254582</text:p>
          </table:table-cell>
          <table:table-cell office:value-type="float" office:value="173075" calcext:value-type="float">
            <text:p>173075</text:p>
          </table:table-cell>
          <table:table-cell office:value-type="float" office:value="204826" calcext:value-type="float">
            <text:p>204826</text:p>
          </table:table-cell>
          <table:table-cell office:value-type="float" office:value="186893" calcext:value-type="float">
            <text:p>186893</text:p>
          </table:table-cell>
          <table:table-cell office:value-type="float" office:value="198790" calcext:value-type="float">
            <text:p>19879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233336" calcext:value-type="float">
            <text:p>233336</text:p>
          </table:table-cell>
          <table:table-cell office:value-type="float" office:value="192578" calcext:value-type="float">
            <text:p>192578</text:p>
          </table:table-cell>
          <table:table-cell office:value-type="float" office:value="66615" calcext:value-type="float">
            <text:p>66615</text:p>
          </table:table-cell>
          <table:table-cell office:value-type="float" office:value="180641" calcext:value-type="float">
            <text:p>180641</text:p>
          </table:table-cell>
          <table:table-cell office:value-type="float" office:value="134147" calcext:value-type="float">
            <text:p>134147</text:p>
          </table:table-cell>
          <table:table-cell office:value-type="float" office:value="134202" calcext:value-type="float">
            <text:p>134202</text:p>
          </table:table-cell>
          <table:table-cell office:value-type="float" office:value="234405" calcext:value-type="float">
            <text:p>234405</text:p>
          </table:table-cell>
          <table:table-cell office:value-type="float" office:value="183648" calcext:value-type="float">
            <text:p>183648</text:p>
          </table:table-cell>
          <table:table-cell office:value-type="float" office:value="158599" calcext:value-type="float">
            <text:p>158599</text:p>
          </table:table-cell>
          <table:table-cell office:value-type="float" office:value="236031" calcext:value-type="float">
            <text:p>23603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8741" calcext:value-type="float">
            <text:p>23874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3513" calcext:value-type="float">
            <text:p>20351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8391" calcext:value-type="float">
            <text:p>208391</text:p>
          </table:table-cell>
          <table:table-cell office:value-type="float" office:value="164009" calcext:value-type="float">
            <text:p>164009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223188" calcext:value-type="float">
            <text:p>223188</text:p>
          </table:table-cell>
          <table:table-cell office:value-type="float" office:value="169027" calcext:value-type="float">
            <text:p>169027</text:p>
          </table:table-cell>
          <table:table-cell office:value-type="float" office:value="101047" calcext:value-type="float">
            <text:p>101047</text:p>
          </table:table-cell>
          <table:table-cell office:value-type="float" office:value="176058" calcext:value-type="float">
            <text:p>176058</text:p>
          </table:table-cell>
          <table:table-cell office:value-type="float" office:value="161636" calcext:value-type="float">
            <text:p>161636</text:p>
          </table:table-cell>
          <table:table-cell office:value-type="float" office:value="187410" calcext:value-type="float">
            <text:p>187410</text:p>
          </table:table-cell>
          <table:table-cell office:value-type="float" office:value="251307" calcext:value-type="float">
            <text:p>251307</text:p>
          </table:table-cell>
          <table:table-cell office:value-type="float" office:value="233663" calcext:value-type="float">
            <text:p>233663</text:p>
          </table:table-cell>
          <table:table-cell office:value-type="float" office:value="221435" calcext:value-type="float">
            <text:p>221435</text:p>
          </table:table-cell>
          <table:table-cell office:value-type="float" office:value="253523" calcext:value-type="float">
            <text:p>25352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312" calcext:value-type="float">
            <text:p>25331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4156" calcext:value-type="float">
            <text:p>254156</text:p>
          </table:table-cell>
          <table:table-cell office:value-type="float" office:value="251202" calcext:value-type="float">
            <text:p>251202</text:p>
          </table:table-cell>
          <table:table-cell office:value-type="float" office:value="219168" calcext:value-type="float">
            <text:p>219168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234743" calcext:value-type="float">
            <text:p>234743</text:p>
          </table:table-cell>
          <table:table-cell office:value-type="float" office:value="198705" calcext:value-type="float">
            <text:p>198705</text:p>
          </table:table-cell>
          <table:table-cell office:value-type="float" office:value="114154" calcext:value-type="float">
            <text:p>114154</text:p>
          </table:table-cell>
          <table:table-cell office:value-type="float" office:value="165296" calcext:value-type="float">
            <text:p>165296</text:p>
          </table:table-cell>
          <table:table-cell office:value-type="float" office:value="176985" calcext:value-type="float">
            <text:p>176985</text:p>
          </table:table-cell>
          <table:table-cell office:value-type="float" office:value="231763" calcext:value-type="float">
            <text:p>23176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6438" calcext:value-type="float">
            <text:p>206438</text:p>
          </table:table-cell>
          <table:table-cell office:value-type="float" office:value="245342" calcext:value-type="float">
            <text:p>245342</text:p>
          </table:table-cell>
          <table:table-cell table:number-columns-repeated="8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253189" calcext:value-type="float">
            <text:p>253189</text:p>
          </table:table-cell>
          <table:table-cell office:value-type="float" office:value="194737" calcext:value-type="float">
            <text:p>194737</text:p>
          </table:table-cell>
          <table:table-cell office:value-type="float" office:value="99007" calcext:value-type="float">
            <text:p>99007</text:p>
          </table:table-cell>
          <table:table-cell office:value-type="float" office:value="168586" calcext:value-type="float">
            <text:p>168586</text:p>
          </table:table-cell>
          <table:table-cell office:value-type="float" office:value="160815" calcext:value-type="float">
            <text:p>160815</text:p>
          </table:table-cell>
          <table:table-cell office:value-type="float" office:value="220290" calcext:value-type="float">
            <text:p>220290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1840" calcext:value-type="float">
            <text:p>191840</text:p>
          </table:table-cell>
          <table:table-cell office:value-type="float" office:value="237109" calcext:value-type="float">
            <text:p>237109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54012" calcext:value-type="float">
            <text:p>254012</text:p>
          </table:table-cell>
          <table:table-cell table:number-columns-repeated="3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36961" calcext:value-type="float">
            <text:p>236961</text:p>
          </table:table-cell>
          <table:table-cell office:value-type="float" office:value="173787" calcext:value-type="float">
            <text:p>173787</text:p>
          </table:table-cell>
          <table:table-cell office:value-type="float" office:value="101088" calcext:value-type="float">
            <text:p>101088</text:p>
          </table:table-cell>
          <table:table-cell office:value-type="float" office:value="162220" calcext:value-type="float">
            <text:p>162220</text:p>
          </table:table-cell>
          <table:table-cell office:value-type="float" office:value="150069" calcext:value-type="float">
            <text:p>150069</text:p>
          </table:table-cell>
          <table:table-cell office:value-type="float" office:value="211882" calcext:value-type="float">
            <text:p>211882</text:p>
          </table:table-cell>
          <table:table-cell office:value-type="float" office:value="250431" calcext:value-type="float">
            <text:p>250431</text:p>
          </table:table-cell>
          <table:table-cell office:value-type="float" office:value="217859" calcext:value-type="float">
            <text:p>217859</text:p>
          </table:table-cell>
          <table:table-cell office:value-type="float" office:value="224966" calcext:value-type="float">
            <text:p>224966</text:p>
          </table:table-cell>
          <table:table-cell office:value-type="float" office:value="246941" calcext:value-type="float">
            <text:p>246941</text:p>
          </table:table-cell>
          <table:table-cell office:value-type="float" office:value="251428" calcext:value-type="float">
            <text:p>251428</text:p>
          </table:table-cell>
          <table:table-cell office:value-type="float" office:value="249351" calcext:value-type="float">
            <text:p>249351</text:p>
          </table:table-cell>
          <table:table-cell office:value-type="float" office:value="247772" calcext:value-type="float">
            <text:p>247772</text:p>
          </table:table-cell>
          <table:table-cell office:value-type="float" office:value="254156" calcext:value-type="float">
            <text:p>254156</text:p>
          </table:table-cell>
          <table:table-cell office:value-type="float" office:value="249683" calcext:value-type="float">
            <text:p>24968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172" calcext:value-type="float">
            <text:p>253172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29284" calcext:value-type="float">
            <text:p>229284</text:p>
          </table:table-cell>
          <table:table-cell office:value-type="float" office:value="181254" calcext:value-type="float">
            <text:p>181254</text:p>
          </table:table-cell>
          <table:table-cell office:value-type="float" office:value="89677" calcext:value-type="float">
            <text:p>89677</text:p>
          </table:table-cell>
          <table:table-cell office:value-type="float" office:value="109372" calcext:value-type="float">
            <text:p>109372</text:p>
          </table:table-cell>
          <table:table-cell office:value-type="float" office:value="143523" calcext:value-type="float">
            <text:p>143523</text:p>
          </table:table-cell>
          <table:table-cell office:value-type="float" office:value="175972" calcext:value-type="float">
            <text:p>175972</text:p>
          </table:table-cell>
          <table:table-cell office:value-type="float" office:value="226014" calcext:value-type="float">
            <text:p>226014</text:p>
          </table:table-cell>
          <table:table-cell office:value-type="float" office:value="162617" calcext:value-type="float">
            <text:p>162617</text:p>
          </table:table-cell>
          <table:table-cell office:value-type="float" office:value="195195" calcext:value-type="float">
            <text:p>195195</text:p>
          </table:table-cell>
          <table:table-cell office:value-type="float" office:value="231777" calcext:value-type="float">
            <text:p>231777</text:p>
          </table:table-cell>
          <table:table-cell office:value-type="float" office:value="254251" calcext:value-type="float">
            <text:p>254251</text:p>
          </table:table-cell>
          <table:table-cell office:value-type="float" office:value="245954" calcext:value-type="float">
            <text:p>245954</text:p>
          </table:table-cell>
          <table:table-cell office:value-type="float" office:value="253485" calcext:value-type="float">
            <text:p>25348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885" calcext:value-type="float">
            <text:p>25388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617" calcext:value-type="float">
            <text:p>254617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49448" calcext:value-type="float">
            <text:p>249448</text:p>
          </table:table-cell>
          <table:table-cell office:value-type="float" office:value="135473" calcext:value-type="float">
            <text:p>135473</text:p>
          </table:table-cell>
          <table:table-cell office:value-type="float" office:value="63645" calcext:value-type="float">
            <text:p>63645</text:p>
          </table:table-cell>
          <table:table-cell office:value-type="float" office:value="154261" calcext:value-type="float">
            <text:p>154261</text:p>
          </table:table-cell>
          <table:table-cell office:value-type="float" office:value="115875" calcext:value-type="float">
            <text:p>115875</text:p>
          </table:table-cell>
          <table:table-cell office:value-type="float" office:value="142303" calcext:value-type="float">
            <text:p>142303</text:p>
          </table:table-cell>
          <table:table-cell office:value-type="float" office:value="202515" calcext:value-type="float">
            <text:p>202515</text:p>
          </table:table-cell>
          <table:table-cell office:value-type="float" office:value="162677" calcext:value-type="float">
            <text:p>162677</text:p>
          </table:table-cell>
          <table:table-cell office:value-type="float" office:value="165973" calcext:value-type="float">
            <text:p>165973</text:p>
          </table:table-cell>
          <table:table-cell office:value-type="float" office:value="214414" calcext:value-type="float">
            <text:p>21441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0880" calcext:value-type="float">
            <text:p>240880</text:p>
          </table:table-cell>
          <table:table-cell table:number-columns-repeated="5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235675" calcext:value-type="float">
            <text:p>235675</text:p>
          </table:table-cell>
          <table:table-cell office:value-type="float" office:value="151787" calcext:value-type="float">
            <text:p>151787</text:p>
          </table:table-cell>
          <table:table-cell office:value-type="float" office:value="71391" calcext:value-type="float">
            <text:p>71391</text:p>
          </table:table-cell>
          <table:table-cell office:value-type="float" office:value="173906" calcext:value-type="float">
            <text:p>173906</text:p>
          </table:table-cell>
          <table:table-cell office:value-type="float" office:value="159510" calcext:value-type="float">
            <text:p>159510</text:p>
          </table:table-cell>
          <table:table-cell office:value-type="float" office:value="188284" calcext:value-type="float">
            <text:p>188284</text:p>
          </table:table-cell>
          <table:table-cell office:value-type="float" office:value="240085" calcext:value-type="float">
            <text:p>240085</text:p>
          </table:table-cell>
          <table:table-cell office:value-type="float" office:value="219584" calcext:value-type="float">
            <text:p>219584</text:p>
          </table:table-cell>
          <table:table-cell office:value-type="float" office:value="224358" calcext:value-type="float">
            <text:p>224358</text:p>
          </table:table-cell>
          <table:table-cell office:value-type="float" office:value="246152" calcext:value-type="float">
            <text:p>24615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8933" calcext:value-type="float">
            <text:p>248933</text:p>
          </table:table-cell>
          <table:table-cell table:number-columns-repeated="5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212900" calcext:value-type="float">
            <text:p>212900</text:p>
          </table:table-cell>
          <table:table-cell office:value-type="float" office:value="128960" calcext:value-type="float">
            <text:p>128960</text:p>
          </table:table-cell>
          <table:table-cell office:value-type="float" office:value="67414" calcext:value-type="float">
            <text:p>67414</text:p>
          </table:table-cell>
          <table:table-cell office:value-type="float" office:value="124759" calcext:value-type="float">
            <text:p>124759</text:p>
          </table:table-cell>
          <table:table-cell office:value-type="float" office:value="133272" calcext:value-type="float">
            <text:p>133272</text:p>
          </table:table-cell>
          <table:table-cell office:value-type="float" office:value="151696" calcext:value-type="float">
            <text:p>151696</text:p>
          </table:table-cell>
          <table:table-cell office:value-type="float" office:value="229027" calcext:value-type="float">
            <text:p>229027</text:p>
          </table:table-cell>
          <table:table-cell office:value-type="float" office:value="191412" calcext:value-type="float">
            <text:p>191412</text:p>
          </table:table-cell>
          <table:table-cell office:value-type="float" office:value="219367" calcext:value-type="float">
            <text:p>219367</text:p>
          </table:table-cell>
          <table:table-cell office:value-type="float" office:value="252843" calcext:value-type="float">
            <text:p>252843</text:p>
          </table:table-cell>
          <table:table-cell office:value-type="float" office:value="251194" calcext:value-type="float">
            <text:p>251194</text:p>
          </table:table-cell>
          <table:table-cell table:number-columns-repeated="6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231021" calcext:value-type="float">
            <text:p>231021</text:p>
          </table:table-cell>
          <table:table-cell office:value-type="float" office:value="141487" calcext:value-type="float">
            <text:p>141487</text:p>
          </table:table-cell>
          <table:table-cell office:value-type="float" office:value="58039" calcext:value-type="float">
            <text:p>58039</text:p>
          </table:table-cell>
          <table:table-cell office:value-type="float" office:value="141846" calcext:value-type="float">
            <text:p>141846</text:p>
          </table:table-cell>
          <table:table-cell office:value-type="float" office:value="117378" calcext:value-type="float">
            <text:p>117378</text:p>
          </table:table-cell>
          <table:table-cell office:value-type="float" office:value="116737" calcext:value-type="float">
            <text:p>116737</text:p>
          </table:table-cell>
          <table:table-cell office:value-type="float" office:value="179683" calcext:value-type="float">
            <text:p>179683</text:p>
          </table:table-cell>
          <table:table-cell office:value-type="float" office:value="181832" calcext:value-type="float">
            <text:p>181832</text:p>
          </table:table-cell>
          <table:table-cell office:value-type="float" office:value="183543" calcext:value-type="float">
            <text:p>183543</text:p>
          </table:table-cell>
          <table:table-cell office:value-type="float" office:value="242245" calcext:value-type="float">
            <text:p>242245</text:p>
          </table:table-cell>
          <table:table-cell office:value-type="float" office:value="247086" calcext:value-type="float">
            <text:p>247086</text:p>
          </table:table-cell>
          <table:table-cell office:value-type="float" office:value="244499" calcext:value-type="float">
            <text:p>244499</text:p>
          </table:table-cell>
          <table:table-cell office:value-type="float" office:value="248205" calcext:value-type="float">
            <text:p>248205</text:p>
          </table:table-cell>
          <table:table-cell table:number-columns-repeated="4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225142" calcext:value-type="float">
            <text:p>225142</text:p>
          </table:table-cell>
          <table:table-cell office:value-type="float" office:value="172859" calcext:value-type="float">
            <text:p>172859</text:p>
          </table:table-cell>
          <table:table-cell office:value-type="float" office:value="78379" calcext:value-type="float">
            <text:p>78379</text:p>
          </table:table-cell>
          <table:table-cell office:value-type="float" office:value="176265" calcext:value-type="float">
            <text:p>176265</text:p>
          </table:table-cell>
          <table:table-cell office:value-type="float" office:value="140284" calcext:value-type="float">
            <text:p>140284</text:p>
          </table:table-cell>
          <table:table-cell office:value-type="float" office:value="133431" calcext:value-type="float">
            <text:p>133431</text:p>
          </table:table-cell>
          <table:table-cell office:value-type="float" office:value="221991" calcext:value-type="float">
            <text:p>221991</text:p>
          </table:table-cell>
          <table:table-cell office:value-type="float" office:value="169423" calcext:value-type="float">
            <text:p>169423</text:p>
          </table:table-cell>
          <table:table-cell office:value-type="float" office:value="166745" calcext:value-type="float">
            <text:p>166745</text:p>
          </table:table-cell>
          <table:table-cell office:value-type="float" office:value="228157" calcext:value-type="float">
            <text:p>228157</text:p>
          </table:table-cell>
          <table:table-cell office:value-type="float" office:value="245671" calcext:value-type="float">
            <text:p>245671</text:p>
          </table:table-cell>
          <table:table-cell office:value-type="float" office:value="218361" calcext:value-type="float">
            <text:p>218361</text:p>
          </table:table-cell>
          <table:table-cell office:value-type="float" office:value="231320" calcext:value-type="float">
            <text:p>23132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734" calcext:value-type="float">
            <text:p>254734</text:p>
          </table:table-cell>
          <table:table-cell table:number-columns-repeated="2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253636" calcext:value-type="float">
            <text:p>253636</text:p>
          </table:table-cell>
          <table:table-cell office:value-type="float" office:value="185357" calcext:value-type="float">
            <text:p>185357</text:p>
          </table:table-cell>
          <table:table-cell office:value-type="float" office:value="74043" calcext:value-type="float">
            <text:p>74043</text:p>
          </table:table-cell>
          <table:table-cell office:value-type="float" office:value="245853" calcext:value-type="float">
            <text:p>245853</text:p>
          </table:table-cell>
          <table:table-cell office:value-type="float" office:value="153359" calcext:value-type="float">
            <text:p>153359</text:p>
          </table:table-cell>
          <table:table-cell office:value-type="float" office:value="157782" calcext:value-type="float">
            <text:p>157782</text:p>
          </table:table-cell>
          <table:table-cell office:value-type="float" office:value="240759" calcext:value-type="float">
            <text:p>240759</text:p>
          </table:table-cell>
          <table:table-cell office:value-type="float" office:value="237011" calcext:value-type="float">
            <text:p>237011</text:p>
          </table:table-cell>
          <table:table-cell office:value-type="float" office:value="236696" calcext:value-type="float">
            <text:p>236696</text:p>
          </table:table-cell>
          <table:table-cell office:value-type="float" office:value="241521" calcext:value-type="float">
            <text:p>241521</text:p>
          </table:table-cell>
          <table:table-cell office:value-type="float" office:value="254415" calcext:value-type="float">
            <text:p>254415</text:p>
          </table:table-cell>
          <table:table-cell office:value-type="float" office:value="245378" calcext:value-type="float">
            <text:p>245378</text:p>
          </table:table-cell>
          <table:table-cell office:value-type="float" office:value="253218" calcext:value-type="float">
            <text:p>253218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54182" calcext:value-type="float">
            <text:p>254182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40207" calcext:value-type="float">
            <text:p>240207</text:p>
          </table:table-cell>
          <table:table-cell office:value-type="float" office:value="137983" calcext:value-type="float">
            <text:p>137983</text:p>
          </table:table-cell>
          <table:table-cell office:value-type="float" office:value="74190" calcext:value-type="float">
            <text:p>74190</text:p>
          </table:table-cell>
          <table:table-cell office:value-type="float" office:value="232225" calcext:value-type="float">
            <text:p>232225</text:p>
          </table:table-cell>
          <table:table-cell office:value-type="float" office:value="125783" calcext:value-type="float">
            <text:p>125783</text:p>
          </table:table-cell>
          <table:table-cell office:value-type="float" office:value="138130" calcext:value-type="float">
            <text:p>138130</text:p>
          </table:table-cell>
          <table:table-cell office:value-type="float" office:value="211219" calcext:value-type="float">
            <text:p>211219</text:p>
          </table:table-cell>
          <table:table-cell office:value-type="float" office:value="227316" calcext:value-type="float">
            <text:p>227316</text:p>
          </table:table-cell>
          <table:table-cell office:value-type="float" office:value="219793" calcext:value-type="float">
            <text:p>219793</text:p>
          </table:table-cell>
          <table:table-cell office:value-type="float" office:value="227208" calcext:value-type="float">
            <text:p>227208</text:p>
          </table:table-cell>
          <table:table-cell office:value-type="float" office:value="252724" calcext:value-type="float">
            <text:p>252724</text:p>
          </table:table-cell>
          <table:table-cell office:value-type="float" office:value="247418" calcext:value-type="float">
            <text:p>247418</text:p>
          </table:table-cell>
          <table:table-cell office:value-type="float" office:value="252563" calcext:value-type="float">
            <text:p>252563</text:p>
          </table:table-cell>
          <table:table-cell office:value-type="float" office:value="240948" calcext:value-type="float">
            <text:p>240948</text:p>
          </table:table-cell>
          <table:table-cell office:value-type="float" office:value="252858" calcext:value-type="float">
            <text:p>252858</text:p>
          </table:table-cell>
          <table:table-cell office:value-type="float" office:value="251044" calcext:value-type="float">
            <text:p>251044</text:p>
          </table:table-cell>
          <table:table-cell office:value-type="float" office:value="237842" calcext:value-type="float">
            <text:p>237842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06261" calcext:value-type="float">
            <text:p>206261</text:p>
          </table:table-cell>
          <table:table-cell office:value-type="float" office:value="145754" calcext:value-type="float">
            <text:p>145754</text:p>
          </table:table-cell>
          <table:table-cell office:value-type="float" office:value="61660" calcext:value-type="float">
            <text:p>61660</text:p>
          </table:table-cell>
          <table:table-cell office:value-type="float" office:value="162980" calcext:value-type="float">
            <text:p>162980</text:p>
          </table:table-cell>
          <table:table-cell office:value-type="float" office:value="89562" calcext:value-type="float">
            <text:p>89562</text:p>
          </table:table-cell>
          <table:table-cell office:value-type="float" office:value="99523" calcext:value-type="float">
            <text:p>99523</text:p>
          </table:table-cell>
          <table:table-cell office:value-type="float" office:value="178118" calcext:value-type="float">
            <text:p>178118</text:p>
          </table:table-cell>
          <table:table-cell office:value-type="float" office:value="125458" calcext:value-type="float">
            <text:p>125458</text:p>
          </table:table-cell>
          <table:table-cell office:value-type="float" office:value="136618" calcext:value-type="float">
            <text:p>136618</text:p>
          </table:table-cell>
          <table:table-cell office:value-type="float" office:value="193503" calcext:value-type="float">
            <text:p>193503</text:p>
          </table:table-cell>
          <table:table-cell office:value-type="float" office:value="246866" calcext:value-type="float">
            <text:p>246866</text:p>
          </table:table-cell>
          <table:table-cell office:value-type="float" office:value="211983" calcext:value-type="float">
            <text:p>211983</text:p>
          </table:table-cell>
          <table:table-cell office:value-type="float" office:value="228783" calcext:value-type="float">
            <text:p>228783</text:p>
          </table:table-cell>
          <table:table-cell office:value-type="float" office:value="210259" calcext:value-type="float">
            <text:p>210259</text:p>
          </table:table-cell>
          <table:table-cell office:value-type="float" office:value="229933" calcext:value-type="float">
            <text:p>229933</text:p>
          </table:table-cell>
          <table:table-cell office:value-type="float" office:value="242824" calcext:value-type="float">
            <text:p>242824</text:p>
          </table:table-cell>
          <table:table-cell office:value-type="float" office:value="226088" calcext:value-type="float">
            <text:p>226088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240702" calcext:value-type="float">
            <text:p>240702</text:p>
          </table:table-cell>
          <table:table-cell office:value-type="float" office:value="192615" calcext:value-type="float">
            <text:p>192615</text:p>
          </table:table-cell>
          <table:table-cell office:value-type="float" office:value="62487" calcext:value-type="float">
            <text:p>62487</text:p>
          </table:table-cell>
          <table:table-cell office:value-type="float" office:value="194553" calcext:value-type="float">
            <text:p>194553</text:p>
          </table:table-cell>
          <table:table-cell office:value-type="float" office:value="87429" calcext:value-type="float">
            <text:p>87429</text:p>
          </table:table-cell>
          <table:table-cell office:value-type="float" office:value="92389" calcext:value-type="float">
            <text:p>92389</text:p>
          </table:table-cell>
          <table:table-cell office:value-type="float" office:value="150892" calcext:value-type="float">
            <text:p>150892</text:p>
          </table:table-cell>
          <table:table-cell office:value-type="float" office:value="132291" calcext:value-type="float">
            <text:p>132291</text:p>
          </table:table-cell>
          <table:table-cell office:value-type="float" office:value="117523" calcext:value-type="float">
            <text:p>117523</text:p>
          </table:table-cell>
          <table:table-cell office:value-type="float" office:value="153079" calcext:value-type="float">
            <text:p>153079</text:p>
          </table:table-cell>
          <table:table-cell office:value-type="float" office:value="245508" calcext:value-type="float">
            <text:p>245508</text:p>
          </table:table-cell>
          <table:table-cell office:value-type="float" office:value="154612" calcext:value-type="float">
            <text:p>154612</text:p>
          </table:table-cell>
          <table:table-cell office:value-type="float" office:value="171574" calcext:value-type="float">
            <text:p>171574</text:p>
          </table:table-cell>
          <table:table-cell office:value-type="float" office:value="233914" calcext:value-type="float">
            <text:p>233914</text:p>
          </table:table-cell>
          <table:table-cell office:value-type="float" office:value="171608" calcext:value-type="float">
            <text:p>171608</text:p>
          </table:table-cell>
          <table:table-cell office:value-type="float" office:value="230452" calcext:value-type="float">
            <text:p>230452</text:p>
          </table:table-cell>
          <table:table-cell office:value-type="float" office:value="245434" calcext:value-type="float">
            <text:p>245434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161806" calcext:value-type="float">
            <text:p>161806</text:p>
          </table:table-cell>
          <table:table-cell office:value-type="float" office:value="160715" calcext:value-type="float">
            <text:p>160715</text:p>
          </table:table-cell>
          <table:table-cell office:value-type="float" office:value="49372" calcext:value-type="float">
            <text:p>49372</text:p>
          </table:table-cell>
          <table:table-cell office:value-type="float" office:value="219449" calcext:value-type="float">
            <text:p>219449</text:p>
          </table:table-cell>
          <table:table-cell office:value-type="float" office:value="72192" calcext:value-type="float">
            <text:p>72192</text:p>
          </table:table-cell>
          <table:table-cell office:value-type="float" office:value="76912" calcext:value-type="float">
            <text:p>76912</text:p>
          </table:table-cell>
          <table:table-cell office:value-type="float" office:value="131017" calcext:value-type="float">
            <text:p>131017</text:p>
          </table:table-cell>
          <table:table-cell office:value-type="float" office:value="132925" calcext:value-type="float">
            <text:p>132925</text:p>
          </table:table-cell>
          <table:table-cell office:value-type="float" office:value="108431" calcext:value-type="float">
            <text:p>108431</text:p>
          </table:table-cell>
          <table:table-cell office:value-type="float" office:value="154327" calcext:value-type="float">
            <text:p>154327</text:p>
          </table:table-cell>
          <table:table-cell office:value-type="float" office:value="250038" calcext:value-type="float">
            <text:p>250038</text:p>
          </table:table-cell>
          <table:table-cell office:value-type="float" office:value="134424" calcext:value-type="float">
            <text:p>134424</text:p>
          </table:table-cell>
          <table:table-cell office:value-type="float" office:value="171187" calcext:value-type="float">
            <text:p>171187</text:p>
          </table:table-cell>
          <table:table-cell office:value-type="float" office:value="250224" calcext:value-type="float">
            <text:p>250224</text:p>
          </table:table-cell>
          <table:table-cell office:value-type="float" office:value="191013" calcext:value-type="float">
            <text:p>191013</text:p>
          </table:table-cell>
          <table:table-cell office:value-type="float" office:value="164742" calcext:value-type="float">
            <text:p>164742</text:p>
          </table:table-cell>
          <table:table-cell office:value-type="float" office:value="215778" calcext:value-type="float">
            <text:p>215778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56829" calcext:value-type="float">
            <text:p>156829</text:p>
          </table:table-cell>
          <table:table-cell office:value-type="float" office:value="108561" calcext:value-type="float">
            <text:p>108561</text:p>
          </table:table-cell>
          <table:table-cell office:value-type="float" office:value="56306" calcext:value-type="float">
            <text:p>56306</text:p>
          </table:table-cell>
          <table:table-cell office:value-type="float" office:value="120205" calcext:value-type="float">
            <text:p>120205</text:p>
          </table:table-cell>
          <table:table-cell office:value-type="float" office:value="76338" calcext:value-type="float">
            <text:p>76338</text:p>
          </table:table-cell>
          <table:table-cell office:value-type="float" office:value="104266" calcext:value-type="float">
            <text:p>104266</text:p>
          </table:table-cell>
          <table:table-cell office:value-type="float" office:value="167967" calcext:value-type="float">
            <text:p>167967</text:p>
          </table:table-cell>
          <table:table-cell office:value-type="float" office:value="148631" calcext:value-type="float">
            <text:p>148631</text:p>
          </table:table-cell>
          <table:table-cell office:value-type="float" office:value="156486" calcext:value-type="float">
            <text:p>156486</text:p>
          </table:table-cell>
          <table:table-cell office:value-type="float" office:value="210772" calcext:value-type="float">
            <text:p>210772</text:p>
          </table:table-cell>
          <table:table-cell office:value-type="float" office:value="231015" calcext:value-type="float">
            <text:p>231015</text:p>
          </table:table-cell>
          <table:table-cell office:value-type="float" office:value="228905" calcext:value-type="float">
            <text:p>228905</text:p>
          </table:table-cell>
          <table:table-cell office:value-type="float" office:value="244506" calcext:value-type="float">
            <text:p>244506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0530" calcext:value-type="float">
            <text:p>250530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241328" calcext:value-type="float">
            <text:p>241328</text:p>
          </table:table-cell>
          <table:table-cell office:value-type="float" office:value="111554" calcext:value-type="float">
            <text:p>111554</text:p>
          </table:table-cell>
          <table:table-cell office:value-type="float" office:value="58632" calcext:value-type="float">
            <text:p>58632</text:p>
          </table:table-cell>
          <table:table-cell office:value-type="float" office:value="109844" calcext:value-type="float">
            <text:p>109844</text:p>
          </table:table-cell>
          <table:table-cell office:value-type="float" office:value="86074" calcext:value-type="float">
            <text:p>86074</text:p>
          </table:table-cell>
          <table:table-cell office:value-type="float" office:value="94540" calcext:value-type="float">
            <text:p>94540</text:p>
          </table:table-cell>
          <table:table-cell office:value-type="float" office:value="154114" calcext:value-type="float">
            <text:p>154114</text:p>
          </table:table-cell>
          <table:table-cell office:value-type="float" office:value="102228" calcext:value-type="float">
            <text:p>102228</text:p>
          </table:table-cell>
          <table:table-cell office:value-type="float" office:value="122570" calcext:value-type="float">
            <text:p>122570</text:p>
          </table:table-cell>
          <table:table-cell office:value-type="float" office:value="220891" calcext:value-type="float">
            <text:p>220891</text:p>
          </table:table-cell>
          <table:table-cell office:value-type="float" office:value="252378" calcext:value-type="float">
            <text:p>252378</text:p>
          </table:table-cell>
          <table:table-cell office:value-type="float" office:value="231928" calcext:value-type="float">
            <text:p>231928</text:p>
          </table:table-cell>
          <table:table-cell table:number-columns-repeated="3" office:value-type="float" office:value="255000" calcext:value-type="float">
            <text:p>255000</text:p>
          </table:table-cell>
          <table:table-cell office:value-type="float" office:value="231336" calcext:value-type="float">
            <text:p>231336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88473" calcext:value-type="float">
            <text:p>188473</text:p>
          </table:table-cell>
          <table:table-cell office:value-type="float" office:value="166651" calcext:value-type="float">
            <text:p>166651</text:p>
          </table:table-cell>
          <table:table-cell office:value-type="float" office:value="71170" calcext:value-type="float">
            <text:p>71170</text:p>
          </table:table-cell>
          <table:table-cell office:value-type="float" office:value="188766" calcext:value-type="float">
            <text:p>188766</text:p>
          </table:table-cell>
          <table:table-cell office:value-type="float" office:value="125564" calcext:value-type="float">
            <text:p>125564</text:p>
          </table:table-cell>
          <table:table-cell office:value-type="float" office:value="148606" calcext:value-type="float">
            <text:p>148606</text:p>
          </table:table-cell>
          <table:table-cell office:value-type="float" office:value="192386" calcext:value-type="float">
            <text:p>192386</text:p>
          </table:table-cell>
          <table:table-cell office:value-type="float" office:value="223921" calcext:value-type="float">
            <text:p>223921</text:p>
          </table:table-cell>
          <table:table-cell office:value-type="float" office:value="242065" calcext:value-type="float">
            <text:p>242065</text:p>
          </table:table-cell>
          <table:table-cell office:value-type="float" office:value="251862" calcext:value-type="float">
            <text:p>251862</text:p>
          </table:table-cell>
          <table:table-cell office:value-type="float" office:value="236954" calcext:value-type="float">
            <text:p>236954</text:p>
          </table:table-cell>
          <table:table-cell office:value-type="float" office:value="252950" calcext:value-type="float">
            <text:p>252950</text:p>
          </table:table-cell>
          <table:table-cell office:value-type="float" office:value="252239" calcext:value-type="float">
            <text:p>25223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075" calcext:value-type="float">
            <text:p>253075</text:p>
          </table:table-cell>
          <table:table-cell office:value-type="float" office:value="251778" calcext:value-type="float">
            <text:p>251778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19816" calcext:value-type="float">
            <text:p>219816</text:p>
          </table:table-cell>
          <table:table-cell office:value-type="float" office:value="229431" calcext:value-type="float">
            <text:p>229431</text:p>
          </table:table-cell>
          <table:table-cell office:value-type="float" office:value="85958" calcext:value-type="float">
            <text:p>85958</text:p>
          </table:table-cell>
          <table:table-cell office:value-type="float" office:value="217197" calcext:value-type="float">
            <text:p>217197</text:p>
          </table:table-cell>
          <table:table-cell office:value-type="float" office:value="149565" calcext:value-type="float">
            <text:p>149565</text:p>
          </table:table-cell>
          <table:table-cell office:value-type="float" office:value="168838" calcext:value-type="float">
            <text:p>168838</text:p>
          </table:table-cell>
          <table:table-cell office:value-type="float" office:value="225187" calcext:value-type="float">
            <text:p>225187</text:p>
          </table:table-cell>
          <table:table-cell office:value-type="float" office:value="202559" calcext:value-type="float">
            <text:p>202559</text:p>
          </table:table-cell>
          <table:table-cell office:value-type="float" office:value="216204" calcext:value-type="float">
            <text:p>216204</text:p>
          </table:table-cell>
          <table:table-cell office:value-type="float" office:value="235044" calcext:value-type="float">
            <text:p>235044</text:p>
          </table:table-cell>
          <table:table-cell office:value-type="float" office:value="238625" calcext:value-type="float">
            <text:p>238625</text:p>
          </table:table-cell>
          <table:table-cell office:value-type="float" office:value="242605" calcext:value-type="float">
            <text:p>242605</text:p>
          </table:table-cell>
          <table:table-cell office:value-type="float" office:value="238373" calcext:value-type="float">
            <text:p>23837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3412" calcext:value-type="float">
            <text:p>243412</text:p>
          </table:table-cell>
          <table:table-cell office:value-type="float" office:value="235602" calcext:value-type="float">
            <text:p>235602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242600" calcext:value-type="float">
            <text:p>242600</text:p>
          </table:table-cell>
          <table:table-cell office:value-type="float" office:value="243247" calcext:value-type="float">
            <text:p>243247</text:p>
          </table:table-cell>
          <table:table-cell office:value-type="float" office:value="75767" calcext:value-type="float">
            <text:p>75767</text:p>
          </table:table-cell>
          <table:table-cell office:value-type="float" office:value="186279" calcext:value-type="float">
            <text:p>186279</text:p>
          </table:table-cell>
          <table:table-cell office:value-type="float" office:value="113419" calcext:value-type="float">
            <text:p>113419</text:p>
          </table:table-cell>
          <table:table-cell office:value-type="float" office:value="126988" calcext:value-type="float">
            <text:p>126988</text:p>
          </table:table-cell>
          <table:table-cell office:value-type="float" office:value="251822" calcext:value-type="float">
            <text:p>251822</text:p>
          </table:table-cell>
          <table:table-cell office:value-type="float" office:value="122758" calcext:value-type="float">
            <text:p>122758</text:p>
          </table:table-cell>
          <table:table-cell office:value-type="float" office:value="141416" calcext:value-type="float">
            <text:p>141416</text:p>
          </table:table-cell>
          <table:table-cell office:value-type="float" office:value="236508" calcext:value-type="float">
            <text:p>23650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119" calcext:value-type="float">
            <text:p>25411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956" calcext:value-type="float">
            <text:p>25495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811" calcext:value-type="float">
            <text:p>254811</text:p>
          </table:table-cell>
          <table:table-cell office:value-type="float" office:value="254978" calcext:value-type="float">
            <text:p>254978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208388" calcext:value-type="float">
            <text:p>208388</text:p>
          </table:table-cell>
          <table:table-cell office:value-type="float" office:value="189939" calcext:value-type="float">
            <text:p>189939</text:p>
          </table:table-cell>
          <table:table-cell office:value-type="float" office:value="79765" calcext:value-type="float">
            <text:p>79765</text:p>
          </table:table-cell>
          <table:table-cell office:value-type="float" office:value="152922" calcext:value-type="float">
            <text:p>152922</text:p>
          </table:table-cell>
          <table:table-cell office:value-type="float" office:value="141208" calcext:value-type="float">
            <text:p>141208</text:p>
          </table:table-cell>
          <table:table-cell office:value-type="float" office:value="175587" calcext:value-type="float">
            <text:p>175587</text:p>
          </table:table-cell>
          <table:table-cell office:value-type="float" office:value="216718" calcext:value-type="float">
            <text:p>216718</text:p>
          </table:table-cell>
          <table:table-cell office:value-type="float" office:value="217360" calcext:value-type="float">
            <text:p>217360</text:p>
          </table:table-cell>
          <table:table-cell office:value-type="float" office:value="237601" calcext:value-type="float">
            <text:p>237601</text:p>
          </table:table-cell>
          <table:table-cell office:value-type="float" office:value="252985" calcext:value-type="float">
            <text:p>25298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158" calcext:value-type="float">
            <text:p>254158</text:p>
          </table:table-cell>
          <table:table-cell office:value-type="float" office:value="254745" calcext:value-type="float">
            <text:p>254745</text:p>
          </table:table-cell>
          <table:table-cell office:value-type="float" office:value="253699" calcext:value-type="float">
            <text:p>253699</text:p>
          </table:table-cell>
          <table:table-cell office:value-type="float" office:value="254311" calcext:value-type="float">
            <text:p>254311</text:p>
          </table:table-cell>
          <table:table-cell table:number-columns-repeated="2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69275" calcext:value-type="float">
            <text:p>169275</text:p>
          </table:table-cell>
          <table:table-cell office:value-type="float" office:value="141006" calcext:value-type="float">
            <text:p>141006</text:p>
          </table:table-cell>
          <table:table-cell office:value-type="float" office:value="66845" calcext:value-type="float">
            <text:p>66845</text:p>
          </table:table-cell>
          <table:table-cell office:value-type="float" office:value="180033" calcext:value-type="float">
            <text:p>180033</text:p>
          </table:table-cell>
          <table:table-cell office:value-type="float" office:value="104713" calcext:value-type="float">
            <text:p>104713</text:p>
          </table:table-cell>
          <table:table-cell office:value-type="float" office:value="100293" calcext:value-type="float">
            <text:p>100293</text:p>
          </table:table-cell>
          <table:table-cell office:value-type="float" office:value="185563" calcext:value-type="float">
            <text:p>185563</text:p>
          </table:table-cell>
          <table:table-cell office:value-type="float" office:value="131568" calcext:value-type="float">
            <text:p>131568</text:p>
          </table:table-cell>
          <table:table-cell office:value-type="float" office:value="155345" calcext:value-type="float">
            <text:p>155345</text:p>
          </table:table-cell>
          <table:table-cell office:value-type="float" office:value="200705" calcext:value-type="float">
            <text:p>200705</text:p>
          </table:table-cell>
          <table:table-cell office:value-type="float" office:value="254075" calcext:value-type="float">
            <text:p>254075</text:p>
          </table:table-cell>
          <table:table-cell office:value-type="float" office:value="231817" calcext:value-type="float">
            <text:p>231817</text:p>
          </table:table-cell>
          <table:table-cell office:value-type="float" office:value="247511" calcext:value-type="float">
            <text:p>247511</text:p>
          </table:table-cell>
          <table:table-cell office:value-type="float" office:value="220008" calcext:value-type="float">
            <text:p>220008</text:p>
          </table:table-cell>
          <table:table-cell office:value-type="float" office:value="236099" calcext:value-type="float">
            <text:p>236099</text:p>
          </table:table-cell>
          <table:table-cell office:value-type="float" office:value="254315" calcext:value-type="float">
            <text:p>254315</text:p>
          </table:table-cell>
          <table:table-cell office:value-type="float" office:value="254568" calcext:value-type="float">
            <text:p>254568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98178" calcext:value-type="float">
            <text:p>98178</text:p>
          </table:table-cell>
          <table:table-cell office:value-type="float" office:value="77454" calcext:value-type="float">
            <text:p>77454</text:p>
          </table:table-cell>
          <table:table-cell office:value-type="float" office:value="55284" calcext:value-type="float">
            <text:p>55284</text:p>
          </table:table-cell>
          <table:table-cell office:value-type="float" office:value="140086" calcext:value-type="float">
            <text:p>140086</text:p>
          </table:table-cell>
          <table:table-cell office:value-type="float" office:value="65731" calcext:value-type="float">
            <text:p>65731</text:p>
          </table:table-cell>
          <table:table-cell office:value-type="float" office:value="77105" calcext:value-type="float">
            <text:p>77105</text:p>
          </table:table-cell>
          <table:table-cell office:value-type="float" office:value="95668" calcext:value-type="float">
            <text:p>95668</text:p>
          </table:table-cell>
          <table:table-cell office:value-type="float" office:value="106593" calcext:value-type="float">
            <text:p>106593</text:p>
          </table:table-cell>
          <table:table-cell office:value-type="float" office:value="99573" calcext:value-type="float">
            <text:p>99573</text:p>
          </table:table-cell>
          <table:table-cell office:value-type="float" office:value="146467" calcext:value-type="float">
            <text:p>146467</text:p>
          </table:table-cell>
          <table:table-cell office:value-type="float" office:value="182372" calcext:value-type="float">
            <text:p>182372</text:p>
          </table:table-cell>
          <table:table-cell office:value-type="float" office:value="157493" calcext:value-type="float">
            <text:p>157493</text:p>
          </table:table-cell>
          <table:table-cell office:value-type="float" office:value="186446" calcext:value-type="float">
            <text:p>186446</text:p>
          </table:table-cell>
          <table:table-cell office:value-type="float" office:value="196769" calcext:value-type="float">
            <text:p>196769</text:p>
          </table:table-cell>
          <table:table-cell office:value-type="float" office:value="175072" calcext:value-type="float">
            <text:p>175072</text:p>
          </table:table-cell>
          <table:table-cell office:value-type="float" office:value="163146" calcext:value-type="float">
            <text:p>163146</text:p>
          </table:table-cell>
          <table:table-cell office:value-type="float" office:value="221075" calcext:value-type="float">
            <text:p>221075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55066" calcext:value-type="float">
            <text:p>155066</text:p>
          </table:table-cell>
          <table:table-cell office:value-type="float" office:value="164808" calcext:value-type="float">
            <text:p>164808</text:p>
          </table:table-cell>
          <table:table-cell office:value-type="float" office:value="68571" calcext:value-type="float">
            <text:p>68571</text:p>
          </table:table-cell>
          <table:table-cell office:value-type="float" office:value="172670" calcext:value-type="float">
            <text:p>172670</text:p>
          </table:table-cell>
          <table:table-cell office:value-type="float" office:value="126171" calcext:value-type="float">
            <text:p>126171</text:p>
          </table:table-cell>
          <table:table-cell office:value-type="float" office:value="138312" calcext:value-type="float">
            <text:p>138312</text:p>
          </table:table-cell>
          <table:table-cell office:value-type="float" office:value="223503" calcext:value-type="float">
            <text:p>223503</text:p>
          </table:table-cell>
          <table:table-cell office:value-type="float" office:value="225550" calcext:value-type="float">
            <text:p>225550</text:p>
          </table:table-cell>
          <table:table-cell office:value-type="float" office:value="236165" calcext:value-type="float">
            <text:p>236165</text:p>
          </table:table-cell>
          <table:table-cell office:value-type="float" office:value="251822" calcext:value-type="float">
            <text:p>251822</text:p>
          </table:table-cell>
          <table:table-cell office:value-type="float" office:value="253637" calcext:value-type="float">
            <text:p>253637</text:p>
          </table:table-cell>
          <table:table-cell office:value-type="float" office:value="252127" calcext:value-type="float">
            <text:p>252127</text:p>
          </table:table-cell>
          <table:table-cell office:value-type="float" office:value="253280" calcext:value-type="float">
            <text:p>253280</text:p>
          </table:table-cell>
          <table:table-cell office:value-type="float" office:value="253491" calcext:value-type="float">
            <text:p>253491</text:p>
          </table:table-cell>
          <table:table-cell office:value-type="float" office:value="252405" calcext:value-type="float">
            <text:p>252405</text:p>
          </table:table-cell>
          <table:table-cell office:value-type="float" office:value="251579" calcext:value-type="float">
            <text:p>251579</text:p>
          </table:table-cell>
          <table:table-cell office:value-type="float" office:value="232933" calcext:value-type="float">
            <text:p>232933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249882" calcext:value-type="float">
            <text:p>249882</text:p>
          </table:table-cell>
          <table:table-cell office:value-type="float" office:value="157839" calcext:value-type="float">
            <text:p>157839</text:p>
          </table:table-cell>
          <table:table-cell office:value-type="float" office:value="80169" calcext:value-type="float">
            <text:p>80169</text:p>
          </table:table-cell>
          <table:table-cell office:value-type="float" office:value="169491" calcext:value-type="float">
            <text:p>169491</text:p>
          </table:table-cell>
          <table:table-cell office:value-type="float" office:value="130949" calcext:value-type="float">
            <text:p>130949</text:p>
          </table:table-cell>
          <table:table-cell office:value-type="float" office:value="134477" calcext:value-type="float">
            <text:p>134477</text:p>
          </table:table-cell>
          <table:table-cell office:value-type="float" office:value="229512" calcext:value-type="float">
            <text:p>229512</text:p>
          </table:table-cell>
          <table:table-cell office:value-type="float" office:value="143578" calcext:value-type="float">
            <text:p>143578</text:p>
          </table:table-cell>
          <table:table-cell office:value-type="float" office:value="168507" calcext:value-type="float">
            <text:p>168507</text:p>
          </table:table-cell>
          <table:table-cell office:value-type="float" office:value="233408" calcext:value-type="float">
            <text:p>233408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253548" calcext:value-type="float">
            <text:p>253548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240680" calcext:value-type="float">
            <text:p>240680</text:p>
          </table:table-cell>
          <table:table-cell office:value-type="float" office:value="113196" calcext:value-type="float">
            <text:p>113196</text:p>
          </table:table-cell>
          <table:table-cell office:value-type="float" office:value="70760" calcext:value-type="float">
            <text:p>70760</text:p>
          </table:table-cell>
          <table:table-cell office:value-type="float" office:value="174866" calcext:value-type="float">
            <text:p>174866</text:p>
          </table:table-cell>
          <table:table-cell office:value-type="float" office:value="108450" calcext:value-type="float">
            <text:p>108450</text:p>
          </table:table-cell>
          <table:table-cell office:value-type="float" office:value="124798" calcext:value-type="float">
            <text:p>124798</text:p>
          </table:table-cell>
          <table:table-cell office:value-type="float" office:value="210030" calcext:value-type="float">
            <text:p>210030</text:p>
          </table:table-cell>
          <table:table-cell office:value-type="float" office:value="157649" calcext:value-type="float">
            <text:p>157649</text:p>
          </table:table-cell>
          <table:table-cell office:value-type="float" office:value="179157" calcext:value-type="float">
            <text:p>179157</text:p>
          </table:table-cell>
          <table:table-cell office:value-type="float" office:value="203679" calcext:value-type="float">
            <text:p>203679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244227" calcext:value-type="float">
            <text:p>244227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74005" calcext:value-type="float">
            <text:p>174005</text:p>
          </table:table-cell>
          <table:table-cell office:value-type="float" office:value="98640" calcext:value-type="float">
            <text:p>98640</text:p>
          </table:table-cell>
          <table:table-cell office:value-type="float" office:value="63811" calcext:value-type="float">
            <text:p>63811</text:p>
          </table:table-cell>
          <table:table-cell office:value-type="float" office:value="201716" calcext:value-type="float">
            <text:p>201716</text:p>
          </table:table-cell>
          <table:table-cell office:value-type="float" office:value="129811" calcext:value-type="float">
            <text:p>129811</text:p>
          </table:table-cell>
          <table:table-cell office:value-type="float" office:value="125567" calcext:value-type="float">
            <text:p>125567</text:p>
          </table:table-cell>
          <table:table-cell office:value-type="float" office:value="229395" calcext:value-type="float">
            <text:p>229395</text:p>
          </table:table-cell>
          <table:table-cell office:value-type="float" office:value="157116" calcext:value-type="float">
            <text:p>157116</text:p>
          </table:table-cell>
          <table:table-cell office:value-type="float" office:value="196397" calcext:value-type="float">
            <text:p>196397</text:p>
          </table:table-cell>
          <table:table-cell office:value-type="float" office:value="230996" calcext:value-type="float">
            <text:p>23099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447" calcext:value-type="float">
            <text:p>254447</text:p>
          </table:table-cell>
          <table:table-cell office:value-type="float" office:value="255000" calcext:value-type="float">
            <text:p>255000</text:p>
          </table:table-cell>
          <table:table-cell office:value-type="float" office:value="198126" calcext:value-type="float">
            <text:p>198126</text:p>
          </table:table-cell>
          <table:table-cell office:value-type="float" office:value="198644" calcext:value-type="float">
            <text:p>198644</text:p>
          </table:table-cell>
          <table:table-cell office:value-type="float" office:value="201286" calcext:value-type="float">
            <text:p>201286</text:p>
          </table:table-cell>
          <table:table-cell office:value-type="float" office:value="202352" calcext:value-type="float">
            <text:p>202352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87323" calcext:value-type="float">
            <text:p>187323</text:p>
          </table:table-cell>
          <table:table-cell office:value-type="float" office:value="186210" calcext:value-type="float">
            <text:p>186210</text:p>
          </table:table-cell>
          <table:table-cell office:value-type="float" office:value="59785" calcext:value-type="float">
            <text:p>59785</text:p>
          </table:table-cell>
          <table:table-cell office:value-type="float" office:value="175446" calcext:value-type="float">
            <text:p>175446</text:p>
          </table:table-cell>
          <table:table-cell office:value-type="float" office:value="114394" calcext:value-type="float">
            <text:p>114394</text:p>
          </table:table-cell>
          <table:table-cell office:value-type="float" office:value="103576" calcext:value-type="float">
            <text:p>103576</text:p>
          </table:table-cell>
          <table:table-cell office:value-type="float" office:value="206158" calcext:value-type="float">
            <text:p>206158</text:p>
          </table:table-cell>
          <table:table-cell office:value-type="float" office:value="135239" calcext:value-type="float">
            <text:p>135239</text:p>
          </table:table-cell>
          <table:table-cell office:value-type="float" office:value="159921" calcext:value-type="float">
            <text:p>159921</text:p>
          </table:table-cell>
          <table:table-cell office:value-type="float" office:value="195426" calcext:value-type="float">
            <text:p>19542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1925" calcext:value-type="float">
            <text:p>201925</text:p>
          </table:table-cell>
          <table:table-cell office:value-type="float" office:value="193176" calcext:value-type="float">
            <text:p>193176</text:p>
          </table:table-cell>
          <table:table-cell office:value-type="float" office:value="154505" calcext:value-type="float">
            <text:p>154505</text:p>
          </table:table-cell>
          <table:table-cell office:value-type="float" office:value="171512" calcext:value-type="float">
            <text:p>171512</text:p>
          </table:table-cell>
          <table:table-cell office:value-type="float" office:value="156070" calcext:value-type="float">
            <text:p>156070</text:p>
          </table:table-cell>
          <table:table-cell office:value-type="float" office:value="175826" calcext:value-type="float">
            <text:p>175826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249858" calcext:value-type="float">
            <text:p>249858</text:p>
          </table:table-cell>
          <table:table-cell office:value-type="float" office:value="176302" calcext:value-type="float">
            <text:p>176302</text:p>
          </table:table-cell>
          <table:table-cell office:value-type="float" office:value="55662" calcext:value-type="float">
            <text:p>55662</text:p>
          </table:table-cell>
          <table:table-cell office:value-type="float" office:value="196942" calcext:value-type="float">
            <text:p>196942</text:p>
          </table:table-cell>
          <table:table-cell office:value-type="float" office:value="114019" calcext:value-type="float">
            <text:p>114019</text:p>
          </table:table-cell>
          <table:table-cell office:value-type="float" office:value="112457" calcext:value-type="float">
            <text:p>112457</text:p>
          </table:table-cell>
          <table:table-cell office:value-type="float" office:value="194708" calcext:value-type="float">
            <text:p>194708</text:p>
          </table:table-cell>
          <table:table-cell office:value-type="float" office:value="153395" calcext:value-type="float">
            <text:p>153395</text:p>
          </table:table-cell>
          <table:table-cell office:value-type="float" office:value="159866" calcext:value-type="float">
            <text:p>159866</text:p>
          </table:table-cell>
          <table:table-cell office:value-type="float" office:value="236656" calcext:value-type="float">
            <text:p>236656</text:p>
          </table:table-cell>
          <table:table-cell office:value-type="float" office:value="254476" calcext:value-type="float">
            <text:p>254476</text:p>
          </table:table-cell>
          <table:table-cell office:value-type="float" office:value="244037" calcext:value-type="float">
            <text:p>244037</text:p>
          </table:table-cell>
          <table:table-cell office:value-type="float" office:value="243240" calcext:value-type="float">
            <text:p>243240</text:p>
          </table:table-cell>
          <table:table-cell office:value-type="float" office:value="240889" calcext:value-type="float">
            <text:p>240889</text:p>
          </table:table-cell>
          <table:table-cell office:value-type="float" office:value="241635" calcext:value-type="float">
            <text:p>241635</text:p>
          </table:table-cell>
          <table:table-cell office:value-type="float" office:value="191390" calcext:value-type="float">
            <text:p>191390</text:p>
          </table:table-cell>
          <table:table-cell office:value-type="float" office:value="244070" calcext:value-type="float">
            <text:p>244070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239296" calcext:value-type="float">
            <text:p>239296</text:p>
          </table:table-cell>
          <table:table-cell office:value-type="float" office:value="137448" calcext:value-type="float">
            <text:p>137448</text:p>
          </table:table-cell>
          <table:table-cell office:value-type="float" office:value="78494" calcext:value-type="float">
            <text:p>78494</text:p>
          </table:table-cell>
          <table:table-cell office:value-type="float" office:value="241093" calcext:value-type="float">
            <text:p>241093</text:p>
          </table:table-cell>
          <table:table-cell office:value-type="float" office:value="123812" calcext:value-type="float">
            <text:p>123812</text:p>
          </table:table-cell>
          <table:table-cell office:value-type="float" office:value="118865" calcext:value-type="float">
            <text:p>118865</text:p>
          </table:table-cell>
          <table:table-cell office:value-type="float" office:value="181367" calcext:value-type="float">
            <text:p>181367</text:p>
          </table:table-cell>
          <table:table-cell office:value-type="float" office:value="150483" calcext:value-type="float">
            <text:p>150483</text:p>
          </table:table-cell>
          <table:table-cell office:value-type="float" office:value="200128" calcext:value-type="float">
            <text:p>200128</text:p>
          </table:table-cell>
          <table:table-cell office:value-type="float" office:value="225301" calcext:value-type="float">
            <text:p>225301</text:p>
          </table:table-cell>
          <table:table-cell office:value-type="float" office:value="248727" calcext:value-type="float">
            <text:p>248727</text:p>
          </table:table-cell>
          <table:table-cell office:value-type="float" office:value="249829" calcext:value-type="float">
            <text:p>249829</text:p>
          </table:table-cell>
          <table:table-cell office:value-type="float" office:value="249205" calcext:value-type="float">
            <text:p>249205</text:p>
          </table:table-cell>
          <table:table-cell office:value-type="float" office:value="253841" calcext:value-type="float">
            <text:p>25384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4110" calcext:value-type="float">
            <text:p>244110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43462" calcext:value-type="float">
            <text:p>243462</text:p>
          </table:table-cell>
          <table:table-cell office:value-type="float" office:value="133297" calcext:value-type="float">
            <text:p>133297</text:p>
          </table:table-cell>
          <table:table-cell office:value-type="float" office:value="66433" calcext:value-type="float">
            <text:p>66433</text:p>
          </table:table-cell>
          <table:table-cell office:value-type="float" office:value="192068" calcext:value-type="float">
            <text:p>192068</text:p>
          </table:table-cell>
          <table:table-cell office:value-type="float" office:value="91386" calcext:value-type="float">
            <text:p>91386</text:p>
          </table:table-cell>
          <table:table-cell office:value-type="float" office:value="83684" calcext:value-type="float">
            <text:p>83684</text:p>
          </table:table-cell>
          <table:table-cell office:value-type="float" office:value="126491" calcext:value-type="float">
            <text:p>126491</text:p>
          </table:table-cell>
          <table:table-cell office:value-type="float" office:value="139937" calcext:value-type="float">
            <text:p>139937</text:p>
          </table:table-cell>
          <table:table-cell office:value-type="float" office:value="141679" calcext:value-type="float">
            <text:p>141679</text:p>
          </table:table-cell>
          <table:table-cell office:value-type="float" office:value="136254" calcext:value-type="float">
            <text:p>136254</text:p>
          </table:table-cell>
          <table:table-cell office:value-type="float" office:value="209141" calcext:value-type="float">
            <text:p>209141</text:p>
          </table:table-cell>
          <table:table-cell office:value-type="float" office:value="197539" calcext:value-type="float">
            <text:p>197539</text:p>
          </table:table-cell>
          <table:table-cell office:value-type="float" office:value="226622" calcext:value-type="float">
            <text:p>226622</text:p>
          </table:table-cell>
          <table:table-cell office:value-type="float" office:value="223470" calcext:value-type="float">
            <text:p>223470</text:p>
          </table:table-cell>
          <table:table-cell office:value-type="float" office:value="227183" calcext:value-type="float">
            <text:p>22718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921" calcext:value-type="float">
            <text:p>254921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187288" calcext:value-type="float">
            <text:p>187288</text:p>
          </table:table-cell>
          <table:table-cell office:value-type="float" office:value="95887" calcext:value-type="float">
            <text:p>95887</text:p>
          </table:table-cell>
          <table:table-cell office:value-type="float" office:value="46327" calcext:value-type="float">
            <text:p>46327</text:p>
          </table:table-cell>
          <table:table-cell office:value-type="float" office:value="148241" calcext:value-type="float">
            <text:p>148241</text:p>
          </table:table-cell>
          <table:table-cell office:value-type="float" office:value="70019" calcext:value-type="float">
            <text:p>70019</text:p>
          </table:table-cell>
          <table:table-cell office:value-type="float" office:value="68721" calcext:value-type="float">
            <text:p>68721</text:p>
          </table:table-cell>
          <table:table-cell office:value-type="float" office:value="105928" calcext:value-type="float">
            <text:p>105928</text:p>
          </table:table-cell>
          <table:table-cell office:value-type="float" office:value="141435" calcext:value-type="float">
            <text:p>141435</text:p>
          </table:table-cell>
          <table:table-cell office:value-type="float" office:value="126402" calcext:value-type="float">
            <text:p>126402</text:p>
          </table:table-cell>
          <table:table-cell office:value-type="float" office:value="109594" calcext:value-type="float">
            <text:p>109594</text:p>
          </table:table-cell>
          <table:table-cell office:value-type="float" office:value="192928" calcext:value-type="float">
            <text:p>192928</text:p>
          </table:table-cell>
          <table:table-cell office:value-type="float" office:value="128722" calcext:value-type="float">
            <text:p>128722</text:p>
          </table:table-cell>
          <table:table-cell office:value-type="float" office:value="133454" calcext:value-type="float">
            <text:p>133454</text:p>
          </table:table-cell>
          <table:table-cell office:value-type="float" office:value="177546" calcext:value-type="float">
            <text:p>177546</text:p>
          </table:table-cell>
          <table:table-cell office:value-type="float" office:value="176487" calcext:value-type="float">
            <text:p>176487</text:p>
          </table:table-cell>
          <table:table-cell office:value-type="float" office:value="236040" calcext:value-type="float">
            <text:p>236040</text:p>
          </table:table-cell>
          <table:table-cell office:value-type="float" office:value="206739" calcext:value-type="float">
            <text:p>206739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21023" calcext:value-type="float">
            <text:p>121023</text:p>
          </table:table-cell>
          <table:table-cell office:value-type="float" office:value="96498" calcext:value-type="float">
            <text:p>96498</text:p>
          </table:table-cell>
          <table:table-cell office:value-type="float" office:value="47395" calcext:value-type="float">
            <text:p>47395</text:p>
          </table:table-cell>
          <table:table-cell office:value-type="float" office:value="107423" calcext:value-type="float">
            <text:p>107423</text:p>
          </table:table-cell>
          <table:table-cell office:value-type="float" office:value="95551" calcext:value-type="float">
            <text:p>95551</text:p>
          </table:table-cell>
          <table:table-cell office:value-type="float" office:value="122412" calcext:value-type="float">
            <text:p>122412</text:p>
          </table:table-cell>
          <table:table-cell office:value-type="float" office:value="152331" calcext:value-type="float">
            <text:p>152331</text:p>
          </table:table-cell>
          <table:table-cell office:value-type="float" office:value="213219" calcext:value-type="float">
            <text:p>213219</text:p>
          </table:table-cell>
          <table:table-cell office:value-type="float" office:value="200487" calcext:value-type="float">
            <text:p>200487</text:p>
          </table:table-cell>
          <table:table-cell office:value-type="float" office:value="204048" calcext:value-type="float">
            <text:p>204048</text:p>
          </table:table-cell>
          <table:table-cell office:value-type="float" office:value="237091" calcext:value-type="float">
            <text:p>237091</text:p>
          </table:table-cell>
          <table:table-cell office:value-type="float" office:value="215910" calcext:value-type="float">
            <text:p>215910</text:p>
          </table:table-cell>
          <table:table-cell office:value-type="float" office:value="218636" calcext:value-type="float">
            <text:p>218636</text:p>
          </table:table-cell>
          <table:table-cell office:value-type="float" office:value="241549" calcext:value-type="float">
            <text:p>241549</text:p>
          </table:table-cell>
          <table:table-cell office:value-type="float" office:value="240608" calcext:value-type="float">
            <text:p>240608</text:p>
          </table:table-cell>
          <table:table-cell office:value-type="float" office:value="251391" calcext:value-type="float">
            <text:p>251391</text:p>
          </table:table-cell>
          <table:table-cell office:value-type="float" office:value="245814" calcext:value-type="float">
            <text:p>245814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40145" calcext:value-type="float">
            <text:p>140145</text:p>
          </table:table-cell>
          <table:table-cell office:value-type="float" office:value="73245" calcext:value-type="float">
            <text:p>73245</text:p>
          </table:table-cell>
          <table:table-cell office:value-type="float" office:value="63949" calcext:value-type="float">
            <text:p>63949</text:p>
          </table:table-cell>
          <table:table-cell office:value-type="float" office:value="171186" calcext:value-type="float">
            <text:p>171186</text:p>
          </table:table-cell>
          <table:table-cell office:value-type="float" office:value="149775" calcext:value-type="float">
            <text:p>149775</text:p>
          </table:table-cell>
          <table:table-cell office:value-type="float" office:value="152530" calcext:value-type="float">
            <text:p>152530</text:p>
          </table:table-cell>
          <table:table-cell office:value-type="float" office:value="189895" calcext:value-type="float">
            <text:p>189895</text:p>
          </table:table-cell>
          <table:table-cell office:value-type="float" office:value="223185" calcext:value-type="float">
            <text:p>223185</text:p>
          </table:table-cell>
          <table:table-cell office:value-type="float" office:value="221517" calcext:value-type="float">
            <text:p>221517</text:p>
          </table:table-cell>
          <table:table-cell office:value-type="float" office:value="229132" calcext:value-type="float">
            <text:p>229132</text:p>
          </table:table-cell>
          <table:table-cell office:value-type="float" office:value="253730" calcext:value-type="float">
            <text:p>253730</text:p>
          </table:table-cell>
          <table:table-cell office:value-type="float" office:value="239494" calcext:value-type="float">
            <text:p>239494</text:p>
          </table:table-cell>
          <table:table-cell office:value-type="float" office:value="246423" calcext:value-type="float">
            <text:p>246423</text:p>
          </table:table-cell>
          <table:table-cell office:value-type="float" office:value="254476" calcext:value-type="float">
            <text:p>254476</text:p>
          </table:table-cell>
          <table:table-cell table:number-columns-repeated="3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83549" calcext:value-type="float">
            <text:p>183549</text:p>
          </table:table-cell>
          <table:table-cell office:value-type="float" office:value="106919" calcext:value-type="float">
            <text:p>106919</text:p>
          </table:table-cell>
          <table:table-cell office:value-type="float" office:value="79156" calcext:value-type="float">
            <text:p>79156</text:p>
          </table:table-cell>
          <table:table-cell office:value-type="float" office:value="197784" calcext:value-type="float">
            <text:p>197784</text:p>
          </table:table-cell>
          <table:table-cell office:value-type="float" office:value="150786" calcext:value-type="float">
            <text:p>150786</text:p>
          </table:table-cell>
          <table:table-cell office:value-type="float" office:value="163379" calcext:value-type="float">
            <text:p>163379</text:p>
          </table:table-cell>
          <table:table-cell office:value-type="float" office:value="205838" calcext:value-type="float">
            <text:p>205838</text:p>
          </table:table-cell>
          <table:table-cell office:value-type="float" office:value="211277" calcext:value-type="float">
            <text:p>211277</text:p>
          </table:table-cell>
          <table:table-cell office:value-type="float" office:value="234835" calcext:value-type="float">
            <text:p>234835</text:p>
          </table:table-cell>
          <table:table-cell office:value-type="float" office:value="247477" calcext:value-type="float">
            <text:p>247477</text:p>
          </table:table-cell>
          <table:table-cell office:value-type="float" office:value="245522" calcext:value-type="float">
            <text:p>245522</text:p>
          </table:table-cell>
          <table:table-cell office:value-type="float" office:value="253381" calcext:value-type="float">
            <text:p>253381</text:p>
          </table:table-cell>
          <table:table-cell office:value-type="float" office:value="254175" calcext:value-type="float">
            <text:p>254175</text:p>
          </table:table-cell>
          <table:table-cell office:value-type="float" office:value="254778" calcext:value-type="float">
            <text:p>25477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6606" calcext:value-type="float">
            <text:p>236606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200958" calcext:value-type="float">
            <text:p>200958</text:p>
          </table:table-cell>
          <table:table-cell office:value-type="float" office:value="100124" calcext:value-type="float">
            <text:p>100124</text:p>
          </table:table-cell>
          <table:table-cell office:value-type="float" office:value="78176" calcext:value-type="float">
            <text:p>78176</text:p>
          </table:table-cell>
          <table:table-cell office:value-type="float" office:value="225215" calcext:value-type="float">
            <text:p>225215</text:p>
          </table:table-cell>
          <table:table-cell office:value-type="float" office:value="124818" calcext:value-type="float">
            <text:p>124818</text:p>
          </table:table-cell>
          <table:table-cell office:value-type="float" office:value="131335" calcext:value-type="float">
            <text:p>131335</text:p>
          </table:table-cell>
          <table:table-cell office:value-type="float" office:value="164301" calcext:value-type="float">
            <text:p>164301</text:p>
          </table:table-cell>
          <table:table-cell office:value-type="float" office:value="197450" calcext:value-type="float">
            <text:p>197450</text:p>
          </table:table-cell>
          <table:table-cell office:value-type="float" office:value="183447" calcext:value-type="float">
            <text:p>183447</text:p>
          </table:table-cell>
          <table:table-cell office:value-type="float" office:value="198662" calcext:value-type="float">
            <text:p>19866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2598" calcext:value-type="float">
            <text:p>25259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2069" calcext:value-type="float">
            <text:p>252069</text:p>
          </table:table-cell>
          <table:table-cell office:value-type="float" office:value="248262" calcext:value-type="float">
            <text:p>248262</text:p>
          </table:table-cell>
          <table:table-cell office:value-type="float" office:value="245220" calcext:value-type="float">
            <text:p>245220</text:p>
          </table:table-cell>
          <table:table-cell office:value-type="float" office:value="254170" calcext:value-type="float">
            <text:p>254170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200895" calcext:value-type="float">
            <text:p>200895</text:p>
          </table:table-cell>
          <table:table-cell office:value-type="float" office:value="90448" calcext:value-type="float">
            <text:p>90448</text:p>
          </table:table-cell>
          <table:table-cell office:value-type="float" office:value="52032" calcext:value-type="float">
            <text:p>52032</text:p>
          </table:table-cell>
          <table:table-cell office:value-type="float" office:value="199298" calcext:value-type="float">
            <text:p>199298</text:p>
          </table:table-cell>
          <table:table-cell office:value-type="float" office:value="106026" calcext:value-type="float">
            <text:p>106026</text:p>
          </table:table-cell>
          <table:table-cell office:value-type="float" office:value="99333" calcext:value-type="float">
            <text:p>99333</text:p>
          </table:table-cell>
          <table:table-cell office:value-type="float" office:value="176331" calcext:value-type="float">
            <text:p>176331</text:p>
          </table:table-cell>
          <table:table-cell office:value-type="float" office:value="205886" calcext:value-type="float">
            <text:p>205886</text:p>
          </table:table-cell>
          <table:table-cell office:value-type="float" office:value="181056" calcext:value-type="float">
            <text:p>181056</text:p>
          </table:table-cell>
          <table:table-cell office:value-type="float" office:value="183007" calcext:value-type="float">
            <text:p>183007</text:p>
          </table:table-cell>
          <table:table-cell office:value-type="float" office:value="244774" calcext:value-type="float">
            <text:p>244774</text:p>
          </table:table-cell>
          <table:table-cell office:value-type="float" office:value="205231" calcext:value-type="float">
            <text:p>205231</text:p>
          </table:table-cell>
          <table:table-cell office:value-type="float" office:value="215937" calcext:value-type="float">
            <text:p>215937</text:p>
          </table:table-cell>
          <table:table-cell office:value-type="float" office:value="230441" calcext:value-type="float">
            <text:p>230441</text:p>
          </table:table-cell>
          <table:table-cell office:value-type="float" office:value="229740" calcext:value-type="float">
            <text:p>229740</text:p>
          </table:table-cell>
          <table:table-cell office:value-type="float" office:value="229300" calcext:value-type="float">
            <text:p>229300</text:p>
          </table:table-cell>
          <table:table-cell office:value-type="float" office:value="246896" calcext:value-type="float">
            <text:p>246896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206454" calcext:value-type="float">
            <text:p>206454</text:p>
          </table:table-cell>
          <table:table-cell office:value-type="float" office:value="92443" calcext:value-type="float">
            <text:p>92443</text:p>
          </table:table-cell>
          <table:table-cell office:value-type="float" office:value="43862" calcext:value-type="float">
            <text:p>43862</text:p>
          </table:table-cell>
          <table:table-cell office:value-type="float" office:value="196678" calcext:value-type="float">
            <text:p>196678</text:p>
          </table:table-cell>
          <table:table-cell office:value-type="float" office:value="99887" calcext:value-type="float">
            <text:p>99887</text:p>
          </table:table-cell>
          <table:table-cell office:value-type="float" office:value="103572" calcext:value-type="float">
            <text:p>103572</text:p>
          </table:table-cell>
          <table:table-cell office:value-type="float" office:value="129636" calcext:value-type="float">
            <text:p>129636</text:p>
          </table:table-cell>
          <table:table-cell office:value-type="float" office:value="222635" calcext:value-type="float">
            <text:p>222635</text:p>
          </table:table-cell>
          <table:table-cell office:value-type="float" office:value="207569" calcext:value-type="float">
            <text:p>207569</text:p>
          </table:table-cell>
          <table:table-cell office:value-type="float" office:value="169633" calcext:value-type="float">
            <text:p>169633</text:p>
          </table:table-cell>
          <table:table-cell office:value-type="float" office:value="214613" calcext:value-type="float">
            <text:p>214613</text:p>
          </table:table-cell>
          <table:table-cell office:value-type="float" office:value="219699" calcext:value-type="float">
            <text:p>219699</text:p>
          </table:table-cell>
          <table:table-cell office:value-type="float" office:value="221729" calcext:value-type="float">
            <text:p>221729</text:p>
          </table:table-cell>
          <table:table-cell office:value-type="float" office:value="213204" calcext:value-type="float">
            <text:p>213204</text:p>
          </table:table-cell>
          <table:table-cell office:value-type="float" office:value="230749" calcext:value-type="float">
            <text:p>230749</text:p>
          </table:table-cell>
          <table:table-cell office:value-type="float" office:value="246697" calcext:value-type="float">
            <text:p>246697</text:p>
          </table:table-cell>
          <table:table-cell office:value-type="float" office:value="227202" calcext:value-type="float">
            <text:p>227202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69444" calcext:value-type="float">
            <text:p>169444</text:p>
          </table:table-cell>
          <table:table-cell office:value-type="float" office:value="87667" calcext:value-type="float">
            <text:p>87667</text:p>
          </table:table-cell>
          <table:table-cell office:value-type="float" office:value="59333" calcext:value-type="float">
            <text:p>59333</text:p>
          </table:table-cell>
          <table:table-cell office:value-type="float" office:value="213444" calcext:value-type="float">
            <text:p>213444</text:p>
          </table:table-cell>
          <table:table-cell office:value-type="float" office:value="89667" calcext:value-type="float">
            <text:p>89667</text:p>
          </table:table-cell>
          <table:table-cell office:value-type="float" office:value="90222" calcext:value-type="float">
            <text:p>90222</text:p>
          </table:table-cell>
          <table:table-cell office:value-type="float" office:value="90556" calcext:value-type="float">
            <text:p>90556</text:p>
          </table:table-cell>
          <table:table-cell office:value-type="float" office:value="213889" calcext:value-type="float">
            <text:p>213889</text:p>
          </table:table-cell>
          <table:table-cell office:value-type="float" office:value="166778" calcext:value-type="float">
            <text:p>166778</text:p>
          </table:table-cell>
          <table:table-cell office:value-type="float" office:value="134222" calcext:value-type="float">
            <text:p>134222</text:p>
          </table:table-cell>
          <table:table-cell office:value-type="float" office:value="186778" calcext:value-type="float">
            <text:p>186778</text:p>
          </table:table-cell>
          <table:table-cell office:value-type="float" office:value="193889" calcext:value-type="float">
            <text:p>193889</text:p>
          </table:table-cell>
          <table:table-cell office:value-type="float" office:value="194333" calcext:value-type="float">
            <text:p>194333</text:p>
          </table:table-cell>
          <table:table-cell office:value-type="float" office:value="222556" calcext:value-type="float">
            <text:p>222556</text:p>
          </table:table-cell>
          <table:table-cell office:value-type="float" office:value="229000" calcext:value-type="float">
            <text:p>229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0111" calcext:value-type="float">
            <text:p>240111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195895" calcext:value-type="float">
            <text:p>195895</text:p>
          </table:table-cell>
          <table:table-cell office:value-type="float" office:value="107525" calcext:value-type="float">
            <text:p>107525</text:p>
          </table:table-cell>
          <table:table-cell office:value-type="float" office:value="70895" calcext:value-type="float">
            <text:p>70895</text:p>
          </table:table-cell>
          <table:table-cell office:value-type="float" office:value="251672" calcext:value-type="float">
            <text:p>251672</text:p>
          </table:table-cell>
          <table:table-cell office:value-type="float" office:value="112083" calcext:value-type="float">
            <text:p>112083</text:p>
          </table:table-cell>
          <table:table-cell office:value-type="float" office:value="113515" calcext:value-type="float">
            <text:p>113515</text:p>
          </table:table-cell>
          <table:table-cell office:value-type="float" office:value="97695" calcext:value-type="float">
            <text:p>97695</text:p>
          </table:table-cell>
          <table:table-cell office:value-type="float" office:value="233826" calcext:value-type="float">
            <text:p>233826</text:p>
          </table:table-cell>
          <table:table-cell office:value-type="float" office:value="194477" calcext:value-type="float">
            <text:p>194477</text:p>
          </table:table-cell>
          <table:table-cell office:value-type="float" office:value="126300" calcext:value-type="float">
            <text:p>126300</text:p>
          </table:table-cell>
          <table:table-cell office:value-type="float" office:value="176082" calcext:value-type="float">
            <text:p>176082</text:p>
          </table:table-cell>
          <table:table-cell office:value-type="float" office:value="205265" calcext:value-type="float">
            <text:p>205265</text:p>
          </table:table-cell>
          <table:table-cell office:value-type="float" office:value="209171" calcext:value-type="float">
            <text:p>209171</text:p>
          </table:table-cell>
          <table:table-cell office:value-type="float" office:value="249954" calcext:value-type="float">
            <text:p>249954</text:p>
          </table:table-cell>
          <table:table-cell office:value-type="float" office:value="236930" calcext:value-type="float">
            <text:p>236930</text:p>
          </table:table-cell>
          <table:table-cell office:value-type="float" office:value="251824" calcext:value-type="float">
            <text:p>251824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56092" calcext:value-type="float">
            <text:p>156092</text:p>
          </table:table-cell>
          <table:table-cell office:value-type="float" office:value="110026" calcext:value-type="float">
            <text:p>110026</text:p>
          </table:table-cell>
          <table:table-cell office:value-type="float" office:value="57852" calcext:value-type="float">
            <text:p>57852</text:p>
          </table:table-cell>
          <table:table-cell office:value-type="float" office:value="249703" calcext:value-type="float">
            <text:p>249703</text:p>
          </table:table-cell>
          <table:table-cell office:value-type="float" office:value="99859" calcext:value-type="float">
            <text:p>99859</text:p>
          </table:table-cell>
          <table:table-cell office:value-type="float" office:value="112764" calcext:value-type="float">
            <text:p>112764</text:p>
          </table:table-cell>
          <table:table-cell office:value-type="float" office:value="98301" calcext:value-type="float">
            <text:p>98301</text:p>
          </table:table-cell>
          <table:table-cell office:value-type="float" office:value="219470" calcext:value-type="float">
            <text:p>219470</text:p>
          </table:table-cell>
          <table:table-cell office:value-type="float" office:value="194906" calcext:value-type="float">
            <text:p>194906</text:p>
          </table:table-cell>
          <table:table-cell office:value-type="float" office:value="132315" calcext:value-type="float">
            <text:p>132315</text:p>
          </table:table-cell>
          <table:table-cell office:value-type="float" office:value="168352" calcext:value-type="float">
            <text:p>168352</text:p>
          </table:table-cell>
          <table:table-cell office:value-type="float" office:value="217736" calcext:value-type="float">
            <text:p>217736</text:p>
          </table:table-cell>
          <table:table-cell office:value-type="float" office:value="198767" calcext:value-type="float">
            <text:p>198767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3698" calcext:value-type="float">
            <text:p>233698</text:p>
          </table:table-cell>
          <table:table-cell table:number-columns-repeated="2"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33011" calcext:value-type="float">
            <text:p>133011</text:p>
          </table:table-cell>
          <table:table-cell office:value-type="float" office:value="91569" calcext:value-type="float">
            <text:p>91569</text:p>
          </table:table-cell>
          <table:table-cell office:value-type="float" office:value="50212" calcext:value-type="float">
            <text:p>50212</text:p>
          </table:table-cell>
          <table:table-cell office:value-type="float" office:value="173609" calcext:value-type="float">
            <text:p>173609</text:p>
          </table:table-cell>
          <table:table-cell office:value-type="float" office:value="97413" calcext:value-type="float">
            <text:p>97413</text:p>
          </table:table-cell>
          <table:table-cell office:value-type="float" office:value="107697" calcext:value-type="float">
            <text:p>107697</text:p>
          </table:table-cell>
          <table:table-cell office:value-type="float" office:value="131467" calcext:value-type="float">
            <text:p>131467</text:p>
          </table:table-cell>
          <table:table-cell office:value-type="float" office:value="178798" calcext:value-type="float">
            <text:p>178798</text:p>
          </table:table-cell>
          <table:table-cell office:value-type="float" office:value="174771" calcext:value-type="float">
            <text:p>174771</text:p>
          </table:table-cell>
          <table:table-cell office:value-type="float" office:value="182293" calcext:value-type="float">
            <text:p>182293</text:p>
          </table:table-cell>
          <table:table-cell office:value-type="float" office:value="215445" calcext:value-type="float">
            <text:p>215445</text:p>
          </table:table-cell>
          <table:table-cell office:value-type="float" office:value="240670" calcext:value-type="float">
            <text:p>240670</text:p>
          </table:table-cell>
          <table:table-cell office:value-type="float" office:value="229850" calcext:value-type="float">
            <text:p>229850</text:p>
          </table:table-cell>
          <table:table-cell office:value-type="float" office:value="241942" calcext:value-type="float">
            <text:p>241942</text:p>
          </table:table-cell>
          <table:table-cell office:value-type="float" office:value="244765" calcext:value-type="float">
            <text:p>244765</text:p>
          </table:table-cell>
          <table:table-cell office:value-type="float" office:value="245994" calcext:value-type="float">
            <text:p>245994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19088" calcext:value-type="float">
            <text:p>119088</text:p>
          </table:table-cell>
          <table:table-cell office:value-type="float" office:value="92402" calcext:value-type="float">
            <text:p>92402</text:p>
          </table:table-cell>
          <table:table-cell office:value-type="float" office:value="50686" calcext:value-type="float">
            <text:p>50686</text:p>
          </table:table-cell>
          <table:table-cell office:value-type="float" office:value="127741" calcext:value-type="float">
            <text:p>127741</text:p>
          </table:table-cell>
          <table:table-cell office:value-type="float" office:value="87040" calcext:value-type="float">
            <text:p>87040</text:p>
          </table:table-cell>
          <table:table-cell office:value-type="float" office:value="89629" calcext:value-type="float">
            <text:p>89629</text:p>
          </table:table-cell>
          <table:table-cell office:value-type="float" office:value="127885" calcext:value-type="float">
            <text:p>127885</text:p>
          </table:table-cell>
          <table:table-cell office:value-type="float" office:value="135835" calcext:value-type="float">
            <text:p>135835</text:p>
          </table:table-cell>
          <table:table-cell office:value-type="float" office:value="140882" calcext:value-type="float">
            <text:p>140882</text:p>
          </table:table-cell>
          <table:table-cell office:value-type="float" office:value="149078" calcext:value-type="float">
            <text:p>149078</text:p>
          </table:table-cell>
          <table:table-cell office:value-type="float" office:value="185982" calcext:value-type="float">
            <text:p>185982</text:p>
          </table:table-cell>
          <table:table-cell office:value-type="float" office:value="188437" calcext:value-type="float">
            <text:p>188437</text:p>
          </table:table-cell>
          <table:table-cell office:value-type="float" office:value="188020" calcext:value-type="float">
            <text:p>188020</text:p>
          </table:table-cell>
          <table:table-cell office:value-type="float" office:value="194033" calcext:value-type="float">
            <text:p>194033</text:p>
          </table:table-cell>
          <table:table-cell office:value-type="float" office:value="201273" calcext:value-type="float">
            <text:p>201273</text:p>
          </table:table-cell>
          <table:table-cell office:value-type="float" office:value="199290" calcext:value-type="float">
            <text:p>199290</text:p>
          </table:table-cell>
          <table:table-cell office:value-type="float" office:value="212127" calcext:value-type="float">
            <text:p>212127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11937" calcext:value-type="float">
            <text:p>111937</text:p>
          </table:table-cell>
          <table:table-cell office:value-type="float" office:value="87546" calcext:value-type="float">
            <text:p>87546</text:p>
          </table:table-cell>
          <table:table-cell office:value-type="float" office:value="57044" calcext:value-type="float">
            <text:p>57044</text:p>
          </table:table-cell>
          <table:table-cell office:value-type="float" office:value="138925" calcext:value-type="float">
            <text:p>138925</text:p>
          </table:table-cell>
          <table:table-cell office:value-type="float" office:value="99974" calcext:value-type="float">
            <text:p>99974</text:p>
          </table:table-cell>
          <table:table-cell office:value-type="float" office:value="102019" calcext:value-type="float">
            <text:p>102019</text:p>
          </table:table-cell>
          <table:table-cell office:value-type="float" office:value="128514" calcext:value-type="float">
            <text:p>128514</text:p>
          </table:table-cell>
          <table:table-cell office:value-type="float" office:value="156466" calcext:value-type="float">
            <text:p>156466</text:p>
          </table:table-cell>
          <table:table-cell office:value-type="float" office:value="164832" calcext:value-type="float">
            <text:p>164832</text:p>
          </table:table-cell>
          <table:table-cell office:value-type="float" office:value="171704" calcext:value-type="float">
            <text:p>171704</text:p>
          </table:table-cell>
          <table:table-cell office:value-type="float" office:value="203882" calcext:value-type="float">
            <text:p>203882</text:p>
          </table:table-cell>
          <table:table-cell office:value-type="float" office:value="207780" calcext:value-type="float">
            <text:p>207780</text:p>
          </table:table-cell>
          <table:table-cell office:value-type="float" office:value="205917" calcext:value-type="float">
            <text:p>205917</text:p>
          </table:table-cell>
          <table:table-cell office:value-type="float" office:value="186640" calcext:value-type="float">
            <text:p>186640</text:p>
          </table:table-cell>
          <table:table-cell office:value-type="float" office:value="221113" calcext:value-type="float">
            <text:p>221113</text:p>
          </table:table-cell>
          <table:table-cell office:value-type="float" office:value="230766" calcext:value-type="float">
            <text:p>230766</text:p>
          </table:table-cell>
          <table:table-cell office:value-type="float" office:value="210753" calcext:value-type="float">
            <text:p>210753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06830" calcext:value-type="float">
            <text:p>106830</text:p>
          </table:table-cell>
          <table:table-cell office:value-type="float" office:value="58959" calcext:value-type="float">
            <text:p>58959</text:p>
          </table:table-cell>
          <table:table-cell office:value-type="float" office:value="53706" calcext:value-type="float">
            <text:p>53706</text:p>
          </table:table-cell>
          <table:table-cell office:value-type="float" office:value="129170" calcext:value-type="float">
            <text:p>129170</text:p>
          </table:table-cell>
          <table:table-cell office:value-type="float" office:value="95482" calcext:value-type="float">
            <text:p>95482</text:p>
          </table:table-cell>
          <table:table-cell office:value-type="float" office:value="95128" calcext:value-type="float">
            <text:p>95128</text:p>
          </table:table-cell>
          <table:table-cell office:value-type="float" office:value="131141" calcext:value-type="float">
            <text:p>131141</text:p>
          </table:table-cell>
          <table:table-cell office:value-type="float" office:value="140556" calcext:value-type="float">
            <text:p>140556</text:p>
          </table:table-cell>
          <table:table-cell office:value-type="float" office:value="144923" calcext:value-type="float">
            <text:p>144923</text:p>
          </table:table-cell>
          <table:table-cell office:value-type="float" office:value="186844" calcext:value-type="float">
            <text:p>186844</text:p>
          </table:table-cell>
          <table:table-cell office:value-type="float" office:value="219574" calcext:value-type="float">
            <text:p>219574</text:p>
          </table:table-cell>
          <table:table-cell office:value-type="float" office:value="209484" calcext:value-type="float">
            <text:p>209484</text:p>
          </table:table-cell>
          <table:table-cell office:value-type="float" office:value="228619" calcext:value-type="float">
            <text:p>228619</text:p>
          </table:table-cell>
          <table:table-cell office:value-type="float" office:value="199601" calcext:value-type="float">
            <text:p>199601</text:p>
          </table:table-cell>
          <table:table-cell office:value-type="float" office:value="236487" calcext:value-type="float">
            <text:p>236487</text:p>
          </table:table-cell>
          <table:table-cell office:value-type="float" office:value="220288" calcext:value-type="float">
            <text:p>220288</text:p>
          </table:table-cell>
          <table:table-cell office:value-type="float" office:value="203591" calcext:value-type="float">
            <text:p>203591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137991" calcext:value-type="float">
            <text:p>137991</text:p>
          </table:table-cell>
          <table:table-cell office:value-type="float" office:value="53979" calcext:value-type="float">
            <text:p>53979</text:p>
          </table:table-cell>
          <table:table-cell office:value-type="float" office:value="50336" calcext:value-type="float">
            <text:p>50336</text:p>
          </table:table-cell>
          <table:table-cell office:value-type="float" office:value="118499" calcext:value-type="float">
            <text:p>118499</text:p>
          </table:table-cell>
          <table:table-cell office:value-type="float" office:value="90171" calcext:value-type="float">
            <text:p>90171</text:p>
          </table:table-cell>
          <table:table-cell office:value-type="float" office:value="89479" calcext:value-type="float">
            <text:p>89479</text:p>
          </table:table-cell>
          <table:table-cell office:value-type="float" office:value="140062" calcext:value-type="float">
            <text:p>140062</text:p>
          </table:table-cell>
          <table:table-cell office:value-type="float" office:value="125633" calcext:value-type="float">
            <text:p>125633</text:p>
          </table:table-cell>
          <table:table-cell office:value-type="float" office:value="125041" calcext:value-type="float">
            <text:p>125041</text:p>
          </table:table-cell>
          <table:table-cell office:value-type="float" office:value="171103" calcext:value-type="float">
            <text:p>171103</text:p>
          </table:table-cell>
          <table:table-cell office:value-type="float" office:value="225700" calcext:value-type="float">
            <text:p>225700</text:p>
          </table:table-cell>
          <table:table-cell office:value-type="float" office:value="166358" calcext:value-type="float">
            <text:p>166358</text:p>
          </table:table-cell>
          <table:table-cell office:value-type="float" office:value="190871" calcext:value-type="float">
            <text:p>190871</text:p>
          </table:table-cell>
          <table:table-cell office:value-type="float" office:value="233241" calcext:value-type="float">
            <text:p>233241</text:p>
          </table:table-cell>
          <table:table-cell office:value-type="float" office:value="231071" calcext:value-type="float">
            <text:p>231071</text:p>
          </table:table-cell>
          <table:table-cell office:value-type="float" office:value="158932" calcext:value-type="float">
            <text:p>158932</text:p>
          </table:table-cell>
          <table:table-cell office:value-type="float" office:value="228188" calcext:value-type="float">
            <text:p>228188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31737" calcext:value-type="float">
            <text:p>131737</text:p>
          </table:table-cell>
          <table:table-cell office:value-type="float" office:value="73673" calcext:value-type="float">
            <text:p>73673</text:p>
          </table:table-cell>
          <table:table-cell office:value-type="float" office:value="55593" calcext:value-type="float">
            <text:p>55593</text:p>
          </table:table-cell>
          <table:table-cell office:value-type="float" office:value="183369" calcext:value-type="float">
            <text:p>183369</text:p>
          </table:table-cell>
          <table:table-cell office:value-type="float" office:value="100403" calcext:value-type="float">
            <text:p>100403</text:p>
          </table:table-cell>
          <table:table-cell office:value-type="float" office:value="107736" calcext:value-type="float">
            <text:p>107736</text:p>
          </table:table-cell>
          <table:table-cell office:value-type="float" office:value="121929" calcext:value-type="float">
            <text:p>121929</text:p>
          </table:table-cell>
          <table:table-cell office:value-type="float" office:value="177352" calcext:value-type="float">
            <text:p>177352</text:p>
          </table:table-cell>
          <table:table-cell office:value-type="float" office:value="171842" calcext:value-type="float">
            <text:p>171842</text:p>
          </table:table-cell>
          <table:table-cell office:value-type="float" office:value="179849" calcext:value-type="float">
            <text:p>179849</text:p>
          </table:table-cell>
          <table:table-cell office:value-type="float" office:value="184548" calcext:value-type="float">
            <text:p>184548</text:p>
          </table:table-cell>
          <table:table-cell office:value-type="float" office:value="200681" calcext:value-type="float">
            <text:p>200681</text:p>
          </table:table-cell>
          <table:table-cell office:value-type="float" office:value="201228" calcext:value-type="float">
            <text:p>201228</text:p>
          </table:table-cell>
          <table:table-cell office:value-type="float" office:value="207524" calcext:value-type="float">
            <text:p>207524</text:p>
          </table:table-cell>
          <table:table-cell office:value-type="float" office:value="245473" calcext:value-type="float">
            <text:p>245473</text:p>
          </table:table-cell>
          <table:table-cell office:value-type="float" office:value="210006" calcext:value-type="float">
            <text:p>210006</text:p>
          </table:table-cell>
          <table:table-cell office:value-type="float" office:value="249983" calcext:value-type="float">
            <text:p>24998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19776" calcext:value-type="float">
            <text:p>119776</text:p>
          </table:table-cell>
          <table:table-cell office:value-type="float" office:value="78221" calcext:value-type="float">
            <text:p>78221</text:p>
          </table:table-cell>
          <table:table-cell office:value-type="float" office:value="52872" calcext:value-type="float">
            <text:p>52872</text:p>
          </table:table-cell>
          <table:table-cell office:value-type="float" office:value="215370" calcext:value-type="float">
            <text:p>215370</text:p>
          </table:table-cell>
          <table:table-cell office:value-type="float" office:value="82304" calcext:value-type="float">
            <text:p>82304</text:p>
          </table:table-cell>
          <table:table-cell office:value-type="float" office:value="88825" calcext:value-type="float">
            <text:p>88825</text:p>
          </table:table-cell>
          <table:table-cell office:value-type="float" office:value="88802" calcext:value-type="float">
            <text:p>88802</text:p>
          </table:table-cell>
          <table:table-cell office:value-type="float" office:value="155170" calcext:value-type="float">
            <text:p>155170</text:p>
          </table:table-cell>
          <table:table-cell office:value-type="float" office:value="135400" calcext:value-type="float">
            <text:p>135400</text:p>
          </table:table-cell>
          <table:table-cell office:value-type="float" office:value="126212" calcext:value-type="float">
            <text:p>126212</text:p>
          </table:table-cell>
          <table:table-cell office:value-type="float" office:value="122801" calcext:value-type="float">
            <text:p>122801</text:p>
          </table:table-cell>
          <table:table-cell office:value-type="float" office:value="155003" calcext:value-type="float">
            <text:p>155003</text:p>
          </table:table-cell>
          <table:table-cell office:value-type="float" office:value="148945" calcext:value-type="float">
            <text:p>148945</text:p>
          </table:table-cell>
          <table:table-cell office:value-type="float" office:value="151129" calcext:value-type="float">
            <text:p>151129</text:p>
          </table:table-cell>
          <table:table-cell office:value-type="float" office:value="175763" calcext:value-type="float">
            <text:p>175763</text:p>
          </table:table-cell>
          <table:table-cell office:value-type="float" office:value="223931" calcext:value-type="float">
            <text:p>223931</text:p>
          </table:table-cell>
          <table:table-cell office:value-type="float" office:value="178507" calcext:value-type="float">
            <text:p>178507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59297" calcext:value-type="float">
            <text:p>159297</text:p>
          </table:table-cell>
          <table:table-cell office:value-type="float" office:value="87444" calcext:value-type="float">
            <text:p>87444</text:p>
          </table:table-cell>
          <table:table-cell office:value-type="float" office:value="47863" calcext:value-type="float">
            <text:p>47863</text:p>
          </table:table-cell>
          <table:table-cell office:value-type="float" office:value="200689" calcext:value-type="float">
            <text:p>200689</text:p>
          </table:table-cell>
          <table:table-cell office:value-type="float" office:value="77276" calcext:value-type="float">
            <text:p>77276</text:p>
          </table:table-cell>
          <table:table-cell office:value-type="float" office:value="81053" calcext:value-type="float">
            <text:p>81053</text:p>
          </table:table-cell>
          <table:table-cell office:value-type="float" office:value="93778" calcext:value-type="float">
            <text:p>93778</text:p>
          </table:table-cell>
          <table:table-cell office:value-type="float" office:value="146805" calcext:value-type="float">
            <text:p>146805</text:p>
          </table:table-cell>
          <table:table-cell office:value-type="float" office:value="119090" calcext:value-type="float">
            <text:p>119090</text:p>
          </table:table-cell>
          <table:table-cell office:value-type="float" office:value="98714" calcext:value-type="float">
            <text:p>98714</text:p>
          </table:table-cell>
          <table:table-cell office:value-type="float" office:value="138513" calcext:value-type="float">
            <text:p>138513</text:p>
          </table:table-cell>
          <table:table-cell office:value-type="float" office:value="123155" calcext:value-type="float">
            <text:p>123155</text:p>
          </table:table-cell>
          <table:table-cell office:value-type="float" office:value="112353" calcext:value-type="float">
            <text:p>112353</text:p>
          </table:table-cell>
          <table:table-cell office:value-type="float" office:value="156119" calcext:value-type="float">
            <text:p>156119</text:p>
          </table:table-cell>
          <table:table-cell office:value-type="float" office:value="134505" calcext:value-type="float">
            <text:p>134505</text:p>
          </table:table-cell>
          <table:table-cell office:value-type="float" office:value="215521" calcext:value-type="float">
            <text:p>215521</text:p>
          </table:table-cell>
          <table:table-cell office:value-type="float" office:value="153910" calcext:value-type="float">
            <text:p>15391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45606" calcext:value-type="float">
            <text:p>145606</text:p>
          </table:table-cell>
          <table:table-cell office:value-type="float" office:value="98679" calcext:value-type="float">
            <text:p>98679</text:p>
          </table:table-cell>
          <table:table-cell office:value-type="float" office:value="51851" calcext:value-type="float">
            <text:p>51851</text:p>
          </table:table-cell>
          <table:table-cell office:value-type="float" office:value="174378" calcext:value-type="float">
            <text:p>174378</text:p>
          </table:table-cell>
          <table:table-cell office:value-type="float" office:value="92872" calcext:value-type="float">
            <text:p>92872</text:p>
          </table:table-cell>
          <table:table-cell office:value-type="float" office:value="98692" calcext:value-type="float">
            <text:p>98692</text:p>
          </table:table-cell>
          <table:table-cell office:value-type="float" office:value="124157" calcext:value-type="float">
            <text:p>124157</text:p>
          </table:table-cell>
          <table:table-cell office:value-type="float" office:value="164507" calcext:value-type="float">
            <text:p>164507</text:p>
          </table:table-cell>
          <table:table-cell office:value-type="float" office:value="161050" calcext:value-type="float">
            <text:p>161050</text:p>
          </table:table-cell>
          <table:table-cell office:value-type="float" office:value="144783" calcext:value-type="float">
            <text:p>144783</text:p>
          </table:table-cell>
          <table:table-cell office:value-type="float" office:value="178833" calcext:value-type="float">
            <text:p>178833</text:p>
          </table:table-cell>
          <table:table-cell office:value-type="float" office:value="184203" calcext:value-type="float">
            <text:p>184203</text:p>
          </table:table-cell>
          <table:table-cell office:value-type="float" office:value="172845" calcext:value-type="float">
            <text:p>172845</text:p>
          </table:table-cell>
          <table:table-cell office:value-type="float" office:value="185211" calcext:value-type="float">
            <text:p>185211</text:p>
          </table:table-cell>
          <table:table-cell office:value-type="float" office:value="209592" calcext:value-type="float">
            <text:p>209592</text:p>
          </table:table-cell>
          <table:table-cell office:value-type="float" office:value="237665" calcext:value-type="float">
            <text:p>237665</text:p>
          </table:table-cell>
          <table:table-cell office:value-type="float" office:value="212862" calcext:value-type="float">
            <text:p>212862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90527" calcext:value-type="float">
            <text:p>90527</text:p>
          </table:table-cell>
          <table:table-cell office:value-type="float" office:value="96601" calcext:value-type="float">
            <text:p>96601</text:p>
          </table:table-cell>
          <table:table-cell office:value-type="float" office:value="49757" calcext:value-type="float">
            <text:p>49757</text:p>
          </table:table-cell>
          <table:table-cell office:value-type="float" office:value="177400" calcext:value-type="float">
            <text:p>177400</text:p>
          </table:table-cell>
          <table:table-cell office:value-type="float" office:value="87952" calcext:value-type="float">
            <text:p>87952</text:p>
          </table:table-cell>
          <table:table-cell office:value-type="float" office:value="92159" calcext:value-type="float">
            <text:p>92159</text:p>
          </table:table-cell>
          <table:table-cell office:value-type="float" office:value="125458" calcext:value-type="float">
            <text:p>125458</text:p>
          </table:table-cell>
          <table:table-cell office:value-type="float" office:value="157613" calcext:value-type="float">
            <text:p>157613</text:p>
          </table:table-cell>
          <table:table-cell office:value-type="float" office:value="160266" calcext:value-type="float">
            <text:p>160266</text:p>
          </table:table-cell>
          <table:table-cell office:value-type="float" office:value="161385" calcext:value-type="float">
            <text:p>161385</text:p>
          </table:table-cell>
          <table:table-cell office:value-type="float" office:value="152141" calcext:value-type="float">
            <text:p>152141</text:p>
          </table:table-cell>
          <table:table-cell office:value-type="float" office:value="177917" calcext:value-type="float">
            <text:p>177917</text:p>
          </table:table-cell>
          <table:table-cell office:value-type="float" office:value="179590" calcext:value-type="float">
            <text:p>179590</text:p>
          </table:table-cell>
          <table:table-cell office:value-type="float" office:value="193081" calcext:value-type="float">
            <text:p>193081</text:p>
          </table:table-cell>
          <table:table-cell office:value-type="float" office:value="227219" calcext:value-type="float">
            <text:p>227219</text:p>
          </table:table-cell>
          <table:table-cell office:value-type="float" office:value="213833" calcext:value-type="float">
            <text:p>213833</text:p>
          </table:table-cell>
          <table:table-cell office:value-type="float" office:value="197010" calcext:value-type="float">
            <text:p>19701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62067" calcext:value-type="float">
            <text:p>162067</text:p>
          </table:table-cell>
          <table:table-cell office:value-type="float" office:value="123513" calcext:value-type="float">
            <text:p>123513</text:p>
          </table:table-cell>
          <table:table-cell office:value-type="float" office:value="50539" calcext:value-type="float">
            <text:p>50539</text:p>
          </table:table-cell>
          <table:table-cell office:value-type="float" office:value="217262" calcext:value-type="float">
            <text:p>217262</text:p>
          </table:table-cell>
          <table:table-cell office:value-type="float" office:value="79505" calcext:value-type="float">
            <text:p>79505</text:p>
          </table:table-cell>
          <table:table-cell office:value-type="float" office:value="74948" calcext:value-type="float">
            <text:p>74948</text:p>
          </table:table-cell>
          <table:table-cell office:value-type="float" office:value="107883" calcext:value-type="float">
            <text:p>107883</text:p>
          </table:table-cell>
          <table:table-cell office:value-type="float" office:value="140730" calcext:value-type="float">
            <text:p>140730</text:p>
          </table:table-cell>
          <table:table-cell office:value-type="float" office:value="144655" calcext:value-type="float">
            <text:p>144655</text:p>
          </table:table-cell>
          <table:table-cell office:value-type="float" office:value="132464" calcext:value-type="float">
            <text:p>132464</text:p>
          </table:table-cell>
          <table:table-cell office:value-type="float" office:value="170303" calcext:value-type="float">
            <text:p>170303</text:p>
          </table:table-cell>
          <table:table-cell office:value-type="float" office:value="166150" calcext:value-type="float">
            <text:p>166150</text:p>
          </table:table-cell>
          <table:table-cell office:value-type="float" office:value="176956" calcext:value-type="float">
            <text:p>176956</text:p>
          </table:table-cell>
          <table:table-cell office:value-type="float" office:value="216879" calcext:value-type="float">
            <text:p>216879</text:p>
          </table:table-cell>
          <table:table-cell office:value-type="float" office:value="226147" calcext:value-type="float">
            <text:p>226147</text:p>
          </table:table-cell>
          <table:table-cell office:value-type="float" office:value="221754" calcext:value-type="float">
            <text:p>221754</text:p>
          </table:table-cell>
          <table:table-cell office:value-type="float" office:value="202959" calcext:value-type="float">
            <text:p>202959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96998" calcext:value-type="float">
            <text:p>196998</text:p>
          </table:table-cell>
          <table:table-cell office:value-type="float" office:value="139548" calcext:value-type="float">
            <text:p>139548</text:p>
          </table:table-cell>
          <table:table-cell office:value-type="float" office:value="52184" calcext:value-type="float">
            <text:p>52184</text:p>
          </table:table-cell>
          <table:table-cell office:value-type="float" office:value="234631" calcext:value-type="float">
            <text:p>234631</text:p>
          </table:table-cell>
          <table:table-cell office:value-type="float" office:value="92339" calcext:value-type="float">
            <text:p>92339</text:p>
          </table:table-cell>
          <table:table-cell office:value-type="float" office:value="88094" calcext:value-type="float">
            <text:p>88094</text:p>
          </table:table-cell>
          <table:table-cell office:value-type="float" office:value="102486" calcext:value-type="float">
            <text:p>102486</text:p>
          </table:table-cell>
          <table:table-cell office:value-type="float" office:value="175669" calcext:value-type="float">
            <text:p>175669</text:p>
          </table:table-cell>
          <table:table-cell office:value-type="float" office:value="182859" calcext:value-type="float">
            <text:p>182859</text:p>
          </table:table-cell>
          <table:table-cell office:value-type="float" office:value="138917" calcext:value-type="float">
            <text:p>138917</text:p>
          </table:table-cell>
          <table:table-cell office:value-type="float" office:value="172295" calcext:value-type="float">
            <text:p>172295</text:p>
          </table:table-cell>
          <table:table-cell office:value-type="float" office:value="190708" calcext:value-type="float">
            <text:p>190708</text:p>
          </table:table-cell>
          <table:table-cell office:value-type="float" office:value="187943" calcext:value-type="float">
            <text:p>187943</text:p>
          </table:table-cell>
          <table:table-cell office:value-type="float" office:value="218898" calcext:value-type="float">
            <text:p>218898</text:p>
          </table:table-cell>
          <table:table-cell office:value-type="float" office:value="253061" calcext:value-type="float">
            <text:p>253061</text:p>
          </table:table-cell>
          <table:table-cell office:value-type="float" office:value="241862" calcext:value-type="float">
            <text:p>241862</text:p>
          </table:table-cell>
          <table:table-cell office:value-type="float" office:value="235708" calcext:value-type="float">
            <text:p>235708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137808" calcext:value-type="float">
            <text:p>137808</text:p>
          </table:table-cell>
          <table:table-cell office:value-type="float" office:value="85993" calcext:value-type="float">
            <text:p>85993</text:p>
          </table:table-cell>
          <table:table-cell office:value-type="float" office:value="49649" calcext:value-type="float">
            <text:p>49649</text:p>
          </table:table-cell>
          <table:table-cell office:value-type="float" office:value="186541" calcext:value-type="float">
            <text:p>186541</text:p>
          </table:table-cell>
          <table:table-cell office:value-type="float" office:value="105706" calcext:value-type="float">
            <text:p>105706</text:p>
          </table:table-cell>
          <table:table-cell office:value-type="float" office:value="103586" calcext:value-type="float">
            <text:p>103586</text:p>
          </table:table-cell>
          <table:table-cell office:value-type="float" office:value="110876" calcext:value-type="float">
            <text:p>110876</text:p>
          </table:table-cell>
          <table:table-cell office:value-type="float" office:value="193655" calcext:value-type="float">
            <text:p>193655</text:p>
          </table:table-cell>
          <table:table-cell office:value-type="float" office:value="191760" calcext:value-type="float">
            <text:p>191760</text:p>
          </table:table-cell>
          <table:table-cell office:value-type="float" office:value="170931" calcext:value-type="float">
            <text:p>170931</text:p>
          </table:table-cell>
          <table:table-cell office:value-type="float" office:value="180964" calcext:value-type="float">
            <text:p>180964</text:p>
          </table:table-cell>
          <table:table-cell office:value-type="float" office:value="203122" calcext:value-type="float">
            <text:p>203122</text:p>
          </table:table-cell>
          <table:table-cell office:value-type="float" office:value="203761" calcext:value-type="float">
            <text:p>203761</text:p>
          </table:table-cell>
          <table:table-cell office:value-type="float" office:value="224307" calcext:value-type="float">
            <text:p>224307</text:p>
          </table:table-cell>
          <table:table-cell office:value-type="float" office:value="248097" calcext:value-type="float">
            <text:p>248097</text:p>
          </table:table-cell>
          <table:table-cell office:value-type="float" office:value="251158" calcext:value-type="float">
            <text:p>251158</text:p>
          </table:table-cell>
          <table:table-cell office:value-type="float" office:value="248701" calcext:value-type="float">
            <text:p>24870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40210" calcext:value-type="float">
            <text:p>140210</text:p>
          </table:table-cell>
          <table:table-cell office:value-type="float" office:value="71941" calcext:value-type="float">
            <text:p>71941</text:p>
          </table:table-cell>
          <table:table-cell office:value-type="float" office:value="51243" calcext:value-type="float">
            <text:p>51243</text:p>
          </table:table-cell>
          <table:table-cell office:value-type="float" office:value="148158" calcext:value-type="float">
            <text:p>148158</text:p>
          </table:table-cell>
          <table:table-cell office:value-type="float" office:value="121606" calcext:value-type="float">
            <text:p>121606</text:p>
          </table:table-cell>
          <table:table-cell office:value-type="float" office:value="118831" calcext:value-type="float">
            <text:p>118831</text:p>
          </table:table-cell>
          <table:table-cell office:value-type="float" office:value="145164" calcext:value-type="float">
            <text:p>145164</text:p>
          </table:table-cell>
          <table:table-cell office:value-type="float" office:value="207002" calcext:value-type="float">
            <text:p>207002</text:p>
          </table:table-cell>
          <table:table-cell office:value-type="float" office:value="211007" calcext:value-type="float">
            <text:p>211007</text:p>
          </table:table-cell>
          <table:table-cell office:value-type="float" office:value="208591" calcext:value-type="float">
            <text:p>208591</text:p>
          </table:table-cell>
          <table:table-cell office:value-type="float" office:value="221698" calcext:value-type="float">
            <text:p>221698</text:p>
          </table:table-cell>
          <table:table-cell office:value-type="float" office:value="221121" calcext:value-type="float">
            <text:p>221121</text:p>
          </table:table-cell>
          <table:table-cell office:value-type="float" office:value="216434" calcext:value-type="float">
            <text:p>216434</text:p>
          </table:table-cell>
          <table:table-cell office:value-type="float" office:value="247163" calcext:value-type="float">
            <text:p>247163</text:p>
          </table:table-cell>
          <table:table-cell office:value-type="float" office:value="233481" calcext:value-type="float">
            <text:p>233481</text:p>
          </table:table-cell>
          <table:table-cell office:value-type="float" office:value="236336" calcext:value-type="float">
            <text:p>236336</text:p>
          </table:table-cell>
          <table:table-cell office:value-type="float" office:value="245930" calcext:value-type="float">
            <text:p>245930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97617" calcext:value-type="float">
            <text:p>97617</text:p>
          </table:table-cell>
          <table:table-cell office:value-type="float" office:value="56549" calcext:value-type="float">
            <text:p>56549</text:p>
          </table:table-cell>
          <table:table-cell office:value-type="float" office:value="61791" calcext:value-type="float">
            <text:p>61791</text:p>
          </table:table-cell>
          <table:table-cell office:value-type="float" office:value="158990" calcext:value-type="float">
            <text:p>158990</text:p>
          </table:table-cell>
          <table:table-cell office:value-type="float" office:value="101880" calcext:value-type="float">
            <text:p>101880</text:p>
          </table:table-cell>
          <table:table-cell office:value-type="float" office:value="100486" calcext:value-type="float">
            <text:p>100486</text:p>
          </table:table-cell>
          <table:table-cell office:value-type="float" office:value="111311" calcext:value-type="float">
            <text:p>111311</text:p>
          </table:table-cell>
          <table:table-cell office:value-type="float" office:value="153845" calcext:value-type="float">
            <text:p>153845</text:p>
          </table:table-cell>
          <table:table-cell office:value-type="float" office:value="156318" calcext:value-type="float">
            <text:p>156318</text:p>
          </table:table-cell>
          <table:table-cell office:value-type="float" office:value="136995" calcext:value-type="float">
            <text:p>136995</text:p>
          </table:table-cell>
          <table:table-cell office:value-type="float" office:value="163837" calcext:value-type="float">
            <text:p>163837</text:p>
          </table:table-cell>
          <table:table-cell office:value-type="float" office:value="166510" calcext:value-type="float">
            <text:p>166510</text:p>
          </table:table-cell>
          <table:table-cell office:value-type="float" office:value="154279" calcext:value-type="float">
            <text:p>154279</text:p>
          </table:table-cell>
          <table:table-cell office:value-type="float" office:value="241750" calcext:value-type="float">
            <text:p>241750</text:p>
          </table:table-cell>
          <table:table-cell office:value-type="float" office:value="196661" calcext:value-type="float">
            <text:p>196661</text:p>
          </table:table-cell>
          <table:table-cell office:value-type="float" office:value="211019" calcext:value-type="float">
            <text:p>211019</text:p>
          </table:table-cell>
          <table:table-cell office:value-type="float" office:value="247873" calcext:value-type="float">
            <text:p>247873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06243" calcext:value-type="float">
            <text:p>106243</text:p>
          </table:table-cell>
          <table:table-cell office:value-type="float" office:value="75102" calcext:value-type="float">
            <text:p>75102</text:p>
          </table:table-cell>
          <table:table-cell office:value-type="float" office:value="66561" calcext:value-type="float">
            <text:p>66561</text:p>
          </table:table-cell>
          <table:table-cell office:value-type="float" office:value="195548" calcext:value-type="float">
            <text:p>195548</text:p>
          </table:table-cell>
          <table:table-cell office:value-type="float" office:value="92086" calcext:value-type="float">
            <text:p>92086</text:p>
          </table:table-cell>
          <table:table-cell office:value-type="float" office:value="89636" calcext:value-type="float">
            <text:p>89636</text:p>
          </table:table-cell>
          <table:table-cell office:value-type="float" office:value="108072" calcext:value-type="float">
            <text:p>108072</text:p>
          </table:table-cell>
          <table:table-cell office:value-type="float" office:value="113396" calcext:value-type="float">
            <text:p>113396</text:p>
          </table:table-cell>
          <table:table-cell office:value-type="float" office:value="117386" calcext:value-type="float">
            <text:p>117386</text:p>
          </table:table-cell>
          <table:table-cell office:value-type="float" office:value="106016" calcext:value-type="float">
            <text:p>106016</text:p>
          </table:table-cell>
          <table:table-cell office:value-type="float" office:value="172839" calcext:value-type="float">
            <text:p>172839</text:p>
          </table:table-cell>
          <table:table-cell office:value-type="float" office:value="142315" calcext:value-type="float">
            <text:p>142315</text:p>
          </table:table-cell>
          <table:table-cell office:value-type="float" office:value="145804" calcext:value-type="float">
            <text:p>145804</text:p>
          </table:table-cell>
          <table:table-cell office:value-type="float" office:value="208101" calcext:value-type="float">
            <text:p>208101</text:p>
          </table:table-cell>
          <table:table-cell office:value-type="float" office:value="162740" calcext:value-type="float">
            <text:p>162740</text:p>
          </table:table-cell>
          <table:table-cell office:value-type="float" office:value="173163" calcext:value-type="float">
            <text:p>173163</text:p>
          </table:table-cell>
          <table:table-cell office:value-type="float" office:value="213034" calcext:value-type="float">
            <text:p>213034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15083" calcext:value-type="float">
            <text:p>115083</text:p>
          </table:table-cell>
          <table:table-cell office:value-type="float" office:value="82084" calcext:value-type="float">
            <text:p>82084</text:p>
          </table:table-cell>
          <table:table-cell office:value-type="float" office:value="61312" calcext:value-type="float">
            <text:p>61312</text:p>
          </table:table-cell>
          <table:table-cell office:value-type="float" office:value="160183" calcext:value-type="float">
            <text:p>160183</text:p>
          </table:table-cell>
          <table:table-cell office:value-type="float" office:value="80465" calcext:value-type="float">
            <text:p>80465</text:p>
          </table:table-cell>
          <table:table-cell office:value-type="float" office:value="80115" calcext:value-type="float">
            <text:p>80115</text:p>
          </table:table-cell>
          <table:table-cell office:value-type="float" office:value="88428" calcext:value-type="float">
            <text:p>88428</text:p>
          </table:table-cell>
          <table:table-cell office:value-type="float" office:value="95916" calcext:value-type="float">
            <text:p>95916</text:p>
          </table:table-cell>
          <table:table-cell office:value-type="float" office:value="99000" calcext:value-type="float">
            <text:p>99000</text:p>
          </table:table-cell>
          <table:table-cell office:value-type="float" office:value="108377" calcext:value-type="float">
            <text:p>108377</text:p>
          </table:table-cell>
          <table:table-cell office:value-type="float" office:value="141018" calcext:value-type="float">
            <text:p>141018</text:p>
          </table:table-cell>
          <table:table-cell office:value-type="float" office:value="120776" calcext:value-type="float">
            <text:p>120776</text:p>
          </table:table-cell>
          <table:table-cell office:value-type="float" office:value="131665" calcext:value-type="float">
            <text:p>131665</text:p>
          </table:table-cell>
          <table:table-cell office:value-type="float" office:value="212671" calcext:value-type="float">
            <text:p>212671</text:p>
          </table:table-cell>
          <table:table-cell office:value-type="float" office:value="163496" calcext:value-type="float">
            <text:p>163496</text:p>
          </table:table-cell>
          <table:table-cell office:value-type="float" office:value="133914" calcext:value-type="float">
            <text:p>133914</text:p>
          </table:table-cell>
          <table:table-cell office:value-type="float" office:value="171017" calcext:value-type="float">
            <text:p>171017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08923" calcext:value-type="float">
            <text:p>108923</text:p>
          </table:table-cell>
          <table:table-cell office:value-type="float" office:value="72791" calcext:value-type="float">
            <text:p>72791</text:p>
          </table:table-cell>
          <table:table-cell office:value-type="float" office:value="47754" calcext:value-type="float">
            <text:p>47754</text:p>
          </table:table-cell>
          <table:table-cell office:value-type="float" office:value="137917" calcext:value-type="float">
            <text:p>137917</text:p>
          </table:table-cell>
          <table:table-cell office:value-type="float" office:value="80483" calcext:value-type="float">
            <text:p>80483</text:p>
          </table:table-cell>
          <table:table-cell office:value-type="float" office:value="77320" calcext:value-type="float">
            <text:p>77320</text:p>
          </table:table-cell>
          <table:table-cell office:value-type="float" office:value="68775" calcext:value-type="float">
            <text:p>68775</text:p>
          </table:table-cell>
          <table:table-cell office:value-type="float" office:value="126453" calcext:value-type="float">
            <text:p>126453</text:p>
          </table:table-cell>
          <table:table-cell office:value-type="float" office:value="115885" calcext:value-type="float">
            <text:p>115885</text:p>
          </table:table-cell>
          <table:table-cell office:value-type="float" office:value="104104" calcext:value-type="float">
            <text:p>104104</text:p>
          </table:table-cell>
          <table:table-cell office:value-type="float" office:value="102975" calcext:value-type="float">
            <text:p>102975</text:p>
          </table:table-cell>
          <table:table-cell office:value-type="float" office:value="125958" calcext:value-type="float">
            <text:p>125958</text:p>
          </table:table-cell>
          <table:table-cell office:value-type="float" office:value="124866" calcext:value-type="float">
            <text:p>124866</text:p>
          </table:table-cell>
          <table:table-cell office:value-type="float" office:value="200535" calcext:value-type="float">
            <text:p>200535</text:p>
          </table:table-cell>
          <table:table-cell office:value-type="float" office:value="166067" calcext:value-type="float">
            <text:p>166067</text:p>
          </table:table-cell>
          <table:table-cell office:value-type="float" office:value="186795" calcext:value-type="float">
            <text:p>186795</text:p>
          </table:table-cell>
          <table:table-cell office:value-type="float" office:value="190081" calcext:value-type="float">
            <text:p>19008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08167" calcext:value-type="float">
            <text:p>108167</text:p>
          </table:table-cell>
          <table:table-cell office:value-type="float" office:value="64007" calcext:value-type="float">
            <text:p>64007</text:p>
          </table:table-cell>
          <table:table-cell office:value-type="float" office:value="48130" calcext:value-type="float">
            <text:p>48130</text:p>
          </table:table-cell>
          <table:table-cell office:value-type="float" office:value="149788" calcext:value-type="float">
            <text:p>149788</text:p>
          </table:table-cell>
          <table:table-cell office:value-type="float" office:value="107488" calcext:value-type="float">
            <text:p>107488</text:p>
          </table:table-cell>
          <table:table-cell office:value-type="float" office:value="98862" calcext:value-type="float">
            <text:p>98862</text:p>
          </table:table-cell>
          <table:table-cell office:value-type="float" office:value="75542" calcext:value-type="float">
            <text:p>75542</text:p>
          </table:table-cell>
          <table:table-cell office:value-type="float" office:value="155682" calcext:value-type="float">
            <text:p>155682</text:p>
          </table:table-cell>
          <table:table-cell office:value-type="float" office:value="152162" calcext:value-type="float">
            <text:p>152162</text:p>
          </table:table-cell>
          <table:table-cell office:value-type="float" office:value="134643" calcext:value-type="float">
            <text:p>134643</text:p>
          </table:table-cell>
          <table:table-cell office:value-type="float" office:value="128614" calcext:value-type="float">
            <text:p>128614</text:p>
          </table:table-cell>
          <table:table-cell office:value-type="float" office:value="159370" calcext:value-type="float">
            <text:p>159370</text:p>
          </table:table-cell>
          <table:table-cell office:value-type="float" office:value="149992" calcext:value-type="float">
            <text:p>149992</text:p>
          </table:table-cell>
          <table:table-cell office:value-type="float" office:value="219223" calcext:value-type="float">
            <text:p>219223</text:p>
          </table:table-cell>
          <table:table-cell office:value-type="float" office:value="191344" calcext:value-type="float">
            <text:p>191344</text:p>
          </table:table-cell>
          <table:table-cell office:value-type="float" office:value="199243" calcext:value-type="float">
            <text:p>199243</text:p>
          </table:table-cell>
          <table:table-cell office:value-type="float" office:value="203335" calcext:value-type="float">
            <text:p>203335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60554" calcext:value-type="float">
            <text:p>60554</text:p>
          </table:table-cell>
          <table:table-cell office:value-type="float" office:value="55673" calcext:value-type="float">
            <text:p>55673</text:p>
          </table:table-cell>
          <table:table-cell office:value-type="float" office:value="40135" calcext:value-type="float">
            <text:p>40135</text:p>
          </table:table-cell>
          <table:table-cell office:value-type="float" office:value="94661" calcext:value-type="float">
            <text:p>94661</text:p>
          </table:table-cell>
          <table:table-cell office:value-type="float" office:value="73545" calcext:value-type="float">
            <text:p>73545</text:p>
          </table:table-cell>
          <table:table-cell office:value-type="float" office:value="85601" calcext:value-type="float">
            <text:p>85601</text:p>
          </table:table-cell>
          <table:table-cell office:value-type="float" office:value="87706" calcext:value-type="float">
            <text:p>87706</text:p>
          </table:table-cell>
          <table:table-cell office:value-type="float" office:value="118016" calcext:value-type="float">
            <text:p>118016</text:p>
          </table:table-cell>
          <table:table-cell office:value-type="float" office:value="118883" calcext:value-type="float">
            <text:p>118883</text:p>
          </table:table-cell>
          <table:table-cell office:value-type="float" office:value="133936" calcext:value-type="float">
            <text:p>133936</text:p>
          </table:table-cell>
          <table:table-cell office:value-type="float" office:value="160598" calcext:value-type="float">
            <text:p>160598</text:p>
          </table:table-cell>
          <table:table-cell office:value-type="float" office:value="163433" calcext:value-type="float">
            <text:p>163433</text:p>
          </table:table-cell>
          <table:table-cell office:value-type="float" office:value="169579" calcext:value-type="float">
            <text:p>169579</text:p>
          </table:table-cell>
          <table:table-cell office:value-type="float" office:value="218307" calcext:value-type="float">
            <text:p>218307</text:p>
          </table:table-cell>
          <table:table-cell office:value-type="float" office:value="186694" calcext:value-type="float">
            <text:p>186694</text:p>
          </table:table-cell>
          <table:table-cell office:value-type="float" office:value="221668" calcext:value-type="float">
            <text:p>221668</text:p>
          </table:table-cell>
          <table:table-cell office:value-type="float" office:value="216946" calcext:value-type="float">
            <text:p>216946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00961" calcext:value-type="float">
            <text:p>100961</text:p>
          </table:table-cell>
          <table:table-cell office:value-type="float" office:value="71021" calcext:value-type="float">
            <text:p>71021</text:p>
          </table:table-cell>
          <table:table-cell office:value-type="float" office:value="64712" calcext:value-type="float">
            <text:p>64712</text:p>
          </table:table-cell>
          <table:table-cell office:value-type="float" office:value="168716" calcext:value-type="float">
            <text:p>168716</text:p>
          </table:table-cell>
          <table:table-cell office:value-type="float" office:value="98436" calcext:value-type="float">
            <text:p>98436</text:p>
          </table:table-cell>
          <table:table-cell office:value-type="float" office:value="129053" calcext:value-type="float">
            <text:p>129053</text:p>
          </table:table-cell>
          <table:table-cell office:value-type="float" office:value="104580" calcext:value-type="float">
            <text:p>104580</text:p>
          </table:table-cell>
          <table:table-cell office:value-type="float" office:value="218350" calcext:value-type="float">
            <text:p>218350</text:p>
          </table:table-cell>
          <table:table-cell office:value-type="float" office:value="186007" calcext:value-type="float">
            <text:p>186007</text:p>
          </table:table-cell>
          <table:table-cell office:value-type="float" office:value="221114" calcext:value-type="float">
            <text:p>221114</text:p>
          </table:table-cell>
          <table:table-cell office:value-type="float" office:value="170813" calcext:value-type="float">
            <text:p>170813</text:p>
          </table:table-cell>
          <table:table-cell office:value-type="float" office:value="236045" calcext:value-type="float">
            <text:p>236045</text:p>
          </table:table-cell>
          <table:table-cell office:value-type="float" office:value="243610" calcext:value-type="float">
            <text:p>243610</text:p>
          </table:table-cell>
          <table:table-cell office:value-type="float" office:value="206866" calcext:value-type="float">
            <text:p>206866</text:p>
          </table:table-cell>
          <table:table-cell office:value-type="float" office:value="247335" calcext:value-type="float">
            <text:p>247335</text:p>
          </table:table-cell>
          <table:table-cell office:value-type="float" office:value="231683" calcext:value-type="float">
            <text:p>231683</text:p>
          </table:table-cell>
          <table:table-cell office:value-type="float" office:value="240944" calcext:value-type="float">
            <text:p>240944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51470" calcext:value-type="float">
            <text:p>151470</text:p>
          </table:table-cell>
          <table:table-cell office:value-type="float" office:value="88934" calcext:value-type="float">
            <text:p>88934</text:p>
          </table:table-cell>
          <table:table-cell office:value-type="float" office:value="58901" calcext:value-type="float">
            <text:p>58901</text:p>
          </table:table-cell>
          <table:table-cell office:value-type="float" office:value="223362" calcext:value-type="float">
            <text:p>223362</text:p>
          </table:table-cell>
          <table:table-cell office:value-type="float" office:value="91277" calcext:value-type="float">
            <text:p>91277</text:p>
          </table:table-cell>
          <table:table-cell office:value-type="float" office:value="105720" calcext:value-type="float">
            <text:p>105720</text:p>
          </table:table-cell>
          <table:table-cell office:value-type="float" office:value="100118" calcext:value-type="float">
            <text:p>100118</text:p>
          </table:table-cell>
          <table:table-cell office:value-type="float" office:value="229254" calcext:value-type="float">
            <text:p>229254</text:p>
          </table:table-cell>
          <table:table-cell office:value-type="float" office:value="194197" calcext:value-type="float">
            <text:p>194197</text:p>
          </table:table-cell>
          <table:table-cell office:value-type="float" office:value="171035" calcext:value-type="float">
            <text:p>171035</text:p>
          </table:table-cell>
          <table:table-cell office:value-type="float" office:value="174713" calcext:value-type="float">
            <text:p>174713</text:p>
          </table:table-cell>
          <table:table-cell office:value-type="float" office:value="199879" calcext:value-type="float">
            <text:p>199879</text:p>
          </table:table-cell>
          <table:table-cell office:value-type="float" office:value="205086" calcext:value-type="float">
            <text:p>205086</text:p>
          </table:table-cell>
          <table:table-cell office:value-type="float" office:value="161105" calcext:value-type="float">
            <text:p>161105</text:p>
          </table:table-cell>
          <table:table-cell office:value-type="float" office:value="228707" calcext:value-type="float">
            <text:p>228707</text:p>
          </table:table-cell>
          <table:table-cell office:value-type="float" office:value="230704" calcext:value-type="float">
            <text:p>230704</text:p>
          </table:table-cell>
          <table:table-cell office:value-type="float" office:value="184221" calcext:value-type="float">
            <text:p>18422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00015" calcext:value-type="float">
            <text:p>100015</text:p>
          </table:table-cell>
          <table:table-cell office:value-type="float" office:value="84887" calcext:value-type="float">
            <text:p>84887</text:p>
          </table:table-cell>
          <table:table-cell office:value-type="float" office:value="66036" calcext:value-type="float">
            <text:p>66036</text:p>
          </table:table-cell>
          <table:table-cell office:value-type="float" office:value="207140" calcext:value-type="float">
            <text:p>207140</text:p>
          </table:table-cell>
          <table:table-cell office:value-type="float" office:value="105806" calcext:value-type="float">
            <text:p>105806</text:p>
          </table:table-cell>
          <table:table-cell office:value-type="float" office:value="114967" calcext:value-type="float">
            <text:p>114967</text:p>
          </table:table-cell>
          <table:table-cell office:value-type="float" office:value="138163" calcext:value-type="float">
            <text:p>138163</text:p>
          </table:table-cell>
          <table:table-cell office:value-type="float" office:value="195643" calcext:value-type="float">
            <text:p>195643</text:p>
          </table:table-cell>
          <table:table-cell office:value-type="float" office:value="180531" calcext:value-type="float">
            <text:p>180531</text:p>
          </table:table-cell>
          <table:table-cell office:value-type="float" office:value="214212" calcext:value-type="float">
            <text:p>214212</text:p>
          </table:table-cell>
          <table:table-cell office:value-type="float" office:value="235132" calcext:value-type="float">
            <text:p>235132</text:p>
          </table:table-cell>
          <table:table-cell office:value-type="float" office:value="209218" calcext:value-type="float">
            <text:p>209218</text:p>
          </table:table-cell>
          <table:table-cell office:value-type="float" office:value="223494" calcext:value-type="float">
            <text:p>223494</text:p>
          </table:table-cell>
          <table:table-cell office:value-type="float" office:value="199114" calcext:value-type="float">
            <text:p>199114</text:p>
          </table:table-cell>
          <table:table-cell office:value-type="float" office:value="250077" calcext:value-type="float">
            <text:p>250077</text:p>
          </table:table-cell>
          <table:table-cell office:value-type="float" office:value="247787" calcext:value-type="float">
            <text:p>247787</text:p>
          </table:table-cell>
          <table:table-cell office:value-type="float" office:value="198098" calcext:value-type="float">
            <text:p>198098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18205" calcext:value-type="float">
            <text:p>118205</text:p>
          </table:table-cell>
          <table:table-cell office:value-type="float" office:value="78479" calcext:value-type="float">
            <text:p>78479</text:p>
          </table:table-cell>
          <table:table-cell office:value-type="float" office:value="79095" calcext:value-type="float">
            <text:p>79095</text:p>
          </table:table-cell>
          <table:table-cell office:value-type="float" office:value="221600" calcext:value-type="float">
            <text:p>221600</text:p>
          </table:table-cell>
          <table:table-cell office:value-type="float" office:value="139399" calcext:value-type="float">
            <text:p>139399</text:p>
          </table:table-cell>
          <table:table-cell office:value-type="float" office:value="143029" calcext:value-type="float">
            <text:p>143029</text:p>
          </table:table-cell>
          <table:table-cell office:value-type="float" office:value="158380" calcext:value-type="float">
            <text:p>158380</text:p>
          </table:table-cell>
          <table:table-cell office:value-type="float" office:value="202514" calcext:value-type="float">
            <text:p>202514</text:p>
          </table:table-cell>
          <table:table-cell office:value-type="float" office:value="215880" calcext:value-type="float">
            <text:p>215880</text:p>
          </table:table-cell>
          <table:table-cell office:value-type="float" office:value="224384" calcext:value-type="float">
            <text:p>224384</text:p>
          </table:table-cell>
          <table:table-cell office:value-type="float" office:value="238318" calcext:value-type="float">
            <text:p>238318</text:p>
          </table:table-cell>
          <table:table-cell office:value-type="float" office:value="251759" calcext:value-type="float">
            <text:p>251759</text:p>
          </table:table-cell>
          <table:table-cell office:value-type="float" office:value="251563" calcext:value-type="float">
            <text:p>251563</text:p>
          </table:table-cell>
          <table:table-cell office:value-type="float" office:value="208775" calcext:value-type="float">
            <text:p>208775</text:p>
          </table:table-cell>
          <table:table-cell office:value-type="float" office:value="248356" calcext:value-type="float">
            <text:p>248356</text:p>
          </table:table-cell>
          <table:table-cell office:value-type="float" office:value="215996" calcext:value-type="float">
            <text:p>215996</text:p>
          </table:table-cell>
          <table:table-cell office:value-type="float" office:value="239260" calcext:value-type="float">
            <text:p>239260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22667" calcext:value-type="float">
            <text:p>122667</text:p>
          </table:table-cell>
          <table:table-cell office:value-type="float" office:value="88447" calcext:value-type="float">
            <text:p>88447</text:p>
          </table:table-cell>
          <table:table-cell office:value-type="float" office:value="58647" calcext:value-type="float">
            <text:p>58647</text:p>
          </table:table-cell>
          <table:table-cell office:value-type="float" office:value="243099" calcext:value-type="float">
            <text:p>243099</text:p>
          </table:table-cell>
          <table:table-cell office:value-type="float" office:value="120810" calcext:value-type="float">
            <text:p>120810</text:p>
          </table:table-cell>
          <table:table-cell office:value-type="float" office:value="124211" calcext:value-type="float">
            <text:p>124211</text:p>
          </table:table-cell>
          <table:table-cell office:value-type="float" office:value="144477" calcext:value-type="float">
            <text:p>144477</text:p>
          </table:table-cell>
          <table:table-cell office:value-type="float" office:value="190664" calcext:value-type="float">
            <text:p>190664</text:p>
          </table:table-cell>
          <table:table-cell office:value-type="float" office:value="193411" calcext:value-type="float">
            <text:p>193411</text:p>
          </table:table-cell>
          <table:table-cell office:value-type="float" office:value="191796" calcext:value-type="float">
            <text:p>191796</text:p>
          </table:table-cell>
          <table:table-cell office:value-type="float" office:value="213546" calcext:value-type="float">
            <text:p>213546</text:p>
          </table:table-cell>
          <table:table-cell office:value-type="float" office:value="233249" calcext:value-type="float">
            <text:p>233249</text:p>
          </table:table-cell>
          <table:table-cell office:value-type="float" office:value="236364" calcext:value-type="float">
            <text:p>236364</text:p>
          </table:table-cell>
          <table:table-cell office:value-type="float" office:value="179209" calcext:value-type="float">
            <text:p>179209</text:p>
          </table:table-cell>
          <table:table-cell office:value-type="float" office:value="204984" calcext:value-type="float">
            <text:p>204984</text:p>
          </table:table-cell>
          <table:table-cell office:value-type="float" office:value="183468" calcext:value-type="float">
            <text:p>183468</text:p>
          </table:table-cell>
          <table:table-cell office:value-type="float" office:value="134423" calcext:value-type="float">
            <text:p>134423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76491" calcext:value-type="float">
            <text:p>76491</text:p>
          </table:table-cell>
          <table:table-cell office:value-type="float" office:value="49087" calcext:value-type="float">
            <text:p>49087</text:p>
          </table:table-cell>
          <table:table-cell office:value-type="float" office:value="79087" calcext:value-type="float">
            <text:p>79087</text:p>
          </table:table-cell>
          <table:table-cell office:value-type="float" office:value="173159" calcext:value-type="float">
            <text:p>173159</text:p>
          </table:table-cell>
          <table:table-cell office:value-type="float" office:value="142666" calcext:value-type="float">
            <text:p>142666</text:p>
          </table:table-cell>
          <table:table-cell office:value-type="float" office:value="205138" calcext:value-type="float">
            <text:p>205138</text:p>
          </table:table-cell>
          <table:table-cell office:value-type="float" office:value="171765" calcext:value-type="float">
            <text:p>171765</text:p>
          </table:table-cell>
          <table:table-cell office:value-type="float" office:value="250381" calcext:value-type="float">
            <text:p>250381</text:p>
          </table:table-cell>
          <table:table-cell office:value-type="float" office:value="249823" calcext:value-type="float">
            <text:p>249823</text:p>
          </table:table-cell>
          <table:table-cell office:value-type="float" office:value="250654" calcext:value-type="float">
            <text:p>250654</text:p>
          </table:table-cell>
          <table:table-cell office:value-type="float" office:value="244541" calcext:value-type="float">
            <text:p>244541</text:p>
          </table:table-cell>
          <table:table-cell office:value-type="float" office:value="254319" calcext:value-type="float">
            <text:p>254319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8278" calcext:value-type="float">
            <text:p>248278</text:p>
          </table:table-cell>
          <table:table-cell office:value-type="float" office:value="253987" calcext:value-type="float">
            <text:p>253987</text:p>
          </table:table-cell>
          <table:table-cell office:value-type="float" office:value="252643" calcext:value-type="float">
            <text:p>252643</text:p>
          </table:table-cell>
          <table:table-cell office:value-type="float" office:value="252303" calcext:value-type="float">
            <text:p>252303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71908" calcext:value-type="float">
            <text:p>71908</text:p>
          </table:table-cell>
          <table:table-cell office:value-type="float" office:value="48331" calcext:value-type="float">
            <text:p>48331</text:p>
          </table:table-cell>
          <table:table-cell office:value-type="float" office:value="68133" calcext:value-type="float">
            <text:p>68133</text:p>
          </table:table-cell>
          <table:table-cell office:value-type="float" office:value="157015" calcext:value-type="float">
            <text:p>157015</text:p>
          </table:table-cell>
          <table:table-cell office:value-type="float" office:value="109696" calcext:value-type="float">
            <text:p>109696</text:p>
          </table:table-cell>
          <table:table-cell office:value-type="float" office:value="144110" calcext:value-type="float">
            <text:p>144110</text:p>
          </table:table-cell>
          <table:table-cell office:value-type="float" office:value="151461" calcext:value-type="float">
            <text:p>151461</text:p>
          </table:table-cell>
          <table:table-cell office:value-type="float" office:value="197963" calcext:value-type="float">
            <text:p>197963</text:p>
          </table:table-cell>
          <table:table-cell office:value-type="float" office:value="201035" calcext:value-type="float">
            <text:p>201035</text:p>
          </table:table-cell>
          <table:table-cell office:value-type="float" office:value="199322" calcext:value-type="float">
            <text:p>199322</text:p>
          </table:table-cell>
          <table:table-cell office:value-type="float" office:value="208940" calcext:value-type="float">
            <text:p>208940</text:p>
          </table:table-cell>
          <table:table-cell office:value-type="float" office:value="236468" calcext:value-type="float">
            <text:p>236468</text:p>
          </table:table-cell>
          <table:table-cell office:value-type="float" office:value="249254" calcext:value-type="float">
            <text:p>249254</text:p>
          </table:table-cell>
          <table:table-cell office:value-type="float" office:value="218380" calcext:value-type="float">
            <text:p>218380</text:p>
          </table:table-cell>
          <table:table-cell office:value-type="float" office:value="229235" calcext:value-type="float">
            <text:p>229235</text:p>
          </table:table-cell>
          <table:table-cell office:value-type="float" office:value="203245" calcext:value-type="float">
            <text:p>203245</text:p>
          </table:table-cell>
          <table:table-cell office:value-type="float" office:value="225939" calcext:value-type="float">
            <text:p>225939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04754" calcext:value-type="float">
            <text:p>104754</text:p>
          </table:table-cell>
          <table:table-cell office:value-type="float" office:value="76192" calcext:value-type="float">
            <text:p>76192</text:p>
          </table:table-cell>
          <table:table-cell office:value-type="float" office:value="59685" calcext:value-type="float">
            <text:p>59685</text:p>
          </table:table-cell>
          <table:table-cell office:value-type="float" office:value="152733" calcext:value-type="float">
            <text:p>152733</text:p>
          </table:table-cell>
          <table:table-cell office:value-type="float" office:value="107756" calcext:value-type="float">
            <text:p>107756</text:p>
          </table:table-cell>
          <table:table-cell office:value-type="float" office:value="146488" calcext:value-type="float">
            <text:p>146488</text:p>
          </table:table-cell>
          <table:table-cell office:value-type="float" office:value="151486" calcext:value-type="float">
            <text:p>151486</text:p>
          </table:table-cell>
          <table:table-cell office:value-type="float" office:value="225694" calcext:value-type="float">
            <text:p>225694</text:p>
          </table:table-cell>
          <table:table-cell office:value-type="float" office:value="218817" calcext:value-type="float">
            <text:p>218817</text:p>
          </table:table-cell>
          <table:table-cell office:value-type="float" office:value="167323" calcext:value-type="float">
            <text:p>167323</text:p>
          </table:table-cell>
          <table:table-cell office:value-type="float" office:value="212263" calcext:value-type="float">
            <text:p>212263</text:p>
          </table:table-cell>
          <table:table-cell office:value-type="float" office:value="206484" calcext:value-type="float">
            <text:p>206484</text:p>
          </table:table-cell>
          <table:table-cell office:value-type="float" office:value="206405" calcext:value-type="float">
            <text:p>206405</text:p>
          </table:table-cell>
          <table:table-cell office:value-type="float" office:value="177881" calcext:value-type="float">
            <text:p>177881</text:p>
          </table:table-cell>
          <table:table-cell office:value-type="float" office:value="186767" calcext:value-type="float">
            <text:p>186767</text:p>
          </table:table-cell>
          <table:table-cell office:value-type="float" office:value="185208" calcext:value-type="float">
            <text:p>185208</text:p>
          </table:table-cell>
          <table:table-cell office:value-type="float" office:value="188967" calcext:value-type="float">
            <text:p>188967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250333" calcext:value-type="float">
            <text:p>250333</text:p>
          </table:table-cell>
          <table:table-cell office:value-type="float" office:value="89473" calcext:value-type="float">
            <text:p>89473</text:p>
          </table:table-cell>
          <table:table-cell office:value-type="float" office:value="74256" calcext:value-type="float">
            <text:p>74256</text:p>
          </table:table-cell>
          <table:table-cell office:value-type="float" office:value="250778" calcext:value-type="float">
            <text:p>250778</text:p>
          </table:table-cell>
          <table:table-cell office:value-type="float" office:value="137159" calcext:value-type="float">
            <text:p>137159</text:p>
          </table:table-cell>
          <table:table-cell office:value-type="float" office:value="165306" calcext:value-type="float">
            <text:p>165306</text:p>
          </table:table-cell>
          <table:table-cell office:value-type="float" office:value="140994" calcext:value-type="float">
            <text:p>140994</text:p>
          </table:table-cell>
          <table:table-cell office:value-type="float" office:value="250657" calcext:value-type="float">
            <text:p>250657</text:p>
          </table:table-cell>
          <table:table-cell office:value-type="float" office:value="247258" calcext:value-type="float">
            <text:p>247258</text:p>
          </table:table-cell>
          <table:table-cell office:value-type="float" office:value="224558" calcext:value-type="float">
            <text:p>224558</text:p>
          </table:table-cell>
          <table:table-cell office:value-type="float" office:value="204548" calcext:value-type="float">
            <text:p>204548</text:p>
          </table:table-cell>
          <table:table-cell office:value-type="float" office:value="241434" calcext:value-type="float">
            <text:p>241434</text:p>
          </table:table-cell>
          <table:table-cell office:value-type="float" office:value="236402" calcext:value-type="float">
            <text:p>236402</text:p>
          </table:table-cell>
          <table:table-cell office:value-type="float" office:value="251841" calcext:value-type="float">
            <text:p>251841</text:p>
          </table:table-cell>
          <table:table-cell office:value-type="float" office:value="250180" calcext:value-type="float">
            <text:p>25018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2481" calcext:value-type="float">
            <text:p>252481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227636" calcext:value-type="float">
            <text:p>227636</text:p>
          </table:table-cell>
          <table:table-cell office:value-type="float" office:value="63913" calcext:value-type="float">
            <text:p>63913</text:p>
          </table:table-cell>
          <table:table-cell office:value-type="float" office:value="52954" calcext:value-type="float">
            <text:p>52954</text:p>
          </table:table-cell>
          <table:table-cell office:value-type="float" office:value="143313" calcext:value-type="float">
            <text:p>143313</text:p>
          </table:table-cell>
          <table:table-cell office:value-type="float" office:value="104297" calcext:value-type="float">
            <text:p>104297</text:p>
          </table:table-cell>
          <table:table-cell office:value-type="float" office:value="83097" calcext:value-type="float">
            <text:p>83097</text:p>
          </table:table-cell>
          <table:table-cell office:value-type="float" office:value="127735" calcext:value-type="float">
            <text:p>127735</text:p>
          </table:table-cell>
          <table:table-cell office:value-type="float" office:value="148414" calcext:value-type="float">
            <text:p>148414</text:p>
          </table:table-cell>
          <table:table-cell office:value-type="float" office:value="145453" calcext:value-type="float">
            <text:p>145453</text:p>
          </table:table-cell>
          <table:table-cell office:value-type="float" office:value="121016" calcext:value-type="float">
            <text:p>121016</text:p>
          </table:table-cell>
          <table:table-cell office:value-type="float" office:value="178212" calcext:value-type="float">
            <text:p>178212</text:p>
          </table:table-cell>
          <table:table-cell office:value-type="float" office:value="209593" calcext:value-type="float">
            <text:p>209593</text:p>
          </table:table-cell>
          <table:table-cell office:value-type="float" office:value="210562" calcext:value-type="float">
            <text:p>210562</text:p>
          </table:table-cell>
          <table:table-cell office:value-type="float" office:value="179270" calcext:value-type="float">
            <text:p>179270</text:p>
          </table:table-cell>
          <table:table-cell office:value-type="float" office:value="219105" calcext:value-type="float">
            <text:p>219105</text:p>
          </table:table-cell>
          <table:table-cell office:value-type="float" office:value="252258" calcext:value-type="float">
            <text:p>252258</text:p>
          </table:table-cell>
          <table:table-cell office:value-type="float" office:value="182249" calcext:value-type="float">
            <text:p>182249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218985" calcext:value-type="float">
            <text:p>218985</text:p>
          </table:table-cell>
          <table:table-cell office:value-type="float" office:value="81928" calcext:value-type="float">
            <text:p>81928</text:p>
          </table:table-cell>
          <table:table-cell office:value-type="float" office:value="90890" calcext:value-type="float">
            <text:p>90890</text:p>
          </table:table-cell>
          <table:table-cell office:value-type="float" office:value="199065" calcext:value-type="float">
            <text:p>199065</text:p>
          </table:table-cell>
          <table:table-cell office:value-type="float" office:value="150299" calcext:value-type="float">
            <text:p>150299</text:p>
          </table:table-cell>
          <table:table-cell office:value-type="float" office:value="178094" calcext:value-type="float">
            <text:p>178094</text:p>
          </table:table-cell>
          <table:table-cell office:value-type="float" office:value="151258" calcext:value-type="float">
            <text:p>151258</text:p>
          </table:table-cell>
          <table:table-cell office:value-type="float" office:value="240209" calcext:value-type="float">
            <text:p>240209</text:p>
          </table:table-cell>
          <table:table-cell office:value-type="float" office:value="232659" calcext:value-type="float">
            <text:p>232659</text:p>
          </table:table-cell>
          <table:table-cell office:value-type="float" office:value="203292" calcext:value-type="float">
            <text:p>203292</text:p>
          </table:table-cell>
          <table:table-cell office:value-type="float" office:value="211370" calcext:value-type="float">
            <text:p>211370</text:p>
          </table:table-cell>
          <table:table-cell office:value-type="float" office:value="254985" calcext:value-type="float">
            <text:p>254985</text:p>
          </table:table-cell>
          <table:table-cell office:value-type="float" office:value="254989" calcext:value-type="float">
            <text:p>254989</text:p>
          </table:table-cell>
          <table:table-cell office:value-type="float" office:value="238639" calcext:value-type="float">
            <text:p>238639</text:p>
          </table:table-cell>
          <table:table-cell office:value-type="float" office:value="226147" calcext:value-type="float">
            <text:p>226147</text:p>
          </table:table-cell>
          <table:table-cell office:value-type="float" office:value="133057" calcext:value-type="float">
            <text:p>133057</text:p>
          </table:table-cell>
          <table:table-cell office:value-type="float" office:value="244035" calcext:value-type="float">
            <text:p>244035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95146" calcext:value-type="float">
            <text:p>195146</text:p>
          </table:table-cell>
          <table:table-cell office:value-type="float" office:value="77129" calcext:value-type="float">
            <text:p>77129</text:p>
          </table:table-cell>
          <table:table-cell office:value-type="float" office:value="67277" calcext:value-type="float">
            <text:p>67277</text:p>
          </table:table-cell>
          <table:table-cell office:value-type="float" office:value="251757" calcext:value-type="float">
            <text:p>251757</text:p>
          </table:table-cell>
          <table:table-cell office:value-type="float" office:value="113929" calcext:value-type="float">
            <text:p>113929</text:p>
          </table:table-cell>
          <table:table-cell office:value-type="float" office:value="144163" calcext:value-type="float">
            <text:p>144163</text:p>
          </table:table-cell>
          <table:table-cell office:value-type="float" office:value="125597" calcext:value-type="float">
            <text:p>125597</text:p>
          </table:table-cell>
          <table:table-cell office:value-type="float" office:value="230116" calcext:value-type="float">
            <text:p>230116</text:p>
          </table:table-cell>
          <table:table-cell office:value-type="float" office:value="232885" calcext:value-type="float">
            <text:p>232885</text:p>
          </table:table-cell>
          <table:table-cell office:value-type="float" office:value="167574" calcext:value-type="float">
            <text:p>167574</text:p>
          </table:table-cell>
          <table:table-cell office:value-type="float" office:value="200802" calcext:value-type="float">
            <text:p>200802</text:p>
          </table:table-cell>
          <table:table-cell office:value-type="float" office:value="240143" calcext:value-type="float">
            <text:p>240143</text:p>
          </table:table-cell>
          <table:table-cell office:value-type="float" office:value="244388" calcext:value-type="float">
            <text:p>244388</text:p>
          </table:table-cell>
          <table:table-cell office:value-type="float" office:value="204721" calcext:value-type="float">
            <text:p>204721</text:p>
          </table:table-cell>
          <table:table-cell office:value-type="float" office:value="234387" calcext:value-type="float">
            <text:p>234387</text:p>
          </table:table-cell>
          <table:table-cell office:value-type="float" office:value="201873" calcext:value-type="float">
            <text:p>201873</text:p>
          </table:table-cell>
          <table:table-cell office:value-type="float" office:value="208229" calcext:value-type="float">
            <text:p>20822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75489" calcext:value-type="float">
            <text:p>75489</text:p>
          </table:table-cell>
          <table:table-cell office:value-type="float" office:value="53652" calcext:value-type="float">
            <text:p>53652</text:p>
          </table:table-cell>
          <table:table-cell office:value-type="float" office:value="46925" calcext:value-type="float">
            <text:p>46925</text:p>
          </table:table-cell>
          <table:table-cell office:value-type="float" office:value="112203" calcext:value-type="float">
            <text:p>112203</text:p>
          </table:table-cell>
          <table:table-cell office:value-type="float" office:value="75049" calcext:value-type="float">
            <text:p>75049</text:p>
          </table:table-cell>
          <table:table-cell office:value-type="float" office:value="85783" calcext:value-type="float">
            <text:p>85783</text:p>
          </table:table-cell>
          <table:table-cell office:value-type="float" office:value="95788" calcext:value-type="float">
            <text:p>95788</text:p>
          </table:table-cell>
          <table:table-cell office:value-type="float" office:value="108707" calcext:value-type="float">
            <text:p>108707</text:p>
          </table:table-cell>
          <table:table-cell office:value-type="float" office:value="129782" calcext:value-type="float">
            <text:p>129782</text:p>
          </table:table-cell>
          <table:table-cell office:value-type="float" office:value="130629" calcext:value-type="float">
            <text:p>130629</text:p>
          </table:table-cell>
          <table:table-cell office:value-type="float" office:value="181933" calcext:value-type="float">
            <text:p>181933</text:p>
          </table:table-cell>
          <table:table-cell office:value-type="float" office:value="200614" calcext:value-type="float">
            <text:p>200614</text:p>
          </table:table-cell>
          <table:table-cell office:value-type="float" office:value="195071" calcext:value-type="float">
            <text:p>195071</text:p>
          </table:table-cell>
          <table:table-cell office:value-type="float" office:value="146480" calcext:value-type="float">
            <text:p>146480</text:p>
          </table:table-cell>
          <table:table-cell office:value-type="float" office:value="204971" calcext:value-type="float">
            <text:p>204971</text:p>
          </table:table-cell>
          <table:table-cell office:value-type="float" office:value="211217" calcext:value-type="float">
            <text:p>211217</text:p>
          </table:table-cell>
          <table:table-cell office:value-type="float" office:value="153807" calcext:value-type="float">
            <text:p>153807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90566" calcext:value-type="float">
            <text:p>90566</text:p>
          </table:table-cell>
          <table:table-cell office:value-type="float" office:value="50585" calcext:value-type="float">
            <text:p>50585</text:p>
          </table:table-cell>
          <table:table-cell office:value-type="float" office:value="51814" calcext:value-type="float">
            <text:p>51814</text:p>
          </table:table-cell>
          <table:table-cell office:value-type="float" office:value="168348" calcext:value-type="float">
            <text:p>168348</text:p>
          </table:table-cell>
          <table:table-cell office:value-type="float" office:value="90663" calcext:value-type="float">
            <text:p>90663</text:p>
          </table:table-cell>
          <table:table-cell office:value-type="float" office:value="82842" calcext:value-type="float">
            <text:p>82842</text:p>
          </table:table-cell>
          <table:table-cell office:value-type="float" office:value="77499" calcext:value-type="float">
            <text:p>77499</text:p>
          </table:table-cell>
          <table:table-cell office:value-type="float" office:value="139547" calcext:value-type="float">
            <text:p>139547</text:p>
          </table:table-cell>
          <table:table-cell office:value-type="float" office:value="121630" calcext:value-type="float">
            <text:p>121630</text:p>
          </table:table-cell>
          <table:table-cell office:value-type="float" office:value="99492" calcext:value-type="float">
            <text:p>99492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1695" calcext:value-type="float">
            <text:p>131695</text:p>
          </table:table-cell>
          <table:table-cell office:value-type="float" office:value="113619" calcext:value-type="float">
            <text:p>113619</text:p>
          </table:table-cell>
          <table:table-cell office:value-type="float" office:value="197646" calcext:value-type="float">
            <text:p>197646</text:p>
          </table:table-cell>
          <table:table-cell office:value-type="float" office:value="136789" calcext:value-type="float">
            <text:p>136789</text:p>
          </table:table-cell>
          <table:table-cell office:value-type="float" office:value="184804" calcext:value-type="float">
            <text:p>184804</text:p>
          </table:table-cell>
          <table:table-cell office:value-type="float" office:value="172160" calcext:value-type="float">
            <text:p>172160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35369" calcext:value-type="float">
            <text:p>135369</text:p>
          </table:table-cell>
          <table:table-cell office:value-type="float" office:value="61738" calcext:value-type="float">
            <text:p>61738</text:p>
          </table:table-cell>
          <table:table-cell office:value-type="float" office:value="49053" calcext:value-type="float">
            <text:p>49053</text:p>
          </table:table-cell>
          <table:table-cell office:value-type="float" office:value="137454" calcext:value-type="float">
            <text:p>137454</text:p>
          </table:table-cell>
          <table:table-cell office:value-type="float" office:value="88127" calcext:value-type="float">
            <text:p>88127</text:p>
          </table:table-cell>
          <table:table-cell office:value-type="float" office:value="95916" calcext:value-type="float">
            <text:p>95916</text:p>
          </table:table-cell>
          <table:table-cell office:value-type="float" office:value="76514" calcext:value-type="float">
            <text:p>76514</text:p>
          </table:table-cell>
          <table:table-cell office:value-type="float" office:value="163773" calcext:value-type="float">
            <text:p>163773</text:p>
          </table:table-cell>
          <table:table-cell office:value-type="float" office:value="160391" calcext:value-type="float">
            <text:p>160391</text:p>
          </table:table-cell>
          <table:table-cell office:value-type="float" office:value="106388" calcext:value-type="float">
            <text:p>106388</text:p>
          </table:table-cell>
          <table:table-cell office:value-type="float" office:value="63855" calcext:value-type="float">
            <text:p>63855</text:p>
          </table:table-cell>
          <table:table-cell office:value-type="float" office:value="161521" calcext:value-type="float">
            <text:p>161521</text:p>
          </table:table-cell>
          <table:table-cell office:value-type="float" office:value="142801" calcext:value-type="float">
            <text:p>142801</text:p>
          </table:table-cell>
          <table:table-cell office:value-type="float" office:value="105408" calcext:value-type="float">
            <text:p>105408</text:p>
          </table:table-cell>
          <table:table-cell office:value-type="float" office:value="137135" calcext:value-type="float">
            <text:p>137135</text:p>
          </table:table-cell>
          <table:table-cell office:value-type="float" office:value="136369" calcext:value-type="float">
            <text:p>136369</text:p>
          </table:table-cell>
          <table:table-cell office:value-type="float" office:value="112007" calcext:value-type="float">
            <text:p>112007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146014" calcext:value-type="float">
            <text:p>146014</text:p>
          </table:table-cell>
          <table:table-cell office:value-type="float" office:value="91499" calcext:value-type="float">
            <text:p>91499</text:p>
          </table:table-cell>
          <table:table-cell office:value-type="float" office:value="47536" calcext:value-type="float">
            <text:p>47536</text:p>
          </table:table-cell>
          <table:table-cell office:value-type="float" office:value="138965" calcext:value-type="float">
            <text:p>138965</text:p>
          </table:table-cell>
          <table:table-cell office:value-type="float" office:value="90331" calcext:value-type="float">
            <text:p>90331</text:p>
          </table:table-cell>
          <table:table-cell office:value-type="float" office:value="90138" calcext:value-type="float">
            <text:p>90138</text:p>
          </table:table-cell>
          <table:table-cell office:value-type="float" office:value="94646" calcext:value-type="float">
            <text:p>94646</text:p>
          </table:table-cell>
          <table:table-cell office:value-type="float" office:value="141430" calcext:value-type="float">
            <text:p>141430</text:p>
          </table:table-cell>
          <table:table-cell office:value-type="float" office:value="143101" calcext:value-type="float">
            <text:p>143101</text:p>
          </table:table-cell>
          <table:table-cell office:value-type="float" office:value="113713" calcext:value-type="float">
            <text:p>113713</text:p>
          </table:table-cell>
          <table:table-cell office:value-type="float" office:value="132301" calcext:value-type="float">
            <text:p>132301</text:p>
          </table:table-cell>
          <table:table-cell office:value-type="float" office:value="155368" calcext:value-type="float">
            <text:p>155368</text:p>
          </table:table-cell>
          <table:table-cell office:value-type="float" office:value="152889" calcext:value-type="float">
            <text:p>152889</text:p>
          </table:table-cell>
          <table:table-cell office:value-type="float" office:value="199566" calcext:value-type="float">
            <text:p>199566</text:p>
          </table:table-cell>
          <table:table-cell office:value-type="float" office:value="151918" calcext:value-type="float">
            <text:p>151918</text:p>
          </table:table-cell>
          <table:table-cell office:value-type="float" office:value="173473" calcext:value-type="float">
            <text:p>173473</text:p>
          </table:table-cell>
          <table:table-cell office:value-type="float" office:value="178309" calcext:value-type="float">
            <text:p>178309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28337" calcext:value-type="float">
            <text:p>128337</text:p>
          </table:table-cell>
          <table:table-cell office:value-type="float" office:value="85531" calcext:value-type="float">
            <text:p>85531</text:p>
          </table:table-cell>
          <table:table-cell office:value-type="float" office:value="68177" calcext:value-type="float">
            <text:p>68177</text:p>
          </table:table-cell>
          <table:table-cell office:value-type="float" office:value="172288" calcext:value-type="float">
            <text:p>172288</text:p>
          </table:table-cell>
          <table:table-cell office:value-type="float" office:value="122273" calcext:value-type="float">
            <text:p>122273</text:p>
          </table:table-cell>
          <table:table-cell office:value-type="float" office:value="128312" calcext:value-type="float">
            <text:p>128312</text:p>
          </table:table-cell>
          <table:table-cell office:value-type="float" office:value="112664" calcext:value-type="float">
            <text:p>112664</text:p>
          </table:table-cell>
          <table:table-cell office:value-type="float" office:value="191276" calcext:value-type="float">
            <text:p>191276</text:p>
          </table:table-cell>
          <table:table-cell office:value-type="float" office:value="200861" calcext:value-type="float">
            <text:p>200861</text:p>
          </table:table-cell>
          <table:table-cell office:value-type="float" office:value="165127" calcext:value-type="float">
            <text:p>165127</text:p>
          </table:table-cell>
          <table:table-cell office:value-type="float" office:value="156372" calcext:value-type="float">
            <text:p>156372</text:p>
          </table:table-cell>
          <table:table-cell office:value-type="float" office:value="223911" calcext:value-type="float">
            <text:p>223911</text:p>
          </table:table-cell>
          <table:table-cell office:value-type="float" office:value="228624" calcext:value-type="float">
            <text:p>228624</text:p>
          </table:table-cell>
          <table:table-cell office:value-type="float" office:value="192027" calcext:value-type="float">
            <text:p>192027</text:p>
          </table:table-cell>
          <table:table-cell office:value-type="float" office:value="214052" calcext:value-type="float">
            <text:p>214052</text:p>
          </table:table-cell>
          <table:table-cell office:value-type="float" office:value="195429" calcext:value-type="float">
            <text:p>195429</text:p>
          </table:table-cell>
          <table:table-cell office:value-type="float" office:value="212884" calcext:value-type="float">
            <text:p>212884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19081" calcext:value-type="float">
            <text:p>119081</text:p>
          </table:table-cell>
          <table:table-cell office:value-type="float" office:value="87357" calcext:value-type="float">
            <text:p>87357</text:p>
          </table:table-cell>
          <table:table-cell office:value-type="float" office:value="73839" calcext:value-type="float">
            <text:p>73839</text:p>
          </table:table-cell>
          <table:table-cell office:value-type="float" office:value="144209" calcext:value-type="float">
            <text:p>144209</text:p>
          </table:table-cell>
          <table:table-cell office:value-type="float" office:value="112814" calcext:value-type="float">
            <text:p>112814</text:p>
          </table:table-cell>
          <table:table-cell office:value-type="float" office:value="129628" calcext:value-type="float">
            <text:p>129628</text:p>
          </table:table-cell>
          <table:table-cell office:value-type="float" office:value="114706" calcext:value-type="float">
            <text:p>114706</text:p>
          </table:table-cell>
          <table:table-cell office:value-type="float" office:value="155842" calcext:value-type="float">
            <text:p>155842</text:p>
          </table:table-cell>
          <table:table-cell office:value-type="float" office:value="164884" calcext:value-type="float">
            <text:p>164884</text:p>
          </table:table-cell>
          <table:table-cell office:value-type="float" office:value="146769" calcext:value-type="float">
            <text:p>146769</text:p>
          </table:table-cell>
          <table:table-cell office:value-type="float" office:value="153729" calcext:value-type="float">
            <text:p>153729</text:p>
          </table:table-cell>
          <table:table-cell office:value-type="float" office:value="187881" calcext:value-type="float">
            <text:p>187881</text:p>
          </table:table-cell>
          <table:table-cell office:value-type="float" office:value="188647" calcext:value-type="float">
            <text:p>188647</text:p>
          </table:table-cell>
          <table:table-cell office:value-type="float" office:value="209801" calcext:value-type="float">
            <text:p>209801</text:p>
          </table:table-cell>
          <table:table-cell office:value-type="float" office:value="193735" calcext:value-type="float">
            <text:p>193735</text:p>
          </table:table-cell>
          <table:table-cell office:value-type="float" office:value="167696" calcext:value-type="float">
            <text:p>167696</text:p>
          </table:table-cell>
          <table:table-cell office:value-type="float" office:value="227356" calcext:value-type="float">
            <text:p>227356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29438" calcext:value-type="float">
            <text:p>129438</text:p>
          </table:table-cell>
          <table:table-cell office:value-type="float" office:value="125228" calcext:value-type="float">
            <text:p>125228</text:p>
          </table:table-cell>
          <table:table-cell office:value-type="float" office:value="67629" calcext:value-type="float">
            <text:p>67629</text:p>
          </table:table-cell>
          <table:table-cell office:value-type="float" office:value="168323" calcext:value-type="float">
            <text:p>168323</text:p>
          </table:table-cell>
          <table:table-cell office:value-type="float" office:value="86134" calcext:value-type="float">
            <text:p>86134</text:p>
          </table:table-cell>
          <table:table-cell office:value-type="float" office:value="92791" calcext:value-type="float">
            <text:p>92791</text:p>
          </table:table-cell>
          <table:table-cell office:value-type="float" office:value="88225" calcext:value-type="float">
            <text:p>88225</text:p>
          </table:table-cell>
          <table:table-cell office:value-type="float" office:value="128056" calcext:value-type="float">
            <text:p>128056</text:p>
          </table:table-cell>
          <table:table-cell office:value-type="float" office:value="116312" calcext:value-type="float">
            <text:p>116312</text:p>
          </table:table-cell>
          <table:table-cell office:value-type="float" office:value="95206" calcext:value-type="float">
            <text:p>95206</text:p>
          </table:table-cell>
          <table:table-cell office:value-type="float" office:value="126922" calcext:value-type="float">
            <text:p>126922</text:p>
          </table:table-cell>
          <table:table-cell office:value-type="float" office:value="118869" calcext:value-type="float">
            <text:p>118869</text:p>
          </table:table-cell>
          <table:table-cell office:value-type="float" office:value="115715" calcext:value-type="float">
            <text:p>115715</text:p>
          </table:table-cell>
          <table:table-cell office:value-type="float" office:value="143121" calcext:value-type="float">
            <text:p>143121</text:p>
          </table:table-cell>
          <table:table-cell office:value-type="float" office:value="128205" calcext:value-type="float">
            <text:p>128205</text:p>
          </table:table-cell>
          <table:table-cell office:value-type="float" office:value="209045" calcext:value-type="float">
            <text:p>209045</text:p>
          </table:table-cell>
          <table:table-cell office:value-type="float" office:value="166854" calcext:value-type="float">
            <text:p>166854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90252" calcext:value-type="float">
            <text:p>90252</text:p>
          </table:table-cell>
          <table:table-cell office:value-type="float" office:value="88995" calcext:value-type="float">
            <text:p>88995</text:p>
          </table:table-cell>
          <table:table-cell office:value-type="float" office:value="75038" calcext:value-type="float">
            <text:p>75038</text:p>
          </table:table-cell>
          <table:table-cell office:value-type="float" office:value="157759" calcext:value-type="float">
            <text:p>157759</text:p>
          </table:table-cell>
          <table:table-cell office:value-type="float" office:value="131450" calcext:value-type="float">
            <text:p>131450</text:p>
          </table:table-cell>
          <table:table-cell office:value-type="float" office:value="167715" calcext:value-type="float">
            <text:p>167715</text:p>
          </table:table-cell>
          <table:table-cell office:value-type="float" office:value="132544" calcext:value-type="float">
            <text:p>132544</text:p>
          </table:table-cell>
          <table:table-cell office:value-type="float" office:value="223857" calcext:value-type="float">
            <text:p>223857</text:p>
          </table:table-cell>
          <table:table-cell office:value-type="float" office:value="210393" calcext:value-type="float">
            <text:p>210393</text:p>
          </table:table-cell>
          <table:table-cell office:value-type="float" office:value="191076" calcext:value-type="float">
            <text:p>191076</text:p>
          </table:table-cell>
          <table:table-cell office:value-type="float" office:value="143367" calcext:value-type="float">
            <text:p>143367</text:p>
          </table:table-cell>
          <table:table-cell office:value-type="float" office:value="191619" calcext:value-type="float">
            <text:p>191619</text:p>
          </table:table-cell>
          <table:table-cell office:value-type="float" office:value="188389" calcext:value-type="float">
            <text:p>188389</text:p>
          </table:table-cell>
          <table:table-cell office:value-type="float" office:value="229834" calcext:value-type="float">
            <text:p>229834</text:p>
          </table:table-cell>
          <table:table-cell office:value-type="float" office:value="226787" calcext:value-type="float">
            <text:p>226787</text:p>
          </table:table-cell>
          <table:table-cell office:value-type="float" office:value="193052" calcext:value-type="float">
            <text:p>193052</text:p>
          </table:table-cell>
          <table:table-cell office:value-type="float" office:value="230726" calcext:value-type="float">
            <text:p>230726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78560" calcext:value-type="float">
            <text:p>78560</text:p>
          </table:table-cell>
          <table:table-cell office:value-type="float" office:value="76996" calcext:value-type="float">
            <text:p>76996</text:p>
          </table:table-cell>
          <table:table-cell office:value-type="float" office:value="70083" calcext:value-type="float">
            <text:p>70083</text:p>
          </table:table-cell>
          <table:table-cell office:value-type="float" office:value="149248" calcext:value-type="float">
            <text:p>149248</text:p>
          </table:table-cell>
          <table:table-cell office:value-type="float" office:value="143420" calcext:value-type="float">
            <text:p>143420</text:p>
          </table:table-cell>
          <table:table-cell office:value-type="float" office:value="164156" calcext:value-type="float">
            <text:p>164156</text:p>
          </table:table-cell>
          <table:table-cell office:value-type="float" office:value="134092" calcext:value-type="float">
            <text:p>134092</text:p>
          </table:table-cell>
          <table:table-cell office:value-type="float" office:value="211464" calcext:value-type="float">
            <text:p>211464</text:p>
          </table:table-cell>
          <table:table-cell office:value-type="float" office:value="215479" calcext:value-type="float">
            <text:p>215479</text:p>
          </table:table-cell>
          <table:table-cell office:value-type="float" office:value="221463" calcext:value-type="float">
            <text:p>221463</text:p>
          </table:table-cell>
          <table:table-cell office:value-type="float" office:value="209001" calcext:value-type="float">
            <text:p>209001</text:p>
          </table:table-cell>
          <table:table-cell office:value-type="float" office:value="243580" calcext:value-type="float">
            <text:p>243580</text:p>
          </table:table-cell>
          <table:table-cell office:value-type="float" office:value="242283" calcext:value-type="float">
            <text:p>242283</text:p>
          </table:table-cell>
          <table:table-cell office:value-type="float" office:value="246656" calcext:value-type="float">
            <text:p>246656</text:p>
          </table:table-cell>
          <table:table-cell office:value-type="float" office:value="251194" calcext:value-type="float">
            <text:p>251194</text:p>
          </table:table-cell>
          <table:table-cell office:value-type="float" office:value="238007" calcext:value-type="float">
            <text:p>238007</text:p>
          </table:table-cell>
          <table:table-cell office:value-type="float" office:value="225375" calcext:value-type="float">
            <text:p>225375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151510" calcext:value-type="float">
            <text:p>151510</text:p>
          </table:table-cell>
          <table:table-cell office:value-type="float" office:value="87880" calcext:value-type="float">
            <text:p>87880</text:p>
          </table:table-cell>
          <table:table-cell office:value-type="float" office:value="52188" calcext:value-type="float">
            <text:p>52188</text:p>
          </table:table-cell>
          <table:table-cell office:value-type="float" office:value="179162" calcext:value-type="float">
            <text:p>179162</text:p>
          </table:table-cell>
          <table:table-cell office:value-type="float" office:value="102718" calcext:value-type="float">
            <text:p>102718</text:p>
          </table:table-cell>
          <table:table-cell office:value-type="float" office:value="126824" calcext:value-type="float">
            <text:p>126824</text:p>
          </table:table-cell>
          <table:table-cell office:value-type="float" office:value="84775" calcext:value-type="float">
            <text:p>84775</text:p>
          </table:table-cell>
          <table:table-cell office:value-type="float" office:value="220344" calcext:value-type="float">
            <text:p>220344</text:p>
          </table:table-cell>
          <table:table-cell office:value-type="float" office:value="214751" calcext:value-type="float">
            <text:p>214751</text:p>
          </table:table-cell>
          <table:table-cell office:value-type="float" office:value="158401" calcext:value-type="float">
            <text:p>158401</text:p>
          </table:table-cell>
          <table:table-cell office:value-type="float" office:value="130121" calcext:value-type="float">
            <text:p>130121</text:p>
          </table:table-cell>
          <table:table-cell office:value-type="float" office:value="226095" calcext:value-type="float">
            <text:p>226095</text:p>
          </table:table-cell>
          <table:table-cell office:value-type="float" office:value="210141" calcext:value-type="float">
            <text:p>210141</text:p>
          </table:table-cell>
          <table:table-cell office:value-type="float" office:value="188085" calcext:value-type="float">
            <text:p>188085</text:p>
          </table:table-cell>
          <table:table-cell office:value-type="float" office:value="244403" calcext:value-type="float">
            <text:p>244403</text:p>
          </table:table-cell>
          <table:table-cell office:value-type="float" office:value="228277" calcext:value-type="float">
            <text:p>228277</text:p>
          </table:table-cell>
          <table:table-cell office:value-type="float" office:value="214343" calcext:value-type="float">
            <text:p>214343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23851" calcext:value-type="float">
            <text:p>123851</text:p>
          </table:table-cell>
          <table:table-cell office:value-type="float" office:value="79011" calcext:value-type="float">
            <text:p>79011</text:p>
          </table:table-cell>
          <table:table-cell office:value-type="float" office:value="43739" calcext:value-type="float">
            <text:p>43739</text:p>
          </table:table-cell>
          <table:table-cell office:value-type="float" office:value="204447" calcext:value-type="float">
            <text:p>204447</text:p>
          </table:table-cell>
          <table:table-cell office:value-type="float" office:value="80698" calcext:value-type="float">
            <text:p>80698</text:p>
          </table:table-cell>
          <table:table-cell office:value-type="float" office:value="107386" calcext:value-type="float">
            <text:p>107386</text:p>
          </table:table-cell>
          <table:table-cell office:value-type="float" office:value="72538" calcext:value-type="float">
            <text:p>72538</text:p>
          </table:table-cell>
          <table:table-cell office:value-type="float" office:value="182515" calcext:value-type="float">
            <text:p>182515</text:p>
          </table:table-cell>
          <table:table-cell office:value-type="float" office:value="172677" calcext:value-type="float">
            <text:p>172677</text:p>
          </table:table-cell>
          <table:table-cell office:value-type="float" office:value="124291" calcext:value-type="float">
            <text:p>124291</text:p>
          </table:table-cell>
          <table:table-cell office:value-type="float" office:value="90044" calcext:value-type="float">
            <text:p>90044</text:p>
          </table:table-cell>
          <table:table-cell office:value-type="float" office:value="207085" calcext:value-type="float">
            <text:p>207085</text:p>
          </table:table-cell>
          <table:table-cell office:value-type="float" office:value="179548" calcext:value-type="float">
            <text:p>179548</text:p>
          </table:table-cell>
          <table:table-cell office:value-type="float" office:value="157270" calcext:value-type="float">
            <text:p>157270</text:p>
          </table:table-cell>
          <table:table-cell office:value-type="float" office:value="220861" calcext:value-type="float">
            <text:p>220861</text:p>
          </table:table-cell>
          <table:table-cell office:value-type="float" office:value="238113" calcext:value-type="float">
            <text:p>238113</text:p>
          </table:table-cell>
          <table:table-cell office:value-type="float" office:value="219914" calcext:value-type="float">
            <text:p>219914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00726" calcext:value-type="float">
            <text:p>100726</text:p>
          </table:table-cell>
          <table:table-cell office:value-type="float" office:value="56289" calcext:value-type="float">
            <text:p>56289</text:p>
          </table:table-cell>
          <table:table-cell office:value-type="float" office:value="55986" calcext:value-type="float">
            <text:p>55986</text:p>
          </table:table-cell>
          <table:table-cell office:value-type="float" office:value="185501" calcext:value-type="float">
            <text:p>185501</text:p>
          </table:table-cell>
          <table:table-cell office:value-type="float" office:value="96866" calcext:value-type="float">
            <text:p>96866</text:p>
          </table:table-cell>
          <table:table-cell office:value-type="float" office:value="118887" calcext:value-type="float">
            <text:p>118887</text:p>
          </table:table-cell>
          <table:table-cell office:value-type="float" office:value="78290" calcext:value-type="float">
            <text:p>78290</text:p>
          </table:table-cell>
          <table:table-cell office:value-type="float" office:value="205406" calcext:value-type="float">
            <text:p>205406</text:p>
          </table:table-cell>
          <table:table-cell office:value-type="float" office:value="162096" calcext:value-type="float">
            <text:p>162096</text:p>
          </table:table-cell>
          <table:table-cell office:value-type="float" office:value="147195" calcext:value-type="float">
            <text:p>147195</text:p>
          </table:table-cell>
          <table:table-cell office:value-type="float" office:value="96998" calcext:value-type="float">
            <text:p>96998</text:p>
          </table:table-cell>
          <table:table-cell office:value-type="float" office:value="184460" calcext:value-type="float">
            <text:p>184460</text:p>
          </table:table-cell>
          <table:table-cell office:value-type="float" office:value="165492" calcext:value-type="float">
            <text:p>165492</text:p>
          </table:table-cell>
          <table:table-cell office:value-type="float" office:value="185493" calcext:value-type="float">
            <text:p>185493</text:p>
          </table:table-cell>
          <table:table-cell office:value-type="float" office:value="177568" calcext:value-type="float">
            <text:p>177568</text:p>
          </table:table-cell>
          <table:table-cell office:value-type="float" office:value="167777" calcext:value-type="float">
            <text:p>167777</text:p>
          </table:table-cell>
          <table:table-cell office:value-type="float" office:value="202266" calcext:value-type="float">
            <text:p>202266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96041" calcext:value-type="float">
            <text:p>96041</text:p>
          </table:table-cell>
          <table:table-cell office:value-type="float" office:value="43978" calcext:value-type="float">
            <text:p>43978</text:p>
          </table:table-cell>
          <table:table-cell office:value-type="float" office:value="48753" calcext:value-type="float">
            <text:p>48753</text:p>
          </table:table-cell>
          <table:table-cell office:value-type="float" office:value="167015" calcext:value-type="float">
            <text:p>167015</text:p>
          </table:table-cell>
          <table:table-cell office:value-type="float" office:value="128027" calcext:value-type="float">
            <text:p>128027</text:p>
          </table:table-cell>
          <table:table-cell office:value-type="float" office:value="139813" calcext:value-type="float">
            <text:p>139813</text:p>
          </table:table-cell>
          <table:table-cell office:value-type="float" office:value="104561" calcext:value-type="float">
            <text:p>104561</text:p>
          </table:table-cell>
          <table:table-cell office:value-type="float" office:value="212203" calcext:value-type="float">
            <text:p>212203</text:p>
          </table:table-cell>
          <table:table-cell office:value-type="float" office:value="212832" calcext:value-type="float">
            <text:p>212832</text:p>
          </table:table-cell>
          <table:table-cell office:value-type="float" office:value="164705" calcext:value-type="float">
            <text:p>164705</text:p>
          </table:table-cell>
          <table:table-cell office:value-type="float" office:value="138141" calcext:value-type="float">
            <text:p>138141</text:p>
          </table:table-cell>
          <table:table-cell office:value-type="float" office:value="227669" calcext:value-type="float">
            <text:p>227669</text:p>
          </table:table-cell>
          <table:table-cell office:value-type="float" office:value="227496" calcext:value-type="float">
            <text:p>227496</text:p>
          </table:table-cell>
          <table:table-cell office:value-type="float" office:value="210910" calcext:value-type="float">
            <text:p>210910</text:p>
          </table:table-cell>
          <table:table-cell office:value-type="float" office:value="231749" calcext:value-type="float">
            <text:p>231749</text:p>
          </table:table-cell>
          <table:table-cell office:value-type="float" office:value="175580" calcext:value-type="float">
            <text:p>175580</text:p>
          </table:table-cell>
          <table:table-cell office:value-type="float" office:value="197234" calcext:value-type="float">
            <text:p>197234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103385" calcext:value-type="float">
            <text:p>103385</text:p>
          </table:table-cell>
          <table:table-cell office:value-type="float" office:value="44764" calcext:value-type="float">
            <text:p>44764</text:p>
          </table:table-cell>
          <table:table-cell office:value-type="float" office:value="47062" calcext:value-type="float">
            <text:p>47062</text:p>
          </table:table-cell>
          <table:table-cell office:value-type="float" office:value="179503" calcext:value-type="float">
            <text:p>179503</text:p>
          </table:table-cell>
          <table:table-cell office:value-type="float" office:value="122996" calcext:value-type="float">
            <text:p>122996</text:p>
          </table:table-cell>
          <table:table-cell office:value-type="float" office:value="124952" calcext:value-type="float">
            <text:p>124952</text:p>
          </table:table-cell>
          <table:table-cell office:value-type="float" office:value="84597" calcext:value-type="float">
            <text:p>84597</text:p>
          </table:table-cell>
          <table:table-cell office:value-type="float" office:value="198006" calcext:value-type="float">
            <text:p>198006</text:p>
          </table:table-cell>
          <table:table-cell office:value-type="float" office:value="218820" calcext:value-type="float">
            <text:p>218820</text:p>
          </table:table-cell>
          <table:table-cell office:value-type="float" office:value="140102" calcext:value-type="float">
            <text:p>140102</text:p>
          </table:table-cell>
          <table:table-cell office:value-type="float" office:value="111396" calcext:value-type="float">
            <text:p>111396</text:p>
          </table:table-cell>
          <table:table-cell office:value-type="float" office:value="204398" calcext:value-type="float">
            <text:p>204398</text:p>
          </table:table-cell>
          <table:table-cell office:value-type="float" office:value="200936" calcext:value-type="float">
            <text:p>200936</text:p>
          </table:table-cell>
          <table:table-cell office:value-type="float" office:value="154774" calcext:value-type="float">
            <text:p>154774</text:p>
          </table:table-cell>
          <table:table-cell office:value-type="float" office:value="187959" calcext:value-type="float">
            <text:p>187959</text:p>
          </table:table-cell>
          <table:table-cell office:value-type="float" office:value="211681" calcext:value-type="float">
            <text:p>211681</text:p>
          </table:table-cell>
          <table:table-cell office:value-type="float" office:value="188988" calcext:value-type="float">
            <text:p>188988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82051" calcext:value-type="float">
            <text:p>82051</text:p>
          </table:table-cell>
          <table:table-cell office:value-type="float" office:value="45825" calcext:value-type="float">
            <text:p>45825</text:p>
          </table:table-cell>
          <table:table-cell office:value-type="float" office:value="57996" calcext:value-type="float">
            <text:p>57996</text:p>
          </table:table-cell>
          <table:table-cell office:value-type="float" office:value="165553" calcext:value-type="float">
            <text:p>165553</text:p>
          </table:table-cell>
          <table:table-cell office:value-type="float" office:value="126754" calcext:value-type="float">
            <text:p>126754</text:p>
          </table:table-cell>
          <table:table-cell office:value-type="float" office:value="137162" calcext:value-type="float">
            <text:p>137162</text:p>
          </table:table-cell>
          <table:table-cell office:value-type="float" office:value="113002" calcext:value-type="float">
            <text:p>113002</text:p>
          </table:table-cell>
          <table:table-cell office:value-type="float" office:value="189432" calcext:value-type="float">
            <text:p>189432</text:p>
          </table:table-cell>
          <table:table-cell office:value-type="float" office:value="203592" calcext:value-type="float">
            <text:p>203592</text:p>
          </table:table-cell>
          <table:table-cell office:value-type="float" office:value="149787" calcext:value-type="float">
            <text:p>149787</text:p>
          </table:table-cell>
          <table:table-cell office:value-type="float" office:value="156208" calcext:value-type="float">
            <text:p>156208</text:p>
          </table:table-cell>
          <table:table-cell office:value-type="float" office:value="206740" calcext:value-type="float">
            <text:p>206740</text:p>
          </table:table-cell>
          <table:table-cell office:value-type="float" office:value="212755" calcext:value-type="float">
            <text:p>212755</text:p>
          </table:table-cell>
          <table:table-cell office:value-type="float" office:value="204085" calcext:value-type="float">
            <text:p>204085</text:p>
          </table:table-cell>
          <table:table-cell office:value-type="float" office:value="186943" calcext:value-type="float">
            <text:p>186943</text:p>
          </table:table-cell>
          <table:table-cell office:value-type="float" office:value="230850" calcext:value-type="float">
            <text:p>230850</text:p>
          </table:table-cell>
          <table:table-cell office:value-type="float" office:value="202785" calcext:value-type="float">
            <text:p>202785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77270" calcext:value-type="float">
            <text:p>77270</text:p>
          </table:table-cell>
          <table:table-cell office:value-type="float" office:value="50353" calcext:value-type="float">
            <text:p>50353</text:p>
          </table:table-cell>
          <table:table-cell office:value-type="float" office:value="63493" calcext:value-type="float">
            <text:p>63493</text:p>
          </table:table-cell>
          <table:table-cell office:value-type="float" office:value="146432" calcext:value-type="float">
            <text:p>146432</text:p>
          </table:table-cell>
          <table:table-cell office:value-type="float" office:value="128342" calcext:value-type="float">
            <text:p>128342</text:p>
          </table:table-cell>
          <table:table-cell office:value-type="float" office:value="146576" calcext:value-type="float">
            <text:p>146576</text:p>
          </table:table-cell>
          <table:table-cell office:value-type="float" office:value="136648" calcext:value-type="float">
            <text:p>136648</text:p>
          </table:table-cell>
          <table:table-cell office:value-type="float" office:value="195866" calcext:value-type="float">
            <text:p>195866</text:p>
          </table:table-cell>
          <table:table-cell office:value-type="float" office:value="218118" calcext:value-type="float">
            <text:p>218118</text:p>
          </table:table-cell>
          <table:table-cell office:value-type="float" office:value="177744" calcext:value-type="float">
            <text:p>177744</text:p>
          </table:table-cell>
          <table:table-cell office:value-type="float" office:value="185534" calcext:value-type="float">
            <text:p>185534</text:p>
          </table:table-cell>
          <table:table-cell office:value-type="float" office:value="203970" calcext:value-type="float">
            <text:p>203970</text:p>
          </table:table-cell>
          <table:table-cell office:value-type="float" office:value="207136" calcext:value-type="float">
            <text:p>207136</text:p>
          </table:table-cell>
          <table:table-cell office:value-type="float" office:value="229144" calcext:value-type="float">
            <text:p>229144</text:p>
          </table:table-cell>
          <table:table-cell office:value-type="float" office:value="190650" calcext:value-type="float">
            <text:p>190650</text:p>
          </table:table-cell>
          <table:table-cell office:value-type="float" office:value="199342" calcext:value-type="float">
            <text:p>199342</text:p>
          </table:table-cell>
          <table:table-cell office:value-type="float" office:value="215185" calcext:value-type="float">
            <text:p>215185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91863" calcext:value-type="float">
            <text:p>91863</text:p>
          </table:table-cell>
          <table:table-cell office:value-type="float" office:value="61268" calcext:value-type="float">
            <text:p>61268</text:p>
          </table:table-cell>
          <table:table-cell office:value-type="float" office:value="57416" calcext:value-type="float">
            <text:p>57416</text:p>
          </table:table-cell>
          <table:table-cell office:value-type="float" office:value="158448" calcext:value-type="float">
            <text:p>158448</text:p>
          </table:table-cell>
          <table:table-cell office:value-type="float" office:value="127536" calcext:value-type="float">
            <text:p>127536</text:p>
          </table:table-cell>
          <table:table-cell office:value-type="float" office:value="131014" calcext:value-type="float">
            <text:p>131014</text:p>
          </table:table-cell>
          <table:table-cell office:value-type="float" office:value="116345" calcext:value-type="float">
            <text:p>116345</text:p>
          </table:table-cell>
          <table:table-cell office:value-type="float" office:value="200852" calcext:value-type="float">
            <text:p>200852</text:p>
          </table:table-cell>
          <table:table-cell office:value-type="float" office:value="220533" calcext:value-type="float">
            <text:p>220533</text:p>
          </table:table-cell>
          <table:table-cell office:value-type="float" office:value="160749" calcext:value-type="float">
            <text:p>160749</text:p>
          </table:table-cell>
          <table:table-cell office:value-type="float" office:value="156473" calcext:value-type="float">
            <text:p>156473</text:p>
          </table:table-cell>
          <table:table-cell office:value-type="float" office:value="225239" calcext:value-type="float">
            <text:p>225239</text:p>
          </table:table-cell>
          <table:table-cell office:value-type="float" office:value="213678" calcext:value-type="float">
            <text:p>213678</text:p>
          </table:table-cell>
          <table:table-cell office:value-type="float" office:value="191921" calcext:value-type="float">
            <text:p>191921</text:p>
          </table:table-cell>
          <table:table-cell office:value-type="float" office:value="237267" calcext:value-type="float">
            <text:p>237267</text:p>
          </table:table-cell>
          <table:table-cell office:value-type="float" office:value="236223" calcext:value-type="float">
            <text:p>236223</text:p>
          </table:table-cell>
          <table:table-cell office:value-type="float" office:value="178725" calcext:value-type="float">
            <text:p>178725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95480" calcext:value-type="float">
            <text:p>95480</text:p>
          </table:table-cell>
          <table:table-cell office:value-type="float" office:value="55505" calcext:value-type="float">
            <text:p>55505</text:p>
          </table:table-cell>
          <table:table-cell office:value-type="float" office:value="54561" calcext:value-type="float">
            <text:p>54561</text:p>
          </table:table-cell>
          <table:table-cell office:value-type="float" office:value="167920" calcext:value-type="float">
            <text:p>167920</text:p>
          </table:table-cell>
          <table:table-cell office:value-type="float" office:value="130433" calcext:value-type="float">
            <text:p>130433</text:p>
          </table:table-cell>
          <table:table-cell office:value-type="float" office:value="122324" calcext:value-type="float">
            <text:p>122324</text:p>
          </table:table-cell>
          <table:table-cell office:value-type="float" office:value="111853" calcext:value-type="float">
            <text:p>111853</text:p>
          </table:table-cell>
          <table:table-cell office:value-type="float" office:value="200803" calcext:value-type="float">
            <text:p>200803</text:p>
          </table:table-cell>
          <table:table-cell office:value-type="float" office:value="202865" calcext:value-type="float">
            <text:p>202865</text:p>
          </table:table-cell>
          <table:table-cell office:value-type="float" office:value="154968" calcext:value-type="float">
            <text:p>154968</text:p>
          </table:table-cell>
          <table:table-cell office:value-type="float" office:value="150278" calcext:value-type="float">
            <text:p>150278</text:p>
          </table:table-cell>
          <table:table-cell office:value-type="float" office:value="215158" calcext:value-type="float">
            <text:p>215158</text:p>
          </table:table-cell>
          <table:table-cell office:value-type="float" office:value="206536" calcext:value-type="float">
            <text:p>206536</text:p>
          </table:table-cell>
          <table:table-cell office:value-type="float" office:value="205779" calcext:value-type="float">
            <text:p>205779</text:p>
          </table:table-cell>
          <table:table-cell office:value-type="float" office:value="208478" calcext:value-type="float">
            <text:p>208478</text:p>
          </table:table-cell>
          <table:table-cell office:value-type="float" office:value="212428" calcext:value-type="float">
            <text:p>212428</text:p>
          </table:table-cell>
          <table:table-cell office:value-type="float" office:value="132396" calcext:value-type="float">
            <text:p>13239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1799" calcext:value-type="float">
            <text:p>81799</text:p>
          </table:table-cell>
          <table:table-cell office:value-type="float" office:value="49792" calcext:value-type="float">
            <text:p>49792</text:p>
          </table:table-cell>
          <table:table-cell office:value-type="float" office:value="49679" calcext:value-type="float">
            <text:p>49679</text:p>
          </table:table-cell>
          <table:table-cell office:value-type="float" office:value="148015" calcext:value-type="float">
            <text:p>148015</text:p>
          </table:table-cell>
          <table:table-cell office:value-type="float" office:value="114535" calcext:value-type="float">
            <text:p>114535</text:p>
          </table:table-cell>
          <table:table-cell office:value-type="float" office:value="114989" calcext:value-type="float">
            <text:p>114989</text:p>
          </table:table-cell>
          <table:table-cell office:value-type="float" office:value="93932" calcext:value-type="float">
            <text:p>93932</text:p>
          </table:table-cell>
          <table:table-cell office:value-type="float" office:value="204108" calcext:value-type="float">
            <text:p>204108</text:p>
          </table:table-cell>
          <table:table-cell office:value-type="float" office:value="199261" calcext:value-type="float">
            <text:p>199261</text:p>
          </table:table-cell>
          <table:table-cell office:value-type="float" office:value="155017" calcext:value-type="float">
            <text:p>155017</text:p>
          </table:table-cell>
          <table:table-cell office:value-type="float" office:value="133743" calcext:value-type="float">
            <text:p>133743</text:p>
          </table:table-cell>
          <table:table-cell office:value-type="float" office:value="217639" calcext:value-type="float">
            <text:p>217639</text:p>
          </table:table-cell>
          <table:table-cell office:value-type="float" office:value="196939" calcext:value-type="float">
            <text:p>196939</text:p>
          </table:table-cell>
          <table:table-cell office:value-type="float" office:value="248518" calcext:value-type="float">
            <text:p>248518</text:p>
          </table:table-cell>
          <table:table-cell office:value-type="float" office:value="223155" calcext:value-type="float">
            <text:p>223155</text:p>
          </table:table-cell>
          <table:table-cell office:value-type="float" office:value="226334" calcext:value-type="float">
            <text:p>226334</text:p>
          </table:table-cell>
          <table:table-cell office:value-type="float" office:value="206296" calcext:value-type="float">
            <text:p>206296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95279" calcext:value-type="float">
            <text:p>95279</text:p>
          </table:table-cell>
          <table:table-cell office:value-type="float" office:value="60384" calcext:value-type="float">
            <text:p>60384</text:p>
          </table:table-cell>
          <table:table-cell office:value-type="float" office:value="47650" calcext:value-type="float">
            <text:p>47650</text:p>
          </table:table-cell>
          <table:table-cell office:value-type="float" office:value="144620" calcext:value-type="float">
            <text:p>144620</text:p>
          </table:table-cell>
          <table:table-cell office:value-type="float" office:value="85131" calcext:value-type="float">
            <text:p>85131</text:p>
          </table:table-cell>
          <table:table-cell office:value-type="float" office:value="94621" calcext:value-type="float">
            <text:p>94621</text:p>
          </table:table-cell>
          <table:table-cell office:value-type="float" office:value="72029" calcext:value-type="float">
            <text:p>72029</text:p>
          </table:table-cell>
          <table:table-cell office:value-type="float" office:value="150553" calcext:value-type="float">
            <text:p>150553</text:p>
          </table:table-cell>
          <table:table-cell office:value-type="float" office:value="145867" calcext:value-type="float">
            <text:p>145867</text:p>
          </table:table-cell>
          <table:table-cell office:value-type="float" office:value="130309" calcext:value-type="float">
            <text:p>130309</text:p>
          </table:table-cell>
          <table:table-cell office:value-type="float" office:value="130123" calcext:value-type="float">
            <text:p>130123</text:p>
          </table:table-cell>
          <table:table-cell office:value-type="float" office:value="192930" calcext:value-type="float">
            <text:p>192930</text:p>
          </table:table-cell>
          <table:table-cell office:value-type="float" office:value="191123" calcext:value-type="float">
            <text:p>191123</text:p>
          </table:table-cell>
          <table:table-cell office:value-type="float" office:value="188712" calcext:value-type="float">
            <text:p>188712</text:p>
          </table:table-cell>
          <table:table-cell office:value-type="float" office:value="214610" calcext:value-type="float">
            <text:p>214610</text:p>
          </table:table-cell>
          <table:table-cell office:value-type="float" office:value="220311" calcext:value-type="float">
            <text:p>220311</text:p>
          </table:table-cell>
          <table:table-cell office:value-type="float" office:value="191566" calcext:value-type="float">
            <text:p>191566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00235" calcext:value-type="float">
            <text:p>100235</text:p>
          </table:table-cell>
          <table:table-cell office:value-type="float" office:value="75370" calcext:value-type="float">
            <text:p>75370</text:p>
          </table:table-cell>
          <table:table-cell office:value-type="float" office:value="45378" calcext:value-type="float">
            <text:p>45378</text:p>
          </table:table-cell>
          <table:table-cell office:value-type="float" office:value="124238" calcext:value-type="float">
            <text:p>124238</text:p>
          </table:table-cell>
          <table:table-cell office:value-type="float" office:value="73640" calcext:value-type="float">
            <text:p>73640</text:p>
          </table:table-cell>
          <table:table-cell office:value-type="float" office:value="66626" calcext:value-type="float">
            <text:p>66626</text:p>
          </table:table-cell>
          <table:table-cell office:value-type="float" office:value="76172" calcext:value-type="float">
            <text:p>76172</text:p>
          </table:table-cell>
          <table:table-cell office:value-type="float" office:value="121030" calcext:value-type="float">
            <text:p>121030</text:p>
          </table:table-cell>
          <table:table-cell office:value-type="float" office:value="108963" calcext:value-type="float">
            <text:p>108963</text:p>
          </table:table-cell>
          <table:table-cell office:value-type="float" office:value="101476" calcext:value-type="float">
            <text:p>101476</text:p>
          </table:table-cell>
          <table:table-cell office:value-type="float" office:value="119481" calcext:value-type="float">
            <text:p>119481</text:p>
          </table:table-cell>
          <table:table-cell office:value-type="float" office:value="144741" calcext:value-type="float">
            <text:p>144741</text:p>
          </table:table-cell>
          <table:table-cell office:value-type="float" office:value="150680" calcext:value-type="float">
            <text:p>150680</text:p>
          </table:table-cell>
          <table:table-cell office:value-type="float" office:value="136313" calcext:value-type="float">
            <text:p>136313</text:p>
          </table:table-cell>
          <table:table-cell office:value-type="float" office:value="171402" calcext:value-type="float">
            <text:p>171402</text:p>
          </table:table-cell>
          <table:table-cell office:value-type="float" office:value="169033" calcext:value-type="float">
            <text:p>169033</text:p>
          </table:table-cell>
          <table:table-cell office:value-type="float" office:value="126200" calcext:value-type="float">
            <text:p>126200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03179" calcext:value-type="float">
            <text:p>103179</text:p>
          </table:table-cell>
          <table:table-cell office:value-type="float" office:value="85641" calcext:value-type="float">
            <text:p>85641</text:p>
          </table:table-cell>
          <table:table-cell office:value-type="float" office:value="44632" calcext:value-type="float">
            <text:p>44632</text:p>
          </table:table-cell>
          <table:table-cell office:value-type="float" office:value="114173" calcext:value-type="float">
            <text:p>114173</text:p>
          </table:table-cell>
          <table:table-cell office:value-type="float" office:value="96565" calcext:value-type="float">
            <text:p>96565</text:p>
          </table:table-cell>
          <table:table-cell office:value-type="float" office:value="86309" calcext:value-type="float">
            <text:p>86309</text:p>
          </table:table-cell>
          <table:table-cell office:value-type="float" office:value="99828" calcext:value-type="float">
            <text:p>99828</text:p>
          </table:table-cell>
          <table:table-cell office:value-type="float" office:value="148842" calcext:value-type="float">
            <text:p>148842</text:p>
          </table:table-cell>
          <table:table-cell office:value-type="float" office:value="142375" calcext:value-type="float">
            <text:p>142375</text:p>
          </table:table-cell>
          <table:table-cell office:value-type="float" office:value="141486" calcext:value-type="float">
            <text:p>141486</text:p>
          </table:table-cell>
          <table:table-cell office:value-type="float" office:value="147436" calcext:value-type="float">
            <text:p>147436</text:p>
          </table:table-cell>
          <table:table-cell office:value-type="float" office:value="186921" calcext:value-type="float">
            <text:p>186921</text:p>
          </table:table-cell>
          <table:table-cell office:value-type="float" office:value="198022" calcext:value-type="float">
            <text:p>198022</text:p>
          </table:table-cell>
          <table:table-cell office:value-type="float" office:value="171175" calcext:value-type="float">
            <text:p>171175</text:p>
          </table:table-cell>
          <table:table-cell office:value-type="float" office:value="204751" calcext:value-type="float">
            <text:p>204751</text:p>
          </table:table-cell>
          <table:table-cell office:value-type="float" office:value="169090" calcext:value-type="float">
            <text:p>169090</text:p>
          </table:table-cell>
          <table:table-cell office:value-type="float" office:value="133671" calcext:value-type="float">
            <text:p>133671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27006" calcext:value-type="float">
            <text:p>127006</text:p>
          </table:table-cell>
          <table:table-cell office:value-type="float" office:value="76404" calcext:value-type="float">
            <text:p>76404</text:p>
          </table:table-cell>
          <table:table-cell office:value-type="float" office:value="64784" calcext:value-type="float">
            <text:p>64784</text:p>
          </table:table-cell>
          <table:table-cell office:value-type="float" office:value="173122" calcext:value-type="float">
            <text:p>173122</text:p>
          </table:table-cell>
          <table:table-cell office:value-type="float" office:value="122942" calcext:value-type="float">
            <text:p>122942</text:p>
          </table:table-cell>
          <table:table-cell office:value-type="float" office:value="126864" calcext:value-type="float">
            <text:p>126864</text:p>
          </table:table-cell>
          <table:table-cell office:value-type="float" office:value="131510" calcext:value-type="float">
            <text:p>131510</text:p>
          </table:table-cell>
          <table:table-cell office:value-type="float" office:value="194181" calcext:value-type="float">
            <text:p>194181</text:p>
          </table:table-cell>
          <table:table-cell office:value-type="float" office:value="192015" calcext:value-type="float">
            <text:p>192015</text:p>
          </table:table-cell>
          <table:table-cell office:value-type="float" office:value="177310" calcext:value-type="float">
            <text:p>17731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39030" calcext:value-type="float">
            <text:p>239030</text:p>
          </table:table-cell>
          <table:table-cell office:value-type="float" office:value="245039" calcext:value-type="float">
            <text:p>245039</text:p>
          </table:table-cell>
          <table:table-cell office:value-type="float" office:value="213198" calcext:value-type="float">
            <text:p>213198</text:p>
          </table:table-cell>
          <table:table-cell office:value-type="float" office:value="222726" calcext:value-type="float">
            <text:p>222726</text:p>
          </table:table-cell>
          <table:table-cell office:value-type="float" office:value="199142" calcext:value-type="float">
            <text:p>199142</text:p>
          </table:table-cell>
          <table:table-cell office:value-type="float" office:value="165564" calcext:value-type="float">
            <text:p>165564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07090" calcext:value-type="float">
            <text:p>107090</text:p>
          </table:table-cell>
          <table:table-cell office:value-type="float" office:value="60369" calcext:value-type="float">
            <text:p>60369</text:p>
          </table:table-cell>
          <table:table-cell office:value-type="float" office:value="68211" calcext:value-type="float">
            <text:p>68211</text:p>
          </table:table-cell>
          <table:table-cell office:value-type="float" office:value="224483" calcext:value-type="float">
            <text:p>224483</text:p>
          </table:table-cell>
          <table:table-cell office:value-type="float" office:value="130288" calcext:value-type="float">
            <text:p>130288</text:p>
          </table:table-cell>
          <table:table-cell office:value-type="float" office:value="134417" calcext:value-type="float">
            <text:p>134417</text:p>
          </table:table-cell>
          <table:table-cell office:value-type="float" office:value="123186" calcext:value-type="float">
            <text:p>123186</text:p>
          </table:table-cell>
          <table:table-cell office:value-type="float" office:value="232661" calcext:value-type="float">
            <text:p>232661</text:p>
          </table:table-cell>
          <table:table-cell office:value-type="float" office:value="217893" calcext:value-type="float">
            <text:p>217893</text:p>
          </table:table-cell>
          <table:table-cell office:value-type="float" office:value="178152" calcext:value-type="float">
            <text:p>178152</text:p>
          </table:table-cell>
          <table:table-cell office:value-type="float" office:value="187096" calcext:value-type="float">
            <text:p>187096</text:p>
          </table:table-cell>
          <table:table-cell office:value-type="float" office:value="246869" calcext:value-type="float">
            <text:p>246869</text:p>
          </table:table-cell>
          <table:table-cell office:value-type="float" office:value="250257" calcext:value-type="float">
            <text:p>250257</text:p>
          </table:table-cell>
          <table:table-cell office:value-type="float" office:value="240326" calcext:value-type="float">
            <text:p>240326</text:p>
          </table:table-cell>
          <table:table-cell office:value-type="float" office:value="228558" calcext:value-type="float">
            <text:p>228558</text:p>
          </table:table-cell>
          <table:table-cell office:value-type="float" office:value="240833" calcext:value-type="float">
            <text:p>240833</text:p>
          </table:table-cell>
          <table:table-cell office:value-type="float" office:value="218420" calcext:value-type="float">
            <text:p>218420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81602" calcext:value-type="float">
            <text:p>81602</text:p>
          </table:table-cell>
          <table:table-cell office:value-type="float" office:value="68204" calcext:value-type="float">
            <text:p>68204</text:p>
          </table:table-cell>
          <table:table-cell office:value-type="float" office:value="47747" calcext:value-type="float">
            <text:p>47747</text:p>
          </table:table-cell>
          <table:table-cell office:value-type="float" office:value="166794" calcext:value-type="float">
            <text:p>166794</text:p>
          </table:table-cell>
          <table:table-cell office:value-type="float" office:value="96570" calcext:value-type="float">
            <text:p>96570</text:p>
          </table:table-cell>
          <table:table-cell office:value-type="float" office:value="102018" calcext:value-type="float">
            <text:p>102018</text:p>
          </table:table-cell>
          <table:table-cell office:value-type="float" office:value="87288" calcext:value-type="float">
            <text:p>87288</text:p>
          </table:table-cell>
          <table:table-cell office:value-type="float" office:value="186084" calcext:value-type="float">
            <text:p>186084</text:p>
          </table:table-cell>
          <table:table-cell office:value-type="float" office:value="185071" calcext:value-type="float">
            <text:p>185071</text:p>
          </table:table-cell>
          <table:table-cell office:value-type="float" office:value="152515" calcext:value-type="float">
            <text:p>152515</text:p>
          </table:table-cell>
          <table:table-cell office:value-type="float" office:value="129644" calcext:value-type="float">
            <text:p>129644</text:p>
          </table:table-cell>
          <table:table-cell office:value-type="float" office:value="219062" calcext:value-type="float">
            <text:p>219062</text:p>
          </table:table-cell>
          <table:table-cell office:value-type="float" office:value="230934" calcext:value-type="float">
            <text:p>230934</text:p>
          </table:table-cell>
          <table:table-cell office:value-type="float" office:value="231431" calcext:value-type="float">
            <text:p>231431</text:p>
          </table:table-cell>
          <table:table-cell office:value-type="float" office:value="233919" calcext:value-type="float">
            <text:p>233919</text:p>
          </table:table-cell>
          <table:table-cell office:value-type="float" office:value="237810" calcext:value-type="float">
            <text:p>237810</text:p>
          </table:table-cell>
          <table:table-cell office:value-type="float" office:value="238010" calcext:value-type="float">
            <text:p>238010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30601" calcext:value-type="float">
            <text:p>130601</text:p>
          </table:table-cell>
          <table:table-cell office:value-type="float" office:value="79052" calcext:value-type="float">
            <text:p>79052</text:p>
          </table:table-cell>
          <table:table-cell office:value-type="float" office:value="52788" calcext:value-type="float">
            <text:p>52788</text:p>
          </table:table-cell>
          <table:table-cell office:value-type="float" office:value="191963" calcext:value-type="float">
            <text:p>191963</text:p>
          </table:table-cell>
          <table:table-cell office:value-type="float" office:value="88196" calcext:value-type="float">
            <text:p>88196</text:p>
          </table:table-cell>
          <table:table-cell office:value-type="float" office:value="96330" calcext:value-type="float">
            <text:p>96330</text:p>
          </table:table-cell>
          <table:table-cell office:value-type="float" office:value="84947" calcext:value-type="float">
            <text:p>84947</text:p>
          </table:table-cell>
          <table:table-cell office:value-type="float" office:value="194945" calcext:value-type="float">
            <text:p>194945</text:p>
          </table:table-cell>
          <table:table-cell office:value-type="float" office:value="182500" calcext:value-type="float">
            <text:p>182500</text:p>
          </table:table-cell>
          <table:table-cell office:value-type="float" office:value="138617" calcext:value-type="float">
            <text:p>13861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94641" calcext:value-type="float">
            <text:p>194641</text:p>
          </table:table-cell>
          <table:table-cell office:value-type="float" office:value="206231" calcext:value-type="float">
            <text:p>206231</text:p>
          </table:table-cell>
          <table:table-cell office:value-type="float" office:value="202210" calcext:value-type="float">
            <text:p>202210</text:p>
          </table:table-cell>
          <table:table-cell office:value-type="float" office:value="223389" calcext:value-type="float">
            <text:p>223389</text:p>
          </table:table-cell>
          <table:table-cell office:value-type="float" office:value="216896" calcext:value-type="float">
            <text:p>216896</text:p>
          </table:table-cell>
          <table:table-cell office:value-type="float" office:value="198081" calcext:value-type="float">
            <text:p>198081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42805" calcext:value-type="float">
            <text:p>142805</text:p>
          </table:table-cell>
          <table:table-cell office:value-type="float" office:value="72886" calcext:value-type="float">
            <text:p>72886</text:p>
          </table:table-cell>
          <table:table-cell office:value-type="float" office:value="53457" calcext:value-type="float">
            <text:p>53457</text:p>
          </table:table-cell>
          <table:table-cell office:value-type="float" office:value="182181" calcext:value-type="float">
            <text:p>182181</text:p>
          </table:table-cell>
          <table:table-cell office:value-type="float" office:value="87886" calcext:value-type="float">
            <text:p>87886</text:p>
          </table:table-cell>
          <table:table-cell office:value-type="float" office:value="99709" calcext:value-type="float">
            <text:p>99709</text:p>
          </table:table-cell>
          <table:table-cell office:value-type="float" office:value="98317" calcext:value-type="float">
            <text:p>98317</text:p>
          </table:table-cell>
          <table:table-cell office:value-type="float" office:value="207234" calcext:value-type="float">
            <text:p>207234</text:p>
          </table:table-cell>
          <table:table-cell office:value-type="float" office:value="168498" calcext:value-type="float">
            <text:p>168498</text:p>
          </table:table-cell>
          <table:table-cell office:value-type="float" office:value="150832" calcext:value-type="float">
            <text:p>150832</text:p>
          </table:table-cell>
          <table:table-cell office:value-type="float" office:value="145643" calcext:value-type="float">
            <text:p>145643</text:p>
          </table:table-cell>
          <table:table-cell office:value-type="float" office:value="173625" calcext:value-type="float">
            <text:p>173625</text:p>
          </table:table-cell>
          <table:table-cell office:value-type="float" office:value="191702" calcext:value-type="float">
            <text:p>191702</text:p>
          </table:table-cell>
          <table:table-cell office:value-type="float" office:value="154116" calcext:value-type="float">
            <text:p>154116</text:p>
          </table:table-cell>
          <table:table-cell office:value-type="float" office:value="207994" calcext:value-type="float">
            <text:p>207994</text:p>
          </table:table-cell>
          <table:table-cell office:value-type="float" office:value="189521" calcext:value-type="float">
            <text:p>189521</text:p>
          </table:table-cell>
          <table:table-cell office:value-type="float" office:value="137466" calcext:value-type="float">
            <text:p>137466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06139" calcext:value-type="float">
            <text:p>106139</text:p>
          </table:table-cell>
          <table:table-cell office:value-type="float" office:value="62292" calcext:value-type="float">
            <text:p>62292</text:p>
          </table:table-cell>
          <table:table-cell office:value-type="float" office:value="46424" calcext:value-type="float">
            <text:p>46424</text:p>
          </table:table-cell>
          <table:table-cell office:value-type="float" office:value="128810" calcext:value-type="float">
            <text:p>128810</text:p>
          </table:table-cell>
          <table:table-cell office:value-type="float" office:value="80058" calcext:value-type="float">
            <text:p>80058</text:p>
          </table:table-cell>
          <table:table-cell office:value-type="float" office:value="106513" calcext:value-type="float">
            <text:p>106513</text:p>
          </table:table-cell>
          <table:table-cell office:value-type="float" office:value="112991" calcext:value-type="float">
            <text:p>112991</text:p>
          </table:table-cell>
          <table:table-cell office:value-type="float" office:value="176173" calcext:value-type="float">
            <text:p>176173</text:p>
          </table:table-cell>
          <table:table-cell office:value-type="float" office:value="146061" calcext:value-type="float">
            <text:p>146061</text:p>
          </table:table-cell>
          <table:table-cell office:value-type="float" office:value="151259" calcext:value-type="float">
            <text:p>151259</text:p>
          </table:table-cell>
          <table:table-cell office:value-type="float" office:value="167312" calcext:value-type="float">
            <text:p>167312</text:p>
          </table:table-cell>
          <table:table-cell office:value-type="float" office:value="176419" calcext:value-type="float">
            <text:p>176419</text:p>
          </table:table-cell>
          <table:table-cell office:value-type="float" office:value="198898" calcext:value-type="float">
            <text:p>198898</text:p>
          </table:table-cell>
          <table:table-cell office:value-type="float" office:value="171749" calcext:value-type="float">
            <text:p>171749</text:p>
          </table:table-cell>
          <table:table-cell office:value-type="float" office:value="193811" calcext:value-type="float">
            <text:p>193811</text:p>
          </table:table-cell>
          <table:table-cell office:value-type="float" office:value="170858" calcext:value-type="float">
            <text:p>170858</text:p>
          </table:table-cell>
          <table:table-cell office:value-type="float" office:value="143898" calcext:value-type="float">
            <text:p>143898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77392" calcext:value-type="float">
            <text:p>77392</text:p>
          </table:table-cell>
          <table:table-cell office:value-type="float" office:value="65435" calcext:value-type="float">
            <text:p>65435</text:p>
          </table:table-cell>
          <table:table-cell office:value-type="float" office:value="53343" calcext:value-type="float">
            <text:p>53343</text:p>
          </table:table-cell>
          <table:table-cell office:value-type="float" office:value="131830" calcext:value-type="float">
            <text:p>131830</text:p>
          </table:table-cell>
          <table:table-cell office:value-type="float" office:value="97357" calcext:value-type="float">
            <text:p>97357</text:p>
          </table:table-cell>
          <table:table-cell office:value-type="float" office:value="131701" calcext:value-type="float">
            <text:p>131701</text:p>
          </table:table-cell>
          <table:table-cell office:value-type="float" office:value="150304" calcext:value-type="float">
            <text:p>150304</text:p>
          </table:table-cell>
          <table:table-cell office:value-type="float" office:value="191858" calcext:value-type="float">
            <text:p>191858</text:p>
          </table:table-cell>
          <table:table-cell office:value-type="float" office:value="178955" calcext:value-type="float">
            <text:p>178955</text:p>
          </table:table-cell>
          <table:table-cell office:value-type="float" office:value="153749" calcext:value-type="float">
            <text:p>153749</text:p>
          </table:table-cell>
          <table:table-cell office:value-type="float" office:value="188594" calcext:value-type="float">
            <text:p>188594</text:p>
          </table:table-cell>
          <table:table-cell office:value-type="float" office:value="213902" calcext:value-type="float">
            <text:p>213902</text:p>
          </table:table-cell>
          <table:table-cell office:value-type="float" office:value="226490" calcext:value-type="float">
            <text:p>226490</text:p>
          </table:table-cell>
          <table:table-cell office:value-type="float" office:value="235231" calcext:value-type="float">
            <text:p>235231</text:p>
          </table:table-cell>
          <table:table-cell office:value-type="float" office:value="251406" calcext:value-type="float">
            <text:p>251406</text:p>
          </table:table-cell>
          <table:table-cell office:value-type="float" office:value="235080" calcext:value-type="float">
            <text:p>235080</text:p>
          </table:table-cell>
          <table:table-cell office:value-type="float" office:value="230374" calcext:value-type="float">
            <text:p>230374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81353" calcext:value-type="float">
            <text:p>81353</text:p>
          </table:table-cell>
          <table:table-cell office:value-type="float" office:value="78724" calcext:value-type="float">
            <text:p>78724</text:p>
          </table:table-cell>
          <table:table-cell office:value-type="float" office:value="58938" calcext:value-type="float">
            <text:p>58938</text:p>
          </table:table-cell>
          <table:table-cell office:value-type="float" office:value="110517" calcext:value-type="float">
            <text:p>110517</text:p>
          </table:table-cell>
          <table:table-cell office:value-type="float" office:value="102907" calcext:value-type="float">
            <text:p>102907</text:p>
          </table:table-cell>
          <table:table-cell office:value-type="float" office:value="127623" calcext:value-type="float">
            <text:p>127623</text:p>
          </table:table-cell>
          <table:table-cell office:value-type="float" office:value="149426" calcext:value-type="float">
            <text:p>149426</text:p>
          </table:table-cell>
          <table:table-cell office:value-type="float" office:value="171837" calcext:value-type="float">
            <text:p>171837</text:p>
          </table:table-cell>
          <table:table-cell office:value-type="float" office:value="165855" calcext:value-type="float">
            <text:p>165855</text:p>
          </table:table-cell>
          <table:table-cell office:value-type="float" office:value="168984" calcext:value-type="float">
            <text:p>168984</text:p>
          </table:table-cell>
          <table:table-cell office:value-type="float" office:value="202041" calcext:value-type="float">
            <text:p>202041</text:p>
          </table:table-cell>
          <table:table-cell office:value-type="float" office:value="229258" calcext:value-type="float">
            <text:p>229258</text:p>
          </table:table-cell>
          <table:table-cell office:value-type="float" office:value="238801" calcext:value-type="float">
            <text:p>238801</text:p>
          </table:table-cell>
          <table:table-cell office:value-type="float" office:value="207054" calcext:value-type="float">
            <text:p>207054</text:p>
          </table:table-cell>
          <table:table-cell office:value-type="float" office:value="237751" calcext:value-type="float">
            <text:p>237751</text:p>
          </table:table-cell>
          <table:table-cell office:value-type="float" office:value="221595" calcext:value-type="float">
            <text:p>221595</text:p>
          </table:table-cell>
          <table:table-cell office:value-type="float" office:value="207764" calcext:value-type="float">
            <text:p>207764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20877" calcext:value-type="float">
            <text:p>120877</text:p>
          </table:table-cell>
          <table:table-cell office:value-type="float" office:value="76585" calcext:value-type="float">
            <text:p>76585</text:p>
          </table:table-cell>
          <table:table-cell office:value-type="float" office:value="44768" calcext:value-type="float">
            <text:p>44768</text:p>
          </table:table-cell>
          <table:table-cell office:value-type="float" office:value="138933" calcext:value-type="float">
            <text:p>138933</text:p>
          </table:table-cell>
          <table:table-cell office:value-type="float" office:value="84214" calcext:value-type="float">
            <text:p>84214</text:p>
          </table:table-cell>
          <table:table-cell office:value-type="float" office:value="98710" calcext:value-type="float">
            <text:p>98710</text:p>
          </table:table-cell>
          <table:table-cell office:value-type="float" office:value="93486" calcext:value-type="float">
            <text:p>93486</text:p>
          </table:table-cell>
          <table:table-cell office:value-type="float" office:value="170336" calcext:value-type="float">
            <text:p>170336</text:p>
          </table:table-cell>
          <table:table-cell office:value-type="float" office:value="160408" calcext:value-type="float">
            <text:p>160408</text:p>
          </table:table-cell>
          <table:table-cell office:value-type="float" office:value="150466" calcext:value-type="float">
            <text:p>150466</text:p>
          </table:table-cell>
          <table:table-cell office:value-type="float" office:value="144730" calcext:value-type="float">
            <text:p>144730</text:p>
          </table:table-cell>
          <table:table-cell office:value-type="float" office:value="207058" calcext:value-type="float">
            <text:p>207058</text:p>
          </table:table-cell>
          <table:table-cell office:value-type="float" office:value="203340" calcext:value-type="float">
            <text:p>203340</text:p>
          </table:table-cell>
          <table:table-cell office:value-type="float" office:value="166245" calcext:value-type="float">
            <text:p>166245</text:p>
          </table:table-cell>
          <table:table-cell office:value-type="float" office:value="198250" calcext:value-type="float">
            <text:p>198250</text:p>
          </table:table-cell>
          <table:table-cell office:value-type="float" office:value="174023" calcext:value-type="float">
            <text:p>174023</text:p>
          </table:table-cell>
          <table:table-cell office:value-type="float" office:value="150089" calcext:value-type="float">
            <text:p>150089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146572" calcext:value-type="float">
            <text:p>146572</text:p>
          </table:table-cell>
          <table:table-cell office:value-type="float" office:value="76103" calcext:value-type="float">
            <text:p>76103</text:p>
          </table:table-cell>
          <table:table-cell office:value-type="float" office:value="36640" calcext:value-type="float">
            <text:p>36640</text:p>
          </table:table-cell>
          <table:table-cell office:value-type="float" office:value="163478" calcext:value-type="float">
            <text:p>163478</text:p>
          </table:table-cell>
          <table:table-cell office:value-type="float" office:value="80447" calcext:value-type="float">
            <text:p>80447</text:p>
          </table:table-cell>
          <table:table-cell office:value-type="float" office:value="86567" calcext:value-type="float">
            <text:p>86567</text:p>
          </table:table-cell>
          <table:table-cell office:value-type="float" office:value="85008" calcext:value-type="float">
            <text:p>85008</text:p>
          </table:table-cell>
          <table:table-cell office:value-type="float" office:value="160105" calcext:value-type="float">
            <text:p>160105</text:p>
          </table:table-cell>
          <table:table-cell office:value-type="float" office:value="158816" calcext:value-type="float">
            <text:p>158816</text:p>
          </table:table-cell>
          <table:table-cell office:value-type="float" office:value="112190" calcext:value-type="float">
            <text:p>112190</text:p>
          </table:table-cell>
          <table:table-cell office:value-type="float" office:value="118743" calcext:value-type="float">
            <text:p>118743</text:p>
          </table:table-cell>
          <table:table-cell office:value-type="float" office:value="185659" calcext:value-type="float">
            <text:p>185659</text:p>
          </table:table-cell>
          <table:table-cell office:value-type="float" office:value="185893" calcext:value-type="float">
            <text:p>185893</text:p>
          </table:table-cell>
          <table:table-cell office:value-type="float" office:value="164853" calcext:value-type="float">
            <text:p>164853</text:p>
          </table:table-cell>
          <table:table-cell office:value-type="float" office:value="176284" calcext:value-type="float">
            <text:p>176284</text:p>
          </table:table-cell>
          <table:table-cell office:value-type="float" office:value="127894" calcext:value-type="float">
            <text:p>127894</text:p>
          </table:table-cell>
          <table:table-cell office:value-type="float" office:value="145972" calcext:value-type="float">
            <text:p>145972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76854" calcext:value-type="float">
            <text:p>176854</text:p>
          </table:table-cell>
          <table:table-cell office:value-type="float" office:value="102564" calcext:value-type="float">
            <text:p>102564</text:p>
          </table:table-cell>
          <table:table-cell office:value-type="float" office:value="36839" calcext:value-type="float">
            <text:p>36839</text:p>
          </table:table-cell>
          <table:table-cell office:value-type="float" office:value="167653" calcext:value-type="float">
            <text:p>167653</text:p>
          </table:table-cell>
          <table:table-cell office:value-type="float" office:value="81400" calcext:value-type="float">
            <text:p>81400</text:p>
          </table:table-cell>
          <table:table-cell office:value-type="float" office:value="96407" calcext:value-type="float">
            <text:p>96407</text:p>
          </table:table-cell>
          <table:table-cell office:value-type="float" office:value="88944" calcext:value-type="float">
            <text:p>88944</text:p>
          </table:table-cell>
          <table:table-cell office:value-type="float" office:value="194197" calcext:value-type="float">
            <text:p>194197</text:p>
          </table:table-cell>
          <table:table-cell office:value-type="float" office:value="173111" calcext:value-type="float">
            <text:p>173111</text:p>
          </table:table-cell>
          <table:table-cell office:value-type="float" office:value="125126" calcext:value-type="float">
            <text:p>125126</text:p>
          </table:table-cell>
          <table:table-cell office:value-type="float" office:value="121636" calcext:value-type="float">
            <text:p>121636</text:p>
          </table:table-cell>
          <table:table-cell office:value-type="float" office:value="174009" calcext:value-type="float">
            <text:p>174009</text:p>
          </table:table-cell>
          <table:table-cell office:value-type="float" office:value="172446" calcext:value-type="float">
            <text:p>172446</text:p>
          </table:table-cell>
          <table:table-cell office:value-type="float" office:value="176987" calcext:value-type="float">
            <text:p>176987</text:p>
          </table:table-cell>
          <table:table-cell office:value-type="float" office:value="193413" calcext:value-type="float">
            <text:p>193413</text:p>
          </table:table-cell>
          <table:table-cell office:value-type="float" office:value="179829" calcext:value-type="float">
            <text:p>179829</text:p>
          </table:table-cell>
          <table:table-cell office:value-type="float" office:value="175603" calcext:value-type="float">
            <text:p>175603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221901" calcext:value-type="float">
            <text:p>221901</text:p>
          </table:table-cell>
          <table:table-cell office:value-type="float" office:value="102985" calcext:value-type="float">
            <text:p>102985</text:p>
          </table:table-cell>
          <table:table-cell office:value-type="float" office:value="37881" calcext:value-type="float">
            <text:p>37881</text:p>
          </table:table-cell>
          <table:table-cell office:value-type="float" office:value="219464" calcext:value-type="float">
            <text:p>219464</text:p>
          </table:table-cell>
          <table:table-cell office:value-type="float" office:value="87012" calcext:value-type="float">
            <text:p>87012</text:p>
          </table:table-cell>
          <table:table-cell office:value-type="float" office:value="98964" calcext:value-type="float">
            <text:p>98964</text:p>
          </table:table-cell>
          <table:table-cell office:value-type="float" office:value="83890" calcext:value-type="float">
            <text:p>83890</text:p>
          </table:table-cell>
          <table:table-cell office:value-type="float" office:value="215637" calcext:value-type="float">
            <text:p>215637</text:p>
          </table:table-cell>
          <table:table-cell office:value-type="float" office:value="184494" calcext:value-type="float">
            <text:p>184494</text:p>
          </table:table-cell>
          <table:table-cell office:value-type="float" office:value="154388" calcext:value-type="float">
            <text:p>154388</text:p>
          </table:table-cell>
          <table:table-cell office:value-type="float" office:value="122224" calcext:value-type="float">
            <text:p>122224</text:p>
          </table:table-cell>
          <table:table-cell office:value-type="float" office:value="229253" calcext:value-type="float">
            <text:p>229253</text:p>
          </table:table-cell>
          <table:table-cell office:value-type="float" office:value="229389" calcext:value-type="float">
            <text:p>229389</text:p>
          </table:table-cell>
          <table:table-cell office:value-type="float" office:value="111953" calcext:value-type="float">
            <text:p>111953</text:p>
          </table:table-cell>
          <table:table-cell office:value-type="float" office:value="224516" calcext:value-type="float">
            <text:p>224516</text:p>
          </table:table-cell>
          <table:table-cell office:value-type="float" office:value="216902" calcext:value-type="float">
            <text:p>216902</text:p>
          </table:table-cell>
          <table:table-cell office:value-type="float" office:value="151621" calcext:value-type="float">
            <text:p>151621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14958" calcext:value-type="float">
            <text:p>114958</text:p>
          </table:table-cell>
          <table:table-cell office:value-type="float" office:value="67140" calcext:value-type="float">
            <text:p>67140</text:p>
          </table:table-cell>
          <table:table-cell office:value-type="float" office:value="42928" calcext:value-type="float">
            <text:p>42928</text:p>
          </table:table-cell>
          <table:table-cell office:value-type="float" office:value="116832" calcext:value-type="float">
            <text:p>116832</text:p>
          </table:table-cell>
          <table:table-cell office:value-type="float" office:value="68564" calcext:value-type="float">
            <text:p>68564</text:p>
          </table:table-cell>
          <table:table-cell office:value-type="float" office:value="83164" calcext:value-type="float">
            <text:p>83164</text:p>
          </table:table-cell>
          <table:table-cell office:value-type="float" office:value="83702" calcext:value-type="float">
            <text:p>83702</text:p>
          </table:table-cell>
          <table:table-cell office:value-type="float" office:value="123478" calcext:value-type="float">
            <text:p>123478</text:p>
          </table:table-cell>
          <table:table-cell office:value-type="float" office:value="112121" calcext:value-type="float">
            <text:p>112121</text:p>
          </table:table-cell>
          <table:table-cell office:value-type="float" office:value="113833" calcext:value-type="float">
            <text:p>113833</text:p>
          </table:table-cell>
          <table:table-cell office:value-type="float" office:value="103056" calcext:value-type="float">
            <text:p>103056</text:p>
          </table:table-cell>
          <table:table-cell office:value-type="float" office:value="164061" calcext:value-type="float">
            <text:p>164061</text:p>
          </table:table-cell>
          <table:table-cell office:value-type="float" office:value="163635" calcext:value-type="float">
            <text:p>163635</text:p>
          </table:table-cell>
          <table:table-cell office:value-type="float" office:value="131085" calcext:value-type="float">
            <text:p>131085</text:p>
          </table:table-cell>
          <table:table-cell office:value-type="float" office:value="156759" calcext:value-type="float">
            <text:p>156759</text:p>
          </table:table-cell>
          <table:table-cell office:value-type="float" office:value="128138" calcext:value-type="float">
            <text:p>128138</text:p>
          </table:table-cell>
          <table:table-cell office:value-type="float" office:value="130970" calcext:value-type="float">
            <text:p>130970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75353" calcext:value-type="float">
            <text:p>75353</text:p>
          </table:table-cell>
          <table:table-cell office:value-type="float" office:value="64570" calcext:value-type="float">
            <text:p>64570</text:p>
          </table:table-cell>
          <table:table-cell office:value-type="float" office:value="38442" calcext:value-type="float">
            <text:p>38442</text:p>
          </table:table-cell>
          <table:table-cell office:value-type="float" office:value="86898" calcext:value-type="float">
            <text:p>86898</text:p>
          </table:table-cell>
          <table:table-cell office:value-type="float" office:value="63162" calcext:value-type="float">
            <text:p>63162</text:p>
          </table:table-cell>
          <table:table-cell office:value-type="float" office:value="77383" calcext:value-type="float">
            <text:p>77383</text:p>
          </table:table-cell>
          <table:table-cell office:value-type="float" office:value="83258" calcext:value-type="float">
            <text:p>83258</text:p>
          </table:table-cell>
          <table:table-cell office:value-type="float" office:value="114016" calcext:value-type="float">
            <text:p>114016</text:p>
          </table:table-cell>
          <table:table-cell office:value-type="float" office:value="109880" calcext:value-type="float">
            <text:p>109880</text:p>
          </table:table-cell>
          <table:table-cell office:value-type="float" office:value="121294" calcext:value-type="float">
            <text:p>121294</text:p>
          </table:table-cell>
          <table:table-cell office:value-type="float" office:value="139449" calcext:value-type="float">
            <text:p>139449</text:p>
          </table:table-cell>
          <table:table-cell office:value-type="float" office:value="166065" calcext:value-type="float">
            <text:p>166065</text:p>
          </table:table-cell>
          <table:table-cell office:value-type="float" office:value="161915" calcext:value-type="float">
            <text:p>161915</text:p>
          </table:table-cell>
          <table:table-cell office:value-type="float" office:value="184935" calcext:value-type="float">
            <text:p>184935</text:p>
          </table:table-cell>
          <table:table-cell office:value-type="float" office:value="165063" calcext:value-type="float">
            <text:p>165063</text:p>
          </table:table-cell>
          <table:table-cell office:value-type="float" office:value="148193" calcext:value-type="float">
            <text:p>148193</text:p>
          </table:table-cell>
          <table:table-cell office:value-type="float" office:value="169979" calcext:value-type="float">
            <text:p>169979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13081" calcext:value-type="float">
            <text:p>113081</text:p>
          </table:table-cell>
          <table:table-cell office:value-type="float" office:value="92121" calcext:value-type="float">
            <text:p>92121</text:p>
          </table:table-cell>
          <table:table-cell office:value-type="float" office:value="39277" calcext:value-type="float">
            <text:p>39277</text:p>
          </table:table-cell>
          <table:table-cell office:value-type="float" office:value="130612" calcext:value-type="float">
            <text:p>130612</text:p>
          </table:table-cell>
          <table:table-cell office:value-type="float" office:value="62468" calcext:value-type="float">
            <text:p>62468</text:p>
          </table:table-cell>
          <table:table-cell office:value-type="float" office:value="77941" calcext:value-type="float">
            <text:p>77941</text:p>
          </table:table-cell>
          <table:table-cell office:value-type="float" office:value="79733" calcext:value-type="float">
            <text:p>79733</text:p>
          </table:table-cell>
          <table:table-cell office:value-type="float" office:value="119051" calcext:value-type="float">
            <text:p>119051</text:p>
          </table:table-cell>
          <table:table-cell office:value-type="float" office:value="120049" calcext:value-type="float">
            <text:p>120049</text:p>
          </table:table-cell>
          <table:table-cell office:value-type="float" office:value="114491" calcext:value-type="float">
            <text:p>114491</text:p>
          </table:table-cell>
          <table:table-cell office:value-type="float" office:value="141419" calcext:value-type="float">
            <text:p>14141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71210" calcext:value-type="float">
            <text:p>171210</text:p>
          </table:table-cell>
          <table:table-cell office:value-type="float" office:value="171708" calcext:value-type="float">
            <text:p>171708</text:p>
          </table:table-cell>
          <table:table-cell office:value-type="float" office:value="170720" calcext:value-type="float">
            <text:p>170720</text:p>
          </table:table-cell>
          <table:table-cell office:value-type="float" office:value="160545" calcext:value-type="float">
            <text:p>160545</text:p>
          </table:table-cell>
          <table:table-cell office:value-type="float" office:value="205840" calcext:value-type="float">
            <text:p>205840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21318" calcext:value-type="float">
            <text:p>121318</text:p>
          </table:table-cell>
          <table:table-cell office:value-type="float" office:value="86654" calcext:value-type="float">
            <text:p>86654</text:p>
          </table:table-cell>
          <table:table-cell office:value-type="float" office:value="55947" calcext:value-type="float">
            <text:p>55947</text:p>
          </table:table-cell>
          <table:table-cell office:value-type="float" office:value="149803" calcext:value-type="float">
            <text:p>149803</text:p>
          </table:table-cell>
          <table:table-cell office:value-type="float" office:value="74712" calcext:value-type="float">
            <text:p>74712</text:p>
          </table:table-cell>
          <table:table-cell office:value-type="float" office:value="91046" calcext:value-type="float">
            <text:p>91046</text:p>
          </table:table-cell>
          <table:table-cell office:value-type="float" office:value="97345" calcext:value-type="float">
            <text:p>97345</text:p>
          </table:table-cell>
          <table:table-cell office:value-type="float" office:value="146968" calcext:value-type="float">
            <text:p>146968</text:p>
          </table:table-cell>
          <table:table-cell office:value-type="float" office:value="144681" calcext:value-type="float">
            <text:p>144681</text:p>
          </table:table-cell>
          <table:table-cell office:value-type="float" office:value="124443" calcext:value-type="float">
            <text:p>124443</text:p>
          </table:table-cell>
          <table:table-cell office:value-type="float" office:value="113159" calcext:value-type="float">
            <text:p>113159</text:p>
          </table:table-cell>
          <table:table-cell office:value-type="float" office:value="174098" calcext:value-type="float">
            <text:p>174098</text:p>
          </table:table-cell>
          <table:table-cell office:value-type="float" office:value="177503" calcext:value-type="float">
            <text:p>177503</text:p>
          </table:table-cell>
          <table:table-cell office:value-type="float" office:value="143681" calcext:value-type="float">
            <text:p>143681</text:p>
          </table:table-cell>
          <table:table-cell office:value-type="float" office:value="192733" calcext:value-type="float">
            <text:p>192733</text:p>
          </table:table-cell>
          <table:table-cell office:value-type="float" office:value="187193" calcext:value-type="float">
            <text:p>187193</text:p>
          </table:table-cell>
          <table:table-cell office:value-type="float" office:value="151629" calcext:value-type="float">
            <text:p>151629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98193" calcext:value-type="float">
            <text:p>98193</text:p>
          </table:table-cell>
          <table:table-cell office:value-type="float" office:value="76455" calcext:value-type="float">
            <text:p>76455</text:p>
          </table:table-cell>
          <table:table-cell office:value-type="float" office:value="43847" calcext:value-type="float">
            <text:p>43847</text:p>
          </table:table-cell>
          <table:table-cell office:value-type="float" office:value="104879" calcext:value-type="float">
            <text:p>104879</text:p>
          </table:table-cell>
          <table:table-cell office:value-type="float" office:value="59400" calcext:value-type="float">
            <text:p>59400</text:p>
          </table:table-cell>
          <table:table-cell office:value-type="float" office:value="63664" calcext:value-type="float">
            <text:p>63664</text:p>
          </table:table-cell>
          <table:table-cell office:value-type="float" office:value="59518" calcext:value-type="float">
            <text:p>59518</text:p>
          </table:table-cell>
          <table:table-cell office:value-type="float" office:value="109758" calcext:value-type="float">
            <text:p>109758</text:p>
          </table:table-cell>
          <table:table-cell office:value-type="float" office:value="98851" calcext:value-type="float">
            <text:p>98851</text:p>
          </table:table-cell>
          <table:table-cell office:value-type="float" office:value="84149" calcext:value-type="float">
            <text:p>84149</text:p>
          </table:table-cell>
          <table:table-cell office:value-type="float" office:value="62574" calcext:value-type="float">
            <text:p>62574</text:p>
          </table:table-cell>
          <table:table-cell office:value-type="float" office:value="109333" calcext:value-type="float">
            <text:p>109333</text:p>
          </table:table-cell>
          <table:table-cell office:value-type="float" office:value="105796" calcext:value-type="float">
            <text:p>105796</text:p>
          </table:table-cell>
          <table:table-cell office:value-type="float" office:value="108341" calcext:value-type="float">
            <text:p>108341</text:p>
          </table:table-cell>
          <table:table-cell office:value-type="float" office:value="126100" calcext:value-type="float">
            <text:p>126100</text:p>
          </table:table-cell>
          <table:table-cell office:value-type="float" office:value="116289" calcext:value-type="float">
            <text:p>116289</text:p>
          </table:table-cell>
          <table:table-cell office:value-type="float" office:value="108281" calcext:value-type="float">
            <text:p>108281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77758" calcext:value-type="float">
            <text:p>77758</text:p>
          </table:table-cell>
          <table:table-cell office:value-type="float" office:value="57437" calcext:value-type="float">
            <text:p>57437</text:p>
          </table:table-cell>
          <table:table-cell office:value-type="float" office:value="36961" calcext:value-type="float">
            <text:p>36961</text:p>
          </table:table-cell>
          <table:table-cell office:value-type="float" office:value="66704" calcext:value-type="float">
            <text:p>66704</text:p>
          </table:table-cell>
          <table:table-cell office:value-type="float" office:value="51553" calcext:value-type="float">
            <text:p>51553</text:p>
          </table:table-cell>
          <table:table-cell office:value-type="float" office:value="55337" calcext:value-type="float">
            <text:p>55337</text:p>
          </table:table-cell>
          <table:table-cell office:value-type="float" office:value="59969" calcext:value-type="float">
            <text:p>59969</text:p>
          </table:table-cell>
          <table:table-cell office:value-type="float" office:value="87802" calcext:value-type="float">
            <text:p>87802</text:p>
          </table:table-cell>
          <table:table-cell office:value-type="float" office:value="83496" calcext:value-type="float">
            <text:p>83496</text:p>
          </table:table-cell>
          <table:table-cell office:value-type="float" office:value="74823" calcext:value-type="float">
            <text:p>74823</text:p>
          </table:table-cell>
          <table:table-cell office:value-type="float" office:value="71911" calcext:value-type="float">
            <text:p>71911</text:p>
          </table:table-cell>
          <table:table-cell office:value-type="float" office:value="97021" calcext:value-type="float">
            <text:p>97021</text:p>
          </table:table-cell>
          <table:table-cell office:value-type="float" office:value="95807" calcext:value-type="float">
            <text:p>95807</text:p>
          </table:table-cell>
          <table:table-cell office:value-type="float" office:value="87333" calcext:value-type="float">
            <text:p>87333</text:p>
          </table:table-cell>
          <table:table-cell office:value-type="float" office:value="113673" calcext:value-type="float">
            <text:p>113673</text:p>
          </table:table-cell>
          <table:table-cell office:value-type="float" office:value="96514" calcext:value-type="float">
            <text:p>96514</text:p>
          </table:table-cell>
          <table:table-cell office:value-type="float" office:value="84713" calcext:value-type="float">
            <text:p>84713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11229" calcext:value-type="float">
            <text:p>111229</text:p>
          </table:table-cell>
          <table:table-cell office:value-type="float" office:value="68581" calcext:value-type="float">
            <text:p>68581</text:p>
          </table:table-cell>
          <table:table-cell office:value-type="float" office:value="37280" calcext:value-type="float">
            <text:p>37280</text:p>
          </table:table-cell>
          <table:table-cell office:value-type="float" office:value="90768" calcext:value-type="float">
            <text:p>90768</text:p>
          </table:table-cell>
          <table:table-cell office:value-type="float" office:value="52307" calcext:value-type="float">
            <text:p>52307</text:p>
          </table:table-cell>
          <table:table-cell office:value-type="float" office:value="62720" calcext:value-type="float">
            <text:p>62720</text:p>
          </table:table-cell>
          <table:table-cell office:value-type="float" office:value="65836" calcext:value-type="float">
            <text:p>65836</text:p>
          </table:table-cell>
          <table:table-cell office:value-type="float" office:value="108461" calcext:value-type="float">
            <text:p>108461</text:p>
          </table:table-cell>
          <table:table-cell office:value-type="float" office:value="107539" calcext:value-type="float">
            <text:p>107539</text:p>
          </table:table-cell>
          <table:table-cell office:value-type="float" office:value="79897" calcext:value-type="float">
            <text:p>79897</text:p>
          </table:table-cell>
          <table:table-cell office:value-type="float" office:value="92480" calcext:value-type="float">
            <text:p>92480</text:p>
          </table:table-cell>
          <table:table-cell office:value-type="float" office:value="118470" calcext:value-type="float">
            <text:p>118470</text:p>
          </table:table-cell>
          <table:table-cell office:value-type="float" office:value="118191" calcext:value-type="float">
            <text:p>118191</text:p>
          </table:table-cell>
          <table:table-cell office:value-type="float" office:value="108881" calcext:value-type="float">
            <text:p>108881</text:p>
          </table:table-cell>
          <table:table-cell office:value-type="float" office:value="122530" calcext:value-type="float">
            <text:p>122530</text:p>
          </table:table-cell>
          <table:table-cell office:value-type="float" office:value="139278" calcext:value-type="float">
            <text:p>139278</text:p>
          </table:table-cell>
          <table:table-cell office:value-type="float" office:value="120088" calcext:value-type="float">
            <text:p>120088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87268" calcext:value-type="float">
            <text:p>87268</text:p>
          </table:table-cell>
          <table:table-cell office:value-type="float" office:value="68399" calcext:value-type="float">
            <text:p>68399</text:p>
          </table:table-cell>
          <table:table-cell office:value-type="float" office:value="41003" calcext:value-type="float">
            <text:p>41003</text:p>
          </table:table-cell>
          <table:table-cell office:value-type="float" office:value="94552" calcext:value-type="float">
            <text:p>94552</text:p>
          </table:table-cell>
          <table:table-cell office:value-type="float" office:value="66809" calcext:value-type="float">
            <text:p>66809</text:p>
          </table:table-cell>
          <table:table-cell office:value-type="float" office:value="71625" calcext:value-type="float">
            <text:p>71625</text:p>
          </table:table-cell>
          <table:table-cell office:value-type="float" office:value="90790" calcext:value-type="float">
            <text:p>90790</text:p>
          </table:table-cell>
          <table:table-cell office:value-type="float" office:value="108593" calcext:value-type="float">
            <text:p>108593</text:p>
          </table:table-cell>
          <table:table-cell office:value-type="float" office:value="106011" calcext:value-type="float">
            <text:p>106011</text:p>
          </table:table-cell>
          <table:table-cell office:value-type="float" office:value="112403" calcext:value-type="float">
            <text:p>112403</text:p>
          </table:table-cell>
          <table:table-cell office:value-type="float" office:value="129457" calcext:value-type="float">
            <text:p>129457</text:p>
          </table:table-cell>
          <table:table-cell office:value-type="float" office:value="130141" calcext:value-type="float">
            <text:p>130141</text:p>
          </table:table-cell>
          <table:table-cell office:value-type="float" office:value="136594" calcext:value-type="float">
            <text:p>136594</text:p>
          </table:table-cell>
          <table:table-cell office:value-type="float" office:value="116058" calcext:value-type="float">
            <text:p>116058</text:p>
          </table:table-cell>
          <table:table-cell office:value-type="float" office:value="130757" calcext:value-type="float">
            <text:p>130757</text:p>
          </table:table-cell>
          <table:table-cell office:value-type="float" office:value="141333" calcext:value-type="float">
            <text:p>141333</text:p>
          </table:table-cell>
          <table:table-cell office:value-type="float" office:value="100993" calcext:value-type="float">
            <text:p>100993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07104" calcext:value-type="float">
            <text:p>107104</text:p>
          </table:table-cell>
          <table:table-cell office:value-type="float" office:value="64963" calcext:value-type="float">
            <text:p>64963</text:p>
          </table:table-cell>
          <table:table-cell office:value-type="float" office:value="33669" calcext:value-type="float">
            <text:p>33669</text:p>
          </table:table-cell>
          <table:table-cell office:value-type="float" office:value="88252" calcext:value-type="float">
            <text:p>88252</text:p>
          </table:table-cell>
          <table:table-cell office:value-type="float" office:value="45918" calcext:value-type="float">
            <text:p>45918</text:p>
          </table:table-cell>
          <table:table-cell office:value-type="float" office:value="48586" calcext:value-type="float">
            <text:p>48586</text:p>
          </table:table-cell>
          <table:table-cell office:value-type="float" office:value="48250" calcext:value-type="float">
            <text:p>48250</text:p>
          </table:table-cell>
          <table:table-cell office:value-type="float" office:value="101476" calcext:value-type="float">
            <text:p>101476</text:p>
          </table:table-cell>
          <table:table-cell office:value-type="float" office:value="87714" calcext:value-type="float">
            <text:p>87714</text:p>
          </table:table-cell>
          <table:table-cell office:value-type="float" office:value="83614" calcext:value-type="float">
            <text:p>83614</text:p>
          </table:table-cell>
          <table:table-cell office:value-type="float" office:value="73525" calcext:value-type="float">
            <text:p>73525</text:p>
          </table:table-cell>
          <table:table-cell office:value-type="float" office:value="101158" calcext:value-type="float">
            <text:p>101158</text:p>
          </table:table-cell>
          <table:table-cell office:value-type="float" office:value="99671" calcext:value-type="float">
            <text:p>99671</text:p>
          </table:table-cell>
          <table:table-cell office:value-type="float" office:value="83804" calcext:value-type="float">
            <text:p>83804</text:p>
          </table:table-cell>
          <table:table-cell office:value-type="float" office:value="104774" calcext:value-type="float">
            <text:p>104774</text:p>
          </table:table-cell>
          <table:table-cell office:value-type="float" office:value="72647" calcext:value-type="float">
            <text:p>72647</text:p>
          </table:table-cell>
          <table:table-cell office:value-type="float" office:value="90363" calcext:value-type="float">
            <text:p>90363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47858" calcext:value-type="float">
            <text:p>147858</text:p>
          </table:table-cell>
          <table:table-cell office:value-type="float" office:value="68415" calcext:value-type="float">
            <text:p>68415</text:p>
          </table:table-cell>
          <table:table-cell office:value-type="float" office:value="45628" calcext:value-type="float">
            <text:p>45628</text:p>
          </table:table-cell>
          <table:table-cell office:value-type="float" office:value="80009" calcext:value-type="float">
            <text:p>80009</text:p>
          </table:table-cell>
          <table:table-cell office:value-type="float" office:value="46709" calcext:value-type="float">
            <text:p>46709</text:p>
          </table:table-cell>
          <table:table-cell office:value-type="float" office:value="56284" calcext:value-type="float">
            <text:p>56284</text:p>
          </table:table-cell>
          <table:table-cell office:value-type="float" office:value="57591" calcext:value-type="float">
            <text:p>57591</text:p>
          </table:table-cell>
          <table:table-cell office:value-type="float" office:value="101501" calcext:value-type="float">
            <text:p>101501</text:p>
          </table:table-cell>
          <table:table-cell office:value-type="float" office:value="89101" calcext:value-type="float">
            <text:p>89101</text:p>
          </table:table-cell>
          <table:table-cell office:value-type="float" office:value="96553" calcext:value-type="float">
            <text:p>96553</text:p>
          </table:table-cell>
          <table:table-cell office:value-type="float" office:value="96438" calcext:value-type="float">
            <text:p>96438</text:p>
          </table:table-cell>
          <table:table-cell office:value-type="float" office:value="119122" calcext:value-type="float">
            <text:p>119122</text:p>
          </table:table-cell>
          <table:table-cell office:value-type="float" office:value="135301" calcext:value-type="float">
            <text:p>135301</text:p>
          </table:table-cell>
          <table:table-cell office:value-type="float" office:value="85071" calcext:value-type="float">
            <text:p>85071</text:p>
          </table:table-cell>
          <table:table-cell office:value-type="float" office:value="151114" calcext:value-type="float">
            <text:p>151114</text:p>
          </table:table-cell>
          <table:table-cell office:value-type="float" office:value="115191" calcext:value-type="float">
            <text:p>115191</text:p>
          </table:table-cell>
          <table:table-cell office:value-type="float" office:value="104934" calcext:value-type="float">
            <text:p>104934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68889" calcext:value-type="float">
            <text:p>68889</text:p>
          </table:table-cell>
          <table:table-cell office:value-type="float" office:value="54160" calcext:value-type="float">
            <text:p>54160</text:p>
          </table:table-cell>
          <table:table-cell office:value-type="float" office:value="33749" calcext:value-type="float">
            <text:p>33749</text:p>
          </table:table-cell>
          <table:table-cell office:value-type="float" office:value="59912" calcext:value-type="float">
            <text:p>59912</text:p>
          </table:table-cell>
          <table:table-cell office:value-type="float" office:value="56921" calcext:value-type="float">
            <text:p>56921</text:p>
          </table:table-cell>
          <table:table-cell office:value-type="float" office:value="72260" calcext:value-type="float">
            <text:p>72260</text:p>
          </table:table-cell>
          <table:table-cell office:value-type="float" office:value="79869" calcext:value-type="float">
            <text:p>79869</text:p>
          </table:table-cell>
          <table:table-cell office:value-type="float" office:value="100972" calcext:value-type="float">
            <text:p>100972</text:p>
          </table:table-cell>
          <table:table-cell office:value-type="float" office:value="112395" calcext:value-type="float">
            <text:p>112395</text:p>
          </table:table-cell>
          <table:table-cell office:value-type="float" office:value="145745" calcext:value-type="float">
            <text:p>145745</text:p>
          </table:table-cell>
          <table:table-cell office:value-type="float" office:value="152611" calcext:value-type="float">
            <text:p>152611</text:p>
          </table:table-cell>
          <table:table-cell office:value-type="float" office:value="156505" calcext:value-type="float">
            <text:p>156505</text:p>
          </table:table-cell>
          <table:table-cell office:value-type="float" office:value="180398" calcext:value-type="float">
            <text:p>180398</text:p>
          </table:table-cell>
          <table:table-cell office:value-type="float" office:value="163964" calcext:value-type="float">
            <text:p>163964</text:p>
          </table:table-cell>
          <table:table-cell office:value-type="float" office:value="176386" calcext:value-type="float">
            <text:p>176386</text:p>
          </table:table-cell>
          <table:table-cell office:value-type="float" office:value="205014" calcext:value-type="float">
            <text:p>205014</text:p>
          </table:table-cell>
          <table:table-cell office:value-type="float" office:value="155741" calcext:value-type="float">
            <text:p>155741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57919" calcext:value-type="float">
            <text:p>157919</text:p>
          </table:table-cell>
          <table:table-cell office:value-type="float" office:value="114469" calcext:value-type="float">
            <text:p>114469</text:p>
          </table:table-cell>
          <table:table-cell office:value-type="float" office:value="40694" calcext:value-type="float">
            <text:p>40694</text:p>
          </table:table-cell>
          <table:table-cell office:value-type="float" office:value="96491" calcext:value-type="float">
            <text:p>96491</text:p>
          </table:table-cell>
          <table:table-cell office:value-type="float" office:value="48548" calcext:value-type="float">
            <text:p>48548</text:p>
          </table:table-cell>
          <table:table-cell office:value-type="float" office:value="56990" calcext:value-type="float">
            <text:p>56990</text:p>
          </table:table-cell>
          <table:table-cell office:value-type="float" office:value="64105" calcext:value-type="float">
            <text:p>64105</text:p>
          </table:table-cell>
          <table:table-cell office:value-type="float" office:value="102656" calcext:value-type="float">
            <text:p>102656</text:p>
          </table:table-cell>
          <table:table-cell office:value-type="float" office:value="101981" calcext:value-type="float">
            <text:p>101981</text:p>
          </table:table-cell>
          <table:table-cell office:value-type="float" office:value="82796" calcext:value-type="float">
            <text:p>82796</text:p>
          </table:table-cell>
          <table:table-cell office:value-type="float" office:value="97106" calcext:value-type="float">
            <text:p>97106</text:p>
          </table:table-cell>
          <table:table-cell office:value-type="float" office:value="112216" calcext:value-type="float">
            <text:p>112216</text:p>
          </table:table-cell>
          <table:table-cell office:value-type="float" office:value="114557" calcext:value-type="float">
            <text:p>114557</text:p>
          </table:table-cell>
          <table:table-cell office:value-type="float" office:value="147131" calcext:value-type="float">
            <text:p>147131</text:p>
          </table:table-cell>
          <table:table-cell office:value-type="float" office:value="114522" calcext:value-type="float">
            <text:p>114522</text:p>
          </table:table-cell>
          <table:table-cell office:value-type="float" office:value="111710" calcext:value-type="float">
            <text:p>111710</text:p>
          </table:table-cell>
          <table:table-cell office:value-type="float" office:value="143617" calcext:value-type="float">
            <text:p>143617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107489" calcext:value-type="float">
            <text:p>107489</text:p>
          </table:table-cell>
          <table:table-cell office:value-type="float" office:value="82604" calcext:value-type="float">
            <text:p>82604</text:p>
          </table:table-cell>
          <table:table-cell office:value-type="float" office:value="42698" calcext:value-type="float">
            <text:p>42698</text:p>
          </table:table-cell>
          <table:table-cell office:value-type="float" office:value="89689" calcext:value-type="float">
            <text:p>89689</text:p>
          </table:table-cell>
          <table:table-cell office:value-type="float" office:value="47055" calcext:value-type="float">
            <text:p>47055</text:p>
          </table:table-cell>
          <table:table-cell office:value-type="float" office:value="52085" calcext:value-type="float">
            <text:p>52085</text:p>
          </table:table-cell>
          <table:table-cell office:value-type="float" office:value="56755" calcext:value-type="float">
            <text:p>56755</text:p>
          </table:table-cell>
          <table:table-cell office:value-type="float" office:value="97319" calcext:value-type="float">
            <text:p>97319</text:p>
          </table:table-cell>
          <table:table-cell office:value-type="float" office:value="87789" calcext:value-type="float">
            <text:p>87789</text:p>
          </table:table-cell>
          <table:table-cell office:value-type="float" office:value="79512" calcext:value-type="float">
            <text:p>79512</text:p>
          </table:table-cell>
          <table:table-cell office:value-type="float" office:value="90484" calcext:value-type="float">
            <text:p>90484</text:p>
          </table:table-cell>
          <table:table-cell office:value-type="float" office:value="108227" calcext:value-type="float">
            <text:p>108227</text:p>
          </table:table-cell>
          <table:table-cell office:value-type="float" office:value="121726" calcext:value-type="float">
            <text:p>121726</text:p>
          </table:table-cell>
          <table:table-cell office:value-type="float" office:value="93242" calcext:value-type="float">
            <text:p>93242</text:p>
          </table:table-cell>
          <table:table-cell office:value-type="float" office:value="112615" calcext:value-type="float">
            <text:p>112615</text:p>
          </table:table-cell>
          <table:table-cell office:value-type="float" office:value="127590" calcext:value-type="float">
            <text:p>127590</text:p>
          </table:table-cell>
          <table:table-cell office:value-type="float" office:value="85366" calcext:value-type="float">
            <text:p>85366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04700" calcext:value-type="float">
            <text:p>104700</text:p>
          </table:table-cell>
          <table:table-cell office:value-type="float" office:value="83369" calcext:value-type="float">
            <text:p>83369</text:p>
          </table:table-cell>
          <table:table-cell office:value-type="float" office:value="35262" calcext:value-type="float">
            <text:p>35262</text:p>
          </table:table-cell>
          <table:table-cell office:value-type="float" office:value="84116" calcext:value-type="float">
            <text:p>84116</text:p>
          </table:table-cell>
          <table:table-cell office:value-type="float" office:value="41981" calcext:value-type="float">
            <text:p>41981</text:p>
          </table:table-cell>
          <table:table-cell office:value-type="float" office:value="52256" calcext:value-type="float">
            <text:p>52256</text:p>
          </table:table-cell>
          <table:table-cell office:value-type="float" office:value="70221" calcext:value-type="float">
            <text:p>70221</text:p>
          </table:table-cell>
          <table:table-cell office:value-type="float" office:value="102664" calcext:value-type="float">
            <text:p>102664</text:p>
          </table:table-cell>
          <table:table-cell office:value-type="float" office:value="99869" calcext:value-type="float">
            <text:p>99869</text:p>
          </table:table-cell>
          <table:table-cell office:value-type="float" office:value="80443" calcext:value-type="float">
            <text:p>80443</text:p>
          </table:table-cell>
          <table:table-cell office:value-type="float" office:value="91645" calcext:value-type="float">
            <text:p>91645</text:p>
          </table:table-cell>
          <table:table-cell office:value-type="float" office:value="136760" calcext:value-type="float">
            <text:p>136760</text:p>
          </table:table-cell>
          <table:table-cell office:value-type="float" office:value="135355" calcext:value-type="float">
            <text:p>135355</text:p>
          </table:table-cell>
          <table:table-cell office:value-type="float" office:value="136140" calcext:value-type="float">
            <text:p>136140</text:p>
          </table:table-cell>
          <table:table-cell office:value-type="float" office:value="132984" calcext:value-type="float">
            <text:p>132984</text:p>
          </table:table-cell>
          <table:table-cell office:value-type="float" office:value="115014" calcext:value-type="float">
            <text:p>115014</text:p>
          </table:table-cell>
          <table:table-cell office:value-type="float" office:value="105767" calcext:value-type="float">
            <text:p>105767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14616" calcext:value-type="float">
            <text:p>114616</text:p>
          </table:table-cell>
          <table:table-cell office:value-type="float" office:value="93064" calcext:value-type="float">
            <text:p>93064</text:p>
          </table:table-cell>
          <table:table-cell office:value-type="float" office:value="40134" calcext:value-type="float">
            <text:p>40134</text:p>
          </table:table-cell>
          <table:table-cell office:value-type="float" office:value="83000" calcext:value-type="float">
            <text:p>83000</text:p>
          </table:table-cell>
          <table:table-cell office:value-type="float" office:value="51114" calcext:value-type="float">
            <text:p>51114</text:p>
          </table:table-cell>
          <table:table-cell office:value-type="float" office:value="55969" calcext:value-type="float">
            <text:p>55969</text:p>
          </table:table-cell>
          <table:table-cell office:value-type="float" office:value="61461" calcext:value-type="float">
            <text:p>61461</text:p>
          </table:table-cell>
          <table:table-cell office:value-type="float" office:value="99350" calcext:value-type="float">
            <text:p>99350</text:p>
          </table:table-cell>
          <table:table-cell office:value-type="float" office:value="87241" calcext:value-type="float">
            <text:p>87241</text:p>
          </table:table-cell>
          <table:table-cell office:value-type="float" office:value="82181" calcext:value-type="float">
            <text:p>82181</text:p>
          </table:table-cell>
          <table:table-cell office:value-type="float" office:value="81947" calcext:value-type="float">
            <text:p>81947</text:p>
          </table:table-cell>
          <table:table-cell office:value-type="float" office:value="100681" calcext:value-type="float">
            <text:p>100681</text:p>
          </table:table-cell>
          <table:table-cell office:value-type="float" office:value="99743" calcext:value-type="float">
            <text:p>99743</text:p>
          </table:table-cell>
          <table:table-cell office:value-type="float" office:value="172446" calcext:value-type="float">
            <text:p>172446</text:p>
          </table:table-cell>
          <table:table-cell office:value-type="float" office:value="133554" calcext:value-type="float">
            <text:p>133554</text:p>
          </table:table-cell>
          <table:table-cell office:value-type="float" office:value="167369" calcext:value-type="float">
            <text:p>167369</text:p>
          </table:table-cell>
          <table:table-cell office:value-type="float" office:value="225767" calcext:value-type="float">
            <text:p>225767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15127" calcext:value-type="float">
            <text:p>115127</text:p>
          </table:table-cell>
          <table:table-cell office:value-type="float" office:value="113255" calcext:value-type="float">
            <text:p>113255</text:p>
          </table:table-cell>
          <table:table-cell office:value-type="float" office:value="43444" calcext:value-type="float">
            <text:p>43444</text:p>
          </table:table-cell>
          <table:table-cell office:value-type="float" office:value="73596" calcext:value-type="float">
            <text:p>73596</text:p>
          </table:table-cell>
          <table:table-cell office:value-type="float" office:value="64736" calcext:value-type="float">
            <text:p>64736</text:p>
          </table:table-cell>
          <table:table-cell office:value-type="float" office:value="56144" calcext:value-type="float">
            <text:p>56144</text:p>
          </table:table-cell>
          <table:table-cell office:value-type="float" office:value="73606" calcext:value-type="float">
            <text:p>73606</text:p>
          </table:table-cell>
          <table:table-cell office:value-type="float" office:value="136001" calcext:value-type="float">
            <text:p>136001</text:p>
          </table:table-cell>
          <table:table-cell office:value-type="float" office:value="115041" calcext:value-type="float">
            <text:p>115041</text:p>
          </table:table-cell>
          <table:table-cell office:value-type="float" office:value="90427" calcext:value-type="float">
            <text:p>90427</text:p>
          </table:table-cell>
          <table:table-cell office:value-type="float" office:value="86474" calcext:value-type="float">
            <text:p>86474</text:p>
          </table:table-cell>
          <table:table-cell office:value-type="float" office:value="122454" calcext:value-type="float">
            <text:p>122454</text:p>
          </table:table-cell>
          <table:table-cell office:value-type="float" office:value="138500" calcext:value-type="float">
            <text:p>138500</text:p>
          </table:table-cell>
          <table:table-cell office:value-type="float" office:value="103191" calcext:value-type="float">
            <text:p>103191</text:p>
          </table:table-cell>
          <table:table-cell office:value-type="float" office:value="112279" calcext:value-type="float">
            <text:p>112279</text:p>
          </table:table-cell>
          <table:table-cell office:value-type="float" office:value="139807" calcext:value-type="float">
            <text:p>139807</text:p>
          </table:table-cell>
          <table:table-cell office:value-type="float" office:value="106214" calcext:value-type="float">
            <text:p>106214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89877" calcext:value-type="float">
            <text:p>89877</text:p>
          </table:table-cell>
          <table:table-cell office:value-type="float" office:value="69581" calcext:value-type="float">
            <text:p>69581</text:p>
          </table:table-cell>
          <table:table-cell office:value-type="float" office:value="38832" calcext:value-type="float">
            <text:p>38832</text:p>
          </table:table-cell>
          <table:table-cell office:value-type="float" office:value="78505" calcext:value-type="float">
            <text:p>78505</text:p>
          </table:table-cell>
          <table:table-cell office:value-type="float" office:value="54776" calcext:value-type="float">
            <text:p>54776</text:p>
          </table:table-cell>
          <table:table-cell office:value-type="float" office:value="59172" calcext:value-type="float">
            <text:p>59172</text:p>
          </table:table-cell>
          <table:table-cell office:value-type="float" office:value="61971" calcext:value-type="float">
            <text:p>61971</text:p>
          </table:table-cell>
          <table:table-cell office:value-type="float" office:value="94798" calcext:value-type="float">
            <text:p>94798</text:p>
          </table:table-cell>
          <table:table-cell office:value-type="float" office:value="92056" calcext:value-type="float">
            <text:p>92056</text:p>
          </table:table-cell>
          <table:table-cell office:value-type="float" office:value="80076" calcext:value-type="float">
            <text:p>80076</text:p>
          </table:table-cell>
          <table:table-cell office:value-type="float" office:value="92461" calcext:value-type="float">
            <text:p>92461</text:p>
          </table:table-cell>
          <table:table-cell office:value-type="float" office:value="123970" calcext:value-type="float">
            <text:p>123970</text:p>
          </table:table-cell>
          <table:table-cell office:value-type="float" office:value="121148" calcext:value-type="float">
            <text:p>121148</text:p>
          </table:table-cell>
          <table:table-cell office:value-type="float" office:value="68401" calcext:value-type="float">
            <text:p>68401</text:p>
          </table:table-cell>
          <table:table-cell office:value-type="float" office:value="101178" calcext:value-type="float">
            <text:p>101178</text:p>
          </table:table-cell>
          <table:table-cell office:value-type="float" office:value="119876" calcext:value-type="float">
            <text:p>119876</text:p>
          </table:table-cell>
          <table:table-cell office:value-type="float" office:value="78916" calcext:value-type="float">
            <text:p>78916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98769" calcext:value-type="float">
            <text:p>98769</text:p>
          </table:table-cell>
          <table:table-cell office:value-type="float" office:value="73360" calcext:value-type="float">
            <text:p>73360</text:p>
          </table:table-cell>
          <table:table-cell office:value-type="float" office:value="35779" calcext:value-type="float">
            <text:p>35779</text:p>
          </table:table-cell>
          <table:table-cell office:value-type="float" office:value="68880" calcext:value-type="float">
            <text:p>68880</text:p>
          </table:table-cell>
          <table:table-cell office:value-type="float" office:value="45574" calcext:value-type="float">
            <text:p>45574</text:p>
          </table:table-cell>
          <table:table-cell office:value-type="float" office:value="44350" calcext:value-type="float">
            <text:p>44350</text:p>
          </table:table-cell>
          <table:table-cell office:value-type="float" office:value="46182" calcext:value-type="float">
            <text:p>46182</text:p>
          </table:table-cell>
          <table:table-cell office:value-type="float" office:value="91059" calcext:value-type="float">
            <text:p>91059</text:p>
          </table:table-cell>
          <table:table-cell office:value-type="float" office:value="87203" calcext:value-type="float">
            <text:p>87203</text:p>
          </table:table-cell>
          <table:table-cell office:value-type="float" office:value="75394" calcext:value-type="float">
            <text:p>75394</text:p>
          </table:table-cell>
          <table:table-cell office:value-type="float" office:value="77269" calcext:value-type="float">
            <text:p>77269</text:p>
          </table:table-cell>
          <table:table-cell office:value-type="float" office:value="99660" calcext:value-type="float">
            <text:p>99660</text:p>
          </table:table-cell>
          <table:table-cell office:value-type="float" office:value="110994" calcext:value-type="float">
            <text:p>110994</text:p>
          </table:table-cell>
          <table:table-cell office:value-type="float" office:value="101096" calcext:value-type="float">
            <text:p>101096</text:p>
          </table:table-cell>
          <table:table-cell office:value-type="float" office:value="108868" calcext:value-type="float">
            <text:p>108868</text:p>
          </table:table-cell>
          <table:table-cell office:value-type="float" office:value="124030" calcext:value-type="float">
            <text:p>124030</text:p>
          </table:table-cell>
          <table:table-cell office:value-type="float" office:value="88274" calcext:value-type="float">
            <text:p>88274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74420" calcext:value-type="float">
            <text:p>74420</text:p>
          </table:table-cell>
          <table:table-cell office:value-type="float" office:value="49071" calcext:value-type="float">
            <text:p>49071</text:p>
          </table:table-cell>
          <table:table-cell office:value-type="float" office:value="37704" calcext:value-type="float">
            <text:p>37704</text:p>
          </table:table-cell>
          <table:table-cell office:value-type="float" office:value="58308" calcext:value-type="float">
            <text:p>58308</text:p>
          </table:table-cell>
          <table:table-cell office:value-type="float" office:value="38130" calcext:value-type="float">
            <text:p>38130</text:p>
          </table:table-cell>
          <table:table-cell office:value-type="float" office:value="44117" calcext:value-type="float">
            <text:p>44117</text:p>
          </table:table-cell>
          <table:table-cell office:value-type="float" office:value="62329" calcext:value-type="float">
            <text:p>62329</text:p>
          </table:table-cell>
          <table:table-cell office:value-type="float" office:value="71137" calcext:value-type="float">
            <text:p>71137</text:p>
          </table:table-cell>
          <table:table-cell office:value-type="float" office:value="71559" calcext:value-type="float">
            <text:p>71559</text:p>
          </table:table-cell>
          <table:table-cell office:value-type="float" office:value="70631" calcext:value-type="float">
            <text:p>70631</text:p>
          </table:table-cell>
          <table:table-cell office:value-type="float" office:value="96586" calcext:value-type="float">
            <text:p>96586</text:p>
          </table:table-cell>
          <table:table-cell office:value-type="float" office:value="75736" calcext:value-type="float">
            <text:p>75736</text:p>
          </table:table-cell>
          <table:table-cell office:value-type="float" office:value="83026" calcext:value-type="float">
            <text:p>83026</text:p>
          </table:table-cell>
          <table:table-cell office:value-type="float" office:value="164633" calcext:value-type="float">
            <text:p>164633</text:p>
          </table:table-cell>
          <table:table-cell office:value-type="float" office:value="82517" calcext:value-type="float">
            <text:p>82517</text:p>
          </table:table-cell>
          <table:table-cell office:value-type="float" office:value="88965" calcext:value-type="float">
            <text:p>88965</text:p>
          </table:table-cell>
          <table:table-cell office:value-type="float" office:value="169187" calcext:value-type="float">
            <text:p>169187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14694" calcext:value-type="float">
            <text:p>114694</text:p>
          </table:table-cell>
          <table:table-cell office:value-type="float" office:value="69569" calcext:value-type="float">
            <text:p>69569</text:p>
          </table:table-cell>
          <table:table-cell office:value-type="float" office:value="44744" calcext:value-type="float">
            <text:p>44744</text:p>
          </table:table-cell>
          <table:table-cell office:value-type="float" office:value="64824" calcext:value-type="float">
            <text:p>64824</text:p>
          </table:table-cell>
          <table:table-cell office:value-type="float" office:value="52151" calcext:value-type="float">
            <text:p>52151</text:p>
          </table:table-cell>
          <table:table-cell office:value-type="float" office:value="61999" calcext:value-type="float">
            <text:p>61999</text:p>
          </table:table-cell>
          <table:table-cell office:value-type="float" office:value="64966" calcext:value-type="float">
            <text:p>64966</text:p>
          </table:table-cell>
          <table:table-cell office:value-type="float" office:value="102985" calcext:value-type="float">
            <text:p>102985</text:p>
          </table:table-cell>
          <table:table-cell office:value-type="float" office:value="101218" calcext:value-type="float">
            <text:p>101218</text:p>
          </table:table-cell>
          <table:table-cell office:value-type="float" office:value="72902" calcext:value-type="float">
            <text:p>72902</text:p>
          </table:table-cell>
          <table:table-cell office:value-type="float" office:value="100649" calcext:value-type="float">
            <text:p>100649</text:p>
          </table:table-cell>
          <table:table-cell office:value-type="float" office:value="110115" calcext:value-type="float">
            <text:p>110115</text:p>
          </table:table-cell>
          <table:table-cell office:value-type="float" office:value="124815" calcext:value-type="float">
            <text:p>124815</text:p>
          </table:table-cell>
          <table:table-cell office:value-type="float" office:value="133822" calcext:value-type="float">
            <text:p>133822</text:p>
          </table:table-cell>
          <table:table-cell office:value-type="float" office:value="91357" calcext:value-type="float">
            <text:p>91357</text:p>
          </table:table-cell>
          <table:table-cell office:value-type="float" office:value="108748" calcext:value-type="float">
            <text:p>108748</text:p>
          </table:table-cell>
          <table:table-cell office:value-type="float" office:value="151304" calcext:value-type="float">
            <text:p>151304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122851" calcext:value-type="float">
            <text:p>122851</text:p>
          </table:table-cell>
          <table:table-cell office:value-type="float" office:value="77556" calcext:value-type="float">
            <text:p>77556</text:p>
          </table:table-cell>
          <table:table-cell office:value-type="float" office:value="41861" calcext:value-type="float">
            <text:p>41861</text:p>
          </table:table-cell>
          <table:table-cell office:value-type="float" office:value="70774" calcext:value-type="float">
            <text:p>70774</text:p>
          </table:table-cell>
          <table:table-cell office:value-type="float" office:value="53160" calcext:value-type="float">
            <text:p>53160</text:p>
          </table:table-cell>
          <table:table-cell office:value-type="float" office:value="62807" calcext:value-type="float">
            <text:p>62807</text:p>
          </table:table-cell>
          <table:table-cell office:value-type="float" office:value="68815" calcext:value-type="float">
            <text:p>68815</text:p>
          </table:table-cell>
          <table:table-cell office:value-type="float" office:value="111256" calcext:value-type="float">
            <text:p>111256</text:p>
          </table:table-cell>
          <table:table-cell office:value-type="float" office:value="109432" calcext:value-type="float">
            <text:p>109432</text:p>
          </table:table-cell>
          <table:table-cell office:value-type="float" office:value="96858" calcext:value-type="float">
            <text:p>96858</text:p>
          </table:table-cell>
          <table:table-cell office:value-type="float" office:value="108531" calcext:value-type="float">
            <text:p>108531</text:p>
          </table:table-cell>
          <table:table-cell office:value-type="float" office:value="158395" calcext:value-type="float">
            <text:p>158395</text:p>
          </table:table-cell>
          <table:table-cell office:value-type="float" office:value="168024" calcext:value-type="float">
            <text:p>168024</text:p>
          </table:table-cell>
          <table:table-cell office:value-type="float" office:value="128996" calcext:value-type="float">
            <text:p>128996</text:p>
          </table:table-cell>
          <table:table-cell office:value-type="float" office:value="155736" calcext:value-type="float">
            <text:p>155736</text:p>
          </table:table-cell>
          <table:table-cell office:value-type="float" office:value="185156" calcext:value-type="float">
            <text:p>185156</text:p>
          </table:table-cell>
          <table:table-cell office:value-type="float" office:value="150728" calcext:value-type="float">
            <text:p>150728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01011" calcext:value-type="float">
            <text:p>101011</text:p>
          </table:table-cell>
          <table:table-cell office:value-type="float" office:value="81606" calcext:value-type="float">
            <text:p>81606</text:p>
          </table:table-cell>
          <table:table-cell office:value-type="float" office:value="40443" calcext:value-type="float">
            <text:p>40443</text:p>
          </table:table-cell>
          <table:table-cell office:value-type="float" office:value="53646" calcext:value-type="float">
            <text:p>53646</text:p>
          </table:table-cell>
          <table:table-cell office:value-type="float" office:value="47933" calcext:value-type="float">
            <text:p>47933</text:p>
          </table:table-cell>
          <table:table-cell office:value-type="float" office:value="47481" calcext:value-type="float">
            <text:p>47481</text:p>
          </table:table-cell>
          <table:table-cell office:value-type="float" office:value="60944" calcext:value-type="float">
            <text:p>60944</text:p>
          </table:table-cell>
          <table:table-cell office:value-type="float" office:value="74480" calcext:value-type="float">
            <text:p>74480</text:p>
          </table:table-cell>
          <table:table-cell office:value-type="float" office:value="82973" calcext:value-type="float">
            <text:p>82973</text:p>
          </table:table-cell>
          <table:table-cell office:value-type="float" office:value="70007" calcext:value-type="float">
            <text:p>70007</text:p>
          </table:table-cell>
          <table:table-cell office:value-type="float" office:value="95727" calcext:value-type="float">
            <text:p>95727</text:p>
          </table:table-cell>
          <table:table-cell office:value-type="float" office:value="103001" calcext:value-type="float">
            <text:p>103001</text:p>
          </table:table-cell>
          <table:table-cell office:value-type="float" office:value="92394" calcext:value-type="float">
            <text:p>92394</text:p>
          </table:table-cell>
          <table:table-cell office:value-type="float" office:value="103660" calcext:value-type="float">
            <text:p>103660</text:p>
          </table:table-cell>
          <table:table-cell office:value-type="float" office:value="108977" calcext:value-type="float">
            <text:p>108977</text:p>
          </table:table-cell>
          <table:table-cell office:value-type="float" office:value="158632" calcext:value-type="float">
            <text:p>158632</text:p>
          </table:table-cell>
          <table:table-cell office:value-type="float" office:value="112127" calcext:value-type="float">
            <text:p>112127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07828" calcext:value-type="float">
            <text:p>107828</text:p>
          </table:table-cell>
          <table:table-cell office:value-type="float" office:value="83000" calcext:value-type="float">
            <text:p>83000</text:p>
          </table:table-cell>
          <table:table-cell office:value-type="float" office:value="41658" calcext:value-type="float">
            <text:p>41658</text:p>
          </table:table-cell>
          <table:table-cell office:value-type="float" office:value="65755" calcext:value-type="float">
            <text:p>65755</text:p>
          </table:table-cell>
          <table:table-cell office:value-type="float" office:value="44763" calcext:value-type="float">
            <text:p>44763</text:p>
          </table:table-cell>
          <table:table-cell office:value-type="float" office:value="47550" calcext:value-type="float">
            <text:p>47550</text:p>
          </table:table-cell>
          <table:table-cell office:value-type="float" office:value="50651" calcext:value-type="float">
            <text:p>50651</text:p>
          </table:table-cell>
          <table:table-cell office:value-type="float" office:value="79049" calcext:value-type="float">
            <text:p>79049</text:p>
          </table:table-cell>
          <table:table-cell office:value-type="float" office:value="82462" calcext:value-type="float">
            <text:p>82462</text:p>
          </table:table-cell>
          <table:table-cell office:value-type="float" office:value="63132" calcext:value-type="float">
            <text:p>63132</text:p>
          </table:table-cell>
          <table:table-cell office:value-type="float" office:value="79736" calcext:value-type="float">
            <text:p>79736</text:p>
          </table:table-cell>
          <table:table-cell office:value-type="float" office:value="90446" calcext:value-type="float">
            <text:p>90446</text:p>
          </table:table-cell>
          <table:table-cell office:value-type="float" office:value="84145" calcext:value-type="float">
            <text:p>84145</text:p>
          </table:table-cell>
          <table:table-cell office:value-type="float" office:value="138379" calcext:value-type="float">
            <text:p>138379</text:p>
          </table:table-cell>
          <table:table-cell office:value-type="float" office:value="81464" calcext:value-type="float">
            <text:p>81464</text:p>
          </table:table-cell>
          <table:table-cell office:value-type="float" office:value="109953" calcext:value-type="float">
            <text:p>109953</text:p>
          </table:table-cell>
          <table:table-cell office:value-type="float" office:value="148820" calcext:value-type="float">
            <text:p>14882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130189" calcext:value-type="float">
            <text:p>130189</text:p>
          </table:table-cell>
          <table:table-cell office:value-type="float" office:value="126777" calcext:value-type="float">
            <text:p>126777</text:p>
          </table:table-cell>
          <table:table-cell office:value-type="float" office:value="49565" calcext:value-type="float">
            <text:p>49565</text:p>
          </table:table-cell>
          <table:table-cell office:value-type="float" office:value="92847" calcext:value-type="float">
            <text:p>92847</text:p>
          </table:table-cell>
          <table:table-cell office:value-type="float" office:value="59165" calcext:value-type="float">
            <text:p>59165</text:p>
          </table:table-cell>
          <table:table-cell office:value-type="float" office:value="68261" calcext:value-type="float">
            <text:p>68261</text:p>
          </table:table-cell>
          <table:table-cell office:value-type="float" office:value="53359" calcext:value-type="float">
            <text:p>53359</text:p>
          </table:table-cell>
          <table:table-cell office:value-type="float" office:value="155115" calcext:value-type="float">
            <text:p>155115</text:p>
          </table:table-cell>
          <table:table-cell office:value-type="float" office:value="136972" calcext:value-type="float">
            <text:p>136972</text:p>
          </table:table-cell>
          <table:table-cell office:value-type="float" office:value="102802" calcext:value-type="float">
            <text:p>102802</text:p>
          </table:table-cell>
          <table:table-cell office:value-type="float" office:value="69576" calcext:value-type="float">
            <text:p>69576</text:p>
          </table:table-cell>
          <table:table-cell office:value-type="float" office:value="161667" calcext:value-type="float">
            <text:p>161667</text:p>
          </table:table-cell>
          <table:table-cell office:value-type="float" office:value="156262" calcext:value-type="float">
            <text:p>156262</text:p>
          </table:table-cell>
          <table:table-cell office:value-type="float" office:value="173234" calcext:value-type="float">
            <text:p>173234</text:p>
          </table:table-cell>
          <table:table-cell office:value-type="float" office:value="182980" calcext:value-type="float">
            <text:p>182980</text:p>
          </table:table-cell>
          <table:table-cell office:value-type="float" office:value="137162" calcext:value-type="float">
            <text:p>137162</text:p>
          </table:table-cell>
          <table:table-cell office:value-type="float" office:value="142776" calcext:value-type="float">
            <text:p>142776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109816" calcext:value-type="float">
            <text:p>109816</text:p>
          </table:table-cell>
          <table:table-cell office:value-type="float" office:value="109151" calcext:value-type="float">
            <text:p>109151</text:p>
          </table:table-cell>
          <table:table-cell office:value-type="float" office:value="42476" calcext:value-type="float">
            <text:p>42476</text:p>
          </table:table-cell>
          <table:table-cell office:value-type="float" office:value="71576" calcext:value-type="float">
            <text:p>71576</text:p>
          </table:table-cell>
          <table:table-cell office:value-type="float" office:value="50139" calcext:value-type="float">
            <text:p>50139</text:p>
          </table:table-cell>
          <table:table-cell office:value-type="float" office:value="58550" calcext:value-type="float">
            <text:p>58550</text:p>
          </table:table-cell>
          <table:table-cell office:value-type="float" office:value="58479" calcext:value-type="float">
            <text:p>58479</text:p>
          </table:table-cell>
          <table:table-cell office:value-type="float" office:value="102711" calcext:value-type="float">
            <text:p>102711</text:p>
          </table:table-cell>
          <table:table-cell office:value-type="float" office:value="98306" calcext:value-type="float">
            <text:p>98306</text:p>
          </table:table-cell>
          <table:table-cell office:value-type="float" office:value="93586" calcext:value-type="float">
            <text:p>93586</text:p>
          </table:table-cell>
          <table:table-cell office:value-type="float" office:value="78771" calcext:value-type="float">
            <text:p>78771</text:p>
          </table:table-cell>
          <table:table-cell office:value-type="float" office:value="145166" calcext:value-type="float">
            <text:p>145166</text:p>
          </table:table-cell>
          <table:table-cell office:value-type="float" office:value="135059" calcext:value-type="float">
            <text:p>135059</text:p>
          </table:table-cell>
          <table:table-cell office:value-type="float" office:value="131404" calcext:value-type="float">
            <text:p>131404</text:p>
          </table:table-cell>
          <table:table-cell office:value-type="float" office:value="159702" calcext:value-type="float">
            <text:p>159702</text:p>
          </table:table-cell>
          <table:table-cell office:value-type="float" office:value="128094" calcext:value-type="float">
            <text:p>128094</text:p>
          </table:table-cell>
          <table:table-cell office:value-type="float" office:value="114140" calcext:value-type="float">
            <text:p>11414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33434" calcext:value-type="float">
            <text:p>133434</text:p>
          </table:table-cell>
          <table:table-cell office:value-type="float" office:value="110260" calcext:value-type="float">
            <text:p>110260</text:p>
          </table:table-cell>
          <table:table-cell office:value-type="float" office:value="64594" calcext:value-type="float">
            <text:p>64594</text:p>
          </table:table-cell>
          <table:table-cell office:value-type="float" office:value="50589" calcext:value-type="float">
            <text:p>50589</text:p>
          </table:table-cell>
          <table:table-cell office:value-type="float" office:value="54874" calcext:value-type="float">
            <text:p>54874</text:p>
          </table:table-cell>
          <table:table-cell office:value-type="float" office:value="67454" calcext:value-type="float">
            <text:p>67454</text:p>
          </table:table-cell>
          <table:table-cell office:value-type="float" office:value="69213" calcext:value-type="float">
            <text:p>69213</text:p>
          </table:table-cell>
          <table:table-cell office:value-type="float" office:value="86661" calcext:value-type="float">
            <text:p>86661</text:p>
          </table:table-cell>
          <table:table-cell office:value-type="float" office:value="83646" calcext:value-type="float">
            <text:p>83646</text:p>
          </table:table-cell>
          <table:table-cell office:value-type="float" office:value="73003" calcext:value-type="float">
            <text:p>73003</text:p>
          </table:table-cell>
          <table:table-cell office:value-type="float" office:value="93058" calcext:value-type="float">
            <text:p>93058</text:p>
          </table:table-cell>
          <table:table-cell office:value-type="float" office:value="118713" calcext:value-type="float">
            <text:p>118713</text:p>
          </table:table-cell>
          <table:table-cell office:value-type="float" office:value="113143" calcext:value-type="float">
            <text:p>113143</text:p>
          </table:table-cell>
          <table:table-cell office:value-type="float" office:value="93725" calcext:value-type="float">
            <text:p>93725</text:p>
          </table:table-cell>
          <table:table-cell office:value-type="float" office:value="143311" calcext:value-type="float">
            <text:p>143311</text:p>
          </table:table-cell>
          <table:table-cell office:value-type="float" office:value="171538" calcext:value-type="float">
            <text:p>171538</text:p>
          </table:table-cell>
          <table:table-cell office:value-type="float" office:value="104056" calcext:value-type="float">
            <text:p>104056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87100" calcext:value-type="float">
            <text:p>87100</text:p>
          </table:table-cell>
          <table:table-cell office:value-type="float" office:value="90003" calcext:value-type="float">
            <text:p>90003</text:p>
          </table:table-cell>
          <table:table-cell office:value-type="float" office:value="54513" calcext:value-type="float">
            <text:p>54513</text:p>
          </table:table-cell>
          <table:table-cell office:value-type="float" office:value="41953" calcext:value-type="float">
            <text:p>41953</text:p>
          </table:table-cell>
          <table:table-cell office:value-type="float" office:value="50038" calcext:value-type="float">
            <text:p>50038</text:p>
          </table:table-cell>
          <table:table-cell office:value-type="float" office:value="48707" calcext:value-type="float">
            <text:p>48707</text:p>
          </table:table-cell>
          <table:table-cell office:value-type="float" office:value="61387" calcext:value-type="float">
            <text:p>61387</text:p>
          </table:table-cell>
          <table:table-cell office:value-type="float" office:value="63726" calcext:value-type="float">
            <text:p>63726</text:p>
          </table:table-cell>
          <table:table-cell office:value-type="float" office:value="66479" calcext:value-type="float">
            <text:p>66479</text:p>
          </table:table-cell>
          <table:table-cell office:value-type="float" office:value="62942" calcext:value-type="float">
            <text:p>62942</text:p>
          </table:table-cell>
          <table:table-cell office:value-type="float" office:value="92174" calcext:value-type="float">
            <text:p>92174</text:p>
          </table:table-cell>
          <table:table-cell office:value-type="float" office:value="81225" calcext:value-type="float">
            <text:p>81225</text:p>
          </table:table-cell>
          <table:table-cell office:value-type="float" office:value="77167" calcext:value-type="float">
            <text:p>77167</text:p>
          </table:table-cell>
          <table:table-cell office:value-type="float" office:value="92995" calcext:value-type="float">
            <text:p>92995</text:p>
          </table:table-cell>
          <table:table-cell office:value-type="float" office:value="97912" calcext:value-type="float">
            <text:p>97912</text:p>
          </table:table-cell>
          <table:table-cell office:value-type="float" office:value="128798" calcext:value-type="float">
            <text:p>128798</text:p>
          </table:table-cell>
          <table:table-cell office:value-type="float" office:value="90908" calcext:value-type="float">
            <text:p>90908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81907" calcext:value-type="float">
            <text:p>81907</text:p>
          </table:table-cell>
          <table:table-cell office:value-type="float" office:value="69958" calcext:value-type="float">
            <text:p>69958</text:p>
          </table:table-cell>
          <table:table-cell office:value-type="float" office:value="48662" calcext:value-type="float">
            <text:p>48662</text:p>
          </table:table-cell>
          <table:table-cell office:value-type="float" office:value="43762" calcext:value-type="float">
            <text:p>43762</text:p>
          </table:table-cell>
          <table:table-cell office:value-type="float" office:value="54927" calcext:value-type="float">
            <text:p>54927</text:p>
          </table:table-cell>
          <table:table-cell office:value-type="float" office:value="51112" calcext:value-type="float">
            <text:p>51112</text:p>
          </table:table-cell>
          <table:table-cell office:value-type="float" office:value="67904" calcext:value-type="float">
            <text:p>67904</text:p>
          </table:table-cell>
          <table:table-cell office:value-type="float" office:value="70027" calcext:value-type="float">
            <text:p>70027</text:p>
          </table:table-cell>
          <table:table-cell office:value-type="float" office:value="76168" calcext:value-type="float">
            <text:p>76168</text:p>
          </table:table-cell>
          <table:table-cell office:value-type="float" office:value="73439" calcext:value-type="float">
            <text:p>73439</text:p>
          </table:table-cell>
          <table:table-cell office:value-type="float" office:value="96945" calcext:value-type="float">
            <text:p>96945</text:p>
          </table:table-cell>
          <table:table-cell office:value-type="float" office:value="81678" calcext:value-type="float">
            <text:p>81678</text:p>
          </table:table-cell>
          <table:table-cell office:value-type="float" office:value="86769" calcext:value-type="float">
            <text:p>86769</text:p>
          </table:table-cell>
          <table:table-cell office:value-type="float" office:value="82738" calcext:value-type="float">
            <text:p>82738</text:p>
          </table:table-cell>
          <table:table-cell office:value-type="float" office:value="104011" calcext:value-type="float">
            <text:p>104011</text:p>
          </table:table-cell>
          <table:table-cell office:value-type="float" office:value="118854" calcext:value-type="float">
            <text:p>118854</text:p>
          </table:table-cell>
          <table:table-cell office:value-type="float" office:value="86905" calcext:value-type="float">
            <text:p>86905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77078" calcext:value-type="float">
            <text:p>77078</text:p>
          </table:table-cell>
          <table:table-cell office:value-type="float" office:value="71390" calcext:value-type="float">
            <text:p>71390</text:p>
          </table:table-cell>
          <table:table-cell office:value-type="float" office:value="50628" calcext:value-type="float">
            <text:p>50628</text:p>
          </table:table-cell>
          <table:table-cell office:value-type="float" office:value="38113" calcext:value-type="float">
            <text:p>38113</text:p>
          </table:table-cell>
          <table:table-cell office:value-type="float" office:value="46760" calcext:value-type="float">
            <text:p>46760</text:p>
          </table:table-cell>
          <table:table-cell office:value-type="float" office:value="51503" calcext:value-type="float">
            <text:p>51503</text:p>
          </table:table-cell>
          <table:table-cell office:value-type="float" office:value="61651" calcext:value-type="float">
            <text:p>61651</text:p>
          </table:table-cell>
          <table:table-cell office:value-type="float" office:value="70541" calcext:value-type="float">
            <text:p>70541</text:p>
          </table:table-cell>
          <table:table-cell office:value-type="float" office:value="67866" calcext:value-type="float">
            <text:p>67866</text:p>
          </table:table-cell>
          <table:table-cell office:value-type="float" office:value="77113" calcext:value-type="float">
            <text:p>77113</text:p>
          </table:table-cell>
          <table:table-cell office:value-type="float" office:value="94509" calcext:value-type="float">
            <text:p>94509</text:p>
          </table:table-cell>
          <table:table-cell office:value-type="float" office:value="87062" calcext:value-type="float">
            <text:p>87062</text:p>
          </table:table-cell>
          <table:table-cell office:value-type="float" office:value="94062" calcext:value-type="float">
            <text:p>94062</text:p>
          </table:table-cell>
          <table:table-cell office:value-type="float" office:value="80080" calcext:value-type="float">
            <text:p>80080</text:p>
          </table:table-cell>
          <table:table-cell office:value-type="float" office:value="105431" calcext:value-type="float">
            <text:p>105431</text:p>
          </table:table-cell>
          <table:table-cell office:value-type="float" office:value="116921" calcext:value-type="float">
            <text:p>116921</text:p>
          </table:table-cell>
          <table:table-cell office:value-type="float" office:value="76695" calcext:value-type="float">
            <text:p>76695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57731" calcext:value-type="float">
            <text:p>57731</text:p>
          </table:table-cell>
          <table:table-cell office:value-type="float" office:value="69069" calcext:value-type="float">
            <text:p>69069</text:p>
          </table:table-cell>
          <table:table-cell office:value-type="float" office:value="46977" calcext:value-type="float">
            <text:p>46977</text:p>
          </table:table-cell>
          <table:table-cell office:value-type="float" office:value="32979" calcext:value-type="float">
            <text:p>32979</text:p>
          </table:table-cell>
          <table:table-cell office:value-type="float" office:value="40271" calcext:value-type="float">
            <text:p>40271</text:p>
          </table:table-cell>
          <table:table-cell office:value-type="float" office:value="45538" calcext:value-type="float">
            <text:p>45538</text:p>
          </table:table-cell>
          <table:table-cell office:value-type="float" office:value="49877" calcext:value-type="float">
            <text:p>49877</text:p>
          </table:table-cell>
          <table:table-cell office:value-type="float" office:value="61165" calcext:value-type="float">
            <text:p>61165</text:p>
          </table:table-cell>
          <table:table-cell office:value-type="float" office:value="54437" calcext:value-type="float">
            <text:p>54437</text:p>
          </table:table-cell>
          <table:table-cell office:value-type="float" office:value="59577" calcext:value-type="float">
            <text:p>59577</text:p>
          </table:table-cell>
          <table:table-cell office:value-type="float" office:value="58046" calcext:value-type="float">
            <text:p>58046</text:p>
          </table:table-cell>
          <table:table-cell office:value-type="float" office:value="71077" calcext:value-type="float">
            <text:p>71077</text:p>
          </table:table-cell>
          <table:table-cell office:value-type="float" office:value="76913" calcext:value-type="float">
            <text:p>76913</text:p>
          </table:table-cell>
          <table:table-cell office:value-type="float" office:value="81350" calcext:value-type="float">
            <text:p>81350</text:p>
          </table:table-cell>
          <table:table-cell office:value-type="float" office:value="80116" calcext:value-type="float">
            <text:p>80116</text:p>
          </table:table-cell>
          <table:table-cell office:value-type="float" office:value="76635" calcext:value-type="float">
            <text:p>76635</text:p>
          </table:table-cell>
          <table:table-cell office:value-type="float" office:value="75350" calcext:value-type="float">
            <text:p>75350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77627" calcext:value-type="float">
            <text:p>77627</text:p>
          </table:table-cell>
          <table:table-cell office:value-type="float" office:value="105594" calcext:value-type="float">
            <text:p>105594</text:p>
          </table:table-cell>
          <table:table-cell office:value-type="float" office:value="52581" calcext:value-type="float">
            <text:p>52581</text:p>
          </table:table-cell>
          <table:table-cell office:value-type="float" office:value="34246" calcext:value-type="float">
            <text:p>34246</text:p>
          </table:table-cell>
          <table:table-cell office:value-type="float" office:value="48577" calcext:value-type="float">
            <text:p>48577</text:p>
          </table:table-cell>
          <table:table-cell office:value-type="float" office:value="53892" calcext:value-type="float">
            <text:p>53892</text:p>
          </table:table-cell>
          <table:table-cell office:value-type="float" office:value="62355" calcext:value-type="float">
            <text:p>62355</text:p>
          </table:table-cell>
          <table:table-cell office:value-type="float" office:value="70169" calcext:value-type="float">
            <text:p>70169</text:p>
          </table:table-cell>
          <table:table-cell office:value-type="float" office:value="66557" calcext:value-type="float">
            <text:p>66557</text:p>
          </table:table-cell>
          <table:table-cell office:value-type="float" office:value="80819" calcext:value-type="float">
            <text:p>80819</text:p>
          </table:table-cell>
          <table:table-cell office:value-type="float" office:value="88975" calcext:value-type="float">
            <text:p>88975</text:p>
          </table:table-cell>
          <table:table-cell office:value-type="float" office:value="100621" calcext:value-type="float">
            <text:p>100621</text:p>
          </table:table-cell>
          <table:table-cell office:value-type="float" office:value="108148" calcext:value-type="float">
            <text:p>108148</text:p>
          </table:table-cell>
          <table:table-cell office:value-type="float" office:value="99985" calcext:value-type="float">
            <text:p>99985</text:p>
          </table:table-cell>
          <table:table-cell office:value-type="float" office:value="130170" calcext:value-type="float">
            <text:p>130170</text:p>
          </table:table-cell>
          <table:table-cell office:value-type="float" office:value="112159" calcext:value-type="float">
            <text:p>112159</text:p>
          </table:table-cell>
          <table:table-cell office:value-type="float" office:value="97057" calcext:value-type="float">
            <text:p>97057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18917" calcext:value-type="float">
            <text:p>118917</text:p>
          </table:table-cell>
          <table:table-cell office:value-type="float" office:value="114683" calcext:value-type="float">
            <text:p>114683</text:p>
          </table:table-cell>
          <table:table-cell office:value-type="float" office:value="69390" calcext:value-type="float">
            <text:p>69390</text:p>
          </table:table-cell>
          <table:table-cell office:value-type="float" office:value="42389" calcext:value-type="float">
            <text:p>42389</text:p>
          </table:table-cell>
          <table:table-cell office:value-type="float" office:value="57927" calcext:value-type="float">
            <text:p>57927</text:p>
          </table:table-cell>
          <table:table-cell office:value-type="float" office:value="51552" calcext:value-type="float">
            <text:p>51552</text:p>
          </table:table-cell>
          <table:table-cell office:value-type="float" office:value="66676" calcext:value-type="float">
            <text:p>66676</text:p>
          </table:table-cell>
          <table:table-cell office:value-type="float" office:value="75324" calcext:value-type="float">
            <text:p>75324</text:p>
          </table:table-cell>
          <table:table-cell office:value-type="float" office:value="83001" calcext:value-type="float">
            <text:p>83001</text:p>
          </table:table-cell>
          <table:table-cell office:value-type="float" office:value="67335" calcext:value-type="float">
            <text:p>67335</text:p>
          </table:table-cell>
          <table:table-cell office:value-type="float" office:value="96485" calcext:value-type="float">
            <text:p>96485</text:p>
          </table:table-cell>
          <table:table-cell office:value-type="float" office:value="100804" calcext:value-type="float">
            <text:p>100804</text:p>
          </table:table-cell>
          <table:table-cell office:value-type="float" office:value="100722" calcext:value-type="float">
            <text:p>100722</text:p>
          </table:table-cell>
          <table:table-cell office:value-type="float" office:value="107043" calcext:value-type="float">
            <text:p>107043</text:p>
          </table:table-cell>
          <table:table-cell office:value-type="float" office:value="148044" calcext:value-type="float">
            <text:p>148044</text:p>
          </table:table-cell>
          <table:table-cell office:value-type="float" office:value="151605" calcext:value-type="float">
            <text:p>151605</text:p>
          </table:table-cell>
          <table:table-cell office:value-type="float" office:value="108665" calcext:value-type="float">
            <text:p>108665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21154" calcext:value-type="float">
            <text:p>121154</text:p>
          </table:table-cell>
          <table:table-cell office:value-type="float" office:value="84014" calcext:value-type="float">
            <text:p>84014</text:p>
          </table:table-cell>
          <table:table-cell office:value-type="float" office:value="64524" calcext:value-type="float">
            <text:p>64524</text:p>
          </table:table-cell>
          <table:table-cell office:value-type="float" office:value="46175" calcext:value-type="float">
            <text:p>46175</text:p>
          </table:table-cell>
          <table:table-cell office:value-type="float" office:value="52058" calcext:value-type="float">
            <text:p>52058</text:p>
          </table:table-cell>
          <table:table-cell office:value-type="float" office:value="53041" calcext:value-type="float">
            <text:p>53041</text:p>
          </table:table-cell>
          <table:table-cell office:value-type="float" office:value="62113" calcext:value-type="float">
            <text:p>62113</text:p>
          </table:table-cell>
          <table:table-cell office:value-type="float" office:value="74780" calcext:value-type="float">
            <text:p>74780</text:p>
          </table:table-cell>
          <table:table-cell office:value-type="float" office:value="80463" calcext:value-type="float">
            <text:p>80463</text:p>
          </table:table-cell>
          <table:table-cell office:value-type="float" office:value="65195" calcext:value-type="float">
            <text:p>65195</text:p>
          </table:table-cell>
          <table:table-cell office:value-type="float" office:value="79214" calcext:value-type="float">
            <text:p>79214</text:p>
          </table:table-cell>
          <table:table-cell office:value-type="float" office:value="100515" calcext:value-type="float">
            <text:p>100515</text:p>
          </table:table-cell>
          <table:table-cell office:value-type="float" office:value="99266" calcext:value-type="float">
            <text:p>99266</text:p>
          </table:table-cell>
          <table:table-cell office:value-type="float" office:value="108246" calcext:value-type="float">
            <text:p>108246</text:p>
          </table:table-cell>
          <table:table-cell office:value-type="float" office:value="133500" calcext:value-type="float">
            <text:p>133500</text:p>
          </table:table-cell>
          <table:table-cell office:value-type="float" office:value="160832" calcext:value-type="float">
            <text:p>160832</text:p>
          </table:table-cell>
          <table:table-cell office:value-type="float" office:value="107253" calcext:value-type="float">
            <text:p>107253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77335" calcext:value-type="float">
            <text:p>177335</text:p>
          </table:table-cell>
          <table:table-cell office:value-type="float" office:value="129239" calcext:value-type="float">
            <text:p>129239</text:p>
          </table:table-cell>
          <table:table-cell office:value-type="float" office:value="92919" calcext:value-type="float">
            <text:p>92919</text:p>
          </table:table-cell>
          <table:table-cell office:value-type="float" office:value="50448" calcext:value-type="float">
            <text:p>50448</text:p>
          </table:table-cell>
          <table:table-cell office:value-type="float" office:value="54352" calcext:value-type="float">
            <text:p>54352</text:p>
          </table:table-cell>
          <table:table-cell office:value-type="float" office:value="55799" calcext:value-type="float">
            <text:p>55799</text:p>
          </table:table-cell>
          <table:table-cell office:value-type="float" office:value="70849" calcext:value-type="float">
            <text:p>70849</text:p>
          </table:table-cell>
          <table:table-cell office:value-type="float" office:value="85895" calcext:value-type="float">
            <text:p>85895</text:p>
          </table:table-cell>
          <table:table-cell office:value-type="float" office:value="80045" calcext:value-type="float">
            <text:p>80045</text:p>
          </table:table-cell>
          <table:table-cell office:value-type="float" office:value="77039" calcext:value-type="float">
            <text:p>77039</text:p>
          </table:table-cell>
          <table:table-cell office:value-type="float" office:value="87701" calcext:value-type="float">
            <text:p>87701</text:p>
          </table:table-cell>
          <table:table-cell office:value-type="float" office:value="110671" calcext:value-type="float">
            <text:p>110671</text:p>
          </table:table-cell>
          <table:table-cell office:value-type="float" office:value="116126" calcext:value-type="float">
            <text:p>116126</text:p>
          </table:table-cell>
          <table:table-cell office:value-type="float" office:value="93342" calcext:value-type="float">
            <text:p>93342</text:p>
          </table:table-cell>
          <table:table-cell office:value-type="float" office:value="144026" calcext:value-type="float">
            <text:p>144026</text:p>
          </table:table-cell>
          <table:table-cell office:value-type="float" office:value="135906" calcext:value-type="float">
            <text:p>135906</text:p>
          </table:table-cell>
          <table:table-cell office:value-type="float" office:value="96816" calcext:value-type="float">
            <text:p>96816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70030" calcext:value-type="float">
            <text:p>170030</text:p>
          </table:table-cell>
          <table:table-cell office:value-type="float" office:value="105844" calcext:value-type="float">
            <text:p>105844</text:p>
          </table:table-cell>
          <table:table-cell office:value-type="float" office:value="81325" calcext:value-type="float">
            <text:p>81325</text:p>
          </table:table-cell>
          <table:table-cell office:value-type="float" office:value="49377" calcext:value-type="float">
            <text:p>49377</text:p>
          </table:table-cell>
          <table:table-cell office:value-type="float" office:value="52461" calcext:value-type="float">
            <text:p>52461</text:p>
          </table:table-cell>
          <table:table-cell office:value-type="float" office:value="54779" calcext:value-type="float">
            <text:p>54779</text:p>
          </table:table-cell>
          <table:table-cell office:value-type="float" office:value="71643" calcext:value-type="float">
            <text:p>71643</text:p>
          </table:table-cell>
          <table:table-cell office:value-type="float" office:value="77892" calcext:value-type="float">
            <text:p>77892</text:p>
          </table:table-cell>
          <table:table-cell office:value-type="float" office:value="80331" calcext:value-type="float">
            <text:p>80331</text:p>
          </table:table-cell>
          <table:table-cell office:value-type="float" office:value="80034" calcext:value-type="float">
            <text:p>80034</text:p>
          </table:table-cell>
          <table:table-cell office:value-type="float" office:value="108005" calcext:value-type="float">
            <text:p>108005</text:p>
          </table:table-cell>
          <table:table-cell office:value-type="float" office:value="93932" calcext:value-type="float">
            <text:p>93932</text:p>
          </table:table-cell>
          <table:table-cell office:value-type="float" office:value="106522" calcext:value-type="float">
            <text:p>106522</text:p>
          </table:table-cell>
          <table:table-cell office:value-type="float" office:value="86377" calcext:value-type="float">
            <text:p>86377</text:p>
          </table:table-cell>
          <table:table-cell office:value-type="float" office:value="127459" calcext:value-type="float">
            <text:p>127459</text:p>
          </table:table-cell>
          <table:table-cell office:value-type="float" office:value="125985" calcext:value-type="float">
            <text:p>125985</text:p>
          </table:table-cell>
          <table:table-cell office:value-type="float" office:value="88466" calcext:value-type="float">
            <text:p>88466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12195" calcext:value-type="float">
            <text:p>112195</text:p>
          </table:table-cell>
          <table:table-cell office:value-type="float" office:value="122136" calcext:value-type="float">
            <text:p>122136</text:p>
          </table:table-cell>
          <table:table-cell office:value-type="float" office:value="72588" calcext:value-type="float">
            <text:p>72588</text:p>
          </table:table-cell>
          <table:table-cell office:value-type="float" office:value="41207" calcext:value-type="float">
            <text:p>41207</text:p>
          </table:table-cell>
          <table:table-cell office:value-type="float" office:value="58489" calcext:value-type="float">
            <text:p>58489</text:p>
          </table:table-cell>
          <table:table-cell office:value-type="float" office:value="58744" calcext:value-type="float">
            <text:p>58744</text:p>
          </table:table-cell>
          <table:table-cell office:value-type="float" office:value="71919" calcext:value-type="float">
            <text:p>71919</text:p>
          </table:table-cell>
          <table:table-cell office:value-type="float" office:value="79940" calcext:value-type="float">
            <text:p>79940</text:p>
          </table:table-cell>
          <table:table-cell office:value-type="float" office:value="89549" calcext:value-type="float">
            <text:p>89549</text:p>
          </table:table-cell>
          <table:table-cell office:value-type="float" office:value="81218" calcext:value-type="float">
            <text:p>81218</text:p>
          </table:table-cell>
          <table:table-cell office:value-type="float" office:value="96790" calcext:value-type="float">
            <text:p>96790</text:p>
          </table:table-cell>
          <table:table-cell office:value-type="float" office:value="106632" calcext:value-type="float">
            <text:p>106632</text:p>
          </table:table-cell>
          <table:table-cell office:value-type="float" office:value="110114" calcext:value-type="float">
            <text:p>110114</text:p>
          </table:table-cell>
          <table:table-cell office:value-type="float" office:value="133466" calcext:value-type="float">
            <text:p>133466</text:p>
          </table:table-cell>
          <table:table-cell office:value-type="float" office:value="133379" calcext:value-type="float">
            <text:p>1333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150838" calcext:value-type="float">
            <text:p>150838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81366" calcext:value-type="float">
            <text:p>81366</text:p>
          </table:table-cell>
          <table:table-cell office:value-type="float" office:value="118395" calcext:value-type="float">
            <text:p>118395</text:p>
          </table:table-cell>
          <table:table-cell office:value-type="float" office:value="77579" calcext:value-type="float">
            <text:p>77579</text:p>
          </table:table-cell>
          <table:table-cell office:value-type="float" office:value="35048" calcext:value-type="float">
            <text:p>35048</text:p>
          </table:table-cell>
          <table:table-cell office:value-type="float" office:value="57198" calcext:value-type="float">
            <text:p>57198</text:p>
          </table:table-cell>
          <table:table-cell office:value-type="float" office:value="56739" calcext:value-type="float">
            <text:p>56739</text:p>
          </table:table-cell>
          <table:table-cell office:value-type="float" office:value="75886" calcext:value-type="float">
            <text:p>75886</text:p>
          </table:table-cell>
          <table:table-cell office:value-type="float" office:value="73427" calcext:value-type="float">
            <text:p>73427</text:p>
          </table:table-cell>
          <table:table-cell office:value-type="float" office:value="77587" calcext:value-type="float">
            <text:p>77587</text:p>
          </table:table-cell>
          <table:table-cell office:value-type="float" office:value="72712" calcext:value-type="float">
            <text:p>72712</text:p>
          </table:table-cell>
          <table:table-cell office:value-type="float" office:value="91504" calcext:value-type="float">
            <text:p>91504</text:p>
          </table:table-cell>
          <table:table-cell office:value-type="float" office:value="104923" calcext:value-type="float">
            <text:p>104923</text:p>
          </table:table-cell>
          <table:table-cell office:value-type="float" office:value="97559" calcext:value-type="float">
            <text:p>97559</text:p>
          </table:table-cell>
          <table:table-cell office:value-type="float" office:value="116343" calcext:value-type="float">
            <text:p>116343</text:p>
          </table:table-cell>
          <table:table-cell office:value-type="float" office:value="122121" calcext:value-type="float">
            <text:p>122121</text:p>
          </table:table-cell>
          <table:table-cell office:value-type="float" office:value="133980" calcext:value-type="float">
            <text:p>133980</text:p>
          </table:table-cell>
          <table:table-cell office:value-type="float" office:value="140661" calcext:value-type="float">
            <text:p>140661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75177" calcext:value-type="float">
            <text:p>75177</text:p>
          </table:table-cell>
          <table:table-cell office:value-type="float" office:value="73513" calcext:value-type="float">
            <text:p>73513</text:p>
          </table:table-cell>
          <table:table-cell office:value-type="float" office:value="61418" calcext:value-type="float">
            <text:p>61418</text:p>
          </table:table-cell>
          <table:table-cell office:value-type="float" office:value="32926" calcext:value-type="float">
            <text:p>32926</text:p>
          </table:table-cell>
          <table:table-cell office:value-type="float" office:value="44709" calcext:value-type="float">
            <text:p>44709</text:p>
          </table:table-cell>
          <table:table-cell office:value-type="float" office:value="46108" calcext:value-type="float">
            <text:p>46108</text:p>
          </table:table-cell>
          <table:table-cell office:value-type="float" office:value="60335" calcext:value-type="float">
            <text:p>60335</text:p>
          </table:table-cell>
          <table:table-cell office:value-type="float" office:value="52129" calcext:value-type="float">
            <text:p>52129</text:p>
          </table:table-cell>
          <table:table-cell office:value-type="float" office:value="54402" calcext:value-type="float">
            <text:p>54402</text:p>
          </table:table-cell>
          <table:table-cell office:value-type="float" office:value="55789" calcext:value-type="float">
            <text:p>55789</text:p>
          </table:table-cell>
          <table:table-cell office:value-type="float" office:value="74369" calcext:value-type="float">
            <text:p>74369</text:p>
          </table:table-cell>
          <table:table-cell office:value-type="float" office:value="77105" calcext:value-type="float">
            <text:p>77105</text:p>
          </table:table-cell>
          <table:table-cell office:value-type="float" office:value="71427" calcext:value-type="float">
            <text:p>71427</text:p>
          </table:table-cell>
          <table:table-cell office:value-type="float" office:value="77568" calcext:value-type="float">
            <text:p>77568</text:p>
          </table:table-cell>
          <table:table-cell office:value-type="float" office:value="88989" calcext:value-type="float">
            <text:p>88989</text:p>
          </table:table-cell>
          <table:table-cell office:value-type="float" office:value="84729" calcext:value-type="float">
            <text:p>84729</text:p>
          </table:table-cell>
          <table:table-cell office:value-type="float" office:value="83284" calcext:value-type="float">
            <text:p>83284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99589" calcext:value-type="float">
            <text:p>99589</text:p>
          </table:table-cell>
          <table:table-cell office:value-type="float" office:value="80111" calcext:value-type="float">
            <text:p>80111</text:p>
          </table:table-cell>
          <table:table-cell office:value-type="float" office:value="75864" calcext:value-type="float">
            <text:p>75864</text:p>
          </table:table-cell>
          <table:table-cell office:value-type="float" office:value="35753" calcext:value-type="float">
            <text:p>35753</text:p>
          </table:table-cell>
          <table:table-cell office:value-type="float" office:value="47979" calcext:value-type="float">
            <text:p>47979</text:p>
          </table:table-cell>
          <table:table-cell office:value-type="float" office:value="54240" calcext:value-type="float">
            <text:p>54240</text:p>
          </table:table-cell>
          <table:table-cell office:value-type="float" office:value="68295" calcext:value-type="float">
            <text:p>68295</text:p>
          </table:table-cell>
          <table:table-cell office:value-type="float" office:value="54313" calcext:value-type="float">
            <text:p>54313</text:p>
          </table:table-cell>
          <table:table-cell office:value-type="float" office:value="58116" calcext:value-type="float">
            <text:p>58116</text:p>
          </table:table-cell>
          <table:table-cell office:value-type="float" office:value="61528" calcext:value-type="float">
            <text:p>61528</text:p>
          </table:table-cell>
          <table:table-cell office:value-type="float" office:value="85611" calcext:value-type="float">
            <text:p>85611</text:p>
          </table:table-cell>
          <table:table-cell office:value-type="float" office:value="66881" calcext:value-type="float">
            <text:p>66881</text:p>
          </table:table-cell>
          <table:table-cell office:value-type="float" office:value="67638" calcext:value-type="float">
            <text:p>67638</text:p>
          </table:table-cell>
          <table:table-cell office:value-type="float" office:value="71253" calcext:value-type="float">
            <text:p>71253</text:p>
          </table:table-cell>
          <table:table-cell office:value-type="float" office:value="81779" calcext:value-type="float">
            <text:p>81779</text:p>
          </table:table-cell>
          <table:table-cell office:value-type="float" office:value="67607" calcext:value-type="float">
            <text:p>67607</text:p>
          </table:table-cell>
          <table:table-cell office:value-type="float" office:value="69081" calcext:value-type="float">
            <text:p>69081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104265" calcext:value-type="float">
            <text:p>104265</text:p>
          </table:table-cell>
          <table:table-cell office:value-type="float" office:value="103302" calcext:value-type="float">
            <text:p>103302</text:p>
          </table:table-cell>
          <table:table-cell office:value-type="float" office:value="83871" calcext:value-type="float">
            <text:p>83871</text:p>
          </table:table-cell>
          <table:table-cell office:value-type="float" office:value="38142" calcext:value-type="float">
            <text:p>38142</text:p>
          </table:table-cell>
          <table:table-cell office:value-type="float" office:value="54799" calcext:value-type="float">
            <text:p>54799</text:p>
          </table:table-cell>
          <table:table-cell office:value-type="float" office:value="67133" calcext:value-type="float">
            <text:p>67133</text:p>
          </table:table-cell>
          <table:table-cell office:value-type="float" office:value="78793" calcext:value-type="float">
            <text:p>78793</text:p>
          </table:table-cell>
          <table:table-cell office:value-type="float" office:value="61189" calcext:value-type="float">
            <text:p>61189</text:p>
          </table:table-cell>
          <table:table-cell office:value-type="float" office:value="68086" calcext:value-type="float">
            <text:p>68086</text:p>
          </table:table-cell>
          <table:table-cell office:value-type="float" office:value="76610" calcext:value-type="float">
            <text:p>76610</text:p>
          </table:table-cell>
          <table:table-cell office:value-type="float" office:value="110183" calcext:value-type="float">
            <text:p>110183</text:p>
          </table:table-cell>
          <table:table-cell office:value-type="float" office:value="75006" calcext:value-type="float">
            <text:p>75006</text:p>
          </table:table-cell>
          <table:table-cell office:value-type="float" office:value="80972" calcext:value-type="float">
            <text:p>80972</text:p>
          </table:table-cell>
          <table:table-cell office:value-type="float" office:value="90528" calcext:value-type="float">
            <text:p>90528</text:p>
          </table:table-cell>
          <table:table-cell office:value-type="float" office:value="92684" calcext:value-type="float">
            <text:p>92684</text:p>
          </table:table-cell>
          <table:table-cell office:value-type="float" office:value="93089" calcext:value-type="float">
            <text:p>93089</text:p>
          </table:table-cell>
          <table:table-cell office:value-type="float" office:value="81438" calcext:value-type="float">
            <text:p>81438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91803" calcext:value-type="float">
            <text:p>91803</text:p>
          </table:table-cell>
          <table:table-cell office:value-type="float" office:value="94070" calcext:value-type="float">
            <text:p>94070</text:p>
          </table:table-cell>
          <table:table-cell office:value-type="float" office:value="62601" calcext:value-type="float">
            <text:p>62601</text:p>
          </table:table-cell>
          <table:table-cell office:value-type="float" office:value="40737" calcext:value-type="float">
            <text:p>40737</text:p>
          </table:table-cell>
          <table:table-cell office:value-type="float" office:value="49818" calcext:value-type="float">
            <text:p>49818</text:p>
          </table:table-cell>
          <table:table-cell office:value-type="float" office:value="52049" calcext:value-type="float">
            <text:p>52049</text:p>
          </table:table-cell>
          <table:table-cell office:value-type="float" office:value="60668" calcext:value-type="float">
            <text:p>60668</text:p>
          </table:table-cell>
          <table:table-cell office:value-type="float" office:value="57053" calcext:value-type="float">
            <text:p>57053</text:p>
          </table:table-cell>
          <table:table-cell office:value-type="float" office:value="62087" calcext:value-type="float">
            <text:p>62087</text:p>
          </table:table-cell>
          <table:table-cell office:value-type="float" office:value="65946" calcext:value-type="float">
            <text:p>65946</text:p>
          </table:table-cell>
          <table:table-cell office:value-type="float" office:value="84127" calcext:value-type="float">
            <text:p>84127</text:p>
          </table:table-cell>
          <table:table-cell office:value-type="float" office:value="74417" calcext:value-type="float">
            <text:p>74417</text:p>
          </table:table-cell>
          <table:table-cell office:value-type="float" office:value="76490" calcext:value-type="float">
            <text:p>76490</text:p>
          </table:table-cell>
          <table:table-cell office:value-type="float" office:value="94205" calcext:value-type="float">
            <text:p>94205</text:p>
          </table:table-cell>
          <table:table-cell office:value-type="float" office:value="93935" calcext:value-type="float">
            <text:p>93935</text:p>
          </table:table-cell>
          <table:table-cell office:value-type="float" office:value="97563" calcext:value-type="float">
            <text:p>97563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89330" calcext:value-type="float">
            <text:p>89330</text:p>
          </table:table-cell>
          <table:table-cell office:value-type="float" office:value="95449" calcext:value-type="float">
            <text:p>95449</text:p>
          </table:table-cell>
          <table:table-cell office:value-type="float" office:value="59354" calcext:value-type="float">
            <text:p>59354</text:p>
          </table:table-cell>
          <table:table-cell office:value-type="float" office:value="42328" calcext:value-type="float">
            <text:p>42328</text:p>
          </table:table-cell>
          <table:table-cell office:value-type="float" office:value="50611" calcext:value-type="float">
            <text:p>50611</text:p>
          </table:table-cell>
          <table:table-cell office:value-type="float" office:value="46275" calcext:value-type="float">
            <text:p>46275</text:p>
          </table:table-cell>
          <table:table-cell office:value-type="float" office:value="59905" calcext:value-type="float">
            <text:p>59905</text:p>
          </table:table-cell>
          <table:table-cell office:value-type="float" office:value="51526" calcext:value-type="float">
            <text:p>51526</text:p>
          </table:table-cell>
          <table:table-cell office:value-type="float" office:value="50354" calcext:value-type="float">
            <text:p>50354</text:p>
          </table:table-cell>
          <table:table-cell office:value-type="float" office:value="50318" calcext:value-type="float">
            <text:p>50318</text:p>
          </table:table-cell>
          <table:table-cell office:value-type="float" office:value="70982" calcext:value-type="float">
            <text:p>70982</text:p>
          </table:table-cell>
          <table:table-cell office:value-type="float" office:value="62048" calcext:value-type="float">
            <text:p>62048</text:p>
          </table:table-cell>
          <table:table-cell office:value-type="float" office:value="59173" calcext:value-type="float">
            <text:p>59173</text:p>
          </table:table-cell>
          <table:table-cell office:value-type="float" office:value="60232" calcext:value-type="float">
            <text:p>60232</text:p>
          </table:table-cell>
          <table:table-cell office:value-type="float" office:value="66827" calcext:value-type="float">
            <text:p>66827</text:p>
          </table:table-cell>
          <table:table-cell office:value-type="float" office:value="86918" calcext:value-type="float">
            <text:p>86918</text:p>
          </table:table-cell>
          <table:table-cell office:value-type="float" office:value="73059" calcext:value-type="float">
            <text:p>73059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102337" calcext:value-type="float">
            <text:p>102337</text:p>
          </table:table-cell>
          <table:table-cell office:value-type="float" office:value="105590" calcext:value-type="float">
            <text:p>105590</text:p>
          </table:table-cell>
          <table:table-cell office:value-type="float" office:value="76403" calcext:value-type="float">
            <text:p>76403</text:p>
          </table:table-cell>
          <table:table-cell office:value-type="float" office:value="39629" calcext:value-type="float">
            <text:p>39629</text:p>
          </table:table-cell>
          <table:table-cell office:value-type="float" office:value="57014" calcext:value-type="float">
            <text:p>57014</text:p>
          </table:table-cell>
          <table:table-cell office:value-type="float" office:value="52100" calcext:value-type="float">
            <text:p>52100</text:p>
          </table:table-cell>
          <table:table-cell office:value-type="float" office:value="65327" calcext:value-type="float">
            <text:p>65327</text:p>
          </table:table-cell>
          <table:table-cell office:value-type="float" office:value="52771" calcext:value-type="float">
            <text:p>52771</text:p>
          </table:table-cell>
          <table:table-cell office:value-type="float" office:value="48509" calcext:value-type="float">
            <text:p>48509</text:p>
          </table:table-cell>
          <table:table-cell office:value-type="float" office:value="49415" calcext:value-type="float">
            <text:p>49415</text:p>
          </table:table-cell>
          <table:table-cell office:value-type="float" office:value="66613" calcext:value-type="float">
            <text:p>66613</text:p>
          </table:table-cell>
          <table:table-cell office:value-type="float" office:value="62435" calcext:value-type="float">
            <text:p>62435</text:p>
          </table:table-cell>
          <table:table-cell office:value-type="float" office:value="59209" calcext:value-type="float">
            <text:p>59209</text:p>
          </table:table-cell>
          <table:table-cell office:value-type="float" office:value="65195" calcext:value-type="float">
            <text:p>65195</text:p>
          </table:table-cell>
          <table:table-cell office:value-type="float" office:value="66117" calcext:value-type="float">
            <text:p>66117</text:p>
          </table:table-cell>
          <table:table-cell office:value-type="float" office:value="82900" calcext:value-type="float">
            <text:p>82900</text:p>
          </table:table-cell>
          <table:table-cell office:value-type="float" office:value="72235" calcext:value-type="float">
            <text:p>72235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85747" calcext:value-type="float">
            <text:p>85747</text:p>
          </table:table-cell>
          <table:table-cell office:value-type="float" office:value="96912" calcext:value-type="float">
            <text:p>96912</text:p>
          </table:table-cell>
          <table:table-cell office:value-type="float" office:value="85012" calcext:value-type="float">
            <text:p>85012</text:p>
          </table:table-cell>
          <table:table-cell office:value-type="float" office:value="32685" calcext:value-type="float">
            <text:p>32685</text:p>
          </table:table-cell>
          <table:table-cell office:value-type="float" office:value="57868" calcext:value-type="float">
            <text:p>57868</text:p>
          </table:table-cell>
          <table:table-cell office:value-type="float" office:value="55764" calcext:value-type="float">
            <text:p>55764</text:p>
          </table:table-cell>
          <table:table-cell office:value-type="float" office:value="60814" calcext:value-type="float">
            <text:p>60814</text:p>
          </table:table-cell>
          <table:table-cell office:value-type="float" office:value="53899" calcext:value-type="float">
            <text:p>53899</text:p>
          </table:table-cell>
          <table:table-cell office:value-type="float" office:value="50754" calcext:value-type="float">
            <text:p>50754</text:p>
          </table:table-cell>
          <table:table-cell office:value-type="float" office:value="57924" calcext:value-type="float">
            <text:p>57924</text:p>
          </table:table-cell>
          <table:table-cell office:value-type="float" office:value="70615" calcext:value-type="float">
            <text:p>70615</text:p>
          </table:table-cell>
          <table:table-cell office:value-type="float" office:value="73062" calcext:value-type="float">
            <text:p>73062</text:p>
          </table:table-cell>
          <table:table-cell office:value-type="float" office:value="72222" calcext:value-type="float">
            <text:p>72222</text:p>
          </table:table-cell>
          <table:table-cell office:value-type="float" office:value="71848" calcext:value-type="float">
            <text:p>71848</text:p>
          </table:table-cell>
          <table:table-cell office:value-type="float" office:value="76044" calcext:value-type="float">
            <text:p>76044</text:p>
          </table:table-cell>
          <table:table-cell office:value-type="float" office:value="83325" calcext:value-type="float">
            <text:p>83325</text:p>
          </table:table-cell>
          <table:table-cell office:value-type="float" office:value="72458" calcext:value-type="float">
            <text:p>72458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77138" calcext:value-type="float">
            <text:p>77138</text:p>
          </table:table-cell>
          <table:table-cell office:value-type="float" office:value="78421" calcext:value-type="float">
            <text:p>78421</text:p>
          </table:table-cell>
          <table:table-cell office:value-type="float" office:value="72739" calcext:value-type="float">
            <text:p>72739</text:p>
          </table:table-cell>
          <table:table-cell office:value-type="float" office:value="31156" calcext:value-type="float">
            <text:p>31156</text:p>
          </table:table-cell>
          <table:table-cell office:value-type="float" office:value="57099" calcext:value-type="float">
            <text:p>57099</text:p>
          </table:table-cell>
          <table:table-cell office:value-type="float" office:value="59194" calcext:value-type="float">
            <text:p>59194</text:p>
          </table:table-cell>
          <table:table-cell office:value-type="float" office:value="65225" calcext:value-type="float">
            <text:p>65225</text:p>
          </table:table-cell>
          <table:table-cell office:value-type="float" office:value="52046" calcext:value-type="float">
            <text:p>52046</text:p>
          </table:table-cell>
          <table:table-cell office:value-type="float" office:value="48198" calcext:value-type="float">
            <text:p>48198</text:p>
          </table:table-cell>
          <table:table-cell office:value-type="float" office:value="63232" calcext:value-type="float">
            <text:p>63232</text:p>
          </table:table-cell>
          <table:table-cell office:value-type="float" office:value="80632" calcext:value-type="float">
            <text:p>80632</text:p>
          </table:table-cell>
          <table:table-cell office:value-type="float" office:value="61825" calcext:value-type="float">
            <text:p>61825</text:p>
          </table:table-cell>
          <table:table-cell office:value-type="float" office:value="71664" calcext:value-type="float">
            <text:p>71664</text:p>
          </table:table-cell>
          <table:table-cell office:value-type="float" office:value="60842" calcext:value-type="float">
            <text:p>60842</text:p>
          </table:table-cell>
          <table:table-cell office:value-type="float" office:value="72815" calcext:value-type="float">
            <text:p>72815</text:p>
          </table:table-cell>
          <table:table-cell office:value-type="float" office:value="91350" calcext:value-type="float">
            <text:p>91350</text:p>
          </table:table-cell>
          <table:table-cell office:value-type="float" office:value="59553" calcext:value-type="float">
            <text:p>59553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84133" calcext:value-type="float">
            <text:p>84133</text:p>
          </table:table-cell>
          <table:table-cell office:value-type="float" office:value="83747" calcext:value-type="float">
            <text:p>83747</text:p>
          </table:table-cell>
          <table:table-cell office:value-type="float" office:value="76296" calcext:value-type="float">
            <text:p>76296</text:p>
          </table:table-cell>
          <table:table-cell office:value-type="float" office:value="29918" calcext:value-type="float">
            <text:p>29918</text:p>
          </table:table-cell>
          <table:table-cell office:value-type="float" office:value="56889" calcext:value-type="float">
            <text:p>56889</text:p>
          </table:table-cell>
          <table:table-cell office:value-type="float" office:value="48178" calcext:value-type="float">
            <text:p>48178</text:p>
          </table:table-cell>
          <table:table-cell office:value-type="float" office:value="63322" calcext:value-type="float">
            <text:p>63322</text:p>
          </table:table-cell>
          <table:table-cell office:value-type="float" office:value="52885" calcext:value-type="float">
            <text:p>52885</text:p>
          </table:table-cell>
          <table:table-cell office:value-type="float" office:value="44844" calcext:value-type="float">
            <text:p>44844</text:p>
          </table:table-cell>
          <table:table-cell office:value-type="float" office:value="56497" calcext:value-type="float">
            <text:p>56497</text:p>
          </table:table-cell>
          <table:table-cell office:value-type="float" office:value="62421" calcext:value-type="float">
            <text:p>62421</text:p>
          </table:table-cell>
          <table:table-cell office:value-type="float" office:value="67259" calcext:value-type="float">
            <text:p>67259</text:p>
          </table:table-cell>
          <table:table-cell office:value-type="float" office:value="70492" calcext:value-type="float">
            <text:p>70492</text:p>
          </table:table-cell>
          <table:table-cell office:value-type="float" office:value="69490" calcext:value-type="float">
            <text:p>69490</text:p>
          </table:table-cell>
          <table:table-cell office:value-type="float" office:value="82697" calcext:value-type="float">
            <text:p>82697</text:p>
          </table:table-cell>
          <table:table-cell office:value-type="float" office:value="87640" calcext:value-type="float">
            <text:p>87640</text:p>
          </table:table-cell>
          <table:table-cell office:value-type="float" office:value="76901" calcext:value-type="float">
            <text:p>76901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08452" calcext:value-type="float">
            <text:p>108452</text:p>
          </table:table-cell>
          <table:table-cell office:value-type="float" office:value="110551" calcext:value-type="float">
            <text:p>110551</text:p>
          </table:table-cell>
          <table:table-cell office:value-type="float" office:value="94404" calcext:value-type="float">
            <text:p>94404</text:p>
          </table:table-cell>
          <table:table-cell office:value-type="float" office:value="34330" calcext:value-type="float">
            <text:p>34330</text:p>
          </table:table-cell>
          <table:table-cell office:value-type="float" office:value="66122" calcext:value-type="float">
            <text:p>66122</text:p>
          </table:table-cell>
          <table:table-cell office:value-type="float" office:value="62551" calcext:value-type="float">
            <text:p>62551</text:p>
          </table:table-cell>
          <table:table-cell office:value-type="float" office:value="78643" calcext:value-type="float">
            <text:p>78643</text:p>
          </table:table-cell>
          <table:table-cell office:value-type="float" office:value="67221" calcext:value-type="float">
            <text:p>67221</text:p>
          </table:table-cell>
          <table:table-cell office:value-type="float" office:value="64649" calcext:value-type="float">
            <text:p>64649</text:p>
          </table:table-cell>
          <table:table-cell office:value-type="float" office:value="82326" calcext:value-type="float">
            <text:p>82326</text:p>
          </table:table-cell>
          <table:table-cell office:value-type="float" office:value="94762" calcext:value-type="float">
            <text:p>94762</text:p>
          </table:table-cell>
          <table:table-cell office:value-type="float" office:value="105042" calcext:value-type="float">
            <text:p>105042</text:p>
          </table:table-cell>
          <table:table-cell office:value-type="float" office:value="112503" calcext:value-type="float">
            <text:p>112503</text:p>
          </table:table-cell>
          <table:table-cell office:value-type="float" office:value="90611" calcext:value-type="float">
            <text:p>90611</text:p>
          </table:table-cell>
          <table:table-cell office:value-type="float" office:value="123096" calcext:value-type="float">
            <text:p>123096</text:p>
          </table:table-cell>
          <table:table-cell office:value-type="float" office:value="125382" calcext:value-type="float">
            <text:p>125382</text:p>
          </table:table-cell>
          <table:table-cell office:value-type="float" office:value="92786" calcext:value-type="float">
            <text:p>92786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88566" calcext:value-type="float">
            <text:p>88566</text:p>
          </table:table-cell>
          <table:table-cell office:value-type="float" office:value="89400" calcext:value-type="float">
            <text:p>89400</text:p>
          </table:table-cell>
          <table:table-cell office:value-type="float" office:value="72223" calcext:value-type="float">
            <text:p>72223</text:p>
          </table:table-cell>
          <table:table-cell office:value-type="float" office:value="36179" calcext:value-type="float">
            <text:p>36179</text:p>
          </table:table-cell>
          <table:table-cell office:value-type="float" office:value="56094" calcext:value-type="float">
            <text:p>56094</text:p>
          </table:table-cell>
          <table:table-cell office:value-type="float" office:value="55273" calcext:value-type="float">
            <text:p>55273</text:p>
          </table:table-cell>
          <table:table-cell office:value-type="float" office:value="71599" calcext:value-type="float">
            <text:p>71599</text:p>
          </table:table-cell>
          <table:table-cell office:value-type="float" office:value="65238" calcext:value-type="float">
            <text:p>65238</text:p>
          </table:table-cell>
          <table:table-cell office:value-type="float" office:value="68604" calcext:value-type="float">
            <text:p>68604</text:p>
          </table:table-cell>
          <table:table-cell office:value-type="float" office:value="85903" calcext:value-type="float">
            <text:p>85903</text:p>
          </table:table-cell>
          <table:table-cell office:value-type="float" office:value="103030" calcext:value-type="float">
            <text:p>103030</text:p>
          </table:table-cell>
          <table:table-cell office:value-type="float" office:value="102770" calcext:value-type="float">
            <text:p>102770</text:p>
          </table:table-cell>
          <table:table-cell office:value-type="float" office:value="114104" calcext:value-type="float">
            <text:p>114104</text:p>
          </table:table-cell>
          <table:table-cell office:value-type="float" office:value="87734" calcext:value-type="float">
            <text:p>87734</text:p>
          </table:table-cell>
          <table:table-cell office:value-type="float" office:value="128223" calcext:value-type="float">
            <text:p>128223</text:p>
          </table:table-cell>
          <table:table-cell office:value-type="float" office:value="143215" calcext:value-type="float">
            <text:p>143215</text:p>
          </table:table-cell>
          <table:table-cell office:value-type="float" office:value="96322" calcext:value-type="float">
            <text:p>96322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69744" calcext:value-type="float">
            <text:p>69744</text:p>
          </table:table-cell>
          <table:table-cell office:value-type="float" office:value="85515" calcext:value-type="float">
            <text:p>85515</text:p>
          </table:table-cell>
          <table:table-cell office:value-type="float" office:value="59565" calcext:value-type="float">
            <text:p>59565</text:p>
          </table:table-cell>
          <table:table-cell office:value-type="float" office:value="30732" calcext:value-type="float">
            <text:p>30732</text:p>
          </table:table-cell>
          <table:table-cell office:value-type="float" office:value="44388" calcext:value-type="float">
            <text:p>44388</text:p>
          </table:table-cell>
          <table:table-cell office:value-type="float" office:value="46665" calcext:value-type="float">
            <text:p>46665</text:p>
          </table:table-cell>
          <table:table-cell office:value-type="float" office:value="50618" calcext:value-type="float">
            <text:p>50618</text:p>
          </table:table-cell>
          <table:table-cell office:value-type="float" office:value="53580" calcext:value-type="float">
            <text:p>53580</text:p>
          </table:table-cell>
          <table:table-cell office:value-type="float" office:value="53828" calcext:value-type="float">
            <text:p>53828</text:p>
          </table:table-cell>
          <table:table-cell office:value-type="float" office:value="59655" calcext:value-type="float">
            <text:p>59655</text:p>
          </table:table-cell>
          <table:table-cell office:value-type="float" office:value="67688" calcext:value-type="float">
            <text:p>67688</text:p>
          </table:table-cell>
          <table:table-cell office:value-type="float" office:value="73837" calcext:value-type="float">
            <text:p>73837</text:p>
          </table:table-cell>
          <table:table-cell office:value-type="float" office:value="83724" calcext:value-type="float">
            <text:p>83724</text:p>
          </table:table-cell>
          <table:table-cell office:value-type="float" office:value="83265" calcext:value-type="float">
            <text:p>83265</text:p>
          </table:table-cell>
          <table:table-cell office:value-type="float" office:value="90902" calcext:value-type="float">
            <text:p>90902</text:p>
          </table:table-cell>
          <table:table-cell office:value-type="float" office:value="77209" calcext:value-type="float">
            <text:p>77209</text:p>
          </table:table-cell>
          <table:table-cell office:value-type="float" office:value="81118" calcext:value-type="float">
            <text:p>81118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69751" calcext:value-type="float">
            <text:p>69751</text:p>
          </table:table-cell>
          <table:table-cell office:value-type="float" office:value="72563" calcext:value-type="float">
            <text:p>72563</text:p>
          </table:table-cell>
          <table:table-cell office:value-type="float" office:value="63561" calcext:value-type="float">
            <text:p>63561</text:p>
          </table:table-cell>
          <table:table-cell office:value-type="float" office:value="26499" calcext:value-type="float">
            <text:p>26499</text:p>
          </table:table-cell>
          <table:table-cell office:value-type="float" office:value="48409" calcext:value-type="float">
            <text:p>48409</text:p>
          </table:table-cell>
          <table:table-cell office:value-type="float" office:value="52298" calcext:value-type="float">
            <text:p>52298</text:p>
          </table:table-cell>
          <table:table-cell office:value-type="float" office:value="60501" calcext:value-type="float">
            <text:p>60501</text:p>
          </table:table-cell>
          <table:table-cell office:value-type="float" office:value="45422" calcext:value-type="float">
            <text:p>45422</text:p>
          </table:table-cell>
          <table:table-cell office:value-type="float" office:value="47255" calcext:value-type="float">
            <text:p>47255</text:p>
          </table:table-cell>
          <table:table-cell office:value-type="float" office:value="51578" calcext:value-type="float">
            <text:p>51578</text:p>
          </table:table-cell>
          <table:table-cell office:value-type="float" office:value="59963" calcext:value-type="float">
            <text:p>59963</text:p>
          </table:table-cell>
          <table:table-cell office:value-type="float" office:value="70802" calcext:value-type="float">
            <text:p>70802</text:p>
          </table:table-cell>
          <table:table-cell office:value-type="float" office:value="77693" calcext:value-type="float">
            <text:p>77693</text:p>
          </table:table-cell>
          <table:table-cell office:value-type="float" office:value="66061" calcext:value-type="float">
            <text:p>66061</text:p>
          </table:table-cell>
          <table:table-cell office:value-type="float" office:value="91688" calcext:value-type="float">
            <text:p>91688</text:p>
          </table:table-cell>
          <table:table-cell office:value-type="float" office:value="89542" calcext:value-type="float">
            <text:p>89542</text:p>
          </table:table-cell>
          <table:table-cell office:value-type="float" office:value="71511" calcext:value-type="float">
            <text:p>71511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65129" calcext:value-type="float">
            <text:p>65129</text:p>
          </table:table-cell>
          <table:table-cell office:value-type="float" office:value="50712" calcext:value-type="float">
            <text:p>50712</text:p>
          </table:table-cell>
          <table:table-cell office:value-type="float" office:value="61312" calcext:value-type="float">
            <text:p>61312</text:p>
          </table:table-cell>
          <table:table-cell office:value-type="float" office:value="30381" calcext:value-type="float">
            <text:p>30381</text:p>
          </table:table-cell>
          <table:table-cell office:value-type="float" office:value="48391" calcext:value-type="float">
            <text:p>48391</text:p>
          </table:table-cell>
          <table:table-cell office:value-type="float" office:value="49803" calcext:value-type="float">
            <text:p>49803</text:p>
          </table:table-cell>
          <table:table-cell office:value-type="float" office:value="63775" calcext:value-type="float">
            <text:p>63775</text:p>
          </table:table-cell>
          <table:table-cell office:value-type="float" office:value="44120" calcext:value-type="float">
            <text:p>44120</text:p>
          </table:table-cell>
          <table:table-cell office:value-type="float" office:value="45121" calcext:value-type="float">
            <text:p>45121</text:p>
          </table:table-cell>
          <table:table-cell office:value-type="float" office:value="51720" calcext:value-type="float">
            <text:p>51720</text:p>
          </table:table-cell>
          <table:table-cell office:value-type="float" office:value="65641" calcext:value-type="float">
            <text:p>65641</text:p>
          </table:table-cell>
          <table:table-cell office:value-type="float" office:value="57833" calcext:value-type="float">
            <text:p>57833</text:p>
          </table:table-cell>
          <table:table-cell office:value-type="float" office:value="55162" calcext:value-type="float">
            <text:p>55162</text:p>
          </table:table-cell>
          <table:table-cell office:value-type="float" office:value="72747" calcext:value-type="float">
            <text:p>72747</text:p>
          </table:table-cell>
          <table:table-cell office:value-type="float" office:value="73492" calcext:value-type="float">
            <text:p>73492</text:p>
          </table:table-cell>
          <table:table-cell office:value-type="float" office:value="75889" calcext:value-type="float">
            <text:p>75889</text:p>
          </table:table-cell>
          <table:table-cell office:value-type="float" office:value="70272" calcext:value-type="float">
            <text:p>70272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48035" calcext:value-type="float">
            <text:p>48035</text:p>
          </table:table-cell>
          <table:table-cell office:value-type="float" office:value="51028" calcext:value-type="float">
            <text:p>51028</text:p>
          </table:table-cell>
          <table:table-cell office:value-type="float" office:value="46458" calcext:value-type="float">
            <text:p>46458</text:p>
          </table:table-cell>
          <table:table-cell office:value-type="float" office:value="33656" calcext:value-type="float">
            <text:p>33656</text:p>
          </table:table-cell>
          <table:table-cell office:value-type="float" office:value="41472" calcext:value-type="float">
            <text:p>41472</text:p>
          </table:table-cell>
          <table:table-cell office:value-type="float" office:value="41365" calcext:value-type="float">
            <text:p>41365</text:p>
          </table:table-cell>
          <table:table-cell office:value-type="float" office:value="47600" calcext:value-type="float">
            <text:p>47600</text:p>
          </table:table-cell>
          <table:table-cell office:value-type="float" office:value="54493" calcext:value-type="float">
            <text:p>54493</text:p>
          </table:table-cell>
          <table:table-cell office:value-type="float" office:value="61864" calcext:value-type="float">
            <text:p>61864</text:p>
          </table:table-cell>
          <table:table-cell office:value-type="float" office:value="62842" calcext:value-type="float">
            <text:p>62842</text:p>
          </table:table-cell>
          <table:table-cell office:value-type="float" office:value="59558" calcext:value-type="float">
            <text:p>59558</text:p>
          </table:table-cell>
          <table:table-cell office:value-type="float" office:value="74474" calcext:value-type="float">
            <text:p>74474</text:p>
          </table:table-cell>
          <table:table-cell office:value-type="float" office:value="73520" calcext:value-type="float">
            <text:p>73520</text:p>
          </table:table-cell>
          <table:table-cell office:value-type="float" office:value="98077" calcext:value-type="float">
            <text:p>98077</text:p>
          </table:table-cell>
          <table:table-cell office:value-type="float" office:value="98883" calcext:value-type="float">
            <text:p>98883</text:p>
          </table:table-cell>
          <table:table-cell office:value-type="float" office:value="74673" calcext:value-type="float">
            <text:p>74673</text:p>
          </table:table-cell>
          <table:table-cell office:value-type="float" office:value="94490" calcext:value-type="float">
            <text:p>94490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54299" calcext:value-type="float">
            <text:p>54299</text:p>
          </table:table-cell>
          <table:table-cell office:value-type="float" office:value="64356" calcext:value-type="float">
            <text:p>64356</text:p>
          </table:table-cell>
          <table:table-cell office:value-type="float" office:value="53145" calcext:value-type="float">
            <text:p>53145</text:p>
          </table:table-cell>
          <table:table-cell office:value-type="float" office:value="35816" calcext:value-type="float">
            <text:p>35816</text:p>
          </table:table-cell>
          <table:table-cell office:value-type="float" office:value="45878" calcext:value-type="float">
            <text:p>45878</text:p>
          </table:table-cell>
          <table:table-cell office:value-type="float" office:value="47546" calcext:value-type="float">
            <text:p>47546</text:p>
          </table:table-cell>
          <table:table-cell office:value-type="float" office:value="55264" calcext:value-type="float">
            <text:p>55264</text:p>
          </table:table-cell>
          <table:table-cell office:value-type="float" office:value="54449" calcext:value-type="float">
            <text:p>54449</text:p>
          </table:table-cell>
          <table:table-cell office:value-type="float" office:value="64010" calcext:value-type="float">
            <text:p>64010</text:p>
          </table:table-cell>
          <table:table-cell office:value-type="float" office:value="60284" calcext:value-type="float">
            <text:p>60284</text:p>
          </table:table-cell>
          <table:table-cell office:value-type="float" office:value="60991" calcext:value-type="float">
            <text:p>60991</text:p>
          </table:table-cell>
          <table:table-cell office:value-type="float" office:value="82309" calcext:value-type="float">
            <text:p>82309</text:p>
          </table:table-cell>
          <table:table-cell office:value-type="float" office:value="79502" calcext:value-type="float">
            <text:p>79502</text:p>
          </table:table-cell>
          <table:table-cell office:value-type="float" office:value="85824" calcext:value-type="float">
            <text:p>85824</text:p>
          </table:table-cell>
          <table:table-cell office:value-type="float" office:value="94417" calcext:value-type="float">
            <text:p>94417</text:p>
          </table:table-cell>
          <table:table-cell office:value-type="float" office:value="86215" calcext:value-type="float">
            <text:p>86215</text:p>
          </table:table-cell>
          <table:table-cell office:value-type="float" office:value="96432" calcext:value-type="float">
            <text:p>96432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76229" calcext:value-type="float">
            <text:p>76229</text:p>
          </table:table-cell>
          <table:table-cell office:value-type="float" office:value="66497" calcext:value-type="float">
            <text:p>66497</text:p>
          </table:table-cell>
          <table:table-cell office:value-type="float" office:value="63545" calcext:value-type="float">
            <text:p>63545</text:p>
          </table:table-cell>
          <table:table-cell office:value-type="float" office:value="29666" calcext:value-type="float">
            <text:p>29666</text:p>
          </table:table-cell>
          <table:table-cell office:value-type="float" office:value="49385" calcext:value-type="float">
            <text:p>49385</text:p>
          </table:table-cell>
          <table:table-cell office:value-type="float" office:value="42816" calcext:value-type="float">
            <text:p>42816</text:p>
          </table:table-cell>
          <table:table-cell office:value-type="float" office:value="56172" calcext:value-type="float">
            <text:p>56172</text:p>
          </table:table-cell>
          <table:table-cell office:value-type="float" office:value="44953" calcext:value-type="float">
            <text:p>44953</text:p>
          </table:table-cell>
          <table:table-cell office:value-type="float" office:value="52297" calcext:value-type="float">
            <text:p>52297</text:p>
          </table:table-cell>
          <table:table-cell office:value-type="float" office:value="47303" calcext:value-type="float">
            <text:p>47303</text:p>
          </table:table-cell>
          <table:table-cell office:value-type="float" office:value="53896" calcext:value-type="float">
            <text:p>53896</text:p>
          </table:table-cell>
          <table:table-cell office:value-type="float" office:value="67167" calcext:value-type="float">
            <text:p>67167</text:p>
          </table:table-cell>
          <table:table-cell office:value-type="float" office:value="70384" calcext:value-type="float">
            <text:p>70384</text:p>
          </table:table-cell>
          <table:table-cell office:value-type="float" office:value="76742" calcext:value-type="float">
            <text:p>76742</text:p>
          </table:table-cell>
          <table:table-cell office:value-type="float" office:value="81534" calcext:value-type="float">
            <text:p>81534</text:p>
          </table:table-cell>
          <table:table-cell office:value-type="float" office:value="77773" calcext:value-type="float">
            <text:p>77773</text:p>
          </table:table-cell>
          <table:table-cell office:value-type="float" office:value="97918" calcext:value-type="float">
            <text:p>97918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03700" calcext:value-type="float">
            <text:p>103700</text:p>
          </table:table-cell>
          <table:table-cell office:value-type="float" office:value="68568" calcext:value-type="float">
            <text:p>68568</text:p>
          </table:table-cell>
          <table:table-cell office:value-type="float" office:value="68512" calcext:value-type="float">
            <text:p>68512</text:p>
          </table:table-cell>
          <table:table-cell office:value-type="float" office:value="30928" calcext:value-type="float">
            <text:p>30928</text:p>
          </table:table-cell>
          <table:table-cell office:value-type="float" office:value="40872" calcext:value-type="float">
            <text:p>40872</text:p>
          </table:table-cell>
          <table:table-cell office:value-type="float" office:value="45995" calcext:value-type="float">
            <text:p>45995</text:p>
          </table:table-cell>
          <table:table-cell office:value-type="float" office:value="58172" calcext:value-type="float">
            <text:p>58172</text:p>
          </table:table-cell>
          <table:table-cell office:value-type="float" office:value="42452" calcext:value-type="float">
            <text:p>42452</text:p>
          </table:table-cell>
          <table:table-cell office:value-type="float" office:value="40124" calcext:value-type="float">
            <text:p>40124</text:p>
          </table:table-cell>
          <table:table-cell office:value-type="float" office:value="48823" calcext:value-type="float">
            <text:p>48823</text:p>
          </table:table-cell>
          <table:table-cell office:value-type="float" office:value="56949" calcext:value-type="float">
            <text:p>56949</text:p>
          </table:table-cell>
          <table:table-cell office:value-type="float" office:value="61598" calcext:value-type="float">
            <text:p>61598</text:p>
          </table:table-cell>
          <table:table-cell office:value-type="float" office:value="70036" calcext:value-type="float">
            <text:p>70036</text:p>
          </table:table-cell>
          <table:table-cell office:value-type="float" office:value="52238" calcext:value-type="float">
            <text:p>52238</text:p>
          </table:table-cell>
          <table:table-cell office:value-type="float" office:value="68980" calcext:value-type="float">
            <text:p>68980</text:p>
          </table:table-cell>
          <table:table-cell office:value-type="float" office:value="88901" calcext:value-type="float">
            <text:p>88901</text:p>
          </table:table-cell>
          <table:table-cell office:value-type="float" office:value="54465" calcext:value-type="float">
            <text:p>54465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55645" calcext:value-type="float">
            <text:p>55645</text:p>
          </table:table-cell>
          <table:table-cell office:value-type="float" office:value="71286" calcext:value-type="float">
            <text:p>71286</text:p>
          </table:table-cell>
          <table:table-cell office:value-type="float" office:value="62816" calcext:value-type="float">
            <text:p>62816</text:p>
          </table:table-cell>
          <table:table-cell office:value-type="float" office:value="34543" calcext:value-type="float">
            <text:p>34543</text:p>
          </table:table-cell>
          <table:table-cell office:value-type="float" office:value="47366" calcext:value-type="float">
            <text:p>47366</text:p>
          </table:table-cell>
          <table:table-cell office:value-type="float" office:value="51433" calcext:value-type="float">
            <text:p>51433</text:p>
          </table:table-cell>
          <table:table-cell office:value-type="float" office:value="56494" calcext:value-type="float">
            <text:p>56494</text:p>
          </table:table-cell>
          <table:table-cell office:value-type="float" office:value="39272" calcext:value-type="float">
            <text:p>39272</text:p>
          </table:table-cell>
          <table:table-cell office:value-type="float" office:value="46855" calcext:value-type="float">
            <text:p>46855</text:p>
          </table:table-cell>
          <table:table-cell office:value-type="float" office:value="41162" calcext:value-type="float">
            <text:p>41162</text:p>
          </table:table-cell>
          <table:table-cell office:value-type="float" office:value="70387" calcext:value-type="float">
            <text:p>70387</text:p>
          </table:table-cell>
          <table:table-cell office:value-type="float" office:value="42581" calcext:value-type="float">
            <text:p>42581</text:p>
          </table:table-cell>
          <table:table-cell office:value-type="float" office:value="49873" calcext:value-type="float">
            <text:p>49873</text:p>
          </table:table-cell>
          <table:table-cell office:value-type="float" office:value="64361" calcext:value-type="float">
            <text:p>64361</text:p>
          </table:table-cell>
          <table:table-cell office:value-type="float" office:value="61128" calcext:value-type="float">
            <text:p>61128</text:p>
          </table:table-cell>
          <table:table-cell office:value-type="float" office:value="64733" calcext:value-type="float">
            <text:p>64733</text:p>
          </table:table-cell>
          <table:table-cell office:value-type="float" office:value="66971" calcext:value-type="float">
            <text:p>66971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61729" calcext:value-type="float">
            <text:p>61729</text:p>
          </table:table-cell>
          <table:table-cell office:value-type="float" office:value="68356" calcext:value-type="float">
            <text:p>68356</text:p>
          </table:table-cell>
          <table:table-cell office:value-type="float" office:value="62900" calcext:value-type="float">
            <text:p>62900</text:p>
          </table:table-cell>
          <table:table-cell office:value-type="float" office:value="34095" calcext:value-type="float">
            <text:p>34095</text:p>
          </table:table-cell>
          <table:table-cell office:value-type="float" office:value="42550" calcext:value-type="float">
            <text:p>42550</text:p>
          </table:table-cell>
          <table:table-cell office:value-type="float" office:value="47368" calcext:value-type="float">
            <text:p>47368</text:p>
          </table:table-cell>
          <table:table-cell office:value-type="float" office:value="52606" calcext:value-type="float">
            <text:p>52606</text:p>
          </table:table-cell>
          <table:table-cell office:value-type="float" office:value="49991" calcext:value-type="float">
            <text:p>49991</text:p>
          </table:table-cell>
          <table:table-cell office:value-type="float" office:value="49023" calcext:value-type="float">
            <text:p>49023</text:p>
          </table:table-cell>
          <table:table-cell office:value-type="float" office:value="50283" calcext:value-type="float">
            <text:p>50283</text:p>
          </table:table-cell>
          <table:table-cell office:value-type="float" office:value="58554" calcext:value-type="float">
            <text:p>58554</text:p>
          </table:table-cell>
          <table:table-cell office:value-type="float" office:value="53407" calcext:value-type="float">
            <text:p>53407</text:p>
          </table:table-cell>
          <table:table-cell office:value-type="float" office:value="56014" calcext:value-type="float">
            <text:p>56014</text:p>
          </table:table-cell>
          <table:table-cell office:value-type="float" office:value="59761" calcext:value-type="float">
            <text:p>59761</text:p>
          </table:table-cell>
          <table:table-cell office:value-type="float" office:value="65109" calcext:value-type="float">
            <text:p>65109</text:p>
          </table:table-cell>
          <table:table-cell office:value-type="float" office:value="70883" calcext:value-type="float">
            <text:p>70883</text:p>
          </table:table-cell>
          <table:table-cell office:value-type="float" office:value="72967" calcext:value-type="float">
            <text:p>72967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60227" calcext:value-type="float">
            <text:p>60227</text:p>
          </table:table-cell>
          <table:table-cell office:value-type="float" office:value="48454" calcext:value-type="float">
            <text:p>48454</text:p>
          </table:table-cell>
          <table:table-cell office:value-type="float" office:value="62907" calcext:value-type="float">
            <text:p>62907</text:p>
          </table:table-cell>
          <table:table-cell office:value-type="float" office:value="40063" calcext:value-type="float">
            <text:p>40063</text:p>
          </table:table-cell>
          <table:table-cell office:value-type="float" office:value="51622" calcext:value-type="float">
            <text:p>51622</text:p>
          </table:table-cell>
          <table:table-cell office:value-type="float" office:value="62708" calcext:value-type="float">
            <text:p>62708</text:p>
          </table:table-cell>
          <table:table-cell office:value-type="float" office:value="75515" calcext:value-type="float">
            <text:p>75515</text:p>
          </table:table-cell>
          <table:table-cell office:value-type="float" office:value="63481" calcext:value-type="float">
            <text:p>63481</text:p>
          </table:table-cell>
          <table:table-cell office:value-type="float" office:value="64246" calcext:value-type="float">
            <text:p>64246</text:p>
          </table:table-cell>
          <table:table-cell office:value-type="float" office:value="77111" calcext:value-type="float">
            <text:p>77111</text:p>
          </table:table-cell>
          <table:table-cell office:value-type="float" office:value="89090" calcext:value-type="float">
            <text:p>89090</text:p>
          </table:table-cell>
          <table:table-cell office:value-type="float" office:value="75641" calcext:value-type="float">
            <text:p>75641</text:p>
          </table:table-cell>
          <table:table-cell office:value-type="float" office:value="79097" calcext:value-type="float">
            <text:p>79097</text:p>
          </table:table-cell>
          <table:table-cell office:value-type="float" office:value="80986" calcext:value-type="float">
            <text:p>80986</text:p>
          </table:table-cell>
          <table:table-cell office:value-type="float" office:value="90787" calcext:value-type="float">
            <text:p>90787</text:p>
          </table:table-cell>
          <table:table-cell office:value-type="float" office:value="83109" calcext:value-type="float">
            <text:p>83109</text:p>
          </table:table-cell>
          <table:table-cell office:value-type="float" office:value="69971" calcext:value-type="float">
            <text:p>69971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8511" calcext:value-type="float">
            <text:p>58511</text:p>
          </table:table-cell>
          <table:table-cell office:value-type="float" office:value="57895" calcext:value-type="float">
            <text:p>57895</text:p>
          </table:table-cell>
          <table:table-cell office:value-type="float" office:value="61574" calcext:value-type="float">
            <text:p>61574</text:p>
          </table:table-cell>
          <table:table-cell office:value-type="float" office:value="36898" calcext:value-type="float">
            <text:p>36898</text:p>
          </table:table-cell>
          <table:table-cell office:value-type="float" office:value="40880" calcext:value-type="float">
            <text:p>40880</text:p>
          </table:table-cell>
          <table:table-cell office:value-type="float" office:value="47346" calcext:value-type="float">
            <text:p>47346</text:p>
          </table:table-cell>
          <table:table-cell office:value-type="float" office:value="53303" calcext:value-type="float">
            <text:p>53303</text:p>
          </table:table-cell>
          <table:table-cell office:value-type="float" office:value="50457" calcext:value-type="float">
            <text:p>50457</text:p>
          </table:table-cell>
          <table:table-cell office:value-type="float" office:value="55927" calcext:value-type="float">
            <text:p>55927</text:p>
          </table:table-cell>
          <table:table-cell office:value-type="float" office:value="50282" calcext:value-type="float">
            <text:p>50282</text:p>
          </table:table-cell>
          <table:table-cell office:value-type="float" office:value="62392" calcext:value-type="float">
            <text:p>62392</text:p>
          </table:table-cell>
          <table:table-cell office:value-type="float" office:value="70843" calcext:value-type="float">
            <text:p>70843</text:p>
          </table:table-cell>
          <table:table-cell office:value-type="float" office:value="59021" calcext:value-type="float">
            <text:p>59021</text:p>
          </table:table-cell>
          <table:table-cell office:value-type="float" office:value="68929" calcext:value-type="float">
            <text:p>68929</text:p>
          </table:table-cell>
          <table:table-cell office:value-type="float" office:value="77780" calcext:value-type="float">
            <text:p>77780</text:p>
          </table:table-cell>
          <table:table-cell office:value-type="float" office:value="84350" calcext:value-type="float">
            <text:p>84350</text:p>
          </table:table-cell>
          <table:table-cell office:value-type="float" office:value="74425" calcext:value-type="float">
            <text:p>74425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74623" calcext:value-type="float">
            <text:p>74623</text:p>
          </table:table-cell>
          <table:table-cell office:value-type="float" office:value="75921" calcext:value-type="float">
            <text:p>75921</text:p>
          </table:table-cell>
          <table:table-cell office:value-type="float" office:value="62920" calcext:value-type="float">
            <text:p>62920</text:p>
          </table:table-cell>
          <table:table-cell office:value-type="float" office:value="32841" calcext:value-type="float">
            <text:p>32841</text:p>
          </table:table-cell>
          <table:table-cell office:value-type="float" office:value="46550" calcext:value-type="float">
            <text:p>46550</text:p>
          </table:table-cell>
          <table:table-cell office:value-type="float" office:value="57265" calcext:value-type="float">
            <text:p>57265</text:p>
          </table:table-cell>
          <table:table-cell office:value-type="float" office:value="70962" calcext:value-type="float">
            <text:p>70962</text:p>
          </table:table-cell>
          <table:table-cell office:value-type="float" office:value="54823" calcext:value-type="float">
            <text:p>54823</text:p>
          </table:table-cell>
          <table:table-cell office:value-type="float" office:value="51517" calcext:value-type="float">
            <text:p>51517</text:p>
          </table:table-cell>
          <table:table-cell office:value-type="float" office:value="59759" calcext:value-type="float">
            <text:p>59759</text:p>
          </table:table-cell>
          <table:table-cell office:value-type="float" office:value="74182" calcext:value-type="float">
            <text:p>74182</text:p>
          </table:table-cell>
          <table:table-cell office:value-type="float" office:value="59570" calcext:value-type="float">
            <text:p>59570</text:p>
          </table:table-cell>
          <table:table-cell office:value-type="float" office:value="59276" calcext:value-type="float">
            <text:p>59276</text:p>
          </table:table-cell>
          <table:table-cell office:value-type="float" office:value="61068" calcext:value-type="float">
            <text:p>61068</text:p>
          </table:table-cell>
          <table:table-cell office:value-type="float" office:value="69190" calcext:value-type="float">
            <text:p>69190</text:p>
          </table:table-cell>
          <table:table-cell office:value-type="float" office:value="78335" calcext:value-type="float">
            <text:p>78335</text:p>
          </table:table-cell>
          <table:table-cell office:value-type="float" office:value="67603" calcext:value-type="float">
            <text:p>67603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70497" calcext:value-type="float">
            <text:p>70497</text:p>
          </table:table-cell>
          <table:table-cell office:value-type="float" office:value="59211" calcext:value-type="float">
            <text:p>59211</text:p>
          </table:table-cell>
          <table:table-cell office:value-type="float" office:value="68039" calcext:value-type="float">
            <text:p>68039</text:p>
          </table:table-cell>
          <table:table-cell office:value-type="float" office:value="34123" calcext:value-type="float">
            <text:p>34123</text:p>
          </table:table-cell>
          <table:table-cell office:value-type="float" office:value="52782" calcext:value-type="float">
            <text:p>52782</text:p>
          </table:table-cell>
          <table:table-cell office:value-type="float" office:value="45604" calcext:value-type="float">
            <text:p>45604</text:p>
          </table:table-cell>
          <table:table-cell office:value-type="float" office:value="52606" calcext:value-type="float">
            <text:p>52606</text:p>
          </table:table-cell>
          <table:table-cell office:value-type="float" office:value="56642" calcext:value-type="float">
            <text:p>56642</text:p>
          </table:table-cell>
          <table:table-cell office:value-type="float" office:value="57146" calcext:value-type="float">
            <text:p>57146</text:p>
          </table:table-cell>
          <table:table-cell office:value-type="float" office:value="70692" calcext:value-type="float">
            <text:p>70692</text:p>
          </table:table-cell>
          <table:table-cell office:value-type="float" office:value="88908" calcext:value-type="float">
            <text:p>88908</text:p>
          </table:table-cell>
          <table:table-cell office:value-type="float" office:value="83437" calcext:value-type="float">
            <text:p>83437</text:p>
          </table:table-cell>
          <table:table-cell office:value-type="float" office:value="89648" calcext:value-type="float">
            <text:p>89648</text:p>
          </table:table-cell>
          <table:table-cell office:value-type="float" office:value="57263" calcext:value-type="float">
            <text:p>57263</text:p>
          </table:table-cell>
          <table:table-cell office:value-type="float" office:value="99110" calcext:value-type="float">
            <text:p>99110</text:p>
          </table:table-cell>
          <table:table-cell office:value-type="float" office:value="101581" calcext:value-type="float">
            <text:p>101581</text:p>
          </table:table-cell>
          <table:table-cell office:value-type="float" office:value="52830" calcext:value-type="float">
            <text:p>5283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61684" calcext:value-type="float">
            <text:p>61684</text:p>
          </table:table-cell>
          <table:table-cell office:value-type="float" office:value="58998" calcext:value-type="float">
            <text:p>58998</text:p>
          </table:table-cell>
          <table:table-cell office:value-type="float" office:value="49946" calcext:value-type="float">
            <text:p>49946</text:p>
          </table:table-cell>
          <table:table-cell office:value-type="float" office:value="28674" calcext:value-type="float">
            <text:p>28674</text:p>
          </table:table-cell>
          <table:table-cell office:value-type="float" office:value="47000" calcext:value-type="float">
            <text:p>47000</text:p>
          </table:table-cell>
          <table:table-cell office:value-type="float" office:value="38635" calcext:value-type="float">
            <text:p>38635</text:p>
          </table:table-cell>
          <table:table-cell office:value-type="float" office:value="45859" calcext:value-type="float">
            <text:p>45859</text:p>
          </table:table-cell>
          <table:table-cell office:value-type="float" office:value="41675" calcext:value-type="float">
            <text:p>41675</text:p>
          </table:table-cell>
          <table:table-cell office:value-type="float" office:value="45320" calcext:value-type="float">
            <text:p>45320</text:p>
          </table:table-cell>
          <table:table-cell office:value-type="float" office:value="48319" calcext:value-type="float">
            <text:p>48319</text:p>
          </table:table-cell>
          <table:table-cell office:value-type="float" office:value="46789" calcext:value-type="float">
            <text:p>46789</text:p>
          </table:table-cell>
          <table:table-cell office:value-type="float" office:value="51193" calcext:value-type="float">
            <text:p>51193</text:p>
          </table:table-cell>
          <table:table-cell office:value-type="float" office:value="54925" calcext:value-type="float">
            <text:p>54925</text:p>
          </table:table-cell>
          <table:table-cell office:value-type="float" office:value="62730" calcext:value-type="float">
            <text:p>62730</text:p>
          </table:table-cell>
          <table:table-cell office:value-type="float" office:value="70679" calcext:value-type="float">
            <text:p>70679</text:p>
          </table:table-cell>
          <table:table-cell office:value-type="float" office:value="67117" calcext:value-type="float">
            <text:p>67117</text:p>
          </table:table-cell>
          <table:table-cell office:value-type="float" office:value="63279" calcext:value-type="float">
            <text:p>63279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51676" calcext:value-type="float">
            <text:p>51676</text:p>
          </table:table-cell>
          <table:table-cell office:value-type="float" office:value="51290" calcext:value-type="float">
            <text:p>51290</text:p>
          </table:table-cell>
          <table:table-cell office:value-type="float" office:value="33013" calcext:value-type="float">
            <text:p>33013</text:p>
          </table:table-cell>
          <table:table-cell office:value-type="float" office:value="34472" calcext:value-type="float">
            <text:p>34472</text:p>
          </table:table-cell>
          <table:table-cell office:value-type="float" office:value="40288" calcext:value-type="float">
            <text:p>40288</text:p>
          </table:table-cell>
          <table:table-cell office:value-type="float" office:value="41095" calcext:value-type="float">
            <text:p>41095</text:p>
          </table:table-cell>
          <table:table-cell office:value-type="float" office:value="43631" calcext:value-type="float">
            <text:p>43631</text:p>
          </table:table-cell>
          <table:table-cell office:value-type="float" office:value="48850" calcext:value-type="float">
            <text:p>48850</text:p>
          </table:table-cell>
          <table:table-cell office:value-type="float" office:value="47214" calcext:value-type="float">
            <text:p>47214</text:p>
          </table:table-cell>
          <table:table-cell office:value-type="float" office:value="48273" calcext:value-type="float">
            <text:p>48273</text:p>
          </table:table-cell>
          <table:table-cell office:value-type="float" office:value="54291" calcext:value-type="float">
            <text:p>54291</text:p>
          </table:table-cell>
          <table:table-cell office:value-type="float" office:value="74030" calcext:value-type="float">
            <text:p>74030</text:p>
          </table:table-cell>
          <table:table-cell office:value-type="float" office:value="68724" calcext:value-type="float">
            <text:p>68724</text:p>
          </table:table-cell>
          <table:table-cell office:value-type="float" office:value="74700" calcext:value-type="float">
            <text:p>74700</text:p>
          </table:table-cell>
          <table:table-cell office:value-type="float" office:value="85967" calcext:value-type="float">
            <text:p>85967</text:p>
          </table:table-cell>
          <table:table-cell office:value-type="float" office:value="78045" calcext:value-type="float">
            <text:p>78045</text:p>
          </table:table-cell>
          <table:table-cell office:value-type="float" office:value="94415" calcext:value-type="float">
            <text:p>94415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3627" calcext:value-type="float">
            <text:p>53627</text:p>
          </table:table-cell>
          <table:table-cell office:value-type="float" office:value="67691" calcext:value-type="float">
            <text:p>67691</text:p>
          </table:table-cell>
          <table:table-cell office:value-type="float" office:value="55658" calcext:value-type="float">
            <text:p>55658</text:p>
          </table:table-cell>
          <table:table-cell office:value-type="float" office:value="28416" calcext:value-type="float">
            <text:p>28416</text:p>
          </table:table-cell>
          <table:table-cell office:value-type="float" office:value="39563" calcext:value-type="float">
            <text:p>39563</text:p>
          </table:table-cell>
          <table:table-cell office:value-type="float" office:value="41883" calcext:value-type="float">
            <text:p>41883</text:p>
          </table:table-cell>
          <table:table-cell office:value-type="float" office:value="46346" calcext:value-type="float">
            <text:p>46346</text:p>
          </table:table-cell>
          <table:table-cell office:value-type="float" office:value="34809" calcext:value-type="float">
            <text:p>34809</text:p>
          </table:table-cell>
          <table:table-cell office:value-type="float" office:value="48319" calcext:value-type="float">
            <text:p>48319</text:p>
          </table:table-cell>
          <table:table-cell office:value-type="float" office:value="36021" calcext:value-type="float">
            <text:p>36021</text:p>
          </table:table-cell>
          <table:table-cell office:value-type="float" office:value="44204" calcext:value-type="float">
            <text:p>44204</text:p>
          </table:table-cell>
          <table:table-cell office:value-type="float" office:value="56503" calcext:value-type="float">
            <text:p>56503</text:p>
          </table:table-cell>
          <table:table-cell office:value-type="float" office:value="60467" calcext:value-type="float">
            <text:p>60467</text:p>
          </table:table-cell>
          <table:table-cell office:value-type="float" office:value="64765" calcext:value-type="float">
            <text:p>64765</text:p>
          </table:table-cell>
          <table:table-cell office:value-type="float" office:value="65807" calcext:value-type="float">
            <text:p>65807</text:p>
          </table:table-cell>
          <table:table-cell office:value-type="float" office:value="61991" calcext:value-type="float">
            <text:p>61991</text:p>
          </table:table-cell>
          <table:table-cell office:value-type="float" office:value="63188" calcext:value-type="float">
            <text:p>63188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40593" calcext:value-type="float">
            <text:p>40593</text:p>
          </table:table-cell>
          <table:table-cell office:value-type="float" office:value="50228" calcext:value-type="float">
            <text:p>50228</text:p>
          </table:table-cell>
          <table:table-cell office:value-type="float" office:value="48577" calcext:value-type="float">
            <text:p>48577</text:p>
          </table:table-cell>
          <table:table-cell office:value-type="float" office:value="31803" calcext:value-type="float">
            <text:p>31803</text:p>
          </table:table-cell>
          <table:table-cell office:value-type="float" office:value="44072" calcext:value-type="float">
            <text:p>44072</text:p>
          </table:table-cell>
          <table:table-cell office:value-type="float" office:value="33255" calcext:value-type="float">
            <text:p>33255</text:p>
          </table:table-cell>
          <table:table-cell office:value-type="float" office:value="47782" calcext:value-type="float">
            <text:p>47782</text:p>
          </table:table-cell>
          <table:table-cell office:value-type="float" office:value="48787" calcext:value-type="float">
            <text:p>48787</text:p>
          </table:table-cell>
          <table:table-cell office:value-type="float" office:value="46272" calcext:value-type="float">
            <text:p>46272</text:p>
          </table:table-cell>
          <table:table-cell office:value-type="float" office:value="50349" calcext:value-type="float">
            <text:p>50349</text:p>
          </table:table-cell>
          <table:table-cell office:value-type="float" office:value="48919" calcext:value-type="float">
            <text:p>48919</text:p>
          </table:table-cell>
          <table:table-cell office:value-type="float" office:value="58998" calcext:value-type="float">
            <text:p>58998</text:p>
          </table:table-cell>
          <table:table-cell office:value-type="float" office:value="59587" calcext:value-type="float">
            <text:p>59587</text:p>
          </table:table-cell>
          <table:table-cell office:value-type="float" office:value="50531" calcext:value-type="float">
            <text:p>50531</text:p>
          </table:table-cell>
          <table:table-cell office:value-type="float" office:value="69939" calcext:value-type="float">
            <text:p>69939</text:p>
          </table:table-cell>
          <table:table-cell office:value-type="float" office:value="60920" calcext:value-type="float">
            <text:p>60920</text:p>
          </table:table-cell>
          <table:table-cell office:value-type="float" office:value="54019" calcext:value-type="float">
            <text:p>54019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43552" calcext:value-type="float">
            <text:p>43552</text:p>
          </table:table-cell>
          <table:table-cell office:value-type="float" office:value="41279" calcext:value-type="float">
            <text:p>41279</text:p>
          </table:table-cell>
          <table:table-cell office:value-type="float" office:value="42379" calcext:value-type="float">
            <text:p>42379</text:p>
          </table:table-cell>
          <table:table-cell office:value-type="float" office:value="31999" calcext:value-type="float">
            <text:p>31999</text:p>
          </table:table-cell>
          <table:table-cell office:value-type="float" office:value="38915" calcext:value-type="float">
            <text:p>38915</text:p>
          </table:table-cell>
          <table:table-cell office:value-type="float" office:value="36106" calcext:value-type="float">
            <text:p>36106</text:p>
          </table:table-cell>
          <table:table-cell office:value-type="float" office:value="56036" calcext:value-type="float">
            <text:p>56036</text:p>
          </table:table-cell>
          <table:table-cell office:value-type="float" office:value="42964" calcext:value-type="float">
            <text:p>42964</text:p>
          </table:table-cell>
          <table:table-cell office:value-type="float" office:value="45520" calcext:value-type="float">
            <text:p>45520</text:p>
          </table:table-cell>
          <table:table-cell office:value-type="float" office:value="44771" calcext:value-type="float">
            <text:p>44771</text:p>
          </table:table-cell>
          <table:table-cell office:value-type="float" office:value="58243" calcext:value-type="float">
            <text:p>58243</text:p>
          </table:table-cell>
          <table:table-cell office:value-type="float" office:value="51451" calcext:value-type="float">
            <text:p>51451</text:p>
          </table:table-cell>
          <table:table-cell office:value-type="float" office:value="51302" calcext:value-type="float">
            <text:p>51302</text:p>
          </table:table-cell>
          <table:table-cell office:value-type="float" office:value="48444" calcext:value-type="float">
            <text:p>48444</text:p>
          </table:table-cell>
          <table:table-cell office:value-type="float" office:value="48313" calcext:value-type="float">
            <text:p>48313</text:p>
          </table:table-cell>
          <table:table-cell office:value-type="float" office:value="37822" calcext:value-type="float">
            <text:p>37822</text:p>
          </table:table-cell>
          <table:table-cell office:value-type="float" office:value="46454" calcext:value-type="float">
            <text:p>46454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40154" calcext:value-type="float">
            <text:p>40154</text:p>
          </table:table-cell>
          <table:table-cell office:value-type="float" office:value="42537" calcext:value-type="float">
            <text:p>42537</text:p>
          </table:table-cell>
          <table:table-cell office:value-type="float" office:value="48851" calcext:value-type="float">
            <text:p>48851</text:p>
          </table:table-cell>
          <table:table-cell office:value-type="float" office:value="28367" calcext:value-type="float">
            <text:p>28367</text:p>
          </table:table-cell>
          <table:table-cell office:value-type="float" office:value="41794" calcext:value-type="float">
            <text:p>41794</text:p>
          </table:table-cell>
          <table:table-cell office:value-type="float" office:value="36674" calcext:value-type="float">
            <text:p>36674</text:p>
          </table:table-cell>
          <table:table-cell office:value-type="float" office:value="44907" calcext:value-type="float">
            <text:p>44907</text:p>
          </table:table-cell>
          <table:table-cell office:value-type="float" office:value="41526" calcext:value-type="float">
            <text:p>41526</text:p>
          </table:table-cell>
          <table:table-cell office:value-type="float" office:value="36099" calcext:value-type="float">
            <text:p>36099</text:p>
          </table:table-cell>
          <table:table-cell office:value-type="float" office:value="42249" calcext:value-type="float">
            <text:p>42249</text:p>
          </table:table-cell>
          <table:table-cell office:value-type="float" office:value="48625" calcext:value-type="float">
            <text:p>48625</text:p>
          </table:table-cell>
          <table:table-cell office:value-type="float" office:value="44188" calcext:value-type="float">
            <text:p>44188</text:p>
          </table:table-cell>
          <table:table-cell office:value-type="float" office:value="43628" calcext:value-type="float">
            <text:p>43628</text:p>
          </table:table-cell>
          <table:table-cell office:value-type="float" office:value="53174" calcext:value-type="float">
            <text:p>53174</text:p>
          </table:table-cell>
          <table:table-cell office:value-type="float" office:value="43135" calcext:value-type="float">
            <text:p>43135</text:p>
          </table:table-cell>
          <table:table-cell office:value-type="float" office:value="43668" calcext:value-type="float">
            <text:p>43668</text:p>
          </table:table-cell>
          <table:table-cell office:value-type="float" office:value="56331" calcext:value-type="float">
            <text:p>56331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33037" calcext:value-type="float">
            <text:p>33037</text:p>
          </table:table-cell>
          <table:table-cell office:value-type="float" office:value="46561" calcext:value-type="float">
            <text:p>46561</text:p>
          </table:table-cell>
          <table:table-cell office:value-type="float" office:value="46850" calcext:value-type="float">
            <text:p>46850</text:p>
          </table:table-cell>
          <table:table-cell office:value-type="float" office:value="37936" calcext:value-type="float">
            <text:p>37936</text:p>
          </table:table-cell>
          <table:table-cell office:value-type="float" office:value="42244" calcext:value-type="float">
            <text:p>42244</text:p>
          </table:table-cell>
          <table:table-cell office:value-type="float" office:value="51680" calcext:value-type="float">
            <text:p>51680</text:p>
          </table:table-cell>
          <table:table-cell office:value-type="float" office:value="48776" calcext:value-type="float">
            <text:p>48776</text:p>
          </table:table-cell>
          <table:table-cell office:value-type="float" office:value="50230" calcext:value-type="float">
            <text:p>50230</text:p>
          </table:table-cell>
          <table:table-cell office:value-type="float" office:value="52507" calcext:value-type="float">
            <text:p>52507</text:p>
          </table:table-cell>
          <table:table-cell office:value-type="float" office:value="59853" calcext:value-type="float">
            <text:p>59853</text:p>
          </table:table-cell>
          <table:table-cell office:value-type="float" office:value="68190" calcext:value-type="float">
            <text:p>68190</text:p>
          </table:table-cell>
          <table:table-cell office:value-type="float" office:value="71342" calcext:value-type="float">
            <text:p>71342</text:p>
          </table:table-cell>
          <table:table-cell office:value-type="float" office:value="87219" calcext:value-type="float">
            <text:p>87219</text:p>
          </table:table-cell>
          <table:table-cell office:value-type="float" office:value="75443" calcext:value-type="float">
            <text:p>75443</text:p>
          </table:table-cell>
          <table:table-cell office:value-type="float" office:value="68633" calcext:value-type="float">
            <text:p>68633</text:p>
          </table:table-cell>
          <table:table-cell office:value-type="float" office:value="70720" calcext:value-type="float">
            <text:p>70720</text:p>
          </table:table-cell>
          <table:table-cell office:value-type="float" office:value="85658" calcext:value-type="float">
            <text:p>85658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44420" calcext:value-type="float">
            <text:p>44420</text:p>
          </table:table-cell>
          <table:table-cell office:value-type="float" office:value="42379" calcext:value-type="float">
            <text:p>42379</text:p>
          </table:table-cell>
          <table:table-cell office:value-type="float" office:value="47386" calcext:value-type="float">
            <text:p>47386</text:p>
          </table:table-cell>
          <table:table-cell office:value-type="float" office:value="32153" calcext:value-type="float">
            <text:p>32153</text:p>
          </table:table-cell>
          <table:table-cell office:value-type="float" office:value="35555" calcext:value-type="float">
            <text:p>35555</text:p>
          </table:table-cell>
          <table:table-cell office:value-type="float" office:value="43744" calcext:value-type="float">
            <text:p>43744</text:p>
          </table:table-cell>
          <table:table-cell office:value-type="float" office:value="41108" calcext:value-type="float">
            <text:p>41108</text:p>
          </table:table-cell>
          <table:table-cell office:value-type="float" office:value="40657" calcext:value-type="float">
            <text:p>40657</text:p>
          </table:table-cell>
          <table:table-cell office:value-type="float" office:value="45024" calcext:value-type="float">
            <text:p>45024</text:p>
          </table:table-cell>
          <table:table-cell office:value-type="float" office:value="43171" calcext:value-type="float">
            <text:p>43171</text:p>
          </table:table-cell>
          <table:table-cell office:value-type="float" office:value="48641" calcext:value-type="float">
            <text:p>48641</text:p>
          </table:table-cell>
          <table:table-cell office:value-type="float" office:value="57152" calcext:value-type="float">
            <text:p>57152</text:p>
          </table:table-cell>
          <table:table-cell office:value-type="float" office:value="60163" calcext:value-type="float">
            <text:p>60163</text:p>
          </table:table-cell>
          <table:table-cell office:value-type="float" office:value="52677" calcext:value-type="float">
            <text:p>52677</text:p>
          </table:table-cell>
          <table:table-cell office:value-type="float" office:value="58770" calcext:value-type="float">
            <text:p>58770</text:p>
          </table:table-cell>
          <table:table-cell office:value-type="float" office:value="56851" calcext:value-type="float">
            <text:p>56851</text:p>
          </table:table-cell>
          <table:table-cell office:value-type="float" office:value="52250" calcext:value-type="float">
            <text:p>52250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40059" calcext:value-type="float">
            <text:p>40059</text:p>
          </table:table-cell>
          <table:table-cell office:value-type="float" office:value="31979" calcext:value-type="float">
            <text:p>31979</text:p>
          </table:table-cell>
          <table:table-cell office:value-type="float" office:value="36877" calcext:value-type="float">
            <text:p>36877</text:p>
          </table:table-cell>
          <table:table-cell office:value-type="float" office:value="31323" calcext:value-type="float">
            <text:p>31323</text:p>
          </table:table-cell>
          <table:table-cell office:value-type="float" office:value="36786" calcext:value-type="float">
            <text:p>36786</text:p>
          </table:table-cell>
          <table:table-cell office:value-type="float" office:value="36962" calcext:value-type="float">
            <text:p>36962</text:p>
          </table:table-cell>
          <table:table-cell office:value-type="float" office:value="37493" calcext:value-type="float">
            <text:p>37493</text:p>
          </table:table-cell>
          <table:table-cell office:value-type="float" office:value="37190" calcext:value-type="float">
            <text:p>37190</text:p>
          </table:table-cell>
          <table:table-cell office:value-type="float" office:value="42634" calcext:value-type="float">
            <text:p>42634</text:p>
          </table:table-cell>
          <table:table-cell office:value-type="float" office:value="40495" calcext:value-type="float">
            <text:p>40495</text:p>
          </table:table-cell>
          <table:table-cell office:value-type="float" office:value="43208" calcext:value-type="float">
            <text:p>43208</text:p>
          </table:table-cell>
          <table:table-cell office:value-type="float" office:value="54069" calcext:value-type="float">
            <text:p>54069</text:p>
          </table:table-cell>
          <table:table-cell office:value-type="float" office:value="52474" calcext:value-type="float">
            <text:p>52474</text:p>
          </table:table-cell>
          <table:table-cell office:value-type="float" office:value="64362" calcext:value-type="float">
            <text:p>64362</text:p>
          </table:table-cell>
          <table:table-cell office:value-type="float" office:value="58046" calcext:value-type="float">
            <text:p>58046</text:p>
          </table:table-cell>
          <table:table-cell office:value-type="float" office:value="44912" calcext:value-type="float">
            <text:p>44912</text:p>
          </table:table-cell>
          <table:table-cell office:value-type="float" office:value="64104" calcext:value-type="float">
            <text:p>64104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42386" calcext:value-type="float">
            <text:p>42386</text:p>
          </table:table-cell>
          <table:table-cell office:value-type="float" office:value="42490" calcext:value-type="float">
            <text:p>42490</text:p>
          </table:table-cell>
          <table:table-cell office:value-type="float" office:value="47050" calcext:value-type="float">
            <text:p>47050</text:p>
          </table:table-cell>
          <table:table-cell office:value-type="float" office:value="38527" calcext:value-type="float">
            <text:p>38527</text:p>
          </table:table-cell>
          <table:table-cell office:value-type="float" office:value="48785" calcext:value-type="float">
            <text:p>48785</text:p>
          </table:table-cell>
          <table:table-cell office:value-type="float" office:value="45148" calcext:value-type="float">
            <text:p>45148</text:p>
          </table:table-cell>
          <table:table-cell office:value-type="float" office:value="54663" calcext:value-type="float">
            <text:p>54663</text:p>
          </table:table-cell>
          <table:table-cell office:value-type="float" office:value="47689" calcext:value-type="float">
            <text:p>47689</text:p>
          </table:table-cell>
          <table:table-cell office:value-type="float" office:value="39402" calcext:value-type="float">
            <text:p>39402</text:p>
          </table:table-cell>
          <table:table-cell office:value-type="float" office:value="56658" calcext:value-type="float">
            <text:p>56658</text:p>
          </table:table-cell>
          <table:table-cell office:value-type="float" office:value="59190" calcext:value-type="float">
            <text:p>59190</text:p>
          </table:table-cell>
          <table:table-cell office:value-type="float" office:value="65189" calcext:value-type="float">
            <text:p>65189</text:p>
          </table:table-cell>
          <table:table-cell office:value-type="float" office:value="70125" calcext:value-type="float">
            <text:p>70125</text:p>
          </table:table-cell>
          <table:table-cell office:value-type="float" office:value="60934" calcext:value-type="float">
            <text:p>60934</text:p>
          </table:table-cell>
          <table:table-cell office:value-type="float" office:value="62609" calcext:value-type="float">
            <text:p>62609</text:p>
          </table:table-cell>
          <table:table-cell office:value-type="float" office:value="50837" calcext:value-type="float">
            <text:p>50837</text:p>
          </table:table-cell>
          <table:table-cell office:value-type="float" office:value="71953" calcext:value-type="float">
            <text:p>71953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42781" calcext:value-type="float">
            <text:p>42781</text:p>
          </table:table-cell>
          <table:table-cell office:value-type="float" office:value="46763" calcext:value-type="float">
            <text:p>46763</text:p>
          </table:table-cell>
          <table:table-cell office:value-type="float" office:value="49035" calcext:value-type="float">
            <text:p>49035</text:p>
          </table:table-cell>
          <table:table-cell office:value-type="float" office:value="33822" calcext:value-type="float">
            <text:p>33822</text:p>
          </table:table-cell>
          <table:table-cell office:value-type="float" office:value="42413" calcext:value-type="float">
            <text:p>42413</text:p>
          </table:table-cell>
          <table:table-cell office:value-type="float" office:value="40376" calcext:value-type="float">
            <text:p>40376</text:p>
          </table:table-cell>
          <table:table-cell office:value-type="float" office:value="53216" calcext:value-type="float">
            <text:p>53216</text:p>
          </table:table-cell>
          <table:table-cell office:value-type="float" office:value="38759" calcext:value-type="float">
            <text:p>38759</text:p>
          </table:table-cell>
          <table:table-cell office:value-type="float" office:value="37443" calcext:value-type="float">
            <text:p>37443</text:p>
          </table:table-cell>
          <table:table-cell office:value-type="float" office:value="41202" calcext:value-type="float">
            <text:p>41202</text:p>
          </table:table-cell>
          <table:table-cell office:value-type="float" office:value="45223" calcext:value-type="float">
            <text:p>45223</text:p>
          </table:table-cell>
          <table:table-cell office:value-type="float" office:value="46298" calcext:value-type="float">
            <text:p>46298</text:p>
          </table:table-cell>
          <table:table-cell office:value-type="float" office:value="46700" calcext:value-type="float">
            <text:p>46700</text:p>
          </table:table-cell>
          <table:table-cell office:value-type="float" office:value="48835" calcext:value-type="float">
            <text:p>48835</text:p>
          </table:table-cell>
          <table:table-cell office:value-type="float" office:value="54020" calcext:value-type="float">
            <text:p>54020</text:p>
          </table:table-cell>
          <table:table-cell office:value-type="float" office:value="48111" calcext:value-type="float">
            <text:p>48111</text:p>
          </table:table-cell>
          <table:table-cell office:value-type="float" office:value="51567" calcext:value-type="float">
            <text:p>51567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54668" calcext:value-type="float">
            <text:p>54668</text:p>
          </table:table-cell>
          <table:table-cell office:value-type="float" office:value="78833" calcext:value-type="float">
            <text:p>78833</text:p>
          </table:table-cell>
          <table:table-cell office:value-type="float" office:value="67603" calcext:value-type="float">
            <text:p>67603</text:p>
          </table:table-cell>
          <table:table-cell office:value-type="float" office:value="31324" calcext:value-type="float">
            <text:p>31324</text:p>
          </table:table-cell>
          <table:table-cell office:value-type="float" office:value="50597" calcext:value-type="float">
            <text:p>50597</text:p>
          </table:table-cell>
          <table:table-cell office:value-type="float" office:value="47121" calcext:value-type="float">
            <text:p>47121</text:p>
          </table:table-cell>
          <table:table-cell office:value-type="float" office:value="51390" calcext:value-type="float">
            <text:p>51390</text:p>
          </table:table-cell>
          <table:table-cell office:value-type="float" office:value="39084" calcext:value-type="float">
            <text:p>39084</text:p>
          </table:table-cell>
          <table:table-cell office:value-type="float" office:value="39276" calcext:value-type="float">
            <text:p>39276</text:p>
          </table:table-cell>
          <table:table-cell office:value-type="float" office:value="48261" calcext:value-type="float">
            <text:p>48261</text:p>
          </table:table-cell>
          <table:table-cell office:value-type="float" office:value="48205" calcext:value-type="float">
            <text:p>48205</text:p>
          </table:table-cell>
          <table:table-cell office:value-type="float" office:value="55982" calcext:value-type="float">
            <text:p>55982</text:p>
          </table:table-cell>
          <table:table-cell office:value-type="float" office:value="49596" calcext:value-type="float">
            <text:p>49596</text:p>
          </table:table-cell>
          <table:table-cell office:value-type="float" office:value="56078" calcext:value-type="float">
            <text:p>56078</text:p>
          </table:table-cell>
          <table:table-cell office:value-type="float" office:value="62605" calcext:value-type="float">
            <text:p>62605</text:p>
          </table:table-cell>
          <table:table-cell office:value-type="float" office:value="69922" calcext:value-type="float">
            <text:p>69922</text:p>
          </table:table-cell>
          <table:table-cell office:value-type="float" office:value="66042" calcext:value-type="float">
            <text:p>66042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55012" calcext:value-type="float">
            <text:p>55012</text:p>
          </table:table-cell>
          <table:table-cell office:value-type="float" office:value="71452" calcext:value-type="float">
            <text:p>71452</text:p>
          </table:table-cell>
          <table:table-cell office:value-type="float" office:value="60728" calcext:value-type="float">
            <text:p>60728</text:p>
          </table:table-cell>
          <table:table-cell office:value-type="float" office:value="36391" calcext:value-type="float">
            <text:p>36391</text:p>
          </table:table-cell>
          <table:table-cell office:value-type="float" office:value="44443" calcext:value-type="float">
            <text:p>44443</text:p>
          </table:table-cell>
          <table:table-cell office:value-type="float" office:value="48360" calcext:value-type="float">
            <text:p>48360</text:p>
          </table:table-cell>
          <table:table-cell office:value-type="float" office:value="48498" calcext:value-type="float">
            <text:p>48498</text:p>
          </table:table-cell>
          <table:table-cell office:value-type="float" office:value="41998" calcext:value-type="float">
            <text:p>41998</text:p>
          </table:table-cell>
          <table:table-cell office:value-type="float" office:value="44507" calcext:value-type="float">
            <text:p>44507</text:p>
          </table:table-cell>
          <table:table-cell office:value-type="float" office:value="46257" calcext:value-type="float">
            <text:p>46257</text:p>
          </table:table-cell>
          <table:table-cell office:value-type="float" office:value="54945" calcext:value-type="float">
            <text:p>54945</text:p>
          </table:table-cell>
          <table:table-cell office:value-type="float" office:value="51398" calcext:value-type="float">
            <text:p>51398</text:p>
          </table:table-cell>
          <table:table-cell office:value-type="float" office:value="47159" calcext:value-type="float">
            <text:p>47159</text:p>
          </table:table-cell>
          <table:table-cell office:value-type="float" office:value="55511" calcext:value-type="float">
            <text:p>55511</text:p>
          </table:table-cell>
          <table:table-cell office:value-type="float" office:value="52158" calcext:value-type="float">
            <text:p>52158</text:p>
          </table:table-cell>
          <table:table-cell office:value-type="float" office:value="63230" calcext:value-type="float">
            <text:p>63230</text:p>
          </table:table-cell>
          <table:table-cell office:value-type="float" office:value="64775" calcext:value-type="float">
            <text:p>64775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50930" calcext:value-type="float">
            <text:p>50930</text:p>
          </table:table-cell>
          <table:table-cell office:value-type="float" office:value="66934" calcext:value-type="float">
            <text:p>66934</text:p>
          </table:table-cell>
          <table:table-cell office:value-type="float" office:value="78090" calcext:value-type="float">
            <text:p>78090</text:p>
          </table:table-cell>
          <table:table-cell office:value-type="float" office:value="33573" calcext:value-type="float">
            <text:p>33573</text:p>
          </table:table-cell>
          <table:table-cell office:value-type="float" office:value="58295" calcext:value-type="float">
            <text:p>58295</text:p>
          </table:table-cell>
          <table:table-cell office:value-type="float" office:value="53202" calcext:value-type="float">
            <text:p>53202</text:p>
          </table:table-cell>
          <table:table-cell office:value-type="float" office:value="54619" calcext:value-type="float">
            <text:p>54619</text:p>
          </table:table-cell>
          <table:table-cell office:value-type="float" office:value="43321" calcext:value-type="float">
            <text:p>43321</text:p>
          </table:table-cell>
          <table:table-cell office:value-type="float" office:value="43939" calcext:value-type="float">
            <text:p>43939</text:p>
          </table:table-cell>
          <table:table-cell office:value-type="float" office:value="42708" calcext:value-type="float">
            <text:p>42708</text:p>
          </table:table-cell>
          <table:table-cell office:value-type="float" office:value="59916" calcext:value-type="float">
            <text:p>59916</text:p>
          </table:table-cell>
          <table:table-cell office:value-type="float" office:value="45270" calcext:value-type="float">
            <text:p>45270</text:p>
          </table:table-cell>
          <table:table-cell office:value-type="float" office:value="46278" calcext:value-type="float">
            <text:p>46278</text:p>
          </table:table-cell>
          <table:table-cell office:value-type="float" office:value="47303" calcext:value-type="float">
            <text:p>47303</text:p>
          </table:table-cell>
          <table:table-cell office:value-type="float" office:value="50883" calcext:value-type="float">
            <text:p>50883</text:p>
          </table:table-cell>
          <table:table-cell office:value-type="float" office:value="60735" calcext:value-type="float">
            <text:p>60735</text:p>
          </table:table-cell>
          <table:table-cell office:value-type="float" office:value="46671" calcext:value-type="float">
            <text:p>46671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61794" calcext:value-type="float">
            <text:p>61794</text:p>
          </table:table-cell>
          <table:table-cell office:value-type="float" office:value="56707" calcext:value-type="float">
            <text:p>56707</text:p>
          </table:table-cell>
          <table:table-cell office:value-type="float" office:value="70982" calcext:value-type="float">
            <text:p>70982</text:p>
          </table:table-cell>
          <table:table-cell office:value-type="float" office:value="30427" calcext:value-type="float">
            <text:p>30427</text:p>
          </table:table-cell>
          <table:table-cell office:value-type="float" office:value="65619" calcext:value-type="float">
            <text:p>65619</text:p>
          </table:table-cell>
          <table:table-cell office:value-type="float" office:value="44593" calcext:value-type="float">
            <text:p>44593</text:p>
          </table:table-cell>
          <table:table-cell office:value-type="float" office:value="58453" calcext:value-type="float">
            <text:p>58453</text:p>
          </table:table-cell>
          <table:table-cell office:value-type="float" office:value="41571" calcext:value-type="float">
            <text:p>41571</text:p>
          </table:table-cell>
          <table:table-cell office:value-type="float" office:value="38789" calcext:value-type="float">
            <text:p>38789</text:p>
          </table:table-cell>
          <table:table-cell office:value-type="float" office:value="36143" calcext:value-type="float">
            <text:p>36143</text:p>
          </table:table-cell>
          <table:table-cell office:value-type="float" office:value="50524" calcext:value-type="float">
            <text:p>50524</text:p>
          </table:table-cell>
          <table:table-cell office:value-type="float" office:value="50355" calcext:value-type="float">
            <text:p>50355</text:p>
          </table:table-cell>
          <table:table-cell office:value-type="float" office:value="52018" calcext:value-type="float">
            <text:p>52018</text:p>
          </table:table-cell>
          <table:table-cell office:value-type="float" office:value="44516" calcext:value-type="float">
            <text:p>44516</text:p>
          </table:table-cell>
          <table:table-cell office:value-type="float" office:value="66455" calcext:value-type="float">
            <text:p>66455</text:p>
          </table:table-cell>
          <table:table-cell office:value-type="float" office:value="84210" calcext:value-type="float">
            <text:p>84210</text:p>
          </table:table-cell>
          <table:table-cell office:value-type="float" office:value="53392" calcext:value-type="float">
            <text:p>53392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71602" calcext:value-type="float">
            <text:p>71602</text:p>
          </table:table-cell>
          <table:table-cell office:value-type="float" office:value="71452" calcext:value-type="float">
            <text:p>71452</text:p>
          </table:table-cell>
          <table:table-cell office:value-type="float" office:value="91941" calcext:value-type="float">
            <text:p>91941</text:p>
          </table:table-cell>
          <table:table-cell office:value-type="float" office:value="37159" calcext:value-type="float">
            <text:p>37159</text:p>
          </table:table-cell>
          <table:table-cell office:value-type="float" office:value="76764" calcext:value-type="float">
            <text:p>76764</text:p>
          </table:table-cell>
          <table:table-cell office:value-type="float" office:value="66416" calcext:value-type="float">
            <text:p>66416</text:p>
          </table:table-cell>
          <table:table-cell office:value-type="float" office:value="83033" calcext:value-type="float">
            <text:p>83033</text:p>
          </table:table-cell>
          <table:table-cell office:value-type="float" office:value="42826" calcext:value-type="float">
            <text:p>42826</text:p>
          </table:table-cell>
          <table:table-cell office:value-type="float" office:value="42011" calcext:value-type="float">
            <text:p>42011</text:p>
          </table:table-cell>
          <table:table-cell office:value-type="float" office:value="50555" calcext:value-type="float">
            <text:p>50555</text:p>
          </table:table-cell>
          <table:table-cell office:value-type="float" office:value="85756" calcext:value-type="float">
            <text:p>85756</text:p>
          </table:table-cell>
          <table:table-cell office:value-type="float" office:value="40235" calcext:value-type="float">
            <text:p>40235</text:p>
          </table:table-cell>
          <table:table-cell office:value-type="float" office:value="41445" calcext:value-type="float">
            <text:p>41445</text:p>
          </table:table-cell>
          <table:table-cell office:value-type="float" office:value="46346" calcext:value-type="float">
            <text:p>46346</text:p>
          </table:table-cell>
          <table:table-cell office:value-type="float" office:value="48486" calcext:value-type="float">
            <text:p>48486</text:p>
          </table:table-cell>
          <table:table-cell office:value-type="float" office:value="68252" calcext:value-type="float">
            <text:p>68252</text:p>
          </table:table-cell>
          <table:table-cell office:value-type="float" office:value="48838" calcext:value-type="float">
            <text:p>48838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59014" calcext:value-type="float">
            <text:p>59014</text:p>
          </table:table-cell>
          <table:table-cell office:value-type="float" office:value="62404" calcext:value-type="float">
            <text:p>62404</text:p>
          </table:table-cell>
          <table:table-cell office:value-type="float" office:value="72380" calcext:value-type="float">
            <text:p>72380</text:p>
          </table:table-cell>
          <table:table-cell office:value-type="float" office:value="35601" calcext:value-type="float">
            <text:p>35601</text:p>
          </table:table-cell>
          <table:table-cell office:value-type="float" office:value="60196" calcext:value-type="float">
            <text:p>60196</text:p>
          </table:table-cell>
          <table:table-cell office:value-type="float" office:value="56750" calcext:value-type="float">
            <text:p>56750</text:p>
          </table:table-cell>
          <table:table-cell office:value-type="float" office:value="65039" calcext:value-type="float">
            <text:p>65039</text:p>
          </table:table-cell>
          <table:table-cell office:value-type="float" office:value="40125" calcext:value-type="float">
            <text:p>40125</text:p>
          </table:table-cell>
          <table:table-cell office:value-type="float" office:value="36997" calcext:value-type="float">
            <text:p>36997</text:p>
          </table:table-cell>
          <table:table-cell office:value-type="float" office:value="46507" calcext:value-type="float">
            <text:p>46507</text:p>
          </table:table-cell>
          <table:table-cell office:value-type="float" office:value="68166" calcext:value-type="float">
            <text:p>68166</text:p>
          </table:table-cell>
          <table:table-cell office:value-type="float" office:value="41521" calcext:value-type="float">
            <text:p>41521</text:p>
          </table:table-cell>
          <table:table-cell office:value-type="float" office:value="38880" calcext:value-type="float">
            <text:p>38880</text:p>
          </table:table-cell>
          <table:table-cell office:value-type="float" office:value="46087" calcext:value-type="float">
            <text:p>46087</text:p>
          </table:table-cell>
          <table:table-cell office:value-type="float" office:value="48245" calcext:value-type="float">
            <text:p>48245</text:p>
          </table:table-cell>
          <table:table-cell office:value-type="float" office:value="54798" calcext:value-type="float">
            <text:p>54798</text:p>
          </table:table-cell>
          <table:table-cell office:value-type="float" office:value="43914" calcext:value-type="float">
            <text:p>43914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49785" calcext:value-type="float">
            <text:p>49785</text:p>
          </table:table-cell>
          <table:table-cell office:value-type="float" office:value="60723" calcext:value-type="float">
            <text:p>60723</text:p>
          </table:table-cell>
          <table:table-cell office:value-type="float" office:value="63699" calcext:value-type="float">
            <text:p>63699</text:p>
          </table:table-cell>
          <table:table-cell office:value-type="float" office:value="30126" calcext:value-type="float">
            <text:p>30126</text:p>
          </table:table-cell>
          <table:table-cell office:value-type="float" office:value="46578" calcext:value-type="float">
            <text:p>46578</text:p>
          </table:table-cell>
          <table:table-cell office:value-type="float" office:value="52647" calcext:value-type="float">
            <text:p>52647</text:p>
          </table:table-cell>
          <table:table-cell office:value-type="float" office:value="54587" calcext:value-type="float">
            <text:p>54587</text:p>
          </table:table-cell>
          <table:table-cell office:value-type="float" office:value="35795" calcext:value-type="float">
            <text:p>35795</text:p>
          </table:table-cell>
          <table:table-cell office:value-type="float" office:value="38128" calcext:value-type="float">
            <text:p>38128</text:p>
          </table:table-cell>
          <table:table-cell office:value-type="float" office:value="46447" calcext:value-type="float">
            <text:p>46447</text:p>
          </table:table-cell>
          <table:table-cell office:value-type="float" office:value="58517" calcext:value-type="float">
            <text:p>58517</text:p>
          </table:table-cell>
          <table:table-cell office:value-type="float" office:value="36962" calcext:value-type="float">
            <text:p>36962</text:p>
          </table:table-cell>
          <table:table-cell office:value-type="float" office:value="35938" calcext:value-type="float">
            <text:p>35938</text:p>
          </table:table-cell>
          <table:table-cell office:value-type="float" office:value="41167" calcext:value-type="float">
            <text:p>41167</text:p>
          </table:table-cell>
          <table:table-cell office:value-type="float" office:value="41748" calcext:value-type="float">
            <text:p>41748</text:p>
          </table:table-cell>
          <table:table-cell office:value-type="float" office:value="44617" calcext:value-type="float">
            <text:p>44617</text:p>
          </table:table-cell>
          <table:table-cell office:value-type="float" office:value="35227" calcext:value-type="float">
            <text:p>35227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43209" calcext:value-type="float">
            <text:p>43209</text:p>
          </table:table-cell>
          <table:table-cell office:value-type="float" office:value="52625" calcext:value-type="float">
            <text:p>52625</text:p>
          </table:table-cell>
          <table:table-cell office:value-type="float" office:value="53807" calcext:value-type="float">
            <text:p>53807</text:p>
          </table:table-cell>
          <table:table-cell office:value-type="float" office:value="29336" calcext:value-type="float">
            <text:p>29336</text:p>
          </table:table-cell>
          <table:table-cell office:value-type="float" office:value="42851" calcext:value-type="float">
            <text:p>42851</text:p>
          </table:table-cell>
          <table:table-cell office:value-type="float" office:value="42879" calcext:value-type="float">
            <text:p>42879</text:p>
          </table:table-cell>
          <table:table-cell office:value-type="float" office:value="45829" calcext:value-type="float">
            <text:p>45829</text:p>
          </table:table-cell>
          <table:table-cell office:value-type="float" office:value="40002" calcext:value-type="float">
            <text:p>40002</text:p>
          </table:table-cell>
          <table:table-cell office:value-type="float" office:value="41721" calcext:value-type="float">
            <text:p>41721</text:p>
          </table:table-cell>
          <table:table-cell office:value-type="float" office:value="43449" calcext:value-type="float">
            <text:p>43449</text:p>
          </table:table-cell>
          <table:table-cell office:value-type="float" office:value="47162" calcext:value-type="float">
            <text:p>47162</text:p>
          </table:table-cell>
          <table:table-cell office:value-type="float" office:value="41186" calcext:value-type="float">
            <text:p>41186</text:p>
          </table:table-cell>
          <table:table-cell office:value-type="float" office:value="46348" calcext:value-type="float">
            <text:p>46348</text:p>
          </table:table-cell>
          <table:table-cell office:value-type="float" office:value="43358" calcext:value-type="float">
            <text:p>43358</text:p>
          </table:table-cell>
          <table:table-cell office:value-type="float" office:value="47079" calcext:value-type="float">
            <text:p>47079</text:p>
          </table:table-cell>
          <table:table-cell office:value-type="float" office:value="39564" calcext:value-type="float">
            <text:p>39564</text:p>
          </table:table-cell>
          <table:table-cell office:value-type="float" office:value="34451" calcext:value-type="float">
            <text:p>34451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45333" calcext:value-type="float">
            <text:p>45333</text:p>
          </table:table-cell>
          <table:table-cell office:value-type="float" office:value="36667" calcext:value-type="float">
            <text:p>36667</text:p>
          </table:table-cell>
          <table:table-cell office:value-type="float" office:value="41667" calcext:value-type="float">
            <text:p>41667</text:p>
          </table:table-cell>
          <table:table-cell office:value-type="float" office:value="28000" calcext:value-type="float">
            <text:p>28000</text:p>
          </table:table-cell>
          <table:table-cell office:value-type="float" office:value="36667" calcext:value-type="float">
            <text:p>36667</text:p>
          </table:table-cell>
          <table:table-cell office:value-type="float" office:value="38000" calcext:value-type="float">
            <text:p>38000</text:p>
          </table:table-cell>
          <table:table-cell office:value-type="float" office:value="43000" calcext:value-type="float">
            <text:p>43000</text:p>
          </table:table-cell>
          <table:table-cell office:value-type="float" office:value="39333" calcext:value-type="float">
            <text:p>39333</text:p>
          </table:table-cell>
          <table:table-cell office:value-type="float" office:value="45667" calcext:value-type="float">
            <text:p>45667</text:p>
          </table:table-cell>
          <table:table-cell table:number-columns-repeated="2" office:value-type="float" office:value="44333" calcext:value-type="float">
            <text:p>44333</text:p>
          </table:table-cell>
          <table:table-cell office:value-type="float" office:value="49333" calcext:value-type="float">
            <text:p>49333</text:p>
          </table:table-cell>
          <table:table-cell office:value-type="float" office:value="48667" calcext:value-type="float">
            <text:p>48667</text:p>
          </table:table-cell>
          <table:table-cell office:value-type="float" office:value="45667" calcext:value-type="float">
            <text:p>45667</text:p>
          </table:table-cell>
          <table:table-cell office:value-type="float" office:value="59333" calcext:value-type="float">
            <text:p>59333</text:p>
          </table:table-cell>
          <table:table-cell office:value-type="float" office:value="57333" calcext:value-type="float">
            <text:p>57333</text:p>
          </table:table-cell>
          <table:table-cell office:value-type="float" office:value="36667" calcext:value-type="float">
            <text:p>36667</text:p>
          </table:table-cell>
        </table:table-row>
        <table:table-row table:style-name="ro1" table:number-rows-repeated="104797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abelle2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3667" calcext:value-type="float">
            <text:p>133667</text:p>
          </table:table-cell>
          <table:table-cell office:value-type="float" office:value="124000" calcext:value-type="float">
            <text:p>124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00333" calcext:value-type="float">
            <text:p>100333</text:p>
          </table:table-cell>
          <table:table-cell office:value-type="float" office:value="123000" calcext:value-type="float">
            <text:p>123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23333" calcext:value-type="float">
            <text:p>123333</text:p>
          </table:table-cell>
          <table:table-cell office:value-type="float" office:value="115333" calcext:value-type="float">
            <text:p>115333</text:p>
          </table:table-cell>
          <table:table-cell office:value-type="float" office:value="124667" calcext:value-type="float">
            <text:p>124667</text:p>
          </table:table-cell>
          <table:table-cell office:value-type="float" office:value="114667" calcext:value-type="float">
            <text:p>114667</text:p>
          </table:table-cell>
          <table:table-cell office:value-type="float" office:value="117667" calcext:value-type="float">
            <text:p>117667</text:p>
          </table:table-cell>
          <table:table-cell office:value-type="float" office:value="107333" calcext:value-type="float">
            <text:p>107333</text:p>
          </table:table-cell>
          <table:table-cell office:value-type="float" office:value="150333" calcext:value-type="float">
            <text:p>150333</text:p>
          </table:table-cell>
          <table:table-cell office:value-type="float" office:value="120333" calcext:value-type="float">
            <text:p>120333</text:p>
          </table:table-cell>
          <table:table-cell office:value-type="float" office:value="132667" calcext:value-type="float">
            <text:p>132667</text:p>
          </table:table-cell>
          <table:table-cell office:value-type="float" office:value="161667" calcext:value-type="float">
            <text:p>161667</text:p>
          </table:table-cell>
        </table:table-row>
        <table:table-row table:style-name="ro1">
          <table:table-cell/>
          <table:table-cell office:value-type="float" office:value="79099" calcext:value-type="float">
            <text:p>79099</text:p>
          </table:table-cell>
          <table:table-cell office:value-type="float" office:value="72070" calcext:value-type="float">
            <text:p>72070</text:p>
          </table:table-cell>
          <table:table-cell office:value-type="float" office:value="57409" calcext:value-type="float">
            <text:p>57409</text:p>
          </table:table-cell>
          <table:table-cell office:value-type="float" office:value="74985" calcext:value-type="float">
            <text:p>74985</text:p>
          </table:table-cell>
          <table:table-cell office:value-type="float" office:value="88474" calcext:value-type="float">
            <text:p>88474</text:p>
          </table:table-cell>
          <table:table-cell office:value-type="float" office:value="95274" calcext:value-type="float">
            <text:p>95274</text:p>
          </table:table-cell>
          <table:table-cell office:value-type="float" office:value="98350" calcext:value-type="float">
            <text:p>98350</text:p>
          </table:table-cell>
          <table:table-cell office:value-type="float" office:value="101074" calcext:value-type="float">
            <text:p>101074</text:p>
          </table:table-cell>
          <table:table-cell office:value-type="float" office:value="91414" calcext:value-type="float">
            <text:p>91414</text:p>
          </table:table-cell>
          <table:table-cell office:value-type="float" office:value="90871" calcext:value-type="float">
            <text:p>90871</text:p>
          </table:table-cell>
          <table:table-cell office:value-type="float" office:value="101986" calcext:value-type="float">
            <text:p>101986</text:p>
          </table:table-cell>
          <table:table-cell office:value-type="float" office:value="93900" calcext:value-type="float">
            <text:p>93900</text:p>
          </table:table-cell>
          <table:table-cell office:value-type="float" office:value="116298" calcext:value-type="float">
            <text:p>116298</text:p>
          </table:table-cell>
          <table:table-cell office:value-type="float" office:value="110826" calcext:value-type="float">
            <text:p>110826</text:p>
          </table:table-cell>
          <table:table-cell office:value-type="float" office:value="122628" calcext:value-type="float">
            <text:p>122628</text:p>
          </table:table-cell>
          <table:table-cell office:value-type="float" office:value="117503" calcext:value-type="float">
            <text:p>117503</text:p>
          </table:table-cell>
        </table:table-row>
        <table:table-row table:style-name="ro1">
          <table:table-cell/>
          <table:table-cell office:value-type="float" office:value="81013" calcext:value-type="float">
            <text:p>81013</text:p>
          </table:table-cell>
          <table:table-cell office:value-type="float" office:value="61945" calcext:value-type="float">
            <text:p>61945</text:p>
          </table:table-cell>
          <table:table-cell office:value-type="float" office:value="50360" calcext:value-type="float">
            <text:p>50360</text:p>
          </table:table-cell>
          <table:table-cell office:value-type="float" office:value="84243" calcext:value-type="float">
            <text:p>84243</text:p>
          </table:table-cell>
          <table:table-cell office:value-type="float" office:value="87880" calcext:value-type="float">
            <text:p>87880</text:p>
          </table:table-cell>
          <table:table-cell office:value-type="float" office:value="88553" calcext:value-type="float">
            <text:p>88553</text:p>
          </table:table-cell>
          <table:table-cell office:value-type="float" office:value="89355" calcext:value-type="float">
            <text:p>89355</text:p>
          </table:table-cell>
          <table:table-cell office:value-type="float" office:value="92187" calcext:value-type="float">
            <text:p>92187</text:p>
          </table:table-cell>
          <table:table-cell office:value-type="float" office:value="76996" calcext:value-type="float">
            <text:p>76996</text:p>
          </table:table-cell>
          <table:table-cell office:value-type="float" office:value="58914" calcext:value-type="float">
            <text:p>58914</text:p>
          </table:table-cell>
          <table:table-cell office:value-type="float" office:value="90204" calcext:value-type="float">
            <text:p>90204</text:p>
          </table:table-cell>
          <table:table-cell office:value-type="float" office:value="82557" calcext:value-type="float">
            <text:p>82557</text:p>
          </table:table-cell>
          <table:table-cell office:value-type="float" office:value="119120" calcext:value-type="float">
            <text:p>119120</text:p>
          </table:table-cell>
          <table:table-cell office:value-type="float" office:value="86686" calcext:value-type="float">
            <text:p>86686</text:p>
          </table:table-cell>
          <table:table-cell office:value-type="float" office:value="72983" calcext:value-type="float">
            <text:p>72983</text:p>
          </table:table-cell>
          <table:table-cell office:value-type="float" office:value="113396" calcext:value-type="float">
            <text:p>113396</text:p>
          </table:table-cell>
        </table:table-row>
        <table:table-row table:style-name="ro1">
          <table:table-cell/>
          <table:table-cell office:value-type="float" office:value="166414" calcext:value-type="float">
            <text:p>166414</text:p>
          </table:table-cell>
          <table:table-cell office:value-type="float" office:value="116831" calcext:value-type="float">
            <text:p>116831</text:p>
          </table:table-cell>
          <table:table-cell office:value-type="float" office:value="68029" calcext:value-type="float">
            <text:p>68029</text:p>
          </table:table-cell>
          <table:table-cell office:value-type="float" office:value="129105" calcext:value-type="float">
            <text:p>129105</text:p>
          </table:table-cell>
          <table:table-cell office:value-type="float" office:value="105110" calcext:value-type="float">
            <text:p>105110</text:p>
          </table:table-cell>
          <table:table-cell office:value-type="float" office:value="155666" calcext:value-type="float">
            <text:p>155666</text:p>
          </table:table-cell>
          <table:table-cell office:value-type="float" office:value="88709" calcext:value-type="float">
            <text:p>88709</text:p>
          </table:table-cell>
          <table:table-cell office:value-type="float" office:value="81406" calcext:value-type="float">
            <text:p>81406</text:p>
          </table:table-cell>
          <table:table-cell office:value-type="float" office:value="122103" calcext:value-type="float">
            <text:p>122103</text:p>
          </table:table-cell>
          <table:table-cell office:value-type="float" office:value="169609" calcext:value-type="float">
            <text:p>169609</text:p>
          </table:table-cell>
          <table:table-cell office:value-type="float" office:value="89029" calcext:value-type="float">
            <text:p>89029</text:p>
          </table:table-cell>
          <table:table-cell office:value-type="float" office:value="121529" calcext:value-type="float">
            <text:p>121529</text:p>
          </table:table-cell>
          <table:table-cell office:value-type="float" office:value="112747" calcext:value-type="float">
            <text:p>112747</text:p>
          </table:table-cell>
          <table:table-cell office:value-type="float" office:value="95322" calcext:value-type="float">
            <text:p>95322</text:p>
          </table:table-cell>
          <table:table-cell office:value-type="float" office:value="90606" calcext:value-type="float">
            <text:p>90606</text:p>
          </table:table-cell>
          <table:table-cell office:value-type="float" office:value="116021" calcext:value-type="float">
            <text:p>116021</text:p>
          </table:table-cell>
        </table:table-row>
        <table:table-row table:style-name="ro1">
          <table:table-cell/>
          <table:table-cell office:value-type="float" office:value="112156" calcext:value-type="float">
            <text:p>112156</text:p>
          </table:table-cell>
          <table:table-cell office:value-type="float" office:value="85996" calcext:value-type="float">
            <text:p>85996</text:p>
          </table:table-cell>
          <table:table-cell office:value-type="float" office:value="63392" calcext:value-type="float">
            <text:p>63392</text:p>
          </table:table-cell>
          <table:table-cell office:value-type="float" office:value="95053" calcext:value-type="float">
            <text:p>95053</text:p>
          </table:table-cell>
          <table:table-cell office:value-type="float" office:value="84431" calcext:value-type="float">
            <text:p>84431</text:p>
          </table:table-cell>
          <table:table-cell office:value-type="float" office:value="106360" calcext:value-type="float">
            <text:p>106360</text:p>
          </table:table-cell>
          <table:table-cell office:value-type="float" office:value="78298" calcext:value-type="float">
            <text:p>78298</text:p>
          </table:table-cell>
          <table:table-cell office:value-type="float" office:value="77310" calcext:value-type="float">
            <text:p>77310</text:p>
          </table:table-cell>
          <table:table-cell office:value-type="float" office:value="97834" calcext:value-type="float">
            <text:p>97834</text:p>
          </table:table-cell>
          <table:table-cell office:value-type="float" office:value="113850" calcext:value-type="float">
            <text:p>113850</text:p>
          </table:table-cell>
          <table:table-cell office:value-type="float" office:value="79082" calcext:value-type="float">
            <text:p>79082</text:p>
          </table:table-cell>
          <table:table-cell office:value-type="float" office:value="89917" calcext:value-type="float">
            <text:p>89917</text:p>
          </table:table-cell>
          <table:table-cell office:value-type="float" office:value="85003" calcext:value-type="float">
            <text:p>85003</text:p>
          </table:table-cell>
          <table:table-cell office:value-type="float" office:value="89995" calcext:value-type="float">
            <text:p>89995</text:p>
          </table:table-cell>
          <table:table-cell office:value-type="float" office:value="88459" calcext:value-type="float">
            <text:p>88459</text:p>
          </table:table-cell>
          <table:table-cell office:value-type="float" office:value="80348" calcext:value-type="float">
            <text:p>80348</text:p>
          </table:table-cell>
        </table:table-row>
        <table:table-row table:style-name="ro1">
          <table:table-cell/>
          <table:table-cell office:value-type="float" office:value="101422" calcext:value-type="float">
            <text:p>101422</text:p>
          </table:table-cell>
          <table:table-cell office:value-type="float" office:value="74522" calcext:value-type="float">
            <text:p>74522</text:p>
          </table:table-cell>
          <table:table-cell office:value-type="float" office:value="62435" calcext:value-type="float">
            <text:p>62435</text:p>
          </table:table-cell>
          <table:table-cell office:value-type="float" office:value="69900" calcext:value-type="float">
            <text:p>69900</text:p>
          </table:table-cell>
          <table:table-cell office:value-type="float" office:value="65369" calcext:value-type="float">
            <text:p>65369</text:p>
          </table:table-cell>
          <table:table-cell office:value-type="float" office:value="82914" calcext:value-type="float">
            <text:p>82914</text:p>
          </table:table-cell>
          <table:table-cell office:value-type="float" office:value="69109" calcext:value-type="float">
            <text:p>69109</text:p>
          </table:table-cell>
          <table:table-cell office:value-type="float" office:value="72310" calcext:value-type="float">
            <text:p>72310</text:p>
          </table:table-cell>
          <table:table-cell office:value-type="float" office:value="68606" calcext:value-type="float">
            <text:p>68606</text:p>
          </table:table-cell>
          <table:table-cell office:value-type="float" office:value="83968" calcext:value-type="float">
            <text:p>83968</text:p>
          </table:table-cell>
          <table:table-cell office:value-type="float" office:value="70551" calcext:value-type="float">
            <text:p>70551</text:p>
          </table:table-cell>
          <table:table-cell office:value-type="float" office:value="62551" calcext:value-type="float">
            <text:p>62551</text:p>
          </table:table-cell>
          <table:table-cell office:value-type="float" office:value="71937" calcext:value-type="float">
            <text:p>71937</text:p>
          </table:table-cell>
          <table:table-cell office:value-type="float" office:value="76574" calcext:value-type="float">
            <text:p>76574</text:p>
          </table:table-cell>
          <table:table-cell office:value-type="float" office:value="91179" calcext:value-type="float">
            <text:p>91179</text:p>
          </table:table-cell>
          <table:table-cell office:value-type="float" office:value="60276" calcext:value-type="float">
            <text:p>60276</text:p>
          </table:table-cell>
        </table:table-row>
        <table:table-row table:style-name="ro1">
          <table:table-cell/>
          <table:table-cell office:value-type="float" office:value="119839" calcext:value-type="float">
            <text:p>119839</text:p>
          </table:table-cell>
          <table:table-cell office:value-type="float" office:value="81228" calcext:value-type="float">
            <text:p>81228</text:p>
          </table:table-cell>
          <table:table-cell office:value-type="float" office:value="82461" calcext:value-type="float">
            <text:p>82461</text:p>
          </table:table-cell>
          <table:table-cell office:value-type="float" office:value="82111" calcext:value-type="float">
            <text:p>82111</text:p>
          </table:table-cell>
          <table:table-cell office:value-type="float" office:value="72783" calcext:value-type="float">
            <text:p>72783</text:p>
          </table:table-cell>
          <table:table-cell office:value-type="float" office:value="97275" calcext:value-type="float">
            <text:p>97275</text:p>
          </table:table-cell>
          <table:table-cell office:value-type="float" office:value="77990" calcext:value-type="float">
            <text:p>77990</text:p>
          </table:table-cell>
          <table:table-cell office:value-type="float" office:value="88250" calcext:value-type="float">
            <text:p>88250</text:p>
          </table:table-cell>
          <table:table-cell office:value-type="float" office:value="92095" calcext:value-type="float">
            <text:p>92095</text:p>
          </table:table-cell>
          <table:table-cell office:value-type="float" office:value="117758" calcext:value-type="float">
            <text:p>117758</text:p>
          </table:table-cell>
          <table:table-cell office:value-type="float" office:value="87268" calcext:value-type="float">
            <text:p>87268</text:p>
          </table:table-cell>
          <table:table-cell office:value-type="float" office:value="92425" calcext:value-type="float">
            <text:p>92425</text:p>
          </table:table-cell>
          <table:table-cell office:value-type="float" office:value="95120" calcext:value-type="float">
            <text:p>95120</text:p>
          </table:table-cell>
          <table:table-cell office:value-type="float" office:value="114313" calcext:value-type="float">
            <text:p>114313</text:p>
          </table:table-cell>
          <table:table-cell office:value-type="float" office:value="119993" calcext:value-type="float">
            <text:p>119993</text:p>
          </table:table-cell>
          <table:table-cell office:value-type="float" office:value="87140" calcext:value-type="float">
            <text:p>87140</text:p>
          </table:table-cell>
        </table:table-row>
        <table:table-row table:style-name="ro1">
          <table:table-cell/>
          <table:table-cell office:value-type="float" office:value="119561" calcext:value-type="float">
            <text:p>119561</text:p>
          </table:table-cell>
          <table:table-cell office:value-type="float" office:value="89393" calcext:value-type="float">
            <text:p>89393</text:p>
          </table:table-cell>
          <table:table-cell office:value-type="float" office:value="52698" calcext:value-type="float">
            <text:p>52698</text:p>
          </table:table-cell>
          <table:table-cell office:value-type="float" office:value="92143" calcext:value-type="float">
            <text:p>92143</text:p>
          </table:table-cell>
          <table:table-cell office:value-type="float" office:value="84769" calcext:value-type="float">
            <text:p>84769</text:p>
          </table:table-cell>
          <table:table-cell office:value-type="float" office:value="134850" calcext:value-type="float">
            <text:p>134850</text:p>
          </table:table-cell>
          <table:table-cell office:value-type="float" office:value="81900" calcext:value-type="float">
            <text:p>81900</text:p>
          </table:table-cell>
          <table:table-cell office:value-type="float" office:value="80494" calcext:value-type="float">
            <text:p>80494</text:p>
          </table:table-cell>
          <table:table-cell office:value-type="float" office:value="143417" calcext:value-type="float">
            <text:p>143417</text:p>
          </table:table-cell>
          <table:table-cell office:value-type="float" office:value="168179" calcext:value-type="float">
            <text:p>168179</text:p>
          </table:table-cell>
          <table:table-cell office:value-type="float" office:value="99516" calcext:value-type="float">
            <text:p>99516</text:p>
          </table:table-cell>
          <table:table-cell office:value-type="float" office:value="117074" calcext:value-type="float">
            <text:p>117074</text:p>
          </table:table-cell>
          <table:table-cell office:value-type="float" office:value="112161" calcext:value-type="float">
            <text:p>112161</text:p>
          </table:table-cell>
          <table:table-cell office:value-type="float" office:value="112128" calcext:value-type="float">
            <text:p>112128</text:p>
          </table:table-cell>
          <table:table-cell office:value-type="float" office:value="95447" calcext:value-type="float">
            <text:p>95447</text:p>
          </table:table-cell>
          <table:table-cell office:value-type="float" office:value="107210" calcext:value-type="float">
            <text:p>107210</text:p>
          </table:table-cell>
        </table:table-row>
        <table:table-row table:style-name="ro1">
          <table:table-cell/>
          <table:table-cell office:value-type="float" office:value="101781" calcext:value-type="float">
            <text:p>101781</text:p>
          </table:table-cell>
          <table:table-cell office:value-type="float" office:value="67737" calcext:value-type="float">
            <text:p>67737</text:p>
          </table:table-cell>
          <table:table-cell office:value-type="float" office:value="63357" calcext:value-type="float">
            <text:p>63357</text:p>
          </table:table-cell>
          <table:table-cell office:value-type="float" office:value="75259" calcext:value-type="float">
            <text:p>75259</text:p>
          </table:table-cell>
          <table:table-cell office:value-type="float" office:value="81159" calcext:value-type="float">
            <text:p>81159</text:p>
          </table:table-cell>
          <table:table-cell office:value-type="float" office:value="93321" calcext:value-type="float">
            <text:p>93321</text:p>
          </table:table-cell>
          <table:table-cell office:value-type="float" office:value="94052" calcext:value-type="float">
            <text:p>94052</text:p>
          </table:table-cell>
          <table:table-cell office:value-type="float" office:value="92451" calcext:value-type="float">
            <text:p>92451</text:p>
          </table:table-cell>
          <table:table-cell office:value-type="float" office:value="109815" calcext:value-type="float">
            <text:p>109815</text:p>
          </table:table-cell>
          <table:table-cell office:value-type="float" office:value="103522" calcext:value-type="float">
            <text:p>103522</text:p>
          </table:table-cell>
          <table:table-cell office:value-type="float" office:value="107424" calcext:value-type="float">
            <text:p>107424</text:p>
          </table:table-cell>
          <table:table-cell office:value-type="float" office:value="112270" calcext:value-type="float">
            <text:p>112270</text:p>
          </table:table-cell>
          <table:table-cell office:value-type="float" office:value="154661" calcext:value-type="float">
            <text:p>154661</text:p>
          </table:table-cell>
          <table:table-cell office:value-type="float" office:value="134244" calcext:value-type="float">
            <text:p>134244</text:p>
          </table:table-cell>
          <table:table-cell office:value-type="float" office:value="143760" calcext:value-type="float">
            <text:p>143760</text:p>
          </table:table-cell>
          <table:table-cell office:value-type="float" office:value="163609" calcext:value-type="float">
            <text:p>163609</text:p>
          </table:table-cell>
        </table:table-row>
        <table:table-row table:style-name="ro1">
          <table:table-cell/>
          <table:table-cell office:value-type="float" office:value="102696" calcext:value-type="float">
            <text:p>102696</text:p>
          </table:table-cell>
          <table:table-cell office:value-type="float" office:value="65564" calcext:value-type="float">
            <text:p>65564</text:p>
          </table:table-cell>
          <table:table-cell office:value-type="float" office:value="74055" calcext:value-type="float">
            <text:p>74055</text:p>
          </table:table-cell>
          <table:table-cell office:value-type="float" office:value="57310" calcext:value-type="float">
            <text:p>57310</text:p>
          </table:table-cell>
          <table:table-cell office:value-type="float" office:value="58671" calcext:value-type="float">
            <text:p>58671</text:p>
          </table:table-cell>
          <table:table-cell office:value-type="float" office:value="85502" calcext:value-type="float">
            <text:p>85502</text:p>
          </table:table-cell>
          <table:table-cell office:value-type="float" office:value="69355" calcext:value-type="float">
            <text:p>69355</text:p>
          </table:table-cell>
          <table:table-cell office:value-type="float" office:value="75005" calcext:value-type="float">
            <text:p>75005</text:p>
          </table:table-cell>
          <table:table-cell office:value-type="float" office:value="82683" calcext:value-type="float">
            <text:p>82683</text:p>
          </table:table-cell>
          <table:table-cell office:value-type="float" office:value="92878" calcext:value-type="float">
            <text:p>92878</text:p>
          </table:table-cell>
          <table:table-cell office:value-type="float" office:value="78992" calcext:value-type="float">
            <text:p>78992</text:p>
          </table:table-cell>
          <table:table-cell office:value-type="float" office:value="79298" calcext:value-type="float">
            <text:p>79298</text:p>
          </table:table-cell>
          <table:table-cell office:value-type="float" office:value="88142" calcext:value-type="float">
            <text:p>88142</text:p>
          </table:table-cell>
          <table:table-cell office:value-type="float" office:value="80462" calcext:value-type="float">
            <text:p>80462</text:p>
          </table:table-cell>
          <table:table-cell office:value-type="float" office:value="113041" calcext:value-type="float">
            <text:p>113041</text:p>
          </table:table-cell>
          <table:table-cell office:value-type="float" office:value="88366" calcext:value-type="float">
            <text:p>88366</text:p>
          </table:table-cell>
        </table:table-row>
        <table:table-row table:style-name="ro1">
          <table:table-cell/>
          <table:table-cell office:value-type="float" office:value="69683" calcext:value-type="float">
            <text:p>69683</text:p>
          </table:table-cell>
          <table:table-cell office:value-type="float" office:value="49093" calcext:value-type="float">
            <text:p>49093</text:p>
          </table:table-cell>
          <table:table-cell office:value-type="float" office:value="75128" calcext:value-type="float">
            <text:p>75128</text:p>
          </table:table-cell>
          <table:table-cell office:value-type="float" office:value="50771" calcext:value-type="float">
            <text:p>50771</text:p>
          </table:table-cell>
          <table:table-cell office:value-type="float" office:value="45164" calcext:value-type="float">
            <text:p>45164</text:p>
          </table:table-cell>
          <table:table-cell office:value-type="float" office:value="78928" calcext:value-type="float">
            <text:p>78928</text:p>
          </table:table-cell>
          <table:table-cell office:value-type="float" office:value="58615" calcext:value-type="float">
            <text:p>58615</text:p>
          </table:table-cell>
          <table:table-cell office:value-type="float" office:value="67035" calcext:value-type="float">
            <text:p>67035</text:p>
          </table:table-cell>
          <table:table-cell office:value-type="float" office:value="78109" calcext:value-type="float">
            <text:p>78109</text:p>
          </table:table-cell>
          <table:table-cell office:value-type="float" office:value="111043" calcext:value-type="float">
            <text:p>111043</text:p>
          </table:table-cell>
          <table:table-cell office:value-type="float" office:value="76750" calcext:value-type="float">
            <text:p>76750</text:p>
          </table:table-cell>
          <table:table-cell office:value-type="float" office:value="82346" calcext:value-type="float">
            <text:p>82346</text:p>
          </table:table-cell>
          <table:table-cell office:value-type="float" office:value="96996" calcext:value-type="float">
            <text:p>96996</text:p>
          </table:table-cell>
          <table:table-cell office:value-type="float" office:value="78177" calcext:value-type="float">
            <text:p>78177</text:p>
          </table:table-cell>
          <table:table-cell office:value-type="float" office:value="79219" calcext:value-type="float">
            <text:p>79219</text:p>
          </table:table-cell>
          <table:table-cell office:value-type="float" office:value="82048" calcext:value-type="float">
            <text:p>82048</text:p>
          </table:table-cell>
        </table:table-row>
        <table:table-row table:style-name="ro1">
          <table:table-cell/>
          <table:table-cell office:value-type="float" office:value="60855" calcext:value-type="float">
            <text:p>60855</text:p>
          </table:table-cell>
          <table:table-cell office:value-type="float" office:value="49936" calcext:value-type="float">
            <text:p>49936</text:p>
          </table:table-cell>
          <table:table-cell office:value-type="float" office:value="55952" calcext:value-type="float">
            <text:p>55952</text:p>
          </table:table-cell>
          <table:table-cell office:value-type="float" office:value="52109" calcext:value-type="float">
            <text:p>52109</text:p>
          </table:table-cell>
          <table:table-cell office:value-type="float" office:value="46689" calcext:value-type="float">
            <text:p>46689</text:p>
          </table:table-cell>
          <table:table-cell office:value-type="float" office:value="68845" calcext:value-type="float">
            <text:p>68845</text:p>
          </table:table-cell>
          <table:table-cell office:value-type="float" office:value="50166" calcext:value-type="float">
            <text:p>50166</text:p>
          </table:table-cell>
          <table:table-cell office:value-type="float" office:value="51134" calcext:value-type="float">
            <text:p>51134</text:p>
          </table:table-cell>
          <table:table-cell office:value-type="float" office:value="71164" calcext:value-type="float">
            <text:p>71164</text:p>
          </table:table-cell>
          <table:table-cell office:value-type="float" office:value="100338" calcext:value-type="float">
            <text:p>100338</text:p>
          </table:table-cell>
          <table:table-cell office:value-type="float" office:value="64170" calcext:value-type="float">
            <text:p>64170</text:p>
          </table:table-cell>
          <table:table-cell office:value-type="float" office:value="77135" calcext:value-type="float">
            <text:p>77135</text:p>
          </table:table-cell>
          <table:table-cell office:value-type="float" office:value="69836" calcext:value-type="float">
            <text:p>69836</text:p>
          </table:table-cell>
          <table:table-cell office:value-type="float" office:value="85141" calcext:value-type="float">
            <text:p>85141</text:p>
          </table:table-cell>
          <table:table-cell office:value-type="float" office:value="79254" calcext:value-type="float">
            <text:p>79254</text:p>
          </table:table-cell>
          <table:table-cell office:value-type="float" office:value="85178" calcext:value-type="float">
            <text:p>85178</text:p>
          </table:table-cell>
        </table:table-row>
        <table:table-row table:style-name="ro1">
          <table:table-cell/>
          <table:table-cell office:value-type="float" office:value="66281" calcext:value-type="float">
            <text:p>66281</text:p>
          </table:table-cell>
          <table:table-cell office:value-type="float" office:value="51507" calcext:value-type="float">
            <text:p>51507</text:p>
          </table:table-cell>
          <table:table-cell office:value-type="float" office:value="80511" calcext:value-type="float">
            <text:p>80511</text:p>
          </table:table-cell>
          <table:table-cell office:value-type="float" office:value="55742" calcext:value-type="float">
            <text:p>55742</text:p>
          </table:table-cell>
          <table:table-cell office:value-type="float" office:value="58315" calcext:value-type="float">
            <text:p>58315</text:p>
          </table:table-cell>
          <table:table-cell office:value-type="float" office:value="63523" calcext:value-type="float">
            <text:p>63523</text:p>
          </table:table-cell>
          <table:table-cell office:value-type="float" office:value="72057" calcext:value-type="float">
            <text:p>72057</text:p>
          </table:table-cell>
          <table:table-cell office:value-type="float" office:value="68321" calcext:value-type="float">
            <text:p>68321</text:p>
          </table:table-cell>
          <table:table-cell office:value-type="float" office:value="80601" calcext:value-type="float">
            <text:p>80601</text:p>
          </table:table-cell>
          <table:table-cell office:value-type="float" office:value="98958" calcext:value-type="float">
            <text:p>98958</text:p>
          </table:table-cell>
          <table:table-cell office:value-type="float" office:value="77122" calcext:value-type="float">
            <text:p>77122</text:p>
          </table:table-cell>
          <table:table-cell office:value-type="float" office:value="78320" calcext:value-type="float">
            <text:p>78320</text:p>
          </table:table-cell>
          <table:table-cell office:value-type="float" office:value="90342" calcext:value-type="float">
            <text:p>90342</text:p>
          </table:table-cell>
          <table:table-cell office:value-type="float" office:value="111409" calcext:value-type="float">
            <text:p>111409</text:p>
          </table:table-cell>
          <table:table-cell office:value-type="float" office:value="121248" calcext:value-type="float">
            <text:p>121248</text:p>
          </table:table-cell>
          <table:table-cell office:value-type="float" office:value="110327" calcext:value-type="float">
            <text:p>110327</text:p>
          </table:table-cell>
        </table:table-row>
        <table:table-row table:style-name="ro1">
          <table:table-cell/>
          <table:table-cell office:value-type="float" office:value="70317" calcext:value-type="float">
            <text:p>70317</text:p>
          </table:table-cell>
          <table:table-cell office:value-type="float" office:value="53734" calcext:value-type="float">
            <text:p>53734</text:p>
          </table:table-cell>
          <table:table-cell office:value-type="float" office:value="104613" calcext:value-type="float">
            <text:p>104613</text:p>
          </table:table-cell>
          <table:table-cell office:value-type="float" office:value="59349" calcext:value-type="float">
            <text:p>59349</text:p>
          </table:table-cell>
          <table:table-cell office:value-type="float" office:value="63421" calcext:value-type="float">
            <text:p>63421</text:p>
          </table:table-cell>
          <table:table-cell office:value-type="float" office:value="65755" calcext:value-type="float">
            <text:p>65755</text:p>
          </table:table-cell>
          <table:table-cell office:value-type="float" office:value="88815" calcext:value-type="float">
            <text:p>88815</text:p>
          </table:table-cell>
          <table:table-cell office:value-type="float" office:value="90066" calcext:value-type="float">
            <text:p>90066</text:p>
          </table:table-cell>
          <table:table-cell office:value-type="float" office:value="67352" calcext:value-type="float">
            <text:p>67352</text:p>
          </table:table-cell>
          <table:table-cell office:value-type="float" office:value="107897" calcext:value-type="float">
            <text:p>107897</text:p>
          </table:table-cell>
          <table:table-cell office:value-type="float" office:value="79134" calcext:value-type="float">
            <text:p>79134</text:p>
          </table:table-cell>
          <table:table-cell office:value-type="float" office:value="76495" calcext:value-type="float">
            <text:p>76495</text:p>
          </table:table-cell>
          <table:table-cell office:value-type="float" office:value="99548" calcext:value-type="float">
            <text:p>99548</text:p>
          </table:table-cell>
          <table:table-cell office:value-type="float" office:value="89373" calcext:value-type="float">
            <text:p>89373</text:p>
          </table:table-cell>
          <table:table-cell office:value-type="float" office:value="104291" calcext:value-type="float">
            <text:p>104291</text:p>
          </table:table-cell>
          <table:table-cell office:value-type="float" office:value="148805" calcext:value-type="float">
            <text:p>148805</text:p>
          </table:table-cell>
        </table:table-row>
        <table:table-row table:style-name="ro1">
          <table:table-cell/>
          <table:table-cell office:value-type="float" office:value="51486" calcext:value-type="float">
            <text:p>51486</text:p>
          </table:table-cell>
          <table:table-cell office:value-type="float" office:value="66318" calcext:value-type="float">
            <text:p>66318</text:p>
          </table:table-cell>
          <table:table-cell office:value-type="float" office:value="77742" calcext:value-type="float">
            <text:p>77742</text:p>
          </table:table-cell>
          <table:table-cell office:value-type="float" office:value="89225" calcext:value-type="float">
            <text:p>89225</text:p>
          </table:table-cell>
          <table:table-cell office:value-type="float" office:value="92411" calcext:value-type="float">
            <text:p>92411</text:p>
          </table:table-cell>
          <table:table-cell office:value-type="float" office:value="90584" calcext:value-type="float">
            <text:p>90584</text:p>
          </table:table-cell>
          <table:table-cell office:value-type="float" office:value="97277" calcext:value-type="float">
            <text:p>97277</text:p>
          </table:table-cell>
          <table:table-cell office:value-type="float" office:value="111250" calcext:value-type="float">
            <text:p>111250</text:p>
          </table:table-cell>
          <table:table-cell office:value-type="float" office:value="95376" calcext:value-type="float">
            <text:p>95376</text:p>
          </table:table-cell>
          <table:table-cell office:value-type="float" office:value="95960" calcext:value-type="float">
            <text:p>95960</text:p>
          </table:table-cell>
          <table:table-cell office:value-type="float" office:value="113270" calcext:value-type="float">
            <text:p>113270</text:p>
          </table:table-cell>
          <table:table-cell office:value-type="float" office:value="107855" calcext:value-type="float">
            <text:p>107855</text:p>
          </table:table-cell>
          <table:table-cell office:value-type="float" office:value="86927" calcext:value-type="float">
            <text:p>86927</text:p>
          </table:table-cell>
          <table:table-cell office:value-type="float" office:value="133265" calcext:value-type="float">
            <text:p>133265</text:p>
          </table:table-cell>
          <table:table-cell office:value-type="float" office:value="123413" calcext:value-type="float">
            <text:p>123413</text:p>
          </table:table-cell>
          <table:table-cell office:value-type="float" office:value="75019" calcext:value-type="float">
            <text:p>75019</text:p>
          </table:table-cell>
        </table:table-row>
        <table:table-row table:style-name="ro1">
          <table:table-cell/>
          <table:table-cell office:value-type="float" office:value="55126" calcext:value-type="float">
            <text:p>55126</text:p>
          </table:table-cell>
          <table:table-cell office:value-type="float" office:value="79109" calcext:value-type="float">
            <text:p>79109</text:p>
          </table:table-cell>
          <table:table-cell office:value-type="float" office:value="109949" calcext:value-type="float">
            <text:p>109949</text:p>
          </table:table-cell>
          <table:table-cell office:value-type="float" office:value="99134" calcext:value-type="float">
            <text:p>99134</text:p>
          </table:table-cell>
          <table:table-cell office:value-type="float" office:value="115286" calcext:value-type="float">
            <text:p>115286</text:p>
          </table:table-cell>
          <table:table-cell office:value-type="float" office:value="103855" calcext:value-type="float">
            <text:p>103855</text:p>
          </table:table-cell>
          <table:table-cell office:value-type="float" office:value="131212" calcext:value-type="float">
            <text:p>131212</text:p>
          </table:table-cell>
          <table:table-cell office:value-type="float" office:value="146719" calcext:value-type="float">
            <text:p>146719</text:p>
          </table:table-cell>
          <table:table-cell office:value-type="float" office:value="101909" calcext:value-type="float">
            <text:p>101909</text:p>
          </table:table-cell>
          <table:table-cell office:value-type="float" office:value="103188" calcext:value-type="float">
            <text:p>103188</text:p>
          </table:table-cell>
          <table:table-cell office:value-type="float" office:value="125885" calcext:value-type="float">
            <text:p>125885</text:p>
          </table:table-cell>
          <table:table-cell office:value-type="float" office:value="123725" calcext:value-type="float">
            <text:p>123725</text:p>
          </table:table-cell>
          <table:table-cell office:value-type="float" office:value="90417" calcext:value-type="float">
            <text:p>90417</text:p>
          </table:table-cell>
          <table:table-cell office:value-type="float" office:value="116778" calcext:value-type="float">
            <text:p>116778</text:p>
          </table:table-cell>
          <table:table-cell office:value-type="float" office:value="123065" calcext:value-type="float">
            <text:p>123065</text:p>
          </table:table-cell>
          <table:table-cell office:value-type="float" office:value="95974" calcext:value-type="float">
            <text:p>95974</text:p>
          </table:table-cell>
        </table:table-row>
        <table:table-row table:style-name="ro1">
          <table:table-cell/>
          <table:table-cell office:value-type="float" office:value="80161" calcext:value-type="float">
            <text:p>80161</text:p>
          </table:table-cell>
          <table:table-cell office:value-type="float" office:value="99346" calcext:value-type="float">
            <text:p>99346</text:p>
          </table:table-cell>
          <table:table-cell office:value-type="float" office:value="176729" calcext:value-type="float">
            <text:p>176729</text:p>
          </table:table-cell>
          <table:table-cell office:value-type="float" office:value="128931" calcext:value-type="float">
            <text:p>128931</text:p>
          </table:table-cell>
          <table:table-cell office:value-type="float" office:value="146082" calcext:value-type="float">
            <text:p>146082</text:p>
          </table:table-cell>
          <table:table-cell office:value-type="float" office:value="148453" calcext:value-type="float">
            <text:p>148453</text:p>
          </table:table-cell>
          <table:table-cell office:value-type="float" office:value="192853" calcext:value-type="float">
            <text:p>192853</text:p>
          </table:table-cell>
          <table:table-cell office:value-type="float" office:value="198024" calcext:value-type="float">
            <text:p>198024</text:p>
          </table:table-cell>
          <table:table-cell office:value-type="float" office:value="185224" calcext:value-type="float">
            <text:p>185224</text:p>
          </table:table-cell>
          <table:table-cell office:value-type="float" office:value="180890" calcext:value-type="float">
            <text:p>180890</text:p>
          </table:table-cell>
          <table:table-cell office:value-type="float" office:value="205548" calcext:value-type="float">
            <text:p>205548</text:p>
          </table:table-cell>
          <table:table-cell office:value-type="float" office:value="208337" calcext:value-type="float">
            <text:p>208337</text:p>
          </table:table-cell>
          <table:table-cell office:value-type="float" office:value="94871" calcext:value-type="float">
            <text:p>94871</text:p>
          </table:table-cell>
          <table:table-cell office:value-type="float" office:value="209803" calcext:value-type="float">
            <text:p>209803</text:p>
          </table:table-cell>
          <table:table-cell office:value-type="float" office:value="212462" calcext:value-type="float">
            <text:p>212462</text:p>
          </table:table-cell>
          <table:table-cell office:value-type="float" office:value="162427" calcext:value-type="float">
            <text:p>162427</text:p>
          </table:table-cell>
        </table:table-row>
        <table:table-row table:style-name="ro1">
          <table:table-cell/>
          <table:table-cell office:value-type="float" office:value="78810" calcext:value-type="float">
            <text:p>78810</text:p>
          </table:table-cell>
          <table:table-cell office:value-type="float" office:value="93636" calcext:value-type="float">
            <text:p>93636</text:p>
          </table:table-cell>
          <table:table-cell office:value-type="float" office:value="151851" calcext:value-type="float">
            <text:p>151851</text:p>
          </table:table-cell>
          <table:table-cell office:value-type="float" office:value="124049" calcext:value-type="float">
            <text:p>124049</text:p>
          </table:table-cell>
          <table:table-cell office:value-type="float" office:value="150589" calcext:value-type="float">
            <text:p>150589</text:p>
          </table:table-cell>
          <table:table-cell office:value-type="float" office:value="128738" calcext:value-type="float">
            <text:p>128738</text:p>
          </table:table-cell>
          <table:table-cell office:value-type="float" office:value="178067" calcext:value-type="float">
            <text:p>178067</text:p>
          </table:table-cell>
          <table:table-cell office:value-type="float" office:value="186659" calcext:value-type="float">
            <text:p>186659</text:p>
          </table:table-cell>
          <table:table-cell office:value-type="float" office:value="170984" calcext:value-type="float">
            <text:p>170984</text:p>
          </table:table-cell>
          <table:table-cell office:value-type="float" office:value="161100" calcext:value-type="float">
            <text:p>161100</text:p>
          </table:table-cell>
          <table:table-cell office:value-type="float" office:value="186466" calcext:value-type="float">
            <text:p>186466</text:p>
          </table:table-cell>
          <table:table-cell office:value-type="float" office:value="179967" calcext:value-type="float">
            <text:p>179967</text:p>
          </table:table-cell>
          <table:table-cell office:value-type="float" office:value="149832" calcext:value-type="float">
            <text:p>149832</text:p>
          </table:table-cell>
          <table:table-cell office:value-type="float" office:value="177943" calcext:value-type="float">
            <text:p>177943</text:p>
          </table:table-cell>
          <table:table-cell office:value-type="float" office:value="173575" calcext:value-type="float">
            <text:p>173575</text:p>
          </table:table-cell>
          <table:table-cell office:value-type="float" office:value="179467" calcext:value-type="float">
            <text:p>179467</text:p>
          </table:table-cell>
        </table:table-row>
        <table:table-row table:style-name="ro1">
          <table:table-cell/>
          <table:table-cell office:value-type="float" office:value="75551" calcext:value-type="float">
            <text:p>75551</text:p>
          </table:table-cell>
          <table:table-cell office:value-type="float" office:value="90488" calcext:value-type="float">
            <text:p>90488</text:p>
          </table:table-cell>
          <table:table-cell office:value-type="float" office:value="102483" calcext:value-type="float">
            <text:p>102483</text:p>
          </table:table-cell>
          <table:table-cell office:value-type="float" office:value="116647" calcext:value-type="float">
            <text:p>116647</text:p>
          </table:table-cell>
          <table:table-cell office:value-type="float" office:value="139241" calcext:value-type="float">
            <text:p>139241</text:p>
          </table:table-cell>
          <table:table-cell office:value-type="float" office:value="113622" calcext:value-type="float">
            <text:p>113622</text:p>
          </table:table-cell>
          <table:table-cell office:value-type="float" office:value="166028" calcext:value-type="float">
            <text:p>166028</text:p>
          </table:table-cell>
          <table:table-cell office:value-type="float" office:value="165356" calcext:value-type="float">
            <text:p>165356</text:p>
          </table:table-cell>
          <table:table-cell office:value-type="float" office:value="136177" calcext:value-type="float">
            <text:p>136177</text:p>
          </table:table-cell>
          <table:table-cell office:value-type="float" office:value="120745" calcext:value-type="float">
            <text:p>120745</text:p>
          </table:table-cell>
          <table:table-cell office:value-type="float" office:value="146812" calcext:value-type="float">
            <text:p>146812</text:p>
          </table:table-cell>
          <table:table-cell office:value-type="float" office:value="134977" calcext:value-type="float">
            <text:p>134977</text:p>
          </table:table-cell>
          <table:table-cell office:value-type="float" office:value="140504" calcext:value-type="float">
            <text:p>140504</text:p>
          </table:table-cell>
          <table:table-cell office:value-type="float" office:value="126373" calcext:value-type="float">
            <text:p>126373</text:p>
          </table:table-cell>
          <table:table-cell office:value-type="float" office:value="120424" calcext:value-type="float">
            <text:p>120424</text:p>
          </table:table-cell>
          <table:table-cell office:value-type="float" office:value="150231" calcext:value-type="float">
            <text:p>150231</text:p>
          </table:table-cell>
        </table:table-row>
        <table:table-row table:style-name="ro1">
          <table:table-cell/>
          <table:table-cell office:value-type="float" office:value="89579" calcext:value-type="float">
            <text:p>89579</text:p>
          </table:table-cell>
          <table:table-cell office:value-type="float" office:value="111750" calcext:value-type="float">
            <text:p>111750</text:p>
          </table:table-cell>
          <table:table-cell office:value-type="float" office:value="138063" calcext:value-type="float">
            <text:p>138063</text:p>
          </table:table-cell>
          <table:table-cell office:value-type="float" office:value="130806" calcext:value-type="float">
            <text:p>130806</text:p>
          </table:table-cell>
          <table:table-cell office:value-type="float" office:value="138031" calcext:value-type="float">
            <text:p>138031</text:p>
          </table:table-cell>
          <table:table-cell office:value-type="float" office:value="114474" calcext:value-type="float">
            <text:p>114474</text:p>
          </table:table-cell>
          <table:table-cell office:value-type="float" office:value="152648" calcext:value-type="float">
            <text:p>152648</text:p>
          </table:table-cell>
          <table:table-cell office:value-type="float" office:value="168305" calcext:value-type="float">
            <text:p>168305</text:p>
          </table:table-cell>
          <table:table-cell office:value-type="float" office:value="125564" calcext:value-type="float">
            <text:p>125564</text:p>
          </table:table-cell>
          <table:table-cell office:value-type="float" office:value="109626" calcext:value-type="float">
            <text:p>109626</text:p>
          </table:table-cell>
          <table:table-cell office:value-type="float" office:value="153593" calcext:value-type="float">
            <text:p>153593</text:p>
          </table:table-cell>
          <table:table-cell office:value-type="float" office:value="141748" calcext:value-type="float">
            <text:p>141748</text:p>
          </table:table-cell>
          <table:table-cell office:value-type="float" office:value="136108" calcext:value-type="float">
            <text:p>136108</text:p>
          </table:table-cell>
          <table:table-cell office:value-type="float" office:value="142878" calcext:value-type="float">
            <text:p>142878</text:p>
          </table:table-cell>
          <table:table-cell office:value-type="float" office:value="151748" calcext:value-type="float">
            <text:p>151748</text:p>
          </table:table-cell>
          <table:table-cell office:value-type="float" office:value="133981" calcext:value-type="float">
            <text:p>133981</text:p>
          </table:table-cell>
        </table:table-row>
        <table:table-row table:style-name="ro1">
          <table:table-cell/>
          <table:table-cell office:value-type="float" office:value="118343" calcext:value-type="float">
            <text:p>118343</text:p>
          </table:table-cell>
          <table:table-cell office:value-type="float" office:value="141087" calcext:value-type="float">
            <text:p>141087</text:p>
          </table:table-cell>
          <table:table-cell office:value-type="float" office:value="151414" calcext:value-type="float">
            <text:p>151414</text:p>
          </table:table-cell>
          <table:table-cell office:value-type="float" office:value="147043" calcext:value-type="float">
            <text:p>147043</text:p>
          </table:table-cell>
          <table:table-cell office:value-type="float" office:value="143712" calcext:value-type="float">
            <text:p>143712</text:p>
          </table:table-cell>
          <table:table-cell office:value-type="float" office:value="129877" calcext:value-type="float">
            <text:p>129877</text:p>
          </table:table-cell>
          <table:table-cell office:value-type="float" office:value="155257" calcext:value-type="float">
            <text:p>155257</text:p>
          </table:table-cell>
          <table:table-cell office:value-type="float" office:value="166471" calcext:value-type="float">
            <text:p>166471</text:p>
          </table:table-cell>
          <table:table-cell office:value-type="float" office:value="124448" calcext:value-type="float">
            <text:p>124448</text:p>
          </table:table-cell>
          <table:table-cell office:value-type="float" office:value="122287" calcext:value-type="float">
            <text:p>122287</text:p>
          </table:table-cell>
          <table:table-cell office:value-type="float" office:value="139664" calcext:value-type="float">
            <text:p>139664</text:p>
          </table:table-cell>
          <table:table-cell office:value-type="float" office:value="129738" calcext:value-type="float">
            <text:p>129738</text:p>
          </table:table-cell>
          <table:table-cell office:value-type="float" office:value="156787" calcext:value-type="float">
            <text:p>156787</text:p>
          </table:table-cell>
          <table:table-cell office:value-type="float" office:value="137078" calcext:value-type="float">
            <text:p>137078</text:p>
          </table:table-cell>
          <table:table-cell office:value-type="float" office:value="112278" calcext:value-type="float">
            <text:p>112278</text:p>
          </table:table-cell>
          <table:table-cell office:value-type="float" office:value="161564" calcext:value-type="float">
            <text:p>161564</text:p>
          </table:table-cell>
        </table:table-row>
        <table:table-row table:style-name="ro1">
          <table:table-cell/>
          <table:table-cell office:value-type="float" office:value="52418" calcext:value-type="float">
            <text:p>52418</text:p>
          </table:table-cell>
          <table:table-cell office:value-type="float" office:value="89150" calcext:value-type="float">
            <text:p>89150</text:p>
          </table:table-cell>
          <table:table-cell office:value-type="float" office:value="136882" calcext:value-type="float">
            <text:p>136882</text:p>
          </table:table-cell>
          <table:table-cell office:value-type="float" office:value="91411" calcext:value-type="float">
            <text:p>91411</text:p>
          </table:table-cell>
          <table:table-cell office:value-type="float" office:value="106756" calcext:value-type="float">
            <text:p>106756</text:p>
          </table:table-cell>
          <table:table-cell office:value-type="float" office:value="84826" calcext:value-type="float">
            <text:p>84826</text:p>
          </table:table-cell>
          <table:table-cell office:value-type="float" office:value="122209" calcext:value-type="float">
            <text:p>122209</text:p>
          </table:table-cell>
          <table:table-cell office:value-type="float" office:value="122910" calcext:value-type="float">
            <text:p>122910</text:p>
          </table:table-cell>
          <table:table-cell office:value-type="float" office:value="90870" calcext:value-type="float">
            <text:p>90870</text:p>
          </table:table-cell>
          <table:table-cell office:value-type="float" office:value="81448" calcext:value-type="float">
            <text:p>81448</text:p>
          </table:table-cell>
          <table:table-cell office:value-type="float" office:value="105117" calcext:value-type="float">
            <text:p>105117</text:p>
          </table:table-cell>
          <table:table-cell office:value-type="float" office:value="98936" calcext:value-type="float">
            <text:p>98936</text:p>
          </table:table-cell>
          <table:table-cell office:value-type="float" office:value="113109" calcext:value-type="float">
            <text:p>113109</text:p>
          </table:table-cell>
          <table:table-cell office:value-type="float" office:value="105067" calcext:value-type="float">
            <text:p>105067</text:p>
          </table:table-cell>
          <table:table-cell office:value-type="float" office:value="108472" calcext:value-type="float">
            <text:p>108472</text:p>
          </table:table-cell>
          <table:table-cell office:value-type="float" office:value="115642" calcext:value-type="float">
            <text:p>115642</text:p>
          </table:table-cell>
        </table:table-row>
        <table:table-row table:style-name="ro1">
          <table:table-cell/>
          <table:table-cell office:value-type="float" office:value="68915" calcext:value-type="float">
            <text:p>68915</text:p>
          </table:table-cell>
          <table:table-cell office:value-type="float" office:value="121703" calcext:value-type="float">
            <text:p>121703</text:p>
          </table:table-cell>
          <table:table-cell office:value-type="float" office:value="108342" calcext:value-type="float">
            <text:p>108342</text:p>
          </table:table-cell>
          <table:table-cell office:value-type="float" office:value="135723" calcext:value-type="float">
            <text:p>135723</text:p>
          </table:table-cell>
          <table:table-cell office:value-type="float" office:value="147544" calcext:value-type="float">
            <text:p>147544</text:p>
          </table:table-cell>
          <table:table-cell office:value-type="float" office:value="148192" calcext:value-type="float">
            <text:p>148192</text:p>
          </table:table-cell>
          <table:table-cell office:value-type="float" office:value="155661" calcext:value-type="float">
            <text:p>155661</text:p>
          </table:table-cell>
          <table:table-cell office:value-type="float" office:value="144692" calcext:value-type="float">
            <text:p>144692</text:p>
          </table:table-cell>
          <table:table-cell office:value-type="float" office:value="165776" calcext:value-type="float">
            <text:p>165776</text:p>
          </table:table-cell>
          <table:table-cell office:value-type="float" office:value="156569" calcext:value-type="float">
            <text:p>156569</text:p>
          </table:table-cell>
          <table:table-cell office:value-type="float" office:value="161301" calcext:value-type="float">
            <text:p>161301</text:p>
          </table:table-cell>
          <table:table-cell office:value-type="float" office:value="181225" calcext:value-type="float">
            <text:p>181225</text:p>
          </table:table-cell>
          <table:table-cell office:value-type="float" office:value="121622" calcext:value-type="float">
            <text:p>121622</text:p>
          </table:table-cell>
          <table:table-cell office:value-type="float" office:value="170052" calcext:value-type="float">
            <text:p>170052</text:p>
          </table:table-cell>
          <table:table-cell office:value-type="float" office:value="146980" calcext:value-type="float">
            <text:p>146980</text:p>
          </table:table-cell>
          <table:table-cell office:value-type="float" office:value="118611" calcext:value-type="float">
            <text:p>118611</text:p>
          </table:table-cell>
        </table:table-row>
        <table:table-row table:style-name="ro1">
          <table:table-cell/>
          <table:table-cell office:value-type="float" office:value="80633" calcext:value-type="float">
            <text:p>80633</text:p>
          </table:table-cell>
          <table:table-cell office:value-type="float" office:value="132944" calcext:value-type="float">
            <text:p>132944</text:p>
          </table:table-cell>
          <table:table-cell office:value-type="float" office:value="110364" calcext:value-type="float">
            <text:p>110364</text:p>
          </table:table-cell>
          <table:table-cell office:value-type="float" office:value="165836" calcext:value-type="float">
            <text:p>165836</text:p>
          </table:table-cell>
          <table:table-cell office:value-type="float" office:value="170242" calcext:value-type="float">
            <text:p>170242</text:p>
          </table:table-cell>
          <table:table-cell office:value-type="float" office:value="183198" calcext:value-type="float">
            <text:p>183198</text:p>
          </table:table-cell>
          <table:table-cell office:value-type="float" office:value="189599" calcext:value-type="float">
            <text:p>189599</text:p>
          </table:table-cell>
          <table:table-cell office:value-type="float" office:value="200511" calcext:value-type="float">
            <text:p>200511</text:p>
          </table:table-cell>
          <table:table-cell office:value-type="float" office:value="197096" calcext:value-type="float">
            <text:p>197096</text:p>
          </table:table-cell>
          <table:table-cell office:value-type="float" office:value="186142" calcext:value-type="float">
            <text:p>186142</text:p>
          </table:table-cell>
          <table:table-cell office:value-type="float" office:value="210910" calcext:value-type="float">
            <text:p>210910</text:p>
          </table:table-cell>
          <table:table-cell office:value-type="float" office:value="208989" calcext:value-type="float">
            <text:p>208989</text:p>
          </table:table-cell>
          <table:table-cell office:value-type="float" office:value="201239" calcext:value-type="float">
            <text:p>201239</text:p>
          </table:table-cell>
          <table:table-cell office:value-type="float" office:value="224453" calcext:value-type="float">
            <text:p>224453</text:p>
          </table:table-cell>
          <table:table-cell office:value-type="float" office:value="236525" calcext:value-type="float">
            <text:p>236525</text:p>
          </table:table-cell>
          <table:table-cell office:value-type="float" office:value="174600" calcext:value-type="float">
            <text:p>174600</text:p>
          </table:table-cell>
        </table:table-row>
        <table:table-row table:style-name="ro1">
          <table:table-cell/>
          <table:table-cell office:value-type="float" office:value="89626" calcext:value-type="float">
            <text:p>89626</text:p>
          </table:table-cell>
          <table:table-cell office:value-type="float" office:value="144308" calcext:value-type="float">
            <text:p>144308</text:p>
          </table:table-cell>
          <table:table-cell office:value-type="float" office:value="102445" calcext:value-type="float">
            <text:p>102445</text:p>
          </table:table-cell>
          <table:table-cell office:value-type="float" office:value="190752" calcext:value-type="float">
            <text:p>190752</text:p>
          </table:table-cell>
          <table:table-cell office:value-type="float" office:value="186041" calcext:value-type="float">
            <text:p>186041</text:p>
          </table:table-cell>
          <table:table-cell office:value-type="float" office:value="192235" calcext:value-type="float">
            <text:p>192235</text:p>
          </table:table-cell>
          <table:table-cell office:value-type="float" office:value="217590" calcext:value-type="float">
            <text:p>217590</text:p>
          </table:table-cell>
          <table:table-cell office:value-type="float" office:value="215251" calcext:value-type="float">
            <text:p>215251</text:p>
          </table:table-cell>
          <table:table-cell office:value-type="float" office:value="199847" calcext:value-type="float">
            <text:p>199847</text:p>
          </table:table-cell>
          <table:table-cell office:value-type="float" office:value="202661" calcext:value-type="float">
            <text:p>202661</text:p>
          </table:table-cell>
          <table:table-cell office:value-type="float" office:value="222730" calcext:value-type="float">
            <text:p>222730</text:p>
          </table:table-cell>
          <table:table-cell office:value-type="float" office:value="210477" calcext:value-type="float">
            <text:p>210477</text:p>
          </table:table-cell>
          <table:table-cell office:value-type="float" office:value="217831" calcext:value-type="float">
            <text:p>217831</text:p>
          </table:table-cell>
          <table:table-cell office:value-type="float" office:value="217676" calcext:value-type="float">
            <text:p>217676</text:p>
          </table:table-cell>
          <table:table-cell office:value-type="float" office:value="215246" calcext:value-type="float">
            <text:p>215246</text:p>
          </table:table-cell>
          <table:table-cell office:value-type="float" office:value="184607" calcext:value-type="float">
            <text:p>184607</text:p>
          </table:table-cell>
        </table:table-row>
        <table:table-row table:style-name="ro1">
          <table:table-cell/>
          <table:table-cell office:value-type="float" office:value="75395" calcext:value-type="float">
            <text:p>75395</text:p>
          </table:table-cell>
          <table:table-cell office:value-type="float" office:value="140922" calcext:value-type="float">
            <text:p>140922</text:p>
          </table:table-cell>
          <table:table-cell office:value-type="float" office:value="137860" calcext:value-type="float">
            <text:p>137860</text:p>
          </table:table-cell>
          <table:table-cell office:value-type="float" office:value="172223" calcext:value-type="float">
            <text:p>172223</text:p>
          </table:table-cell>
          <table:table-cell office:value-type="float" office:value="149901" calcext:value-type="float">
            <text:p>149901</text:p>
          </table:table-cell>
          <table:table-cell office:value-type="float" office:value="143355" calcext:value-type="float">
            <text:p>143355</text:p>
          </table:table-cell>
          <table:table-cell office:value-type="float" office:value="188629" calcext:value-type="float">
            <text:p>188629</text:p>
          </table:table-cell>
          <table:table-cell office:value-type="float" office:value="206237" calcext:value-type="float">
            <text:p>206237</text:p>
          </table:table-cell>
          <table:table-cell office:value-type="float" office:value="138199" calcext:value-type="float">
            <text:p>138199</text:p>
          </table:table-cell>
          <table:table-cell office:value-type="float" office:value="141351" calcext:value-type="float">
            <text:p>141351</text:p>
          </table:table-cell>
          <table:table-cell office:value-type="float" office:value="166946" calcext:value-type="float">
            <text:p>166946</text:p>
          </table:table-cell>
          <table:table-cell office:value-type="float" office:value="147623" calcext:value-type="float">
            <text:p>147623</text:p>
          </table:table-cell>
          <table:table-cell office:value-type="float" office:value="160424" calcext:value-type="float">
            <text:p>160424</text:p>
          </table:table-cell>
          <table:table-cell office:value-type="float" office:value="137879" calcext:value-type="float">
            <text:p>137879</text:p>
          </table:table-cell>
          <table:table-cell office:value-type="float" office:value="171766" calcext:value-type="float">
            <text:p>171766</text:p>
          </table:table-cell>
          <table:table-cell office:value-type="float" office:value="135595" calcext:value-type="float">
            <text:p>135595</text:p>
          </table:table-cell>
        </table:table-row>
        <table:table-row table:style-name="ro1">
          <table:table-cell/>
          <table:table-cell office:value-type="float" office:value="112739" calcext:value-type="float">
            <text:p>112739</text:p>
          </table:table-cell>
          <table:table-cell office:value-type="float" office:value="192857" calcext:value-type="float">
            <text:p>192857</text:p>
          </table:table-cell>
          <table:table-cell office:value-type="float" office:value="222330" calcext:value-type="float">
            <text:p>222330</text:p>
          </table:table-cell>
          <table:table-cell office:value-type="float" office:value="195975" calcext:value-type="float">
            <text:p>195975</text:p>
          </table:table-cell>
          <table:table-cell office:value-type="float" office:value="193151" calcext:value-type="float">
            <text:p>193151</text:p>
          </table:table-cell>
          <table:table-cell office:value-type="float" office:value="153277" calcext:value-type="float">
            <text:p>153277</text:p>
          </table:table-cell>
          <table:table-cell office:value-type="float" office:value="194251" calcext:value-type="float">
            <text:p>194251</text:p>
          </table:table-cell>
          <table:table-cell office:value-type="float" office:value="200604" calcext:value-type="float">
            <text:p>200604</text:p>
          </table:table-cell>
          <table:table-cell office:value-type="float" office:value="170312" calcext:value-type="float">
            <text:p>170312</text:p>
          </table:table-cell>
          <table:table-cell office:value-type="float" office:value="160651" calcext:value-type="float">
            <text:p>160651</text:p>
          </table:table-cell>
          <table:table-cell office:value-type="float" office:value="186628" calcext:value-type="float">
            <text:p>186628</text:p>
          </table:table-cell>
          <table:table-cell office:value-type="float" office:value="172067" calcext:value-type="float">
            <text:p>172067</text:p>
          </table:table-cell>
          <table:table-cell office:value-type="float" office:value="172781" calcext:value-type="float">
            <text:p>172781</text:p>
          </table:table-cell>
          <table:table-cell office:value-type="float" office:value="164674" calcext:value-type="float">
            <text:p>164674</text:p>
          </table:table-cell>
          <table:table-cell office:value-type="float" office:value="181986" calcext:value-type="float">
            <text:p>181986</text:p>
          </table:table-cell>
          <table:table-cell office:value-type="float" office:value="180832" calcext:value-type="float">
            <text:p>180832</text:p>
          </table:table-cell>
        </table:table-row>
        <table:table-row table:style-name="ro1">
          <table:table-cell/>
          <table:table-cell office:value-type="float" office:value="75444" calcext:value-type="float">
            <text:p>75444</text:p>
          </table:table-cell>
          <table:table-cell office:value-type="float" office:value="120654" calcext:value-type="float">
            <text:p>120654</text:p>
          </table:table-cell>
          <table:table-cell office:value-type="float" office:value="136465" calcext:value-type="float">
            <text:p>136465</text:p>
          </table:table-cell>
          <table:table-cell office:value-type="float" office:value="142285" calcext:value-type="float">
            <text:p>142285</text:p>
          </table:table-cell>
          <table:table-cell office:value-type="float" office:value="141163" calcext:value-type="float">
            <text:p>141163</text:p>
          </table:table-cell>
          <table:table-cell office:value-type="float" office:value="107800" calcext:value-type="float">
            <text:p>107800</text:p>
          </table:table-cell>
          <table:table-cell office:value-type="float" office:value="157697" calcext:value-type="float">
            <text:p>157697</text:p>
          </table:table-cell>
          <table:table-cell office:value-type="float" office:value="160593" calcext:value-type="float">
            <text:p>160593</text:p>
          </table:table-cell>
          <table:table-cell office:value-type="float" office:value="152036" calcext:value-type="float">
            <text:p>152036</text:p>
          </table:table-cell>
          <table:table-cell office:value-type="float" office:value="134676" calcext:value-type="float">
            <text:p>134676</text:p>
          </table:table-cell>
          <table:table-cell office:value-type="float" office:value="154563" calcext:value-type="float">
            <text:p>154563</text:p>
          </table:table-cell>
          <table:table-cell office:value-type="float" office:value="147514" calcext:value-type="float">
            <text:p>147514</text:p>
          </table:table-cell>
          <table:table-cell office:value-type="float" office:value="155156" calcext:value-type="float">
            <text:p>155156</text:p>
          </table:table-cell>
          <table:table-cell office:value-type="float" office:value="173698" calcext:value-type="float">
            <text:p>173698</text:p>
          </table:table-cell>
          <table:table-cell office:value-type="float" office:value="190181" calcext:value-type="float">
            <text:p>190181</text:p>
          </table:table-cell>
          <table:table-cell office:value-type="float" office:value="150992" calcext:value-type="float">
            <text:p>150992</text:p>
          </table:table-cell>
        </table:table-row>
        <table:table-row table:style-name="ro1">
          <table:table-cell/>
          <table:table-cell office:value-type="float" office:value="88432" calcext:value-type="float">
            <text:p>88432</text:p>
          </table:table-cell>
          <table:table-cell office:value-type="float" office:value="111507" calcext:value-type="float">
            <text:p>111507</text:p>
          </table:table-cell>
          <table:table-cell office:value-type="float" office:value="85747" calcext:value-type="float">
            <text:p>85747</text:p>
          </table:table-cell>
          <table:table-cell office:value-type="float" office:value="112622" calcext:value-type="float">
            <text:p>112622</text:p>
          </table:table-cell>
          <table:table-cell office:value-type="float" office:value="106156" calcext:value-type="float">
            <text:p>106156</text:p>
          </table:table-cell>
          <table:table-cell office:value-type="float" office:value="102278" calcext:value-type="float">
            <text:p>102278</text:p>
          </table:table-cell>
          <table:table-cell office:value-type="float" office:value="114516" calcext:value-type="float">
            <text:p>114516</text:p>
          </table:table-cell>
          <table:table-cell office:value-type="float" office:value="108208" calcext:value-type="float">
            <text:p>108208</text:p>
          </table:table-cell>
          <table:table-cell office:value-type="float" office:value="120825" calcext:value-type="float">
            <text:p>120825</text:p>
          </table:table-cell>
          <table:table-cell office:value-type="float" office:value="111139" calcext:value-type="float">
            <text:p>111139</text:p>
          </table:table-cell>
          <table:table-cell office:value-type="float" office:value="107321" calcext:value-type="float">
            <text:p>107321</text:p>
          </table:table-cell>
          <table:table-cell office:value-type="float" office:value="118209" calcext:value-type="float">
            <text:p>118209</text:p>
          </table:table-cell>
          <table:table-cell office:value-type="float" office:value="151396" calcext:value-type="float">
            <text:p>151396</text:p>
          </table:table-cell>
          <table:table-cell office:value-type="float" office:value="120265" calcext:value-type="float">
            <text:p>120265</text:p>
          </table:table-cell>
          <table:table-cell office:value-type="float" office:value="106203" calcext:value-type="float">
            <text:p>106203</text:p>
          </table:table-cell>
          <table:table-cell office:value-type="float" office:value="115587" calcext:value-type="float">
            <text:p>115587</text:p>
          </table:table-cell>
        </table:table-row>
        <table:table-row table:style-name="ro1">
          <table:table-cell/>
          <table:table-cell office:value-type="float" office:value="108264" calcext:value-type="float">
            <text:p>108264</text:p>
          </table:table-cell>
          <table:table-cell office:value-type="float" office:value="126418" calcext:value-type="float">
            <text:p>126418</text:p>
          </table:table-cell>
          <table:table-cell office:value-type="float" office:value="78285" calcext:value-type="float">
            <text:p>78285</text:p>
          </table:table-cell>
          <table:table-cell office:value-type="float" office:value="112691" calcext:value-type="float">
            <text:p>112691</text:p>
          </table:table-cell>
          <table:table-cell office:value-type="float" office:value="104077" calcext:value-type="float">
            <text:p>104077</text:p>
          </table:table-cell>
          <table:table-cell office:value-type="float" office:value="102389" calcext:value-type="float">
            <text:p>102389</text:p>
          </table:table-cell>
          <table:table-cell office:value-type="float" office:value="102177" calcext:value-type="float">
            <text:p>102177</text:p>
          </table:table-cell>
          <table:table-cell office:value-type="float" office:value="98721" calcext:value-type="float">
            <text:p>98721</text:p>
          </table:table-cell>
          <table:table-cell office:value-type="float" office:value="105743" calcext:value-type="float">
            <text:p>105743</text:p>
          </table:table-cell>
          <table:table-cell office:value-type="float" office:value="107472" calcext:value-type="float">
            <text:p>107472</text:p>
          </table:table-cell>
          <table:table-cell office:value-type="float" office:value="95127" calcext:value-type="float">
            <text:p>95127</text:p>
          </table:table-cell>
          <table:table-cell office:value-type="float" office:value="98780" calcext:value-type="float">
            <text:p>98780</text:p>
          </table:table-cell>
          <table:table-cell office:value-type="float" office:value="137005" calcext:value-type="float">
            <text:p>137005</text:p>
          </table:table-cell>
          <table:table-cell office:value-type="float" office:value="99933" calcext:value-type="float">
            <text:p>99933</text:p>
          </table:table-cell>
          <table:table-cell office:value-type="float" office:value="93404" calcext:value-type="float">
            <text:p>93404</text:p>
          </table:table-cell>
          <table:table-cell office:value-type="float" office:value="123735" calcext:value-type="float">
            <text:p>123735</text:p>
          </table:table-cell>
        </table:table-row>
        <table:table-row table:style-name="ro1">
          <table:table-cell/>
          <table:table-cell office:value-type="float" office:value="99240" calcext:value-type="float">
            <text:p>99240</text:p>
          </table:table-cell>
          <table:table-cell office:value-type="float" office:value="108967" calcext:value-type="float">
            <text:p>108967</text:p>
          </table:table-cell>
          <table:table-cell office:value-type="float" office:value="87603" calcext:value-type="float">
            <text:p>87603</text:p>
          </table:table-cell>
          <table:table-cell office:value-type="float" office:value="109053" calcext:value-type="float">
            <text:p>109053</text:p>
          </table:table-cell>
          <table:table-cell office:value-type="float" office:value="99478" calcext:value-type="float">
            <text:p>99478</text:p>
          </table:table-cell>
          <table:table-cell office:value-type="float" office:value="108077" calcext:value-type="float">
            <text:p>108077</text:p>
          </table:table-cell>
          <table:table-cell office:value-type="float" office:value="102984" calcext:value-type="float">
            <text:p>102984</text:p>
          </table:table-cell>
          <table:table-cell office:value-type="float" office:value="102215" calcext:value-type="float">
            <text:p>102215</text:p>
          </table:table-cell>
          <table:table-cell office:value-type="float" office:value="95331" calcext:value-type="float">
            <text:p>95331</text:p>
          </table:table-cell>
          <table:table-cell office:value-type="float" office:value="104393" calcext:value-type="float">
            <text:p>104393</text:p>
          </table:table-cell>
          <table:table-cell office:value-type="float" office:value="99689" calcext:value-type="float">
            <text:p>99689</text:p>
          </table:table-cell>
          <table:table-cell office:value-type="float" office:value="95111" calcext:value-type="float">
            <text:p>95111</text:p>
          </table:table-cell>
          <table:table-cell office:value-type="float" office:value="93368" calcext:value-type="float">
            <text:p>93368</text:p>
          </table:table-cell>
          <table:table-cell office:value-type="float" office:value="92504" calcext:value-type="float">
            <text:p>92504</text:p>
          </table:table-cell>
          <table:table-cell office:value-type="float" office:value="107366" calcext:value-type="float">
            <text:p>107366</text:p>
          </table:table-cell>
          <table:table-cell office:value-type="float" office:value="120566" calcext:value-type="float">
            <text:p>120566</text:p>
          </table:table-cell>
        </table:table-row>
        <table:table-row table:style-name="ro1">
          <table:table-cell/>
          <table:table-cell office:value-type="float" office:value="126357" calcext:value-type="float">
            <text:p>126357</text:p>
          </table:table-cell>
          <table:table-cell office:value-type="float" office:value="172880" calcext:value-type="float">
            <text:p>172880</text:p>
          </table:table-cell>
          <table:table-cell office:value-type="float" office:value="84575" calcext:value-type="float">
            <text:p>84575</text:p>
          </table:table-cell>
          <table:table-cell office:value-type="float" office:value="168863" calcext:value-type="float">
            <text:p>168863</text:p>
          </table:table-cell>
          <table:table-cell office:value-type="float" office:value="161342" calcext:value-type="float">
            <text:p>161342</text:p>
          </table:table-cell>
          <table:table-cell office:value-type="float" office:value="161468" calcext:value-type="float">
            <text:p>161468</text:p>
          </table:table-cell>
          <table:table-cell office:value-type="float" office:value="152135" calcext:value-type="float">
            <text:p>152135</text:p>
          </table:table-cell>
          <table:table-cell office:value-type="float" office:value="151050" calcext:value-type="float">
            <text:p>151050</text:p>
          </table:table-cell>
          <table:table-cell office:value-type="float" office:value="149698" calcext:value-type="float">
            <text:p>149698</text:p>
          </table:table-cell>
          <table:table-cell office:value-type="float" office:value="145776" calcext:value-type="float">
            <text:p>145776</text:p>
          </table:table-cell>
          <table:table-cell office:value-type="float" office:value="156456" calcext:value-type="float">
            <text:p>156456</text:p>
          </table:table-cell>
          <table:table-cell office:value-type="float" office:value="154417" calcext:value-type="float">
            <text:p>154417</text:p>
          </table:table-cell>
          <table:table-cell office:value-type="float" office:value="119284" calcext:value-type="float">
            <text:p>119284</text:p>
          </table:table-cell>
          <table:table-cell office:value-type="float" office:value="148984" calcext:value-type="float">
            <text:p>148984</text:p>
          </table:table-cell>
          <table:table-cell office:value-type="float" office:value="148912" calcext:value-type="float">
            <text:p>148912</text:p>
          </table:table-cell>
          <table:table-cell office:value-type="float" office:value="108961" calcext:value-type="float">
            <text:p>108961</text:p>
          </table:table-cell>
        </table:table-row>
        <table:table-row table:style-name="ro1">
          <table:table-cell/>
          <table:table-cell office:value-type="float" office:value="91901" calcext:value-type="float">
            <text:p>91901</text:p>
          </table:table-cell>
          <table:table-cell office:value-type="float" office:value="126889" calcext:value-type="float">
            <text:p>126889</text:p>
          </table:table-cell>
          <table:table-cell office:value-type="float" office:value="95125" calcext:value-type="float">
            <text:p>95125</text:p>
          </table:table-cell>
          <table:table-cell office:value-type="float" office:value="130394" calcext:value-type="float">
            <text:p>130394</text:p>
          </table:table-cell>
          <table:table-cell office:value-type="float" office:value="135122" calcext:value-type="float">
            <text:p>135122</text:p>
          </table:table-cell>
          <table:table-cell office:value-type="float" office:value="135105" calcext:value-type="float">
            <text:p>135105</text:p>
          </table:table-cell>
          <table:table-cell office:value-type="float" office:value="140605" calcext:value-type="float">
            <text:p>140605</text:p>
          </table:table-cell>
          <table:table-cell office:value-type="float" office:value="143634" calcext:value-type="float">
            <text:p>143634</text:p>
          </table:table-cell>
          <table:table-cell office:value-type="float" office:value="138896" calcext:value-type="float">
            <text:p>138896</text:p>
          </table:table-cell>
          <table:table-cell office:value-type="float" office:value="128568" calcext:value-type="float">
            <text:p>128568</text:p>
          </table:table-cell>
          <table:table-cell office:value-type="float" office:value="163325" calcext:value-type="float">
            <text:p>163325</text:p>
          </table:table-cell>
          <table:table-cell office:value-type="float" office:value="141767" calcext:value-type="float">
            <text:p>141767</text:p>
          </table:table-cell>
          <table:table-cell office:value-type="float" office:value="90384" calcext:value-type="float">
            <text:p>90384</text:p>
          </table:table-cell>
          <table:table-cell office:value-type="float" office:value="115396" calcext:value-type="float">
            <text:p>115396</text:p>
          </table:table-cell>
          <table:table-cell office:value-type="float" office:value="194330" calcext:value-type="float">
            <text:p>194330</text:p>
          </table:table-cell>
          <table:table-cell office:value-type="float" office:value="83467" calcext:value-type="float">
            <text:p>83467</text:p>
          </table:table-cell>
        </table:table-row>
        <table:table-row table:style-name="ro1">
          <table:table-cell/>
          <table:table-cell office:value-type="float" office:value="134046" calcext:value-type="float">
            <text:p>134046</text:p>
          </table:table-cell>
          <table:table-cell office:value-type="float" office:value="146873" calcext:value-type="float">
            <text:p>146873</text:p>
          </table:table-cell>
          <table:table-cell office:value-type="float" office:value="93995" calcext:value-type="float">
            <text:p>93995</text:p>
          </table:table-cell>
          <table:table-cell office:value-type="float" office:value="143929" calcext:value-type="float">
            <text:p>143929</text:p>
          </table:table-cell>
          <table:table-cell office:value-type="float" office:value="164454" calcext:value-type="float">
            <text:p>164454</text:p>
          </table:table-cell>
          <table:table-cell office:value-type="float" office:value="170863" calcext:value-type="float">
            <text:p>170863</text:p>
          </table:table-cell>
          <table:table-cell office:value-type="float" office:value="147547" calcext:value-type="float">
            <text:p>147547</text:p>
          </table:table-cell>
          <table:table-cell office:value-type="float" office:value="137178" calcext:value-type="float">
            <text:p>137178</text:p>
          </table:table-cell>
          <table:table-cell office:value-type="float" office:value="174116" calcext:value-type="float">
            <text:p>174116</text:p>
          </table:table-cell>
          <table:table-cell office:value-type="float" office:value="188963" calcext:value-type="float">
            <text:p>188963</text:p>
          </table:table-cell>
          <table:table-cell office:value-type="float" office:value="173998" calcext:value-type="float">
            <text:p>173998</text:p>
          </table:table-cell>
          <table:table-cell office:value-type="float" office:value="168332" calcext:value-type="float">
            <text:p>168332</text:p>
          </table:table-cell>
          <table:table-cell office:value-type="float" office:value="170827" calcext:value-type="float">
            <text:p>170827</text:p>
          </table:table-cell>
          <table:table-cell office:value-type="float" office:value="154592" calcext:value-type="float">
            <text:p>154592</text:p>
          </table:table-cell>
          <table:table-cell office:value-type="float" office:value="160458" calcext:value-type="float">
            <text:p>160458</text:p>
          </table:table-cell>
          <table:table-cell office:value-type="float" office:value="165513" calcext:value-type="float">
            <text:p>165513</text:p>
          </table:table-cell>
        </table:table-row>
        <table:table-row table:style-name="ro1">
          <table:table-cell/>
          <table:table-cell office:value-type="float" office:value="176981" calcext:value-type="float">
            <text:p>176981</text:p>
          </table:table-cell>
          <table:table-cell office:value-type="float" office:value="143809" calcext:value-type="float">
            <text:p>143809</text:p>
          </table:table-cell>
          <table:table-cell office:value-type="float" office:value="87933" calcext:value-type="float">
            <text:p>87933</text:p>
          </table:table-cell>
          <table:table-cell office:value-type="float" office:value="150147" calcext:value-type="float">
            <text:p>150147</text:p>
          </table:table-cell>
          <table:table-cell office:value-type="float" office:value="151536" calcext:value-type="float">
            <text:p>151536</text:p>
          </table:table-cell>
          <table:table-cell office:value-type="float" office:value="169961" calcext:value-type="float">
            <text:p>169961</text:p>
          </table:table-cell>
          <table:table-cell office:value-type="float" office:value="145743" calcext:value-type="float">
            <text:p>145743</text:p>
          </table:table-cell>
          <table:table-cell office:value-type="float" office:value="164178" calcext:value-type="float">
            <text:p>164178</text:p>
          </table:table-cell>
          <table:table-cell office:value-type="float" office:value="170035" calcext:value-type="float">
            <text:p>170035</text:p>
          </table:table-cell>
          <table:table-cell office:value-type="float" office:value="191725" calcext:value-type="float">
            <text:p>191725</text:p>
          </table:table-cell>
          <table:table-cell office:value-type="float" office:value="195866" calcext:value-type="float">
            <text:p>195866</text:p>
          </table:table-cell>
          <table:table-cell office:value-type="float" office:value="186091" calcext:value-type="float">
            <text:p>186091</text:p>
          </table:table-cell>
          <table:table-cell office:value-type="float" office:value="192045" calcext:value-type="float">
            <text:p>192045</text:p>
          </table:table-cell>
          <table:table-cell office:value-type="float" office:value="191069" calcext:value-type="float">
            <text:p>191069</text:p>
          </table:table-cell>
          <table:table-cell office:value-type="float" office:value="194836" calcext:value-type="float">
            <text:p>194836</text:p>
          </table:table-cell>
          <table:table-cell office:value-type="float" office:value="181384" calcext:value-type="float">
            <text:p>181384</text:p>
          </table:table-cell>
        </table:table-row>
        <table:table-row table:style-name="ro1">
          <table:table-cell/>
          <table:table-cell office:value-type="float" office:value="132396" calcext:value-type="float">
            <text:p>132396</text:p>
          </table:table-cell>
          <table:table-cell office:value-type="float" office:value="135577" calcext:value-type="float">
            <text:p>135577</text:p>
          </table:table-cell>
          <table:table-cell office:value-type="float" office:value="81935" calcext:value-type="float">
            <text:p>81935</text:p>
          </table:table-cell>
          <table:table-cell office:value-type="float" office:value="166058" calcext:value-type="float">
            <text:p>166058</text:p>
          </table:table-cell>
          <table:table-cell office:value-type="float" office:value="152543" calcext:value-type="float">
            <text:p>152543</text:p>
          </table:table-cell>
          <table:table-cell office:value-type="float" office:value="177247" calcext:value-type="float">
            <text:p>177247</text:p>
          </table:table-cell>
          <table:table-cell office:value-type="float" office:value="152159" calcext:value-type="float">
            <text:p>152159</text:p>
          </table:table-cell>
          <table:table-cell office:value-type="float" office:value="169395" calcext:value-type="float">
            <text:p>169395</text:p>
          </table:table-cell>
          <table:table-cell office:value-type="float" office:value="182751" calcext:value-type="float">
            <text:p>182751</text:p>
          </table:table-cell>
          <table:table-cell office:value-type="float" office:value="190317" calcext:value-type="float">
            <text:p>190317</text:p>
          </table:table-cell>
          <table:table-cell office:value-type="float" office:value="185304" calcext:value-type="float">
            <text:p>185304</text:p>
          </table:table-cell>
          <table:table-cell office:value-type="float" office:value="181243" calcext:value-type="float">
            <text:p>181243</text:p>
          </table:table-cell>
          <table:table-cell office:value-type="float" office:value="176921" calcext:value-type="float">
            <text:p>176921</text:p>
          </table:table-cell>
          <table:table-cell office:value-type="float" office:value="177937" calcext:value-type="float">
            <text:p>177937</text:p>
          </table:table-cell>
          <table:table-cell office:value-type="float" office:value="183165" calcext:value-type="float">
            <text:p>183165</text:p>
          </table:table-cell>
          <table:table-cell office:value-type="float" office:value="151526" calcext:value-type="float">
            <text:p>151526</text:p>
          </table:table-cell>
        </table:table-row>
        <table:table-row table:style-name="ro1">
          <table:table-cell/>
          <table:table-cell office:value-type="float" office:value="167446" calcext:value-type="float">
            <text:p>167446</text:p>
          </table:table-cell>
          <table:table-cell office:value-type="float" office:value="163097" calcext:value-type="float">
            <text:p>163097</text:p>
          </table:table-cell>
          <table:table-cell office:value-type="float" office:value="69100" calcext:value-type="float">
            <text:p>69100</text:p>
          </table:table-cell>
          <table:table-cell office:value-type="float" office:value="204986" calcext:value-type="float">
            <text:p>204986</text:p>
          </table:table-cell>
          <table:table-cell office:value-type="float" office:value="162699" calcext:value-type="float">
            <text:p>162699</text:p>
          </table:table-cell>
          <table:table-cell office:value-type="float" office:value="206517" calcext:value-type="float">
            <text:p>206517</text:p>
          </table:table-cell>
          <table:table-cell office:value-type="float" office:value="144970" calcext:value-type="float">
            <text:p>144970</text:p>
          </table:table-cell>
          <table:table-cell office:value-type="float" office:value="168795" calcext:value-type="float">
            <text:p>168795</text:p>
          </table:table-cell>
          <table:table-cell office:value-type="float" office:value="186160" calcext:value-type="float">
            <text:p>186160</text:p>
          </table:table-cell>
          <table:table-cell office:value-type="float" office:value="202663" calcext:value-type="float">
            <text:p>202663</text:p>
          </table:table-cell>
          <table:table-cell office:value-type="float" office:value="174269" calcext:value-type="float">
            <text:p>174269</text:p>
          </table:table-cell>
          <table:table-cell office:value-type="float" office:value="173055" calcext:value-type="float">
            <text:p>173055</text:p>
          </table:table-cell>
          <table:table-cell office:value-type="float" office:value="167935" calcext:value-type="float">
            <text:p>167935</text:p>
          </table:table-cell>
          <table:table-cell office:value-type="float" office:value="139293" calcext:value-type="float">
            <text:p>139293</text:p>
          </table:table-cell>
          <table:table-cell office:value-type="float" office:value="159614" calcext:value-type="float">
            <text:p>159614</text:p>
          </table:table-cell>
          <table:table-cell office:value-type="float" office:value="136958" calcext:value-type="float">
            <text:p>136958</text:p>
          </table:table-cell>
        </table:table-row>
        <table:table-row table:style-name="ro1">
          <table:table-cell/>
          <table:table-cell office:value-type="float" office:value="106564" calcext:value-type="float">
            <text:p>106564</text:p>
          </table:table-cell>
          <table:table-cell office:value-type="float" office:value="87131" calcext:value-type="float">
            <text:p>87131</text:p>
          </table:table-cell>
          <table:table-cell office:value-type="float" office:value="73950" calcext:value-type="float">
            <text:p>73950</text:p>
          </table:table-cell>
          <table:table-cell office:value-type="float" office:value="105175" calcext:value-type="float">
            <text:p>105175</text:p>
          </table:table-cell>
          <table:table-cell office:value-type="float" office:value="106590" calcext:value-type="float">
            <text:p>106590</text:p>
          </table:table-cell>
          <table:table-cell office:value-type="float" office:value="112830" calcext:value-type="float">
            <text:p>112830</text:p>
          </table:table-cell>
          <table:table-cell office:value-type="float" office:value="117931" calcext:value-type="float">
            <text:p>117931</text:p>
          </table:table-cell>
          <table:table-cell office:value-type="float" office:value="128414" calcext:value-type="float">
            <text:p>128414</text:p>
          </table:table-cell>
          <table:table-cell office:value-type="float" office:value="131559" calcext:value-type="float">
            <text:p>131559</text:p>
          </table:table-cell>
          <table:table-cell office:value-type="float" office:value="151517" calcext:value-type="float">
            <text:p>151517</text:p>
          </table:table-cell>
          <table:table-cell office:value-type="float" office:value="162176" calcext:value-type="float">
            <text:p>162176</text:p>
          </table:table-cell>
          <table:table-cell office:value-type="float" office:value="151697" calcext:value-type="float">
            <text:p>151697</text:p>
          </table:table-cell>
          <table:table-cell office:value-type="float" office:value="158416" calcext:value-type="float">
            <text:p>158416</text:p>
          </table:table-cell>
          <table:table-cell office:value-type="float" office:value="177208" calcext:value-type="float">
            <text:p>177208</text:p>
          </table:table-cell>
          <table:table-cell office:value-type="float" office:value="210376" calcext:value-type="float">
            <text:p>210376</text:p>
          </table:table-cell>
          <table:table-cell office:value-type="float" office:value="173594" calcext:value-type="float">
            <text:p>173594</text:p>
          </table:table-cell>
        </table:table-row>
        <table:table-row table:style-name="ro1">
          <table:table-cell/>
          <table:table-cell office:value-type="float" office:value="195164" calcext:value-type="float">
            <text:p>195164</text:p>
          </table:table-cell>
          <table:table-cell office:value-type="float" office:value="141276" calcext:value-type="float">
            <text:p>141276</text:p>
          </table:table-cell>
          <table:table-cell office:value-type="float" office:value="84467" calcext:value-type="float">
            <text:p>84467</text:p>
          </table:table-cell>
          <table:table-cell office:value-type="float" office:value="141047" calcext:value-type="float">
            <text:p>141047</text:p>
          </table:table-cell>
          <table:table-cell office:value-type="float" office:value="157936" calcext:value-type="float">
            <text:p>157936</text:p>
          </table:table-cell>
          <table:table-cell office:value-type="float" office:value="146764" calcext:value-type="float">
            <text:p>146764</text:p>
          </table:table-cell>
          <table:table-cell office:value-type="float" office:value="154156" calcext:value-type="float">
            <text:p>154156</text:p>
          </table:table-cell>
          <table:table-cell office:value-type="float" office:value="169772" calcext:value-type="float">
            <text:p>169772</text:p>
          </table:table-cell>
          <table:table-cell office:value-type="float" office:value="151243" calcext:value-type="float">
            <text:p>151243</text:p>
          </table:table-cell>
          <table:table-cell office:value-type="float" office:value="157117" calcext:value-type="float">
            <text:p>157117</text:p>
          </table:table-cell>
          <table:table-cell office:value-type="float" office:value="166205" calcext:value-type="float">
            <text:p>166205</text:p>
          </table:table-cell>
          <table:table-cell office:value-type="float" office:value="160383" calcext:value-type="float">
            <text:p>160383</text:p>
          </table:table-cell>
          <table:table-cell office:value-type="float" office:value="202198" calcext:value-type="float">
            <text:p>202198</text:p>
          </table:table-cell>
          <table:table-cell office:value-type="float" office:value="152330" calcext:value-type="float">
            <text:p>152330</text:p>
          </table:table-cell>
          <table:table-cell office:value-type="float" office:value="170520" calcext:value-type="float">
            <text:p>170520</text:p>
          </table:table-cell>
          <table:table-cell office:value-type="float" office:value="173828" calcext:value-type="float">
            <text:p>173828</text:p>
          </table:table-cell>
        </table:table-row>
        <table:table-row table:style-name="ro1">
          <table:table-cell/>
          <table:table-cell office:value-type="float" office:value="124673" calcext:value-type="float">
            <text:p>124673</text:p>
          </table:table-cell>
          <table:table-cell office:value-type="float" office:value="113335" calcext:value-type="float">
            <text:p>113335</text:p>
          </table:table-cell>
          <table:table-cell office:value-type="float" office:value="66749" calcext:value-type="float">
            <text:p>66749</text:p>
          </table:table-cell>
          <table:table-cell office:value-type="float" office:value="123913" calcext:value-type="float">
            <text:p>123913</text:p>
          </table:table-cell>
          <table:table-cell office:value-type="float" office:value="118624" calcext:value-type="float">
            <text:p>118624</text:p>
          </table:table-cell>
          <table:table-cell office:value-type="float" office:value="142560" calcext:value-type="float">
            <text:p>142560</text:p>
          </table:table-cell>
          <table:table-cell office:value-type="float" office:value="104040" calcext:value-type="float">
            <text:p>104040</text:p>
          </table:table-cell>
          <table:table-cell office:value-type="float" office:value="109342" calcext:value-type="float">
            <text:p>109342</text:p>
          </table:table-cell>
          <table:table-cell office:value-type="float" office:value="142277" calcext:value-type="float">
            <text:p>142277</text:p>
          </table:table-cell>
          <table:table-cell office:value-type="float" office:value="168489" calcext:value-type="float">
            <text:p>168489</text:p>
          </table:table-cell>
          <table:table-cell office:value-type="float" office:value="144130" calcext:value-type="float">
            <text:p>144130</text:p>
          </table:table-cell>
          <table:table-cell office:value-type="float" office:value="142060" calcext:value-type="float">
            <text:p>142060</text:p>
          </table:table-cell>
          <table:table-cell office:value-type="float" office:value="168786" calcext:value-type="float">
            <text:p>168786</text:p>
          </table:table-cell>
          <table:table-cell office:value-type="float" office:value="152160" calcext:value-type="float">
            <text:p>152160</text:p>
          </table:table-cell>
          <table:table-cell office:value-type="float" office:value="153119" calcext:value-type="float">
            <text:p>153119</text:p>
          </table:table-cell>
          <table:table-cell office:value-type="float" office:value="174335" calcext:value-type="float">
            <text:p>174335</text:p>
          </table:table-cell>
        </table:table-row>
        <table:table-row table:style-name="ro1">
          <table:table-cell/>
          <table:table-cell office:value-type="float" office:value="120704" calcext:value-type="float">
            <text:p>120704</text:p>
          </table:table-cell>
          <table:table-cell office:value-type="float" office:value="115961" calcext:value-type="float">
            <text:p>115961</text:p>
          </table:table-cell>
          <table:table-cell office:value-type="float" office:value="72714" calcext:value-type="float">
            <text:p>72714</text:p>
          </table:table-cell>
          <table:table-cell office:value-type="float" office:value="113508" calcext:value-type="float">
            <text:p>113508</text:p>
          </table:table-cell>
          <table:table-cell office:value-type="float" office:value="128190" calcext:value-type="float">
            <text:p>128190</text:p>
          </table:table-cell>
          <table:table-cell office:value-type="float" office:value="148460" calcext:value-type="float">
            <text:p>148460</text:p>
          </table:table-cell>
          <table:table-cell office:value-type="float" office:value="114332" calcext:value-type="float">
            <text:p>114332</text:p>
          </table:table-cell>
          <table:table-cell office:value-type="float" office:value="106750" calcext:value-type="float">
            <text:p>106750</text:p>
          </table:table-cell>
          <table:table-cell office:value-type="float" office:value="148021" calcext:value-type="float">
            <text:p>148021</text:p>
          </table:table-cell>
          <table:table-cell office:value-type="float" office:value="161292" calcext:value-type="float">
            <text:p>161292</text:p>
          </table:table-cell>
          <table:table-cell office:value-type="float" office:value="144238" calcext:value-type="float">
            <text:p>144238</text:p>
          </table:table-cell>
          <table:table-cell office:value-type="float" office:value="150205" calcext:value-type="float">
            <text:p>150205</text:p>
          </table:table-cell>
          <table:table-cell office:value-type="float" office:value="162890" calcext:value-type="float">
            <text:p>162890</text:p>
          </table:table-cell>
          <table:table-cell office:value-type="float" office:value="155611" calcext:value-type="float">
            <text:p>155611</text:p>
          </table:table-cell>
          <table:table-cell office:value-type="float" office:value="152404" calcext:value-type="float">
            <text:p>152404</text:p>
          </table:table-cell>
          <table:table-cell office:value-type="float" office:value="137291" calcext:value-type="float">
            <text:p>137291</text:p>
          </table:table-cell>
        </table:table-row>
        <table:table-row table:style-name="ro1">
          <table:table-cell/>
          <table:table-cell office:value-type="float" office:value="197205" calcext:value-type="float">
            <text:p>197205</text:p>
          </table:table-cell>
          <table:table-cell office:value-type="float" office:value="176488" calcext:value-type="float">
            <text:p>176488</text:p>
          </table:table-cell>
          <table:table-cell office:value-type="float" office:value="75691" calcext:value-type="float">
            <text:p>75691</text:p>
          </table:table-cell>
          <table:table-cell office:value-type="float" office:value="165851" calcext:value-type="float">
            <text:p>165851</text:p>
          </table:table-cell>
          <table:table-cell office:value-type="float" office:value="229456" calcext:value-type="float">
            <text:p>229456</text:p>
          </table:table-cell>
          <table:table-cell office:value-type="float" office:value="247348" calcext:value-type="float">
            <text:p>247348</text:p>
          </table:table-cell>
          <table:table-cell office:value-type="float" office:value="186025" calcext:value-type="float">
            <text:p>186025</text:p>
          </table:table-cell>
          <table:table-cell office:value-type="float" office:value="146261" calcext:value-type="float">
            <text:p>146261</text:p>
          </table:table-cell>
          <table:table-cell office:value-type="float" office:value="247467" calcext:value-type="float">
            <text:p>247467</text:p>
          </table:table-cell>
          <table:table-cell office:value-type="float" office:value="248382" calcext:value-type="float">
            <text:p>248382</text:p>
          </table:table-cell>
          <table:table-cell office:value-type="float" office:value="246686" calcext:value-type="float">
            <text:p>246686</text:p>
          </table:table-cell>
          <table:table-cell office:value-type="float" office:value="248017" calcext:value-type="float">
            <text:p>248017</text:p>
          </table:table-cell>
          <table:table-cell office:value-type="float" office:value="192223" calcext:value-type="float">
            <text:p>192223</text:p>
          </table:table-cell>
          <table:table-cell office:value-type="float" office:value="246851" calcext:value-type="float">
            <text:p>246851</text:p>
          </table:table-cell>
          <table:table-cell office:value-type="float" office:value="245831" calcext:value-type="float">
            <text:p>245831</text:p>
          </table:table-cell>
          <table:table-cell office:value-type="float" office:value="155207" calcext:value-type="float">
            <text:p>155207</text:p>
          </table:table-cell>
        </table:table-row>
        <table:table-row table:style-name="ro1">
          <table:table-cell/>
          <table:table-cell office:value-type="float" office:value="202086" calcext:value-type="float">
            <text:p>202086</text:p>
          </table:table-cell>
          <table:table-cell office:value-type="float" office:value="148218" calcext:value-type="float">
            <text:p>148218</text:p>
          </table:table-cell>
          <table:table-cell office:value-type="float" office:value="60230" calcext:value-type="float">
            <text:p>60230</text:p>
          </table:table-cell>
          <table:table-cell office:value-type="float" office:value="144906" calcext:value-type="float">
            <text:p>144906</text:p>
          </table:table-cell>
          <table:table-cell office:value-type="float" office:value="179544" calcext:value-type="float">
            <text:p>179544</text:p>
          </table:table-cell>
          <table:table-cell office:value-type="float" office:value="210276" calcext:value-type="float">
            <text:p>210276</text:p>
          </table:table-cell>
          <table:table-cell office:value-type="float" office:value="135890" calcext:value-type="float">
            <text:p>135890</text:p>
          </table:table-cell>
          <table:table-cell office:value-type="float" office:value="125842" calcext:value-type="float">
            <text:p>125842</text:p>
          </table:table-cell>
          <table:table-cell office:value-type="float" office:value="205384" calcext:value-type="float">
            <text:p>205384</text:p>
          </table:table-cell>
          <table:table-cell office:value-type="float" office:value="217268" calcext:value-type="float">
            <text:p>217268</text:p>
          </table:table-cell>
          <table:table-cell office:value-type="float" office:value="192717" calcext:value-type="float">
            <text:p>192717</text:p>
          </table:table-cell>
          <table:table-cell office:value-type="float" office:value="201359" calcext:value-type="float">
            <text:p>201359</text:p>
          </table:table-cell>
          <table:table-cell office:value-type="float" office:value="212683" calcext:value-type="float">
            <text:p>212683</text:p>
          </table:table-cell>
          <table:table-cell office:value-type="float" office:value="197536" calcext:value-type="float">
            <text:p>197536</text:p>
          </table:table-cell>
          <table:table-cell office:value-type="float" office:value="182220" calcext:value-type="float">
            <text:p>182220</text:p>
          </table:table-cell>
          <table:table-cell office:value-type="float" office:value="199100" calcext:value-type="float">
            <text:p>199100</text:p>
          </table:table-cell>
        </table:table-row>
        <table:table-row table:style-name="ro1">
          <table:table-cell/>
          <table:table-cell office:value-type="float" office:value="159596" calcext:value-type="float">
            <text:p>159596</text:p>
          </table:table-cell>
          <table:table-cell office:value-type="float" office:value="100301" calcext:value-type="float">
            <text:p>100301</text:p>
          </table:table-cell>
          <table:table-cell office:value-type="float" office:value="82529" calcext:value-type="float">
            <text:p>82529</text:p>
          </table:table-cell>
          <table:table-cell office:value-type="float" office:value="100525" calcext:value-type="float">
            <text:p>100525</text:p>
          </table:table-cell>
          <table:table-cell office:value-type="float" office:value="111519" calcext:value-type="float">
            <text:p>111519</text:p>
          </table:table-cell>
          <table:table-cell office:value-type="float" office:value="151650" calcext:value-type="float">
            <text:p>151650</text:p>
          </table:table-cell>
          <table:table-cell office:value-type="float" office:value="104579" calcext:value-type="float">
            <text:p>104579</text:p>
          </table:table-cell>
          <table:table-cell office:value-type="float" office:value="110057" calcext:value-type="float">
            <text:p>110057</text:p>
          </table:table-cell>
          <table:table-cell office:value-type="float" office:value="135633" calcext:value-type="float">
            <text:p>135633</text:p>
          </table:table-cell>
          <table:table-cell office:value-type="float" office:value="191712" calcext:value-type="float">
            <text:p>191712</text:p>
          </table:table-cell>
          <table:table-cell office:value-type="float" office:value="134819" calcext:value-type="float">
            <text:p>134819</text:p>
          </table:table-cell>
          <table:table-cell office:value-type="float" office:value="152779" calcext:value-type="float">
            <text:p>152779</text:p>
          </table:table-cell>
          <table:table-cell office:value-type="float" office:value="246857" calcext:value-type="float">
            <text:p>246857</text:p>
          </table:table-cell>
          <table:table-cell office:value-type="float" office:value="156611" calcext:value-type="float">
            <text:p>156611</text:p>
          </table:table-cell>
          <table:table-cell office:value-type="float" office:value="172579" calcext:value-type="float">
            <text:p>172579</text:p>
          </table:table-cell>
          <table:table-cell office:value-type="float" office:value="248858" calcext:value-type="float">
            <text:p>248858</text:p>
          </table:table-cell>
        </table:table-row>
        <table:table-row table:style-name="ro1">
          <table:table-cell/>
          <table:table-cell office:value-type="float" office:value="135202" calcext:value-type="float">
            <text:p>135202</text:p>
          </table:table-cell>
          <table:table-cell office:value-type="float" office:value="120260" calcext:value-type="float">
            <text:p>120260</text:p>
          </table:table-cell>
          <table:table-cell office:value-type="float" office:value="105627" calcext:value-type="float">
            <text:p>105627</text:p>
          </table:table-cell>
          <table:table-cell office:value-type="float" office:value="121861" calcext:value-type="float">
            <text:p>121861</text:p>
          </table:table-cell>
          <table:table-cell office:value-type="float" office:value="159111" calcext:value-type="float">
            <text:p>159111</text:p>
          </table:table-cell>
          <table:table-cell office:value-type="float" office:value="151176" calcext:value-type="float">
            <text:p>151176</text:p>
          </table:table-cell>
          <table:table-cell office:value-type="float" office:value="179147" calcext:value-type="float">
            <text:p>179147</text:p>
          </table:table-cell>
          <table:table-cell office:value-type="float" office:value="167745" calcext:value-type="float">
            <text:p>167745</text:p>
          </table:table-cell>
          <table:table-cell office:value-type="float" office:value="165256" calcext:value-type="float">
            <text:p>165256</text:p>
          </table:table-cell>
          <table:table-cell office:value-type="float" office:value="163677" calcext:value-type="float">
            <text:p>163677</text:p>
          </table:table-cell>
          <table:table-cell office:value-type="float" office:value="212405" calcext:value-type="float">
            <text:p>212405</text:p>
          </table:table-cell>
          <table:table-cell office:value-type="float" office:value="193273" calcext:value-type="float">
            <text:p>193273</text:p>
          </table:table-cell>
          <table:table-cell office:value-type="float" office:value="175488" calcext:value-type="float">
            <text:p>175488</text:p>
          </table:table-cell>
          <table:table-cell office:value-type="float" office:value="206047" calcext:value-type="float">
            <text:p>206047</text:p>
          </table:table-cell>
          <table:table-cell office:value-type="float" office:value="224657" calcext:value-type="float">
            <text:p>224657</text:p>
          </table:table-cell>
          <table:table-cell office:value-type="float" office:value="155517" calcext:value-type="float">
            <text:p>155517</text:p>
          </table:table-cell>
        </table:table-row>
        <table:table-row table:style-name="ro1">
          <table:table-cell/>
          <table:table-cell office:value-type="float" office:value="93440" calcext:value-type="float">
            <text:p>93440</text:p>
          </table:table-cell>
          <table:table-cell office:value-type="float" office:value="74831" calcext:value-type="float">
            <text:p>74831</text:p>
          </table:table-cell>
          <table:table-cell office:value-type="float" office:value="90911" calcext:value-type="float">
            <text:p>90911</text:p>
          </table:table-cell>
          <table:table-cell office:value-type="float" office:value="106181" calcext:value-type="float">
            <text:p>106181</text:p>
          </table:table-cell>
          <table:table-cell office:value-type="float" office:value="93578" calcext:value-type="float">
            <text:p>93578</text:p>
          </table:table-cell>
          <table:table-cell office:value-type="float" office:value="99785" calcext:value-type="float">
            <text:p>99785</text:p>
          </table:table-cell>
          <table:table-cell office:value-type="float" office:value="109663" calcext:value-type="float">
            <text:p>109663</text:p>
          </table:table-cell>
          <table:table-cell office:value-type="float" office:value="113013" calcext:value-type="float">
            <text:p>113013</text:p>
          </table:table-cell>
          <table:table-cell office:value-type="float" office:value="99211" calcext:value-type="float">
            <text:p>99211</text:p>
          </table:table-cell>
          <table:table-cell office:value-type="float" office:value="110430" calcext:value-type="float">
            <text:p>110430</text:p>
          </table:table-cell>
          <table:table-cell office:value-type="float" office:value="121701" calcext:value-type="float">
            <text:p>121701</text:p>
          </table:table-cell>
          <table:table-cell office:value-type="float" office:value="103754" calcext:value-type="float">
            <text:p>103754</text:p>
          </table:table-cell>
          <table:table-cell office:value-type="float" office:value="160317" calcext:value-type="float">
            <text:p>160317</text:p>
          </table:table-cell>
          <table:table-cell office:value-type="float" office:value="115366" calcext:value-type="float">
            <text:p>115366</text:p>
          </table:table-cell>
          <table:table-cell office:value-type="float" office:value="130991" calcext:value-type="float">
            <text:p>130991</text:p>
          </table:table-cell>
          <table:table-cell office:value-type="float" office:value="126560" calcext:value-type="float">
            <text:p>126560</text:p>
          </table:table-cell>
        </table:table-row>
        <table:table-row table:style-name="ro1">
          <table:table-cell/>
          <table:table-cell office:value-type="float" office:value="138791" calcext:value-type="float">
            <text:p>138791</text:p>
          </table:table-cell>
          <table:table-cell office:value-type="float" office:value="94763" calcext:value-type="float">
            <text:p>94763</text:p>
          </table:table-cell>
          <table:table-cell office:value-type="float" office:value="87304" calcext:value-type="float">
            <text:p>87304</text:p>
          </table:table-cell>
          <table:table-cell office:value-type="float" office:value="112311" calcext:value-type="float">
            <text:p>112311</text:p>
          </table:table-cell>
          <table:table-cell office:value-type="float" office:value="102915" calcext:value-type="float">
            <text:p>102915</text:p>
          </table:table-cell>
          <table:table-cell office:value-type="float" office:value="127811" calcext:value-type="float">
            <text:p>127811</text:p>
          </table:table-cell>
          <table:table-cell office:value-type="float" office:value="95336" calcext:value-type="float">
            <text:p>95336</text:p>
          </table:table-cell>
          <table:table-cell office:value-type="float" office:value="100491" calcext:value-type="float">
            <text:p>100491</text:p>
          </table:table-cell>
          <table:table-cell office:value-type="float" office:value="106917" calcext:value-type="float">
            <text:p>106917</text:p>
          </table:table-cell>
          <table:table-cell office:value-type="float" office:value="139949" calcext:value-type="float">
            <text:p>139949</text:p>
          </table:table-cell>
          <table:table-cell office:value-type="float" office:value="89558" calcext:value-type="float">
            <text:p>89558</text:p>
          </table:table-cell>
          <table:table-cell office:value-type="float" office:value="99134" calcext:value-type="float">
            <text:p>99134</text:p>
          </table:table-cell>
          <table:table-cell office:value-type="float" office:value="136891" calcext:value-type="float">
            <text:p>136891</text:p>
          </table:table-cell>
          <table:table-cell office:value-type="float" office:value="93059" calcext:value-type="float">
            <text:p>93059</text:p>
          </table:table-cell>
          <table:table-cell office:value-type="float" office:value="84627" calcext:value-type="float">
            <text:p>84627</text:p>
          </table:table-cell>
          <table:table-cell office:value-type="float" office:value="134081" calcext:value-type="float">
            <text:p>134081</text:p>
          </table:table-cell>
        </table:table-row>
        <table:table-row table:style-name="ro1">
          <table:table-cell/>
          <table:table-cell office:value-type="float" office:value="199142" calcext:value-type="float">
            <text:p>199142</text:p>
          </table:table-cell>
          <table:table-cell office:value-type="float" office:value="134119" calcext:value-type="float">
            <text:p>134119</text:p>
          </table:table-cell>
          <table:table-cell office:value-type="float" office:value="116200" calcext:value-type="float">
            <text:p>116200</text:p>
          </table:table-cell>
          <table:table-cell office:value-type="float" office:value="139403" calcext:value-type="float">
            <text:p>139403</text:p>
          </table:table-cell>
          <table:table-cell office:value-type="float" office:value="147925" calcext:value-type="float">
            <text:p>147925</text:p>
          </table:table-cell>
          <table:table-cell office:value-type="float" office:value="164439" calcext:value-type="float">
            <text:p>164439</text:p>
          </table:table-cell>
          <table:table-cell office:value-type="float" office:value="140004" calcext:value-type="float">
            <text:p>140004</text:p>
          </table:table-cell>
          <table:table-cell office:value-type="float" office:value="148070" calcext:value-type="float">
            <text:p>148070</text:p>
          </table:table-cell>
          <table:table-cell office:value-type="float" office:value="152495" calcext:value-type="float">
            <text:p>152495</text:p>
          </table:table-cell>
          <table:table-cell office:value-type="float" office:value="184900" calcext:value-type="float">
            <text:p>184900</text:p>
          </table:table-cell>
          <table:table-cell office:value-type="float" office:value="140295" calcext:value-type="float">
            <text:p>140295</text:p>
          </table:table-cell>
          <table:table-cell office:value-type="float" office:value="154651" calcext:value-type="float">
            <text:p>154651</text:p>
          </table:table-cell>
          <table:table-cell office:value-type="float" office:value="179223" calcext:value-type="float">
            <text:p>179223</text:p>
          </table:table-cell>
          <table:table-cell office:value-type="float" office:value="147116" calcext:value-type="float">
            <text:p>147116</text:p>
          </table:table-cell>
          <table:table-cell office:value-type="float" office:value="136884" calcext:value-type="float">
            <text:p>136884</text:p>
          </table:table-cell>
          <table:table-cell office:value-type="float" office:value="192666" calcext:value-type="float">
            <text:p>192666</text:p>
          </table:table-cell>
        </table:table-row>
        <table:table-row table:style-name="ro1">
          <table:table-cell/>
          <table:table-cell office:value-type="float" office:value="204477" calcext:value-type="float">
            <text:p>204477</text:p>
          </table:table-cell>
          <table:table-cell office:value-type="float" office:value="93451" calcext:value-type="float">
            <text:p>93451</text:p>
          </table:table-cell>
          <table:table-cell office:value-type="float" office:value="121129" calcext:value-type="float">
            <text:p>121129</text:p>
          </table:table-cell>
          <table:table-cell office:value-type="float" office:value="102004" calcext:value-type="float">
            <text:p>102004</text:p>
          </table:table-cell>
          <table:table-cell office:value-type="float" office:value="111174" calcext:value-type="float">
            <text:p>111174</text:p>
          </table:table-cell>
          <table:table-cell office:value-type="float" office:value="96175" calcext:value-type="float">
            <text:p>96175</text:p>
          </table:table-cell>
          <table:table-cell office:value-type="float" office:value="145936" calcext:value-type="float">
            <text:p>145936</text:p>
          </table:table-cell>
          <table:table-cell office:value-type="float" office:value="161023" calcext:value-type="float">
            <text:p>161023</text:p>
          </table:table-cell>
          <table:table-cell office:value-type="float" office:value="120157" calcext:value-type="float">
            <text:p>120157</text:p>
          </table:table-cell>
          <table:table-cell office:value-type="float" office:value="115594" calcext:value-type="float">
            <text:p>115594</text:p>
          </table:table-cell>
          <table:table-cell office:value-type="float" office:value="133095" calcext:value-type="float">
            <text:p>133095</text:p>
          </table:table-cell>
          <table:table-cell office:value-type="float" office:value="129062" calcext:value-type="float">
            <text:p>129062</text:p>
          </table:table-cell>
          <table:table-cell office:value-type="float" office:value="234620" calcext:value-type="float">
            <text:p>234620</text:p>
          </table:table-cell>
          <table:table-cell office:value-type="float" office:value="133518" calcext:value-type="float">
            <text:p>133518</text:p>
          </table:table-cell>
          <table:table-cell office:value-type="float" office:value="165762" calcext:value-type="float">
            <text:p>165762</text:p>
          </table:table-cell>
          <table:table-cell office:value-type="float" office:value="186256" calcext:value-type="float">
            <text:p>186256</text:p>
          </table:table-cell>
        </table:table-row>
        <table:table-row table:style-name="ro1">
          <table:table-cell/>
          <table:table-cell office:value-type="float" office:value="190785" calcext:value-type="float">
            <text:p>190785</text:p>
          </table:table-cell>
          <table:table-cell office:value-type="float" office:value="87537" calcext:value-type="float">
            <text:p>87537</text:p>
          </table:table-cell>
          <table:table-cell office:value-type="float" office:value="140140" calcext:value-type="float">
            <text:p>140140</text:p>
          </table:table-cell>
          <table:table-cell office:value-type="float" office:value="105786" calcext:value-type="float">
            <text:p>105786</text:p>
          </table:table-cell>
          <table:table-cell office:value-type="float" office:value="98396" calcext:value-type="float">
            <text:p>98396</text:p>
          </table:table-cell>
          <table:table-cell office:value-type="float" office:value="138984" calcext:value-type="float">
            <text:p>138984</text:p>
          </table:table-cell>
          <table:table-cell office:value-type="float" office:value="104969" calcext:value-type="float">
            <text:p>104969</text:p>
          </table:table-cell>
          <table:table-cell office:value-type="float" office:value="120166" calcext:value-type="float">
            <text:p>120166</text:p>
          </table:table-cell>
          <table:table-cell office:value-type="float" office:value="118323" calcext:value-type="float">
            <text:p>118323</text:p>
          </table:table-cell>
          <table:table-cell office:value-type="float" office:value="170111" calcext:value-type="float">
            <text:p>170111</text:p>
          </table:table-cell>
          <table:table-cell office:value-type="float" office:value="108201" calcext:value-type="float">
            <text:p>108201</text:p>
          </table:table-cell>
          <table:table-cell office:value-type="float" office:value="125223" calcext:value-type="float">
            <text:p>125223</text:p>
          </table:table-cell>
          <table:table-cell office:value-type="float" office:value="198529" calcext:value-type="float">
            <text:p>198529</text:p>
          </table:table-cell>
          <table:table-cell office:value-type="float" office:value="124273" calcext:value-type="float">
            <text:p>124273</text:p>
          </table:table-cell>
          <table:table-cell office:value-type="float" office:value="116517" calcext:value-type="float">
            <text:p>116517</text:p>
          </table:table-cell>
          <table:table-cell office:value-type="float" office:value="141254" calcext:value-type="float">
            <text:p>141254</text:p>
          </table:table-cell>
        </table:table-row>
        <table:table-row table:style-name="ro1">
          <table:table-cell/>
          <table:table-cell office:value-type="float" office:value="144767" calcext:value-type="float">
            <text:p>144767</text:p>
          </table:table-cell>
          <table:table-cell office:value-type="float" office:value="82786" calcext:value-type="float">
            <text:p>82786</text:p>
          </table:table-cell>
          <table:table-cell office:value-type="float" office:value="194122" calcext:value-type="float">
            <text:p>194122</text:p>
          </table:table-cell>
          <table:table-cell office:value-type="float" office:value="106832" calcext:value-type="float">
            <text:p>106832</text:p>
          </table:table-cell>
          <table:table-cell office:value-type="float" office:value="103583" calcext:value-type="float">
            <text:p>103583</text:p>
          </table:table-cell>
          <table:table-cell office:value-type="float" office:value="127623" calcext:value-type="float">
            <text:p>127623</text:p>
          </table:table-cell>
          <table:table-cell office:value-type="float" office:value="151958" calcext:value-type="float">
            <text:p>151958</text:p>
          </table:table-cell>
          <table:table-cell office:value-type="float" office:value="193441" calcext:value-type="float">
            <text:p>193441</text:p>
          </table:table-cell>
          <table:table-cell office:value-type="float" office:value="138654" calcext:value-type="float">
            <text:p>138654</text:p>
          </table:table-cell>
          <table:table-cell office:value-type="float" office:value="205102" calcext:value-type="float">
            <text:p>205102</text:p>
          </table:table-cell>
          <table:table-cell office:value-type="float" office:value="181363" calcext:value-type="float">
            <text:p>181363</text:p>
          </table:table-cell>
          <table:table-cell office:value-type="float" office:value="184257" calcext:value-type="float">
            <text:p>184257</text:p>
          </table:table-cell>
          <table:table-cell office:value-type="float" office:value="156716" calcext:value-type="float">
            <text:p>156716</text:p>
          </table:table-cell>
          <table:table-cell office:value-type="float" office:value="197355" calcext:value-type="float">
            <text:p>197355</text:p>
          </table:table-cell>
          <table:table-cell office:value-type="float" office:value="222288" calcext:value-type="float">
            <text:p>222288</text:p>
          </table:table-cell>
          <table:table-cell office:value-type="float" office:value="156293" calcext:value-type="float">
            <text:p>156293</text:p>
          </table:table-cell>
        </table:table-row>
        <table:table-row table:style-name="ro1">
          <table:table-cell/>
          <table:table-cell office:value-type="float" office:value="81557" calcext:value-type="float">
            <text:p>81557</text:p>
          </table:table-cell>
          <table:table-cell office:value-type="float" office:value="73704" calcext:value-type="float">
            <text:p>73704</text:p>
          </table:table-cell>
          <table:table-cell office:value-type="float" office:value="142406" calcext:value-type="float">
            <text:p>142406</text:p>
          </table:table-cell>
          <table:table-cell office:value-type="float" office:value="102585" calcext:value-type="float">
            <text:p>102585</text:p>
          </table:table-cell>
          <table:table-cell office:value-type="float" office:value="98121" calcext:value-type="float">
            <text:p>98121</text:p>
          </table:table-cell>
          <table:table-cell office:value-type="float" office:value="98399" calcext:value-type="float">
            <text:p>98399</text:p>
          </table:table-cell>
          <table:table-cell office:value-type="float" office:value="126537" calcext:value-type="float">
            <text:p>126537</text:p>
          </table:table-cell>
          <table:table-cell office:value-type="float" office:value="150374" calcext:value-type="float">
            <text:p>150374</text:p>
          </table:table-cell>
          <table:table-cell office:value-type="float" office:value="118344" calcext:value-type="float">
            <text:p>118344</text:p>
          </table:table-cell>
          <table:table-cell office:value-type="float" office:value="165331" calcext:value-type="float">
            <text:p>165331</text:p>
          </table:table-cell>
          <table:table-cell office:value-type="float" office:value="135313" calcext:value-type="float">
            <text:p>135313</text:p>
          </table:table-cell>
          <table:table-cell office:value-type="float" office:value="136734" calcext:value-type="float">
            <text:p>136734</text:p>
          </table:table-cell>
          <table:table-cell office:value-type="float" office:value="142876" calcext:value-type="float">
            <text:p>142876</text:p>
          </table:table-cell>
          <table:table-cell office:value-type="float" office:value="158185" calcext:value-type="float">
            <text:p>158185</text:p>
          </table:table-cell>
          <table:table-cell office:value-type="float" office:value="148863" calcext:value-type="float">
            <text:p>148863</text:p>
          </table:table-cell>
          <table:table-cell office:value-type="float" office:value="158719" calcext:value-type="float">
            <text:p>158719</text:p>
          </table:table-cell>
        </table:table-row>
        <table:table-row table:style-name="ro1">
          <table:table-cell/>
          <table:table-cell office:value-type="float" office:value="55144" calcext:value-type="float">
            <text:p>55144</text:p>
          </table:table-cell>
          <table:table-cell office:value-type="float" office:value="65824" calcext:value-type="float">
            <text:p>65824</text:p>
          </table:table-cell>
          <table:table-cell office:value-type="float" office:value="135785" calcext:value-type="float">
            <text:p>135785</text:p>
          </table:table-cell>
          <table:table-cell office:value-type="float" office:value="101875" calcext:value-type="float">
            <text:p>101875</text:p>
          </table:table-cell>
          <table:table-cell office:value-type="float" office:value="99917" calcext:value-type="float">
            <text:p>99917</text:p>
          </table:table-cell>
          <table:table-cell office:value-type="float" office:value="91646" calcext:value-type="float">
            <text:p>91646</text:p>
          </table:table-cell>
          <table:table-cell office:value-type="float" office:value="122552" calcext:value-type="float">
            <text:p>122552</text:p>
          </table:table-cell>
          <table:table-cell office:value-type="float" office:value="132336" calcext:value-type="float">
            <text:p>132336</text:p>
          </table:table-cell>
          <table:table-cell office:value-type="float" office:value="103429" calcext:value-type="float">
            <text:p>103429</text:p>
          </table:table-cell>
          <table:table-cell office:value-type="float" office:value="159444" calcext:value-type="float">
            <text:p>159444</text:p>
          </table:table-cell>
          <table:table-cell office:value-type="float" office:value="120460" calcext:value-type="float">
            <text:p>120460</text:p>
          </table:table-cell>
          <table:table-cell office:value-type="float" office:value="111613" calcext:value-type="float">
            <text:p>111613</text:p>
          </table:table-cell>
          <table:table-cell office:value-type="float" office:value="125960" calcext:value-type="float">
            <text:p>125960</text:p>
          </table:table-cell>
          <table:table-cell office:value-type="float" office:value="144152" calcext:value-type="float">
            <text:p>144152</text:p>
          </table:table-cell>
          <table:table-cell office:value-type="float" office:value="125104" calcext:value-type="float">
            <text:p>125104</text:p>
          </table:table-cell>
          <table:table-cell office:value-type="float" office:value="122338" calcext:value-type="float">
            <text:p>122338</text:p>
          </table:table-cell>
        </table:table-row>
        <table:table-row table:style-name="ro1">
          <table:table-cell/>
          <table:table-cell office:value-type="float" office:value="47242" calcext:value-type="float">
            <text:p>47242</text:p>
          </table:table-cell>
          <table:table-cell office:value-type="float" office:value="68503" calcext:value-type="float">
            <text:p>68503</text:p>
          </table:table-cell>
          <table:table-cell office:value-type="float" office:value="107515" calcext:value-type="float">
            <text:p>107515</text:p>
          </table:table-cell>
          <table:table-cell office:value-type="float" office:value="109664" calcext:value-type="float">
            <text:p>109664</text:p>
          </table:table-cell>
          <table:table-cell office:value-type="float" office:value="108562" calcext:value-type="float">
            <text:p>108562</text:p>
          </table:table-cell>
          <table:table-cell office:value-type="float" office:value="116219" calcext:value-type="float">
            <text:p>116219</text:p>
          </table:table-cell>
          <table:table-cell office:value-type="float" office:value="131722" calcext:value-type="float">
            <text:p>131722</text:p>
          </table:table-cell>
          <table:table-cell office:value-type="float" office:value="141796" calcext:value-type="float">
            <text:p>141796</text:p>
          </table:table-cell>
          <table:table-cell office:value-type="float" office:value="137858" calcext:value-type="float">
            <text:p>137858</text:p>
          </table:table-cell>
          <table:table-cell office:value-type="float" office:value="146477" calcext:value-type="float">
            <text:p>146477</text:p>
          </table:table-cell>
          <table:table-cell office:value-type="float" office:value="168365" calcext:value-type="float">
            <text:p>168365</text:p>
          </table:table-cell>
          <table:table-cell office:value-type="float" office:value="162113" calcext:value-type="float">
            <text:p>162113</text:p>
          </table:table-cell>
          <table:table-cell office:value-type="float" office:value="144126" calcext:value-type="float">
            <text:p>144126</text:p>
          </table:table-cell>
          <table:table-cell office:value-type="float" office:value="184367" calcext:value-type="float">
            <text:p>184367</text:p>
          </table:table-cell>
          <table:table-cell office:value-type="float" office:value="166938" calcext:value-type="float">
            <text:p>166938</text:p>
          </table:table-cell>
          <table:table-cell office:value-type="float" office:value="130986" calcext:value-type="float">
            <text:p>130986</text:p>
          </table:table-cell>
        </table:table-row>
        <table:table-row table:style-name="ro1">
          <table:table-cell/>
          <table:table-cell office:value-type="float" office:value="68986" calcext:value-type="float">
            <text:p>68986</text:p>
          </table:table-cell>
          <table:table-cell office:value-type="float" office:value="84088" calcext:value-type="float">
            <text:p>84088</text:p>
          </table:table-cell>
          <table:table-cell office:value-type="float" office:value="105407" calcext:value-type="float">
            <text:p>105407</text:p>
          </table:table-cell>
          <table:table-cell office:value-type="float" office:value="119426" calcext:value-type="float">
            <text:p>119426</text:p>
          </table:table-cell>
          <table:table-cell office:value-type="float" office:value="137461" calcext:value-type="float">
            <text:p>137461</text:p>
          </table:table-cell>
          <table:table-cell office:value-type="float" office:value="192453" calcext:value-type="float">
            <text:p>192453</text:p>
          </table:table-cell>
          <table:table-cell office:value-type="float" office:value="129210" calcext:value-type="float">
            <text:p>129210</text:p>
          </table:table-cell>
          <table:table-cell office:value-type="float" office:value="133444" calcext:value-type="float">
            <text:p>133444</text:p>
          </table:table-cell>
          <table:table-cell office:value-type="float" office:value="222353" calcext:value-type="float">
            <text:p>222353</text:p>
          </table:table-cell>
          <table:table-cell office:value-type="float" office:value="235733" calcext:value-type="float">
            <text:p>235733</text:p>
          </table:table-cell>
          <table:table-cell office:value-type="float" office:value="223563" calcext:value-type="float">
            <text:p>223563</text:p>
          </table:table-cell>
          <table:table-cell office:value-type="float" office:value="236961" calcext:value-type="float">
            <text:p>236961</text:p>
          </table:table-cell>
          <table:table-cell office:value-type="float" office:value="242344" calcext:value-type="float">
            <text:p>242344</text:p>
          </table:table-cell>
          <table:table-cell office:value-type="float" office:value="241335" calcext:value-type="float">
            <text:p>241335</text:p>
          </table:table-cell>
          <table:table-cell office:value-type="float" office:value="230891" calcext:value-type="float">
            <text:p>230891</text:p>
          </table:table-cell>
          <table:table-cell office:value-type="float" office:value="208197" calcext:value-type="float">
            <text:p>208197</text:p>
          </table:table-cell>
        </table:table-row>
        <table:table-row table:style-name="ro1">
          <table:table-cell/>
          <table:table-cell office:value-type="float" office:value="97768" calcext:value-type="float">
            <text:p>97768</text:p>
          </table:table-cell>
          <table:table-cell office:value-type="float" office:value="101664" calcext:value-type="float">
            <text:p>101664</text:p>
          </table:table-cell>
          <table:table-cell office:value-type="float" office:value="190558" calcext:value-type="float">
            <text:p>190558</text:p>
          </table:table-cell>
          <table:table-cell office:value-type="float" office:value="127003" calcext:value-type="float">
            <text:p>127003</text:p>
          </table:table-cell>
          <table:table-cell office:value-type="float" office:value="154505" calcext:value-type="float">
            <text:p>154505</text:p>
          </table:table-cell>
          <table:table-cell office:value-type="float" office:value="131932" calcext:value-type="float">
            <text:p>131932</text:p>
          </table:table-cell>
          <table:table-cell office:value-type="float" office:value="178128" calcext:value-type="float">
            <text:p>178128</text:p>
          </table:table-cell>
          <table:table-cell office:value-type="float" office:value="164779" calcext:value-type="float">
            <text:p>164779</text:p>
          </table:table-cell>
          <table:table-cell office:value-type="float" office:value="176446" calcext:value-type="float">
            <text:p>176446</text:p>
          </table:table-cell>
          <table:table-cell office:value-type="float" office:value="179206" calcext:value-type="float">
            <text:p>179206</text:p>
          </table:table-cell>
          <table:table-cell office:value-type="float" office:value="179863" calcext:value-type="float">
            <text:p>179863</text:p>
          </table:table-cell>
          <table:table-cell office:value-type="float" office:value="193572" calcext:value-type="float">
            <text:p>193572</text:p>
          </table:table-cell>
          <table:table-cell office:value-type="float" office:value="201634" calcext:value-type="float">
            <text:p>201634</text:p>
          </table:table-cell>
          <table:table-cell office:value-type="float" office:value="200703" calcext:value-type="float">
            <text:p>200703</text:p>
          </table:table-cell>
          <table:table-cell office:value-type="float" office:value="185860" calcext:value-type="float">
            <text:p>185860</text:p>
          </table:table-cell>
          <table:table-cell office:value-type="float" office:value="208332" calcext:value-type="float">
            <text:p>208332</text:p>
          </table:table-cell>
        </table:table-row>
        <table:table-row table:style-name="ro1">
          <table:table-cell/>
          <table:table-cell office:value-type="float" office:value="79578" calcext:value-type="float">
            <text:p>79578</text:p>
          </table:table-cell>
          <table:table-cell office:value-type="float" office:value="80432" calcext:value-type="float">
            <text:p>80432</text:p>
          </table:table-cell>
          <table:table-cell office:value-type="float" office:value="173247" calcext:value-type="float">
            <text:p>173247</text:p>
          </table:table-cell>
          <table:table-cell office:value-type="float" office:value="119746" calcext:value-type="float">
            <text:p>119746</text:p>
          </table:table-cell>
          <table:table-cell office:value-type="float" office:value="116533" calcext:value-type="float">
            <text:p>116533</text:p>
          </table:table-cell>
          <table:table-cell office:value-type="float" office:value="104418" calcext:value-type="float">
            <text:p>104418</text:p>
          </table:table-cell>
          <table:table-cell office:value-type="float" office:value="149940" calcext:value-type="float">
            <text:p>149940</text:p>
          </table:table-cell>
          <table:table-cell office:value-type="float" office:value="179432" calcext:value-type="float">
            <text:p>179432</text:p>
          </table:table-cell>
          <table:table-cell office:value-type="float" office:value="140951" calcext:value-type="float">
            <text:p>140951</text:p>
          </table:table-cell>
          <table:table-cell office:value-type="float" office:value="136182" calcext:value-type="float">
            <text:p>136182</text:p>
          </table:table-cell>
          <table:table-cell office:value-type="float" office:value="158860" calcext:value-type="float">
            <text:p>158860</text:p>
          </table:table-cell>
          <table:table-cell office:value-type="float" office:value="170541" calcext:value-type="float">
            <text:p>170541</text:p>
          </table:table-cell>
          <table:table-cell office:value-type="float" office:value="197112" calcext:value-type="float">
            <text:p>197112</text:p>
          </table:table-cell>
          <table:table-cell office:value-type="float" office:value="170311" calcext:value-type="float">
            <text:p>170311</text:p>
          </table:table-cell>
          <table:table-cell office:value-type="float" office:value="151149" calcext:value-type="float">
            <text:p>151149</text:p>
          </table:table-cell>
          <table:table-cell office:value-type="float" office:value="191681" calcext:value-type="float">
            <text:p>191681</text:p>
          </table:table-cell>
        </table:table-row>
        <table:table-row table:style-name="ro1">
          <table:table-cell/>
          <table:table-cell office:value-type="float" office:value="68219" calcext:value-type="float">
            <text:p>68219</text:p>
          </table:table-cell>
          <table:table-cell office:value-type="float" office:value="74923" calcext:value-type="float">
            <text:p>74923</text:p>
          </table:table-cell>
          <table:table-cell office:value-type="float" office:value="127512" calcext:value-type="float">
            <text:p>127512</text:p>
          </table:table-cell>
          <table:table-cell office:value-type="float" office:value="107054" calcext:value-type="float">
            <text:p>107054</text:p>
          </table:table-cell>
          <table:table-cell office:value-type="float" office:value="111424" calcext:value-type="float">
            <text:p>111424</text:p>
          </table:table-cell>
          <table:table-cell office:value-type="float" office:value="107105" calcext:value-type="float">
            <text:p>107105</text:p>
          </table:table-cell>
          <table:table-cell office:value-type="float" office:value="139659" calcext:value-type="float">
            <text:p>139659</text:p>
          </table:table-cell>
          <table:table-cell office:value-type="float" office:value="164946" calcext:value-type="float">
            <text:p>164946</text:p>
          </table:table-cell>
          <table:table-cell office:value-type="float" office:value="125887" calcext:value-type="float">
            <text:p>125887</text:p>
          </table:table-cell>
          <table:table-cell office:value-type="float" office:value="112847" calcext:value-type="float">
            <text:p>112847</text:p>
          </table:table-cell>
          <table:table-cell office:value-type="float" office:value="156698" calcext:value-type="float">
            <text:p>156698</text:p>
          </table:table-cell>
          <table:table-cell office:value-type="float" office:value="154079" calcext:value-type="float">
            <text:p>154079</text:p>
          </table:table-cell>
          <table:table-cell office:value-type="float" office:value="180780" calcext:value-type="float">
            <text:p>180780</text:p>
          </table:table-cell>
          <table:table-cell office:value-type="float" office:value="154707" calcext:value-type="float">
            <text:p>154707</text:p>
          </table:table-cell>
          <table:table-cell office:value-type="float" office:value="175954" calcext:value-type="float">
            <text:p>175954</text:p>
          </table:table-cell>
          <table:table-cell office:value-type="float" office:value="195815" calcext:value-type="float">
            <text:p>195815</text:p>
          </table:table-cell>
        </table:table-row>
        <table:table-row table:style-name="ro1">
          <table:table-cell/>
          <table:table-cell office:value-type="float" office:value="74844" calcext:value-type="float">
            <text:p>74844</text:p>
          </table:table-cell>
          <table:table-cell office:value-type="float" office:value="109291" calcext:value-type="float">
            <text:p>109291</text:p>
          </table:table-cell>
          <table:table-cell office:value-type="float" office:value="135940" calcext:value-type="float">
            <text:p>135940</text:p>
          </table:table-cell>
          <table:table-cell office:value-type="float" office:value="144262" calcext:value-type="float">
            <text:p>144262</text:p>
          </table:table-cell>
          <table:table-cell office:value-type="float" office:value="141456" calcext:value-type="float">
            <text:p>141456</text:p>
          </table:table-cell>
          <table:table-cell office:value-type="float" office:value="119288" calcext:value-type="float">
            <text:p>119288</text:p>
          </table:table-cell>
          <table:table-cell office:value-type="float" office:value="179888" calcext:value-type="float">
            <text:p>179888</text:p>
          </table:table-cell>
          <table:table-cell office:value-type="float" office:value="170781" calcext:value-type="float">
            <text:p>170781</text:p>
          </table:table-cell>
          <table:table-cell office:value-type="float" office:value="124722" calcext:value-type="float">
            <text:p>124722</text:p>
          </table:table-cell>
          <table:table-cell office:value-type="float" office:value="106891" calcext:value-type="float">
            <text:p>106891</text:p>
          </table:table-cell>
          <table:table-cell office:value-type="float" office:value="136358" calcext:value-type="float">
            <text:p>136358</text:p>
          </table:table-cell>
          <table:table-cell office:value-type="float" office:value="124663" calcext:value-type="float">
            <text:p>124663</text:p>
          </table:table-cell>
          <table:table-cell office:value-type="float" office:value="120523" calcext:value-type="float">
            <text:p>120523</text:p>
          </table:table-cell>
          <table:table-cell office:value-type="float" office:value="134325" calcext:value-type="float">
            <text:p>134325</text:p>
          </table:table-cell>
          <table:table-cell office:value-type="float" office:value="156690" calcext:value-type="float">
            <text:p>156690</text:p>
          </table:table-cell>
          <table:table-cell office:value-type="float" office:value="119898" calcext:value-type="float">
            <text:p>119898</text:p>
          </table:table-cell>
        </table:table-row>
        <table:table-row table:style-name="ro1">
          <table:table-cell/>
          <table:table-cell office:value-type="float" office:value="97761" calcext:value-type="float">
            <text:p>97761</text:p>
          </table:table-cell>
          <table:table-cell office:value-type="float" office:value="170805" calcext:value-type="float">
            <text:p>170805</text:p>
          </table:table-cell>
          <table:table-cell office:value-type="float" office:value="189180" calcext:value-type="float">
            <text:p>189180</text:p>
          </table:table-cell>
          <table:table-cell office:value-type="float" office:value="205376" calcext:value-type="float">
            <text:p>205376</text:p>
          </table:table-cell>
          <table:table-cell office:value-type="float" office:value="198385" calcext:value-type="float">
            <text:p>198385</text:p>
          </table:table-cell>
          <table:table-cell office:value-type="float" office:value="146974" calcext:value-type="float">
            <text:p>146974</text:p>
          </table:table-cell>
          <table:table-cell office:value-type="float" office:value="254339" calcext:value-type="float">
            <text:p>254339</text:p>
          </table:table-cell>
          <table:table-cell office:value-type="float" office:value="239559" calcext:value-type="float">
            <text:p>239559</text:p>
          </table:table-cell>
          <table:table-cell office:value-type="float" office:value="157032" calcext:value-type="float">
            <text:p>157032</text:p>
          </table:table-cell>
          <table:table-cell office:value-type="float" office:value="137595" calcext:value-type="float">
            <text:p>137595</text:p>
          </table:table-cell>
          <table:table-cell office:value-type="float" office:value="182094" calcext:value-type="float">
            <text:p>182094</text:p>
          </table:table-cell>
          <table:table-cell office:value-type="float" office:value="154180" calcext:value-type="float">
            <text:p>154180</text:p>
          </table:table-cell>
          <table:table-cell office:value-type="float" office:value="128862" calcext:value-type="float">
            <text:p>128862</text:p>
          </table:table-cell>
          <table:table-cell office:value-type="float" office:value="165099" calcext:value-type="float">
            <text:p>165099</text:p>
          </table:table-cell>
          <table:table-cell office:value-type="float" office:value="200735" calcext:value-type="float">
            <text:p>200735</text:p>
          </table:table-cell>
          <table:table-cell office:value-type="float" office:value="110103" calcext:value-type="float">
            <text:p>110103</text:p>
          </table:table-cell>
        </table:table-row>
        <table:table-row table:style-name="ro1">
          <table:table-cell/>
          <table:table-cell office:value-type="float" office:value="76528" calcext:value-type="float">
            <text:p>76528</text:p>
          </table:table-cell>
          <table:table-cell office:value-type="float" office:value="181243" calcext:value-type="float">
            <text:p>181243</text:p>
          </table:table-cell>
          <table:table-cell office:value-type="float" office:value="252547" calcext:value-type="float">
            <text:p>252547</text:p>
          </table:table-cell>
          <table:table-cell office:value-type="float" office:value="187494" calcext:value-type="float">
            <text:p>187494</text:p>
          </table:table-cell>
          <table:table-cell office:value-type="float" office:value="207892" calcext:value-type="float">
            <text:p>207892</text:p>
          </table:table-cell>
          <table:table-cell office:value-type="float" office:value="127050" calcext:value-type="float">
            <text:p>127050</text:p>
          </table:table-cell>
          <table:table-cell office:value-type="float" office:value="246518" calcext:value-type="float">
            <text:p>246518</text:p>
          </table:table-cell>
          <table:table-cell office:value-type="float" office:value="221053" calcext:value-type="float">
            <text:p>221053</text:p>
          </table:table-cell>
          <table:table-cell office:value-type="float" office:value="174076" calcext:value-type="float">
            <text:p>174076</text:p>
          </table:table-cell>
          <table:table-cell office:value-type="float" office:value="159569" calcext:value-type="float">
            <text:p>159569</text:p>
          </table:table-cell>
          <table:table-cell office:value-type="float" office:value="188631" calcext:value-type="float">
            <text:p>188631</text:p>
          </table:table-cell>
          <table:table-cell office:value-type="float" office:value="180839" calcext:value-type="float">
            <text:p>180839</text:p>
          </table:table-cell>
          <table:table-cell office:value-type="float" office:value="225693" calcext:value-type="float">
            <text:p>225693</text:p>
          </table:table-cell>
          <table:table-cell office:value-type="float" office:value="211067" calcext:value-type="float">
            <text:p>211067</text:p>
          </table:table-cell>
          <table:table-cell office:value-type="float" office:value="206227" calcext:value-type="float">
            <text:p>206227</text:p>
          </table:table-cell>
          <table:table-cell office:value-type="float" office:value="220660" calcext:value-type="float">
            <text:p>220660</text:p>
          </table:table-cell>
        </table:table-row>
        <table:table-row table:style-name="ro1">
          <table:table-cell/>
          <table:table-cell office:value-type="float" office:value="88408" calcext:value-type="float">
            <text:p>88408</text:p>
          </table:table-cell>
          <table:table-cell office:value-type="float" office:value="221077" calcext:value-type="float">
            <text:p>221077</text:p>
          </table:table-cell>
          <table:table-cell office:value-type="float" office:value="235859" calcext:value-type="float">
            <text:p>235859</text:p>
          </table:table-cell>
          <table:table-cell office:value-type="float" office:value="222672" calcext:value-type="float">
            <text:p>222672</text:p>
          </table:table-cell>
          <table:table-cell office:value-type="float" office:value="224373" calcext:value-type="float">
            <text:p>224373</text:p>
          </table:table-cell>
          <table:table-cell office:value-type="float" office:value="198284" calcext:value-type="float">
            <text:p>198284</text:p>
          </table:table-cell>
          <table:table-cell office:value-type="float" office:value="234834" calcext:value-type="float">
            <text:p>234834</text:p>
          </table:table-cell>
          <table:table-cell office:value-type="float" office:value="232815" calcext:value-type="float">
            <text:p>232815</text:p>
          </table:table-cell>
          <table:table-cell office:value-type="float" office:value="182264" calcext:value-type="float">
            <text:p>182264</text:p>
          </table:table-cell>
          <table:table-cell office:value-type="float" office:value="196377" calcext:value-type="float">
            <text:p>196377</text:p>
          </table:table-cell>
          <table:table-cell office:value-type="float" office:value="225244" calcext:value-type="float">
            <text:p>225244</text:p>
          </table:table-cell>
          <table:table-cell office:value-type="float" office:value="202477" calcext:value-type="float">
            <text:p>202477</text:p>
          </table:table-cell>
          <table:table-cell office:value-type="float" office:value="238239" calcext:value-type="float">
            <text:p>238239</text:p>
          </table:table-cell>
          <table:table-cell office:value-type="float" office:value="228402" calcext:value-type="float">
            <text:p>228402</text:p>
          </table:table-cell>
          <table:table-cell office:value-type="float" office:value="187495" calcext:value-type="float">
            <text:p>187495</text:p>
          </table:table-cell>
          <table:table-cell office:value-type="float" office:value="236609" calcext:value-type="float">
            <text:p>236609</text:p>
          </table:table-cell>
        </table:table-row>
        <table:table-row table:style-name="ro1">
          <table:table-cell/>
          <table:table-cell office:value-type="float" office:value="99396" calcext:value-type="float">
            <text:p>99396</text:p>
          </table:table-cell>
          <table:table-cell office:value-type="float" office:value="160631" calcext:value-type="float">
            <text:p>160631</text:p>
          </table:table-cell>
          <table:table-cell office:value-type="float" office:value="160313" calcext:value-type="float">
            <text:p>160313</text:p>
          </table:table-cell>
          <table:table-cell office:value-type="float" office:value="181771" calcext:value-type="float">
            <text:p>181771</text:p>
          </table:table-cell>
          <table:table-cell office:value-type="float" office:value="177933" calcext:value-type="float">
            <text:p>177933</text:p>
          </table:table-cell>
          <table:table-cell office:value-type="float" office:value="109743" calcext:value-type="float">
            <text:p>109743</text:p>
          </table:table-cell>
          <table:table-cell office:value-type="float" office:value="202365" calcext:value-type="float">
            <text:p>202365</text:p>
          </table:table-cell>
          <table:table-cell office:value-type="float" office:value="204559" calcext:value-type="float">
            <text:p>204559</text:p>
          </table:table-cell>
          <table:table-cell office:value-type="float" office:value="121141" calcext:value-type="float">
            <text:p>121141</text:p>
          </table:table-cell>
          <table:table-cell office:value-type="float" office:value="99541" calcext:value-type="float">
            <text:p>99541</text:p>
          </table:table-cell>
          <table:table-cell office:value-type="float" office:value="163867" calcext:value-type="float">
            <text:p>163867</text:p>
          </table:table-cell>
          <table:table-cell office:value-type="float" office:value="130676" calcext:value-type="float">
            <text:p>130676</text:p>
          </table:table-cell>
          <table:table-cell office:value-type="float" office:value="198198" calcext:value-type="float">
            <text:p>198198</text:p>
          </table:table-cell>
          <table:table-cell office:value-type="float" office:value="151644" calcext:value-type="float">
            <text:p>151644</text:p>
          </table:table-cell>
          <table:table-cell office:value-type="float" office:value="158818" calcext:value-type="float">
            <text:p>158818</text:p>
          </table:table-cell>
          <table:table-cell office:value-type="float" office:value="166942" calcext:value-type="float">
            <text:p>166942</text:p>
          </table:table-cell>
        </table:table-row>
        <table:table-row table:style-name="ro1">
          <table:table-cell/>
          <table:table-cell office:value-type="float" office:value="99561" calcext:value-type="float">
            <text:p>99561</text:p>
          </table:table-cell>
          <table:table-cell office:value-type="float" office:value="171189" calcext:value-type="float">
            <text:p>171189</text:p>
          </table:table-cell>
          <table:table-cell office:value-type="float" office:value="189823" calcext:value-type="float">
            <text:p>189823</text:p>
          </table:table-cell>
          <table:table-cell office:value-type="float" office:value="193237" calcext:value-type="float">
            <text:p>193237</text:p>
          </table:table-cell>
          <table:table-cell office:value-type="float" office:value="191458" calcext:value-type="float">
            <text:p>191458</text:p>
          </table:table-cell>
          <table:table-cell office:value-type="float" office:value="136212" calcext:value-type="float">
            <text:p>136212</text:p>
          </table:table-cell>
          <table:table-cell office:value-type="float" office:value="208153" calcext:value-type="float">
            <text:p>208153</text:p>
          </table:table-cell>
          <table:table-cell office:value-type="float" office:value="204359" calcext:value-type="float">
            <text:p>204359</text:p>
          </table:table-cell>
          <table:table-cell office:value-type="float" office:value="142851" calcext:value-type="float">
            <text:p>142851</text:p>
          </table:table-cell>
          <table:table-cell office:value-type="float" office:value="125861" calcext:value-type="float">
            <text:p>125861</text:p>
          </table:table-cell>
          <table:table-cell office:value-type="float" office:value="168477" calcext:value-type="float">
            <text:p>168477</text:p>
          </table:table-cell>
          <table:table-cell office:value-type="float" office:value="139690" calcext:value-type="float">
            <text:p>139690</text:p>
          </table:table-cell>
          <table:table-cell office:value-type="float" office:value="156283" calcext:value-type="float">
            <text:p>156283</text:p>
          </table:table-cell>
          <table:table-cell office:value-type="float" office:value="147493" calcext:value-type="float">
            <text:p>147493</text:p>
          </table:table-cell>
          <table:table-cell office:value-type="float" office:value="159347" calcext:value-type="float">
            <text:p>159347</text:p>
          </table:table-cell>
          <table:table-cell office:value-type="float" office:value="121627" calcext:value-type="float">
            <text:p>121627</text:p>
          </table:table-cell>
        </table:table-row>
        <table:table-row table:style-name="ro1">
          <table:table-cell/>
          <table:table-cell office:value-type="float" office:value="99826" calcext:value-type="float">
            <text:p>99826</text:p>
          </table:table-cell>
          <table:table-cell office:value-type="float" office:value="161648" calcext:value-type="float">
            <text:p>161648</text:p>
          </table:table-cell>
          <table:table-cell office:value-type="float" office:value="202236" calcext:value-type="float">
            <text:p>202236</text:p>
          </table:table-cell>
          <table:table-cell office:value-type="float" office:value="216534" calcext:value-type="float">
            <text:p>216534</text:p>
          </table:table-cell>
          <table:table-cell office:value-type="float" office:value="210324" calcext:value-type="float">
            <text:p>210324</text:p>
          </table:table-cell>
          <table:table-cell office:value-type="float" office:value="144277" calcext:value-type="float">
            <text:p>144277</text:p>
          </table:table-cell>
          <table:table-cell office:value-type="float" office:value="224344" calcext:value-type="float">
            <text:p>224344</text:p>
          </table:table-cell>
          <table:table-cell office:value-type="float" office:value="235034" calcext:value-type="float">
            <text:p>235034</text:p>
          </table:table-cell>
          <table:table-cell office:value-type="float" office:value="177342" calcext:value-type="float">
            <text:p>177342</text:p>
          </table:table-cell>
          <table:table-cell office:value-type="float" office:value="174416" calcext:value-type="float">
            <text:p>174416</text:p>
          </table:table-cell>
          <table:table-cell office:value-type="float" office:value="208592" calcext:value-type="float">
            <text:p>208592</text:p>
          </table:table-cell>
          <table:table-cell office:value-type="float" office:value="187955" calcext:value-type="float">
            <text:p>187955</text:p>
          </table:table-cell>
          <table:table-cell office:value-type="float" office:value="151185" calcext:value-type="float">
            <text:p>151185</text:p>
          </table:table-cell>
          <table:table-cell office:value-type="float" office:value="199231" calcext:value-type="float">
            <text:p>199231</text:p>
          </table:table-cell>
          <table:table-cell office:value-type="float" office:value="223787" calcext:value-type="float">
            <text:p>223787</text:p>
          </table:table-cell>
          <table:table-cell office:value-type="float" office:value="157610" calcext:value-type="float">
            <text:p>157610</text:p>
          </table:table-cell>
        </table:table-row>
        <table:table-row table:style-name="ro1">
          <table:table-cell/>
          <table:table-cell office:value-type="float" office:value="98169" calcext:value-type="float">
            <text:p>98169</text:p>
          </table:table-cell>
          <table:table-cell office:value-type="float" office:value="188613" calcext:value-type="float">
            <text:p>188613</text:p>
          </table:table-cell>
          <table:table-cell office:value-type="float" office:value="231933" calcext:value-type="float">
            <text:p>231933</text:p>
          </table:table-cell>
          <table:table-cell office:value-type="float" office:value="208507" calcext:value-type="float">
            <text:p>208507</text:p>
          </table:table-cell>
          <table:table-cell office:value-type="float" office:value="218619" calcext:value-type="float">
            <text:p>218619</text:p>
          </table:table-cell>
          <table:table-cell office:value-type="float" office:value="126664" calcext:value-type="float">
            <text:p>126664</text:p>
          </table:table-cell>
          <table:table-cell office:value-type="float" office:value="246442" calcext:value-type="float">
            <text:p>246442</text:p>
          </table:table-cell>
          <table:table-cell office:value-type="float" office:value="244341" calcext:value-type="float">
            <text:p>244341</text:p>
          </table:table-cell>
          <table:table-cell office:value-type="float" office:value="137800" calcext:value-type="float">
            <text:p>137800</text:p>
          </table:table-cell>
          <table:table-cell office:value-type="float" office:value="116995" calcext:value-type="float">
            <text:p>116995</text:p>
          </table:table-cell>
          <table:table-cell office:value-type="float" office:value="183574" calcext:value-type="float">
            <text:p>183574</text:p>
          </table:table-cell>
          <table:table-cell office:value-type="float" office:value="133729" calcext:value-type="float">
            <text:p>133729</text:p>
          </table:table-cell>
          <table:table-cell office:value-type="float" office:value="135428" calcext:value-type="float">
            <text:p>135428</text:p>
          </table:table-cell>
          <table:table-cell office:value-type="float" office:value="153502" calcext:value-type="float">
            <text:p>153502</text:p>
          </table:table-cell>
          <table:table-cell office:value-type="float" office:value="203479" calcext:value-type="float">
            <text:p>203479</text:p>
          </table:table-cell>
          <table:table-cell office:value-type="float" office:value="162920" calcext:value-type="float">
            <text:p>162920</text:p>
          </table:table-cell>
        </table:table-row>
        <table:table-row table:style-name="ro1">
          <table:table-cell/>
          <table:table-cell office:value-type="float" office:value="154913" calcext:value-type="float">
            <text:p>154913</text:p>
          </table:table-cell>
          <table:table-cell office:value-type="float" office:value="172038" calcext:value-type="float">
            <text:p>172038</text:p>
          </table:table-cell>
          <table:table-cell office:value-type="float" office:value="131223" calcext:value-type="float">
            <text:p>131223</text:p>
          </table:table-cell>
          <table:table-cell office:value-type="float" office:value="185362" calcext:value-type="float">
            <text:p>185362</text:p>
          </table:table-cell>
          <table:table-cell office:value-type="float" office:value="230721" calcext:value-type="float">
            <text:p>230721</text:p>
          </table:table-cell>
          <table:table-cell office:value-type="float" office:value="202206" calcext:value-type="float">
            <text:p>202206</text:p>
          </table:table-cell>
          <table:table-cell office:value-type="float" office:value="199286" calcext:value-type="float">
            <text:p>199286</text:p>
          </table:table-cell>
          <table:table-cell office:value-type="float" office:value="195165" calcext:value-type="float">
            <text:p>1951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177285" calcext:value-type="float">
            <text:p>177285</text:p>
          </table:table-cell>
          <table:table-cell office:value-type="float" office:value="238090" calcext:value-type="float">
            <text:p>238090</text:p>
          </table:table-cell>
          <table:table-cell office:value-type="float" office:value="218805" calcext:value-type="float">
            <text:p>218805</text:p>
          </table:table-cell>
          <table:table-cell office:value-type="float" office:value="199003" calcext:value-type="float">
            <text:p>199003</text:p>
          </table:table-cell>
          <table:table-cell office:value-type="float" office:value="247505" calcext:value-type="float">
            <text:p>247505</text:p>
          </table:table-cell>
          <table:table-cell office:value-type="float" office:value="213483" calcext:value-type="float">
            <text:p>213483</text:p>
          </table:table-cell>
          <table:table-cell office:value-type="float" office:value="220913" calcext:value-type="float">
            <text:p>220913</text:p>
          </table:table-cell>
        </table:table-row>
        <table:table-row table:style-name="ro1">
          <table:table-cell/>
          <table:table-cell office:value-type="float" office:value="157398" calcext:value-type="float">
            <text:p>157398</text:p>
          </table:table-cell>
          <table:table-cell office:value-type="float" office:value="209692" calcext:value-type="float">
            <text:p>209692</text:p>
          </table:table-cell>
          <table:table-cell office:value-type="float" office:value="137358" calcext:value-type="float">
            <text:p>137358</text:p>
          </table:table-cell>
          <table:table-cell office:value-type="float" office:value="223618" calcext:value-type="float">
            <text:p>223618</text:p>
          </table:table-cell>
          <table:table-cell office:value-type="float" office:value="233991" calcext:value-type="float">
            <text:p>233991</text:p>
          </table:table-cell>
          <table:table-cell office:value-type="float" office:value="213221" calcext:value-type="float">
            <text:p>213221</text:p>
          </table:table-cell>
          <table:table-cell office:value-type="float" office:value="213682" calcext:value-type="float">
            <text:p>213682</text:p>
          </table:table-cell>
          <table:table-cell office:value-type="float" office:value="222118" calcext:value-type="float">
            <text:p>222118</text:p>
          </table:table-cell>
          <table:table-cell office:value-type="float" office:value="241211" calcext:value-type="float">
            <text:p>241211</text:p>
          </table:table-cell>
          <table:table-cell office:value-type="float" office:value="208993" calcext:value-type="float">
            <text:p>208993</text:p>
          </table:table-cell>
          <table:table-cell office:value-type="float" office:value="238147" calcext:value-type="float">
            <text:p>238147</text:p>
          </table:table-cell>
          <table:table-cell office:value-type="float" office:value="242197" calcext:value-type="float">
            <text:p>242197</text:p>
          </table:table-cell>
          <table:table-cell office:value-type="float" office:value="184018" calcext:value-type="float">
            <text:p>184018</text:p>
          </table:table-cell>
          <table:table-cell office:value-type="float" office:value="253772" calcext:value-type="float">
            <text:p>253772</text:p>
          </table:table-cell>
          <table:table-cell office:value-type="float" office:value="237477" calcext:value-type="float">
            <text:p>237477</text:p>
          </table:table-cell>
          <table:table-cell office:value-type="float" office:value="202854" calcext:value-type="float">
            <text:p>202854</text:p>
          </table:table-cell>
        </table:table-row>
        <table:table-row table:style-name="ro1">
          <table:table-cell/>
          <table:table-cell office:value-type="float" office:value="103240" calcext:value-type="float">
            <text:p>103240</text:p>
          </table:table-cell>
          <table:table-cell office:value-type="float" office:value="187176" calcext:value-type="float">
            <text:p>187176</text:p>
          </table:table-cell>
          <table:table-cell office:value-type="float" office:value="146472" calcext:value-type="float">
            <text:p>146472</text:p>
          </table:table-cell>
          <table:table-cell office:value-type="float" office:value="232574" calcext:value-type="float">
            <text:p>232574</text:p>
          </table:table-cell>
          <table:table-cell office:value-type="float" office:value="216975" calcext:value-type="float">
            <text:p>216975</text:p>
          </table:table-cell>
          <table:table-cell office:value-type="float" office:value="187944" calcext:value-type="float">
            <text:p>187944</text:p>
          </table:table-cell>
          <table:table-cell office:value-type="float" office:value="236234" calcext:value-type="float">
            <text:p>236234</text:p>
          </table:table-cell>
          <table:table-cell office:value-type="float" office:value="224793" calcext:value-type="float">
            <text:p>224793</text:p>
          </table:table-cell>
          <table:table-cell office:value-type="float" office:value="203593" calcext:value-type="float">
            <text:p>203593</text:p>
          </table:table-cell>
          <table:table-cell office:value-type="float" office:value="164196" calcext:value-type="float">
            <text:p>164196</text:p>
          </table:table-cell>
          <table:table-cell office:value-type="float" office:value="251427" calcext:value-type="float">
            <text:p>251427</text:p>
          </table:table-cell>
          <table:table-cell office:value-type="float" office:value="216417" calcext:value-type="float">
            <text:p>216417</text:p>
          </table:table-cell>
          <table:table-cell office:value-type="float" office:value="199711" calcext:value-type="float">
            <text:p>199711</text:p>
          </table:table-cell>
          <table:table-cell office:value-type="float" office:value="190544" calcext:value-type="float">
            <text:p>190544</text:p>
          </table:table-cell>
          <table:table-cell office:value-type="float" office:value="244806" calcext:value-type="float">
            <text:p>244806</text:p>
          </table:table-cell>
          <table:table-cell office:value-type="float" office:value="193854" calcext:value-type="float">
            <text:p>193854</text:p>
          </table:table-cell>
        </table:table-row>
        <table:table-row table:style-name="ro1">
          <table:table-cell/>
          <table:table-cell office:value-type="float" office:value="128479" calcext:value-type="float">
            <text:p>128479</text:p>
          </table:table-cell>
          <table:table-cell office:value-type="float" office:value="135482" calcext:value-type="float">
            <text:p>135482</text:p>
          </table:table-cell>
          <table:table-cell office:value-type="float" office:value="103093" calcext:value-type="float">
            <text:p>103093</text:p>
          </table:table-cell>
          <table:table-cell office:value-type="float" office:value="163046" calcext:value-type="float">
            <text:p>163046</text:p>
          </table:table-cell>
          <table:table-cell office:value-type="float" office:value="157781" calcext:value-type="float">
            <text:p>157781</text:p>
          </table:table-cell>
          <table:table-cell office:value-type="float" office:value="142761" calcext:value-type="float">
            <text:p>142761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1684" calcext:value-type="float">
            <text:p>151684</text:p>
          </table:table-cell>
          <table:table-cell office:value-type="float" office:value="136876" calcext:value-type="float">
            <text:p>136876</text:p>
          </table:table-cell>
          <table:table-cell office:value-type="float" office:value="130592" calcext:value-type="float">
            <text:p>130592</text:p>
          </table:table-cell>
          <table:table-cell office:value-type="float" office:value="154713" calcext:value-type="float">
            <text:p>154713</text:p>
          </table:table-cell>
          <table:table-cell office:value-type="float" office:value="146618" calcext:value-type="float">
            <text:p>146618</text:p>
          </table:table-cell>
          <table:table-cell office:value-type="float" office:value="165644" calcext:value-type="float">
            <text:p>165644</text:p>
          </table:table-cell>
          <table:table-cell office:value-type="float" office:value="131983" calcext:value-type="float">
            <text:p>131983</text:p>
          </table:table-cell>
          <table:table-cell office:value-type="float" office:value="160683" calcext:value-type="float">
            <text:p>160683</text:p>
          </table:table-cell>
          <table:table-cell office:value-type="float" office:value="145169" calcext:value-type="float">
            <text:p>145169</text:p>
          </table:table-cell>
        </table:table-row>
        <table:table-row table:style-name="ro1">
          <table:table-cell/>
          <table:table-cell office:value-type="float" office:value="124087" calcext:value-type="float">
            <text:p>124087</text:p>
          </table:table-cell>
          <table:table-cell office:value-type="float" office:value="118625" calcext:value-type="float">
            <text:p>118625</text:p>
          </table:table-cell>
          <table:table-cell office:value-type="float" office:value="88307" calcext:value-type="float">
            <text:p>88307</text:p>
          </table:table-cell>
          <table:table-cell office:value-type="float" office:value="154451" calcext:value-type="float">
            <text:p>154451</text:p>
          </table:table-cell>
          <table:table-cell office:value-type="float" office:value="130226" calcext:value-type="float">
            <text:p>130226</text:p>
          </table:table-cell>
          <table:table-cell office:value-type="float" office:value="142839" calcext:value-type="float">
            <text:p>142839</text:p>
          </table:table-cell>
          <table:table-cell office:value-type="float" office:value="131537" calcext:value-type="float">
            <text:p>131537</text:p>
          </table:table-cell>
          <table:table-cell office:value-type="float" office:value="137782" calcext:value-type="float">
            <text:p>137782</text:p>
          </table:table-cell>
          <table:table-cell office:value-type="float" office:value="129661" calcext:value-type="float">
            <text:p>129661</text:p>
          </table:table-cell>
          <table:table-cell office:value-type="float" office:value="132977" calcext:value-type="float">
            <text:p>132977</text:p>
          </table:table-cell>
          <table:table-cell office:value-type="float" office:value="156330" calcext:value-type="float">
            <text:p>156330</text:p>
          </table:table-cell>
          <table:table-cell office:value-type="float" office:value="144750" calcext:value-type="float">
            <text:p>144750</text:p>
          </table:table-cell>
          <table:table-cell office:value-type="float" office:value="144400" calcext:value-type="float">
            <text:p>144400</text:p>
          </table:table-cell>
          <table:table-cell office:value-type="float" office:value="161079" calcext:value-type="float">
            <text:p>161079</text:p>
          </table:table-cell>
          <table:table-cell office:value-type="float" office:value="163769" calcext:value-type="float">
            <text:p>163769</text:p>
          </table:table-cell>
          <table:table-cell office:value-type="float" office:value="122256" calcext:value-type="float">
            <text:p>122256</text:p>
          </table:table-cell>
        </table:table-row>
        <table:table-row table:style-name="ro1">
          <table:table-cell/>
          <table:table-cell office:value-type="float" office:value="116788" calcext:value-type="float">
            <text:p>116788</text:p>
          </table:table-cell>
          <table:table-cell office:value-type="float" office:value="157104" calcext:value-type="float">
            <text:p>157104</text:p>
          </table:table-cell>
          <table:table-cell office:value-type="float" office:value="107480" calcext:value-type="float">
            <text:p>107480</text:p>
          </table:table-cell>
          <table:table-cell office:value-type="float" office:value="178816" calcext:value-type="float">
            <text:p>178816</text:p>
          </table:table-cell>
          <table:table-cell office:value-type="float" office:value="187172" calcext:value-type="float">
            <text:p>187172</text:p>
          </table:table-cell>
          <table:table-cell office:value-type="float" office:value="180214" calcext:value-type="float">
            <text:p>180214</text:p>
          </table:table-cell>
          <table:table-cell office:value-type="float" office:value="220741" calcext:value-type="float">
            <text:p>220741</text:p>
          </table:table-cell>
          <table:table-cell office:value-type="float" office:value="228774" calcext:value-type="float">
            <text:p>228774</text:p>
          </table:table-cell>
          <table:table-cell office:value-type="float" office:value="154461" calcext:value-type="float">
            <text:p>154461</text:p>
          </table:table-cell>
          <table:table-cell office:value-type="float" office:value="122217" calcext:value-type="float">
            <text:p>122217</text:p>
          </table:table-cell>
          <table:table-cell office:value-type="float" office:value="201121" calcext:value-type="float">
            <text:p>201121</text:p>
          </table:table-cell>
          <table:table-cell office:value-type="float" office:value="167204" calcext:value-type="float">
            <text:p>167204</text:p>
          </table:table-cell>
          <table:table-cell office:value-type="float" office:value="225088" calcext:value-type="float">
            <text:p>225088</text:p>
          </table:table-cell>
          <table:table-cell office:value-type="float" office:value="193675" calcext:value-type="float">
            <text:p>193675</text:p>
          </table:table-cell>
          <table:table-cell office:value-type="float" office:value="215985" calcext:value-type="float">
            <text:p>215985</text:p>
          </table:table-cell>
          <table:table-cell office:value-type="float" office:value="148722" calcext:value-type="float">
            <text:p>148722</text:p>
          </table:table-cell>
        </table:table-row>
        <table:table-row table:style-name="ro1">
          <table:table-cell/>
          <table:table-cell office:value-type="float" office:value="116935" calcext:value-type="float">
            <text:p>116935</text:p>
          </table:table-cell>
          <table:table-cell office:value-type="float" office:value="146136" calcext:value-type="float">
            <text:p>146136</text:p>
          </table:table-cell>
          <table:table-cell office:value-type="float" office:value="117770" calcext:value-type="float">
            <text:p>117770</text:p>
          </table:table-cell>
          <table:table-cell office:value-type="float" office:value="163300" calcext:value-type="float">
            <text:p>163300</text:p>
          </table:table-cell>
          <table:table-cell office:value-type="float" office:value="179841" calcext:value-type="float">
            <text:p>179841</text:p>
          </table:table-cell>
          <table:table-cell office:value-type="float" office:value="147245" calcext:value-type="float">
            <text:p>147245</text:p>
          </table:table-cell>
          <table:table-cell office:value-type="float" office:value="207605" calcext:value-type="float">
            <text:p>207605</text:p>
          </table:table-cell>
          <table:table-cell office:value-type="float" office:value="218229" calcext:value-type="float">
            <text:p>218229</text:p>
          </table:table-cell>
          <table:table-cell office:value-type="float" office:value="158143" calcext:value-type="float">
            <text:p>158143</text:p>
          </table:table-cell>
          <table:table-cell office:value-type="float" office:value="122305" calcext:value-type="float">
            <text:p>122305</text:p>
          </table:table-cell>
          <table:table-cell office:value-type="float" office:value="187591" calcext:value-type="float">
            <text:p>187591</text:p>
          </table:table-cell>
          <table:table-cell office:value-type="float" office:value="165565" calcext:value-type="float">
            <text:p>165565</text:p>
          </table:table-cell>
          <table:table-cell office:value-type="float" office:value="218592" calcext:value-type="float">
            <text:p>218592</text:p>
          </table:table-cell>
          <table:table-cell office:value-type="float" office:value="223657" calcext:value-type="float">
            <text:p>223657</text:p>
          </table:table-cell>
          <table:table-cell office:value-type="float" office:value="212915" calcext:value-type="float">
            <text:p>212915</text:p>
          </table:table-cell>
          <table:table-cell office:value-type="float" office:value="175511" calcext:value-type="float">
            <text:p>175511</text:p>
          </table:table-cell>
        </table:table-row>
        <table:table-row table:style-name="ro1">
          <table:table-cell/>
          <table:table-cell office:value-type="float" office:value="162570" calcext:value-type="float">
            <text:p>162570</text:p>
          </table:table-cell>
          <table:table-cell office:value-type="float" office:value="184577" calcext:value-type="float">
            <text:p>184577</text:p>
          </table:table-cell>
          <table:table-cell office:value-type="float" office:value="107177" calcext:value-type="float">
            <text:p>107177</text:p>
          </table:table-cell>
          <table:table-cell office:value-type="float" office:value="237277" calcext:value-type="float">
            <text:p>237277</text:p>
          </table:table-cell>
          <table:table-cell office:value-type="float" office:value="234736" calcext:value-type="float">
            <text:p>234736</text:p>
          </table:table-cell>
          <table:table-cell office:value-type="float" office:value="236126" calcext:value-type="float">
            <text:p>236126</text:p>
          </table:table-cell>
          <table:table-cell office:value-type="float" office:value="228126" calcext:value-type="float">
            <text:p>228126</text:p>
          </table:table-cell>
          <table:table-cell office:value-type="float" office:value="249882" calcext:value-type="float">
            <text:p>249882</text:p>
          </table:table-cell>
          <table:table-cell office:value-type="float" office:value="242369" calcext:value-type="float">
            <text:p>242369</text:p>
          </table:table-cell>
          <table:table-cell office:value-type="float" office:value="238572" calcext:value-type="float">
            <text:p>238572</text:p>
          </table:table-cell>
          <table:table-cell office:value-type="float" office:value="251721" calcext:value-type="float">
            <text:p>251721</text:p>
          </table:table-cell>
          <table:table-cell office:value-type="float" office:value="245989" calcext:value-type="float">
            <text:p>245989</text:p>
          </table:table-cell>
          <table:table-cell office:value-type="float" office:value="233852" calcext:value-type="float">
            <text:p>233852</text:p>
          </table:table-cell>
          <table:table-cell office:value-type="float" office:value="250838" calcext:value-type="float">
            <text:p>250838</text:p>
          </table:table-cell>
          <table:table-cell office:value-type="float" office:value="247762" calcext:value-type="float">
            <text:p>247762</text:p>
          </table:table-cell>
          <table:table-cell office:value-type="float" office:value="223739" calcext:value-type="float">
            <text:p>223739</text:p>
          </table:table-cell>
        </table:table-row>
        <table:table-row table:style-name="ro1">
          <table:table-cell/>
          <table:table-cell office:value-type="float" office:value="209979" calcext:value-type="float">
            <text:p>209979</text:p>
          </table:table-cell>
          <table:table-cell office:value-type="float" office:value="213663" calcext:value-type="float">
            <text:p>213663</text:p>
          </table:table-cell>
          <table:table-cell office:value-type="float" office:value="96987" calcext:value-type="float">
            <text:p>96987</text:p>
          </table:table-cell>
          <table:table-cell office:value-type="float" office:value="247615" calcext:value-type="float">
            <text:p>247615</text:p>
          </table:table-cell>
          <table:table-cell office:value-type="float" office:value="239042" calcext:value-type="float">
            <text:p>239042</text:p>
          </table:table-cell>
          <table:table-cell office:value-type="float" office:value="253943" calcext:value-type="float">
            <text:p>253943</text:p>
          </table:table-cell>
          <table:table-cell office:value-type="float" office:value="210988" calcext:value-type="float">
            <text:p>210988</text:p>
          </table:table-cell>
          <table:table-cell office:value-type="float" office:value="218667" calcext:value-type="float">
            <text:p>218667</text:p>
          </table:table-cell>
          <table:table-cell office:value-type="float" office:value="239304" calcext:value-type="float">
            <text:p>239304</text:p>
          </table:table-cell>
          <table:table-cell office:value-type="float" office:value="216723" calcext:value-type="float">
            <text:p>216723</text:p>
          </table:table-cell>
          <table:table-cell office:value-type="float" office:value="225191" calcext:value-type="float">
            <text:p>225191</text:p>
          </table:table-cell>
          <table:table-cell office:value-type="float" office:value="214178" calcext:value-type="float">
            <text:p>214178</text:p>
          </table:table-cell>
          <table:table-cell office:value-type="float" office:value="226460" calcext:value-type="float">
            <text:p>226460</text:p>
          </table:table-cell>
          <table:table-cell office:value-type="float" office:value="212023" calcext:value-type="float">
            <text:p>212023</text:p>
          </table:table-cell>
          <table:table-cell office:value-type="float" office:value="219783" calcext:value-type="float">
            <text:p>219783</text:p>
          </table:table-cell>
          <table:table-cell office:value-type="float" office:value="217976" calcext:value-type="float">
            <text:p>217976</text:p>
          </table:table-cell>
        </table:table-row>
        <table:table-row table:style-name="ro1">
          <table:table-cell/>
          <table:table-cell office:value-type="float" office:value="222098" calcext:value-type="float">
            <text:p>222098</text:p>
          </table:table-cell>
          <table:table-cell office:value-type="float" office:value="195214" calcext:value-type="float">
            <text:p>195214</text:p>
          </table:table-cell>
          <table:table-cell office:value-type="float" office:value="73457" calcext:value-type="float">
            <text:p>73457</text:p>
          </table:table-cell>
          <table:table-cell office:value-type="float" office:value="243681" calcext:value-type="float">
            <text:p>243681</text:p>
          </table:table-cell>
          <table:table-cell office:value-type="float" office:value="198424" calcext:value-type="float">
            <text:p>198424</text:p>
          </table:table-cell>
          <table:table-cell office:value-type="float" office:value="253014" calcext:value-type="float">
            <text:p>253014</text:p>
          </table:table-cell>
          <table:table-cell office:value-type="float" office:value="155403" calcext:value-type="float">
            <text:p>155403</text:p>
          </table:table-cell>
          <table:table-cell office:value-type="float" office:value="162596" calcext:value-type="float">
            <text:p>162596</text:p>
          </table:table-cell>
          <table:table-cell office:value-type="float" office:value="248094" calcext:value-type="float">
            <text:p>248094</text:p>
          </table:table-cell>
          <table:table-cell office:value-type="float" office:value="250777" calcext:value-type="float">
            <text:p>250777</text:p>
          </table:table-cell>
          <table:table-cell office:value-type="float" office:value="235355" calcext:value-type="float">
            <text:p>235355</text:p>
          </table:table-cell>
          <table:table-cell office:value-type="float" office:value="245720" calcext:value-type="float">
            <text:p>245720</text:p>
          </table:table-cell>
          <table:table-cell office:value-type="float" office:value="200237" calcext:value-type="float">
            <text:p>200237</text:p>
          </table:table-cell>
          <table:table-cell office:value-type="float" office:value="251440" calcext:value-type="float">
            <text:p>251440</text:p>
          </table:table-cell>
          <table:table-cell office:value-type="float" office:value="229379" calcext:value-type="float">
            <text:p>229379</text:p>
          </table:table-cell>
          <table:table-cell office:value-type="float" office:value="139565" calcext:value-type="float">
            <text:p>139565</text:p>
          </table:table-cell>
        </table:table-row>
        <table:table-row table:style-name="ro1">
          <table:table-cell/>
          <table:table-cell office:value-type="float" office:value="235108" calcext:value-type="float">
            <text:p>235108</text:p>
          </table:table-cell>
          <table:table-cell office:value-type="float" office:value="221644" calcext:value-type="float">
            <text:p>221644</text:p>
          </table:table-cell>
          <table:table-cell office:value-type="float" office:value="80327" calcext:value-type="float">
            <text:p>80327</text:p>
          </table:table-cell>
          <table:table-cell office:value-type="float" office:value="215172" calcext:value-type="float">
            <text:p>215172</text:p>
          </table:table-cell>
          <table:table-cell office:value-type="float" office:value="200354" calcext:value-type="float">
            <text:p>200354</text:p>
          </table:table-cell>
          <table:table-cell office:value-type="float" office:value="241434" calcext:value-type="float">
            <text:p>241434</text:p>
          </table:table-cell>
          <table:table-cell office:value-type="float" office:value="152542" calcext:value-type="float">
            <text:p>152542</text:p>
          </table:table-cell>
          <table:table-cell office:value-type="float" office:value="131582" calcext:value-type="float">
            <text:p>131582</text:p>
          </table:table-cell>
          <table:table-cell office:value-type="float" office:value="231264" calcext:value-type="float">
            <text:p>231264</text:p>
          </table:table-cell>
          <table:table-cell office:value-type="float" office:value="240475" calcext:value-type="float">
            <text:p>240475</text:p>
          </table:table-cell>
          <table:table-cell office:value-type="float" office:value="204765" calcext:value-type="float">
            <text:p>204765</text:p>
          </table:table-cell>
          <table:table-cell office:value-type="float" office:value="219696" calcext:value-type="float">
            <text:p>219696</text:p>
          </table:table-cell>
          <table:table-cell office:value-type="float" office:value="238198" calcext:value-type="float">
            <text:p>238198</text:p>
          </table:table-cell>
          <table:table-cell office:value-type="float" office:value="237125" calcext:value-type="float">
            <text:p>237125</text:p>
          </table:table-cell>
          <table:table-cell office:value-type="float" office:value="188855" calcext:value-type="float">
            <text:p>188855</text:p>
          </table:table-cell>
          <table:table-cell office:value-type="float" office:value="196099" calcext:value-type="float">
            <text:p>196099</text:p>
          </table:table-cell>
        </table:table-row>
        <table:table-row table:style-name="ro1">
          <table:table-cell/>
          <table:table-cell office:value-type="float" office:value="184263" calcext:value-type="float">
            <text:p>184263</text:p>
          </table:table-cell>
          <table:table-cell office:value-type="float" office:value="170320" calcext:value-type="float">
            <text:p>170320</text:p>
          </table:table-cell>
          <table:table-cell office:value-type="float" office:value="79354" calcext:value-type="float">
            <text:p>79354</text:p>
          </table:table-cell>
          <table:table-cell office:value-type="float" office:value="169660" calcext:value-type="float">
            <text:p>169660</text:p>
          </table:table-cell>
          <table:table-cell office:value-type="float" office:value="181054" calcext:value-type="float">
            <text:p>181054</text:p>
          </table:table-cell>
          <table:table-cell office:value-type="float" office:value="195132" calcext:value-type="float">
            <text:p>195132</text:p>
          </table:table-cell>
          <table:table-cell office:value-type="float" office:value="157155" calcext:value-type="float">
            <text:p>157155</text:p>
          </table:table-cell>
          <table:table-cell office:value-type="float" office:value="138209" calcext:value-type="float">
            <text:p>138209</text:p>
          </table:table-cell>
          <table:table-cell office:value-type="float" office:value="166345" calcext:value-type="float">
            <text:p>166345</text:p>
          </table:table-cell>
          <table:table-cell office:value-type="float" office:value="194014" calcext:value-type="float">
            <text:p>194014</text:p>
          </table:table-cell>
          <table:table-cell office:value-type="float" office:value="169238" calcext:value-type="float">
            <text:p>169238</text:p>
          </table:table-cell>
          <table:table-cell office:value-type="float" office:value="158124" calcext:value-type="float">
            <text:p>158124</text:p>
          </table:table-cell>
          <table:table-cell office:value-type="float" office:value="189957" calcext:value-type="float">
            <text:p>189957</text:p>
          </table:table-cell>
          <table:table-cell office:value-type="float" office:value="167874" calcext:value-type="float">
            <text:p>167874</text:p>
          </table:table-cell>
          <table:table-cell office:value-type="float" office:value="140058" calcext:value-type="float">
            <text:p>140058</text:p>
          </table:table-cell>
          <table:table-cell office:value-type="float" office:value="189554" calcext:value-type="float">
            <text:p>189554</text:p>
          </table:table-cell>
        </table:table-row>
        <table:table-row table:style-name="ro1">
          <table:table-cell/>
          <table:table-cell office:value-type="float" office:value="96235" calcext:value-type="float">
            <text:p>96235</text:p>
          </table:table-cell>
          <table:table-cell office:value-type="float" office:value="117592" calcext:value-type="float">
            <text:p>117592</text:p>
          </table:table-cell>
          <table:table-cell office:value-type="float" office:value="73063" calcext:value-type="float">
            <text:p>73063</text:p>
          </table:table-cell>
          <table:table-cell office:value-type="float" office:value="151840" calcext:value-type="float">
            <text:p>151840</text:p>
          </table:table-cell>
          <table:table-cell office:value-type="float" office:value="144003" calcext:value-type="float">
            <text:p>144003</text:p>
          </table:table-cell>
          <table:table-cell office:value-type="float" office:value="160460" calcext:value-type="float">
            <text:p>160460</text:p>
          </table:table-cell>
          <table:table-cell office:value-type="float" office:value="124076" calcext:value-type="float">
            <text:p>124076</text:p>
          </table:table-cell>
          <table:table-cell office:value-type="float" office:value="133241" calcext:value-type="float">
            <text:p>133241</text:p>
          </table:table-cell>
          <table:table-cell office:value-type="float" office:value="150005" calcext:value-type="float">
            <text:p>150005</text:p>
          </table:table-cell>
          <table:table-cell office:value-type="float" office:value="161152" calcext:value-type="float">
            <text:p>161152</text:p>
          </table:table-cell>
          <table:table-cell office:value-type="float" office:value="156291" calcext:value-type="float">
            <text:p>156291</text:p>
          </table:table-cell>
          <table:table-cell office:value-type="float" office:value="141329" calcext:value-type="float">
            <text:p>141329</text:p>
          </table:table-cell>
          <table:table-cell office:value-type="float" office:value="150043" calcext:value-type="float">
            <text:p>150043</text:p>
          </table:table-cell>
          <table:table-cell office:value-type="float" office:value="169715" calcext:value-type="float">
            <text:p>169715</text:p>
          </table:table-cell>
          <table:table-cell office:value-type="float" office:value="145343" calcext:value-type="float">
            <text:p>145343</text:p>
          </table:table-cell>
          <table:table-cell office:value-type="float" office:value="110734" calcext:value-type="float">
            <text:p>110734</text:p>
          </table:table-cell>
        </table:table-row>
        <table:table-row table:style-name="ro1">
          <table:table-cell/>
          <table:table-cell office:value-type="float" office:value="110873" calcext:value-type="float">
            <text:p>110873</text:p>
          </table:table-cell>
          <table:table-cell office:value-type="float" office:value="116666" calcext:value-type="float">
            <text:p>116666</text:p>
          </table:table-cell>
          <table:table-cell office:value-type="float" office:value="59920" calcext:value-type="float">
            <text:p>59920</text:p>
          </table:table-cell>
          <table:table-cell office:value-type="float" office:value="148828" calcext:value-type="float">
            <text:p>148828</text:p>
          </table:table-cell>
          <table:table-cell office:value-type="float" office:value="169635" calcext:value-type="float">
            <text:p>169635</text:p>
          </table:table-cell>
          <table:table-cell office:value-type="float" office:value="222284" calcext:value-type="float">
            <text:p>222284</text:p>
          </table:table-cell>
          <table:table-cell office:value-type="float" office:value="175843" calcext:value-type="float">
            <text:p>175843</text:p>
          </table:table-cell>
          <table:table-cell office:value-type="float" office:value="190778" calcext:value-type="float">
            <text:p>190778</text:p>
          </table:table-cell>
          <table:table-cell office:value-type="float" office:value="240799" calcext:value-type="float">
            <text:p>240799</text:p>
          </table:table-cell>
          <table:table-cell office:value-type="float" office:value="234652" calcext:value-type="float">
            <text:p>234652</text:p>
          </table:table-cell>
          <table:table-cell office:value-type="float" office:value="243973" calcext:value-type="float">
            <text:p>243973</text:p>
          </table:table-cell>
          <table:table-cell office:value-type="float" office:value="239128" calcext:value-type="float">
            <text:p>239128</text:p>
          </table:table-cell>
          <table:table-cell office:value-type="float" office:value="172182" calcext:value-type="float">
            <text:p>172182</text:p>
          </table:table-cell>
          <table:table-cell office:value-type="float" office:value="246312" calcext:value-type="float">
            <text:p>246312</text:p>
          </table:table-cell>
          <table:table-cell office:value-type="float" office:value="241968" calcext:value-type="float">
            <text:p>241968</text:p>
          </table:table-cell>
          <table:table-cell office:value-type="float" office:value="150999" calcext:value-type="float">
            <text:p>150999</text:p>
          </table:table-cell>
        </table:table-row>
        <table:table-row table:style-name="ro1">
          <table:table-cell/>
          <table:table-cell office:value-type="float" office:value="182697" calcext:value-type="float">
            <text:p>182697</text:p>
          </table:table-cell>
          <table:table-cell office:value-type="float" office:value="137042" calcext:value-type="float">
            <text:p>137042</text:p>
          </table:table-cell>
          <table:table-cell office:value-type="float" office:value="81317" calcext:value-type="float">
            <text:p>81317</text:p>
          </table:table-cell>
          <table:table-cell office:value-type="float" office:value="160684" calcext:value-type="float">
            <text:p>160684</text:p>
          </table:table-cell>
          <table:table-cell office:value-type="float" office:value="189538" calcext:value-type="float">
            <text:p>189538</text:p>
          </table:table-cell>
          <table:table-cell office:value-type="float" office:value="231139" calcext:value-type="float">
            <text:p>231139</text:p>
          </table:table-cell>
          <table:table-cell office:value-type="float" office:value="158141" calcext:value-type="float">
            <text:p>158141</text:p>
          </table:table-cell>
          <table:table-cell office:value-type="float" office:value="159480" calcext:value-type="float">
            <text:p>159480</text:p>
          </table:table-cell>
          <table:table-cell office:value-type="float" office:value="225777" calcext:value-type="float">
            <text:p>225777</text:p>
          </table:table-cell>
          <table:table-cell office:value-type="float" office:value="234305" calcext:value-type="float">
            <text:p>234305</text:p>
          </table:table-cell>
          <table:table-cell office:value-type="float" office:value="216633" calcext:value-type="float">
            <text:p>216633</text:p>
          </table:table-cell>
          <table:table-cell office:value-type="float" office:value="218037" calcext:value-type="float">
            <text:p>218037</text:p>
          </table:table-cell>
          <table:table-cell office:value-type="float" office:value="224814" calcext:value-type="float">
            <text:p>224814</text:p>
          </table:table-cell>
          <table:table-cell office:value-type="float" office:value="227409" calcext:value-type="float">
            <text:p>227409</text:p>
          </table:table-cell>
          <table:table-cell office:value-type="float" office:value="206808" calcext:value-type="float">
            <text:p>206808</text:p>
          </table:table-cell>
          <table:table-cell office:value-type="float" office:value="220373" calcext:value-type="float">
            <text:p>220373</text:p>
          </table:table-cell>
        </table:table-row>
        <table:table-row table:style-name="ro1">
          <table:table-cell/>
          <table:table-cell office:value-type="float" office:value="174273" calcext:value-type="float">
            <text:p>174273</text:p>
          </table:table-cell>
          <table:table-cell office:value-type="float" office:value="119918" calcext:value-type="float">
            <text:p>119918</text:p>
          </table:table-cell>
          <table:table-cell office:value-type="float" office:value="79952" calcext:value-type="float">
            <text:p>79952</text:p>
          </table:table-cell>
          <table:table-cell office:value-type="float" office:value="137385" calcext:value-type="float">
            <text:p>137385</text:p>
          </table:table-cell>
          <table:table-cell office:value-type="float" office:value="146236" calcext:value-type="float">
            <text:p>146236</text:p>
          </table:table-cell>
          <table:table-cell office:value-type="float" office:value="164973" calcext:value-type="float">
            <text:p>164973</text:p>
          </table:table-cell>
          <table:table-cell office:value-type="float" office:value="122047" calcext:value-type="float">
            <text:p>122047</text:p>
          </table:table-cell>
          <table:table-cell office:value-type="float" office:value="124436" calcext:value-type="float">
            <text:p>124436</text:p>
          </table:table-cell>
          <table:table-cell office:value-type="float" office:value="169746" calcext:value-type="float">
            <text:p>169746</text:p>
          </table:table-cell>
          <table:table-cell office:value-type="float" office:value="170258" calcext:value-type="float">
            <text:p>170258</text:p>
          </table:table-cell>
          <table:table-cell office:value-type="float" office:value="157305" calcext:value-type="float">
            <text:p>157305</text:p>
          </table:table-cell>
          <table:table-cell office:value-type="float" office:value="158260" calcext:value-type="float">
            <text:p>158260</text:p>
          </table:table-cell>
          <table:table-cell office:value-type="float" office:value="192760" calcext:value-type="float">
            <text:p>192760</text:p>
          </table:table-cell>
          <table:table-cell office:value-type="float" office:value="169379" calcext:value-type="float">
            <text:p>169379</text:p>
          </table:table-cell>
          <table:table-cell office:value-type="float" office:value="157867" calcext:value-type="float">
            <text:p>157867</text:p>
          </table:table-cell>
          <table:table-cell office:value-type="float" office:value="170297" calcext:value-type="float">
            <text:p>170297</text:p>
          </table:table-cell>
        </table:table-row>
        <table:table-row table:style-name="ro1">
          <table:table-cell/>
          <table:table-cell office:value-type="float" office:value="147723" calcext:value-type="float">
            <text:p>147723</text:p>
          </table:table-cell>
          <table:table-cell office:value-type="float" office:value="87837" calcext:value-type="float">
            <text:p>87837</text:p>
          </table:table-cell>
          <table:table-cell office:value-type="float" office:value="52566" calcext:value-type="float">
            <text:p>52566</text:p>
          </table:table-cell>
          <table:table-cell office:value-type="float" office:value="107839" calcext:value-type="float">
            <text:p>107839</text:p>
          </table:table-cell>
          <table:table-cell office:value-type="float" office:value="99100" calcext:value-type="float">
            <text:p>99100</text:p>
          </table:table-cell>
          <table:table-cell office:value-type="float" office:value="114429" calcext:value-type="float">
            <text:p>114429</text:p>
          </table:table-cell>
          <table:table-cell office:value-type="float" office:value="95222" calcext:value-type="float">
            <text:p>95222</text:p>
          </table:table-cell>
          <table:table-cell office:value-type="float" office:value="109698" calcext:value-type="float">
            <text:p>109698</text:p>
          </table:table-cell>
          <table:table-cell office:value-type="float" office:value="112365" calcext:value-type="float">
            <text:p>112365</text:p>
          </table:table-cell>
          <table:table-cell office:value-type="float" office:value="119197" calcext:value-type="float">
            <text:p>119197</text:p>
          </table:table-cell>
          <table:table-cell office:value-type="float" office:value="140039" calcext:value-type="float">
            <text:p>140039</text:p>
          </table:table-cell>
          <table:table-cell office:value-type="float" office:value="138414" calcext:value-type="float">
            <text:p>138414</text:p>
          </table:table-cell>
          <table:table-cell office:value-type="float" office:value="118946" calcext:value-type="float">
            <text:p>118946</text:p>
          </table:table-cell>
          <table:table-cell office:value-type="float" office:value="114930" calcext:value-type="float">
            <text:p>114930</text:p>
          </table:table-cell>
          <table:table-cell office:value-type="float" office:value="130046" calcext:value-type="float">
            <text:p>130046</text:p>
          </table:table-cell>
          <table:table-cell office:value-type="float" office:value="105661" calcext:value-type="float">
            <text:p>105661</text:p>
          </table:table-cell>
        </table:table-row>
        <table:table-row table:style-name="ro1">
          <table:table-cell/>
          <table:table-cell office:value-type="float" office:value="206986" calcext:value-type="float">
            <text:p>206986</text:p>
          </table:table-cell>
          <table:table-cell office:value-type="float" office:value="122454" calcext:value-type="float">
            <text:p>122454</text:p>
          </table:table-cell>
          <table:table-cell office:value-type="float" office:value="59148" calcext:value-type="float">
            <text:p>59148</text:p>
          </table:table-cell>
          <table:table-cell office:value-type="float" office:value="141512" calcext:value-type="float">
            <text:p>141512</text:p>
          </table:table-cell>
          <table:table-cell office:value-type="float" office:value="137178" calcext:value-type="float">
            <text:p>137178</text:p>
          </table:table-cell>
          <table:table-cell office:value-type="float" office:value="191300" calcext:value-type="float">
            <text:p>191300</text:p>
          </table:table-cell>
          <table:table-cell office:value-type="float" office:value="121727" calcext:value-type="float">
            <text:p>121727</text:p>
          </table:table-cell>
          <table:table-cell office:value-type="float" office:value="134145" calcext:value-type="float">
            <text:p>134145</text:p>
          </table:table-cell>
          <table:table-cell office:value-type="float" office:value="188034" calcext:value-type="float">
            <text:p>188034</text:p>
          </table:table-cell>
          <table:table-cell office:value-type="float" office:value="191344" calcext:value-type="float">
            <text:p>191344</text:p>
          </table:table-cell>
          <table:table-cell office:value-type="float" office:value="177878" calcext:value-type="float">
            <text:p>177878</text:p>
          </table:table-cell>
          <table:table-cell office:value-type="float" office:value="189889" calcext:value-type="float">
            <text:p>189889</text:p>
          </table:table-cell>
          <table:table-cell office:value-type="float" office:value="173841" calcext:value-type="float">
            <text:p>173841</text:p>
          </table:table-cell>
          <table:table-cell office:value-type="float" office:value="174689" calcext:value-type="float">
            <text:p>174689</text:p>
          </table:table-cell>
          <table:table-cell office:value-type="float" office:value="170684" calcext:value-type="float">
            <text:p>170684</text:p>
          </table:table-cell>
          <table:table-cell office:value-type="float" office:value="137998" calcext:value-type="float">
            <text:p>137998</text:p>
          </table:table-cell>
        </table:table-row>
        <table:table-row table:style-name="ro1">
          <table:table-cell/>
          <table:table-cell office:value-type="float" office:value="253062" calcext:value-type="float">
            <text:p>253062</text:p>
          </table:table-cell>
          <table:table-cell office:value-type="float" office:value="133247" calcext:value-type="float">
            <text:p>133247</text:p>
          </table:table-cell>
          <table:table-cell office:value-type="float" office:value="107168" calcext:value-type="float">
            <text:p>107168</text:p>
          </table:table-cell>
          <table:table-cell office:value-type="float" office:value="140970" calcext:value-type="float">
            <text:p>140970</text:p>
          </table:table-cell>
          <table:table-cell office:value-type="float" office:value="139053" calcext:value-type="float">
            <text:p>139053</text:p>
          </table:table-cell>
          <table:table-cell office:value-type="float" office:value="152034" calcext:value-type="float">
            <text:p>152034</text:p>
          </table:table-cell>
          <table:table-cell office:value-type="float" office:value="165981" calcext:value-type="float">
            <text:p>165981</text:p>
          </table:table-cell>
          <table:table-cell office:value-type="float" office:value="175967" calcext:value-type="float">
            <text:p>175967</text:p>
          </table:table-cell>
          <table:table-cell office:value-type="float" office:value="199756" calcext:value-type="float">
            <text:p>199756</text:p>
          </table:table-cell>
          <table:table-cell office:value-type="float" office:value="208261" calcext:value-type="float">
            <text:p>208261</text:p>
          </table:table-cell>
          <table:table-cell office:value-type="float" office:value="240708" calcext:value-type="float">
            <text:p>240708</text:p>
          </table:table-cell>
          <table:table-cell office:value-type="float" office:value="227707" calcext:value-type="float">
            <text:p>227707</text:p>
          </table:table-cell>
          <table:table-cell office:value-type="float" office:value="197309" calcext:value-type="float">
            <text:p>197309</text:p>
          </table:table-cell>
          <table:table-cell office:value-type="float" office:value="216724" calcext:value-type="float">
            <text:p>216724</text:p>
          </table:table-cell>
          <table:table-cell office:value-type="float" office:value="252240" calcext:value-type="float">
            <text:p>252240</text:p>
          </table:table-cell>
          <table:table-cell office:value-type="float" office:value="189366" calcext:value-type="float">
            <text:p>189366</text:p>
          </table:table-cell>
        </table:table-row>
        <table:table-row table:style-name="ro1">
          <table:table-cell/>
          <table:table-cell office:value-type="float" office:value="163299" calcext:value-type="float">
            <text:p>163299</text:p>
          </table:table-cell>
          <table:table-cell office:value-type="float" office:value="104568" calcext:value-type="float">
            <text:p>104568</text:p>
          </table:table-cell>
          <table:table-cell office:value-type="float" office:value="68497" calcext:value-type="float">
            <text:p>68497</text:p>
          </table:table-cell>
          <table:table-cell office:value-type="float" office:value="104579" calcext:value-type="float">
            <text:p>104579</text:p>
          </table:table-cell>
          <table:table-cell office:value-type="float" office:value="113603" calcext:value-type="float">
            <text:p>113603</text:p>
          </table:table-cell>
          <table:table-cell office:value-type="float" office:value="147513" calcext:value-type="float">
            <text:p>147513</text:p>
          </table:table-cell>
          <table:table-cell office:value-type="float" office:value="107128" calcext:value-type="float">
            <text:p>107128</text:p>
          </table:table-cell>
          <table:table-cell office:value-type="float" office:value="108893" calcext:value-type="float">
            <text:p>108893</text:p>
          </table:table-cell>
          <table:table-cell office:value-type="float" office:value="161742" calcext:value-type="float">
            <text:p>161742</text:p>
          </table:table-cell>
          <table:table-cell office:value-type="float" office:value="180594" calcext:value-type="float">
            <text:p>180594</text:p>
          </table:table-cell>
          <table:table-cell office:value-type="float" office:value="161203" calcext:value-type="float">
            <text:p>161203</text:p>
          </table:table-cell>
          <table:table-cell office:value-type="float" office:value="153253" calcext:value-type="float">
            <text:p>153253</text:p>
          </table:table-cell>
          <table:table-cell office:value-type="float" office:value="178062" calcext:value-type="float">
            <text:p>178062</text:p>
          </table:table-cell>
          <table:table-cell office:value-type="float" office:value="160374" calcext:value-type="float">
            <text:p>160374</text:p>
          </table:table-cell>
          <table:table-cell office:value-type="float" office:value="155012" calcext:value-type="float">
            <text:p>155012</text:p>
          </table:table-cell>
          <table:table-cell office:value-type="float" office:value="157075" calcext:value-type="float">
            <text:p>157075</text:p>
          </table:table-cell>
        </table:table-row>
        <table:table-row table:style-name="ro1">
          <table:table-cell/>
          <table:table-cell office:value-type="float" office:value="188833" calcext:value-type="float">
            <text:p>188833</text:p>
          </table:table-cell>
          <table:table-cell office:value-type="float" office:value="125290" calcext:value-type="float">
            <text:p>125290</text:p>
          </table:table-cell>
          <table:table-cell office:value-type="float" office:value="70113" calcext:value-type="float">
            <text:p>70113</text:p>
          </table:table-cell>
          <table:table-cell office:value-type="float" office:value="123161" calcext:value-type="float">
            <text:p>123161</text:p>
          </table:table-cell>
          <table:table-cell office:value-type="float" office:value="129469" calcext:value-type="float">
            <text:p>129469</text:p>
          </table:table-cell>
          <table:table-cell office:value-type="float" office:value="172849" calcext:value-type="float">
            <text:p>172849</text:p>
          </table:table-cell>
          <table:table-cell office:value-type="float" office:value="104237" calcext:value-type="float">
            <text:p>104237</text:p>
          </table:table-cell>
          <table:table-cell office:value-type="float" office:value="120926" calcext:value-type="float">
            <text:p>120926</text:p>
          </table:table-cell>
          <table:table-cell office:value-type="float" office:value="162273" calcext:value-type="float">
            <text:p>162273</text:p>
          </table:table-cell>
          <table:table-cell office:value-type="float" office:value="214121" calcext:value-type="float">
            <text:p>214121</text:p>
          </table:table-cell>
          <table:table-cell office:value-type="float" office:value="155904" calcext:value-type="float">
            <text:p>155904</text:p>
          </table:table-cell>
          <table:table-cell office:value-type="float" office:value="160567" calcext:value-type="float">
            <text:p>160567</text:p>
          </table:table-cell>
          <table:table-cell office:value-type="float" office:value="220251" calcext:value-type="float">
            <text:p>220251</text:p>
          </table:table-cell>
          <table:table-cell office:value-type="float" office:value="168824" calcext:value-type="float">
            <text:p>168824</text:p>
          </table:table-cell>
          <table:table-cell office:value-type="float" office:value="152260" calcext:value-type="float">
            <text:p>152260</text:p>
          </table:table-cell>
          <table:table-cell office:value-type="float" office:value="210020" calcext:value-type="float">
            <text:p>210020</text:p>
          </table:table-cell>
        </table:table-row>
        <table:table-row table:style-name="ro1">
          <table:table-cell/>
          <table:table-cell office:value-type="float" office:value="162482" calcext:value-type="float">
            <text:p>162482</text:p>
          </table:table-cell>
          <table:table-cell office:value-type="float" office:value="93139" calcext:value-type="float">
            <text:p>93139</text:p>
          </table:table-cell>
          <table:table-cell office:value-type="float" office:value="66607" calcext:value-type="float">
            <text:p>66607</text:p>
          </table:table-cell>
          <table:table-cell office:value-type="float" office:value="102563" calcext:value-type="float">
            <text:p>102563</text:p>
          </table:table-cell>
          <table:table-cell office:value-type="float" office:value="109346" calcext:value-type="float">
            <text:p>109346</text:p>
          </table:table-cell>
          <table:table-cell office:value-type="float" office:value="151112" calcext:value-type="float">
            <text:p>151112</text:p>
          </table:table-cell>
          <table:table-cell office:value-type="float" office:value="89337" calcext:value-type="float">
            <text:p>89337</text:p>
          </table:table-cell>
          <table:table-cell office:value-type="float" office:value="100895" calcext:value-type="float">
            <text:p>100895</text:p>
          </table:table-cell>
          <table:table-cell office:value-type="float" office:value="144962" calcext:value-type="float">
            <text:p>144962</text:p>
          </table:table-cell>
          <table:table-cell office:value-type="float" office:value="196601" calcext:value-type="float">
            <text:p>196601</text:p>
          </table:table-cell>
          <table:table-cell office:value-type="float" office:value="137118" calcext:value-type="float">
            <text:p>137118</text:p>
          </table:table-cell>
          <table:table-cell office:value-type="float" office:value="146837" calcext:value-type="float">
            <text:p>146837</text:p>
          </table:table-cell>
          <table:table-cell office:value-type="float" office:value="226524" calcext:value-type="float">
            <text:p>226524</text:p>
          </table:table-cell>
          <table:table-cell office:value-type="float" office:value="181501" calcext:value-type="float">
            <text:p>181501</text:p>
          </table:table-cell>
          <table:table-cell office:value-type="float" office:value="165204" calcext:value-type="float">
            <text:p>165204</text:p>
          </table:table-cell>
          <table:table-cell office:value-type="float" office:value="226754" calcext:value-type="float">
            <text:p>226754</text:p>
          </table:table-cell>
        </table:table-row>
        <table:table-row table:style-name="ro1">
          <table:table-cell/>
          <table:table-cell office:value-type="float" office:value="104664" calcext:value-type="float">
            <text:p>104664</text:p>
          </table:table-cell>
          <table:table-cell office:value-type="float" office:value="80427" calcext:value-type="float">
            <text:p>80427</text:p>
          </table:table-cell>
          <table:table-cell office:value-type="float" office:value="75940" calcext:value-type="float">
            <text:p>75940</text:p>
          </table:table-cell>
          <table:table-cell office:value-type="float" office:value="105887" calcext:value-type="float">
            <text:p>105887</text:p>
          </table:table-cell>
          <table:table-cell office:value-type="float" office:value="104925" calcext:value-type="float">
            <text:p>104925</text:p>
          </table:table-cell>
          <table:table-cell office:value-type="float" office:value="131588" calcext:value-type="float">
            <text:p>131588</text:p>
          </table:table-cell>
          <table:table-cell office:value-type="float" office:value="115195" calcext:value-type="float">
            <text:p>115195</text:p>
          </table:table-cell>
          <table:table-cell office:value-type="float" office:value="111146" calcext:value-type="float">
            <text:p>111146</text:p>
          </table:table-cell>
          <table:table-cell office:value-type="float" office:value="156051" calcext:value-type="float">
            <text:p>156051</text:p>
          </table:table-cell>
          <table:table-cell office:value-type="float" office:value="163597" calcext:value-type="float">
            <text:p>163597</text:p>
          </table:table-cell>
          <table:table-cell office:value-type="float" office:value="147852" calcext:value-type="float">
            <text:p>147852</text:p>
          </table:table-cell>
          <table:table-cell office:value-type="float" office:value="153095" calcext:value-type="float">
            <text:p>153095</text:p>
          </table:table-cell>
          <table:table-cell office:value-type="float" office:value="142254" calcext:value-type="float">
            <text:p>142254</text:p>
          </table:table-cell>
          <table:table-cell office:value-type="float" office:value="177518" calcext:value-type="float">
            <text:p>177518</text:p>
          </table:table-cell>
          <table:table-cell office:value-type="float" office:value="162840" calcext:value-type="float">
            <text:p>162840</text:p>
          </table:table-cell>
          <table:table-cell office:value-type="float" office:value="153538" calcext:value-type="float">
            <text:p>153538</text:p>
          </table:table-cell>
        </table:table-row>
        <table:table-row table:style-name="ro1">
          <table:table-cell/>
          <table:table-cell office:value-type="float" office:value="102170" calcext:value-type="float">
            <text:p>102170</text:p>
          </table:table-cell>
          <table:table-cell office:value-type="float" office:value="86532" calcext:value-type="float">
            <text:p>86532</text:p>
          </table:table-cell>
          <table:table-cell office:value-type="float" office:value="85509" calcext:value-type="float">
            <text:p>85509</text:p>
          </table:table-cell>
          <table:table-cell office:value-type="float" office:value="127047" calcext:value-type="float">
            <text:p>127047</text:p>
          </table:table-cell>
          <table:table-cell office:value-type="float" office:value="143463" calcext:value-type="float">
            <text:p>143463</text:p>
          </table:table-cell>
          <table:table-cell office:value-type="float" office:value="169909" calcext:value-type="float">
            <text:p>169909</text:p>
          </table:table-cell>
          <table:table-cell office:value-type="float" office:value="180126" calcext:value-type="float">
            <text:p>180126</text:p>
          </table:table-cell>
          <table:table-cell office:value-type="float" office:value="169243" calcext:value-type="float">
            <text:p>169243</text:p>
          </table:table-cell>
          <table:table-cell office:value-type="float" office:value="233196" calcext:value-type="float">
            <text:p>233196</text:p>
          </table:table-cell>
          <table:table-cell office:value-type="float" office:value="212743" calcext:value-type="float">
            <text:p>212743</text:p>
          </table:table-cell>
          <table:table-cell office:value-type="float" office:value="237478" calcext:value-type="float">
            <text:p>237478</text:p>
          </table:table-cell>
          <table:table-cell office:value-type="float" office:value="234709" calcext:value-type="float">
            <text:p>234709</text:p>
          </table:table-cell>
          <table:table-cell office:value-type="float" office:value="148356" calcext:value-type="float">
            <text:p>148356</text:p>
          </table:table-cell>
          <table:table-cell office:value-type="float" office:value="237258" calcext:value-type="float">
            <text:p>237258</text:p>
          </table:table-cell>
          <table:table-cell office:value-type="float" office:value="242027" calcext:value-type="float">
            <text:p>242027</text:p>
          </table:table-cell>
          <table:table-cell office:value-type="float" office:value="114162" calcext:value-type="float">
            <text:p>114162</text:p>
          </table:table-cell>
        </table:table-row>
        <table:table-row table:style-name="ro1">
          <table:table-cell/>
          <table:table-cell office:value-type="float" office:value="141634" calcext:value-type="float">
            <text:p>141634</text:p>
          </table:table-cell>
          <table:table-cell office:value-type="float" office:value="70990" calcext:value-type="float">
            <text:p>70990</text:p>
          </table:table-cell>
          <table:table-cell office:value-type="float" office:value="73508" calcext:value-type="float">
            <text:p>73508</text:p>
          </table:table-cell>
          <table:table-cell office:value-type="float" office:value="100703" calcext:value-type="float">
            <text:p>100703</text:p>
          </table:table-cell>
          <table:table-cell office:value-type="float" office:value="112911" calcext:value-type="float">
            <text:p>112911</text:p>
          </table:table-cell>
          <table:table-cell office:value-type="float" office:value="141242" calcext:value-type="float">
            <text:p>141242</text:p>
          </table:table-cell>
          <table:table-cell office:value-type="float" office:value="141106" calcext:value-type="float">
            <text:p>141106</text:p>
          </table:table-cell>
          <table:table-cell office:value-type="float" office:value="144105" calcext:value-type="float">
            <text:p>144105</text:p>
          </table:table-cell>
          <table:table-cell office:value-type="float" office:value="192609" calcext:value-type="float">
            <text:p>192609</text:p>
          </table:table-cell>
          <table:table-cell office:value-type="float" office:value="191898" calcext:value-type="float">
            <text:p>191898</text:p>
          </table:table-cell>
          <table:table-cell office:value-type="float" office:value="202879" calcext:value-type="float">
            <text:p>202879</text:p>
          </table:table-cell>
          <table:table-cell office:value-type="float" office:value="208210" calcext:value-type="float">
            <text:p>208210</text:p>
          </table:table-cell>
          <table:table-cell office:value-type="float" office:value="237198" calcext:value-type="float">
            <text:p>237198</text:p>
          </table:table-cell>
          <table:table-cell office:value-type="float" office:value="211230" calcext:value-type="float">
            <text:p>211230</text:p>
          </table:table-cell>
          <table:table-cell office:value-type="float" office:value="216719" calcext:value-type="float">
            <text:p>216719</text:p>
          </table:table-cell>
          <table:table-cell office:value-type="float" office:value="228859" calcext:value-type="float">
            <text:p>228859</text:p>
          </table:table-cell>
        </table:table-row>
        <table:table-row table:style-name="ro1">
          <table:table-cell/>
          <table:table-cell office:value-type="float" office:value="129658" calcext:value-type="float">
            <text:p>129658</text:p>
          </table:table-cell>
          <table:table-cell office:value-type="float" office:value="87115" calcext:value-type="float">
            <text:p>87115</text:p>
          </table:table-cell>
          <table:table-cell office:value-type="float" office:value="97636" calcext:value-type="float">
            <text:p>97636</text:p>
          </table:table-cell>
          <table:table-cell office:value-type="float" office:value="97105" calcext:value-type="float">
            <text:p>97105</text:p>
          </table:table-cell>
          <table:table-cell office:value-type="float" office:value="113864" calcext:value-type="float">
            <text:p>113864</text:p>
          </table:table-cell>
          <table:table-cell office:value-type="float" office:value="118235" calcext:value-type="float">
            <text:p>118235</text:p>
          </table:table-cell>
          <table:table-cell office:value-type="float" office:value="159733" calcext:value-type="float">
            <text:p>159733</text:p>
          </table:table-cell>
          <table:table-cell office:value-type="float" office:value="141139" calcext:value-type="float">
            <text:p>141139</text:p>
          </table:table-cell>
          <table:table-cell office:value-type="float" office:value="169310" calcext:value-type="float">
            <text:p>169310</text:p>
          </table:table-cell>
          <table:table-cell office:value-type="float" office:value="144417" calcext:value-type="float">
            <text:p>144417</text:p>
          </table:table-cell>
          <table:table-cell office:value-type="float" office:value="139548" calcext:value-type="float">
            <text:p>139548</text:p>
          </table:table-cell>
          <table:table-cell office:value-type="float" office:value="138487" calcext:value-type="float">
            <text:p>138487</text:p>
          </table:table-cell>
          <table:table-cell office:value-type="float" office:value="223798" calcext:value-type="float">
            <text:p>223798</text:p>
          </table:table-cell>
          <table:table-cell office:value-type="float" office:value="176378" calcext:value-type="float">
            <text:p>176378</text:p>
          </table:table-cell>
          <table:table-cell office:value-type="float" office:value="169393" calcext:value-type="float">
            <text:p>169393</text:p>
          </table:table-cell>
          <table:table-cell office:value-type="float" office:value="190737" calcext:value-type="float">
            <text:p>190737</text:p>
          </table:table-cell>
        </table:table-row>
        <table:table-row table:style-name="ro1">
          <table:table-cell/>
          <table:table-cell office:value-type="float" office:value="125862" calcext:value-type="float">
            <text:p>125862</text:p>
          </table:table-cell>
          <table:table-cell office:value-type="float" office:value="82246" calcext:value-type="float">
            <text:p>82246</text:p>
          </table:table-cell>
          <table:table-cell office:value-type="float" office:value="89664" calcext:value-type="float">
            <text:p>89664</text:p>
          </table:table-cell>
          <table:table-cell office:value-type="float" office:value="95200" calcext:value-type="float">
            <text:p>95200</text:p>
          </table:table-cell>
          <table:table-cell office:value-type="float" office:value="112906" calcext:value-type="float">
            <text:p>112906</text:p>
          </table:table-cell>
          <table:table-cell office:value-type="float" office:value="129734" calcext:value-type="float">
            <text:p>129734</text:p>
          </table:table-cell>
          <table:table-cell office:value-type="float" office:value="143203" calcext:value-type="float">
            <text:p>143203</text:p>
          </table:table-cell>
          <table:table-cell office:value-type="float" office:value="138256" calcext:value-type="float">
            <text:p>138256</text:p>
          </table:table-cell>
          <table:table-cell office:value-type="float" office:value="194518" calcext:value-type="float">
            <text:p>194518</text:p>
          </table:table-cell>
          <table:table-cell office:value-type="float" office:value="180197" calcext:value-type="float">
            <text:p>180197</text:p>
          </table:table-cell>
          <table:table-cell office:value-type="float" office:value="179143" calcext:value-type="float">
            <text:p>179143</text:p>
          </table:table-cell>
          <table:table-cell office:value-type="float" office:value="192729" calcext:value-type="float">
            <text:p>192729</text:p>
          </table:table-cell>
          <table:table-cell office:value-type="float" office:value="192104" calcext:value-type="float">
            <text:p>192104</text:p>
          </table:table-cell>
          <table:table-cell office:value-type="float" office:value="211139" calcext:value-type="float">
            <text:p>211139</text:p>
          </table:table-cell>
          <table:table-cell office:value-type="float" office:value="219065" calcext:value-type="float">
            <text:p>219065</text:p>
          </table:table-cell>
          <table:table-cell office:value-type="float" office:value="172820" calcext:value-type="float">
            <text:p>172820</text:p>
          </table:table-cell>
        </table:table-row>
        <table:table-row table:style-name="ro1">
          <table:table-cell/>
          <table:table-cell office:value-type="float" office:value="111132" calcext:value-type="float">
            <text:p>111132</text:p>
          </table:table-cell>
          <table:table-cell office:value-type="float" office:value="79204" calcext:value-type="float">
            <text:p>79204</text:p>
          </table:table-cell>
          <table:table-cell office:value-type="float" office:value="107722" calcext:value-type="float">
            <text:p>107722</text:p>
          </table:table-cell>
          <table:table-cell office:value-type="float" office:value="102348" calcext:value-type="float">
            <text:p>102348</text:p>
          </table:table-cell>
          <table:table-cell office:value-type="float" office:value="107678" calcext:value-type="float">
            <text:p>107678</text:p>
          </table:table-cell>
          <table:table-cell office:value-type="float" office:value="118157" calcext:value-type="float">
            <text:p>118157</text:p>
          </table:table-cell>
          <table:table-cell office:value-type="float" office:value="138687" calcext:value-type="float">
            <text:p>138687</text:p>
          </table:table-cell>
          <table:table-cell office:value-type="float" office:value="159059" calcext:value-type="float">
            <text:p>159059</text:p>
          </table:table-cell>
          <table:table-cell office:value-type="float" office:value="170091" calcext:value-type="float">
            <text:p>170091</text:p>
          </table:table-cell>
          <table:table-cell office:value-type="float" office:value="178039" calcext:value-type="float">
            <text:p>178039</text:p>
          </table:table-cell>
          <table:table-cell office:value-type="float" office:value="166697" calcext:value-type="float">
            <text:p>166697</text:p>
          </table:table-cell>
          <table:table-cell office:value-type="float" office:value="188632" calcext:value-type="float">
            <text:p>188632</text:p>
          </table:table-cell>
          <table:table-cell office:value-type="float" office:value="194361" calcext:value-type="float">
            <text:p>194361</text:p>
          </table:table-cell>
          <table:table-cell office:value-type="float" office:value="192659" calcext:value-type="float">
            <text:p>192659</text:p>
          </table:table-cell>
          <table:table-cell office:value-type="float" office:value="194203" calcext:value-type="float">
            <text:p>194203</text:p>
          </table:table-cell>
          <table:table-cell office:value-type="float" office:value="190994" calcext:value-type="float">
            <text:p>190994</text:p>
          </table:table-cell>
        </table:table-row>
        <table:table-row table:style-name="ro1">
          <table:table-cell/>
          <table:table-cell office:value-type="float" office:value="123469" calcext:value-type="float">
            <text:p>123469</text:p>
          </table:table-cell>
          <table:table-cell office:value-type="float" office:value="97342" calcext:value-type="float">
            <text:p>97342</text:p>
          </table:table-cell>
          <table:table-cell office:value-type="float" office:value="128590" calcext:value-type="float">
            <text:p>128590</text:p>
          </table:table-cell>
          <table:table-cell office:value-type="float" office:value="115999" calcext:value-type="float">
            <text:p>115999</text:p>
          </table:table-cell>
          <table:table-cell office:value-type="float" office:value="120726" calcext:value-type="float">
            <text:p>120726</text:p>
          </table:table-cell>
          <table:table-cell office:value-type="float" office:value="126731" calcext:value-type="float">
            <text:p>126731</text:p>
          </table:table-cell>
          <table:table-cell office:value-type="float" office:value="150602" calcext:value-type="float">
            <text:p>150602</text:p>
          </table:table-cell>
          <table:table-cell office:value-type="float" office:value="164337" calcext:value-type="float">
            <text:p>164337</text:p>
          </table:table-cell>
          <table:table-cell office:value-type="float" office:value="149361" calcext:value-type="float">
            <text:p>149361</text:p>
          </table:table-cell>
          <table:table-cell office:value-type="float" office:value="163792" calcext:value-type="float">
            <text:p>163792</text:p>
          </table:table-cell>
          <table:table-cell office:value-type="float" office:value="166108" calcext:value-type="float">
            <text:p>166108</text:p>
          </table:table-cell>
          <table:table-cell office:value-type="float" office:value="163167" calcext:value-type="float">
            <text:p>163167</text:p>
          </table:table-cell>
          <table:table-cell office:value-type="float" office:value="174834" calcext:value-type="float">
            <text:p>174834</text:p>
          </table:table-cell>
          <table:table-cell office:value-type="float" office:value="173594" calcext:value-type="float">
            <text:p>173594</text:p>
          </table:table-cell>
          <table:table-cell office:value-type="float" office:value="182292" calcext:value-type="float">
            <text:p>182292</text:p>
          </table:table-cell>
          <table:table-cell office:value-type="float" office:value="180765" calcext:value-type="float">
            <text:p>180765</text:p>
          </table:table-cell>
        </table:table-row>
        <table:table-row table:style-name="ro1">
          <table:table-cell/>
          <table:table-cell office:value-type="float" office:value="103610" calcext:value-type="float">
            <text:p>103610</text:p>
          </table:table-cell>
          <table:table-cell office:value-type="float" office:value="82676" calcext:value-type="float">
            <text:p>82676</text:p>
          </table:table-cell>
          <table:table-cell office:value-type="float" office:value="111326" calcext:value-type="float">
            <text:p>111326</text:p>
          </table:table-cell>
          <table:table-cell office:value-type="float" office:value="104212" calcext:value-type="float">
            <text:p>104212</text:p>
          </table:table-cell>
          <table:table-cell office:value-type="float" office:value="94045" calcext:value-type="float">
            <text:p>94045</text:p>
          </table:table-cell>
          <table:table-cell office:value-type="float" office:value="150176" calcext:value-type="float">
            <text:p>150176</text:p>
          </table:table-cell>
          <table:table-cell office:value-type="float" office:value="124004" calcext:value-type="float">
            <text:p>124004</text:p>
          </table:table-cell>
          <table:table-cell office:value-type="float" office:value="118253" calcext:value-type="float">
            <text:p>118253</text:p>
          </table:table-cell>
          <table:table-cell office:value-type="float" office:value="140284" calcext:value-type="float">
            <text:p>140284</text:p>
          </table:table-cell>
          <table:table-cell office:value-type="float" office:value="244969" calcext:value-type="float">
            <text:p>244969</text:p>
          </table:table-cell>
          <table:table-cell office:value-type="float" office:value="148948" calcext:value-type="float">
            <text:p>148948</text:p>
          </table:table-cell>
          <table:table-cell office:value-type="float" office:value="180974" calcext:value-type="float">
            <text:p>180974</text:p>
          </table:table-cell>
          <table:table-cell office:value-type="float" office:value="231941" calcext:value-type="float">
            <text:p>231941</text:p>
          </table:table-cell>
          <table:table-cell office:value-type="float" office:value="218203" calcext:value-type="float">
            <text:p>218203</text:p>
          </table:table-cell>
          <table:table-cell office:value-type="float" office:value="157639" calcext:value-type="float">
            <text:p>157639</text:p>
          </table:table-cell>
          <table:table-cell office:value-type="float" office:value="227818" calcext:value-type="float">
            <text:p>227818</text:p>
          </table:table-cell>
        </table:table-row>
        <table:table-row table:style-name="ro1">
          <table:table-cell/>
          <table:table-cell office:value-type="float" office:value="116183" calcext:value-type="float">
            <text:p>116183</text:p>
          </table:table-cell>
          <table:table-cell office:value-type="float" office:value="106925" calcext:value-type="float">
            <text:p>106925</text:p>
          </table:table-cell>
          <table:table-cell office:value-type="float" office:value="151672" calcext:value-type="float">
            <text:p>151672</text:p>
          </table:table-cell>
          <table:table-cell office:value-type="float" office:value="135954" calcext:value-type="float">
            <text:p>135954</text:p>
          </table:table-cell>
          <table:table-cell office:value-type="float" office:value="126810" calcext:value-type="float">
            <text:p>126810</text:p>
          </table:table-cell>
          <table:table-cell office:value-type="float" office:value="163209" calcext:value-type="float">
            <text:p>163209</text:p>
          </table:table-cell>
          <table:table-cell office:value-type="float" office:value="127053" calcext:value-type="float">
            <text:p>127053</text:p>
          </table:table-cell>
          <table:table-cell office:value-type="float" office:value="135244" calcext:value-type="float">
            <text:p>135244</text:p>
          </table:table-cell>
          <table:table-cell office:value-type="float" office:value="162162" calcext:value-type="float">
            <text:p>162162</text:p>
          </table:table-cell>
          <table:table-cell office:value-type="float" office:value="244100" calcext:value-type="float">
            <text:p>244100</text:p>
          </table:table-cell>
          <table:table-cell office:value-type="float" office:value="157293" calcext:value-type="float">
            <text:p>157293</text:p>
          </table:table-cell>
          <table:table-cell office:value-type="float" office:value="196755" calcext:value-type="float">
            <text:p>196755</text:p>
          </table:table-cell>
          <table:table-cell office:value-type="float" office:value="252171" calcext:value-type="float">
            <text:p>252171</text:p>
          </table:table-cell>
          <table:table-cell office:value-type="float" office:value="191937" calcext:value-type="float">
            <text:p>191937</text:p>
          </table:table-cell>
          <table:table-cell office:value-type="float" office:value="155300" calcext:value-type="float">
            <text:p>155300</text:p>
          </table:table-cell>
          <table:table-cell office:value-type="float" office:value="241897" calcext:value-type="float">
            <text:p>241897</text:p>
          </table:table-cell>
        </table:table-row>
        <table:table-row table:style-name="ro1">
          <table:table-cell/>
          <table:table-cell office:value-type="float" office:value="114052" calcext:value-type="float">
            <text:p>114052</text:p>
          </table:table-cell>
          <table:table-cell office:value-type="float" office:value="130511" calcext:value-type="float">
            <text:p>130511</text:p>
          </table:table-cell>
          <table:table-cell office:value-type="float" office:value="191359" calcext:value-type="float">
            <text:p>191359</text:p>
          </table:table-cell>
          <table:table-cell office:value-type="float" office:value="142270" calcext:value-type="float">
            <text:p>142270</text:p>
          </table:table-cell>
          <table:table-cell office:value-type="float" office:value="169076" calcext:value-type="float">
            <text:p>169076</text:p>
          </table:table-cell>
          <table:table-cell office:value-type="float" office:value="192426" calcext:value-type="float">
            <text:p>192426</text:p>
          </table:table-cell>
          <table:table-cell office:value-type="float" office:value="175361" calcext:value-type="float">
            <text:p>175361</text:p>
          </table:table-cell>
          <table:table-cell office:value-type="float" office:value="166838" calcext:value-type="float">
            <text:p>166838</text:p>
          </table:table-cell>
          <table:table-cell office:value-type="float" office:value="201134" calcext:value-type="float">
            <text:p>201134</text:p>
          </table:table-cell>
          <table:table-cell office:value-type="float" office:value="223224" calcext:value-type="float">
            <text:p>223224</text:p>
          </table:table-cell>
          <table:table-cell office:value-type="float" office:value="203296" calcext:value-type="float">
            <text:p>203296</text:p>
          </table:table-cell>
          <table:table-cell office:value-type="float" office:value="214977" calcext:value-type="float">
            <text:p>214977</text:p>
          </table:table-cell>
          <table:table-cell office:value-type="float" office:value="250867" calcext:value-type="float">
            <text:p>250867</text:p>
          </table:table-cell>
          <table:table-cell office:value-type="float" office:value="212016" calcext:value-type="float">
            <text:p>212016</text:p>
          </table:table-cell>
          <table:table-cell office:value-type="float" office:value="207930" calcext:value-type="float">
            <text:p>207930</text:p>
          </table:table-cell>
          <table:table-cell office:value-type="float" office:value="249083" calcext:value-type="float">
            <text:p>249083</text:p>
          </table:table-cell>
        </table:table-row>
        <table:table-row table:style-name="ro1">
          <table:table-cell/>
          <table:table-cell office:value-type="float" office:value="98780" calcext:value-type="float">
            <text:p>98780</text:p>
          </table:table-cell>
          <table:table-cell office:value-type="float" office:value="107066" calcext:value-type="float">
            <text:p>107066</text:p>
          </table:table-cell>
          <table:table-cell office:value-type="float" office:value="197508" calcext:value-type="float">
            <text:p>197508</text:p>
          </table:table-cell>
          <table:table-cell office:value-type="float" office:value="111665" calcext:value-type="float">
            <text:p>111665</text:p>
          </table:table-cell>
          <table:table-cell office:value-type="float" office:value="112731" calcext:value-type="float">
            <text:p>112731</text:p>
          </table:table-cell>
          <table:table-cell office:value-type="float" office:value="101402" calcext:value-type="float">
            <text:p>101402</text:p>
          </table:table-cell>
          <table:table-cell office:value-type="float" office:value="142356" calcext:value-type="float">
            <text:p>142356</text:p>
          </table:table-cell>
          <table:table-cell office:value-type="float" office:value="153747" calcext:value-type="float">
            <text:p>153747</text:p>
          </table:table-cell>
          <table:table-cell office:value-type="float" office:value="119446" calcext:value-type="float">
            <text:p>119446</text:p>
          </table:table-cell>
          <table:table-cell office:value-type="float" office:value="145995" calcext:value-type="float">
            <text:p>145995</text:p>
          </table:table-cell>
          <table:table-cell office:value-type="float" office:value="149120" calcext:value-type="float">
            <text:p>149120</text:p>
          </table:table-cell>
          <table:table-cell office:value-type="float" office:value="148558" calcext:value-type="float">
            <text:p>148558</text:p>
          </table:table-cell>
          <table:table-cell office:value-type="float" office:value="251568" calcext:value-type="float">
            <text:p>251568</text:p>
          </table:table-cell>
          <table:table-cell office:value-type="float" office:value="177157" calcext:value-type="float">
            <text:p>177157</text:p>
          </table:table-cell>
          <table:table-cell office:value-type="float" office:value="176474" calcext:value-type="float">
            <text:p>176474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/>
          <table:table-cell office:value-type="float" office:value="66049" calcext:value-type="float">
            <text:p>66049</text:p>
          </table:table-cell>
          <table:table-cell office:value-type="float" office:value="98308" calcext:value-type="float">
            <text:p>98308</text:p>
          </table:table-cell>
          <table:table-cell office:value-type="float" office:value="206139" calcext:value-type="float">
            <text:p>206139</text:p>
          </table:table-cell>
          <table:table-cell office:value-type="float" office:value="121108" calcext:value-type="float">
            <text:p>121108</text:p>
          </table:table-cell>
          <table:table-cell office:value-type="float" office:value="119654" calcext:value-type="float">
            <text:p>119654</text:p>
          </table:table-cell>
          <table:table-cell office:value-type="float" office:value="93605" calcext:value-type="float">
            <text:p>93605</text:p>
          </table:table-cell>
          <table:table-cell office:value-type="float" office:value="167811" calcext:value-type="float">
            <text:p>167811</text:p>
          </table:table-cell>
          <table:table-cell office:value-type="float" office:value="183201" calcext:value-type="float">
            <text:p>183201</text:p>
          </table:table-cell>
          <table:table-cell office:value-type="float" office:value="113188" calcext:value-type="float">
            <text:p>113188</text:p>
          </table:table-cell>
          <table:table-cell office:value-type="float" office:value="117070" calcext:value-type="float">
            <text:p>117070</text:p>
          </table:table-cell>
          <table:table-cell office:value-type="float" office:value="166154" calcext:value-type="float">
            <text:p>166154</text:p>
          </table:table-cell>
          <table:table-cell office:value-type="float" office:value="152150" calcext:value-type="float">
            <text:p>152150</text:p>
          </table:table-cell>
          <table:table-cell office:value-type="float" office:value="206673" calcext:value-type="float">
            <text:p>206673</text:p>
          </table:table-cell>
          <table:table-cell office:value-type="float" office:value="178330" calcext:value-type="float">
            <text:p>178330</text:p>
          </table:table-cell>
          <table:table-cell office:value-type="float" office:value="195148" calcext:value-type="float">
            <text:p>195148</text:p>
          </table:table-cell>
          <table:table-cell office:value-type="float" office:value="211646" calcext:value-type="float">
            <text:p>211646</text:p>
          </table:table-cell>
        </table:table-row>
        <table:table-row table:style-name="ro1">
          <table:table-cell/>
          <table:table-cell office:value-type="float" office:value="56496" calcext:value-type="float">
            <text:p>56496</text:p>
          </table:table-cell>
          <table:table-cell office:value-type="float" office:value="97747" calcext:value-type="float">
            <text:p>97747</text:p>
          </table:table-cell>
          <table:table-cell office:value-type="float" office:value="166498" calcext:value-type="float">
            <text:p>166498</text:p>
          </table:table-cell>
          <table:table-cell office:value-type="float" office:value="156883" calcext:value-type="float">
            <text:p>156883</text:p>
          </table:table-cell>
          <table:table-cell office:value-type="float" office:value="123263" calcext:value-type="float">
            <text:p>123263</text:p>
          </table:table-cell>
          <table:table-cell office:value-type="float" office:value="92415" calcext:value-type="float">
            <text:p>92415</text:p>
          </table:table-cell>
          <table:table-cell office:value-type="float" office:value="170644" calcext:value-type="float">
            <text:p>170644</text:p>
          </table:table-cell>
          <table:table-cell office:value-type="float" office:value="203867" calcext:value-type="float">
            <text:p>203867</text:p>
          </table:table-cell>
          <table:table-cell office:value-type="float" office:value="124385" calcext:value-type="float">
            <text:p>124385</text:p>
          </table:table-cell>
          <table:table-cell office:value-type="float" office:value="120560" calcext:value-type="float">
            <text:p>120560</text:p>
          </table:table-cell>
          <table:table-cell office:value-type="float" office:value="178881" calcext:value-type="float">
            <text:p>178881</text:p>
          </table:table-cell>
          <table:table-cell office:value-type="float" office:value="167090" calcext:value-type="float">
            <text:p>167090</text:p>
          </table:table-cell>
          <table:table-cell office:value-type="float" office:value="139615" calcext:value-type="float">
            <text:p>139615</text:p>
          </table:table-cell>
          <table:table-cell office:value-type="float" office:value="185822" calcext:value-type="float">
            <text:p>185822</text:p>
          </table:table-cell>
          <table:table-cell office:value-type="float" office:value="219156" calcext:value-type="float">
            <text:p>219156</text:p>
          </table:table-cell>
          <table:table-cell office:value-type="float" office:value="162441" calcext:value-type="float">
            <text:p>162441</text:p>
          </table:table-cell>
        </table:table-row>
        <table:table-row table:style-name="ro1">
          <table:table-cell/>
          <table:table-cell office:value-type="float" office:value="65309" calcext:value-type="float">
            <text:p>65309</text:p>
          </table:table-cell>
          <table:table-cell office:value-type="float" office:value="86746" calcext:value-type="float">
            <text:p>86746</text:p>
          </table:table-cell>
          <table:table-cell office:value-type="float" office:value="173721" calcext:value-type="float">
            <text:p>173721</text:p>
          </table:table-cell>
          <table:table-cell office:value-type="float" office:value="92495" calcext:value-type="float">
            <text:p>92495</text:p>
          </table:table-cell>
          <table:table-cell office:value-type="float" office:value="95069" calcext:value-type="float">
            <text:p>95069</text:p>
          </table:table-cell>
          <table:table-cell office:value-type="float" office:value="88054" calcext:value-type="float">
            <text:p>88054</text:p>
          </table:table-cell>
          <table:table-cell office:value-type="float" office:value="133658" calcext:value-type="float">
            <text:p>133658</text:p>
          </table:table-cell>
          <table:table-cell office:value-type="float" office:value="126872" calcext:value-type="float">
            <text:p>126872</text:p>
          </table:table-cell>
          <table:table-cell office:value-type="float" office:value="108862" calcext:value-type="float">
            <text:p>108862</text:p>
          </table:table-cell>
          <table:table-cell office:value-type="float" office:value="144004" calcext:value-type="float">
            <text:p>144004</text:p>
          </table:table-cell>
          <table:table-cell office:value-type="float" office:value="119182" calcext:value-type="float">
            <text:p>119182</text:p>
          </table:table-cell>
          <table:table-cell office:value-type="float" office:value="138293" calcext:value-type="float">
            <text:p>138293</text:p>
          </table:table-cell>
          <table:table-cell office:value-type="float" office:value="102561" calcext:value-type="float">
            <text:p>102561</text:p>
          </table:table-cell>
          <table:table-cell office:value-type="float" office:value="155368" calcext:value-type="float">
            <text:p>155368</text:p>
          </table:table-cell>
          <table:table-cell office:value-type="float" office:value="183505" calcext:value-type="float">
            <text:p>183505</text:p>
          </table:table-cell>
          <table:table-cell office:value-type="float" office:value="152987" calcext:value-type="float">
            <text:p>152987</text:p>
          </table:table-cell>
        </table:table-row>
        <table:table-row table:style-name="ro1">
          <table:table-cell/>
          <table:table-cell office:value-type="float" office:value="60348" calcext:value-type="float">
            <text:p>60348</text:p>
          </table:table-cell>
          <table:table-cell office:value-type="float" office:value="90415" calcext:value-type="float">
            <text:p>90415</text:p>
          </table:table-cell>
          <table:table-cell office:value-type="float" office:value="107997" calcext:value-type="float">
            <text:p>107997</text:p>
          </table:table-cell>
          <table:table-cell office:value-type="float" office:value="135810" calcext:value-type="float">
            <text:p>135810</text:p>
          </table:table-cell>
          <table:table-cell office:value-type="float" office:value="112065" calcext:value-type="float">
            <text:p>112065</text:p>
          </table:table-cell>
          <table:table-cell office:value-type="float" office:value="116391" calcext:value-type="float">
            <text:p>116391</text:p>
          </table:table-cell>
          <table:table-cell office:value-type="float" office:value="122160" calcext:value-type="float">
            <text:p>122160</text:p>
          </table:table-cell>
          <table:table-cell office:value-type="float" office:value="126589" calcext:value-type="float">
            <text:p>126589</text:p>
          </table:table-cell>
          <table:table-cell office:value-type="float" office:value="124663" calcext:value-type="float">
            <text:p>124663</text:p>
          </table:table-cell>
          <table:table-cell office:value-type="float" office:value="178536" calcext:value-type="float">
            <text:p>178536</text:p>
          </table:table-cell>
          <table:table-cell office:value-type="float" office:value="173625" calcext:value-type="float">
            <text:p>173625</text:p>
          </table:table-cell>
          <table:table-cell office:value-type="float" office:value="179161" calcext:value-type="float">
            <text:p>179161</text:p>
          </table:table-cell>
          <table:table-cell office:value-type="float" office:value="195488" calcext:value-type="float">
            <text:p>195488</text:p>
          </table:table-cell>
          <table:table-cell office:value-type="float" office:value="178779" calcext:value-type="float">
            <text:p>178779</text:p>
          </table:table-cell>
          <table:table-cell office:value-type="float" office:value="166337" calcext:value-type="float">
            <text:p>166337</text:p>
          </table:table-cell>
          <table:table-cell office:value-type="float" office:value="162190" calcext:value-type="float">
            <text:p>162190</text:p>
          </table:table-cell>
        </table:table-row>
        <table:table-row table:style-name="ro1">
          <table:table-cell/>
          <table:table-cell office:value-type="float" office:value="53165" calcext:value-type="float">
            <text:p>53165</text:p>
          </table:table-cell>
          <table:table-cell office:value-type="float" office:value="144356" calcext:value-type="float">
            <text:p>144356</text:p>
          </table:table-cell>
          <table:table-cell office:value-type="float" office:value="179799" calcext:value-type="float">
            <text:p>179799</text:p>
          </table:table-cell>
          <table:table-cell office:value-type="float" office:value="176725" calcext:value-type="float">
            <text:p>176725</text:p>
          </table:table-cell>
          <table:table-cell office:value-type="float" office:value="182748" calcext:value-type="float">
            <text:p>182748</text:p>
          </table:table-cell>
          <table:table-cell office:value-type="float" office:value="125022" calcext:value-type="float">
            <text:p>125022</text:p>
          </table:table-cell>
          <table:table-cell office:value-type="float" office:value="197904" calcext:value-type="float">
            <text:p>197904</text:p>
          </table:table-cell>
          <table:table-cell office:value-type="float" office:value="193673" calcext:value-type="float">
            <text:p>193673</text:p>
          </table:table-cell>
          <table:table-cell office:value-type="float" office:value="142386" calcext:value-type="float">
            <text:p>142386</text:p>
          </table:table-cell>
          <table:table-cell office:value-type="float" office:value="151815" calcext:value-type="float">
            <text:p>151815</text:p>
          </table:table-cell>
          <table:table-cell office:value-type="float" office:value="183357" calcext:value-type="float">
            <text:p>183357</text:p>
          </table:table-cell>
          <table:table-cell office:value-type="float" office:value="177205" calcext:value-type="float">
            <text:p>177205</text:p>
          </table:table-cell>
          <table:table-cell office:value-type="float" office:value="187271" calcext:value-type="float">
            <text:p>187271</text:p>
          </table:table-cell>
          <table:table-cell office:value-type="float" office:value="204033" calcext:value-type="float">
            <text:p>204033</text:p>
          </table:table-cell>
          <table:table-cell office:value-type="float" office:value="195910" calcext:value-type="float">
            <text:p>195910</text:p>
          </table:table-cell>
          <table:table-cell office:value-type="float" office:value="169740" calcext:value-type="float">
            <text:p>169740</text:p>
          </table:table-cell>
        </table:table-row>
        <table:table-row table:style-name="ro1">
          <table:table-cell/>
          <table:table-cell office:value-type="float" office:value="41217" calcext:value-type="float">
            <text:p>41217</text:p>
          </table:table-cell>
          <table:table-cell office:value-type="float" office:value="128705" calcext:value-type="float">
            <text:p>128705</text:p>
          </table:table-cell>
          <table:table-cell office:value-type="float" office:value="170808" calcext:value-type="float">
            <text:p>170808</text:p>
          </table:table-cell>
          <table:table-cell office:value-type="float" office:value="157523" calcext:value-type="float">
            <text:p>157523</text:p>
          </table:table-cell>
          <table:table-cell office:value-type="float" office:value="165505" calcext:value-type="float">
            <text:p>165505</text:p>
          </table:table-cell>
          <table:table-cell office:value-type="float" office:value="113357" calcext:value-type="float">
            <text:p>113357</text:p>
          </table:table-cell>
          <table:table-cell office:value-type="float" office:value="184581" calcext:value-type="float">
            <text:p>184581</text:p>
          </table:table-cell>
          <table:table-cell office:value-type="float" office:value="190199" calcext:value-type="float">
            <text:p>190199</text:p>
          </table:table-cell>
          <table:table-cell office:value-type="float" office:value="143173" calcext:value-type="float">
            <text:p>143173</text:p>
          </table:table-cell>
          <table:table-cell office:value-type="float" office:value="113307" calcext:value-type="float">
            <text:p>113307</text:p>
          </table:table-cell>
          <table:table-cell office:value-type="float" office:value="167126" calcext:value-type="float">
            <text:p>167126</text:p>
          </table:table-cell>
          <table:table-cell office:value-type="float" office:value="142408" calcext:value-type="float">
            <text:p>142408</text:p>
          </table:table-cell>
          <table:table-cell office:value-type="float" office:value="151764" calcext:value-type="float">
            <text:p>151764</text:p>
          </table:table-cell>
          <table:table-cell office:value-type="float" office:value="169433" calcext:value-type="float">
            <text:p>169433</text:p>
          </table:table-cell>
          <table:table-cell office:value-type="float" office:value="176484" calcext:value-type="float">
            <text:p>176484</text:p>
          </table:table-cell>
          <table:table-cell office:value-type="float" office:value="146629" calcext:value-type="float">
            <text:p>146629</text:p>
          </table:table-cell>
        </table:table-row>
        <table:table-row table:style-name="ro1">
          <table:table-cell/>
          <table:table-cell office:value-type="float" office:value="50776" calcext:value-type="float">
            <text:p>50776</text:p>
          </table:table-cell>
          <table:table-cell office:value-type="float" office:value="144267" calcext:value-type="float">
            <text:p>144267</text:p>
          </table:table-cell>
          <table:table-cell office:value-type="float" office:value="137289" calcext:value-type="float">
            <text:p>137289</text:p>
          </table:table-cell>
          <table:table-cell office:value-type="float" office:value="191701" calcext:value-type="float">
            <text:p>191701</text:p>
          </table:table-cell>
          <table:table-cell office:value-type="float" office:value="180937" calcext:value-type="float">
            <text:p>180937</text:p>
          </table:table-cell>
          <table:table-cell office:value-type="float" office:value="130675" calcext:value-type="float">
            <text:p>130675</text:p>
          </table:table-cell>
          <table:table-cell office:value-type="float" office:value="191852" calcext:value-type="float">
            <text:p>191852</text:p>
          </table:table-cell>
          <table:table-cell office:value-type="float" office:value="193393" calcext:value-type="float">
            <text:p>193393</text:p>
          </table:table-cell>
          <table:table-cell office:value-type="float" office:value="168283" calcext:value-type="float">
            <text:p>168283</text:p>
          </table:table-cell>
          <table:table-cell office:value-type="float" office:value="110825" calcext:value-type="float">
            <text:p>110825</text:p>
          </table:table-cell>
          <table:table-cell office:value-type="float" office:value="178352" calcext:value-type="float">
            <text:p>178352</text:p>
          </table:table-cell>
          <table:table-cell office:value-type="float" office:value="148692" calcext:value-type="float">
            <text:p>148692</text:p>
          </table:table-cell>
          <table:table-cell office:value-type="float" office:value="130459" calcext:value-type="float">
            <text:p>130459</text:p>
          </table:table-cell>
          <table:table-cell office:value-type="float" office:value="133002" calcext:value-type="float">
            <text:p>133002</text:p>
          </table:table-cell>
          <table:table-cell office:value-type="float" office:value="142925" calcext:value-type="float">
            <text:p>142925</text:p>
          </table:table-cell>
          <table:table-cell office:value-type="float" office:value="103824" calcext:value-type="float">
            <text:p>103824</text:p>
          </table:table-cell>
        </table:table-row>
        <table:table-row table:style-name="ro1">
          <table:table-cell/>
          <table:table-cell office:value-type="float" office:value="63319" calcext:value-type="float">
            <text:p>63319</text:p>
          </table:table-cell>
          <table:table-cell office:value-type="float" office:value="147794" calcext:value-type="float">
            <text:p>147794</text:p>
          </table:table-cell>
          <table:table-cell office:value-type="float" office:value="165120" calcext:value-type="float">
            <text:p>165120</text:p>
          </table:table-cell>
          <table:table-cell office:value-type="float" office:value="192677" calcext:value-type="float">
            <text:p>192677</text:p>
          </table:table-cell>
          <table:table-cell office:value-type="float" office:value="175242" calcext:value-type="float">
            <text:p>175242</text:p>
          </table:table-cell>
          <table:table-cell office:value-type="float" office:value="150960" calcext:value-type="float">
            <text:p>150960</text:p>
          </table:table-cell>
          <table:table-cell office:value-type="float" office:value="173483" calcext:value-type="float">
            <text:p>173483</text:p>
          </table:table-cell>
          <table:table-cell office:value-type="float" office:value="180520" calcext:value-type="float">
            <text:p>180520</text:p>
          </table:table-cell>
          <table:table-cell office:value-type="float" office:value="187867" calcext:value-type="float">
            <text:p>187867</text:p>
          </table:table-cell>
          <table:table-cell office:value-type="float" office:value="156769" calcext:value-type="float">
            <text:p>156769</text:p>
          </table:table-cell>
          <table:table-cell office:value-type="float" office:value="198691" calcext:value-type="float">
            <text:p>198691</text:p>
          </table:table-cell>
          <table:table-cell office:value-type="float" office:value="188899" calcext:value-type="float">
            <text:p>188899</text:p>
          </table:table-cell>
          <table:table-cell office:value-type="float" office:value="155634" calcext:value-type="float">
            <text:p>155634</text:p>
          </table:table-cell>
          <table:table-cell office:value-type="float" office:value="176885" calcext:value-type="float">
            <text:p>176885</text:p>
          </table:table-cell>
          <table:table-cell office:value-type="float" office:value="153557" calcext:value-type="float">
            <text:p>153557</text:p>
          </table:table-cell>
          <table:table-cell office:value-type="float" office:value="138890" calcext:value-type="float">
            <text:p>138890</text:p>
          </table:table-cell>
        </table:table-row>
        <table:table-row table:style-name="ro1">
          <table:table-cell/>
          <table:table-cell office:value-type="float" office:value="114344" calcext:value-type="float">
            <text:p>114344</text:p>
          </table:table-cell>
          <table:table-cell office:value-type="float" office:value="252643" calcext:value-type="float">
            <text:p>252643</text:p>
          </table:table-cell>
          <table:table-cell office:value-type="float" office:value="246062" calcext:value-type="float">
            <text:p>246062</text:p>
          </table:table-cell>
          <table:table-cell office:value-type="float" office:value="254889" calcext:value-type="float">
            <text:p>254889</text:p>
          </table:table-cell>
          <table:table-cell office:value-type="float" office:value="254877" calcext:value-type="float">
            <text:p>254877</text:p>
          </table:table-cell>
          <table:table-cell office:value-type="float" office:value="250242" calcext:value-type="float">
            <text:p>250242</text:p>
          </table:table-cell>
          <table:table-cell office:value-type="float" office:value="254875" calcext:value-type="float">
            <text:p>254875</text:p>
          </table:table-cell>
          <table:table-cell office:value-type="float" office:value="254885" calcext:value-type="float">
            <text:p>254885</text:p>
          </table:table-cell>
          <table:table-cell office:value-type="float" office:value="254796" calcext:value-type="float">
            <text:p>254796</text:p>
          </table:table-cell>
          <table:table-cell office:value-type="float" office:value="230063" calcext:value-type="float">
            <text:p>230063</text:p>
          </table:table-cell>
          <table:table-cell office:value-type="float" office:value="254783" calcext:value-type="float">
            <text:p>254783</text:p>
          </table:table-cell>
          <table:table-cell office:value-type="float" office:value="252114" calcext:value-type="float">
            <text:p>252114</text:p>
          </table:table-cell>
          <table:table-cell office:value-type="float" office:value="254415" calcext:value-type="float">
            <text:p>254415</text:p>
          </table:table-cell>
          <table:table-cell office:value-type="float" office:value="254498" calcext:value-type="float">
            <text:p>254498</text:p>
          </table:table-cell>
          <table:table-cell office:value-type="float" office:value="254382" calcext:value-type="float">
            <text:p>254382</text:p>
          </table:table-cell>
          <table:table-cell office:value-type="float" office:value="210509" calcext:value-type="float">
            <text:p>210509</text:p>
          </table:table-cell>
        </table:table-row>
        <table:table-row table:style-name="ro1">
          <table:table-cell/>
          <table:table-cell office:value-type="float" office:value="145465" calcext:value-type="float">
            <text:p>145465</text:p>
          </table:table-cell>
          <table:table-cell office:value-type="float" office:value="226075" calcext:value-type="float">
            <text:p>226075</text:p>
          </table:table-cell>
          <table:table-cell office:value-type="float" office:value="214182" calcext:value-type="float">
            <text:p>214182</text:p>
          </table:table-cell>
          <table:table-cell office:value-type="float" office:value="249006" calcext:value-type="float">
            <text:p>249006</text:p>
          </table:table-cell>
          <table:table-cell office:value-type="float" office:value="249746" calcext:value-type="float">
            <text:p>249746</text:p>
          </table:table-cell>
          <table:table-cell office:value-type="float" office:value="254482" calcext:value-type="float">
            <text:p>254482</text:p>
          </table:table-cell>
          <table:table-cell office:value-type="float" office:value="249228" calcext:value-type="float">
            <text:p>249228</text:p>
          </table:table-cell>
          <table:table-cell office:value-type="float" office:value="237078" calcext:value-type="float">
            <text:p>237078</text:p>
          </table:table-cell>
          <table:table-cell office:value-type="float" office:value="249820" calcext:value-type="float">
            <text:p>249820</text:p>
          </table:table-cell>
          <table:table-cell office:value-type="float" office:value="247893" calcext:value-type="float">
            <text:p>247893</text:p>
          </table:table-cell>
          <table:table-cell office:value-type="float" office:value="251300" calcext:value-type="float">
            <text:p>251300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51300" calcext:value-type="float">
            <text:p>251300</text:p>
          </table:table-cell>
          <table:table-cell office:value-type="float" office:value="244640" calcext:value-type="float">
            <text:p>244640</text:p>
          </table:table-cell>
          <table:table-cell office:value-type="float" office:value="248217" calcext:value-type="float">
            <text:p>248217</text:p>
          </table:table-cell>
        </table:table-row>
        <table:table-row table:style-name="ro1">
          <table:table-cell/>
          <table:table-cell office:value-type="float" office:value="97608" calcext:value-type="float">
            <text:p>97608</text:p>
          </table:table-cell>
          <table:table-cell office:value-type="float" office:value="170999" calcext:value-type="float">
            <text:p>170999</text:p>
          </table:table-cell>
          <table:table-cell office:value-type="float" office:value="167194" calcext:value-type="float">
            <text:p>167194</text:p>
          </table:table-cell>
          <table:table-cell office:value-type="float" office:value="218161" calcext:value-type="float">
            <text:p>218161</text:p>
          </table:table-cell>
          <table:table-cell office:value-type="float" office:value="222607" calcext:value-type="float">
            <text:p>222607</text:p>
          </table:table-cell>
          <table:table-cell office:value-type="float" office:value="194251" calcext:value-type="float">
            <text:p>194251</text:p>
          </table:table-cell>
          <table:table-cell office:value-type="float" office:value="248013" calcext:value-type="float">
            <text:p>248013</text:p>
          </table:table-cell>
          <table:table-cell office:value-type="float" office:value="245121" calcext:value-type="float">
            <text:p>245121</text:p>
          </table:table-cell>
          <table:table-cell office:value-type="float" office:value="228738" calcext:value-type="float">
            <text:p>228738</text:p>
          </table:table-cell>
          <table:table-cell office:value-type="float" office:value="232962" calcext:value-type="float">
            <text:p>232962</text:p>
          </table:table-cell>
          <table:table-cell office:value-type="float" office:value="254654" calcext:value-type="float">
            <text:p>254654</text:p>
          </table:table-cell>
          <table:table-cell office:value-type="float" office:value="243069" calcext:value-type="float">
            <text:p>243069</text:p>
          </table:table-cell>
          <table:table-cell office:value-type="float" office:value="209600" calcext:value-type="float">
            <text:p>209600</text:p>
          </table:table-cell>
          <table:table-cell office:value-type="float" office:value="207679" calcext:value-type="float">
            <text:p>207679</text:p>
          </table:table-cell>
          <table:table-cell office:value-type="float" office:value="228665" calcext:value-type="float">
            <text:p>228665</text:p>
          </table:table-cell>
          <table:table-cell office:value-type="float" office:value="252639" calcext:value-type="float">
            <text:p>252639</text:p>
          </table:table-cell>
        </table:table-row>
        <table:table-row table:style-name="ro1">
          <table:table-cell/>
          <table:table-cell office:value-type="float" office:value="130330" calcext:value-type="float">
            <text:p>130330</text:p>
          </table:table-cell>
          <table:table-cell office:value-type="float" office:value="215449" calcext:value-type="float">
            <text:p>215449</text:p>
          </table:table-cell>
          <table:table-cell office:value-type="float" office:value="203888" calcext:value-type="float">
            <text:p>203888</text:p>
          </table:table-cell>
          <table:table-cell office:value-type="float" office:value="235397" calcext:value-type="float">
            <text:p>235397</text:p>
          </table:table-cell>
          <table:table-cell office:value-type="float" office:value="241826" calcext:value-type="float">
            <text:p>241826</text:p>
          </table:table-cell>
          <table:table-cell office:value-type="float" office:value="220596" calcext:value-type="float">
            <text:p>220596</text:p>
          </table:table-cell>
          <table:table-cell office:value-type="float" office:value="252339" calcext:value-type="float">
            <text:p>252339</text:p>
          </table:table-cell>
          <table:table-cell office:value-type="float" office:value="250264" calcext:value-type="float">
            <text:p>250264</text:p>
          </table:table-cell>
          <table:table-cell office:value-type="float" office:value="245081" calcext:value-type="float">
            <text:p>245081</text:p>
          </table:table-cell>
          <table:table-cell office:value-type="float" office:value="249194" calcext:value-type="float">
            <text:p>24919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887" calcext:value-type="float">
            <text:p>250887</text:p>
          </table:table-cell>
          <table:table-cell office:value-type="float" office:value="230786" calcext:value-type="float">
            <text:p>230786</text:p>
          </table:table-cell>
          <table:table-cell office:value-type="float" office:value="237582" calcext:value-type="float">
            <text:p>237582</text:p>
          </table:table-cell>
          <table:table-cell office:value-type="float" office:value="245323" calcext:value-type="float">
            <text:p>245323</text:p>
          </table:table-cell>
          <table:table-cell office:value-type="float" office:value="246642" calcext:value-type="float">
            <text:p>246642</text:p>
          </table:table-cell>
        </table:table-row>
        <table:table-row table:style-name="ro1">
          <table:table-cell/>
          <table:table-cell office:value-type="float" office:value="185168" calcext:value-type="float">
            <text:p>185168</text:p>
          </table:table-cell>
          <table:table-cell office:value-type="float" office:value="246091" calcext:value-type="float">
            <text:p>246091</text:p>
          </table:table-cell>
          <table:table-cell office:value-type="float" office:value="232542" calcext:value-type="float">
            <text:p>232542</text:p>
          </table:table-cell>
          <table:table-cell office:value-type="float" office:value="254796" calcext:value-type="float">
            <text:p>254796</text:p>
          </table:table-cell>
          <table:table-cell office:value-type="float" office:value="253605" calcext:value-type="float">
            <text:p>253605</text:p>
          </table:table-cell>
          <table:table-cell office:value-type="float" office:value="234660" calcext:value-type="float">
            <text:p>234660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1611" calcext:value-type="float">
            <text:p>241611</text:p>
          </table:table-cell>
          <table:table-cell office:value-type="float" office:value="225465" calcext:value-type="float">
            <text:p>225465</text:p>
          </table:table-cell>
          <table:table-cell office:value-type="float" office:value="240495" calcext:value-type="float">
            <text:p>240495</text:p>
          </table:table-cell>
          <table:table-cell office:value-type="float" office:value="227342" calcext:value-type="float">
            <text:p>227342</text:p>
          </table:table-cell>
          <table:table-cell office:value-type="float" office:value="253192" calcext:value-type="float">
            <text:p>253192</text:p>
          </table:table-cell>
          <table:table-cell office:value-type="float" office:value="226257" calcext:value-type="float">
            <text:p>226257</text:p>
          </table:table-cell>
          <table:table-cell office:value-type="float" office:value="228501" calcext:value-type="float">
            <text:p>228501</text:p>
          </table:table-cell>
          <table:table-cell office:value-type="float" office:value="253834" calcext:value-type="float">
            <text:p>253834</text:p>
          </table:table-cell>
        </table:table-row>
        <table:table-row table:style-name="ro1">
          <table:table-cell/>
          <table:table-cell office:value-type="float" office:value="143830" calcext:value-type="float">
            <text:p>143830</text:p>
          </table:table-cell>
          <table:table-cell office:value-type="float" office:value="242337" calcext:value-type="float">
            <text:p>242337</text:p>
          </table:table-cell>
          <table:table-cell office:value-type="float" office:value="172541" calcext:value-type="float">
            <text:p>172541</text:p>
          </table:table-cell>
          <table:table-cell office:value-type="float" office:value="248082" calcext:value-type="float">
            <text:p>248082</text:p>
          </table:table-cell>
          <table:table-cell office:value-type="float" office:value="251946" calcext:value-type="float">
            <text:p>251946</text:p>
          </table:table-cell>
          <table:table-cell office:value-type="float" office:value="225881" calcext:value-type="float">
            <text:p>225881</text:p>
          </table:table-cell>
          <table:table-cell office:value-type="float" office:value="253960" calcext:value-type="float">
            <text:p>253960</text:p>
          </table:table-cell>
          <table:table-cell office:value-type="float" office:value="253003" calcext:value-type="float">
            <text:p>253003</text:p>
          </table:table-cell>
          <table:table-cell office:value-type="float" office:value="234616" calcext:value-type="float">
            <text:p>234616</text:p>
          </table:table-cell>
          <table:table-cell office:value-type="float" office:value="194937" calcext:value-type="float">
            <text:p>194937</text:p>
          </table:table-cell>
          <table:table-cell office:value-type="float" office:value="234284" calcext:value-type="float">
            <text:p>234284</text:p>
          </table:table-cell>
          <table:table-cell office:value-type="float" office:value="218239" calcext:value-type="float">
            <text:p>218239</text:p>
          </table:table-cell>
          <table:table-cell office:value-type="float" office:value="210689" calcext:value-type="float">
            <text:p>210689</text:p>
          </table:table-cell>
          <table:table-cell office:value-type="float" office:value="205723" calcext:value-type="float">
            <text:p>205723</text:p>
          </table:table-cell>
          <table:table-cell office:value-type="float" office:value="214229" calcext:value-type="float">
            <text:p>214229</text:p>
          </table:table-cell>
          <table:table-cell office:value-type="float" office:value="227209" calcext:value-type="float">
            <text:p>227209</text:p>
          </table:table-cell>
        </table:table-row>
        <table:table-row table:style-name="ro1">
          <table:table-cell/>
          <table:table-cell office:value-type="float" office:value="142092" calcext:value-type="float">
            <text:p>142092</text:p>
          </table:table-cell>
          <table:table-cell office:value-type="float" office:value="254341" calcext:value-type="float">
            <text:p>254341</text:p>
          </table:table-cell>
          <table:table-cell office:value-type="float" office:value="201363" calcext:value-type="float">
            <text:p>201363</text:p>
          </table:table-cell>
          <table:table-cell office:value-type="float" office:value="231224" calcext:value-type="float">
            <text:p>231224</text:p>
          </table:table-cell>
          <table:table-cell office:value-type="float" office:value="254430" calcext:value-type="float">
            <text:p>254430</text:p>
          </table:table-cell>
          <table:table-cell office:value-type="float" office:value="202393" calcext:value-type="float">
            <text:p>202393</text:p>
          </table:table-cell>
          <table:table-cell office:value-type="float" office:value="254504" calcext:value-type="float">
            <text:p>254504</text:p>
          </table:table-cell>
          <table:table-cell office:value-type="float" office:value="249048" calcext:value-type="float">
            <text:p>249048</text:p>
          </table:table-cell>
          <table:table-cell office:value-type="float" office:value="205538" calcext:value-type="float">
            <text:p>205538</text:p>
          </table:table-cell>
          <table:table-cell office:value-type="float" office:value="157366" calcext:value-type="float">
            <text:p>157366</text:p>
          </table:table-cell>
          <table:table-cell office:value-type="float" office:value="210875" calcext:value-type="float">
            <text:p>210875</text:p>
          </table:table-cell>
          <table:table-cell office:value-type="float" office:value="178316" calcext:value-type="float">
            <text:p>178316</text:p>
          </table:table-cell>
          <table:table-cell office:value-type="float" office:value="176581" calcext:value-type="float">
            <text:p>176581</text:p>
          </table:table-cell>
          <table:table-cell office:value-type="float" office:value="160580" calcext:value-type="float">
            <text:p>160580</text:p>
          </table:table-cell>
          <table:table-cell office:value-type="float" office:value="179835" calcext:value-type="float">
            <text:p>179835</text:p>
          </table:table-cell>
          <table:table-cell office:value-type="float" office:value="214212" calcext:value-type="float">
            <text:p>214212</text:p>
          </table:table-cell>
        </table:table-row>
        <table:table-row table:style-name="ro1">
          <table:table-cell/>
          <table:table-cell office:value-type="float" office:value="198834" calcext:value-type="float">
            <text:p>198834</text:p>
          </table:table-cell>
          <table:table-cell office:value-type="float" office:value="245623" calcext:value-type="float">
            <text:p>245623</text:p>
          </table:table-cell>
          <table:table-cell office:value-type="float" office:value="216115" calcext:value-type="float">
            <text:p>216115</text:p>
          </table:table-cell>
          <table:table-cell office:value-type="float" office:value="253055" calcext:value-type="float">
            <text:p>253055</text:p>
          </table:table-cell>
          <table:table-cell office:value-type="float" office:value="245623" calcext:value-type="float">
            <text:p>245623</text:p>
          </table:table-cell>
          <table:table-cell office:value-type="float" office:value="237211" calcext:value-type="float">
            <text:p>237211</text:p>
          </table:table-cell>
          <table:table-cell office:value-type="float" office:value="245984" calcext:value-type="float">
            <text:p>245984</text:p>
          </table:table-cell>
          <table:table-cell office:value-type="float" office:value="250164" calcext:value-type="float">
            <text:p>250164</text:p>
          </table:table-cell>
          <table:table-cell office:value-type="float" office:value="241138" calcext:value-type="float">
            <text:p>241138</text:p>
          </table:table-cell>
          <table:table-cell office:value-type="float" office:value="222909" calcext:value-type="float">
            <text:p>222909</text:p>
          </table:table-cell>
          <table:table-cell office:value-type="float" office:value="250842" calcext:value-type="float">
            <text:p>250842</text:p>
          </table:table-cell>
          <table:table-cell office:value-type="float" office:value="235486" calcext:value-type="float">
            <text:p>235486</text:p>
          </table:table-cell>
          <table:table-cell office:value-type="float" office:value="172876" calcext:value-type="float">
            <text:p>172876</text:p>
          </table:table-cell>
          <table:table-cell office:value-type="float" office:value="230262" calcext:value-type="float">
            <text:p>230262</text:p>
          </table:table-cell>
          <table:table-cell office:value-type="float" office:value="242432" calcext:value-type="float">
            <text:p>242432</text:p>
          </table:table-cell>
          <table:table-cell office:value-type="float" office:value="150721" calcext:value-type="float">
            <text:p>150721</text:p>
          </table:table-cell>
        </table:table-row>
        <table:table-row table:style-name="ro1">
          <table:table-cell/>
          <table:table-cell office:value-type="float" office:value="168650" calcext:value-type="float">
            <text:p>168650</text:p>
          </table:table-cell>
          <table:table-cell office:value-type="float" office:value="238789" calcext:value-type="float">
            <text:p>238789</text:p>
          </table:table-cell>
          <table:table-cell office:value-type="float" office:value="200604" calcext:value-type="float">
            <text:p>200604</text:p>
          </table:table-cell>
          <table:table-cell office:value-type="float" office:value="235880" calcext:value-type="float">
            <text:p>235880</text:p>
          </table:table-cell>
          <table:table-cell office:value-type="float" office:value="247103" calcext:value-type="float">
            <text:p>247103</text:p>
          </table:table-cell>
          <table:table-cell office:value-type="float" office:value="227567" calcext:value-type="float">
            <text:p>227567</text:p>
          </table:table-cell>
          <table:table-cell office:value-type="float" office:value="234217" calcext:value-type="float">
            <text:p>234217</text:p>
          </table:table-cell>
          <table:table-cell office:value-type="float" office:value="227982" calcext:value-type="float">
            <text:p>227982</text:p>
          </table:table-cell>
          <table:table-cell office:value-type="float" office:value="233386" calcext:value-type="float">
            <text:p>233386</text:p>
          </table:table-cell>
          <table:table-cell office:value-type="float" office:value="218838" calcext:value-type="float">
            <text:p>218838</text:p>
          </table:table-cell>
          <table:table-cell office:value-type="float" office:value="227567" calcext:value-type="float">
            <text:p>227567</text:p>
          </table:table-cell>
          <table:table-cell office:value-type="float" office:value="232139" calcext:value-type="float">
            <text:p>232139</text:p>
          </table:table-cell>
          <table:table-cell office:value-type="float" office:value="186959" calcext:value-type="float">
            <text:p>186959</text:p>
          </table:table-cell>
          <table:table-cell office:value-type="float" office:value="232555" calcext:value-type="float">
            <text:p>232555</text:p>
          </table:table-cell>
          <table:table-cell office:value-type="float" office:value="214715" calcext:value-type="float">
            <text:p>214715</text:p>
          </table:table-cell>
          <table:table-cell office:value-type="float" office:value="158983" calcext:value-type="float">
            <text:p>158983</text:p>
          </table:table-cell>
        </table:table-row>
        <table:table-row table:style-name="ro1">
          <table:table-cell/>
          <table:table-cell office:value-type="float" office:value="170384" calcext:value-type="float">
            <text:p>170384</text:p>
          </table:table-cell>
          <table:table-cell office:value-type="float" office:value="239005" calcext:value-type="float">
            <text:p>239005</text:p>
          </table:table-cell>
          <table:table-cell office:value-type="float" office:value="158170" calcext:value-type="float">
            <text:p>158170</text:p>
          </table:table-cell>
          <table:table-cell office:value-type="float" office:value="252265" calcext:value-type="float">
            <text:p>252265</text:p>
          </table:table-cell>
          <table:table-cell office:value-type="float" office:value="253870" calcext:value-type="float">
            <text:p>253870</text:p>
          </table:table-cell>
          <table:table-cell office:value-type="float" office:value="251076" calcext:value-type="float">
            <text:p>251076</text:p>
          </table:table-cell>
          <table:table-cell office:value-type="float" office:value="252028" calcext:value-type="float">
            <text:p>252028</text:p>
          </table:table-cell>
          <table:table-cell office:value-type="float" office:value="250403" calcext:value-type="float">
            <text:p>250403</text:p>
          </table:table-cell>
          <table:table-cell office:value-type="float" office:value="251909" calcext:value-type="float">
            <text:p>251909</text:p>
          </table:table-cell>
          <table:table-cell office:value-type="float" office:value="248020" calcext:value-type="float">
            <text:p>248020</text:p>
          </table:table-cell>
          <table:table-cell office:value-type="float" office:value="250588" calcext:value-type="float">
            <text:p>250588</text:p>
          </table:table-cell>
          <table:table-cell office:value-type="float" office:value="250851" calcext:value-type="float">
            <text:p>250851</text:p>
          </table:table-cell>
          <table:table-cell office:value-type="float" office:value="221441" calcext:value-type="float">
            <text:p>221441</text:p>
          </table:table-cell>
          <table:table-cell office:value-type="float" office:value="251790" calcext:value-type="float">
            <text:p>251790</text:p>
          </table:table-cell>
          <table:table-cell office:value-type="float" office:value="227905" calcext:value-type="float">
            <text:p>227905</text:p>
          </table:table-cell>
          <table:table-cell office:value-type="float" office:value="185766" calcext:value-type="float">
            <text:p>185766</text:p>
          </table:table-cell>
        </table:table-row>
        <table:table-row table:style-name="ro1">
          <table:table-cell/>
          <table:table-cell office:value-type="float" office:value="193623" calcext:value-type="float">
            <text:p>193623</text:p>
          </table:table-cell>
          <table:table-cell office:value-type="float" office:value="226254" calcext:value-type="float">
            <text:p>226254</text:p>
          </table:table-cell>
          <table:table-cell office:value-type="float" office:value="133902" calcext:value-type="float">
            <text:p>133902</text:p>
          </table:table-cell>
          <table:table-cell office:value-type="float" office:value="254846" calcext:value-type="float">
            <text:p>254846</text:p>
          </table:table-cell>
          <table:table-cell office:value-type="float" office:value="251467" calcext:value-type="float">
            <text:p>251467</text:p>
          </table:table-cell>
          <table:table-cell office:value-type="float" office:value="250331" calcext:value-type="float">
            <text:p>250331</text:p>
          </table:table-cell>
          <table:table-cell office:value-type="float" office:value="251341" calcext:value-type="float">
            <text:p>251341</text:p>
          </table:table-cell>
          <table:table-cell office:value-type="float" office:value="250710" calcext:value-type="float">
            <text:p>250710</text:p>
          </table:table-cell>
          <table:table-cell office:value-type="float" office:value="249953" calcext:value-type="float">
            <text:p>249953</text:p>
          </table:table-cell>
          <table:table-cell office:value-type="float" office:value="246672" calcext:value-type="float">
            <text:p>246672</text:p>
          </table:table-cell>
          <table:table-cell office:value-type="float" office:value="252476" calcext:value-type="float">
            <text:p>252476</text:p>
          </table:table-cell>
          <table:table-cell office:value-type="float" office:value="254117" calcext:value-type="float">
            <text:p>254117</text:p>
          </table:table-cell>
          <table:table-cell office:value-type="float" office:value="249012" calcext:value-type="float">
            <text:p>249012</text:p>
          </table:table-cell>
          <table:table-cell office:value-type="float" office:value="245158" calcext:value-type="float">
            <text:p>245158</text:p>
          </table:table-cell>
          <table:table-cell office:value-type="float" office:value="243022" calcext:value-type="float">
            <text:p>243022</text:p>
          </table:table-cell>
          <table:table-cell office:value-type="float" office:value="240138" calcext:value-type="float">
            <text:p>240138</text:p>
          </table:table-cell>
        </table:table-row>
        <table:table-row table:style-name="ro1">
          <table:table-cell/>
          <table:table-cell office:value-type="float" office:value="113369" calcext:value-type="float">
            <text:p>113369</text:p>
          </table:table-cell>
          <table:table-cell office:value-type="float" office:value="174226" calcext:value-type="float">
            <text:p>174226</text:p>
          </table:table-cell>
          <table:table-cell office:value-type="float" office:value="97184" calcext:value-type="float">
            <text:p>97184</text:p>
          </table:table-cell>
          <table:table-cell office:value-type="float" office:value="254900" calcext:value-type="float">
            <text:p>254900</text:p>
          </table:table-cell>
          <table:table-cell office:value-type="float" office:value="224826" calcext:value-type="float">
            <text:p>224826</text:p>
          </table:table-cell>
          <table:table-cell office:value-type="float" office:value="214964" calcext:value-type="float">
            <text:p>214964</text:p>
          </table:table-cell>
          <table:table-cell office:value-type="float" office:value="229308" calcext:value-type="float">
            <text:p>229308</text:p>
          </table:table-cell>
          <table:table-cell office:value-type="float" office:value="224868" calcext:value-type="float">
            <text:p>224868</text:p>
          </table:table-cell>
          <table:table-cell office:value-type="float" office:value="213670" calcext:value-type="float">
            <text:p>213670</text:p>
          </table:table-cell>
          <table:table-cell office:value-type="float" office:value="182887" calcext:value-type="float">
            <text:p>182887</text:p>
          </table:table-cell>
          <table:table-cell office:value-type="float" office:value="235319" calcext:value-type="float">
            <text:p>235319</text:p>
          </table:table-cell>
          <table:table-cell office:value-type="float" office:value="240638" calcext:value-type="float">
            <text:p>240638</text:p>
          </table:table-cell>
          <table:table-cell office:value-type="float" office:value="243215" calcext:value-type="float">
            <text:p>243215</text:p>
          </table:table-cell>
          <table:table-cell office:value-type="float" office:value="175422" calcext:value-type="float">
            <text:p>175422</text:p>
          </table:table-cell>
          <table:table-cell office:value-type="float" office:value="188028" calcext:value-type="float">
            <text:p>188028</text:p>
          </table:table-cell>
          <table:table-cell office:value-type="float" office:value="238814" calcext:value-type="float">
            <text:p>238814</text:p>
          </table:table-cell>
        </table:table-row>
        <table:table-row table:style-name="ro1">
          <table:table-cell/>
          <table:table-cell office:value-type="float" office:value="126815" calcext:value-type="float">
            <text:p>126815</text:p>
          </table:table-cell>
          <table:table-cell office:value-type="float" office:value="188166" calcext:value-type="float">
            <text:p>188166</text:p>
          </table:table-cell>
          <table:table-cell office:value-type="float" office:value="108317" calcext:value-type="float">
            <text:p>108317</text:p>
          </table:table-cell>
          <table:table-cell office:value-type="float" office:value="208011" calcext:value-type="float">
            <text:p>208011</text:p>
          </table:table-cell>
          <table:table-cell office:value-type="float" office:value="182298" calcext:value-type="float">
            <text:p>182298</text:p>
          </table:table-cell>
          <table:table-cell office:value-type="float" office:value="178539" calcext:value-type="float">
            <text:p>178539</text:p>
          </table:table-cell>
          <table:table-cell office:value-type="float" office:value="205088" calcext:value-type="float">
            <text:p>205088</text:p>
          </table:table-cell>
          <table:table-cell office:value-type="float" office:value="191603" calcext:value-type="float">
            <text:p>191603</text:p>
          </table:table-cell>
          <table:table-cell office:value-type="float" office:value="164473" calcext:value-type="float">
            <text:p>164473</text:p>
          </table:table-cell>
          <table:table-cell office:value-type="float" office:value="121552" calcext:value-type="float">
            <text:p>121552</text:p>
          </table:table-cell>
          <table:table-cell office:value-type="float" office:value="197545" calcext:value-type="float">
            <text:p>197545</text:p>
          </table:table-cell>
          <table:table-cell office:value-type="float" office:value="155174" calcext:value-type="float">
            <text:p>155174</text:p>
          </table:table-cell>
          <table:table-cell office:value-type="float" office:value="151320" calcext:value-type="float">
            <text:p>151320</text:p>
          </table:table-cell>
          <table:table-cell office:value-type="float" office:value="143577" calcext:value-type="float">
            <text:p>143577</text:p>
          </table:table-cell>
          <table:table-cell office:value-type="float" office:value="197830" calcext:value-type="float">
            <text:p>197830</text:p>
          </table:table-cell>
          <table:table-cell office:value-type="float" office:value="114118" calcext:value-type="float">
            <text:p>114118</text:p>
          </table:table-cell>
        </table:table-row>
        <table:table-row table:style-name="ro1">
          <table:table-cell/>
          <table:table-cell office:value-type="float" office:value="223430" calcext:value-type="float">
            <text:p>223430</text:p>
          </table:table-cell>
          <table:table-cell office:value-type="float" office:value="236328" calcext:value-type="float">
            <text:p>236328</text:p>
          </table:table-cell>
          <table:table-cell office:value-type="float" office:value="99550" calcext:value-type="float">
            <text:p>99550</text:p>
          </table:table-cell>
          <table:table-cell office:value-type="float" office:value="235517" calcext:value-type="float">
            <text:p>235517</text:p>
          </table:table-cell>
          <table:table-cell office:value-type="float" office:value="234377" calcext:value-type="float">
            <text:p>234377</text:p>
          </table:table-cell>
          <table:table-cell office:value-type="float" office:value="235594" calcext:value-type="float">
            <text:p>235594</text:p>
          </table:table-cell>
          <table:table-cell office:value-type="float" office:value="235247" calcext:value-type="float">
            <text:p>235247</text:p>
          </table:table-cell>
          <table:table-cell office:value-type="float" office:value="223325" calcext:value-type="float">
            <text:p>223325</text:p>
          </table:table-cell>
          <table:table-cell office:value-type="float" office:value="228548" calcext:value-type="float">
            <text:p>228548</text:p>
          </table:table-cell>
          <table:table-cell office:value-type="float" office:value="220929" calcext:value-type="float">
            <text:p>220929</text:p>
          </table:table-cell>
          <table:table-cell office:value-type="float" office:value="236013" calcext:value-type="float">
            <text:p>236013</text:p>
          </table:table-cell>
          <table:table-cell office:value-type="float" office:value="228459" calcext:value-type="float">
            <text:p>228459</text:p>
          </table:table-cell>
          <table:table-cell office:value-type="float" office:value="223929" calcext:value-type="float">
            <text:p>223929</text:p>
          </table:table-cell>
          <table:table-cell office:value-type="float" office:value="222929" calcext:value-type="float">
            <text:p>222929</text:p>
          </table:table-cell>
          <table:table-cell office:value-type="float" office:value="209848" calcext:value-type="float">
            <text:p>209848</text:p>
          </table:table-cell>
          <table:table-cell office:value-type="float" office:value="212404" calcext:value-type="float">
            <text:p>212404</text:p>
          </table:table-cell>
        </table:table-row>
        <table:table-row table:style-name="ro1">
          <table:table-cell/>
          <table:table-cell office:value-type="float" office:value="253737" calcext:value-type="float">
            <text:p>253737</text:p>
          </table:table-cell>
          <table:table-cell office:value-type="float" office:value="255000" calcext:value-type="float">
            <text:p>255000</text:p>
          </table:table-cell>
          <table:table-cell office:value-type="float" office:value="122105" calcext:value-type="float">
            <text:p>122105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53863" calcext:value-type="float">
            <text:p>25386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1565" calcext:value-type="float">
            <text:p>241565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4936" calcext:value-type="float">
            <text:p>244936</text:p>
          </table:table-cell>
          <table:table-cell office:value-type="float" office:value="241744" calcext:value-type="float">
            <text:p>241744</text:p>
          </table:table-cell>
          <table:table-cell office:value-type="float" office:value="234697" calcext:value-type="float">
            <text:p>234697</text:p>
          </table:table-cell>
          <table:table-cell office:value-type="float" office:value="235990" calcext:value-type="float">
            <text:p>235990</text:p>
          </table:table-cell>
        </table:table-row>
        <table:table-row table:style-name="ro1">
          <table:table-cell/>
          <table:table-cell office:value-type="float" office:value="213826" calcext:value-type="float">
            <text:p>213826</text:p>
          </table:table-cell>
          <table:table-cell office:value-type="float" office:value="220432" calcext:value-type="float">
            <text:p>220432</text:p>
          </table:table-cell>
          <table:table-cell office:value-type="float" office:value="120355" calcext:value-type="float">
            <text:p>120355</text:p>
          </table:table-cell>
          <table:table-cell office:value-type="float" office:value="226459" calcext:value-type="float">
            <text:p>226459</text:p>
          </table:table-cell>
          <table:table-cell office:value-type="float" office:value="233514" calcext:value-type="float">
            <text:p>233514</text:p>
          </table:table-cell>
          <table:table-cell office:value-type="float" office:value="222542" calcext:value-type="float">
            <text:p>222542</text:p>
          </table:table-cell>
          <table:table-cell office:value-type="float" office:value="223440" calcext:value-type="float">
            <text:p>223440</text:p>
          </table:table-cell>
          <table:table-cell office:value-type="float" office:value="216618" calcext:value-type="float">
            <text:p>216618</text:p>
          </table:table-cell>
          <table:table-cell office:value-type="float" office:value="225108" calcext:value-type="float">
            <text:p>225108</text:p>
          </table:table-cell>
          <table:table-cell office:value-type="float" office:value="201546" calcext:value-type="float">
            <text:p>201546</text:p>
          </table:table-cell>
          <table:table-cell office:value-type="float" office:value="230531" calcext:value-type="float">
            <text:p>230531</text:p>
          </table:table-cell>
          <table:table-cell office:value-type="float" office:value="217427" calcext:value-type="float">
            <text:p>217427</text:p>
          </table:table-cell>
          <table:table-cell office:value-type="float" office:value="248391" calcext:value-type="float">
            <text:p>248391</text:p>
          </table:table-cell>
          <table:table-cell office:value-type="float" office:value="218940" calcext:value-type="float">
            <text:p>218940</text:p>
          </table:table-cell>
          <table:table-cell office:value-type="float" office:value="217291" calcext:value-type="float">
            <text:p>217291</text:p>
          </table:table-cell>
          <table:table-cell office:value-type="float" office:value="226787" calcext:value-type="float">
            <text:p>226787</text:p>
          </table:table-cell>
        </table:table-row>
        <table:table-row table:style-name="ro1">
          <table:table-cell/>
          <table:table-cell office:value-type="float" office:value="158670" calcext:value-type="float">
            <text:p>158670</text:p>
          </table:table-cell>
          <table:table-cell office:value-type="float" office:value="184145" calcext:value-type="float">
            <text:p>184145</text:p>
          </table:table-cell>
          <table:table-cell office:value-type="float" office:value="113849" calcext:value-type="float">
            <text:p>113849</text:p>
          </table:table-cell>
          <table:table-cell office:value-type="float" office:value="207495" calcext:value-type="float">
            <text:p>207495</text:p>
          </table:table-cell>
          <table:table-cell office:value-type="float" office:value="205773" calcext:value-type="float">
            <text:p>205773</text:p>
          </table:table-cell>
          <table:table-cell office:value-type="float" office:value="172920" calcext:value-type="float">
            <text:p>172920</text:p>
          </table:table-cell>
          <table:table-cell office:value-type="float" office:value="209246" calcext:value-type="float">
            <text:p>209246</text:p>
          </table:table-cell>
          <table:table-cell office:value-type="float" office:value="198050" calcext:value-type="float">
            <text:p>198050</text:p>
          </table:table-cell>
          <table:table-cell office:value-type="float" office:value="214032" calcext:value-type="float">
            <text:p>214032</text:p>
          </table:table-cell>
          <table:table-cell office:value-type="float" office:value="172062" calcext:value-type="float">
            <text:p>172062</text:p>
          </table:table-cell>
          <table:table-cell office:value-type="float" office:value="212383" calcext:value-type="float">
            <text:p>212383</text:p>
          </table:table-cell>
          <table:table-cell office:value-type="float" office:value="205262" calcext:value-type="float">
            <text:p>205262</text:p>
          </table:table-cell>
          <table:table-cell office:value-type="float" office:value="199658" calcext:value-type="float">
            <text:p>199658</text:p>
          </table:table-cell>
          <table:table-cell office:value-type="float" office:value="206978" calcext:value-type="float">
            <text:p>206978</text:p>
          </table:table-cell>
          <table:table-cell office:value-type="float" office:value="212498" calcext:value-type="float">
            <text:p>212498</text:p>
          </table:table-cell>
          <table:table-cell office:value-type="float" office:value="179850" calcext:value-type="float">
            <text:p>179850</text:p>
          </table:table-cell>
        </table:table-row>
        <table:table-row table:style-name="ro1">
          <table:table-cell/>
          <table:table-cell office:value-type="float" office:value="184021" calcext:value-type="float">
            <text:p>184021</text:p>
          </table:table-cell>
          <table:table-cell office:value-type="float" office:value="161069" calcext:value-type="float">
            <text:p>161069</text:p>
          </table:table-cell>
          <table:table-cell office:value-type="float" office:value="101396" calcext:value-type="float">
            <text:p>101396</text:p>
          </table:table-cell>
          <table:table-cell office:value-type="float" office:value="178389" calcext:value-type="float">
            <text:p>178389</text:p>
          </table:table-cell>
          <table:table-cell office:value-type="float" office:value="161011" calcext:value-type="float">
            <text:p>161011</text:p>
          </table:table-cell>
          <table:table-cell office:value-type="float" office:value="157646" calcext:value-type="float">
            <text:p>157646</text:p>
          </table:table-cell>
          <table:table-cell office:value-type="float" office:value="152650" calcext:value-type="float">
            <text:p>152650</text:p>
          </table:table-cell>
          <table:table-cell office:value-type="float" office:value="139459" calcext:value-type="float">
            <text:p>139459</text:p>
          </table:table-cell>
          <table:table-cell office:value-type="float" office:value="163364" calcext:value-type="float">
            <text:p>163364</text:p>
          </table:table-cell>
          <table:table-cell office:value-type="float" office:value="143734" calcext:value-type="float">
            <text:p>143734</text:p>
          </table:table-cell>
          <table:table-cell office:value-type="float" office:value="148632" calcext:value-type="float">
            <text:p>148632</text:p>
          </table:table-cell>
          <table:table-cell office:value-type="float" office:value="138102" calcext:value-type="float">
            <text:p>138102</text:p>
          </table:table-cell>
          <table:table-cell office:value-type="float" office:value="160368" calcext:value-type="float">
            <text:p>160368</text:p>
          </table:table-cell>
          <table:table-cell office:value-type="float" office:value="145746" calcext:value-type="float">
            <text:p>145746</text:p>
          </table:table-cell>
          <table:table-cell office:value-type="float" office:value="144337" calcext:value-type="float">
            <text:p>144337</text:p>
          </table:table-cell>
          <table:table-cell office:value-type="float" office:value="146800" calcext:value-type="float">
            <text:p>146800</text:p>
          </table:table-cell>
        </table:table-row>
        <table:table-row table:style-name="ro1">
          <table:table-cell/>
          <table:table-cell office:value-type="float" office:value="177847" calcext:value-type="float">
            <text:p>177847</text:p>
          </table:table-cell>
          <table:table-cell office:value-type="float" office:value="161696" calcext:value-type="float">
            <text:p>161696</text:p>
          </table:table-cell>
          <table:table-cell office:value-type="float" office:value="76993" calcext:value-type="float">
            <text:p>76993</text:p>
          </table:table-cell>
          <table:table-cell office:value-type="float" office:value="234638" calcext:value-type="float">
            <text:p>234638</text:p>
          </table:table-cell>
          <table:table-cell office:value-type="float" office:value="189881" calcext:value-type="float">
            <text:p>189881</text:p>
          </table:table-cell>
          <table:table-cell office:value-type="float" office:value="188889" calcext:value-type="float">
            <text:p>188889</text:p>
          </table:table-cell>
          <table:table-cell office:value-type="float" office:value="150089" calcext:value-type="float">
            <text:p>150089</text:p>
          </table:table-cell>
          <table:table-cell office:value-type="float" office:value="157029" calcext:value-type="float">
            <text:p>157029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0186" calcext:value-type="float">
            <text:p>170186</text:p>
          </table:table-cell>
          <table:table-cell office:value-type="float" office:value="187614" calcext:value-type="float">
            <text:p>187614</text:p>
          </table:table-cell>
          <table:table-cell office:value-type="float" office:value="154513" calcext:value-type="float">
            <text:p>154513</text:p>
          </table:table-cell>
          <table:table-cell office:value-type="float" office:value="132066" calcext:value-type="float">
            <text:p>132066</text:p>
          </table:table-cell>
          <table:table-cell office:value-type="float" office:value="188818" calcext:value-type="float">
            <text:p>188818</text:p>
          </table:table-cell>
          <table:table-cell office:value-type="float" office:value="208192" calcext:value-type="float">
            <text:p>208192</text:p>
          </table:table-cell>
          <table:table-cell office:value-type="float" office:value="122247" calcext:value-type="float">
            <text:p>122247</text:p>
          </table:table-cell>
        </table:table-row>
        <table:table-row table:style-name="ro1">
          <table:table-cell/>
          <table:table-cell office:value-type="float" office:value="169385" calcext:value-type="float">
            <text:p>169385</text:p>
          </table:table-cell>
          <table:table-cell office:value-type="float" office:value="176793" calcext:value-type="float">
            <text:p>176793</text:p>
          </table:table-cell>
          <table:table-cell office:value-type="float" office:value="92011" calcext:value-type="float">
            <text:p>92011</text:p>
          </table:table-cell>
          <table:table-cell office:value-type="float" office:value="207770" calcext:value-type="float">
            <text:p>207770</text:p>
          </table:table-cell>
          <table:table-cell office:value-type="float" office:value="206856" calcext:value-type="float">
            <text:p>206856</text:p>
          </table:table-cell>
          <table:table-cell office:value-type="float" office:value="203425" calcext:value-type="float">
            <text:p>203425</text:p>
          </table:table-cell>
          <table:table-cell office:value-type="float" office:value="202479" calcext:value-type="float">
            <text:p>202479</text:p>
          </table:table-cell>
          <table:table-cell office:value-type="float" office:value="211093" calcext:value-type="float">
            <text:p>211093</text:p>
          </table:table-cell>
          <table:table-cell office:value-type="float" office:value="205453" calcext:value-type="float">
            <text:p>205453</text:p>
          </table:table-cell>
          <table:table-cell office:value-type="float" office:value="178507" calcext:value-type="float">
            <text:p>178507</text:p>
          </table:table-cell>
          <table:table-cell office:value-type="float" office:value="229605" calcext:value-type="float">
            <text:p>229605</text:p>
          </table:table-cell>
          <table:table-cell office:value-type="float" office:value="201454" calcext:value-type="float">
            <text:p>201454</text:p>
          </table:table-cell>
          <table:table-cell office:value-type="float" office:value="202978" calcext:value-type="float">
            <text:p>202978</text:p>
          </table:table-cell>
          <table:table-cell office:value-type="float" office:value="219491" calcext:value-type="float">
            <text:p>219491</text:p>
          </table:table-cell>
          <table:table-cell office:value-type="float" office:value="204940" calcext:value-type="float">
            <text:p>204940</text:p>
          </table:table-cell>
          <table:table-cell office:value-type="float" office:value="152123" calcext:value-type="float">
            <text:p>152123</text:p>
          </table:table-cell>
        </table:table-row>
        <table:table-row table:style-name="ro1">
          <table:table-cell/>
          <table:table-cell office:value-type="float" office:value="159869" calcext:value-type="float">
            <text:p>159869</text:p>
          </table:table-cell>
          <table:table-cell office:value-type="float" office:value="181560" calcext:value-type="float">
            <text:p>181560</text:p>
          </table:table-cell>
          <table:table-cell office:value-type="float" office:value="90975" calcext:value-type="float">
            <text:p>90975</text:p>
          </table:table-cell>
          <table:table-cell office:value-type="float" office:value="198025" calcext:value-type="float">
            <text:p>198025</text:p>
          </table:table-cell>
          <table:table-cell office:value-type="float" office:value="191797" calcext:value-type="float">
            <text:p>191797</text:p>
          </table:table-cell>
          <table:table-cell office:value-type="float" office:value="194462" calcext:value-type="float">
            <text:p>194462</text:p>
          </table:table-cell>
          <table:table-cell office:value-type="float" office:value="170439" calcext:value-type="float">
            <text:p>170439</text:p>
          </table:table-cell>
          <table:table-cell office:value-type="float" office:value="174379" calcext:value-type="float">
            <text:p>174379</text:p>
          </table:table-cell>
          <table:table-cell office:value-type="float" office:value="171903" calcext:value-type="float">
            <text:p>171903</text:p>
          </table:table-cell>
          <table:table-cell office:value-type="float" office:value="170328" calcext:value-type="float">
            <text:p>170328</text:p>
          </table:table-cell>
          <table:table-cell office:value-type="float" office:value="210787" calcext:value-type="float">
            <text:p>210787</text:p>
          </table:table-cell>
          <table:table-cell office:value-type="float" office:value="208624" calcext:value-type="float">
            <text:p>208624</text:p>
          </table:table-cell>
          <table:table-cell office:value-type="float" office:value="193985" calcext:value-type="float">
            <text:p>193985</text:p>
          </table:table-cell>
          <table:table-cell office:value-type="float" office:value="228793" calcext:value-type="float">
            <text:p>228793</text:p>
          </table:table-cell>
          <table:table-cell office:value-type="float" office:value="203337" calcext:value-type="float">
            <text:p>203337</text:p>
          </table:table-cell>
          <table:table-cell office:value-type="float" office:value="160295" calcext:value-type="float">
            <text:p>160295</text:p>
          </table:table-cell>
        </table:table-row>
        <table:table-row table:style-name="ro1">
          <table:table-cell/>
          <table:table-cell office:value-type="float" office:value="193298" calcext:value-type="float">
            <text:p>193298</text:p>
          </table:table-cell>
          <table:table-cell office:value-type="float" office:value="201979" calcext:value-type="float">
            <text:p>201979</text:p>
          </table:table-cell>
          <table:table-cell office:value-type="float" office:value="88418" calcext:value-type="float">
            <text:p>88418</text:p>
          </table:table-cell>
          <table:table-cell office:value-type="float" office:value="223516" calcext:value-type="float">
            <text:p>223516</text:p>
          </table:table-cell>
          <table:table-cell office:value-type="float" office:value="225817" calcext:value-type="float">
            <text:p>225817</text:p>
          </table:table-cell>
          <table:table-cell office:value-type="float" office:value="241379" calcext:value-type="float">
            <text:p>241379</text:p>
          </table:table-cell>
          <table:table-cell office:value-type="float" office:value="183469" calcext:value-type="float">
            <text:p>183469</text:p>
          </table:table-cell>
          <table:table-cell office:value-type="float" office:value="175270" calcext:value-type="float">
            <text:p>175270</text:p>
          </table:table-cell>
          <table:table-cell office:value-type="float" office:value="205131" calcext:value-type="float">
            <text:p>205131</text:p>
          </table:table-cell>
          <table:table-cell office:value-type="float" office:value="213507" calcext:value-type="float">
            <text:p>213507</text:p>
          </table:table-cell>
          <table:table-cell office:value-type="float" office:value="210574" calcext:value-type="float">
            <text:p>210574</text:p>
          </table:table-cell>
          <table:table-cell office:value-type="float" office:value="211806" calcext:value-type="float">
            <text:p>211806</text:p>
          </table:table-cell>
          <table:table-cell office:value-type="float" office:value="217547" calcext:value-type="float">
            <text:p>217547</text:p>
          </table:table-cell>
          <table:table-cell office:value-type="float" office:value="205465" calcext:value-type="float">
            <text:p>205465</text:p>
          </table:table-cell>
          <table:table-cell office:value-type="float" office:value="164423" calcext:value-type="float">
            <text:p>164423</text:p>
          </table:table-cell>
          <table:table-cell office:value-type="float" office:value="170639" calcext:value-type="float">
            <text:p>170639</text:p>
          </table:table-cell>
        </table:table-row>
        <table:table-row table:style-name="ro1">
          <table:table-cell/>
          <table:table-cell office:value-type="float" office:value="216722" calcext:value-type="float">
            <text:p>216722</text:p>
          </table:table-cell>
          <table:table-cell office:value-type="float" office:value="177195" calcext:value-type="float">
            <text:p>177195</text:p>
          </table:table-cell>
          <table:table-cell office:value-type="float" office:value="99135" calcext:value-type="float">
            <text:p>99135</text:p>
          </table:table-cell>
          <table:table-cell office:value-type="float" office:value="214967" calcext:value-type="float">
            <text:p>214967</text:p>
          </table:table-cell>
          <table:table-cell office:value-type="float" office:value="221168" calcext:value-type="float">
            <text:p>221168</text:p>
          </table:table-cell>
          <table:table-cell office:value-type="float" office:value="234846" calcext:value-type="float">
            <text:p>234846</text:p>
          </table:table-cell>
          <table:table-cell office:value-type="float" office:value="195925" calcext:value-type="float">
            <text:p>195925</text:p>
          </table:table-cell>
          <table:table-cell office:value-type="float" office:value="189555" calcext:value-type="float">
            <text:p>189555</text:p>
          </table:table-cell>
          <table:table-cell office:value-type="float" office:value="216506" calcext:value-type="float">
            <text:p>216506</text:p>
          </table:table-cell>
          <table:table-cell office:value-type="float" office:value="192685" calcext:value-type="float">
            <text:p>192685</text:p>
          </table:table-cell>
          <table:table-cell office:value-type="float" office:value="199208" calcext:value-type="float">
            <text:p>199208</text:p>
          </table:table-cell>
          <table:table-cell office:value-type="float" office:value="181938" calcext:value-type="float">
            <text:p>181938</text:p>
          </table:table-cell>
          <table:table-cell office:value-type="float" office:value="247097" calcext:value-type="float">
            <text:p>247097</text:p>
          </table:table-cell>
          <table:table-cell office:value-type="float" office:value="163760" calcext:value-type="float">
            <text:p>163760</text:p>
          </table:table-cell>
          <table:table-cell office:value-type="float" office:value="142457" calcext:value-type="float">
            <text:p>142457</text:p>
          </table:table-cell>
          <table:table-cell office:value-type="float" office:value="159578" calcext:value-type="float">
            <text:p>159578</text:p>
          </table:table-cell>
        </table:table-row>
        <table:table-row table:style-name="ro1">
          <table:table-cell/>
          <table:table-cell office:value-type="float" office:value="142312" calcext:value-type="float">
            <text:p>142312</text:p>
          </table:table-cell>
          <table:table-cell office:value-type="float" office:value="98060" calcext:value-type="float">
            <text:p>98060</text:p>
          </table:table-cell>
          <table:table-cell office:value-type="float" office:value="46970" calcext:value-type="float">
            <text:p>46970</text:p>
          </table:table-cell>
          <table:table-cell office:value-type="float" office:value="143671" calcext:value-type="float">
            <text:p>143671</text:p>
          </table:table-cell>
          <table:table-cell office:value-type="float" office:value="152969" calcext:value-type="float">
            <text:p>152969</text:p>
          </table:table-cell>
          <table:table-cell office:value-type="float" office:value="182406" calcext:value-type="float">
            <text:p>182406</text:p>
          </table:table-cell>
          <table:table-cell office:value-type="float" office:value="110330" calcext:value-type="float">
            <text:p>110330</text:p>
          </table:table-cell>
          <table:table-cell office:value-type="float" office:value="114586" calcext:value-type="float">
            <text:p>114586</text:p>
          </table:table-cell>
          <table:table-cell office:value-type="float" office:value="161874" calcext:value-type="float">
            <text:p>161874</text:p>
          </table:table-cell>
          <table:table-cell office:value-type="float" office:value="191400" calcext:value-type="float">
            <text:p>191400</text:p>
          </table:table-cell>
          <table:table-cell office:value-type="float" office:value="173954" calcext:value-type="float">
            <text:p>173954</text:p>
          </table:table-cell>
          <table:table-cell office:value-type="float" office:value="176022" calcext:value-type="float">
            <text:p>176022</text:p>
          </table:table-cell>
          <table:table-cell office:value-type="float" office:value="254105" calcext:value-type="float">
            <text:p>254105</text:p>
          </table:table-cell>
          <table:table-cell office:value-type="float" office:value="200792" calcext:value-type="float">
            <text:p>200792</text:p>
          </table:table-cell>
          <table:table-cell office:value-type="float" office:value="177821" calcext:value-type="float">
            <text:p>177821</text:p>
          </table:table-cell>
          <table:table-cell office:value-type="float" office:value="199926" calcext:value-type="float">
            <text:p>199926</text:p>
          </table:table-cell>
        </table:table-row>
        <table:table-row table:style-name="ro1">
          <table:table-cell/>
          <table:table-cell office:value-type="float" office:value="204090" calcext:value-type="float">
            <text:p>204090</text:p>
          </table:table-cell>
          <table:table-cell office:value-type="float" office:value="135245" calcext:value-type="float">
            <text:p>135245</text:p>
          </table:table-cell>
          <table:table-cell office:value-type="float" office:value="58719" calcext:value-type="float">
            <text:p>58719</text:p>
          </table:table-cell>
          <table:table-cell office:value-type="float" office:value="174934" calcext:value-type="float">
            <text:p>174934</text:p>
          </table:table-cell>
          <table:table-cell office:value-type="float" office:value="198621" calcext:value-type="float">
            <text:p>198621</text:p>
          </table:table-cell>
          <table:table-cell office:value-type="float" office:value="224236" calcext:value-type="float">
            <text:p>224236</text:p>
          </table:table-cell>
          <table:table-cell office:value-type="float" office:value="158572" calcext:value-type="float">
            <text:p>158572</text:p>
          </table:table-cell>
          <table:table-cell office:value-type="float" office:value="157407" calcext:value-type="float">
            <text:p>157407</text:p>
          </table:table-cell>
          <table:table-cell office:value-type="float" office:value="203982" calcext:value-type="float">
            <text:p>203982</text:p>
          </table:table-cell>
          <table:table-cell office:value-type="float" office:value="194768" calcext:value-type="float">
            <text:p>194768</text:p>
          </table:table-cell>
          <table:table-cell office:value-type="float" office:value="232063" calcext:value-type="float">
            <text:p>232063</text:p>
          </table:table-cell>
          <table:table-cell office:value-type="float" office:value="220564" calcext:value-type="float">
            <text:p>220564</text:p>
          </table:table-cell>
          <table:table-cell office:value-type="float" office:value="236483" calcext:value-type="float">
            <text:p>236483</text:p>
          </table:table-cell>
          <table:table-cell office:value-type="float" office:value="229528" calcext:value-type="float">
            <text:p>229528</text:p>
          </table:table-cell>
          <table:table-cell office:value-type="float" office:value="216485" calcext:value-type="float">
            <text:p>216485</text:p>
          </table:table-cell>
          <table:table-cell office:value-type="float" office:value="128423" calcext:value-type="float">
            <text:p>128423</text:p>
          </table:table-cell>
        </table:table-row>
        <table:table-row table:style-name="ro1">
          <table:table-cell/>
          <table:table-cell office:value-type="float" office:value="232799" calcext:value-type="float">
            <text:p>232799</text:p>
          </table:table-cell>
          <table:table-cell office:value-type="float" office:value="167800" calcext:value-type="float">
            <text:p>167800</text:p>
          </table:table-cell>
          <table:table-cell office:value-type="float" office:value="74342" calcext:value-type="float">
            <text:p>74342</text:p>
          </table:table-cell>
          <table:table-cell office:value-type="float" office:value="186399" calcext:value-type="float">
            <text:p>186399</text:p>
          </table:table-cell>
          <table:table-cell office:value-type="float" office:value="215064" calcext:value-type="float">
            <text:p>215064</text:p>
          </table:table-cell>
          <table:table-cell office:value-type="float" office:value="249681" calcext:value-type="float">
            <text:p>249681</text:p>
          </table:table-cell>
          <table:table-cell office:value-type="float" office:value="176019" calcext:value-type="float">
            <text:p>176019</text:p>
          </table:table-cell>
          <table:table-cell office:value-type="float" office:value="174952" calcext:value-type="float">
            <text:p>174952</text:p>
          </table:table-cell>
          <table:table-cell office:value-type="float" office:value="207289" calcext:value-type="float">
            <text:p>207289</text:p>
          </table:table-cell>
          <table:table-cell office:value-type="float" office:value="232253" calcext:value-type="float">
            <text:p>232253</text:p>
          </table:table-cell>
          <table:table-cell office:value-type="float" office:value="219207" calcext:value-type="float">
            <text:p>219207</text:p>
          </table:table-cell>
          <table:table-cell office:value-type="float" office:value="201998" calcext:value-type="float">
            <text:p>201998</text:p>
          </table:table-cell>
          <table:table-cell office:value-type="float" office:value="252311" calcext:value-type="float">
            <text:p>252311</text:p>
          </table:table-cell>
          <table:table-cell office:value-type="float" office:value="199688" calcext:value-type="float">
            <text:p>199688</text:p>
          </table:table-cell>
          <table:table-cell office:value-type="float" office:value="194021" calcext:value-type="float">
            <text:p>194021</text:p>
          </table:table-cell>
          <table:table-cell office:value-type="float" office:value="175430" calcext:value-type="float">
            <text:p>175430</text:p>
          </table:table-cell>
        </table:table-row>
        <table:table-row table:style-name="ro1">
          <table:table-cell/>
          <table:table-cell office:value-type="float" office:value="212235" calcext:value-type="float">
            <text:p>212235</text:p>
          </table:table-cell>
          <table:table-cell office:value-type="float" office:value="153066" calcext:value-type="float">
            <text:p>153066</text:p>
          </table:table-cell>
          <table:table-cell office:value-type="float" office:value="82945" calcext:value-type="float">
            <text:p>82945</text:p>
          </table:table-cell>
          <table:table-cell office:value-type="float" office:value="200496" calcext:value-type="float">
            <text:p>200496</text:p>
          </table:table-cell>
          <table:table-cell office:value-type="float" office:value="213898" calcext:value-type="float">
            <text:p>213898</text:p>
          </table:table-cell>
          <table:table-cell office:value-type="float" office:value="242482" calcext:value-type="float">
            <text:p>242482</text:p>
          </table:table-cell>
          <table:table-cell office:value-type="float" office:value="202808" calcext:value-type="float">
            <text:p>202808</text:p>
          </table:table-cell>
          <table:table-cell office:value-type="float" office:value="208177" calcext:value-type="float">
            <text:p>208177</text:p>
          </table:table-cell>
          <table:table-cell office:value-type="float" office:value="233581" calcext:value-type="float">
            <text:p>233581</text:p>
          </table:table-cell>
          <table:table-cell office:value-type="float" office:value="251678" calcext:value-type="float">
            <text:p>251678</text:p>
          </table:table-cell>
          <table:table-cell office:value-type="float" office:value="244204" calcext:value-type="float">
            <text:p>244204</text:p>
          </table:table-cell>
          <table:table-cell office:value-type="float" office:value="238391" calcext:value-type="float">
            <text:p>238391</text:p>
          </table:table-cell>
          <table:table-cell office:value-type="float" office:value="213783" calcext:value-type="float">
            <text:p>213783</text:p>
          </table:table-cell>
          <table:table-cell office:value-type="float" office:value="232782" calcext:value-type="float">
            <text:p>232782</text:p>
          </table:table-cell>
          <table:table-cell office:value-type="float" office:value="213591" calcext:value-type="float">
            <text:p>213591</text:p>
          </table:table-cell>
          <table:table-cell office:value-type="float" office:value="205390" calcext:value-type="float">
            <text:p>205390</text:p>
          </table:table-cell>
        </table:table-row>
        <table:table-row table:style-name="ro1">
          <table:table-cell/>
          <table:table-cell office:value-type="float" office:value="130638" calcext:value-type="float">
            <text:p>130638</text:p>
          </table:table-cell>
          <table:table-cell office:value-type="float" office:value="111775" calcext:value-type="float">
            <text:p>111775</text:p>
          </table:table-cell>
          <table:table-cell office:value-type="float" office:value="99763" calcext:value-type="float">
            <text:p>99763</text:p>
          </table:table-cell>
          <table:table-cell office:value-type="float" office:value="158295" calcext:value-type="float">
            <text:p>158295</text:p>
          </table:table-cell>
          <table:table-cell office:value-type="float" office:value="167589" calcext:value-type="float">
            <text:p>167589</text:p>
          </table:table-cell>
          <table:table-cell office:value-type="float" office:value="195381" calcext:value-type="float">
            <text:p>195381</text:p>
          </table:table-cell>
          <table:table-cell office:value-type="float" office:value="230412" calcext:value-type="float">
            <text:p>230412</text:p>
          </table:table-cell>
          <table:table-cell office:value-type="float" office:value="234238" calcext:value-type="float">
            <text:p>234238</text:p>
          </table:table-cell>
          <table:table-cell office:value-type="float" office:value="239943" calcext:value-type="float">
            <text:p>239943</text:p>
          </table:table-cell>
          <table:table-cell office:value-type="float" office:value="215732" calcext:value-type="float">
            <text:p>215732</text:p>
          </table:table-cell>
          <table:table-cell office:value-type="float" office:value="253505" calcext:value-type="float">
            <text:p>253505</text:p>
          </table:table-cell>
          <table:table-cell office:value-type="float" office:value="239267" calcext:value-type="float">
            <text:p>239267</text:p>
          </table:table-cell>
          <table:table-cell office:value-type="float" office:value="161845" calcext:value-type="float">
            <text:p>161845</text:p>
          </table:table-cell>
          <table:table-cell office:value-type="float" office:value="252903" calcext:value-type="float">
            <text:p>252903</text:p>
          </table:table-cell>
          <table:table-cell office:value-type="float" office:value="250912" calcext:value-type="float">
            <text:p>250912</text:p>
          </table:table-cell>
          <table:table-cell office:value-type="float" office:value="160071" calcext:value-type="float">
            <text:p>160071</text:p>
          </table:table-cell>
        </table:table-row>
        <table:table-row table:style-name="ro1">
          <table:table-cell/>
          <table:table-cell office:value-type="float" office:value="138028" calcext:value-type="float">
            <text:p>138028</text:p>
          </table:table-cell>
          <table:table-cell office:value-type="float" office:value="103509" calcext:value-type="float">
            <text:p>103509</text:p>
          </table:table-cell>
          <table:table-cell office:value-type="float" office:value="107267" calcext:value-type="float">
            <text:p>107267</text:p>
          </table:table-cell>
          <table:table-cell office:value-type="float" office:value="156516" calcext:value-type="float">
            <text:p>156516</text:p>
          </table:table-cell>
          <table:table-cell office:value-type="float" office:value="200491" calcext:value-type="float">
            <text:p>200491</text:p>
          </table:table-cell>
          <table:table-cell office:value-type="float" office:value="205532" calcext:value-type="float">
            <text:p>205532</text:p>
          </table:table-cell>
          <table:table-cell office:value-type="float" office:value="227199" calcext:value-type="float">
            <text:p>227199</text:p>
          </table:table-cell>
          <table:table-cell office:value-type="float" office:value="236480" calcext:value-type="float">
            <text:p>236480</text:p>
          </table:table-cell>
          <table:table-cell office:value-type="float" office:value="249857" calcext:value-type="float">
            <text:p>249857</text:p>
          </table:table-cell>
          <table:table-cell office:value-type="float" office:value="206128" calcext:value-type="float">
            <text:p>20612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9551" calcext:value-type="float">
            <text:p>239551</text:p>
          </table:table-cell>
          <table:table-cell office:value-type="float" office:value="214846" calcext:value-type="float">
            <text:p>21484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987" calcext:value-type="float">
            <text:p>253987</text:p>
          </table:table-cell>
          <table:table-cell office:value-type="float" office:value="129776" calcext:value-type="float">
            <text:p>129776</text:p>
          </table:table-cell>
        </table:table-row>
        <table:table-row table:style-name="ro1">
          <table:table-cell/>
          <table:table-cell office:value-type="float" office:value="142878" calcext:value-type="float">
            <text:p>142878</text:p>
          </table:table-cell>
          <table:table-cell office:value-type="float" office:value="73732" calcext:value-type="float">
            <text:p>73732</text:p>
          </table:table-cell>
          <table:table-cell office:value-type="float" office:value="51072" calcext:value-type="float">
            <text:p>51072</text:p>
          </table:table-cell>
          <table:table-cell office:value-type="float" office:value="137935" calcext:value-type="float">
            <text:p>137935</text:p>
          </table:table-cell>
          <table:table-cell office:value-type="float" office:value="154106" calcext:value-type="float">
            <text:p>154106</text:p>
          </table:table-cell>
          <table:table-cell office:value-type="float" office:value="222046" calcext:value-type="float">
            <text:p>222046</text:p>
          </table:table-cell>
          <table:table-cell office:value-type="float" office:value="110254" calcext:value-type="float">
            <text:p>110254</text:p>
          </table:table-cell>
          <table:table-cell office:value-type="float" office:value="120795" calcext:value-type="float">
            <text:p>120795</text:p>
          </table:table-cell>
          <table:table-cell office:value-type="float" office:value="245846" calcext:value-type="float">
            <text:p>245846</text:p>
          </table:table-cell>
          <table:table-cell office:value-type="float" office:value="246640" calcext:value-type="float">
            <text:p>246640</text:p>
          </table:table-cell>
          <table:table-cell office:value-type="float" office:value="246584" calcext:value-type="float">
            <text:p>246584</text:p>
          </table:table-cell>
          <table:table-cell office:value-type="float" office:value="248514" calcext:value-type="float">
            <text:p>248514</text:p>
          </table:table-cell>
          <table:table-cell office:value-type="float" office:value="254042" calcext:value-type="float">
            <text:p>254042</text:p>
          </table:table-cell>
          <table:table-cell office:value-type="float" office:value="249444" calcext:value-type="float">
            <text:p>249444</text:p>
          </table:table-cell>
          <table:table-cell office:value-type="float" office:value="236765" calcext:value-type="float">
            <text:p>236765</text:p>
          </table:table-cell>
          <table:table-cell office:value-type="float" office:value="248070" calcext:value-type="float">
            <text:p>248070</text:p>
          </table:table-cell>
        </table:table-row>
        <table:table-row table:style-name="ro1">
          <table:table-cell/>
          <table:table-cell office:value-type="float" office:value="183801" calcext:value-type="float">
            <text:p>183801</text:p>
          </table:table-cell>
          <table:table-cell office:value-type="float" office:value="67561" calcext:value-type="float">
            <text:p>67561</text:p>
          </table:table-cell>
          <table:table-cell office:value-type="float" office:value="79009" calcext:value-type="float">
            <text:p>79009</text:p>
          </table:table-cell>
          <table:table-cell office:value-type="float" office:value="133939" calcext:value-type="float">
            <text:p>133939</text:p>
          </table:table-cell>
          <table:table-cell office:value-type="float" office:value="124997" calcext:value-type="float">
            <text:p>124997</text:p>
          </table:table-cell>
          <table:table-cell office:value-type="float" office:value="192628" calcext:value-type="float">
            <text:p>192628</text:p>
          </table:table-cell>
          <table:table-cell office:value-type="float" office:value="108563" calcext:value-type="float">
            <text:p>108563</text:p>
          </table:table-cell>
          <table:table-cell office:value-type="float" office:value="128936" calcext:value-type="float">
            <text:p>128936</text:p>
          </table:table-cell>
          <table:table-cell office:value-type="float" office:value="197180" calcext:value-type="float">
            <text:p>197180</text:p>
          </table:table-cell>
          <table:table-cell office:value-type="float" office:value="212775" calcext:value-type="float">
            <text:p>212775</text:p>
          </table:table-cell>
          <table:table-cell office:value-type="float" office:value="212988" calcext:value-type="float">
            <text:p>212988</text:p>
          </table:table-cell>
          <table:table-cell office:value-type="float" office:value="211956" calcext:value-type="float">
            <text:p>211956</text:p>
          </table:table-cell>
          <table:table-cell office:value-type="float" office:value="241176" calcext:value-type="float">
            <text:p>241176</text:p>
          </table:table-cell>
          <table:table-cell office:value-type="float" office:value="218149" calcext:value-type="float">
            <text:p>218149</text:p>
          </table:table-cell>
          <table:table-cell office:value-type="float" office:value="219041" calcext:value-type="float">
            <text:p>219041</text:p>
          </table:table-cell>
          <table:table-cell office:value-type="float" office:value="214728" calcext:value-type="float">
            <text:p>214728</text:p>
          </table:table-cell>
        </table:table-row>
        <table:table-row table:style-name="ro1">
          <table:table-cell/>
          <table:table-cell office:value-type="float" office:value="188180" calcext:value-type="float">
            <text:p>188180</text:p>
          </table:table-cell>
          <table:table-cell office:value-type="float" office:value="91024" calcext:value-type="float">
            <text:p>91024</text:p>
          </table:table-cell>
          <table:table-cell office:value-type="float" office:value="83118" calcext:value-type="float">
            <text:p>83118</text:p>
          </table:table-cell>
          <table:table-cell office:value-type="float" office:value="173376" calcext:value-type="float">
            <text:p>173376</text:p>
          </table:table-cell>
          <table:table-cell office:value-type="float" office:value="186037" calcext:value-type="float">
            <text:p>186037</text:p>
          </table:table-cell>
          <table:table-cell office:value-type="float" office:value="255000" calcext:value-type="float">
            <text:p>255000</text:p>
          </table:table-cell>
          <table:table-cell office:value-type="float" office:value="150272" calcext:value-type="float">
            <text:p>150272</text:p>
          </table:table-cell>
          <table:table-cell office:value-type="float" office:value="138540" calcext:value-type="float">
            <text:p>138540</text:p>
          </table:table-cell>
          <table:table-cell table:number-columns-repeated="7" office:value-type="float" office:value="255000" calcext:value-type="float">
            <text:p>255000</text:p>
          </table:table-cell>
          <table:table-cell office:value-type="float" office:value="201342" calcext:value-type="float">
            <text:p>201342</text:p>
          </table:table-cell>
        </table:table-row>
        <table:table-row table:style-name="ro1">
          <table:table-cell/>
          <table:table-cell office:value-type="float" office:value="187098" calcext:value-type="float">
            <text:p>187098</text:p>
          </table:table-cell>
          <table:table-cell office:value-type="float" office:value="104511" calcext:value-type="float">
            <text:p>104511</text:p>
          </table:table-cell>
          <table:table-cell office:value-type="float" office:value="65468" calcext:value-type="float">
            <text:p>65468</text:p>
          </table:table-cell>
          <table:table-cell office:value-type="float" office:value="155042" calcext:value-type="float">
            <text:p>155042</text:p>
          </table:table-cell>
          <table:table-cell office:value-type="float" office:value="189488" calcext:value-type="float">
            <text:p>189488</text:p>
          </table:table-cell>
          <table:table-cell office:value-type="float" office:value="242653" calcext:value-type="float">
            <text:p>242653</text:p>
          </table:table-cell>
          <table:table-cell office:value-type="float" office:value="136653" calcext:value-type="float">
            <text:p>136653</text:p>
          </table:table-cell>
          <table:table-cell office:value-type="float" office:value="152893" calcext:value-type="float">
            <text:p>152893</text:p>
          </table:table-cell>
          <table:table-cell table:number-columns-repeated="4" office:value-type="float" office:value="255000" calcext:value-type="float">
            <text:p>255000</text:p>
          </table:table-cell>
          <table:table-cell office:value-type="float" office:value="247122" calcext:value-type="float">
            <text:p>24712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31318" calcext:value-type="float">
            <text:p>231318</text:p>
          </table:table-cell>
        </table:table-row>
        <table:table-row table:style-name="ro1">
          <table:table-cell/>
          <table:table-cell office:value-type="float" office:value="209216" calcext:value-type="float">
            <text:p>209216</text:p>
          </table:table-cell>
          <table:table-cell office:value-type="float" office:value="105773" calcext:value-type="float">
            <text:p>105773</text:p>
          </table:table-cell>
          <table:table-cell office:value-type="float" office:value="80356" calcext:value-type="float">
            <text:p>80356</text:p>
          </table:table-cell>
          <table:table-cell office:value-type="float" office:value="146756" calcext:value-type="float">
            <text:p>146756</text:p>
          </table:table-cell>
          <table:table-cell office:value-type="float" office:value="183091" calcext:value-type="float">
            <text:p>183091</text:p>
          </table:table-cell>
          <table:table-cell office:value-type="float" office:value="231100" calcext:value-type="float">
            <text:p>231100</text:p>
          </table:table-cell>
          <table:table-cell office:value-type="float" office:value="135886" calcext:value-type="float">
            <text:p>135886</text:p>
          </table:table-cell>
          <table:table-cell office:value-type="float" office:value="162687" calcext:value-type="float">
            <text:p>162687</text:p>
          </table:table-cell>
          <table:table-cell office:value-type="float" office:value="241773" calcext:value-type="float">
            <text:p>24177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3392" calcext:value-type="float">
            <text:p>253392</text:p>
          </table:table-cell>
          <table:table-cell office:value-type="float" office:value="254786" calcext:value-type="float">
            <text:p>25478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357" calcext:value-type="float">
            <text:p>254357</text:p>
          </table:table-cell>
          <table:table-cell office:value-type="float" office:value="241326" calcext:value-type="float">
            <text:p>241326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/>
          <table:table-cell office:value-type="float" office:value="111047" calcext:value-type="float">
            <text:p>111047</text:p>
          </table:table-cell>
          <table:table-cell office:value-type="float" office:value="99866" calcext:value-type="float">
            <text:p>99866</text:p>
          </table:table-cell>
          <table:table-cell office:value-type="float" office:value="112158" calcext:value-type="float">
            <text:p>112158</text:p>
          </table:table-cell>
          <table:table-cell office:value-type="float" office:value="127808" calcext:value-type="float">
            <text:p>127808</text:p>
          </table:table-cell>
          <table:table-cell office:value-type="float" office:value="124930" calcext:value-type="float">
            <text:p>124930</text:p>
          </table:table-cell>
          <table:table-cell office:value-type="float" office:value="171774" calcext:value-type="float">
            <text:p>171774</text:p>
          </table:table-cell>
          <table:table-cell office:value-type="float" office:value="127117" calcext:value-type="float">
            <text:p>127117</text:p>
          </table:table-cell>
          <table:table-cell office:value-type="float" office:value="137166" calcext:value-type="float">
            <text:p>137166</text:p>
          </table:table-cell>
          <table:table-cell office:value-type="float" office:value="168003" calcext:value-type="float">
            <text:p>168003</text:p>
          </table:table-cell>
          <table:table-cell office:value-type="float" office:value="245967" calcext:value-type="float">
            <text:p>245967</text:p>
          </table:table-cell>
          <table:table-cell office:value-type="float" office:value="230626" calcext:value-type="float">
            <text:p>230626</text:p>
          </table:table-cell>
          <table:table-cell office:value-type="float" office:value="243630" calcext:value-type="float">
            <text:p>24363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5659" calcext:value-type="float">
            <text:p>245659</text:p>
          </table:table-cell>
          <table:table-cell office:value-type="float" office:value="244655" calcext:value-type="float">
            <text:p>244655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/>
          <table:table-cell office:value-type="float" office:value="91200" calcext:value-type="float">
            <text:p>91200</text:p>
          </table:table-cell>
          <table:table-cell office:value-type="float" office:value="95853" calcext:value-type="float">
            <text:p>95853</text:p>
          </table:table-cell>
          <table:table-cell office:value-type="float" office:value="150837" calcext:value-type="float">
            <text:p>150837</text:p>
          </table:table-cell>
          <table:table-cell office:value-type="float" office:value="107357" calcext:value-type="float">
            <text:p>107357</text:p>
          </table:table-cell>
          <table:table-cell office:value-type="float" office:value="113130" calcext:value-type="float">
            <text:p>113130</text:p>
          </table:table-cell>
          <table:table-cell office:value-type="float" office:value="138590" calcext:value-type="float">
            <text:p>138590</text:p>
          </table:table-cell>
          <table:table-cell office:value-type="float" office:value="123021" calcext:value-type="float">
            <text:p>123021</text:p>
          </table:table-cell>
          <table:table-cell office:value-type="float" office:value="145373" calcext:value-type="float">
            <text:p>145373</text:p>
          </table:table-cell>
          <table:table-cell office:value-type="float" office:value="134561" calcext:value-type="float">
            <text:p>134561</text:p>
          </table:table-cell>
          <table:table-cell office:value-type="float" office:value="185425" calcext:value-type="float">
            <text:p>185425</text:p>
          </table:table-cell>
          <table:table-cell office:value-type="float" office:value="150189" calcext:value-type="float">
            <text:p>150189</text:p>
          </table:table-cell>
          <table:table-cell office:value-type="float" office:value="172427" calcext:value-type="float">
            <text:p>172427</text:p>
          </table:table-cell>
          <table:table-cell office:value-type="float" office:value="207147" calcext:value-type="float">
            <text:p>207147</text:p>
          </table:table-cell>
          <table:table-cell office:value-type="float" office:value="182286" calcext:value-type="float">
            <text:p>182286</text:p>
          </table:table-cell>
          <table:table-cell office:value-type="float" office:value="164183" calcext:value-type="float">
            <text:p>164183</text:p>
          </table:table-cell>
          <table:table-cell office:value-type="float" office:value="193293" calcext:value-type="float">
            <text:p>193293</text:p>
          </table:table-cell>
        </table:table-row>
        <table:table-row table:style-name="ro1">
          <table:table-cell/>
          <table:table-cell office:value-type="float" office:value="111855" calcext:value-type="float">
            <text:p>111855</text:p>
          </table:table-cell>
          <table:table-cell office:value-type="float" office:value="81558" calcext:value-type="float">
            <text:p>81558</text:p>
          </table:table-cell>
          <table:table-cell office:value-type="float" office:value="83949" calcext:value-type="float">
            <text:p>83949</text:p>
          </table:table-cell>
          <table:table-cell office:value-type="float" office:value="96066" calcext:value-type="float">
            <text:p>96066</text:p>
          </table:table-cell>
          <table:table-cell office:value-type="float" office:value="120251" calcext:value-type="float">
            <text:p>120251</text:p>
          </table:table-cell>
          <table:table-cell office:value-type="float" office:value="181096" calcext:value-type="float">
            <text:p>181096</text:p>
          </table:table-cell>
          <table:table-cell office:value-type="float" office:value="106371" calcext:value-type="float">
            <text:p>106371</text:p>
          </table:table-cell>
          <table:table-cell office:value-type="float" office:value="100653" calcext:value-type="float">
            <text:p>100653</text:p>
          </table:table-cell>
          <table:table-cell office:value-type="float" office:value="189246" calcext:value-type="float">
            <text:p>189246</text:p>
          </table:table-cell>
          <table:table-cell office:value-type="float" office:value="240881" calcext:value-type="float">
            <text:p>240881</text:p>
          </table:table-cell>
          <table:table-cell office:value-type="float" office:value="233363" calcext:value-type="float">
            <text:p>233363</text:p>
          </table:table-cell>
          <table:table-cell office:value-type="float" office:value="237006" calcext:value-type="float">
            <text:p>237006</text:p>
          </table:table-cell>
          <table:table-cell office:value-type="float" office:value="235650" calcext:value-type="float">
            <text:p>235650</text:p>
          </table:table-cell>
          <table:table-cell office:value-type="float" office:value="225087" calcext:value-type="float">
            <text:p>225087</text:p>
          </table:table-cell>
          <table:table-cell office:value-type="float" office:value="233971" calcext:value-type="float">
            <text:p>233971</text:p>
          </table:table-cell>
          <table:table-cell office:value-type="float" office:value="175908" calcext:value-type="float">
            <text:p>175908</text:p>
          </table:table-cell>
        </table:table-row>
        <table:table-row table:style-name="ro1">
          <table:table-cell/>
          <table:table-cell office:value-type="float" office:value="131496" calcext:value-type="float">
            <text:p>131496</text:p>
          </table:table-cell>
          <table:table-cell office:value-type="float" office:value="73669" calcext:value-type="float">
            <text:p>73669</text:p>
          </table:table-cell>
          <table:table-cell office:value-type="float" office:value="87831" calcext:value-type="float">
            <text:p>87831</text:p>
          </table:table-cell>
          <table:table-cell office:value-type="float" office:value="112172" calcext:value-type="float">
            <text:p>112172</text:p>
          </table:table-cell>
          <table:table-cell office:value-type="float" office:value="113490" calcext:value-type="float">
            <text:p>113490</text:p>
          </table:table-cell>
          <table:table-cell office:value-type="float" office:value="161317" calcext:value-type="float">
            <text:p>161317</text:p>
          </table:table-cell>
          <table:table-cell office:value-type="float" office:value="115188" calcext:value-type="float">
            <text:p>115188</text:p>
          </table:table-cell>
          <table:table-cell office:value-type="float" office:value="112135" calcext:value-type="float">
            <text:p>112135</text:p>
          </table:table-cell>
          <table:table-cell office:value-type="float" office:value="186619" calcext:value-type="float">
            <text:p>186619</text:p>
          </table:table-cell>
          <table:table-cell office:value-type="float" office:value="224649" calcext:value-type="float">
            <text:p>224649</text:p>
          </table:table-cell>
          <table:table-cell office:value-type="float" office:value="211799" calcext:value-type="float">
            <text:p>211799</text:p>
          </table:table-cell>
          <table:table-cell office:value-type="float" office:value="210634" calcext:value-type="float">
            <text:p>210634</text:p>
          </table:table-cell>
          <table:table-cell office:value-type="float" office:value="221905" calcext:value-type="float">
            <text:p>221905</text:p>
          </table:table-cell>
          <table:table-cell office:value-type="float" office:value="222620" calcext:value-type="float">
            <text:p>222620</text:p>
          </table:table-cell>
          <table:table-cell office:value-type="float" office:value="212657" calcext:value-type="float">
            <text:p>212657</text:p>
          </table:table-cell>
          <table:table-cell office:value-type="float" office:value="195614" calcext:value-type="float">
            <text:p>195614</text:p>
          </table:table-cell>
        </table:table-row>
        <table:table-row table:style-name="ro1">
          <table:table-cell/>
          <table:table-cell office:value-type="float" office:value="110579" calcext:value-type="float">
            <text:p>110579</text:p>
          </table:table-cell>
          <table:table-cell office:value-type="float" office:value="78574" calcext:value-type="float">
            <text:p>78574</text:p>
          </table:table-cell>
          <table:table-cell office:value-type="float" office:value="105686" calcext:value-type="float">
            <text:p>105686</text:p>
          </table:table-cell>
          <table:table-cell office:value-type="float" office:value="118205" calcext:value-type="float">
            <text:p>118205</text:p>
          </table:table-cell>
          <table:table-cell office:value-type="float" office:value="132786" calcext:value-type="float">
            <text:p>132786</text:p>
          </table:table-cell>
          <table:table-cell office:value-type="float" office:value="180060" calcext:value-type="float">
            <text:p>180060</text:p>
          </table:table-cell>
          <table:table-cell office:value-type="float" office:value="143661" calcext:value-type="float">
            <text:p>143661</text:p>
          </table:table-cell>
          <table:table-cell office:value-type="float" office:value="146898" calcext:value-type="float">
            <text:p>146898</text:p>
          </table:table-cell>
          <table:table-cell office:value-type="float" office:value="193444" calcext:value-type="float">
            <text:p>193444</text:p>
          </table:table-cell>
          <table:table-cell office:value-type="float" office:value="250610" calcext:value-type="float">
            <text:p>250610</text:p>
          </table:table-cell>
          <table:table-cell office:value-type="float" office:value="229387" calcext:value-type="float">
            <text:p>229387</text:p>
          </table:table-cell>
          <table:table-cell office:value-type="float" office:value="244592" calcext:value-type="float">
            <text:p>244592</text:p>
          </table:table-cell>
          <table:table-cell office:value-type="float" office:value="226945" calcext:value-type="float">
            <text:p>226945</text:p>
          </table:table-cell>
          <table:table-cell office:value-type="float" office:value="247194" calcext:value-type="float">
            <text:p>247194</text:p>
          </table:table-cell>
          <table:table-cell office:value-type="float" office:value="207202" calcext:value-type="float">
            <text:p>207202</text:p>
          </table:table-cell>
          <table:table-cell office:value-type="float" office:value="197020" calcext:value-type="float">
            <text:p>197020</text:p>
          </table:table-cell>
        </table:table-row>
        <table:table-row table:style-name="ro1">
          <table:table-cell/>
          <table:table-cell office:value-type="float" office:value="92189" calcext:value-type="float">
            <text:p>92189</text:p>
          </table:table-cell>
          <table:table-cell office:value-type="float" office:value="81461" calcext:value-type="float">
            <text:p>81461</text:p>
          </table:table-cell>
          <table:table-cell office:value-type="float" office:value="137133" calcext:value-type="float">
            <text:p>137133</text:p>
          </table:table-cell>
          <table:table-cell office:value-type="float" office:value="120603" calcext:value-type="float">
            <text:p>120603</text:p>
          </table:table-cell>
          <table:table-cell office:value-type="float" office:value="127684" calcext:value-type="float">
            <text:p>127684</text:p>
          </table:table-cell>
          <table:table-cell office:value-type="float" office:value="150015" calcext:value-type="float">
            <text:p>150015</text:p>
          </table:table-cell>
          <table:table-cell office:value-type="float" office:value="157884" calcext:value-type="float">
            <text:p>157884</text:p>
          </table:table-cell>
          <table:table-cell office:value-type="float" office:value="171775" calcext:value-type="float">
            <text:p>171775</text:p>
          </table:table-cell>
          <table:table-cell office:value-type="float" office:value="163835" calcext:value-type="float">
            <text:p>163835</text:p>
          </table:table-cell>
          <table:table-cell office:value-type="float" office:value="235092" calcext:value-type="float">
            <text:p>235092</text:p>
          </table:table-cell>
          <table:table-cell office:value-type="float" office:value="175001" calcext:value-type="float">
            <text:p>175001</text:p>
          </table:table-cell>
          <table:table-cell office:value-type="float" office:value="204452" calcext:value-type="float">
            <text:p>204452</text:p>
          </table:table-cell>
          <table:table-cell office:value-type="float" office:value="253085" calcext:value-type="float">
            <text:p>253085</text:p>
          </table:table-cell>
          <table:table-cell office:value-type="float" office:value="207121" calcext:value-type="float">
            <text:p>207121</text:p>
          </table:table-cell>
          <table:table-cell office:value-type="float" office:value="179280" calcext:value-type="float">
            <text:p>179280</text:p>
          </table:table-cell>
          <table:table-cell office:value-type="float" office:value="244414" calcext:value-type="float">
            <text:p>244414</text:p>
          </table:table-cell>
        </table:table-row>
        <table:table-row table:style-name="ro1">
          <table:table-cell/>
          <table:table-cell office:value-type="float" office:value="106758" calcext:value-type="float">
            <text:p>106758</text:p>
          </table:table-cell>
          <table:table-cell office:value-type="float" office:value="91771" calcext:value-type="float">
            <text:p>91771</text:p>
          </table:table-cell>
          <table:table-cell office:value-type="float" office:value="148297" calcext:value-type="float">
            <text:p>148297</text:p>
          </table:table-cell>
          <table:table-cell office:value-type="float" office:value="118311" calcext:value-type="float">
            <text:p>118311</text:p>
          </table:table-cell>
          <table:table-cell office:value-type="float" office:value="148698" calcext:value-type="float">
            <text:p>148698</text:p>
          </table:table-cell>
          <table:table-cell office:value-type="float" office:value="173214" calcext:value-type="float">
            <text:p>173214</text:p>
          </table:table-cell>
          <table:table-cell office:value-type="float" office:value="142103" calcext:value-type="float">
            <text:p>142103</text:p>
          </table:table-cell>
          <table:table-cell office:value-type="float" office:value="157042" calcext:value-type="float">
            <text:p>157042</text:p>
          </table:table-cell>
          <table:table-cell office:value-type="float" office:value="201691" calcext:value-type="float">
            <text:p>201691</text:p>
          </table:table-cell>
          <table:table-cell office:value-type="float" office:value="245823" calcext:value-type="float">
            <text:p>245823</text:p>
          </table:table-cell>
          <table:table-cell office:value-type="float" office:value="236560" calcext:value-type="float">
            <text:p>236560</text:p>
          </table:table-cell>
          <table:table-cell office:value-type="float" office:value="247285" calcext:value-type="float">
            <text:p>247285</text:p>
          </table:table-cell>
          <table:table-cell office:value-type="float" office:value="254196" calcext:value-type="float">
            <text:p>254196</text:p>
          </table:table-cell>
          <table:table-cell office:value-type="float" office:value="252524" calcext:value-type="float">
            <text:p>252524</text:p>
          </table:table-cell>
          <table:table-cell office:value-type="float" office:value="224970" calcext:value-type="float">
            <text:p>224970</text:p>
          </table:table-cell>
          <table:table-cell office:value-type="float" office:value="250987" calcext:value-type="float">
            <text:p>250987</text:p>
          </table:table-cell>
        </table:table-row>
        <table:table-row table:style-name="ro1">
          <table:table-cell/>
          <table:table-cell office:value-type="float" office:value="99020" calcext:value-type="float">
            <text:p>99020</text:p>
          </table:table-cell>
          <table:table-cell office:value-type="float" office:value="88024" calcext:value-type="float">
            <text:p>88024</text:p>
          </table:table-cell>
          <table:table-cell office:value-type="float" office:value="113417" calcext:value-type="float">
            <text:p>113417</text:p>
          </table:table-cell>
          <table:table-cell office:value-type="float" office:value="120385" calcext:value-type="float">
            <text:p>120385</text:p>
          </table:table-cell>
          <table:table-cell office:value-type="float" office:value="117173" calcext:value-type="float">
            <text:p>117173</text:p>
          </table:table-cell>
          <table:table-cell office:value-type="float" office:value="143750" calcext:value-type="float">
            <text:p>143750</text:p>
          </table:table-cell>
          <table:table-cell office:value-type="float" office:value="116767" calcext:value-type="float">
            <text:p>116767</text:p>
          </table:table-cell>
          <table:table-cell office:value-type="float" office:value="128803" calcext:value-type="float">
            <text:p>128803</text:p>
          </table:table-cell>
          <table:table-cell office:value-type="float" office:value="140154" calcext:value-type="float">
            <text:p>140154</text:p>
          </table:table-cell>
          <table:table-cell office:value-type="float" office:value="181606" calcext:value-type="float">
            <text:p>181606</text:p>
          </table:table-cell>
          <table:table-cell office:value-type="float" office:value="173317" calcext:value-type="float">
            <text:p>173317</text:p>
          </table:table-cell>
          <table:table-cell office:value-type="float" office:value="161786" calcext:value-type="float">
            <text:p>161786</text:p>
          </table:table-cell>
          <table:table-cell office:value-type="float" office:value="235846" calcext:value-type="float">
            <text:p>235846</text:p>
          </table:table-cell>
          <table:table-cell office:value-type="float" office:value="196005" calcext:value-type="float">
            <text:p>196005</text:p>
          </table:table-cell>
          <table:table-cell office:value-type="float" office:value="177732" calcext:value-type="float">
            <text:p>177732</text:p>
          </table:table-cell>
          <table:table-cell office:value-type="float" office:value="247393" calcext:value-type="float">
            <text:p>247393</text:p>
          </table:table-cell>
        </table:table-row>
        <table:table-row table:style-name="ro1">
          <table:table-cell/>
          <table:table-cell office:value-type="float" office:value="124552" calcext:value-type="float">
            <text:p>124552</text:p>
          </table:table-cell>
          <table:table-cell office:value-type="float" office:value="138808" calcext:value-type="float">
            <text:p>138808</text:p>
          </table:table-cell>
          <table:table-cell office:value-type="float" office:value="156872" calcext:value-type="float">
            <text:p>156872</text:p>
          </table:table-cell>
          <table:table-cell office:value-type="float" office:value="158588" calcext:value-type="float">
            <text:p>158588</text:p>
          </table:table-cell>
          <table:table-cell office:value-type="float" office:value="185468" calcext:value-type="float">
            <text:p>185468</text:p>
          </table:table-cell>
          <table:table-cell office:value-type="float" office:value="217475" calcext:value-type="float">
            <text:p>217475</text:p>
          </table:table-cell>
          <table:table-cell office:value-type="float" office:value="175426" calcext:value-type="float">
            <text:p>175426</text:p>
          </table:table-cell>
          <table:table-cell office:value-type="float" office:value="167751" calcext:value-type="float">
            <text:p>167751</text:p>
          </table:table-cell>
          <table:table-cell office:value-type="float" office:value="221319" calcext:value-type="float">
            <text:p>221319</text:p>
          </table:table-cell>
          <table:table-cell office:value-type="float" office:value="237531" calcext:value-type="float">
            <text:p>237531</text:p>
          </table:table-cell>
          <table:table-cell office:value-type="float" office:value="231942" calcext:value-type="float">
            <text:p>231942</text:p>
          </table:table-cell>
          <table:table-cell office:value-type="float" office:value="231489" calcext:value-type="float">
            <text:p>231489</text:p>
          </table:table-cell>
          <table:table-cell office:value-type="float" office:value="205458" calcext:value-type="float">
            <text:p>205458</text:p>
          </table:table-cell>
          <table:table-cell office:value-type="float" office:value="238634" calcext:value-type="float">
            <text:p>238634</text:p>
          </table:table-cell>
          <table:table-cell office:value-type="float" office:value="221406" calcext:value-type="float">
            <text:p>221406</text:p>
          </table:table-cell>
          <table:table-cell office:value-type="float" office:value="216530" calcext:value-type="float">
            <text:p>216530</text:p>
          </table:table-cell>
        </table:table-row>
        <table:table-row table:style-name="ro1">
          <table:table-cell/>
          <table:table-cell office:value-type="float" office:value="97974" calcext:value-type="float">
            <text:p>97974</text:p>
          </table:table-cell>
          <table:table-cell office:value-type="float" office:value="152704" calcext:value-type="float">
            <text:p>152704</text:p>
          </table:table-cell>
          <table:table-cell office:value-type="float" office:value="154637" calcext:value-type="float">
            <text:p>154637</text:p>
          </table:table-cell>
          <table:table-cell office:value-type="float" office:value="193107" calcext:value-type="float">
            <text:p>193107</text:p>
          </table:table-cell>
          <table:table-cell office:value-type="float" office:value="222622" calcext:value-type="float">
            <text:p>222622</text:p>
          </table:table-cell>
          <table:table-cell office:value-type="float" office:value="227186" calcext:value-type="float">
            <text:p>227186</text:p>
          </table:table-cell>
          <table:table-cell office:value-type="float" office:value="241768" calcext:value-type="float">
            <text:p>241768</text:p>
          </table:table-cell>
          <table:table-cell office:value-type="float" office:value="237611" calcext:value-type="float">
            <text:p>237611</text:p>
          </table:table-cell>
          <table:table-cell office:value-type="float" office:value="246007" calcext:value-type="float">
            <text:p>246007</text:p>
          </table:table-cell>
          <table:table-cell office:value-type="float" office:value="213531" calcext:value-type="float">
            <text:p>213531</text:p>
          </table:table-cell>
          <table:table-cell office:value-type="float" office:value="248666" calcext:value-type="float">
            <text:p>248666</text:p>
          </table:table-cell>
          <table:table-cell office:value-type="float" office:value="249382" calcext:value-type="float">
            <text:p>249382</text:p>
          </table:table-cell>
          <table:table-cell office:value-type="float" office:value="244570" calcext:value-type="float">
            <text:p>244570</text:p>
          </table:table-cell>
          <table:table-cell office:value-type="float" office:value="251585" calcext:value-type="float">
            <text:p>251585</text:p>
          </table:table-cell>
          <table:table-cell office:value-type="float" office:value="247725" calcext:value-type="float">
            <text:p>247725</text:p>
          </table:table-cell>
          <table:table-cell office:value-type="float" office:value="207153" calcext:value-type="float">
            <text:p>207153</text:p>
          </table:table-cell>
        </table:table-row>
        <table:table-row table:style-name="ro1">
          <table:table-cell/>
          <table:table-cell office:value-type="float" office:value="79591" calcext:value-type="float">
            <text:p>79591</text:p>
          </table:table-cell>
          <table:table-cell office:value-type="float" office:value="118949" calcext:value-type="float">
            <text:p>118949</text:p>
          </table:table-cell>
          <table:table-cell office:value-type="float" office:value="134065" calcext:value-type="float">
            <text:p>134065</text:p>
          </table:table-cell>
          <table:table-cell office:value-type="float" office:value="143824" calcext:value-type="float">
            <text:p>143824</text:p>
          </table:table-cell>
          <table:table-cell office:value-type="float" office:value="159576" calcext:value-type="float">
            <text:p>159576</text:p>
          </table:table-cell>
          <table:table-cell office:value-type="float" office:value="152923" calcext:value-type="float">
            <text:p>152923</text:p>
          </table:table-cell>
          <table:table-cell office:value-type="float" office:value="206399" calcext:value-type="float">
            <text:p>206399</text:p>
          </table:table-cell>
          <table:table-cell office:value-type="float" office:value="202103" calcext:value-type="float">
            <text:p>202103</text:p>
          </table:table-cell>
          <table:table-cell office:value-type="float" office:value="189677" calcext:value-type="float">
            <text:p>189677</text:p>
          </table:table-cell>
          <table:table-cell office:value-type="float" office:value="167547" calcext:value-type="float">
            <text:p>167547</text:p>
          </table:table-cell>
          <table:table-cell office:value-type="float" office:value="207985" calcext:value-type="float">
            <text:p>207985</text:p>
          </table:table-cell>
          <table:table-cell office:value-type="float" office:value="203780" calcext:value-type="float">
            <text:p>203780</text:p>
          </table:table-cell>
          <table:table-cell office:value-type="float" office:value="252392" calcext:value-type="float">
            <text:p>252392</text:p>
          </table:table-cell>
          <table:table-cell office:value-type="float" office:value="241581" calcext:value-type="float">
            <text:p>241581</text:p>
          </table:table-cell>
          <table:table-cell office:value-type="float" office:value="241368" calcext:value-type="float">
            <text:p>241368</text:p>
          </table:table-cell>
          <table:table-cell office:value-type="float" office:value="207852" calcext:value-type="float">
            <text:p>207852</text:p>
          </table:table-cell>
        </table:table-row>
        <table:table-row table:style-name="ro1">
          <table:table-cell/>
          <table:table-cell office:value-type="float" office:value="53195" calcext:value-type="float">
            <text:p>53195</text:p>
          </table:table-cell>
          <table:table-cell office:value-type="float" office:value="104567" calcext:value-type="float">
            <text:p>104567</text:p>
          </table:table-cell>
          <table:table-cell office:value-type="float" office:value="168245" calcext:value-type="float">
            <text:p>168245</text:p>
          </table:table-cell>
          <table:table-cell office:value-type="float" office:value="100588" calcext:value-type="float">
            <text:p>100588</text:p>
          </table:table-cell>
          <table:table-cell office:value-type="float" office:value="112129" calcext:value-type="float">
            <text:p>112129</text:p>
          </table:table-cell>
          <table:table-cell office:value-type="float" office:value="105210" calcext:value-type="float">
            <text:p>105210</text:p>
          </table:table-cell>
          <table:table-cell office:value-type="float" office:value="170327" calcext:value-type="float">
            <text:p>170327</text:p>
          </table:table-cell>
          <table:table-cell office:value-type="float" office:value="149628" calcext:value-type="float">
            <text:p>149628</text:p>
          </table:table-cell>
          <table:table-cell office:value-type="float" office:value="127371" calcext:value-type="float">
            <text:p>127371</text:p>
          </table:table-cell>
          <table:table-cell office:value-type="float" office:value="178156" calcext:value-type="float">
            <text:p>178156</text:p>
          </table:table-cell>
          <table:table-cell office:value-type="float" office:value="172261" calcext:value-type="float">
            <text:p>172261</text:p>
          </table:table-cell>
          <table:table-cell office:value-type="float" office:value="176346" calcext:value-type="float">
            <text:p>176346</text:p>
          </table:table-cell>
          <table:table-cell office:value-type="float" office:value="253114" calcext:value-type="float">
            <text:p>253114</text:p>
          </table:table-cell>
          <table:table-cell office:value-type="float" office:value="209823" calcext:value-type="float">
            <text:p>209823</text:p>
          </table:table-cell>
          <table:table-cell office:value-type="float" office:value="208928" calcext:value-type="float">
            <text:p>208928</text:p>
          </table:table-cell>
          <table:table-cell office:value-type="float" office:value="252456" calcext:value-type="float">
            <text:p>252456</text:p>
          </table:table-cell>
        </table:table-row>
        <table:table-row table:style-name="ro1">
          <table:table-cell/>
          <table:table-cell office:value-type="float" office:value="58013" calcext:value-type="float">
            <text:p>58013</text:p>
          </table:table-cell>
          <table:table-cell office:value-type="float" office:value="86480" calcext:value-type="float">
            <text:p>86480</text:p>
          </table:table-cell>
          <table:table-cell office:value-type="float" office:value="159868" calcext:value-type="float">
            <text:p>159868</text:p>
          </table:table-cell>
          <table:table-cell office:value-type="float" office:value="103998" calcext:value-type="float">
            <text:p>103998</text:p>
          </table:table-cell>
          <table:table-cell office:value-type="float" office:value="112134" calcext:value-type="float">
            <text:p>112134</text:p>
          </table:table-cell>
          <table:table-cell office:value-type="float" office:value="116531" calcext:value-type="float">
            <text:p>116531</text:p>
          </table:table-cell>
          <table:table-cell office:value-type="float" office:value="138561" calcext:value-type="float">
            <text:p>138561</text:p>
          </table:table-cell>
          <table:table-cell office:value-type="float" office:value="122919" calcext:value-type="float">
            <text:p>122919</text:p>
          </table:table-cell>
          <table:table-cell office:value-type="float" office:value="147757" calcext:value-type="float">
            <text:p>147757</text:p>
          </table:table-cell>
          <table:table-cell office:value-type="float" office:value="192587" calcext:value-type="float">
            <text:p>192587</text:p>
          </table:table-cell>
          <table:table-cell office:value-type="float" office:value="198110" calcext:value-type="float">
            <text:p>198110</text:p>
          </table:table-cell>
          <table:table-cell office:value-type="float" office:value="210669" calcext:value-type="float">
            <text:p>210669</text:p>
          </table:table-cell>
          <table:table-cell office:value-type="float" office:value="250871" calcext:value-type="float">
            <text:p>250871</text:p>
          </table:table-cell>
          <table:table-cell office:value-type="float" office:value="187486" calcext:value-type="float">
            <text:p>187486</text:p>
          </table:table-cell>
          <table:table-cell office:value-type="float" office:value="211696" calcext:value-type="float">
            <text:p>211696</text:p>
          </table:table-cell>
          <table:table-cell office:value-type="float" office:value="251065" calcext:value-type="float">
            <text:p>251065</text:p>
          </table:table-cell>
        </table:table-row>
        <table:table-row table:style-name="ro1">
          <table:table-cell/>
          <table:table-cell office:value-type="float" office:value="80195" calcext:value-type="float">
            <text:p>80195</text:p>
          </table:table-cell>
          <table:table-cell office:value-type="float" office:value="126690" calcext:value-type="float">
            <text:p>126690</text:p>
          </table:table-cell>
          <table:table-cell office:value-type="float" office:value="115554" calcext:value-type="float">
            <text:p>115554</text:p>
          </table:table-cell>
          <table:table-cell office:value-type="float" office:value="126351" calcext:value-type="float">
            <text:p>126351</text:p>
          </table:table-cell>
          <table:table-cell office:value-type="float" office:value="154780" calcext:value-type="float">
            <text:p>154780</text:p>
          </table:table-cell>
          <table:table-cell office:value-type="float" office:value="136375" calcext:value-type="float">
            <text:p>136375</text:p>
          </table:table-cell>
          <table:table-cell office:value-type="float" office:value="156833" calcext:value-type="float">
            <text:p>156833</text:p>
          </table:table-cell>
          <table:table-cell office:value-type="float" office:value="143147" calcext:value-type="float">
            <text:p>143147</text:p>
          </table:table-cell>
          <table:table-cell office:value-type="float" office:value="160775" calcext:value-type="float">
            <text:p>160775</text:p>
          </table:table-cell>
          <table:table-cell office:value-type="float" office:value="162875" calcext:value-type="float">
            <text:p>162875</text:p>
          </table:table-cell>
          <table:table-cell office:value-type="float" office:value="200759" calcext:value-type="float">
            <text:p>200759</text:p>
          </table:table-cell>
          <table:table-cell office:value-type="float" office:value="178412" calcext:value-type="float">
            <text:p>178412</text:p>
          </table:table-cell>
          <table:table-cell office:value-type="float" office:value="201375" calcext:value-type="float">
            <text:p>201375</text:p>
          </table:table-cell>
          <table:table-cell office:value-type="float" office:value="210298" calcext:value-type="float">
            <text:p>210298</text:p>
          </table:table-cell>
          <table:table-cell office:value-type="float" office:value="232405" calcext:value-type="float">
            <text:p>232405</text:p>
          </table:table-cell>
          <table:table-cell office:value-type="float" office:value="191628" calcext:value-type="float">
            <text:p>191628</text:p>
          </table:table-cell>
        </table:table-row>
        <table:table-row table:style-name="ro1">
          <table:table-cell/>
          <table:table-cell office:value-type="float" office:value="80276" calcext:value-type="float">
            <text:p>80276</text:p>
          </table:table-cell>
          <table:table-cell office:value-type="float" office:value="126415" calcext:value-type="float">
            <text:p>126415</text:p>
          </table:table-cell>
          <table:table-cell office:value-type="float" office:value="125605" calcext:value-type="float">
            <text:p>125605</text:p>
          </table:table-cell>
          <table:table-cell office:value-type="float" office:value="143881" calcext:value-type="float">
            <text:p>143881</text:p>
          </table:table-cell>
          <table:table-cell office:value-type="float" office:value="149325" calcext:value-type="float">
            <text:p>14932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68519" calcext:value-type="float">
            <text:p>168519</text:p>
          </table:table-cell>
          <table:table-cell office:value-type="float" office:value="142532" calcext:value-type="float">
            <text:p>142532</text:p>
          </table:table-cell>
          <table:table-cell office:value-type="float" office:value="161231" calcext:value-type="float">
            <text:p>161231</text:p>
          </table:table-cell>
          <table:table-cell office:value-type="float" office:value="187044" calcext:value-type="float">
            <text:p>187044</text:p>
          </table:table-cell>
          <table:table-cell office:value-type="float" office:value="175393" calcext:value-type="float">
            <text:p>175393</text:p>
          </table:table-cell>
          <table:table-cell office:value-type="float" office:value="201766" calcext:value-type="float">
            <text:p>201766</text:p>
          </table:table-cell>
          <table:table-cell office:value-type="float" office:value="248994" calcext:value-type="float">
            <text:p>248994</text:p>
          </table:table-cell>
          <table:table-cell office:value-type="float" office:value="204255" calcext:value-type="float">
            <text:p>204255</text:p>
          </table:table-cell>
          <table:table-cell office:value-type="float" office:value="215950" calcext:value-type="float">
            <text:p>215950</text:p>
          </table:table-cell>
          <table:table-cell office:value-type="float" office:value="234308" calcext:value-type="float">
            <text:p>234308</text:p>
          </table:table-cell>
        </table:table-row>
        <table:table-row table:style-name="ro1">
          <table:table-cell/>
          <table:table-cell office:value-type="float" office:value="89103" calcext:value-type="float">
            <text:p>89103</text:p>
          </table:table-cell>
          <table:table-cell office:value-type="float" office:value="137828" calcext:value-type="float">
            <text:p>137828</text:p>
          </table:table-cell>
          <table:table-cell office:value-type="float" office:value="144599" calcext:value-type="float">
            <text:p>144599</text:p>
          </table:table-cell>
          <table:table-cell office:value-type="float" office:value="153407" calcext:value-type="float">
            <text:p>153407</text:p>
          </table:table-cell>
          <table:table-cell office:value-type="float" office:value="151016" calcext:value-type="float">
            <text:p>151016</text:p>
          </table:table-cell>
          <table:table-cell office:value-type="float" office:value="116582" calcext:value-type="float">
            <text:p>116582</text:p>
          </table:table-cell>
          <table:table-cell office:value-type="float" office:value="189341" calcext:value-type="float">
            <text:p>189341</text:p>
          </table:table-cell>
          <table:table-cell office:value-type="float" office:value="157153" calcext:value-type="float">
            <text:p>157153</text:p>
          </table:table-cell>
          <table:table-cell office:value-type="float" office:value="136846" calcext:value-type="float">
            <text:p>136846</text:p>
          </table:table-cell>
          <table:table-cell office:value-type="float" office:value="173836" calcext:value-type="float">
            <text:p>173836</text:p>
          </table:table-cell>
          <table:table-cell office:value-type="float" office:value="168629" calcext:value-type="float">
            <text:p>168629</text:p>
          </table:table-cell>
          <table:table-cell office:value-type="float" office:value="199173" calcext:value-type="float">
            <text:p>199173</text:p>
          </table:table-cell>
          <table:table-cell office:value-type="float" office:value="237176" calcext:value-type="float">
            <text:p>237176</text:p>
          </table:table-cell>
          <table:table-cell office:value-type="float" office:value="179727" calcext:value-type="float">
            <text:p>179727</text:p>
          </table:table-cell>
          <table:table-cell office:value-type="float" office:value="189256" calcext:value-type="float">
            <text:p>189256</text:p>
          </table:table-cell>
          <table:table-cell office:value-type="float" office:value="243087" calcext:value-type="float">
            <text:p>243087</text:p>
          </table:table-cell>
        </table:table-row>
        <table:table-row table:style-name="ro1">
          <table:table-cell/>
          <table:table-cell office:value-type="float" office:value="111546" calcext:value-type="float">
            <text:p>111546</text:p>
          </table:table-cell>
          <table:table-cell office:value-type="float" office:value="184871" calcext:value-type="float">
            <text:p>184871</text:p>
          </table:table-cell>
          <table:table-cell office:value-type="float" office:value="200621" calcext:value-type="float">
            <text:p>200621</text:p>
          </table:table-cell>
          <table:table-cell office:value-type="float" office:value="203507" calcext:value-type="float">
            <text:p>203507</text:p>
          </table:table-cell>
          <table:table-cell office:value-type="float" office:value="199920" calcext:value-type="float">
            <text:p>199920</text:p>
          </table:table-cell>
          <table:table-cell office:value-type="float" office:value="173213" calcext:value-type="float">
            <text:p>173213</text:p>
          </table:table-cell>
          <table:table-cell office:value-type="float" office:value="229328" calcext:value-type="float">
            <text:p>229328</text:p>
          </table:table-cell>
          <table:table-cell office:value-type="float" office:value="215535" calcext:value-type="float">
            <text:p>215535</text:p>
          </table:table-cell>
          <table:table-cell office:value-type="float" office:value="181695" calcext:value-type="float">
            <text:p>181695</text:p>
          </table:table-cell>
          <table:table-cell office:value-type="float" office:value="158504" calcext:value-type="float">
            <text:p>158504</text:p>
          </table:table-cell>
          <table:table-cell office:value-type="float" office:value="196891" calcext:value-type="float">
            <text:p>196891</text:p>
          </table:table-cell>
          <table:table-cell office:value-type="float" office:value="177127" calcext:value-type="float">
            <text:p>177127</text:p>
          </table:table-cell>
          <table:table-cell office:value-type="float" office:value="186630" calcext:value-type="float">
            <text:p>186630</text:p>
          </table:table-cell>
          <table:table-cell office:value-type="float" office:value="190535" calcext:value-type="float">
            <text:p>190535</text:p>
          </table:table-cell>
          <table:table-cell office:value-type="float" office:value="233793" calcext:value-type="float">
            <text:p>233793</text:p>
          </table:table-cell>
          <table:table-cell office:value-type="float" office:value="199784" calcext:value-type="float">
            <text:p>199784</text:p>
          </table:table-cell>
        </table:table-row>
        <table:table-row table:style-name="ro1">
          <table:table-cell/>
          <table:table-cell office:value-type="float" office:value="131949" calcext:value-type="float">
            <text:p>131949</text:p>
          </table:table-cell>
          <table:table-cell office:value-type="float" office:value="212669" calcext:value-type="float">
            <text:p>212669</text:p>
          </table:table-cell>
          <table:table-cell office:value-type="float" office:value="240117" calcext:value-type="float">
            <text:p>240117</text:p>
          </table:table-cell>
          <table:table-cell office:value-type="float" office:value="219059" calcext:value-type="float">
            <text:p>219059</text:p>
          </table:table-cell>
          <table:table-cell office:value-type="float" office:value="234001" calcext:value-type="float">
            <text:p>234001</text:p>
          </table:table-cell>
          <table:table-cell office:value-type="float" office:value="182672" calcext:value-type="float">
            <text:p>182672</text:p>
          </table:table-cell>
          <table:table-cell office:value-type="float" office:value="246838" calcext:value-type="float">
            <text:p>246838</text:p>
          </table:table-cell>
          <table:table-cell office:value-type="float" office:value="238085" calcext:value-type="float">
            <text:p>238085</text:p>
          </table:table-cell>
          <table:table-cell office:value-type="float" office:value="189817" calcext:value-type="float">
            <text:p>189817</text:p>
          </table:table-cell>
          <table:table-cell office:value-type="float" office:value="134314" calcext:value-type="float">
            <text:p>134314</text:p>
          </table:table-cell>
          <table:table-cell office:value-type="float" office:value="178919" calcext:value-type="float">
            <text:p>178919</text:p>
          </table:table-cell>
          <table:table-cell office:value-type="float" office:value="144957" calcext:value-type="float">
            <text:p>144957</text:p>
          </table:table-cell>
          <table:table-cell office:value-type="float" office:value="199783" calcext:value-type="float">
            <text:p>199783</text:p>
          </table:table-cell>
          <table:table-cell office:value-type="float" office:value="172083" calcext:value-type="float">
            <text:p>172083</text:p>
          </table:table-cell>
          <table:table-cell office:value-type="float" office:value="195342" calcext:value-type="float">
            <text:p>195342</text:p>
          </table:table-cell>
          <table:table-cell office:value-type="float" office:value="219123" calcext:value-type="float">
            <text:p>219123</text:p>
          </table:table-cell>
        </table:table-row>
        <table:table-row table:style-name="ro1">
          <table:table-cell/>
          <table:table-cell office:value-type="float" office:value="103946" calcext:value-type="float">
            <text:p>103946</text:p>
          </table:table-cell>
          <table:table-cell office:value-type="float" office:value="176444" calcext:value-type="float">
            <text:p>176444</text:p>
          </table:table-cell>
          <table:table-cell office:value-type="float" office:value="221207" calcext:value-type="float">
            <text:p>221207</text:p>
          </table:table-cell>
          <table:table-cell office:value-type="float" office:value="155664" calcext:value-type="float">
            <text:p>155664</text:p>
          </table:table-cell>
          <table:table-cell office:value-type="float" office:value="167923" calcext:value-type="float">
            <text:p>167923</text:p>
          </table:table-cell>
          <table:table-cell office:value-type="float" office:value="100103" calcext:value-type="float">
            <text:p>100103</text:p>
          </table:table-cell>
          <table:table-cell office:value-type="float" office:value="177138" calcext:value-type="float">
            <text:p>177138</text:p>
          </table:table-cell>
          <table:table-cell office:value-type="float" office:value="159862" calcext:value-type="float">
            <text:p>159862</text:p>
          </table:table-cell>
          <table:table-cell office:value-type="float" office:value="106521" calcext:value-type="float">
            <text:p>106521</text:p>
          </table:table-cell>
          <table:table-cell office:value-type="float" office:value="177288" calcext:value-type="float">
            <text:p>177288</text:p>
          </table:table-cell>
          <table:table-cell office:value-type="float" office:value="95926" calcext:value-type="float">
            <text:p>95926</text:p>
          </table:table-cell>
          <table:table-cell office:value-type="float" office:value="134589" calcext:value-type="float">
            <text:p>134589</text:p>
          </table:table-cell>
          <table:table-cell office:value-type="float" office:value="199523" calcext:value-type="float">
            <text:p>199523</text:p>
          </table:table-cell>
          <table:table-cell office:value-type="float" office:value="184900" calcext:value-type="float">
            <text:p>184900</text:p>
          </table:table-cell>
          <table:table-cell office:value-type="float" office:value="117975" calcext:value-type="float">
            <text:p>117975</text:p>
          </table:table-cell>
          <table:table-cell office:value-type="float" office:value="249564" calcext:value-type="float">
            <text:p>249564</text:p>
          </table:table-cell>
        </table:table-row>
        <table:table-row table:style-name="ro1">
          <table:table-cell/>
          <table:table-cell office:value-type="float" office:value="95289" calcext:value-type="float">
            <text:p>95289</text:p>
          </table:table-cell>
          <table:table-cell office:value-type="float" office:value="186946" calcext:value-type="float">
            <text:p>186946</text:p>
          </table:table-cell>
          <table:table-cell office:value-type="float" office:value="224513" calcext:value-type="float">
            <text:p>224513</text:p>
          </table:table-cell>
          <table:table-cell office:value-type="float" office:value="172900" calcext:value-type="float">
            <text:p>172900</text:p>
          </table:table-cell>
          <table:table-cell office:value-type="float" office:value="209557" calcext:value-type="float">
            <text:p>209557</text:p>
          </table:table-cell>
          <table:table-cell office:value-type="float" office:value="201876" calcext:value-type="float">
            <text:p>201876</text:p>
          </table:table-cell>
          <table:table-cell office:value-type="float" office:value="208383" calcext:value-type="float">
            <text:p>208383</text:p>
          </table:table-cell>
          <table:table-cell office:value-type="float" office:value="183916" calcext:value-type="float">
            <text:p>183916</text:p>
          </table:table-cell>
          <table:table-cell office:value-type="float" office:value="227146" calcext:value-type="float">
            <text:p>227146</text:p>
          </table:table-cell>
          <table:table-cell office:value-type="float" office:value="241938" calcext:value-type="float">
            <text:p>241938</text:p>
          </table:table-cell>
          <table:table-cell office:value-type="float" office:value="241370" calcext:value-type="float">
            <text:p>241370</text:p>
          </table:table-cell>
          <table:table-cell office:value-type="float" office:value="242375" calcext:value-type="float">
            <text:p>242375</text:p>
          </table:table-cell>
          <table:table-cell office:value-type="float" office:value="249437" calcext:value-type="float">
            <text:p>249437</text:p>
          </table:table-cell>
          <table:table-cell office:value-type="float" office:value="247027" calcext:value-type="float">
            <text:p>247027</text:p>
          </table:table-cell>
          <table:table-cell office:value-type="float" office:value="242946" calcext:value-type="float">
            <text:p>242946</text:p>
          </table:table-cell>
          <table:table-cell office:value-type="float" office:value="249518" calcext:value-type="float">
            <text:p>249518</text:p>
          </table:table-cell>
        </table:table-row>
        <table:table-row table:style-name="ro1">
          <table:table-cell/>
          <table:table-cell office:value-type="float" office:value="74316" calcext:value-type="float">
            <text:p>74316</text:p>
          </table:table-cell>
          <table:table-cell office:value-type="float" office:value="199845" calcext:value-type="float">
            <text:p>199845</text:p>
          </table:table-cell>
          <table:table-cell office:value-type="float" office:value="223607" calcext:value-type="float">
            <text:p>223607</text:p>
          </table:table-cell>
          <table:table-cell office:value-type="float" office:value="215395" calcext:value-type="float">
            <text:p>215395</text:p>
          </table:table-cell>
          <table:table-cell office:value-type="float" office:value="246037" calcext:value-type="float">
            <text:p>24603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51046" calcext:value-type="float">
            <text:p>251046</text:p>
          </table:table-cell>
          <table:table-cell office:value-type="float" office:value="225934" calcext:value-type="float">
            <text:p>225934</text:p>
          </table:table-cell>
          <table:table-cell office:value-type="float" office:value="248349" calcext:value-type="float">
            <text:p>248349</text:p>
          </table:table-cell>
          <table:table-cell office:value-type="float" office:value="218946" calcext:value-type="float">
            <text:p>218946</text:p>
          </table:table-cell>
          <table:table-cell office:value-type="float" office:value="248774" calcext:value-type="float">
            <text:p>248774</text:p>
          </table:table-cell>
          <table:table-cell office:value-type="float" office:value="248002" calcext:value-type="float">
            <text:p>248002</text:p>
          </table:table-cell>
          <table:table-cell office:value-type="float" office:value="195822" calcext:value-type="float">
            <text:p>195822</text:p>
          </table:table-cell>
          <table:table-cell office:value-type="float" office:value="247740" calcext:value-type="float">
            <text:p>247740</text:p>
          </table:table-cell>
          <table:table-cell office:value-type="float" office:value="249682" calcext:value-type="float">
            <text:p>249682</text:p>
          </table:table-cell>
          <table:table-cell office:value-type="float" office:value="216003" calcext:value-type="float">
            <text:p>216003</text:p>
          </table:table-cell>
        </table:table-row>
        <table:table-row table:style-name="ro1">
          <table:table-cell/>
          <table:table-cell office:value-type="float" office:value="105335" calcext:value-type="float">
            <text:p>105335</text:p>
          </table:table-cell>
          <table:table-cell office:value-type="float" office:value="203427" calcext:value-type="float">
            <text:p>203427</text:p>
          </table:table-cell>
          <table:table-cell office:value-type="float" office:value="186335" calcext:value-type="float">
            <text:p>186335</text:p>
          </table:table-cell>
          <table:table-cell office:value-type="float" office:value="221262" calcext:value-type="float">
            <text:p>221262</text:p>
          </table:table-cell>
          <table:table-cell office:value-type="float" office:value="249508" calcext:value-type="float">
            <text:p>249508</text:p>
          </table:table-cell>
          <table:table-cell office:value-type="float" office:value="183191" calcext:value-type="float">
            <text:p>183191</text:p>
          </table:table-cell>
          <table:table-cell office:value-type="float" office:value="239483" calcext:value-type="float">
            <text:p>239483</text:p>
          </table:table-cell>
          <table:table-cell office:value-type="float" office:value="225600" calcext:value-type="float">
            <text:p>225600</text:p>
          </table:table-cell>
          <table:table-cell office:value-type="float" office:value="164504" calcext:value-type="float">
            <text:p>164504</text:p>
          </table:table-cell>
          <table:table-cell office:value-type="float" office:value="137838" calcext:value-type="float">
            <text:p>137838</text:p>
          </table:table-cell>
          <table:table-cell office:value-type="float" office:value="159595" calcext:value-type="float">
            <text:p>159595</text:p>
          </table:table-cell>
          <table:table-cell office:value-type="float" office:value="136628" calcext:value-type="float">
            <text:p>136628</text:p>
          </table:table-cell>
          <table:table-cell office:value-type="float" office:value="183583" calcext:value-type="float">
            <text:p>183583</text:p>
          </table:table-cell>
          <table:table-cell office:value-type="float" office:value="126472" calcext:value-type="float">
            <text:p>126472</text:p>
          </table:table-cell>
          <table:table-cell office:value-type="float" office:value="147423" calcext:value-type="float">
            <text:p>147423</text:p>
          </table:table-cell>
          <table:table-cell office:value-type="float" office:value="187658" calcext:value-type="float">
            <text:p>187658</text:p>
          </table:table-cell>
        </table:table-row>
        <table:table-row table:style-name="ro1">
          <table:table-cell/>
          <table:table-cell office:value-type="float" office:value="108719" calcext:value-type="float">
            <text:p>108719</text:p>
          </table:table-cell>
          <table:table-cell office:value-type="float" office:value="157350" calcext:value-type="float">
            <text:p>157350</text:p>
          </table:table-cell>
          <table:table-cell office:value-type="float" office:value="154525" calcext:value-type="float">
            <text:p>154525</text:p>
          </table:table-cell>
          <table:table-cell office:value-type="float" office:value="165651" calcext:value-type="float">
            <text:p>165651</text:p>
          </table:table-cell>
          <table:table-cell office:value-type="float" office:value="194143" calcext:value-type="float">
            <text:p>194143</text:p>
          </table:table-cell>
          <table:table-cell office:value-type="float" office:value="165444" calcext:value-type="float">
            <text:p>165444</text:p>
          </table:table-cell>
          <table:table-cell office:value-type="float" office:value="172537" calcext:value-type="float">
            <text:p>172537</text:p>
          </table:table-cell>
          <table:table-cell office:value-type="float" office:value="175060" calcext:value-type="float">
            <text:p>175060</text:p>
          </table:table-cell>
          <table:table-cell office:value-type="float" office:value="135720" calcext:value-type="float">
            <text:p>135720</text:p>
          </table:table-cell>
          <table:table-cell office:value-type="float" office:value="170304" calcext:value-type="float">
            <text:p>170304</text:p>
          </table:table-cell>
          <table:table-cell office:value-type="float" office:value="158162" calcext:value-type="float">
            <text:p>158162</text:p>
          </table:table-cell>
          <table:table-cell office:value-type="float" office:value="145310" calcext:value-type="float">
            <text:p>145310</text:p>
          </table:table-cell>
          <table:table-cell office:value-type="float" office:value="190342" calcext:value-type="float">
            <text:p>190342</text:p>
          </table:table-cell>
          <table:table-cell office:value-type="float" office:value="128335" calcext:value-type="float">
            <text:p>128335</text:p>
          </table:table-cell>
          <table:table-cell office:value-type="float" office:value="137888" calcext:value-type="float">
            <text:p>137888</text:p>
          </table:table-cell>
          <table:table-cell office:value-type="float" office:value="169564" calcext:value-type="float">
            <text:p>169564</text:p>
          </table:table-cell>
        </table:table-row>
        <table:table-row table:style-name="ro1">
          <table:table-cell/>
          <table:table-cell office:value-type="float" office:value="111143" calcext:value-type="float">
            <text:p>111143</text:p>
          </table:table-cell>
          <table:table-cell office:value-type="float" office:value="154315" calcext:value-type="float">
            <text:p>154315</text:p>
          </table:table-cell>
          <table:table-cell office:value-type="float" office:value="89760" calcext:value-type="float">
            <text:p>89760</text:p>
          </table:table-cell>
          <table:table-cell office:value-type="float" office:value="186062" calcext:value-type="float">
            <text:p>186062</text:p>
          </table:table-cell>
          <table:table-cell office:value-type="float" office:value="204544" calcext:value-type="float">
            <text:p>204544</text:p>
          </table:table-cell>
          <table:table-cell office:value-type="float" office:value="221994" calcext:value-type="float">
            <text:p>221994</text:p>
          </table:table-cell>
          <table:table-cell office:value-type="float" office:value="193838" calcext:value-type="float">
            <text:p>193838</text:p>
          </table:table-cell>
          <table:table-cell office:value-type="float" office:value="189707" calcext:value-type="float">
            <text:p>189707</text:p>
          </table:table-cell>
          <table:table-cell office:value-type="float" office:value="212089" calcext:value-type="float">
            <text:p>212089</text:p>
          </table:table-cell>
          <table:table-cell office:value-type="float" office:value="243215" calcext:value-type="float">
            <text:p>243215</text:p>
          </table:table-cell>
          <table:table-cell office:value-type="float" office:value="237746" calcext:value-type="float">
            <text:p>237746</text:p>
          </table:table-cell>
          <table:table-cell office:value-type="float" office:value="237496" calcext:value-type="float">
            <text:p>237496</text:p>
          </table:table-cell>
          <table:table-cell office:value-type="float" office:value="233548" calcext:value-type="float">
            <text:p>233548</text:p>
          </table:table-cell>
          <table:table-cell office:value-type="float" office:value="231691" calcext:value-type="float">
            <text:p>231691</text:p>
          </table:table-cell>
          <table:table-cell office:value-type="float" office:value="229485" calcext:value-type="float">
            <text:p>229485</text:p>
          </table:table-cell>
          <table:table-cell office:value-type="float" office:value="243691" calcext:value-type="float">
            <text:p>243691</text:p>
          </table:table-cell>
        </table:table-row>
        <table:table-row table:style-name="ro1">
          <table:table-cell/>
          <table:table-cell office:value-type="float" office:value="220299" calcext:value-type="float">
            <text:p>220299</text:p>
          </table:table-cell>
          <table:table-cell office:value-type="float" office:value="237899" calcext:value-type="float">
            <text:p>237899</text:p>
          </table:table-cell>
          <table:table-cell office:value-type="float" office:value="100667" calcext:value-type="float">
            <text:p>100667</text:p>
          </table:table-cell>
          <table:table-cell office:value-type="float" office:value="247253" calcext:value-type="float">
            <text:p>247253</text:p>
          </table:table-cell>
          <table:table-cell office:value-type="float" office:value="249835" calcext:value-type="float">
            <text:p>249835</text:p>
          </table:table-cell>
          <table:table-cell office:value-type="float" office:value="236063" calcext:value-type="float">
            <text:p>236063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7827" calcext:value-type="float">
            <text:p>237827</text:p>
          </table:table-cell>
          <table:table-cell office:value-type="float" office:value="231298" calcext:value-type="float">
            <text:p>231298</text:p>
          </table:table-cell>
          <table:table-cell office:value-type="float" office:value="215161" calcext:value-type="float">
            <text:p>215161</text:p>
          </table:table-cell>
          <table:table-cell office:value-type="float" office:value="236637" calcext:value-type="float">
            <text:p>236637</text:p>
          </table:table-cell>
          <table:table-cell office:value-type="float" office:value="215570" calcext:value-type="float">
            <text:p>215570</text:p>
          </table:table-cell>
          <table:table-cell office:value-type="float" office:value="252874" calcext:value-type="float">
            <text:p>252874</text:p>
          </table:table-cell>
          <table:table-cell office:value-type="float" office:value="216666" calcext:value-type="float">
            <text:p>216666</text:p>
          </table:table-cell>
          <table:table-cell office:value-type="float" office:value="220264" calcext:value-type="float">
            <text:p>220264</text:p>
          </table:table-cell>
          <table:table-cell office:value-type="float" office:value="207829" calcext:value-type="float">
            <text:p>207829</text:p>
          </table:table-cell>
        </table:table-row>
        <table:table-row table:style-name="ro1">
          <table:table-cell/>
          <table:table-cell office:value-type="float" office:value="229789" calcext:value-type="float">
            <text:p>229789</text:p>
          </table:table-cell>
          <table:table-cell office:value-type="float" office:value="249332" calcext:value-type="float">
            <text:p>249332</text:p>
          </table:table-cell>
          <table:table-cell office:value-type="float" office:value="179946" calcext:value-type="float">
            <text:p>179946</text:p>
          </table:table-cell>
          <table:table-cell office:value-type="float" office:value="252234" calcext:value-type="float">
            <text:p>252234</text:p>
          </table:table-cell>
          <table:table-cell office:value-type="float" office:value="253156" calcext:value-type="float">
            <text:p>253156</text:p>
          </table:table-cell>
          <table:table-cell office:value-type="float" office:value="248238" calcext:value-type="float">
            <text:p>24823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574" calcext:value-type="float">
            <text:p>254574</text:p>
          </table:table-cell>
          <table:table-cell office:value-type="float" office:value="238241" calcext:value-type="float">
            <text:p>238241</text:p>
          </table:table-cell>
          <table:table-cell office:value-type="float" office:value="195937" calcext:value-type="float">
            <text:p>195937</text:p>
          </table:table-cell>
          <table:table-cell office:value-type="float" office:value="248443" calcext:value-type="float">
            <text:p>248443</text:p>
          </table:table-cell>
          <table:table-cell office:value-type="float" office:value="225289" calcext:value-type="float">
            <text:p>225289</text:p>
          </table:table-cell>
          <table:table-cell office:value-type="float" office:value="247960" calcext:value-type="float">
            <text:p>247960</text:p>
          </table:table-cell>
          <table:table-cell office:value-type="float" office:value="205868" calcext:value-type="float">
            <text:p>205868</text:p>
          </table:table-cell>
          <table:table-cell office:value-type="float" office:value="212049" calcext:value-type="float">
            <text:p>212049</text:p>
          </table:table-cell>
          <table:table-cell office:value-type="float" office:value="238392" calcext:value-type="float">
            <text:p>238392</text:p>
          </table:table-cell>
        </table:table-row>
        <table:table-row table:style-name="ro1">
          <table:table-cell/>
          <table:table-cell office:value-type="float" office:value="219598" calcext:value-type="float">
            <text:p>219598</text:p>
          </table:table-cell>
          <table:table-cell office:value-type="float" office:value="200592" calcext:value-type="float">
            <text:p>200592</text:p>
          </table:table-cell>
          <table:table-cell office:value-type="float" office:value="112249" calcext:value-type="float">
            <text:p>112249</text:p>
          </table:table-cell>
          <table:table-cell office:value-type="float" office:value="227923" calcext:value-type="float">
            <text:p>227923</text:p>
          </table:table-cell>
          <table:table-cell office:value-type="float" office:value="251451" calcext:value-type="float">
            <text:p>251451</text:p>
          </table:table-cell>
          <table:table-cell office:value-type="float" office:value="249248" calcext:value-type="float">
            <text:p>249248</text:p>
          </table:table-cell>
          <table:table-cell office:value-type="float" office:value="219631" calcext:value-type="float">
            <text:p>219631</text:p>
          </table:table-cell>
          <table:table-cell office:value-type="float" office:value="210855" calcext:value-type="float">
            <text:p>210855</text:p>
          </table:table-cell>
          <table:table-cell office:value-type="float" office:value="240495" calcext:value-type="float">
            <text:p>240495</text:p>
          </table:table-cell>
          <table:table-cell office:value-type="float" office:value="209852" calcext:value-type="float">
            <text:p>209852</text:p>
          </table:table-cell>
          <table:table-cell office:value-type="float" office:value="252308" calcext:value-type="float">
            <text:p>252308</text:p>
          </table:table-cell>
          <table:table-cell office:value-type="float" office:value="231429" calcext:value-type="float">
            <text:p>231429</text:p>
          </table:table-cell>
          <table:table-cell office:value-type="float" office:value="236786" calcext:value-type="float">
            <text:p>236786</text:p>
          </table:table-cell>
          <table:table-cell office:value-type="float" office:value="242252" calcext:value-type="float">
            <text:p>242252</text:p>
          </table:table-cell>
          <table:table-cell office:value-type="float" office:value="247615" calcext:value-type="float">
            <text:p>247615</text:p>
          </table:table-cell>
          <table:table-cell office:value-type="float" office:value="219498" calcext:value-type="float">
            <text:p>219498</text:p>
          </table:table-cell>
        </table:table-row>
        <table:table-row table:style-name="ro1">
          <table:table-cell/>
          <table:table-cell office:value-type="float" office:value="221487" calcext:value-type="float">
            <text:p>221487</text:p>
          </table:table-cell>
          <table:table-cell office:value-type="float" office:value="211183" calcext:value-type="float">
            <text:p>211183</text:p>
          </table:table-cell>
          <table:table-cell office:value-type="float" office:value="84672" calcext:value-type="float">
            <text:p>84672</text:p>
          </table:table-cell>
          <table:table-cell office:value-type="float" office:value="235892" calcext:value-type="float">
            <text:p>235892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17803" calcext:value-type="float">
            <text:p>217803</text:p>
          </table:table-cell>
          <table:table-cell office:value-type="float" office:value="213169" calcext:value-type="float">
            <text:p>213169</text:p>
          </table:table-cell>
          <table:table-cell office:value-type="float" office:value="254817" calcext:value-type="float">
            <text:p>254817</text:p>
          </table:table-cell>
          <table:table-cell office:value-type="float" office:value="242972" calcext:value-type="float">
            <text:p>242972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643" calcext:value-type="float">
            <text:p>254643</text:p>
          </table:table-cell>
          <table:table-cell office:value-type="float" office:value="231749" calcext:value-type="float">
            <text:p>231749</text:p>
          </table:table-cell>
          <table:table-cell office:value-type="float" office:value="254983" calcext:value-type="float">
            <text:p>254983</text:p>
          </table:table-cell>
          <table:table-cell office:value-type="float" office:value="235080" calcext:value-type="float">
            <text:p>235080</text:p>
          </table:table-cell>
          <table:table-cell office:value-type="float" office:value="228429" calcext:value-type="float">
            <text:p>228429</text:p>
          </table:table-cell>
        </table:table-row>
        <table:table-row table:style-name="ro1">
          <table:table-cell/>
          <table:table-cell office:value-type="float" office:value="240322" calcext:value-type="float">
            <text:p>240322</text:p>
          </table:table-cell>
          <table:table-cell office:value-type="float" office:value="234618" calcext:value-type="float">
            <text:p>234618</text:p>
          </table:table-cell>
          <table:table-cell office:value-type="float" office:value="103950" calcext:value-type="float">
            <text:p>103950</text:p>
          </table:table-cell>
          <table:table-cell office:value-type="float" office:value="238428" calcext:value-type="float">
            <text:p>238428</text:p>
          </table:table-cell>
          <table:table-cell office:value-type="float" office:value="241711" calcext:value-type="float">
            <text:p>241711</text:p>
          </table:table-cell>
          <table:table-cell office:value-type="float" office:value="236752" calcext:value-type="float">
            <text:p>236752</text:p>
          </table:table-cell>
          <table:table-cell office:value-type="float" office:value="228075" calcext:value-type="float">
            <text:p>228075</text:p>
          </table:table-cell>
          <table:table-cell office:value-type="float" office:value="234084" calcext:value-type="float">
            <text:p>234084</text:p>
          </table:table-cell>
          <table:table-cell office:value-type="float" office:value="237347" calcext:value-type="float">
            <text:p>237347</text:p>
          </table:table-cell>
          <table:table-cell office:value-type="float" office:value="223620" calcext:value-type="float">
            <text:p>223620</text:p>
          </table:table-cell>
          <table:table-cell office:value-type="float" office:value="234149" calcext:value-type="float">
            <text:p>234149</text:p>
          </table:table-cell>
          <table:table-cell office:value-type="float" office:value="226051" calcext:value-type="float">
            <text:p>226051</text:p>
          </table:table-cell>
          <table:table-cell office:value-type="float" office:value="245556" calcext:value-type="float">
            <text:p>245556</text:p>
          </table:table-cell>
          <table:table-cell office:value-type="float" office:value="229642" calcext:value-type="float">
            <text:p>229642</text:p>
          </table:table-cell>
          <table:table-cell office:value-type="float" office:value="204986" calcext:value-type="float">
            <text:p>204986</text:p>
          </table:table-cell>
          <table:table-cell office:value-type="float" office:value="245012" calcext:value-type="float">
            <text:p>245012</text:p>
          </table:table-cell>
        </table:table-row>
        <table:table-row table:style-name="ro1">
          <table:table-cell/>
          <table:table-cell office:value-type="float" office:value="175549" calcext:value-type="float">
            <text:p>175549</text:p>
          </table:table-cell>
          <table:table-cell office:value-type="float" office:value="180815" calcext:value-type="float">
            <text:p>180815</text:p>
          </table:table-cell>
          <table:table-cell office:value-type="float" office:value="87820" calcext:value-type="float">
            <text:p>87820</text:p>
          </table:table-cell>
          <table:table-cell office:value-type="float" office:value="186144" calcext:value-type="float">
            <text:p>186144</text:p>
          </table:table-cell>
          <table:table-cell office:value-type="float" office:value="202631" calcext:value-type="float">
            <text:p>202631</text:p>
          </table:table-cell>
          <table:table-cell office:value-type="float" office:value="183485" calcext:value-type="float">
            <text:p>183485</text:p>
          </table:table-cell>
          <table:table-cell office:value-type="float" office:value="183122" calcext:value-type="float">
            <text:p>183122</text:p>
          </table:table-cell>
          <table:table-cell office:value-type="float" office:value="163683" calcext:value-type="float">
            <text:p>163683</text:p>
          </table:table-cell>
          <table:table-cell office:value-type="float" office:value="180555" calcext:value-type="float">
            <text:p>180555</text:p>
          </table:table-cell>
          <table:table-cell office:value-type="float" office:value="135075" calcext:value-type="float">
            <text:p>135075</text:p>
          </table:table-cell>
          <table:table-cell office:value-type="float" office:value="196821" calcext:value-type="float">
            <text:p>196821</text:p>
          </table:table-cell>
          <table:table-cell office:value-type="float" office:value="155597" calcext:value-type="float">
            <text:p>155597</text:p>
          </table:table-cell>
          <table:table-cell office:value-type="float" office:value="240886" calcext:value-type="float">
            <text:p>240886</text:p>
          </table:table-cell>
          <table:table-cell office:value-type="float" office:value="175198" calcext:value-type="float">
            <text:p>175198</text:p>
          </table:table-cell>
          <table:table-cell office:value-type="float" office:value="187915" calcext:value-type="float">
            <text:p>187915</text:p>
          </table:table-cell>
          <table:table-cell office:value-type="float" office:value="223485" calcext:value-type="float">
            <text:p>223485</text:p>
          </table:table-cell>
        </table:table-row>
        <table:table-row table:style-name="ro1">
          <table:table-cell/>
          <table:table-cell office:value-type="float" office:value="183110" calcext:value-type="float">
            <text:p>183110</text:p>
          </table:table-cell>
          <table:table-cell office:value-type="float" office:value="226817" calcext:value-type="float">
            <text:p>226817</text:p>
          </table:table-cell>
          <table:table-cell office:value-type="float" office:value="92613" calcext:value-type="float">
            <text:p>92613</text:p>
          </table:table-cell>
          <table:table-cell office:value-type="float" office:value="243817" calcext:value-type="float">
            <text:p>243817</text:p>
          </table:table-cell>
          <table:table-cell office:value-type="float" office:value="254601" calcext:value-type="float">
            <text:p>25460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34031" calcext:value-type="float">
            <text:p>234031</text:p>
          </table:table-cell>
          <table:table-cell office:value-type="float" office:value="200078" calcext:value-type="float">
            <text:p>200078</text:p>
          </table:table-cell>
          <table:table-cell office:value-type="float" office:value="243697" calcext:value-type="float">
            <text:p>243697</text:p>
          </table:table-cell>
          <table:table-cell office:value-type="float" office:value="227074" calcext:value-type="float">
            <text:p>227074</text:p>
          </table:table-cell>
          <table:table-cell office:value-type="float" office:value="238710" calcext:value-type="float">
            <text:p>238710</text:p>
          </table:table-cell>
          <table:table-cell office:value-type="float" office:value="229069" calcext:value-type="float">
            <text:p>229069</text:p>
          </table:table-cell>
          <table:table-cell office:value-type="float" office:value="245350" calcext:value-type="float">
            <text:p>245350</text:p>
          </table:table-cell>
          <table:table-cell office:value-type="float" office:value="226741" calcext:value-type="float">
            <text:p>226741</text:p>
          </table:table-cell>
          <table:table-cell office:value-type="float" office:value="214441" calcext:value-type="float">
            <text:p>214441</text:p>
          </table:table-cell>
          <table:table-cell office:value-type="float" office:value="202244" calcext:value-type="float">
            <text:p>202244</text:p>
          </table:table-cell>
        </table:table-row>
        <table:table-row table:style-name="ro1">
          <table:table-cell/>
          <table:table-cell office:value-type="float" office:value="221757" calcext:value-type="float">
            <text:p>221757</text:p>
          </table:table-cell>
          <table:table-cell office:value-type="float" office:value="205622" calcext:value-type="float">
            <text:p>205622</text:p>
          </table:table-cell>
          <table:table-cell office:value-type="float" office:value="69900" calcext:value-type="float">
            <text:p>69900</text:p>
          </table:table-cell>
          <table:table-cell office:value-type="float" office:value="234890" calcext:value-type="float">
            <text:p>234890</text:p>
          </table:table-cell>
          <table:table-cell office:value-type="float" office:value="238343" calcext:value-type="float">
            <text:p>238343</text:p>
          </table:table-cell>
          <table:table-cell office:value-type="float" office:value="255000" calcext:value-type="float">
            <text:p>255000</text:p>
          </table:table-cell>
          <table:table-cell office:value-type="float" office:value="183706" calcext:value-type="float">
            <text:p>183706</text:p>
          </table:table-cell>
          <table:table-cell office:value-type="float" office:value="180105" calcext:value-type="float">
            <text:p>180105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9790" calcext:value-type="float">
            <text:p>249790</text:p>
          </table:table-cell>
          <table:table-cell office:value-type="float" office:value="253744" calcext:value-type="float">
            <text:p>253744</text:p>
          </table:table-cell>
          <table:table-cell office:value-type="float" office:value="254227" calcext:value-type="float">
            <text:p>254227</text:p>
          </table:table-cell>
          <table:table-cell office:value-type="float" office:value="247306" calcext:value-type="float">
            <text:p>247306</text:p>
          </table:table-cell>
          <table:table-cell office:value-type="float" office:value="254227" calcext:value-type="float">
            <text:p>254227</text:p>
          </table:table-cell>
          <table:table-cell office:value-type="float" office:value="254646" calcext:value-type="float">
            <text:p>254646</text:p>
          </table:table-cell>
          <table:table-cell office:value-type="float" office:value="228969" calcext:value-type="float">
            <text:p>228969</text:p>
          </table:table-cell>
        </table:table-row>
        <table:table-row table:style-name="ro1">
          <table:table-cell/>
          <table:table-cell office:value-type="float" office:value="166816" calcext:value-type="float">
            <text:p>166816</text:p>
          </table:table-cell>
          <table:table-cell office:value-type="float" office:value="175418" calcext:value-type="float">
            <text:p>175418</text:p>
          </table:table-cell>
          <table:table-cell office:value-type="float" office:value="76989" calcext:value-type="float">
            <text:p>76989</text:p>
          </table:table-cell>
          <table:table-cell office:value-type="float" office:value="233562" calcext:value-type="float">
            <text:p>233562</text:p>
          </table:table-cell>
          <table:table-cell office:value-type="float" office:value="219299" calcext:value-type="float">
            <text:p>219299</text:p>
          </table:table-cell>
          <table:table-cell office:value-type="float" office:value="233262" calcext:value-type="float">
            <text:p>233262</text:p>
          </table:table-cell>
          <table:table-cell office:value-type="float" office:value="197657" calcext:value-type="float">
            <text:p>197657</text:p>
          </table:table-cell>
          <table:table-cell office:value-type="float" office:value="193201" calcext:value-type="float">
            <text:p>193201</text:p>
          </table:table-cell>
          <table:table-cell office:value-type="float" office:value="208346" calcext:value-type="float">
            <text:p>208346</text:p>
          </table:table-cell>
          <table:table-cell office:value-type="float" office:value="192534" calcext:value-type="float">
            <text:p>192534</text:p>
          </table:table-cell>
          <table:table-cell office:value-type="float" office:value="213114" calcext:value-type="float">
            <text:p>213114</text:p>
          </table:table-cell>
          <table:table-cell office:value-type="float" office:value="202671" calcext:value-type="float">
            <text:p>202671</text:p>
          </table:table-cell>
          <table:table-cell office:value-type="float" office:value="182381" calcext:value-type="float">
            <text:p>182381</text:p>
          </table:table-cell>
          <table:table-cell office:value-type="float" office:value="200919" calcext:value-type="float">
            <text:p>200919</text:p>
          </table:table-cell>
          <table:table-cell office:value-type="float" office:value="199858" calcext:value-type="float">
            <text:p>199858</text:p>
          </table:table-cell>
          <table:table-cell office:value-type="float" office:value="156055" calcext:value-type="float">
            <text:p>156055</text:p>
          </table:table-cell>
        </table:table-row>
        <table:table-row table:style-name="ro1">
          <table:table-cell/>
          <table:table-cell office:value-type="float" office:value="191741" calcext:value-type="float">
            <text:p>191741</text:p>
          </table:table-cell>
          <table:table-cell office:value-type="float" office:value="183771" calcext:value-type="float">
            <text:p>183771</text:p>
          </table:table-cell>
          <table:table-cell office:value-type="float" office:value="61236" calcext:value-type="float">
            <text:p>61236</text:p>
          </table:table-cell>
          <table:table-cell office:value-type="float" office:value="233325" calcext:value-type="float">
            <text:p>233325</text:p>
          </table:table-cell>
          <table:table-cell office:value-type="float" office:value="218181" calcext:value-type="float">
            <text:p>218181</text:p>
          </table:table-cell>
          <table:table-cell office:value-type="float" office:value="236067" calcext:value-type="float">
            <text:p>236067</text:p>
          </table:table-cell>
          <table:table-cell office:value-type="float" office:value="176319" calcext:value-type="float">
            <text:p>176319</text:p>
          </table:table-cell>
          <table:table-cell office:value-type="float" office:value="187139" calcext:value-type="float">
            <text:p>187139</text:p>
          </table:table-cell>
          <table:table-cell office:value-type="float" office:value="210862" calcext:value-type="float">
            <text:p>210862</text:p>
          </table:table-cell>
          <table:table-cell office:value-type="float" office:value="209619" calcext:value-type="float">
            <text:p>209619</text:p>
          </table:table-cell>
          <table:table-cell office:value-type="float" office:value="211493" calcext:value-type="float">
            <text:p>211493</text:p>
          </table:table-cell>
          <table:table-cell office:value-type="float" office:value="205931" calcext:value-type="float">
            <text:p>205931</text:p>
          </table:table-cell>
          <table:table-cell office:value-type="float" office:value="201008" calcext:value-type="float">
            <text:p>201008</text:p>
          </table:table-cell>
          <table:table-cell office:value-type="float" office:value="200388" calcext:value-type="float">
            <text:p>200388</text:p>
          </table:table-cell>
          <table:table-cell office:value-type="float" office:value="184412" calcext:value-type="float">
            <text:p>184412</text:p>
          </table:table-cell>
          <table:table-cell office:value-type="float" office:value="160629" calcext:value-type="float">
            <text:p>160629</text:p>
          </table:table-cell>
        </table:table-row>
        <table:table-row table:style-name="ro1">
          <table:table-cell/>
          <table:table-cell office:value-type="float" office:value="220369" calcext:value-type="float">
            <text:p>220369</text:p>
          </table:table-cell>
          <table:table-cell office:value-type="float" office:value="226991" calcext:value-type="float">
            <text:p>226991</text:p>
          </table:table-cell>
          <table:table-cell office:value-type="float" office:value="65498" calcext:value-type="float">
            <text:p>65498</text:p>
          </table:table-cell>
          <table:table-cell office:value-type="float" office:value="242250" calcext:value-type="float">
            <text:p>242250</text:p>
          </table:table-cell>
          <table:table-cell office:value-type="float" office:value="250141" calcext:value-type="float">
            <text:p>250141</text:p>
          </table:table-cell>
          <table:table-cell office:value-type="float" office:value="255000" calcext:value-type="float">
            <text:p>255000</text:p>
          </table:table-cell>
          <table:table-cell office:value-type="float" office:value="228382" calcext:value-type="float">
            <text:p>228382</text:p>
          </table:table-cell>
          <table:table-cell office:value-type="float" office:value="233327" calcext:value-type="float">
            <text:p>233327</text:p>
          </table:table-cell>
          <table:table-cell table:number-columns-repeated="6" office:value-type="float" office:value="255000" calcext:value-type="float">
            <text:p>255000</text:p>
          </table:table-cell>
          <table:table-cell office:value-type="float" office:value="252342" calcext:value-type="float">
            <text:p>252342</text:p>
          </table:table-cell>
          <table:table-cell office:value-type="float" office:value="226027" calcext:value-type="float">
            <text:p>226027</text:p>
          </table:table-cell>
        </table:table-row>
        <table:table-row table:style-name="ro1">
          <table:table-cell/>
          <table:table-cell office:value-type="float" office:value="189228" calcext:value-type="float">
            <text:p>189228</text:p>
          </table:table-cell>
          <table:table-cell office:value-type="float" office:value="169054" calcext:value-type="float">
            <text:p>169054</text:p>
          </table:table-cell>
          <table:table-cell office:value-type="float" office:value="68105" calcext:value-type="float">
            <text:p>68105</text:p>
          </table:table-cell>
          <table:table-cell office:value-type="float" office:value="206706" calcext:value-type="float">
            <text:p>206706</text:p>
          </table:table-cell>
          <table:table-cell office:value-type="float" office:value="235946" calcext:value-type="float">
            <text:p>235946</text:p>
          </table:table-cell>
          <table:table-cell office:value-type="float" office:value="252289" calcext:value-type="float">
            <text:p>252289</text:p>
          </table:table-cell>
          <table:table-cell office:value-type="float" office:value="206150" calcext:value-type="float">
            <text:p>206150</text:p>
          </table:table-cell>
          <table:table-cell office:value-type="float" office:value="207143" calcext:value-type="float">
            <text:p>207143</text:p>
          </table:table-cell>
          <table:table-cell office:value-type="float" office:value="249134" calcext:value-type="float">
            <text:p>249134</text:p>
          </table:table-cell>
          <table:table-cell office:value-type="float" office:value="229475" calcext:value-type="float">
            <text:p>229475</text:p>
          </table:table-cell>
          <table:table-cell office:value-type="float" office:value="227387" calcext:value-type="float">
            <text:p>227387</text:p>
          </table:table-cell>
          <table:table-cell office:value-type="float" office:value="212488" calcext:value-type="float">
            <text:p>212488</text:p>
          </table:table-cell>
          <table:table-cell office:value-type="float" office:value="249637" calcext:value-type="float">
            <text:p>249637</text:p>
          </table:table-cell>
          <table:table-cell office:value-type="float" office:value="219347" calcext:value-type="float">
            <text:p>219347</text:p>
          </table:table-cell>
          <table:table-cell office:value-type="float" office:value="223893" calcext:value-type="float">
            <text:p>223893</text:p>
          </table:table-cell>
          <table:table-cell office:value-type="float" office:value="221883" calcext:value-type="float">
            <text:p>221883</text:p>
          </table:table-cell>
        </table:table-row>
        <table:table-row table:style-name="ro1">
          <table:table-cell/>
          <table:table-cell office:value-type="float" office:value="154864" calcext:value-type="float">
            <text:p>154864</text:p>
          </table:table-cell>
          <table:table-cell office:value-type="float" office:value="142529" calcext:value-type="float">
            <text:p>142529</text:p>
          </table:table-cell>
          <table:table-cell office:value-type="float" office:value="76765" calcext:value-type="float">
            <text:p>76765</text:p>
          </table:table-cell>
          <table:table-cell office:value-type="float" office:value="157899" calcext:value-type="float">
            <text:p>157899</text:p>
          </table:table-cell>
          <table:table-cell office:value-type="float" office:value="211200" calcext:value-type="float">
            <text:p>211200</text:p>
          </table:table-cell>
          <table:table-cell office:value-type="float" office:value="229235" calcext:value-type="float">
            <text:p>229235</text:p>
          </table:table-cell>
          <table:table-cell office:value-type="float" office:value="183051" calcext:value-type="float">
            <text:p>183051</text:p>
          </table:table-cell>
          <table:table-cell office:value-type="float" office:value="172035" calcext:value-type="float">
            <text:p>172035</text:p>
          </table:table-cell>
          <table:table-cell office:value-type="float" office:value="254720" calcext:value-type="float">
            <text:p>254720</text:p>
          </table:table-cell>
          <table:table-cell office:value-type="float" office:value="247572" calcext:value-type="float">
            <text:p>247572</text:p>
          </table:table-cell>
          <table:table-cell office:value-type="float" office:value="254728" calcext:value-type="float">
            <text:p>254728</text:p>
          </table:table-cell>
          <table:table-cell office:value-type="float" office:value="244099" calcext:value-type="float">
            <text:p>244099</text:p>
          </table:table-cell>
          <table:table-cell office:value-type="float" office:value="254522" calcext:value-type="float">
            <text:p>254522</text:p>
          </table:table-cell>
          <table:table-cell office:value-type="float" office:value="249167" calcext:value-type="float">
            <text:p>249167</text:p>
          </table:table-cell>
          <table:table-cell office:value-type="float" office:value="254691" calcext:value-type="float">
            <text:p>254691</text:p>
          </table:table-cell>
          <table:table-cell office:value-type="float" office:value="254094" calcext:value-type="float">
            <text:p>254094</text:p>
          </table:table-cell>
        </table:table-row>
        <table:table-row table:style-name="ro1">
          <table:table-cell/>
          <table:table-cell office:value-type="float" office:value="209241" calcext:value-type="float">
            <text:p>209241</text:p>
          </table:table-cell>
          <table:table-cell office:value-type="float" office:value="184646" calcext:value-type="float">
            <text:p>184646</text:p>
          </table:table-cell>
          <table:table-cell office:value-type="float" office:value="52414" calcext:value-type="float">
            <text:p>52414</text:p>
          </table:table-cell>
          <table:table-cell office:value-type="float" office:value="183320" calcext:value-type="float">
            <text:p>183320</text:p>
          </table:table-cell>
          <table:table-cell office:value-type="float" office:value="216032" calcext:value-type="float">
            <text:p>216032</text:p>
          </table:table-cell>
          <table:table-cell office:value-type="float" office:value="239685" calcext:value-type="float">
            <text:p>239685</text:p>
          </table:table-cell>
          <table:table-cell office:value-type="float" office:value="146751" calcext:value-type="float">
            <text:p>146751</text:p>
          </table:table-cell>
          <table:table-cell office:value-type="float" office:value="158756" calcext:value-type="float">
            <text:p>158756</text:p>
          </table:table-cell>
          <table:table-cell office:value-type="float" office:value="244130" calcext:value-type="float">
            <text:p>244130</text:p>
          </table:table-cell>
          <table:table-cell office:value-type="float" office:value="227810" calcext:value-type="float">
            <text:p>227810</text:p>
          </table:table-cell>
          <table:table-cell office:value-type="float" office:value="241249" calcext:value-type="float">
            <text:p>241249</text:p>
          </table:table-cell>
          <table:table-cell office:value-type="float" office:value="235072" calcext:value-type="float">
            <text:p>235072</text:p>
          </table:table-cell>
          <table:table-cell office:value-type="float" office:value="234425" calcext:value-type="float">
            <text:p>234425</text:p>
          </table:table-cell>
          <table:table-cell office:value-type="float" office:value="250890" calcext:value-type="float">
            <text:p>250890</text:p>
          </table:table-cell>
          <table:table-cell office:value-type="float" office:value="221807" calcext:value-type="float">
            <text:p>221807</text:p>
          </table:table-cell>
          <table:table-cell office:value-type="float" office:value="179493" calcext:value-type="float">
            <text:p>179493</text:p>
          </table:table-cell>
        </table:table-row>
        <table:table-row table:style-name="ro1">
          <table:table-cell/>
          <table:table-cell office:value-type="float" office:value="169746" calcext:value-type="float">
            <text:p>169746</text:p>
          </table:table-cell>
          <table:table-cell office:value-type="float" office:value="174963" calcext:value-type="float">
            <text:p>174963</text:p>
          </table:table-cell>
          <table:table-cell office:value-type="float" office:value="56011" calcext:value-type="float">
            <text:p>56011</text:p>
          </table:table-cell>
          <table:table-cell office:value-type="float" office:value="174034" calcext:value-type="float">
            <text:p>174034</text:p>
          </table:table-cell>
          <table:table-cell office:value-type="float" office:value="176753" calcext:value-type="float">
            <text:p>176753</text:p>
          </table:table-cell>
          <table:table-cell office:value-type="float" office:value="187752" calcext:value-type="float">
            <text:p>187752</text:p>
          </table:table-cell>
          <table:table-cell office:value-type="float" office:value="138633" calcext:value-type="float">
            <text:p>138633</text:p>
          </table:table-cell>
          <table:table-cell office:value-type="float" office:value="137201" calcext:value-type="float">
            <text:p>137201</text:p>
          </table:table-cell>
          <table:table-cell office:value-type="float" office:value="190578" calcext:value-type="float">
            <text:p>190578</text:p>
          </table:table-cell>
          <table:table-cell office:value-type="float" office:value="206966" calcext:value-type="float">
            <text:p>206966</text:p>
          </table:table-cell>
          <table:table-cell office:value-type="float" office:value="188085" calcext:value-type="float">
            <text:p>188085</text:p>
          </table:table-cell>
          <table:table-cell office:value-type="float" office:value="202126" calcext:value-type="float">
            <text:p>202126</text:p>
          </table:table-cell>
          <table:table-cell office:value-type="float" office:value="171758" calcext:value-type="float">
            <text:p>171758</text:p>
          </table:table-cell>
          <table:table-cell office:value-type="float" office:value="211374" calcext:value-type="float">
            <text:p>211374</text:p>
          </table:table-cell>
          <table:table-cell office:value-type="float" office:value="173386" calcext:value-type="float">
            <text:p>173386</text:p>
          </table:table-cell>
          <table:table-cell office:value-type="float" office:value="162808" calcext:value-type="float">
            <text:p>162808</text:p>
          </table:table-cell>
        </table:table-row>
        <table:table-row table:style-name="ro1">
          <table:table-cell/>
          <table:table-cell office:value-type="float" office:value="123114" calcext:value-type="float">
            <text:p>123114</text:p>
          </table:table-cell>
          <table:table-cell office:value-type="float" office:value="145332" calcext:value-type="float">
            <text:p>145332</text:p>
          </table:table-cell>
          <table:table-cell office:value-type="float" office:value="53273" calcext:value-type="float">
            <text:p>53273</text:p>
          </table:table-cell>
          <table:table-cell office:value-type="float" office:value="164180" calcext:value-type="float">
            <text:p>164180</text:p>
          </table:table-cell>
          <table:table-cell office:value-type="float" office:value="172043" calcext:value-type="float">
            <text:p>172043</text:p>
          </table:table-cell>
          <table:table-cell office:value-type="float" office:value="200971" calcext:value-type="float">
            <text:p>200971</text:p>
          </table:table-cell>
          <table:table-cell office:value-type="float" office:value="143104" calcext:value-type="float">
            <text:p>143104</text:p>
          </table:table-cell>
          <table:table-cell office:value-type="float" office:value="146609" calcext:value-type="float">
            <text:p>146609</text:p>
          </table:table-cell>
          <table:table-cell office:value-type="float" office:value="197541" calcext:value-type="float">
            <text:p>197541</text:p>
          </table:table-cell>
          <table:table-cell office:value-type="float" office:value="204552" calcext:value-type="float">
            <text:p>204552</text:p>
          </table:table-cell>
          <table:table-cell office:value-type="float" office:value="205478" calcext:value-type="float">
            <text:p>205478</text:p>
          </table:table-cell>
          <table:table-cell office:value-type="float" office:value="204916" calcext:value-type="float">
            <text:p>204916</text:p>
          </table:table-cell>
          <table:table-cell office:value-type="float" office:value="187701" calcext:value-type="float">
            <text:p>187701</text:p>
          </table:table-cell>
          <table:table-cell office:value-type="float" office:value="200742" calcext:value-type="float">
            <text:p>200742</text:p>
          </table:table-cell>
          <table:table-cell office:value-type="float" office:value="185023" calcext:value-type="float">
            <text:p>185023</text:p>
          </table:table-cell>
          <table:table-cell office:value-type="float" office:value="221899" calcext:value-type="float">
            <text:p>221899</text:p>
          </table:table-cell>
        </table:table-row>
        <table:table-row table:style-name="ro1">
          <table:table-cell/>
          <table:table-cell office:value-type="float" office:value="162661" calcext:value-type="float">
            <text:p>162661</text:p>
          </table:table-cell>
          <table:table-cell office:value-type="float" office:value="116935" calcext:value-type="float">
            <text:p>116935</text:p>
          </table:table-cell>
          <table:table-cell office:value-type="float" office:value="55356" calcext:value-type="float">
            <text:p>55356</text:p>
          </table:table-cell>
          <table:table-cell office:value-type="float" office:value="126709" calcext:value-type="float">
            <text:p>126709</text:p>
          </table:table-cell>
          <table:table-cell office:value-type="float" office:value="130920" calcext:value-type="float">
            <text:p>130920</text:p>
          </table:table-cell>
          <table:table-cell office:value-type="float" office:value="165287" calcext:value-type="float">
            <text:p>165287</text:p>
          </table:table-cell>
          <table:table-cell office:value-type="float" office:value="123882" calcext:value-type="float">
            <text:p>123882</text:p>
          </table:table-cell>
          <table:table-cell office:value-type="float" office:value="128230" calcext:value-type="float">
            <text:p>128230</text:p>
          </table:table-cell>
          <table:table-cell office:value-type="float" office:value="178105" calcext:value-type="float">
            <text:p>178105</text:p>
          </table:table-cell>
          <table:table-cell office:value-type="float" office:value="199753" calcext:value-type="float">
            <text:p>199753</text:p>
          </table:table-cell>
          <table:table-cell office:value-type="float" office:value="185267" calcext:value-type="float">
            <text:p>185267</text:p>
          </table:table-cell>
          <table:table-cell office:value-type="float" office:value="182795" calcext:value-type="float">
            <text:p>182795</text:p>
          </table:table-cell>
          <table:table-cell office:value-type="float" office:value="208754" calcext:value-type="float">
            <text:p>208754</text:p>
          </table:table-cell>
          <table:table-cell office:value-type="float" office:value="195806" calcext:value-type="float">
            <text:p>195806</text:p>
          </table:table-cell>
          <table:table-cell office:value-type="float" office:value="188813" calcext:value-type="float">
            <text:p>188813</text:p>
          </table:table-cell>
          <table:table-cell office:value-type="float" office:value="195745" calcext:value-type="float">
            <text:p>195745</text:p>
          </table:table-cell>
        </table:table-row>
        <table:table-row table:style-name="ro1">
          <table:table-cell/>
          <table:table-cell office:value-type="float" office:value="156521" calcext:value-type="float">
            <text:p>156521</text:p>
          </table:table-cell>
          <table:table-cell office:value-type="float" office:value="89695" calcext:value-type="float">
            <text:p>89695</text:p>
          </table:table-cell>
          <table:table-cell office:value-type="float" office:value="60702" calcext:value-type="float">
            <text:p>60702</text:p>
          </table:table-cell>
          <table:table-cell office:value-type="float" office:value="98321" calcext:value-type="float">
            <text:p>98321</text:p>
          </table:table-cell>
          <table:table-cell office:value-type="float" office:value="113298" calcext:value-type="float">
            <text:p>113298</text:p>
          </table:table-cell>
          <table:table-cell office:value-type="float" office:value="162318" calcext:value-type="float">
            <text:p>162318</text:p>
          </table:table-cell>
          <table:table-cell office:value-type="float" office:value="99838" calcext:value-type="float">
            <text:p>99838</text:p>
          </table:table-cell>
          <table:table-cell office:value-type="float" office:value="110623" calcext:value-type="float">
            <text:p>110623</text:p>
          </table:table-cell>
          <table:table-cell office:value-type="float" office:value="235173" calcext:value-type="float">
            <text:p>235173</text:p>
          </table:table-cell>
          <table:table-cell office:value-type="float" office:value="241154" calcext:value-type="float">
            <text:p>241154</text:p>
          </table:table-cell>
          <table:table-cell office:value-type="float" office:value="224457" calcext:value-type="float">
            <text:p>224457</text:p>
          </table:table-cell>
          <table:table-cell office:value-type="float" office:value="208465" calcext:value-type="float">
            <text:p>208465</text:p>
          </table:table-cell>
          <table:table-cell office:value-type="float" office:value="175061" calcext:value-type="float">
            <text:p>175061</text:p>
          </table:table-cell>
          <table:table-cell office:value-type="float" office:value="239526" calcext:value-type="float">
            <text:p>239526</text:p>
          </table:table-cell>
          <table:table-cell office:value-type="float" office:value="238297" calcext:value-type="float">
            <text:p>238297</text:p>
          </table:table-cell>
          <table:table-cell office:value-type="float" office:value="163283" calcext:value-type="float">
            <text:p>163283</text:p>
          </table:table-cell>
        </table:table-row>
        <table:table-row table:style-name="ro1">
          <table:table-cell/>
          <table:table-cell office:value-type="float" office:value="201983" calcext:value-type="float">
            <text:p>201983</text:p>
          </table:table-cell>
          <table:table-cell office:value-type="float" office:value="143427" calcext:value-type="float">
            <text:p>143427</text:p>
          </table:table-cell>
          <table:table-cell office:value-type="float" office:value="55509" calcext:value-type="float">
            <text:p>55509</text:p>
          </table:table-cell>
          <table:table-cell office:value-type="float" office:value="167817" calcext:value-type="float">
            <text:p>167817</text:p>
          </table:table-cell>
          <table:table-cell office:value-type="float" office:value="184021" calcext:value-type="float">
            <text:p>184021</text:p>
          </table:table-cell>
          <table:table-cell office:value-type="float" office:value="218833" calcext:value-type="float">
            <text:p>218833</text:p>
          </table:table-cell>
          <table:table-cell office:value-type="float" office:value="144435" calcext:value-type="float">
            <text:p>144435</text:p>
          </table:table-cell>
          <table:table-cell office:value-type="float" office:value="133073" calcext:value-type="float">
            <text:p>133073</text:p>
          </table:table-cell>
          <table:table-cell office:value-type="float" office:value="242793" calcext:value-type="float">
            <text:p>242793</text:p>
          </table:table-cell>
          <table:table-cell office:value-type="float" office:value="209871" calcext:value-type="float">
            <text:p>209871</text:p>
          </table:table-cell>
          <table:table-cell office:value-type="float" office:value="227200" calcext:value-type="float">
            <text:p>227200</text:p>
          </table:table-cell>
          <table:table-cell office:value-type="float" office:value="206953" calcext:value-type="float">
            <text:p>206953</text:p>
          </table:table-cell>
          <table:table-cell office:value-type="float" office:value="228847" calcext:value-type="float">
            <text:p>228847</text:p>
          </table:table-cell>
          <table:table-cell office:value-type="float" office:value="204743" calcext:value-type="float">
            <text:p>204743</text:p>
          </table:table-cell>
          <table:table-cell office:value-type="float" office:value="207215" calcext:value-type="float">
            <text:p>207215</text:p>
          </table:table-cell>
          <table:table-cell office:value-type="float" office:value="203280" calcext:value-type="float">
            <text:p>203280</text:p>
          </table:table-cell>
        </table:table-row>
        <table:table-row table:style-name="ro1">
          <table:table-cell/>
          <table:table-cell office:value-type="float" office:value="120324" calcext:value-type="float">
            <text:p>120324</text:p>
          </table:table-cell>
          <table:table-cell office:value-type="float" office:value="113872" calcext:value-type="float">
            <text:p>113872</text:p>
          </table:table-cell>
          <table:table-cell office:value-type="float" office:value="86091" calcext:value-type="float">
            <text:p>86091</text:p>
          </table:table-cell>
          <table:table-cell office:value-type="float" office:value="156879" calcext:value-type="float">
            <text:p>156879</text:p>
          </table:table-cell>
          <table:table-cell office:value-type="float" office:value="161595" calcext:value-type="float">
            <text:p>161595</text:p>
          </table:table-cell>
          <table:table-cell office:value-type="float" office:value="205602" calcext:value-type="float">
            <text:p>205602</text:p>
          </table:table-cell>
          <table:table-cell office:value-type="float" office:value="157822" calcext:value-type="float">
            <text:p>157822</text:p>
          </table:table-cell>
          <table:table-cell office:value-type="float" office:value="129213" calcext:value-type="float">
            <text:p>129213</text:p>
          </table:table-cell>
          <table:table-cell office:value-type="float" office:value="217683" calcext:value-type="float">
            <text:p>217683</text:p>
          </table:table-cell>
          <table:table-cell office:value-type="float" office:value="236001" calcext:value-type="float">
            <text:p>236001</text:p>
          </table:table-cell>
          <table:table-cell office:value-type="float" office:value="192495" calcext:value-type="float">
            <text:p>192495</text:p>
          </table:table-cell>
          <table:table-cell office:value-type="float" office:value="209417" calcext:value-type="float">
            <text:p>209417</text:p>
          </table:table-cell>
          <table:table-cell office:value-type="float" office:value="242266" calcext:value-type="float">
            <text:p>242266</text:p>
          </table:table-cell>
          <table:table-cell office:value-type="float" office:value="178534" calcext:value-type="float">
            <text:p>178534</text:p>
          </table:table-cell>
          <table:table-cell office:value-type="float" office:value="144068" calcext:value-type="float">
            <text:p>144068</text:p>
          </table:table-cell>
          <table:table-cell office:value-type="float" office:value="214636" calcext:value-type="float">
            <text:p>214636</text:p>
          </table:table-cell>
        </table:table-row>
        <table:table-row table:style-name="ro1">
          <table:table-cell/>
          <table:table-cell office:value-type="float" office:value="148847" calcext:value-type="float">
            <text:p>148847</text:p>
          </table:table-cell>
          <table:table-cell office:value-type="float" office:value="131353" calcext:value-type="float">
            <text:p>131353</text:p>
          </table:table-cell>
          <table:table-cell office:value-type="float" office:value="82429" calcext:value-type="float">
            <text:p>82429</text:p>
          </table:table-cell>
          <table:table-cell office:value-type="float" office:value="167305" calcext:value-type="float">
            <text:p>167305</text:p>
          </table:table-cell>
          <table:table-cell office:value-type="float" office:value="188681" calcext:value-type="float">
            <text:p>188681</text:p>
          </table:table-cell>
          <table:table-cell office:value-type="float" office:value="206690" calcext:value-type="float">
            <text:p>206690</text:p>
          </table:table-cell>
          <table:table-cell office:value-type="float" office:value="161692" calcext:value-type="float">
            <text:p>161692</text:p>
          </table:table-cell>
          <table:table-cell office:value-type="float" office:value="166877" calcext:value-type="float">
            <text:p>166877</text:p>
          </table:table-cell>
          <table:table-cell office:value-type="float" office:value="222705" calcext:value-type="float">
            <text:p>222705</text:p>
          </table:table-cell>
          <table:table-cell office:value-type="float" office:value="205037" calcext:value-type="float">
            <text:p>205037</text:p>
          </table:table-cell>
          <table:table-cell office:value-type="float" office:value="214554" calcext:value-type="float">
            <text:p>214554</text:p>
          </table:table-cell>
          <table:table-cell office:value-type="float" office:value="194759" calcext:value-type="float">
            <text:p>194759</text:p>
          </table:table-cell>
          <table:table-cell office:value-type="float" office:value="206281" calcext:value-type="float">
            <text:p>206281</text:p>
          </table:table-cell>
          <table:table-cell office:value-type="float" office:value="191811" calcext:value-type="float">
            <text:p>191811</text:p>
          </table:table-cell>
          <table:table-cell office:value-type="float" office:value="188328" calcext:value-type="float">
            <text:p>188328</text:p>
          </table:table-cell>
          <table:table-cell office:value-type="float" office:value="180802" calcext:value-type="float">
            <text:p>180802</text:p>
          </table:table-cell>
        </table:table-row>
        <table:table-row table:style-name="ro1">
          <table:table-cell/>
          <table:table-cell office:value-type="float" office:value="128651" calcext:value-type="float">
            <text:p>128651</text:p>
          </table:table-cell>
          <table:table-cell office:value-type="float" office:value="79549" calcext:value-type="float">
            <text:p>79549</text:p>
          </table:table-cell>
          <table:table-cell office:value-type="float" office:value="78477" calcext:value-type="float">
            <text:p>78477</text:p>
          </table:table-cell>
          <table:table-cell office:value-type="float" office:value="109896" calcext:value-type="float">
            <text:p>109896</text:p>
          </table:table-cell>
          <table:table-cell office:value-type="float" office:value="103446" calcext:value-type="float">
            <text:p>103446</text:p>
          </table:table-cell>
          <table:table-cell office:value-type="float" office:value="159670" calcext:value-type="float">
            <text:p>159670</text:p>
          </table:table-cell>
          <table:table-cell office:value-type="float" office:value="88644" calcext:value-type="float">
            <text:p>88644</text:p>
          </table:table-cell>
          <table:table-cell office:value-type="float" office:value="95660" calcext:value-type="float">
            <text:p>95660</text:p>
          </table:table-cell>
          <table:table-cell office:value-type="float" office:value="204625" calcext:value-type="float">
            <text:p>204625</text:p>
          </table:table-cell>
          <table:table-cell office:value-type="float" office:value="196761" calcext:value-type="float">
            <text:p>196761</text:p>
          </table:table-cell>
          <table:table-cell office:value-type="float" office:value="205427" calcext:value-type="float">
            <text:p>205427</text:p>
          </table:table-cell>
          <table:table-cell office:value-type="float" office:value="186011" calcext:value-type="float">
            <text:p>186011</text:p>
          </table:table-cell>
          <table:table-cell office:value-type="float" office:value="210722" calcext:value-type="float">
            <text:p>210722</text:p>
          </table:table-cell>
          <table:table-cell office:value-type="float" office:value="206329" calcext:value-type="float">
            <text:p>206329</text:p>
          </table:table-cell>
          <table:table-cell office:value-type="float" office:value="155142" calcext:value-type="float">
            <text:p>155142</text:p>
          </table:table-cell>
          <table:table-cell office:value-type="float" office:value="191175" calcext:value-type="float">
            <text:p>191175</text:p>
          </table:table-cell>
        </table:table-row>
        <table:table-row table:style-name="ro1">
          <table:table-cell/>
          <table:table-cell office:value-type="float" office:value="156062" calcext:value-type="float">
            <text:p>156062</text:p>
          </table:table-cell>
          <table:table-cell office:value-type="float" office:value="80341" calcext:value-type="float">
            <text:p>80341</text:p>
          </table:table-cell>
          <table:table-cell office:value-type="float" office:value="74662" calcext:value-type="float">
            <text:p>74662</text:p>
          </table:table-cell>
          <table:table-cell office:value-type="float" office:value="115855" calcext:value-type="float">
            <text:p>115855</text:p>
          </table:table-cell>
          <table:table-cell office:value-type="float" office:value="100049" calcext:value-type="float">
            <text:p>100049</text:p>
          </table:table-cell>
          <table:table-cell office:value-type="float" office:value="157577" calcext:value-type="float">
            <text:p>157577</text:p>
          </table:table-cell>
          <table:table-cell office:value-type="float" office:value="101527" calcext:value-type="float">
            <text:p>101527</text:p>
          </table:table-cell>
          <table:table-cell office:value-type="float" office:value="110606" calcext:value-type="float">
            <text:p>110606</text:p>
          </table:table-cell>
          <table:table-cell office:value-type="float" office:value="193279" calcext:value-type="float">
            <text:p>193279</text:p>
          </table:table-cell>
          <table:table-cell office:value-type="float" office:value="201894" calcext:value-type="float">
            <text:p>201894</text:p>
          </table:table-cell>
          <table:table-cell office:value-type="float" office:value="199628" calcext:value-type="float">
            <text:p>199628</text:p>
          </table:table-cell>
          <table:table-cell office:value-type="float" office:value="191849" calcext:value-type="float">
            <text:p>191849</text:p>
          </table:table-cell>
          <table:table-cell office:value-type="float" office:value="244116" calcext:value-type="float">
            <text:p>244116</text:p>
          </table:table-cell>
          <table:table-cell office:value-type="float" office:value="215373" calcext:value-type="float">
            <text:p>215373</text:p>
          </table:table-cell>
          <table:table-cell office:value-type="float" office:value="164874" calcext:value-type="float">
            <text:p>164874</text:p>
          </table:table-cell>
          <table:table-cell office:value-type="float" office:value="235301" calcext:value-type="float">
            <text:p>235301</text:p>
          </table:table-cell>
        </table:table-row>
        <table:table-row table:style-name="ro1">
          <table:table-cell/>
          <table:table-cell office:value-type="float" office:value="106485" calcext:value-type="float">
            <text:p>106485</text:p>
          </table:table-cell>
          <table:table-cell office:value-type="float" office:value="87045" calcext:value-type="float">
            <text:p>87045</text:p>
          </table:table-cell>
          <table:table-cell office:value-type="float" office:value="53810" calcext:value-type="float">
            <text:p>53810</text:p>
          </table:table-cell>
          <table:table-cell office:value-type="float" office:value="124884" calcext:value-type="float">
            <text:p>124884</text:p>
          </table:table-cell>
          <table:table-cell office:value-type="float" office:value="107260" calcext:value-type="float">
            <text:p>107260</text:p>
          </table:table-cell>
          <table:table-cell office:value-type="float" office:value="148911" calcext:value-type="float">
            <text:p>148911</text:p>
          </table:table-cell>
          <table:table-cell office:value-type="float" office:value="101340" calcext:value-type="float">
            <text:p>101340</text:p>
          </table:table-cell>
          <table:table-cell office:value-type="float" office:value="108568" calcext:value-type="float">
            <text:p>108568</text:p>
          </table:table-cell>
          <table:table-cell office:value-type="float" office:value="175420" calcext:value-type="float">
            <text:p>175420</text:p>
          </table:table-cell>
          <table:table-cell office:value-type="float" office:value="177402" calcext:value-type="float">
            <text:p>177402</text:p>
          </table:table-cell>
          <table:table-cell office:value-type="float" office:value="194984" calcext:value-type="float">
            <text:p>194984</text:p>
          </table:table-cell>
          <table:table-cell office:value-type="float" office:value="173949" calcext:value-type="float">
            <text:p>173949</text:p>
          </table:table-cell>
          <table:table-cell office:value-type="float" office:value="221653" calcext:value-type="float">
            <text:p>221653</text:p>
          </table:table-cell>
          <table:table-cell office:value-type="float" office:value="215348" calcext:value-type="float">
            <text:p>215348</text:p>
          </table:table-cell>
          <table:table-cell office:value-type="float" office:value="203305" calcext:value-type="float">
            <text:p>203305</text:p>
          </table:table-cell>
          <table:table-cell office:value-type="float" office:value="171651" calcext:value-type="float">
            <text:p>171651</text:p>
          </table:table-cell>
        </table:table-row>
        <table:table-row table:style-name="ro1">
          <table:table-cell/>
          <table:table-cell office:value-type="float" office:value="81481" calcext:value-type="float">
            <text:p>81481</text:p>
          </table:table-cell>
          <table:table-cell office:value-type="float" office:value="55335" calcext:value-type="float">
            <text:p>55335</text:p>
          </table:table-cell>
          <table:table-cell office:value-type="float" office:value="74162" calcext:value-type="float">
            <text:p>74162</text:p>
          </table:table-cell>
          <table:table-cell office:value-type="float" office:value="77606" calcext:value-type="float">
            <text:p>77606</text:p>
          </table:table-cell>
          <table:table-cell office:value-type="float" office:value="68143" calcext:value-type="float">
            <text:p>68143</text:p>
          </table:table-cell>
          <table:table-cell office:value-type="float" office:value="124250" calcext:value-type="float">
            <text:p>124250</text:p>
          </table:table-cell>
          <table:table-cell office:value-type="float" office:value="62429" calcext:value-type="float">
            <text:p>62429</text:p>
          </table:table-cell>
          <table:table-cell office:value-type="float" office:value="74957" calcext:value-type="float">
            <text:p>74957</text:p>
          </table:table-cell>
          <table:table-cell office:value-type="float" office:value="151976" calcext:value-type="float">
            <text:p>151976</text:p>
          </table:table-cell>
          <table:table-cell office:value-type="float" office:value="210780" calcext:value-type="float">
            <text:p>210780</text:p>
          </table:table-cell>
          <table:table-cell office:value-type="float" office:value="202471" calcext:value-type="float">
            <text:p>202471</text:p>
          </table:table-cell>
          <table:table-cell office:value-type="float" office:value="197567" calcext:value-type="float">
            <text:p>197567</text:p>
          </table:table-cell>
          <table:table-cell office:value-type="float" office:value="166029" calcext:value-type="float">
            <text:p>166029</text:p>
          </table:table-cell>
          <table:table-cell office:value-type="float" office:value="229326" calcext:value-type="float">
            <text:p>229326</text:p>
          </table:table-cell>
          <table:table-cell office:value-type="float" office:value="170791" calcext:value-type="float">
            <text:p>170791</text:p>
          </table:table-cell>
          <table:table-cell office:value-type="float" office:value="179950" calcext:value-type="float">
            <text:p>179950</text:p>
          </table:table-cell>
        </table:table-row>
        <table:table-row table:style-name="ro1">
          <table:table-cell/>
          <table:table-cell office:value-type="float" office:value="92696" calcext:value-type="float">
            <text:p>92696</text:p>
          </table:table-cell>
          <table:table-cell office:value-type="float" office:value="64189" calcext:value-type="float">
            <text:p>64189</text:p>
          </table:table-cell>
          <table:table-cell office:value-type="float" office:value="67292" calcext:value-type="float">
            <text:p>67292</text:p>
          </table:table-cell>
          <table:table-cell office:value-type="float" office:value="93350" calcext:value-type="float">
            <text:p>93350</text:p>
          </table:table-cell>
          <table:table-cell office:value-type="float" office:value="104285" calcext:value-type="float">
            <text:p>104285</text:p>
          </table:table-cell>
          <table:table-cell office:value-type="float" office:value="147659" calcext:value-type="float">
            <text:p>147659</text:p>
          </table:table-cell>
          <table:table-cell office:value-type="float" office:value="89645" calcext:value-type="float">
            <text:p>89645</text:p>
          </table:table-cell>
          <table:table-cell office:value-type="float" office:value="122807" calcext:value-type="float">
            <text:p>122807</text:p>
          </table:table-cell>
          <table:table-cell office:value-type="float" office:value="193217" calcext:value-type="float">
            <text:p>193217</text:p>
          </table:table-cell>
          <table:table-cell office:value-type="float" office:value="205154" calcext:value-type="float">
            <text:p>205154</text:p>
          </table:table-cell>
          <table:table-cell office:value-type="float" office:value="190492" calcext:value-type="float">
            <text:p>190492</text:p>
          </table:table-cell>
          <table:table-cell office:value-type="float" office:value="186360" calcext:value-type="float">
            <text:p>186360</text:p>
          </table:table-cell>
          <table:table-cell office:value-type="float" office:value="238021" calcext:value-type="float">
            <text:p>238021</text:p>
          </table:table-cell>
          <table:table-cell office:value-type="float" office:value="223268" calcext:value-type="float">
            <text:p>223268</text:p>
          </table:table-cell>
          <table:table-cell office:value-type="float" office:value="186037" calcext:value-type="float">
            <text:p>186037</text:p>
          </table:table-cell>
          <table:table-cell office:value-type="float" office:value="209542" calcext:value-type="float">
            <text:p>209542</text:p>
          </table:table-cell>
        </table:table-row>
        <table:table-row table:style-name="ro1">
          <table:table-cell/>
          <table:table-cell office:value-type="float" office:value="84711" calcext:value-type="float">
            <text:p>84711</text:p>
          </table:table-cell>
          <table:table-cell office:value-type="float" office:value="55138" calcext:value-type="float">
            <text:p>55138</text:p>
          </table:table-cell>
          <table:table-cell office:value-type="float" office:value="91594" calcext:value-type="float">
            <text:p>91594</text:p>
          </table:table-cell>
          <table:table-cell office:value-type="float" office:value="80406" calcext:value-type="float">
            <text:p>80406</text:p>
          </table:table-cell>
          <table:table-cell office:value-type="float" office:value="78001" calcext:value-type="float">
            <text:p>78001</text:p>
          </table:table-cell>
          <table:table-cell office:value-type="float" office:value="106125" calcext:value-type="float">
            <text:p>106125</text:p>
          </table:table-cell>
          <table:table-cell office:value-type="float" office:value="82985" calcext:value-type="float">
            <text:p>82985</text:p>
          </table:table-cell>
          <table:table-cell office:value-type="float" office:value="90130" calcext:value-type="float">
            <text:p>90130</text:p>
          </table:table-cell>
          <table:table-cell office:value-type="float" office:value="130600" calcext:value-type="float">
            <text:p>130600</text:p>
          </table:table-cell>
          <table:table-cell office:value-type="float" office:value="166662" calcext:value-type="float">
            <text:p>166662</text:p>
          </table:table-cell>
          <table:table-cell office:value-type="float" office:value="148559" calcext:value-type="float">
            <text:p>148559</text:p>
          </table:table-cell>
          <table:table-cell office:value-type="float" office:value="162654" calcext:value-type="float">
            <text:p>162654</text:p>
          </table:table-cell>
          <table:table-cell office:value-type="float" office:value="193900" calcext:value-type="float">
            <text:p>193900</text:p>
          </table:table-cell>
          <table:table-cell office:value-type="float" office:value="196036" calcext:value-type="float">
            <text:p>196036</text:p>
          </table:table-cell>
          <table:table-cell office:value-type="float" office:value="147504" calcext:value-type="float">
            <text:p>147504</text:p>
          </table:table-cell>
          <table:table-cell office:value-type="float" office:value="151512" calcext:value-type="float">
            <text:p>151512</text:p>
          </table:table-cell>
        </table:table-row>
        <table:table-row table:style-name="ro1">
          <table:table-cell/>
          <table:table-cell office:value-type="float" office:value="98699" calcext:value-type="float">
            <text:p>98699</text:p>
          </table:table-cell>
          <table:table-cell office:value-type="float" office:value="72848" calcext:value-type="float">
            <text:p>72848</text:p>
          </table:table-cell>
          <table:table-cell office:value-type="float" office:value="107365" calcext:value-type="float">
            <text:p>107365</text:p>
          </table:table-cell>
          <table:table-cell office:value-type="float" office:value="104105" calcext:value-type="float">
            <text:p>104105</text:p>
          </table:table-cell>
          <table:table-cell office:value-type="float" office:value="107121" calcext:value-type="float">
            <text:p>107121</text:p>
          </table:table-cell>
          <table:table-cell office:value-type="float" office:value="128536" calcext:value-type="float">
            <text:p>128536</text:p>
          </table:table-cell>
          <table:table-cell office:value-type="float" office:value="118449" calcext:value-type="float">
            <text:p>118449</text:p>
          </table:table-cell>
          <table:table-cell office:value-type="float" office:value="118665" calcext:value-type="float">
            <text:p>118665</text:p>
          </table:table-cell>
          <table:table-cell office:value-type="float" office:value="161519" calcext:value-type="float">
            <text:p>161519</text:p>
          </table:table-cell>
          <table:table-cell office:value-type="float" office:value="207800" calcext:value-type="float">
            <text:p>207800</text:p>
          </table:table-cell>
          <table:table-cell office:value-type="float" office:value="176603" calcext:value-type="float">
            <text:p>176603</text:p>
          </table:table-cell>
          <table:table-cell office:value-type="float" office:value="191662" calcext:value-type="float">
            <text:p>191662</text:p>
          </table:table-cell>
          <table:table-cell office:value-type="float" office:value="208012" calcext:value-type="float">
            <text:p>208012</text:p>
          </table:table-cell>
          <table:table-cell office:value-type="float" office:value="225830" calcext:value-type="float">
            <text:p>225830</text:p>
          </table:table-cell>
          <table:table-cell office:value-type="float" office:value="191262" calcext:value-type="float">
            <text:p>191262</text:p>
          </table:table-cell>
          <table:table-cell office:value-type="float" office:value="195900" calcext:value-type="float">
            <text:p>195900</text:p>
          </table:table-cell>
        </table:table-row>
        <table:table-row table:style-name="ro1">
          <table:table-cell/>
          <table:table-cell office:value-type="float" office:value="108207" calcext:value-type="float">
            <text:p>108207</text:p>
          </table:table-cell>
          <table:table-cell office:value-type="float" office:value="76110" calcext:value-type="float">
            <text:p>76110</text:p>
          </table:table-cell>
          <table:table-cell office:value-type="float" office:value="121990" calcext:value-type="float">
            <text:p>121990</text:p>
          </table:table-cell>
          <table:table-cell office:value-type="float" office:value="133333" calcext:value-type="float">
            <text:p>133333</text:p>
          </table:table-cell>
          <table:table-cell office:value-type="float" office:value="126451" calcext:value-type="float">
            <text:p>126451</text:p>
          </table:table-cell>
          <table:table-cell office:value-type="float" office:value="193930" calcext:value-type="float">
            <text:p>193930</text:p>
          </table:table-cell>
          <table:table-cell office:value-type="float" office:value="145087" calcext:value-type="float">
            <text:p>145087</text:p>
          </table:table-cell>
          <table:table-cell office:value-type="float" office:value="160888" calcext:value-type="float">
            <text:p>160888</text:p>
          </table:table-cell>
          <table:table-cell office:value-type="float" office:value="212753" calcext:value-type="float">
            <text:p>212753</text:p>
          </table:table-cell>
          <table:table-cell office:value-type="float" office:value="245219" calcext:value-type="float">
            <text:p>245219</text:p>
          </table:table-cell>
          <table:table-cell office:value-type="float" office:value="222620" calcext:value-type="float">
            <text:p>222620</text:p>
          </table:table-cell>
          <table:table-cell office:value-type="float" office:value="238487" calcext:value-type="float">
            <text:p>238487</text:p>
          </table:table-cell>
          <table:table-cell office:value-type="float" office:value="226240" calcext:value-type="float">
            <text:p>226240</text:p>
          </table:table-cell>
          <table:table-cell office:value-type="float" office:value="253264" calcext:value-type="float">
            <text:p>253264</text:p>
          </table:table-cell>
          <table:table-cell office:value-type="float" office:value="207854" calcext:value-type="float">
            <text:p>207854</text:p>
          </table:table-cell>
          <table:table-cell office:value-type="float" office:value="230558" calcext:value-type="float">
            <text:p>230558</text:p>
          </table:table-cell>
        </table:table-row>
        <table:table-row table:style-name="ro1">
          <table:table-cell/>
          <table:table-cell office:value-type="float" office:value="75235" calcext:value-type="float">
            <text:p>75235</text:p>
          </table:table-cell>
          <table:table-cell office:value-type="float" office:value="66560" calcext:value-type="float">
            <text:p>66560</text:p>
          </table:table-cell>
          <table:table-cell office:value-type="float" office:value="89008" calcext:value-type="float">
            <text:p>89008</text:p>
          </table:table-cell>
          <table:table-cell office:value-type="float" office:value="111388" calcext:value-type="float">
            <text:p>111388</text:p>
          </table:table-cell>
          <table:table-cell office:value-type="float" office:value="135782" calcext:value-type="float">
            <text:p>135782</text:p>
          </table:table-cell>
          <table:table-cell office:value-type="float" office:value="161784" calcext:value-type="float">
            <text:p>161784</text:p>
          </table:table-cell>
          <table:table-cell office:value-type="float" office:value="137366" calcext:value-type="float">
            <text:p>137366</text:p>
          </table:table-cell>
          <table:table-cell office:value-type="float" office:value="147615" calcext:value-type="float">
            <text:p>147615</text:p>
          </table:table-cell>
          <table:table-cell office:value-type="float" office:value="225777" calcext:value-type="float">
            <text:p>225777</text:p>
          </table:table-cell>
          <table:table-cell office:value-type="float" office:value="238831" calcext:value-type="float">
            <text:p>238831</text:p>
          </table:table-cell>
          <table:table-cell office:value-type="float" office:value="247366" calcext:value-type="float">
            <text:p>247366</text:p>
          </table:table-cell>
          <table:table-cell office:value-type="float" office:value="250472" calcext:value-type="float">
            <text:p>250472</text:p>
          </table:table-cell>
          <table:table-cell office:value-type="float" office:value="203814" calcext:value-type="float">
            <text:p>203814</text:p>
          </table:table-cell>
          <table:table-cell office:value-type="float" office:value="253146" calcext:value-type="float">
            <text:p>253146</text:p>
          </table:table-cell>
          <table:table-cell office:value-type="float" office:value="249277" calcext:value-type="float">
            <text:p>249277</text:p>
          </table:table-cell>
          <table:table-cell office:value-type="float" office:value="188815" calcext:value-type="float">
            <text:p>188815</text:p>
          </table:table-cell>
        </table:table-row>
        <table:table-row table:style-name="ro1">
          <table:table-cell/>
          <table:table-cell office:value-type="float" office:value="91161" calcext:value-type="float">
            <text:p>91161</text:p>
          </table:table-cell>
          <table:table-cell office:value-type="float" office:value="62703" calcext:value-type="float">
            <text:p>62703</text:p>
          </table:table-cell>
          <table:table-cell office:value-type="float" office:value="79992" calcext:value-type="float">
            <text:p>79992</text:p>
          </table:table-cell>
          <table:table-cell office:value-type="float" office:value="81480" calcext:value-type="float">
            <text:p>81480</text:p>
          </table:table-cell>
          <table:table-cell office:value-type="float" office:value="86478" calcext:value-type="float">
            <text:p>86478</text:p>
          </table:table-cell>
          <table:table-cell office:value-type="float" office:value="95023" calcext:value-type="float">
            <text:p>95023</text:p>
          </table:table-cell>
          <table:table-cell office:value-type="float" office:value="94038" calcext:value-type="float">
            <text:p>94038</text:p>
          </table:table-cell>
          <table:table-cell office:value-type="float" office:value="86802" calcext:value-type="float">
            <text:p>86802</text:p>
          </table:table-cell>
          <table:table-cell office:value-type="float" office:value="138279" calcext:value-type="float">
            <text:p>138279</text:p>
          </table:table-cell>
          <table:table-cell office:value-type="float" office:value="198605" calcext:value-type="float">
            <text:p>198605</text:p>
          </table:table-cell>
          <table:table-cell office:value-type="float" office:value="123619" calcext:value-type="float">
            <text:p>123619</text:p>
          </table:table-cell>
          <table:table-cell office:value-type="float" office:value="160062" calcext:value-type="float">
            <text:p>160062</text:p>
          </table:table-cell>
          <table:table-cell office:value-type="float" office:value="250424" calcext:value-type="float">
            <text:p>250424</text:p>
          </table:table-cell>
          <table:table-cell office:value-type="float" office:value="216669" calcext:value-type="float">
            <text:p>216669</text:p>
          </table:table-cell>
          <table:table-cell office:value-type="float" office:value="151141" calcext:value-type="float">
            <text:p>151141</text:p>
          </table:table-cell>
          <table:table-cell office:value-type="float" office:value="248184" calcext:value-type="float">
            <text:p>248184</text:p>
          </table:table-cell>
        </table:table-row>
        <table:table-row table:style-name="ro1">
          <table:table-cell/>
          <table:table-cell office:value-type="float" office:value="81807" calcext:value-type="float">
            <text:p>81807</text:p>
          </table:table-cell>
          <table:table-cell office:value-type="float" office:value="77391" calcext:value-type="float">
            <text:p>77391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793" calcext:value-type="float">
            <text:p>117793</text:p>
          </table:table-cell>
          <table:table-cell office:value-type="float" office:value="127231" calcext:value-type="float">
            <text:p>127231</text:p>
          </table:table-cell>
          <table:table-cell office:value-type="float" office:value="158897" calcext:value-type="float">
            <text:p>158897</text:p>
          </table:table-cell>
          <table:table-cell office:value-type="float" office:value="134558" calcext:value-type="float">
            <text:p>134558</text:p>
          </table:table-cell>
          <table:table-cell office:value-type="float" office:value="122524" calcext:value-type="float">
            <text:p>122524</text:p>
          </table:table-cell>
          <table:table-cell office:value-type="float" office:value="183221" calcext:value-type="float">
            <text:p>183221</text:p>
          </table:table-cell>
          <table:table-cell office:value-type="float" office:value="236673" calcext:value-type="float">
            <text:p>236673</text:p>
          </table:table-cell>
          <table:table-cell office:value-type="float" office:value="182878" calcext:value-type="float">
            <text:p>182878</text:p>
          </table:table-cell>
          <table:table-cell office:value-type="float" office:value="207913" calcext:value-type="float">
            <text:p>207913</text:p>
          </table:table-cell>
          <table:table-cell office:value-type="float" office:value="243653" calcext:value-type="float">
            <text:p>243653</text:p>
          </table:table-cell>
          <table:table-cell office:value-type="float" office:value="235623" calcext:value-type="float">
            <text:p>235623</text:p>
          </table:table-cell>
          <table:table-cell office:value-type="float" office:value="164582" calcext:value-type="float">
            <text:p>164582</text:p>
          </table:table-cell>
          <table:table-cell office:value-type="float" office:value="182481" calcext:value-type="float">
            <text:p>182481</text:p>
          </table:table-cell>
        </table:table-row>
        <table:table-row table:style-name="ro1">
          <table:table-cell/>
          <table:table-cell office:value-type="float" office:value="86106" calcext:value-type="float">
            <text:p>86106</text:p>
          </table:table-cell>
          <table:table-cell office:value-type="float" office:value="90207" calcext:value-type="float">
            <text:p>90207</text:p>
          </table:table-cell>
          <table:table-cell office:value-type="float" office:value="162120" calcext:value-type="float">
            <text:p>162120</text:p>
          </table:table-cell>
          <table:table-cell office:value-type="float" office:value="121022" calcext:value-type="float">
            <text:p>121022</text:p>
          </table:table-cell>
          <table:table-cell office:value-type="float" office:value="115303" calcext:value-type="float">
            <text:p>115303</text:p>
          </table:table-cell>
          <table:table-cell office:value-type="float" office:value="139032" calcext:value-type="float">
            <text:p>139032</text:p>
          </table:table-cell>
          <table:table-cell office:value-type="float" office:value="121553" calcext:value-type="float">
            <text:p>121553</text:p>
          </table:table-cell>
          <table:table-cell office:value-type="float" office:value="124253" calcext:value-type="float">
            <text:p>124253</text:p>
          </table:table-cell>
          <table:table-cell office:value-type="float" office:value="180303" calcext:value-type="float">
            <text:p>180303</text:p>
          </table:table-cell>
          <table:table-cell office:value-type="float" office:value="245539" calcext:value-type="float">
            <text:p>245539</text:p>
          </table:table-cell>
          <table:table-cell office:value-type="float" office:value="182848" calcext:value-type="float">
            <text:p>182848</text:p>
          </table:table-cell>
          <table:table-cell office:value-type="float" office:value="232572" calcext:value-type="float">
            <text:p>232572</text:p>
          </table:table-cell>
          <table:table-cell office:value-type="float" office:value="236340" calcext:value-type="float">
            <text:p>236340</text:p>
          </table:table-cell>
          <table:table-cell office:value-type="float" office:value="244453" calcext:value-type="float">
            <text:p>244453</text:p>
          </table:table-cell>
          <table:table-cell office:value-type="float" office:value="186094" calcext:value-type="float">
            <text:p>186094</text:p>
          </table:table-cell>
          <table:table-cell office:value-type="float" office:value="218650" calcext:value-type="float">
            <text:p>218650</text:p>
          </table:table-cell>
        </table:table-row>
        <table:table-row table:style-name="ro1">
          <table:table-cell/>
          <table:table-cell office:value-type="float" office:value="102678" calcext:value-type="float">
            <text:p>102678</text:p>
          </table:table-cell>
          <table:table-cell office:value-type="float" office:value="110779" calcext:value-type="float">
            <text:p>110779</text:p>
          </table:table-cell>
          <table:table-cell office:value-type="float" office:value="145400" calcext:value-type="float">
            <text:p>145400</text:p>
          </table:table-cell>
          <table:table-cell office:value-type="float" office:value="136383" calcext:value-type="float">
            <text:p>136383</text:p>
          </table:table-cell>
          <table:table-cell office:value-type="float" office:value="138278" calcext:value-type="float">
            <text:p>138278</text:p>
          </table:table-cell>
          <table:table-cell office:value-type="float" office:value="173152" calcext:value-type="float">
            <text:p>173152</text:p>
          </table:table-cell>
          <table:table-cell office:value-type="float" office:value="130593" calcext:value-type="float">
            <text:p>130593</text:p>
          </table:table-cell>
          <table:table-cell office:value-type="float" office:value="141184" calcext:value-type="float">
            <text:p>141184</text:p>
          </table:table-cell>
          <table:table-cell office:value-type="float" office:value="219502" calcext:value-type="float">
            <text:p>219502</text:p>
          </table:table-cell>
          <table:table-cell office:value-type="float" office:value="247813" calcext:value-type="float">
            <text:p>247813</text:p>
          </table:table-cell>
          <table:table-cell office:value-type="float" office:value="231906" calcext:value-type="float">
            <text:p>231906</text:p>
          </table:table-cell>
          <table:table-cell office:value-type="float" office:value="245835" calcext:value-type="float">
            <text:p>245835</text:p>
          </table:table-cell>
          <table:table-cell office:value-type="float" office:value="236769" calcext:value-type="float">
            <text:p>236769</text:p>
          </table:table-cell>
          <table:table-cell office:value-type="float" office:value="253124" calcext:value-type="float">
            <text:p>253124</text:p>
          </table:table-cell>
          <table:table-cell office:value-type="float" office:value="244552" calcext:value-type="float">
            <text:p>244552</text:p>
          </table:table-cell>
          <table:table-cell office:value-type="float" office:value="246277" calcext:value-type="float">
            <text:p>246277</text:p>
          </table:table-cell>
        </table:table-row>
        <table:table-row table:style-name="ro1">
          <table:table-cell/>
          <table:table-cell office:value-type="float" office:value="97033" calcext:value-type="float">
            <text:p>97033</text:p>
          </table:table-cell>
          <table:table-cell office:value-type="float" office:value="140296" calcext:value-type="float">
            <text:p>140296</text:p>
          </table:table-cell>
          <table:table-cell office:value-type="float" office:value="144532" calcext:value-type="float">
            <text:p>144532</text:p>
          </table:table-cell>
          <table:table-cell office:value-type="float" office:value="177620" calcext:value-type="float">
            <text:p>177620</text:p>
          </table:table-cell>
          <table:table-cell office:value-type="float" office:value="177697" calcext:value-type="float">
            <text:p>177697</text:p>
          </table:table-cell>
          <table:table-cell office:value-type="float" office:value="188612" calcext:value-type="float">
            <text:p>188612</text:p>
          </table:table-cell>
          <table:table-cell office:value-type="float" office:value="174789" calcext:value-type="float">
            <text:p>174789</text:p>
          </table:table-cell>
          <table:table-cell office:value-type="float" office:value="171118" calcext:value-type="float">
            <text:p>171118</text:p>
          </table:table-cell>
          <table:table-cell office:value-type="float" office:value="204758" calcext:value-type="float">
            <text:p>204758</text:p>
          </table:table-cell>
          <table:table-cell office:value-type="float" office:value="235479" calcext:value-type="float">
            <text:p>235479</text:p>
          </table:table-cell>
          <table:table-cell office:value-type="float" office:value="234968" calcext:value-type="float">
            <text:p>234968</text:p>
          </table:table-cell>
          <table:table-cell office:value-type="float" office:value="240626" calcext:value-type="float">
            <text:p>240626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45976" calcext:value-type="float">
            <text:p>245976</text:p>
          </table:table-cell>
          <table:table-cell office:value-type="float" office:value="223114" calcext:value-type="float">
            <text:p>223114</text:p>
          </table:table-cell>
        </table:table-row>
        <table:table-row table:style-name="ro1">
          <table:table-cell/>
          <table:table-cell office:value-type="float" office:value="53290" calcext:value-type="float">
            <text:p>53290</text:p>
          </table:table-cell>
          <table:table-cell office:value-type="float" office:value="110418" calcext:value-type="float">
            <text:p>110418</text:p>
          </table:table-cell>
          <table:table-cell office:value-type="float" office:value="199033" calcext:value-type="float">
            <text:p>199033</text:p>
          </table:table-cell>
          <table:table-cell office:value-type="float" office:value="185029" calcext:value-type="float">
            <text:p>185029</text:p>
          </table:table-cell>
          <table:table-cell office:value-type="float" office:value="151436" calcext:value-type="float">
            <text:p>151436</text:p>
          </table:table-cell>
          <table:table-cell office:value-type="float" office:value="151475" calcext:value-type="float">
            <text:p>151475</text:p>
          </table:table-cell>
          <table:table-cell office:value-type="float" office:value="197294" calcext:value-type="float">
            <text:p>197294</text:p>
          </table:table-cell>
          <table:table-cell office:value-type="float" office:value="200137" calcext:value-type="float">
            <text:p>200137</text:p>
          </table:table-cell>
          <table:table-cell office:value-type="float" office:value="195398" calcext:value-type="float">
            <text:p>195398</text:p>
          </table:table-cell>
          <table:table-cell office:value-type="float" office:value="240586" calcext:value-type="float">
            <text:p>240586</text:p>
          </table:table-cell>
          <table:table-cell office:value-type="float" office:value="210806" calcext:value-type="float">
            <text:p>210806</text:p>
          </table:table-cell>
          <table:table-cell office:value-type="float" office:value="243049" calcext:value-type="float">
            <text:p>243049</text:p>
          </table:table-cell>
          <table:table-cell office:value-type="float" office:value="250530" calcext:value-type="float">
            <text:p>250530</text:p>
          </table:table-cell>
          <table:table-cell office:value-type="float" office:value="248663" calcext:value-type="float">
            <text:p>248663</text:p>
          </table:table-cell>
          <table:table-cell office:value-type="float" office:value="201055" calcext:value-type="float">
            <text:p>201055</text:p>
          </table:table-cell>
          <table:table-cell office:value-type="float" office:value="227869" calcext:value-type="float">
            <text:p>227869</text:p>
          </table:table-cell>
        </table:table-row>
        <table:table-row table:style-name="ro1">
          <table:table-cell/>
          <table:table-cell office:value-type="float" office:value="46877" calcext:value-type="float">
            <text:p>46877</text:p>
          </table:table-cell>
          <table:table-cell office:value-type="float" office:value="112746" calcext:value-type="float">
            <text:p>112746</text:p>
          </table:table-cell>
          <table:table-cell office:value-type="float" office:value="172845" calcext:value-type="float">
            <text:p>172845</text:p>
          </table:table-cell>
          <table:table-cell office:value-type="float" office:value="138092" calcext:value-type="float">
            <text:p>138092</text:p>
          </table:table-cell>
          <table:table-cell office:value-type="float" office:value="136416" calcext:value-type="float">
            <text:p>136416</text:p>
          </table:table-cell>
          <table:table-cell office:value-type="float" office:value="98684" calcext:value-type="float">
            <text:p>98684</text:p>
          </table:table-cell>
          <table:table-cell office:value-type="float" office:value="157446" calcext:value-type="float">
            <text:p>157446</text:p>
          </table:table-cell>
          <table:table-cell office:value-type="float" office:value="140665" calcext:value-type="float">
            <text:p>140665</text:p>
          </table:table-cell>
          <table:table-cell office:value-type="float" office:value="108050" calcext:value-type="float">
            <text:p>108050</text:p>
          </table:table-cell>
          <table:table-cell office:value-type="float" office:value="179798" calcext:value-type="float">
            <text:p>179798</text:p>
          </table:table-cell>
          <table:table-cell office:value-type="float" office:value="133618" calcext:value-type="float">
            <text:p>133618</text:p>
          </table:table-cell>
          <table:table-cell office:value-type="float" office:value="163408" calcext:value-type="float">
            <text:p>163408</text:p>
          </table:table-cell>
          <table:table-cell office:value-type="float" office:value="172375" calcext:value-type="float">
            <text:p>172375</text:p>
          </table:table-cell>
          <table:table-cell office:value-type="float" office:value="171415" calcext:value-type="float">
            <text:p>171415</text:p>
          </table:table-cell>
          <table:table-cell office:value-type="float" office:value="199039" calcext:value-type="float">
            <text:p>199039</text:p>
          </table:table-cell>
          <table:table-cell office:value-type="float" office:value="193030" calcext:value-type="float">
            <text:p>193030</text:p>
          </table:table-cell>
        </table:table-row>
        <table:table-row table:style-name="ro1">
          <table:table-cell/>
          <table:table-cell office:value-type="float" office:value="74073" calcext:value-type="float">
            <text:p>74073</text:p>
          </table:table-cell>
          <table:table-cell office:value-type="float" office:value="218840" calcext:value-type="float">
            <text:p>218840</text:p>
          </table:table-cell>
          <table:table-cell office:value-type="float" office:value="234330" calcext:value-type="float">
            <text:p>234330</text:p>
          </table:table-cell>
          <table:table-cell office:value-type="float" office:value="222870" calcext:value-type="float">
            <text:p>222870</text:p>
          </table:table-cell>
          <table:table-cell office:value-type="float" office:value="221142" calcext:value-type="float">
            <text:p>221142</text:p>
          </table:table-cell>
          <table:table-cell office:value-type="float" office:value="173757" calcext:value-type="float">
            <text:p>173757</text:p>
          </table:table-cell>
          <table:table-cell office:value-type="float" office:value="222594" calcext:value-type="float">
            <text:p>222594</text:p>
          </table:table-cell>
          <table:table-cell office:value-type="float" office:value="221696" calcext:value-type="float">
            <text:p>221696</text:p>
          </table:table-cell>
          <table:table-cell office:value-type="float" office:value="137581" calcext:value-type="float">
            <text:p>137581</text:p>
          </table:table-cell>
          <table:table-cell office:value-type="float" office:value="184173" calcext:value-type="float">
            <text:p>184173</text:p>
          </table:table-cell>
          <table:table-cell office:value-type="float" office:value="150279" calcext:value-type="float">
            <text:p>150279</text:p>
          </table:table-cell>
          <table:table-cell office:value-type="float" office:value="147055" calcext:value-type="float">
            <text:p>147055</text:p>
          </table:table-cell>
          <table:table-cell office:value-type="float" office:value="184556" calcext:value-type="float">
            <text:p>184556</text:p>
          </table:table-cell>
          <table:table-cell office:value-type="float" office:value="157977" calcext:value-type="float">
            <text:p>157977</text:p>
          </table:table-cell>
          <table:table-cell office:value-type="float" office:value="164020" calcext:value-type="float">
            <text:p>164020</text:p>
          </table:table-cell>
          <table:table-cell office:value-type="float" office:value="213790" calcext:value-type="float">
            <text:p>213790</text:p>
          </table:table-cell>
        </table:table-row>
        <table:table-row table:style-name="ro1">
          <table:table-cell/>
          <table:table-cell office:value-type="float" office:value="100996" calcext:value-type="float">
            <text:p>100996</text:p>
          </table:table-cell>
          <table:table-cell office:value-type="float" office:value="177918" calcext:value-type="float">
            <text:p>177918</text:p>
          </table:table-cell>
          <table:table-cell office:value-type="float" office:value="189107" calcext:value-type="float">
            <text:p>189107</text:p>
          </table:table-cell>
          <table:table-cell office:value-type="float" office:value="183890" calcext:value-type="float">
            <text:p>183890</text:p>
          </table:table-cell>
          <table:table-cell office:value-type="float" office:value="178530" calcext:value-type="float">
            <text:p>178530</text:p>
          </table:table-cell>
          <table:table-cell office:value-type="float" office:value="128759" calcext:value-type="float">
            <text:p>128759</text:p>
          </table:table-cell>
          <table:table-cell office:value-type="float" office:value="189062" calcext:value-type="float">
            <text:p>189062</text:p>
          </table:table-cell>
          <table:table-cell office:value-type="float" office:value="176880" calcext:value-type="float">
            <text:p>176880</text:p>
          </table:table-cell>
          <table:table-cell office:value-type="float" office:value="107257" calcext:value-type="float">
            <text:p>107257</text:p>
          </table:table-cell>
          <table:table-cell office:value-type="float" office:value="149443" calcext:value-type="float">
            <text:p>149443</text:p>
          </table:table-cell>
          <table:table-cell office:value-type="float" office:value="129078" calcext:value-type="float">
            <text:p>129078</text:p>
          </table:table-cell>
          <table:table-cell office:value-type="float" office:value="124441" calcext:value-type="float">
            <text:p>124441</text:p>
          </table:table-cell>
          <table:table-cell office:value-type="float" office:value="183590" calcext:value-type="float">
            <text:p>183590</text:p>
          </table:table-cell>
          <table:table-cell office:value-type="float" office:value="161294" calcext:value-type="float">
            <text:p>161294</text:p>
          </table:table-cell>
          <table:table-cell office:value-type="float" office:value="154922" calcext:value-type="float">
            <text:p>154922</text:p>
          </table:table-cell>
          <table:table-cell office:value-type="float" office:value="193400" calcext:value-type="float">
            <text:p>193400</text:p>
          </table:table-cell>
        </table:table-row>
        <table:table-row table:style-name="ro1">
          <table:table-cell/>
          <table:table-cell office:value-type="float" office:value="79676" calcext:value-type="float">
            <text:p>79676</text:p>
          </table:table-cell>
          <table:table-cell office:value-type="float" office:value="149569" calcext:value-type="float">
            <text:p>149569</text:p>
          </table:table-cell>
          <table:table-cell office:value-type="float" office:value="148701" calcext:value-type="float">
            <text:p>148701</text:p>
          </table:table-cell>
          <table:table-cell office:value-type="float" office:value="185469" calcext:value-type="float">
            <text:p>185469</text:p>
          </table:table-cell>
          <table:table-cell office:value-type="float" office:value="179248" calcext:value-type="float">
            <text:p>179248</text:p>
          </table:table-cell>
          <table:table-cell office:value-type="float" office:value="144960" calcext:value-type="float">
            <text:p>144960</text:p>
          </table:table-cell>
          <table:table-cell office:value-type="float" office:value="192196" calcext:value-type="float">
            <text:p>192196</text:p>
          </table:table-cell>
          <table:table-cell office:value-type="float" office:value="185239" calcext:value-type="float">
            <text:p>185239</text:p>
          </table:table-cell>
          <table:table-cell office:value-type="float" office:value="111891" calcext:value-type="float">
            <text:p>111891</text:p>
          </table:table-cell>
          <table:table-cell office:value-type="float" office:value="136102" calcext:value-type="float">
            <text:p>136102</text:p>
          </table:table-cell>
          <table:table-cell office:value-type="float" office:value="132503" calcext:value-type="float">
            <text:p>132503</text:p>
          </table:table-cell>
          <table:table-cell office:value-type="float" office:value="124309" calcext:value-type="float">
            <text:p>124309</text:p>
          </table:table-cell>
          <table:table-cell office:value-type="float" office:value="175382" calcext:value-type="float">
            <text:p>175382</text:p>
          </table:table-cell>
          <table:table-cell office:value-type="float" office:value="175092" calcext:value-type="float">
            <text:p>175092</text:p>
          </table:table-cell>
          <table:table-cell office:value-type="float" office:value="157159" calcext:value-type="float">
            <text:p>157159</text:p>
          </table:table-cell>
          <table:table-cell office:value-type="float" office:value="191201" calcext:value-type="float">
            <text:p>191201</text:p>
          </table:table-cell>
        </table:table-row>
        <table:table-row table:style-name="ro1">
          <table:table-cell/>
          <table:table-cell office:value-type="float" office:value="78287" calcext:value-type="float">
            <text:p>78287</text:p>
          </table:table-cell>
          <table:table-cell office:value-type="float" office:value="186697" calcext:value-type="float">
            <text:p>186697</text:p>
          </table:table-cell>
          <table:table-cell office:value-type="float" office:value="184835" calcext:value-type="float">
            <text:p>184835</text:p>
          </table:table-cell>
          <table:table-cell office:value-type="float" office:value="233030" calcext:value-type="float">
            <text:p>233030</text:p>
          </table:table-cell>
          <table:table-cell office:value-type="float" office:value="197396" calcext:value-type="float">
            <text:p>197396</text:p>
          </table:table-cell>
          <table:table-cell office:value-type="float" office:value="143864" calcext:value-type="float">
            <text:p>143864</text:p>
          </table:table-cell>
          <table:table-cell office:value-type="float" office:value="223685" calcext:value-type="float">
            <text:p>223685</text:p>
          </table:table-cell>
          <table:table-cell office:value-type="float" office:value="195956" calcext:value-type="float">
            <text:p>195956</text:p>
          </table:table-cell>
          <table:table-cell office:value-type="float" office:value="159906" calcext:value-type="float">
            <text:p>159906</text:p>
          </table:table-cell>
          <table:table-cell office:value-type="float" office:value="222142" calcext:value-type="float">
            <text:p>222142</text:p>
          </table:table-cell>
          <table:table-cell office:value-type="float" office:value="169911" calcext:value-type="float">
            <text:p>169911</text:p>
          </table:table-cell>
          <table:table-cell office:value-type="float" office:value="187623" calcext:value-type="float">
            <text:p>187623</text:p>
          </table:table-cell>
          <table:table-cell office:value-type="float" office:value="196274" calcext:value-type="float">
            <text:p>196274</text:p>
          </table:table-cell>
          <table:table-cell office:value-type="float" office:value="218332" calcext:value-type="float">
            <text:p>218332</text:p>
          </table:table-cell>
          <table:table-cell office:value-type="float" office:value="216698" calcext:value-type="float">
            <text:p>216698</text:p>
          </table:table-cell>
          <table:table-cell office:value-type="float" office:value="234419" calcext:value-type="float">
            <text:p>234419</text:p>
          </table:table-cell>
        </table:table-row>
        <table:table-row table:style-name="ro1">
          <table:table-cell/>
          <table:table-cell office:value-type="float" office:value="77291" calcext:value-type="float">
            <text:p>77291</text:p>
          </table:table-cell>
          <table:table-cell office:value-type="float" office:value="161415" calcext:value-type="float">
            <text:p>161415</text:p>
          </table:table-cell>
          <table:table-cell office:value-type="float" office:value="119409" calcext:value-type="float">
            <text:p>119409</text:p>
          </table:table-cell>
          <table:table-cell office:value-type="float" office:value="205280" calcext:value-type="float">
            <text:p>205280</text:p>
          </table:table-cell>
          <table:table-cell office:value-type="float" office:value="194149" calcext:value-type="float">
            <text:p>194149</text:p>
          </table:table-cell>
          <table:table-cell office:value-type="float" office:value="167062" calcext:value-type="float">
            <text:p>167062</text:p>
          </table:table-cell>
          <table:table-cell office:value-type="float" office:value="212701" calcext:value-type="float">
            <text:p>212701</text:p>
          </table:table-cell>
          <table:table-cell office:value-type="float" office:value="198445" calcext:value-type="float">
            <text:p>198445</text:p>
          </table:table-cell>
          <table:table-cell office:value-type="float" office:value="189434" calcext:value-type="float">
            <text:p>189434</text:p>
          </table:table-cell>
          <table:table-cell office:value-type="float" office:value="200244" calcext:value-type="float">
            <text:p>200244</text:p>
          </table:table-cell>
          <table:table-cell office:value-type="float" office:value="207292" calcext:value-type="float">
            <text:p>207292</text:p>
          </table:table-cell>
          <table:table-cell office:value-type="float" office:value="200988" calcext:value-type="float">
            <text:p>200988</text:p>
          </table:table-cell>
          <table:table-cell office:value-type="float" office:value="178183" calcext:value-type="float">
            <text:p>178183</text:p>
          </table:table-cell>
          <table:table-cell office:value-type="float" office:value="243319" calcext:value-type="float">
            <text:p>243319</text:p>
          </table:table-cell>
          <table:table-cell office:value-type="float" office:value="250118" calcext:value-type="float">
            <text:p>250118</text:p>
          </table:table-cell>
          <table:table-cell office:value-type="float" office:value="176067" calcext:value-type="float">
            <text:p>176067</text:p>
          </table:table-cell>
        </table:table-row>
        <table:table-row table:style-name="ro1">
          <table:table-cell/>
          <table:table-cell office:value-type="float" office:value="103610" calcext:value-type="float">
            <text:p>103610</text:p>
          </table:table-cell>
          <table:table-cell office:value-type="float" office:value="217844" calcext:value-type="float">
            <text:p>217844</text:p>
          </table:table-cell>
          <table:table-cell office:value-type="float" office:value="123302" calcext:value-type="float">
            <text:p>123302</text:p>
          </table:table-cell>
          <table:table-cell office:value-type="float" office:value="253023" calcext:value-type="float">
            <text:p>253023</text:p>
          </table:table-cell>
          <table:table-cell office:value-type="float" office:value="252580" calcext:value-type="float">
            <text:p>252580</text:p>
          </table:table-cell>
          <table:table-cell office:value-type="float" office:value="244788" calcext:value-type="float">
            <text:p>244788</text:p>
          </table:table-cell>
          <table:table-cell office:value-type="float" office:value="253318" calcext:value-type="float">
            <text:p>253318</text:p>
          </table:table-cell>
          <table:table-cell office:value-type="float" office:value="249210" calcext:value-type="float">
            <text:p>249210</text:p>
          </table:table-cell>
          <table:table-cell office:value-type="float" office:value="219059" calcext:value-type="float">
            <text:p>219059</text:p>
          </table:table-cell>
          <table:table-cell office:value-type="float" office:value="124514" calcext:value-type="float">
            <text:p>124514</text:p>
          </table:table-cell>
          <table:table-cell office:value-type="float" office:value="232567" calcext:value-type="float">
            <text:p>232567</text:p>
          </table:table-cell>
          <table:table-cell office:value-type="float" office:value="184504" calcext:value-type="float">
            <text:p>184504</text:p>
          </table:table-cell>
          <table:table-cell office:value-type="float" office:value="159282" calcext:value-type="float">
            <text:p>159282</text:p>
          </table:table-cell>
          <table:table-cell office:value-type="float" office:value="185650" calcext:value-type="float">
            <text:p>185650</text:p>
          </table:table-cell>
          <table:table-cell office:value-type="float" office:value="230906" calcext:value-type="float">
            <text:p>230906</text:p>
          </table:table-cell>
          <table:table-cell office:value-type="float" office:value="157675" calcext:value-type="float">
            <text:p>157675</text:p>
          </table:table-cell>
        </table:table-row>
        <table:table-row table:style-name="ro1">
          <table:table-cell/>
          <table:table-cell office:value-type="float" office:value="91419" calcext:value-type="float">
            <text:p>91419</text:p>
          </table:table-cell>
          <table:table-cell office:value-type="float" office:value="142035" calcext:value-type="float">
            <text:p>142035</text:p>
          </table:table-cell>
          <table:table-cell office:value-type="float" office:value="101883" calcext:value-type="float">
            <text:p>101883</text:p>
          </table:table-cell>
          <table:table-cell office:value-type="float" office:value="179177" calcext:value-type="float">
            <text:p>179177</text:p>
          </table:table-cell>
          <table:table-cell office:value-type="float" office:value="186608" calcext:value-type="float">
            <text:p>186608</text:p>
          </table:table-cell>
          <table:table-cell office:value-type="float" office:value="177089" calcext:value-type="float">
            <text:p>177089</text:p>
          </table:table-cell>
          <table:table-cell office:value-type="float" office:value="201528" calcext:value-type="float">
            <text:p>201528</text:p>
          </table:table-cell>
          <table:table-cell office:value-type="float" office:value="194911" calcext:value-type="float">
            <text:p>194911</text:p>
          </table:table-cell>
          <table:table-cell office:value-type="float" office:value="158168" calcext:value-type="float">
            <text:p>158168</text:p>
          </table:table-cell>
          <table:table-cell office:value-type="float" office:value="135300" calcext:value-type="float">
            <text:p>135300</text:p>
          </table:table-cell>
          <table:table-cell office:value-type="float" office:value="194462" calcext:value-type="float">
            <text:p>194462</text:p>
          </table:table-cell>
          <table:table-cell office:value-type="float" office:value="158983" calcext:value-type="float">
            <text:p>158983</text:p>
          </table:table-cell>
          <table:table-cell office:value-type="float" office:value="170146" calcext:value-type="float">
            <text:p>170146</text:p>
          </table:table-cell>
          <table:table-cell office:value-type="float" office:value="164190" calcext:value-type="float">
            <text:p>164190</text:p>
          </table:table-cell>
          <table:table-cell office:value-type="float" office:value="188071" calcext:value-type="float">
            <text:p>188071</text:p>
          </table:table-cell>
          <table:table-cell office:value-type="float" office:value="156033" calcext:value-type="float">
            <text:p>156033</text:p>
          </table:table-cell>
        </table:table-row>
        <table:table-row table:style-name="ro1">
          <table:table-cell/>
          <table:table-cell office:value-type="float" office:value="76245" calcext:value-type="float">
            <text:p>76245</text:p>
          </table:table-cell>
          <table:table-cell office:value-type="float" office:value="110139" calcext:value-type="float">
            <text:p>110139</text:p>
          </table:table-cell>
          <table:table-cell office:value-type="float" office:value="86872" calcext:value-type="float">
            <text:p>86872</text:p>
          </table:table-cell>
          <table:table-cell office:value-type="float" office:value="125560" calcext:value-type="float">
            <text:p>125560</text:p>
          </table:table-cell>
          <table:table-cell office:value-type="float" office:value="128521" calcext:value-type="float">
            <text:p>128521</text:p>
          </table:table-cell>
          <table:table-cell office:value-type="float" office:value="134928" calcext:value-type="float">
            <text:p>134928</text:p>
          </table:table-cell>
          <table:table-cell office:value-type="float" office:value="154795" calcext:value-type="float">
            <text:p>154795</text:p>
          </table:table-cell>
          <table:table-cell office:value-type="float" office:value="151301" calcext:value-type="float">
            <text:p>151301</text:p>
          </table:table-cell>
          <table:table-cell office:value-type="float" office:value="148967" calcext:value-type="float">
            <text:p>148967</text:p>
          </table:table-cell>
          <table:table-cell office:value-type="float" office:value="164947" calcext:value-type="float">
            <text:p>164947</text:p>
          </table:table-cell>
          <table:table-cell office:value-type="float" office:value="201410" calcext:value-type="float">
            <text:p>201410</text:p>
          </table:table-cell>
          <table:table-cell office:value-type="float" office:value="191196" calcext:value-type="float">
            <text:p>191196</text:p>
          </table:table-cell>
          <table:table-cell office:value-type="float" office:value="212709" calcext:value-type="float">
            <text:p>212709</text:p>
          </table:table-cell>
          <table:table-cell office:value-type="float" office:value="207864" calcext:value-type="float">
            <text:p>207864</text:p>
          </table:table-cell>
          <table:table-cell office:value-type="float" office:value="201171" calcext:value-type="float">
            <text:p>201171</text:p>
          </table:table-cell>
          <table:table-cell office:value-type="float" office:value="199527" calcext:value-type="float">
            <text:p>199527</text:p>
          </table:table-cell>
        </table:table-row>
        <table:table-row table:style-name="ro1">
          <table:table-cell/>
          <table:table-cell office:value-type="float" office:value="106228" calcext:value-type="float">
            <text:p>106228</text:p>
          </table:table-cell>
          <table:table-cell office:value-type="float" office:value="169320" calcext:value-type="float">
            <text:p>169320</text:p>
          </table:table-cell>
          <table:table-cell office:value-type="float" office:value="107204" calcext:value-type="float">
            <text:p>107204</text:p>
          </table:table-cell>
          <table:table-cell office:value-type="float" office:value="165420" calcext:value-type="float">
            <text:p>165420</text:p>
          </table:table-cell>
          <table:table-cell office:value-type="float" office:value="173155" calcext:value-type="float">
            <text:p>173155</text:p>
          </table:table-cell>
          <table:table-cell office:value-type="float" office:value="157739" calcext:value-type="float">
            <text:p>157739</text:p>
          </table:table-cell>
          <table:table-cell office:value-type="float" office:value="177178" calcext:value-type="float">
            <text:p>177178</text:p>
          </table:table-cell>
          <table:table-cell office:value-type="float" office:value="153705" calcext:value-type="float">
            <text:p>153705</text:p>
          </table:table-cell>
          <table:table-cell office:value-type="float" office:value="184337" calcext:value-type="float">
            <text:p>184337</text:p>
          </table:table-cell>
          <table:table-cell office:value-type="float" office:value="169322" calcext:value-type="float">
            <text:p>169322</text:p>
          </table:table-cell>
          <table:table-cell office:value-type="float" office:value="201560" calcext:value-type="float">
            <text:p>201560</text:p>
          </table:table-cell>
          <table:table-cell office:value-type="float" office:value="205820" calcext:value-type="float">
            <text:p>205820</text:p>
          </table:table-cell>
          <table:table-cell office:value-type="float" office:value="214458" calcext:value-type="float">
            <text:p>214458</text:p>
          </table:table-cell>
          <table:table-cell office:value-type="float" office:value="247477" calcext:value-type="float">
            <text:p>247477</text:p>
          </table:table-cell>
          <table:table-cell office:value-type="float" office:value="242551" calcext:value-type="float">
            <text:p>242551</text:p>
          </table:table-cell>
          <table:table-cell office:value-type="float" office:value="191248" calcext:value-type="float">
            <text:p>191248</text:p>
          </table:table-cell>
        </table:table-row>
        <table:table-row table:style-name="ro1">
          <table:table-cell/>
          <table:table-cell office:value-type="float" office:value="184044" calcext:value-type="float">
            <text:p>184044</text:p>
          </table:table-cell>
          <table:table-cell office:value-type="float" office:value="249749" calcext:value-type="float">
            <text:p>249749</text:p>
          </table:table-cell>
          <table:table-cell office:value-type="float" office:value="161075" calcext:value-type="float">
            <text:p>161075</text:p>
          </table:table-cell>
          <table:table-cell office:value-type="float" office:value="253283" calcext:value-type="float">
            <text:p>253283</text:p>
          </table:table-cell>
          <table:table-cell office:value-type="float" office:value="253615" calcext:value-type="float">
            <text:p>253615</text:p>
          </table:table-cell>
          <table:table-cell office:value-type="float" office:value="244847" calcext:value-type="float">
            <text:p>244847</text:p>
          </table:table-cell>
          <table:table-cell office:value-type="float" office:value="253222" calcext:value-type="float">
            <text:p>253222</text:p>
          </table:table-cell>
          <table:table-cell office:value-type="float" office:value="252554" calcext:value-type="float">
            <text:p>252554</text:p>
          </table:table-cell>
          <table:table-cell office:value-type="float" office:value="233497" calcext:value-type="float">
            <text:p>233497</text:p>
          </table:table-cell>
          <table:table-cell office:value-type="float" office:value="222049" calcext:value-type="float">
            <text:p>222049</text:p>
          </table:table-cell>
          <table:table-cell office:value-type="float" office:value="251126" calcext:value-type="float">
            <text:p>251126</text:p>
          </table:table-cell>
          <table:table-cell office:value-type="float" office:value="239427" calcext:value-type="float">
            <text:p>239427</text:p>
          </table:table-cell>
          <table:table-cell office:value-type="float" office:value="176117" calcext:value-type="float">
            <text:p>176117</text:p>
          </table:table-cell>
          <table:table-cell office:value-type="float" office:value="244793" calcext:value-type="float">
            <text:p>244793</text:p>
          </table:table-cell>
          <table:table-cell office:value-type="float" office:value="250763" calcext:value-type="float">
            <text:p>250763</text:p>
          </table:table-cell>
          <table:table-cell office:value-type="float" office:value="195528" calcext:value-type="float">
            <text:p>195528</text:p>
          </table:table-cell>
        </table:table-row>
        <table:table-row table:style-name="ro1">
          <table:table-cell/>
          <table:table-cell office:value-type="float" office:value="98699" calcext:value-type="float">
            <text:p>98699</text:p>
          </table:table-cell>
          <table:table-cell office:value-type="float" office:value="183150" calcext:value-type="float">
            <text:p>183150</text:p>
          </table:table-cell>
          <table:table-cell office:value-type="float" office:value="127067" calcext:value-type="float">
            <text:p>127067</text:p>
          </table:table-cell>
          <table:table-cell office:value-type="float" office:value="214574" calcext:value-type="float">
            <text:p>214574</text:p>
          </table:table-cell>
          <table:table-cell office:value-type="float" office:value="209259" calcext:value-type="float">
            <text:p>209259</text:p>
          </table:table-cell>
          <table:table-cell office:value-type="float" office:value="176377" calcext:value-type="float">
            <text:p>176377</text:p>
          </table:table-cell>
          <table:table-cell office:value-type="float" office:value="205677" calcext:value-type="float">
            <text:p>205677</text:p>
          </table:table-cell>
          <table:table-cell office:value-type="float" office:value="189626" calcext:value-type="float">
            <text:p>189626</text:p>
          </table:table-cell>
          <table:table-cell office:value-type="float" office:value="124218" calcext:value-type="float">
            <text:p>124218</text:p>
          </table:table-cell>
          <table:table-cell office:value-type="float" office:value="117772" calcext:value-type="float">
            <text:p>117772</text:p>
          </table:table-cell>
          <table:table-cell office:value-type="float" office:value="170393" calcext:value-type="float">
            <text:p>170393</text:p>
          </table:table-cell>
          <table:table-cell office:value-type="float" office:value="154367" calcext:value-type="float">
            <text:p>154367</text:p>
          </table:table-cell>
          <table:table-cell office:value-type="float" office:value="204459" calcext:value-type="float">
            <text:p>204459</text:p>
          </table:table-cell>
          <table:table-cell office:value-type="float" office:value="169676" calcext:value-type="float">
            <text:p>169676</text:p>
          </table:table-cell>
          <table:table-cell office:value-type="float" office:value="164652" calcext:value-type="float">
            <text:p>164652</text:p>
          </table:table-cell>
          <table:table-cell office:value-type="float" office:value="209399" calcext:value-type="float">
            <text:p>209399</text:p>
          </table:table-cell>
        </table:table-row>
        <table:table-row table:style-name="ro1">
          <table:table-cell/>
          <table:table-cell office:value-type="float" office:value="85383" calcext:value-type="float">
            <text:p>85383</text:p>
          </table:table-cell>
          <table:table-cell office:value-type="float" office:value="131078" calcext:value-type="float">
            <text:p>131078</text:p>
          </table:table-cell>
          <table:table-cell office:value-type="float" office:value="77746" calcext:value-type="float">
            <text:p>77746</text:p>
          </table:table-cell>
          <table:table-cell office:value-type="float" office:value="168483" calcext:value-type="float">
            <text:p>168483</text:p>
          </table:table-cell>
          <table:table-cell office:value-type="float" office:value="168635" calcext:value-type="float">
            <text:p>168635</text:p>
          </table:table-cell>
          <table:table-cell office:value-type="float" office:value="176635" calcext:value-type="float">
            <text:p>176635</text:p>
          </table:table-cell>
          <table:table-cell office:value-type="float" office:value="158030" calcext:value-type="float">
            <text:p>158030</text:p>
          </table:table-cell>
          <table:table-cell office:value-type="float" office:value="164059" calcext:value-type="float">
            <text:p>164059</text:p>
          </table:table-cell>
          <table:table-cell office:value-type="float" office:value="156017" calcext:value-type="float">
            <text:p>156017</text:p>
          </table:table-cell>
          <table:table-cell office:value-type="float" office:value="113770" calcext:value-type="float">
            <text:p>113770</text:p>
          </table:table-cell>
          <table:table-cell office:value-type="float" office:value="144651" calcext:value-type="float">
            <text:p>144651</text:p>
          </table:table-cell>
          <table:table-cell office:value-type="float" office:value="138374" calcext:value-type="float">
            <text:p>138374</text:p>
          </table:table-cell>
          <table:table-cell office:value-type="float" office:value="203732" calcext:value-type="float">
            <text:p>203732</text:p>
          </table:table-cell>
          <table:table-cell office:value-type="float" office:value="163070" calcext:value-type="float">
            <text:p>163070</text:p>
          </table:table-cell>
          <table:table-cell office:value-type="float" office:value="124255" calcext:value-type="float">
            <text:p>124255</text:p>
          </table:table-cell>
          <table:table-cell office:value-type="float" office:value="197060" calcext:value-type="float">
            <text:p>197060</text:p>
          </table:table-cell>
        </table:table-row>
        <table:table-row table:style-name="ro1">
          <table:table-cell/>
          <table:table-cell office:value-type="float" office:value="117250" calcext:value-type="float">
            <text:p>117250</text:p>
          </table:table-cell>
          <table:table-cell office:value-type="float" office:value="166228" calcext:value-type="float">
            <text:p>166228</text:p>
          </table:table-cell>
          <table:table-cell office:value-type="float" office:value="101305" calcext:value-type="float">
            <text:p>101305</text:p>
          </table:table-cell>
          <table:table-cell office:value-type="float" office:value="185351" calcext:value-type="float">
            <text:p>185351</text:p>
          </table:table-cell>
          <table:table-cell office:value-type="float" office:value="195201" calcext:value-type="float">
            <text:p>195201</text:p>
          </table:table-cell>
          <table:table-cell office:value-type="float" office:value="176891" calcext:value-type="float">
            <text:p>176891</text:p>
          </table:table-cell>
          <table:table-cell office:value-type="float" office:value="199517" calcext:value-type="float">
            <text:p>199517</text:p>
          </table:table-cell>
          <table:table-cell office:value-type="float" office:value="191460" calcext:value-type="float">
            <text:p>191460</text:p>
          </table:table-cell>
          <table:table-cell office:value-type="float" office:value="159301" calcext:value-type="float">
            <text:p>159301</text:p>
          </table:table-cell>
          <table:table-cell office:value-type="float" office:value="138132" calcext:value-type="float">
            <text:p>138132</text:p>
          </table:table-cell>
          <table:table-cell office:value-type="float" office:value="172253" calcext:value-type="float">
            <text:p>172253</text:p>
          </table:table-cell>
          <table:table-cell office:value-type="float" office:value="171657" calcext:value-type="float">
            <text:p>171657</text:p>
          </table:table-cell>
          <table:table-cell office:value-type="float" office:value="180887" calcext:value-type="float">
            <text:p>180887</text:p>
          </table:table-cell>
          <table:table-cell office:value-type="float" office:value="182748" calcext:value-type="float">
            <text:p>182748</text:p>
          </table:table-cell>
          <table:table-cell office:value-type="float" office:value="204950" calcext:value-type="float">
            <text:p>204950</text:p>
          </table:table-cell>
          <table:table-cell office:value-type="float" office:value="131840" calcext:value-type="float">
            <text:p>131840</text:p>
          </table:table-cell>
        </table:table-row>
        <table:table-row table:style-name="ro1">
          <table:table-cell/>
          <table:table-cell office:value-type="float" office:value="149982" calcext:value-type="float">
            <text:p>149982</text:p>
          </table:table-cell>
          <table:table-cell office:value-type="float" office:value="178948" calcext:value-type="float">
            <text:p>178948</text:p>
          </table:table-cell>
          <table:table-cell office:value-type="float" office:value="92051" calcext:value-type="float">
            <text:p>92051</text:p>
          </table:table-cell>
          <table:table-cell office:value-type="float" office:value="180080" calcext:value-type="float">
            <text:p>180080</text:p>
          </table:table-cell>
          <table:table-cell office:value-type="float" office:value="184951" calcext:value-type="float">
            <text:p>184951</text:p>
          </table:table-cell>
          <table:table-cell office:value-type="float" office:value="172380" calcext:value-type="float">
            <text:p>172380</text:p>
          </table:table-cell>
          <table:table-cell office:value-type="float" office:value="185142" calcext:value-type="float">
            <text:p>185142</text:p>
          </table:table-cell>
          <table:table-cell office:value-type="float" office:value="182113" calcext:value-type="float">
            <text:p>182113</text:p>
          </table:table-cell>
          <table:table-cell office:value-type="float" office:value="151792" calcext:value-type="float">
            <text:p>151792</text:p>
          </table:table-cell>
          <table:table-cell office:value-type="float" office:value="140692" calcext:value-type="float">
            <text:p>140692</text:p>
          </table:table-cell>
          <table:table-cell office:value-type="float" office:value="176546" calcext:value-type="float">
            <text:p>176546</text:p>
          </table:table-cell>
          <table:table-cell office:value-type="float" office:value="175876" calcext:value-type="float">
            <text:p>175876</text:p>
          </table:table-cell>
          <table:table-cell office:value-type="float" office:value="181733" calcext:value-type="float">
            <text:p>181733</text:p>
          </table:table-cell>
          <table:table-cell office:value-type="float" office:value="199366" calcext:value-type="float">
            <text:p>199366</text:p>
          </table:table-cell>
          <table:table-cell office:value-type="float" office:value="215493" calcext:value-type="float">
            <text:p>215493</text:p>
          </table:table-cell>
          <table:table-cell office:value-type="float" office:value="137736" calcext:value-type="float">
            <text:p>137736</text:p>
          </table:table-cell>
        </table:table-row>
        <table:table-row table:style-name="ro1">
          <table:table-cell/>
          <table:table-cell office:value-type="float" office:value="169163" calcext:value-type="float">
            <text:p>169163</text:p>
          </table:table-cell>
          <table:table-cell office:value-type="float" office:value="162264" calcext:value-type="float">
            <text:p>162264</text:p>
          </table:table-cell>
          <table:table-cell office:value-type="float" office:value="74278" calcext:value-type="float">
            <text:p>74278</text:p>
          </table:table-cell>
          <table:table-cell office:value-type="float" office:value="159916" calcext:value-type="float">
            <text:p>159916</text:p>
          </table:table-cell>
          <table:table-cell office:value-type="float" office:value="183257" calcext:value-type="float">
            <text:p>183257</text:p>
          </table:table-cell>
          <table:table-cell office:value-type="float" office:value="180930" calcext:value-type="float">
            <text:p>180930</text:p>
          </table:table-cell>
          <table:table-cell office:value-type="float" office:value="160934" calcext:value-type="float">
            <text:p>160934</text:p>
          </table:table-cell>
          <table:table-cell office:value-type="float" office:value="159919" calcext:value-type="float">
            <text:p>159919</text:p>
          </table:table-cell>
          <table:table-cell office:value-type="float" office:value="187380" calcext:value-type="float">
            <text:p>187380</text:p>
          </table:table-cell>
          <table:table-cell office:value-type="float" office:value="178517" calcext:value-type="float">
            <text:p>178517</text:p>
          </table:table-cell>
          <table:table-cell office:value-type="float" office:value="203494" calcext:value-type="float">
            <text:p>203494</text:p>
          </table:table-cell>
          <table:table-cell office:value-type="float" office:value="206420" calcext:value-type="float">
            <text:p>206420</text:p>
          </table:table-cell>
          <table:table-cell office:value-type="float" office:value="215420" calcext:value-type="float">
            <text:p>215420</text:p>
          </table:table-cell>
          <table:table-cell office:value-type="float" office:value="237115" calcext:value-type="float">
            <text:p>237115</text:p>
          </table:table-cell>
          <table:table-cell office:value-type="float" office:value="218903" calcext:value-type="float">
            <text:p>218903</text:p>
          </table:table-cell>
          <table:table-cell office:value-type="float" office:value="180124" calcext:value-type="float">
            <text:p>180124</text:p>
          </table:table-cell>
        </table:table-row>
        <table:table-row table:style-name="ro1">
          <table:table-cell/>
          <table:table-cell office:value-type="float" office:value="162118" calcext:value-type="float">
            <text:p>162118</text:p>
          </table:table-cell>
          <table:table-cell office:value-type="float" office:value="195843" calcext:value-type="float">
            <text:p>195843</text:p>
          </table:table-cell>
          <table:table-cell office:value-type="float" office:value="84020" calcext:value-type="float">
            <text:p>84020</text:p>
          </table:table-cell>
          <table:table-cell office:value-type="float" office:value="203385" calcext:value-type="float">
            <text:p>203385</text:p>
          </table:table-cell>
          <table:table-cell office:value-type="float" office:value="231454" calcext:value-type="float">
            <text:p>231454</text:p>
          </table:table-cell>
          <table:table-cell office:value-type="float" office:value="226285" calcext:value-type="float">
            <text:p>226285</text:p>
          </table:table-cell>
          <table:table-cell office:value-type="float" office:value="204015" calcext:value-type="float">
            <text:p>204015</text:p>
          </table:table-cell>
          <table:table-cell office:value-type="float" office:value="190180" calcext:value-type="float">
            <text:p>190180</text:p>
          </table:table-cell>
          <table:table-cell office:value-type="float" office:value="192582" calcext:value-type="float">
            <text:p>192582</text:p>
          </table:table-cell>
          <table:table-cell office:value-type="float" office:value="156234" calcext:value-type="float">
            <text:p>156234</text:p>
          </table:table-cell>
          <table:table-cell office:value-type="float" office:value="180352" calcext:value-type="float">
            <text:p>180352</text:p>
          </table:table-cell>
          <table:table-cell office:value-type="float" office:value="188360" calcext:value-type="float">
            <text:p>188360</text:p>
          </table:table-cell>
          <table:table-cell office:value-type="float" office:value="186031" calcext:value-type="float">
            <text:p>186031</text:p>
          </table:table-cell>
          <table:table-cell office:value-type="float" office:value="220512" calcext:value-type="float">
            <text:p>220512</text:p>
          </table:table-cell>
          <table:table-cell office:value-type="float" office:value="221087" calcext:value-type="float">
            <text:p>221087</text:p>
          </table:table-cell>
          <table:table-cell office:value-type="float" office:value="180330" calcext:value-type="float">
            <text:p>180330</text:p>
          </table:table-cell>
        </table:table-row>
        <table:table-row table:style-name="ro1">
          <table:table-cell/>
          <table:table-cell office:value-type="float" office:value="207612" calcext:value-type="float">
            <text:p>207612</text:p>
          </table:table-cell>
          <table:table-cell office:value-type="float" office:value="205012" calcext:value-type="float">
            <text:p>205012</text:p>
          </table:table-cell>
          <table:table-cell office:value-type="float" office:value="76710" calcext:value-type="float">
            <text:p>76710</text:p>
          </table:table-cell>
          <table:table-cell office:value-type="float" office:value="251774" calcext:value-type="float">
            <text:p>251774</text:p>
          </table:table-cell>
          <table:table-cell office:value-type="float" office:value="253487" calcext:value-type="float">
            <text:p>253487</text:p>
          </table:table-cell>
          <table:table-cell office:value-type="float" office:value="254077" calcext:value-type="float">
            <text:p>254077</text:p>
          </table:table-cell>
          <table:table-cell office:value-type="float" office:value="223352" calcext:value-type="float">
            <text:p>223352</text:p>
          </table:table-cell>
          <table:table-cell office:value-type="float" office:value="252064" calcext:value-type="float">
            <text:p>252064</text:p>
          </table:table-cell>
          <table:table-cell office:value-type="float" office:value="222782" calcext:value-type="float">
            <text:p>222782</text:p>
          </table:table-cell>
          <table:table-cell office:value-type="float" office:value="167132" calcext:value-type="float">
            <text:p>167132</text:p>
          </table:table-cell>
          <table:table-cell office:value-type="float" office:value="249585" calcext:value-type="float">
            <text:p>249585</text:p>
          </table:table-cell>
          <table:table-cell office:value-type="float" office:value="245492" calcext:value-type="float">
            <text:p>245492</text:p>
          </table:table-cell>
          <table:table-cell office:value-type="float" office:value="202736" calcext:value-type="float">
            <text:p>202736</text:p>
          </table:table-cell>
          <table:table-cell office:value-type="float" office:value="247746" calcext:value-type="float">
            <text:p>247746</text:p>
          </table:table-cell>
          <table:table-cell office:value-type="float" office:value="248762" calcext:value-type="float">
            <text:p>248762</text:p>
          </table:table-cell>
          <table:table-cell office:value-type="float" office:value="170350" calcext:value-type="float">
            <text:p>170350</text:p>
          </table:table-cell>
        </table:table-row>
        <table:table-row table:style-name="ro1">
          <table:table-cell/>
          <table:table-cell office:value-type="float" office:value="180686" calcext:value-type="float">
            <text:p>180686</text:p>
          </table:table-cell>
          <table:table-cell office:value-type="float" office:value="199152" calcext:value-type="float">
            <text:p>199152</text:p>
          </table:table-cell>
          <table:table-cell office:value-type="float" office:value="74486" calcext:value-type="float">
            <text:p>74486</text:p>
          </table:table-cell>
          <table:table-cell office:value-type="float" office:value="222672" calcext:value-type="float">
            <text:p>222672</text:p>
          </table:table-cell>
          <table:table-cell office:value-type="float" office:value="220830" calcext:value-type="float">
            <text:p>220830</text:p>
          </table:table-cell>
          <table:table-cell office:value-type="float" office:value="233559" calcext:value-type="float">
            <text:p>233559</text:p>
          </table:table-cell>
          <table:table-cell office:value-type="float" office:value="201443" calcext:value-type="float">
            <text:p>201443</text:p>
          </table:table-cell>
          <table:table-cell office:value-type="float" office:value="197618" calcext:value-type="float">
            <text:p>197618</text:p>
          </table:table-cell>
          <table:table-cell office:value-type="float" office:value="185676" calcext:value-type="float">
            <text:p>185676</text:p>
          </table:table-cell>
          <table:table-cell office:value-type="float" office:value="169598" calcext:value-type="float">
            <text:p>169598</text:p>
          </table:table-cell>
          <table:table-cell office:value-type="float" office:value="183955" calcext:value-type="float">
            <text:p>183955</text:p>
          </table:table-cell>
          <table:table-cell office:value-type="float" office:value="203673" calcext:value-type="float">
            <text:p>203673</text:p>
          </table:table-cell>
          <table:table-cell office:value-type="float" office:value="205110" calcext:value-type="float">
            <text:p>205110</text:p>
          </table:table-cell>
          <table:table-cell office:value-type="float" office:value="194777" calcext:value-type="float">
            <text:p>194777</text:p>
          </table:table-cell>
          <table:table-cell office:value-type="float" office:value="210655" calcext:value-type="float">
            <text:p>210655</text:p>
          </table:table-cell>
          <table:table-cell office:value-type="float" office:value="181205" calcext:value-type="float">
            <text:p>181205</text:p>
          </table:table-cell>
        </table:table-row>
        <table:table-row table:style-name="ro1">
          <table:table-cell/>
          <table:table-cell office:value-type="float" office:value="235599" calcext:value-type="float">
            <text:p>235599</text:p>
          </table:table-cell>
          <table:table-cell office:value-type="float" office:value="239662" calcext:value-type="float">
            <text:p>239662</text:p>
          </table:table-cell>
          <table:table-cell office:value-type="float" office:value="64999" calcext:value-type="float">
            <text:p>64999</text:p>
          </table:table-cell>
          <table:table-cell office:value-type="float" office:value="251431" calcext:value-type="float">
            <text:p>251431</text:p>
          </table:table-cell>
          <table:table-cell office:value-type="float" office:value="250728" calcext:value-type="float">
            <text:p>250728</text:p>
          </table:table-cell>
          <table:table-cell office:value-type="float" office:value="241785" calcext:value-type="float">
            <text:p>241785</text:p>
          </table:table-cell>
          <table:table-cell office:value-type="float" office:value="215297" calcext:value-type="float">
            <text:p>215297</text:p>
          </table:table-cell>
          <table:table-cell office:value-type="float" office:value="201931" calcext:value-type="float">
            <text:p>201931</text:p>
          </table:table-cell>
          <table:table-cell office:value-type="float" office:value="193261" calcext:value-type="float">
            <text:p>193261</text:p>
          </table:table-cell>
          <table:table-cell office:value-type="float" office:value="175689" calcext:value-type="float">
            <text:p>175689</text:p>
          </table:table-cell>
          <table:table-cell office:value-type="float" office:value="190177" calcext:value-type="float">
            <text:p>190177</text:p>
          </table:table-cell>
          <table:table-cell office:value-type="float" office:value="209466" calcext:value-type="float">
            <text:p>209466</text:p>
          </table:table-cell>
          <table:table-cell office:value-type="float" office:value="183294" calcext:value-type="float">
            <text:p>183294</text:p>
          </table:table-cell>
          <table:table-cell office:value-type="float" office:value="201886" calcext:value-type="float">
            <text:p>201886</text:p>
          </table:table-cell>
          <table:table-cell office:value-type="float" office:value="191736" calcext:value-type="float">
            <text:p>191736</text:p>
          </table:table-cell>
          <table:table-cell office:value-type="float" office:value="195442" calcext:value-type="float">
            <text:p>195442</text:p>
          </table:table-cell>
        </table:table-row>
        <table:table-row table:style-name="ro1">
          <table:table-cell/>
          <table:table-cell office:value-type="float" office:value="208217" calcext:value-type="float">
            <text:p>208217</text:p>
          </table:table-cell>
          <table:table-cell office:value-type="float" office:value="202661" calcext:value-type="float">
            <text:p>202661</text:p>
          </table:table-cell>
          <table:table-cell office:value-type="float" office:value="55034" calcext:value-type="float">
            <text:p>55034</text:p>
          </table:table-cell>
          <table:table-cell office:value-type="float" office:value="234879" calcext:value-type="float">
            <text:p>234879</text:p>
          </table:table-cell>
          <table:table-cell office:value-type="float" office:value="253444" calcext:value-type="float">
            <text:p>253444</text:p>
          </table:table-cell>
          <table:table-cell office:value-type="float" office:value="250758" calcext:value-type="float">
            <text:p>250758</text:p>
          </table:table-cell>
          <table:table-cell office:value-type="float" office:value="214414" calcext:value-type="float">
            <text:p>214414</text:p>
          </table:table-cell>
          <table:table-cell office:value-type="float" office:value="188335" calcext:value-type="float">
            <text:p>188335</text:p>
          </table:table-cell>
          <table:table-cell office:value-type="float" office:value="202222" calcext:value-type="float">
            <text:p>202222</text:p>
          </table:table-cell>
          <table:table-cell office:value-type="float" office:value="154455" calcext:value-type="float">
            <text:p>154455</text:p>
          </table:table-cell>
          <table:table-cell office:value-type="float" office:value="194193" calcext:value-type="float">
            <text:p>194193</text:p>
          </table:table-cell>
          <table:table-cell office:value-type="float" office:value="188412" calcext:value-type="float">
            <text:p>188412</text:p>
          </table:table-cell>
          <table:table-cell office:value-type="float" office:value="201856" calcext:value-type="float">
            <text:p>201856</text:p>
          </table:table-cell>
          <table:table-cell office:value-type="float" office:value="199213" calcext:value-type="float">
            <text:p>199213</text:p>
          </table:table-cell>
          <table:table-cell office:value-type="float" office:value="187555" calcext:value-type="float">
            <text:p>187555</text:p>
          </table:table-cell>
          <table:table-cell office:value-type="float" office:value="171769" calcext:value-type="float">
            <text:p>171769</text:p>
          </table:table-cell>
        </table:table-row>
        <table:table-row table:style-name="ro1">
          <table:table-cell/>
          <table:table-cell office:value-type="float" office:value="201562" calcext:value-type="float">
            <text:p>201562</text:p>
          </table:table-cell>
          <table:table-cell office:value-type="float" office:value="190636" calcext:value-type="float">
            <text:p>190636</text:p>
          </table:table-cell>
          <table:table-cell office:value-type="float" office:value="52157" calcext:value-type="float">
            <text:p>52157</text:p>
          </table:table-cell>
          <table:table-cell office:value-type="float" office:value="242920" calcext:value-type="float">
            <text:p>242920</text:p>
          </table:table-cell>
          <table:table-cell office:value-type="float" office:value="243536" calcext:value-type="float">
            <text:p>243536</text:p>
          </table:table-cell>
          <table:table-cell office:value-type="float" office:value="241476" calcext:value-type="float">
            <text:p>241476</text:p>
          </table:table-cell>
          <table:table-cell office:value-type="float" office:value="239156" calcext:value-type="float">
            <text:p>239156</text:p>
          </table:table-cell>
          <table:table-cell office:value-type="float" office:value="223040" calcext:value-type="float">
            <text:p>223040</text:p>
          </table:table-cell>
          <table:table-cell office:value-type="float" office:value="229272" calcext:value-type="float">
            <text:p>229272</text:p>
          </table:table-cell>
          <table:table-cell office:value-type="float" office:value="177361" calcext:value-type="float">
            <text:p>177361</text:p>
          </table:table-cell>
          <table:table-cell office:value-type="float" office:value="232411" calcext:value-type="float">
            <text:p>232411</text:p>
          </table:table-cell>
          <table:table-cell office:value-type="float" office:value="210777" calcext:value-type="float">
            <text:p>210777</text:p>
          </table:table-cell>
          <table:table-cell office:value-type="float" office:value="240323" calcext:value-type="float">
            <text:p>240323</text:p>
          </table:table-cell>
          <table:table-cell office:value-type="float" office:value="221424" calcext:value-type="float">
            <text:p>221424</text:p>
          </table:table-cell>
          <table:table-cell office:value-type="float" office:value="189457" calcext:value-type="float">
            <text:p>189457</text:p>
          </table:table-cell>
          <table:table-cell office:value-type="float" office:value="191645" calcext:value-type="float">
            <text:p>191645</text:p>
          </table:table-cell>
        </table:table-row>
        <table:table-row table:style-name="ro1">
          <table:table-cell/>
          <table:table-cell office:value-type="float" office:value="237498" calcext:value-type="float">
            <text:p>237498</text:p>
          </table:table-cell>
          <table:table-cell office:value-type="float" office:value="160489" calcext:value-type="float">
            <text:p>160489</text:p>
          </table:table-cell>
          <table:table-cell office:value-type="float" office:value="42310" calcext:value-type="float">
            <text:p>42310</text:p>
          </table:table-cell>
          <table:table-cell office:value-type="float" office:value="172077" calcext:value-type="float">
            <text:p>172077</text:p>
          </table:table-cell>
          <table:table-cell office:value-type="float" office:value="208266" calcext:value-type="float">
            <text:p>208266</text:p>
          </table:table-cell>
          <table:table-cell office:value-type="float" office:value="205658" calcext:value-type="float">
            <text:p>205658</text:p>
          </table:table-cell>
          <table:table-cell office:value-type="float" office:value="177722" calcext:value-type="float">
            <text:p>177722</text:p>
          </table:table-cell>
          <table:table-cell office:value-type="float" office:value="157506" calcext:value-type="float">
            <text:p>157506</text:p>
          </table:table-cell>
          <table:table-cell office:value-type="float" office:value="164795" calcext:value-type="float">
            <text:p>164795</text:p>
          </table:table-cell>
          <table:table-cell office:value-type="float" office:value="160570" calcext:value-type="float">
            <text:p>160570</text:p>
          </table:table-cell>
          <table:table-cell office:value-type="float" office:value="170744" calcext:value-type="float">
            <text:p>170744</text:p>
          </table:table-cell>
          <table:table-cell office:value-type="float" office:value="178203" calcext:value-type="float">
            <text:p>178203</text:p>
          </table:table-cell>
          <table:table-cell office:value-type="float" office:value="227169" calcext:value-type="float">
            <text:p>227169</text:p>
          </table:table-cell>
          <table:table-cell office:value-type="float" office:value="190505" calcext:value-type="float">
            <text:p>190505</text:p>
          </table:table-cell>
          <table:table-cell office:value-type="float" office:value="172233" calcext:value-type="float">
            <text:p>172233</text:p>
          </table:table-cell>
          <table:table-cell office:value-type="float" office:value="178926" calcext:value-type="float">
            <text:p>178926</text:p>
          </table:table-cell>
        </table:table-row>
        <table:table-row table:style-name="ro1">
          <table:table-cell/>
          <table:table-cell office:value-type="float" office:value="190196" calcext:value-type="float">
            <text:p>190196</text:p>
          </table:table-cell>
          <table:table-cell office:value-type="float" office:value="192454" calcext:value-type="float">
            <text:p>192454</text:p>
          </table:table-cell>
          <table:table-cell office:value-type="float" office:value="45901" calcext:value-type="float">
            <text:p>45901</text:p>
          </table:table-cell>
          <table:table-cell office:value-type="float" office:value="179583" calcext:value-type="float">
            <text:p>179583</text:p>
          </table:table-cell>
          <table:table-cell office:value-type="float" office:value="219907" calcext:value-type="float">
            <text:p>219907</text:p>
          </table:table-cell>
          <table:table-cell office:value-type="float" office:value="215230" calcext:value-type="float">
            <text:p>215230</text:p>
          </table:table-cell>
          <table:table-cell office:value-type="float" office:value="186460" calcext:value-type="float">
            <text:p>186460</text:p>
          </table:table-cell>
          <table:table-cell office:value-type="float" office:value="169080" calcext:value-type="float">
            <text:p>169080</text:p>
          </table:table-cell>
          <table:table-cell office:value-type="float" office:value="186364" calcext:value-type="float">
            <text:p>186364</text:p>
          </table:table-cell>
          <table:table-cell office:value-type="float" office:value="165467" calcext:value-type="float">
            <text:p>165467</text:p>
          </table:table-cell>
          <table:table-cell office:value-type="float" office:value="166740" calcext:value-type="float">
            <text:p>166740</text:p>
          </table:table-cell>
          <table:table-cell office:value-type="float" office:value="173659" calcext:value-type="float">
            <text:p>173659</text:p>
          </table:table-cell>
          <table:table-cell office:value-type="float" office:value="167679" calcext:value-type="float">
            <text:p>167679</text:p>
          </table:table-cell>
          <table:table-cell office:value-type="float" office:value="206637" calcext:value-type="float">
            <text:p>206637</text:p>
          </table:table-cell>
          <table:table-cell office:value-type="float" office:value="176528" calcext:value-type="float">
            <text:p>176528</text:p>
          </table:table-cell>
          <table:table-cell office:value-type="float" office:value="164916" calcext:value-type="float">
            <text:p>164916</text:p>
          </table:table-cell>
        </table:table-row>
        <table:table-row table:style-name="ro1">
          <table:table-cell/>
          <table:table-cell office:value-type="float" office:value="121963" calcext:value-type="float">
            <text:p>121963</text:p>
          </table:table-cell>
          <table:table-cell office:value-type="float" office:value="117025" calcext:value-type="float">
            <text:p>117025</text:p>
          </table:table-cell>
          <table:table-cell office:value-type="float" office:value="46724" calcext:value-type="float">
            <text:p>46724</text:p>
          </table:table-cell>
          <table:table-cell office:value-type="float" office:value="153185" calcext:value-type="float">
            <text:p>153185</text:p>
          </table:table-cell>
          <table:table-cell office:value-type="float" office:value="156836" calcext:value-type="float">
            <text:p>156836</text:p>
          </table:table-cell>
          <table:table-cell office:value-type="float" office:value="178062" calcext:value-type="float">
            <text:p>178062</text:p>
          </table:table-cell>
          <table:table-cell office:value-type="float" office:value="142592" calcext:value-type="float">
            <text:p>142592</text:p>
          </table:table-cell>
          <table:table-cell office:value-type="float" office:value="154430" calcext:value-type="float">
            <text:p>154430</text:p>
          </table:table-cell>
          <table:table-cell office:value-type="float" office:value="154274" calcext:value-type="float">
            <text:p>154274</text:p>
          </table:table-cell>
          <table:table-cell office:value-type="float" office:value="173363" calcext:value-type="float">
            <text:p>173363</text:p>
          </table:table-cell>
          <table:table-cell office:value-type="float" office:value="203530" calcext:value-type="float">
            <text:p>203530</text:p>
          </table:table-cell>
          <table:table-cell office:value-type="float" office:value="223673" calcext:value-type="float">
            <text:p>223673</text:p>
          </table:table-cell>
          <table:table-cell office:value-type="float" office:value="190608" calcext:value-type="float">
            <text:p>190608</text:p>
          </table:table-cell>
          <table:table-cell office:value-type="float" office:value="211416" calcext:value-type="float">
            <text:p>211416</text:p>
          </table:table-cell>
          <table:table-cell office:value-type="float" office:value="190851" calcext:value-type="float">
            <text:p>190851</text:p>
          </table:table-cell>
          <table:table-cell office:value-type="float" office:value="197015" calcext:value-type="float">
            <text:p>197015</text:p>
          </table:table-cell>
        </table:table-row>
        <table:table-row table:style-name="ro1">
          <table:table-cell/>
          <table:table-cell office:value-type="float" office:value="119491" calcext:value-type="float">
            <text:p>119491</text:p>
          </table:table-cell>
          <table:table-cell office:value-type="float" office:value="124824" calcext:value-type="float">
            <text:p>124824</text:p>
          </table:table-cell>
          <table:table-cell office:value-type="float" office:value="48675" calcext:value-type="float">
            <text:p>48675</text:p>
          </table:table-cell>
          <table:table-cell office:value-type="float" office:value="172178" calcext:value-type="float">
            <text:p>172178</text:p>
          </table:table-cell>
          <table:table-cell office:value-type="float" office:value="184599" calcext:value-type="float">
            <text:p>184599</text:p>
          </table:table-cell>
          <table:table-cell office:value-type="float" office:value="206360" calcext:value-type="float">
            <text:p>206360</text:p>
          </table:table-cell>
          <table:table-cell office:value-type="float" office:value="164822" calcext:value-type="float">
            <text:p>164822</text:p>
          </table:table-cell>
          <table:table-cell office:value-type="float" office:value="170629" calcext:value-type="float">
            <text:p>170629</text:p>
          </table:table-cell>
          <table:table-cell office:value-type="float" office:value="208232" calcext:value-type="float">
            <text:p>208232</text:p>
          </table:table-cell>
          <table:table-cell office:value-type="float" office:value="208818" calcext:value-type="float">
            <text:p>208818</text:p>
          </table:table-cell>
          <table:table-cell office:value-type="float" office:value="242537" calcext:value-type="float">
            <text:p>242537</text:p>
          </table:table-cell>
          <table:table-cell office:value-type="float" office:value="248768" calcext:value-type="float">
            <text:p>248768</text:p>
          </table:table-cell>
          <table:table-cell office:value-type="float" office:value="192873" calcext:value-type="float">
            <text:p>192873</text:p>
          </table:table-cell>
          <table:table-cell office:value-type="float" office:value="226908" calcext:value-type="float">
            <text:p>226908</text:p>
          </table:table-cell>
          <table:table-cell office:value-type="float" office:value="227660" calcext:value-type="float">
            <text:p>227660</text:p>
          </table:table-cell>
          <table:table-cell office:value-type="float" office:value="201445" calcext:value-type="float">
            <text:p>201445</text:p>
          </table:table-cell>
        </table:table-row>
        <table:table-row table:style-name="ro1">
          <table:table-cell/>
          <table:table-cell office:value-type="float" office:value="188170" calcext:value-type="float">
            <text:p>188170</text:p>
          </table:table-cell>
          <table:table-cell office:value-type="float" office:value="168724" calcext:value-type="float">
            <text:p>168724</text:p>
          </table:table-cell>
          <table:table-cell office:value-type="float" office:value="42164" calcext:value-type="float">
            <text:p>42164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8842" calcext:value-type="float">
            <text:p>228842</text:p>
          </table:table-cell>
          <table:table-cell office:value-type="float" office:value="253860" calcext:value-type="float">
            <text:p>253860</text:p>
          </table:table-cell>
          <table:table-cell office:value-type="float" office:value="193220" calcext:value-type="float">
            <text:p>193220</text:p>
          </table:table-cell>
          <table:table-cell office:value-type="float" office:value="199767" calcext:value-type="float">
            <text:p>199767</text:p>
          </table:table-cell>
          <table:table-cell office:value-type="float" office:value="254105" calcext:value-type="float">
            <text:p>254105</text:p>
          </table:table-cell>
          <table:table-cell office:value-type="float" office:value="242536" calcext:value-type="float">
            <text:p>242536</text:p>
          </table:table-cell>
          <table:table-cell office:value-type="float" office:value="254604" calcext:value-type="float">
            <text:p>254604</text:p>
          </table:table-cell>
          <table:table-cell office:value-type="float" office:value="250287" calcext:value-type="float">
            <text:p>250287</text:p>
          </table:table-cell>
          <table:table-cell office:value-type="float" office:value="230143" calcext:value-type="float">
            <text:p>230143</text:p>
          </table:table-cell>
          <table:table-cell office:value-type="float" office:value="254304" calcext:value-type="float">
            <text:p>254304</text:p>
          </table:table-cell>
          <table:table-cell office:value-type="float" office:value="254138" calcext:value-type="float">
            <text:p>254138</text:p>
          </table:table-cell>
          <table:table-cell office:value-type="float" office:value="165368" calcext:value-type="float">
            <text:p>165368</text:p>
          </table:table-cell>
        </table:table-row>
        <table:table-row table:style-name="ro1">
          <table:table-cell/>
          <table:table-cell office:value-type="float" office:value="210543" calcext:value-type="float">
            <text:p>210543</text:p>
          </table:table-cell>
          <table:table-cell office:value-type="float" office:value="163252" calcext:value-type="float">
            <text:p>163252</text:p>
          </table:table-cell>
          <table:table-cell office:value-type="float" office:value="46635" calcext:value-type="float">
            <text:p>46635</text:p>
          </table:table-cell>
          <table:table-cell office:value-type="float" office:value="197095" calcext:value-type="float">
            <text:p>197095</text:p>
          </table:table-cell>
          <table:table-cell office:value-type="float" office:value="226027" calcext:value-type="float">
            <text:p>226027</text:p>
          </table:table-cell>
          <table:table-cell office:value-type="float" office:value="251648" calcext:value-type="float">
            <text:p>251648</text:p>
          </table:table-cell>
          <table:table-cell office:value-type="float" office:value="178190" calcext:value-type="float">
            <text:p>178190</text:p>
          </table:table-cell>
          <table:table-cell office:value-type="float" office:value="175155" calcext:value-type="float">
            <text:p>175155</text:p>
          </table:table-cell>
          <table:table-cell office:value-type="float" office:value="243903" calcext:value-type="float">
            <text:p>243903</text:p>
          </table:table-cell>
          <table:table-cell office:value-type="float" office:value="234065" calcext:value-type="float">
            <text:p>234065</text:p>
          </table:table-cell>
          <table:table-cell office:value-type="float" office:value="246099" calcext:value-type="float">
            <text:p>246099</text:p>
          </table:table-cell>
          <table:table-cell office:value-type="float" office:value="243175" calcext:value-type="float">
            <text:p>243175</text:p>
          </table:table-cell>
          <table:table-cell office:value-type="float" office:value="215250" calcext:value-type="float">
            <text:p>215250</text:p>
          </table:table-cell>
          <table:table-cell office:value-type="float" office:value="249683" calcext:value-type="float">
            <text:p>249683</text:p>
          </table:table-cell>
          <table:table-cell office:value-type="float" office:value="247718" calcext:value-type="float">
            <text:p>247718</text:p>
          </table:table-cell>
          <table:table-cell office:value-type="float" office:value="176651" calcext:value-type="float">
            <text:p>176651</text:p>
          </table:table-cell>
        </table:table-row>
        <table:table-row table:style-name="ro1">
          <table:table-cell/>
          <table:table-cell office:value-type="float" office:value="243767" calcext:value-type="float">
            <text:p>243767</text:p>
          </table:table-cell>
          <table:table-cell office:value-type="float" office:value="152429" calcext:value-type="float">
            <text:p>152429</text:p>
          </table:table-cell>
          <table:table-cell office:value-type="float" office:value="60577" calcext:value-type="float">
            <text:p>60577</text:p>
          </table:table-cell>
          <table:table-cell office:value-type="float" office:value="212822" calcext:value-type="float">
            <text:p>212822</text:p>
          </table:table-cell>
          <table:table-cell office:value-type="float" office:value="248533" calcext:value-type="float">
            <text:p>248533</text:p>
          </table:table-cell>
          <table:table-cell office:value-type="float" office:value="252473" calcext:value-type="float">
            <text:p>252473</text:p>
          </table:table-cell>
          <table:table-cell office:value-type="float" office:value="210820" calcext:value-type="float">
            <text:p>210820</text:p>
          </table:table-cell>
          <table:table-cell office:value-type="float" office:value="214196" calcext:value-type="float">
            <text:p>214196</text:p>
          </table:table-cell>
          <table:table-cell office:value-type="float" office:value="253631" calcext:value-type="float">
            <text:p>253631</text:p>
          </table:table-cell>
          <table:table-cell office:value-type="float" office:value="252919" calcext:value-type="float">
            <text:p>252919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170438" calcext:value-type="float">
            <text:p>170438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4930" calcext:value-type="float">
            <text:p>254930</text:p>
          </table:table-cell>
          <table:table-cell office:value-type="float" office:value="222717" calcext:value-type="float">
            <text:p>222717</text:p>
          </table:table-cell>
        </table:table-row>
        <table:table-row table:style-name="ro1">
          <table:table-cell/>
          <table:table-cell office:value-type="float" office:value="198529" calcext:value-type="float">
            <text:p>198529</text:p>
          </table:table-cell>
          <table:table-cell office:value-type="float" office:value="120182" calcext:value-type="float">
            <text:p>120182</text:p>
          </table:table-cell>
          <table:table-cell office:value-type="float" office:value="52139" calcext:value-type="float">
            <text:p>52139</text:p>
          </table:table-cell>
          <table:table-cell office:value-type="float" office:value="170112" calcext:value-type="float">
            <text:p>170112</text:p>
          </table:table-cell>
          <table:table-cell office:value-type="float" office:value="209019" calcext:value-type="float">
            <text:p>209019</text:p>
          </table:table-cell>
          <table:table-cell office:value-type="float" office:value="244603" calcext:value-type="float">
            <text:p>244603</text:p>
          </table:table-cell>
          <table:table-cell office:value-type="float" office:value="151094" calcext:value-type="float">
            <text:p>151094</text:p>
          </table:table-cell>
          <table:table-cell office:value-type="float" office:value="169424" calcext:value-type="float">
            <text:p>169424</text:p>
          </table:table-cell>
          <table:table-cell office:value-type="float" office:value="242531" calcext:value-type="float">
            <text:p>242531</text:p>
          </table:table-cell>
          <table:table-cell office:value-type="float" office:value="246437" calcext:value-type="float">
            <text:p>246437</text:p>
          </table:table-cell>
          <table:table-cell table:number-columns-repeated="2" office:value-type="float" office:value="255000" calcext:value-type="float">
            <text:p>255000</text:p>
          </table:table-cell>
          <table:table-cell office:value-type="float" office:value="221634" calcext:value-type="float">
            <text:p>221634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153" calcext:value-type="float">
            <text:p>250153</text:p>
          </table:table-cell>
          <table:table-cell office:value-type="float" office:value="164127" calcext:value-type="float">
            <text:p>164127</text:p>
          </table:table-cell>
        </table:table-row>
        <table:table-row table:style-name="ro1">
          <table:table-cell/>
          <table:table-cell office:value-type="float" office:value="146444" calcext:value-type="float">
            <text:p>146444</text:p>
          </table:table-cell>
          <table:table-cell office:value-type="float" office:value="80518" calcext:value-type="float">
            <text:p>80518</text:p>
          </table:table-cell>
          <table:table-cell office:value-type="float" office:value="56298" calcext:value-type="float">
            <text:p>56298</text:p>
          </table:table-cell>
          <table:table-cell office:value-type="float" office:value="131092" calcext:value-type="float">
            <text:p>131092</text:p>
          </table:table-cell>
          <table:table-cell office:value-type="float" office:value="167865" calcext:value-type="float">
            <text:p>167865</text:p>
          </table:table-cell>
          <table:table-cell office:value-type="float" office:value="199662" calcext:value-type="float">
            <text:p>199662</text:p>
          </table:table-cell>
          <table:table-cell office:value-type="float" office:value="135971" calcext:value-type="float">
            <text:p>135971</text:p>
          </table:table-cell>
          <table:table-cell office:value-type="float" office:value="143211" calcext:value-type="float">
            <text:p>143211</text:p>
          </table:table-cell>
          <table:table-cell office:value-type="float" office:value="213292" calcext:value-type="float">
            <text:p>213292</text:p>
          </table:table-cell>
          <table:table-cell office:value-type="float" office:value="204323" calcext:value-type="float">
            <text:p>204323</text:p>
          </table:table-cell>
          <table:table-cell office:value-type="float" office:value="206287" calcext:value-type="float">
            <text:p>206287</text:p>
          </table:table-cell>
          <table:table-cell office:value-type="float" office:value="193692" calcext:value-type="float">
            <text:p>193692</text:p>
          </table:table-cell>
          <table:table-cell office:value-type="float" office:value="205759" calcext:value-type="float">
            <text:p>205759</text:p>
          </table:table-cell>
          <table:table-cell office:value-type="float" office:value="234189" calcext:value-type="float">
            <text:p>234189</text:p>
          </table:table-cell>
          <table:table-cell office:value-type="float" office:value="203525" calcext:value-type="float">
            <text:p>203525</text:p>
          </table:table-cell>
          <table:table-cell office:value-type="float" office:value="157097" calcext:value-type="float">
            <text:p>157097</text:p>
          </table:table-cell>
        </table:table-row>
        <table:table-row table:style-name="ro1">
          <table:table-cell/>
          <table:table-cell office:value-type="float" office:value="105532" calcext:value-type="float">
            <text:p>105532</text:p>
          </table:table-cell>
          <table:table-cell office:value-type="float" office:value="75373" calcext:value-type="float">
            <text:p>75373</text:p>
          </table:table-cell>
          <table:table-cell office:value-type="float" office:value="69837" calcext:value-type="float">
            <text:p>69837</text:p>
          </table:table-cell>
          <table:table-cell office:value-type="float" office:value="130646" calcext:value-type="float">
            <text:p>130646</text:p>
          </table:table-cell>
          <table:table-cell office:value-type="float" office:value="136970" calcext:value-type="float">
            <text:p>136970</text:p>
          </table:table-cell>
          <table:table-cell office:value-type="float" office:value="186099" calcext:value-type="float">
            <text:p>186099</text:p>
          </table:table-cell>
          <table:table-cell office:value-type="float" office:value="105368" calcext:value-type="float">
            <text:p>105368</text:p>
          </table:table-cell>
          <table:table-cell office:value-type="float" office:value="113299" calcext:value-type="float">
            <text:p>113299</text:p>
          </table:table-cell>
          <table:table-cell office:value-type="float" office:value="192660" calcext:value-type="float">
            <text:p>192660</text:p>
          </table:table-cell>
          <table:table-cell office:value-type="float" office:value="210579" calcext:value-type="float">
            <text:p>210579</text:p>
          </table:table-cell>
          <table:table-cell office:value-type="float" office:value="217629" calcext:value-type="float">
            <text:p>217629</text:p>
          </table:table-cell>
          <table:table-cell office:value-type="float" office:value="216634" calcext:value-type="float">
            <text:p>216634</text:p>
          </table:table-cell>
          <table:table-cell office:value-type="float" office:value="227345" calcext:value-type="float">
            <text:p>227345</text:p>
          </table:table-cell>
          <table:table-cell office:value-type="float" office:value="227369" calcext:value-type="float">
            <text:p>227369</text:p>
          </table:table-cell>
          <table:table-cell office:value-type="float" office:value="220709" calcext:value-type="float">
            <text:p>220709</text:p>
          </table:table-cell>
          <table:table-cell office:value-type="float" office:value="207073" calcext:value-type="float">
            <text:p>207073</text:p>
          </table:table-cell>
        </table:table-row>
        <table:table-row table:style-name="ro1">
          <table:table-cell/>
          <table:table-cell office:value-type="float" office:value="131124" calcext:value-type="float">
            <text:p>131124</text:p>
          </table:table-cell>
          <table:table-cell office:value-type="float" office:value="74888" calcext:value-type="float">
            <text:p>74888</text:p>
          </table:table-cell>
          <table:table-cell office:value-type="float" office:value="66524" calcext:value-type="float">
            <text:p>66524</text:p>
          </table:table-cell>
          <table:table-cell office:value-type="float" office:value="119874" calcext:value-type="float">
            <text:p>119874</text:p>
          </table:table-cell>
          <table:table-cell office:value-type="float" office:value="130844" calcext:value-type="float">
            <text:p>130844</text:p>
          </table:table-cell>
          <table:table-cell office:value-type="float" office:value="185724" calcext:value-type="float">
            <text:p>185724</text:p>
          </table:table-cell>
          <table:table-cell office:value-type="float" office:value="107110" calcext:value-type="float">
            <text:p>107110</text:p>
          </table:table-cell>
          <table:table-cell office:value-type="float" office:value="112779" calcext:value-type="float">
            <text:p>112779</text:p>
          </table:table-cell>
          <table:table-cell office:value-type="float" office:value="189128" calcext:value-type="float">
            <text:p>189128</text:p>
          </table:table-cell>
          <table:table-cell office:value-type="float" office:value="216772" calcext:value-type="float">
            <text:p>216772</text:p>
          </table:table-cell>
          <table:table-cell office:value-type="float" office:value="216014" calcext:value-type="float">
            <text:p>216014</text:p>
          </table:table-cell>
          <table:table-cell office:value-type="float" office:value="217993" calcext:value-type="float">
            <text:p>217993</text:p>
          </table:table-cell>
          <table:table-cell office:value-type="float" office:value="236666" calcext:value-type="float">
            <text:p>236666</text:p>
          </table:table-cell>
          <table:table-cell office:value-type="float" office:value="226066" calcext:value-type="float">
            <text:p>226066</text:p>
          </table:table-cell>
          <table:table-cell office:value-type="float" office:value="223966" calcext:value-type="float">
            <text:p>223966</text:p>
          </table:table-cell>
          <table:table-cell office:value-type="float" office:value="228025" calcext:value-type="float">
            <text:p>228025</text:p>
          </table:table-cell>
        </table:table-row>
        <table:table-row table:style-name="ro1">
          <table:table-cell/>
          <table:table-cell office:value-type="float" office:value="147573" calcext:value-type="float">
            <text:p>147573</text:p>
          </table:table-cell>
          <table:table-cell office:value-type="float" office:value="66889" calcext:value-type="float">
            <text:p>66889</text:p>
          </table:table-cell>
          <table:table-cell office:value-type="float" office:value="75417" calcext:value-type="float">
            <text:p>75417</text:p>
          </table:table-cell>
          <table:table-cell office:value-type="float" office:value="117123" calcext:value-type="float">
            <text:p>117123</text:p>
          </table:table-cell>
          <table:table-cell office:value-type="float" office:value="176110" calcext:value-type="float">
            <text:p>176110</text:p>
          </table:table-cell>
          <table:table-cell office:value-type="float" office:value="233947" calcext:value-type="float">
            <text:p>233947</text:p>
          </table:table-cell>
          <table:table-cell office:value-type="float" office:value="121921" calcext:value-type="float">
            <text:p>121921</text:p>
          </table:table-cell>
          <table:table-cell office:value-type="float" office:value="131987" calcext:value-type="float">
            <text:p>131987</text:p>
          </table:table-cell>
          <table:table-cell office:value-type="float" office:value="230012" calcext:value-type="float">
            <text:p>230012</text:p>
          </table:table-cell>
          <table:table-cell office:value-type="float" office:value="241642" calcext:value-type="float">
            <text:p>241642</text:p>
          </table:table-cell>
          <table:table-cell office:value-type="float" office:value="239510" calcext:value-type="float">
            <text:p>239510</text:p>
          </table:table-cell>
          <table:table-cell office:value-type="float" office:value="234615" calcext:value-type="float">
            <text:p>234615</text:p>
          </table:table-cell>
          <table:table-cell office:value-type="float" office:value="252960" calcext:value-type="float">
            <text:p>252960</text:p>
          </table:table-cell>
          <table:table-cell office:value-type="float" office:value="234991" calcext:value-type="float">
            <text:p>234991</text:p>
          </table:table-cell>
          <table:table-cell office:value-type="float" office:value="227996" calcext:value-type="float">
            <text:p>227996</text:p>
          </table:table-cell>
          <table:table-cell office:value-type="float" office:value="240848" calcext:value-type="float">
            <text:p>240848</text:p>
          </table:table-cell>
        </table:table-row>
        <table:table-row table:style-name="ro1">
          <table:table-cell/>
          <table:table-cell office:value-type="float" office:value="140011" calcext:value-type="float">
            <text:p>140011</text:p>
          </table:table-cell>
          <table:table-cell office:value-type="float" office:value="95679" calcext:value-type="float">
            <text:p>95679</text:p>
          </table:table-cell>
          <table:table-cell office:value-type="float" office:value="78585" calcext:value-type="float">
            <text:p>78585</text:p>
          </table:table-cell>
          <table:table-cell office:value-type="float" office:value="144669" calcext:value-type="float">
            <text:p>144669</text:p>
          </table:table-cell>
          <table:table-cell office:value-type="float" office:value="171416" calcext:value-type="float">
            <text:p>171416</text:p>
          </table:table-cell>
          <table:table-cell office:value-type="float" office:value="217683" calcext:value-type="float">
            <text:p>217683</text:p>
          </table:table-cell>
          <table:table-cell office:value-type="float" office:value="135462" calcext:value-type="float">
            <text:p>135462</text:p>
          </table:table-cell>
          <table:table-cell office:value-type="float" office:value="140545" calcext:value-type="float">
            <text:p>140545</text:p>
          </table:table-cell>
          <table:table-cell office:value-type="float" office:value="199354" calcext:value-type="float">
            <text:p>199354</text:p>
          </table:table-cell>
          <table:table-cell office:value-type="float" office:value="194034" calcext:value-type="float">
            <text:p>194034</text:p>
          </table:table-cell>
          <table:table-cell office:value-type="float" office:value="215991" calcext:value-type="float">
            <text:p>215991</text:p>
          </table:table-cell>
          <table:table-cell office:value-type="float" office:value="175801" calcext:value-type="float">
            <text:p>175801</text:p>
          </table:table-cell>
          <table:table-cell office:value-type="float" office:value="186532" calcext:value-type="float">
            <text:p>186532</text:p>
          </table:table-cell>
          <table:table-cell office:value-type="float" office:value="166812" calcext:value-type="float">
            <text:p>166812</text:p>
          </table:table-cell>
          <table:table-cell office:value-type="float" office:value="146908" calcext:value-type="float">
            <text:p>146908</text:p>
          </table:table-cell>
          <table:table-cell office:value-type="float" office:value="184178" calcext:value-type="float">
            <text:p>184178</text:p>
          </table:table-cell>
        </table:table-row>
        <table:table-row table:style-name="ro1">
          <table:table-cell/>
          <table:table-cell office:value-type="float" office:value="132585" calcext:value-type="float">
            <text:p>132585</text:p>
          </table:table-cell>
          <table:table-cell office:value-type="float" office:value="81648" calcext:value-type="float">
            <text:p>81648</text:p>
          </table:table-cell>
          <table:table-cell office:value-type="float" office:value="62944" calcext:value-type="float">
            <text:p>62944</text:p>
          </table:table-cell>
          <table:table-cell office:value-type="float" office:value="113704" calcext:value-type="float">
            <text:p>113704</text:p>
          </table:table-cell>
          <table:table-cell office:value-type="float" office:value="165449" calcext:value-type="float">
            <text:p>165449</text:p>
          </table:table-cell>
          <table:table-cell office:value-type="float" office:value="199467" calcext:value-type="float">
            <text:p>199467</text:p>
          </table:table-cell>
          <table:table-cell office:value-type="float" office:value="118176" calcext:value-type="float">
            <text:p>118176</text:p>
          </table:table-cell>
          <table:table-cell office:value-type="float" office:value="111043" calcext:value-type="float">
            <text:p>111043</text:p>
          </table:table-cell>
          <table:table-cell office:value-type="float" office:value="227765" calcext:value-type="float">
            <text:p>227765</text:p>
          </table:table-cell>
          <table:table-cell office:value-type="float" office:value="201330" calcext:value-type="float">
            <text:p>201330</text:p>
          </table:table-cell>
          <table:table-cell office:value-type="float" office:value="186748" calcext:value-type="float">
            <text:p>186748</text:p>
          </table:table-cell>
          <table:table-cell office:value-type="float" office:value="173904" calcext:value-type="float">
            <text:p>173904</text:p>
          </table:table-cell>
          <table:table-cell office:value-type="float" office:value="238482" calcext:value-type="float">
            <text:p>238482</text:p>
          </table:table-cell>
          <table:table-cell office:value-type="float" office:value="196439" calcext:value-type="float">
            <text:p>196439</text:p>
          </table:table-cell>
          <table:table-cell office:value-type="float" office:value="123176" calcext:value-type="float">
            <text:p>123176</text:p>
          </table:table-cell>
          <table:table-cell office:value-type="float" office:value="157881" calcext:value-type="float">
            <text:p>157881</text:p>
          </table:table-cell>
        </table:table-row>
        <table:table-row table:style-name="ro1">
          <table:table-cell/>
          <table:table-cell office:value-type="float" office:value="139472" calcext:value-type="float">
            <text:p>139472</text:p>
          </table:table-cell>
          <table:table-cell office:value-type="float" office:value="78536" calcext:value-type="float">
            <text:p>78536</text:p>
          </table:table-cell>
          <table:table-cell office:value-type="float" office:value="61530" calcext:value-type="float">
            <text:p>61530</text:p>
          </table:table-cell>
          <table:table-cell office:value-type="float" office:value="108940" calcext:value-type="float">
            <text:p>108940</text:p>
          </table:table-cell>
          <table:table-cell office:value-type="float" office:value="157889" calcext:value-type="float">
            <text:p>157889</text:p>
          </table:table-cell>
          <table:table-cell office:value-type="float" office:value="202624" calcext:value-type="float">
            <text:p>202624</text:p>
          </table:table-cell>
          <table:table-cell office:value-type="float" office:value="120444" calcext:value-type="float">
            <text:p>120444</text:p>
          </table:table-cell>
          <table:table-cell office:value-type="float" office:value="129517" calcext:value-type="float">
            <text:p>129517</text:p>
          </table:table-cell>
          <table:table-cell office:value-type="float" office:value="183068" calcext:value-type="float">
            <text:p>183068</text:p>
          </table:table-cell>
          <table:table-cell office:value-type="float" office:value="165118" calcext:value-type="float">
            <text:p>165118</text:p>
          </table:table-cell>
          <table:table-cell office:value-type="float" office:value="195022" calcext:value-type="float">
            <text:p>195022</text:p>
          </table:table-cell>
          <table:table-cell office:value-type="float" office:value="159120" calcext:value-type="float">
            <text:p>159120</text:p>
          </table:table-cell>
          <table:table-cell office:value-type="float" office:value="226489" calcext:value-type="float">
            <text:p>226489</text:p>
          </table:table-cell>
          <table:table-cell office:value-type="float" office:value="174511" calcext:value-type="float">
            <text:p>174511</text:p>
          </table:table-cell>
          <table:table-cell office:value-type="float" office:value="160457" calcext:value-type="float">
            <text:p>160457</text:p>
          </table:table-cell>
          <table:table-cell office:value-type="float" office:value="163262" calcext:value-type="float">
            <text:p>163262</text:p>
          </table:table-cell>
        </table:table-row>
        <table:table-row table:style-name="ro1">
          <table:table-cell/>
          <table:table-cell office:value-type="float" office:value="191432" calcext:value-type="float">
            <text:p>191432</text:p>
          </table:table-cell>
          <table:table-cell office:value-type="float" office:value="87299" calcext:value-type="float">
            <text:p>87299</text:p>
          </table:table-cell>
          <table:table-cell office:value-type="float" office:value="64119" calcext:value-type="float">
            <text:p>64119</text:p>
          </table:table-cell>
          <table:table-cell office:value-type="float" office:value="139305" calcext:value-type="float">
            <text:p>139305</text:p>
          </table:table-cell>
          <table:table-cell office:value-type="float" office:value="199524" calcext:value-type="float">
            <text:p>199524</text:p>
          </table:table-cell>
          <table:table-cell office:value-type="float" office:value="218988" calcext:value-type="float">
            <text:p>218988</text:p>
          </table:table-cell>
          <table:table-cell office:value-type="float" office:value="157490" calcext:value-type="float">
            <text:p>157490</text:p>
          </table:table-cell>
          <table:table-cell office:value-type="float" office:value="176766" calcext:value-type="float">
            <text:p>176766</text:p>
          </table:table-cell>
          <table:table-cell office:value-type="float" office:value="200163" calcext:value-type="float">
            <text:p>200163</text:p>
          </table:table-cell>
          <table:table-cell office:value-type="float" office:value="199790" calcext:value-type="float">
            <text:p>199790</text:p>
          </table:table-cell>
          <table:table-cell office:value-type="float" office:value="219502" calcext:value-type="float">
            <text:p>219502</text:p>
          </table:table-cell>
          <table:table-cell office:value-type="float" office:value="196924" calcext:value-type="float">
            <text:p>196924</text:p>
          </table:table-cell>
          <table:table-cell office:value-type="float" office:value="221430" calcext:value-type="float">
            <text:p>221430</text:p>
          </table:table-cell>
          <table:table-cell office:value-type="float" office:value="199627" calcext:value-type="float">
            <text:p>199627</text:p>
          </table:table-cell>
          <table:table-cell office:value-type="float" office:value="202469" calcext:value-type="float">
            <text:p>202469</text:p>
          </table:table-cell>
          <table:table-cell office:value-type="float" office:value="150665" calcext:value-type="float">
            <text:p>150665</text:p>
          </table:table-cell>
        </table:table-row>
        <table:table-row table:style-name="ro1">
          <table:table-cell/>
          <table:table-cell office:value-type="float" office:value="145821" calcext:value-type="float">
            <text:p>145821</text:p>
          </table:table-cell>
          <table:table-cell office:value-type="float" office:value="81218" calcext:value-type="float">
            <text:p>81218</text:p>
          </table:table-cell>
          <table:table-cell office:value-type="float" office:value="62367" calcext:value-type="float">
            <text:p>62367</text:p>
          </table:table-cell>
          <table:table-cell office:value-type="float" office:value="149913" calcext:value-type="float">
            <text:p>149913</text:p>
          </table:table-cell>
          <table:table-cell office:value-type="float" office:value="209273" calcext:value-type="float">
            <text:p>209273</text:p>
          </table:table-cell>
          <table:table-cell office:value-type="float" office:value="245967" calcext:value-type="float">
            <text:p>245967</text:p>
          </table:table-cell>
          <table:table-cell office:value-type="float" office:value="161877" calcext:value-type="float">
            <text:p>161877</text:p>
          </table:table-cell>
          <table:table-cell office:value-type="float" office:value="163186" calcext:value-type="float">
            <text:p>163186</text:p>
          </table:table-cell>
          <table:table-cell office:value-type="float" office:value="246225" calcext:value-type="float">
            <text:p>246225</text:p>
          </table:table-cell>
          <table:table-cell office:value-type="float" office:value="246756" calcext:value-type="float">
            <text:p>246756</text:p>
          </table:table-cell>
          <table:table-cell office:value-type="float" office:value="255000" calcext:value-type="float">
            <text:p>255000</text:p>
          </table:table-cell>
          <table:table-cell office:value-type="float" office:value="247127" calcext:value-type="float">
            <text:p>247127</text:p>
          </table:table-cell>
          <table:table-cell office:value-type="float" office:value="245010" calcext:value-type="float">
            <text:p>245010</text:p>
          </table:table-cell>
          <table:table-cell office:value-type="float" office:value="230149" calcext:value-type="float">
            <text:p>230149</text:p>
          </table:table-cell>
          <table:table-cell office:value-type="float" office:value="221101" calcext:value-type="float">
            <text:p>221101</text:p>
          </table:table-cell>
          <table:table-cell office:value-type="float" office:value="140187" calcext:value-type="float">
            <text:p>140187</text:p>
          </table:table-cell>
        </table:table-row>
        <table:table-row table:style-name="ro1">
          <table:table-cell/>
          <table:table-cell office:value-type="float" office:value="80922" calcext:value-type="float">
            <text:p>80922</text:p>
          </table:table-cell>
          <table:table-cell office:value-type="float" office:value="57677" calcext:value-type="float">
            <text:p>57677</text:p>
          </table:table-cell>
          <table:table-cell office:value-type="float" office:value="54506" calcext:value-type="float">
            <text:p>54506</text:p>
          </table:table-cell>
          <table:table-cell office:value-type="float" office:value="87937" calcext:value-type="float">
            <text:p>87937</text:p>
          </table:table-cell>
          <table:table-cell office:value-type="float" office:value="114021" calcext:value-type="float">
            <text:p>114021</text:p>
          </table:table-cell>
          <table:table-cell office:value-type="float" office:value="183947" calcext:value-type="float">
            <text:p>183947</text:p>
          </table:table-cell>
          <table:table-cell office:value-type="float" office:value="102488" calcext:value-type="float">
            <text:p>102488</text:p>
          </table:table-cell>
          <table:table-cell office:value-type="float" office:value="103747" calcext:value-type="float">
            <text:p>103747</text:p>
          </table:table-cell>
          <table:table-cell office:value-type="float" office:value="190745" calcext:value-type="float">
            <text:p>190745</text:p>
          </table:table-cell>
          <table:table-cell office:value-type="float" office:value="234010" calcext:value-type="float">
            <text:p>234010</text:p>
          </table:table-cell>
          <table:table-cell office:value-type="float" office:value="230359" calcext:value-type="float">
            <text:p>230359</text:p>
          </table:table-cell>
          <table:table-cell office:value-type="float" office:value="227522" calcext:value-type="float">
            <text:p>227522</text:p>
          </table:table-cell>
          <table:table-cell office:value-type="float" office:value="240743" calcext:value-type="float">
            <text:p>240743</text:p>
          </table:table-cell>
          <table:table-cell office:value-type="float" office:value="242686" calcext:value-type="float">
            <text:p>242686</text:p>
          </table:table-cell>
          <table:table-cell office:value-type="float" office:value="220464" calcext:value-type="float">
            <text:p>220464</text:p>
          </table:table-cell>
          <table:table-cell office:value-type="float" office:value="143185" calcext:value-type="float">
            <text:p>143185</text:p>
          </table:table-cell>
        </table:table-row>
        <table:table-row table:style-name="ro1">
          <table:table-cell/>
          <table:table-cell office:value-type="float" office:value="58950" calcext:value-type="float">
            <text:p>58950</text:p>
          </table:table-cell>
          <table:table-cell office:value-type="float" office:value="46177" calcext:value-type="float">
            <text:p>46177</text:p>
          </table:table-cell>
          <table:table-cell office:value-type="float" office:value="64470" calcext:value-type="float">
            <text:p>64470</text:p>
          </table:table-cell>
          <table:table-cell office:value-type="float" office:value="80421" calcext:value-type="float">
            <text:p>80421</text:p>
          </table:table-cell>
          <table:table-cell office:value-type="float" office:value="71872" calcext:value-type="float">
            <text:p>71872</text:p>
          </table:table-cell>
          <table:table-cell office:value-type="float" office:value="136331" calcext:value-type="float">
            <text:p>136331</text:p>
          </table:table-cell>
          <table:table-cell office:value-type="float" office:value="66308" calcext:value-type="float">
            <text:p>66308</text:p>
          </table:table-cell>
          <table:table-cell office:value-type="float" office:value="74083" calcext:value-type="float">
            <text:p>74083</text:p>
          </table:table-cell>
          <table:table-cell office:value-type="float" office:value="158700" calcext:value-type="float">
            <text:p>158700</text:p>
          </table:table-cell>
          <table:table-cell office:value-type="float" office:value="239621" calcext:value-type="float">
            <text:p>239621</text:p>
          </table:table-cell>
          <table:table-cell office:value-type="float" office:value="237210" calcext:value-type="float">
            <text:p>237210</text:p>
          </table:table-cell>
          <table:table-cell office:value-type="float" office:value="237452" calcext:value-type="float">
            <text:p>237452</text:p>
          </table:table-cell>
          <table:table-cell office:value-type="float" office:value="175867" calcext:value-type="float">
            <text:p>175867</text:p>
          </table:table-cell>
          <table:table-cell office:value-type="float" office:value="220332" calcext:value-type="float">
            <text:p>220332</text:p>
          </table:table-cell>
          <table:table-cell office:value-type="float" office:value="219851" calcext:value-type="float">
            <text:p>219851</text:p>
          </table:table-cell>
          <table:table-cell office:value-type="float" office:value="187110" calcext:value-type="float">
            <text:p>187110</text:p>
          </table:table-cell>
        </table:table-row>
        <table:table-row table:style-name="ro1">
          <table:table-cell/>
          <table:table-cell office:value-type="float" office:value="58284" calcext:value-type="float">
            <text:p>58284</text:p>
          </table:table-cell>
          <table:table-cell office:value-type="float" office:value="46048" calcext:value-type="float">
            <text:p>46048</text:p>
          </table:table-cell>
          <table:table-cell office:value-type="float" office:value="51812" calcext:value-type="float">
            <text:p>51812</text:p>
          </table:table-cell>
          <table:table-cell office:value-type="float" office:value="73369" calcext:value-type="float">
            <text:p>73369</text:p>
          </table:table-cell>
          <table:table-cell office:value-type="float" office:value="111546" calcext:value-type="float">
            <text:p>111546</text:p>
          </table:table-cell>
          <table:table-cell office:value-type="float" office:value="190707" calcext:value-type="float">
            <text:p>190707</text:p>
          </table:table-cell>
          <table:table-cell office:value-type="float" office:value="82736" calcext:value-type="float">
            <text:p>82736</text:p>
          </table:table-cell>
          <table:table-cell office:value-type="float" office:value="84193" calcext:value-type="float">
            <text:p>84193</text:p>
          </table:table-cell>
          <table:table-cell office:value-type="float" office:value="191432" calcext:value-type="float">
            <text:p>191432</text:p>
          </table:table-cell>
          <table:table-cell office:value-type="float" office:value="218812" calcext:value-type="float">
            <text:p>218812</text:p>
          </table:table-cell>
          <table:table-cell office:value-type="float" office:value="199654" calcext:value-type="float">
            <text:p>199654</text:p>
          </table:table-cell>
          <table:table-cell office:value-type="float" office:value="181475" calcext:value-type="float">
            <text:p>181475</text:p>
          </table:table-cell>
          <table:table-cell office:value-type="float" office:value="237547" calcext:value-type="float">
            <text:p>237547</text:p>
          </table:table-cell>
          <table:table-cell office:value-type="float" office:value="180366" calcext:value-type="float">
            <text:p>180366</text:p>
          </table:table-cell>
          <table:table-cell office:value-type="float" office:value="135649" calcext:value-type="float">
            <text:p>135649</text:p>
          </table:table-cell>
          <table:table-cell office:value-type="float" office:value="146329" calcext:value-type="float">
            <text:p>146329</text:p>
          </table:table-cell>
        </table:table-row>
        <table:table-row table:style-name="ro1">
          <table:table-cell/>
          <table:table-cell office:value-type="float" office:value="90504" calcext:value-type="float">
            <text:p>90504</text:p>
          </table:table-cell>
          <table:table-cell office:value-type="float" office:value="65661" calcext:value-type="float">
            <text:p>65661</text:p>
          </table:table-cell>
          <table:table-cell office:value-type="float" office:value="51638" calcext:value-type="float">
            <text:p>51638</text:p>
          </table:table-cell>
          <table:table-cell office:value-type="float" office:value="98448" calcext:value-type="float">
            <text:p>98448</text:p>
          </table:table-cell>
          <table:table-cell office:value-type="float" office:value="134446" calcext:value-type="float">
            <text:p>134446</text:p>
          </table:table-cell>
          <table:table-cell office:value-type="float" office:value="208556" calcext:value-type="float">
            <text:p>208556</text:p>
          </table:table-cell>
          <table:table-cell office:value-type="float" office:value="104056" calcext:value-type="float">
            <text:p>104056</text:p>
          </table:table-cell>
          <table:table-cell office:value-type="float" office:value="106905" calcext:value-type="float">
            <text:p>106905</text:p>
          </table:table-cell>
          <table:table-cell office:value-type="float" office:value="231971" calcext:value-type="float">
            <text:p>231971</text:p>
          </table:table-cell>
          <table:table-cell office:value-type="float" office:value="222264" calcext:value-type="float">
            <text:p>222264</text:p>
          </table:table-cell>
          <table:table-cell office:value-type="float" office:value="218343" calcext:value-type="float">
            <text:p>218343</text:p>
          </table:table-cell>
          <table:table-cell office:value-type="float" office:value="183015" calcext:value-type="float">
            <text:p>183015</text:p>
          </table:table-cell>
          <table:table-cell office:value-type="float" office:value="205915" calcext:value-type="float">
            <text:p>205915</text:p>
          </table:table-cell>
          <table:table-cell office:value-type="float" office:value="182229" calcext:value-type="float">
            <text:p>182229</text:p>
          </table:table-cell>
          <table:table-cell office:value-type="float" office:value="167565" calcext:value-type="float">
            <text:p>167565</text:p>
          </table:table-cell>
          <table:table-cell office:value-type="float" office:value="108655" calcext:value-type="float">
            <text:p>108655</text:p>
          </table:table-cell>
        </table:table-row>
        <table:table-row table:style-name="ro1">
          <table:table-cell/>
          <table:table-cell office:value-type="float" office:value="87170" calcext:value-type="float">
            <text:p>87170</text:p>
          </table:table-cell>
          <table:table-cell office:value-type="float" office:value="71398" calcext:value-type="float">
            <text:p>71398</text:p>
          </table:table-cell>
          <table:table-cell office:value-type="float" office:value="84250" calcext:value-type="float">
            <text:p>84250</text:p>
          </table:table-cell>
          <table:table-cell office:value-type="float" office:value="100119" calcext:value-type="float">
            <text:p>100119</text:p>
          </table:table-cell>
          <table:table-cell office:value-type="float" office:value="104381" calcext:value-type="float">
            <text:p>104381</text:p>
          </table:table-cell>
          <table:table-cell office:value-type="float" office:value="189369" calcext:value-type="float">
            <text:p>189369</text:p>
          </table:table-cell>
          <table:table-cell office:value-type="float" office:value="91806" calcext:value-type="float">
            <text:p>91806</text:p>
          </table:table-cell>
          <table:table-cell office:value-type="float" office:value="89621" calcext:value-type="float">
            <text:p>89621</text:p>
          </table:table-cell>
          <table:table-cell office:value-type="float" office:value="228657" calcext:value-type="float">
            <text:p>228657</text:p>
          </table:table-cell>
          <table:table-cell office:value-type="float" office:value="232545" calcext:value-type="float">
            <text:p>232545</text:p>
          </table:table-cell>
          <table:table-cell office:value-type="float" office:value="226495" calcext:value-type="float">
            <text:p>226495</text:p>
          </table:table-cell>
          <table:table-cell office:value-type="float" office:value="215180" calcext:value-type="float">
            <text:p>215180</text:p>
          </table:table-cell>
          <table:table-cell office:value-type="float" office:value="220541" calcext:value-type="float">
            <text:p>220541</text:p>
          </table:table-cell>
          <table:table-cell office:value-type="float" office:value="204037" calcext:value-type="float">
            <text:p>204037</text:p>
          </table:table-cell>
          <table:table-cell office:value-type="float" office:value="188169" calcext:value-type="float">
            <text:p>188169</text:p>
          </table:table-cell>
          <table:table-cell office:value-type="float" office:value="142694" calcext:value-type="float">
            <text:p>142694</text:p>
          </table:table-cell>
        </table:table-row>
        <table:table-row table:style-name="ro1">
          <table:table-cell/>
          <table:table-cell office:value-type="float" office:value="70863" calcext:value-type="float">
            <text:p>70863</text:p>
          </table:table-cell>
          <table:table-cell office:value-type="float" office:value="70905" calcext:value-type="float">
            <text:p>70905</text:p>
          </table:table-cell>
          <table:table-cell office:value-type="float" office:value="121892" calcext:value-type="float">
            <text:p>121892</text:p>
          </table:table-cell>
          <table:table-cell office:value-type="float" office:value="89816" calcext:value-type="float">
            <text:p>89816</text:p>
          </table:table-cell>
          <table:table-cell office:value-type="float" office:value="105357" calcext:value-type="float">
            <text:p>105357</text:p>
          </table:table-cell>
          <table:table-cell office:value-type="float" office:value="212668" calcext:value-type="float">
            <text:p>212668</text:p>
          </table:table-cell>
          <table:table-cell office:value-type="float" office:value="94913" calcext:value-type="float">
            <text:p>94913</text:p>
          </table:table-cell>
          <table:table-cell office:value-type="float" office:value="90068" calcext:value-type="float">
            <text:p>90068</text:p>
          </table:table-cell>
          <table:table-cell office:value-type="float" office:value="227039" calcext:value-type="float">
            <text:p>227039</text:p>
          </table:table-cell>
          <table:table-cell office:value-type="float" office:value="245969" calcext:value-type="float">
            <text:p>245969</text:p>
          </table:table-cell>
          <table:table-cell office:value-type="float" office:value="241668" calcext:value-type="float">
            <text:p>241668</text:p>
          </table:table-cell>
          <table:table-cell office:value-type="float" office:value="235201" calcext:value-type="float">
            <text:p>235201</text:p>
          </table:table-cell>
          <table:table-cell office:value-type="float" office:value="253310" calcext:value-type="float">
            <text:p>253310</text:p>
          </table:table-cell>
          <table:table-cell office:value-type="float" office:value="252521" calcext:value-type="float">
            <text:p>252521</text:p>
          </table:table-cell>
          <table:table-cell office:value-type="float" office:value="241313" calcext:value-type="float">
            <text:p>241313</text:p>
          </table:table-cell>
          <table:table-cell office:value-type="float" office:value="250997" calcext:value-type="float">
            <text:p>250997</text:p>
          </table:table-cell>
        </table:table-row>
        <table:table-row table:style-name="ro1">
          <table:table-cell/>
          <table:table-cell office:value-type="float" office:value="61036" calcext:value-type="float">
            <text:p>61036</text:p>
          </table:table-cell>
          <table:table-cell office:value-type="float" office:value="71619" calcext:value-type="float">
            <text:p>71619</text:p>
          </table:table-cell>
          <table:table-cell office:value-type="float" office:value="92821" calcext:value-type="float">
            <text:p>92821</text:p>
          </table:table-cell>
          <table:table-cell office:value-type="float" office:value="88028" calcext:value-type="float">
            <text:p>88028</text:p>
          </table:table-cell>
          <table:table-cell office:value-type="float" office:value="109289" calcext:value-type="float">
            <text:p>109289</text:p>
          </table:table-cell>
          <table:table-cell office:value-type="float" office:value="147077" calcext:value-type="float">
            <text:p>147077</text:p>
          </table:table-cell>
          <table:table-cell office:value-type="float" office:value="103101" calcext:value-type="float">
            <text:p>103101</text:p>
          </table:table-cell>
          <table:table-cell office:value-type="float" office:value="98996" calcext:value-type="float">
            <text:p>98996</text:p>
          </table:table-cell>
          <table:table-cell office:value-type="float" office:value="156442" calcext:value-type="float">
            <text:p>156442</text:p>
          </table:table-cell>
          <table:table-cell office:value-type="float" office:value="203757" calcext:value-type="float">
            <text:p>203757</text:p>
          </table:table-cell>
          <table:table-cell office:value-type="float" office:value="198847" calcext:value-type="float">
            <text:p>198847</text:p>
          </table:table-cell>
          <table:table-cell office:value-type="float" office:value="174394" calcext:value-type="float">
            <text:p>174394</text:p>
          </table:table-cell>
          <table:table-cell office:value-type="float" office:value="195028" calcext:value-type="float">
            <text:p>195028</text:p>
          </table:table-cell>
          <table:table-cell office:value-type="float" office:value="194786" calcext:value-type="float">
            <text:p>194786</text:p>
          </table:table-cell>
          <table:table-cell office:value-type="float" office:value="172755" calcext:value-type="float">
            <text:p>172755</text:p>
          </table:table-cell>
          <table:table-cell office:value-type="float" office:value="186834" calcext:value-type="float">
            <text:p>186834</text:p>
          </table:table-cell>
        </table:table-row>
        <table:table-row table:style-name="ro1">
          <table:table-cell/>
          <table:table-cell office:value-type="float" office:value="44515" calcext:value-type="float">
            <text:p>44515</text:p>
          </table:table-cell>
          <table:table-cell office:value-type="float" office:value="90698" calcext:value-type="float">
            <text:p>90698</text:p>
          </table:table-cell>
          <table:table-cell office:value-type="float" office:value="141499" calcext:value-type="float">
            <text:p>141499</text:p>
          </table:table-cell>
          <table:table-cell office:value-type="float" office:value="96517" calcext:value-type="float">
            <text:p>96517</text:p>
          </table:table-cell>
          <table:table-cell office:value-type="float" office:value="107570" calcext:value-type="float">
            <text:p>107570</text:p>
          </table:table-cell>
          <table:table-cell office:value-type="float" office:value="131138" calcext:value-type="float">
            <text:p>131138</text:p>
          </table:table-cell>
          <table:table-cell office:value-type="float" office:value="132410" calcext:value-type="float">
            <text:p>132410</text:p>
          </table:table-cell>
          <table:table-cell office:value-type="float" office:value="117693" calcext:value-type="float">
            <text:p>117693</text:p>
          </table:table-cell>
          <table:table-cell office:value-type="float" office:value="151065" calcext:value-type="float">
            <text:p>151065</text:p>
          </table:table-cell>
          <table:table-cell office:value-type="float" office:value="214090" calcext:value-type="float">
            <text:p>214090</text:p>
          </table:table-cell>
          <table:table-cell office:value-type="float" office:value="163483" calcext:value-type="float">
            <text:p>163483</text:p>
          </table:table-cell>
          <table:table-cell office:value-type="float" office:value="140729" calcext:value-type="float">
            <text:p>140729</text:p>
          </table:table-cell>
          <table:table-cell office:value-type="float" office:value="150204" calcext:value-type="float">
            <text:p>150204</text:p>
          </table:table-cell>
          <table:table-cell office:value-type="float" office:value="151873" calcext:value-type="float">
            <text:p>151873</text:p>
          </table:table-cell>
          <table:table-cell office:value-type="float" office:value="121670" calcext:value-type="float">
            <text:p>121670</text:p>
          </table:table-cell>
          <table:table-cell office:value-type="float" office:value="90321" calcext:value-type="float">
            <text:p>90321</text:p>
          </table:table-cell>
        </table:table-row>
        <table:table-row table:style-name="ro1">
          <table:table-cell/>
          <table:table-cell office:value-type="float" office:value="42085" calcext:value-type="float">
            <text:p>42085</text:p>
          </table:table-cell>
          <table:table-cell office:value-type="float" office:value="52227" calcext:value-type="float">
            <text:p>52227</text:p>
          </table:table-cell>
          <table:table-cell office:value-type="float" office:value="87805" calcext:value-type="float">
            <text:p>87805</text:p>
          </table:table-cell>
          <table:table-cell office:value-type="float" office:value="71962" calcext:value-type="float">
            <text:p>71962</text:p>
          </table:table-cell>
          <table:table-cell office:value-type="float" office:value="78594" calcext:value-type="float">
            <text:p>78594</text:p>
          </table:table-cell>
          <table:table-cell office:value-type="float" office:value="111896" calcext:value-type="float">
            <text:p>111896</text:p>
          </table:table-cell>
          <table:table-cell office:value-type="float" office:value="74637" calcext:value-type="float">
            <text:p>74637</text:p>
          </table:table-cell>
          <table:table-cell office:value-type="float" office:value="75461" calcext:value-type="float">
            <text:p>75461</text:p>
          </table:table-cell>
          <table:table-cell office:value-type="float" office:value="127992" calcext:value-type="float">
            <text:p>127992</text:p>
          </table:table-cell>
          <table:table-cell office:value-type="float" office:value="175970" calcext:value-type="float">
            <text:p>175970</text:p>
          </table:table-cell>
          <table:table-cell office:value-type="float" office:value="149395" calcext:value-type="float">
            <text:p>149395</text:p>
          </table:table-cell>
          <table:table-cell office:value-type="float" office:value="150011" calcext:value-type="float">
            <text:p>150011</text:p>
          </table:table-cell>
          <table:table-cell office:value-type="float" office:value="193365" calcext:value-type="float">
            <text:p>193365</text:p>
          </table:table-cell>
          <table:table-cell office:value-type="float" office:value="144773" calcext:value-type="float">
            <text:p>144773</text:p>
          </table:table-cell>
          <table:table-cell office:value-type="float" office:value="132306" calcext:value-type="float">
            <text:p>132306</text:p>
          </table:table-cell>
          <table:table-cell office:value-type="float" office:value="124035" calcext:value-type="float">
            <text:p>124035</text:p>
          </table:table-cell>
        </table:table-row>
        <table:table-row table:style-name="ro1">
          <table:table-cell/>
          <table:table-cell office:value-type="float" office:value="41993" calcext:value-type="float">
            <text:p>41993</text:p>
          </table:table-cell>
          <table:table-cell office:value-type="float" office:value="56376" calcext:value-type="float">
            <text:p>56376</text:p>
          </table:table-cell>
          <table:table-cell office:value-type="float" office:value="68664" calcext:value-type="float">
            <text:p>68664</text:p>
          </table:table-cell>
          <table:table-cell office:value-type="float" office:value="69163" calcext:value-type="float">
            <text:p>69163</text:p>
          </table:table-cell>
          <table:table-cell office:value-type="float" office:value="69089" calcext:value-type="float">
            <text:p>69089</text:p>
          </table:table-cell>
          <table:table-cell office:value-type="float" office:value="77895" calcext:value-type="float">
            <text:p>77895</text:p>
          </table:table-cell>
          <table:table-cell office:value-type="float" office:value="70800" calcext:value-type="float">
            <text:p>70800</text:p>
          </table:table-cell>
          <table:table-cell office:value-type="float" office:value="66812" calcext:value-type="float">
            <text:p>66812</text:p>
          </table:table-cell>
          <table:table-cell office:value-type="float" office:value="88457" calcext:value-type="float">
            <text:p>88457</text:p>
          </table:table-cell>
          <table:table-cell office:value-type="float" office:value="99273" calcext:value-type="float">
            <text:p>99273</text:p>
          </table:table-cell>
          <table:table-cell office:value-type="float" office:value="105569" calcext:value-type="float">
            <text:p>105569</text:p>
          </table:table-cell>
          <table:table-cell office:value-type="float" office:value="98249" calcext:value-type="float">
            <text:p>98249</text:p>
          </table:table-cell>
          <table:table-cell office:value-type="float" office:value="126158" calcext:value-type="float">
            <text:p>126158</text:p>
          </table:table-cell>
          <table:table-cell office:value-type="float" office:value="94140" calcext:value-type="float">
            <text:p>94140</text:p>
          </table:table-cell>
          <table:table-cell office:value-type="float" office:value="93403" calcext:value-type="float">
            <text:p>93403</text:p>
          </table:table-cell>
          <table:table-cell office:value-type="float" office:value="109075" calcext:value-type="float">
            <text:p>109075</text:p>
          </table:table-cell>
        </table:table-row>
        <table:table-row table:style-name="ro1">
          <table:table-cell/>
          <table:table-cell office:value-type="float" office:value="40205" calcext:value-type="float">
            <text:p>40205</text:p>
          </table:table-cell>
          <table:table-cell office:value-type="float" office:value="70036" calcext:value-type="float">
            <text:p>70036</text:p>
          </table:table-cell>
          <table:table-cell office:value-type="float" office:value="72426" calcext:value-type="float">
            <text:p>72426</text:p>
          </table:table-cell>
          <table:table-cell office:value-type="float" office:value="80122" calcext:value-type="float">
            <text:p>80122</text:p>
          </table:table-cell>
          <table:table-cell office:value-type="float" office:value="81016" calcext:value-type="float">
            <text:p>81016</text:p>
          </table:table-cell>
          <table:table-cell office:value-type="float" office:value="74829" calcext:value-type="float">
            <text:p>74829</text:p>
          </table:table-cell>
          <table:table-cell office:value-type="float" office:value="90814" calcext:value-type="float">
            <text:p>90814</text:p>
          </table:table-cell>
          <table:table-cell office:value-type="float" office:value="75433" calcext:value-type="float">
            <text:p>75433</text:p>
          </table:table-cell>
          <table:table-cell office:value-type="float" office:value="89508" calcext:value-type="float">
            <text:p>89508</text:p>
          </table:table-cell>
          <table:table-cell office:value-type="float" office:value="103037" calcext:value-type="float">
            <text:p>103037</text:p>
          </table:table-cell>
          <table:table-cell office:value-type="float" office:value="101733" calcext:value-type="float">
            <text:p>101733</text:p>
          </table:table-cell>
          <table:table-cell office:value-type="float" office:value="93364" calcext:value-type="float">
            <text:p>93364</text:p>
          </table:table-cell>
          <table:table-cell office:value-type="float" office:value="81034" calcext:value-type="float">
            <text:p>81034</text:p>
          </table:table-cell>
          <table:table-cell office:value-type="float" office:value="88972" calcext:value-type="float">
            <text:p>88972</text:p>
          </table:table-cell>
          <table:table-cell office:value-type="float" office:value="96392" calcext:value-type="float">
            <text:p>96392</text:p>
          </table:table-cell>
          <table:table-cell office:value-type="float" office:value="89040" calcext:value-type="float">
            <text:p>89040</text:p>
          </table:table-cell>
        </table:table-row>
        <table:table-row table:style-name="ro1">
          <table:table-cell/>
          <table:table-cell office:value-type="float" office:value="42540" calcext:value-type="float">
            <text:p>42540</text:p>
          </table:table-cell>
          <table:table-cell office:value-type="float" office:value="69629" calcext:value-type="float">
            <text:p>69629</text:p>
          </table:table-cell>
          <table:table-cell office:value-type="float" office:value="85670" calcext:value-type="float">
            <text:p>85670</text:p>
          </table:table-cell>
          <table:table-cell office:value-type="float" office:value="68364" calcext:value-type="float">
            <text:p>68364</text:p>
          </table:table-cell>
          <table:table-cell office:value-type="float" office:value="82106" calcext:value-type="float">
            <text:p>82106</text:p>
          </table:table-cell>
          <table:table-cell office:value-type="float" office:value="65213" calcext:value-type="float">
            <text:p>65213</text:p>
          </table:table-cell>
          <table:table-cell office:value-type="float" office:value="91037" calcext:value-type="float">
            <text:p>91037</text:p>
          </table:table-cell>
          <table:table-cell office:value-type="float" office:value="72611" calcext:value-type="float">
            <text:p>72611</text:p>
          </table:table-cell>
          <table:table-cell office:value-type="float" office:value="86305" calcext:value-type="float">
            <text:p>86305</text:p>
          </table:table-cell>
          <table:table-cell office:value-type="float" office:value="126896" calcext:value-type="float">
            <text:p>126896</text:p>
          </table:table-cell>
          <table:table-cell office:value-type="float" office:value="96904" calcext:value-type="float">
            <text:p>96904</text:p>
          </table:table-cell>
          <table:table-cell office:value-type="float" office:value="112524" calcext:value-type="float">
            <text:p>112524</text:p>
          </table:table-cell>
          <table:table-cell office:value-type="float" office:value="86479" calcext:value-type="float">
            <text:p>86479</text:p>
          </table:table-cell>
          <table:table-cell office:value-type="float" office:value="110069" calcext:value-type="float">
            <text:p>110069</text:p>
          </table:table-cell>
          <table:table-cell office:value-type="float" office:value="116562" calcext:value-type="float">
            <text:p>116562</text:p>
          </table:table-cell>
          <table:table-cell office:value-type="float" office:value="101063" calcext:value-type="float">
            <text:p>101063</text:p>
          </table:table-cell>
        </table:table-row>
        <table:table-row table:style-name="ro1">
          <table:table-cell/>
          <table:table-cell office:value-type="float" office:value="40714" calcext:value-type="float">
            <text:p>40714</text:p>
          </table:table-cell>
          <table:table-cell office:value-type="float" office:value="90341" calcext:value-type="float">
            <text:p>90341</text:p>
          </table:table-cell>
          <table:table-cell office:value-type="float" office:value="109349" calcext:value-type="float">
            <text:p>109349</text:p>
          </table:table-cell>
          <table:table-cell office:value-type="float" office:value="70830" calcext:value-type="float">
            <text:p>70830</text:p>
          </table:table-cell>
          <table:table-cell office:value-type="float" office:value="87632" calcext:value-type="float">
            <text:p>87632</text:p>
          </table:table-cell>
          <table:table-cell office:value-type="float" office:value="81039" calcext:value-type="float">
            <text:p>81039</text:p>
          </table:table-cell>
          <table:table-cell office:value-type="float" office:value="88726" calcext:value-type="float">
            <text:p>88726</text:p>
          </table:table-cell>
          <table:table-cell office:value-type="float" office:value="84069" calcext:value-type="float">
            <text:p>84069</text:p>
          </table:table-cell>
          <table:table-cell office:value-type="float" office:value="135940" calcext:value-type="float">
            <text:p>135940</text:p>
          </table:table-cell>
          <table:table-cell office:value-type="float" office:value="181928" calcext:value-type="float">
            <text:p>181928</text:p>
          </table:table-cell>
          <table:table-cell office:value-type="float" office:value="142483" calcext:value-type="float">
            <text:p>142483</text:p>
          </table:table-cell>
          <table:table-cell office:value-type="float" office:value="151168" calcext:value-type="float">
            <text:p>151168</text:p>
          </table:table-cell>
          <table:table-cell office:value-type="float" office:value="160301" calcext:value-type="float">
            <text:p>160301</text:p>
          </table:table-cell>
          <table:table-cell office:value-type="float" office:value="132793" calcext:value-type="float">
            <text:p>132793</text:p>
          </table:table-cell>
          <table:table-cell office:value-type="float" office:value="144512" calcext:value-type="float">
            <text:p>144512</text:p>
          </table:table-cell>
          <table:table-cell office:value-type="float" office:value="150668" calcext:value-type="float">
            <text:p>150668</text:p>
          </table:table-cell>
        </table:table-row>
        <table:table-row table:style-name="ro1">
          <table:table-cell/>
          <table:table-cell office:value-type="float" office:value="54417" calcext:value-type="float">
            <text:p>54417</text:p>
          </table:table-cell>
          <table:table-cell office:value-type="float" office:value="90325" calcext:value-type="float">
            <text:p>90325</text:p>
          </table:table-cell>
          <table:table-cell office:value-type="float" office:value="61944" calcext:value-type="float">
            <text:p>61944</text:p>
          </table:table-cell>
          <table:table-cell office:value-type="float" office:value="79499" calcext:value-type="float">
            <text:p>79499</text:p>
          </table:table-cell>
          <table:table-cell office:value-type="float" office:value="71910" calcext:value-type="float">
            <text:p>71910</text:p>
          </table:table-cell>
          <table:table-cell office:value-type="float" office:value="71103" calcext:value-type="float">
            <text:p>71103</text:p>
          </table:table-cell>
          <table:table-cell office:value-type="float" office:value="82018" calcext:value-type="float">
            <text:p>82018</text:p>
          </table:table-cell>
          <table:table-cell office:value-type="float" office:value="84189" calcext:value-type="float">
            <text:p>84189</text:p>
          </table:table-cell>
          <table:table-cell office:value-type="float" office:value="103082" calcext:value-type="float">
            <text:p>103082</text:p>
          </table:table-cell>
          <table:table-cell office:value-type="float" office:value="218282" calcext:value-type="float">
            <text:p>218282</text:p>
          </table:table-cell>
          <table:table-cell office:value-type="float" office:value="154701" calcext:value-type="float">
            <text:p>154701</text:p>
          </table:table-cell>
          <table:table-cell office:value-type="float" office:value="197926" calcext:value-type="float">
            <text:p>197926</text:p>
          </table:table-cell>
          <table:table-cell office:value-type="float" office:value="186612" calcext:value-type="float">
            <text:p>186612</text:p>
          </table:table-cell>
          <table:table-cell office:value-type="float" office:value="175498" calcext:value-type="float">
            <text:p>175498</text:p>
          </table:table-cell>
          <table:table-cell office:value-type="float" office:value="109313" calcext:value-type="float">
            <text:p>109313</text:p>
          </table:table-cell>
          <table:table-cell office:value-type="float" office:value="135949" calcext:value-type="float">
            <text:p>135949</text:p>
          </table:table-cell>
        </table:table-row>
        <table:table-row table:style-name="ro1">
          <table:table-cell/>
          <table:table-cell office:value-type="float" office:value="54666" calcext:value-type="float">
            <text:p>54666</text:p>
          </table:table-cell>
          <table:table-cell office:value-type="float" office:value="73372" calcext:value-type="float">
            <text:p>73372</text:p>
          </table:table-cell>
          <table:table-cell office:value-type="float" office:value="79462" calcext:value-type="float">
            <text:p>79462</text:p>
          </table:table-cell>
          <table:table-cell office:value-type="float" office:value="84489" calcext:value-type="float">
            <text:p>84489</text:p>
          </table:table-cell>
          <table:table-cell office:value-type="float" office:value="70348" calcext:value-type="float">
            <text:p>70348</text:p>
          </table:table-cell>
          <table:table-cell office:value-type="float" office:value="71615" calcext:value-type="float">
            <text:p>71615</text:p>
          </table:table-cell>
          <table:table-cell office:value-type="float" office:value="82337" calcext:value-type="float">
            <text:p>82337</text:p>
          </table:table-cell>
          <table:table-cell office:value-type="float" office:value="74453" calcext:value-type="float">
            <text:p>74453</text:p>
          </table:table-cell>
          <table:table-cell office:value-type="float" office:value="106985" calcext:value-type="float">
            <text:p>106985</text:p>
          </table:table-cell>
          <table:table-cell office:value-type="float" office:value="230684" calcext:value-type="float">
            <text:p>230684</text:p>
          </table:table-cell>
          <table:table-cell office:value-type="float" office:value="171184" calcext:value-type="float">
            <text:p>171184</text:p>
          </table:table-cell>
          <table:table-cell office:value-type="float" office:value="212731" calcext:value-type="float">
            <text:p>212731</text:p>
          </table:table-cell>
          <table:table-cell office:value-type="float" office:value="175681" calcext:value-type="float">
            <text:p>175681</text:p>
          </table:table-cell>
          <table:table-cell office:value-type="float" office:value="217706" calcext:value-type="float">
            <text:p>217706</text:p>
          </table:table-cell>
          <table:table-cell office:value-type="float" office:value="201268" calcext:value-type="float">
            <text:p>201268</text:p>
          </table:table-cell>
          <table:table-cell office:value-type="float" office:value="181831" calcext:value-type="float">
            <text:p>181831</text:p>
          </table:table-cell>
        </table:table-row>
        <table:table-row table:style-name="ro1">
          <table:table-cell/>
          <table:table-cell office:value-type="float" office:value="65169" calcext:value-type="float">
            <text:p>65169</text:p>
          </table:table-cell>
          <table:table-cell office:value-type="float" office:value="90232" calcext:value-type="float">
            <text:p>90232</text:p>
          </table:table-cell>
          <table:table-cell office:value-type="float" office:value="91477" calcext:value-type="float">
            <text:p>91477</text:p>
          </table:table-cell>
          <table:table-cell office:value-type="float" office:value="83906" calcext:value-type="float">
            <text:p>83906</text:p>
          </table:table-cell>
          <table:table-cell office:value-type="float" office:value="78703" calcext:value-type="float">
            <text:p>78703</text:p>
          </table:table-cell>
          <table:table-cell office:value-type="float" office:value="75015" calcext:value-type="float">
            <text:p>75015</text:p>
          </table:table-cell>
          <table:table-cell office:value-type="float" office:value="84283" calcext:value-type="float">
            <text:p>84283</text:p>
          </table:table-cell>
          <table:table-cell office:value-type="float" office:value="72272" calcext:value-type="float">
            <text:p>72272</text:p>
          </table:table-cell>
          <table:table-cell office:value-type="float" office:value="85419" calcext:value-type="float">
            <text:p>85419</text:p>
          </table:table-cell>
          <table:table-cell office:value-type="float" office:value="163360" calcext:value-type="float">
            <text:p>163360</text:p>
          </table:table-cell>
          <table:table-cell office:value-type="float" office:value="131687" calcext:value-type="float">
            <text:p>131687</text:p>
          </table:table-cell>
          <table:table-cell office:value-type="float" office:value="145165" calcext:value-type="float">
            <text:p>145165</text:p>
          </table:table-cell>
          <table:table-cell office:value-type="float" office:value="155111" calcext:value-type="float">
            <text:p>155111</text:p>
          </table:table-cell>
          <table:table-cell office:value-type="float" office:value="159618" calcext:value-type="float">
            <text:p>159618</text:p>
          </table:table-cell>
          <table:table-cell office:value-type="float" office:value="134718" calcext:value-type="float">
            <text:p>134718</text:p>
          </table:table-cell>
          <table:table-cell office:value-type="float" office:value="155221" calcext:value-type="float">
            <text:p>155221</text:p>
          </table:table-cell>
        </table:table-row>
        <table:table-row table:style-name="ro1">
          <table:table-cell/>
          <table:table-cell office:value-type="float" office:value="60116" calcext:value-type="float">
            <text:p>60116</text:p>
          </table:table-cell>
          <table:table-cell office:value-type="float" office:value="73872" calcext:value-type="float">
            <text:p>73872</text:p>
          </table:table-cell>
          <table:table-cell office:value-type="float" office:value="79356" calcext:value-type="float">
            <text:p>79356</text:p>
          </table:table-cell>
          <table:table-cell office:value-type="float" office:value="76667" calcext:value-type="float">
            <text:p>76667</text:p>
          </table:table-cell>
          <table:table-cell office:value-type="float" office:value="86723" calcext:value-type="float">
            <text:p>86723</text:p>
          </table:table-cell>
          <table:table-cell office:value-type="float" office:value="73966" calcext:value-type="float">
            <text:p>73966</text:p>
          </table:table-cell>
          <table:table-cell office:value-type="float" office:value="87979" calcext:value-type="float">
            <text:p>87979</text:p>
          </table:table-cell>
          <table:table-cell office:value-type="float" office:value="77177" calcext:value-type="float">
            <text:p>77177</text:p>
          </table:table-cell>
          <table:table-cell office:value-type="float" office:value="81816" calcext:value-type="float">
            <text:p>81816</text:p>
          </table:table-cell>
          <table:table-cell office:value-type="float" office:value="152102" calcext:value-type="float">
            <text:p>152102</text:p>
          </table:table-cell>
          <table:table-cell office:value-type="float" office:value="124101" calcext:value-type="float">
            <text:p>124101</text:p>
          </table:table-cell>
          <table:table-cell office:value-type="float" office:value="138766" calcext:value-type="float">
            <text:p>138766</text:p>
          </table:table-cell>
          <table:table-cell office:value-type="float" office:value="139873" calcext:value-type="float">
            <text:p>139873</text:p>
          </table:table-cell>
          <table:table-cell office:value-type="float" office:value="153313" calcext:value-type="float">
            <text:p>153313</text:p>
          </table:table-cell>
          <table:table-cell office:value-type="float" office:value="123411" calcext:value-type="float">
            <text:p>123411</text:p>
          </table:table-cell>
          <table:table-cell office:value-type="float" office:value="131383" calcext:value-type="float">
            <text:p>131383</text:p>
          </table:table-cell>
        </table:table-row>
        <table:table-row table:style-name="ro1">
          <table:table-cell/>
          <table:table-cell office:value-type="float" office:value="61809" calcext:value-type="float">
            <text:p>61809</text:p>
          </table:table-cell>
          <table:table-cell office:value-type="float" office:value="71762" calcext:value-type="float">
            <text:p>71762</text:p>
          </table:table-cell>
          <table:table-cell office:value-type="float" office:value="63893" calcext:value-type="float">
            <text:p>63893</text:p>
          </table:table-cell>
          <table:table-cell office:value-type="float" office:value="74135" calcext:value-type="float">
            <text:p>74135</text:p>
          </table:table-cell>
          <table:table-cell office:value-type="float" office:value="74214" calcext:value-type="float">
            <text:p>74214</text:p>
          </table:table-cell>
          <table:table-cell office:value-type="float" office:value="86095" calcext:value-type="float">
            <text:p>86095</text:p>
          </table:table-cell>
          <table:table-cell office:value-type="float" office:value="74225" calcext:value-type="float">
            <text:p>74225</text:p>
          </table:table-cell>
          <table:table-cell office:value-type="float" office:value="78567" calcext:value-type="float">
            <text:p>78567</text:p>
          </table:table-cell>
          <table:table-cell office:value-type="float" office:value="111522" calcext:value-type="float">
            <text:p>111522</text:p>
          </table:table-cell>
          <table:table-cell office:value-type="float" office:value="181849" calcext:value-type="float">
            <text:p>181849</text:p>
          </table:table-cell>
          <table:table-cell office:value-type="float" office:value="162289" calcext:value-type="float">
            <text:p>162289</text:p>
          </table:table-cell>
          <table:table-cell office:value-type="float" office:value="177075" calcext:value-type="float">
            <text:p>177075</text:p>
          </table:table-cell>
          <table:table-cell office:value-type="float" office:value="180042" calcext:value-type="float">
            <text:p>180042</text:p>
          </table:table-cell>
          <table:table-cell office:value-type="float" office:value="200616" calcext:value-type="float">
            <text:p>200616</text:p>
          </table:table-cell>
          <table:table-cell office:value-type="float" office:value="165019" calcext:value-type="float">
            <text:p>165019</text:p>
          </table:table-cell>
          <table:table-cell office:value-type="float" office:value="148017" calcext:value-type="float">
            <text:p>148017</text:p>
          </table:table-cell>
        </table:table-row>
        <table:table-row table:style-name="ro1">
          <table:table-cell/>
          <table:table-cell office:value-type="float" office:value="72411" calcext:value-type="float">
            <text:p>72411</text:p>
          </table:table-cell>
          <table:table-cell office:value-type="float" office:value="111982" calcext:value-type="float">
            <text:p>111982</text:p>
          </table:table-cell>
          <table:table-cell office:value-type="float" office:value="62064" calcext:value-type="float">
            <text:p>62064</text:p>
          </table:table-cell>
          <table:table-cell office:value-type="float" office:value="109114" calcext:value-type="float">
            <text:p>109114</text:p>
          </table:table-cell>
          <table:table-cell office:value-type="float" office:value="115141" calcext:value-type="float">
            <text:p>115141</text:p>
          </table:table-cell>
          <table:table-cell office:value-type="float" office:value="123521" calcext:value-type="float">
            <text:p>123521</text:p>
          </table:table-cell>
          <table:table-cell office:value-type="float" office:value="101015" calcext:value-type="float">
            <text:p>101015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9359" calcext:value-type="float">
            <text:p>119359</text:p>
          </table:table-cell>
          <table:table-cell office:value-type="float" office:value="137112" calcext:value-type="float">
            <text:p>137112</text:p>
          </table:table-cell>
          <table:table-cell office:value-type="float" office:value="142953" calcext:value-type="float">
            <text:p>142953</text:p>
          </table:table-cell>
          <table:table-cell office:value-type="float" office:value="143196" calcext:value-type="float">
            <text:p>143196</text:p>
          </table:table-cell>
          <table:table-cell office:value-type="float" office:value="172885" calcext:value-type="float">
            <text:p>172885</text:p>
          </table:table-cell>
          <table:table-cell office:value-type="float" office:value="168325" calcext:value-type="float">
            <text:p>168325</text:p>
          </table:table-cell>
          <table:table-cell office:value-type="float" office:value="165604" calcext:value-type="float">
            <text:p>165604</text:p>
          </table:table-cell>
          <table:table-cell office:value-type="float" office:value="94824" calcext:value-type="float">
            <text:p>94824</text:p>
          </table:table-cell>
        </table:table-row>
        <table:table-row table:style-name="ro1">
          <table:table-cell/>
          <table:table-cell office:value-type="float" office:value="84443" calcext:value-type="float">
            <text:p>84443</text:p>
          </table:table-cell>
          <table:table-cell office:value-type="float" office:value="131046" calcext:value-type="float">
            <text:p>131046</text:p>
          </table:table-cell>
          <table:table-cell office:value-type="float" office:value="96166" calcext:value-type="float">
            <text:p>96166</text:p>
          </table:table-cell>
          <table:table-cell office:value-type="float" office:value="109196" calcext:value-type="float">
            <text:p>109196</text:p>
          </table:table-cell>
          <table:table-cell office:value-type="float" office:value="126323" calcext:value-type="float">
            <text:p>126323</text:p>
          </table:table-cell>
          <table:table-cell office:value-type="float" office:value="116374" calcext:value-type="float">
            <text:p>116374</text:p>
          </table:table-cell>
          <table:table-cell office:value-type="float" office:value="141718" calcext:value-type="float">
            <text:p>141718</text:p>
          </table:table-cell>
          <table:table-cell office:value-type="float" office:value="116162" calcext:value-type="float">
            <text:p>116162</text:p>
          </table:table-cell>
          <table:table-cell office:value-type="float" office:value="166264" calcext:value-type="float">
            <text:p>166264</text:p>
          </table:table-cell>
          <table:table-cell office:value-type="float" office:value="246526" calcext:value-type="float">
            <text:p>246526</text:p>
          </table:table-cell>
          <table:table-cell office:value-type="float" office:value="227927" calcext:value-type="float">
            <text:p>227927</text:p>
          </table:table-cell>
          <table:table-cell office:value-type="float" office:value="242973" calcext:value-type="float">
            <text:p>242973</text:p>
          </table:table-cell>
          <table:table-cell office:value-type="float" office:value="204824" calcext:value-type="float">
            <text:p>204824</text:p>
          </table:table-cell>
          <table:table-cell office:value-type="float" office:value="242769" calcext:value-type="float">
            <text:p>242769</text:p>
          </table:table-cell>
          <table:table-cell office:value-type="float" office:value="243348" calcext:value-type="float">
            <text:p>243348</text:p>
          </table:table-cell>
          <table:table-cell office:value-type="float" office:value="123848" calcext:value-type="float">
            <text:p>123848</text:p>
          </table:table-cell>
        </table:table-row>
        <table:table-row table:style-name="ro1">
          <table:table-cell/>
          <table:table-cell office:value-type="float" office:value="87104" calcext:value-type="float">
            <text:p>87104</text:p>
          </table:table-cell>
          <table:table-cell office:value-type="float" office:value="117117" calcext:value-type="float">
            <text:p>117117</text:p>
          </table:table-cell>
          <table:table-cell office:value-type="float" office:value="97104" calcext:value-type="float">
            <text:p>97104</text:p>
          </table:table-cell>
          <table:table-cell office:value-type="float" office:value="98986" calcext:value-type="float">
            <text:p>98986</text:p>
          </table:table-cell>
          <table:table-cell office:value-type="float" office:value="91356" calcext:value-type="float">
            <text:p>91356</text:p>
          </table:table-cell>
          <table:table-cell office:value-type="float" office:value="81376" calcext:value-type="float">
            <text:p>81376</text:p>
          </table:table-cell>
          <table:table-cell office:value-type="float" office:value="99314" calcext:value-type="float">
            <text:p>99314</text:p>
          </table:table-cell>
          <table:table-cell office:value-type="float" office:value="91081" calcext:value-type="float">
            <text:p>91081</text:p>
          </table:table-cell>
          <table:table-cell office:value-type="float" office:value="117775" calcext:value-type="float">
            <text:p>117775</text:p>
          </table:table-cell>
          <table:table-cell office:value-type="float" office:value="203922" calcext:value-type="float">
            <text:p>203922</text:p>
          </table:table-cell>
          <table:table-cell office:value-type="float" office:value="161671" calcext:value-type="float">
            <text:p>161671</text:p>
          </table:table-cell>
          <table:table-cell office:value-type="float" office:value="197148" calcext:value-type="float">
            <text:p>197148</text:p>
          </table:table-cell>
          <table:table-cell office:value-type="float" office:value="184257" calcext:value-type="float">
            <text:p>184257</text:p>
          </table:table-cell>
          <table:table-cell office:value-type="float" office:value="218598" calcext:value-type="float">
            <text:p>218598</text:p>
          </table:table-cell>
          <table:table-cell office:value-type="float" office:value="174940" calcext:value-type="float">
            <text:p>174940</text:p>
          </table:table-cell>
          <table:table-cell office:value-type="float" office:value="147870" calcext:value-type="float">
            <text:p>147870</text:p>
          </table:table-cell>
        </table:table-row>
        <table:table-row table:style-name="ro1">
          <table:table-cell/>
          <table:table-cell office:value-type="float" office:value="70499" calcext:value-type="float">
            <text:p>70499</text:p>
          </table:table-cell>
          <table:table-cell office:value-type="float" office:value="126263" calcext:value-type="float">
            <text:p>126263</text:p>
          </table:table-cell>
          <table:table-cell office:value-type="float" office:value="100850" calcext:value-type="float">
            <text:p>100850</text:p>
          </table:table-cell>
          <table:table-cell office:value-type="float" office:value="128396" calcext:value-type="float">
            <text:p>128396</text:p>
          </table:table-cell>
          <table:table-cell office:value-type="float" office:value="125433" calcext:value-type="float">
            <text:p>125433</text:p>
          </table:table-cell>
          <table:table-cell office:value-type="float" office:value="117345" calcext:value-type="float">
            <text:p>117345</text:p>
          </table:table-cell>
          <table:table-cell office:value-type="float" office:value="131660" calcext:value-type="float">
            <text:p>131660</text:p>
          </table:table-cell>
          <table:table-cell office:value-type="float" office:value="117523" calcext:value-type="float">
            <text:p>117523</text:p>
          </table:table-cell>
          <table:table-cell office:value-type="float" office:value="117150" calcext:value-type="float">
            <text:p>117150</text:p>
          </table:table-cell>
          <table:table-cell office:value-type="float" office:value="221336" calcext:value-type="float">
            <text:p>221336</text:p>
          </table:table-cell>
          <table:table-cell office:value-type="float" office:value="175457" calcext:value-type="float">
            <text:p>175457</text:p>
          </table:table-cell>
          <table:table-cell office:value-type="float" office:value="215385" calcext:value-type="float">
            <text:p>215385</text:p>
          </table:table-cell>
          <table:table-cell office:value-type="float" office:value="169970" calcext:value-type="float">
            <text:p>169970</text:p>
          </table:table-cell>
          <table:table-cell office:value-type="float" office:value="222471" calcext:value-type="float">
            <text:p>222471</text:p>
          </table:table-cell>
          <table:table-cell office:value-type="float" office:value="200607" calcext:value-type="float">
            <text:p>200607</text:p>
          </table:table-cell>
          <table:table-cell office:value-type="float" office:value="128738" calcext:value-type="float">
            <text:p>128738</text:p>
          </table:table-cell>
        </table:table-row>
        <table:table-row table:style-name="ro1">
          <table:table-cell/>
          <table:table-cell office:value-type="float" office:value="143278" calcext:value-type="float">
            <text:p>143278</text:p>
          </table:table-cell>
          <table:table-cell office:value-type="float" office:value="172122" calcext:value-type="float">
            <text:p>172122</text:p>
          </table:table-cell>
          <table:table-cell office:value-type="float" office:value="100085" calcext:value-type="float">
            <text:p>100085</text:p>
          </table:table-cell>
          <table:table-cell office:value-type="float" office:value="177416" calcext:value-type="float">
            <text:p>177416</text:p>
          </table:table-cell>
          <table:table-cell office:value-type="float" office:value="180156" calcext:value-type="float">
            <text:p>180156</text:p>
          </table:table-cell>
          <table:table-cell office:value-type="float" office:value="160931" calcext:value-type="float">
            <text:p>160931</text:p>
          </table:table-cell>
          <table:table-cell office:value-type="float" office:value="176396" calcext:value-type="float">
            <text:p>176396</text:p>
          </table:table-cell>
          <table:table-cell office:value-type="float" office:value="170456" calcext:value-type="float">
            <text:p>170456</text:p>
          </table:table-cell>
          <table:table-cell office:value-type="float" office:value="127454" calcext:value-type="float">
            <text:p>127454</text:p>
          </table:table-cell>
          <table:table-cell office:value-type="float" office:value="213562" calcext:value-type="float">
            <text:p>213562</text:p>
          </table:table-cell>
          <table:table-cell office:value-type="float" office:value="176990" calcext:value-type="float">
            <text:p>176990</text:p>
          </table:table-cell>
          <table:table-cell office:value-type="float" office:value="217274" calcext:value-type="float">
            <text:p>217274</text:p>
          </table:table-cell>
          <table:table-cell office:value-type="float" office:value="207687" calcext:value-type="float">
            <text:p>207687</text:p>
          </table:table-cell>
          <table:table-cell office:value-type="float" office:value="232141" calcext:value-type="float">
            <text:p>232141</text:p>
          </table:table-cell>
          <table:table-cell office:value-type="float" office:value="211802" calcext:value-type="float">
            <text:p>211802</text:p>
          </table:table-cell>
          <table:table-cell office:value-type="float" office:value="178818" calcext:value-type="float">
            <text:p>178818</text:p>
          </table:table-cell>
        </table:table-row>
        <table:table-row table:style-name="ro1">
          <table:table-cell/>
          <table:table-cell office:value-type="float" office:value="121519" calcext:value-type="float">
            <text:p>121519</text:p>
          </table:table-cell>
          <table:table-cell office:value-type="float" office:value="139756" calcext:value-type="float">
            <text:p>139756</text:p>
          </table:table-cell>
          <table:table-cell office:value-type="float" office:value="93307" calcext:value-type="float">
            <text:p>93307</text:p>
          </table:table-cell>
          <table:table-cell office:value-type="float" office:value="137513" calcext:value-type="float">
            <text:p>137513</text:p>
          </table:table-cell>
          <table:table-cell office:value-type="float" office:value="155893" calcext:value-type="float">
            <text:p>155893</text:p>
          </table:table-cell>
          <table:table-cell office:value-type="float" office:value="123220" calcext:value-type="float">
            <text:p>123220</text:p>
          </table:table-cell>
          <table:table-cell office:value-type="float" office:value="150070" calcext:value-type="float">
            <text:p>150070</text:p>
          </table:table-cell>
          <table:table-cell office:value-type="float" office:value="126726" calcext:value-type="float">
            <text:p>126726</text:p>
          </table:table-cell>
          <table:table-cell office:value-type="float" office:value="109952" calcext:value-type="float">
            <text:p>109952</text:p>
          </table:table-cell>
          <table:table-cell office:value-type="float" office:value="158084" calcext:value-type="float">
            <text:p>158084</text:p>
          </table:table-cell>
          <table:table-cell office:value-type="float" office:value="156275" calcext:value-type="float">
            <text:p>156275</text:p>
          </table:table-cell>
          <table:table-cell office:value-type="float" office:value="178797" calcext:value-type="float">
            <text:p>178797</text:p>
          </table:table-cell>
          <table:table-cell office:value-type="float" office:value="221181" calcext:value-type="float">
            <text:p>221181</text:p>
          </table:table-cell>
          <table:table-cell office:value-type="float" office:value="197629" calcext:value-type="float">
            <text:p>197629</text:p>
          </table:table-cell>
          <table:table-cell office:value-type="float" office:value="212633" calcext:value-type="float">
            <text:p>212633</text:p>
          </table:table-cell>
          <table:table-cell office:value-type="float" office:value="188921" calcext:value-type="float">
            <text:p>188921</text:p>
          </table:table-cell>
        </table:table-row>
        <table:table-row table:style-name="ro1">
          <table:table-cell/>
          <table:table-cell office:value-type="float" office:value="78106" calcext:value-type="float">
            <text:p>78106</text:p>
          </table:table-cell>
          <table:table-cell office:value-type="float" office:value="77620" calcext:value-type="float">
            <text:p>77620</text:p>
          </table:table-cell>
          <table:table-cell office:value-type="float" office:value="52380" calcext:value-type="float">
            <text:p>52380</text:p>
          </table:table-cell>
          <table:table-cell office:value-type="float" office:value="86803" calcext:value-type="float">
            <text:p>86803</text:p>
          </table:table-cell>
          <table:table-cell office:value-type="float" office:value="99945" calcext:value-type="float">
            <text:p>99945</text:p>
          </table:table-cell>
          <table:table-cell office:value-type="float" office:value="70180" calcext:value-type="float">
            <text:p>70180</text:p>
          </table:table-cell>
          <table:table-cell office:value-type="float" office:value="91636" calcext:value-type="float">
            <text:p>91636</text:p>
          </table:table-cell>
          <table:table-cell office:value-type="float" office:value="83724" calcext:value-type="float">
            <text:p>83724</text:p>
          </table:table-cell>
          <table:table-cell office:value-type="float" office:value="76215" calcext:value-type="float">
            <text:p>76215</text:p>
          </table:table-cell>
          <table:table-cell office:value-type="float" office:value="120239" calcext:value-type="float">
            <text:p>120239</text:p>
          </table:table-cell>
          <table:table-cell office:value-type="float" office:value="128517" calcext:value-type="float">
            <text:p>128517</text:p>
          </table:table-cell>
          <table:table-cell office:value-type="float" office:value="139644" calcext:value-type="float">
            <text:p>139644</text:p>
          </table:table-cell>
          <table:table-cell office:value-type="float" office:value="151512" calcext:value-type="float">
            <text:p>151512</text:p>
          </table:table-cell>
          <table:table-cell office:value-type="float" office:value="142933" calcext:value-type="float">
            <text:p>142933</text:p>
          </table:table-cell>
          <table:table-cell office:value-type="float" office:value="182799" calcext:value-type="float">
            <text:p>182799</text:p>
          </table:table-cell>
          <table:table-cell office:value-type="float" office:value="170739" calcext:value-type="float">
            <text:p>170739</text:p>
          </table:table-cell>
        </table:table-row>
        <table:table-row table:style-name="ro1">
          <table:table-cell/>
          <table:table-cell office:value-type="float" office:value="139223" calcext:value-type="float">
            <text:p>139223</text:p>
          </table:table-cell>
          <table:table-cell office:value-type="float" office:value="143276" calcext:value-type="float">
            <text:p>143276</text:p>
          </table:table-cell>
          <table:table-cell office:value-type="float" office:value="56275" calcext:value-type="float">
            <text:p>56275</text:p>
          </table:table-cell>
          <table:table-cell office:value-type="float" office:value="144018" calcext:value-type="float">
            <text:p>144018</text:p>
          </table:table-cell>
          <table:table-cell office:value-type="float" office:value="201571" calcext:value-type="float">
            <text:p>201571</text:p>
          </table:table-cell>
          <table:table-cell office:value-type="float" office:value="194758" calcext:value-type="float">
            <text:p>194758</text:p>
          </table:table-cell>
          <table:table-cell office:value-type="float" office:value="161887" calcext:value-type="float">
            <text:p>161887</text:p>
          </table:table-cell>
          <table:table-cell office:value-type="float" office:value="145478" calcext:value-type="float">
            <text:p>145478</text:p>
          </table:table-cell>
          <table:table-cell office:value-type="float" office:value="180700" calcext:value-type="float">
            <text:p>180700</text:p>
          </table:table-cell>
          <table:table-cell office:value-type="float" office:value="224022" calcext:value-type="float">
            <text:p>224022</text:p>
          </table:table-cell>
          <table:table-cell office:value-type="float" office:value="222539" calcext:value-type="float">
            <text:p>222539</text:p>
          </table:table-cell>
          <table:table-cell office:value-type="float" office:value="229665" calcext:value-type="float">
            <text:p>229665</text:p>
          </table:table-cell>
          <table:table-cell office:value-type="float" office:value="226941" calcext:value-type="float">
            <text:p>226941</text:p>
          </table:table-cell>
          <table:table-cell office:value-type="float" office:value="232154" calcext:value-type="float">
            <text:p>232154</text:p>
          </table:table-cell>
          <table:table-cell office:value-type="float" office:value="211012" calcext:value-type="float">
            <text:p>211012</text:p>
          </table:table-cell>
          <table:table-cell office:value-type="float" office:value="208191" calcext:value-type="float">
            <text:p>208191</text:p>
          </table:table-cell>
        </table:table-row>
        <table:table-row table:style-name="ro1">
          <table:table-cell/>
          <table:table-cell office:value-type="float" office:value="141347" calcext:value-type="float">
            <text:p>141347</text:p>
          </table:table-cell>
          <table:table-cell office:value-type="float" office:value="126777" calcext:value-type="float">
            <text:p>126777</text:p>
          </table:table-cell>
          <table:table-cell office:value-type="float" office:value="66158" calcext:value-type="float">
            <text:p>66158</text:p>
          </table:table-cell>
          <table:table-cell office:value-type="float" office:value="132852" calcext:value-type="float">
            <text:p>132852</text:p>
          </table:table-cell>
          <table:table-cell office:value-type="float" office:value="167090" calcext:value-type="float">
            <text:p>167090</text:p>
          </table:table-cell>
          <table:table-cell office:value-type="float" office:value="163538" calcext:value-type="float">
            <text:p>163538</text:p>
          </table:table-cell>
          <table:table-cell office:value-type="float" office:value="120029" calcext:value-type="float">
            <text:p>120029</text:p>
          </table:table-cell>
          <table:table-cell office:value-type="float" office:value="122501" calcext:value-type="float">
            <text:p>122501</text:p>
          </table:table-cell>
          <table:table-cell office:value-type="float" office:value="148683" calcext:value-type="float">
            <text:p>148683</text:p>
          </table:table-cell>
          <table:table-cell office:value-type="float" office:value="171313" calcext:value-type="float">
            <text:p>171313</text:p>
          </table:table-cell>
          <table:table-cell office:value-type="float" office:value="159997" calcext:value-type="float">
            <text:p>159997</text:p>
          </table:table-cell>
          <table:table-cell office:value-type="float" office:value="179610" calcext:value-type="float">
            <text:p>179610</text:p>
          </table:table-cell>
          <table:table-cell office:value-type="float" office:value="235799" calcext:value-type="float">
            <text:p>235799</text:p>
          </table:table-cell>
          <table:table-cell office:value-type="float" office:value="181065" calcext:value-type="float">
            <text:p>181065</text:p>
          </table:table-cell>
          <table:table-cell office:value-type="float" office:value="176759" calcext:value-type="float">
            <text:p>176759</text:p>
          </table:table-cell>
          <table:table-cell office:value-type="float" office:value="231211" calcext:value-type="float">
            <text:p>231211</text:p>
          </table:table-cell>
        </table:table-row>
        <table:table-row table:style-name="ro1">
          <table:table-cell/>
          <table:table-cell office:value-type="float" office:value="157371" calcext:value-type="float">
            <text:p>157371</text:p>
          </table:table-cell>
          <table:table-cell office:value-type="float" office:value="147509" calcext:value-type="float">
            <text:p>147509</text:p>
          </table:table-cell>
          <table:table-cell office:value-type="float" office:value="65065" calcext:value-type="float">
            <text:p>65065</text:p>
          </table:table-cell>
          <table:table-cell office:value-type="float" office:value="149218" calcext:value-type="float">
            <text:p>149218</text:p>
          </table:table-cell>
          <table:table-cell office:value-type="float" office:value="179565" calcext:value-type="float">
            <text:p>179565</text:p>
          </table:table-cell>
          <table:table-cell office:value-type="float" office:value="175269" calcext:value-type="float">
            <text:p>175269</text:p>
          </table:table-cell>
          <table:table-cell office:value-type="float" office:value="155721" calcext:value-type="float">
            <text:p>155721</text:p>
          </table:table-cell>
          <table:table-cell office:value-type="float" office:value="152950" calcext:value-type="float">
            <text:p>152950</text:p>
          </table:table-cell>
          <table:table-cell office:value-type="float" office:value="133949" calcext:value-type="float">
            <text:p>133949</text:p>
          </table:table-cell>
          <table:table-cell office:value-type="float" office:value="145196" calcext:value-type="float">
            <text:p>145196</text:p>
          </table:table-cell>
          <table:table-cell office:value-type="float" office:value="151241" calcext:value-type="float">
            <text:p>151241</text:p>
          </table:table-cell>
          <table:table-cell office:value-type="float" office:value="147096" calcext:value-type="float">
            <text:p>147096</text:p>
          </table:table-cell>
          <table:table-cell office:value-type="float" office:value="184662" calcext:value-type="float">
            <text:p>184662</text:p>
          </table:table-cell>
          <table:table-cell office:value-type="float" office:value="163471" calcext:value-type="float">
            <text:p>163471</text:p>
          </table:table-cell>
          <table:table-cell office:value-type="float" office:value="171643" calcext:value-type="float">
            <text:p>171643</text:p>
          </table:table-cell>
          <table:table-cell office:value-type="float" office:value="189248" calcext:value-type="float">
            <text:p>189248</text:p>
          </table:table-cell>
        </table:table-row>
        <table:table-row table:style-name="ro1">
          <table:table-cell/>
          <table:table-cell office:value-type="float" office:value="137990" calcext:value-type="float">
            <text:p>137990</text:p>
          </table:table-cell>
          <table:table-cell office:value-type="float" office:value="126159" calcext:value-type="float">
            <text:p>126159</text:p>
          </table:table-cell>
          <table:table-cell office:value-type="float" office:value="51244" calcext:value-type="float">
            <text:p>51244</text:p>
          </table:table-cell>
          <table:table-cell office:value-type="float" office:value="123068" calcext:value-type="float">
            <text:p>123068</text:p>
          </table:table-cell>
          <table:table-cell office:value-type="float" office:value="148626" calcext:value-type="float">
            <text:p>148626</text:p>
          </table:table-cell>
          <table:table-cell office:value-type="float" office:value="138286" calcext:value-type="float">
            <text:p>138286</text:p>
          </table:table-cell>
          <table:table-cell office:value-type="float" office:value="119934" calcext:value-type="float">
            <text:p>119934</text:p>
          </table:table-cell>
          <table:table-cell office:value-type="float" office:value="109331" calcext:value-type="float">
            <text:p>109331</text:p>
          </table:table-cell>
          <table:table-cell office:value-type="float" office:value="133059" calcext:value-type="float">
            <text:p>133059</text:p>
          </table:table-cell>
          <table:table-cell office:value-type="float" office:value="162995" calcext:value-type="float">
            <text:p>162995</text:p>
          </table:table-cell>
          <table:table-cell office:value-type="float" office:value="175113" calcext:value-type="float">
            <text:p>175113</text:p>
          </table:table-cell>
          <table:table-cell office:value-type="float" office:value="161697" calcext:value-type="float">
            <text:p>161697</text:p>
          </table:table-cell>
          <table:table-cell office:value-type="float" office:value="116662" calcext:value-type="float">
            <text:p>116662</text:p>
          </table:table-cell>
          <table:table-cell office:value-type="float" office:value="176742" calcext:value-type="float">
            <text:p>176742</text:p>
          </table:table-cell>
          <table:table-cell office:value-type="float" office:value="187321" calcext:value-type="float">
            <text:p>187321</text:p>
          </table:table-cell>
          <table:table-cell office:value-type="float" office:value="105396" calcext:value-type="float">
            <text:p>105396</text:p>
          </table:table-cell>
        </table:table-row>
        <table:table-row table:style-name="ro1">
          <table:table-cell/>
          <table:table-cell office:value-type="float" office:value="101311" calcext:value-type="float">
            <text:p>101311</text:p>
          </table:table-cell>
          <table:table-cell office:value-type="float" office:value="114694" calcext:value-type="float">
            <text:p>114694</text:p>
          </table:table-cell>
          <table:table-cell office:value-type="float" office:value="51474" calcext:value-type="float">
            <text:p>51474</text:p>
          </table:table-cell>
          <table:table-cell office:value-type="float" office:value="124946" calcext:value-type="float">
            <text:p>124946</text:p>
          </table:table-cell>
          <table:table-cell office:value-type="float" office:value="161094" calcext:value-type="float">
            <text:p>161094</text:p>
          </table:table-cell>
          <table:table-cell office:value-type="float" office:value="139628" calcext:value-type="float">
            <text:p>139628</text:p>
          </table:table-cell>
          <table:table-cell office:value-type="float" office:value="151492" calcext:value-type="float">
            <text:p>151492</text:p>
          </table:table-cell>
          <table:table-cell office:value-type="float" office:value="127558" calcext:value-type="float">
            <text:p>127558</text:p>
          </table:table-cell>
          <table:table-cell office:value-type="float" office:value="111645" calcext:value-type="float">
            <text:p>111645</text:p>
          </table:table-cell>
          <table:table-cell office:value-type="float" office:value="104791" calcext:value-type="float">
            <text:p>104791</text:p>
          </table:table-cell>
          <table:table-cell office:value-type="float" office:value="113661" calcext:value-type="float">
            <text:p>113661</text:p>
          </table:table-cell>
          <table:table-cell office:value-type="float" office:value="105440" calcext:value-type="float">
            <text:p>105440</text:p>
          </table:table-cell>
          <table:table-cell office:value-type="float" office:value="117056" calcext:value-type="float">
            <text:p>117056</text:p>
          </table:table-cell>
          <table:table-cell office:value-type="float" office:value="119021" calcext:value-type="float">
            <text:p>119021</text:p>
          </table:table-cell>
          <table:table-cell office:value-type="float" office:value="110630" calcext:value-type="float">
            <text:p>110630</text:p>
          </table:table-cell>
          <table:table-cell office:value-type="float" office:value="116176" calcext:value-type="float">
            <text:p>116176</text:p>
          </table:table-cell>
        </table:table-row>
        <table:table-row table:style-name="ro1">
          <table:table-cell/>
          <table:table-cell office:value-type="float" office:value="76996" calcext:value-type="float">
            <text:p>76996</text:p>
          </table:table-cell>
          <table:table-cell office:value-type="float" office:value="90935" calcext:value-type="float">
            <text:p>90935</text:p>
          </table:table-cell>
          <table:table-cell office:value-type="float" office:value="67457" calcext:value-type="float">
            <text:p>67457</text:p>
          </table:table-cell>
          <table:table-cell office:value-type="float" office:value="83708" calcext:value-type="float">
            <text:p>83708</text:p>
          </table:table-cell>
          <table:table-cell office:value-type="float" office:value="104831" calcext:value-type="float">
            <text:p>104831</text:p>
          </table:table-cell>
          <table:table-cell office:value-type="float" office:value="76861" calcext:value-type="float">
            <text:p>76861</text:p>
          </table:table-cell>
          <table:table-cell office:value-type="float" office:value="112982" calcext:value-type="float">
            <text:p>112982</text:p>
          </table:table-cell>
          <table:table-cell office:value-type="float" office:value="88737" calcext:value-type="float">
            <text:p>88737</text:p>
          </table:table-cell>
          <table:table-cell office:value-type="float" office:value="84067" calcext:value-type="float">
            <text:p>84067</text:p>
          </table:table-cell>
          <table:table-cell office:value-type="float" office:value="114598" calcext:value-type="float">
            <text:p>114598</text:p>
          </table:table-cell>
          <table:table-cell office:value-type="float" office:value="97531" calcext:value-type="float">
            <text:p>97531</text:p>
          </table:table-cell>
          <table:table-cell office:value-type="float" office:value="127833" calcext:value-type="float">
            <text:p>127833</text:p>
          </table:table-cell>
          <table:table-cell office:value-type="float" office:value="142161" calcext:value-type="float">
            <text:p>142161</text:p>
          </table:table-cell>
          <table:table-cell office:value-type="float" office:value="148339" calcext:value-type="float">
            <text:p>148339</text:p>
          </table:table-cell>
          <table:table-cell office:value-type="float" office:value="107882" calcext:value-type="float">
            <text:p>107882</text:p>
          </table:table-cell>
          <table:table-cell office:value-type="float" office:value="142481" calcext:value-type="float">
            <text:p>142481</text:p>
          </table:table-cell>
        </table:table-row>
        <table:table-row table:style-name="ro1">
          <table:table-cell/>
          <table:table-cell office:value-type="float" office:value="101117" calcext:value-type="float">
            <text:p>101117</text:p>
          </table:table-cell>
          <table:table-cell office:value-type="float" office:value="100154" calcext:value-type="float">
            <text:p>100154</text:p>
          </table:table-cell>
          <table:table-cell office:value-type="float" office:value="52641" calcext:value-type="float">
            <text:p>52641</text:p>
          </table:table-cell>
          <table:table-cell office:value-type="float" office:value="117726" calcext:value-type="float">
            <text:p>117726</text:p>
          </table:table-cell>
          <table:table-cell office:value-type="float" office:value="126326" calcext:value-type="float">
            <text:p>126326</text:p>
          </table:table-cell>
          <table:table-cell office:value-type="float" office:value="88752" calcext:value-type="float">
            <text:p>88752</text:p>
          </table:table-cell>
          <table:table-cell office:value-type="float" office:value="112885" calcext:value-type="float">
            <text:p>112885</text:p>
          </table:table-cell>
          <table:table-cell office:value-type="float" office:value="83633" calcext:value-type="float">
            <text:p>83633</text:p>
          </table:table-cell>
          <table:table-cell office:value-type="float" office:value="67003" calcext:value-type="float">
            <text:p>67003</text:p>
          </table:table-cell>
          <table:table-cell office:value-type="float" office:value="92275" calcext:value-type="float">
            <text:p>92275</text:p>
          </table:table-cell>
          <table:table-cell office:value-type="float" office:value="85293" calcext:value-type="float">
            <text:p>85293</text:p>
          </table:table-cell>
          <table:table-cell office:value-type="float" office:value="97266" calcext:value-type="float">
            <text:p>97266</text:p>
          </table:table-cell>
          <table:table-cell office:value-type="float" office:value="95066" calcext:value-type="float">
            <text:p>95066</text:p>
          </table:table-cell>
          <table:table-cell office:value-type="float" office:value="104355" calcext:value-type="float">
            <text:p>104355</text:p>
          </table:table-cell>
          <table:table-cell office:value-type="float" office:value="95402" calcext:value-type="float">
            <text:p>95402</text:p>
          </table:table-cell>
          <table:table-cell office:value-type="float" office:value="105941" calcext:value-type="float">
            <text:p>105941</text:p>
          </table:table-cell>
        </table:table-row>
        <table:table-row table:style-name="ro1">
          <table:table-cell/>
          <table:table-cell office:value-type="float" office:value="188227" calcext:value-type="float">
            <text:p>188227</text:p>
          </table:table-cell>
          <table:table-cell office:value-type="float" office:value="123180" calcext:value-type="float">
            <text:p>123180</text:p>
          </table:table-cell>
          <table:table-cell office:value-type="float" office:value="52661" calcext:value-type="float">
            <text:p>52661</text:p>
          </table:table-cell>
          <table:table-cell office:value-type="float" office:value="154949" calcext:value-type="float">
            <text:p>154949</text:p>
          </table:table-cell>
          <table:table-cell office:value-type="float" office:value="159792" calcext:value-type="float">
            <text:p>159792</text:p>
          </table:table-cell>
          <table:table-cell office:value-type="float" office:value="138545" calcext:value-type="float">
            <text:p>138545</text:p>
          </table:table-cell>
          <table:table-cell office:value-type="float" office:value="126386" calcext:value-type="float">
            <text:p>126386</text:p>
          </table:table-cell>
          <table:table-cell office:value-type="float" office:value="111068" calcext:value-type="float">
            <text:p>111068</text:p>
          </table:table-cell>
          <table:table-cell office:value-type="float" office:value="90625" calcext:value-type="float">
            <text:p>90625</text:p>
          </table:table-cell>
          <table:table-cell office:value-type="float" office:value="146082" calcext:value-type="float">
            <text:p>146082</text:p>
          </table:table-cell>
          <table:table-cell office:value-type="float" office:value="148379" calcext:value-type="float">
            <text:p>148379</text:p>
          </table:table-cell>
          <table:table-cell office:value-type="float" office:value="175359" calcext:value-type="float">
            <text:p>175359</text:p>
          </table:table-cell>
          <table:table-cell office:value-type="float" office:value="169849" calcext:value-type="float">
            <text:p>169849</text:p>
          </table:table-cell>
          <table:table-cell office:value-type="float" office:value="185635" calcext:value-type="float">
            <text:p>185635</text:p>
          </table:table-cell>
          <table:table-cell office:value-type="float" office:value="164141" calcext:value-type="float">
            <text:p>164141</text:p>
          </table:table-cell>
          <table:table-cell office:value-type="float" office:value="181960" calcext:value-type="float">
            <text:p>181960</text:p>
          </table:table-cell>
        </table:table-row>
        <table:table-row table:style-name="ro1">
          <table:table-cell/>
          <table:table-cell office:value-type="float" office:value="145023" calcext:value-type="float">
            <text:p>145023</text:p>
          </table:table-cell>
          <table:table-cell office:value-type="float" office:value="120057" calcext:value-type="float">
            <text:p>120057</text:p>
          </table:table-cell>
          <table:table-cell office:value-type="float" office:value="56481" calcext:value-type="float">
            <text:p>56481</text:p>
          </table:table-cell>
          <table:table-cell office:value-type="float" office:value="157955" calcext:value-type="float">
            <text:p>157955</text:p>
          </table:table-cell>
          <table:table-cell office:value-type="float" office:value="143729" calcext:value-type="float">
            <text:p>143729</text:p>
          </table:table-cell>
          <table:table-cell office:value-type="float" office:value="148706" calcext:value-type="float">
            <text:p>148706</text:p>
          </table:table-cell>
          <table:table-cell office:value-type="float" office:value="124233" calcext:value-type="float">
            <text:p>124233</text:p>
          </table:table-cell>
          <table:table-cell office:value-type="float" office:value="117782" calcext:value-type="float">
            <text:p>117782</text:p>
          </table:table-cell>
          <table:table-cell office:value-type="float" office:value="115650" calcext:value-type="float">
            <text:p>115650</text:p>
          </table:table-cell>
          <table:table-cell office:value-type="float" office:value="146490" calcext:value-type="float">
            <text:p>146490</text:p>
          </table:table-cell>
          <table:table-cell office:value-type="float" office:value="152551" calcext:value-type="float">
            <text:p>152551</text:p>
          </table:table-cell>
          <table:table-cell office:value-type="float" office:value="165976" calcext:value-type="float">
            <text:p>165976</text:p>
          </table:table-cell>
          <table:table-cell office:value-type="float" office:value="171608" calcext:value-type="float">
            <text:p>171608</text:p>
          </table:table-cell>
          <table:table-cell office:value-type="float" office:value="188363" calcext:value-type="float">
            <text:p>188363</text:p>
          </table:table-cell>
          <table:table-cell office:value-type="float" office:value="182415" calcext:value-type="float">
            <text:p>182415</text:p>
          </table:table-cell>
          <table:table-cell office:value-type="float" office:value="177607" calcext:value-type="float">
            <text:p>177607</text:p>
          </table:table-cell>
        </table:table-row>
        <table:table-row table:style-name="ro1">
          <table:table-cell/>
          <table:table-cell office:value-type="float" office:value="153225" calcext:value-type="float">
            <text:p>153225</text:p>
          </table:table-cell>
          <table:table-cell office:value-type="float" office:value="142574" calcext:value-type="float">
            <text:p>142574</text:p>
          </table:table-cell>
          <table:table-cell office:value-type="float" office:value="64978" calcext:value-type="float">
            <text:p>64978</text:p>
          </table:table-cell>
          <table:table-cell office:value-type="float" office:value="170047" calcext:value-type="float">
            <text:p>170047</text:p>
          </table:table-cell>
          <table:table-cell office:value-type="float" office:value="164208" calcext:value-type="float">
            <text:p>164208</text:p>
          </table:table-cell>
          <table:table-cell office:value-type="float" office:value="164217" calcext:value-type="float">
            <text:p>164217</text:p>
          </table:table-cell>
          <table:table-cell office:value-type="float" office:value="136514" calcext:value-type="float">
            <text:p>136514</text:p>
          </table:table-cell>
          <table:table-cell office:value-type="float" office:value="121984" calcext:value-type="float">
            <text:p>121984</text:p>
          </table:table-cell>
          <table:table-cell office:value-type="float" office:value="112181" calcext:value-type="float">
            <text:p>112181</text:p>
          </table:table-cell>
          <table:table-cell office:value-type="float" office:value="113325" calcext:value-type="float">
            <text:p>113325</text:p>
          </table:table-cell>
          <table:table-cell office:value-type="float" office:value="124893" calcext:value-type="float">
            <text:p>124893</text:p>
          </table:table-cell>
          <table:table-cell office:value-type="float" office:value="132183" calcext:value-type="float">
            <text:p>132183</text:p>
          </table:table-cell>
          <table:table-cell office:value-type="float" office:value="141721" calcext:value-type="float">
            <text:p>141721</text:p>
          </table:table-cell>
          <table:table-cell office:value-type="float" office:value="163116" calcext:value-type="float">
            <text:p>163116</text:p>
          </table:table-cell>
          <table:table-cell office:value-type="float" office:value="169501" calcext:value-type="float">
            <text:p>169501</text:p>
          </table:table-cell>
          <table:table-cell office:value-type="float" office:value="149433" calcext:value-type="float">
            <text:p>149433</text:p>
          </table:table-cell>
        </table:table-row>
        <table:table-row table:style-name="ro1">
          <table:table-cell/>
          <table:table-cell office:value-type="float" office:value="166305" calcext:value-type="float">
            <text:p>166305</text:p>
          </table:table-cell>
          <table:table-cell office:value-type="float" office:value="177222" calcext:value-type="float">
            <text:p>177222</text:p>
          </table:table-cell>
          <table:table-cell office:value-type="float" office:value="67400" calcext:value-type="float">
            <text:p>67400</text:p>
          </table:table-cell>
          <table:table-cell office:value-type="float" office:value="217564" calcext:value-type="float">
            <text:p>217564</text:p>
          </table:table-cell>
          <table:table-cell office:value-type="float" office:value="223019" calcext:value-type="float">
            <text:p>223019</text:p>
          </table:table-cell>
          <table:table-cell office:value-type="float" office:value="223596" calcext:value-type="float">
            <text:p>223596</text:p>
          </table:table-cell>
          <table:table-cell office:value-type="float" office:value="183926" calcext:value-type="float">
            <text:p>183926</text:p>
          </table:table-cell>
          <table:table-cell office:value-type="float" office:value="153799" calcext:value-type="float">
            <text:p>153799</text:p>
          </table:table-cell>
          <table:table-cell office:value-type="float" office:value="118551" calcext:value-type="float">
            <text:p>118551</text:p>
          </table:table-cell>
          <table:table-cell office:value-type="float" office:value="114817" calcext:value-type="float">
            <text:p>114817</text:p>
          </table:table-cell>
          <table:table-cell office:value-type="float" office:value="120804" calcext:value-type="float">
            <text:p>120804</text:p>
          </table:table-cell>
          <table:table-cell office:value-type="float" office:value="125078" calcext:value-type="float">
            <text:p>125078</text:p>
          </table:table-cell>
          <table:table-cell office:value-type="float" office:value="117984" calcext:value-type="float">
            <text:p>117984</text:p>
          </table:table-cell>
          <table:table-cell office:value-type="float" office:value="166281" calcext:value-type="float">
            <text:p>166281</text:p>
          </table:table-cell>
          <table:table-cell office:value-type="float" office:value="138124" calcext:value-type="float">
            <text:p>138124</text:p>
          </table:table-cell>
          <table:table-cell office:value-type="float" office:value="101855" calcext:value-type="float">
            <text:p>101855</text:p>
          </table:table-cell>
        </table:table-row>
        <table:table-row table:style-name="ro1">
          <table:table-cell/>
          <table:table-cell office:value-type="float" office:value="113752" calcext:value-type="float">
            <text:p>113752</text:p>
          </table:table-cell>
          <table:table-cell office:value-type="float" office:value="101449" calcext:value-type="float">
            <text:p>101449</text:p>
          </table:table-cell>
          <table:table-cell office:value-type="float" office:value="35902" calcext:value-type="float">
            <text:p>35902</text:p>
          </table:table-cell>
          <table:table-cell office:value-type="float" office:value="126475" calcext:value-type="float">
            <text:p>126475</text:p>
          </table:table-cell>
          <table:table-cell office:value-type="float" office:value="155475" calcext:value-type="float">
            <text:p>155475</text:p>
          </table:table-cell>
          <table:table-cell office:value-type="float" office:value="154651" calcext:value-type="float">
            <text:p>154651</text:p>
          </table:table-cell>
          <table:table-cell office:value-type="float" office:value="108838" calcext:value-type="float">
            <text:p>108838</text:p>
          </table:table-cell>
          <table:table-cell office:value-type="float" office:value="94445" calcext:value-type="float">
            <text:p>94445</text:p>
          </table:table-cell>
          <table:table-cell office:value-type="float" office:value="114653" calcext:value-type="float">
            <text:p>114653</text:p>
          </table:table-cell>
          <table:table-cell office:value-type="float" office:value="117719" calcext:value-type="float">
            <text:p>117719</text:p>
          </table:table-cell>
          <table:table-cell office:value-type="float" office:value="131946" calcext:value-type="float">
            <text:p>131946</text:p>
          </table:table-cell>
          <table:table-cell office:value-type="float" office:value="135605" calcext:value-type="float">
            <text:p>135605</text:p>
          </table:table-cell>
          <table:table-cell office:value-type="float" office:value="119905" calcext:value-type="float">
            <text:p>119905</text:p>
          </table:table-cell>
          <table:table-cell office:value-type="float" office:value="148532" calcext:value-type="float">
            <text:p>148532</text:p>
          </table:table-cell>
          <table:table-cell office:value-type="float" office:value="134065" calcext:value-type="float">
            <text:p>134065</text:p>
          </table:table-cell>
          <table:table-cell office:value-type="float" office:value="117280" calcext:value-type="float">
            <text:p>117280</text:p>
          </table:table-cell>
        </table:table-row>
        <table:table-row table:style-name="ro1">
          <table:table-cell/>
          <table:table-cell office:value-type="float" office:value="98969" calcext:value-type="float">
            <text:p>98969</text:p>
          </table:table-cell>
          <table:table-cell office:value-type="float" office:value="106003" calcext:value-type="float">
            <text:p>106003</text:p>
          </table:table-cell>
          <table:table-cell office:value-type="float" office:value="31012" calcext:value-type="float">
            <text:p>31012</text:p>
          </table:table-cell>
          <table:table-cell office:value-type="float" office:value="136214" calcext:value-type="float">
            <text:p>136214</text:p>
          </table:table-cell>
          <table:table-cell office:value-type="float" office:value="162853" calcext:value-type="float">
            <text:p>162853</text:p>
          </table:table-cell>
          <table:table-cell office:value-type="float" office:value="155078" calcext:value-type="float">
            <text:p>155078</text:p>
          </table:table-cell>
          <table:table-cell office:value-type="float" office:value="149651" calcext:value-type="float">
            <text:p>149651</text:p>
          </table:table-cell>
          <table:table-cell office:value-type="float" office:value="116367" calcext:value-type="float">
            <text:p>116367</text:p>
          </table:table-cell>
          <table:table-cell office:value-type="float" office:value="134844" calcext:value-type="float">
            <text:p>134844</text:p>
          </table:table-cell>
          <table:table-cell office:value-type="float" office:value="116633" calcext:value-type="float">
            <text:p>116633</text:p>
          </table:table-cell>
          <table:table-cell office:value-type="float" office:value="126061" calcext:value-type="float">
            <text:p>126061</text:p>
          </table:table-cell>
          <table:table-cell office:value-type="float" office:value="133027" calcext:value-type="float">
            <text:p>133027</text:p>
          </table:table-cell>
          <table:table-cell office:value-type="float" office:value="225617" calcext:value-type="float">
            <text:p>225617</text:p>
          </table:table-cell>
          <table:table-cell office:value-type="float" office:value="155304" calcext:value-type="float">
            <text:p>155304</text:p>
          </table:table-cell>
          <table:table-cell office:value-type="float" office:value="156376" calcext:value-type="float">
            <text:p>156376</text:p>
          </table:table-cell>
          <table:table-cell office:value-type="float" office:value="166911" calcext:value-type="float">
            <text:p>166911</text:p>
          </table:table-cell>
        </table:table-row>
        <table:table-row table:style-name="ro1">
          <table:table-cell/>
          <table:table-cell office:value-type="float" office:value="135589" calcext:value-type="float">
            <text:p>135589</text:p>
          </table:table-cell>
          <table:table-cell office:value-type="float" office:value="106614" calcext:value-type="float">
            <text:p>106614</text:p>
          </table:table-cell>
          <table:table-cell office:value-type="float" office:value="33306" calcext:value-type="float">
            <text:p>33306</text:p>
          </table:table-cell>
          <table:table-cell office:value-type="float" office:value="138364" calcext:value-type="float">
            <text:p>138364</text:p>
          </table:table-cell>
          <table:table-cell office:value-type="float" office:value="170860" calcext:value-type="float">
            <text:p>170860</text:p>
          </table:table-cell>
          <table:table-cell office:value-type="float" office:value="164366" calcext:value-type="float">
            <text:p>164366</text:p>
          </table:table-cell>
          <table:table-cell office:value-type="float" office:value="142681" calcext:value-type="float">
            <text:p>142681</text:p>
          </table:table-cell>
          <table:table-cell office:value-type="float" office:value="119062" calcext:value-type="float">
            <text:p>119062</text:p>
          </table:table-cell>
          <table:table-cell office:value-type="float" office:value="141542" calcext:value-type="float">
            <text:p>141542</text:p>
          </table:table-cell>
          <table:table-cell office:value-type="float" office:value="97591" calcext:value-type="float">
            <text:p>97591</text:p>
          </table:table-cell>
          <table:table-cell office:value-type="float" office:value="134863" calcext:value-type="float">
            <text:p>134863</text:p>
          </table:table-cell>
          <table:table-cell office:value-type="float" office:value="135013" calcext:value-type="float">
            <text:p>135013</text:p>
          </table:table-cell>
          <table:table-cell office:value-type="float" office:value="163938" calcext:value-type="float">
            <text:p>163938</text:p>
          </table:table-cell>
          <table:table-cell office:value-type="float" office:value="143746" calcext:value-type="float">
            <text:p>143746</text:p>
          </table:table-cell>
          <table:table-cell office:value-type="float" office:value="158083" calcext:value-type="float">
            <text:p>158083</text:p>
          </table:table-cell>
          <table:table-cell office:value-type="float" office:value="176221" calcext:value-type="float">
            <text:p>176221</text:p>
          </table:table-cell>
        </table:table-row>
        <table:table-row table:style-name="ro1">
          <table:table-cell/>
          <table:table-cell office:value-type="float" office:value="113776" calcext:value-type="float">
            <text:p>113776</text:p>
          </table:table-cell>
          <table:table-cell office:value-type="float" office:value="87855" calcext:value-type="float">
            <text:p>87855</text:p>
          </table:table-cell>
          <table:table-cell office:value-type="float" office:value="36227" calcext:value-type="float">
            <text:p>36227</text:p>
          </table:table-cell>
          <table:table-cell office:value-type="float" office:value="100282" calcext:value-type="float">
            <text:p>100282</text:p>
          </table:table-cell>
          <table:table-cell office:value-type="float" office:value="119807" calcext:value-type="float">
            <text:p>119807</text:p>
          </table:table-cell>
          <table:table-cell office:value-type="float" office:value="120153" calcext:value-type="float">
            <text:p>120153</text:p>
          </table:table-cell>
          <table:table-cell office:value-type="float" office:value="108204" calcext:value-type="float">
            <text:p>108204</text:p>
          </table:table-cell>
          <table:table-cell office:value-type="float" office:value="88631" calcext:value-type="float">
            <text:p>88631</text:p>
          </table:table-cell>
          <table:table-cell office:value-type="float" office:value="87027" calcext:value-type="float">
            <text:p>87027</text:p>
          </table:table-cell>
          <table:table-cell office:value-type="float" office:value="81319" calcext:value-type="float">
            <text:p>81319</text:p>
          </table:table-cell>
          <table:table-cell office:value-type="float" office:value="83629" calcext:value-type="float">
            <text:p>83629</text:p>
          </table:table-cell>
          <table:table-cell office:value-type="float" office:value="87414" calcext:value-type="float">
            <text:p>87414</text:p>
          </table:table-cell>
          <table:table-cell office:value-type="float" office:value="137688" calcext:value-type="float">
            <text:p>137688</text:p>
          </table:table-cell>
          <table:table-cell office:value-type="float" office:value="107121" calcext:value-type="float">
            <text:p>107121</text:p>
          </table:table-cell>
          <table:table-cell office:value-type="float" office:value="89603" calcext:value-type="float">
            <text:p>89603</text:p>
          </table:table-cell>
          <table:table-cell office:value-type="float" office:value="154722" calcext:value-type="float">
            <text:p>154722</text:p>
          </table:table-cell>
        </table:table-row>
        <table:table-row table:style-name="ro1">
          <table:table-cell/>
          <table:table-cell office:value-type="float" office:value="126193" calcext:value-type="float">
            <text:p>126193</text:p>
          </table:table-cell>
          <table:table-cell office:value-type="float" office:value="121304" calcext:value-type="float">
            <text:p>121304</text:p>
          </table:table-cell>
          <table:table-cell office:value-type="float" office:value="41039" calcext:value-type="float">
            <text:p>41039</text:p>
          </table:table-cell>
          <table:table-cell office:value-type="float" office:value="164427" calcext:value-type="float">
            <text:p>164427</text:p>
          </table:table-cell>
          <table:table-cell office:value-type="float" office:value="185268" calcext:value-type="float">
            <text:p>185268</text:p>
          </table:table-cell>
          <table:table-cell office:value-type="float" office:value="200836" calcext:value-type="float">
            <text:p>200836</text:p>
          </table:table-cell>
          <table:table-cell office:value-type="float" office:value="165338" calcext:value-type="float">
            <text:p>165338</text:p>
          </table:table-cell>
          <table:table-cell office:value-type="float" office:value="136663" calcext:value-type="float">
            <text:p>136663</text:p>
          </table:table-cell>
          <table:table-cell office:value-type="float" office:value="140578" calcext:value-type="float">
            <text:p>140578</text:p>
          </table:table-cell>
          <table:table-cell office:value-type="float" office:value="93181" calcext:value-type="float">
            <text:p>93181</text:p>
          </table:table-cell>
          <table:table-cell office:value-type="float" office:value="117483" calcext:value-type="float">
            <text:p>117483</text:p>
          </table:table-cell>
          <table:table-cell office:value-type="float" office:value="113125" calcext:value-type="float">
            <text:p>113125</text:p>
          </table:table-cell>
          <table:table-cell office:value-type="float" office:value="116391" calcext:value-type="float">
            <text:p>116391</text:p>
          </table:table-cell>
          <table:table-cell office:value-type="float" office:value="138157" calcext:value-type="float">
            <text:p>138157</text:p>
          </table:table-cell>
          <table:table-cell office:value-type="float" office:value="132627" calcext:value-type="float">
            <text:p>132627</text:p>
          </table:table-cell>
          <table:table-cell office:value-type="float" office:value="135185" calcext:value-type="float">
            <text:p>135185</text:p>
          </table:table-cell>
        </table:table-row>
        <table:table-row table:style-name="ro1">
          <table:table-cell/>
          <table:table-cell office:value-type="float" office:value="217404" calcext:value-type="float">
            <text:p>217404</text:p>
          </table:table-cell>
          <table:table-cell office:value-type="float" office:value="173695" calcext:value-type="float">
            <text:p>173695</text:p>
          </table:table-cell>
          <table:table-cell office:value-type="float" office:value="41786" calcext:value-type="float">
            <text:p>41786</text:p>
          </table:table-cell>
          <table:table-cell office:value-type="float" office:value="217522" calcext:value-type="float">
            <text:p>217522</text:p>
          </table:table-cell>
          <table:table-cell office:value-type="float" office:value="230689" calcext:value-type="float">
            <text:p>230689</text:p>
          </table:table-cell>
          <table:table-cell office:value-type="float" office:value="233448" calcext:value-type="float">
            <text:p>233448</text:p>
          </table:table-cell>
          <table:table-cell office:value-type="float" office:value="204444" calcext:value-type="float">
            <text:p>204444</text:p>
          </table:table-cell>
          <table:table-cell office:value-type="float" office:value="183684" calcext:value-type="float">
            <text:p>183684</text:p>
          </table:table-cell>
          <table:table-cell office:value-type="float" office:value="163716" calcext:value-type="float">
            <text:p>163716</text:p>
          </table:table-cell>
          <table:table-cell office:value-type="float" office:value="94949" calcext:value-type="float">
            <text:p>94949</text:p>
          </table:table-cell>
          <table:table-cell office:value-type="float" office:value="137916" calcext:value-type="float">
            <text:p>137916</text:p>
          </table:table-cell>
          <table:table-cell office:value-type="float" office:value="120314" calcext:value-type="float">
            <text:p>120314</text:p>
          </table:table-cell>
          <table:table-cell office:value-type="float" office:value="178196" calcext:value-type="float">
            <text:p>178196</text:p>
          </table:table-cell>
          <table:table-cell office:value-type="float" office:value="133538" calcext:value-type="float">
            <text:p>133538</text:p>
          </table:table-cell>
          <table:table-cell office:value-type="float" office:value="126844" calcext:value-type="float">
            <text:p>126844</text:p>
          </table:table-cell>
          <table:table-cell office:value-type="float" office:value="175607" calcext:value-type="float">
            <text:p>175607</text:p>
          </table:table-cell>
        </table:table-row>
        <table:table-row table:style-name="ro1">
          <table:table-cell/>
          <table:table-cell office:value-type="float" office:value="106187" calcext:value-type="float">
            <text:p>106187</text:p>
          </table:table-cell>
          <table:table-cell office:value-type="float" office:value="100963" calcext:value-type="float">
            <text:p>100963</text:p>
          </table:table-cell>
          <table:table-cell office:value-type="float" office:value="38724" calcext:value-type="float">
            <text:p>38724</text:p>
          </table:table-cell>
          <table:table-cell office:value-type="float" office:value="133782" calcext:value-type="float">
            <text:p>133782</text:p>
          </table:table-cell>
          <table:table-cell office:value-type="float" office:value="190582" calcext:value-type="float">
            <text:p>190582</text:p>
          </table:table-cell>
          <table:table-cell office:value-type="float" office:value="233971" calcext:value-type="float">
            <text:p>233971</text:p>
          </table:table-cell>
          <table:table-cell office:value-type="float" office:value="148782" calcext:value-type="float">
            <text:p>148782</text:p>
          </table:table-cell>
          <table:table-cell office:value-type="float" office:value="132106" calcext:value-type="float">
            <text:p>132106</text:p>
          </table:table-cell>
          <table:table-cell office:value-type="float" office:value="174919" calcext:value-type="float">
            <text:p>174919</text:p>
          </table:table-cell>
          <table:table-cell office:value-type="float" office:value="109301" calcext:value-type="float">
            <text:p>109301</text:p>
          </table:table-cell>
          <table:table-cell office:value-type="float" office:value="138578" calcext:value-type="float">
            <text:p>138578</text:p>
          </table:table-cell>
          <table:table-cell office:value-type="float" office:value="136821" calcext:value-type="float">
            <text:p>136821</text:p>
          </table:table-cell>
          <table:table-cell office:value-type="float" office:value="115421" calcext:value-type="float">
            <text:p>115421</text:p>
          </table:table-cell>
          <table:table-cell office:value-type="float" office:value="124601" calcext:value-type="float">
            <text:p>124601</text:p>
          </table:table-cell>
          <table:table-cell office:value-type="float" office:value="102805" calcext:value-type="float">
            <text:p>102805</text:p>
          </table:table-cell>
          <table:table-cell office:value-type="float" office:value="115442" calcext:value-type="float">
            <text:p>115442</text:p>
          </table:table-cell>
        </table:table-row>
        <table:table-row table:style-name="ro1">
          <table:table-cell/>
          <table:table-cell office:value-type="float" office:value="110403" calcext:value-type="float">
            <text:p>110403</text:p>
          </table:table-cell>
          <table:table-cell office:value-type="float" office:value="99293" calcext:value-type="float">
            <text:p>99293</text:p>
          </table:table-cell>
          <table:table-cell office:value-type="float" office:value="39928" calcext:value-type="float">
            <text:p>39928</text:p>
          </table:table-cell>
          <table:table-cell office:value-type="float" office:value="151141" calcext:value-type="float">
            <text:p>151141</text:p>
          </table:table-cell>
          <table:table-cell office:value-type="float" office:value="173384" calcext:value-type="float">
            <text:p>173384</text:p>
          </table:table-cell>
          <table:table-cell office:value-type="float" office:value="210057" calcext:value-type="float">
            <text:p>210057</text:p>
          </table:table-cell>
          <table:table-cell office:value-type="float" office:value="126286" calcext:value-type="float">
            <text:p>126286</text:p>
          </table:table-cell>
          <table:table-cell office:value-type="float" office:value="139058" calcext:value-type="float">
            <text:p>139058</text:p>
          </table:table-cell>
          <table:table-cell office:value-type="float" office:value="163547" calcext:value-type="float">
            <text:p>163547</text:p>
          </table:table-cell>
          <table:table-cell office:value-type="float" office:value="128641" calcext:value-type="float">
            <text:p>128641</text:p>
          </table:table-cell>
          <table:table-cell office:value-type="float" office:value="152984" calcext:value-type="float">
            <text:p>152984</text:p>
          </table:table-cell>
          <table:table-cell office:value-type="float" office:value="144417" calcext:value-type="float">
            <text:p>144417</text:p>
          </table:table-cell>
          <table:table-cell office:value-type="float" office:value="123776" calcext:value-type="float">
            <text:p>123776</text:p>
          </table:table-cell>
          <table:table-cell office:value-type="float" office:value="194885" calcext:value-type="float">
            <text:p>194885</text:p>
          </table:table-cell>
          <table:table-cell office:value-type="float" office:value="170899" calcext:value-type="float">
            <text:p>170899</text:p>
          </table:table-cell>
          <table:table-cell office:value-type="float" office:value="118532" calcext:value-type="float">
            <text:p>118532</text:p>
          </table:table-cell>
        </table:table-row>
        <table:table-row table:style-name="ro1">
          <table:table-cell/>
          <table:table-cell office:value-type="float" office:value="133168" calcext:value-type="float">
            <text:p>133168</text:p>
          </table:table-cell>
          <table:table-cell office:value-type="float" office:value="89938" calcext:value-type="float">
            <text:p>89938</text:p>
          </table:table-cell>
          <table:table-cell office:value-type="float" office:value="46990" calcext:value-type="float">
            <text:p>46990</text:p>
          </table:table-cell>
          <table:table-cell office:value-type="float" office:value="144068" calcext:value-type="float">
            <text:p>144068</text:p>
          </table:table-cell>
          <table:table-cell office:value-type="float" office:value="150651" calcext:value-type="float">
            <text:p>150651</text:p>
          </table:table-cell>
          <table:table-cell office:value-type="float" office:value="180788" calcext:value-type="float">
            <text:p>180788</text:p>
          </table:table-cell>
          <table:table-cell office:value-type="float" office:value="113343" calcext:value-type="float">
            <text:p>113343</text:p>
          </table:table-cell>
          <table:table-cell office:value-type="float" office:value="120290" calcext:value-type="float">
            <text:p>120290</text:p>
          </table:table-cell>
          <table:table-cell office:value-type="float" office:value="124899" calcext:value-type="float">
            <text:p>124899</text:p>
          </table:table-cell>
          <table:table-cell office:value-type="float" office:value="103363" calcext:value-type="float">
            <text:p>103363</text:p>
          </table:table-cell>
          <table:table-cell office:value-type="float" office:value="122321" calcext:value-type="float">
            <text:p>122321</text:p>
          </table:table-cell>
          <table:table-cell office:value-type="float" office:value="109044" calcext:value-type="float">
            <text:p>109044</text:p>
          </table:table-cell>
          <table:table-cell office:value-type="float" office:value="140693" calcext:value-type="float">
            <text:p>140693</text:p>
          </table:table-cell>
          <table:table-cell office:value-type="float" office:value="134419" calcext:value-type="float">
            <text:p>134419</text:p>
          </table:table-cell>
          <table:table-cell office:value-type="float" office:value="127574" calcext:value-type="float">
            <text:p>127574</text:p>
          </table:table-cell>
          <table:table-cell office:value-type="float" office:value="120402" calcext:value-type="float">
            <text:p>120402</text:p>
          </table:table-cell>
        </table:table-row>
        <table:table-row table:style-name="ro1">
          <table:table-cell/>
          <table:table-cell office:value-type="float" office:value="128672" calcext:value-type="float">
            <text:p>128672</text:p>
          </table:table-cell>
          <table:table-cell office:value-type="float" office:value="70272" calcext:value-type="float">
            <text:p>70272</text:p>
          </table:table-cell>
          <table:table-cell office:value-type="float" office:value="42606" calcext:value-type="float">
            <text:p>42606</text:p>
          </table:table-cell>
          <table:table-cell office:value-type="float" office:value="117802" calcext:value-type="float">
            <text:p>117802</text:p>
          </table:table-cell>
          <table:table-cell office:value-type="float" office:value="148808" calcext:value-type="float">
            <text:p>148808</text:p>
          </table:table-cell>
          <table:table-cell office:value-type="float" office:value="192334" calcext:value-type="float">
            <text:p>192334</text:p>
          </table:table-cell>
          <table:table-cell office:value-type="float" office:value="106162" calcext:value-type="float">
            <text:p>106162</text:p>
          </table:table-cell>
          <table:table-cell office:value-type="float" office:value="108745" calcext:value-type="float">
            <text:p>108745</text:p>
          </table:table-cell>
          <table:table-cell office:value-type="float" office:value="155766" calcext:value-type="float">
            <text:p>155766</text:p>
          </table:table-cell>
          <table:table-cell office:value-type="float" office:value="129671" calcext:value-type="float">
            <text:p>129671</text:p>
          </table:table-cell>
          <table:table-cell office:value-type="float" office:value="157744" calcext:value-type="float">
            <text:p>157744</text:p>
          </table:table-cell>
          <table:table-cell office:value-type="float" office:value="134515" calcext:value-type="float">
            <text:p>134515</text:p>
          </table:table-cell>
          <table:table-cell office:value-type="float" office:value="155774" calcext:value-type="float">
            <text:p>155774</text:p>
          </table:table-cell>
          <table:table-cell office:value-type="float" office:value="145077" calcext:value-type="float">
            <text:p>145077</text:p>
          </table:table-cell>
          <table:table-cell office:value-type="float" office:value="132956" calcext:value-type="float">
            <text:p>132956</text:p>
          </table:table-cell>
          <table:table-cell office:value-type="float" office:value="130971" calcext:value-type="float">
            <text:p>130971</text:p>
          </table:table-cell>
        </table:table-row>
        <table:table-row table:style-name="ro1">
          <table:table-cell/>
          <table:table-cell office:value-type="float" office:value="139748" calcext:value-type="float">
            <text:p>139748</text:p>
          </table:table-cell>
          <table:table-cell office:value-type="float" office:value="95394" calcext:value-type="float">
            <text:p>95394</text:p>
          </table:table-cell>
          <table:table-cell office:value-type="float" office:value="42250" calcext:value-type="float">
            <text:p>42250</text:p>
          </table:table-cell>
          <table:table-cell office:value-type="float" office:value="152028" calcext:value-type="float">
            <text:p>152028</text:p>
          </table:table-cell>
          <table:table-cell office:value-type="float" office:value="204052" calcext:value-type="float">
            <text:p>204052</text:p>
          </table:table-cell>
          <table:table-cell office:value-type="float" office:value="234347" calcext:value-type="float">
            <text:p>234347</text:p>
          </table:table-cell>
          <table:table-cell office:value-type="float" office:value="140612" calcext:value-type="float">
            <text:p>140612</text:p>
          </table:table-cell>
          <table:table-cell office:value-type="float" office:value="146414" calcext:value-type="float">
            <text:p>146414</text:p>
          </table:table-cell>
          <table:table-cell office:value-type="float" office:value="202325" calcext:value-type="float">
            <text:p>202325</text:p>
          </table:table-cell>
          <table:table-cell office:value-type="float" office:value="123204" calcext:value-type="float">
            <text:p>123204</text:p>
          </table:table-cell>
          <table:table-cell office:value-type="float" office:value="175285" calcext:value-type="float">
            <text:p>175285</text:p>
          </table:table-cell>
          <table:table-cell office:value-type="float" office:value="133931" calcext:value-type="float">
            <text:p>133931</text:p>
          </table:table-cell>
          <table:table-cell office:value-type="float" office:value="126377" calcext:value-type="float">
            <text:p>126377</text:p>
          </table:table-cell>
          <table:table-cell office:value-type="float" office:value="147186" calcext:value-type="float">
            <text:p>147186</text:p>
          </table:table-cell>
          <table:table-cell office:value-type="float" office:value="140516" calcext:value-type="float">
            <text:p>140516</text:p>
          </table:table-cell>
          <table:table-cell office:value-type="float" office:value="148752" calcext:value-type="float">
            <text:p>148752</text:p>
          </table:table-cell>
        </table:table-row>
        <table:table-row table:style-name="ro1">
          <table:table-cell/>
          <table:table-cell office:value-type="float" office:value="109710" calcext:value-type="float">
            <text:p>109710</text:p>
          </table:table-cell>
          <table:table-cell office:value-type="float" office:value="75335" calcext:value-type="float">
            <text:p>75335</text:p>
          </table:table-cell>
          <table:table-cell office:value-type="float" office:value="32248" calcext:value-type="float">
            <text:p>32248</text:p>
          </table:table-cell>
          <table:table-cell office:value-type="float" office:value="106287" calcext:value-type="float">
            <text:p>106287</text:p>
          </table:table-cell>
          <table:table-cell office:value-type="float" office:value="109907" calcext:value-type="float">
            <text:p>109907</text:p>
          </table:table-cell>
          <table:table-cell office:value-type="float" office:value="153205" calcext:value-type="float">
            <text:p>153205</text:p>
          </table:table-cell>
          <table:table-cell office:value-type="float" office:value="89661" calcext:value-type="float">
            <text:p>89661</text:p>
          </table:table-cell>
          <table:table-cell office:value-type="float" office:value="91914" calcext:value-type="float">
            <text:p>91914</text:p>
          </table:table-cell>
          <table:table-cell office:value-type="float" office:value="94190" calcext:value-type="float">
            <text:p>94190</text:p>
          </table:table-cell>
          <table:table-cell office:value-type="float" office:value="75378" calcext:value-type="float">
            <text:p>75378</text:p>
          </table:table-cell>
          <table:table-cell office:value-type="float" office:value="89599" calcext:value-type="float">
            <text:p>89599</text:p>
          </table:table-cell>
          <table:table-cell office:value-type="float" office:value="77852" calcext:value-type="float">
            <text:p>77852</text:p>
          </table:table-cell>
          <table:table-cell office:value-type="float" office:value="78266" calcext:value-type="float">
            <text:p>78266</text:p>
          </table:table-cell>
          <table:table-cell office:value-type="float" office:value="87540" calcext:value-type="float">
            <text:p>87540</text:p>
          </table:table-cell>
          <table:table-cell office:value-type="float" office:value="74344" calcext:value-type="float">
            <text:p>74344</text:p>
          </table:table-cell>
          <table:table-cell office:value-type="float" office:value="86266" calcext:value-type="float">
            <text:p>86266</text:p>
          </table:table-cell>
        </table:table-row>
        <table:table-row table:style-name="ro1">
          <table:table-cell/>
          <table:table-cell office:value-type="float" office:value="83967" calcext:value-type="float">
            <text:p>83967</text:p>
          </table:table-cell>
          <table:table-cell office:value-type="float" office:value="55240" calcext:value-type="float">
            <text:p>55240</text:p>
          </table:table-cell>
          <table:table-cell office:value-type="float" office:value="43822" calcext:value-type="float">
            <text:p>43822</text:p>
          </table:table-cell>
          <table:table-cell office:value-type="float" office:value="102400" calcext:value-type="float">
            <text:p>102400</text:p>
          </table:table-cell>
          <table:table-cell office:value-type="float" office:value="98745" calcext:value-type="float">
            <text:p>98745</text:p>
          </table:table-cell>
          <table:table-cell office:value-type="float" office:value="114197" calcext:value-type="float">
            <text:p>114197</text:p>
          </table:table-cell>
          <table:table-cell office:value-type="float" office:value="86478" calcext:value-type="float">
            <text:p>86478</text:p>
          </table:table-cell>
          <table:table-cell office:value-type="float" office:value="88380" calcext:value-type="float">
            <text:p>88380</text:p>
          </table:table-cell>
          <table:table-cell office:value-type="float" office:value="129600" calcext:value-type="float">
            <text:p>129600</text:p>
          </table:table-cell>
          <table:table-cell office:value-type="float" office:value="111244" calcext:value-type="float">
            <text:p>111244</text:p>
          </table:table-cell>
          <table:table-cell office:value-type="float" office:value="110218" calcext:value-type="float">
            <text:p>110218</text:p>
          </table:table-cell>
          <table:table-cell office:value-type="float" office:value="103854" calcext:value-type="float">
            <text:p>103854</text:p>
          </table:table-cell>
          <table:table-cell office:value-type="float" office:value="105132" calcext:value-type="float">
            <text:p>105132</text:p>
          </table:table-cell>
          <table:table-cell office:value-type="float" office:value="121478" calcext:value-type="float">
            <text:p>121478</text:p>
          </table:table-cell>
          <table:table-cell office:value-type="float" office:value="92283" calcext:value-type="float">
            <text:p>92283</text:p>
          </table:table-cell>
          <table:table-cell office:value-type="float" office:value="123656" calcext:value-type="float">
            <text:p>123656</text:p>
          </table:table-cell>
        </table:table-row>
        <table:table-row table:style-name="ro1">
          <table:table-cell/>
          <table:table-cell office:value-type="float" office:value="93445" calcext:value-type="float">
            <text:p>93445</text:p>
          </table:table-cell>
          <table:table-cell office:value-type="float" office:value="79191" calcext:value-type="float">
            <text:p>79191</text:p>
          </table:table-cell>
          <table:table-cell office:value-type="float" office:value="44005" calcext:value-type="float">
            <text:p>44005</text:p>
          </table:table-cell>
          <table:table-cell office:value-type="float" office:value="111787" calcext:value-type="float">
            <text:p>111787</text:p>
          </table:table-cell>
          <table:table-cell office:value-type="float" office:value="132795" calcext:value-type="float">
            <text:p>132795</text:p>
          </table:table-cell>
          <table:table-cell office:value-type="float" office:value="178435" calcext:value-type="float">
            <text:p>178435</text:p>
          </table:table-cell>
          <table:table-cell office:value-type="float" office:value="95640" calcext:value-type="float">
            <text:p>95640</text:p>
          </table:table-cell>
          <table:table-cell office:value-type="float" office:value="116657" calcext:value-type="float">
            <text:p>116657</text:p>
          </table:table-cell>
          <table:table-cell office:value-type="float" office:value="143349" calcext:value-type="float">
            <text:p>143349</text:p>
          </table:table-cell>
          <table:table-cell office:value-type="float" office:value="151955" calcext:value-type="float">
            <text:p>151955</text:p>
          </table:table-cell>
          <table:table-cell office:value-type="float" office:value="167424" calcext:value-type="float">
            <text:p>167424</text:p>
          </table:table-cell>
          <table:table-cell office:value-type="float" office:value="152391" calcext:value-type="float">
            <text:p>152391</text:p>
          </table:table-cell>
          <table:table-cell office:value-type="float" office:value="117778" calcext:value-type="float">
            <text:p>117778</text:p>
          </table:table-cell>
          <table:table-cell office:value-type="float" office:value="156559" calcext:value-type="float">
            <text:p>156559</text:p>
          </table:table-cell>
          <table:table-cell office:value-type="float" office:value="129769" calcext:value-type="float">
            <text:p>129769</text:p>
          </table:table-cell>
          <table:table-cell office:value-type="float" office:value="121485" calcext:value-type="float">
            <text:p>121485</text:p>
          </table:table-cell>
        </table:table-row>
        <table:table-row table:style-name="ro1">
          <table:table-cell/>
          <table:table-cell office:value-type="float" office:value="111949" calcext:value-type="float">
            <text:p>111949</text:p>
          </table:table-cell>
          <table:table-cell office:value-type="float" office:value="76658" calcext:value-type="float">
            <text:p>76658</text:p>
          </table:table-cell>
          <table:table-cell office:value-type="float" office:value="44989" calcext:value-type="float">
            <text:p>44989</text:p>
          </table:table-cell>
          <table:table-cell office:value-type="float" office:value="120689" calcext:value-type="float">
            <text:p>120689</text:p>
          </table:table-cell>
          <table:table-cell office:value-type="float" office:value="145637" calcext:value-type="float">
            <text:p>145637</text:p>
          </table:table-cell>
          <table:table-cell office:value-type="float" office:value="191559" calcext:value-type="float">
            <text:p>191559</text:p>
          </table:table-cell>
          <table:table-cell office:value-type="float" office:value="104937" calcext:value-type="float">
            <text:p>104937</text:p>
          </table:table-cell>
          <table:table-cell office:value-type="float" office:value="123273" calcext:value-type="float">
            <text:p>123273</text:p>
          </table:table-cell>
          <table:table-cell office:value-type="float" office:value="130812" calcext:value-type="float">
            <text:p>130812</text:p>
          </table:table-cell>
          <table:table-cell office:value-type="float" office:value="125695" calcext:value-type="float">
            <text:p>125695</text:p>
          </table:table-cell>
          <table:table-cell office:value-type="float" office:value="139679" calcext:value-type="float">
            <text:p>139679</text:p>
          </table:table-cell>
          <table:table-cell office:value-type="float" office:value="128792" calcext:value-type="float">
            <text:p>128792</text:p>
          </table:table-cell>
          <table:table-cell office:value-type="float" office:value="178768" calcext:value-type="float">
            <text:p>178768</text:p>
          </table:table-cell>
          <table:table-cell office:value-type="float" office:value="141894" calcext:value-type="float">
            <text:p>141894</text:p>
          </table:table-cell>
          <table:table-cell office:value-type="float" office:value="118924" calcext:value-type="float">
            <text:p>118924</text:p>
          </table:table-cell>
          <table:table-cell office:value-type="float" office:value="119908" calcext:value-type="float">
            <text:p>119908</text:p>
          </table:table-cell>
        </table:table-row>
        <table:table-row table:style-name="ro1">
          <table:table-cell/>
          <table:table-cell office:value-type="float" office:value="94797" calcext:value-type="float">
            <text:p>94797</text:p>
          </table:table-cell>
          <table:table-cell office:value-type="float" office:value="69422" calcext:value-type="float">
            <text:p>69422</text:p>
          </table:table-cell>
          <table:table-cell office:value-type="float" office:value="39584" calcext:value-type="float">
            <text:p>39584</text:p>
          </table:table-cell>
          <table:table-cell office:value-type="float" office:value="97812" calcext:value-type="float">
            <text:p>97812</text:p>
          </table:table-cell>
          <table:table-cell office:value-type="float" office:value="136109" calcext:value-type="float">
            <text:p>136109</text:p>
          </table:table-cell>
          <table:table-cell office:value-type="float" office:value="185674" calcext:value-type="float">
            <text:p>185674</text:p>
          </table:table-cell>
          <table:table-cell office:value-type="float" office:value="105861" calcext:value-type="float">
            <text:p>105861</text:p>
          </table:table-cell>
          <table:table-cell office:value-type="float" office:value="121855" calcext:value-type="float">
            <text:p>121855</text:p>
          </table:table-cell>
          <table:table-cell office:value-type="float" office:value="127587" calcext:value-type="float">
            <text:p>127587</text:p>
          </table:table-cell>
          <table:table-cell office:value-type="float" office:value="111260" calcext:value-type="float">
            <text:p>111260</text:p>
          </table:table-cell>
          <table:table-cell office:value-type="float" office:value="128358" calcext:value-type="float">
            <text:p>128358</text:p>
          </table:table-cell>
          <table:table-cell office:value-type="float" office:value="110726" calcext:value-type="float">
            <text:p>110726</text:p>
          </table:table-cell>
          <table:table-cell office:value-type="float" office:value="152747" calcext:value-type="float">
            <text:p>152747</text:p>
          </table:table-cell>
          <table:table-cell office:value-type="float" office:value="114314" calcext:value-type="float">
            <text:p>114314</text:p>
          </table:table-cell>
          <table:table-cell office:value-type="float" office:value="96006" calcext:value-type="float">
            <text:p>96006</text:p>
          </table:table-cell>
          <table:table-cell office:value-type="float" office:value="125215" calcext:value-type="float">
            <text:p>125215</text:p>
          </table:table-cell>
        </table:table-row>
        <table:table-row table:style-name="ro1">
          <table:table-cell/>
          <table:table-cell office:value-type="float" office:value="73212" calcext:value-type="float">
            <text:p>73212</text:p>
          </table:table-cell>
          <table:table-cell office:value-type="float" office:value="50150" calcext:value-type="float">
            <text:p>50150</text:p>
          </table:table-cell>
          <table:table-cell office:value-type="float" office:value="40004" calcext:value-type="float">
            <text:p>40004</text:p>
          </table:table-cell>
          <table:table-cell office:value-type="float" office:value="71186" calcext:value-type="float">
            <text:p>71186</text:p>
          </table:table-cell>
          <table:table-cell office:value-type="float" office:value="91438" calcext:value-type="float">
            <text:p>91438</text:p>
          </table:table-cell>
          <table:table-cell office:value-type="float" office:value="119098" calcext:value-type="float">
            <text:p>119098</text:p>
          </table:table-cell>
          <table:table-cell office:value-type="float" office:value="70101" calcext:value-type="float">
            <text:p>70101</text:p>
          </table:table-cell>
          <table:table-cell office:value-type="float" office:value="83823" calcext:value-type="float">
            <text:p>83823</text:p>
          </table:table-cell>
          <table:table-cell office:value-type="float" office:value="108043" calcext:value-type="float">
            <text:p>108043</text:p>
          </table:table-cell>
          <table:table-cell office:value-type="float" office:value="103679" calcext:value-type="float">
            <text:p>103679</text:p>
          </table:table-cell>
          <table:table-cell office:value-type="float" office:value="122703" calcext:value-type="float">
            <text:p>122703</text:p>
          </table:table-cell>
          <table:table-cell office:value-type="float" office:value="105271" calcext:value-type="float">
            <text:p>105271</text:p>
          </table:table-cell>
          <table:table-cell office:value-type="float" office:value="139719" calcext:value-type="float">
            <text:p>139719</text:p>
          </table:table-cell>
          <table:table-cell office:value-type="float" office:value="102202" calcext:value-type="float">
            <text:p>102202</text:p>
          </table:table-cell>
          <table:table-cell office:value-type="float" office:value="94288" calcext:value-type="float">
            <text:p>94288</text:p>
          </table:table-cell>
          <table:table-cell office:value-type="float" office:value="110535" calcext:value-type="float">
            <text:p>110535</text:p>
          </table:table-cell>
        </table:table-row>
        <table:table-row table:style-name="ro1">
          <table:table-cell/>
          <table:table-cell office:value-type="float" office:value="48877" calcext:value-type="float">
            <text:p>48877</text:p>
          </table:table-cell>
          <table:table-cell office:value-type="float" office:value="51902" calcext:value-type="float">
            <text:p>51902</text:p>
          </table:table-cell>
          <table:table-cell office:value-type="float" office:value="45751" calcext:value-type="float">
            <text:p>45751</text:p>
          </table:table-cell>
          <table:table-cell office:value-type="float" office:value="78503" calcext:value-type="float">
            <text:p>78503</text:p>
          </table:table-cell>
          <table:table-cell office:value-type="float" office:value="98138" calcext:value-type="float">
            <text:p>98138</text:p>
          </table:table-cell>
          <table:table-cell office:value-type="float" office:value="118045" calcext:value-type="float">
            <text:p>118045</text:p>
          </table:table-cell>
          <table:table-cell office:value-type="float" office:value="89774" calcext:value-type="float">
            <text:p>89774</text:p>
          </table:table-cell>
          <table:table-cell office:value-type="float" office:value="82341" calcext:value-type="float">
            <text:p>82341</text:p>
          </table:table-cell>
          <table:table-cell office:value-type="float" office:value="123575" calcext:value-type="float">
            <text:p>123575</text:p>
          </table:table-cell>
          <table:table-cell office:value-type="float" office:value="142876" calcext:value-type="float">
            <text:p>142876</text:p>
          </table:table-cell>
          <table:table-cell office:value-type="float" office:value="160099" calcext:value-type="float">
            <text:p>160099</text:p>
          </table:table-cell>
          <table:table-cell office:value-type="float" office:value="142312" calcext:value-type="float">
            <text:p>142312</text:p>
          </table:table-cell>
          <table:table-cell office:value-type="float" office:value="167866" calcext:value-type="float">
            <text:p>167866</text:p>
          </table:table-cell>
          <table:table-cell office:value-type="float" office:value="161687" calcext:value-type="float">
            <text:p>161687</text:p>
          </table:table-cell>
          <table:table-cell office:value-type="float" office:value="139191" calcext:value-type="float">
            <text:p>139191</text:p>
          </table:table-cell>
          <table:table-cell office:value-type="float" office:value="106817" calcext:value-type="float">
            <text:p>106817</text:p>
          </table:table-cell>
        </table:table-row>
        <table:table-row table:style-name="ro1">
          <table:table-cell/>
          <table:table-cell office:value-type="float" office:value="52514" calcext:value-type="float">
            <text:p>52514</text:p>
          </table:table-cell>
          <table:table-cell office:value-type="float" office:value="47792" calcext:value-type="float">
            <text:p>47792</text:p>
          </table:table-cell>
          <table:table-cell office:value-type="float" office:value="41169" calcext:value-type="float">
            <text:p>41169</text:p>
          </table:table-cell>
          <table:table-cell office:value-type="float" office:value="65586" calcext:value-type="float">
            <text:p>65586</text:p>
          </table:table-cell>
          <table:table-cell office:value-type="float" office:value="91160" calcext:value-type="float">
            <text:p>91160</text:p>
          </table:table-cell>
          <table:table-cell office:value-type="float" office:value="127157" calcext:value-type="float">
            <text:p>127157</text:p>
          </table:table-cell>
          <table:table-cell office:value-type="float" office:value="69288" calcext:value-type="float">
            <text:p>69288</text:p>
          </table:table-cell>
          <table:table-cell office:value-type="float" office:value="71160" calcext:value-type="float">
            <text:p>71160</text:p>
          </table:table-cell>
          <table:table-cell office:value-type="float" office:value="109061" calcext:value-type="float">
            <text:p>109061</text:p>
          </table:table-cell>
          <table:table-cell office:value-type="float" office:value="123291" calcext:value-type="float">
            <text:p>123291</text:p>
          </table:table-cell>
          <table:table-cell office:value-type="float" office:value="122498" calcext:value-type="float">
            <text:p>122498</text:p>
          </table:table-cell>
          <table:table-cell office:value-type="float" office:value="114056" calcext:value-type="float">
            <text:p>114056</text:p>
          </table:table-cell>
          <table:table-cell office:value-type="float" office:value="129407" calcext:value-type="float">
            <text:p>129407</text:p>
          </table:table-cell>
          <table:table-cell office:value-type="float" office:value="131038" calcext:value-type="float">
            <text:p>131038</text:p>
          </table:table-cell>
          <table:table-cell office:value-type="float" office:value="95132" calcext:value-type="float">
            <text:p>95132</text:p>
          </table:table-cell>
          <table:table-cell office:value-type="float" office:value="99208" calcext:value-type="float">
            <text:p>99208</text:p>
          </table:table-cell>
        </table:table-row>
        <table:table-row table:style-name="ro1">
          <table:table-cell/>
          <table:table-cell office:value-type="float" office:value="57220" calcext:value-type="float">
            <text:p>57220</text:p>
          </table:table-cell>
          <table:table-cell office:value-type="float" office:value="56401" calcext:value-type="float">
            <text:p>56401</text:p>
          </table:table-cell>
          <table:table-cell office:value-type="float" office:value="51188" calcext:value-type="float">
            <text:p>51188</text:p>
          </table:table-cell>
          <table:table-cell office:value-type="float" office:value="77180" calcext:value-type="float">
            <text:p>77180</text:p>
          </table:table-cell>
          <table:table-cell office:value-type="float" office:value="107739" calcext:value-type="float">
            <text:p>107739</text:p>
          </table:table-cell>
          <table:table-cell office:value-type="float" office:value="153805" calcext:value-type="float">
            <text:p>153805</text:p>
          </table:table-cell>
          <table:table-cell office:value-type="float" office:value="72104" calcext:value-type="float">
            <text:p>72104</text:p>
          </table:table-cell>
          <table:table-cell office:value-type="float" office:value="93541" calcext:value-type="float">
            <text:p>93541</text:p>
          </table:table-cell>
          <table:table-cell office:value-type="float" office:value="134145" calcext:value-type="float">
            <text:p>134145</text:p>
          </table:table-cell>
          <table:table-cell office:value-type="float" office:value="125234" calcext:value-type="float">
            <text:p>125234</text:p>
          </table:table-cell>
          <table:table-cell office:value-type="float" office:value="143240" calcext:value-type="float">
            <text:p>143240</text:p>
          </table:table-cell>
          <table:table-cell office:value-type="float" office:value="112249" calcext:value-type="float">
            <text:p>112249</text:p>
          </table:table-cell>
          <table:table-cell office:value-type="float" office:value="95783" calcext:value-type="float">
            <text:p>95783</text:p>
          </table:table-cell>
          <table:table-cell office:value-type="float" office:value="114513" calcext:value-type="float">
            <text:p>114513</text:p>
          </table:table-cell>
          <table:table-cell office:value-type="float" office:value="108480" calcext:value-type="float">
            <text:p>108480</text:p>
          </table:table-cell>
          <table:table-cell office:value-type="float" office:value="66967" calcext:value-type="float">
            <text:p>66967</text:p>
          </table:table-cell>
        </table:table-row>
        <table:table-row table:style-name="ro1">
          <table:table-cell/>
          <table:table-cell office:value-type="float" office:value="65180" calcext:value-type="float">
            <text:p>65180</text:p>
          </table:table-cell>
          <table:table-cell office:value-type="float" office:value="52591" calcext:value-type="float">
            <text:p>52591</text:p>
          </table:table-cell>
          <table:table-cell office:value-type="float" office:value="54154" calcext:value-type="float">
            <text:p>54154</text:p>
          </table:table-cell>
          <table:table-cell office:value-type="float" office:value="80711" calcext:value-type="float">
            <text:p>80711</text:p>
          </table:table-cell>
          <table:table-cell office:value-type="float" office:value="94266" calcext:value-type="float">
            <text:p>94266</text:p>
          </table:table-cell>
          <table:table-cell office:value-type="float" office:value="144994" calcext:value-type="float">
            <text:p>144994</text:p>
          </table:table-cell>
          <table:table-cell office:value-type="float" office:value="75961" calcext:value-type="float">
            <text:p>75961</text:p>
          </table:table-cell>
          <table:table-cell office:value-type="float" office:value="90412" calcext:value-type="float">
            <text:p>90412</text:p>
          </table:table-cell>
          <table:table-cell office:value-type="float" office:value="131190" calcext:value-type="float">
            <text:p>131190</text:p>
          </table:table-cell>
          <table:table-cell office:value-type="float" office:value="140179" calcext:value-type="float">
            <text:p>140179</text:p>
          </table:table-cell>
          <table:table-cell office:value-type="float" office:value="161416" calcext:value-type="float">
            <text:p>161416</text:p>
          </table:table-cell>
          <table:table-cell office:value-type="float" office:value="126198" calcext:value-type="float">
            <text:p>126198</text:p>
          </table:table-cell>
          <table:table-cell office:value-type="float" office:value="121084" calcext:value-type="float">
            <text:p>121084</text:p>
          </table:table-cell>
          <table:table-cell office:value-type="float" office:value="118725" calcext:value-type="float">
            <text:p>118725</text:p>
          </table:table-cell>
          <table:table-cell office:value-type="float" office:value="113634" calcext:value-type="float">
            <text:p>113634</text:p>
          </table:table-cell>
          <table:table-cell office:value-type="float" office:value="91104" calcext:value-type="float">
            <text:p>91104</text:p>
          </table:table-cell>
        </table:table-row>
        <table:table-row table:style-name="ro1">
          <table:table-cell/>
          <table:table-cell office:value-type="float" office:value="57903" calcext:value-type="float">
            <text:p>57903</text:p>
          </table:table-cell>
          <table:table-cell office:value-type="float" office:value="55401" calcext:value-type="float">
            <text:p>55401</text:p>
          </table:table-cell>
          <table:table-cell office:value-type="float" office:value="59319" calcext:value-type="float">
            <text:p>59319</text:p>
          </table:table-cell>
          <table:table-cell office:value-type="float" office:value="81023" calcext:value-type="float">
            <text:p>81023</text:p>
          </table:table-cell>
          <table:table-cell office:value-type="float" office:value="92334" calcext:value-type="float">
            <text:p>92334</text:p>
          </table:table-cell>
          <table:table-cell office:value-type="float" office:value="114006" calcext:value-type="float">
            <text:p>114006</text:p>
          </table:table-cell>
          <table:table-cell office:value-type="float" office:value="82092" calcext:value-type="float">
            <text:p>82092</text:p>
          </table:table-cell>
          <table:table-cell office:value-type="float" office:value="91868" calcext:value-type="float">
            <text:p>91868</text:p>
          </table:table-cell>
          <table:table-cell office:value-type="float" office:value="111544" calcext:value-type="float">
            <text:p>111544</text:p>
          </table:table-cell>
          <table:table-cell office:value-type="float" office:value="119818" calcext:value-type="float">
            <text:p>119818</text:p>
          </table:table-cell>
          <table:table-cell office:value-type="float" office:value="123320" calcext:value-type="float">
            <text:p>123320</text:p>
          </table:table-cell>
          <table:table-cell office:value-type="float" office:value="108084" calcext:value-type="float">
            <text:p>108084</text:p>
          </table:table-cell>
          <table:table-cell office:value-type="float" office:value="159001" calcext:value-type="float">
            <text:p>159001</text:p>
          </table:table-cell>
          <table:table-cell office:value-type="float" office:value="115406" calcext:value-type="float">
            <text:p>115406</text:p>
          </table:table-cell>
          <table:table-cell office:value-type="float" office:value="100165" calcext:value-type="float">
            <text:p>100165</text:p>
          </table:table-cell>
          <table:table-cell office:value-type="float" office:value="142415" calcext:value-type="float">
            <text:p>142415</text:p>
          </table:table-cell>
        </table:table-row>
        <table:table-row table:style-name="ro1">
          <table:table-cell/>
          <table:table-cell office:value-type="float" office:value="42756" calcext:value-type="float">
            <text:p>42756</text:p>
          </table:table-cell>
          <table:table-cell office:value-type="float" office:value="44510" calcext:value-type="float">
            <text:p>44510</text:p>
          </table:table-cell>
          <table:table-cell office:value-type="float" office:value="53901" calcext:value-type="float">
            <text:p>53901</text:p>
          </table:table-cell>
          <table:table-cell office:value-type="float" office:value="61455" calcext:value-type="float">
            <text:p>61455</text:p>
          </table:table-cell>
          <table:table-cell office:value-type="float" office:value="64279" calcext:value-type="float">
            <text:p>64279</text:p>
          </table:table-cell>
          <table:table-cell office:value-type="float" office:value="81461" calcext:value-type="float">
            <text:p>81461</text:p>
          </table:table-cell>
          <table:table-cell office:value-type="float" office:value="66914" calcext:value-type="float">
            <text:p>66914</text:p>
          </table:table-cell>
          <table:table-cell office:value-type="float" office:value="67203" calcext:value-type="float">
            <text:p>67203</text:p>
          </table:table-cell>
          <table:table-cell office:value-type="float" office:value="75587" calcext:value-type="float">
            <text:p>75587</text:p>
          </table:table-cell>
          <table:table-cell office:value-type="float" office:value="113491" calcext:value-type="float">
            <text:p>113491</text:p>
          </table:table-cell>
          <table:table-cell office:value-type="float" office:value="94338" calcext:value-type="float">
            <text:p>94338</text:p>
          </table:table-cell>
          <table:table-cell office:value-type="float" office:value="99967" calcext:value-type="float">
            <text:p>99967</text:p>
          </table:table-cell>
          <table:table-cell office:value-type="float" office:value="129355" calcext:value-type="float">
            <text:p>129355</text:p>
          </table:table-cell>
          <table:table-cell office:value-type="float" office:value="108635" calcext:value-type="float">
            <text:p>108635</text:p>
          </table:table-cell>
          <table:table-cell office:value-type="float" office:value="81804" calcext:value-type="float">
            <text:p>81804</text:p>
          </table:table-cell>
          <table:table-cell office:value-type="float" office:value="133759" calcext:value-type="float">
            <text:p>133759</text:p>
          </table:table-cell>
        </table:table-row>
        <table:table-row table:style-name="ro1">
          <table:table-cell/>
          <table:table-cell office:value-type="float" office:value="46812" calcext:value-type="float">
            <text:p>46812</text:p>
          </table:table-cell>
          <table:table-cell office:value-type="float" office:value="47104" calcext:value-type="float">
            <text:p>47104</text:p>
          </table:table-cell>
          <table:table-cell office:value-type="float" office:value="42892" calcext:value-type="float">
            <text:p>42892</text:p>
          </table:table-cell>
          <table:table-cell office:value-type="float" office:value="53877" calcext:value-type="float">
            <text:p>53877</text:p>
          </table:table-cell>
          <table:table-cell office:value-type="float" office:value="66933" calcext:value-type="float">
            <text:p>66933</text:p>
          </table:table-cell>
          <table:table-cell office:value-type="float" office:value="76676" calcext:value-type="float">
            <text:p>76676</text:p>
          </table:table-cell>
          <table:table-cell office:value-type="float" office:value="62538" calcext:value-type="float">
            <text:p>62538</text:p>
          </table:table-cell>
          <table:table-cell office:value-type="float" office:value="61719" calcext:value-type="float">
            <text:p>61719</text:p>
          </table:table-cell>
          <table:table-cell office:value-type="float" office:value="74723" calcext:value-type="float">
            <text:p>74723</text:p>
          </table:table-cell>
          <table:table-cell office:value-type="float" office:value="109944" calcext:value-type="float">
            <text:p>109944</text:p>
          </table:table-cell>
          <table:table-cell office:value-type="float" office:value="103004" calcext:value-type="float">
            <text:p>103004</text:p>
          </table:table-cell>
          <table:table-cell office:value-type="float" office:value="92106" calcext:value-type="float">
            <text:p>92106</text:p>
          </table:table-cell>
          <table:table-cell office:value-type="float" office:value="104187" calcext:value-type="float">
            <text:p>104187</text:p>
          </table:table-cell>
          <table:table-cell office:value-type="float" office:value="108590" calcext:value-type="float">
            <text:p>108590</text:p>
          </table:table-cell>
          <table:table-cell office:value-type="float" office:value="86161" calcext:value-type="float">
            <text:p>86161</text:p>
          </table:table-cell>
          <table:table-cell office:value-type="float" office:value="98211" calcext:value-type="float">
            <text:p>98211</text:p>
          </table:table-cell>
        </table:table-row>
        <table:table-row table:style-name="ro1">
          <table:table-cell/>
          <table:table-cell office:value-type="float" office:value="56326" calcext:value-type="float">
            <text:p>56326</text:p>
          </table:table-cell>
          <table:table-cell office:value-type="float" office:value="52381" calcext:value-type="float">
            <text:p>52381</text:p>
          </table:table-cell>
          <table:table-cell office:value-type="float" office:value="70012" calcext:value-type="float">
            <text:p>70012</text:p>
          </table:table-cell>
          <table:table-cell office:value-type="float" office:value="57838" calcext:value-type="float">
            <text:p>57838</text:p>
          </table:table-cell>
          <table:table-cell office:value-type="float" office:value="79325" calcext:value-type="float">
            <text:p>79325</text:p>
          </table:table-cell>
          <table:table-cell office:value-type="float" office:value="106731" calcext:value-type="float">
            <text:p>106731</text:p>
          </table:table-cell>
          <table:table-cell office:value-type="float" office:value="68993" calcext:value-type="float">
            <text:p>68993</text:p>
          </table:table-cell>
          <table:table-cell office:value-type="float" office:value="63974" calcext:value-type="float">
            <text:p>63974</text:p>
          </table:table-cell>
          <table:table-cell office:value-type="float" office:value="128849" calcext:value-type="float">
            <text:p>128849</text:p>
          </table:table-cell>
          <table:table-cell office:value-type="float" office:value="156049" calcext:value-type="float">
            <text:p>156049</text:p>
          </table:table-cell>
          <table:table-cell office:value-type="float" office:value="160614" calcext:value-type="float">
            <text:p>160614</text:p>
          </table:table-cell>
          <table:table-cell office:value-type="float" office:value="136997" calcext:value-type="float">
            <text:p>136997</text:p>
          </table:table-cell>
          <table:table-cell office:value-type="float" office:value="173505" calcext:value-type="float">
            <text:p>173505</text:p>
          </table:table-cell>
          <table:table-cell office:value-type="float" office:value="153353" calcext:value-type="float">
            <text:p>153353</text:p>
          </table:table-cell>
          <table:table-cell office:value-type="float" office:value="122623" calcext:value-type="float">
            <text:p>122623</text:p>
          </table:table-cell>
          <table:table-cell office:value-type="float" office:value="158701" calcext:value-type="float">
            <text:p>158701</text:p>
          </table:table-cell>
        </table:table-row>
        <table:table-row table:style-name="ro1">
          <table:table-cell/>
          <table:table-cell office:value-type="float" office:value="38125" calcext:value-type="float">
            <text:p>38125</text:p>
          </table:table-cell>
          <table:table-cell office:value-type="float" office:value="47620" calcext:value-type="float">
            <text:p>47620</text:p>
          </table:table-cell>
          <table:table-cell office:value-type="float" office:value="49157" calcext:value-type="float">
            <text:p>49157</text:p>
          </table:table-cell>
          <table:table-cell office:value-type="float" office:value="59709" calcext:value-type="float">
            <text:p>59709</text:p>
          </table:table-cell>
          <table:table-cell office:value-type="float" office:value="67973" calcext:value-type="float">
            <text:p>67973</text:p>
          </table:table-cell>
          <table:table-cell office:value-type="float" office:value="87688" calcext:value-type="float">
            <text:p>87688</text:p>
          </table:table-cell>
          <table:table-cell office:value-type="float" office:value="67574" calcext:value-type="float">
            <text:p>67574</text:p>
          </table:table-cell>
          <table:table-cell office:value-type="float" office:value="68840" calcext:value-type="float">
            <text:p>68840</text:p>
          </table:table-cell>
          <table:table-cell office:value-type="float" office:value="101867" calcext:value-type="float">
            <text:p>101867</text:p>
          </table:table-cell>
          <table:table-cell office:value-type="float" office:value="114251" calcext:value-type="float">
            <text:p>114251</text:p>
          </table:table-cell>
          <table:table-cell office:value-type="float" office:value="114266" calcext:value-type="float">
            <text:p>114266</text:p>
          </table:table-cell>
          <table:table-cell office:value-type="float" office:value="107794" calcext:value-type="float">
            <text:p>107794</text:p>
          </table:table-cell>
          <table:table-cell office:value-type="float" office:value="107948" calcext:value-type="float">
            <text:p>107948</text:p>
          </table:table-cell>
          <table:table-cell office:value-type="float" office:value="104021" calcext:value-type="float">
            <text:p>104021</text:p>
          </table:table-cell>
          <table:table-cell office:value-type="float" office:value="96670" calcext:value-type="float">
            <text:p>96670</text:p>
          </table:table-cell>
          <table:table-cell office:value-type="float" office:value="87142" calcext:value-type="float">
            <text:p>87142</text:p>
          </table:table-cell>
        </table:table-row>
        <table:table-row table:style-name="ro1">
          <table:table-cell/>
          <table:table-cell office:value-type="float" office:value="34494" calcext:value-type="float">
            <text:p>34494</text:p>
          </table:table-cell>
          <table:table-cell office:value-type="float" office:value="38774" calcext:value-type="float">
            <text:p>38774</text:p>
          </table:table-cell>
          <table:table-cell office:value-type="float" office:value="45771" calcext:value-type="float">
            <text:p>45771</text:p>
          </table:table-cell>
          <table:table-cell office:value-type="float" office:value="52781" calcext:value-type="float">
            <text:p>52781</text:p>
          </table:table-cell>
          <table:table-cell office:value-type="float" office:value="53761" calcext:value-type="float">
            <text:p>53761</text:p>
          </table:table-cell>
          <table:table-cell office:value-type="float" office:value="75072" calcext:value-type="float">
            <text:p>75072</text:p>
          </table:table-cell>
          <table:table-cell office:value-type="float" office:value="59082" calcext:value-type="float">
            <text:p>59082</text:p>
          </table:table-cell>
          <table:table-cell office:value-type="float" office:value="61366" calcext:value-type="float">
            <text:p>61366</text:p>
          </table:table-cell>
          <table:table-cell office:value-type="float" office:value="96440" calcext:value-type="float">
            <text:p>96440</text:p>
          </table:table-cell>
          <table:table-cell office:value-type="float" office:value="146292" calcext:value-type="float">
            <text:p>146292</text:p>
          </table:table-cell>
          <table:table-cell office:value-type="float" office:value="130079" calcext:value-type="float">
            <text:p>130079</text:p>
          </table:table-cell>
          <table:table-cell office:value-type="float" office:value="144100" calcext:value-type="float">
            <text:p>144100</text:p>
          </table:table-cell>
          <table:table-cell office:value-type="float" office:value="108581" calcext:value-type="float">
            <text:p>108581</text:p>
          </table:table-cell>
          <table:table-cell office:value-type="float" office:value="126108" calcext:value-type="float">
            <text:p>126108</text:p>
          </table:table-cell>
          <table:table-cell office:value-type="float" office:value="104848" calcext:value-type="float">
            <text:p>104848</text:p>
          </table:table-cell>
          <table:table-cell office:value-type="float" office:value="81567" calcext:value-type="float">
            <text:p>81567</text:p>
          </table:table-cell>
        </table:table-row>
        <table:table-row table:style-name="ro1">
          <table:table-cell/>
          <table:table-cell office:value-type="float" office:value="39085" calcext:value-type="float">
            <text:p>39085</text:p>
          </table:table-cell>
          <table:table-cell office:value-type="float" office:value="48698" calcext:value-type="float">
            <text:p>48698</text:p>
          </table:table-cell>
          <table:table-cell office:value-type="float" office:value="55019" calcext:value-type="float">
            <text:p>55019</text:p>
          </table:table-cell>
          <table:table-cell office:value-type="float" office:value="55604" calcext:value-type="float">
            <text:p>55604</text:p>
          </table:table-cell>
          <table:table-cell office:value-type="float" office:value="58795" calcext:value-type="float">
            <text:p>58795</text:p>
          </table:table-cell>
          <table:table-cell office:value-type="float" office:value="70689" calcext:value-type="float">
            <text:p>70689</text:p>
          </table:table-cell>
          <table:table-cell office:value-type="float" office:value="62891" calcext:value-type="float">
            <text:p>62891</text:p>
          </table:table-cell>
          <table:table-cell office:value-type="float" office:value="60595" calcext:value-type="float">
            <text:p>60595</text:p>
          </table:table-cell>
          <table:table-cell office:value-type="float" office:value="84882" calcext:value-type="float">
            <text:p>84882</text:p>
          </table:table-cell>
          <table:table-cell office:value-type="float" office:value="108447" calcext:value-type="float">
            <text:p>108447</text:p>
          </table:table-cell>
          <table:table-cell office:value-type="float" office:value="111946" calcext:value-type="float">
            <text:p>11194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37994" calcext:value-type="float">
            <text:p>137994</text:p>
          </table:table-cell>
          <table:table-cell office:value-type="float" office:value="113536" calcext:value-type="float">
            <text:p>113536</text:p>
          </table:table-cell>
          <table:table-cell office:value-type="float" office:value="110763" calcext:value-type="float">
            <text:p>110763</text:p>
          </table:table-cell>
          <table:table-cell office:value-type="float" office:value="103476" calcext:value-type="float">
            <text:p>103476</text:p>
          </table:table-cell>
        </table:table-row>
        <table:table-row table:style-name="ro1">
          <table:table-cell/>
          <table:table-cell office:value-type="float" office:value="49045" calcext:value-type="float">
            <text:p>49045</text:p>
          </table:table-cell>
          <table:table-cell office:value-type="float" office:value="54357" calcext:value-type="float">
            <text:p>54357</text:p>
          </table:table-cell>
          <table:table-cell office:value-type="float" office:value="41551" calcext:value-type="float">
            <text:p>41551</text:p>
          </table:table-cell>
          <table:table-cell office:value-type="float" office:value="71096" calcext:value-type="float">
            <text:p>71096</text:p>
          </table:table-cell>
          <table:table-cell office:value-type="float" office:value="86474" calcext:value-type="float">
            <text:p>86474</text:p>
          </table:table-cell>
          <table:table-cell office:value-type="float" office:value="100014" calcext:value-type="float">
            <text:p>100014</text:p>
          </table:table-cell>
          <table:table-cell office:value-type="float" office:value="92141" calcext:value-type="float">
            <text:p>92141</text:p>
          </table:table-cell>
          <table:table-cell office:value-type="float" office:value="79655" calcext:value-type="float">
            <text:p>79655</text:p>
          </table:table-cell>
          <table:table-cell office:value-type="float" office:value="95802" calcext:value-type="float">
            <text:p>95802</text:p>
          </table:table-cell>
          <table:table-cell office:value-type="float" office:value="100214" calcext:value-type="float">
            <text:p>100214</text:p>
          </table:table-cell>
          <table:table-cell office:value-type="float" office:value="100348" calcext:value-type="float">
            <text:p>100348</text:p>
          </table:table-cell>
          <table:table-cell office:value-type="float" office:value="103085" calcext:value-type="float">
            <text:p>103085</text:p>
          </table:table-cell>
          <table:table-cell office:value-type="float" office:value="132802" calcext:value-type="float">
            <text:p>132802</text:p>
          </table:table-cell>
          <table:table-cell office:value-type="float" office:value="110797" calcext:value-type="float">
            <text:p>110797</text:p>
          </table:table-cell>
          <table:table-cell office:value-type="float" office:value="84263" calcext:value-type="float">
            <text:p>84263</text:p>
          </table:table-cell>
          <table:table-cell office:value-type="float" office:value="92662" calcext:value-type="float">
            <text:p>92662</text:p>
          </table:table-cell>
        </table:table-row>
        <table:table-row table:style-name="ro1">
          <table:table-cell/>
          <table:table-cell office:value-type="float" office:value="44964" calcext:value-type="float">
            <text:p>44964</text:p>
          </table:table-cell>
          <table:table-cell office:value-type="float" office:value="64548" calcext:value-type="float">
            <text:p>64548</text:p>
          </table:table-cell>
          <table:table-cell office:value-type="float" office:value="74478" calcext:value-type="float">
            <text:p>74478</text:p>
          </table:table-cell>
          <table:table-cell office:value-type="float" office:value="81705" calcext:value-type="float">
            <text:p>81705</text:p>
          </table:table-cell>
          <table:table-cell office:value-type="float" office:value="86380" calcext:value-type="float">
            <text:p>86380</text:p>
          </table:table-cell>
          <table:table-cell office:value-type="float" office:value="100537" calcext:value-type="float">
            <text:p>100537</text:p>
          </table:table-cell>
          <table:table-cell office:value-type="float" office:value="98292" calcext:value-type="float">
            <text:p>98292</text:p>
          </table:table-cell>
          <table:table-cell office:value-type="float" office:value="90595" calcext:value-type="float">
            <text:p>90595</text:p>
          </table:table-cell>
          <table:table-cell office:value-type="float" office:value="152564" calcext:value-type="float">
            <text:p>152564</text:p>
          </table:table-cell>
          <table:table-cell office:value-type="float" office:value="161737" calcext:value-type="float">
            <text:p>161737</text:p>
          </table:table-cell>
          <table:table-cell office:value-type="float" office:value="166393" calcext:value-type="float">
            <text:p>166393</text:p>
          </table:table-cell>
          <table:table-cell office:value-type="float" office:value="160347" calcext:value-type="float">
            <text:p>160347</text:p>
          </table:table-cell>
          <table:table-cell office:value-type="float" office:value="190128" calcext:value-type="float">
            <text:p>190128</text:p>
          </table:table-cell>
          <table:table-cell office:value-type="float" office:value="162856" calcext:value-type="float">
            <text:p>162856</text:p>
          </table:table-cell>
          <table:table-cell office:value-type="float" office:value="163349" calcext:value-type="float">
            <text:p>163349</text:p>
          </table:table-cell>
          <table:table-cell office:value-type="float" office:value="133979" calcext:value-type="float">
            <text:p>133979</text:p>
          </table:table-cell>
        </table:table-row>
        <table:table-row table:style-name="ro1">
          <table:table-cell/>
          <table:table-cell office:value-type="float" office:value="42356" calcext:value-type="float">
            <text:p>42356</text:p>
          </table:table-cell>
          <table:table-cell office:value-type="float" office:value="57702" calcext:value-type="float">
            <text:p>57702</text:p>
          </table:table-cell>
          <table:table-cell office:value-type="float" office:value="60773" calcext:value-type="float">
            <text:p>60773</text:p>
          </table:table-cell>
          <table:table-cell office:value-type="float" office:value="62450" calcext:value-type="float">
            <text:p>62450</text:p>
          </table:table-cell>
          <table:table-cell office:value-type="float" office:value="77719" calcext:value-type="float">
            <text:p>77719</text:p>
          </table:table-cell>
          <table:table-cell office:value-type="float" office:value="98499" calcext:value-type="float">
            <text:p>98499</text:p>
          </table:table-cell>
          <table:table-cell office:value-type="float" office:value="69280" calcext:value-type="float">
            <text:p>69280</text:p>
          </table:table-cell>
          <table:table-cell office:value-type="float" office:value="72966" calcext:value-type="float">
            <text:p>72966</text:p>
          </table:table-cell>
          <table:table-cell office:value-type="float" office:value="114427" calcext:value-type="float">
            <text:p>114427</text:p>
          </table:table-cell>
          <table:table-cell office:value-type="float" office:value="123800" calcext:value-type="float">
            <text:p>123800</text:p>
          </table:table-cell>
          <table:table-cell office:value-type="float" office:value="122595" calcext:value-type="float">
            <text:p>122595</text:p>
          </table:table-cell>
          <table:table-cell office:value-type="float" office:value="118547" calcext:value-type="float">
            <text:p>118547</text:p>
          </table:table-cell>
          <table:table-cell office:value-type="float" office:value="169656" calcext:value-type="float">
            <text:p>169656</text:p>
          </table:table-cell>
          <table:table-cell office:value-type="float" office:value="119605" calcext:value-type="float">
            <text:p>119605</text:p>
          </table:table-cell>
          <table:table-cell office:value-type="float" office:value="105732" calcext:value-type="float">
            <text:p>105732</text:p>
          </table:table-cell>
          <table:table-cell office:value-type="float" office:value="121122" calcext:value-type="float">
            <text:p>121122</text:p>
          </table:table-cell>
        </table:table-row>
        <table:table-row table:style-name="ro1">
          <table:table-cell/>
          <table:table-cell office:value-type="float" office:value="41794" calcext:value-type="float">
            <text:p>41794</text:p>
          </table:table-cell>
          <table:table-cell office:value-type="float" office:value="51912" calcext:value-type="float">
            <text:p>51912</text:p>
          </table:table-cell>
          <table:table-cell office:value-type="float" office:value="56034" calcext:value-type="float">
            <text:p>56034</text:p>
          </table:table-cell>
          <table:table-cell office:value-type="float" office:value="57942" calcext:value-type="float">
            <text:p>57942</text:p>
          </table:table-cell>
          <table:table-cell office:value-type="float" office:value="60352" calcext:value-type="float">
            <text:p>60352</text:p>
          </table:table-cell>
          <table:table-cell office:value-type="float" office:value="77171" calcext:value-type="float">
            <text:p>77171</text:p>
          </table:table-cell>
          <table:table-cell office:value-type="float" office:value="61148" calcext:value-type="float">
            <text:p>61148</text:p>
          </table:table-cell>
          <table:table-cell office:value-type="float" office:value="57263" calcext:value-type="float">
            <text:p>57263</text:p>
          </table:table-cell>
          <table:table-cell office:value-type="float" office:value="91996" calcext:value-type="float">
            <text:p>91996</text:p>
          </table:table-cell>
          <table:table-cell office:value-type="float" office:value="118541" calcext:value-type="float">
            <text:p>118541</text:p>
          </table:table-cell>
          <table:table-cell office:value-type="float" office:value="109898" calcext:value-type="float">
            <text:p>109898</text:p>
          </table:table-cell>
          <table:table-cell office:value-type="float" office:value="104461" calcext:value-type="float">
            <text:p>104461</text:p>
          </table:table-cell>
          <table:table-cell office:value-type="float" office:value="158544" calcext:value-type="float">
            <text:p>158544</text:p>
          </table:table-cell>
          <table:table-cell office:value-type="float" office:value="113610" calcext:value-type="float">
            <text:p>113610</text:p>
          </table:table-cell>
          <table:table-cell office:value-type="float" office:value="84729" calcext:value-type="float">
            <text:p>84729</text:p>
          </table:table-cell>
          <table:table-cell office:value-type="float" office:value="102922" calcext:value-type="float">
            <text:p>102922</text:p>
          </table:table-cell>
        </table:table-row>
        <table:table-row table:style-name="ro1">
          <table:table-cell/>
          <table:table-cell office:value-type="float" office:value="39010" calcext:value-type="float">
            <text:p>39010</text:p>
          </table:table-cell>
          <table:table-cell office:value-type="float" office:value="52471" calcext:value-type="float">
            <text:p>52471</text:p>
          </table:table-cell>
          <table:table-cell office:value-type="float" office:value="65009" calcext:value-type="float">
            <text:p>65009</text:p>
          </table:table-cell>
          <table:table-cell office:value-type="float" office:value="67532" calcext:value-type="float">
            <text:p>67532</text:p>
          </table:table-cell>
          <table:table-cell office:value-type="float" office:value="56324" calcext:value-type="float">
            <text:p>56324</text:p>
          </table:table-cell>
          <table:table-cell office:value-type="float" office:value="65573" calcext:value-type="float">
            <text:p>65573</text:p>
          </table:table-cell>
          <table:table-cell office:value-type="float" office:value="60702" calcext:value-type="float">
            <text:p>60702</text:p>
          </table:table-cell>
          <table:table-cell office:value-type="float" office:value="55078" calcext:value-type="float">
            <text:p>55078</text:p>
          </table:table-cell>
          <table:table-cell office:value-type="float" office:value="100170" calcext:value-type="float">
            <text:p>100170</text:p>
          </table:table-cell>
          <table:table-cell office:value-type="float" office:value="145868" calcext:value-type="float">
            <text:p>145868</text:p>
          </table:table-cell>
          <table:table-cell office:value-type="float" office:value="114239" calcext:value-type="float">
            <text:p>114239</text:p>
          </table:table-cell>
          <table:table-cell office:value-type="float" office:value="132210" calcext:value-type="float">
            <text:p>132210</text:p>
          </table:table-cell>
          <table:table-cell office:value-type="float" office:value="130307" calcext:value-type="float">
            <text:p>130307</text:p>
          </table:table-cell>
          <table:table-cell office:value-type="float" office:value="136568" calcext:value-type="float">
            <text:p>136568</text:p>
          </table:table-cell>
          <table:table-cell office:value-type="float" office:value="85609" calcext:value-type="float">
            <text:p>85609</text:p>
          </table:table-cell>
          <table:table-cell office:value-type="float" office:value="103279" calcext:value-type="float">
            <text:p>103279</text:p>
          </table:table-cell>
        </table:table-row>
        <table:table-row table:style-name="ro1">
          <table:table-cell/>
          <table:table-cell office:value-type="float" office:value="37724" calcext:value-type="float">
            <text:p>37724</text:p>
          </table:table-cell>
          <table:table-cell office:value-type="float" office:value="45933" calcext:value-type="float">
            <text:p>45933</text:p>
          </table:table-cell>
          <table:table-cell office:value-type="float" office:value="55371" calcext:value-type="float">
            <text:p>55371</text:p>
          </table:table-cell>
          <table:table-cell office:value-type="float" office:value="54396" calcext:value-type="float">
            <text:p>54396</text:p>
          </table:table-cell>
          <table:table-cell office:value-type="float" office:value="56291" calcext:value-type="float">
            <text:p>56291</text:p>
          </table:table-cell>
          <table:table-cell office:value-type="float" office:value="70895" calcext:value-type="float">
            <text:p>70895</text:p>
          </table:table-cell>
          <table:table-cell office:value-type="float" office:value="57139" calcext:value-type="float">
            <text:p>57139</text:p>
          </table:table-cell>
          <table:table-cell office:value-type="float" office:value="58057" calcext:value-type="float">
            <text:p>58057</text:p>
          </table:table-cell>
          <table:table-cell office:value-type="float" office:value="86159" calcext:value-type="float">
            <text:p>86159</text:p>
          </table:table-cell>
          <table:table-cell office:value-type="float" office:value="105123" calcext:value-type="float">
            <text:p>105123</text:p>
          </table:table-cell>
          <table:table-cell office:value-type="float" office:value="110684" calcext:value-type="float">
            <text:p>110684</text:p>
          </table:table-cell>
          <table:table-cell office:value-type="float" office:value="117194" calcext:value-type="float">
            <text:p>117194</text:p>
          </table:table-cell>
          <table:table-cell office:value-type="float" office:value="166068" calcext:value-type="float">
            <text:p>166068</text:p>
          </table:table-cell>
          <table:table-cell office:value-type="float" office:value="112677" calcext:value-type="float">
            <text:p>112677</text:p>
          </table:table-cell>
          <table:table-cell office:value-type="float" office:value="108219" calcext:value-type="float">
            <text:p>108219</text:p>
          </table:table-cell>
          <table:table-cell office:value-type="float" office:value="125170" calcext:value-type="float">
            <text:p>125170</text:p>
          </table:table-cell>
        </table:table-row>
        <table:table-row table:style-name="ro1">
          <table:table-cell/>
          <table:table-cell office:value-type="float" office:value="40265" calcext:value-type="float">
            <text:p>40265</text:p>
          </table:table-cell>
          <table:table-cell office:value-type="float" office:value="57907" calcext:value-type="float">
            <text:p>57907</text:p>
          </table:table-cell>
          <table:table-cell office:value-type="float" office:value="57016" calcext:value-type="float">
            <text:p>57016</text:p>
          </table:table-cell>
          <table:table-cell office:value-type="float" office:value="62859" calcext:value-type="float">
            <text:p>62859</text:p>
          </table:table-cell>
          <table:table-cell office:value-type="float" office:value="59231" calcext:value-type="float">
            <text:p>59231</text:p>
          </table:table-cell>
          <table:table-cell office:value-type="float" office:value="70360" calcext:value-type="float">
            <text:p>70360</text:p>
          </table:table-cell>
          <table:table-cell office:value-type="float" office:value="59211" calcext:value-type="float">
            <text:p>59211</text:p>
          </table:table-cell>
          <table:table-cell office:value-type="float" office:value="68502" calcext:value-type="float">
            <text:p>68502</text:p>
          </table:table-cell>
          <table:table-cell office:value-type="float" office:value="85827" calcext:value-type="float">
            <text:p>85827</text:p>
          </table:table-cell>
          <table:table-cell office:value-type="float" office:value="109737" calcext:value-type="float">
            <text:p>109737</text:p>
          </table:table-cell>
          <table:table-cell office:value-type="float" office:value="117848" calcext:value-type="float">
            <text:p>117848</text:p>
          </table:table-cell>
          <table:table-cell office:value-type="float" office:value="118022" calcext:value-type="float">
            <text:p>118022</text:p>
          </table:table-cell>
          <table:table-cell office:value-type="float" office:value="134750" calcext:value-type="float">
            <text:p>134750</text:p>
          </table:table-cell>
          <table:table-cell office:value-type="float" office:value="109987" calcext:value-type="float">
            <text:p>109987</text:p>
          </table:table-cell>
          <table:table-cell office:value-type="float" office:value="129701" calcext:value-type="float">
            <text:p>129701</text:p>
          </table:table-cell>
          <table:table-cell office:value-type="float" office:value="113126" calcext:value-type="float">
            <text:p>113126</text:p>
          </table:table-cell>
        </table:table-row>
        <table:table-row table:style-name="ro1">
          <table:table-cell/>
          <table:table-cell office:value-type="float" office:value="61434" calcext:value-type="float">
            <text:p>61434</text:p>
          </table:table-cell>
          <table:table-cell office:value-type="float" office:value="74881" calcext:value-type="float">
            <text:p>74881</text:p>
          </table:table-cell>
          <table:table-cell office:value-type="float" office:value="57317" calcext:value-type="float">
            <text:p>57317</text:p>
          </table:table-cell>
          <table:table-cell office:value-type="float" office:value="65726" calcext:value-type="float">
            <text:p>65726</text:p>
          </table:table-cell>
          <table:table-cell office:value-type="float" office:value="80584" calcext:value-type="float">
            <text:p>80584</text:p>
          </table:table-cell>
          <table:table-cell office:value-type="float" office:value="100245" calcext:value-type="float">
            <text:p>100245</text:p>
          </table:table-cell>
          <table:table-cell office:value-type="float" office:value="72644" calcext:value-type="float">
            <text:p>72644</text:p>
          </table:table-cell>
          <table:table-cell office:value-type="float" office:value="73176" calcext:value-type="float">
            <text:p>73176</text:p>
          </table:table-cell>
          <table:table-cell office:value-type="float" office:value="126214" calcext:value-type="float">
            <text:p>126214</text:p>
          </table:table-cell>
          <table:table-cell office:value-type="float" office:value="116745" calcext:value-type="float">
            <text:p>116745</text:p>
          </table:table-cell>
          <table:table-cell office:value-type="float" office:value="131405" calcext:value-type="float">
            <text:p>131405</text:p>
          </table:table-cell>
          <table:table-cell office:value-type="float" office:value="119360" calcext:value-type="float">
            <text:p>119360</text:p>
          </table:table-cell>
          <table:table-cell office:value-type="float" office:value="95304" calcext:value-type="float">
            <text:p>95304</text:p>
          </table:table-cell>
          <table:table-cell office:value-type="float" office:value="112531" calcext:value-type="float">
            <text:p>112531</text:p>
          </table:table-cell>
          <table:table-cell office:value-type="float" office:value="136187" calcext:value-type="float">
            <text:p>136187</text:p>
          </table:table-cell>
          <table:table-cell office:value-type="float" office:value="84486" calcext:value-type="float">
            <text:p>84486</text:p>
          </table:table-cell>
        </table:table-row>
        <table:table-row table:style-name="ro1">
          <table:table-cell/>
          <table:table-cell office:value-type="float" office:value="55693" calcext:value-type="float">
            <text:p>55693</text:p>
          </table:table-cell>
          <table:table-cell office:value-type="float" office:value="75864" calcext:value-type="float">
            <text:p>75864</text:p>
          </table:table-cell>
          <table:table-cell office:value-type="float" office:value="60528" calcext:value-type="float">
            <text:p>60528</text:p>
          </table:table-cell>
          <table:table-cell office:value-type="float" office:value="81115" calcext:value-type="float">
            <text:p>81115</text:p>
          </table:table-cell>
          <table:table-cell office:value-type="float" office:value="74746" calcext:value-type="float">
            <text:p>74746</text:p>
          </table:table-cell>
          <table:table-cell office:value-type="float" office:value="63202" calcext:value-type="float">
            <text:p>63202</text:p>
          </table:table-cell>
          <table:table-cell office:value-type="float" office:value="85055" calcext:value-type="float">
            <text:p>85055</text:p>
          </table:table-cell>
          <table:table-cell office:value-type="float" office:value="59402" calcext:value-type="float">
            <text:p>59402</text:p>
          </table:table-cell>
          <table:table-cell office:value-type="float" office:value="79567" calcext:value-type="float">
            <text:p>79567</text:p>
          </table:table-cell>
          <table:table-cell office:value-type="float" office:value="115961" calcext:value-type="float">
            <text:p>115961</text:p>
          </table:table-cell>
          <table:table-cell office:value-type="float" office:value="90982" calcext:value-type="float">
            <text:p>90982</text:p>
          </table:table-cell>
          <table:table-cell office:value-type="float" office:value="95155" calcext:value-type="float">
            <text:p>95155</text:p>
          </table:table-cell>
          <table:table-cell office:value-type="float" office:value="122848" calcext:value-type="float">
            <text:p>122848</text:p>
          </table:table-cell>
          <table:table-cell office:value-type="float" office:value="106751" calcext:value-type="float">
            <text:p>106751</text:p>
          </table:table-cell>
          <table:table-cell office:value-type="float" office:value="96815" calcext:value-type="float">
            <text:p>96815</text:p>
          </table:table-cell>
          <table:table-cell office:value-type="float" office:value="98607" calcext:value-type="float">
            <text:p>98607</text:p>
          </table:table-cell>
        </table:table-row>
        <table:table-row table:style-name="ro1">
          <table:table-cell/>
          <table:table-cell office:value-type="float" office:value="50686" calcext:value-type="float">
            <text:p>50686</text:p>
          </table:table-cell>
          <table:table-cell office:value-type="float" office:value="91310" calcext:value-type="float">
            <text:p>91310</text:p>
          </table:table-cell>
          <table:table-cell office:value-type="float" office:value="62405" calcext:value-type="float">
            <text:p>62405</text:p>
          </table:table-cell>
          <table:table-cell office:value-type="float" office:value="88554" calcext:value-type="float">
            <text:p>88554</text:p>
          </table:table-cell>
          <table:table-cell office:value-type="float" office:value="84174" calcext:value-type="float">
            <text:p>84174</text:p>
          </table:table-cell>
          <table:table-cell office:value-type="float" office:value="73865" calcext:value-type="float">
            <text:p>73865</text:p>
          </table:table-cell>
          <table:table-cell office:value-type="float" office:value="92246" calcext:value-type="float">
            <text:p>92246</text:p>
          </table:table-cell>
          <table:table-cell office:value-type="float" office:value="63619" calcext:value-type="float">
            <text:p>63619</text:p>
          </table:table-cell>
          <table:table-cell office:value-type="float" office:value="62418" calcext:value-type="float">
            <text:p>62418</text:p>
          </table:table-cell>
          <table:table-cell office:value-type="float" office:value="121562" calcext:value-type="float">
            <text:p>121562</text:p>
          </table:table-cell>
          <table:table-cell office:value-type="float" office:value="85648" calcext:value-type="float">
            <text:p>85648</text:p>
          </table:table-cell>
          <table:table-cell office:value-type="float" office:value="99230" calcext:value-type="float">
            <text:p>99230</text:p>
          </table:table-cell>
          <table:table-cell office:value-type="float" office:value="104861" calcext:value-type="float">
            <text:p>104861</text:p>
          </table:table-cell>
          <table:table-cell office:value-type="float" office:value="102042" calcext:value-type="float">
            <text:p>102042</text:p>
          </table:table-cell>
          <table:table-cell office:value-type="float" office:value="80229" calcext:value-type="float">
            <text:p>80229</text:p>
          </table:table-cell>
          <table:table-cell office:value-type="float" office:value="86069" calcext:value-type="float">
            <text:p>86069</text:p>
          </table:table-cell>
        </table:table-row>
        <table:table-row table:style-name="ro1">
          <table:table-cell/>
          <table:table-cell office:value-type="float" office:value="48718" calcext:value-type="float">
            <text:p>48718</text:p>
          </table:table-cell>
          <table:table-cell office:value-type="float" office:value="71013" calcext:value-type="float">
            <text:p>71013</text:p>
          </table:table-cell>
          <table:table-cell office:value-type="float" office:value="57286" calcext:value-type="float">
            <text:p>57286</text:p>
          </table:table-cell>
          <table:table-cell office:value-type="float" office:value="76246" calcext:value-type="float">
            <text:p>76246</text:p>
          </table:table-cell>
          <table:table-cell office:value-type="float" office:value="72984" calcext:value-type="float">
            <text:p>72984</text:p>
          </table:table-cell>
          <table:table-cell office:value-type="float" office:value="59494" calcext:value-type="float">
            <text:p>59494</text:p>
          </table:table-cell>
          <table:table-cell office:value-type="float" office:value="68060" calcext:value-type="float">
            <text:p>68060</text:p>
          </table:table-cell>
          <table:table-cell office:value-type="float" office:value="53385" calcext:value-type="float">
            <text:p>53385</text:p>
          </table:table-cell>
          <table:table-cell office:value-type="float" office:value="67032" calcext:value-type="float">
            <text:p>67032</text:p>
          </table:table-cell>
          <table:table-cell office:value-type="float" office:value="102683" calcext:value-type="float">
            <text:p>102683</text:p>
          </table:table-cell>
          <table:table-cell office:value-type="float" office:value="82056" calcext:value-type="float">
            <text:p>82056</text:p>
          </table:table-cell>
          <table:table-cell office:value-type="float" office:value="86341" calcext:value-type="float">
            <text:p>86341</text:p>
          </table:table-cell>
          <table:table-cell office:value-type="float" office:value="94818" calcext:value-type="float">
            <text:p>94818</text:p>
          </table:table-cell>
          <table:table-cell office:value-type="float" office:value="94954" calcext:value-type="float">
            <text:p>94954</text:p>
          </table:table-cell>
          <table:table-cell office:value-type="float" office:value="64923" calcext:value-type="float">
            <text:p>64923</text:p>
          </table:table-cell>
          <table:table-cell office:value-type="float" office:value="88639" calcext:value-type="float">
            <text:p>88639</text:p>
          </table:table-cell>
        </table:table-row>
        <table:table-row table:style-name="ro1">
          <table:table-cell/>
          <table:table-cell office:value-type="float" office:value="45495" calcext:value-type="float">
            <text:p>45495</text:p>
          </table:table-cell>
          <table:table-cell office:value-type="float" office:value="61609" calcext:value-type="float">
            <text:p>61609</text:p>
          </table:table-cell>
          <table:table-cell office:value-type="float" office:value="54721" calcext:value-type="float">
            <text:p>54721</text:p>
          </table:table-cell>
          <table:table-cell office:value-type="float" office:value="75861" calcext:value-type="float">
            <text:p>75861</text:p>
          </table:table-cell>
          <table:table-cell office:value-type="float" office:value="59504" calcext:value-type="float">
            <text:p>59504</text:p>
          </table:table-cell>
          <table:table-cell office:value-type="float" office:value="53960" calcext:value-type="float">
            <text:p>53960</text:p>
          </table:table-cell>
          <table:table-cell office:value-type="float" office:value="60338" calcext:value-type="float">
            <text:p>60338</text:p>
          </table:table-cell>
          <table:table-cell office:value-type="float" office:value="42872" calcext:value-type="float">
            <text:p>42872</text:p>
          </table:table-cell>
          <table:table-cell office:value-type="float" office:value="69495" calcext:value-type="float">
            <text:p>69495</text:p>
          </table:table-cell>
          <table:table-cell office:value-type="float" office:value="124085" calcext:value-type="float">
            <text:p>124085</text:p>
          </table:table-cell>
          <table:table-cell office:value-type="float" office:value="90569" calcext:value-type="float">
            <text:p>90569</text:p>
          </table:table-cell>
          <table:table-cell office:value-type="float" office:value="100468" calcext:value-type="float">
            <text:p>100468</text:p>
          </table:table-cell>
          <table:table-cell office:value-type="float" office:value="108941" calcext:value-type="float">
            <text:p>108941</text:p>
          </table:table-cell>
          <table:table-cell office:value-type="float" office:value="108405" calcext:value-type="float">
            <text:p>108405</text:p>
          </table:table-cell>
          <table:table-cell office:value-type="float" office:value="70893" calcext:value-type="float">
            <text:p>70893</text:p>
          </table:table-cell>
          <table:table-cell office:value-type="float" office:value="83010" calcext:value-type="float">
            <text:p>83010</text:p>
          </table:table-cell>
        </table:table-row>
        <table:table-row table:style-name="ro1">
          <table:table-cell/>
          <table:table-cell office:value-type="float" office:value="50593" calcext:value-type="float">
            <text:p>50593</text:p>
          </table:table-cell>
          <table:table-cell office:value-type="float" office:value="60125" calcext:value-type="float">
            <text:p>60125</text:p>
          </table:table-cell>
          <table:table-cell office:value-type="float" office:value="45687" calcext:value-type="float">
            <text:p>45687</text:p>
          </table:table-cell>
          <table:table-cell office:value-type="float" office:value="70123" calcext:value-type="float">
            <text:p>70123</text:p>
          </table:table-cell>
          <table:table-cell office:value-type="float" office:value="62658" calcext:value-type="float">
            <text:p>62658</text:p>
          </table:table-cell>
          <table:table-cell office:value-type="float" office:value="66448" calcext:value-type="float">
            <text:p>66448</text:p>
          </table:table-cell>
          <table:table-cell office:value-type="float" office:value="62896" calcext:value-type="float">
            <text:p>62896</text:p>
          </table:table-cell>
          <table:table-cell office:value-type="float" office:value="62242" calcext:value-type="float">
            <text:p>62242</text:p>
          </table:table-cell>
          <table:table-cell office:value-type="float" office:value="70559" calcext:value-type="float">
            <text:p>70559</text:p>
          </table:table-cell>
          <table:table-cell office:value-type="float" office:value="101652" calcext:value-type="float">
            <text:p>101652</text:p>
          </table:table-cell>
          <table:table-cell office:value-type="float" office:value="83350" calcext:value-type="float">
            <text:p>83350</text:p>
          </table:table-cell>
          <table:table-cell office:value-type="float" office:value="96703" calcext:value-type="float">
            <text:p>96703</text:p>
          </table:table-cell>
          <table:table-cell office:value-type="float" office:value="112692" calcext:value-type="float">
            <text:p>112692</text:p>
          </table:table-cell>
          <table:table-cell office:value-type="float" office:value="95505" calcext:value-type="float">
            <text:p>95505</text:p>
          </table:table-cell>
          <table:table-cell office:value-type="float" office:value="70428" calcext:value-type="float">
            <text:p>70428</text:p>
          </table:table-cell>
          <table:table-cell office:value-type="float" office:value="112725" calcext:value-type="float">
            <text:p>112725</text:p>
          </table:table-cell>
        </table:table-row>
        <table:table-row table:style-name="ro1">
          <table:table-cell/>
          <table:table-cell office:value-type="float" office:value="48667" calcext:value-type="float">
            <text:p>48667</text:p>
          </table:table-cell>
          <table:table-cell office:value-type="float" office:value="63667" calcext:value-type="float">
            <text:p>63667</text:p>
          </table:table-cell>
          <table:table-cell office:value-type="float" office:value="50333" calcext:value-type="float">
            <text:p>50333</text:p>
          </table:table-cell>
          <table:table-cell office:value-type="float" office:value="79333" calcext:value-type="float">
            <text:p>79333</text:p>
          </table:table-cell>
          <table:table-cell office:value-type="float" office:value="59333" calcext:value-type="float">
            <text:p>59333</text:p>
          </table:table-cell>
          <table:table-cell office:value-type="float" office:value="73667" calcext:value-type="float">
            <text:p>73667</text:p>
          </table:table-cell>
          <table:table-cell office:value-type="float" office:value="60333" calcext:value-type="float">
            <text:p>60333</text:p>
          </table:table-cell>
          <table:table-cell office:value-type="float" office:value="66667" calcext:value-type="float">
            <text:p>66667</text:p>
          </table:table-cell>
          <table:table-cell office:value-type="float" office:value="71333" calcext:value-type="float">
            <text:p>71333</text:p>
          </table:table-cell>
          <table:table-cell office:value-type="float" office:value="88667" calcext:value-type="float">
            <text:p>88667</text:p>
          </table:table-cell>
          <table:table-cell office:value-type="float" office:value="89667" calcext:value-type="float">
            <text:p>89667</text:p>
          </table:table-cell>
          <table:table-cell office:value-type="float" office:value="92333" calcext:value-type="float">
            <text:p>92333</text:p>
          </table:table-cell>
          <table:table-cell office:value-type="float" office:value="106667" calcext:value-type="float">
            <text:p>106667</text:p>
          </table:table-cell>
          <table:table-cell office:value-type="float" office:value="111333" calcext:value-type="float">
            <text:p>111333</text:p>
          </table:table-cell>
          <table:table-cell office:value-type="float" office:value="82667" calcext:value-type="float">
            <text:p>82667</text:p>
          </table:table-cell>
          <table:table-cell office:value-type="float" office:value="125667" calcext:value-type="float">
            <text:p>125667</text:p>
          </table:table-cell>
        </table:table-row>
      </table:table>
      <table:table table:name="Tabelle3" table:style-name="ta1">
        <table:shapes>
          <draw:frame draw:z-index="0" draw:style-name="gr1" draw:text-style-name="P1" svg:width="159.99mm" svg:height="89.99mm" svg:x="91.32mm" svg:y="1mm">
            <draw:object draw:notify-on-update-of-ranges="Tabelle3.C1:Tabelle3.C16 Tabelle3.D1:Tabelle3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53195" calcext:value-type="float">
            <text:p>53195</text:p>
          </table:table-cell>
          <table:table-cell office:value-type="float" office:value="240332" calcext:value-type="float">
            <text:p>240332</text:p>
          </table:table-cell>
          <table:table-cell office:value-type="float" office:value="5" calcext:value-type="float">
            <text:p>5</text:p>
          </table:table-cell>
          <table:table-cell table:formula="of:=([.B1]-[.A1])/([.A1]+[.B1])" office:value-type="float" office:value="0.637546120118422" calcext:value-type="float">
            <text:p>0,6375461201</text:p>
          </table:table-cell>
        </table:table-row>
        <table:table-row table:style-name="ro1">
          <table:table-cell office:value-type="float" office:value="67561" calcext:value-type="float">
            <text:p>67561</text:p>
          </table:table-cell>
          <table:table-cell office:value-type="float" office:value="249332" calcext:value-type="float">
            <text:p>249332</text:p>
          </table:table-cell>
          <table:table-cell office:value-type="float" office:value="15" calcext:value-type="float">
            <text:p>15</text:p>
          </table:table-cell>
          <table:table-cell table:formula="of:=([.B2]-[.A2])/([.A2]+[.B2])" office:value-type="float" office:value="0.573603708507288" calcext:value-type="float">
            <text:p>0,573603708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40177" calcext:value-type="float">
            <text:p>240177</text:p>
          </table:table-cell>
          <table:table-cell office:value-type="float" office:value="20" calcext:value-type="float">
            <text:p>20</text:p>
          </table:table-cell>
          <table:table-cell table:formula="of:=([.B3]-[.A3])/([.A3]+[.B3])" office:value-type="float" office:value="0.509706861275328" calcext:value-type="float">
            <text:p>0,5097068613</text:p>
          </table:table-cell>
        </table:table-row>
        <table:table-row table:style-name="ro1">
          <table:table-cell office:value-type="float" office:value="96066" calcext:value-type="float">
            <text:p>96066</text:p>
          </table:table-cell>
          <table:table-cell office:value-type="float" office:value="252234" calcext:value-type="float">
            <text:p>252234</text:p>
          </table:table-cell>
          <table:table-cell office:value-type="float" office:value="30" calcext:value-type="float">
            <text:p>30</text:p>
          </table:table-cell>
          <table:table-cell table:formula="of:=([.B4]-[.A4])/([.A4]+[.B4])" office:value-type="float" office:value="0.448372093023256" calcext:value-type="float">
            <text:p>0,448372093</text:p>
          </table:table-cell>
        </table:table-row>
        <table:table-row table:style-name="ro1">
          <table:table-cell office:value-type="float" office:value="112129" calcext:value-type="float">
            <text:p>112129</text:p>
          </table:table-cell>
          <table:table-cell office:value-type="float" office:value="255000" calcext:value-type="float">
            <text:p>255000</text:p>
          </table:table-cell>
          <table:table-cell office:value-type="float" office:value="35" calcext:value-type="float">
            <text:p>35</text:p>
          </table:table-cell>
          <table:table-cell table:formula="of:=([.B5]-[.A5])/([.A5]+[.B5])" office:value-type="float" office:value="0.389157489601748" calcext:value-type="float">
            <text:p>0,3891574896</text:p>
          </table:table-cell>
        </table:table-row>
        <table:table-row table:style-name="ro1">
          <table:table-cell office:value-type="float" office:value="100103" calcext:value-type="float">
            <text:p>100103</text:p>
          </table:table-cell>
          <table:table-cell office:value-type="float" office:value="255000" calcext:value-type="float">
            <text:p>255000</text:p>
          </table:table-cell>
          <table:table-cell office:value-type="float" office:value="40" calcext:value-type="float">
            <text:p>40</text:p>
          </table:table-cell>
          <table:table-cell table:formula="of:=([.B6]-[.A6])/([.A6]+[.B6])" office:value-type="float" office:value="0.43620301715277" calcext:value-type="float">
            <text:p>0,4362030172</text:p>
          </table:table-cell>
        </table:table-row>
        <table:table-row table:style-name="ro1">
          <table:table-cell office:value-type="float" office:value="106371" calcext:value-type="float">
            <text:p>106371</text:p>
          </table:table-cell>
          <table:table-cell office:value-type="float" office:value="255000" calcext:value-type="float">
            <text:p>255000</text:p>
          </table:table-cell>
          <table:table-cell office:value-type="float" office:value="45" calcext:value-type="float">
            <text:p>45</text:p>
          </table:table-cell>
          <table:table-cell table:formula="of:=([.B7]-[.A7])/([.A7]+[.B7])" office:value-type="float" office:value="0.411291996314037" calcext:value-type="float">
            <text:p>0,4112919963</text:p>
          </table:table-cell>
        </table:table-row>
        <table:table-row table:style-name="ro1">
          <table:table-cell office:value-type="float" office:value="120800" calcext:value-type="float">
            <text:p>120800</text:p>
          </table:table-cell>
          <table:table-cell office:value-type="float" office:value="237600" calcext:value-type="float">
            <text:p>237600</text:p>
          </table:table-cell>
          <table:table-cell office:value-type="float" office:value="50" calcext:value-type="float">
            <text:p>50</text:p>
          </table:table-cell>
          <table:table-cell table:formula="of:=([.B8]-[.A8])/([.A8]+[.B8])" office:value-type="float" office:value="0.325892857142857" calcext:value-type="float">
            <text:p>0,3258928571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55" calcext:value-type="float">
            <text:p>55</text:p>
          </table:table-cell>
          <table:table-cell table:formula="of:=([.B9]-[.A9])/([.A9]+[.B9])" office:value-type="float" office:value="0.26865671641791" calcext:value-type="float">
            <text:p>0,2686567164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60" calcext:value-type="float">
            <text:p>60</text:p>
          </table:table-cell>
          <table:table-cell table:formula="of:=([.B10]-[.A10])/([.A10]+[.B10])" office:value-type="float" office:value="0.15609756097561" calcext:value-type="float">
            <text:p>0,156097561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65" calcext:value-type="float">
            <text:p>65</text:p>
          </table:table-cell>
          <table:table-cell table:formula="of:=([.B11]-[.A11])/([.A11]+[.B11])" office:value-type="float" office:value="0.133971291866029" calcext:value-type="float">
            <text:p>0,1339712919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232500" calcext:value-type="float">
            <text:p>232500</text:p>
          </table:table-cell>
          <table:table-cell office:value-type="float" office:value="70" calcext:value-type="float">
            <text:p>70</text:p>
          </table:table-cell>
          <table:table-cell table:formula="of:=([.B12]-[.A12])/([.A12]+[.B12])" office:value-type="float" office:value="0.105826397146254" calcext:value-type="float">
            <text:p>0,1058263971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235000" calcext:value-type="float">
            <text:p>235000</text:p>
          </table:table-cell>
          <table:table-cell office:value-type="float" office:value="75" calcext:value-type="float">
            <text:p>75</text:p>
          </table:table-cell>
          <table:table-cell table:formula="of:=([.B13]-[.A13])/([.A13]+[.B13])" office:value-type="float" office:value="0.0609480812641084" calcext:value-type="float">
            <text:p>0,0609480813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228000" calcext:value-type="float">
            <text:p>228000</text:p>
          </table:table-cell>
          <table:table-cell office:value-type="float" office:value="80" calcext:value-type="float">
            <text:p>80</text:p>
          </table:table-cell>
          <table:table-cell table:formula="of:=([.B14]-[.A14])/([.A14]+[.B14])" office:value-type="float" office:value="0.0805687203791469" calcext:value-type="float">
            <text:p>0,0805687204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85" calcext:value-type="float">
            <text:p>85</text:p>
          </table:table-cell>
          <table:table-cell table:formula="of:=([.B15]-[.A15])/([.A15]+[.B15])" office:value-type="float" office:value="0.0874704491725768" calcext:value-type="float">
            <text:p>0,0874704492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90" calcext:value-type="float">
            <text:p>90</text:p>
          </table:table-cell>
          <table:table-cell table:formula="of:=([.B16]-[.A16])/([.A16]+[.B16])" office:value-type="float" office:value="0.0574712643678161" calcext:value-type="float">
            <text:p>0,0574712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.00.0000</text:date>, <text:time style:data-style-name="N2" text:time-value="16:16:24.4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3:53:49.561000000</meta:creation-date>
    <dc:date>2016-01-17T16:48:23.193000000</dc:date>
    <meta:editing-duration>PT36S</meta:editing-duration>
    <meta:editing-cycles>2</meta:editing-cycles>
    <meta:generator>LibreOffice/4.4.3.2$Windows_x86 LibreOffice_project/88805f81e9fe61362df02b9941de8e38a9b5fd16</meta:generator>
    <meta:document-statistic meta:table-count="3" meta:cell-count="159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abelle3.C1:Tabelle3.D16" svg:x="1.718cm" svg:y="0.18cm" svg:width="13.962cm" svg:height="7.272cm">
          <chartooo:coordinate-region svg:x="2.445cm" svg:y="0.38cm" svg:width="12.955cm" svg:height="6.425cm"/>
          <chart:axis chart:dimension="x" chart:name="primary-x" chart:style-name="ch3">
            <chart:title svg:x="6.917cm" svg:y="7.633cm" chart:style-name="ch4">
              <text:p>Winkel / Grad</text:p>
            </chart:title>
          </chart:axis>
          <chart:axis chart:dimension="y" chart:name="primary-y" chart:style-name="ch3">
            <chart:title svg:x="0.451cm" svg:y="5.228cm" chart:style-name="ch5">
              <text:p>Kontrast K</text:p>
            </chart:title>
            <chart:grid chart:style-name="ch6" chart:class="major"/>
          </chart:axis>
          <chart:series chart:style-name="ch7" chart:values-cell-range-address="Tabelle3.D1:Tabelle3.D16" chart:class="chart:scatter">
            <chart:domain table:cell-range-address="Tabelle3.C1:Tabelle3.C16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3.C1:Tabelle3.C16</svg:desc>
                </draw:g>
              </table:table-cell>
              <table:table-cell office:value-type="float" office:value="0.637546120118422">
                <text:p>0.637546120118422</text:p>
                <draw:g>
                  <svg:desc>Tabelle3.D1:Tabelle3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573603708507288">
                <text:p>0.573603708507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509706861275328">
                <text:p>0.509706861275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448372093023256">
                <text:p>0.448372093023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389157489601748">
                <text:p>0.389157489601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43620301715277">
                <text:p>0.43620301715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0.411291996314037">
                <text:p>0.411291996314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325892857142857">
                <text:p>0.32589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0.26865671641791">
                <text:p>0.26865671641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0.15609756097561">
                <text:p>0.15609756097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0.133971291866029">
                <text:p>0.133971291866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105826397146254">
                <text:p>0.105826397146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0.0609480812641084">
                <text:p>0.0609480812641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0.0805687203791469">
                <text:p>0.0805687203791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0.0874704491725768">
                <text:p>0.0874704491725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.0574712643678161">
                <text:p>0.057471264367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